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94.353012">
            <text:p>94.353012</text:p>
          </table:table-cell>
          <table:table-cell office:value-type="float" office:value="116.405901">
            <text:p>116.405901</text:p>
          </table:table-cell>
          <table:table-cell table:formula="of:=[.B1]-[.C1]" office:value-type="float" office:value="-22.052889">
            <text:p>-22.052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733315">
            <text:p>90.733315</text:p>
          </table:table-cell>
          <table:table-cell office:value-type="float" office:value="107.071879">
            <text:p>107.071879</text:p>
          </table:table-cell>
          <table:table-cell table:formula="of:=[.B2]-[.C2]" office:value-type="float" office:value="-16.338564">
            <text:p>-16.338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620999">
            <text:p>121.620999</text:p>
          </table:table-cell>
          <table:table-cell office:value-type="float" office:value="142.409638">
            <text:p>142.409638</text:p>
          </table:table-cell>
          <table:table-cell table:formula="of:=[.B3]-[.C3]" office:value-type="float" office:value="-20.788639">
            <text:p>-20.788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94315">
            <text:p>120.994315</text:p>
          </table:table-cell>
          <table:table-cell office:value-type="float" office:value="140.286188">
            <text:p>140.286188</text:p>
          </table:table-cell>
          <table:table-cell table:formula="of:=[.B4]-[.C4]" office:value-type="float" office:value="-19.291873">
            <text:p>-19.291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990067">
            <text:p>49.990067</text:p>
          </table:table-cell>
          <table:table-cell office:value-type="float" office:value="57.579147">
            <text:p>57.579147</text:p>
          </table:table-cell>
          <table:table-cell table:formula="of:=[.B5]-[.C5]" office:value-type="float" office:value="-7.58908">
            <text:p>-7.58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548566">
            <text:p>34.548566</text:p>
          </table:table-cell>
          <table:table-cell office:value-type="float" office:value="41.429668">
            <text:p>41.429668</text:p>
          </table:table-cell>
          <table:table-cell table:formula="of:=[.B6]-[.C6]" office:value-type="float" office:value="-6.881102">
            <text:p>-6.881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975352">
            <text:p>83.975352</text:p>
          </table:table-cell>
          <table:table-cell office:value-type="float" office:value="100.227025">
            <text:p>100.227025</text:p>
          </table:table-cell>
          <table:table-cell table:formula="of:=[.B7]-[.C7]" office:value-type="float" office:value="-16.251673">
            <text:p>-16.251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060908">
            <text:p>164.060908</text:p>
          </table:table-cell>
          <table:table-cell office:value-type="float" office:value="195.217654">
            <text:p>195.217654</text:p>
          </table:table-cell>
          <table:table-cell table:formula="of:=[.B8]-[.C8]" office:value-type="float" office:value="-31.156746">
            <text:p>-31.156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051675">
            <text:p>136.051675</text:p>
          </table:table-cell>
          <table:table-cell office:value-type="float" office:value="158.154967">
            <text:p>158.154967</text:p>
          </table:table-cell>
          <table:table-cell table:formula="of:=[.B9]-[.C9]" office:value-type="float" office:value="-22.103292">
            <text:p>-22.103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871801">
            <text:p>150.871801</text:p>
          </table:table-cell>
          <table:table-cell office:value-type="float" office:value="178.36227">
            <text:p>178.36227</text:p>
          </table:table-cell>
          <table:table-cell table:formula="of:=[.B10]-[.C10]" office:value-type="float" office:value="-27.490469">
            <text:p>-27.490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054429">
            <text:p>102.054429</text:p>
          </table:table-cell>
          <table:table-cell office:value-type="float" office:value="118.544042">
            <text:p>118.544042</text:p>
          </table:table-cell>
          <table:table-cell table:formula="of:=[.B11]-[.C11]" office:value-type="float" office:value="-16.489613">
            <text:p>-16.489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70753">
            <text:p>110.970753</text:p>
          </table:table-cell>
          <table:table-cell office:value-type="float" office:value="125.180106">
            <text:p>125.180106</text:p>
          </table:table-cell>
          <table:table-cell table:formula="of:=[.B12]-[.C12]" office:value-type="float" office:value="-14.209353">
            <text:p>-14.209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56085">
            <text:p>50.656085</text:p>
          </table:table-cell>
          <table:table-cell office:value-type="float" office:value="62.14321">
            <text:p>62.14321</text:p>
          </table:table-cell>
          <table:table-cell table:formula="of:=[.B13]-[.C13]" office:value-type="float" office:value="-11.487125">
            <text:p>-11.487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01552">
            <text:p>70.301552</text:p>
          </table:table-cell>
          <table:table-cell office:value-type="float" office:value="85.229567">
            <text:p>85.229567</text:p>
          </table:table-cell>
          <table:table-cell table:formula="of:=[.B14]-[.C14]" office:value-type="float" office:value="-14.928015">
            <text:p>-14.928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4662">
            <text:p>60.54662</text:p>
          </table:table-cell>
          <table:table-cell office:value-type="float" office:value="74.940919">
            <text:p>74.940919</text:p>
          </table:table-cell>
          <table:table-cell table:formula="of:=[.B15]-[.C15]" office:value-type="float" office:value="-14.394299">
            <text:p>-14.394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622189">
            <text:p>96.622189</text:p>
          </table:table-cell>
          <table:table-cell office:value-type="float" office:value="112.37161">
            <text:p>112.37161</text:p>
          </table:table-cell>
          <table:table-cell table:formula="of:=[.B16]-[.C16]" office:value-type="float" office:value="-15.749421">
            <text:p>-15.749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918485">
            <text:p>20.918485</text:p>
          </table:table-cell>
          <table:table-cell office:value-type="float" office:value="24.517017">
            <text:p>24.517017</text:p>
          </table:table-cell>
          <table:table-cell table:formula="of:=[.B17]-[.C17]" office:value-type="float" office:value="-3.598532">
            <text:p>-3.598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198727">
            <text:p>224.198727</text:p>
          </table:table-cell>
          <table:table-cell office:value-type="float" office:value="263.043077">
            <text:p>263.043077</text:p>
          </table:table-cell>
          <table:table-cell table:formula="of:=[.B18]-[.C18]" office:value-type="float" office:value="-38.84435">
            <text:p>-38.84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0006">
            <text:p>77.00006</text:p>
          </table:table-cell>
          <table:table-cell office:value-type="float" office:value="90.390189">
            <text:p>90.390189</text:p>
          </table:table-cell>
          <table:table-cell table:formula="of:=[.B19]-[.C19]" office:value-type="float" office:value="-13.390129">
            <text:p>-13.390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078839">
            <text:p>50.078839</text:p>
          </table:table-cell>
          <table:table-cell office:value-type="float" office:value="58.560105">
            <text:p>58.560105</text:p>
          </table:table-cell>
          <table:table-cell table:formula="of:=[.B20]-[.C20]" office:value-type="float" office:value="-8.481266">
            <text:p>-8.481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546925">
            <text:p>194.546925</text:p>
          </table:table-cell>
          <table:table-cell office:value-type="float" office:value="225.919008">
            <text:p>225.919008</text:p>
          </table:table-cell>
          <table:table-cell table:formula="of:=[.B21]-[.C21]" office:value-type="float" office:value="-31.372083">
            <text:p>-31.372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19212">
            <text:p>75.019212</text:p>
          </table:table-cell>
          <table:table-cell office:value-type="float" office:value="87.080495">
            <text:p>87.080495</text:p>
          </table:table-cell>
          <table:table-cell table:formula="of:=[.B22]-[.C22]" office:value-type="float" office:value="-12.061283">
            <text:p>-12.061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04485">
            <text:p>120.904485</text:p>
          </table:table-cell>
          <table:table-cell office:value-type="float" office:value="138.889958">
            <text:p>138.889958</text:p>
          </table:table-cell>
          <table:table-cell table:formula="of:=[.B23]-[.C23]" office:value-type="float" office:value="-17.985473">
            <text:p>-17.985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767171">
            <text:p>211.767171</text:p>
          </table:table-cell>
          <table:table-cell office:value-type="float" office:value="248.024769">
            <text:p>248.024769</text:p>
          </table:table-cell>
          <table:table-cell table:formula="of:=[.B24]-[.C24]" office:value-type="float" office:value="-36.257598">
            <text:p>-36.257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6973">
            <text:p>96.76973</text:p>
          </table:table-cell>
          <table:table-cell office:value-type="float" office:value="112.196733">
            <text:p>112.196733</text:p>
          </table:table-cell>
          <table:table-cell table:formula="of:=[.B25]-[.C25]" office:value-type="float" office:value="-15.427003">
            <text:p>-15.427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498169">
            <text:p>55.498169</text:p>
          </table:table-cell>
          <table:table-cell office:value-type="float" office:value="65.863001">
            <text:p>65.863001</text:p>
          </table:table-cell>
          <table:table-cell table:formula="of:=[.B26]-[.C26]" office:value-type="float" office:value="-10.364832">
            <text:p>-10.364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406102">
            <text:p>36.406102</text:p>
          </table:table-cell>
          <table:table-cell office:value-type="float" office:value="44.240241">
            <text:p>44.240241</text:p>
          </table:table-cell>
          <table:table-cell table:formula="of:=[.B27]-[.C27]" office:value-type="float" office:value="-7.834139">
            <text:p>-7.834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802632">
            <text:p>49.802632</text:p>
          </table:table-cell>
          <table:table-cell office:value-type="float" office:value="62.019532">
            <text:p>62.019532</text:p>
          </table:table-cell>
          <table:table-cell table:formula="of:=[.B28]-[.C28]" office:value-type="float" office:value="-12.2169">
            <text:p>-12.2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756606">
            <text:p>41.756606</text:p>
          </table:table-cell>
          <table:table-cell office:value-type="float" office:value="50.21778">
            <text:p>50.21778</text:p>
          </table:table-cell>
          <table:table-cell table:formula="of:=[.B29]-[.C29]" office:value-type="float" office:value="-8.461174">
            <text:p>-8.461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7651">
            <text:p>90.07651</text:p>
          </table:table-cell>
          <table:table-cell office:value-type="float" office:value="112.202814">
            <text:p>112.202814</text:p>
          </table:table-cell>
          <table:table-cell table:formula="of:=[.B30]-[.C30]" office:value-type="float" office:value="-22.126304">
            <text:p>-22.126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706477">
            <text:p>86.706477</text:p>
          </table:table-cell>
          <table:table-cell office:value-type="float" office:value="97.145636">
            <text:p>97.145636</text:p>
          </table:table-cell>
          <table:table-cell table:formula="of:=[.B31]-[.C31]" office:value-type="float" office:value="-10.439159">
            <text:p>-10.439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55395">
            <text:p>135.355395</text:p>
          </table:table-cell>
          <table:table-cell office:value-type="float" office:value="159.989551">
            <text:p>159.989551</text:p>
          </table:table-cell>
          <table:table-cell table:formula="of:=[.B32]-[.C32]" office:value-type="float" office:value="-24.634156">
            <text:p>-24.634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20646">
            <text:p>50.620646</text:p>
          </table:table-cell>
          <table:table-cell office:value-type="float" office:value="61.955321">
            <text:p>61.955321</text:p>
          </table:table-cell>
          <table:table-cell table:formula="of:=[.B33]-[.C33]" office:value-type="float" office:value="-11.334675">
            <text:p>-11.334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99998">
            <text:p>82.599998</text:p>
          </table:table-cell>
          <table:table-cell office:value-type="float" office:value="103.155994">
            <text:p>103.155994</text:p>
          </table:table-cell>
          <table:table-cell table:formula="of:=[.B34]-[.C34]" office:value-type="float" office:value="-20.555996">
            <text:p>-20.555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776476">
            <text:p>170.776476</text:p>
          </table:table-cell>
          <table:table-cell office:value-type="float" office:value="205.829781">
            <text:p>205.829781</text:p>
          </table:table-cell>
          <table:table-cell table:formula="of:=[.B35]-[.C35]" office:value-type="float" office:value="-35.053305">
            <text:p>-35.053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454288">
            <text:p>46.454288</text:p>
          </table:table-cell>
          <table:table-cell office:value-type="float" office:value="54.7837">
            <text:p>54.7837</text:p>
          </table:table-cell>
          <table:table-cell table:formula="of:=[.B36]-[.C36]" office:value-type="float" office:value="-8.32941200000001">
            <text:p>-8.329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589441">
            <text:p>53.589441</text:p>
          </table:table-cell>
          <table:table-cell office:value-type="float" office:value="66.215619">
            <text:p>66.215619</text:p>
          </table:table-cell>
          <table:table-cell table:formula="of:=[.B37]-[.C37]" office:value-type="float" office:value="-12.626178">
            <text:p>-12.626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19015">
            <text:p>98.319015</text:p>
          </table:table-cell>
          <table:table-cell office:value-type="float" office:value="114.447987">
            <text:p>114.447987</text:p>
          </table:table-cell>
          <table:table-cell table:formula="of:=[.B38]-[.C38]" office:value-type="float" office:value="-16.128972">
            <text:p>-16.128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586133">
            <text:p>69.586133</text:p>
          </table:table-cell>
          <table:table-cell office:value-type="float" office:value="78.960592">
            <text:p>78.960592</text:p>
          </table:table-cell>
          <table:table-cell table:formula="of:=[.B39]-[.C39]" office:value-type="float" office:value="-9.374459">
            <text:p>-9.374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808491">
            <text:p>284.808491</text:p>
          </table:table-cell>
          <table:table-cell office:value-type="float" office:value="334.860122">
            <text:p>334.860122</text:p>
          </table:table-cell>
          <table:table-cell table:formula="of:=[.B40]-[.C40]" office:value-type="float" office:value="-50.051631">
            <text:p>-50.051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46927">
            <text:p>67.146927</text:p>
          </table:table-cell>
          <table:table-cell office:value-type="float" office:value="79.968724">
            <text:p>79.968724</text:p>
          </table:table-cell>
          <table:table-cell table:formula="of:=[.B41]-[.C41]" office:value-type="float" office:value="-12.821797">
            <text:p>-12.821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44196">
            <text:p>90.044196</text:p>
          </table:table-cell>
          <table:table-cell office:value-type="float" office:value="107.537657">
            <text:p>107.537657</text:p>
          </table:table-cell>
          <table:table-cell table:formula="of:=[.B42]-[.C42]" office:value-type="float" office:value="-17.493461">
            <text:p>-17.493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845454">
            <text:p>109.845454</text:p>
          </table:table-cell>
          <table:table-cell office:value-type="float" office:value="130.562721">
            <text:p>130.562721</text:p>
          </table:table-cell>
          <table:table-cell table:formula="of:=[.B43]-[.C43]" office:value-type="float" office:value="-20.717267">
            <text:p>-20.717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571133">
            <text:p>153.571133</text:p>
          </table:table-cell>
          <table:table-cell office:value-type="float" office:value="177.874312">
            <text:p>177.874312</text:p>
          </table:table-cell>
          <table:table-cell table:formula="of:=[.B44]-[.C44]" office:value-type="float" office:value="-24.303179">
            <text:p>-24.303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17037">
            <text:p>47.617037</text:p>
          </table:table-cell>
          <table:table-cell office:value-type="float" office:value="54.652763">
            <text:p>54.652763</text:p>
          </table:table-cell>
          <table:table-cell table:formula="of:=[.B45]-[.C45]" office:value-type="float" office:value="-7.035726">
            <text:p>-7.035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47446">
            <text:p>47.647446</text:p>
          </table:table-cell>
          <table:table-cell office:value-type="float" office:value="55.699434">
            <text:p>55.699434</text:p>
          </table:table-cell>
          <table:table-cell table:formula="of:=[.B46]-[.C46]" office:value-type="float" office:value="-8.05198799999999">
            <text:p>-8.051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896589">
            <text:p>30.896589</text:p>
          </table:table-cell>
          <table:table-cell office:value-type="float" office:value="38.035705">
            <text:p>38.035705</text:p>
          </table:table-cell>
          <table:table-cell table:formula="of:=[.B47]-[.C47]" office:value-type="float" office:value="-7.139116">
            <text:p>-7.139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60693">
            <text:p>102.260693</text:p>
          </table:table-cell>
          <table:table-cell office:value-type="float" office:value="124.062072">
            <text:p>124.062072</text:p>
          </table:table-cell>
          <table:table-cell table:formula="of:=[.B48]-[.C48]" office:value-type="float" office:value="-21.801379">
            <text:p>-21.801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46744">
            <text:p>45.46744</text:p>
          </table:table-cell>
          <table:table-cell office:value-type="float" office:value="55.743948">
            <text:p>55.743948</text:p>
          </table:table-cell>
          <table:table-cell table:formula="of:=[.B49]-[.C49]" office:value-type="float" office:value="-10.276508">
            <text:p>-10.276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943066">
            <text:p>22.943066</text:p>
          </table:table-cell>
          <table:table-cell office:value-type="float" office:value="28.01223">
            <text:p>28.01223</text:p>
          </table:table-cell>
          <table:table-cell table:formula="of:=[.B50]-[.C50]" office:value-type="float" office:value="-5.069164">
            <text:p>-5.069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98351">
            <text:p>85.298351</text:p>
          </table:table-cell>
          <table:table-cell office:value-type="float" office:value="102.587136">
            <text:p>102.587136</text:p>
          </table:table-cell>
          <table:table-cell table:formula="of:=[.B51]-[.C51]" office:value-type="float" office:value="-17.288785">
            <text:p>-17.288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753476">
            <text:p>93.753476</text:p>
          </table:table-cell>
          <table:table-cell office:value-type="float" office:value="109.74872">
            <text:p>109.74872</text:p>
          </table:table-cell>
          <table:table-cell table:formula="of:=[.B52]-[.C52]" office:value-type="float" office:value="-15.995244">
            <text:p>-15.995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389">
            <text:p>124.389</text:p>
          </table:table-cell>
          <table:table-cell office:value-type="float" office:value="144.229283">
            <text:p>144.229283</text:p>
          </table:table-cell>
          <table:table-cell table:formula="of:=[.B53]-[.C53]" office:value-type="float" office:value="-19.840283">
            <text:p>-19.840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56979">
            <text:p>80.256979</text:p>
          </table:table-cell>
          <table:table-cell office:value-type="float" office:value="94.285268">
            <text:p>94.285268</text:p>
          </table:table-cell>
          <table:table-cell table:formula="of:=[.B54]-[.C54]" office:value-type="float" office:value="-14.028289">
            <text:p>-14.028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35474">
            <text:p>55.335474</text:p>
          </table:table-cell>
          <table:table-cell office:value-type="float" office:value="65.935435">
            <text:p>65.935435</text:p>
          </table:table-cell>
          <table:table-cell table:formula="of:=[.B55]-[.C55]" office:value-type="float" office:value="-10.599961">
            <text:p>-10.599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581571">
            <text:p>99.581571</text:p>
          </table:table-cell>
          <table:table-cell office:value-type="float" office:value="115.661485">
            <text:p>115.661485</text:p>
          </table:table-cell>
          <table:table-cell table:formula="of:=[.B56]-[.C56]" office:value-type="float" office:value="-16.079914">
            <text:p>-16.079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99324">
            <text:p>137.099324</text:p>
          </table:table-cell>
          <table:table-cell office:value-type="float" office:value="170.599828">
            <text:p>170.599828</text:p>
          </table:table-cell>
          <table:table-cell table:formula="of:=[.B57]-[.C57]" office:value-type="float" office:value="-33.500504">
            <text:p>-33.500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78657">
            <text:p>67.278657</text:p>
          </table:table-cell>
          <table:table-cell office:value-type="float" office:value="80.922878">
            <text:p>80.922878</text:p>
          </table:table-cell>
          <table:table-cell table:formula="of:=[.B58]-[.C58]" office:value-type="float" office:value="-13.644221">
            <text:p>-13.644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223708">
            <text:p>59.223708</text:p>
          </table:table-cell>
          <table:table-cell office:value-type="float" office:value="67.567256">
            <text:p>67.567256</text:p>
          </table:table-cell>
          <table:table-cell table:formula="of:=[.B59]-[.C59]" office:value-type="float" office:value="-8.343548">
            <text:p>-8.343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291591">
            <text:p>195.291591</text:p>
          </table:table-cell>
          <table:table-cell office:value-type="float" office:value="230.087018">
            <text:p>230.087018</text:p>
          </table:table-cell>
          <table:table-cell table:formula="of:=[.B60]-[.C60]" office:value-type="float" office:value="-34.795427">
            <text:p>-34.795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962035">
            <text:p>51.962035</text:p>
          </table:table-cell>
          <table:table-cell office:value-type="float" office:value="58.414653">
            <text:p>58.414653</text:p>
          </table:table-cell>
          <table:table-cell table:formula="of:=[.B61]-[.C61]" office:value-type="float" office:value="-6.452618">
            <text:p>-6.452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29665">
            <text:p>103.29665</text:p>
          </table:table-cell>
          <table:table-cell office:value-type="float" office:value="122.041402">
            <text:p>122.041402</text:p>
          </table:table-cell>
          <table:table-cell table:formula="of:=[.B62]-[.C62]" office:value-type="float" office:value="-18.744752">
            <text:p>-18.744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021265">
            <text:p>196.021265</text:p>
          </table:table-cell>
          <table:table-cell office:value-type="float" office:value="232.695032">
            <text:p>232.695032</text:p>
          </table:table-cell>
          <table:table-cell table:formula="of:=[.B63]-[.C63]" office:value-type="float" office:value="-36.673767">
            <text:p>-36.673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62136">
            <text:p>73.962136</text:p>
          </table:table-cell>
          <table:table-cell office:value-type="float" office:value="92.46243">
            <text:p>92.46243</text:p>
          </table:table-cell>
          <table:table-cell table:formula="of:=[.B64]-[.C64]" office:value-type="float" office:value="-18.500294">
            <text:p>-18.500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14705">
            <text:p>61.14705</text:p>
          </table:table-cell>
          <table:table-cell office:value-type="float" office:value="67.863171">
            <text:p>67.863171</text:p>
          </table:table-cell>
          <table:table-cell table:formula="of:=[.B65]-[.C65]" office:value-type="float" office:value="-6.71612099999999">
            <text:p>-6.716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09137">
            <text:p>34.09137</text:p>
          </table:table-cell>
          <table:table-cell office:value-type="float" office:value="44.087149">
            <text:p>44.087149</text:p>
          </table:table-cell>
          <table:table-cell table:formula="of:=[.B66]-[.C66]" office:value-type="float" office:value="-9.995779">
            <text:p>-9.995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89054">
            <text:p>93.589054</text:p>
          </table:table-cell>
          <table:table-cell office:value-type="float" office:value="115.760566">
            <text:p>115.760566</text:p>
          </table:table-cell>
          <table:table-cell table:formula="of:=[.B67]-[.C67]" office:value-type="float" office:value="-22.171512">
            <text:p>-22.171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1482">
            <text:p>71.91482</text:p>
          </table:table-cell>
          <table:table-cell office:value-type="float" office:value="85.560425">
            <text:p>85.560425</text:p>
          </table:table-cell>
          <table:table-cell table:formula="of:=[.B68]-[.C68]" office:value-type="float" office:value="-13.645605">
            <text:p>-13.645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633291">
            <text:p>32.633291</text:p>
          </table:table-cell>
          <table:table-cell office:value-type="float" office:value="37.482137">
            <text:p>37.482137</text:p>
          </table:table-cell>
          <table:table-cell table:formula="of:=[.B69]-[.C69]" office:value-type="float" office:value="-4.848846">
            <text:p>-4.848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871449">
            <text:p>54.871449</text:p>
          </table:table-cell>
          <table:table-cell office:value-type="float" office:value="70.747893">
            <text:p>70.747893</text:p>
          </table:table-cell>
          <table:table-cell table:formula="of:=[.B70]-[.C70]" office:value-type="float" office:value="-15.876444">
            <text:p>-15.876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7374">
            <text:p>76.7374</text:p>
          </table:table-cell>
          <table:table-cell office:value-type="float" office:value="95.962258">
            <text:p>95.962258</text:p>
          </table:table-cell>
          <table:table-cell table:formula="of:=[.B71]-[.C71]" office:value-type="float" office:value="-19.224858">
            <text:p>-19.224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20654">
            <text:p>61.720654</text:p>
          </table:table-cell>
          <table:table-cell office:value-type="float" office:value="71.175259">
            <text:p>71.175259</text:p>
          </table:table-cell>
          <table:table-cell table:formula="of:=[.B72]-[.C72]" office:value-type="float" office:value="-9.45460499999999">
            <text:p>-9.454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72445">
            <text:p>85.072445</text:p>
          </table:table-cell>
          <table:table-cell office:value-type="float" office:value="104.224313">
            <text:p>104.224313</text:p>
          </table:table-cell>
          <table:table-cell table:formula="of:=[.B73]-[.C73]" office:value-type="float" office:value="-19.151868">
            <text:p>-19.151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734566">
            <text:p>84.734566</text:p>
          </table:table-cell>
          <table:table-cell office:value-type="float" office:value="103.926884">
            <text:p>103.926884</text:p>
          </table:table-cell>
          <table:table-cell table:formula="of:=[.B74]-[.C74]" office:value-type="float" office:value="-19.192318">
            <text:p>-19.192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98337">
            <text:p>108.898337</text:p>
          </table:table-cell>
          <table:table-cell office:value-type="float" office:value="132.384041">
            <text:p>132.384041</text:p>
          </table:table-cell>
          <table:table-cell table:formula="of:=[.B75]-[.C75]" office:value-type="float" office:value="-23.485704">
            <text:p>-23.485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88728">
            <text:p>45.588728</text:p>
          </table:table-cell>
          <table:table-cell office:value-type="float" office:value="55.350954">
            <text:p>55.350954</text:p>
          </table:table-cell>
          <table:table-cell table:formula="of:=[.B76]-[.C76]" office:value-type="float" office:value="-9.762226">
            <text:p>-9.762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881016">
            <text:p>73.881016</text:p>
          </table:table-cell>
          <table:table-cell office:value-type="float" office:value="87.960481">
            <text:p>87.960481</text:p>
          </table:table-cell>
          <table:table-cell table:formula="of:=[.B77]-[.C77]" office:value-type="float" office:value="-14.079465">
            <text:p>-14.079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197328">
            <text:p>74.197328</text:p>
          </table:table-cell>
          <table:table-cell office:value-type="float" office:value="88.348946">
            <text:p>88.348946</text:p>
          </table:table-cell>
          <table:table-cell table:formula="of:=[.B78]-[.C78]" office:value-type="float" office:value="-14.151618">
            <text:p>-14.151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20879">
            <text:p>59.420879</text:p>
          </table:table-cell>
          <table:table-cell office:value-type="float" office:value="73.624996">
            <text:p>73.624996</text:p>
          </table:table-cell>
          <table:table-cell table:formula="of:=[.B79]-[.C79]" office:value-type="float" office:value="-14.204117">
            <text:p>-14.204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46113">
            <text:p>82.746113</text:p>
          </table:table-cell>
          <table:table-cell office:value-type="float" office:value="98.106586">
            <text:p>98.106586</text:p>
          </table:table-cell>
          <table:table-cell table:formula="of:=[.B80]-[.C80]" office:value-type="float" office:value="-15.360473">
            <text:p>-15.360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48566">
            <text:p>95.948566</text:p>
          </table:table-cell>
          <table:table-cell office:value-type="float" office:value="116.936993">
            <text:p>116.936993</text:p>
          </table:table-cell>
          <table:table-cell table:formula="of:=[.B81]-[.C81]" office:value-type="float" office:value="-20.988427">
            <text:p>-20.988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63931">
            <text:p>65.063931</text:p>
          </table:table-cell>
          <table:table-cell office:value-type="float" office:value="77.289383">
            <text:p>77.289383</text:p>
          </table:table-cell>
          <table:table-cell table:formula="of:=[.B82]-[.C82]" office:value-type="float" office:value="-12.225452">
            <text:p>-12.225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71134">
            <text:p>108.971134</text:p>
          </table:table-cell>
          <table:table-cell office:value-type="float" office:value="127.714834">
            <text:p>127.714834</text:p>
          </table:table-cell>
          <table:table-cell table:formula="of:=[.B83]-[.C83]" office:value-type="float" office:value="-18.7437">
            <text:p>-18.7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10857">
            <text:p>102.110857</text:p>
          </table:table-cell>
          <table:table-cell office:value-type="float" office:value="121.404152">
            <text:p>121.404152</text:p>
          </table:table-cell>
          <table:table-cell table:formula="of:=[.B84]-[.C84]" office:value-type="float" office:value="-19.293295">
            <text:p>-19.293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11519">
            <text:p>90.311519</text:p>
          </table:table-cell>
          <table:table-cell office:value-type="float" office:value="106.930094">
            <text:p>106.930094</text:p>
          </table:table-cell>
          <table:table-cell table:formula="of:=[.B85]-[.C85]" office:value-type="float" office:value="-16.618575">
            <text:p>-16.618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782794">
            <text:p>106.782794</text:p>
          </table:table-cell>
          <table:table-cell office:value-type="float" office:value="127.523155">
            <text:p>127.523155</text:p>
          </table:table-cell>
          <table:table-cell table:formula="of:=[.B86]-[.C86]" office:value-type="float" office:value="-20.740361">
            <text:p>-20.740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066629">
            <text:p>168.066629</text:p>
          </table:table-cell>
          <table:table-cell office:value-type="float" office:value="204.082922">
            <text:p>204.082922</text:p>
          </table:table-cell>
          <table:table-cell table:formula="of:=[.B87]-[.C87]" office:value-type="float" office:value="-36.016293">
            <text:p>-36.016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52789">
            <text:p>67.052789</text:p>
          </table:table-cell>
          <table:table-cell office:value-type="float" office:value="76.419958">
            <text:p>76.419958</text:p>
          </table:table-cell>
          <table:table-cell table:formula="of:=[.B88]-[.C88]" office:value-type="float" office:value="-9.36716899999999">
            <text:p>-9.367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247669">
            <text:p>152.247669</text:p>
          </table:table-cell>
          <table:table-cell office:value-type="float" office:value="178.330734">
            <text:p>178.330734</text:p>
          </table:table-cell>
          <table:table-cell table:formula="of:=[.B89]-[.C89]" office:value-type="float" office:value="-26.083065">
            <text:p>-26.083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903576">
            <text:p>39.903576</text:p>
          </table:table-cell>
          <table:table-cell office:value-type="float" office:value="42.174491">
            <text:p>42.174491</text:p>
          </table:table-cell>
          <table:table-cell table:formula="of:=[.B90]-[.C90]" office:value-type="float" office:value="-2.270915">
            <text:p>-2.270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82984">
            <text:p>83.82984</text:p>
          </table:table-cell>
          <table:table-cell office:value-type="float" office:value="95.279587">
            <text:p>95.279587</text:p>
          </table:table-cell>
          <table:table-cell table:formula="of:=[.B91]-[.C91]" office:value-type="float" office:value="-11.449747">
            <text:p>-11.449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94392">
            <text:p>80.294392</text:p>
          </table:table-cell>
          <table:table-cell office:value-type="float" office:value="92.906682">
            <text:p>92.906682</text:p>
          </table:table-cell>
          <table:table-cell table:formula="of:=[.B92]-[.C92]" office:value-type="float" office:value="-12.61229">
            <text:p>-12.61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8084">
            <text:p>108.98084</text:p>
          </table:table-cell>
          <table:table-cell office:value-type="float" office:value="128.30057">
            <text:p>128.30057</text:p>
          </table:table-cell>
          <table:table-cell table:formula="of:=[.B93]-[.C93]" office:value-type="float" office:value="-19.31973">
            <text:p>-19.31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42678">
            <text:p>67.042678</text:p>
          </table:table-cell>
          <table:table-cell office:value-type="float" office:value="74.963011">
            <text:p>74.963011</text:p>
          </table:table-cell>
          <table:table-cell table:formula="of:=[.B94]-[.C94]" office:value-type="float" office:value="-7.920333">
            <text:p>-7.920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037365">
            <text:p>86.037365</text:p>
          </table:table-cell>
          <table:table-cell office:value-type="float" office:value="101.700897">
            <text:p>101.700897</text:p>
          </table:table-cell>
          <table:table-cell table:formula="of:=[.B95]-[.C95]" office:value-type="float" office:value="-15.663532">
            <text:p>-15.663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417668">
            <text:p>72.417668</text:p>
          </table:table-cell>
          <table:table-cell office:value-type="float" office:value="83.407892">
            <text:p>83.407892</text:p>
          </table:table-cell>
          <table:table-cell table:formula="of:=[.B96]-[.C96]" office:value-type="float" office:value="-10.990224">
            <text:p>-10.990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123141">
            <text:p>125.123141</text:p>
          </table:table-cell>
          <table:table-cell office:value-type="float" office:value="145.635376">
            <text:p>145.635376</text:p>
          </table:table-cell>
          <table:table-cell table:formula="of:=[.B97]-[.C97]" office:value-type="float" office:value="-20.512235">
            <text:p>-20.512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557181">
            <text:p>125.557181</text:p>
          </table:table-cell>
          <table:table-cell office:value-type="float" office:value="149.791989">
            <text:p>149.791989</text:p>
          </table:table-cell>
          <table:table-cell table:formula="of:=[.B98]-[.C98]" office:value-type="float" office:value="-24.234808">
            <text:p>-24.234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41018">
            <text:p>79.41018</text:p>
          </table:table-cell>
          <table:table-cell office:value-type="float" office:value="91.72158">
            <text:p>91.72158</text:p>
          </table:table-cell>
          <table:table-cell table:formula="of:=[.B99]-[.C99]" office:value-type="float" office:value="-12.3114">
            <text:p>-12.3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01386">
            <text:p>96.301386</text:p>
          </table:table-cell>
          <table:table-cell office:value-type="float" office:value="109.998043">
            <text:p>109.998043</text:p>
          </table:table-cell>
          <table:table-cell table:formula="of:=[.B100]-[.C100]" office:value-type="float" office:value="-13.696657">
            <text:p>-13.696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766602">
            <text:p>41.766602</text:p>
          </table:table-cell>
          <table:table-cell office:value-type="float" office:value="50.647367">
            <text:p>50.647367</text:p>
          </table:table-cell>
          <table:table-cell table:formula="of:=[.B101]-[.C101]" office:value-type="float" office:value="-8.880765">
            <text:p>-8.880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69408">
            <text:p>96.769408</text:p>
          </table:table-cell>
          <table:table-cell office:value-type="float" office:value="117.607922">
            <text:p>117.607922</text:p>
          </table:table-cell>
          <table:table-cell table:formula="of:=[.B102]-[.C102]" office:value-type="float" office:value="-20.838514">
            <text:p>-20.838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939693">
            <text:p>57.939693</text:p>
          </table:table-cell>
          <table:table-cell office:value-type="float" office:value="69.547668">
            <text:p>69.547668</text:p>
          </table:table-cell>
          <table:table-cell table:formula="of:=[.B103]-[.C103]" office:value-type="float" office:value="-11.607975">
            <text:p>-11.607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87996">
            <text:p>65.87996</text:p>
          </table:table-cell>
          <table:table-cell office:value-type="float" office:value="77.819847">
            <text:p>77.819847</text:p>
          </table:table-cell>
          <table:table-cell table:formula="of:=[.B104]-[.C104]" office:value-type="float" office:value="-11.939887">
            <text:p>-11.939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19856">
            <text:p>47.519856</text:p>
          </table:table-cell>
          <table:table-cell office:value-type="float" office:value="56.059179">
            <text:p>56.059179</text:p>
          </table:table-cell>
          <table:table-cell table:formula="of:=[.B105]-[.C105]" office:value-type="float" office:value="-8.539323">
            <text:p>-8.539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675656">
            <text:p>198.675656</text:p>
          </table:table-cell>
          <table:table-cell office:value-type="float" office:value="230.086711">
            <text:p>230.086711</text:p>
          </table:table-cell>
          <table:table-cell table:formula="of:=[.B106]-[.C106]" office:value-type="float" office:value="-31.411055">
            <text:p>-31.411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74189">
            <text:p>86.74189</text:p>
          </table:table-cell>
          <table:table-cell office:value-type="float" office:value="105.569527">
            <text:p>105.569527</text:p>
          </table:table-cell>
          <table:table-cell table:formula="of:=[.B107]-[.C107]" office:value-type="float" office:value="-18.827637">
            <text:p>-18.827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945926">
            <text:p>42.945926</text:p>
          </table:table-cell>
          <table:table-cell office:value-type="float" office:value="52.390435">
            <text:p>52.390435</text:p>
          </table:table-cell>
          <table:table-cell table:formula="of:=[.B108]-[.C108]" office:value-type="float" office:value="-9.444509">
            <text:p>-9.444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72521">
            <text:p>60.572521</text:p>
          </table:table-cell>
          <table:table-cell office:value-type="float" office:value="70.87197">
            <text:p>70.87197</text:p>
          </table:table-cell>
          <table:table-cell table:formula="of:=[.B109]-[.C109]" office:value-type="float" office:value="-10.299449">
            <text:p>-10.299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36868">
            <text:p>140.36868</text:p>
          </table:table-cell>
          <table:table-cell office:value-type="float" office:value="167.143282">
            <text:p>167.143282</text:p>
          </table:table-cell>
          <table:table-cell table:formula="of:=[.B110]-[.C110]" office:value-type="float" office:value="-26.774602">
            <text:p>-26.774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12091">
            <text:p>156.12091</text:p>
          </table:table-cell>
          <table:table-cell office:value-type="float" office:value="186.889681">
            <text:p>186.889681</text:p>
          </table:table-cell>
          <table:table-cell table:formula="of:=[.B111]-[.C111]" office:value-type="float" office:value="-30.768771">
            <text:p>-30.768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80707">
            <text:p>126.280707</text:p>
          </table:table-cell>
          <table:table-cell office:value-type="float" office:value="146.978155">
            <text:p>146.978155</text:p>
          </table:table-cell>
          <table:table-cell table:formula="of:=[.B112]-[.C112]" office:value-type="float" office:value="-20.697448">
            <text:p>-20.697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2.114339">
            <text:p>312.114339</text:p>
          </table:table-cell>
          <table:table-cell office:value-type="float" office:value="362.918419">
            <text:p>362.918419</text:p>
          </table:table-cell>
          <table:table-cell table:formula="of:=[.B113]-[.C113]" office:value-type="float" office:value="-50.80408">
            <text:p>-50.80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220551">
            <text:p>49.220551</text:p>
          </table:table-cell>
          <table:table-cell office:value-type="float" office:value="60.112037">
            <text:p>60.112037</text:p>
          </table:table-cell>
          <table:table-cell table:formula="of:=[.B114]-[.C114]" office:value-type="float" office:value="-10.891486">
            <text:p>-10.891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840161">
            <text:p>49.840161</text:p>
          </table:table-cell>
          <table:table-cell office:value-type="float" office:value="61.007584">
            <text:p>61.007584</text:p>
          </table:table-cell>
          <table:table-cell table:formula="of:=[.B115]-[.C115]" office:value-type="float" office:value="-11.167423">
            <text:p>-11.167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002072">
            <text:p>100.002072</text:p>
          </table:table-cell>
          <table:table-cell office:value-type="float" office:value="121.731129">
            <text:p>121.731129</text:p>
          </table:table-cell>
          <table:table-cell table:formula="of:=[.B116]-[.C116]" office:value-type="float" office:value="-21.729057">
            <text:p>-21.7290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27382">
            <text:p>62.627382</text:p>
          </table:table-cell>
          <table:table-cell office:value-type="float" office:value="77.630657">
            <text:p>77.630657</text:p>
          </table:table-cell>
          <table:table-cell table:formula="of:=[.B117]-[.C117]" office:value-type="float" office:value="-15.003275">
            <text:p>-15.003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70259">
            <text:p>185.70259</text:p>
          </table:table-cell>
          <table:table-cell office:value-type="float" office:value="227.24469">
            <text:p>227.24469</text:p>
          </table:table-cell>
          <table:table-cell table:formula="of:=[.B118]-[.C118]" office:value-type="float" office:value="-41.5421">
            <text:p>-41.5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6012">
            <text:p>92.66012</text:p>
          </table:table-cell>
          <table:table-cell office:value-type="float" office:value="116.918713">
            <text:p>116.918713</text:p>
          </table:table-cell>
          <table:table-cell table:formula="of:=[.B119]-[.C119]" office:value-type="float" office:value="-24.258593">
            <text:p>-24.258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649087">
            <text:p>180.649087</text:p>
          </table:table-cell>
          <table:table-cell office:value-type="float" office:value="221.889476">
            <text:p>221.889476</text:p>
          </table:table-cell>
          <table:table-cell table:formula="of:=[.B120]-[.C120]" office:value-type="float" office:value="-41.240389">
            <text:p>-41.240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645033">
            <text:p>133.645033</text:p>
          </table:table-cell>
          <table:table-cell office:value-type="float" office:value="132.728222">
            <text:p>132.728222</text:p>
          </table:table-cell>
          <table:table-cell table:formula="of:=[.B121]-[.C121]" office:value-type="float" office:value="0.916811000000024">
            <text:p>0.916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76124">
            <text:p>58.476124</text:p>
          </table:table-cell>
          <table:table-cell office:value-type="float" office:value="65.446472">
            <text:p>65.446472</text:p>
          </table:table-cell>
          <table:table-cell table:formula="of:=[.B122]-[.C122]" office:value-type="float" office:value="-6.970348">
            <text:p>-6.970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966163">
            <text:p>19.966163</text:p>
          </table:table-cell>
          <table:table-cell office:value-type="float" office:value="24.218971">
            <text:p>24.218971</text:p>
          </table:table-cell>
          <table:table-cell table:formula="of:=[.B123]-[.C123]" office:value-type="float" office:value="-4.252808">
            <text:p>-4.252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331898">
            <text:p>58.331898</text:p>
          </table:table-cell>
          <table:table-cell office:value-type="float" office:value="68.025637">
            <text:p>68.025637</text:p>
          </table:table-cell>
          <table:table-cell table:formula="of:=[.B124]-[.C124]" office:value-type="float" office:value="-9.693739">
            <text:p>-9.693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543451">
            <text:p>236.543451</text:p>
          </table:table-cell>
          <table:table-cell office:value-type="float" office:value="299.871044">
            <text:p>299.871044</text:p>
          </table:table-cell>
          <table:table-cell table:formula="of:=[.B125]-[.C125]" office:value-type="float" office:value="-63.327593">
            <text:p>-63.327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023294">
            <text:p>51.023294</text:p>
          </table:table-cell>
          <table:table-cell office:value-type="float" office:value="64.051626">
            <text:p>64.051626</text:p>
          </table:table-cell>
          <table:table-cell table:formula="of:=[.B126]-[.C126]" office:value-type="float" office:value="-13.028332">
            <text:p>-13.028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08248">
            <text:p>111.708248</text:p>
          </table:table-cell>
          <table:table-cell office:value-type="float" office:value="132.5174">
            <text:p>132.5174</text:p>
          </table:table-cell>
          <table:table-cell table:formula="of:=[.B127]-[.C127]" office:value-type="float" office:value="-20.809152">
            <text:p>-20.809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174414">
            <text:p>56.174414</text:p>
          </table:table-cell>
          <table:table-cell office:value-type="float" office:value="62.322179">
            <text:p>62.322179</text:p>
          </table:table-cell>
          <table:table-cell table:formula="of:=[.B128]-[.C128]" office:value-type="float" office:value="-6.147765">
            <text:p>-6.147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79532">
            <text:p>113.179532</text:p>
          </table:table-cell>
          <table:table-cell office:value-type="float" office:value="136.547703">
            <text:p>136.547703</text:p>
          </table:table-cell>
          <table:table-cell table:formula="of:=[.B129]-[.C129]" office:value-type="float" office:value="-23.368171">
            <text:p>-23.368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384348">
            <text:p>71.384348</text:p>
          </table:table-cell>
          <table:table-cell office:value-type="float" office:value="84.963181">
            <text:p>84.963181</text:p>
          </table:table-cell>
          <table:table-cell table:formula="of:=[.B130]-[.C130]" office:value-type="float" office:value="-13.578833">
            <text:p>-13.578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32271">
            <text:p>74.232271</text:p>
          </table:table-cell>
          <table:table-cell office:value-type="float" office:value="86.606381">
            <text:p>86.606381</text:p>
          </table:table-cell>
          <table:table-cell table:formula="of:=[.B131]-[.C131]" office:value-type="float" office:value="-12.37411">
            <text:p>-12.37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22821">
            <text:p>57.822821</text:p>
          </table:table-cell>
          <table:table-cell office:value-type="float" office:value="69.154523">
            <text:p>69.154523</text:p>
          </table:table-cell>
          <table:table-cell table:formula="of:=[.B132]-[.C132]" office:value-type="float" office:value="-11.331702">
            <text:p>-11.331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255692">
            <text:p>89.255692</text:p>
          </table:table-cell>
          <table:table-cell office:value-type="float" office:value="108.08038">
            <text:p>108.08038</text:p>
          </table:table-cell>
          <table:table-cell table:formula="of:=[.B133]-[.C133]" office:value-type="float" office:value="-18.824688">
            <text:p>-18.824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400851">
            <text:p>111.400851</text:p>
          </table:table-cell>
          <table:table-cell office:value-type="float" office:value="133.760668">
            <text:p>133.760668</text:p>
          </table:table-cell>
          <table:table-cell table:formula="of:=[.B134]-[.C134]" office:value-type="float" office:value="-22.359817">
            <text:p>-22.3598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279091">
            <text:p>35.279091</text:p>
          </table:table-cell>
          <table:table-cell office:value-type="float" office:value="42.405009">
            <text:p>42.405009</text:p>
          </table:table-cell>
          <table:table-cell table:formula="of:=[.B135]-[.C135]" office:value-type="float" office:value="-7.125918">
            <text:p>-7.125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73061">
            <text:p>47.973061</text:p>
          </table:table-cell>
          <table:table-cell office:value-type="float" office:value="60.700867">
            <text:p>60.700867</text:p>
          </table:table-cell>
          <table:table-cell table:formula="of:=[.B136]-[.C136]" office:value-type="float" office:value="-12.727806">
            <text:p>-12.727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905812">
            <text:p>141.905812</text:p>
          </table:table-cell>
          <table:table-cell office:value-type="float" office:value="170.581889">
            <text:p>170.581889</text:p>
          </table:table-cell>
          <table:table-cell table:formula="of:=[.B137]-[.C137]" office:value-type="float" office:value="-28.676077">
            <text:p>-28.676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843877">
            <text:p>48.843877</text:p>
          </table:table-cell>
          <table:table-cell office:value-type="float" office:value="57.42085">
            <text:p>57.42085</text:p>
          </table:table-cell>
          <table:table-cell table:formula="of:=[.B138]-[.C138]" office:value-type="float" office:value="-8.576973">
            <text:p>-8.576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73028">
            <text:p>21.73028</text:p>
          </table:table-cell>
          <table:table-cell office:value-type="float" office:value="27.776882">
            <text:p>27.776882</text:p>
          </table:table-cell>
          <table:table-cell table:formula="of:=[.B139]-[.C139]" office:value-type="float" office:value="-6.046602">
            <text:p>-6.046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446453">
            <text:p>137.446453</text:p>
          </table:table-cell>
          <table:table-cell office:value-type="float" office:value="161.633724">
            <text:p>161.633724</text:p>
          </table:table-cell>
          <table:table-cell table:formula="of:=[.B140]-[.C140]" office:value-type="float" office:value="-24.187271">
            <text:p>-24.187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09706">
            <text:p>86.409706</text:p>
          </table:table-cell>
          <table:table-cell office:value-type="float" office:value="102.589261">
            <text:p>102.589261</text:p>
          </table:table-cell>
          <table:table-cell table:formula="of:=[.B141]-[.C141]" office:value-type="float" office:value="-16.179555">
            <text:p>-16.1795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049928">
            <text:p>37.049928</text:p>
          </table:table-cell>
          <table:table-cell office:value-type="float" office:value="44.573066">
            <text:p>44.573066</text:p>
          </table:table-cell>
          <table:table-cell table:formula="of:=[.B142]-[.C142]" office:value-type="float" office:value="-7.523138">
            <text:p>-7.523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984541">
            <text:p>122.984541</text:p>
          </table:table-cell>
          <table:table-cell office:value-type="float" office:value="148.791784">
            <text:p>148.791784</text:p>
          </table:table-cell>
          <table:table-cell table:formula="of:=[.B143]-[.C143]" office:value-type="float" office:value="-25.807243">
            <text:p>-25.807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23334">
            <text:p>72.923334</text:p>
          </table:table-cell>
          <table:table-cell office:value-type="float" office:value="86.425165">
            <text:p>86.425165</text:p>
          </table:table-cell>
          <table:table-cell table:formula="of:=[.B144]-[.C144]" office:value-type="float" office:value="-13.501831">
            <text:p>-13.501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97528">
            <text:p>104.097528</text:p>
          </table:table-cell>
          <table:table-cell office:value-type="float" office:value="116.501839">
            <text:p>116.501839</text:p>
          </table:table-cell>
          <table:table-cell table:formula="of:=[.B145]-[.C145]" office:value-type="float" office:value="-12.404311">
            <text:p>-12.404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32248">
            <text:p>96.732248</text:p>
          </table:table-cell>
          <table:table-cell office:value-type="float" office:value="109.528113">
            <text:p>109.528113</text:p>
          </table:table-cell>
          <table:table-cell table:formula="of:=[.B146]-[.C146]" office:value-type="float" office:value="-12.795865">
            <text:p>-12.795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309895">
            <text:p>145.309895</text:p>
          </table:table-cell>
          <table:table-cell office:value-type="float" office:value="179.326131">
            <text:p>179.326131</text:p>
          </table:table-cell>
          <table:table-cell table:formula="of:=[.B147]-[.C147]" office:value-type="float" office:value="-34.016236">
            <text:p>-34.016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472">
            <text:p>66.6472</text:p>
          </table:table-cell>
          <table:table-cell office:value-type="float" office:value="83.050213">
            <text:p>83.050213</text:p>
          </table:table-cell>
          <table:table-cell table:formula="of:=[.B148]-[.C148]" office:value-type="float" office:value="-16.403013">
            <text:p>-16.403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17949">
            <text:p>72.617949</text:p>
          </table:table-cell>
          <table:table-cell office:value-type="float" office:value="88.068096">
            <text:p>88.068096</text:p>
          </table:table-cell>
          <table:table-cell table:formula="of:=[.B149]-[.C149]" office:value-type="float" office:value="-15.450147">
            <text:p>-15.450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94958">
            <text:p>86.494958</text:p>
          </table:table-cell>
          <table:table-cell office:value-type="float" office:value="101.379233">
            <text:p>101.379233</text:p>
          </table:table-cell>
          <table:table-cell table:formula="of:=[.B150]-[.C150]" office:value-type="float" office:value="-14.884275">
            <text:p>-14.884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48395">
            <text:p>64.48395</text:p>
          </table:table-cell>
          <table:table-cell office:value-type="float" office:value="80.361894">
            <text:p>80.361894</text:p>
          </table:table-cell>
          <table:table-cell table:formula="of:=[.B151]-[.C151]" office:value-type="float" office:value="-15.877944">
            <text:p>-15.877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64695">
            <text:p>106.964695</text:p>
          </table:table-cell>
          <table:table-cell office:value-type="float" office:value="125.549891">
            <text:p>125.549891</text:p>
          </table:table-cell>
          <table:table-cell table:formula="of:=[.B152]-[.C152]" office:value-type="float" office:value="-18.585196">
            <text:p>-18.585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061586">
            <text:p>133.061586</text:p>
          </table:table-cell>
          <table:table-cell office:value-type="float" office:value="165.496594">
            <text:p>165.496594</text:p>
          </table:table-cell>
          <table:table-cell table:formula="of:=[.B153]-[.C153]" office:value-type="float" office:value="-32.435008">
            <text:p>-32.435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693305">
            <text:p>49.693305</text:p>
          </table:table-cell>
          <table:table-cell office:value-type="float" office:value="62.903096">
            <text:p>62.903096</text:p>
          </table:table-cell>
          <table:table-cell table:formula="of:=[.B154]-[.C154]" office:value-type="float" office:value="-13.209791">
            <text:p>-13.209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537572">
            <text:p>144.537572</text:p>
          </table:table-cell>
          <table:table-cell office:value-type="float" office:value="168.961737">
            <text:p>168.961737</text:p>
          </table:table-cell>
          <table:table-cell table:formula="of:=[.B155]-[.C155]" office:value-type="float" office:value="-24.424165">
            <text:p>-24.424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14429">
            <text:p>87.514429</text:p>
          </table:table-cell>
          <table:table-cell office:value-type="float" office:value="103.096059">
            <text:p>103.096059</text:p>
          </table:table-cell>
          <table:table-cell table:formula="of:=[.B156]-[.C156]" office:value-type="float" office:value="-15.58163">
            <text:p>-15.581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634318">
            <text:p>145.634318</text:p>
          </table:table-cell>
          <table:table-cell office:value-type="float" office:value="175.199118">
            <text:p>175.199118</text:p>
          </table:table-cell>
          <table:table-cell table:formula="of:=[.B157]-[.C157]" office:value-type="float" office:value="-29.5648">
            <text:p>-29.5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04621">
            <text:p>75.204621</text:p>
          </table:table-cell>
          <table:table-cell office:value-type="float" office:value="90.570765">
            <text:p>90.570765</text:p>
          </table:table-cell>
          <table:table-cell table:formula="of:=[.B158]-[.C158]" office:value-type="float" office:value="-15.366144">
            <text:p>-15.366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810588">
            <text:p>148.810588</text:p>
          </table:table-cell>
          <table:table-cell office:value-type="float" office:value="166.612684">
            <text:p>166.612684</text:p>
          </table:table-cell>
          <table:table-cell table:formula="of:=[.B159]-[.C159]" office:value-type="float" office:value="-17.802096">
            <text:p>-17.802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14145">
            <text:p>80.614145</text:p>
          </table:table-cell>
          <table:table-cell office:value-type="float" office:value="97.713686">
            <text:p>97.713686</text:p>
          </table:table-cell>
          <table:table-cell table:formula="of:=[.B160]-[.C160]" office:value-type="float" office:value="-17.099541">
            <text:p>-17.099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49808">
            <text:p>44.449808</text:p>
          </table:table-cell>
          <table:table-cell office:value-type="float" office:value="53.875991">
            <text:p>53.875991</text:p>
          </table:table-cell>
          <table:table-cell table:formula="of:=[.B161]-[.C161]" office:value-type="float" office:value="-9.426183">
            <text:p>-9.426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1468">
            <text:p>93.51468</text:p>
          </table:table-cell>
          <table:table-cell office:value-type="float" office:value="104.576855">
            <text:p>104.576855</text:p>
          </table:table-cell>
          <table:table-cell table:formula="of:=[.B162]-[.C162]" office:value-type="float" office:value="-11.062175">
            <text:p>-11.062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994035">
            <text:p>29.994035</text:p>
          </table:table-cell>
          <table:table-cell office:value-type="float" office:value="34.431766">
            <text:p>34.431766</text:p>
          </table:table-cell>
          <table:table-cell table:formula="of:=[.B163]-[.C163]" office:value-type="float" office:value="-4.437731">
            <text:p>-4.437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796601">
            <text:p>166.796601</text:p>
          </table:table-cell>
          <table:table-cell office:value-type="float" office:value="200.255597">
            <text:p>200.255597</text:p>
          </table:table-cell>
          <table:table-cell table:formula="of:=[.B164]-[.C164]" office:value-type="float" office:value="-33.458996">
            <text:p>-33.45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797584">
            <text:p>54.797584</text:p>
          </table:table-cell>
          <table:table-cell office:value-type="float" office:value="62.104846">
            <text:p>62.104846</text:p>
          </table:table-cell>
          <table:table-cell table:formula="of:=[.B165]-[.C165]" office:value-type="float" office:value="-7.307262">
            <text:p>-7.307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41209">
            <text:p>55.141209</text:p>
          </table:table-cell>
          <table:table-cell office:value-type="float" office:value="68.961895">
            <text:p>68.961895</text:p>
          </table:table-cell>
          <table:table-cell table:formula="of:=[.B166]-[.C166]" office:value-type="float" office:value="-13.820686">
            <text:p>-13.820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153049">
            <text:p>74.153049</text:p>
          </table:table-cell>
          <table:table-cell office:value-type="float" office:value="87.143804">
            <text:p>87.143804</text:p>
          </table:table-cell>
          <table:table-cell table:formula="of:=[.B167]-[.C167]" office:value-type="float" office:value="-12.990755">
            <text:p>-12.990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217186">
            <text:p>138.217186</text:p>
          </table:table-cell>
          <table:table-cell office:value-type="float" office:value="159.609265">
            <text:p>159.609265</text:p>
          </table:table-cell>
          <table:table-cell table:formula="of:=[.B168]-[.C168]" office:value-type="float" office:value="-21.392079">
            <text:p>-21.392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129555">
            <text:p>51.129555</text:p>
          </table:table-cell>
          <table:table-cell office:value-type="float" office:value="60.235886">
            <text:p>60.235886</text:p>
          </table:table-cell>
          <table:table-cell table:formula="of:=[.B169]-[.C169]" office:value-type="float" office:value="-9.106331">
            <text:p>-9.1063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741424">
            <text:p>71.741424</text:p>
          </table:table-cell>
          <table:table-cell office:value-type="float" office:value="85.533159">
            <text:p>85.533159</text:p>
          </table:table-cell>
          <table:table-cell table:formula="of:=[.B170]-[.C170]" office:value-type="float" office:value="-13.791735">
            <text:p>-13.7917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3017">
            <text:p>145.3017</text:p>
          </table:table-cell>
          <table:table-cell office:value-type="float" office:value="169.586043">
            <text:p>169.586043</text:p>
          </table:table-cell>
          <table:table-cell table:formula="of:=[.B171]-[.C171]" office:value-type="float" office:value="-24.284343">
            <text:p>-24.284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29426">
            <text:p>123.129426</text:p>
          </table:table-cell>
          <table:table-cell office:value-type="float" office:value="145.149166">
            <text:p>145.149166</text:p>
          </table:table-cell>
          <table:table-cell table:formula="of:=[.B172]-[.C172]" office:value-type="float" office:value="-22.01974">
            <text:p>-22.01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409676">
            <text:p>64.409676</text:p>
          </table:table-cell>
          <table:table-cell office:value-type="float" office:value="75.805817">
            <text:p>75.805817</text:p>
          </table:table-cell>
          <table:table-cell table:formula="of:=[.B173]-[.C173]" office:value-type="float" office:value="-11.396141">
            <text:p>-11.396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765616">
            <text:p>43.765616</text:p>
          </table:table-cell>
          <table:table-cell office:value-type="float" office:value="51.982006">
            <text:p>51.982006</text:p>
          </table:table-cell>
          <table:table-cell table:formula="of:=[.B174]-[.C174]" office:value-type="float" office:value="-8.21639">
            <text:p>-8.21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553613">
            <text:p>140.553613</text:p>
          </table:table-cell>
          <table:table-cell office:value-type="float" office:value="170.349165">
            <text:p>170.349165</text:p>
          </table:table-cell>
          <table:table-cell table:formula="of:=[.B175]-[.C175]" office:value-type="float" office:value="-29.795552">
            <text:p>-29.795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88696">
            <text:p>76.388696</text:p>
          </table:table-cell>
          <table:table-cell office:value-type="float" office:value="93.526574">
            <text:p>93.526574</text:p>
          </table:table-cell>
          <table:table-cell table:formula="of:=[.B176]-[.C176]" office:value-type="float" office:value="-17.137878">
            <text:p>-17.137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57706">
            <text:p>56.557706</text:p>
          </table:table-cell>
          <table:table-cell office:value-type="float" office:value="68.045579">
            <text:p>68.045579</text:p>
          </table:table-cell>
          <table:table-cell table:formula="of:=[.B177]-[.C177]" office:value-type="float" office:value="-11.487873">
            <text:p>-11.487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83983">
            <text:p>54.83983</text:p>
          </table:table-cell>
          <table:table-cell office:value-type="float" office:value="67.016244">
            <text:p>67.016244</text:p>
          </table:table-cell>
          <table:table-cell table:formula="of:=[.B178]-[.C178]" office:value-type="float" office:value="-12.176414">
            <text:p>-12.176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952631">
            <text:p>53.952631</text:p>
          </table:table-cell>
          <table:table-cell office:value-type="float" office:value="62.852228">
            <text:p>62.852228</text:p>
          </table:table-cell>
          <table:table-cell table:formula="of:=[.B179]-[.C179]" office:value-type="float" office:value="-8.899597">
            <text:p>-8.899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61871">
            <text:p>136.261871</text:p>
          </table:table-cell>
          <table:table-cell office:value-type="float" office:value="161.401994">
            <text:p>161.401994</text:p>
          </table:table-cell>
          <table:table-cell table:formula="of:=[.B180]-[.C180]" office:value-type="float" office:value="-25.140123">
            <text:p>-25.140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970756">
            <text:p>146.970756</text:p>
          </table:table-cell>
          <table:table-cell office:value-type="float" office:value="167.302545">
            <text:p>167.302545</text:p>
          </table:table-cell>
          <table:table-cell table:formula="of:=[.B181]-[.C181]" office:value-type="float" office:value="-20.331789">
            <text:p>-20.331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235459">
            <text:p>31.235459</text:p>
          </table:table-cell>
          <table:table-cell office:value-type="float" office:value="33.573926">
            <text:p>33.573926</text:p>
          </table:table-cell>
          <table:table-cell table:formula="of:=[.B182]-[.C182]" office:value-type="float" office:value="-2.338467">
            <text:p>-2.338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985395">
            <text:p>45.985395</text:p>
          </table:table-cell>
          <table:table-cell office:value-type="float" office:value="56.484607">
            <text:p>56.484607</text:p>
          </table:table-cell>
          <table:table-cell table:formula="of:=[.B183]-[.C183]" office:value-type="float" office:value="-10.499212">
            <text:p>-10.499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145175">
            <text:p>65.145175</text:p>
          </table:table-cell>
          <table:table-cell office:value-type="float" office:value="72.173202">
            <text:p>72.173202</text:p>
          </table:table-cell>
          <table:table-cell table:formula="of:=[.B184]-[.C184]" office:value-type="float" office:value="-7.02802700000001">
            <text:p>-7.028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76991">
            <text:p>82.776991</text:p>
          </table:table-cell>
          <table:table-cell office:value-type="float" office:value="92.255972">
            <text:p>92.255972</text:p>
          </table:table-cell>
          <table:table-cell table:formula="of:=[.B185]-[.C185]" office:value-type="float" office:value="-9.478981">
            <text:p>-9.478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872872">
            <text:p>169.872872</text:p>
          </table:table-cell>
          <table:table-cell office:value-type="float" office:value="181.532596">
            <text:p>181.532596</text:p>
          </table:table-cell>
          <table:table-cell table:formula="of:=[.B186]-[.C186]" office:value-type="float" office:value="-11.659724">
            <text:p>-11.659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15644">
            <text:p>72.615644</text:p>
          </table:table-cell>
          <table:table-cell office:value-type="float" office:value="72.486414">
            <text:p>72.486414</text:p>
          </table:table-cell>
          <table:table-cell table:formula="of:=[.B187]-[.C187]" office:value-type="float" office:value="0.129230000000007">
            <text:p>0.12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69815">
            <text:p>86.669815</text:p>
          </table:table-cell>
          <table:table-cell office:value-type="float" office:value="97.956859">
            <text:p>97.956859</text:p>
          </table:table-cell>
          <table:table-cell table:formula="of:=[.B188]-[.C188]" office:value-type="float" office:value="-11.287044">
            <text:p>-11.287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4664">
            <text:p>80.34664</text:p>
          </table:table-cell>
          <table:table-cell office:value-type="float" office:value="93.873421">
            <text:p>93.873421</text:p>
          </table:table-cell>
          <table:table-cell table:formula="of:=[.B189]-[.C189]" office:value-type="float" office:value="-13.526781">
            <text:p>-13.526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695082">
            <text:p>88.695082</text:p>
          </table:table-cell>
          <table:table-cell office:value-type="float" office:value="99.222799">
            <text:p>99.222799</text:p>
          </table:table-cell>
          <table:table-cell table:formula="of:=[.B190]-[.C190]" office:value-type="float" office:value="-10.527717">
            <text:p>-10.527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19065">
            <text:p>77.019065</text:p>
          </table:table-cell>
          <table:table-cell office:value-type="float" office:value="80.969197">
            <text:p>80.969197</text:p>
          </table:table-cell>
          <table:table-cell table:formula="of:=[.B191]-[.C191]" office:value-type="float" office:value="-3.950132">
            <text:p>-3.950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334819">
            <text:p>34.334819</text:p>
          </table:table-cell>
          <table:table-cell office:value-type="float" office:value="39.115399">
            <text:p>39.115399</text:p>
          </table:table-cell>
          <table:table-cell table:formula="of:=[.B192]-[.C192]" office:value-type="float" office:value="-4.78057999999999">
            <text:p>-4.78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03541">
            <text:p>158.03541</text:p>
          </table:table-cell>
          <table:table-cell office:value-type="float" office:value="177.405839">
            <text:p>177.405839</text:p>
          </table:table-cell>
          <table:table-cell table:formula="of:=[.B193]-[.C193]" office:value-type="float" office:value="-19.370429">
            <text:p>-19.370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411654">
            <text:p>75.411654</text:p>
          </table:table-cell>
          <table:table-cell office:value-type="float" office:value="79.949338">
            <text:p>79.949338</text:p>
          </table:table-cell>
          <table:table-cell table:formula="of:=[.B194]-[.C194]" office:value-type="float" office:value="-4.537684">
            <text:p>-4.537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966142">
            <text:p>192.966142</text:p>
          </table:table-cell>
          <table:table-cell office:value-type="float" office:value="210.209694">
            <text:p>210.209694</text:p>
          </table:table-cell>
          <table:table-cell table:formula="of:=[.B195]-[.C195]" office:value-type="float" office:value="-17.243552">
            <text:p>-17.243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138813">
            <text:p>83.138813</text:p>
          </table:table-cell>
          <table:table-cell office:value-type="float" office:value="85.989211">
            <text:p>85.989211</text:p>
          </table:table-cell>
          <table:table-cell table:formula="of:=[.B196]-[.C196]" office:value-type="float" office:value="-2.850398">
            <text:p>-2.850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969023">
            <text:p>35.969023</text:p>
          </table:table-cell>
          <table:table-cell office:value-type="float" office:value="37.6714">
            <text:p>37.6714</text:p>
          </table:table-cell>
          <table:table-cell table:formula="of:=[.B197]-[.C197]" office:value-type="float" office:value="-1.702377">
            <text:p>-1.7023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751932">
            <text:p>73.751932</text:p>
          </table:table-cell>
          <table:table-cell office:value-type="float" office:value="82.258734">
            <text:p>82.258734</text:p>
          </table:table-cell>
          <table:table-cell table:formula="of:=[.B198]-[.C198]" office:value-type="float" office:value="-8.50680200000001">
            <text:p>-8.506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368524">
            <text:p>83.368524</text:p>
          </table:table-cell>
          <table:table-cell office:value-type="float" office:value="98.31811">
            <text:p>98.31811</text:p>
          </table:table-cell>
          <table:table-cell table:formula="of:=[.B199]-[.C199]" office:value-type="float" office:value="-14.949586">
            <text:p>-14.949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110568">
            <text:p>72.110568</text:p>
          </table:table-cell>
          <table:table-cell office:value-type="float" office:value="79.672792">
            <text:p>79.672792</text:p>
          </table:table-cell>
          <table:table-cell table:formula="of:=[.B200]-[.C200]" office:value-type="float" office:value="-7.562224">
            <text:p>-7.562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53254">
            <text:p>73.953254</text:p>
          </table:table-cell>
          <table:table-cell office:value-type="float" office:value="79.518741">
            <text:p>79.518741</text:p>
          </table:table-cell>
          <table:table-cell table:formula="of:=[.B201]-[.C201]" office:value-type="float" office:value="-5.565487">
            <text:p>-5.565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906667">
            <text:p>93.906667</text:p>
          </table:table-cell>
          <table:table-cell office:value-type="float" office:value="103.968456">
            <text:p>103.968456</text:p>
          </table:table-cell>
          <table:table-cell table:formula="of:=[.B202]-[.C202]" office:value-type="float" office:value="-10.061789">
            <text:p>-10.061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639351">
            <text:p>73.639351</text:p>
          </table:table-cell>
          <table:table-cell office:value-type="float" office:value="82.001959">
            <text:p>82.001959</text:p>
          </table:table-cell>
          <table:table-cell table:formula="of:=[.B203]-[.C203]" office:value-type="float" office:value="-8.36260799999999">
            <text:p>-8.362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8501">
            <text:p>89.48501</text:p>
          </table:table-cell>
          <table:table-cell office:value-type="float" office:value="101.020424">
            <text:p>101.020424</text:p>
          </table:table-cell>
          <table:table-cell table:formula="of:=[.B204]-[.C204]" office:value-type="float" office:value="-11.535414">
            <text:p>-11.535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780371">
            <text:p>40.780371</text:p>
          </table:table-cell>
          <table:table-cell office:value-type="float" office:value="46.381307">
            <text:p>46.381307</text:p>
          </table:table-cell>
          <table:table-cell table:formula="of:=[.B205]-[.C205]" office:value-type="float" office:value="-5.600936">
            <text:p>-5.600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56164">
            <text:p>80.656164</text:p>
          </table:table-cell>
          <table:table-cell office:value-type="float" office:value="90.119742">
            <text:p>90.119742</text:p>
          </table:table-cell>
          <table:table-cell table:formula="of:=[.B206]-[.C206]" office:value-type="float" office:value="-9.463578">
            <text:p>-9.463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931478">
            <text:p>118.931478</text:p>
          </table:table-cell>
          <table:table-cell office:value-type="float" office:value="132.453233">
            <text:p>132.453233</text:p>
          </table:table-cell>
          <table:table-cell table:formula="of:=[.B207]-[.C207]" office:value-type="float" office:value="-13.521755">
            <text:p>-13.521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965471">
            <text:p>103.965471</text:p>
          </table:table-cell>
          <table:table-cell office:value-type="float" office:value="113.179677">
            <text:p>113.179677</text:p>
          </table:table-cell>
          <table:table-cell table:formula="of:=[.B208]-[.C208]" office:value-type="float" office:value="-9.214206">
            <text:p>-9.214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685861">
            <text:p>180.685861</text:p>
          </table:table-cell>
          <table:table-cell office:value-type="float" office:value="203.974631">
            <text:p>203.974631</text:p>
          </table:table-cell>
          <table:table-cell table:formula="of:=[.B209]-[.C209]" office:value-type="float" office:value="-23.28877">
            <text:p>-23.28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56123">
            <text:p>100.256123</text:p>
          </table:table-cell>
          <table:table-cell office:value-type="float" office:value="108.476982">
            <text:p>108.476982</text:p>
          </table:table-cell>
          <table:table-cell table:formula="of:=[.B210]-[.C210]" office:value-type="float" office:value="-8.220859">
            <text:p>-8.220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396299">
            <text:p>66.396299</text:p>
          </table:table-cell>
          <table:table-cell office:value-type="float" office:value="71.001061">
            <text:p>71.001061</text:p>
          </table:table-cell>
          <table:table-cell table:formula="of:=[.B211]-[.C211]" office:value-type="float" office:value="-4.60476200000001">
            <text:p>-4.604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009274">
            <text:p>171.009274</text:p>
          </table:table-cell>
          <table:table-cell office:value-type="float" office:value="187.31817">
            <text:p>187.31817</text:p>
          </table:table-cell>
          <table:table-cell table:formula="of:=[.B212]-[.C212]" office:value-type="float" office:value="-16.308896">
            <text:p>-16.308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423075">
            <text:p>105.423075</text:p>
          </table:table-cell>
          <table:table-cell office:value-type="float" office:value="115.953502">
            <text:p>115.953502</text:p>
          </table:table-cell>
          <table:table-cell table:formula="of:=[.B213]-[.C213]" office:value-type="float" office:value="-10.530427">
            <text:p>-10.530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25345">
            <text:p>81.525345</text:p>
          </table:table-cell>
          <table:table-cell office:value-type="float" office:value="90.762552">
            <text:p>90.762552</text:p>
          </table:table-cell>
          <table:table-cell table:formula="of:=[.B214]-[.C214]" office:value-type="float" office:value="-9.237207">
            <text:p>-9.237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77996">
            <text:p>60.277996</text:p>
          </table:table-cell>
          <table:table-cell office:value-type="float" office:value="63.232494">
            <text:p>63.232494</text:p>
          </table:table-cell>
          <table:table-cell table:formula="of:=[.B215]-[.C215]" office:value-type="float" office:value="-2.954498">
            <text:p>-2.954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14546">
            <text:p>55.114546</text:p>
          </table:table-cell>
          <table:table-cell office:value-type="float" office:value="60.515753">
            <text:p>60.515753</text:p>
          </table:table-cell>
          <table:table-cell table:formula="of:=[.B216]-[.C216]" office:value-type="float" office:value="-5.401207">
            <text:p>-5.401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122195">
            <text:p>23.122195</text:p>
          </table:table-cell>
          <table:table-cell office:value-type="float" office:value="24.947012">
            <text:p>24.947012</text:p>
          </table:table-cell>
          <table:table-cell table:formula="of:=[.B217]-[.C217]" office:value-type="float" office:value="-1.824817">
            <text:p>-1.8248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982542">
            <text:p>34.982542</text:p>
          </table:table-cell>
          <table:table-cell office:value-type="float" office:value="39.017535">
            <text:p>39.017535</text:p>
          </table:table-cell>
          <table:table-cell table:formula="of:=[.B218]-[.C218]" office:value-type="float" office:value="-4.034993">
            <text:p>-4.034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473024">
            <text:p>271.473024</text:p>
          </table:table-cell>
          <table:table-cell office:value-type="float" office:value="285.241114">
            <text:p>285.241114</text:p>
          </table:table-cell>
          <table:table-cell table:formula="of:=[.B219]-[.C219]" office:value-type="float" office:value="-13.76809">
            <text:p>-13.76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04786">
            <text:p>98.904786</text:p>
          </table:table-cell>
          <table:table-cell office:value-type="float" office:value="110.544955">
            <text:p>110.544955</text:p>
          </table:table-cell>
          <table:table-cell table:formula="of:=[.B220]-[.C220]" office:value-type="float" office:value="-11.640169">
            <text:p>-11.640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691323">
            <text:p>85.691323</text:p>
          </table:table-cell>
          <table:table-cell office:value-type="float" office:value="89.56594">
            <text:p>89.56594</text:p>
          </table:table-cell>
          <table:table-cell table:formula="of:=[.B221]-[.C221]" office:value-type="float" office:value="-3.874617">
            <text:p>-3.874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9.547338">
            <text:p>369.547338</text:p>
          </table:table-cell>
          <table:table-cell office:value-type="float" office:value="383.912661">
            <text:p>383.912661</text:p>
          </table:table-cell>
          <table:table-cell table:formula="of:=[.B222]-[.C222]" office:value-type="float" office:value="-14.365323">
            <text:p>-14.365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40618">
            <text:p>86.240618</text:p>
          </table:table-cell>
          <table:table-cell office:value-type="float" office:value="94.299281">
            <text:p>94.299281</text:p>
          </table:table-cell>
          <table:table-cell table:formula="of:=[.B223]-[.C223]" office:value-type="float" office:value="-8.058663">
            <text:p>-8.0586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67989">
            <text:p>67.167989</text:p>
          </table:table-cell>
          <table:table-cell office:value-type="float" office:value="75.96782">
            <text:p>75.96782</text:p>
          </table:table-cell>
          <table:table-cell table:formula="of:=[.B224]-[.C224]" office:value-type="float" office:value="-8.799831">
            <text:p>-8.799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08581">
            <text:p>105.008581</text:p>
          </table:table-cell>
          <table:table-cell office:value-type="float" office:value="117.606492">
            <text:p>117.606492</text:p>
          </table:table-cell>
          <table:table-cell table:formula="of:=[.B225]-[.C225]" office:value-type="float" office:value="-12.597911">
            <text:p>-12.597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738391">
            <text:p>59.738391</text:p>
          </table:table-cell>
          <table:table-cell office:value-type="float" office:value="65.302374">
            <text:p>65.302374</text:p>
          </table:table-cell>
          <table:table-cell table:formula="of:=[.B226]-[.C226]" office:value-type="float" office:value="-5.563983">
            <text:p>-5.563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31508">
            <text:p>93.531508</text:p>
          </table:table-cell>
          <table:table-cell office:value-type="float" office:value="101.827479">
            <text:p>101.827479</text:p>
          </table:table-cell>
          <table:table-cell table:formula="of:=[.B227]-[.C227]" office:value-type="float" office:value="-8.29597099999999">
            <text:p>-8.295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42976">
            <text:p>128.642976</text:p>
          </table:table-cell>
          <table:table-cell office:value-type="float" office:value="147.093724">
            <text:p>147.093724</text:p>
          </table:table-cell>
          <table:table-cell table:formula="of:=[.B228]-[.C228]" office:value-type="float" office:value="-18.450748">
            <text:p>-18.450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23586">
            <text:p>116.423586</text:p>
          </table:table-cell>
          <table:table-cell office:value-type="float" office:value="126.321422">
            <text:p>126.321422</text:p>
          </table:table-cell>
          <table:table-cell table:formula="of:=[.B229]-[.C229]" office:value-type="float" office:value="-9.897836">
            <text:p>-9.8978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17149">
            <text:p>58.417149</text:p>
          </table:table-cell>
          <table:table-cell office:value-type="float" office:value="65.696365">
            <text:p>65.696365</text:p>
          </table:table-cell>
          <table:table-cell table:formula="of:=[.B230]-[.C230]" office:value-type="float" office:value="-7.279216">
            <text:p>-7.279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461811">
            <text:p>64.461811</text:p>
          </table:table-cell>
          <table:table-cell office:value-type="float" office:value="73.703612">
            <text:p>73.703612</text:p>
          </table:table-cell>
          <table:table-cell table:formula="of:=[.B231]-[.C231]" office:value-type="float" office:value="-9.24180100000001">
            <text:p>-9.241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768882">
            <text:p>141.768882</text:p>
          </table:table-cell>
          <table:table-cell office:value-type="float" office:value="153.168799">
            <text:p>153.168799</text:p>
          </table:table-cell>
          <table:table-cell table:formula="of:=[.B232]-[.C232]" office:value-type="float" office:value="-11.399917">
            <text:p>-11.399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777965">
            <text:p>154.777965</text:p>
          </table:table-cell>
          <table:table-cell office:value-type="float" office:value="178.59217">
            <text:p>178.59217</text:p>
          </table:table-cell>
          <table:table-cell table:formula="of:=[.B233]-[.C233]" office:value-type="float" office:value="-23.814205">
            <text:p>-23.814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401514">
            <text:p>65.401514</text:p>
          </table:table-cell>
          <table:table-cell office:value-type="float" office:value="71.708207">
            <text:p>71.708207</text:p>
          </table:table-cell>
          <table:table-cell table:formula="of:=[.B234]-[.C234]" office:value-type="float" office:value="-6.306693">
            <text:p>-6.306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68044">
            <text:p>107.468044</text:p>
          </table:table-cell>
          <table:table-cell office:value-type="float" office:value="117.416373">
            <text:p>117.416373</text:p>
          </table:table-cell>
          <table:table-cell table:formula="of:=[.B235]-[.C235]" office:value-type="float" office:value="-9.94832899999999">
            <text:p>-9.948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404872">
            <text:p>30.404872</text:p>
          </table:table-cell>
          <table:table-cell office:value-type="float" office:value="33.868519">
            <text:p>33.868519</text:p>
          </table:table-cell>
          <table:table-cell table:formula="of:=[.B236]-[.C236]" office:value-type="float" office:value="-3.463647">
            <text:p>-3.463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410411">
            <text:p>42.410411</text:p>
          </table:table-cell>
          <table:table-cell office:value-type="float" office:value="46.007538">
            <text:p>46.007538</text:p>
          </table:table-cell>
          <table:table-cell table:formula="of:=[.B237]-[.C237]" office:value-type="float" office:value="-3.59712699999999">
            <text:p>-3.597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294271">
            <text:p>278.294271</text:p>
          </table:table-cell>
          <table:table-cell office:value-type="float" office:value="290.135544">
            <text:p>290.135544</text:p>
          </table:table-cell>
          <table:table-cell table:formula="of:=[.B238]-[.C238]" office:value-type="float" office:value="-11.841273">
            <text:p>-11.841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741">
            <text:p>199.741</text:p>
          </table:table-cell>
          <table:table-cell office:value-type="float" office:value="211.162815">
            <text:p>211.162815</text:p>
          </table:table-cell>
          <table:table-cell table:formula="of:=[.B239]-[.C239]" office:value-type="float" office:value="-11.421815">
            <text:p>-11.421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336127">
            <text:p>82.336127</text:p>
          </table:table-cell>
          <table:table-cell office:value-type="float" office:value="97.63618">
            <text:p>97.63618</text:p>
          </table:table-cell>
          <table:table-cell table:formula="of:=[.B240]-[.C240]" office:value-type="float" office:value="-15.300053">
            <text:p>-15.300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26059">
            <text:p>74.226059</text:p>
          </table:table-cell>
          <table:table-cell office:value-type="float" office:value="84.209534">
            <text:p>84.209534</text:p>
          </table:table-cell>
          <table:table-cell table:formula="of:=[.B241]-[.C241]" office:value-type="float" office:value="-9.983475">
            <text:p>-9.983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61808">
            <text:p>72.361808</text:p>
          </table:table-cell>
          <table:table-cell office:value-type="float" office:value="80.666556">
            <text:p>80.666556</text:p>
          </table:table-cell>
          <table:table-cell table:formula="of:=[.B242]-[.C242]" office:value-type="float" office:value="-8.304748">
            <text:p>-8.304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073742">
            <text:p>203.073742</text:p>
          </table:table-cell>
          <table:table-cell office:value-type="float" office:value="218.338004">
            <text:p>218.338004</text:p>
          </table:table-cell>
          <table:table-cell table:formula="of:=[.B243]-[.C243]" office:value-type="float" office:value="-15.264262">
            <text:p>-15.264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802292">
            <text:p>56.802292</text:p>
          </table:table-cell>
          <table:table-cell office:value-type="float" office:value="64.070415">
            <text:p>64.070415</text:p>
          </table:table-cell>
          <table:table-cell table:formula="of:=[.B244]-[.C244]" office:value-type="float" office:value="-7.268123">
            <text:p>-7.268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79383">
            <text:p>137.079383</text:p>
          </table:table-cell>
          <table:table-cell office:value-type="float" office:value="149.9415">
            <text:p>149.9415</text:p>
          </table:table-cell>
          <table:table-cell table:formula="of:=[.B245]-[.C245]" office:value-type="float" office:value="-12.862117">
            <text:p>-12.862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39398">
            <text:p>116.839398</text:p>
          </table:table-cell>
          <table:table-cell office:value-type="float" office:value="129.091894">
            <text:p>129.091894</text:p>
          </table:table-cell>
          <table:table-cell table:formula="of:=[.B246]-[.C246]" office:value-type="float" office:value="-12.252496">
            <text:p>-12.252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761045">
            <text:p>142.761045</text:p>
          </table:table-cell>
          <table:table-cell office:value-type="float" office:value="161.923259">
            <text:p>161.923259</text:p>
          </table:table-cell>
          <table:table-cell table:formula="of:=[.B247]-[.C247]" office:value-type="float" office:value="-19.162214">
            <text:p>-19.162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202829">
            <text:p>192.202829</text:p>
          </table:table-cell>
          <table:table-cell office:value-type="float" office:value="208.827643">
            <text:p>208.827643</text:p>
          </table:table-cell>
          <table:table-cell table:formula="of:=[.B248]-[.C248]" office:value-type="float" office:value="-16.624814">
            <text:p>-16.624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834604">
            <text:p>84.834604</text:p>
          </table:table-cell>
          <table:table-cell office:value-type="float" office:value="95.975265">
            <text:p>95.975265</text:p>
          </table:table-cell>
          <table:table-cell table:formula="of:=[.B249]-[.C249]" office:value-type="float" office:value="-11.140661">
            <text:p>-11.140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451527">
            <text:p>109.451527</text:p>
          </table:table-cell>
          <table:table-cell office:value-type="float" office:value="117.84809">
            <text:p>117.84809</text:p>
          </table:table-cell>
          <table:table-cell table:formula="of:=[.B250]-[.C250]" office:value-type="float" office:value="-8.396563">
            <text:p>-8.396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75003">
            <text:p>95.775003</text:p>
          </table:table-cell>
          <table:table-cell office:value-type="float" office:value="105.223219">
            <text:p>105.223219</text:p>
          </table:table-cell>
          <table:table-cell table:formula="of:=[.B251]-[.C251]" office:value-type="float" office:value="-9.448216">
            <text:p>-9.448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326836">
            <text:p>18.326836</text:p>
          </table:table-cell>
          <table:table-cell office:value-type="float" office:value="19.379115">
            <text:p>19.379115</text:p>
          </table:table-cell>
          <table:table-cell table:formula="of:=[.B252]-[.C252]" office:value-type="float" office:value="-1.052279">
            <text:p>-1.052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989183">
            <text:p>174.989183</text:p>
          </table:table-cell>
          <table:table-cell office:value-type="float" office:value="185.62177">
            <text:p>185.62177</text:p>
          </table:table-cell>
          <table:table-cell table:formula="of:=[.B253]-[.C253]" office:value-type="float" office:value="-10.632587">
            <text:p>-10.632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29404">
            <text:p>139.29404</text:p>
          </table:table-cell>
          <table:table-cell office:value-type="float" office:value="146.268781">
            <text:p>146.268781</text:p>
          </table:table-cell>
          <table:table-cell table:formula="of:=[.B254]-[.C254]" office:value-type="float" office:value="-6.97474099999999">
            <text:p>-6.974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47544">
            <text:p>126.647544</text:p>
          </table:table-cell>
          <table:table-cell office:value-type="float" office:value="140.714604">
            <text:p>140.714604</text:p>
          </table:table-cell>
          <table:table-cell table:formula="of:=[.B255]-[.C255]" office:value-type="float" office:value="-14.06706">
            <text:p>-14.06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395417">
            <text:p>49.395417</text:p>
          </table:table-cell>
          <table:table-cell office:value-type="float" office:value="57.877643">
            <text:p>57.877643</text:p>
          </table:table-cell>
          <table:table-cell table:formula="of:=[.B256]-[.C256]" office:value-type="float" office:value="-8.482226">
            <text:p>-8.482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68646">
            <text:p>80.268646</text:p>
          </table:table-cell>
          <table:table-cell office:value-type="float" office:value="89.775236">
            <text:p>89.775236</text:p>
          </table:table-cell>
          <table:table-cell table:formula="of:=[.B257]-[.C257]" office:value-type="float" office:value="-9.50659">
            <text:p>-9.50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338887">
            <text:p>144.338887</text:p>
          </table:table-cell>
          <table:table-cell office:value-type="float" office:value="163.544541">
            <text:p>163.544541</text:p>
          </table:table-cell>
          <table:table-cell table:formula="of:=[.B258]-[.C258]" office:value-type="float" office:value="-19.205654">
            <text:p>-19.205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248841">
            <text:p>59.248841</text:p>
          </table:table-cell>
          <table:table-cell office:value-type="float" office:value="65.65896">
            <text:p>65.65896</text:p>
          </table:table-cell>
          <table:table-cell table:formula="of:=[.B259]-[.C259]" office:value-type="float" office:value="-6.41011899999999">
            <text:p>-6.410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362734">
            <text:p>105.362734</text:p>
          </table:table-cell>
          <table:table-cell office:value-type="float" office:value="113.109656">
            <text:p>113.109656</text:p>
          </table:table-cell>
          <table:table-cell table:formula="of:=[.B260]-[.C260]" office:value-type="float" office:value="-7.746922">
            <text:p>-7.746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456748">
            <text:p>45.456748</text:p>
          </table:table-cell>
          <table:table-cell office:value-type="float" office:value="50.610929">
            <text:p>50.610929</text:p>
          </table:table-cell>
          <table:table-cell table:formula="of:=[.B261]-[.C261]" office:value-type="float" office:value="-5.154181">
            <text:p>-5.154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294255">
            <text:p>170.294255</text:p>
          </table:table-cell>
          <table:table-cell office:value-type="float" office:value="193.243503">
            <text:p>193.243503</text:p>
          </table:table-cell>
          <table:table-cell table:formula="of:=[.B262]-[.C262]" office:value-type="float" office:value="-22.949248">
            <text:p>-22.949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37721">
            <text:p>145.437721</text:p>
          </table:table-cell>
          <table:table-cell office:value-type="float" office:value="165.958535">
            <text:p>165.958535</text:p>
          </table:table-cell>
          <table:table-cell table:formula="of:=[.B263]-[.C263]" office:value-type="float" office:value="-20.520814">
            <text:p>-20.520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862724">
            <text:p>91.862724</text:p>
          </table:table-cell>
          <table:table-cell office:value-type="float" office:value="106.462093">
            <text:p>106.462093</text:p>
          </table:table-cell>
          <table:table-cell table:formula="of:=[.B264]-[.C264]" office:value-type="float" office:value="-14.599369">
            <text:p>-14.599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933405">
            <text:p>122.933405</text:p>
          </table:table-cell>
          <table:table-cell office:value-type="float" office:value="135.157524">
            <text:p>135.157524</text:p>
          </table:table-cell>
          <table:table-cell table:formula="of:=[.B265]-[.C265]" office:value-type="float" office:value="-12.224119">
            <text:p>-12.224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703401">
            <text:p>92.703401</text:p>
          </table:table-cell>
          <table:table-cell office:value-type="float" office:value="103.967382">
            <text:p>103.967382</text:p>
          </table:table-cell>
          <table:table-cell table:formula="of:=[.B266]-[.C266]" office:value-type="float" office:value="-11.263981">
            <text:p>-11.263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054932">
            <text:p>212.054932</text:p>
          </table:table-cell>
          <table:table-cell office:value-type="float" office:value="236.387301">
            <text:p>236.387301</text:p>
          </table:table-cell>
          <table:table-cell table:formula="of:=[.B267]-[.C267]" office:value-type="float" office:value="-24.332369">
            <text:p>-24.332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15979">
            <text:p>68.615979</text:p>
          </table:table-cell>
          <table:table-cell office:value-type="float" office:value="71.636717">
            <text:p>71.636717</text:p>
          </table:table-cell>
          <table:table-cell table:formula="of:=[.B268]-[.C268]" office:value-type="float" office:value="-3.02073800000001">
            <text:p>-3.020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229684">
            <text:p>206.229684</text:p>
          </table:table-cell>
          <table:table-cell office:value-type="float" office:value="231.163207">
            <text:p>231.163207</text:p>
          </table:table-cell>
          <table:table-cell table:formula="of:=[.B269]-[.C269]" office:value-type="float" office:value="-24.933523">
            <text:p>-24.933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16382">
            <text:p>67.016382</text:p>
          </table:table-cell>
          <table:table-cell office:value-type="float" office:value="73.237064">
            <text:p>73.237064</text:p>
          </table:table-cell>
          <table:table-cell table:formula="of:=[.B270]-[.C270]" office:value-type="float" office:value="-6.22068200000001">
            <text:p>-6.220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549327">
            <text:p>147.549327</text:p>
          </table:table-cell>
          <table:table-cell office:value-type="float" office:value="161.984508">
            <text:p>161.984508</text:p>
          </table:table-cell>
          <table:table-cell table:formula="of:=[.B271]-[.C271]" office:value-type="float" office:value="-14.435181">
            <text:p>-14.435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69828">
            <text:p>69.069828</text:p>
          </table:table-cell>
          <table:table-cell office:value-type="float" office:value="74.183335">
            <text:p>74.183335</text:p>
          </table:table-cell>
          <table:table-cell table:formula="of:=[.B272]-[.C272]" office:value-type="float" office:value="-5.113507">
            <text:p>-5.11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957633">
            <text:p>238.957633</text:p>
          </table:table-cell>
          <table:table-cell office:value-type="float" office:value="254.858731">
            <text:p>254.858731</text:p>
          </table:table-cell>
          <table:table-cell table:formula="of:=[.B273]-[.C273]" office:value-type="float" office:value="-15.901098">
            <text:p>-15.901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492286">
            <text:p>147.492286</text:p>
          </table:table-cell>
          <table:table-cell office:value-type="float" office:value="164.87982">
            <text:p>164.87982</text:p>
          </table:table-cell>
          <table:table-cell table:formula="of:=[.B274]-[.C274]" office:value-type="float" office:value="-17.387534">
            <text:p>-17.387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76967">
            <text:p>84.276967</text:p>
          </table:table-cell>
          <table:table-cell office:value-type="float" office:value="95.168348">
            <text:p>95.168348</text:p>
          </table:table-cell>
          <table:table-cell table:formula="of:=[.B275]-[.C275]" office:value-type="float" office:value="-10.891381">
            <text:p>-10.891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5536">
            <text:p>76.35536</text:p>
          </table:table-cell>
          <table:table-cell office:value-type="float" office:value="87.801312">
            <text:p>87.801312</text:p>
          </table:table-cell>
          <table:table-cell table:formula="of:=[.B276]-[.C276]" office:value-type="float" office:value="-11.445952">
            <text:p>-11.445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31775">
            <text:p>64.231775</text:p>
          </table:table-cell>
          <table:table-cell office:value-type="float" office:value="72.729712">
            <text:p>72.729712</text:p>
          </table:table-cell>
          <table:table-cell table:formula="of:=[.B277]-[.C277]" office:value-type="float" office:value="-8.49793700000001">
            <text:p>-8.497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448511">
            <text:p>80.448511</text:p>
          </table:table-cell>
          <table:table-cell office:value-type="float" office:value="88.272835">
            <text:p>88.272835</text:p>
          </table:table-cell>
          <table:table-cell table:formula="of:=[.B278]-[.C278]" office:value-type="float" office:value="-7.824324">
            <text:p>-7.8243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4.239427">
            <text:p>314.239427</text:p>
          </table:table-cell>
          <table:table-cell office:value-type="float" office:value="344.011044">
            <text:p>344.011044</text:p>
          </table:table-cell>
          <table:table-cell table:formula="of:=[.B279]-[.C279]" office:value-type="float" office:value="-29.771617">
            <text:p>-29.771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429287">
            <text:p>90.429287</text:p>
          </table:table-cell>
          <table:table-cell office:value-type="float" office:value="97.514586">
            <text:p>97.514586</text:p>
          </table:table-cell>
          <table:table-cell table:formula="of:=[.B280]-[.C280]" office:value-type="float" office:value="-7.08529899999999">
            <text:p>-7.085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572555">
            <text:p>92.572555</text:p>
          </table:table-cell>
          <table:table-cell office:value-type="float" office:value="101.115729">
            <text:p>101.115729</text:p>
          </table:table-cell>
          <table:table-cell table:formula="of:=[.B281]-[.C281]" office:value-type="float" office:value="-8.54317400000001">
            <text:p>-8.543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745181">
            <text:p>151.745181</text:p>
          </table:table-cell>
          <table:table-cell office:value-type="float" office:value="163.685923">
            <text:p>163.685923</text:p>
          </table:table-cell>
          <table:table-cell table:formula="of:=[.B282]-[.C282]" office:value-type="float" office:value="-11.940742">
            <text:p>-11.940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716316">
            <text:p>69.716316</text:p>
          </table:table-cell>
          <table:table-cell office:value-type="float" office:value="76.571994">
            <text:p>76.571994</text:p>
          </table:table-cell>
          <table:table-cell table:formula="of:=[.B283]-[.C283]" office:value-type="float" office:value="-6.855678">
            <text:p>-6.855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004215">
            <text:p>54.004215</text:p>
          </table:table-cell>
          <table:table-cell office:value-type="float" office:value="59.280173">
            <text:p>59.280173</text:p>
          </table:table-cell>
          <table:table-cell table:formula="of:=[.B284]-[.C284]" office:value-type="float" office:value="-5.275958">
            <text:p>-5.275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090543">
            <text:p>223.090543</text:p>
          </table:table-cell>
          <table:table-cell office:value-type="float" office:value="239.28393">
            <text:p>239.28393</text:p>
          </table:table-cell>
          <table:table-cell table:formula="of:=[.B285]-[.C285]" office:value-type="float" office:value="-16.193387">
            <text:p>-16.193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002364">
            <text:p>145.002364</text:p>
          </table:table-cell>
          <table:table-cell office:value-type="float" office:value="163.246454">
            <text:p>163.246454</text:p>
          </table:table-cell>
          <table:table-cell table:formula="of:=[.B286]-[.C286]" office:value-type="float" office:value="-18.24409">
            <text:p>-18.24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849901">
            <text:p>88.849901</text:p>
          </table:table-cell>
          <table:table-cell office:value-type="float" office:value="101.776877">
            <text:p>101.776877</text:p>
          </table:table-cell>
          <table:table-cell table:formula="of:=[.B287]-[.C287]" office:value-type="float" office:value="-12.926976">
            <text:p>-12.926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765744">
            <text:p>273.765744</text:p>
          </table:table-cell>
          <table:table-cell office:value-type="float" office:value="295.725973">
            <text:p>295.725973</text:p>
          </table:table-cell>
          <table:table-cell table:formula="of:=[.B288]-[.C288]" office:value-type="float" office:value="-21.960229">
            <text:p>-21.960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37035">
            <text:p>60.537035</text:p>
          </table:table-cell>
          <table:table-cell office:value-type="float" office:value="67.983957">
            <text:p>67.983957</text:p>
          </table:table-cell>
          <table:table-cell table:formula="of:=[.B289]-[.C289]" office:value-type="float" office:value="-7.446922">
            <text:p>-7.446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333637">
            <text:p>48.333637</text:p>
          </table:table-cell>
          <table:table-cell office:value-type="float" office:value="53.028122">
            <text:p>53.028122</text:p>
          </table:table-cell>
          <table:table-cell table:formula="of:=[.B290]-[.C290]" office:value-type="float" office:value="-4.694485">
            <text:p>-4.694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18003">
            <text:p>107.418003</text:p>
          </table:table-cell>
          <table:table-cell office:value-type="float" office:value="123.757928">
            <text:p>123.757928</text:p>
          </table:table-cell>
          <table:table-cell table:formula="of:=[.B291]-[.C291]" office:value-type="float" office:value="-16.339925">
            <text:p>-16.339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711655">
            <text:p>140.711655</text:p>
          </table:table-cell>
          <table:table-cell office:value-type="float" office:value="155.695942">
            <text:p>155.695942</text:p>
          </table:table-cell>
          <table:table-cell table:formula="of:=[.B292]-[.C292]" office:value-type="float" office:value="-14.984287">
            <text:p>-14.984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88999">
            <text:p>59.188999</text:p>
          </table:table-cell>
          <table:table-cell office:value-type="float" office:value="65.084921">
            <text:p>65.084921</text:p>
          </table:table-cell>
          <table:table-cell table:formula="of:=[.B293]-[.C293]" office:value-type="float" office:value="-5.89592199999999">
            <text:p>-5.895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952245">
            <text:p>41.952245</text:p>
          </table:table-cell>
          <table:table-cell office:value-type="float" office:value="47.675101">
            <text:p>47.675101</text:p>
          </table:table-cell>
          <table:table-cell table:formula="of:=[.B294]-[.C294]" office:value-type="float" office:value="-5.722856">
            <text:p>-5.722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807428">
            <text:p>133.807428</text:p>
          </table:table-cell>
          <table:table-cell office:value-type="float" office:value="140.609412">
            <text:p>140.609412</text:p>
          </table:table-cell>
          <table:table-cell table:formula="of:=[.B295]-[.C295]" office:value-type="float" office:value="-6.801984">
            <text:p>-6.801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37808">
            <text:p>90.537808</text:p>
          </table:table-cell>
          <table:table-cell office:value-type="float" office:value="105.742745">
            <text:p>105.742745</text:p>
          </table:table-cell>
          <table:table-cell table:formula="of:=[.B296]-[.C296]" office:value-type="float" office:value="-15.204937">
            <text:p>-15.204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954904">
            <text:p>161.954904</text:p>
          </table:table-cell>
          <table:table-cell office:value-type="float" office:value="183.042959">
            <text:p>183.042959</text:p>
          </table:table-cell>
          <table:table-cell table:formula="of:=[.B297]-[.C297]" office:value-type="float" office:value="-21.088055">
            <text:p>-21.088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379161">
            <text:p>84.379161</text:p>
          </table:table-cell>
          <table:table-cell office:value-type="float" office:value="96.712186">
            <text:p>96.712186</text:p>
          </table:table-cell>
          <table:table-cell table:formula="of:=[.B298]-[.C298]" office:value-type="float" office:value="-12.333025">
            <text:p>-12.333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74355">
            <text:p>43.074355</text:p>
          </table:table-cell>
          <table:table-cell office:value-type="float" office:value="48.206217">
            <text:p>48.206217</text:p>
          </table:table-cell>
          <table:table-cell table:formula="of:=[.B299]-[.C299]" office:value-type="float" office:value="-5.13186200000001">
            <text:p>-5.131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008708">
            <text:p>166.008708</text:p>
          </table:table-cell>
          <table:table-cell office:value-type="float" office:value="182.388989">
            <text:p>182.388989</text:p>
          </table:table-cell>
          <table:table-cell table:formula="of:=[.B300]-[.C300]" office:value-type="float" office:value="-16.380281">
            <text:p>-16.380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630544">
            <text:p>283.630544</text:p>
          </table:table-cell>
          <table:table-cell office:value-type="float" office:value="294.828475">
            <text:p>294.828475</text:p>
          </table:table-cell>
          <table:table-cell table:formula="of:=[.B301]-[.C301]" office:value-type="float" office:value="-11.197931">
            <text:p>-11.197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318202">
            <text:p>61.318202</text:p>
          </table:table-cell>
          <table:table-cell office:value-type="float" office:value="69.032776">
            <text:p>69.032776</text:p>
          </table:table-cell>
          <table:table-cell table:formula="of:=[.B302]-[.C302]" office:value-type="float" office:value="-7.714574">
            <text:p>-7.714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38666">
            <text:p>76.438666</text:p>
          </table:table-cell>
          <table:table-cell office:value-type="float" office:value="83.970832">
            <text:p>83.970832</text:p>
          </table:table-cell>
          <table:table-cell table:formula="of:=[.B303]-[.C303]" office:value-type="float" office:value="-7.532166">
            <text:p>-7.532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707971">
            <text:p>112.707971</text:p>
          </table:table-cell>
          <table:table-cell office:value-type="float" office:value="124.868362">
            <text:p>124.868362</text:p>
          </table:table-cell>
          <table:table-cell table:formula="of:=[.B304]-[.C304]" office:value-type="float" office:value="-12.160391">
            <text:p>-12.160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063386">
            <text:p>229.063386</text:p>
          </table:table-cell>
          <table:table-cell office:value-type="float" office:value="242.825614">
            <text:p>242.825614</text:p>
          </table:table-cell>
          <table:table-cell table:formula="of:=[.B305]-[.C305]" office:value-type="float" office:value="-13.762228">
            <text:p>-13.762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884196">
            <text:p>78.884196</text:p>
          </table:table-cell>
          <table:table-cell office:value-type="float" office:value="87.596699">
            <text:p>87.596699</text:p>
          </table:table-cell>
          <table:table-cell table:formula="of:=[.B306]-[.C306]" office:value-type="float" office:value="-8.712503">
            <text:p>-8.712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81151">
            <text:p>73.581151</text:p>
          </table:table-cell>
          <table:table-cell office:value-type="float" office:value="82.618627">
            <text:p>82.618627</text:p>
          </table:table-cell>
          <table:table-cell table:formula="of:=[.B307]-[.C307]" office:value-type="float" office:value="-9.037476">
            <text:p>-9.037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171088">
            <text:p>64.171088</text:p>
          </table:table-cell>
          <table:table-cell office:value-type="float" office:value="70.177202">
            <text:p>70.177202</text:p>
          </table:table-cell>
          <table:table-cell table:formula="of:=[.B308]-[.C308]" office:value-type="float" office:value="-6.006114">
            <text:p>-6.006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537921">
            <text:p>40.537921</text:p>
          </table:table-cell>
          <table:table-cell office:value-type="float" office:value="48.002501">
            <text:p>48.002501</text:p>
          </table:table-cell>
          <table:table-cell table:formula="of:=[.B309]-[.C309]" office:value-type="float" office:value="-7.46458000000001">
            <text:p>-7.46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725944">
            <text:p>29.725944</text:p>
          </table:table-cell>
          <table:table-cell office:value-type="float" office:value="32.957749">
            <text:p>32.957749</text:p>
          </table:table-cell>
          <table:table-cell table:formula="of:=[.B310]-[.C310]" office:value-type="float" office:value="-3.231805">
            <text:p>-3.231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49029">
            <text:p>75.549029</text:p>
          </table:table-cell>
          <table:table-cell office:value-type="float" office:value="82.40049">
            <text:p>82.40049</text:p>
          </table:table-cell>
          <table:table-cell table:formula="of:=[.B311]-[.C311]" office:value-type="float" office:value="-6.851461">
            <text:p>-6.851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356312">
            <text:p>52.356312</text:p>
          </table:table-cell>
          <table:table-cell office:value-type="float" office:value="59.761978">
            <text:p>59.761978</text:p>
          </table:table-cell>
          <table:table-cell table:formula="of:=[.B312]-[.C312]" office:value-type="float" office:value="-7.405666">
            <text:p>-7.405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031686">
            <text:p>120.031686</text:p>
          </table:table-cell>
          <table:table-cell office:value-type="float" office:value="126.143022">
            <text:p>126.143022</text:p>
          </table:table-cell>
          <table:table-cell table:formula="of:=[.B313]-[.C313]" office:value-type="float" office:value="-6.11133600000001">
            <text:p>-6.111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2135">
            <text:p>74.02135</text:p>
          </table:table-cell>
          <table:table-cell office:value-type="float" office:value="77.719179">
            <text:p>77.719179</text:p>
          </table:table-cell>
          <table:table-cell table:formula="of:=[.B314]-[.C314]" office:value-type="float" office:value="-3.697829">
            <text:p>-3.697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01221">
            <text:p>63.601221</text:p>
          </table:table-cell>
          <table:table-cell office:value-type="float" office:value="70.627214">
            <text:p>70.627214</text:p>
          </table:table-cell>
          <table:table-cell table:formula="of:=[.B315]-[.C315]" office:value-type="float" office:value="-7.02599299999999">
            <text:p>-7.025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10075">
            <text:p>65.010075</text:p>
          </table:table-cell>
          <table:table-cell office:value-type="float" office:value="76.310961">
            <text:p>76.310961</text:p>
          </table:table-cell>
          <table:table-cell table:formula="of:=[.B316]-[.C316]" office:value-type="float" office:value="-11.300886">
            <text:p>-11.300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50713">
            <text:p>75.850713</text:p>
          </table:table-cell>
          <table:table-cell office:value-type="float" office:value="83.417478">
            <text:p>83.417478</text:p>
          </table:table-cell>
          <table:table-cell table:formula="of:=[.B317]-[.C317]" office:value-type="float" office:value="-7.566765">
            <text:p>-7.566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359551">
            <text:p>91.359551</text:p>
          </table:table-cell>
          <table:table-cell office:value-type="float" office:value="101.19249">
            <text:p>101.19249</text:p>
          </table:table-cell>
          <table:table-cell table:formula="of:=[.B318]-[.C318]" office:value-type="float" office:value="-9.83293900000001">
            <text:p>-9.832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733586">
            <text:p>60.733586</text:p>
          </table:table-cell>
          <table:table-cell office:value-type="float" office:value="65.657126">
            <text:p>65.657126</text:p>
          </table:table-cell>
          <table:table-cell table:formula="of:=[.B319]-[.C319]" office:value-type="float" office:value="-4.92354">
            <text:p>-4.92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73942">
            <text:p>75.573942</text:p>
          </table:table-cell>
          <table:table-cell office:value-type="float" office:value="81.288202">
            <text:p>81.288202</text:p>
          </table:table-cell>
          <table:table-cell table:formula="of:=[.B320]-[.C320]" office:value-type="float" office:value="-5.71426">
            <text:p>-5.71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956954">
            <text:p>67.956954</text:p>
          </table:table-cell>
          <table:table-cell office:value-type="float" office:value="79.096146">
            <text:p>79.096146</text:p>
          </table:table-cell>
          <table:table-cell table:formula="of:=[.B321]-[.C321]" office:value-type="float" office:value="-11.139192">
            <text:p>-11.139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40995">
            <text:p>74.440995</text:p>
          </table:table-cell>
          <table:table-cell office:value-type="float" office:value="80.179451">
            <text:p>80.179451</text:p>
          </table:table-cell>
          <table:table-cell table:formula="of:=[.B322]-[.C322]" office:value-type="float" office:value="-5.738456">
            <text:p>-5.738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39815">
            <text:p>79.139815</text:p>
          </table:table-cell>
          <table:table-cell office:value-type="float" office:value="88.624676">
            <text:p>88.624676</text:p>
          </table:table-cell>
          <table:table-cell table:formula="of:=[.B323]-[.C323]" office:value-type="float" office:value="-9.484861">
            <text:p>-9.484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33688">
            <text:p>50.233688</text:p>
          </table:table-cell>
          <table:table-cell office:value-type="float" office:value="53.918618">
            <text:p>53.918618</text:p>
          </table:table-cell>
          <table:table-cell table:formula="of:=[.B324]-[.C324]" office:value-type="float" office:value="-3.68493">
            <text:p>-3.68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40759">
            <text:p>69.40759</text:p>
          </table:table-cell>
          <table:table-cell office:value-type="float" office:value="79.431382">
            <text:p>79.431382</text:p>
          </table:table-cell>
          <table:table-cell table:formula="of:=[.B325]-[.C325]" office:value-type="float" office:value="-10.023792">
            <text:p>-10.023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56323">
            <text:p>58.456323</text:p>
          </table:table-cell>
          <table:table-cell office:value-type="float" office:value="61.144923">
            <text:p>61.144923</text:p>
          </table:table-cell>
          <table:table-cell table:formula="of:=[.B326]-[.C326]" office:value-type="float" office:value="-2.6886">
            <text:p>-2.6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78056">
            <text:p>72.778056</text:p>
          </table:table-cell>
          <table:table-cell office:value-type="float" office:value="80.235431">
            <text:p>80.235431</text:p>
          </table:table-cell>
          <table:table-cell table:formula="of:=[.B327]-[.C327]" office:value-type="float" office:value="-7.457375">
            <text:p>-7.457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306636">
            <text:p>95.306636</text:p>
          </table:table-cell>
          <table:table-cell office:value-type="float" office:value="104.291044">
            <text:p>104.291044</text:p>
          </table:table-cell>
          <table:table-cell table:formula="of:=[.B328]-[.C328]" office:value-type="float" office:value="-8.984408">
            <text:p>-8.984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965845">
            <text:p>44.965845</text:p>
          </table:table-cell>
          <table:table-cell office:value-type="float" office:value="51.02777">
            <text:p>51.02777</text:p>
          </table:table-cell>
          <table:table-cell table:formula="of:=[.B329]-[.C329]" office:value-type="float" office:value="-6.061925">
            <text:p>-6.061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648392">
            <text:p>55.648392</text:p>
          </table:table-cell>
          <table:table-cell office:value-type="float" office:value="63.946518">
            <text:p>63.946518</text:p>
          </table:table-cell>
          <table:table-cell table:formula="of:=[.B330]-[.C330]" office:value-type="float" office:value="-8.298126">
            <text:p>-8.298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883243">
            <text:p>70.883243</text:p>
          </table:table-cell>
          <table:table-cell office:value-type="float" office:value="80.108262">
            <text:p>80.108262</text:p>
          </table:table-cell>
          <table:table-cell table:formula="of:=[.B331]-[.C331]" office:value-type="float" office:value="-9.225019">
            <text:p>-9.225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16843">
            <text:p>108.016843</text:p>
          </table:table-cell>
          <table:table-cell office:value-type="float" office:value="121.402567">
            <text:p>121.402567</text:p>
          </table:table-cell>
          <table:table-cell table:formula="of:=[.B332]-[.C332]" office:value-type="float" office:value="-13.385724">
            <text:p>-13.385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953946">
            <text:p>154.953946</text:p>
          </table:table-cell>
          <table:table-cell office:value-type="float" office:value="171.423167">
            <text:p>171.423167</text:p>
          </table:table-cell>
          <table:table-cell table:formula="of:=[.B333]-[.C333]" office:value-type="float" office:value="-16.469221">
            <text:p>-16.469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580382">
            <text:p>229.580382</text:p>
          </table:table-cell>
          <table:table-cell office:value-type="float" office:value="254.022868">
            <text:p>254.022868</text:p>
          </table:table-cell>
          <table:table-cell table:formula="of:=[.B334]-[.C334]" office:value-type="float" office:value="-24.442486">
            <text:p>-24.442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96661">
            <text:p>201.96661</text:p>
          </table:table-cell>
          <table:table-cell office:value-type="float" office:value="221.427689">
            <text:p>221.427689</text:p>
          </table:table-cell>
          <table:table-cell table:formula="of:=[.B335]-[.C335]" office:value-type="float" office:value="-19.461079">
            <text:p>-19.46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818664">
            <text:p>47.818664</text:p>
          </table:table-cell>
          <table:table-cell office:value-type="float" office:value="51.150064">
            <text:p>51.150064</text:p>
          </table:table-cell>
          <table:table-cell table:formula="of:=[.B336]-[.C336]" office:value-type="float" office:value="-3.3314">
            <text:p>-3.3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14256">
            <text:p>48.414256</text:p>
          </table:table-cell>
          <table:table-cell office:value-type="float" office:value="51.863668">
            <text:p>51.863668</text:p>
          </table:table-cell>
          <table:table-cell table:formula="of:=[.B337]-[.C337]" office:value-type="float" office:value="-3.449412">
            <text:p>-3.449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819131">
            <text:p>131.819131</text:p>
          </table:table-cell>
          <table:table-cell office:value-type="float" office:value="138.637859">
            <text:p>138.637859</text:p>
          </table:table-cell>
          <table:table-cell table:formula="of:=[.B338]-[.C338]" office:value-type="float" office:value="-6.81872799999999">
            <text:p>-6.818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579229">
            <text:p>115.579229</text:p>
          </table:table-cell>
          <table:table-cell office:value-type="float" office:value="126.355224">
            <text:p>126.355224</text:p>
          </table:table-cell>
          <table:table-cell table:formula="of:=[.B339]-[.C339]" office:value-type="float" office:value="-10.775995">
            <text:p>-10.775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62118">
            <text:p>91.662118</text:p>
          </table:table-cell>
          <table:table-cell office:value-type="float" office:value="100.624197">
            <text:p>100.624197</text:p>
          </table:table-cell>
          <table:table-cell table:formula="of:=[.B340]-[.C340]" office:value-type="float" office:value="-8.96207899999999">
            <text:p>-8.962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410804">
            <text:p>129.410804</text:p>
          </table:table-cell>
          <table:table-cell office:value-type="float" office:value="142.662368">
            <text:p>142.662368</text:p>
          </table:table-cell>
          <table:table-cell table:formula="of:=[.B341]-[.C341]" office:value-type="float" office:value="-13.251564">
            <text:p>-13.251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06115">
            <text:p>72.906115</text:p>
          </table:table-cell>
          <table:table-cell office:value-type="float" office:value="77.561956">
            <text:p>77.561956</text:p>
          </table:table-cell>
          <table:table-cell table:formula="of:=[.B342]-[.C342]" office:value-type="float" office:value="-4.655841">
            <text:p>-4.6558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.531259">
            <text:p>98.531259</text:p>
          </table:table-cell>
          <table:table-cell office:value-type="float" office:value="90.941663">
            <text:p>90.941663</text:p>
          </table:table-cell>
          <table:table-cell table:formula="of:=[.B343]-[.C343]" office:value-type="float" office:value="7.589596">
            <text:p>7.5895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.989897">
            <text:p>123.989897</text:p>
          </table:table-cell>
          <table:table-cell office:value-type="float" office:value="117.678647">
            <text:p>117.678647</text:p>
          </table:table-cell>
          <table:table-cell table:formula="of:=[.B344]-[.C344]" office:value-type="float" office:value="6.31125">
            <text:p>6.311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.283296">
            <text:p>152.283296</text:p>
          </table:table-cell>
          <table:table-cell office:value-type="float" office:value="147.387919">
            <text:p>147.387919</text:p>
          </table:table-cell>
          <table:table-cell table:formula="of:=[.B345]-[.C345]" office:value-type="float" office:value="4.895377">
            <text:p>4.8953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.229565">
            <text:p>100.229565</text:p>
          </table:table-cell>
          <table:table-cell office:value-type="float" office:value="96.917026">
            <text:p>96.917026</text:p>
          </table:table-cell>
          <table:table-cell table:formula="of:=[.B346]-[.C346]" office:value-type="float" office:value="3.31253899999999">
            <text:p>3.3125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.040184">
            <text:p>57.040184</text:p>
          </table:table-cell>
          <table:table-cell office:value-type="float" office:value="51.254404">
            <text:p>51.254404</text:p>
          </table:table-cell>
          <table:table-cell table:formula="of:=[.B347]-[.C347]" office:value-type="float" office:value="5.78578">
            <text:p>5.785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733769">
            <text:p>44.733769</text:p>
          </table:table-cell>
          <table:table-cell office:value-type="float" office:value="40.723513">
            <text:p>40.723513</text:p>
          </table:table-cell>
          <table:table-cell table:formula="of:=[.B348]-[.C348]" office:value-type="float" office:value="4.01025600000001">
            <text:p>4.0102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.668294">
            <text:p>212.668294</text:p>
          </table:table-cell>
          <table:table-cell office:value-type="float" office:value="208.070797">
            <text:p>208.070797</text:p>
          </table:table-cell>
          <table:table-cell table:formula="of:=[.B349]-[.C349]" office:value-type="float" office:value="4.597497">
            <text:p>4.5974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.177997">
            <text:p>215.177997</text:p>
          </table:table-cell>
          <table:table-cell office:value-type="float" office:value="204.82883">
            <text:p>204.82883</text:p>
          </table:table-cell>
          <table:table-cell table:formula="of:=[.B350]-[.C350]" office:value-type="float" office:value="10.349167">
            <text:p>10.3491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.933129">
            <text:p>86.933129</text:p>
          </table:table-cell>
          <table:table-cell office:value-type="float" office:value="85.394968">
            <text:p>85.394968</text:p>
          </table:table-cell>
          <table:table-cell table:formula="of:=[.B351]-[.C351]" office:value-type="float" office:value="1.53816099999999">
            <text:p>1.5381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.644341">
            <text:p>82.644341</text:p>
          </table:table-cell>
          <table:table-cell office:value-type="float" office:value="77.821561">
            <text:p>77.821561</text:p>
          </table:table-cell>
          <table:table-cell table:formula="of:=[.B352]-[.C352]" office:value-type="float" office:value="4.82277999999999">
            <text:p>4.822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978861">
            <text:p>52.978861</text:p>
          </table:table-cell>
          <table:table-cell office:value-type="float" office:value="48.229313">
            <text:p>48.229313</text:p>
          </table:table-cell>
          <table:table-cell table:formula="of:=[.B353]-[.C353]" office:value-type="float" office:value="4.749548">
            <text:p>4.7495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488581">
            <text:p>36.488581</text:p>
          </table:table-cell>
          <table:table-cell office:value-type="float" office:value="34.90699">
            <text:p>34.90699</text:p>
          </table:table-cell>
          <table:table-cell table:formula="of:=[.B354]-[.C354]" office:value-type="float" office:value="1.581591">
            <text:p>1.5815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.101903">
            <text:p>160.101903</text:p>
          </table:table-cell>
          <table:table-cell office:value-type="float" office:value="154.963401">
            <text:p>154.963401</text:p>
          </table:table-cell>
          <table:table-cell table:formula="of:=[.B355]-[.C355]" office:value-type="float" office:value="5.13850199999999">
            <text:p>5.138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.098903">
            <text:p>202.098903</text:p>
          </table:table-cell>
          <table:table-cell office:value-type="float" office:value="202.25862">
            <text:p>202.25862</text:p>
          </table:table-cell>
          <table:table-cell table:formula="of:=[.B356]-[.C356]" office:value-type="float" office:value="-0.159717000000001">
            <text:p>-0.1597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.273738">
            <text:p>42.273738</text:p>
          </table:table-cell>
          <table:table-cell office:value-type="float" office:value="39.273285">
            <text:p>39.273285</text:p>
          </table:table-cell>
          <table:table-cell table:formula="of:=[.B357]-[.C357]" office:value-type="float" office:value="3.000453">
            <text:p>3.0004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.285042">
            <text:p>101.285042</text:p>
          </table:table-cell>
          <table:table-cell office:value-type="float" office:value="99.098258">
            <text:p>99.098258</text:p>
          </table:table-cell>
          <table:table-cell table:formula="of:=[.B358]-[.C358]" office:value-type="float" office:value="2.186784">
            <text:p>2.1867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.261244">
            <text:p>56.261244</text:p>
          </table:table-cell>
          <table:table-cell office:value-type="float" office:value="54.727037">
            <text:p>54.727037</text:p>
          </table:table-cell>
          <table:table-cell table:formula="of:=[.B359]-[.C359]" office:value-type="float" office:value="1.534207">
            <text:p>1.5342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.911046">
            <text:p>40.911046</text:p>
          </table:table-cell>
          <table:table-cell office:value-type="float" office:value="38.261271">
            <text:p>38.261271</text:p>
          </table:table-cell>
          <table:table-cell table:formula="of:=[.B360]-[.C360]" office:value-type="float" office:value="2.649775">
            <text:p>2.6497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.80653">
            <text:p>100.80653</text:p>
          </table:table-cell>
          <table:table-cell office:value-type="float" office:value="96.826055">
            <text:p>96.826055</text:p>
          </table:table-cell>
          <table:table-cell table:formula="of:=[.B361]-[.C361]" office:value-type="float" office:value="3.980475">
            <text:p>3.9804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.176549">
            <text:p>51.176549</text:p>
          </table:table-cell>
          <table:table-cell office:value-type="float" office:value="47.858853">
            <text:p>47.858853</text:p>
          </table:table-cell>
          <table:table-cell table:formula="of:=[.B362]-[.C362]" office:value-type="float" office:value="3.317696">
            <text:p>3.3176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.207894">
            <text:p>69.207894</text:p>
          </table:table-cell>
          <table:table-cell office:value-type="float" office:value="65.874196">
            <text:p>65.874196</text:p>
          </table:table-cell>
          <table:table-cell table:formula="of:=[.B363]-[.C363]" office:value-type="float" office:value="3.333698">
            <text:p>3.3336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279832">
            <text:p>75.279832</text:p>
          </table:table-cell>
          <table:table-cell office:value-type="float" office:value="70.993752">
            <text:p>70.993752</text:p>
          </table:table-cell>
          <table:table-cell table:formula="of:=[.B364]-[.C364]" office:value-type="float" office:value="4.28608">
            <text:p>4.286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.942169">
            <text:p>32.942169</text:p>
          </table:table-cell>
          <table:table-cell office:value-type="float" office:value="31.790141">
            <text:p>31.790141</text:p>
          </table:table-cell>
          <table:table-cell table:formula="of:=[.B365]-[.C365]" office:value-type="float" office:value="1.152028">
            <text:p>1.1520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.498047">
            <text:p>31.498047</text:p>
          </table:table-cell>
          <table:table-cell office:value-type="float" office:value="29.604918">
            <text:p>29.604918</text:p>
          </table:table-cell>
          <table:table-cell table:formula="of:=[.B366]-[.C366]" office:value-type="float" office:value="1.893129">
            <text:p>1.8931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.47464">
            <text:p>101.47464</text:p>
          </table:table-cell>
          <table:table-cell office:value-type="float" office:value="97.269804">
            <text:p>97.269804</text:p>
          </table:table-cell>
          <table:table-cell table:formula="of:=[.B367]-[.C367]" office:value-type="float" office:value="4.204836">
            <text:p>4.2048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.250597">
            <text:p>160.250597</text:p>
          </table:table-cell>
          <table:table-cell office:value-type="float" office:value="154.134943">
            <text:p>154.134943</text:p>
          </table:table-cell>
          <table:table-cell table:formula="of:=[.B368]-[.C368]" office:value-type="float" office:value="6.11565400000001">
            <text:p>6.1156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.338465">
            <text:p>117.338465</text:p>
          </table:table-cell>
          <table:table-cell office:value-type="float" office:value="113.856775">
            <text:p>113.856775</text:p>
          </table:table-cell>
          <table:table-cell table:formula="of:=[.B369]-[.C369]" office:value-type="float" office:value="3.48169">
            <text:p>3.481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707289">
            <text:p>27.707289</text:p>
          </table:table-cell>
          <table:table-cell office:value-type="float" office:value="26.066485">
            <text:p>26.066485</text:p>
          </table:table-cell>
          <table:table-cell table:formula="of:=[.B370]-[.C370]" office:value-type="float" office:value="1.640804">
            <text:p>1.6408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.873564">
            <text:p>56.873564</text:p>
          </table:table-cell>
          <table:table-cell office:value-type="float" office:value="52.246417">
            <text:p>52.246417</text:p>
          </table:table-cell>
          <table:table-cell table:formula="of:=[.B371]-[.C371]" office:value-type="float" office:value="4.627147">
            <text:p>4.6271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328094">
            <text:p>47.328094</text:p>
          </table:table-cell>
          <table:table-cell office:value-type="float" office:value="43.821055">
            <text:p>43.821055</text:p>
          </table:table-cell>
          <table:table-cell table:formula="of:=[.B372]-[.C372]" office:value-type="float" office:value="3.507039">
            <text:p>3.5070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.937448">
            <text:p>78.937448</text:p>
          </table:table-cell>
          <table:table-cell office:value-type="float" office:value="75.568319">
            <text:p>75.568319</text:p>
          </table:table-cell>
          <table:table-cell table:formula="of:=[.B373]-[.C373]" office:value-type="float" office:value="3.369129">
            <text:p>3.3691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.944877">
            <text:p>69.944877</text:p>
          </table:table-cell>
          <table:table-cell office:value-type="float" office:value="64.916031">
            <text:p>64.916031</text:p>
          </table:table-cell>
          <table:table-cell table:formula="of:=[.B374]-[.C374]" office:value-type="float" office:value="5.028846">
            <text:p>5.0288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931908">
            <text:p>52.931908</text:p>
          </table:table-cell>
          <table:table-cell office:value-type="float" office:value="50.411059">
            <text:p>50.411059</text:p>
          </table:table-cell>
          <table:table-cell table:formula="of:=[.B375]-[.C375]" office:value-type="float" office:value="2.520849">
            <text:p>2.5208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09065">
            <text:p>52.09065</text:p>
          </table:table-cell>
          <table:table-cell office:value-type="float" office:value="49.05875">
            <text:p>49.05875</text:p>
          </table:table-cell>
          <table:table-cell table:formula="of:=[.B376]-[.C376]" office:value-type="float" office:value="3.03189999999999">
            <text:p>3.03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.966894">
            <text:p>60.966894</text:p>
          </table:table-cell>
          <table:table-cell office:value-type="float" office:value="56.181084">
            <text:p>56.181084</text:p>
          </table:table-cell>
          <table:table-cell table:formula="of:=[.B377]-[.C377]" office:value-type="float" office:value="4.78581">
            <text:p>4.785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.522473">
            <text:p>198.522473</text:p>
          </table:table-cell>
          <table:table-cell office:value-type="float" office:value="197.183556">
            <text:p>197.183556</text:p>
          </table:table-cell>
          <table:table-cell table:formula="of:=[.B378]-[.C378]" office:value-type="float" office:value="1.33891699999998">
            <text:p>1.3389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.386494">
            <text:p>57.386494</text:p>
          </table:table-cell>
          <table:table-cell office:value-type="float" office:value="55.483142">
            <text:p>55.483142</text:p>
          </table:table-cell>
          <table:table-cell table:formula="of:=[.B379]-[.C379]" office:value-type="float" office:value="1.903352">
            <text:p>1.9033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.048107">
            <text:p>126.048107</text:p>
          </table:table-cell>
          <table:table-cell office:value-type="float" office:value="121.137871">
            <text:p>121.137871</text:p>
          </table:table-cell>
          <table:table-cell table:formula="of:=[.B380]-[.C380]" office:value-type="float" office:value="4.910236">
            <text:p>4.9102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11027">
            <text:p>36.11027</text:p>
          </table:table-cell>
          <table:table-cell office:value-type="float" office:value="33.861336">
            <text:p>33.861336</text:p>
          </table:table-cell>
          <table:table-cell table:formula="of:=[.B381]-[.C381]" office:value-type="float" office:value="2.248934">
            <text:p>2.2489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.843274">
            <text:p>129.843274</text:p>
          </table:table-cell>
          <table:table-cell office:value-type="float" office:value="121.37356">
            <text:p>121.37356</text:p>
          </table:table-cell>
          <table:table-cell table:formula="of:=[.B382]-[.C382]" office:value-type="float" office:value="8.46971400000001">
            <text:p>8.4697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.432812">
            <text:p>43.432812</text:p>
          </table:table-cell>
          <table:table-cell office:value-type="float" office:value="42.018056">
            <text:p>42.018056</text:p>
          </table:table-cell>
          <table:table-cell table:formula="of:=[.B383]-[.C383]" office:value-type="float" office:value="1.414756">
            <text:p>1.4147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.923107">
            <text:p>57.923107</text:p>
          </table:table-cell>
          <table:table-cell office:value-type="float" office:value="56.436382">
            <text:p>56.436382</text:p>
          </table:table-cell>
          <table:table-cell table:formula="of:=[.B384]-[.C384]" office:value-type="float" office:value="1.486725">
            <text:p>1.4867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.703336">
            <text:p>25.703336</text:p>
          </table:table-cell>
          <table:table-cell office:value-type="float" office:value="23.869651">
            <text:p>23.869651</text:p>
          </table:table-cell>
          <table:table-cell table:formula="of:=[.B385]-[.C385]" office:value-type="float" office:value="1.833685">
            <text:p>1.8336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.868349">
            <text:p>40.868349</text:p>
          </table:table-cell>
          <table:table-cell office:value-type="float" office:value="39.964468">
            <text:p>39.964468</text:p>
          </table:table-cell>
          <table:table-cell table:formula="of:=[.B386]-[.C386]" office:value-type="float" office:value="0.903881000000006">
            <text:p>0.9038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.816699">
            <text:p>274.816699</text:p>
          </table:table-cell>
          <table:table-cell office:value-type="float" office:value="264.540864">
            <text:p>264.540864</text:p>
          </table:table-cell>
          <table:table-cell table:formula="of:=[.B387]-[.C387]" office:value-type="float" office:value="10.275835">
            <text:p>10.2758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.358234">
            <text:p>64.358234</text:p>
          </table:table-cell>
          <table:table-cell office:value-type="float" office:value="60.510996">
            <text:p>60.510996</text:p>
          </table:table-cell>
          <table:table-cell table:formula="of:=[.B388]-[.C388]" office:value-type="float" office:value="3.847238">
            <text:p>3.8472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.369092">
            <text:p>24.369092</text:p>
          </table:table-cell>
          <table:table-cell office:value-type="float" office:value="22.820159">
            <text:p>22.820159</text:p>
          </table:table-cell>
          <table:table-cell table:formula="of:=[.B389]-[.C389]" office:value-type="float" office:value="1.548933">
            <text:p>1.5489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.550487">
            <text:p>32.550487</text:p>
          </table:table-cell>
          <table:table-cell office:value-type="float" office:value="29.904411">
            <text:p>29.904411</text:p>
          </table:table-cell>
          <table:table-cell table:formula="of:=[.B390]-[.C390]" office:value-type="float" office:value="2.646076">
            <text:p>2.6460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.565413">
            <text:p>123.565413</text:p>
          </table:table-cell>
          <table:table-cell office:value-type="float" office:value="117.394148">
            <text:p>117.394148</text:p>
          </table:table-cell>
          <table:table-cell table:formula="of:=[.B391]-[.C391]" office:value-type="float" office:value="6.17126500000001">
            <text:p>6.1712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.770289">
            <text:p>125.770289</text:p>
          </table:table-cell>
          <table:table-cell office:value-type="float" office:value="116.255275">
            <text:p>116.255275</text:p>
          </table:table-cell>
          <table:table-cell table:formula="of:=[.B392]-[.C392]" office:value-type="float" office:value="9.51501400000001">
            <text:p>9.5150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.647266">
            <text:p>74.647266</text:p>
          </table:table-cell>
          <table:table-cell office:value-type="float" office:value="71.87154">
            <text:p>71.87154</text:p>
          </table:table-cell>
          <table:table-cell table:formula="of:=[.B393]-[.C393]" office:value-type="float" office:value="2.77572600000001">
            <text:p>2.7757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.059783">
            <text:p>63.059783</text:p>
          </table:table-cell>
          <table:table-cell office:value-type="float" office:value="59.877698">
            <text:p>59.877698</text:p>
          </table:table-cell>
          <table:table-cell table:formula="of:=[.B394]-[.C394]" office:value-type="float" office:value="3.182085">
            <text:p>3.1820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.265844">
            <text:p>76.265844</text:p>
          </table:table-cell>
          <table:table-cell office:value-type="float" office:value="72.951011">
            <text:p>72.951011</text:p>
          </table:table-cell>
          <table:table-cell table:formula="of:=[.B395]-[.C395]" office:value-type="float" office:value="3.31483300000001">
            <text:p>3.3148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457764">
            <text:p>46.457764</text:p>
          </table:table-cell>
          <table:table-cell office:value-type="float" office:value="42.808914">
            <text:p>42.808914</text:p>
          </table:table-cell>
          <table:table-cell table:formula="of:=[.B396]-[.C396]" office:value-type="float" office:value="3.64885">
            <text:p>3.648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.907073">
            <text:p>108.907073</text:p>
          </table:table-cell>
          <table:table-cell office:value-type="float" office:value="104.994995">
            <text:p>104.994995</text:p>
          </table:table-cell>
          <table:table-cell table:formula="of:=[.B397]-[.C397]" office:value-type="float" office:value="3.91207799999999">
            <text:p>3.9120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.043376">
            <text:p>127.043376</text:p>
          </table:table-cell>
          <table:table-cell office:value-type="float" office:value="121.640589">
            <text:p>121.640589</text:p>
          </table:table-cell>
          <table:table-cell table:formula="of:=[.B398]-[.C398]" office:value-type="float" office:value="5.40278699999999">
            <text:p>5.4027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.9025">
            <text:p>80.9025</text:p>
          </table:table-cell>
          <table:table-cell office:value-type="float" office:value="77.486556">
            <text:p>77.486556</text:p>
          </table:table-cell>
          <table:table-cell table:formula="of:=[.B399]-[.C399]" office:value-type="float" office:value="3.41594400000001">
            <text:p>3.4159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.385401">
            <text:p>76.385401</text:p>
          </table:table-cell>
          <table:table-cell office:value-type="float" office:value="74.238494">
            <text:p>74.238494</text:p>
          </table:table-cell>
          <table:table-cell table:formula="of:=[.B400]-[.C400]" office:value-type="float" office:value="2.146907">
            <text:p>2.1469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.503995">
            <text:p>80.503995</text:p>
          </table:table-cell>
          <table:table-cell office:value-type="float" office:value="77.633035">
            <text:p>77.633035</text:p>
          </table:table-cell>
          <table:table-cell table:formula="of:=[.B401]-[.C401]" office:value-type="float" office:value="2.87096">
            <text:p>2.870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.843467">
            <text:p>90.843467</text:p>
          </table:table-cell>
          <table:table-cell office:value-type="float" office:value="86.203201">
            <text:p>86.203201</text:p>
          </table:table-cell>
          <table:table-cell table:formula="of:=[.B402]-[.C402]" office:value-type="float" office:value="4.640266">
            <text:p>4.6402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.067378">
            <text:p>53.067378</text:p>
          </table:table-cell>
          <table:table-cell office:value-type="float" office:value="48.773264">
            <text:p>48.773264</text:p>
          </table:table-cell>
          <table:table-cell table:formula="of:=[.B403]-[.C403]" office:value-type="float" office:value="4.294114">
            <text:p>4.2941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.007013">
            <text:p>107.007013</text:p>
          </table:table-cell>
          <table:table-cell office:value-type="float" office:value="101.657132">
            <text:p>101.657132</text:p>
          </table:table-cell>
          <table:table-cell table:formula="of:=[.B404]-[.C404]" office:value-type="float" office:value="5.349881">
            <text:p>5.3498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5.794412">
            <text:p>115.794412</text:p>
          </table:table-cell>
          <table:table-cell office:value-type="float" office:value="110.669299">
            <text:p>110.669299</text:p>
          </table:table-cell>
          <table:table-cell table:formula="of:=[.B405]-[.C405]" office:value-type="float" office:value="5.125113">
            <text:p>5.1251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.993738">
            <text:p>90.993738</text:p>
          </table:table-cell>
          <table:table-cell office:value-type="float" office:value="83.467373">
            <text:p>83.467373</text:p>
          </table:table-cell>
          <table:table-cell table:formula="of:=[.B406]-[.C406]" office:value-type="float" office:value="7.526365">
            <text:p>7.5263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.570106">
            <text:p>160.570106</text:p>
          </table:table-cell>
          <table:table-cell office:value-type="float" office:value="158.052653">
            <text:p>158.052653</text:p>
          </table:table-cell>
          <table:table-cell table:formula="of:=[.B407]-[.C407]" office:value-type="float" office:value="2.51745300000002">
            <text:p>2.5174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.406497">
            <text:p>62.406497</text:p>
          </table:table-cell>
          <table:table-cell office:value-type="float" office:value="57.301623">
            <text:p>57.301623</text:p>
          </table:table-cell>
          <table:table-cell table:formula="of:=[.B408]-[.C408]" office:value-type="float" office:value="5.104874">
            <text:p>5.1048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.624278">
            <text:p>155.624278</text:p>
          </table:table-cell>
          <table:table-cell office:value-type="float" office:value="151.192289">
            <text:p>151.192289</text:p>
          </table:table-cell>
          <table:table-cell table:formula="of:=[.B409]-[.C409]" office:value-type="float" office:value="4.43198900000002">
            <text:p>4.4319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.40896">
            <text:p>31.40896</text:p>
          </table:table-cell>
          <table:table-cell office:value-type="float" office:value="29.541691">
            <text:p>29.541691</text:p>
          </table:table-cell>
          <table:table-cell table:formula="of:=[.B410]-[.C410]" office:value-type="float" office:value="1.867269">
            <text:p>1.8672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.265257">
            <text:p>130.265257</text:p>
          </table:table-cell>
          <table:table-cell office:value-type="float" office:value="134.030326">
            <text:p>134.030326</text:p>
          </table:table-cell>
          <table:table-cell table:formula="of:=[.B411]-[.C411]" office:value-type="float" office:value="-3.76506900000001">
            <text:p>-3.7650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5.651257">
            <text:p>295.651257</text:p>
          </table:table-cell>
          <table:table-cell office:value-type="float" office:value="282.669771">
            <text:p>282.669771</text:p>
          </table:table-cell>
          <table:table-cell table:formula="of:=[.B412]-[.C412]" office:value-type="float" office:value="12.981486">
            <text:p>12.9814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.891826">
            <text:p>98.891826</text:p>
          </table:table-cell>
          <table:table-cell office:value-type="float" office:value="89.810563">
            <text:p>89.810563</text:p>
          </table:table-cell>
          <table:table-cell table:formula="of:=[.B413]-[.C413]" office:value-type="float" office:value="9.08126299999999">
            <text:p>9.0812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.507114">
            <text:p>104.507114</text:p>
          </table:table-cell>
          <table:table-cell office:value-type="float" office:value="102.239774">
            <text:p>102.239774</text:p>
          </table:table-cell>
          <table:table-cell table:formula="of:=[.B414]-[.C414]" office:value-type="float" office:value="2.26734">
            <text:p>2.267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.118784">
            <text:p>130.118784</text:p>
          </table:table-cell>
          <table:table-cell office:value-type="float" office:value="125.228339">
            <text:p>125.228339</text:p>
          </table:table-cell>
          <table:table-cell table:formula="of:=[.B415]-[.C415]" office:value-type="float" office:value="4.890445">
            <text:p>4.8904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.027545">
            <text:p>83.027545</text:p>
          </table:table-cell>
          <table:table-cell office:value-type="float" office:value="78.061812">
            <text:p>78.061812</text:p>
          </table:table-cell>
          <table:table-cell table:formula="of:=[.B416]-[.C416]" office:value-type="float" office:value="4.965733">
            <text:p>4.9657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.100425">
            <text:p>222.100425</text:p>
          </table:table-cell>
          <table:table-cell office:value-type="float" office:value="216.905274">
            <text:p>216.905274</text:p>
          </table:table-cell>
          <table:table-cell table:formula="of:=[.B417]-[.C417]" office:value-type="float" office:value="5.19515100000001">
            <text:p>5.1951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.454673">
            <text:p>167.454673</text:p>
          </table:table-cell>
          <table:table-cell office:value-type="float" office:value="160.340463">
            <text:p>160.340463</text:p>
          </table:table-cell>
          <table:table-cell table:formula="of:=[.B418]-[.C418]" office:value-type="float" office:value="7.11421000000001">
            <text:p>7.114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.006704">
            <text:p>42.006704</text:p>
          </table:table-cell>
          <table:table-cell office:value-type="float" office:value="39.022778">
            <text:p>39.022778</text:p>
          </table:table-cell>
          <table:table-cell table:formula="of:=[.B419]-[.C419]" office:value-type="float" office:value="2.983926">
            <text:p>2.9839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.975564">
            <text:p>33.975564</text:p>
          </table:table-cell>
          <table:table-cell office:value-type="float" office:value="31.440074">
            <text:p>31.440074</text:p>
          </table:table-cell>
          <table:table-cell table:formula="of:=[.B420]-[.C420]" office:value-type="float" office:value="2.53549">
            <text:p>2.535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.614296">
            <text:p>178.614296</text:p>
          </table:table-cell>
          <table:table-cell office:value-type="float" office:value="169.11942">
            <text:p>169.11942</text:p>
          </table:table-cell>
          <table:table-cell table:formula="of:=[.B421]-[.C421]" office:value-type="float" office:value="9.49487600000001">
            <text:p>9.4948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028602">
            <text:p>75.028602</text:p>
          </table:table-cell>
          <table:table-cell office:value-type="float" office:value="70.694923">
            <text:p>70.694923</text:p>
          </table:table-cell>
          <table:table-cell table:formula="of:=[.B422]-[.C422]" office:value-type="float" office:value="4.333679">
            <text:p>4.3336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.858116">
            <text:p>226.858116</text:p>
          </table:table-cell>
          <table:table-cell office:value-type="float" office:value="220.016463">
            <text:p>220.016463</text:p>
          </table:table-cell>
          <table:table-cell table:formula="of:=[.B423]-[.C423]" office:value-type="float" office:value="6.84165300000001">
            <text:p>6.8416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.099436">
            <text:p>95.099436</text:p>
          </table:table-cell>
          <table:table-cell office:value-type="float" office:value="89.992853">
            <text:p>89.992853</text:p>
          </table:table-cell>
          <table:table-cell table:formula="of:=[.B424]-[.C424]" office:value-type="float" office:value="5.106583">
            <text:p>5.1065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.157015">
            <text:p>57.157015</text:p>
          </table:table-cell>
          <table:table-cell office:value-type="float" office:value="52.472896">
            <text:p>52.472896</text:p>
          </table:table-cell>
          <table:table-cell table:formula="of:=[.B425]-[.C425]" office:value-type="float" office:value="4.684119">
            <text:p>4.6841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.184012">
            <text:p>83.184012</text:p>
          </table:table-cell>
          <table:table-cell office:value-type="float" office:value="78.45682">
            <text:p>78.45682</text:p>
          </table:table-cell>
          <table:table-cell table:formula="of:=[.B426]-[.C426]" office:value-type="float" office:value="4.727192">
            <text:p>4.7271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.260512">
            <text:p>72.260512</text:p>
          </table:table-cell>
          <table:table-cell office:value-type="float" office:value="68.576979">
            <text:p>68.576979</text:p>
          </table:table-cell>
          <table:table-cell table:formula="of:=[.B427]-[.C427]" office:value-type="float" office:value="3.68353300000001">
            <text:p>3.6835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.550308">
            <text:p>80.550308</text:p>
          </table:table-cell>
          <table:table-cell office:value-type="float" office:value="73.189156">
            <text:p>73.189156</text:p>
          </table:table-cell>
          <table:table-cell table:formula="of:=[.B428]-[.C428]" office:value-type="float" office:value="7.361152">
            <text:p>7.3611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.690347">
            <text:p>86.690347</text:p>
          </table:table-cell>
          <table:table-cell office:value-type="float" office:value="84.868859">
            <text:p>84.868859</text:p>
          </table:table-cell>
          <table:table-cell table:formula="of:=[.B429]-[.C429]" office:value-type="float" office:value="1.821488">
            <text:p>1.8214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.545872">
            <text:p>131.545872</text:p>
          </table:table-cell>
          <table:table-cell office:value-type="float" office:value="124.444959">
            <text:p>124.444959</text:p>
          </table:table-cell>
          <table:table-cell table:formula="of:=[.B430]-[.C430]" office:value-type="float" office:value="7.10091300000001">
            <text:p>7.1009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2.794007">
            <text:p>142.794007</text:p>
          </table:table-cell>
          <table:table-cell office:value-type="float" office:value="141.718909">
            <text:p>141.718909</text:p>
          </table:table-cell>
          <table:table-cell table:formula="of:=[.B431]-[.C431]" office:value-type="float" office:value="1.075098">
            <text:p>1.0750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.585226">
            <text:p>56.585226</text:p>
          </table:table-cell>
          <table:table-cell office:value-type="float" office:value="53.460494">
            <text:p>53.460494</text:p>
          </table:table-cell>
          <table:table-cell table:formula="of:=[.B432]-[.C432]" office:value-type="float" office:value="3.124732">
            <text:p>3.1247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.865944">
            <text:p>92.865944</text:p>
          </table:table-cell>
          <table:table-cell office:value-type="float" office:value="88.380145">
            <text:p>88.380145</text:p>
          </table:table-cell>
          <table:table-cell table:formula="of:=[.B433]-[.C433]" office:value-type="float" office:value="4.485799">
            <text:p>4.4857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.5144">
            <text:p>43.5144</text:p>
          </table:table-cell>
          <table:table-cell office:value-type="float" office:value="40.704169">
            <text:p>40.704169</text:p>
          </table:table-cell>
          <table:table-cell table:formula="of:=[.B434]-[.C434]" office:value-type="float" office:value="2.810231">
            <text:p>2.8102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.066986">
            <text:p>184.066986</text:p>
          </table:table-cell>
          <table:table-cell office:value-type="float" office:value="181.625441">
            <text:p>181.625441</text:p>
          </table:table-cell>
          <table:table-cell table:formula="of:=[.B435]-[.C435]" office:value-type="float" office:value="2.44154500000002">
            <text:p>2.4415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.175131">
            <text:p>83.175131</text:p>
          </table:table-cell>
          <table:table-cell office:value-type="float" office:value="79.676812">
            <text:p>79.676812</text:p>
          </table:table-cell>
          <table:table-cell table:formula="of:=[.B436]-[.C436]" office:value-type="float" office:value="3.49831899999999">
            <text:p>3.4983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303534">
            <text:p>47.303534</text:p>
          </table:table-cell>
          <table:table-cell office:value-type="float" office:value="45.087864">
            <text:p>45.087864</text:p>
          </table:table-cell>
          <table:table-cell table:formula="of:=[.B437]-[.C437]" office:value-type="float" office:value="2.21567">
            <text:p>2.215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.772143">
            <text:p>143.772143</text:p>
          </table:table-cell>
          <table:table-cell office:value-type="float" office:value="136.698616">
            <text:p>136.698616</text:p>
          </table:table-cell>
          <table:table-cell table:formula="of:=[.B438]-[.C438]" office:value-type="float" office:value="7.07352700000001">
            <text:p>7.0735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.737966">
            <text:p>129.737966</text:p>
          </table:table-cell>
          <table:table-cell office:value-type="float" office:value="122.037225">
            <text:p>122.037225</text:p>
          </table:table-cell>
          <table:table-cell table:formula="of:=[.B439]-[.C439]" office:value-type="float" office:value="7.70074099999999">
            <text:p>7.7007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.211985">
            <text:p>384.211985</text:p>
          </table:table-cell>
          <table:table-cell office:value-type="float" office:value="413.308451">
            <text:p>413.308451</text:p>
          </table:table-cell>
          <table:table-cell table:formula="of:=[.B440]-[.C440]" office:value-type="float" office:value="-29.096466">
            <text:p>-29.0964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.548052">
            <text:p>130.548052</text:p>
          </table:table-cell>
          <table:table-cell office:value-type="float" office:value="121.891969">
            <text:p>121.891969</text:p>
          </table:table-cell>
          <table:table-cell table:formula="of:=[.B441]-[.C441]" office:value-type="float" office:value="8.65608300000001">
            <text:p>8.6560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.498636">
            <text:p>73.498636</text:p>
          </table:table-cell>
          <table:table-cell office:value-type="float" office:value="70.922313">
            <text:p>70.922313</text:p>
          </table:table-cell>
          <table:table-cell table:formula="of:=[.B442]-[.C442]" office:value-type="float" office:value="2.576323">
            <text:p>2.576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785658">
            <text:p>35.785658</text:p>
          </table:table-cell>
          <table:table-cell office:value-type="float" office:value="45.072823">
            <text:p>45.072823</text:p>
          </table:table-cell>
          <table:table-cell table:formula="of:=[.B443]-[.C443]" office:value-type="float" office:value="-9.287165">
            <text:p>-9.287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815132">
            <text:p>40.815132</text:p>
          </table:table-cell>
          <table:table-cell office:value-type="float" office:value="51.751468">
            <text:p>51.751468</text:p>
          </table:table-cell>
          <table:table-cell table:formula="of:=[.B444]-[.C444]" office:value-type="float" office:value="-10.936336">
            <text:p>-10.936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777572">
            <text:p>42.777572</text:p>
          </table:table-cell>
          <table:table-cell office:value-type="float" office:value="55.966228">
            <text:p>55.966228</text:p>
          </table:table-cell>
          <table:table-cell table:formula="of:=[.B445]-[.C445]" office:value-type="float" office:value="-13.188656">
            <text:p>-13.188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176584">
            <text:p>156.176584</text:p>
          </table:table-cell>
          <table:table-cell office:value-type="float" office:value="193.920368">
            <text:p>193.920368</text:p>
          </table:table-cell>
          <table:table-cell table:formula="of:=[.B446]-[.C446]" office:value-type="float" office:value="-37.743784">
            <text:p>-37.743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776872">
            <text:p>57.776872</text:p>
          </table:table-cell>
          <table:table-cell office:value-type="float" office:value="74.725065">
            <text:p>74.725065</text:p>
          </table:table-cell>
          <table:table-cell table:formula="of:=[.B447]-[.C447]" office:value-type="float" office:value="-16.948193">
            <text:p>-16.948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136674">
            <text:p>109.136674</text:p>
          </table:table-cell>
          <table:table-cell office:value-type="float" office:value="142.264987">
            <text:p>142.264987</text:p>
          </table:table-cell>
          <table:table-cell table:formula="of:=[.B448]-[.C448]" office:value-type="float" office:value="-33.128313">
            <text:p>-33.128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97283">
            <text:p>92.697283</text:p>
          </table:table-cell>
          <table:table-cell office:value-type="float" office:value="119.649558">
            <text:p>119.649558</text:p>
          </table:table-cell>
          <table:table-cell table:formula="of:=[.B449]-[.C449]" office:value-type="float" office:value="-26.952275">
            <text:p>-26.952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57946">
            <text:p>100.57946</text:p>
          </table:table-cell>
          <table:table-cell office:value-type="float" office:value="121.616431">
            <text:p>121.616431</text:p>
          </table:table-cell>
          <table:table-cell table:formula="of:=[.B450]-[.C450]" office:value-type="float" office:value="-21.036971">
            <text:p>-21.036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06545">
            <text:p>92.606545</text:p>
          </table:table-cell>
          <table:table-cell office:value-type="float" office:value="116.121319">
            <text:p>116.121319</text:p>
          </table:table-cell>
          <table:table-cell table:formula="of:=[.B451]-[.C451]" office:value-type="float" office:value="-23.514774">
            <text:p>-23.514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48417">
            <text:p>74.448417</text:p>
          </table:table-cell>
          <table:table-cell office:value-type="float" office:value="95.185859">
            <text:p>95.185859</text:p>
          </table:table-cell>
          <table:table-cell table:formula="of:=[.B452]-[.C452]" office:value-type="float" office:value="-20.737442">
            <text:p>-20.737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56672">
            <text:p>30.656672</text:p>
          </table:table-cell>
          <table:table-cell office:value-type="float" office:value="39.759118">
            <text:p>39.759118</text:p>
          </table:table-cell>
          <table:table-cell table:formula="of:=[.B453]-[.C453]" office:value-type="float" office:value="-9.102446">
            <text:p>-9.102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8528">
            <text:p>91.28528</text:p>
          </table:table-cell>
          <table:table-cell office:value-type="float" office:value="115.928398">
            <text:p>115.928398</text:p>
          </table:table-cell>
          <table:table-cell table:formula="of:=[.B454]-[.C454]" office:value-type="float" office:value="-24.643118">
            <text:p>-24.643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997883">
            <text:p>83.997883</text:p>
          </table:table-cell>
          <table:table-cell office:value-type="float" office:value="112.343478">
            <text:p>112.343478</text:p>
          </table:table-cell>
          <table:table-cell table:formula="of:=[.B455]-[.C455]" office:value-type="float" office:value="-28.345595">
            <text:p>-28.345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27615">
            <text:p>70.327615</text:p>
          </table:table-cell>
          <table:table-cell office:value-type="float" office:value="88.101837">
            <text:p>88.101837</text:p>
          </table:table-cell>
          <table:table-cell table:formula="of:=[.B456]-[.C456]" office:value-type="float" office:value="-17.774222">
            <text:p>-17.774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521486">
            <text:p>101.521486</text:p>
          </table:table-cell>
          <table:table-cell office:value-type="float" office:value="126.839603">
            <text:p>126.839603</text:p>
          </table:table-cell>
          <table:table-cell table:formula="of:=[.B457]-[.C457]" office:value-type="float" office:value="-25.318117">
            <text:p>-25.318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945018">
            <text:p>258.945018</text:p>
          </table:table-cell>
          <table:table-cell office:value-type="float" office:value="312.412109">
            <text:p>312.412109</text:p>
          </table:table-cell>
          <table:table-cell table:formula="of:=[.B458]-[.C458]" office:value-type="float" office:value="-53.467091">
            <text:p>-53.467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837324">
            <text:p>126.837324</text:p>
          </table:table-cell>
          <table:table-cell office:value-type="float" office:value="167.475384">
            <text:p>167.475384</text:p>
          </table:table-cell>
          <table:table-cell table:formula="of:=[.B459]-[.C459]" office:value-type="float" office:value="-40.63806">
            <text:p>-40.63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941568">
            <text:p>229.941568</text:p>
          </table:table-cell>
          <table:table-cell office:value-type="float" office:value="280.83721">
            <text:p>280.83721</text:p>
          </table:table-cell>
          <table:table-cell table:formula="of:=[.B460]-[.C460]" office:value-type="float" office:value="-50.895642">
            <text:p>-50.895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403856">
            <text:p>210.403856</text:p>
          </table:table-cell>
          <table:table-cell office:value-type="float" office:value="263.741018">
            <text:p>263.741018</text:p>
          </table:table-cell>
          <table:table-cell table:formula="of:=[.B461]-[.C461]" office:value-type="float" office:value="-53.337162">
            <text:p>-53.337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33011">
            <text:p>80.033011</text:p>
          </table:table-cell>
          <table:table-cell office:value-type="float" office:value="105.505749">
            <text:p>105.505749</text:p>
          </table:table-cell>
          <table:table-cell table:formula="of:=[.B462]-[.C462]" office:value-type="float" office:value="-25.472738">
            <text:p>-25.472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82865">
            <text:p>116.882865</text:p>
          </table:table-cell>
          <table:table-cell office:value-type="float" office:value="148.131606">
            <text:p>148.131606</text:p>
          </table:table-cell>
          <table:table-cell table:formula="of:=[.B463]-[.C463]" office:value-type="float" office:value="-31.248741">
            <text:p>-31.248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47862">
            <text:p>79.347862</text:p>
          </table:table-cell>
          <table:table-cell office:value-type="float" office:value="98.283448">
            <text:p>98.283448</text:p>
          </table:table-cell>
          <table:table-cell table:formula="of:=[.B464]-[.C464]" office:value-type="float" office:value="-18.935586">
            <text:p>-18.935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22236">
            <text:p>75.022236</text:p>
          </table:table-cell>
          <table:table-cell office:value-type="float" office:value="93.374011">
            <text:p>93.374011</text:p>
          </table:table-cell>
          <table:table-cell table:formula="of:=[.B465]-[.C465]" office:value-type="float" office:value="-18.351775">
            <text:p>-18.351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409079">
            <text:p>17.409079</text:p>
          </table:table-cell>
          <table:table-cell office:value-type="float" office:value="23.294652">
            <text:p>23.294652</text:p>
          </table:table-cell>
          <table:table-cell table:formula="of:=[.B466]-[.C466]" office:value-type="float" office:value="-5.885573">
            <text:p>-5.885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84285">
            <text:p>66.684285</text:p>
          </table:table-cell>
          <table:table-cell office:value-type="float" office:value="83.294172">
            <text:p>83.294172</text:p>
          </table:table-cell>
          <table:table-cell table:formula="of:=[.B467]-[.C467]" office:value-type="float" office:value="-16.609887">
            <text:p>-16.609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194911">
            <text:p>53.194911</text:p>
          </table:table-cell>
          <table:table-cell office:value-type="float" office:value="66.622376">
            <text:p>66.622376</text:p>
          </table:table-cell>
          <table:table-cell table:formula="of:=[.B468]-[.C468]" office:value-type="float" office:value="-13.427465">
            <text:p>-13.427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520451">
            <text:p>92.520451</text:p>
          </table:table-cell>
          <table:table-cell office:value-type="float" office:value="116.694141">
            <text:p>116.694141</text:p>
          </table:table-cell>
          <table:table-cell table:formula="of:=[.B469]-[.C469]" office:value-type="float" office:value="-24.17369">
            <text:p>-24.17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86325">
            <text:p>59.486325</text:p>
          </table:table-cell>
          <table:table-cell office:value-type="float" office:value="74.000235">
            <text:p>74.000235</text:p>
          </table:table-cell>
          <table:table-cell table:formula="of:=[.B470]-[.C470]" office:value-type="float" office:value="-14.51391">
            <text:p>-14.51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892159">
            <text:p>84.892159</text:p>
          </table:table-cell>
          <table:table-cell office:value-type="float" office:value="104.545189">
            <text:p>104.545189</text:p>
          </table:table-cell>
          <table:table-cell table:formula="of:=[.B471]-[.C471]" office:value-type="float" office:value="-19.65303">
            <text:p>-19.65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98125">
            <text:p>48.98125</text:p>
          </table:table-cell>
          <table:table-cell office:value-type="float" office:value="62.54313">
            <text:p>62.54313</text:p>
          </table:table-cell>
          <table:table-cell table:formula="of:=[.B472]-[.C472]" office:value-type="float" office:value="-13.56188">
            <text:p>-13.56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87541">
            <text:p>55.387541</text:p>
          </table:table-cell>
          <table:table-cell office:value-type="float" office:value="68.742239">
            <text:p>68.742239</text:p>
          </table:table-cell>
          <table:table-cell table:formula="of:=[.B473]-[.C473]" office:value-type="float" office:value="-13.354698">
            <text:p>-13.354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942489">
            <text:p>105.942489</text:p>
          </table:table-cell>
          <table:table-cell office:value-type="float" office:value="131.383883">
            <text:p>131.383883</text:p>
          </table:table-cell>
          <table:table-cell table:formula="of:=[.B474]-[.C474]" office:value-type="float" office:value="-25.441394">
            <text:p>-25.441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564896">
            <text:p>107.564896</text:p>
          </table:table-cell>
          <table:table-cell office:value-type="float" office:value="139.511258">
            <text:p>139.511258</text:p>
          </table:table-cell>
          <table:table-cell table:formula="of:=[.B475]-[.C475]" office:value-type="float" office:value="-31.946362">
            <text:p>-31.946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2713">
            <text:p>201.2713</text:p>
          </table:table-cell>
          <table:table-cell office:value-type="float" office:value="247.054301">
            <text:p>247.054301</text:p>
          </table:table-cell>
          <table:table-cell table:formula="of:=[.B476]-[.C476]" office:value-type="float" office:value="-45.783001">
            <text:p>-45.783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501164">
            <text:p>50.501164</text:p>
          </table:table-cell>
          <table:table-cell office:value-type="float" office:value="66.34726">
            <text:p>66.34726</text:p>
          </table:table-cell>
          <table:table-cell table:formula="of:=[.B477]-[.C477]" office:value-type="float" office:value="-15.846096">
            <text:p>-15.846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751784">
            <text:p>203.751784</text:p>
          </table:table-cell>
          <table:table-cell office:value-type="float" office:value="260.68493">
            <text:p>260.68493</text:p>
          </table:table-cell>
          <table:table-cell table:formula="of:=[.B478]-[.C478]" office:value-type="float" office:value="-56.933146">
            <text:p>-56.933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612469">
            <text:p>73.612469</text:p>
          </table:table-cell>
          <table:table-cell office:value-type="float" office:value="94.290489">
            <text:p>94.290489</text:p>
          </table:table-cell>
          <table:table-cell table:formula="of:=[.B479]-[.C479]" office:value-type="float" office:value="-20.67802">
            <text:p>-20.67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518715">
            <text:p>50.518715</text:p>
          </table:table-cell>
          <table:table-cell office:value-type="float" office:value="67.883938">
            <text:p>67.883938</text:p>
          </table:table-cell>
          <table:table-cell table:formula="of:=[.B480]-[.C480]" office:value-type="float" office:value="-17.365223">
            <text:p>-17.365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446703">
            <text:p>64.446703</text:p>
          </table:table-cell>
          <table:table-cell office:value-type="float" office:value="80.320273">
            <text:p>80.320273</text:p>
          </table:table-cell>
          <table:table-cell table:formula="of:=[.B481]-[.C481]" office:value-type="float" office:value="-15.87357">
            <text:p>-15.87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099289">
            <text:p>73.099289</text:p>
          </table:table-cell>
          <table:table-cell office:value-type="float" office:value="91.789831">
            <text:p>91.789831</text:p>
          </table:table-cell>
          <table:table-cell table:formula="of:=[.B482]-[.C482]" office:value-type="float" office:value="-18.690542">
            <text:p>-18.690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084572">
            <text:p>34.084572</text:p>
          </table:table-cell>
          <table:table-cell office:value-type="float" office:value="42.927872">
            <text:p>42.927872</text:p>
          </table:table-cell>
          <table:table-cell table:formula="of:=[.B483]-[.C483]" office:value-type="float" office:value="-8.8433">
            <text:p>-8.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467167">
            <text:p>146.467167</text:p>
          </table:table-cell>
          <table:table-cell office:value-type="float" office:value="187.313072">
            <text:p>187.313072</text:p>
          </table:table-cell>
          <table:table-cell table:formula="of:=[.B484]-[.C484]" office:value-type="float" office:value="-40.845905">
            <text:p>-40.8459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07112">
            <text:p>89.407112</text:p>
          </table:table-cell>
          <table:table-cell office:value-type="float" office:value="116.136298">
            <text:p>116.136298</text:p>
          </table:table-cell>
          <table:table-cell table:formula="of:=[.B485]-[.C485]" office:value-type="float" office:value="-26.729186">
            <text:p>-26.729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67838">
            <text:p>60.267838</text:p>
          </table:table-cell>
          <table:table-cell office:value-type="float" office:value="76.118692">
            <text:p>76.118692</text:p>
          </table:table-cell>
          <table:table-cell table:formula="of:=[.B486]-[.C486]" office:value-type="float" office:value="-15.850854">
            <text:p>-15.850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041757">
            <text:p>120.041757</text:p>
          </table:table-cell>
          <table:table-cell office:value-type="float" office:value="150.503945">
            <text:p>150.503945</text:p>
          </table:table-cell>
          <table:table-cell table:formula="of:=[.B487]-[.C487]" office:value-type="float" office:value="-30.462188">
            <text:p>-30.462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22276">
            <text:p>123.122276</text:p>
          </table:table-cell>
          <table:table-cell office:value-type="float" office:value="148.727089">
            <text:p>148.727089</text:p>
          </table:table-cell>
          <table:table-cell table:formula="of:=[.B488]-[.C488]" office:value-type="float" office:value="-25.604813">
            <text:p>-25.604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21611">
            <text:p>79.621611</text:p>
          </table:table-cell>
          <table:table-cell office:value-type="float" office:value="102.361603">
            <text:p>102.361603</text:p>
          </table:table-cell>
          <table:table-cell table:formula="of:=[.B489]-[.C489]" office:value-type="float" office:value="-22.739992">
            <text:p>-22.739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022683">
            <text:p>32.022683</text:p>
          </table:table-cell>
          <table:table-cell office:value-type="float" office:value="41.032255">
            <text:p>41.032255</text:p>
          </table:table-cell>
          <table:table-cell table:formula="of:=[.B490]-[.C490]" office:value-type="float" office:value="-9.009572">
            <text:p>-9.009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677904">
            <text:p>175.677904</text:p>
          </table:table-cell>
          <table:table-cell office:value-type="float" office:value="223.577065">
            <text:p>223.577065</text:p>
          </table:table-cell>
          <table:table-cell table:formula="of:=[.B491]-[.C491]" office:value-type="float" office:value="-47.899161">
            <text:p>-47.899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120091">
            <text:p>62.120091</text:p>
          </table:table-cell>
          <table:table-cell office:value-type="float" office:value="79.815548">
            <text:p>79.815548</text:p>
          </table:table-cell>
          <table:table-cell table:formula="of:=[.B492]-[.C492]" office:value-type="float" office:value="-17.695457">
            <text:p>-17.695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598754">
            <text:p>69.598754</text:p>
          </table:table-cell>
          <table:table-cell office:value-type="float" office:value="88.140411">
            <text:p>88.140411</text:p>
          </table:table-cell>
          <table:table-cell table:formula="of:=[.B493]-[.C493]" office:value-type="float" office:value="-18.541657">
            <text:p>-18.541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607991">
            <text:p>127.607991</text:p>
          </table:table-cell>
          <table:table-cell office:value-type="float" office:value="156.107908">
            <text:p>156.107908</text:p>
          </table:table-cell>
          <table:table-cell table:formula="of:=[.B494]-[.C494]" office:value-type="float" office:value="-28.499917">
            <text:p>-28.499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89937">
            <text:p>74.489937</text:p>
          </table:table-cell>
          <table:table-cell office:value-type="float" office:value="99.581053">
            <text:p>99.581053</text:p>
          </table:table-cell>
          <table:table-cell table:formula="of:=[.B495]-[.C495]" office:value-type="float" office:value="-25.091116">
            <text:p>-25.091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66313">
            <text:p>76.366313</text:p>
          </table:table-cell>
          <table:table-cell office:value-type="float" office:value="96.954017">
            <text:p>96.954017</text:p>
          </table:table-cell>
          <table:table-cell table:formula="of:=[.B496]-[.C496]" office:value-type="float" office:value="-20.587704">
            <text:p>-20.587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383857">
            <text:p>67.383857</text:p>
          </table:table-cell>
          <table:table-cell office:value-type="float" office:value="89.426554">
            <text:p>89.426554</text:p>
          </table:table-cell>
          <table:table-cell table:formula="of:=[.B497]-[.C497]" office:value-type="float" office:value="-22.042697">
            <text:p>-22.042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571698">
            <text:p>68.571698</text:p>
          </table:table-cell>
          <table:table-cell office:value-type="float" office:value="85.880001">
            <text:p>85.880001</text:p>
          </table:table-cell>
          <table:table-cell table:formula="of:=[.B498]-[.C498]" office:value-type="float" office:value="-17.308303">
            <text:p>-17.308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81585">
            <text:p>95.081585</text:p>
          </table:table-cell>
          <table:table-cell office:value-type="float" office:value="127.778732">
            <text:p>127.778732</text:p>
          </table:table-cell>
          <table:table-cell table:formula="of:=[.B499]-[.C499]" office:value-type="float" office:value="-32.697147">
            <text:p>-32.697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829154">
            <text:p>38.829154</text:p>
          </table:table-cell>
          <table:table-cell office:value-type="float" office:value="49.524417">
            <text:p>49.524417</text:p>
          </table:table-cell>
          <table:table-cell table:formula="of:=[.B500]-[.C500]" office:value-type="float" office:value="-10.695263">
            <text:p>-10.695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40503">
            <text:p>89.440503</text:p>
          </table:table-cell>
          <table:table-cell office:value-type="float" office:value="109.237901">
            <text:p>109.237901</text:p>
          </table:table-cell>
          <table:table-cell table:formula="of:=[.B501]-[.C501]" office:value-type="float" office:value="-19.797398">
            <text:p>-19.797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65884">
            <text:p>33.65884</text:p>
          </table:table-cell>
          <table:table-cell office:value-type="float" office:value="42.08244">
            <text:p>42.08244</text:p>
          </table:table-cell>
          <table:table-cell table:formula="of:=[.B502]-[.C502]" office:value-type="float" office:value="-8.4236">
            <text:p>-8.4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17019">
            <text:p>83.617019</text:p>
          </table:table-cell>
          <table:table-cell office:value-type="float" office:value="105.578">
            <text:p>105.578</text:p>
          </table:table-cell>
          <table:table-cell table:formula="of:=[.B503]-[.C503]" office:value-type="float" office:value="-21.960981">
            <text:p>-21.960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111144">
            <text:p>40.111144</text:p>
          </table:table-cell>
          <table:table-cell office:value-type="float" office:value="49.612044">
            <text:p>49.612044</text:p>
          </table:table-cell>
          <table:table-cell table:formula="of:=[.B504]-[.C504]" office:value-type="float" office:value="-9.50089999999999">
            <text:p>-9.5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875657">
            <text:p>143.875657</text:p>
          </table:table-cell>
          <table:table-cell office:value-type="float" office:value="183.30416">
            <text:p>183.30416</text:p>
          </table:table-cell>
          <table:table-cell table:formula="of:=[.B505]-[.C505]" office:value-type="float" office:value="-39.428503">
            <text:p>-39.428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252528">
            <text:p>65.252528</text:p>
          </table:table-cell>
          <table:table-cell office:value-type="float" office:value="82.071886">
            <text:p>82.071886</text:p>
          </table:table-cell>
          <table:table-cell table:formula="of:=[.B506]-[.C506]" office:value-type="float" office:value="-16.819358">
            <text:p>-16.819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545496">
            <text:p>39.545496</text:p>
          </table:table-cell>
          <table:table-cell office:value-type="float" office:value="52.774849">
            <text:p>52.774849</text:p>
          </table:table-cell>
          <table:table-cell table:formula="of:=[.B507]-[.C507]" office:value-type="float" office:value="-13.229353">
            <text:p>-13.229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13629">
            <text:p>92.313629</text:p>
          </table:table-cell>
          <table:table-cell office:value-type="float" office:value="116.378433">
            <text:p>116.378433</text:p>
          </table:table-cell>
          <table:table-cell table:formula="of:=[.B508]-[.C508]" office:value-type="float" office:value="-24.064804">
            <text:p>-24.064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655198">
            <text:p>36.655198</text:p>
          </table:table-cell>
          <table:table-cell office:value-type="float" office:value="48.204883">
            <text:p>48.204883</text:p>
          </table:table-cell>
          <table:table-cell table:formula="of:=[.B509]-[.C509]" office:value-type="float" office:value="-11.549685">
            <text:p>-11.549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09907">
            <text:p>84.009907</text:p>
          </table:table-cell>
          <table:table-cell office:value-type="float" office:value="106.092176">
            <text:p>106.092176</text:p>
          </table:table-cell>
          <table:table-cell table:formula="of:=[.B510]-[.C510]" office:value-type="float" office:value="-22.082269">
            <text:p>-22.082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90708">
            <text:p>57.190708</text:p>
          </table:table-cell>
          <table:table-cell office:value-type="float" office:value="69.954839">
            <text:p>69.954839</text:p>
          </table:table-cell>
          <table:table-cell table:formula="of:=[.B511]-[.C511]" office:value-type="float" office:value="-12.764131">
            <text:p>-12.764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591557">
            <text:p>147.591557</text:p>
          </table:table-cell>
          <table:table-cell office:value-type="float" office:value="188.163707">
            <text:p>188.163707</text:p>
          </table:table-cell>
          <table:table-cell table:formula="of:=[.B512]-[.C512]" office:value-type="float" office:value="-40.57215">
            <text:p>-40.57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423695">
            <text:p>99.423695</text:p>
          </table:table-cell>
          <table:table-cell office:value-type="float" office:value="128.88738">
            <text:p>128.88738</text:p>
          </table:table-cell>
          <table:table-cell table:formula="of:=[.B513]-[.C513]" office:value-type="float" office:value="-29.463685">
            <text:p>-29.463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934339">
            <text:p>39.934339</text:p>
          </table:table-cell>
          <table:table-cell office:value-type="float" office:value="49.689965">
            <text:p>49.689965</text:p>
          </table:table-cell>
          <table:table-cell table:formula="of:=[.B514]-[.C514]" office:value-type="float" office:value="-9.755626">
            <text:p>-9.755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429433">
            <text:p>32.429433</text:p>
          </table:table-cell>
          <table:table-cell office:value-type="float" office:value="42.111678">
            <text:p>42.111678</text:p>
          </table:table-cell>
          <table:table-cell table:formula="of:=[.B515]-[.C515]" office:value-type="float" office:value="-9.68224499999999">
            <text:p>-9.682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392377">
            <text:p>39.392377</text:p>
          </table:table-cell>
          <table:table-cell office:value-type="float" office:value="51.773419">
            <text:p>51.773419</text:p>
          </table:table-cell>
          <table:table-cell table:formula="of:=[.B516]-[.C516]" office:value-type="float" office:value="-12.381042">
            <text:p>-12.381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144402">
            <text:p>173.144402</text:p>
          </table:table-cell>
          <table:table-cell office:value-type="float" office:value="208.021773">
            <text:p>208.021773</text:p>
          </table:table-cell>
          <table:table-cell table:formula="of:=[.B517]-[.C517]" office:value-type="float" office:value="-34.877371">
            <text:p>-34.877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71347">
            <text:p>80.671347</text:p>
          </table:table-cell>
          <table:table-cell office:value-type="float" office:value="97.91693">
            <text:p>97.91693</text:p>
          </table:table-cell>
          <table:table-cell table:formula="of:=[.B518]-[.C518]" office:value-type="float" office:value="-17.245583">
            <text:p>-17.2455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19427">
            <text:p>71.419427</text:p>
          </table:table-cell>
          <table:table-cell office:value-type="float" office:value="87.574941">
            <text:p>87.574941</text:p>
          </table:table-cell>
          <table:table-cell table:formula="of:=[.B519]-[.C519]" office:value-type="float" office:value="-16.155514">
            <text:p>-16.155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75491">
            <text:p>116.175491</text:p>
          </table:table-cell>
          <table:table-cell office:value-type="float" office:value="153.721939">
            <text:p>153.721939</text:p>
          </table:table-cell>
          <table:table-cell table:formula="of:=[.B520]-[.C520]" office:value-type="float" office:value="-37.546448">
            <text:p>-37.546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097146">
            <text:p>59.097146</text:p>
          </table:table-cell>
          <table:table-cell office:value-type="float" office:value="73.468178">
            <text:p>73.468178</text:p>
          </table:table-cell>
          <table:table-cell table:formula="of:=[.B521]-[.C521]" office:value-type="float" office:value="-14.371032">
            <text:p>-14.371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059918">
            <text:p>70.059918</text:p>
          </table:table-cell>
          <table:table-cell office:value-type="float" office:value="87.959031">
            <text:p>87.959031</text:p>
          </table:table-cell>
          <table:table-cell table:formula="of:=[.B522]-[.C522]" office:value-type="float" office:value="-17.899113">
            <text:p>-17.899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986167">
            <text:p>36.986167</text:p>
          </table:table-cell>
          <table:table-cell office:value-type="float" office:value="45.278095">
            <text:p>45.278095</text:p>
          </table:table-cell>
          <table:table-cell table:formula="of:=[.B523]-[.C523]" office:value-type="float" office:value="-8.291928">
            <text:p>-8.291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53578">
            <text:p>90.353578</text:p>
          </table:table-cell>
          <table:table-cell office:value-type="float" office:value="115.748306">
            <text:p>115.748306</text:p>
          </table:table-cell>
          <table:table-cell table:formula="of:=[.B524]-[.C524]" office:value-type="float" office:value="-25.394728">
            <text:p>-25.394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761329">
            <text:p>141.761329</text:p>
          </table:table-cell>
          <table:table-cell office:value-type="float" office:value="187.454347">
            <text:p>187.454347</text:p>
          </table:table-cell>
          <table:table-cell table:formula="of:=[.B525]-[.C525]" office:value-type="float" office:value="-45.693018">
            <text:p>-45.693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852649">
            <text:p>35.852649</text:p>
          </table:table-cell>
          <table:table-cell office:value-type="float" office:value="45.704359">
            <text:p>45.704359</text:p>
          </table:table-cell>
          <table:table-cell table:formula="of:=[.B526]-[.C526]" office:value-type="float" office:value="-9.85171">
            <text:p>-9.85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316737">
            <text:p>60.316737</text:p>
          </table:table-cell>
          <table:table-cell office:value-type="float" office:value="80.027846">
            <text:p>80.027846</text:p>
          </table:table-cell>
          <table:table-cell table:formula="of:=[.B527]-[.C527]" office:value-type="float" office:value="-19.711109">
            <text:p>-19.711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99624">
            <text:p>47.699624</text:p>
          </table:table-cell>
          <table:table-cell office:value-type="float" office:value="61.006705">
            <text:p>61.006705</text:p>
          </table:table-cell>
          <table:table-cell table:formula="of:=[.B528]-[.C528]" office:value-type="float" office:value="-13.307081">
            <text:p>-13.307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307325">
            <text:p>201.307325</text:p>
          </table:table-cell>
          <table:table-cell office:value-type="float" office:value="246.505766">
            <text:p>246.505766</text:p>
          </table:table-cell>
          <table:table-cell table:formula="of:=[.B529]-[.C529]" office:value-type="float" office:value="-45.198441">
            <text:p>-45.198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92806">
            <text:p>79.992806</text:p>
          </table:table-cell>
          <table:table-cell office:value-type="float" office:value="103.338968">
            <text:p>103.338968</text:p>
          </table:table-cell>
          <table:table-cell table:formula="of:=[.B530]-[.C530]" office:value-type="float" office:value="-23.346162">
            <text:p>-23.346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899903">
            <text:p>86.899903</text:p>
          </table:table-cell>
          <table:table-cell office:value-type="float" office:value="105.458406">
            <text:p>105.458406</text:p>
          </table:table-cell>
          <table:table-cell table:formula="of:=[.B531]-[.C531]" office:value-type="float" office:value="-18.558503">
            <text:p>-18.558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218784">
            <text:p>69.218784</text:p>
          </table:table-cell>
          <table:table-cell office:value-type="float" office:value="87.523592">
            <text:p>87.523592</text:p>
          </table:table-cell>
          <table:table-cell table:formula="of:=[.B532]-[.C532]" office:value-type="float" office:value="-18.304808">
            <text:p>-18.304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403849">
            <text:p>32.403849</text:p>
          </table:table-cell>
          <table:table-cell office:value-type="float" office:value="42.534985">
            <text:p>42.534985</text:p>
          </table:table-cell>
          <table:table-cell table:formula="of:=[.B533]-[.C533]" office:value-type="float" office:value="-10.131136">
            <text:p>-10.131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69128">
            <text:p>47.569128</text:p>
          </table:table-cell>
          <table:table-cell office:value-type="float" office:value="62.366485">
            <text:p>62.366485</text:p>
          </table:table-cell>
          <table:table-cell table:formula="of:=[.B534]-[.C534]" office:value-type="float" office:value="-14.797357">
            <text:p>-14.797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150251">
            <text:p>84.150251</text:p>
          </table:table-cell>
          <table:table-cell office:value-type="float" office:value="103.470952">
            <text:p>103.470952</text:p>
          </table:table-cell>
          <table:table-cell table:formula="of:=[.B535]-[.C535]" office:value-type="float" office:value="-19.320701">
            <text:p>-19.320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45526">
            <text:p>82.745526</text:p>
          </table:table-cell>
          <table:table-cell office:value-type="float" office:value="102.258633">
            <text:p>102.258633</text:p>
          </table:table-cell>
          <table:table-cell table:formula="of:=[.B536]-[.C536]" office:value-type="float" office:value="-19.513107">
            <text:p>-19.513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56484">
            <text:p>59.156484</text:p>
          </table:table-cell>
          <table:table-cell office:value-type="float" office:value="72.680311">
            <text:p>72.680311</text:p>
          </table:table-cell>
          <table:table-cell table:formula="of:=[.B537]-[.C537]" office:value-type="float" office:value="-13.523827">
            <text:p>-13.523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712175">
            <text:p>114.712175</text:p>
          </table:table-cell>
          <table:table-cell office:value-type="float" office:value="146.03834">
            <text:p>146.03834</text:p>
          </table:table-cell>
          <table:table-cell table:formula="of:=[.B538]-[.C538]" office:value-type="float" office:value="-31.326165">
            <text:p>-31.326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501898">
            <text:p>153.501898</text:p>
          </table:table-cell>
          <table:table-cell office:value-type="float" office:value="186.425335">
            <text:p>186.425335</text:p>
          </table:table-cell>
          <table:table-cell table:formula="of:=[.B539]-[.C539]" office:value-type="float" office:value="-32.923437">
            <text:p>-32.923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97135">
            <text:p>46.297135</text:p>
          </table:table-cell>
          <table:table-cell office:value-type="float" office:value="59.779111">
            <text:p>59.779111</text:p>
          </table:table-cell>
          <table:table-cell table:formula="of:=[.B540]-[.C540]" office:value-type="float" office:value="-13.481976">
            <text:p>-13.481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1282">
            <text:p>89.1282</text:p>
          </table:table-cell>
          <table:table-cell office:value-type="float" office:value="105.214869">
            <text:p>105.214869</text:p>
          </table:table-cell>
          <table:table-cell table:formula="of:=[.B541]-[.C541]" office:value-type="float" office:value="-16.086669">
            <text:p>-16.086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6.465493">
            <text:p>356.465493</text:p>
          </table:table-cell>
          <table:table-cell office:value-type="float" office:value="431.918097">
            <text:p>431.918097</text:p>
          </table:table-cell>
          <table:table-cell table:formula="of:=[.B542]-[.C542]" office:value-type="float" office:value="-75.452604">
            <text:p>-75.452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809686">
            <text:p>49.809686</text:p>
          </table:table-cell>
          <table:table-cell office:value-type="float" office:value="62.594237">
            <text:p>62.594237</text:p>
          </table:table-cell>
          <table:table-cell table:formula="of:=[.B543]-[.C543]" office:value-type="float" office:value="-12.784551">
            <text:p>-12.784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56458">
            <text:p>52.656458</text:p>
          </table:table-cell>
          <table:table-cell office:value-type="float" office:value="65.725027">
            <text:p>65.725027</text:p>
          </table:table-cell>
          <table:table-cell table:formula="of:=[.B544]-[.C544]" office:value-type="float" office:value="-13.068569">
            <text:p>-13.068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383003">
            <text:p>111.383003</text:p>
          </table:table-cell>
          <table:table-cell office:value-type="float" office:value="145.751613">
            <text:p>145.751613</text:p>
          </table:table-cell>
          <table:table-cell table:formula="of:=[.B545]-[.C545]" office:value-type="float" office:value="-34.36861">
            <text:p>-34.36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788726">
            <text:p>69.788726</text:p>
          </table:table-cell>
          <table:table-cell office:value-type="float" office:value="90.299332">
            <text:p>90.299332</text:p>
          </table:table-cell>
          <table:table-cell table:formula="of:=[.B546]-[.C546]" office:value-type="float" office:value="-20.510606">
            <text:p>-20.5106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139793">
            <text:p>262.139793</text:p>
          </table:table-cell>
          <table:table-cell office:value-type="float" office:value="327.173003">
            <text:p>327.173003</text:p>
          </table:table-cell>
          <table:table-cell table:formula="of:=[.B547]-[.C547]" office:value-type="float" office:value="-65.03321">
            <text:p>-65.03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174269">
            <text:p>54.174269</text:p>
          </table:table-cell>
          <table:table-cell office:value-type="float" office:value="69.940418">
            <text:p>69.940418</text:p>
          </table:table-cell>
          <table:table-cell table:formula="of:=[.B548]-[.C548]" office:value-type="float" office:value="-15.766149">
            <text:p>-15.766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175359">
            <text:p>248.175359</text:p>
          </table:table-cell>
          <table:table-cell office:value-type="float" office:value="307.068858">
            <text:p>307.068858</text:p>
          </table:table-cell>
          <table:table-cell table:formula="of:=[.B549]-[.C549]" office:value-type="float" office:value="-58.893499">
            <text:p>-58.893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17695">
            <text:p>50.217695</text:p>
          </table:table-cell>
          <table:table-cell office:value-type="float" office:value="63.62676">
            <text:p>63.62676</text:p>
          </table:table-cell>
          <table:table-cell table:formula="of:=[.B550]-[.C550]" office:value-type="float" office:value="-13.409065">
            <text:p>-13.409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729207">
            <text:p>112.729207</text:p>
          </table:table-cell>
          <table:table-cell office:value-type="float" office:value="138.106677">
            <text:p>138.106677</text:p>
          </table:table-cell>
          <table:table-cell table:formula="of:=[.B551]-[.C551]" office:value-type="float" office:value="-25.37747">
            <text:p>-25.37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20616">
            <text:p>67.120616</text:p>
          </table:table-cell>
          <table:table-cell office:value-type="float" office:value="79.515644">
            <text:p>79.515644</text:p>
          </table:table-cell>
          <table:table-cell table:formula="of:=[.B552]-[.C552]" office:value-type="float" office:value="-12.395028">
            <text:p>-12.395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48646">
            <text:p>87.548646</text:p>
          </table:table-cell>
          <table:table-cell office:value-type="float" office:value="112.117152">
            <text:p>112.117152</text:p>
          </table:table-cell>
          <table:table-cell table:formula="of:=[.B553]-[.C553]" office:value-type="float" office:value="-24.568506">
            <text:p>-24.568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433907">
            <text:p>198.433907</text:p>
          </table:table-cell>
          <table:table-cell office:value-type="float" office:value="242.05311">
            <text:p>242.05311</text:p>
          </table:table-cell>
          <table:table-cell table:formula="of:=[.B554]-[.C554]" office:value-type="float" office:value="-43.619203">
            <text:p>-43.619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255464">
            <text:p>90.255464</text:p>
          </table:table-cell>
          <table:table-cell office:value-type="float" office:value="103.161923">
            <text:p>103.161923</text:p>
          </table:table-cell>
          <table:table-cell table:formula="of:=[.B555]-[.C555]" office:value-type="float" office:value="-12.906459">
            <text:p>-12.906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563628">
            <text:p>197.563628</text:p>
          </table:table-cell>
          <table:table-cell office:value-type="float" office:value="220.741437">
            <text:p>220.741437</text:p>
          </table:table-cell>
          <table:table-cell table:formula="of:=[.B556]-[.C556]" office:value-type="float" office:value="-23.177809">
            <text:p>-23.177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842269">
            <text:p>122.842269</text:p>
          </table:table-cell>
          <table:table-cell office:value-type="float" office:value="149.796815">
            <text:p>149.796815</text:p>
          </table:table-cell>
          <table:table-cell table:formula="of:=[.B557]-[.C557]" office:value-type="float" office:value="-26.954546">
            <text:p>-26.954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445908">
            <text:p>156.445908</text:p>
          </table:table-cell>
          <table:table-cell office:value-type="float" office:value="180.490489">
            <text:p>180.490489</text:p>
          </table:table-cell>
          <table:table-cell table:formula="of:=[.B558]-[.C558]" office:value-type="float" office:value="-24.044581">
            <text:p>-24.044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430643">
            <text:p>80.430643</text:p>
          </table:table-cell>
          <table:table-cell office:value-type="float" office:value="91.427343">
            <text:p>91.427343</text:p>
          </table:table-cell>
          <table:table-cell table:formula="of:=[.B559]-[.C559]" office:value-type="float" office:value="-10.9967">
            <text:p>-10.9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54906">
            <text:p>68.654906</text:p>
          </table:table-cell>
          <table:table-cell office:value-type="float" office:value="81.103835">
            <text:p>81.103835</text:p>
          </table:table-cell>
          <table:table-cell table:formula="of:=[.B560]-[.C560]" office:value-type="float" office:value="-12.448929">
            <text:p>-12.448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39203">
            <text:p>132.439203</text:p>
          </table:table-cell>
          <table:table-cell office:value-type="float" office:value="158.682947">
            <text:p>158.682947</text:p>
          </table:table-cell>
          <table:table-cell table:formula="of:=[.B561]-[.C561]" office:value-type="float" office:value="-26.243744">
            <text:p>-26.243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692185">
            <text:p>95.692185</text:p>
          </table:table-cell>
          <table:table-cell office:value-type="float" office:value="110.798801">
            <text:p>110.798801</text:p>
          </table:table-cell>
          <table:table-cell table:formula="of:=[.B562]-[.C562]" office:value-type="float" office:value="-15.106616">
            <text:p>-15.106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667476">
            <text:p>190.667476</text:p>
          </table:table-cell>
          <table:table-cell office:value-type="float" office:value="241.270592">
            <text:p>241.270592</text:p>
          </table:table-cell>
          <table:table-cell table:formula="of:=[.B563]-[.C563]" office:value-type="float" office:value="-50.603116">
            <text:p>-50.603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259798">
            <text:p>208.259798</text:p>
          </table:table-cell>
          <table:table-cell office:value-type="float" office:value="248.300172">
            <text:p>248.300172</text:p>
          </table:table-cell>
          <table:table-cell table:formula="of:=[.B564]-[.C564]" office:value-type="float" office:value="-40.040374">
            <text:p>-40.040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5.288922">
            <text:p>445.288922</text:p>
          </table:table-cell>
          <table:table-cell office:value-type="float" office:value="542.882501">
            <text:p>542.882501</text:p>
          </table:table-cell>
          <table:table-cell table:formula="of:=[.B565]-[.C565]" office:value-type="float" office:value="-97.593579">
            <text:p>-97.593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323281">
            <text:p>115.323281</text:p>
          </table:table-cell>
          <table:table-cell office:value-type="float" office:value="134.925808">
            <text:p>134.925808</text:p>
          </table:table-cell>
          <table:table-cell table:formula="of:=[.B566]-[.C566]" office:value-type="float" office:value="-19.602527">
            <text:p>-19.602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.847512">
            <text:p>267.847512</text:p>
          </table:table-cell>
          <table:table-cell office:value-type="float" office:value="306.239625">
            <text:p>306.239625</text:p>
          </table:table-cell>
          <table:table-cell table:formula="of:=[.B567]-[.C567]" office:value-type="float" office:value="-38.392113">
            <text:p>-38.392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08949">
            <text:p>110.108949</text:p>
          </table:table-cell>
          <table:table-cell office:value-type="float" office:value="131.16004">
            <text:p>131.16004</text:p>
          </table:table-cell>
          <table:table-cell table:formula="of:=[.B568]-[.C568]" office:value-type="float" office:value="-21.051091">
            <text:p>-21.051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791272">
            <text:p>100.791272</text:p>
          </table:table-cell>
          <table:table-cell office:value-type="float" office:value="114.10563">
            <text:p>114.10563</text:p>
          </table:table-cell>
          <table:table-cell table:formula="of:=[.B569]-[.C569]" office:value-type="float" office:value="-13.314358">
            <text:p>-13.314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1.955815">
            <text:p>581.955815</text:p>
          </table:table-cell>
          <table:table-cell office:value-type="float" office:value="659.642062">
            <text:p>659.642062</text:p>
          </table:table-cell>
          <table:table-cell table:formula="of:=[.B570]-[.C570]" office:value-type="float" office:value="-77.686247">
            <text:p>-77.686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934726">
            <text:p>66.934726</text:p>
          </table:table-cell>
          <table:table-cell office:value-type="float" office:value="83.51864">
            <text:p>83.51864</text:p>
          </table:table-cell>
          <table:table-cell table:formula="of:=[.B571]-[.C571]" office:value-type="float" office:value="-16.583914">
            <text:p>-16.583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.88125">
            <text:p>277.88125</text:p>
          </table:table-cell>
          <table:table-cell office:value-type="float" office:value="322.894181">
            <text:p>322.894181</text:p>
          </table:table-cell>
          <table:table-cell table:formula="of:=[.B572]-[.C572]" office:value-type="float" office:value="-45.012931">
            <text:p>-45.012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200695">
            <text:p>33.200695</text:p>
          </table:table-cell>
          <table:table-cell office:value-type="float" office:value="38.465786">
            <text:p>38.465786</text:p>
          </table:table-cell>
          <table:table-cell table:formula="of:=[.B573]-[.C573]" office:value-type="float" office:value="-5.265091">
            <text:p>-5.265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904975">
            <text:p>126.904975</text:p>
          </table:table-cell>
          <table:table-cell office:value-type="float" office:value="154.383459">
            <text:p>154.383459</text:p>
          </table:table-cell>
          <table:table-cell table:formula="of:=[.B574]-[.C574]" office:value-type="float" office:value="-27.478484">
            <text:p>-27.478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443177">
            <text:p>95.443177</text:p>
          </table:table-cell>
          <table:table-cell office:value-type="float" office:value="109.111697">
            <text:p>109.111697</text:p>
          </table:table-cell>
          <table:table-cell table:formula="of:=[.B575]-[.C575]" office:value-type="float" office:value="-13.66852">
            <text:p>-13.66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.212449">
            <text:p>384.212449</text:p>
          </table:table-cell>
          <table:table-cell office:value-type="float" office:value="466.872962">
            <text:p>466.872962</text:p>
          </table:table-cell>
          <table:table-cell table:formula="of:=[.B576]-[.C576]" office:value-type="float" office:value="-82.660513">
            <text:p>-82.6605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908808">
            <text:p>39.908808</text:p>
          </table:table-cell>
          <table:table-cell office:value-type="float" office:value="45.597871">
            <text:p>45.597871</text:p>
          </table:table-cell>
          <table:table-cell table:formula="of:=[.B577]-[.C577]" office:value-type="float" office:value="-5.689063">
            <text:p>-5.689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980483">
            <text:p>121.980483</text:p>
          </table:table-cell>
          <table:table-cell office:value-type="float" office:value="137.14492">
            <text:p>137.14492</text:p>
          </table:table-cell>
          <table:table-cell table:formula="of:=[.B578]-[.C578]" office:value-type="float" office:value="-15.164437">
            <text:p>-15.164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70544">
            <text:p>84.70544</text:p>
          </table:table-cell>
          <table:table-cell office:value-type="float" office:value="98.838513">
            <text:p>98.838513</text:p>
          </table:table-cell>
          <table:table-cell table:formula="of:=[.B579]-[.C579]" office:value-type="float" office:value="-14.133073">
            <text:p>-14.133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.60432">
            <text:p>381.60432</text:p>
          </table:table-cell>
          <table:table-cell office:value-type="float" office:value="457.825107">
            <text:p>457.825107</text:p>
          </table:table-cell>
          <table:table-cell table:formula="of:=[.B580]-[.C580]" office:value-type="float" office:value="-76.220787">
            <text:p>-76.220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33378">
            <text:p>134.33378</text:p>
          </table:table-cell>
          <table:table-cell office:value-type="float" office:value="159.45673">
            <text:p>159.45673</text:p>
          </table:table-cell>
          <table:table-cell table:formula="of:=[.B581]-[.C581]" office:value-type="float" office:value="-25.12295">
            <text:p>-25.12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78386">
            <text:p>89.878386</text:p>
          </table:table-cell>
          <table:table-cell office:value-type="float" office:value="103.440695">
            <text:p>103.440695</text:p>
          </table:table-cell>
          <table:table-cell table:formula="of:=[.B582]-[.C582]" office:value-type="float" office:value="-13.562309">
            <text:p>-13.562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776754">
            <text:p>81.776754</text:p>
          </table:table-cell>
          <table:table-cell office:value-type="float" office:value="104.331395">
            <text:p>104.331395</text:p>
          </table:table-cell>
          <table:table-cell table:formula="of:=[.B583]-[.C583]" office:value-type="float" office:value="-22.554641">
            <text:p>-22.554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531438">
            <text:p>94.531438</text:p>
          </table:table-cell>
          <table:table-cell office:value-type="float" office:value="112.760283">
            <text:p>112.760283</text:p>
          </table:table-cell>
          <table:table-cell table:formula="of:=[.B584]-[.C584]" office:value-type="float" office:value="-18.228845">
            <text:p>-18.2288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14577">
            <text:p>96.814577</text:p>
          </table:table-cell>
          <table:table-cell office:value-type="float" office:value="119.624021">
            <text:p>119.624021</text:p>
          </table:table-cell>
          <table:table-cell table:formula="of:=[.B585]-[.C585]" office:value-type="float" office:value="-22.809444">
            <text:p>-22.809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0719">
            <text:p>81.50719</text:p>
          </table:table-cell>
          <table:table-cell office:value-type="float" office:value="99.117771">
            <text:p>99.117771</text:p>
          </table:table-cell>
          <table:table-cell table:formula="of:=[.B586]-[.C586]" office:value-type="float" office:value="-17.610581">
            <text:p>-17.610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757292">
            <text:p>120.757292</text:p>
          </table:table-cell>
          <table:table-cell office:value-type="float" office:value="141.642322">
            <text:p>141.642322</text:p>
          </table:table-cell>
          <table:table-cell table:formula="of:=[.B587]-[.C587]" office:value-type="float" office:value="-20.88503">
            <text:p>-20.88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45873">
            <text:p>36.45873</text:p>
          </table:table-cell>
          <table:table-cell office:value-type="float" office:value="41.380733">
            <text:p>41.380733</text:p>
          </table:table-cell>
          <table:table-cell table:formula="of:=[.B588]-[.C588]" office:value-type="float" office:value="-4.922003">
            <text:p>-4.922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752744">
            <text:p>79.752744</text:p>
          </table:table-cell>
          <table:table-cell office:value-type="float" office:value="89.674932">
            <text:p>89.674932</text:p>
          </table:table-cell>
          <table:table-cell table:formula="of:=[.B589]-[.C589]" office:value-type="float" office:value="-9.92218799999999">
            <text:p>-9.922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114293">
            <text:p>81.114293</text:p>
          </table:table-cell>
          <table:table-cell office:value-type="float" office:value="94.691035">
            <text:p>94.691035</text:p>
          </table:table-cell>
          <table:table-cell table:formula="of:=[.B590]-[.C590]" office:value-type="float" office:value="-13.576742">
            <text:p>-13.576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06208">
            <text:p>82.006208</text:p>
          </table:table-cell>
          <table:table-cell office:value-type="float" office:value="94.525767">
            <text:p>94.525767</text:p>
          </table:table-cell>
          <table:table-cell table:formula="of:=[.B591]-[.C591]" office:value-type="float" office:value="-12.519559">
            <text:p>-12.519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376874">
            <text:p>66.376874</text:p>
          </table:table-cell>
          <table:table-cell office:value-type="float" office:value="76.485003">
            <text:p>76.485003</text:p>
          </table:table-cell>
          <table:table-cell table:formula="of:=[.B592]-[.C592]" office:value-type="float" office:value="-10.108129">
            <text:p>-10.108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688517">
            <text:p>58.688517</text:p>
          </table:table-cell>
          <table:table-cell office:value-type="float" office:value="64.387622">
            <text:p>64.387622</text:p>
          </table:table-cell>
          <table:table-cell table:formula="of:=[.B593]-[.C593]" office:value-type="float" office:value="-5.699105">
            <text:p>-5.699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845658">
            <text:p>109.845658</text:p>
          </table:table-cell>
          <table:table-cell office:value-type="float" office:value="133.505665">
            <text:p>133.505665</text:p>
          </table:table-cell>
          <table:table-cell table:formula="of:=[.B594]-[.C594]" office:value-type="float" office:value="-23.660007">
            <text:p>-23.660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5.984915">
            <text:p>345.984915</text:p>
          </table:table-cell>
          <table:table-cell office:value-type="float" office:value="430.615655">
            <text:p>430.615655</text:p>
          </table:table-cell>
          <table:table-cell table:formula="of:=[.B595]-[.C595]" office:value-type="float" office:value="-84.63074">
            <text:p>-84.63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375298">
            <text:p>94.375298</text:p>
          </table:table-cell>
          <table:table-cell office:value-type="float" office:value="110.254704">
            <text:p>110.254704</text:p>
          </table:table-cell>
          <table:table-cell table:formula="of:=[.B596]-[.C596]" office:value-type="float" office:value="-15.879406">
            <text:p>-15.879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62669">
            <text:p>47.962669</text:p>
          </table:table-cell>
          <table:table-cell office:value-type="float" office:value="58.650808">
            <text:p>58.650808</text:p>
          </table:table-cell>
          <table:table-cell table:formula="of:=[.B597]-[.C597]" office:value-type="float" office:value="-10.688139">
            <text:p>-10.688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57997">
            <text:p>72.757997</text:p>
          </table:table-cell>
          <table:table-cell office:value-type="float" office:value="84.133953">
            <text:p>84.133953</text:p>
          </table:table-cell>
          <table:table-cell table:formula="of:=[.B598]-[.C598]" office:value-type="float" office:value="-11.375956">
            <text:p>-11.375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284554">
            <text:p>163.284554</text:p>
          </table:table-cell>
          <table:table-cell office:value-type="float" office:value="202.236173">
            <text:p>202.236173</text:p>
          </table:table-cell>
          <table:table-cell table:formula="of:=[.B599]-[.C599]" office:value-type="float" office:value="-38.951619">
            <text:p>-38.951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77871">
            <text:p>102.277871</text:p>
          </table:table-cell>
          <table:table-cell office:value-type="float" office:value="125.574178">
            <text:p>125.574178</text:p>
          </table:table-cell>
          <table:table-cell table:formula="of:=[.B600]-[.C600]" office:value-type="float" office:value="-23.296307">
            <text:p>-23.296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636011">
            <text:p>57.636011</text:p>
          </table:table-cell>
          <table:table-cell office:value-type="float" office:value="68.160547">
            <text:p>68.160547</text:p>
          </table:table-cell>
          <table:table-cell table:formula="of:=[.B601]-[.C601]" office:value-type="float" office:value="-10.524536">
            <text:p>-10.524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80115">
            <text:p>82.80115</text:p>
          </table:table-cell>
          <table:table-cell office:value-type="float" office:value="93.921609">
            <text:p>93.921609</text:p>
          </table:table-cell>
          <table:table-cell table:formula="of:=[.B602]-[.C602]" office:value-type="float" office:value="-11.120459">
            <text:p>-11.120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310637">
            <text:p>151.310637</text:p>
          </table:table-cell>
          <table:table-cell office:value-type="float" office:value="182.224074">
            <text:p>182.224074</text:p>
          </table:table-cell>
          <table:table-cell table:formula="of:=[.B603]-[.C603]" office:value-type="float" office:value="-30.913437">
            <text:p>-30.913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538">
            <text:p>72.5538</text:p>
          </table:table-cell>
          <table:table-cell office:value-type="float" office:value="84.935171">
            <text:p>84.935171</text:p>
          </table:table-cell>
          <table:table-cell table:formula="of:=[.B604]-[.C604]" office:value-type="float" office:value="-12.381371">
            <text:p>-12.381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40778">
            <text:p>40.40778</text:p>
          </table:table-cell>
          <table:table-cell office:value-type="float" office:value="48.893814">
            <text:p>48.893814</text:p>
          </table:table-cell>
          <table:table-cell table:formula="of:=[.B605]-[.C605]" office:value-type="float" office:value="-8.486034">
            <text:p>-8.486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55368">
            <text:p>66.155368</text:p>
          </table:table-cell>
          <table:table-cell office:value-type="float" office:value="79.461678">
            <text:p>79.461678</text:p>
          </table:table-cell>
          <table:table-cell table:formula="of:=[.B606]-[.C606]" office:value-type="float" office:value="-13.30631">
            <text:p>-13.30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04475">
            <text:p>104.004475</text:p>
          </table:table-cell>
          <table:table-cell office:value-type="float" office:value="121.254151">
            <text:p>121.254151</text:p>
          </table:table-cell>
          <table:table-cell table:formula="of:=[.B607]-[.C607]" office:value-type="float" office:value="-17.249676">
            <text:p>-17.249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19806">
            <text:p>98.319806</text:p>
          </table:table-cell>
          <table:table-cell office:value-type="float" office:value="115.062486">
            <text:p>115.062486</text:p>
          </table:table-cell>
          <table:table-cell table:formula="of:=[.B608]-[.C608]" office:value-type="float" office:value="-16.74268">
            <text:p>-16.74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642086">
            <text:p>71.642086</text:p>
          </table:table-cell>
          <table:table-cell office:value-type="float" office:value="84.332951">
            <text:p>84.332951</text:p>
          </table:table-cell>
          <table:table-cell table:formula="of:=[.B609]-[.C609]" office:value-type="float" office:value="-12.690865">
            <text:p>-12.690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08694">
            <text:p>158.08694</text:p>
          </table:table-cell>
          <table:table-cell office:value-type="float" office:value="175.939738">
            <text:p>175.939738</text:p>
          </table:table-cell>
          <table:table-cell table:formula="of:=[.B610]-[.C610]" office:value-type="float" office:value="-17.852798">
            <text:p>-17.852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511406">
            <text:p>76.511406</text:p>
          </table:table-cell>
          <table:table-cell office:value-type="float" office:value="90.745113">
            <text:p>90.745113</text:p>
          </table:table-cell>
          <table:table-cell table:formula="of:=[.B611]-[.C611]" office:value-type="float" office:value="-14.233707">
            <text:p>-14.233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4.205695">
            <text:p>1594.205695</text:p>
          </table:table-cell>
          <table:table-cell office:value-type="float" office:value="1454.395872">
            <text:p>1454.395872</text:p>
          </table:table-cell>
          <table:table-cell table:formula="of:=[.B612]-[.C612]" office:value-type="float" office:value="139.809823">
            <text:p>139.809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469247">
            <text:p>109.469247</text:p>
          </table:table-cell>
          <table:table-cell office:value-type="float" office:value="130.438044">
            <text:p>130.438044</text:p>
          </table:table-cell>
          <table:table-cell table:formula="of:=[.B613]-[.C613]" office:value-type="float" office:value="-20.968797">
            <text:p>-20.968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371428">
            <text:p>71.371428</text:p>
          </table:table-cell>
          <table:table-cell office:value-type="float" office:value="87.483813">
            <text:p>87.483813</text:p>
          </table:table-cell>
          <table:table-cell table:formula="of:=[.B614]-[.C614]" office:value-type="float" office:value="-16.112385">
            <text:p>-16.112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53511">
            <text:p>57.53511</text:p>
          </table:table-cell>
          <table:table-cell office:value-type="float" office:value="68.902564">
            <text:p>68.902564</text:p>
          </table:table-cell>
          <table:table-cell table:formula="of:=[.B615]-[.C615]" office:value-type="float" office:value="-11.367454">
            <text:p>-11.367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05049">
            <text:p>65.905049</text:p>
          </table:table-cell>
          <table:table-cell office:value-type="float" office:value="78.32674">
            <text:p>78.32674</text:p>
          </table:table-cell>
          <table:table-cell table:formula="of:=[.B616]-[.C616]" office:value-type="float" office:value="-12.421691">
            <text:p>-12.421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844987">
            <text:p>54.844987</text:p>
          </table:table-cell>
          <table:table-cell office:value-type="float" office:value="64.743428">
            <text:p>64.743428</text:p>
          </table:table-cell>
          <table:table-cell table:formula="of:=[.B617]-[.C617]" office:value-type="float" office:value="-9.89844099999999">
            <text:p>-9.898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19478">
            <text:p>63.319478</text:p>
          </table:table-cell>
          <table:table-cell office:value-type="float" office:value="78.38438">
            <text:p>78.38438</text:p>
          </table:table-cell>
          <table:table-cell table:formula="of:=[.B618]-[.C618]" office:value-type="float" office:value="-15.064902">
            <text:p>-15.064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24826">
            <text:p>135.024826</text:p>
          </table:table-cell>
          <table:table-cell office:value-type="float" office:value="173.565843">
            <text:p>173.565843</text:p>
          </table:table-cell>
          <table:table-cell table:formula="of:=[.B619]-[.C619]" office:value-type="float" office:value="-38.541017">
            <text:p>-38.541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31308">
            <text:p>72.731308</text:p>
          </table:table-cell>
          <table:table-cell office:value-type="float" office:value="86.889712">
            <text:p>86.889712</text:p>
          </table:table-cell>
          <table:table-cell table:formula="of:=[.B620]-[.C620]" office:value-type="float" office:value="-14.158404">
            <text:p>-14.158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7167">
            <text:p>74.87167</text:p>
          </table:table-cell>
          <table:table-cell office:value-type="float" office:value="92.312598">
            <text:p>92.312598</text:p>
          </table:table-cell>
          <table:table-cell table:formula="of:=[.B621]-[.C621]" office:value-type="float" office:value="-17.440928">
            <text:p>-17.440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288897">
            <text:p>143.288897</text:p>
          </table:table-cell>
          <table:table-cell office:value-type="float" office:value="171.419423">
            <text:p>171.419423</text:p>
          </table:table-cell>
          <table:table-cell table:formula="of:=[.B622]-[.C622]" office:value-type="float" office:value="-28.130526">
            <text:p>-28.130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13051">
            <text:p>107.13051</text:p>
          </table:table-cell>
          <table:table-cell office:value-type="float" office:value="125.253685">
            <text:p>125.253685</text:p>
          </table:table-cell>
          <table:table-cell table:formula="of:=[.B623]-[.C623]" office:value-type="float" office:value="-18.123175">
            <text:p>-18.123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346877">
            <text:p>82.346877</text:p>
          </table:table-cell>
          <table:table-cell office:value-type="float" office:value="97.553627">
            <text:p>97.553627</text:p>
          </table:table-cell>
          <table:table-cell table:formula="of:=[.B624]-[.C624]" office:value-type="float" office:value="-15.20675">
            <text:p>-15.20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206147">
            <text:p>168.206147</text:p>
          </table:table-cell>
          <table:table-cell office:value-type="float" office:value="192.629053">
            <text:p>192.629053</text:p>
          </table:table-cell>
          <table:table-cell table:formula="of:=[.B625]-[.C625]" office:value-type="float" office:value="-24.422906">
            <text:p>-24.422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225408">
            <text:p>178.225408</text:p>
          </table:table-cell>
          <table:table-cell office:value-type="float" office:value="214.588432">
            <text:p>214.588432</text:p>
          </table:table-cell>
          <table:table-cell table:formula="of:=[.B626]-[.C626]" office:value-type="float" office:value="-36.363024">
            <text:p>-36.363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71858">
            <text:p>68.771858</text:p>
          </table:table-cell>
          <table:table-cell office:value-type="float" office:value="77.532565">
            <text:p>77.532565</text:p>
          </table:table-cell>
          <table:table-cell table:formula="of:=[.B627]-[.C627]" office:value-type="float" office:value="-8.76070700000001">
            <text:p>-8.760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931782">
            <text:p>67.931782</text:p>
          </table:table-cell>
          <table:table-cell office:value-type="float" office:value="81.743353">
            <text:p>81.743353</text:p>
          </table:table-cell>
          <table:table-cell table:formula="of:=[.B628]-[.C628]" office:value-type="float" office:value="-13.811571">
            <text:p>-13.811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74227">
            <text:p>83.674227</text:p>
          </table:table-cell>
          <table:table-cell office:value-type="float" office:value="97.808285">
            <text:p>97.808285</text:p>
          </table:table-cell>
          <table:table-cell table:formula="of:=[.B629]-[.C629]" office:value-type="float" office:value="-14.134058">
            <text:p>-14.134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917877">
            <text:p>54.917877</text:p>
          </table:table-cell>
          <table:table-cell office:value-type="float" office:value="62.425609">
            <text:p>62.425609</text:p>
          </table:table-cell>
          <table:table-cell table:formula="of:=[.B630]-[.C630]" office:value-type="float" office:value="-7.507732">
            <text:p>-7.507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684973">
            <text:p>104.684973</text:p>
          </table:table-cell>
          <table:table-cell office:value-type="float" office:value="121.965561">
            <text:p>121.965561</text:p>
          </table:table-cell>
          <table:table-cell table:formula="of:=[.B631]-[.C631]" office:value-type="float" office:value="-17.280588">
            <text:p>-17.280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64174">
            <text:p>86.264174</text:p>
          </table:table-cell>
          <table:table-cell office:value-type="float" office:value="102.397023">
            <text:p>102.397023</text:p>
          </table:table-cell>
          <table:table-cell table:formula="of:=[.B632]-[.C632]" office:value-type="float" office:value="-16.132849">
            <text:p>-16.132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330617">
            <text:p>48.330617</text:p>
          </table:table-cell>
          <table:table-cell office:value-type="float" office:value="58.929283">
            <text:p>58.929283</text:p>
          </table:table-cell>
          <table:table-cell table:formula="of:=[.B633]-[.C633]" office:value-type="float" office:value="-10.598666">
            <text:p>-10.598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19185">
            <text:p>47.719185</text:p>
          </table:table-cell>
          <table:table-cell office:value-type="float" office:value="59.773292">
            <text:p>59.773292</text:p>
          </table:table-cell>
          <table:table-cell table:formula="of:=[.B634]-[.C634]" office:value-type="float" office:value="-12.054107">
            <text:p>-12.054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746177">
            <text:p>106.746177</text:p>
          </table:table-cell>
          <table:table-cell office:value-type="float" office:value="121.347219">
            <text:p>121.347219</text:p>
          </table:table-cell>
          <table:table-cell table:formula="of:=[.B635]-[.C635]" office:value-type="float" office:value="-14.601042">
            <text:p>-14.601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96015">
            <text:p>75.196015</text:p>
          </table:table-cell>
          <table:table-cell office:value-type="float" office:value="91.826316">
            <text:p>91.826316</text:p>
          </table:table-cell>
          <table:table-cell table:formula="of:=[.B636]-[.C636]" office:value-type="float" office:value="-16.630301">
            <text:p>-16.630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895807">
            <text:p>168.895807</text:p>
          </table:table-cell>
          <table:table-cell office:value-type="float" office:value="204.672881">
            <text:p>204.672881</text:p>
          </table:table-cell>
          <table:table-cell table:formula="of:=[.B637]-[.C637]" office:value-type="float" office:value="-35.777074">
            <text:p>-35.777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206347">
            <text:p>110.206347</text:p>
          </table:table-cell>
          <table:table-cell office:value-type="float" office:value="126.042771">
            <text:p>126.042771</text:p>
          </table:table-cell>
          <table:table-cell table:formula="of:=[.B638]-[.C638]" office:value-type="float" office:value="-15.836424">
            <text:p>-15.836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7.890618">
            <text:p>387.890618</text:p>
          </table:table-cell>
          <table:table-cell office:value-type="float" office:value="464.697862">
            <text:p>464.697862</text:p>
          </table:table-cell>
          <table:table-cell table:formula="of:=[.B639]-[.C639]" office:value-type="float" office:value="-76.807244">
            <text:p>-76.807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388647">
            <text:p>67.388647</text:p>
          </table:table-cell>
          <table:table-cell office:value-type="float" office:value="81.119852">
            <text:p>81.119852</text:p>
          </table:table-cell>
          <table:table-cell table:formula="of:=[.B640]-[.C640]" office:value-type="float" office:value="-13.731205">
            <text:p>-13.731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841284">
            <text:p>92.841284</text:p>
          </table:table-cell>
          <table:table-cell office:value-type="float" office:value="115.467958">
            <text:p>115.467958</text:p>
          </table:table-cell>
          <table:table-cell table:formula="of:=[.B641]-[.C641]" office:value-type="float" office:value="-22.626674">
            <text:p>-22.626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92945">
            <text:p>107.492945</text:p>
          </table:table-cell>
          <table:table-cell office:value-type="float" office:value="126.273438">
            <text:p>126.273438</text:p>
          </table:table-cell>
          <table:table-cell table:formula="of:=[.B642]-[.C642]" office:value-type="float" office:value="-18.780493">
            <text:p>-18.780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286579">
            <text:p>44.286579</text:p>
          </table:table-cell>
          <table:table-cell office:value-type="float" office:value="52.95256">
            <text:p>52.95256</text:p>
          </table:table-cell>
          <table:table-cell table:formula="of:=[.B643]-[.C643]" office:value-type="float" office:value="-8.665981">
            <text:p>-8.665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44184">
            <text:p>69.44184</text:p>
          </table:table-cell>
          <table:table-cell office:value-type="float" office:value="78.834971">
            <text:p>78.834971</text:p>
          </table:table-cell>
          <table:table-cell table:formula="of:=[.B644]-[.C644]" office:value-type="float" office:value="-9.393131">
            <text:p>-9.393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179772">
            <text:p>118.179772</text:p>
          </table:table-cell>
          <table:table-cell office:value-type="float" office:value="144.383522">
            <text:p>144.383522</text:p>
          </table:table-cell>
          <table:table-cell table:formula="of:=[.B645]-[.C645]" office:value-type="float" office:value="-26.20375">
            <text:p>-26.20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144281">
            <text:p>224.144281</text:p>
          </table:table-cell>
          <table:table-cell office:value-type="float" office:value="259.828093">
            <text:p>259.828093</text:p>
          </table:table-cell>
          <table:table-cell table:formula="of:=[.B646]-[.C646]" office:value-type="float" office:value="-35.683812">
            <text:p>-35.683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040339">
            <text:p>100.040339</text:p>
          </table:table-cell>
          <table:table-cell office:value-type="float" office:value="116.644909">
            <text:p>116.644909</text:p>
          </table:table-cell>
          <table:table-cell table:formula="of:=[.B647]-[.C647]" office:value-type="float" office:value="-16.60457">
            <text:p>-16.60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36742">
            <text:p>79.936742</text:p>
          </table:table-cell>
          <table:table-cell office:value-type="float" office:value="94.703371">
            <text:p>94.703371</text:p>
          </table:table-cell>
          <table:table-cell table:formula="of:=[.B648]-[.C648]" office:value-type="float" office:value="-14.766629">
            <text:p>-14.766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907588">
            <text:p>331.907588</text:p>
          </table:table-cell>
          <table:table-cell office:value-type="float" office:value="385.605521">
            <text:p>385.605521</text:p>
          </table:table-cell>
          <table:table-cell table:formula="of:=[.B649]-[.C649]" office:value-type="float" office:value="-53.697933">
            <text:p>-53.697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2.920632">
            <text:p>542.920632</text:p>
          </table:table-cell>
          <table:table-cell office:value-type="float" office:value="624.700455">
            <text:p>624.700455</text:p>
          </table:table-cell>
          <table:table-cell table:formula="of:=[.B650]-[.C650]" office:value-type="float" office:value="-81.7798230000001">
            <text:p>-81.779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40569">
            <text:p>67.640569</text:p>
          </table:table-cell>
          <table:table-cell office:value-type="float" office:value="79.324917">
            <text:p>79.324917</text:p>
          </table:table-cell>
          <table:table-cell table:formula="of:=[.B651]-[.C651]" office:value-type="float" office:value="-11.684348">
            <text:p>-11.684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254328">
            <text:p>154.254328</text:p>
          </table:table-cell>
          <table:table-cell office:value-type="float" office:value="177.258851">
            <text:p>177.258851</text:p>
          </table:table-cell>
          <table:table-cell table:formula="of:=[.B652]-[.C652]" office:value-type="float" office:value="-23.004523">
            <text:p>-23.004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994406">
            <text:p>124.994406</text:p>
          </table:table-cell>
          <table:table-cell office:value-type="float" office:value="145.372793">
            <text:p>145.372793</text:p>
          </table:table-cell>
          <table:table-cell table:formula="of:=[.B653]-[.C653]" office:value-type="float" office:value="-20.378387">
            <text:p>-20.378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849972">
            <text:p>100.849972</text:p>
          </table:table-cell>
          <table:table-cell office:value-type="float" office:value="116.76994">
            <text:p>116.76994</text:p>
          </table:table-cell>
          <table:table-cell table:formula="of:=[.B654]-[.C654]" office:value-type="float" office:value="-15.919968">
            <text:p>-15.919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99873">
            <text:p>81.599873</text:p>
          </table:table-cell>
          <table:table-cell office:value-type="float" office:value="96.923899">
            <text:p>96.923899</text:p>
          </table:table-cell>
          <table:table-cell table:formula="of:=[.B655]-[.C655]" office:value-type="float" office:value="-15.324026">
            <text:p>-15.324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777503">
            <text:p>101.777503</text:p>
          </table:table-cell>
          <table:table-cell office:value-type="float" office:value="116.885276">
            <text:p>116.885276</text:p>
          </table:table-cell>
          <table:table-cell table:formula="of:=[.B656]-[.C656]" office:value-type="float" office:value="-15.107773">
            <text:p>-15.107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815352">
            <text:p>97.815352</text:p>
          </table:table-cell>
          <table:table-cell office:value-type="float" office:value="111.188472">
            <text:p>111.188472</text:p>
          </table:table-cell>
          <table:table-cell table:formula="of:=[.B657]-[.C657]" office:value-type="float" office:value="-13.37312">
            <text:p>-13.37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9287">
            <text:p>76.49287</text:p>
          </table:table-cell>
          <table:table-cell office:value-type="float" office:value="88.540884">
            <text:p>88.540884</text:p>
          </table:table-cell>
          <table:table-cell table:formula="of:=[.B658]-[.C658]" office:value-type="float" office:value="-12.048014">
            <text:p>-12.048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232623">
            <text:p>69.232623</text:p>
          </table:table-cell>
          <table:table-cell office:value-type="float" office:value="77.605099">
            <text:p>77.605099</text:p>
          </table:table-cell>
          <table:table-cell table:formula="of:=[.B659]-[.C659]" office:value-type="float" office:value="-8.37247599999999">
            <text:p>-8.372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457331">
            <text:p>95.457331</text:p>
          </table:table-cell>
          <table:table-cell office:value-type="float" office:value="119.294272">
            <text:p>119.294272</text:p>
          </table:table-cell>
          <table:table-cell table:formula="of:=[.B660]-[.C660]" office:value-type="float" office:value="-23.836941">
            <text:p>-23.836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992059">
            <text:p>198.992059</text:p>
          </table:table-cell>
          <table:table-cell office:value-type="float" office:value="223.466549">
            <text:p>223.466549</text:p>
          </table:table-cell>
          <table:table-cell table:formula="of:=[.B661]-[.C661]" office:value-type="float" office:value="-24.47449">
            <text:p>-24.47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862363">
            <text:p>25.862363</text:p>
          </table:table-cell>
          <table:table-cell office:value-type="float" office:value="32.087435">
            <text:p>32.087435</text:p>
          </table:table-cell>
          <table:table-cell table:formula="of:=[.B662]-[.C662]" office:value-type="float" office:value="-6.225072">
            <text:p>-6.225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624801">
            <text:p>129.624801</text:p>
          </table:table-cell>
          <table:table-cell office:value-type="float" office:value="152.783256">
            <text:p>152.783256</text:p>
          </table:table-cell>
          <table:table-cell table:formula="of:=[.B663]-[.C663]" office:value-type="float" office:value="-23.158455">
            <text:p>-23.158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596291">
            <text:p>74.596291</text:p>
          </table:table-cell>
          <table:table-cell office:value-type="float" office:value="86.576487">
            <text:p>86.576487</text:p>
          </table:table-cell>
          <table:table-cell table:formula="of:=[.B664]-[.C664]" office:value-type="float" office:value="-11.980196">
            <text:p>-11.980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114678">
            <text:p>147.114678</text:p>
          </table:table-cell>
          <table:table-cell office:value-type="float" office:value="181.269947">
            <text:p>181.269947</text:p>
          </table:table-cell>
          <table:table-cell table:formula="of:=[.B665]-[.C665]" office:value-type="float" office:value="-34.155269">
            <text:p>-34.155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45649">
            <text:p>60.845649</text:p>
          </table:table-cell>
          <table:table-cell office:value-type="float" office:value="72.18791">
            <text:p>72.18791</text:p>
          </table:table-cell>
          <table:table-cell table:formula="of:=[.B666]-[.C666]" office:value-type="float" office:value="-11.342261">
            <text:p>-11.342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16566">
            <text:p>116.816566</text:p>
          </table:table-cell>
          <table:table-cell office:value-type="float" office:value="140.775996">
            <text:p>140.775996</text:p>
          </table:table-cell>
          <table:table-cell table:formula="of:=[.B667]-[.C667]" office:value-type="float" office:value="-23.95943">
            <text:p>-23.95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86598">
            <text:p>74.486598</text:p>
          </table:table-cell>
          <table:table-cell office:value-type="float" office:value="90.531765">
            <text:p>90.531765</text:p>
          </table:table-cell>
          <table:table-cell table:formula="of:=[.B668]-[.C668]" office:value-type="float" office:value="-16.045167">
            <text:p>-16.045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51484">
            <text:p>90.351484</text:p>
          </table:table-cell>
          <table:table-cell office:value-type="float" office:value="104.820425">
            <text:p>104.820425</text:p>
          </table:table-cell>
          <table:table-cell table:formula="of:=[.B669]-[.C669]" office:value-type="float" office:value="-14.468941">
            <text:p>-14.468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893693">
            <text:p>68.893693</text:p>
          </table:table-cell>
          <table:table-cell office:value-type="float" office:value="79.425348">
            <text:p>79.425348</text:p>
          </table:table-cell>
          <table:table-cell table:formula="of:=[.B670]-[.C670]" office:value-type="float" office:value="-10.531655">
            <text:p>-10.531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783194">
            <text:p>192.783194</text:p>
          </table:table-cell>
          <table:table-cell office:value-type="float" office:value="225.84877">
            <text:p>225.84877</text:p>
          </table:table-cell>
          <table:table-cell table:formula="of:=[.B671]-[.C671]" office:value-type="float" office:value="-33.065576">
            <text:p>-33.065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020777">
            <text:p>177.020777</text:p>
          </table:table-cell>
          <table:table-cell office:value-type="float" office:value="203.921078">
            <text:p>203.921078</text:p>
          </table:table-cell>
          <table:table-cell table:formula="of:=[.B672]-[.C672]" office:value-type="float" office:value="-26.900301">
            <text:p>-26.900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73773">
            <text:p>90.373773</text:p>
          </table:table-cell>
          <table:table-cell office:value-type="float" office:value="108.356991">
            <text:p>108.356991</text:p>
          </table:table-cell>
          <table:table-cell table:formula="of:=[.B673]-[.C673]" office:value-type="float" office:value="-17.983218">
            <text:p>-17.983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84046">
            <text:p>79.284046</text:p>
          </table:table-cell>
          <table:table-cell office:value-type="float" office:value="92.190576">
            <text:p>92.190576</text:p>
          </table:table-cell>
          <table:table-cell table:formula="of:=[.B674]-[.C674]" office:value-type="float" office:value="-12.90653">
            <text:p>-12.90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.1043">
            <text:p>327.1043</text:p>
          </table:table-cell>
          <table:table-cell office:value-type="float" office:value="392.217374">
            <text:p>392.217374</text:p>
          </table:table-cell>
          <table:table-cell table:formula="of:=[.B675]-[.C675]" office:value-type="float" office:value="-65.113074">
            <text:p>-65.113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32276">
            <text:p>85.232276</text:p>
          </table:table-cell>
          <table:table-cell office:value-type="float" office:value="97.5335">
            <text:p>97.5335</text:p>
          </table:table-cell>
          <table:table-cell table:formula="of:=[.B676]-[.C676]" office:value-type="float" office:value="-12.301224">
            <text:p>-12.301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20742">
            <text:p>65.720742</text:p>
          </table:table-cell>
          <table:table-cell office:value-type="float" office:value="76.300499">
            <text:p>76.300499</text:p>
          </table:table-cell>
          <table:table-cell table:formula="of:=[.B677]-[.C677]" office:value-type="float" office:value="-10.579757">
            <text:p>-10.579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896612">
            <text:p>125.896612</text:p>
          </table:table-cell>
          <table:table-cell office:value-type="float" office:value="144.519563">
            <text:p>144.519563</text:p>
          </table:table-cell>
          <table:table-cell table:formula="of:=[.B678]-[.C678]" office:value-type="float" office:value="-18.622951">
            <text:p>-18.622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056176">
            <text:p>190.056176</text:p>
          </table:table-cell>
          <table:table-cell office:value-type="float" office:value="225.211869">
            <text:p>225.211869</text:p>
          </table:table-cell>
          <table:table-cell table:formula="of:=[.B679]-[.C679]" office:value-type="float" office:value="-35.155693">
            <text:p>-35.155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980872">
            <text:p>213.980872</text:p>
          </table:table-cell>
          <table:table-cell office:value-type="float" office:value="242.968975">
            <text:p>242.968975</text:p>
          </table:table-cell>
          <table:table-cell table:formula="of:=[.B680]-[.C680]" office:value-type="float" office:value="-28.988103">
            <text:p>-28.988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878553">
            <text:p>144.878553</text:p>
          </table:table-cell>
          <table:table-cell office:value-type="float" office:value="167.323211">
            <text:p>167.323211</text:p>
          </table:table-cell>
          <table:table-cell table:formula="of:=[.B681]-[.C681]" office:value-type="float" office:value="-22.444658">
            <text:p>-22.444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51285">
            <text:p>48.451285</text:p>
          </table:table-cell>
          <table:table-cell office:value-type="float" office:value="57.329473">
            <text:p>57.329473</text:p>
          </table:table-cell>
          <table:table-cell table:formula="of:=[.B682]-[.C682]" office:value-type="float" office:value="-8.878188">
            <text:p>-8.878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639565">
            <text:p>89.639565</text:p>
          </table:table-cell>
          <table:table-cell office:value-type="float" office:value="104.016894">
            <text:p>104.016894</text:p>
          </table:table-cell>
          <table:table-cell table:formula="of:=[.B683]-[.C683]" office:value-type="float" office:value="-14.377329">
            <text:p>-14.377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783201">
            <text:p>64.783201</text:p>
          </table:table-cell>
          <table:table-cell office:value-type="float" office:value="77.188801">
            <text:p>77.188801</text:p>
          </table:table-cell>
          <table:table-cell table:formula="of:=[.B684]-[.C684]" office:value-type="float" office:value="-12.4056">
            <text:p>-12.4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62853">
            <text:p>46.362853</text:p>
          </table:table-cell>
          <table:table-cell office:value-type="float" office:value="57.093272">
            <text:p>57.093272</text:p>
          </table:table-cell>
          <table:table-cell table:formula="of:=[.B685]-[.C685]" office:value-type="float" office:value="-10.730419">
            <text:p>-10.730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033138">
            <text:p>282.033138</text:p>
          </table:table-cell>
          <table:table-cell office:value-type="float" office:value="347.239737">
            <text:p>347.239737</text:p>
          </table:table-cell>
          <table:table-cell table:formula="of:=[.B686]-[.C686]" office:value-type="float" office:value="-65.206599">
            <text:p>-65.206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535856">
            <text:p>189.535856</text:p>
          </table:table-cell>
          <table:table-cell office:value-type="float" office:value="226.5977">
            <text:p>226.5977</text:p>
          </table:table-cell>
          <table:table-cell table:formula="of:=[.B687]-[.C687]" office:value-type="float" office:value="-37.061844">
            <text:p>-37.061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632542">
            <text:p>29.632542</text:p>
          </table:table-cell>
          <table:table-cell office:value-type="float" office:value="32.540568">
            <text:p>32.540568</text:p>
          </table:table-cell>
          <table:table-cell table:formula="of:=[.B688]-[.C688]" office:value-type="float" office:value="-2.908026">
            <text:p>-2.908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15202">
            <text:p>118.815202</text:p>
          </table:table-cell>
          <table:table-cell office:value-type="float" office:value="139.635084">
            <text:p>139.635084</text:p>
          </table:table-cell>
          <table:table-cell table:formula="of:=[.B689]-[.C689]" office:value-type="float" office:value="-20.819882">
            <text:p>-20.819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877076">
            <text:p>80.877076</text:p>
          </table:table-cell>
          <table:table-cell office:value-type="float" office:value="97.240443">
            <text:p>97.240443</text:p>
          </table:table-cell>
          <table:table-cell table:formula="of:=[.B690]-[.C690]" office:value-type="float" office:value="-16.363367">
            <text:p>-16.363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12254">
            <text:p>55.912254</text:p>
          </table:table-cell>
          <table:table-cell office:value-type="float" office:value="65.113098">
            <text:p>65.113098</text:p>
          </table:table-cell>
          <table:table-cell table:formula="of:=[.B691]-[.C691]" office:value-type="float" office:value="-9.200844">
            <text:p>-9.200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411902">
            <text:p>102.411902</text:p>
          </table:table-cell>
          <table:table-cell office:value-type="float" office:value="122.982898">
            <text:p>122.982898</text:p>
          </table:table-cell>
          <table:table-cell table:formula="of:=[.B692]-[.C692]" office:value-type="float" office:value="-20.570996">
            <text:p>-20.570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722907">
            <text:p>71.722907</text:p>
          </table:table-cell>
          <table:table-cell office:value-type="float" office:value="85.059286">
            <text:p>85.059286</text:p>
          </table:table-cell>
          <table:table-cell table:formula="of:=[.B693]-[.C693]" office:value-type="float" office:value="-13.336379">
            <text:p>-13.336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809627">
            <text:p>127.809627</text:p>
          </table:table-cell>
          <table:table-cell office:value-type="float" office:value="151.482629">
            <text:p>151.482629</text:p>
          </table:table-cell>
          <table:table-cell table:formula="of:=[.B694]-[.C694]" office:value-type="float" office:value="-23.673002">
            <text:p>-23.673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66196">
            <text:p>57.166196</text:p>
          </table:table-cell>
          <table:table-cell office:value-type="float" office:value="69.038707">
            <text:p>69.038707</text:p>
          </table:table-cell>
          <table:table-cell table:formula="of:=[.B695]-[.C695]" office:value-type="float" office:value="-11.872511">
            <text:p>-11.872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518983">
            <text:p>122.518983</text:p>
          </table:table-cell>
          <table:table-cell office:value-type="float" office:value="142.819375">
            <text:p>142.819375</text:p>
          </table:table-cell>
          <table:table-cell table:formula="of:=[.B696]-[.C696]" office:value-type="float" office:value="-20.300392">
            <text:p>-20.300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39215">
            <text:p>76.939215</text:p>
          </table:table-cell>
          <table:table-cell office:value-type="float" office:value="91.621943">
            <text:p>91.621943</text:p>
          </table:table-cell>
          <table:table-cell table:formula="of:=[.B697]-[.C697]" office:value-type="float" office:value="-14.682728">
            <text:p>-14.682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564633">
            <text:p>103.564633</text:p>
          </table:table-cell>
          <table:table-cell office:value-type="float" office:value="123.113345">
            <text:p>123.113345</text:p>
          </table:table-cell>
          <table:table-cell table:formula="of:=[.B698]-[.C698]" office:value-type="float" office:value="-19.548712">
            <text:p>-19.548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313632">
            <text:p>177.313632</text:p>
          </table:table-cell>
          <table:table-cell office:value-type="float" office:value="208.973293">
            <text:p>208.973293</text:p>
          </table:table-cell>
          <table:table-cell table:formula="of:=[.B699]-[.C699]" office:value-type="float" office:value="-31.659661">
            <text:p>-31.659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587137">
            <text:p>46.587137</text:p>
          </table:table-cell>
          <table:table-cell office:value-type="float" office:value="52.491548">
            <text:p>52.491548</text:p>
          </table:table-cell>
          <table:table-cell table:formula="of:=[.B700]-[.C700]" office:value-type="float" office:value="-5.904411">
            <text:p>-5.904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173212">
            <text:p>252.173212</text:p>
          </table:table-cell>
          <table:table-cell office:value-type="float" office:value="314.142632">
            <text:p>314.142632</text:p>
          </table:table-cell>
          <table:table-cell table:formula="of:=[.B701]-[.C701]" office:value-type="float" office:value="-61.96942">
            <text:p>-61.96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279601">
            <text:p>62.279601</text:p>
          </table:table-cell>
          <table:table-cell office:value-type="float" office:value="73.182702">
            <text:p>73.182702</text:p>
          </table:table-cell>
          <table:table-cell table:formula="of:=[.B702]-[.C702]" office:value-type="float" office:value="-10.903101">
            <text:p>-10.903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418136">
            <text:p>73.418136</text:p>
          </table:table-cell>
          <table:table-cell office:value-type="float" office:value="85.445977">
            <text:p>85.445977</text:p>
          </table:table-cell>
          <table:table-cell table:formula="of:=[.B703]-[.C703]" office:value-type="float" office:value="-12.027841">
            <text:p>-12.027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579341">
            <text:p>94.579341</text:p>
          </table:table-cell>
          <table:table-cell office:value-type="float" office:value="112.699764">
            <text:p>112.699764</text:p>
          </table:table-cell>
          <table:table-cell table:formula="of:=[.B704]-[.C704]" office:value-type="float" office:value="-18.120423">
            <text:p>-18.120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386981">
            <text:p>61.386981</text:p>
          </table:table-cell>
          <table:table-cell office:value-type="float" office:value="73.204">
            <text:p>73.204</text:p>
          </table:table-cell>
          <table:table-cell table:formula="of:=[.B705]-[.C705]" office:value-type="float" office:value="-11.817019">
            <text:p>-11.817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90841">
            <text:p>65.090841</text:p>
          </table:table-cell>
          <table:table-cell office:value-type="float" office:value="79.430285">
            <text:p>79.430285</text:p>
          </table:table-cell>
          <table:table-cell table:formula="of:=[.B706]-[.C706]" office:value-type="float" office:value="-14.339444">
            <text:p>-14.339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168606">
            <text:p>201.168606</text:p>
          </table:table-cell>
          <table:table-cell office:value-type="float" office:value="224.403922">
            <text:p>224.403922</text:p>
          </table:table-cell>
          <table:table-cell table:formula="of:=[.B707]-[.C707]" office:value-type="float" office:value="-23.235316">
            <text:p>-23.235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971925">
            <text:p>151.971925</text:p>
          </table:table-cell>
          <table:table-cell office:value-type="float" office:value="192.839851">
            <text:p>192.839851</text:p>
          </table:table-cell>
          <table:table-cell table:formula="of:=[.B708]-[.C708]" office:value-type="float" office:value="-40.867926">
            <text:p>-40.867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98558">
            <text:p>118.898558</text:p>
          </table:table-cell>
          <table:table-cell office:value-type="float" office:value="155.61595">
            <text:p>155.61595</text:p>
          </table:table-cell>
          <table:table-cell table:formula="of:=[.B709]-[.C709]" office:value-type="float" office:value="-36.717392">
            <text:p>-36.717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95039">
            <text:p>103.095039</text:p>
          </table:table-cell>
          <table:table-cell office:value-type="float" office:value="121.19991">
            <text:p>121.19991</text:p>
          </table:table-cell>
          <table:table-cell table:formula="of:=[.B710]-[.C710]" office:value-type="float" office:value="-18.104871">
            <text:p>-18.104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213292">
            <text:p>90.213292</text:p>
          </table:table-cell>
          <table:table-cell office:value-type="float" office:value="105.762572">
            <text:p>105.762572</text:p>
          </table:table-cell>
          <table:table-cell table:formula="of:=[.B711]-[.C711]" office:value-type="float" office:value="-15.54928">
            <text:p>-15.54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865037">
            <text:p>49.865037</text:p>
          </table:table-cell>
          <table:table-cell office:value-type="float" office:value="54.474797">
            <text:p>54.474797</text:p>
          </table:table-cell>
          <table:table-cell table:formula="of:=[.B712]-[.C712]" office:value-type="float" office:value="-4.60976">
            <text:p>-4.60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960202">
            <text:p>29.960202</text:p>
          </table:table-cell>
          <table:table-cell office:value-type="float" office:value="33.109395">
            <text:p>33.109395</text:p>
          </table:table-cell>
          <table:table-cell table:formula="of:=[.B713]-[.C713]" office:value-type="float" office:value="-3.149193">
            <text:p>-3.149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668082">
            <text:p>137.668082</text:p>
          </table:table-cell>
          <table:table-cell office:value-type="float" office:value="165.299822">
            <text:p>165.299822</text:p>
          </table:table-cell>
          <table:table-cell table:formula="of:=[.B714]-[.C714]" office:value-type="float" office:value="-27.63174">
            <text:p>-27.63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711276">
            <text:p>117.711276</text:p>
          </table:table-cell>
          <table:table-cell office:value-type="float" office:value="141.102513">
            <text:p>141.102513</text:p>
          </table:table-cell>
          <table:table-cell table:formula="of:=[.B715]-[.C715]" office:value-type="float" office:value="-23.391237">
            <text:p>-23.391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334991">
            <text:p>146.334991</text:p>
          </table:table-cell>
          <table:table-cell office:value-type="float" office:value="168.995095">
            <text:p>168.995095</text:p>
          </table:table-cell>
          <table:table-cell table:formula="of:=[.B716]-[.C716]" office:value-type="float" office:value="-22.660104">
            <text:p>-22.660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04384">
            <text:p>105.004384</text:p>
          </table:table-cell>
          <table:table-cell office:value-type="float" office:value="130.946063">
            <text:p>130.946063</text:p>
          </table:table-cell>
          <table:table-cell table:formula="of:=[.B717]-[.C717]" office:value-type="float" office:value="-25.941679">
            <text:p>-25.941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64391">
            <text:p>63.564391</text:p>
          </table:table-cell>
          <table:table-cell office:value-type="float" office:value="71.580646">
            <text:p>71.580646</text:p>
          </table:table-cell>
          <table:table-cell table:formula="of:=[.B718]-[.C718]" office:value-type="float" office:value="-8.016255">
            <text:p>-8.016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870458">
            <text:p>113.870458</text:p>
          </table:table-cell>
          <table:table-cell office:value-type="float" office:value="130.184829">
            <text:p>130.184829</text:p>
          </table:table-cell>
          <table:table-cell table:formula="of:=[.B719]-[.C719]" office:value-type="float" office:value="-16.314371">
            <text:p>-16.314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506838">
            <text:p>107.506838</text:p>
          </table:table-cell>
          <table:table-cell office:value-type="float" office:value="125.692095">
            <text:p>125.692095</text:p>
          </table:table-cell>
          <table:table-cell table:formula="of:=[.B720]-[.C720]" office:value-type="float" office:value="-18.185257">
            <text:p>-18.185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283092">
            <text:p>150.283092</text:p>
          </table:table-cell>
          <table:table-cell office:value-type="float" office:value="175.122218">
            <text:p>175.122218</text:p>
          </table:table-cell>
          <table:table-cell table:formula="of:=[.B721]-[.C721]" office:value-type="float" office:value="-24.839126">
            <text:p>-24.839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1439">
            <text:p>120.61439</text:p>
          </table:table-cell>
          <table:table-cell office:value-type="float" office:value="142.687135">
            <text:p>142.687135</text:p>
          </table:table-cell>
          <table:table-cell table:formula="of:=[.B722]-[.C722]" office:value-type="float" office:value="-22.072745">
            <text:p>-22.072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9834">
            <text:p>89.49834</text:p>
          </table:table-cell>
          <table:table-cell office:value-type="float" office:value="112.080855">
            <text:p>112.080855</text:p>
          </table:table-cell>
          <table:table-cell table:formula="of:=[.B723]-[.C723]" office:value-type="float" office:value="-22.582515">
            <text:p>-22.582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700478">
            <text:p>189.700478</text:p>
          </table:table-cell>
          <table:table-cell office:value-type="float" office:value="235.109385">
            <text:p>235.109385</text:p>
          </table:table-cell>
          <table:table-cell table:formula="of:=[.B724]-[.C724]" office:value-type="float" office:value="-45.408907">
            <text:p>-45.408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020656">
            <text:p>113.020656</text:p>
          </table:table-cell>
          <table:table-cell office:value-type="float" office:value="143.117923">
            <text:p>143.117923</text:p>
          </table:table-cell>
          <table:table-cell table:formula="of:=[.B725]-[.C725]" office:value-type="float" office:value="-30.097267">
            <text:p>-30.097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973739">
            <text:p>57.973739</text:p>
          </table:table-cell>
          <table:table-cell office:value-type="float" office:value="70.031767">
            <text:p>70.031767</text:p>
          </table:table-cell>
          <table:table-cell table:formula="of:=[.B726]-[.C726]" office:value-type="float" office:value="-12.058028">
            <text:p>-12.058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48653">
            <text:p>79.348653</text:p>
          </table:table-cell>
          <table:table-cell office:value-type="float" office:value="95.399222">
            <text:p>95.399222</text:p>
          </table:table-cell>
          <table:table-cell table:formula="of:=[.B727]-[.C727]" office:value-type="float" office:value="-16.050569">
            <text:p>-16.050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777342">
            <text:p>179.777342</text:p>
          </table:table-cell>
          <table:table-cell office:value-type="float" office:value="212.369454">
            <text:p>212.369454</text:p>
          </table:table-cell>
          <table:table-cell table:formula="of:=[.B728]-[.C728]" office:value-type="float" office:value="-32.592112">
            <text:p>-32.592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419557">
            <text:p>257.419557</text:p>
          </table:table-cell>
          <table:table-cell office:value-type="float" office:value="295.141994">
            <text:p>295.141994</text:p>
          </table:table-cell>
          <table:table-cell table:formula="of:=[.B729]-[.C729]" office:value-type="float" office:value="-37.722437">
            <text:p>-37.722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778339">
            <text:p>238.778339</text:p>
          </table:table-cell>
          <table:table-cell office:value-type="float" office:value="283.170455">
            <text:p>283.170455</text:p>
          </table:table-cell>
          <table:table-cell table:formula="of:=[.B730]-[.C730]" office:value-type="float" office:value="-44.392116">
            <text:p>-44.392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84808">
            <text:p>57.384808</text:p>
          </table:table-cell>
          <table:table-cell office:value-type="float" office:value="68.239754">
            <text:p>68.239754</text:p>
          </table:table-cell>
          <table:table-cell table:formula="of:=[.B731]-[.C731]" office:value-type="float" office:value="-10.854946">
            <text:p>-10.854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672383">
            <text:p>124.672383</text:p>
          </table:table-cell>
          <table:table-cell office:value-type="float" office:value="147.331781">
            <text:p>147.331781</text:p>
          </table:table-cell>
          <table:table-cell table:formula="of:=[.B732]-[.C732]" office:value-type="float" office:value="-22.659398">
            <text:p>-22.659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698456">
            <text:p>241.698456</text:p>
          </table:table-cell>
          <table:table-cell office:value-type="float" office:value="301.329796">
            <text:p>301.329796</text:p>
          </table:table-cell>
          <table:table-cell table:formula="of:=[.B733]-[.C733]" office:value-type="float" office:value="-59.63134">
            <text:p>-59.63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61732">
            <text:p>61.61732</text:p>
          </table:table-cell>
          <table:table-cell office:value-type="float" office:value="73.815621">
            <text:p>73.815621</text:p>
          </table:table-cell>
          <table:table-cell table:formula="of:=[.B734]-[.C734]" office:value-type="float" office:value="-12.198301">
            <text:p>-12.198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63824">
            <text:p>108.63824</text:p>
          </table:table-cell>
          <table:table-cell office:value-type="float" office:value="133.416369">
            <text:p>133.416369</text:p>
          </table:table-cell>
          <table:table-cell table:formula="of:=[.B735]-[.C735]" office:value-type="float" office:value="-24.778129">
            <text:p>-24.778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647772">
            <text:p>56.647772</text:p>
          </table:table-cell>
          <table:table-cell office:value-type="float" office:value="65.608837">
            <text:p>65.608837</text:p>
          </table:table-cell>
          <table:table-cell table:formula="of:=[.B736]-[.C736]" office:value-type="float" office:value="-8.96106499999999">
            <text:p>-8.961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149255">
            <text:p>145.149255</text:p>
          </table:table-cell>
          <table:table-cell office:value-type="float" office:value="180.195124">
            <text:p>180.195124</text:p>
          </table:table-cell>
          <table:table-cell table:formula="of:=[.B737]-[.C737]" office:value-type="float" office:value="-35.045869">
            <text:p>-35.045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12516">
            <text:p>152.12516</text:p>
          </table:table-cell>
          <table:table-cell office:value-type="float" office:value="176.047308">
            <text:p>176.047308</text:p>
          </table:table-cell>
          <table:table-cell table:formula="of:=[.B738]-[.C738]" office:value-type="float" office:value="-23.922148">
            <text:p>-23.922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26571">
            <text:p>62.626571</text:p>
          </table:table-cell>
          <table:table-cell office:value-type="float" office:value="72.684452">
            <text:p>72.684452</text:p>
          </table:table-cell>
          <table:table-cell table:formula="of:=[.B739]-[.C739]" office:value-type="float" office:value="-10.057881">
            <text:p>-10.057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828149">
            <text:p>92.828149</text:p>
          </table:table-cell>
          <table:table-cell office:value-type="float" office:value="115.950381">
            <text:p>115.950381</text:p>
          </table:table-cell>
          <table:table-cell table:formula="of:=[.B740]-[.C740]" office:value-type="float" office:value="-23.122232">
            <text:p>-23.122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224132">
            <text:p>175.224132</text:p>
          </table:table-cell>
          <table:table-cell office:value-type="float" office:value="210.750363">
            <text:p>210.750363</text:p>
          </table:table-cell>
          <table:table-cell table:formula="of:=[.B741]-[.C741]" office:value-type="float" office:value="-35.526231">
            <text:p>-35.526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352347">
            <text:p>93.352347</text:p>
          </table:table-cell>
          <table:table-cell office:value-type="float" office:value="111.397976">
            <text:p>111.397976</text:p>
          </table:table-cell>
          <table:table-cell table:formula="of:=[.B742]-[.C742]" office:value-type="float" office:value="-18.045629">
            <text:p>-18.045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489673">
            <text:p>62.489673</text:p>
          </table:table-cell>
          <table:table-cell office:value-type="float" office:value="75.752857">
            <text:p>75.752857</text:p>
          </table:table-cell>
          <table:table-cell table:formula="of:=[.B743]-[.C743]" office:value-type="float" office:value="-13.263184">
            <text:p>-13.263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568963">
            <text:p>248.568963</text:p>
          </table:table-cell>
          <table:table-cell office:value-type="float" office:value="284.529326">
            <text:p>284.529326</text:p>
          </table:table-cell>
          <table:table-cell table:formula="of:=[.B744]-[.C744]" office:value-type="float" office:value="-35.960363">
            <text:p>-35.960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045514">
            <text:p>208.045514</text:p>
          </table:table-cell>
          <table:table-cell office:value-type="float" office:value="257.362246">
            <text:p>257.362246</text:p>
          </table:table-cell>
          <table:table-cell table:formula="of:=[.B745]-[.C745]" office:value-type="float" office:value="-49.316732">
            <text:p>-49.316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536402">
            <text:p>147.536402</text:p>
          </table:table-cell>
          <table:table-cell office:value-type="float" office:value="177.654693">
            <text:p>177.654693</text:p>
          </table:table-cell>
          <table:table-cell table:formula="of:=[.B746]-[.C746]" office:value-type="float" office:value="-30.118291">
            <text:p>-30.118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66972">
            <text:p>103.666972</text:p>
          </table:table-cell>
          <table:table-cell office:value-type="float" office:value="125.602221">
            <text:p>125.602221</text:p>
          </table:table-cell>
          <table:table-cell table:formula="of:=[.B747]-[.C747]" office:value-type="float" office:value="-21.935249">
            <text:p>-21.935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26462">
            <text:p>71.226462</text:p>
          </table:table-cell>
          <table:table-cell office:value-type="float" office:value="82.051792">
            <text:p>82.051792</text:p>
          </table:table-cell>
          <table:table-cell table:formula="of:=[.B748]-[.C748]" office:value-type="float" office:value="-10.82533">
            <text:p>-10.82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150362">
            <text:p>62.150362</text:p>
          </table:table-cell>
          <table:table-cell office:value-type="float" office:value="75.559861">
            <text:p>75.559861</text:p>
          </table:table-cell>
          <table:table-cell table:formula="of:=[.B749]-[.C749]" office:value-type="float" office:value="-13.409499">
            <text:p>-13.409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463304">
            <text:p>109.463304</text:p>
          </table:table-cell>
          <table:table-cell office:value-type="float" office:value="121.651927">
            <text:p>121.651927</text:p>
          </table:table-cell>
          <table:table-cell table:formula="of:=[.B750]-[.C750]" office:value-type="float" office:value="-12.188623">
            <text:p>-12.188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54544">
            <text:p>128.54544</text:p>
          </table:table-cell>
          <table:table-cell office:value-type="float" office:value="151.55726">
            <text:p>151.55726</text:p>
          </table:table-cell>
          <table:table-cell table:formula="of:=[.B751]-[.C751]" office:value-type="float" office:value="-23.01182">
            <text:p>-23.01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937217">
            <text:p>125.937217</text:p>
          </table:table-cell>
          <table:table-cell office:value-type="float" office:value="152.459991">
            <text:p>152.459991</text:p>
          </table:table-cell>
          <table:table-cell table:formula="of:=[.B752]-[.C752]" office:value-type="float" office:value="-26.522774">
            <text:p>-26.522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595533">
            <text:p>96.595533</text:p>
          </table:table-cell>
          <table:table-cell office:value-type="float" office:value="122.534987">
            <text:p>122.534987</text:p>
          </table:table-cell>
          <table:table-cell table:formula="of:=[.B753]-[.C753]" office:value-type="float" office:value="-25.939454">
            <text:p>-25.939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8.985664">
            <text:p>378.985664</text:p>
          </table:table-cell>
          <table:table-cell office:value-type="float" office:value="460.532691">
            <text:p>460.532691</text:p>
          </table:table-cell>
          <table:table-cell table:formula="of:=[.B754]-[.C754]" office:value-type="float" office:value="-81.547027">
            <text:p>-81.547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53098">
            <text:p>67.753098</text:p>
          </table:table-cell>
          <table:table-cell office:value-type="float" office:value="78.699396">
            <text:p>78.699396</text:p>
          </table:table-cell>
          <table:table-cell table:formula="of:=[.B755]-[.C755]" office:value-type="float" office:value="-10.946298">
            <text:p>-10.946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99275">
            <text:p>96.799275</text:p>
          </table:table-cell>
          <table:table-cell office:value-type="float" office:value="115.162804">
            <text:p>115.162804</text:p>
          </table:table-cell>
          <table:table-cell table:formula="of:=[.B756]-[.C756]" office:value-type="float" office:value="-18.363529">
            <text:p>-18.363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3.079126">
            <text:p>533.079126</text:p>
          </table:table-cell>
          <table:table-cell office:value-type="float" office:value="567.212754">
            <text:p>567.212754</text:p>
          </table:table-cell>
          <table:table-cell table:formula="of:=[.B757]-[.C757]" office:value-type="float" office:value="-34.133628">
            <text:p>-34.133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010825">
            <text:p>81.010825</text:p>
          </table:table-cell>
          <table:table-cell office:value-type="float" office:value="92.634792">
            <text:p>92.634792</text:p>
          </table:table-cell>
          <table:table-cell table:formula="of:=[.B758]-[.C758]" office:value-type="float" office:value="-11.623967">
            <text:p>-11.623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527868">
            <text:p>278.527868</text:p>
          </table:table-cell>
          <table:table-cell office:value-type="float" office:value="314.624721">
            <text:p>314.624721</text:p>
          </table:table-cell>
          <table:table-cell table:formula="of:=[.B759]-[.C759]" office:value-type="float" office:value="-36.096853">
            <text:p>-36.096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.860213">
            <text:p>219.860213</text:p>
          </table:table-cell>
          <table:table-cell office:value-type="float" office:value="260.977972">
            <text:p>260.977972</text:p>
          </table:table-cell>
          <table:table-cell table:formula="of:=[.B760]-[.C760]" office:value-type="float" office:value="-41.117759">
            <text:p>-41.117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502899">
            <text:p>181.502899</text:p>
          </table:table-cell>
          <table:table-cell office:value-type="float" office:value="209.057436">
            <text:p>209.057436</text:p>
          </table:table-cell>
          <table:table-cell table:formula="of:=[.B761]-[.C761]" office:value-type="float" office:value="-27.554537">
            <text:p>-27.554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65695">
            <text:p>106.65695</text:p>
          </table:table-cell>
          <table:table-cell office:value-type="float" office:value="114.831458">
            <text:p>114.831458</text:p>
          </table:table-cell>
          <table:table-cell table:formula="of:=[.B762]-[.C762]" office:value-type="float" office:value="-8.174508">
            <text:p>-8.174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770264">
            <text:p>103.770264</text:p>
          </table:table-cell>
          <table:table-cell office:value-type="float" office:value="121.803678">
            <text:p>121.803678</text:p>
          </table:table-cell>
          <table:table-cell table:formula="of:=[.B763]-[.C763]" office:value-type="float" office:value="-18.033414">
            <text:p>-18.033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293336">
            <text:p>195.293336</text:p>
          </table:table-cell>
          <table:table-cell office:value-type="float" office:value="235.455799">
            <text:p>235.455799</text:p>
          </table:table-cell>
          <table:table-cell table:formula="of:=[.B764]-[.C764]" office:value-type="float" office:value="-40.162463">
            <text:p>-40.162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93423">
            <text:p>58.293423</text:p>
          </table:table-cell>
          <table:table-cell office:value-type="float" office:value="71.49248">
            <text:p>71.49248</text:p>
          </table:table-cell>
          <table:table-cell table:formula="of:=[.B765]-[.C765]" office:value-type="float" office:value="-13.199057">
            <text:p>-13.1990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128659">
            <text:p>174.128659</text:p>
          </table:table-cell>
          <table:table-cell office:value-type="float" office:value="203.633781">
            <text:p>203.633781</text:p>
          </table:table-cell>
          <table:table-cell table:formula="of:=[.B766]-[.C766]" office:value-type="float" office:value="-29.505122">
            <text:p>-29.505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102369">
            <text:p>230.102369</text:p>
          </table:table-cell>
          <table:table-cell office:value-type="float" office:value="270.520849">
            <text:p>270.520849</text:p>
          </table:table-cell>
          <table:table-cell table:formula="of:=[.B767]-[.C767]" office:value-type="float" office:value="-40.41848">
            <text:p>-40.41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81148">
            <text:p>99.181148</text:p>
          </table:table-cell>
          <table:table-cell office:value-type="float" office:value="121.032028">
            <text:p>121.032028</text:p>
          </table:table-cell>
          <table:table-cell table:formula="of:=[.B768]-[.C768]" office:value-type="float" office:value="-21.85088">
            <text:p>-21.85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212253">
            <text:p>207.212253</text:p>
          </table:table-cell>
          <table:table-cell office:value-type="float" office:value="234.877487">
            <text:p>234.877487</text:p>
          </table:table-cell>
          <table:table-cell table:formula="of:=[.B769]-[.C769]" office:value-type="float" office:value="-27.665234">
            <text:p>-27.665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168993">
            <text:p>177.168993</text:p>
          </table:table-cell>
          <table:table-cell office:value-type="float" office:value="201.551075">
            <text:p>201.551075</text:p>
          </table:table-cell>
          <table:table-cell table:formula="of:=[.B770]-[.C770]" office:value-type="float" office:value="-24.382082">
            <text:p>-24.3820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213664">
            <text:p>122.213664</text:p>
          </table:table-cell>
          <table:table-cell office:value-type="float" office:value="145.757427">
            <text:p>145.757427</text:p>
          </table:table-cell>
          <table:table-cell table:formula="of:=[.B771]-[.C771]" office:value-type="float" office:value="-23.543763">
            <text:p>-23.543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616132">
            <text:p>137.616132</text:p>
          </table:table-cell>
          <table:table-cell office:value-type="float" office:value="165.873786">
            <text:p>165.873786</text:p>
          </table:table-cell>
          <table:table-cell table:formula="of:=[.B772]-[.C772]" office:value-type="float" office:value="-28.257654">
            <text:p>-28.257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2.164951">
            <text:p>422.164951</text:p>
          </table:table-cell>
          <table:table-cell office:value-type="float" office:value="513.659313">
            <text:p>513.659313</text:p>
          </table:table-cell>
          <table:table-cell table:formula="of:=[.B773]-[.C773]" office:value-type="float" office:value="-91.494362">
            <text:p>-91.494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373836">
            <text:p>83.373836</text:p>
          </table:table-cell>
          <table:table-cell office:value-type="float" office:value="105.300722">
            <text:p>105.300722</text:p>
          </table:table-cell>
          <table:table-cell table:formula="of:=[.B774]-[.C774]" office:value-type="float" office:value="-21.926886">
            <text:p>-21.926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661452">
            <text:p>97.661452</text:p>
          </table:table-cell>
          <table:table-cell office:value-type="float" office:value="120.392263">
            <text:p>120.392263</text:p>
          </table:table-cell>
          <table:table-cell table:formula="of:=[.B775]-[.C775]" office:value-type="float" office:value="-22.730811">
            <text:p>-22.730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85178">
            <text:p>115.85178</text:p>
          </table:table-cell>
          <table:table-cell office:value-type="float" office:value="141.980282">
            <text:p>141.980282</text:p>
          </table:table-cell>
          <table:table-cell table:formula="of:=[.B776]-[.C776]" office:value-type="float" office:value="-26.128502">
            <text:p>-26.128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654096">
            <text:p>174.654096</text:p>
          </table:table-cell>
          <table:table-cell office:value-type="float" office:value="202.965354">
            <text:p>202.965354</text:p>
          </table:table-cell>
          <table:table-cell table:formula="of:=[.B777]-[.C777]" office:value-type="float" office:value="-28.311258">
            <text:p>-28.311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629175">
            <text:p>35.629175</text:p>
          </table:table-cell>
          <table:table-cell office:value-type="float" office:value="44.608563">
            <text:p>44.608563</text:p>
          </table:table-cell>
          <table:table-cell table:formula="of:=[.B778]-[.C778]" office:value-type="float" office:value="-8.979388">
            <text:p>-8.979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779687">
            <text:p>258.779687</text:p>
          </table:table-cell>
          <table:table-cell office:value-type="float" office:value="295.412355">
            <text:p>295.412355</text:p>
          </table:table-cell>
          <table:table-cell table:formula="of:=[.B779]-[.C779]" office:value-type="float" office:value="-36.632668">
            <text:p>-36.632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43997">
            <text:p>68.643997</text:p>
          </table:table-cell>
          <table:table-cell office:value-type="float" office:value="86.915377">
            <text:p>86.915377</text:p>
          </table:table-cell>
          <table:table-cell table:formula="of:=[.B780]-[.C780]" office:value-type="float" office:value="-18.27138">
            <text:p>-18.27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872125">
            <text:p>106.872125</text:p>
          </table:table-cell>
          <table:table-cell office:value-type="float" office:value="135.024205">
            <text:p>135.024205</text:p>
          </table:table-cell>
          <table:table-cell table:formula="of:=[.B781]-[.C781]" office:value-type="float" office:value="-28.15208">
            <text:p>-28.15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44153">
            <text:p>136.844153</text:p>
          </table:table-cell>
          <table:table-cell office:value-type="float" office:value="164.506605">
            <text:p>164.506605</text:p>
          </table:table-cell>
          <table:table-cell table:formula="of:=[.B782]-[.C782]" office:value-type="float" office:value="-27.662452">
            <text:p>-27.662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078927">
            <text:p>184.078927</text:p>
          </table:table-cell>
          <table:table-cell office:value-type="float" office:value="203.983276">
            <text:p>203.983276</text:p>
          </table:table-cell>
          <table:table-cell table:formula="of:=[.B783]-[.C783]" office:value-type="float" office:value="-19.904349">
            <text:p>-19.904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13853">
            <text:p>91.213853</text:p>
          </table:table-cell>
          <table:table-cell office:value-type="float" office:value="116.620194">
            <text:p>116.620194</text:p>
          </table:table-cell>
          <table:table-cell table:formula="of:=[.B784]-[.C784]" office:value-type="float" office:value="-25.406341">
            <text:p>-25.406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72319">
            <text:p>88.072319</text:p>
          </table:table-cell>
          <table:table-cell office:value-type="float" office:value="112.819068">
            <text:p>112.819068</text:p>
          </table:table-cell>
          <table:table-cell table:formula="of:=[.B785]-[.C785]" office:value-type="float" office:value="-24.746749">
            <text:p>-24.746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940472">
            <text:p>83.940472</text:p>
          </table:table-cell>
          <table:table-cell office:value-type="float" office:value="100.765648">
            <text:p>100.765648</text:p>
          </table:table-cell>
          <table:table-cell table:formula="of:=[.B786]-[.C786]" office:value-type="float" office:value="-16.825176">
            <text:p>-16.825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61345">
            <text:p>41.061345</text:p>
          </table:table-cell>
          <table:table-cell office:value-type="float" office:value="51.537287">
            <text:p>51.537287</text:p>
          </table:table-cell>
          <table:table-cell table:formula="of:=[.B787]-[.C787]" office:value-type="float" office:value="-10.475942">
            <text:p>-10.475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80172">
            <text:p>91.80172</text:p>
          </table:table-cell>
          <table:table-cell office:value-type="float" office:value="108.960372">
            <text:p>108.960372</text:p>
          </table:table-cell>
          <table:table-cell table:formula="of:=[.B788]-[.C788]" office:value-type="float" office:value="-17.158652">
            <text:p>-17.158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813559">
            <text:p>62.813559</text:p>
          </table:table-cell>
          <table:table-cell office:value-type="float" office:value="72.380844">
            <text:p>72.380844</text:p>
          </table:table-cell>
          <table:table-cell table:formula="of:=[.B789]-[.C789]" office:value-type="float" office:value="-9.567285">
            <text:p>-9.567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743548">
            <text:p>57.743548</text:p>
          </table:table-cell>
          <table:table-cell office:value-type="float" office:value="71.52852">
            <text:p>71.52852</text:p>
          </table:table-cell>
          <table:table-cell table:formula="of:=[.B790]-[.C790]" office:value-type="float" office:value="-13.784972">
            <text:p>-13.784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124268">
            <text:p>108.124268</text:p>
          </table:table-cell>
          <table:table-cell office:value-type="float" office:value="129.437395">
            <text:p>129.437395</text:p>
          </table:table-cell>
          <table:table-cell table:formula="of:=[.B791]-[.C791]" office:value-type="float" office:value="-21.313127">
            <text:p>-21.313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5.346996">
            <text:p>465.346996</text:p>
          </table:table-cell>
          <table:table-cell office:value-type="float" office:value="504.937437">
            <text:p>504.937437</text:p>
          </table:table-cell>
          <table:table-cell table:formula="of:=[.B792]-[.C792]" office:value-type="float" office:value="-39.590441">
            <text:p>-39.590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390284">
            <text:p>93.390284</text:p>
          </table:table-cell>
          <table:table-cell office:value-type="float" office:value="113.246282">
            <text:p>113.246282</text:p>
          </table:table-cell>
          <table:table-cell table:formula="of:=[.B793]-[.C793]" office:value-type="float" office:value="-19.855998">
            <text:p>-19.855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476056">
            <text:p>65.476056</text:p>
          </table:table-cell>
          <table:table-cell office:value-type="float" office:value="81.578094">
            <text:p>81.578094</text:p>
          </table:table-cell>
          <table:table-cell table:formula="of:=[.B794]-[.C794]" office:value-type="float" office:value="-16.102038">
            <text:p>-16.102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495062">
            <text:p>37.495062</text:p>
          </table:table-cell>
          <table:table-cell office:value-type="float" office:value="46.888005">
            <text:p>46.888005</text:p>
          </table:table-cell>
          <table:table-cell table:formula="of:=[.B795]-[.C795]" office:value-type="float" office:value="-9.392943">
            <text:p>-9.392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461167">
            <text:p>139.461167</text:p>
          </table:table-cell>
          <table:table-cell office:value-type="float" office:value="163.050884">
            <text:p>163.050884</text:p>
          </table:table-cell>
          <table:table-cell table:formula="of:=[.B796]-[.C796]" office:value-type="float" office:value="-23.589717">
            <text:p>-23.589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21683">
            <text:p>72.521683</text:p>
          </table:table-cell>
          <table:table-cell office:value-type="float" office:value="89.445124">
            <text:p>89.445124</text:p>
          </table:table-cell>
          <table:table-cell table:formula="of:=[.B797]-[.C797]" office:value-type="float" office:value="-16.923441">
            <text:p>-16.923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882918">
            <text:p>139.882918</text:p>
          </table:table-cell>
          <table:table-cell office:value-type="float" office:value="171.751546">
            <text:p>171.751546</text:p>
          </table:table-cell>
          <table:table-cell table:formula="of:=[.B798]-[.C798]" office:value-type="float" office:value="-31.868628">
            <text:p>-31.868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599888">
            <text:p>51.599888</text:p>
          </table:table-cell>
          <table:table-cell office:value-type="float" office:value="60.839839">
            <text:p>60.839839</text:p>
          </table:table-cell>
          <table:table-cell table:formula="of:=[.B799]-[.C799]" office:value-type="float" office:value="-9.239951">
            <text:p>-9.239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23192">
            <text:p>77.023192</text:p>
          </table:table-cell>
          <table:table-cell office:value-type="float" office:value="93.72383">
            <text:p>93.72383</text:p>
          </table:table-cell>
          <table:table-cell table:formula="of:=[.B800]-[.C800]" office:value-type="float" office:value="-16.700638">
            <text:p>-16.700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262723">
            <text:p>117.262723</text:p>
          </table:table-cell>
          <table:table-cell office:value-type="float" office:value="141.640949">
            <text:p>141.640949</text:p>
          </table:table-cell>
          <table:table-cell table:formula="of:=[.B801]-[.C801]" office:value-type="float" office:value="-24.378226">
            <text:p>-24.378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564349">
            <text:p>38.564349</text:p>
          </table:table-cell>
          <table:table-cell office:value-type="float" office:value="47.856468">
            <text:p>47.856468</text:p>
          </table:table-cell>
          <table:table-cell table:formula="of:=[.B802]-[.C802]" office:value-type="float" office:value="-9.292119">
            <text:p>-9.292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48623">
            <text:p>85.048623</text:p>
          </table:table-cell>
          <table:table-cell office:value-type="float" office:value="96.3505">
            <text:p>96.3505</text:p>
          </table:table-cell>
          <table:table-cell table:formula="of:=[.B803]-[.C803]" office:value-type="float" office:value="-11.301877">
            <text:p>-11.301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36658">
            <text:p>94.636658</text:p>
          </table:table-cell>
          <table:table-cell office:value-type="float" office:value="115.322149">
            <text:p>115.322149</text:p>
          </table:table-cell>
          <table:table-cell table:formula="of:=[.B804]-[.C804]" office:value-type="float" office:value="-20.685491">
            <text:p>-20.685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012667">
            <text:p>284.012667</text:p>
          </table:table-cell>
          <table:table-cell office:value-type="float" office:value="322.143712">
            <text:p>322.143712</text:p>
          </table:table-cell>
          <table:table-cell table:formula="of:=[.B805]-[.C805]" office:value-type="float" office:value="-38.131045">
            <text:p>-38.131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49902">
            <text:p>102.149902</text:p>
          </table:table-cell>
          <table:table-cell office:value-type="float" office:value="121.612977">
            <text:p>121.612977</text:p>
          </table:table-cell>
          <table:table-cell table:formula="of:=[.B806]-[.C806]" office:value-type="float" office:value="-19.463075">
            <text:p>-19.463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99604">
            <text:p>100.999604</text:p>
          </table:table-cell>
          <table:table-cell office:value-type="float" office:value="124.156391">
            <text:p>124.156391</text:p>
          </table:table-cell>
          <table:table-cell table:formula="of:=[.B807]-[.C807]" office:value-type="float" office:value="-23.156787">
            <text:p>-23.156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040594">
            <text:p>138.040594</text:p>
          </table:table-cell>
          <table:table-cell office:value-type="float" office:value="162.723575">
            <text:p>162.723575</text:p>
          </table:table-cell>
          <table:table-cell table:formula="of:=[.B808]-[.C808]" office:value-type="float" office:value="-24.682981">
            <text:p>-24.682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690936">
            <text:p>154.690936</text:p>
          </table:table-cell>
          <table:table-cell office:value-type="float" office:value="189.137487">
            <text:p>189.137487</text:p>
          </table:table-cell>
          <table:table-cell table:formula="of:=[.B809]-[.C809]" office:value-type="float" office:value="-34.446551">
            <text:p>-34.446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088013">
            <text:p>92.088013</text:p>
          </table:table-cell>
          <table:table-cell office:value-type="float" office:value="110.464368">
            <text:p>110.464368</text:p>
          </table:table-cell>
          <table:table-cell table:formula="of:=[.B810]-[.C810]" office:value-type="float" office:value="-18.376355">
            <text:p>-18.376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428327">
            <text:p>118.428327</text:p>
          </table:table-cell>
          <table:table-cell office:value-type="float" office:value="143.514367">
            <text:p>143.514367</text:p>
          </table:table-cell>
          <table:table-cell table:formula="of:=[.B811]-[.C811]" office:value-type="float" office:value="-25.08604">
            <text:p>-25.08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602345">
            <text:p>168.602345</text:p>
          </table:table-cell>
          <table:table-cell office:value-type="float" office:value="194.466674">
            <text:p>194.466674</text:p>
          </table:table-cell>
          <table:table-cell table:formula="of:=[.B812]-[.C812]" office:value-type="float" office:value="-25.864329">
            <text:p>-25.864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957247">
            <text:p>104.957247</text:p>
          </table:table-cell>
          <table:table-cell office:value-type="float" office:value="127.237968">
            <text:p>127.237968</text:p>
          </table:table-cell>
          <table:table-cell table:formula="of:=[.B813]-[.C813]" office:value-type="float" office:value="-22.280721">
            <text:p>-22.280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059894">
            <text:p>159.059894</text:p>
          </table:table-cell>
          <table:table-cell office:value-type="float" office:value="187.136665">
            <text:p>187.136665</text:p>
          </table:table-cell>
          <table:table-cell table:formula="of:=[.B814]-[.C814]" office:value-type="float" office:value="-28.076771">
            <text:p>-28.076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488314">
            <text:p>174.488314</text:p>
          </table:table-cell>
          <table:table-cell office:value-type="float" office:value="207.240124">
            <text:p>207.240124</text:p>
          </table:table-cell>
          <table:table-cell table:formula="of:=[.B815]-[.C815]" office:value-type="float" office:value="-32.75181">
            <text:p>-32.75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42003">
            <text:p>97.342003</text:p>
          </table:table-cell>
          <table:table-cell office:value-type="float" office:value="119.997063">
            <text:p>119.997063</text:p>
          </table:table-cell>
          <table:table-cell table:formula="of:=[.B816]-[.C816]" office:value-type="float" office:value="-22.65506">
            <text:p>-22.6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764594">
            <text:p>123.764594</text:p>
          </table:table-cell>
          <table:table-cell office:value-type="float" office:value="155.066934">
            <text:p>155.066934</text:p>
          </table:table-cell>
          <table:table-cell table:formula="of:=[.B817]-[.C817]" office:value-type="float" office:value="-31.30234">
            <text:p>-31.30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44261">
            <text:p>75.044261</text:p>
          </table:table-cell>
          <table:table-cell office:value-type="float" office:value="88.226803">
            <text:p>88.226803</text:p>
          </table:table-cell>
          <table:table-cell table:formula="of:=[.B818]-[.C818]" office:value-type="float" office:value="-13.182542">
            <text:p>-13.182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.77496">
            <text:p>219.77496</text:p>
          </table:table-cell>
          <table:table-cell office:value-type="float" office:value="248.30674">
            <text:p>248.30674</text:p>
          </table:table-cell>
          <table:table-cell table:formula="of:=[.B819]-[.C819]" office:value-type="float" office:value="-28.53178">
            <text:p>-28.53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452181">
            <text:p>97.452181</text:p>
          </table:table-cell>
          <table:table-cell office:value-type="float" office:value="116.585943">
            <text:p>116.585943</text:p>
          </table:table-cell>
          <table:table-cell table:formula="of:=[.B820]-[.C820]" office:value-type="float" office:value="-19.133762">
            <text:p>-19.133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36232">
            <text:p>111.36232</text:p>
          </table:table-cell>
          <table:table-cell office:value-type="float" office:value="136.763448">
            <text:p>136.763448</text:p>
          </table:table-cell>
          <table:table-cell table:formula="of:=[.B821]-[.C821]" office:value-type="float" office:value="-25.401128">
            <text:p>-25.401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85539">
            <text:p>93.85539</text:p>
          </table:table-cell>
          <table:table-cell office:value-type="float" office:value="110.017825">
            <text:p>110.017825</text:p>
          </table:table-cell>
          <table:table-cell table:formula="of:=[.B822]-[.C822]" office:value-type="float" office:value="-16.162435">
            <text:p>-16.162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789866">
            <text:p>255.789866</text:p>
          </table:table-cell>
          <table:table-cell office:value-type="float" office:value="296.334611">
            <text:p>296.334611</text:p>
          </table:table-cell>
          <table:table-cell table:formula="of:=[.B823]-[.C823]" office:value-type="float" office:value="-40.544745">
            <text:p>-40.544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597763">
            <text:p>99.597763</text:p>
          </table:table-cell>
          <table:table-cell office:value-type="float" office:value="118.384954">
            <text:p>118.384954</text:p>
          </table:table-cell>
          <table:table-cell table:formula="of:=[.B824]-[.C824]" office:value-type="float" office:value="-18.787191">
            <text:p>-18.787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84696">
            <text:p>56.84696</text:p>
          </table:table-cell>
          <table:table-cell office:value-type="float" office:value="70.950946">
            <text:p>70.950946</text:p>
          </table:table-cell>
          <table:table-cell table:formula="of:=[.B825]-[.C825]" office:value-type="float" office:value="-14.103986">
            <text:p>-14.103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81443">
            <text:p>92.381443</text:p>
          </table:table-cell>
          <table:table-cell office:value-type="float" office:value="116.831468">
            <text:p>116.831468</text:p>
          </table:table-cell>
          <table:table-cell table:formula="of:=[.B826]-[.C826]" office:value-type="float" office:value="-24.450025">
            <text:p>-24.450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380873">
            <text:p>106.380873</text:p>
          </table:table-cell>
          <table:table-cell office:value-type="float" office:value="127.696548">
            <text:p>127.696548</text:p>
          </table:table-cell>
          <table:table-cell table:formula="of:=[.B827]-[.C827]" office:value-type="float" office:value="-21.315675">
            <text:p>-21.315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905443">
            <text:p>31.905443</text:p>
          </table:table-cell>
          <table:table-cell office:value-type="float" office:value="40.237508">
            <text:p>40.237508</text:p>
          </table:table-cell>
          <table:table-cell table:formula="of:=[.B828]-[.C828]" office:value-type="float" office:value="-8.332065">
            <text:p>-8.332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53131">
            <text:p>61.753131</text:p>
          </table:table-cell>
          <table:table-cell office:value-type="float" office:value="74.874505">
            <text:p>74.874505</text:p>
          </table:table-cell>
          <table:table-cell table:formula="of:=[.B829]-[.C829]" office:value-type="float" office:value="-13.121374">
            <text:p>-13.121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42416">
            <text:p>73.542416</text:p>
          </table:table-cell>
          <table:table-cell office:value-type="float" office:value="93.035603">
            <text:p>93.035603</text:p>
          </table:table-cell>
          <table:table-cell table:formula="of:=[.B830]-[.C830]" office:value-type="float" office:value="-19.493187">
            <text:p>-19.493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44016">
            <text:p>80.344016</text:p>
          </table:table-cell>
          <table:table-cell office:value-type="float" office:value="94.575684">
            <text:p>94.575684</text:p>
          </table:table-cell>
          <table:table-cell table:formula="of:=[.B831]-[.C831]" office:value-type="float" office:value="-14.231668">
            <text:p>-14.231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141084">
            <text:p>118.141084</text:p>
          </table:table-cell>
          <table:table-cell office:value-type="float" office:value="144.809161">
            <text:p>144.809161</text:p>
          </table:table-cell>
          <table:table-cell table:formula="of:=[.B832]-[.C832]" office:value-type="float" office:value="-26.668077">
            <text:p>-26.668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638919">
            <text:p>112.638919</text:p>
          </table:table-cell>
          <table:table-cell office:value-type="float" office:value="135.753362">
            <text:p>135.753362</text:p>
          </table:table-cell>
          <table:table-cell table:formula="of:=[.B833]-[.C833]" office:value-type="float" office:value="-23.114443">
            <text:p>-23.114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734345">
            <text:p>198.734345</text:p>
          </table:table-cell>
          <table:table-cell office:value-type="float" office:value="237.040968">
            <text:p>237.040968</text:p>
          </table:table-cell>
          <table:table-cell table:formula="of:=[.B834]-[.C834]" office:value-type="float" office:value="-38.306623">
            <text:p>-38.306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695902">
            <text:p>136.695902</text:p>
          </table:table-cell>
          <table:table-cell office:value-type="float" office:value="173.254922">
            <text:p>173.254922</text:p>
          </table:table-cell>
          <table:table-cell table:formula="of:=[.B835]-[.C835]" office:value-type="float" office:value="-36.55902">
            <text:p>-36.55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09642">
            <text:p>69.309642</text:p>
          </table:table-cell>
          <table:table-cell office:value-type="float" office:value="89.375131">
            <text:p>89.375131</text:p>
          </table:table-cell>
          <table:table-cell table:formula="of:=[.B836]-[.C836]" office:value-type="float" office:value="-20.065489">
            <text:p>-20.065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495671">
            <text:p>152.495671</text:p>
          </table:table-cell>
          <table:table-cell office:value-type="float" office:value="180.302904">
            <text:p>180.302904</text:p>
          </table:table-cell>
          <table:table-cell table:formula="of:=[.B837]-[.C837]" office:value-type="float" office:value="-27.807233">
            <text:p>-27.807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227717">
            <text:p>116.227717</text:p>
          </table:table-cell>
          <table:table-cell office:value-type="float" office:value="138.738513">
            <text:p>138.738513</text:p>
          </table:table-cell>
          <table:table-cell table:formula="of:=[.B838]-[.C838]" office:value-type="float" office:value="-22.510796">
            <text:p>-22.510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28466">
            <text:p>137.028466</text:p>
          </table:table-cell>
          <table:table-cell office:value-type="float" office:value="162.375501">
            <text:p>162.375501</text:p>
          </table:table-cell>
          <table:table-cell table:formula="of:=[.B839]-[.C839]" office:value-type="float" office:value="-25.347035">
            <text:p>-25.347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662915">
            <text:p>102.662915</text:p>
          </table:table-cell>
          <table:table-cell office:value-type="float" office:value="125.769413">
            <text:p>125.769413</text:p>
          </table:table-cell>
          <table:table-cell table:formula="of:=[.B840]-[.C840]" office:value-type="float" office:value="-23.106498">
            <text:p>-23.106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471281">
            <text:p>135.471281</text:p>
          </table:table-cell>
          <table:table-cell office:value-type="float" office:value="164.950991">
            <text:p>164.950991</text:p>
          </table:table-cell>
          <table:table-cell table:formula="of:=[.B841]-[.C841]" office:value-type="float" office:value="-29.47971">
            <text:p>-29.47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68269">
            <text:p>111.68269</text:p>
          </table:table-cell>
          <table:table-cell office:value-type="float" office:value="136.91891">
            <text:p>136.91891</text:p>
          </table:table-cell>
          <table:table-cell table:formula="of:=[.B842]-[.C842]" office:value-type="float" office:value="-25.23622">
            <text:p>-25.23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93102">
            <text:p>134.493102</text:p>
          </table:table-cell>
          <table:table-cell office:value-type="float" office:value="161.097715">
            <text:p>161.097715</text:p>
          </table:table-cell>
          <table:table-cell table:formula="of:=[.B843]-[.C843]" office:value-type="float" office:value="-26.604613">
            <text:p>-26.604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871178">
            <text:p>113.871178</text:p>
          </table:table-cell>
          <table:table-cell office:value-type="float" office:value="139.999851">
            <text:p>139.999851</text:p>
          </table:table-cell>
          <table:table-cell table:formula="of:=[.B844]-[.C844]" office:value-type="float" office:value="-26.128673">
            <text:p>-26.128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29146">
            <text:p>57.829146</text:p>
          </table:table-cell>
          <table:table-cell office:value-type="float" office:value="74.963268">
            <text:p>74.963268</text:p>
          </table:table-cell>
          <table:table-cell table:formula="of:=[.B845]-[.C845]" office:value-type="float" office:value="-17.134122">
            <text:p>-17.134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41407">
            <text:p>94.41407</text:p>
          </table:table-cell>
          <table:table-cell office:value-type="float" office:value="118.059059">
            <text:p>118.059059</text:p>
          </table:table-cell>
          <table:table-cell table:formula="of:=[.B846]-[.C846]" office:value-type="float" office:value="-23.644989">
            <text:p>-23.6449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242363">
            <text:p>175.242363</text:p>
          </table:table-cell>
          <table:table-cell office:value-type="float" office:value="206.682412">
            <text:p>206.682412</text:p>
          </table:table-cell>
          <table:table-cell table:formula="of:=[.B847]-[.C847]" office:value-type="float" office:value="-31.440049">
            <text:p>-31.440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450709">
            <text:p>190.450709</text:p>
          </table:table-cell>
          <table:table-cell office:value-type="float" office:value="233.252371">
            <text:p>233.252371</text:p>
          </table:table-cell>
          <table:table-cell table:formula="of:=[.B848]-[.C848]" office:value-type="float" office:value="-42.801662">
            <text:p>-42.801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2.137539">
            <text:p>342.137539</text:p>
          </table:table-cell>
          <table:table-cell office:value-type="float" office:value="377.11939">
            <text:p>377.11939</text:p>
          </table:table-cell>
          <table:table-cell table:formula="of:=[.B849]-[.C849]" office:value-type="float" office:value="-34.981851">
            <text:p>-34.981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589209">
            <text:p>228.589209</text:p>
          </table:table-cell>
          <table:table-cell office:value-type="float" office:value="270.840203">
            <text:p>270.840203</text:p>
          </table:table-cell>
          <table:table-cell table:formula="of:=[.B850]-[.C850]" office:value-type="float" office:value="-42.250994">
            <text:p>-42.250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889727">
            <text:p>59.889727</text:p>
          </table:table-cell>
          <table:table-cell office:value-type="float" office:value="70.483725">
            <text:p>70.483725</text:p>
          </table:table-cell>
          <table:table-cell table:formula="of:=[.B851]-[.C851]" office:value-type="float" office:value="-10.593998">
            <text:p>-10.593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111215">
            <text:p>78.111215</text:p>
          </table:table-cell>
          <table:table-cell office:value-type="float" office:value="96.921511">
            <text:p>96.921511</text:p>
          </table:table-cell>
          <table:table-cell table:formula="of:=[.B852]-[.C852]" office:value-type="float" office:value="-18.810296">
            <text:p>-18.810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06688">
            <text:p>71.206688</text:p>
          </table:table-cell>
          <table:table-cell office:value-type="float" office:value="86.709872">
            <text:p>86.709872</text:p>
          </table:table-cell>
          <table:table-cell table:formula="of:=[.B853]-[.C853]" office:value-type="float" office:value="-15.503184">
            <text:p>-15.503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993183">
            <text:p>116.993183</text:p>
          </table:table-cell>
          <table:table-cell office:value-type="float" office:value="142.427034">
            <text:p>142.427034</text:p>
          </table:table-cell>
          <table:table-cell table:formula="of:=[.B854]-[.C854]" office:value-type="float" office:value="-25.433851">
            <text:p>-25.433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46158">
            <text:p>103.646158</text:p>
          </table:table-cell>
          <table:table-cell office:value-type="float" office:value="123.575828">
            <text:p>123.575828</text:p>
          </table:table-cell>
          <table:table-cell table:formula="of:=[.B855]-[.C855]" office:value-type="float" office:value="-19.92967">
            <text:p>-19.92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62865">
            <text:p>75.662865</text:p>
          </table:table-cell>
          <table:table-cell office:value-type="float" office:value="95.000164">
            <text:p>95.000164</text:p>
          </table:table-cell>
          <table:table-cell table:formula="of:=[.B856]-[.C856]" office:value-type="float" office:value="-19.337299">
            <text:p>-19.337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87986">
            <text:p>85.887986</text:p>
          </table:table-cell>
          <table:table-cell office:value-type="float" office:value="100.576859">
            <text:p>100.576859</text:p>
          </table:table-cell>
          <table:table-cell table:formula="of:=[.B857]-[.C857]" office:value-type="float" office:value="-14.688873">
            <text:p>-14.688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00672">
            <text:p>91.00672</text:p>
          </table:table-cell>
          <table:table-cell office:value-type="float" office:value="93.425938">
            <text:p>93.425938</text:p>
          </table:table-cell>
          <table:table-cell table:formula="of:=[.B858]-[.C858]" office:value-type="float" office:value="-2.419218">
            <text:p>-2.419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125668">
            <text:p>97.125668</text:p>
          </table:table-cell>
          <table:table-cell office:value-type="float" office:value="117.414747">
            <text:p>117.414747</text:p>
          </table:table-cell>
          <table:table-cell table:formula="of:=[.B859]-[.C859]" office:value-type="float" office:value="-20.289079">
            <text:p>-20.289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02757">
            <text:p>138.602757</text:p>
          </table:table-cell>
          <table:table-cell office:value-type="float" office:value="161.160715">
            <text:p>161.160715</text:p>
          </table:table-cell>
          <table:table-cell table:formula="of:=[.B860]-[.C860]" office:value-type="float" office:value="-22.557958">
            <text:p>-22.557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274216">
            <text:p>164.274216</text:p>
          </table:table-cell>
          <table:table-cell office:value-type="float" office:value="191.352846">
            <text:p>191.352846</text:p>
          </table:table-cell>
          <table:table-cell table:formula="of:=[.B861]-[.C861]" office:value-type="float" office:value="-27.07863">
            <text:p>-27.07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133695">
            <text:p>257.133695</text:p>
          </table:table-cell>
          <table:table-cell office:value-type="float" office:value="298.082805">
            <text:p>298.082805</text:p>
          </table:table-cell>
          <table:table-cell table:formula="of:=[.B862]-[.C862]" office:value-type="float" office:value="-40.94911">
            <text:p>-40.94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952427">
            <text:p>193.952427</text:p>
          </table:table-cell>
          <table:table-cell office:value-type="float" office:value="222.701502">
            <text:p>222.701502</text:p>
          </table:table-cell>
          <table:table-cell table:formula="of:=[.B863]-[.C863]" office:value-type="float" office:value="-28.749075">
            <text:p>-28.749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33048">
            <text:p>50.33048</text:p>
          </table:table-cell>
          <table:table-cell office:value-type="float" office:value="59.188683">
            <text:p>59.188683</text:p>
          </table:table-cell>
          <table:table-cell table:formula="of:=[.B864]-[.C864]" office:value-type="float" office:value="-8.858203">
            <text:p>-8.858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947806">
            <text:p>88.947806</text:p>
          </table:table-cell>
          <table:table-cell office:value-type="float" office:value="112.489582">
            <text:p>112.489582</text:p>
          </table:table-cell>
          <table:table-cell table:formula="of:=[.B865]-[.C865]" office:value-type="float" office:value="-23.541776">
            <text:p>-23.5417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134188">
            <text:p>228.134188</text:p>
          </table:table-cell>
          <table:table-cell office:value-type="float" office:value="275.690035">
            <text:p>275.690035</text:p>
          </table:table-cell>
          <table:table-cell table:formula="of:=[.B866]-[.C866]" office:value-type="float" office:value="-47.555847">
            <text:p>-47.555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891748">
            <text:p>72.891748</text:p>
          </table:table-cell>
          <table:table-cell office:value-type="float" office:value="87.226598">
            <text:p>87.226598</text:p>
          </table:table-cell>
          <table:table-cell table:formula="of:=[.B867]-[.C867]" office:value-type="float" office:value="-14.33485">
            <text:p>-14.33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261178">
            <text:p>123.261178</text:p>
          </table:table-cell>
          <table:table-cell office:value-type="float" office:value="146.769675">
            <text:p>146.769675</text:p>
          </table:table-cell>
          <table:table-cell table:formula="of:=[.B868]-[.C868]" office:value-type="float" office:value="-23.508497">
            <text:p>-23.508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393648">
            <text:p>168.393648</text:p>
          </table:table-cell>
          <table:table-cell office:value-type="float" office:value="200.32546">
            <text:p>200.32546</text:p>
          </table:table-cell>
          <table:table-cell table:formula="of:=[.B869]-[.C869]" office:value-type="float" office:value="-31.931812">
            <text:p>-31.931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464807">
            <text:p>183.464807</text:p>
          </table:table-cell>
          <table:table-cell office:value-type="float" office:value="214.381519">
            <text:p>214.381519</text:p>
          </table:table-cell>
          <table:table-cell table:formula="of:=[.B870]-[.C870]" office:value-type="float" office:value="-30.916712">
            <text:p>-30.916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620784">
            <text:p>192.620784</text:p>
          </table:table-cell>
          <table:table-cell office:value-type="float" office:value="189.506377">
            <text:p>189.506377</text:p>
          </table:table-cell>
          <table:table-cell table:formula="of:=[.B871]-[.C871]" office:value-type="float" office:value="3.114407">
            <text:p>3.114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423496">
            <text:p>180.423496</text:p>
          </table:table-cell>
          <table:table-cell office:value-type="float" office:value="217.69176">
            <text:p>217.69176</text:p>
          </table:table-cell>
          <table:table-cell table:formula="of:=[.B872]-[.C872]" office:value-type="float" office:value="-37.268264">
            <text:p>-37.2682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407242">
            <text:p>78.407242</text:p>
          </table:table-cell>
          <table:table-cell office:value-type="float" office:value="97.272488">
            <text:p>97.272488</text:p>
          </table:table-cell>
          <table:table-cell table:formula="of:=[.B873]-[.C873]" office:value-type="float" office:value="-18.865246">
            <text:p>-18.865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574223">
            <text:p>157.574223</text:p>
          </table:table-cell>
          <table:table-cell office:value-type="float" office:value="190.374086">
            <text:p>190.374086</text:p>
          </table:table-cell>
          <table:table-cell table:formula="of:=[.B874]-[.C874]" office:value-type="float" office:value="-32.799863">
            <text:p>-32.799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311838">
            <text:p>77.311838</text:p>
          </table:table-cell>
          <table:table-cell office:value-type="float" office:value="100.678791">
            <text:p>100.678791</text:p>
          </table:table-cell>
          <table:table-cell table:formula="of:=[.B875]-[.C875]" office:value-type="float" office:value="-23.366953">
            <text:p>-23.3669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61635">
            <text:p>98.961635</text:p>
          </table:table-cell>
          <table:table-cell office:value-type="float" office:value="118.215797">
            <text:p>118.215797</text:p>
          </table:table-cell>
          <table:table-cell table:formula="of:=[.B876]-[.C876]" office:value-type="float" office:value="-19.254162">
            <text:p>-19.254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34002">
            <text:p>129.34002</text:p>
          </table:table-cell>
          <table:table-cell office:value-type="float" office:value="156.737943">
            <text:p>156.737943</text:p>
          </table:table-cell>
          <table:table-cell table:formula="of:=[.B877]-[.C877]" office:value-type="float" office:value="-27.397923">
            <text:p>-27.397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91404">
            <text:p>53.891404</text:p>
          </table:table-cell>
          <table:table-cell office:value-type="float" office:value="62.758171">
            <text:p>62.758171</text:p>
          </table:table-cell>
          <table:table-cell table:formula="of:=[.B878]-[.C878]" office:value-type="float" office:value="-8.866767">
            <text:p>-8.866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99351">
            <text:p>131.599351</text:p>
          </table:table-cell>
          <table:table-cell office:value-type="float" office:value="163.937344">
            <text:p>163.937344</text:p>
          </table:table-cell>
          <table:table-cell table:formula="of:=[.B879]-[.C879]" office:value-type="float" office:value="-32.337993">
            <text:p>-32.337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029925">
            <text:p>117.029925</text:p>
          </table:table-cell>
          <table:table-cell office:value-type="float" office:value="140.754486">
            <text:p>140.754486</text:p>
          </table:table-cell>
          <table:table-cell table:formula="of:=[.B880]-[.C880]" office:value-type="float" office:value="-23.724561">
            <text:p>-23.724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17023">
            <text:p>73.517023</text:p>
          </table:table-cell>
          <table:table-cell office:value-type="float" office:value="89.163196">
            <text:p>89.163196</text:p>
          </table:table-cell>
          <table:table-cell table:formula="of:=[.B881]-[.C881]" office:value-type="float" office:value="-15.646173">
            <text:p>-15.646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32573">
            <text:p>70.332573</text:p>
          </table:table-cell>
          <table:table-cell office:value-type="float" office:value="89.344639">
            <text:p>89.344639</text:p>
          </table:table-cell>
          <table:table-cell table:formula="of:=[.B882]-[.C882]" office:value-type="float" office:value="-19.012066">
            <text:p>-19.012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483815">
            <text:p>78.483815</text:p>
          </table:table-cell>
          <table:table-cell office:value-type="float" office:value="98.302028">
            <text:p>98.302028</text:p>
          </table:table-cell>
          <table:table-cell table:formula="of:=[.B883]-[.C883]" office:value-type="float" office:value="-19.818213">
            <text:p>-19.818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746746">
            <text:p>112.746746</text:p>
          </table:table-cell>
          <table:table-cell office:value-type="float" office:value="123.746137">
            <text:p>123.746137</text:p>
          </table:table-cell>
          <table:table-cell table:formula="of:=[.B884]-[.C884]" office:value-type="float" office:value="-10.999391">
            <text:p>-10.999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51915">
            <text:p>82.551915</text:p>
          </table:table-cell>
          <table:table-cell office:value-type="float" office:value="98.600244">
            <text:p>98.600244</text:p>
          </table:table-cell>
          <table:table-cell table:formula="of:=[.B885]-[.C885]" office:value-type="float" office:value="-16.048329">
            <text:p>-16.048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644292">
            <text:p>163.644292</text:p>
          </table:table-cell>
          <table:table-cell office:value-type="float" office:value="179.949112">
            <text:p>179.949112</text:p>
          </table:table-cell>
          <table:table-cell table:formula="of:=[.B886]-[.C886]" office:value-type="float" office:value="-16.30482">
            <text:p>-16.30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430199">
            <text:p>155.430199</text:p>
          </table:table-cell>
          <table:table-cell office:value-type="float" office:value="195.502354">
            <text:p>195.502354</text:p>
          </table:table-cell>
          <table:table-cell table:formula="of:=[.B887]-[.C887]" office:value-type="float" office:value="-40.072155">
            <text:p>-40.072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923864">
            <text:p>148.923864</text:p>
          </table:table-cell>
          <table:table-cell office:value-type="float" office:value="188.6742">
            <text:p>188.6742</text:p>
          </table:table-cell>
          <table:table-cell table:formula="of:=[.B888]-[.C888]" office:value-type="float" office:value="-39.750336">
            <text:p>-39.750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04052">
            <text:p>56.04052</text:p>
          </table:table-cell>
          <table:table-cell office:value-type="float" office:value="68.30038">
            <text:p>68.30038</text:p>
          </table:table-cell>
          <table:table-cell table:formula="of:=[.B889]-[.C889]" office:value-type="float" office:value="-12.25986">
            <text:p>-12.25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82165">
            <text:p>131.582165</text:p>
          </table:table-cell>
          <table:table-cell office:value-type="float" office:value="161.048667">
            <text:p>161.048667</text:p>
          </table:table-cell>
          <table:table-cell table:formula="of:=[.B890]-[.C890]" office:value-type="float" office:value="-29.466502">
            <text:p>-29.466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10264">
            <text:p>86.110264</text:p>
          </table:table-cell>
          <table:table-cell office:value-type="float" office:value="105.164156">
            <text:p>105.164156</text:p>
          </table:table-cell>
          <table:table-cell table:formula="of:=[.B891]-[.C891]" office:value-type="float" office:value="-19.053892">
            <text:p>-19.053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193477">
            <text:p>187.193477</text:p>
          </table:table-cell>
          <table:table-cell office:value-type="float" office:value="219.381624">
            <text:p>219.381624</text:p>
          </table:table-cell>
          <table:table-cell table:formula="of:=[.B892]-[.C892]" office:value-type="float" office:value="-32.188147">
            <text:p>-32.188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395233">
            <text:p>126.395233</text:p>
          </table:table-cell>
          <table:table-cell office:value-type="float" office:value="156.718354">
            <text:p>156.718354</text:p>
          </table:table-cell>
          <table:table-cell table:formula="of:=[.B893]-[.C893]" office:value-type="float" office:value="-30.323121">
            <text:p>-30.323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174863">
            <text:p>121.174863</text:p>
          </table:table-cell>
          <table:table-cell office:value-type="float" office:value="149.446546">
            <text:p>149.446546</text:p>
          </table:table-cell>
          <table:table-cell table:formula="of:=[.B894]-[.C894]" office:value-type="float" office:value="-28.271683">
            <text:p>-28.2716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637726">
            <text:p>39.637726</text:p>
          </table:table-cell>
          <table:table-cell office:value-type="float" office:value="48.979954">
            <text:p>48.979954</text:p>
          </table:table-cell>
          <table:table-cell table:formula="of:=[.B895]-[.C895]" office:value-type="float" office:value="-9.342228">
            <text:p>-9.342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805887">
            <text:p>155.805887</text:p>
          </table:table-cell>
          <table:table-cell office:value-type="float" office:value="192.685859">
            <text:p>192.685859</text:p>
          </table:table-cell>
          <table:table-cell table:formula="of:=[.B896]-[.C896]" office:value-type="float" office:value="-36.879972">
            <text:p>-36.879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69167">
            <text:p>91.269167</text:p>
          </table:table-cell>
          <table:table-cell office:value-type="float" office:value="109.237086">
            <text:p>109.237086</text:p>
          </table:table-cell>
          <table:table-cell table:formula="of:=[.B897]-[.C897]" office:value-type="float" office:value="-17.967919">
            <text:p>-17.967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155718">
            <text:p>32.155718</text:p>
          </table:table-cell>
          <table:table-cell office:value-type="float" office:value="40.02269">
            <text:p>40.02269</text:p>
          </table:table-cell>
          <table:table-cell table:formula="of:=[.B898]-[.C898]" office:value-type="float" office:value="-7.866972">
            <text:p>-7.866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141775">
            <text:p>117.141775</text:p>
          </table:table-cell>
          <table:table-cell office:value-type="float" office:value="141.558361">
            <text:p>141.558361</text:p>
          </table:table-cell>
          <table:table-cell table:formula="of:=[.B899]-[.C899]" office:value-type="float" office:value="-24.416586">
            <text:p>-24.416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910615">
            <text:p>77.910615</text:p>
          </table:table-cell>
          <table:table-cell office:value-type="float" office:value="94.644763">
            <text:p>94.644763</text:p>
          </table:table-cell>
          <table:table-cell table:formula="of:=[.B900]-[.C900]" office:value-type="float" office:value="-16.734148">
            <text:p>-16.734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93925">
            <text:p>117.393925</text:p>
          </table:table-cell>
          <table:table-cell office:value-type="float" office:value="137.922674">
            <text:p>137.922674</text:p>
          </table:table-cell>
          <table:table-cell table:formula="of:=[.B901]-[.C901]" office:value-type="float" office:value="-20.528749">
            <text:p>-20.528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628397">
            <text:p>223.628397</text:p>
          </table:table-cell>
          <table:table-cell office:value-type="float" office:value="265.426">
            <text:p>265.426</text:p>
          </table:table-cell>
          <table:table-cell table:formula="of:=[.B902]-[.C902]" office:value-type="float" office:value="-41.797603">
            <text:p>-41.797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108652">
            <text:p>165.108652</text:p>
          </table:table-cell>
          <table:table-cell office:value-type="float" office:value="193.812083">
            <text:p>193.812083</text:p>
          </table:table-cell>
          <table:table-cell table:formula="of:=[.B903]-[.C903]" office:value-type="float" office:value="-28.703431">
            <text:p>-28.703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81638">
            <text:p>76.981638</text:p>
          </table:table-cell>
          <table:table-cell office:value-type="float" office:value="96.069583">
            <text:p>96.069583</text:p>
          </table:table-cell>
          <table:table-cell table:formula="of:=[.B904]-[.C904]" office:value-type="float" office:value="-19.087945">
            <text:p>-19.087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00848">
            <text:p>78.00848</text:p>
          </table:table-cell>
          <table:table-cell office:value-type="float" office:value="103.947052">
            <text:p>103.947052</text:p>
          </table:table-cell>
          <table:table-cell table:formula="of:=[.B905]-[.C905]" office:value-type="float" office:value="-25.938572">
            <text:p>-25.938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150285">
            <text:p>33.150285</text:p>
          </table:table-cell>
          <table:table-cell office:value-type="float" office:value="39.285627">
            <text:p>39.285627</text:p>
          </table:table-cell>
          <table:table-cell table:formula="of:=[.B906]-[.C906]" office:value-type="float" office:value="-6.135342">
            <text:p>-6.135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193258">
            <text:p>77.193258</text:p>
          </table:table-cell>
          <table:table-cell office:value-type="float" office:value="94.184112">
            <text:p>94.184112</text:p>
          </table:table-cell>
          <table:table-cell table:formula="of:=[.B907]-[.C907]" office:value-type="float" office:value="-16.990854">
            <text:p>-16.990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98624">
            <text:p>101.898624</text:p>
          </table:table-cell>
          <table:table-cell office:value-type="float" office:value="121.030374">
            <text:p>121.030374</text:p>
          </table:table-cell>
          <table:table-cell table:formula="of:=[.B908]-[.C908]" office:value-type="float" office:value="-19.13175">
            <text:p>-19.13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24698">
            <text:p>95.24698</text:p>
          </table:table-cell>
          <table:table-cell office:value-type="float" office:value="111.417427">
            <text:p>111.417427</text:p>
          </table:table-cell>
          <table:table-cell table:formula="of:=[.B909]-[.C909]" office:value-type="float" office:value="-16.170447">
            <text:p>-16.170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621562">
            <text:p>153.621562</text:p>
          </table:table-cell>
          <table:table-cell office:value-type="float" office:value="185.539345">
            <text:p>185.539345</text:p>
          </table:table-cell>
          <table:table-cell table:formula="of:=[.B910]-[.C910]" office:value-type="float" office:value="-31.917783">
            <text:p>-31.917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785886">
            <text:p>163.785886</text:p>
          </table:table-cell>
          <table:table-cell office:value-type="float" office:value="191.244576">
            <text:p>191.244576</text:p>
          </table:table-cell>
          <table:table-cell table:formula="of:=[.B911]-[.C911]" office:value-type="float" office:value="-27.45869">
            <text:p>-27.45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33392">
            <text:p>84.233392</text:p>
          </table:table-cell>
          <table:table-cell office:value-type="float" office:value="103.958658">
            <text:p>103.958658</text:p>
          </table:table-cell>
          <table:table-cell table:formula="of:=[.B912]-[.C912]" office:value-type="float" office:value="-19.725266">
            <text:p>-19.725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87891">
            <text:p>64.987891</text:p>
          </table:table-cell>
          <table:table-cell office:value-type="float" office:value="80.386199">
            <text:p>80.386199</text:p>
          </table:table-cell>
          <table:table-cell table:formula="of:=[.B913]-[.C913]" office:value-type="float" office:value="-15.398308">
            <text:p>-15.398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830696">
            <text:p>84.830696</text:p>
          </table:table-cell>
          <table:table-cell office:value-type="float" office:value="103.358523">
            <text:p>103.358523</text:p>
          </table:table-cell>
          <table:table-cell table:formula="of:=[.B914]-[.C914]" office:value-type="float" office:value="-18.527827">
            <text:p>-18.527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38015">
            <text:p>135.738015</text:p>
          </table:table-cell>
          <table:table-cell office:value-type="float" office:value="164.938742">
            <text:p>164.938742</text:p>
          </table:table-cell>
          <table:table-cell table:formula="of:=[.B915]-[.C915]" office:value-type="float" office:value="-29.200727">
            <text:p>-29.200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030672">
            <text:p>78.030672</text:p>
          </table:table-cell>
          <table:table-cell office:value-type="float" office:value="95.727893">
            <text:p>95.727893</text:p>
          </table:table-cell>
          <table:table-cell table:formula="of:=[.B916]-[.C916]" office:value-type="float" office:value="-17.697221">
            <text:p>-17.697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886286">
            <text:p>166.886286</text:p>
          </table:table-cell>
          <table:table-cell office:value-type="float" office:value="199.245223">
            <text:p>199.245223</text:p>
          </table:table-cell>
          <table:table-cell table:formula="of:=[.B917]-[.C917]" office:value-type="float" office:value="-32.358937">
            <text:p>-32.358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937164">
            <text:p>139.937164</text:p>
          </table:table-cell>
          <table:table-cell office:value-type="float" office:value="172.767075">
            <text:p>172.767075</text:p>
          </table:table-cell>
          <table:table-cell table:formula="of:=[.B918]-[.C918]" office:value-type="float" office:value="-32.829911">
            <text:p>-32.829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903702">
            <text:p>92.903702</text:p>
          </table:table-cell>
          <table:table-cell office:value-type="float" office:value="114.190765">
            <text:p>114.190765</text:p>
          </table:table-cell>
          <table:table-cell table:formula="of:=[.B919]-[.C919]" office:value-type="float" office:value="-21.287063">
            <text:p>-21.287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9763">
            <text:p>83.9763</text:p>
          </table:table-cell>
          <table:table-cell office:value-type="float" office:value="100.442335">
            <text:p>100.442335</text:p>
          </table:table-cell>
          <table:table-cell table:formula="of:=[.B920]-[.C920]" office:value-type="float" office:value="-16.466035">
            <text:p>-16.466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18692">
            <text:p>91.918692</text:p>
          </table:table-cell>
          <table:table-cell office:value-type="float" office:value="115.116458">
            <text:p>115.116458</text:p>
          </table:table-cell>
          <table:table-cell table:formula="of:=[.B921]-[.C921]" office:value-type="float" office:value="-23.197766">
            <text:p>-23.197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978735">
            <text:p>209.978735</text:p>
          </table:table-cell>
          <table:table-cell office:value-type="float" office:value="250.545475">
            <text:p>250.545475</text:p>
          </table:table-cell>
          <table:table-cell table:formula="of:=[.B922]-[.C922]" office:value-type="float" office:value="-40.56674">
            <text:p>-40.56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945711">
            <text:p>121.945711</text:p>
          </table:table-cell>
          <table:table-cell office:value-type="float" office:value="151.484631">
            <text:p>151.484631</text:p>
          </table:table-cell>
          <table:table-cell table:formula="of:=[.B923]-[.C923]" office:value-type="float" office:value="-29.53892">
            <text:p>-29.53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587551">
            <text:p>32.587551</text:p>
          </table:table-cell>
          <table:table-cell office:value-type="float" office:value="39.945003">
            <text:p>39.945003</text:p>
          </table:table-cell>
          <table:table-cell table:formula="of:=[.B924]-[.C924]" office:value-type="float" office:value="-7.357452">
            <text:p>-7.357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58012">
            <text:p>86.58012</text:p>
          </table:table-cell>
          <table:table-cell office:value-type="float" office:value="100.914258">
            <text:p>100.914258</text:p>
          </table:table-cell>
          <table:table-cell table:formula="of:=[.B925]-[.C925]" office:value-type="float" office:value="-14.334138">
            <text:p>-14.334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72537">
            <text:p>148.72537</text:p>
          </table:table-cell>
          <table:table-cell office:value-type="float" office:value="166.273897">
            <text:p>166.273897</text:p>
          </table:table-cell>
          <table:table-cell table:formula="of:=[.B926]-[.C926]" office:value-type="float" office:value="-17.548527">
            <text:p>-17.548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5.54466">
            <text:p>385.54466</text:p>
          </table:table-cell>
          <table:table-cell office:value-type="float" office:value="475.471402">
            <text:p>475.471402</text:p>
          </table:table-cell>
          <table:table-cell table:formula="of:=[.B927]-[.C927]" office:value-type="float" office:value="-89.926742">
            <text:p>-89.926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11465">
            <text:p>64.11465</text:p>
          </table:table-cell>
          <table:table-cell office:value-type="float" office:value="79.326315">
            <text:p>79.326315</text:p>
          </table:table-cell>
          <table:table-cell table:formula="of:=[.B928]-[.C928]" office:value-type="float" office:value="-15.211665">
            <text:p>-15.211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3.053017">
            <text:p>393.053017</text:p>
          </table:table-cell>
          <table:table-cell office:value-type="float" office:value="421.807216">
            <text:p>421.807216</text:p>
          </table:table-cell>
          <table:table-cell table:formula="of:=[.B929]-[.C929]" office:value-type="float" office:value="-28.754199">
            <text:p>-28.754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185086">
            <text:p>156.185086</text:p>
          </table:table-cell>
          <table:table-cell office:value-type="float" office:value="185.277239">
            <text:p>185.277239</text:p>
          </table:table-cell>
          <table:table-cell table:formula="of:=[.B930]-[.C930]" office:value-type="float" office:value="-29.092153">
            <text:p>-29.092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410483">
            <text:p>284.410483</text:p>
          </table:table-cell>
          <table:table-cell office:value-type="float" office:value="330.091181">
            <text:p>330.091181</text:p>
          </table:table-cell>
          <table:table-cell table:formula="of:=[.B931]-[.C931]" office:value-type="float" office:value="-45.680698">
            <text:p>-45.680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073545">
            <text:p>139.073545</text:p>
          </table:table-cell>
          <table:table-cell office:value-type="float" office:value="168.619793">
            <text:p>168.619793</text:p>
          </table:table-cell>
          <table:table-cell table:formula="of:=[.B932]-[.C932]" office:value-type="float" office:value="-29.546248">
            <text:p>-29.546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897059">
            <text:p>50.897059</text:p>
          </table:table-cell>
          <table:table-cell office:value-type="float" office:value="64.302497">
            <text:p>64.302497</text:p>
          </table:table-cell>
          <table:table-cell table:formula="of:=[.B933]-[.C933]" office:value-type="float" office:value="-13.405438">
            <text:p>-13.405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860586">
            <text:p>104.860586</text:p>
          </table:table-cell>
          <table:table-cell office:value-type="float" office:value="124.510945">
            <text:p>124.510945</text:p>
          </table:table-cell>
          <table:table-cell table:formula="of:=[.B934]-[.C934]" office:value-type="float" office:value="-19.650359">
            <text:p>-19.650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475224">
            <text:p>159.475224</text:p>
          </table:table-cell>
          <table:table-cell office:value-type="float" office:value="188.441203">
            <text:p>188.441203</text:p>
          </table:table-cell>
          <table:table-cell table:formula="of:=[.B935]-[.C935]" office:value-type="float" office:value="-28.965979">
            <text:p>-28.965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99248">
            <text:p>67.699248</text:p>
          </table:table-cell>
          <table:table-cell office:value-type="float" office:value="99.941363">
            <text:p>99.941363</text:p>
          </table:table-cell>
          <table:table-cell table:formula="of:=[.B936]-[.C936]" office:value-type="float" office:value="-32.242115">
            <text:p>-32.242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785639">
            <text:p>222.785639</text:p>
          </table:table-cell>
          <table:table-cell office:value-type="float" office:value="284.770112">
            <text:p>284.770112</text:p>
          </table:table-cell>
          <table:table-cell table:formula="of:=[.B937]-[.C937]" office:value-type="float" office:value="-61.984473">
            <text:p>-61.984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215095">
            <text:p>66.215095</text:p>
          </table:table-cell>
          <table:table-cell office:value-type="float" office:value="89.1826">
            <text:p>89.1826</text:p>
          </table:table-cell>
          <table:table-cell table:formula="of:=[.B938]-[.C938]" office:value-type="float" office:value="-22.967505">
            <text:p>-22.967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68438">
            <text:p>75.168438</text:p>
          </table:table-cell>
          <table:table-cell office:value-type="float" office:value="101.16144">
            <text:p>101.16144</text:p>
          </table:table-cell>
          <table:table-cell table:formula="of:=[.B939]-[.C939]" office:value-type="float" office:value="-25.993002">
            <text:p>-25.993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66367">
            <text:p>77.266367</text:p>
          </table:table-cell>
          <table:table-cell office:value-type="float" office:value="98.380315">
            <text:p>98.380315</text:p>
          </table:table-cell>
          <table:table-cell table:formula="of:=[.B940]-[.C940]" office:value-type="float" office:value="-21.113948">
            <text:p>-21.113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73061">
            <text:p>59.473061</text:p>
          </table:table-cell>
          <table:table-cell office:value-type="float" office:value="78.804056">
            <text:p>78.804056</text:p>
          </table:table-cell>
          <table:table-cell table:formula="of:=[.B941]-[.C941]" office:value-type="float" office:value="-19.330995">
            <text:p>-19.330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7.685091">
            <text:p>517.685091</text:p>
          </table:table-cell>
          <table:table-cell office:value-type="float" office:value="575.081292">
            <text:p>575.081292</text:p>
          </table:table-cell>
          <table:table-cell table:formula="of:=[.B942]-[.C942]" office:value-type="float" office:value="-57.3962009999999">
            <text:p>-57.396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471499">
            <text:p>57.471499</text:p>
          </table:table-cell>
          <table:table-cell office:value-type="float" office:value="73.455103">
            <text:p>73.455103</text:p>
          </table:table-cell>
          <table:table-cell table:formula="of:=[.B943]-[.C943]" office:value-type="float" office:value="-15.983604">
            <text:p>-15.983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333263">
            <text:p>40.333263</text:p>
          </table:table-cell>
          <table:table-cell office:value-type="float" office:value="57.618011">
            <text:p>57.618011</text:p>
          </table:table-cell>
          <table:table-cell table:formula="of:=[.B944]-[.C944]" office:value-type="float" office:value="-17.284748">
            <text:p>-17.284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79452">
            <text:p>107.679452</text:p>
          </table:table-cell>
          <table:table-cell office:value-type="float" office:value="150.599988">
            <text:p>150.599988</text:p>
          </table:table-cell>
          <table:table-cell table:formula="of:=[.B945]-[.C945]" office:value-type="float" office:value="-42.920536">
            <text:p>-42.920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196371">
            <text:p>19.196371</text:p>
          </table:table-cell>
          <table:table-cell office:value-type="float" office:value="24.517113">
            <text:p>24.517113</text:p>
          </table:table-cell>
          <table:table-cell table:formula="of:=[.B946]-[.C946]" office:value-type="float" office:value="-5.320742">
            <text:p>-5.320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229321">
            <text:p>49.229321</text:p>
          </table:table-cell>
          <table:table-cell office:value-type="float" office:value="68.617816">
            <text:p>68.617816</text:p>
          </table:table-cell>
          <table:table-cell table:formula="of:=[.B947]-[.C947]" office:value-type="float" office:value="-19.388495">
            <text:p>-19.388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4.35077">
            <text:p>494.35077</text:p>
          </table:table-cell>
          <table:table-cell office:value-type="float" office:value="541.122946">
            <text:p>541.122946</text:p>
          </table:table-cell>
          <table:table-cell table:formula="of:=[.B948]-[.C948]" office:value-type="float" office:value="-46.7721759999999">
            <text:p>-46.772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281526">
            <text:p>87.281526</text:p>
          </table:table-cell>
          <table:table-cell office:value-type="float" office:value="124.407005">
            <text:p>124.407005</text:p>
          </table:table-cell>
          <table:table-cell table:formula="of:=[.B949]-[.C949]" office:value-type="float" office:value="-37.125479">
            <text:p>-37.125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37601">
            <text:p>78.737601</text:p>
          </table:table-cell>
          <table:table-cell office:value-type="float" office:value="107.252546">
            <text:p>107.252546</text:p>
          </table:table-cell>
          <table:table-cell table:formula="of:=[.B950]-[.C950]" office:value-type="float" office:value="-28.514945">
            <text:p>-28.514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794536">
            <text:p>98.794536</text:p>
          </table:table-cell>
          <table:table-cell office:value-type="float" office:value="134.179374">
            <text:p>134.179374</text:p>
          </table:table-cell>
          <table:table-cell table:formula="of:=[.B951]-[.C951]" office:value-type="float" office:value="-35.384838">
            <text:p>-35.384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597809">
            <text:p>156.597809</text:p>
          </table:table-cell>
          <table:table-cell office:value-type="float" office:value="205.987939">
            <text:p>205.987939</text:p>
          </table:table-cell>
          <table:table-cell table:formula="of:=[.B952]-[.C952]" office:value-type="float" office:value="-49.39013">
            <text:p>-49.39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800903">
            <text:p>80.800903</text:p>
          </table:table-cell>
          <table:table-cell office:value-type="float" office:value="106.634613">
            <text:p>106.634613</text:p>
          </table:table-cell>
          <table:table-cell table:formula="of:=[.B953]-[.C953]" office:value-type="float" office:value="-25.83371">
            <text:p>-25.83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782931">
            <text:p>90.782931</text:p>
          </table:table-cell>
          <table:table-cell office:value-type="float" office:value="116.216609">
            <text:p>116.216609</text:p>
          </table:table-cell>
          <table:table-cell table:formula="of:=[.B954]-[.C954]" office:value-type="float" office:value="-25.433678">
            <text:p>-25.433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2.720305">
            <text:p>782.720305</text:p>
          </table:table-cell>
          <table:table-cell office:value-type="float" office:value="795.765796">
            <text:p>795.765796</text:p>
          </table:table-cell>
          <table:table-cell table:formula="of:=[.B955]-[.C955]" office:value-type="float" office:value="-13.045491">
            <text:p>-13.045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565949">
            <text:p>175.565949</text:p>
          </table:table-cell>
          <table:table-cell office:value-type="float" office:value="223.12777">
            <text:p>223.12777</text:p>
          </table:table-cell>
          <table:table-cell table:formula="of:=[.B956]-[.C956]" office:value-type="float" office:value="-47.561821">
            <text:p>-47.561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064522">
            <text:p>236.064522</text:p>
          </table:table-cell>
          <table:table-cell office:value-type="float" office:value="296.169524">
            <text:p>296.169524</text:p>
          </table:table-cell>
          <table:table-cell table:formula="of:=[.B957]-[.C957]" office:value-type="float" office:value="-60.105002">
            <text:p>-60.105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6.440805">
            <text:p>366.440805</text:p>
          </table:table-cell>
          <table:table-cell office:value-type="float" office:value="414.175495">
            <text:p>414.175495</text:p>
          </table:table-cell>
          <table:table-cell table:formula="of:=[.B958]-[.C958]" office:value-type="float" office:value="-47.73469">
            <text:p>-47.73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342354">
            <text:p>85.342354</text:p>
          </table:table-cell>
          <table:table-cell office:value-type="float" office:value="106.832213">
            <text:p>106.832213</text:p>
          </table:table-cell>
          <table:table-cell table:formula="of:=[.B959]-[.C959]" office:value-type="float" office:value="-21.489859">
            <text:p>-21.489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666661">
            <text:p>88.666661</text:p>
          </table:table-cell>
          <table:table-cell office:value-type="float" office:value="116.112495">
            <text:p>116.112495</text:p>
          </table:table-cell>
          <table:table-cell table:formula="of:=[.B960]-[.C960]" office:value-type="float" office:value="-27.445834">
            <text:p>-27.445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208449">
            <text:p>120.208449</text:p>
          </table:table-cell>
          <table:table-cell office:value-type="float" office:value="151.969321">
            <text:p>151.969321</text:p>
          </table:table-cell>
          <table:table-cell table:formula="of:=[.B961]-[.C961]" office:value-type="float" office:value="-31.760872">
            <text:p>-31.760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228246">
            <text:p>132.228246</text:p>
          </table:table-cell>
          <table:table-cell office:value-type="float" office:value="166.477986">
            <text:p>166.477986</text:p>
          </table:table-cell>
          <table:table-cell table:formula="of:=[.B962]-[.C962]" office:value-type="float" office:value="-34.24974">
            <text:p>-34.24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776435">
            <text:p>75.776435</text:p>
          </table:table-cell>
          <table:table-cell office:value-type="float" office:value="107.372601">
            <text:p>107.372601</text:p>
          </table:table-cell>
          <table:table-cell table:formula="of:=[.B963]-[.C963]" office:value-type="float" office:value="-31.596166">
            <text:p>-31.596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90763">
            <text:p>59.90763</text:p>
          </table:table-cell>
          <table:table-cell office:value-type="float" office:value="83.88515">
            <text:p>83.88515</text:p>
          </table:table-cell>
          <table:table-cell table:formula="of:=[.B964]-[.C964]" office:value-type="float" office:value="-23.97752">
            <text:p>-23.97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325341">
            <text:p>36.325341</text:p>
          </table:table-cell>
          <table:table-cell office:value-type="float" office:value="52.403233">
            <text:p>52.403233</text:p>
          </table:table-cell>
          <table:table-cell table:formula="of:=[.B965]-[.C965]" office:value-type="float" office:value="-16.077892">
            <text:p>-16.077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568476">
            <text:p>172.568476</text:p>
          </table:table-cell>
          <table:table-cell office:value-type="float" office:value="209.618523">
            <text:p>209.618523</text:p>
          </table:table-cell>
          <table:table-cell table:formula="of:=[.B966]-[.C966]" office:value-type="float" office:value="-37.050047">
            <text:p>-37.050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420652">
            <text:p>101.420652</text:p>
          </table:table-cell>
          <table:table-cell office:value-type="float" office:value="139.87801">
            <text:p>139.87801</text:p>
          </table:table-cell>
          <table:table-cell table:formula="of:=[.B967]-[.C967]" office:value-type="float" office:value="-38.457358">
            <text:p>-38.457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220057">
            <text:p>105.220057</text:p>
          </table:table-cell>
          <table:table-cell office:value-type="float" office:value="144.865384">
            <text:p>144.865384</text:p>
          </table:table-cell>
          <table:table-cell table:formula="of:=[.B968]-[.C968]" office:value-type="float" office:value="-39.645327">
            <text:p>-39.645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854337">
            <text:p>41.854337</text:p>
          </table:table-cell>
          <table:table-cell office:value-type="float" office:value="60.738887">
            <text:p>60.738887</text:p>
          </table:table-cell>
          <table:table-cell table:formula="of:=[.B969]-[.C969]" office:value-type="float" office:value="-18.88455">
            <text:p>-18.88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6.511099">
            <text:p>576.511099</text:p>
          </table:table-cell>
          <table:table-cell office:value-type="float" office:value="586.480702">
            <text:p>586.480702</text:p>
          </table:table-cell>
          <table:table-cell table:formula="of:=[.B970]-[.C970]" office:value-type="float" office:value="-9.96960300000001">
            <text:p>-9.969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469044">
            <text:p>123.469044</text:p>
          </table:table-cell>
          <table:table-cell office:value-type="float" office:value="172.005357">
            <text:p>172.005357</text:p>
          </table:table-cell>
          <table:table-cell table:formula="of:=[.B971]-[.C971]" office:value-type="float" office:value="-48.536313">
            <text:p>-48.536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075058">
            <text:p>47.075058</text:p>
          </table:table-cell>
          <table:table-cell office:value-type="float" office:value="66.862035">
            <text:p>66.862035</text:p>
          </table:table-cell>
          <table:table-cell table:formula="of:=[.B972]-[.C972]" office:value-type="float" office:value="-19.786977">
            <text:p>-19.786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956875">
            <text:p>59.956875</text:p>
          </table:table-cell>
          <table:table-cell office:value-type="float" office:value="77.903863">
            <text:p>77.903863</text:p>
          </table:table-cell>
          <table:table-cell table:formula="of:=[.B973]-[.C973]" office:value-type="float" office:value="-17.946988">
            <text:p>-17.946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514542">
            <text:p>130.514542</text:p>
          </table:table-cell>
          <table:table-cell office:value-type="float" office:value="158.626394">
            <text:p>158.626394</text:p>
          </table:table-cell>
          <table:table-cell table:formula="of:=[.B974]-[.C974]" office:value-type="float" office:value="-28.111852">
            <text:p>-28.111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144078">
            <text:p>120.144078</text:p>
          </table:table-cell>
          <table:table-cell office:value-type="float" office:value="150.768886">
            <text:p>150.768886</text:p>
          </table:table-cell>
          <table:table-cell table:formula="of:=[.B975]-[.C975]" office:value-type="float" office:value="-30.624808">
            <text:p>-30.624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30869">
            <text:p>158.30869</text:p>
          </table:table-cell>
          <table:table-cell office:value-type="float" office:value="204.725133">
            <text:p>204.725133</text:p>
          </table:table-cell>
          <table:table-cell table:formula="of:=[.B976]-[.C976]" office:value-type="float" office:value="-46.416443">
            <text:p>-46.416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352773">
            <text:p>42.352773</text:p>
          </table:table-cell>
          <table:table-cell office:value-type="float" office:value="55.480542">
            <text:p>55.480542</text:p>
          </table:table-cell>
          <table:table-cell table:formula="of:=[.B977]-[.C977]" office:value-type="float" office:value="-13.127769">
            <text:p>-13.127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67599">
            <text:p>67.567599</text:p>
          </table:table-cell>
          <table:table-cell office:value-type="float" office:value="102.273078">
            <text:p>102.273078</text:p>
          </table:table-cell>
          <table:table-cell table:formula="of:=[.B978]-[.C978]" office:value-type="float" office:value="-34.705479">
            <text:p>-34.705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310855">
            <text:p>191.310855</text:p>
          </table:table-cell>
          <table:table-cell office:value-type="float" office:value="242.338616">
            <text:p>242.338616</text:p>
          </table:table-cell>
          <table:table-cell table:formula="of:=[.B979]-[.C979]" office:value-type="float" office:value="-51.027761">
            <text:p>-51.027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4.97935">
            <text:p>454.97935</text:p>
          </table:table-cell>
          <table:table-cell office:value-type="float" office:value="486.805465">
            <text:p>486.805465</text:p>
          </table:table-cell>
          <table:table-cell table:formula="of:=[.B980]-[.C980]" office:value-type="float" office:value="-31.826115">
            <text:p>-31.826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319141">
            <text:p>155.319141</text:p>
          </table:table-cell>
          <table:table-cell office:value-type="float" office:value="194.613904">
            <text:p>194.613904</text:p>
          </table:table-cell>
          <table:table-cell table:formula="of:=[.B981]-[.C981]" office:value-type="float" office:value="-39.294763">
            <text:p>-39.294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510448">
            <text:p>135.510448</text:p>
          </table:table-cell>
          <table:table-cell office:value-type="float" office:value="180.336507">
            <text:p>180.336507</text:p>
          </table:table-cell>
          <table:table-cell table:formula="of:=[.B982]-[.C982]" office:value-type="float" office:value="-44.826059">
            <text:p>-44.826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785325">
            <text:p>50.785325</text:p>
          </table:table-cell>
          <table:table-cell office:value-type="float" office:value="73.204592">
            <text:p>73.204592</text:p>
          </table:table-cell>
          <table:table-cell table:formula="of:=[.B983]-[.C983]" office:value-type="float" office:value="-22.419267">
            <text:p>-22.419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449773">
            <text:p>209.449773</text:p>
          </table:table-cell>
          <table:table-cell office:value-type="float" office:value="285.567794">
            <text:p>285.567794</text:p>
          </table:table-cell>
          <table:table-cell table:formula="of:=[.B984]-[.C984]" office:value-type="float" office:value="-76.118021">
            <text:p>-76.118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826139">
            <text:p>93.826139</text:p>
          </table:table-cell>
          <table:table-cell office:value-type="float" office:value="126.607399">
            <text:p>126.607399</text:p>
          </table:table-cell>
          <table:table-cell table:formula="of:=[.B985]-[.C985]" office:value-type="float" office:value="-32.78126">
            <text:p>-32.78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68847">
            <text:p>157.368847</text:p>
          </table:table-cell>
          <table:table-cell office:value-type="float" office:value="201.515058">
            <text:p>201.515058</text:p>
          </table:table-cell>
          <table:table-cell table:formula="of:=[.B986]-[.C986]" office:value-type="float" office:value="-44.146211">
            <text:p>-44.146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757525">
            <text:p>76.757525</text:p>
          </table:table-cell>
          <table:table-cell office:value-type="float" office:value="102.476595">
            <text:p>102.476595</text:p>
          </table:table-cell>
          <table:table-cell table:formula="of:=[.B987]-[.C987]" office:value-type="float" office:value="-25.71907">
            <text:p>-25.71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31691">
            <text:p>90.931691</text:p>
          </table:table-cell>
          <table:table-cell office:value-type="float" office:value="127.944392">
            <text:p>127.944392</text:p>
          </table:table-cell>
          <table:table-cell table:formula="of:=[.B988]-[.C988]" office:value-type="float" office:value="-37.012701">
            <text:p>-37.012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63332">
            <text:p>39.63332</text:p>
          </table:table-cell>
          <table:table-cell office:value-type="float" office:value="53.766348">
            <text:p>53.766348</text:p>
          </table:table-cell>
          <table:table-cell table:formula="of:=[.B989]-[.C989]" office:value-type="float" office:value="-14.133028">
            <text:p>-14.133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131371">
            <text:p>156.131371</text:p>
          </table:table-cell>
          <table:table-cell office:value-type="float" office:value="208.907183">
            <text:p>208.907183</text:p>
          </table:table-cell>
          <table:table-cell table:formula="of:=[.B990]-[.C990]" office:value-type="float" office:value="-52.775812">
            <text:p>-52.775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963802">
            <text:p>197.963802</text:p>
          </table:table-cell>
          <table:table-cell office:value-type="float" office:value="247.443949">
            <text:p>247.443949</text:p>
          </table:table-cell>
          <table:table-cell table:formula="of:=[.B991]-[.C991]" office:value-type="float" office:value="-49.480147">
            <text:p>-49.480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585463">
            <text:p>139.585463</text:p>
          </table:table-cell>
          <table:table-cell office:value-type="float" office:value="185.355539">
            <text:p>185.355539</text:p>
          </table:table-cell>
          <table:table-cell table:formula="of:=[.B992]-[.C992]" office:value-type="float" office:value="-45.770076">
            <text:p>-45.7700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07961">
            <text:p>37.07961</text:p>
          </table:table-cell>
          <table:table-cell office:value-type="float" office:value="48.984081">
            <text:p>48.984081</text:p>
          </table:table-cell>
          <table:table-cell table:formula="of:=[.B993]-[.C993]" office:value-type="float" office:value="-11.904471">
            <text:p>-11.9044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595428">
            <text:p>107.595428</text:p>
          </table:table-cell>
          <table:table-cell office:value-type="float" office:value="143.330205">
            <text:p>143.330205</text:p>
          </table:table-cell>
          <table:table-cell table:formula="of:=[.B994]-[.C994]" office:value-type="float" office:value="-35.734777">
            <text:p>-35.734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40001">
            <text:p>104.040001</text:p>
          </table:table-cell>
          <table:table-cell office:value-type="float" office:value="136.60514">
            <text:p>136.60514</text:p>
          </table:table-cell>
          <table:table-cell table:formula="of:=[.B995]-[.C995]" office:value-type="float" office:value="-32.565139">
            <text:p>-32.565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389909">
            <text:p>249.389909</text:p>
          </table:table-cell>
          <table:table-cell office:value-type="float" office:value="320.964645">
            <text:p>320.964645</text:p>
          </table:table-cell>
          <table:table-cell table:formula="of:=[.B996]-[.C996]" office:value-type="float" office:value="-71.574736">
            <text:p>-71.574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838012">
            <text:p>104.838012</text:p>
          </table:table-cell>
          <table:table-cell office:value-type="float" office:value="149.086852">
            <text:p>149.086852</text:p>
          </table:table-cell>
          <table:table-cell table:formula="of:=[.B997]-[.C997]" office:value-type="float" office:value="-44.24884">
            <text:p>-44.24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132036">
            <text:p>81.132036</text:p>
          </table:table-cell>
          <table:table-cell office:value-type="float" office:value="108.376848">
            <text:p>108.376848</text:p>
          </table:table-cell>
          <table:table-cell table:formula="of:=[.B998]-[.C998]" office:value-type="float" office:value="-27.244812">
            <text:p>-27.244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73577">
            <text:p>98.73577</text:p>
          </table:table-cell>
          <table:table-cell office:value-type="float" office:value="130.5028">
            <text:p>130.5028</text:p>
          </table:table-cell>
          <table:table-cell table:formula="of:=[.B999]-[.C999]" office:value-type="float" office:value="-31.76703">
            <text:p>-31.76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77624">
            <text:p>103.077624</text:p>
          </table:table-cell>
          <table:table-cell office:value-type="float" office:value="143.483729">
            <text:p>143.483729</text:p>
          </table:table-cell>
          <table:table-cell table:formula="of:=[.B1000]-[.C1000]" office:value-type="float" office:value="-40.406105">
            <text:p>-40.406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7.443132">
            <text:p>337.443132</text:p>
          </table:table-cell>
          <table:table-cell office:value-type="float" office:value="434.26173">
            <text:p>434.26173</text:p>
          </table:table-cell>
          <table:table-cell table:formula="of:=[.B1001]-[.C1001]" office:value-type="float" office:value="-96.818598">
            <text:p>-96.818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990006">
            <text:p>133.990006</text:p>
          </table:table-cell>
          <table:table-cell office:value-type="float" office:value="175.361151">
            <text:p>175.361151</text:p>
          </table:table-cell>
          <table:table-cell table:formula="of:=[.B1002]-[.C1002]" office:value-type="float" office:value="-41.371145">
            <text:p>-41.371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247535">
            <text:p>115.247535</text:p>
          </table:table-cell>
          <table:table-cell office:value-type="float" office:value="147.285065">
            <text:p>147.285065</text:p>
          </table:table-cell>
          <table:table-cell table:formula="of:=[.B1003]-[.C1003]" office:value-type="float" office:value="-32.03753">
            <text:p>-32.03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19427">
            <text:p>86.419427</text:p>
          </table:table-cell>
          <table:table-cell office:value-type="float" office:value="105.464138">
            <text:p>105.464138</text:p>
          </table:table-cell>
          <table:table-cell table:formula="of:=[.B1004]-[.C1004]" office:value-type="float" office:value="-19.044711">
            <text:p>-19.044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71595">
            <text:p>80.771595</text:p>
          </table:table-cell>
          <table:table-cell office:value-type="float" office:value="108.208223">
            <text:p>108.208223</text:p>
          </table:table-cell>
          <table:table-cell table:formula="of:=[.B1005]-[.C1005]" office:value-type="float" office:value="-27.436628">
            <text:p>-27.436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225999">
            <text:p>145.225999</text:p>
          </table:table-cell>
          <table:table-cell office:value-type="float" office:value="185.596565">
            <text:p>185.596565</text:p>
          </table:table-cell>
          <table:table-cell table:formula="of:=[.B1006]-[.C1006]" office:value-type="float" office:value="-40.370566">
            <text:p>-40.370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482165">
            <text:p>36.482165</text:p>
          </table:table-cell>
          <table:table-cell office:value-type="float" office:value="50.596985">
            <text:p>50.596985</text:p>
          </table:table-cell>
          <table:table-cell table:formula="of:=[.B1007]-[.C1007]" office:value-type="float" office:value="-14.11482">
            <text:p>-14.11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3.654087">
            <text:p>503.654087</text:p>
          </table:table-cell>
          <table:table-cell office:value-type="float" office:value="547.101697">
            <text:p>547.101697</text:p>
          </table:table-cell>
          <table:table-cell table:formula="of:=[.B1008]-[.C1008]" office:value-type="float" office:value="-43.4476099999999">
            <text:p>-43.44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050434">
            <text:p>292.050434</text:p>
          </table:table-cell>
          <table:table-cell office:value-type="float" office:value="341.44378">
            <text:p>341.44378</text:p>
          </table:table-cell>
          <table:table-cell table:formula="of:=[.B1009]-[.C1009]" office:value-type="float" office:value="-49.393346">
            <text:p>-49.393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396999">
            <text:p>29.396999</text:p>
          </table:table-cell>
          <table:table-cell office:value-type="float" office:value="40.574608">
            <text:p>40.574608</text:p>
          </table:table-cell>
          <table:table-cell table:formula="of:=[.B1010]-[.C1010]" office:value-type="float" office:value="-11.177609">
            <text:p>-11.177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26547">
            <text:p>66.626547</text:p>
          </table:table-cell>
          <table:table-cell office:value-type="float" office:value="92.794771">
            <text:p>92.794771</text:p>
          </table:table-cell>
          <table:table-cell table:formula="of:=[.B1011]-[.C1011]" office:value-type="float" office:value="-26.168224">
            <text:p>-26.168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322005">
            <text:p>42.322005</text:p>
          </table:table-cell>
          <table:table-cell office:value-type="float" office:value="60.698894">
            <text:p>60.698894</text:p>
          </table:table-cell>
          <table:table-cell table:formula="of:=[.B1012]-[.C1012]" office:value-type="float" office:value="-18.376889">
            <text:p>-18.376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349327">
            <text:p>95.349327</text:p>
          </table:table-cell>
          <table:table-cell office:value-type="float" office:value="128.325311">
            <text:p>128.325311</text:p>
          </table:table-cell>
          <table:table-cell table:formula="of:=[.B1013]-[.C1013]" office:value-type="float" office:value="-32.975984">
            <text:p>-32.975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518406">
            <text:p>174.518406</text:p>
          </table:table-cell>
          <table:table-cell office:value-type="float" office:value="236.779005">
            <text:p>236.779005</text:p>
          </table:table-cell>
          <table:table-cell table:formula="of:=[.B1014]-[.C1014]" office:value-type="float" office:value="-62.260599">
            <text:p>-62.260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477122">
            <text:p>32.477122</text:p>
          </table:table-cell>
          <table:table-cell office:value-type="float" office:value="45.370046">
            <text:p>45.370046</text:p>
          </table:table-cell>
          <table:table-cell table:formula="of:=[.B1015]-[.C1015]" office:value-type="float" office:value="-12.892924">
            <text:p>-12.8929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9.271684">
            <text:p>359.271684</text:p>
          </table:table-cell>
          <table:table-cell office:value-type="float" office:value="394.354829">
            <text:p>394.354829</text:p>
          </table:table-cell>
          <table:table-cell table:formula="of:=[.B1016]-[.C1016]" office:value-type="float" office:value="-35.083145">
            <text:p>-35.083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962993">
            <text:p>152.962993</text:p>
          </table:table-cell>
          <table:table-cell office:value-type="float" office:value="198.32313">
            <text:p>198.32313</text:p>
          </table:table-cell>
          <table:table-cell table:formula="of:=[.B1017]-[.C1017]" office:value-type="float" office:value="-45.360137">
            <text:p>-45.360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464627">
            <text:p>213.464627</text:p>
          </table:table-cell>
          <table:table-cell office:value-type="float" office:value="257.642665">
            <text:p>257.642665</text:p>
          </table:table-cell>
          <table:table-cell table:formula="of:=[.B1018]-[.C1018]" office:value-type="float" office:value="-44.178038">
            <text:p>-44.178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401721">
            <text:p>244.401721</text:p>
          </table:table-cell>
          <table:table-cell office:value-type="float" office:value="317.398144">
            <text:p>317.398144</text:p>
          </table:table-cell>
          <table:table-cell table:formula="of:=[.B1019]-[.C1019]" office:value-type="float" office:value="-72.996423">
            <text:p>-72.996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0.375388">
            <text:p>700.375388</text:p>
          </table:table-cell>
          <table:table-cell office:value-type="float" office:value="717.36743">
            <text:p>717.36743</text:p>
          </table:table-cell>
          <table:table-cell table:formula="of:=[.B1020]-[.C1020]" office:value-type="float" office:value="-16.992042">
            <text:p>-16.992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365872">
            <text:p>180.365872</text:p>
          </table:table-cell>
          <table:table-cell office:value-type="float" office:value="232.571848">
            <text:p>232.571848</text:p>
          </table:table-cell>
          <table:table-cell table:formula="of:=[.B1021]-[.C1021]" office:value-type="float" office:value="-52.205976">
            <text:p>-52.205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326273">
            <text:p>206.326273</text:p>
          </table:table-cell>
          <table:table-cell office:value-type="float" office:value="265.101207">
            <text:p>265.101207</text:p>
          </table:table-cell>
          <table:table-cell table:formula="of:=[.B1022]-[.C1022]" office:value-type="float" office:value="-58.774934">
            <text:p>-58.774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745184">
            <text:p>150.745184</text:p>
          </table:table-cell>
          <table:table-cell office:value-type="float" office:value="189.202095">
            <text:p>189.202095</text:p>
          </table:table-cell>
          <table:table-cell table:formula="of:=[.B1023]-[.C1023]" office:value-type="float" office:value="-38.456911">
            <text:p>-38.456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733194">
            <text:p>94.733194</text:p>
          </table:table-cell>
          <table:table-cell office:value-type="float" office:value="129.796002">
            <text:p>129.796002</text:p>
          </table:table-cell>
          <table:table-cell table:formula="of:=[.B1024]-[.C1024]" office:value-type="float" office:value="-35.062808">
            <text:p>-35.062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755109">
            <text:p>176.755109</text:p>
          </table:table-cell>
          <table:table-cell office:value-type="float" office:value="233.893087">
            <text:p>233.893087</text:p>
          </table:table-cell>
          <table:table-cell table:formula="of:=[.B1025]-[.C1025]" office:value-type="float" office:value="-57.137978">
            <text:p>-57.137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251386">
            <text:p>69.251386</text:p>
          </table:table-cell>
          <table:table-cell office:value-type="float" office:value="85.854722">
            <text:p>85.854722</text:p>
          </table:table-cell>
          <table:table-cell table:formula="of:=[.B1026]-[.C1026]" office:value-type="float" office:value="-16.603336">
            <text:p>-16.603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176669">
            <text:p>90.176669</text:p>
          </table:table-cell>
          <table:table-cell office:value-type="float" office:value="115.98948">
            <text:p>115.98948</text:p>
          </table:table-cell>
          <table:table-cell table:formula="of:=[.B1027]-[.C1027]" office:value-type="float" office:value="-25.812811">
            <text:p>-25.812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040427">
            <text:p>24.040427</text:p>
          </table:table-cell>
          <table:table-cell office:value-type="float" office:value="37.45687">
            <text:p>37.45687</text:p>
          </table:table-cell>
          <table:table-cell table:formula="of:=[.B1028]-[.C1028]" office:value-type="float" office:value="-13.416443">
            <text:p>-13.416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079302">
            <text:p>96.079302</text:p>
          </table:table-cell>
          <table:table-cell office:value-type="float" office:value="129.497376">
            <text:p>129.497376</text:p>
          </table:table-cell>
          <table:table-cell table:formula="of:=[.B1029]-[.C1029]" office:value-type="float" office:value="-33.418074">
            <text:p>-33.418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899556">
            <text:p>51.899556</text:p>
          </table:table-cell>
          <table:table-cell office:value-type="float" office:value="61.765041">
            <text:p>61.765041</text:p>
          </table:table-cell>
          <table:table-cell table:formula="of:=[.B1030]-[.C1030]" office:value-type="float" office:value="-9.865485">
            <text:p>-9.865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630954">
            <text:p>58.630954</text:p>
          </table:table-cell>
          <table:table-cell office:value-type="float" office:value="79.617329">
            <text:p>79.617329</text:p>
          </table:table-cell>
          <table:table-cell table:formula="of:=[.B1031]-[.C1031]" office:value-type="float" office:value="-20.986375">
            <text:p>-20.986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3.124368">
            <text:p>483.124368</text:p>
          </table:table-cell>
          <table:table-cell office:value-type="float" office:value="512.445836">
            <text:p>512.445836</text:p>
          </table:table-cell>
          <table:table-cell table:formula="of:=[.B1032]-[.C1032]" office:value-type="float" office:value="-29.321468">
            <text:p>-29.321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530192">
            <text:p>160.530192</text:p>
          </table:table-cell>
          <table:table-cell office:value-type="float" office:value="204.112617">
            <text:p>204.112617</text:p>
          </table:table-cell>
          <table:table-cell table:formula="of:=[.B1033]-[.C1033]" office:value-type="float" office:value="-43.582425">
            <text:p>-43.582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431925">
            <text:p>101.431925</text:p>
          </table:table-cell>
          <table:table-cell office:value-type="float" office:value="142.108233">
            <text:p>142.108233</text:p>
          </table:table-cell>
          <table:table-cell table:formula="of:=[.B1034]-[.C1034]" office:value-type="float" office:value="-40.676308">
            <text:p>-40.676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817072">
            <text:p>211.817072</text:p>
          </table:table-cell>
          <table:table-cell office:value-type="float" office:value="263.479831">
            <text:p>263.479831</text:p>
          </table:table-cell>
          <table:table-cell table:formula="of:=[.B1035]-[.C1035]" office:value-type="float" office:value="-51.662759">
            <text:p>-51.662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272294">
            <text:p>81.272294</text:p>
          </table:table-cell>
          <table:table-cell office:value-type="float" office:value="113.38449">
            <text:p>113.38449</text:p>
          </table:table-cell>
          <table:table-cell table:formula="of:=[.B1036]-[.C1036]" office:value-type="float" office:value="-32.112196">
            <text:p>-32.112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498911">
            <text:p>117.498911</text:p>
          </table:table-cell>
          <table:table-cell office:value-type="float" office:value="125.289716">
            <text:p>125.289716</text:p>
          </table:table-cell>
          <table:table-cell table:formula="of:=[.B1037]-[.C1037]" office:value-type="float" office:value="-7.79080499999999">
            <text:p>-7.790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492642">
            <text:p>111.492642</text:p>
          </table:table-cell>
          <table:table-cell office:value-type="float" office:value="118.937105">
            <text:p>118.937105</text:p>
          </table:table-cell>
          <table:table-cell table:formula="of:=[.B1038]-[.C1038]" office:value-type="float" office:value="-7.444463">
            <text:p>-7.444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233965">
            <text:p>104.233965</text:p>
          </table:table-cell>
          <table:table-cell office:value-type="float" office:value="111.058271">
            <text:p>111.058271</text:p>
          </table:table-cell>
          <table:table-cell table:formula="of:=[.B1039]-[.C1039]" office:value-type="float" office:value="-6.82430600000001">
            <text:p>-6.824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13493">
            <text:p>112.913493</text:p>
          </table:table-cell>
          <table:table-cell office:value-type="float" office:value="121.927476">
            <text:p>121.927476</text:p>
          </table:table-cell>
          <table:table-cell table:formula="of:=[.B1040]-[.C1040]" office:value-type="float" office:value="-9.013983">
            <text:p>-9.013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882155">
            <text:p>37.882155</text:p>
          </table:table-cell>
          <table:table-cell office:value-type="float" office:value="38.84369">
            <text:p>38.84369</text:p>
          </table:table-cell>
          <table:table-cell table:formula="of:=[.B1041]-[.C1041]" office:value-type="float" office:value="-0.961535000000005">
            <text:p>-0.961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38697">
            <text:p>101.838697</text:p>
          </table:table-cell>
          <table:table-cell office:value-type="float" office:value="107.623583">
            <text:p>107.623583</text:p>
          </table:table-cell>
          <table:table-cell table:formula="of:=[.B1042]-[.C1042]" office:value-type="float" office:value="-5.784886">
            <text:p>-5.784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94599">
            <text:p>44.494599</text:p>
          </table:table-cell>
          <table:table-cell office:value-type="float" office:value="48.865814">
            <text:p>48.865814</text:p>
          </table:table-cell>
          <table:table-cell table:formula="of:=[.B1043]-[.C1043]" office:value-type="float" office:value="-4.371215">
            <text:p>-4.371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31363">
            <text:p>110.931363</text:p>
          </table:table-cell>
          <table:table-cell office:value-type="float" office:value="121.549303">
            <text:p>121.549303</text:p>
          </table:table-cell>
          <table:table-cell table:formula="of:=[.B1044]-[.C1044]" office:value-type="float" office:value="-10.61794">
            <text:p>-10.61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813713">
            <text:p>168.813713</text:p>
          </table:table-cell>
          <table:table-cell office:value-type="float" office:value="180.024482">
            <text:p>180.024482</text:p>
          </table:table-cell>
          <table:table-cell table:formula="of:=[.B1045]-[.C1045]" office:value-type="float" office:value="-11.210769">
            <text:p>-11.210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59647">
            <text:p>145.59647</text:p>
          </table:table-cell>
          <table:table-cell office:value-type="float" office:value="153.206812">
            <text:p>153.206812</text:p>
          </table:table-cell>
          <table:table-cell table:formula="of:=[.B1046]-[.C1046]" office:value-type="float" office:value="-7.610342">
            <text:p>-7.610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351461">
            <text:p>26.351461</text:p>
          </table:table-cell>
          <table:table-cell office:value-type="float" office:value="28.365195">
            <text:p>28.365195</text:p>
          </table:table-cell>
          <table:table-cell table:formula="of:=[.B1047]-[.C1047]" office:value-type="float" office:value="-2.013734">
            <text:p>-2.013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32988">
            <text:p>74.232988</text:p>
          </table:table-cell>
          <table:table-cell office:value-type="float" office:value="78.305288">
            <text:p>78.305288</text:p>
          </table:table-cell>
          <table:table-cell table:formula="of:=[.B1048]-[.C1048]" office:value-type="float" office:value="-4.0723">
            <text:p>-4.0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031168">
            <text:p>147.031168</text:p>
          </table:table-cell>
          <table:table-cell office:value-type="float" office:value="154.652051">
            <text:p>154.652051</text:p>
          </table:table-cell>
          <table:table-cell table:formula="of:=[.B1049]-[.C1049]" office:value-type="float" office:value="-7.62088299999999">
            <text:p>-7.620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575124">
            <text:p>150.575124</text:p>
          </table:table-cell>
          <table:table-cell office:value-type="float" office:value="159.909036">
            <text:p>159.909036</text:p>
          </table:table-cell>
          <table:table-cell table:formula="of:=[.B1050]-[.C1050]" office:value-type="float" office:value="-9.333912">
            <text:p>-9.333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603058">
            <text:p>40.603058</text:p>
          </table:table-cell>
          <table:table-cell office:value-type="float" office:value="42.990144">
            <text:p>42.990144</text:p>
          </table:table-cell>
          <table:table-cell table:formula="of:=[.B1051]-[.C1051]" office:value-type="float" office:value="-2.387086">
            <text:p>-2.387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95795">
            <text:p>61.95795</text:p>
          </table:table-cell>
          <table:table-cell office:value-type="float" office:value="63.636038">
            <text:p>63.636038</text:p>
          </table:table-cell>
          <table:table-cell table:formula="of:=[.B1052]-[.C1052]" office:value-type="float" office:value="-1.678088">
            <text:p>-1.678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376673">
            <text:p>95.376673</text:p>
          </table:table-cell>
          <table:table-cell office:value-type="float" office:value="101.782473">
            <text:p>101.782473</text:p>
          </table:table-cell>
          <table:table-cell table:formula="of:=[.B1053]-[.C1053]" office:value-type="float" office:value="-6.4058">
            <text:p>-6.4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326961">
            <text:p>42.326961</text:p>
          </table:table-cell>
          <table:table-cell office:value-type="float" office:value="45.310646">
            <text:p>45.310646</text:p>
          </table:table-cell>
          <table:table-cell table:formula="of:=[.B1054]-[.C1054]" office:value-type="float" office:value="-2.983685">
            <text:p>-2.983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26097">
            <text:p>78.26097</text:p>
          </table:table-cell>
          <table:table-cell office:value-type="float" office:value="83.016634">
            <text:p>83.016634</text:p>
          </table:table-cell>
          <table:table-cell table:formula="of:=[.B1055]-[.C1055]" office:value-type="float" office:value="-4.755664">
            <text:p>-4.755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65513">
            <text:p>198.65513</text:p>
          </table:table-cell>
          <table:table-cell office:value-type="float" office:value="216.441786">
            <text:p>216.441786</text:p>
          </table:table-cell>
          <table:table-cell table:formula="of:=[.B1056]-[.C1056]" office:value-type="float" office:value="-17.786656">
            <text:p>-17.786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47199">
            <text:p>79.247199</text:p>
          </table:table-cell>
          <table:table-cell office:value-type="float" office:value="87.261091">
            <text:p>87.261091</text:p>
          </table:table-cell>
          <table:table-cell table:formula="of:=[.B1057]-[.C1057]" office:value-type="float" office:value="-8.013892">
            <text:p>-8.013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918785">
            <text:p>151.918785</text:p>
          </table:table-cell>
          <table:table-cell office:value-type="float" office:value="160.168146">
            <text:p>160.168146</text:p>
          </table:table-cell>
          <table:table-cell table:formula="of:=[.B1058]-[.C1058]" office:value-type="float" office:value="-8.24936099999999">
            <text:p>-8.249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802092">
            <text:p>131.802092</text:p>
          </table:table-cell>
          <table:table-cell office:value-type="float" office:value="142.27174">
            <text:p>142.27174</text:p>
          </table:table-cell>
          <table:table-cell table:formula="of:=[.B1059]-[.C1059]" office:value-type="float" office:value="-10.469648">
            <text:p>-10.469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890415">
            <text:p>73.890415</text:p>
          </table:table-cell>
          <table:table-cell office:value-type="float" office:value="78.969116">
            <text:p>78.969116</text:p>
          </table:table-cell>
          <table:table-cell table:formula="of:=[.B1060]-[.C1060]" office:value-type="float" office:value="-5.078701">
            <text:p>-5.078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838347">
            <text:p>175.838347</text:p>
          </table:table-cell>
          <table:table-cell office:value-type="float" office:value="192.007549">
            <text:p>192.007549</text:p>
          </table:table-cell>
          <table:table-cell table:formula="of:=[.B1061]-[.C1061]" office:value-type="float" office:value="-16.169202">
            <text:p>-16.169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870309">
            <text:p>82.870309</text:p>
          </table:table-cell>
          <table:table-cell office:value-type="float" office:value="89.05251">
            <text:p>89.05251</text:p>
          </table:table-cell>
          <table:table-cell table:formula="of:=[.B1062]-[.C1062]" office:value-type="float" office:value="-6.18220099999999">
            <text:p>-6.182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.243576">
            <text:p>269.243576</text:p>
          </table:table-cell>
          <table:table-cell office:value-type="float" office:value="284.480918">
            <text:p>284.480918</text:p>
          </table:table-cell>
          <table:table-cell table:formula="of:=[.B1063]-[.C1063]" office:value-type="float" office:value="-15.237342">
            <text:p>-15.237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70676">
            <text:p>172.70676</text:p>
          </table:table-cell>
          <table:table-cell office:value-type="float" office:value="188.379956">
            <text:p>188.379956</text:p>
          </table:table-cell>
          <table:table-cell table:formula="of:=[.B1064]-[.C1064]" office:value-type="float" office:value="-15.673196">
            <text:p>-15.673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012147">
            <text:p>126.012147</text:p>
          </table:table-cell>
          <table:table-cell office:value-type="float" office:value="132.957352">
            <text:p>132.957352</text:p>
          </table:table-cell>
          <table:table-cell table:formula="of:=[.B1065]-[.C1065]" office:value-type="float" office:value="-6.94520499999999">
            <text:p>-6.945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26887">
            <text:p>85.426887</text:p>
          </table:table-cell>
          <table:table-cell office:value-type="float" office:value="91.658897">
            <text:p>91.658897</text:p>
          </table:table-cell>
          <table:table-cell table:formula="of:=[.B1066]-[.C1066]" office:value-type="float" office:value="-6.23201">
            <text:p>-6.23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78053">
            <text:p>86.278053</text:p>
          </table:table-cell>
          <table:table-cell office:value-type="float" office:value="90.273972">
            <text:p>90.273972</text:p>
          </table:table-cell>
          <table:table-cell table:formula="of:=[.B1067]-[.C1067]" office:value-type="float" office:value="-3.995919">
            <text:p>-3.995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28447">
            <text:p>90.928447</text:p>
          </table:table-cell>
          <table:table-cell office:value-type="float" office:value="97.572283">
            <text:p>97.572283</text:p>
          </table:table-cell>
          <table:table-cell table:formula="of:=[.B1068]-[.C1068]" office:value-type="float" office:value="-6.64383599999999">
            <text:p>-6.6438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721037">
            <text:p>66.721037</text:p>
          </table:table-cell>
          <table:table-cell office:value-type="float" office:value="68.182558">
            <text:p>68.182558</text:p>
          </table:table-cell>
          <table:table-cell table:formula="of:=[.B1069]-[.C1069]" office:value-type="float" office:value="-1.461521">
            <text:p>-1.461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38232">
            <text:p>67.538232</text:p>
          </table:table-cell>
          <table:table-cell office:value-type="float" office:value="70.27977">
            <text:p>70.27977</text:p>
          </table:table-cell>
          <table:table-cell table:formula="of:=[.B1070]-[.C1070]" office:value-type="float" office:value="-2.74153800000001">
            <text:p>-2.741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566559">
            <text:p>144.566559</text:p>
          </table:table-cell>
          <table:table-cell office:value-type="float" office:value="155.98537">
            <text:p>155.98537</text:p>
          </table:table-cell>
          <table:table-cell table:formula="of:=[.B1071]-[.C1071]" office:value-type="float" office:value="-11.418811">
            <text:p>-11.418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521815">
            <text:p>162.521815</text:p>
          </table:table-cell>
          <table:table-cell office:value-type="float" office:value="174.038789">
            <text:p>174.038789</text:p>
          </table:table-cell>
          <table:table-cell table:formula="of:=[.B1072]-[.C1072]" office:value-type="float" office:value="-11.516974">
            <text:p>-11.516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70054">
            <text:p>70.970054</text:p>
          </table:table-cell>
          <table:table-cell office:value-type="float" office:value="77.502722">
            <text:p>77.502722</text:p>
          </table:table-cell>
          <table:table-cell table:formula="of:=[.B1073]-[.C1073]" office:value-type="float" office:value="-6.532668">
            <text:p>-6.532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17731">
            <text:p>162.17731</text:p>
          </table:table-cell>
          <table:table-cell office:value-type="float" office:value="171.720243">
            <text:p>171.720243</text:p>
          </table:table-cell>
          <table:table-cell table:formula="of:=[.B1074]-[.C1074]" office:value-type="float" office:value="-9.54293300000001">
            <text:p>-9.542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41794">
            <text:p>104.041794</text:p>
          </table:table-cell>
          <table:table-cell office:value-type="float" office:value="109.039536">
            <text:p>109.039536</text:p>
          </table:table-cell>
          <table:table-cell table:formula="of:=[.B1075]-[.C1075]" office:value-type="float" office:value="-4.997742">
            <text:p>-4.997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52058">
            <text:p>93.652058</text:p>
          </table:table-cell>
          <table:table-cell office:value-type="float" office:value="100.366014">
            <text:p>100.366014</text:p>
          </table:table-cell>
          <table:table-cell table:formula="of:=[.B1076]-[.C1076]" office:value-type="float" office:value="-6.71395600000001">
            <text:p>-6.713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687576">
            <text:p>142.687576</text:p>
          </table:table-cell>
          <table:table-cell office:value-type="float" office:value="151.750915">
            <text:p>151.750915</text:p>
          </table:table-cell>
          <table:table-cell table:formula="of:=[.B1077]-[.C1077]" office:value-type="float" office:value="-9.06333899999999">
            <text:p>-9.063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72487">
            <text:p>89.472487</text:p>
          </table:table-cell>
          <table:table-cell office:value-type="float" office:value="95.870371">
            <text:p>95.870371</text:p>
          </table:table-cell>
          <table:table-cell table:formula="of:=[.B1078]-[.C1078]" office:value-type="float" office:value="-6.39788400000001">
            <text:p>-6.397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3794">
            <text:p>79.63794</text:p>
          </table:table-cell>
          <table:table-cell office:value-type="float" office:value="85.281276">
            <text:p>85.281276</text:p>
          </table:table-cell>
          <table:table-cell table:formula="of:=[.B1079]-[.C1079]" office:value-type="float" office:value="-5.64333600000001">
            <text:p>-5.643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78091">
            <text:p>95.778091</text:p>
          </table:table-cell>
          <table:table-cell office:value-type="float" office:value="98.247917">
            <text:p>98.247917</text:p>
          </table:table-cell>
          <table:table-cell table:formula="of:=[.B1080]-[.C1080]" office:value-type="float" office:value="-2.469826">
            <text:p>-2.469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62036">
            <text:p>111.562036</text:p>
          </table:table-cell>
          <table:table-cell office:value-type="float" office:value="119.960562">
            <text:p>119.960562</text:p>
          </table:table-cell>
          <table:table-cell table:formula="of:=[.B1081]-[.C1081]" office:value-type="float" office:value="-8.39852599999999">
            <text:p>-8.398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709995">
            <text:p>34.709995</text:p>
          </table:table-cell>
          <table:table-cell office:value-type="float" office:value="37.649046">
            <text:p>37.649046</text:p>
          </table:table-cell>
          <table:table-cell table:formula="of:=[.B1082]-[.C1082]" office:value-type="float" office:value="-2.939051">
            <text:p>-2.939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271843">
            <text:p>110.271843</text:p>
          </table:table-cell>
          <table:table-cell office:value-type="float" office:value="116.713316">
            <text:p>116.713316</text:p>
          </table:table-cell>
          <table:table-cell table:formula="of:=[.B1083]-[.C1083]" office:value-type="float" office:value="-6.441473">
            <text:p>-6.441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93649">
            <text:p>88.593649</text:p>
          </table:table-cell>
          <table:table-cell office:value-type="float" office:value="96.37862">
            <text:p>96.37862</text:p>
          </table:table-cell>
          <table:table-cell table:formula="of:=[.B1084]-[.C1084]" office:value-type="float" office:value="-7.784971">
            <text:p>-7.784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23121">
            <text:p>79.823121</text:p>
          </table:table-cell>
          <table:table-cell office:value-type="float" office:value="83.474046">
            <text:p>83.474046</text:p>
          </table:table-cell>
          <table:table-cell table:formula="of:=[.B1085]-[.C1085]" office:value-type="float" office:value="-3.650925">
            <text:p>-3.650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96885">
            <text:p>52.596885</text:p>
          </table:table-cell>
          <table:table-cell office:value-type="float" office:value="55.513899">
            <text:p>55.513899</text:p>
          </table:table-cell>
          <table:table-cell table:formula="of:=[.B1086]-[.C1086]" office:value-type="float" office:value="-2.917014">
            <text:p>-2.917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76043">
            <text:p>92.376043</text:p>
          </table:table-cell>
          <table:table-cell office:value-type="float" office:value="96.77953">
            <text:p>96.77953</text:p>
          </table:table-cell>
          <table:table-cell table:formula="of:=[.B1087]-[.C1087]" office:value-type="float" office:value="-4.403487">
            <text:p>-4.403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819953">
            <text:p>226.819953</text:p>
          </table:table-cell>
          <table:table-cell office:value-type="float" office:value="247.264591">
            <text:p>247.264591</text:p>
          </table:table-cell>
          <table:table-cell table:formula="of:=[.B1088]-[.C1088]" office:value-type="float" office:value="-20.444638">
            <text:p>-20.444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71103">
            <text:p>71.271103</text:p>
          </table:table-cell>
          <table:table-cell office:value-type="float" office:value="76.473394">
            <text:p>76.473394</text:p>
          </table:table-cell>
          <table:table-cell table:formula="of:=[.B1089]-[.C1089]" office:value-type="float" office:value="-5.202291">
            <text:p>-5.202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415089">
            <text:p>72.415089</text:p>
          </table:table-cell>
          <table:table-cell office:value-type="float" office:value="74.487955">
            <text:p>74.487955</text:p>
          </table:table-cell>
          <table:table-cell table:formula="of:=[.B1090]-[.C1090]" office:value-type="float" office:value="-2.072866">
            <text:p>-2.072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29625">
            <text:p>70.429625</text:p>
          </table:table-cell>
          <table:table-cell office:value-type="float" office:value="73.198995">
            <text:p>73.198995</text:p>
          </table:table-cell>
          <table:table-cell table:formula="of:=[.B1091]-[.C1091]" office:value-type="float" office:value="-2.76936999999999">
            <text:p>-2.76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603478">
            <text:p>127.603478</text:p>
          </table:table-cell>
          <table:table-cell office:value-type="float" office:value="133.360874">
            <text:p>133.360874</text:p>
          </table:table-cell>
          <table:table-cell table:formula="of:=[.B1092]-[.C1092]" office:value-type="float" office:value="-5.757396">
            <text:p>-5.757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486599">
            <text:p>122.486599</text:p>
          </table:table-cell>
          <table:table-cell office:value-type="float" office:value="128.487363">
            <text:p>128.487363</text:p>
          </table:table-cell>
          <table:table-cell table:formula="of:=[.B1093]-[.C1093]" office:value-type="float" office:value="-6.00076399999999">
            <text:p>-6.000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405294">
            <text:p>187.405294</text:p>
          </table:table-cell>
          <table:table-cell office:value-type="float" office:value="201.58247">
            <text:p>201.58247</text:p>
          </table:table-cell>
          <table:table-cell table:formula="of:=[.B1094]-[.C1094]" office:value-type="float" office:value="-14.177176">
            <text:p>-14.177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22683">
            <text:p>107.622683</text:p>
          </table:table-cell>
          <table:table-cell office:value-type="float" office:value="113.347246">
            <text:p>113.347246</text:p>
          </table:table-cell>
          <table:table-cell table:formula="of:=[.B1095]-[.C1095]" office:value-type="float" office:value="-5.724563">
            <text:p>-5.724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67199">
            <text:p>87.167199</text:p>
          </table:table-cell>
          <table:table-cell office:value-type="float" office:value="91.132522">
            <text:p>91.132522</text:p>
          </table:table-cell>
          <table:table-cell table:formula="of:=[.B1096]-[.C1096]" office:value-type="float" office:value="-3.965323">
            <text:p>-3.965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672053">
            <text:p>89.672053</text:p>
          </table:table-cell>
          <table:table-cell office:value-type="float" office:value="94.067085">
            <text:p>94.067085</text:p>
          </table:table-cell>
          <table:table-cell table:formula="of:=[.B1097]-[.C1097]" office:value-type="float" office:value="-4.395032">
            <text:p>-4.395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92692">
            <text:p>49.92692</text:p>
          </table:table-cell>
          <table:table-cell office:value-type="float" office:value="53.986182">
            <text:p>53.986182</text:p>
          </table:table-cell>
          <table:table-cell table:formula="of:=[.B1098]-[.C1098]" office:value-type="float" office:value="-4.059262">
            <text:p>-4.059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27174">
            <text:p>72.927174</text:p>
          </table:table-cell>
          <table:table-cell office:value-type="float" office:value="78.924978">
            <text:p>78.924978</text:p>
          </table:table-cell>
          <table:table-cell table:formula="of:=[.B1099]-[.C1099]" office:value-type="float" office:value="-5.997804">
            <text:p>-5.997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805497">
            <text:p>103.805497</text:p>
          </table:table-cell>
          <table:table-cell office:value-type="float" office:value="110.366857">
            <text:p>110.366857</text:p>
          </table:table-cell>
          <table:table-cell table:formula="of:=[.B1100]-[.C1100]" office:value-type="float" office:value="-6.56135999999999">
            <text:p>-6.56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017531">
            <text:p>270.017531</text:p>
          </table:table-cell>
          <table:table-cell office:value-type="float" office:value="288.917606">
            <text:p>288.917606</text:p>
          </table:table-cell>
          <table:table-cell table:formula="of:=[.B1101]-[.C1101]" office:value-type="float" office:value="-18.900075">
            <text:p>-18.900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569093">
            <text:p>50.569093</text:p>
          </table:table-cell>
          <table:table-cell office:value-type="float" office:value="53.799089">
            <text:p>53.799089</text:p>
          </table:table-cell>
          <table:table-cell table:formula="of:=[.B1102]-[.C1102]" office:value-type="float" office:value="-3.229996">
            <text:p>-3.229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49213">
            <text:p>69.349213</text:p>
          </table:table-cell>
          <table:table-cell office:value-type="float" office:value="71.972979">
            <text:p>71.972979</text:p>
          </table:table-cell>
          <table:table-cell table:formula="of:=[.B1103]-[.C1103]" office:value-type="float" office:value="-2.62376599999999">
            <text:p>-2.623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959666">
            <text:p>140.959666</text:p>
          </table:table-cell>
          <table:table-cell office:value-type="float" office:value="153.525502">
            <text:p>153.525502</text:p>
          </table:table-cell>
          <table:table-cell table:formula="of:=[.B1104]-[.C1104]" office:value-type="float" office:value="-12.565836">
            <text:p>-12.5658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84579">
            <text:p>126.284579</text:p>
          </table:table-cell>
          <table:table-cell office:value-type="float" office:value="131.811087">
            <text:p>131.811087</text:p>
          </table:table-cell>
          <table:table-cell table:formula="of:=[.B1105]-[.C1105]" office:value-type="float" office:value="-5.52650799999999">
            <text:p>-5.526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80168">
            <text:p>80.80168</text:p>
          </table:table-cell>
          <table:table-cell office:value-type="float" office:value="89.697202">
            <text:p>89.697202</text:p>
          </table:table-cell>
          <table:table-cell table:formula="of:=[.B1106]-[.C1106]" office:value-type="float" office:value="-8.895522">
            <text:p>-8.895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668451">
            <text:p>41.668451</text:p>
          </table:table-cell>
          <table:table-cell office:value-type="float" office:value="43.199559">
            <text:p>43.199559</text:p>
          </table:table-cell>
          <table:table-cell table:formula="of:=[.B1107]-[.C1107]" office:value-type="float" office:value="-1.531108">
            <text:p>-1.531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51759">
            <text:p>91.651759</text:p>
          </table:table-cell>
          <table:table-cell office:value-type="float" office:value="94.804453">
            <text:p>94.804453</text:p>
          </table:table-cell>
          <table:table-cell table:formula="of:=[.B1108]-[.C1108]" office:value-type="float" office:value="-3.152694">
            <text:p>-3.152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257874">
            <text:p>42.257874</text:p>
          </table:table-cell>
          <table:table-cell office:value-type="float" office:value="45.373565">
            <text:p>45.373565</text:p>
          </table:table-cell>
          <table:table-cell table:formula="of:=[.B1109]-[.C1109]" office:value-type="float" office:value="-3.115691">
            <text:p>-3.115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412543">
            <text:p>65.412543</text:p>
          </table:table-cell>
          <table:table-cell office:value-type="float" office:value="68.017447">
            <text:p>68.017447</text:p>
          </table:table-cell>
          <table:table-cell table:formula="of:=[.B1110]-[.C1110]" office:value-type="float" office:value="-2.604904">
            <text:p>-2.604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787817">
            <text:p>108.787817</text:p>
          </table:table-cell>
          <table:table-cell office:value-type="float" office:value="111.425404">
            <text:p>111.425404</text:p>
          </table:table-cell>
          <table:table-cell table:formula="of:=[.B1111]-[.C1111]" office:value-type="float" office:value="-2.637587">
            <text:p>-2.637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873">
            <text:p>60.2873</text:p>
          </table:table-cell>
          <table:table-cell office:value-type="float" office:value="61.970697">
            <text:p>61.970697</text:p>
          </table:table-cell>
          <table:table-cell table:formula="of:=[.B1112]-[.C1112]" office:value-type="float" office:value="-1.683397">
            <text:p>-1.683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004124">
            <text:p>71.004124</text:p>
          </table:table-cell>
          <table:table-cell office:value-type="float" office:value="74.871949">
            <text:p>74.871949</text:p>
          </table:table-cell>
          <table:table-cell table:formula="of:=[.B1113]-[.C1113]" office:value-type="float" office:value="-3.867825">
            <text:p>-3.867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80501">
            <text:p>120.980501</text:p>
          </table:table-cell>
          <table:table-cell office:value-type="float" office:value="122.542276">
            <text:p>122.542276</text:p>
          </table:table-cell>
          <table:table-cell table:formula="of:=[.B1114]-[.C1114]" office:value-type="float" office:value="-1.561775">
            <text:p>-1.561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242859">
            <text:p>188.242859</text:p>
          </table:table-cell>
          <table:table-cell office:value-type="float" office:value="199.021138">
            <text:p>199.021138</text:p>
          </table:table-cell>
          <table:table-cell table:formula="of:=[.B1115]-[.C1115]" office:value-type="float" office:value="-10.778279">
            <text:p>-10.778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888323">
            <text:p>199.888323</text:p>
          </table:table-cell>
          <table:table-cell office:value-type="float" office:value="213.11016">
            <text:p>213.11016</text:p>
          </table:table-cell>
          <table:table-cell table:formula="of:=[.B1116]-[.C1116]" office:value-type="float" office:value="-13.221837">
            <text:p>-13.221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434121">
            <text:p>51.434121</text:p>
          </table:table-cell>
          <table:table-cell office:value-type="float" office:value="53.427506">
            <text:p>53.427506</text:p>
          </table:table-cell>
          <table:table-cell table:formula="of:=[.B1117]-[.C1117]" office:value-type="float" office:value="-1.993385">
            <text:p>-1.993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754881">
            <text:p>101.754881</text:p>
          </table:table-cell>
          <table:table-cell office:value-type="float" office:value="106.814595">
            <text:p>106.814595</text:p>
          </table:table-cell>
          <table:table-cell table:formula="of:=[.B1118]-[.C1118]" office:value-type="float" office:value="-5.059714">
            <text:p>-5.0597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562025">
            <text:p>138.562025</text:p>
          </table:table-cell>
          <table:table-cell office:value-type="float" office:value="149.656994">
            <text:p>149.656994</text:p>
          </table:table-cell>
          <table:table-cell table:formula="of:=[.B1119]-[.C1119]" office:value-type="float" office:value="-11.094969">
            <text:p>-11.094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245967">
            <text:p>89.245967</text:p>
          </table:table-cell>
          <table:table-cell office:value-type="float" office:value="94.738086">
            <text:p>94.738086</text:p>
          </table:table-cell>
          <table:table-cell table:formula="of:=[.B1120]-[.C1120]" office:value-type="float" office:value="-5.492119">
            <text:p>-5.492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7464">
            <text:p>89.37464</text:p>
          </table:table-cell>
          <table:table-cell office:value-type="float" office:value="93.723089">
            <text:p>93.723089</text:p>
          </table:table-cell>
          <table:table-cell table:formula="of:=[.B1121]-[.C1121]" office:value-type="float" office:value="-4.348449">
            <text:p>-4.348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314178">
            <text:p>123.314178</text:p>
          </table:table-cell>
          <table:table-cell office:value-type="float" office:value="129.261613">
            <text:p>129.261613</text:p>
          </table:table-cell>
          <table:table-cell table:formula="of:=[.B1122]-[.C1122]" office:value-type="float" office:value="-5.94743500000001">
            <text:p>-5.947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649649">
            <text:p>97.649649</text:p>
          </table:table-cell>
          <table:table-cell office:value-type="float" office:value="101.108792">
            <text:p>101.108792</text:p>
          </table:table-cell>
          <table:table-cell table:formula="of:=[.B1123]-[.C1123]" office:value-type="float" office:value="-3.459143">
            <text:p>-3.459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06838">
            <text:p>74.606838</text:p>
          </table:table-cell>
          <table:table-cell office:value-type="float" office:value="77.458224">
            <text:p>77.458224</text:p>
          </table:table-cell>
          <table:table-cell table:formula="of:=[.B1124]-[.C1124]" office:value-type="float" office:value="-2.85138600000001">
            <text:p>-2.851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878519">
            <text:p>83.878519</text:p>
          </table:table-cell>
          <table:table-cell office:value-type="float" office:value="89.784859">
            <text:p>89.784859</text:p>
          </table:table-cell>
          <table:table-cell table:formula="of:=[.B1125]-[.C1125]" office:value-type="float" office:value="-5.90634">
            <text:p>-5.90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126515">
            <text:p>53.126515</text:p>
          </table:table-cell>
          <table:table-cell office:value-type="float" office:value="58.409637">
            <text:p>58.409637</text:p>
          </table:table-cell>
          <table:table-cell table:formula="of:=[.B1126]-[.C1126]" office:value-type="float" office:value="-5.283122">
            <text:p>-5.283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607603">
            <text:p>97.607603</text:p>
          </table:table-cell>
          <table:table-cell office:value-type="float" office:value="106.633023">
            <text:p>106.633023</text:p>
          </table:table-cell>
          <table:table-cell table:formula="of:=[.B1127]-[.C1127]" office:value-type="float" office:value="-9.02542">
            <text:p>-9.02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712577">
            <text:p>58.712577</text:p>
          </table:table-cell>
          <table:table-cell office:value-type="float" office:value="65.577071">
            <text:p>65.577071</text:p>
          </table:table-cell>
          <table:table-cell table:formula="of:=[.B1128]-[.C1128]" office:value-type="float" office:value="-6.864494">
            <text:p>-6.864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850839">
            <text:p>59.850839</text:p>
          </table:table-cell>
          <table:table-cell office:value-type="float" office:value="66.581169">
            <text:p>66.581169</text:p>
          </table:table-cell>
          <table:table-cell table:formula="of:=[.B1129]-[.C1129]" office:value-type="float" office:value="-6.73033">
            <text:p>-6.73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705">
            <text:p>180.705</text:p>
          </table:table-cell>
          <table:table-cell office:value-type="float" office:value="195.14723">
            <text:p>195.14723</text:p>
          </table:table-cell>
          <table:table-cell table:formula="of:=[.B1130]-[.C1130]" office:value-type="float" office:value="-14.44223">
            <text:p>-14.44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98175">
            <text:p>101.698175</text:p>
          </table:table-cell>
          <table:table-cell office:value-type="float" office:value="115.163105">
            <text:p>115.163105</text:p>
          </table:table-cell>
          <table:table-cell table:formula="of:=[.B1131]-[.C1131]" office:value-type="float" office:value="-13.46493">
            <text:p>-13.46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763084">
            <text:p>91.763084</text:p>
          </table:table-cell>
          <table:table-cell office:value-type="float" office:value="100.661237">
            <text:p>100.661237</text:p>
          </table:table-cell>
          <table:table-cell table:formula="of:=[.B1132]-[.C1132]" office:value-type="float" office:value="-8.89815299999999">
            <text:p>-8.898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22098">
            <text:p>110.522098</text:p>
          </table:table-cell>
          <table:table-cell office:value-type="float" office:value="117.607861">
            <text:p>117.607861</text:p>
          </table:table-cell>
          <table:table-cell table:formula="of:=[.B1133]-[.C1133]" office:value-type="float" office:value="-7.085763">
            <text:p>-7.085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20156">
            <text:p>80.920156</text:p>
          </table:table-cell>
          <table:table-cell office:value-type="float" office:value="91.329277">
            <text:p>91.329277</text:p>
          </table:table-cell>
          <table:table-cell table:formula="of:=[.B1134]-[.C1134]" office:value-type="float" office:value="-10.409121">
            <text:p>-10.409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88643">
            <text:p>130.88643</text:p>
          </table:table-cell>
          <table:table-cell office:value-type="float" office:value="143.039971">
            <text:p>143.039971</text:p>
          </table:table-cell>
          <table:table-cell table:formula="of:=[.B1135]-[.C1135]" office:value-type="float" office:value="-12.153541">
            <text:p>-12.153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045446">
            <text:p>81.045446</text:p>
          </table:table-cell>
          <table:table-cell office:value-type="float" office:value="87.992932">
            <text:p>87.992932</text:p>
          </table:table-cell>
          <table:table-cell table:formula="of:=[.B1136]-[.C1136]" office:value-type="float" office:value="-6.947486">
            <text:p>-6.947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23029">
            <text:p>145.23029</text:p>
          </table:table-cell>
          <table:table-cell office:value-type="float" office:value="168.161918">
            <text:p>168.161918</text:p>
          </table:table-cell>
          <table:table-cell table:formula="of:=[.B1137]-[.C1137]" office:value-type="float" office:value="-22.931628">
            <text:p>-22.931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981585">
            <text:p>134.981585</text:p>
          </table:table-cell>
          <table:table-cell office:value-type="float" office:value="147.084774">
            <text:p>147.084774</text:p>
          </table:table-cell>
          <table:table-cell table:formula="of:=[.B1138]-[.C1138]" office:value-type="float" office:value="-12.103189">
            <text:p>-12.103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40955">
            <text:p>129.40955</text:p>
          </table:table-cell>
          <table:table-cell office:value-type="float" office:value="141.546315">
            <text:p>141.546315</text:p>
          </table:table-cell>
          <table:table-cell table:formula="of:=[.B1139]-[.C1139]" office:value-type="float" office:value="-12.136765">
            <text:p>-12.136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60394">
            <text:p>83.660394</text:p>
          </table:table-cell>
          <table:table-cell office:value-type="float" office:value="89.73932">
            <text:p>89.73932</text:p>
          </table:table-cell>
          <table:table-cell table:formula="of:=[.B1140]-[.C1140]" office:value-type="float" office:value="-6.07892600000001">
            <text:p>-6.078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38398">
            <text:p>99.838398</text:p>
          </table:table-cell>
          <table:table-cell office:value-type="float" office:value="111.227978">
            <text:p>111.227978</text:p>
          </table:table-cell>
          <table:table-cell table:formula="of:=[.B1141]-[.C1141]" office:value-type="float" office:value="-11.38958">
            <text:p>-11.38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61392">
            <text:p>74.061392</text:p>
          </table:table-cell>
          <table:table-cell office:value-type="float" office:value="79.655712">
            <text:p>79.655712</text:p>
          </table:table-cell>
          <table:table-cell table:formula="of:=[.B1142]-[.C1142]" office:value-type="float" office:value="-5.59432">
            <text:p>-5.59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214444">
            <text:p>124.214444</text:p>
          </table:table-cell>
          <table:table-cell office:value-type="float" office:value="140.66894">
            <text:p>140.66894</text:p>
          </table:table-cell>
          <table:table-cell table:formula="of:=[.B1143]-[.C1143]" office:value-type="float" office:value="-16.454496">
            <text:p>-16.454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391139">
            <text:p>191.391139</text:p>
          </table:table-cell>
          <table:table-cell office:value-type="float" office:value="210.018879">
            <text:p>210.018879</text:p>
          </table:table-cell>
          <table:table-cell table:formula="of:=[.B1144]-[.C1144]" office:value-type="float" office:value="-18.62774">
            <text:p>-18.62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60997">
            <text:p>90.360997</text:p>
          </table:table-cell>
          <table:table-cell office:value-type="float" office:value="97.597056">
            <text:p>97.597056</text:p>
          </table:table-cell>
          <table:table-cell table:formula="of:=[.B1145]-[.C1145]" office:value-type="float" office:value="-7.236059">
            <text:p>-7.236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8957">
            <text:p>52.8957</text:p>
          </table:table-cell>
          <table:table-cell office:value-type="float" office:value="58.585793">
            <text:p>58.585793</text:p>
          </table:table-cell>
          <table:table-cell table:formula="of:=[.B1146]-[.C1146]" office:value-type="float" office:value="-5.690093">
            <text:p>-5.690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79657">
            <text:p>118.679657</text:p>
          </table:table-cell>
          <table:table-cell office:value-type="float" office:value="134.597539">
            <text:p>134.597539</text:p>
          </table:table-cell>
          <table:table-cell table:formula="of:=[.B1147]-[.C1147]" office:value-type="float" office:value="-15.917882">
            <text:p>-15.917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328255">
            <text:p>144.328255</text:p>
          </table:table-cell>
          <table:table-cell office:value-type="float" office:value="158.917171">
            <text:p>158.917171</text:p>
          </table:table-cell>
          <table:table-cell table:formula="of:=[.B1148]-[.C1148]" office:value-type="float" office:value="-14.588916">
            <text:p>-14.588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047279">
            <text:p>149.047279</text:p>
          </table:table-cell>
          <table:table-cell office:value-type="float" office:value="175.382458">
            <text:p>175.382458</text:p>
          </table:table-cell>
          <table:table-cell table:formula="of:=[.B1149]-[.C1149]" office:value-type="float" office:value="-26.335179">
            <text:p>-26.335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2294">
            <text:p>107.42294</text:p>
          </table:table-cell>
          <table:table-cell office:value-type="float" office:value="114.870563">
            <text:p>114.870563</text:p>
          </table:table-cell>
          <table:table-cell table:formula="of:=[.B1150]-[.C1150]" office:value-type="float" office:value="-7.44762300000001">
            <text:p>-7.447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459108">
            <text:p>40.459108</text:p>
          </table:table-cell>
          <table:table-cell office:value-type="float" office:value="42.826587">
            <text:p>42.826587</text:p>
          </table:table-cell>
          <table:table-cell table:formula="of:=[.B1151]-[.C1151]" office:value-type="float" office:value="-2.367479">
            <text:p>-2.367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51386">
            <text:p>115.751386</text:p>
          </table:table-cell>
          <table:table-cell office:value-type="float" office:value="129.858208">
            <text:p>129.858208</text:p>
          </table:table-cell>
          <table:table-cell table:formula="of:=[.B1152]-[.C1152]" office:value-type="float" office:value="-14.106822">
            <text:p>-14.1068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34608">
            <text:p>80.334608</text:p>
          </table:table-cell>
          <table:table-cell office:value-type="float" office:value="87.624281">
            <text:p>87.624281</text:p>
          </table:table-cell>
          <table:table-cell table:formula="of:=[.B1153]-[.C1153]" office:value-type="float" office:value="-7.28967299999999">
            <text:p>-7.289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963863">
            <text:p>53.963863</text:p>
          </table:table-cell>
          <table:table-cell office:value-type="float" office:value="58.404669">
            <text:p>58.404669</text:p>
          </table:table-cell>
          <table:table-cell table:formula="of:=[.B1154]-[.C1154]" office:value-type="float" office:value="-4.440806">
            <text:p>-4.440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79133">
            <text:p>98.879133</text:p>
          </table:table-cell>
          <table:table-cell office:value-type="float" office:value="110.050713">
            <text:p>110.050713</text:p>
          </table:table-cell>
          <table:table-cell table:formula="of:=[.B1155]-[.C1155]" office:value-type="float" office:value="-11.17158">
            <text:p>-11.17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5.030187">
            <text:p>395.030187</text:p>
          </table:table-cell>
          <table:table-cell office:value-type="float" office:value="431.02661">
            <text:p>431.02661</text:p>
          </table:table-cell>
          <table:table-cell table:formula="of:=[.B1156]-[.C1156]" office:value-type="float" office:value="-35.996423">
            <text:p>-35.996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50995">
            <text:p>141.650995</text:p>
          </table:table-cell>
          <table:table-cell office:value-type="float" office:value="146.949246">
            <text:p>146.949246</text:p>
          </table:table-cell>
          <table:table-cell table:formula="of:=[.B1157]-[.C1157]" office:value-type="float" office:value="-5.29825099999999">
            <text:p>-5.298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057661">
            <text:p>92.057661</text:p>
          </table:table-cell>
          <table:table-cell office:value-type="float" office:value="98.334944">
            <text:p>98.334944</text:p>
          </table:table-cell>
          <table:table-cell table:formula="of:=[.B1158]-[.C1158]" office:value-type="float" office:value="-6.277283">
            <text:p>-6.277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405614">
            <text:p>154.405614</text:p>
          </table:table-cell>
          <table:table-cell office:value-type="float" office:value="165.586558">
            <text:p>165.586558</text:p>
          </table:table-cell>
          <table:table-cell table:formula="of:=[.B1159]-[.C1159]" office:value-type="float" office:value="-11.180944">
            <text:p>-11.180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488453">
            <text:p>36.488453</text:p>
          </table:table-cell>
          <table:table-cell office:value-type="float" office:value="39.749408">
            <text:p>39.749408</text:p>
          </table:table-cell>
          <table:table-cell table:formula="of:=[.B1160]-[.C1160]" office:value-type="float" office:value="-3.260955">
            <text:p>-3.260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537182">
            <text:p>76.537182</text:p>
          </table:table-cell>
          <table:table-cell office:value-type="float" office:value="81.856672">
            <text:p>81.856672</text:p>
          </table:table-cell>
          <table:table-cell table:formula="of:=[.B1161]-[.C1161]" office:value-type="float" office:value="-5.31949">
            <text:p>-5.31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373681">
            <text:p>120.373681</text:p>
          </table:table-cell>
          <table:table-cell office:value-type="float" office:value="136.394024">
            <text:p>136.394024</text:p>
          </table:table-cell>
          <table:table-cell table:formula="of:=[.B1162]-[.C1162]" office:value-type="float" office:value="-16.020343">
            <text:p>-16.020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847416">
            <text:p>62.847416</text:p>
          </table:table-cell>
          <table:table-cell office:value-type="float" office:value="68.274831">
            <text:p>68.274831</text:p>
          </table:table-cell>
          <table:table-cell table:formula="of:=[.B1163]-[.C1163]" office:value-type="float" office:value="-5.427415">
            <text:p>-5.427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256496">
            <text:p>207.256496</text:p>
          </table:table-cell>
          <table:table-cell office:value-type="float" office:value="225.360866">
            <text:p>225.360866</text:p>
          </table:table-cell>
          <table:table-cell table:formula="of:=[.B1164]-[.C1164]" office:value-type="float" office:value="-18.10437">
            <text:p>-18.10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31999">
            <text:p>147.31999</text:p>
          </table:table-cell>
          <table:table-cell office:value-type="float" office:value="167.608676">
            <text:p>167.608676</text:p>
          </table:table-cell>
          <table:table-cell table:formula="of:=[.B1165]-[.C1165]" office:value-type="float" office:value="-20.288686">
            <text:p>-20.288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657028">
            <text:p>117.657028</text:p>
          </table:table-cell>
          <table:table-cell office:value-type="float" office:value="129.232669">
            <text:p>129.232669</text:p>
          </table:table-cell>
          <table:table-cell table:formula="of:=[.B1166]-[.C1166]" office:value-type="float" office:value="-11.575641">
            <text:p>-11.575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1.013614">
            <text:p>441.013614</text:p>
          </table:table-cell>
          <table:table-cell office:value-type="float" office:value="485.934715">
            <text:p>485.934715</text:p>
          </table:table-cell>
          <table:table-cell table:formula="of:=[.B1167]-[.C1167]" office:value-type="float" office:value="-44.921101">
            <text:p>-44.921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238462">
            <text:p>132.238462</text:p>
          </table:table-cell>
          <table:table-cell office:value-type="float" office:value="142.790747">
            <text:p>142.790747</text:p>
          </table:table-cell>
          <table:table-cell table:formula="of:=[.B1168]-[.C1168]" office:value-type="float" office:value="-10.552285">
            <text:p>-10.552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41531">
            <text:p>91.241531</text:p>
          </table:table-cell>
          <table:table-cell office:value-type="float" office:value="100.369042">
            <text:p>100.369042</text:p>
          </table:table-cell>
          <table:table-cell table:formula="of:=[.B1169]-[.C1169]" office:value-type="float" office:value="-9.127511">
            <text:p>-9.127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829283">
            <text:p>35.829283</text:p>
          </table:table-cell>
          <table:table-cell office:value-type="float" office:value="38.372214">
            <text:p>38.372214</text:p>
          </table:table-cell>
          <table:table-cell table:formula="of:=[.B1170]-[.C1170]" office:value-type="float" office:value="-2.542931">
            <text:p>-2.542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563845">
            <text:p>164.563845</text:p>
          </table:table-cell>
          <table:table-cell office:value-type="float" office:value="181.424255">
            <text:p>181.424255</text:p>
          </table:table-cell>
          <table:table-cell table:formula="of:=[.B1171]-[.C1171]" office:value-type="float" office:value="-16.86041">
            <text:p>-16.86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26039">
            <text:p>90.526039</text:p>
          </table:table-cell>
          <table:table-cell office:value-type="float" office:value="94.503057">
            <text:p>94.503057</text:p>
          </table:table-cell>
          <table:table-cell table:formula="of:=[.B1172]-[.C1172]" office:value-type="float" office:value="-3.977018">
            <text:p>-3.977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546911">
            <text:p>241.546911</text:p>
          </table:table-cell>
          <table:table-cell office:value-type="float" office:value="264.285856">
            <text:p>264.285856</text:p>
          </table:table-cell>
          <table:table-cell table:formula="of:=[.B1173]-[.C1173]" office:value-type="float" office:value="-22.738945">
            <text:p>-22.738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41252">
            <text:p>121.841252</text:p>
          </table:table-cell>
          <table:table-cell office:value-type="float" office:value="137.857973">
            <text:p>137.857973</text:p>
          </table:table-cell>
          <table:table-cell table:formula="of:=[.B1174]-[.C1174]" office:value-type="float" office:value="-16.016721">
            <text:p>-16.016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508602">
            <text:p>221.508602</text:p>
          </table:table-cell>
          <table:table-cell office:value-type="float" office:value="242.387619">
            <text:p>242.387619</text:p>
          </table:table-cell>
          <table:table-cell table:formula="of:=[.B1175]-[.C1175]" office:value-type="float" office:value="-20.879017">
            <text:p>-20.879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829505">
            <text:p>25.829505</text:p>
          </table:table-cell>
          <table:table-cell office:value-type="float" office:value="27.543842">
            <text:p>27.543842</text:p>
          </table:table-cell>
          <table:table-cell table:formula="of:=[.B1176]-[.C1176]" office:value-type="float" office:value="-1.714337">
            <text:p>-1.714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904447">
            <text:p>123.904447</text:p>
          </table:table-cell>
          <table:table-cell office:value-type="float" office:value="133.719046">
            <text:p>133.719046</text:p>
          </table:table-cell>
          <table:table-cell table:formula="of:=[.B1177]-[.C1177]" office:value-type="float" office:value="-9.81459899999999">
            <text:p>-9.814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550441">
            <text:p>100.550441</text:p>
          </table:table-cell>
          <table:table-cell office:value-type="float" office:value="110.527628">
            <text:p>110.527628</text:p>
          </table:table-cell>
          <table:table-cell table:formula="of:=[.B1178]-[.C1178]" office:value-type="float" office:value="-9.97718699999999">
            <text:p>-9.977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752648">
            <text:p>112.752648</text:p>
          </table:table-cell>
          <table:table-cell office:value-type="float" office:value="120.661989">
            <text:p>120.661989</text:p>
          </table:table-cell>
          <table:table-cell table:formula="of:=[.B1179]-[.C1179]" office:value-type="float" office:value="-7.90934100000001">
            <text:p>-7.909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36174">
            <text:p>106.36174</text:p>
          </table:table-cell>
          <table:table-cell office:value-type="float" office:value="118.498902">
            <text:p>118.498902</text:p>
          </table:table-cell>
          <table:table-cell table:formula="of:=[.B1180]-[.C1180]" office:value-type="float" office:value="-12.137162">
            <text:p>-12.137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76147">
            <text:p>74.876147</text:p>
          </table:table-cell>
          <table:table-cell office:value-type="float" office:value="83.133542">
            <text:p>83.133542</text:p>
          </table:table-cell>
          <table:table-cell table:formula="of:=[.B1181]-[.C1181]" office:value-type="float" office:value="-8.257395">
            <text:p>-8.257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3315">
            <text:p>77.43315</text:p>
          </table:table-cell>
          <table:table-cell office:value-type="float" office:value="86.630388">
            <text:p>86.630388</text:p>
          </table:table-cell>
          <table:table-cell table:formula="of:=[.B1182]-[.C1182]" office:value-type="float" office:value="-9.197238">
            <text:p>-9.197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39297">
            <text:p>95.39297</text:p>
          </table:table-cell>
          <table:table-cell office:value-type="float" office:value="105.945794">
            <text:p>105.945794</text:p>
          </table:table-cell>
          <table:table-cell table:formula="of:=[.B1183]-[.C1183]" office:value-type="float" office:value="-10.552824">
            <text:p>-10.552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39944">
            <text:p>64.239944</text:p>
          </table:table-cell>
          <table:table-cell office:value-type="float" office:value="72.337028">
            <text:p>72.337028</text:p>
          </table:table-cell>
          <table:table-cell table:formula="of:=[.B1184]-[.C1184]" office:value-type="float" office:value="-8.09708400000001">
            <text:p>-8.097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75044">
            <text:p>79.75044</text:p>
          </table:table-cell>
          <table:table-cell office:value-type="float" office:value="87.863498">
            <text:p>87.863498</text:p>
          </table:table-cell>
          <table:table-cell table:formula="of:=[.B1185]-[.C1185]" office:value-type="float" office:value="-8.11305800000001">
            <text:p>-8.113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.739487">
            <text:p>285.739487</text:p>
          </table:table-cell>
          <table:table-cell office:value-type="float" office:value="311.519498">
            <text:p>311.519498</text:p>
          </table:table-cell>
          <table:table-cell table:formula="of:=[.B1186]-[.C1186]" office:value-type="float" office:value="-25.780011">
            <text:p>-25.780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162106">
            <text:p>72.162106</text:p>
          </table:table-cell>
          <table:table-cell office:value-type="float" office:value="79.638348">
            <text:p>79.638348</text:p>
          </table:table-cell>
          <table:table-cell table:formula="of:=[.B1187]-[.C1187]" office:value-type="float" office:value="-7.476242">
            <text:p>-7.476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17881">
            <text:p>109.17881</text:p>
          </table:table-cell>
          <table:table-cell office:value-type="float" office:value="120.942292">
            <text:p>120.942292</text:p>
          </table:table-cell>
          <table:table-cell table:formula="of:=[.B1188]-[.C1188]" office:value-type="float" office:value="-11.763482">
            <text:p>-11.763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867552">
            <text:p>91.867552</text:p>
          </table:table-cell>
          <table:table-cell office:value-type="float" office:value="103.541939">
            <text:p>103.541939</text:p>
          </table:table-cell>
          <table:table-cell table:formula="of:=[.B1189]-[.C1189]" office:value-type="float" office:value="-11.674387">
            <text:p>-11.674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364222">
            <text:p>38.364222</text:p>
          </table:table-cell>
          <table:table-cell office:value-type="float" office:value="43.794208">
            <text:p>43.794208</text:p>
          </table:table-cell>
          <table:table-cell table:formula="of:=[.B1190]-[.C1190]" office:value-type="float" office:value="-5.429986">
            <text:p>-5.429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19758">
            <text:p>82.519758</text:p>
          </table:table-cell>
          <table:table-cell office:value-type="float" office:value="92.417667">
            <text:p>92.417667</text:p>
          </table:table-cell>
          <table:table-cell table:formula="of:=[.B1191]-[.C1191]" office:value-type="float" office:value="-9.897909">
            <text:p>-9.897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715826">
            <text:p>119.715826</text:p>
          </table:table-cell>
          <table:table-cell office:value-type="float" office:value="128.028166">
            <text:p>128.028166</text:p>
          </table:table-cell>
          <table:table-cell table:formula="of:=[.B1192]-[.C1192]" office:value-type="float" office:value="-8.31233999999999">
            <text:p>-8.31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29464">
            <text:p>109.029464</text:p>
          </table:table-cell>
          <table:table-cell office:value-type="float" office:value="122.044531">
            <text:p>122.044531</text:p>
          </table:table-cell>
          <table:table-cell table:formula="of:=[.B1193]-[.C1193]" office:value-type="float" office:value="-13.015067">
            <text:p>-13.015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357971">
            <text:p>102.357971</text:p>
          </table:table-cell>
          <table:table-cell office:value-type="float" office:value="111.666959">
            <text:p>111.666959</text:p>
          </table:table-cell>
          <table:table-cell table:formula="of:=[.B1194]-[.C1194]" office:value-type="float" office:value="-9.308988">
            <text:p>-9.308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20457">
            <text:p>83.720457</text:p>
          </table:table-cell>
          <table:table-cell office:value-type="float" office:value="88.857429">
            <text:p>88.857429</text:p>
          </table:table-cell>
          <table:table-cell table:formula="of:=[.B1195]-[.C1195]" office:value-type="float" office:value="-5.136972">
            <text:p>-5.136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23344">
            <text:p>107.823344</text:p>
          </table:table-cell>
          <table:table-cell office:value-type="float" office:value="117.080396">
            <text:p>117.080396</text:p>
          </table:table-cell>
          <table:table-cell table:formula="of:=[.B1196]-[.C1196]" office:value-type="float" office:value="-9.25705199999999">
            <text:p>-9.257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46416">
            <text:p>134.446416</text:p>
          </table:table-cell>
          <table:table-cell office:value-type="float" office:value="150.509304">
            <text:p>150.509304</text:p>
          </table:table-cell>
          <table:table-cell table:formula="of:=[.B1197]-[.C1197]" office:value-type="float" office:value="-16.062888">
            <text:p>-16.062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36745">
            <text:p>88.536745</text:p>
          </table:table-cell>
          <table:table-cell office:value-type="float" office:value="94.581955">
            <text:p>94.581955</text:p>
          </table:table-cell>
          <table:table-cell table:formula="of:=[.B1198]-[.C1198]" office:value-type="float" office:value="-6.04521">
            <text:p>-6.04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98059">
            <text:p>111.798059</text:p>
          </table:table-cell>
          <table:table-cell office:value-type="float" office:value="124.554376">
            <text:p>124.554376</text:p>
          </table:table-cell>
          <table:table-cell table:formula="of:=[.B1199]-[.C1199]" office:value-type="float" office:value="-12.756317">
            <text:p>-12.756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443969">
            <text:p>99.443969</text:p>
          </table:table-cell>
          <table:table-cell office:value-type="float" office:value="116.036346">
            <text:p>116.036346</text:p>
          </table:table-cell>
          <table:table-cell table:formula="of:=[.B1200]-[.C1200]" office:value-type="float" office:value="-16.592377">
            <text:p>-16.5923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00479">
            <text:p>115.600479</text:p>
          </table:table-cell>
          <table:table-cell office:value-type="float" office:value="125.551777">
            <text:p>125.551777</text:p>
          </table:table-cell>
          <table:table-cell table:formula="of:=[.B1201]-[.C1201]" office:value-type="float" office:value="-9.95129799999999">
            <text:p>-9.951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461062">
            <text:p>117.461062</text:p>
          </table:table-cell>
          <table:table-cell office:value-type="float" office:value="126.189108">
            <text:p>126.189108</text:p>
          </table:table-cell>
          <table:table-cell table:formula="of:=[.B1202]-[.C1202]" office:value-type="float" office:value="-8.72804600000001">
            <text:p>-8.728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327625">
            <text:p>120.327625</text:p>
          </table:table-cell>
          <table:table-cell office:value-type="float" office:value="131.026642">
            <text:p>131.026642</text:p>
          </table:table-cell>
          <table:table-cell table:formula="of:=[.B1203]-[.C1203]" office:value-type="float" office:value="-10.699017">
            <text:p>-10.699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57981">
            <text:p>50.57981</text:p>
          </table:table-cell>
          <table:table-cell office:value-type="float" office:value="55.385314">
            <text:p>55.385314</text:p>
          </table:table-cell>
          <table:table-cell table:formula="of:=[.B1204]-[.C1204]" office:value-type="float" office:value="-4.805504">
            <text:p>-4.805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146132">
            <text:p>129.146132</text:p>
          </table:table-cell>
          <table:table-cell office:value-type="float" office:value="140.938493">
            <text:p>140.938493</text:p>
          </table:table-cell>
          <table:table-cell table:formula="of:=[.B1205]-[.C1205]" office:value-type="float" office:value="-11.792361">
            <text:p>-11.792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862657">
            <text:p>35.862657</text:p>
          </table:table-cell>
          <table:table-cell office:value-type="float" office:value="39.862889">
            <text:p>39.862889</text:p>
          </table:table-cell>
          <table:table-cell table:formula="of:=[.B1206]-[.C1206]" office:value-type="float" office:value="-4.000232">
            <text:p>-4.000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804783">
            <text:p>139.804783</text:p>
          </table:table-cell>
          <table:table-cell office:value-type="float" office:value="154.468498">
            <text:p>154.468498</text:p>
          </table:table-cell>
          <table:table-cell table:formula="of:=[.B1207]-[.C1207]" office:value-type="float" office:value="-14.663715">
            <text:p>-14.663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596506">
            <text:p>154.596506</text:p>
          </table:table-cell>
          <table:table-cell office:value-type="float" office:value="166.815686">
            <text:p>166.815686</text:p>
          </table:table-cell>
          <table:table-cell table:formula="of:=[.B1208]-[.C1208]" office:value-type="float" office:value="-12.21918">
            <text:p>-12.21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625298">
            <text:p>58.625298</text:p>
          </table:table-cell>
          <table:table-cell office:value-type="float" office:value="62.218753">
            <text:p>62.218753</text:p>
          </table:table-cell>
          <table:table-cell table:formula="of:=[.B1209]-[.C1209]" office:value-type="float" office:value="-3.593455">
            <text:p>-3.593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703644">
            <text:p>175.703644</text:p>
          </table:table-cell>
          <table:table-cell office:value-type="float" office:value="189.966082">
            <text:p>189.966082</text:p>
          </table:table-cell>
          <table:table-cell table:formula="of:=[.B1210]-[.C1210]" office:value-type="float" office:value="-14.262438">
            <text:p>-14.262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933595">
            <text:p>61.933595</text:p>
          </table:table-cell>
          <table:table-cell office:value-type="float" office:value="67.63251">
            <text:p>67.63251</text:p>
          </table:table-cell>
          <table:table-cell table:formula="of:=[.B1211]-[.C1211]" office:value-type="float" office:value="-5.698915">
            <text:p>-5.698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725187">
            <text:p>140.725187</text:p>
          </table:table-cell>
          <table:table-cell office:value-type="float" office:value="153.619352">
            <text:p>153.619352</text:p>
          </table:table-cell>
          <table:table-cell table:formula="of:=[.B1212]-[.C1212]" office:value-type="float" office:value="-12.894165">
            <text:p>-12.894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830039">
            <text:p>132.830039</text:p>
          </table:table-cell>
          <table:table-cell office:value-type="float" office:value="140.251256">
            <text:p>140.251256</text:p>
          </table:table-cell>
          <table:table-cell table:formula="of:=[.B1213]-[.C1213]" office:value-type="float" office:value="-7.42121700000001">
            <text:p>-7.421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153536">
            <text:p>206.153536</text:p>
          </table:table-cell>
          <table:table-cell office:value-type="float" office:value="227.405492">
            <text:p>227.405492</text:p>
          </table:table-cell>
          <table:table-cell table:formula="of:=[.B1214]-[.C1214]" office:value-type="float" office:value="-21.251956">
            <text:p>-21.251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78256">
            <text:p>57.178256</text:p>
          </table:table-cell>
          <table:table-cell office:value-type="float" office:value="66.915445">
            <text:p>66.915445</text:p>
          </table:table-cell>
          <table:table-cell table:formula="of:=[.B1215]-[.C1215]" office:value-type="float" office:value="-9.73718900000001">
            <text:p>-9.737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102683">
            <text:p>69.102683</text:p>
          </table:table-cell>
          <table:table-cell office:value-type="float" office:value="74.041053">
            <text:p>74.041053</text:p>
          </table:table-cell>
          <table:table-cell table:formula="of:=[.B1216]-[.C1216]" office:value-type="float" office:value="-4.93837000000001">
            <text:p>-4.93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827543">
            <text:p>42.827543</text:p>
          </table:table-cell>
          <table:table-cell office:value-type="float" office:value="46.674286">
            <text:p>46.674286</text:p>
          </table:table-cell>
          <table:table-cell table:formula="of:=[.B1217]-[.C1217]" office:value-type="float" office:value="-3.846743">
            <text:p>-3.846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856317">
            <text:p>65.856317</text:p>
          </table:table-cell>
          <table:table-cell office:value-type="float" office:value="69.675097">
            <text:p>69.675097</text:p>
          </table:table-cell>
          <table:table-cell table:formula="of:=[.B1218]-[.C1218]" office:value-type="float" office:value="-3.81877999999999">
            <text:p>-3.81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12038">
            <text:p>70.12038</text:p>
          </table:table-cell>
          <table:table-cell office:value-type="float" office:value="76.599115">
            <text:p>76.599115</text:p>
          </table:table-cell>
          <table:table-cell table:formula="of:=[.B1219]-[.C1219]" office:value-type="float" office:value="-6.478735">
            <text:p>-6.4787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65583">
            <text:p>79.365583</text:p>
          </table:table-cell>
          <table:table-cell office:value-type="float" office:value="85.167084">
            <text:p>85.167084</text:p>
          </table:table-cell>
          <table:table-cell table:formula="of:=[.B1220]-[.C1220]" office:value-type="float" office:value="-5.801501">
            <text:p>-5.801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.591226">
            <text:p>381.591226</text:p>
          </table:table-cell>
          <table:table-cell office:value-type="float" office:value="431.688999">
            <text:p>431.688999</text:p>
          </table:table-cell>
          <table:table-cell table:formula="of:=[.B1221]-[.C1221]" office:value-type="float" office:value="-50.097773">
            <text:p>-50.097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757629">
            <text:p>45.757629</text:p>
          </table:table-cell>
          <table:table-cell office:value-type="float" office:value="51.642268">
            <text:p>51.642268</text:p>
          </table:table-cell>
          <table:table-cell table:formula="of:=[.B1222]-[.C1222]" office:value-type="float" office:value="-5.884639">
            <text:p>-5.884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329235">
            <text:p>122.329235</text:p>
          </table:table-cell>
          <table:table-cell office:value-type="float" office:value="135.110515">
            <text:p>135.110515</text:p>
          </table:table-cell>
          <table:table-cell table:formula="of:=[.B1223]-[.C1223]" office:value-type="float" office:value="-12.78128">
            <text:p>-12.78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762861">
            <text:p>129.762861</text:p>
          </table:table-cell>
          <table:table-cell office:value-type="float" office:value="135.101479">
            <text:p>135.101479</text:p>
          </table:table-cell>
          <table:table-cell table:formula="of:=[.B1224]-[.C1224]" office:value-type="float" office:value="-5.33861800000003">
            <text:p>-5.338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363355">
            <text:p>73.363355</text:p>
          </table:table-cell>
          <table:table-cell office:value-type="float" office:value="79.175761">
            <text:p>79.175761</text:p>
          </table:table-cell>
          <table:table-cell table:formula="of:=[.B1225]-[.C1225]" office:value-type="float" office:value="-5.812406">
            <text:p>-5.812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5734">
            <text:p>83.65734</text:p>
          </table:table-cell>
          <table:table-cell office:value-type="float" office:value="90.402629">
            <text:p>90.402629</text:p>
          </table:table-cell>
          <table:table-cell table:formula="of:=[.B1226]-[.C1226]" office:value-type="float" office:value="-6.745289">
            <text:p>-6.745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185139">
            <text:p>194.185139</text:p>
          </table:table-cell>
          <table:table-cell office:value-type="float" office:value="195.729363">
            <text:p>195.729363</text:p>
          </table:table-cell>
          <table:table-cell table:formula="of:=[.B1227]-[.C1227]" office:value-type="float" office:value="-1.54422400000001">
            <text:p>-1.544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64436">
            <text:p>164.64436</text:p>
          </table:table-cell>
          <table:table-cell office:value-type="float" office:value="184.092446">
            <text:p>184.092446</text:p>
          </table:table-cell>
          <table:table-cell table:formula="of:=[.B1228]-[.C1228]" office:value-type="float" office:value="-19.448086">
            <text:p>-19.448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197509">
            <text:p>54.197509</text:p>
          </table:table-cell>
          <table:table-cell office:value-type="float" office:value="60.687978">
            <text:p>60.687978</text:p>
          </table:table-cell>
          <table:table-cell table:formula="of:=[.B1229]-[.C1229]" office:value-type="float" office:value="-6.490469">
            <text:p>-6.490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71201">
            <text:p>73.571201</text:p>
          </table:table-cell>
          <table:table-cell office:value-type="float" office:value="79.970536">
            <text:p>79.970536</text:p>
          </table:table-cell>
          <table:table-cell table:formula="of:=[.B1230]-[.C1230]" office:value-type="float" office:value="-6.39933499999999">
            <text:p>-6.399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074988">
            <text:p>59.074988</text:p>
          </table:table-cell>
          <table:table-cell office:value-type="float" office:value="68.471346">
            <text:p>68.471346</text:p>
          </table:table-cell>
          <table:table-cell table:formula="of:=[.B1231]-[.C1231]" office:value-type="float" office:value="-9.396358">
            <text:p>-9.396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954053">
            <text:p>161.954053</text:p>
          </table:table-cell>
          <table:table-cell office:value-type="float" office:value="172.895347">
            <text:p>172.895347</text:p>
          </table:table-cell>
          <table:table-cell table:formula="of:=[.B1232]-[.C1232]" office:value-type="float" office:value="-10.941294">
            <text:p>-10.941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1.6095">
            <text:p>341.6095</text:p>
          </table:table-cell>
          <table:table-cell office:value-type="float" office:value="380.225028">
            <text:p>380.225028</text:p>
          </table:table-cell>
          <table:table-cell table:formula="of:=[.B1233]-[.C1233]" office:value-type="float" office:value="-38.615528">
            <text:p>-38.615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809606">
            <text:p>97.809606</text:p>
          </table:table-cell>
          <table:table-cell office:value-type="float" office:value="112.45959">
            <text:p>112.45959</text:p>
          </table:table-cell>
          <table:table-cell table:formula="of:=[.B1234]-[.C1234]" office:value-type="float" office:value="-14.649984">
            <text:p>-14.649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676248">
            <text:p>131.676248</text:p>
          </table:table-cell>
          <table:table-cell office:value-type="float" office:value="149.392996">
            <text:p>149.392996</text:p>
          </table:table-cell>
          <table:table-cell table:formula="of:=[.B1235]-[.C1235]" office:value-type="float" office:value="-17.716748">
            <text:p>-17.716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364134">
            <text:p>159.364134</text:p>
          </table:table-cell>
          <table:table-cell office:value-type="float" office:value="174.500688">
            <text:p>174.500688</text:p>
          </table:table-cell>
          <table:table-cell table:formula="of:=[.B1236]-[.C1236]" office:value-type="float" office:value="-15.136554">
            <text:p>-15.136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60703">
            <text:p>63.360703</text:p>
          </table:table-cell>
          <table:table-cell office:value-type="float" office:value="69.009705">
            <text:p>69.009705</text:p>
          </table:table-cell>
          <table:table-cell table:formula="of:=[.B1237]-[.C1237]" office:value-type="float" office:value="-5.649002">
            <text:p>-5.649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43978">
            <text:p>89.843978</text:p>
          </table:table-cell>
          <table:table-cell office:value-type="float" office:value="100.184773">
            <text:p>100.184773</text:p>
          </table:table-cell>
          <table:table-cell table:formula="of:=[.B1238]-[.C1238]" office:value-type="float" office:value="-10.340795">
            <text:p>-10.340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542878">
            <text:p>54.542878</text:p>
          </table:table-cell>
          <table:table-cell office:value-type="float" office:value="57.525108">
            <text:p>57.525108</text:p>
          </table:table-cell>
          <table:table-cell table:formula="of:=[.B1239]-[.C1239]" office:value-type="float" office:value="-2.98223">
            <text:p>-2.98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909859">
            <text:p>130.909859</text:p>
          </table:table-cell>
          <table:table-cell office:value-type="float" office:value="145.866868">
            <text:p>145.866868</text:p>
          </table:table-cell>
          <table:table-cell table:formula="of:=[.B1240]-[.C1240]" office:value-type="float" office:value="-14.957009">
            <text:p>-14.957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113479">
            <text:p>162.113479</text:p>
          </table:table-cell>
          <table:table-cell office:value-type="float" office:value="176.710474">
            <text:p>176.710474</text:p>
          </table:table-cell>
          <table:table-cell table:formula="of:=[.B1241]-[.C1241]" office:value-type="float" office:value="-14.596995">
            <text:p>-14.596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24993">
            <text:p>74.824993</text:p>
          </table:table-cell>
          <table:table-cell office:value-type="float" office:value="86.246886">
            <text:p>86.246886</text:p>
          </table:table-cell>
          <table:table-cell table:formula="of:=[.B1242]-[.C1242]" office:value-type="float" office:value="-11.421893">
            <text:p>-11.421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27991">
            <text:p>133.27991</text:p>
          </table:table-cell>
          <table:table-cell office:value-type="float" office:value="137.43571">
            <text:p>137.43571</text:p>
          </table:table-cell>
          <table:table-cell table:formula="of:=[.B1243]-[.C1243]" office:value-type="float" office:value="-4.1558">
            <text:p>-4.1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475363">
            <text:p>217.475363</text:p>
          </table:table-cell>
          <table:table-cell office:value-type="float" office:value="233.8667">
            <text:p>233.8667</text:p>
          </table:table-cell>
          <table:table-cell table:formula="of:=[.B1244]-[.C1244]" office:value-type="float" office:value="-16.391337">
            <text:p>-16.391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731038">
            <text:p>124.731038</text:p>
          </table:table-cell>
          <table:table-cell office:value-type="float" office:value="141.651292">
            <text:p>141.651292</text:p>
          </table:table-cell>
          <table:table-cell table:formula="of:=[.B1245]-[.C1245]" office:value-type="float" office:value="-16.920254">
            <text:p>-16.920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329789">
            <text:p>201.329789</text:p>
          </table:table-cell>
          <table:table-cell office:value-type="float" office:value="220.553086">
            <text:p>220.553086</text:p>
          </table:table-cell>
          <table:table-cell table:formula="of:=[.B1246]-[.C1246]" office:value-type="float" office:value="-19.223297">
            <text:p>-19.223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65693">
            <text:p>110.165693</text:p>
          </table:table-cell>
          <table:table-cell office:value-type="float" office:value="119.956742">
            <text:p>119.956742</text:p>
          </table:table-cell>
          <table:table-cell table:formula="of:=[.B1247]-[.C1247]" office:value-type="float" office:value="-9.791049">
            <text:p>-9.791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878492">
            <text:p>282.878492</text:p>
          </table:table-cell>
          <table:table-cell office:value-type="float" office:value="307.814865">
            <text:p>307.814865</text:p>
          </table:table-cell>
          <table:table-cell table:formula="of:=[.B1248]-[.C1248]" office:value-type="float" office:value="-24.936373">
            <text:p>-24.936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38889">
            <text:p>73.238889</text:p>
          </table:table-cell>
          <table:table-cell office:value-type="float" office:value="82.499133">
            <text:p>82.499133</text:p>
          </table:table-cell>
          <table:table-cell table:formula="of:=[.B1249]-[.C1249]" office:value-type="float" office:value="-9.260244">
            <text:p>-9.260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469516">
            <text:p>221.469516</text:p>
          </table:table-cell>
          <table:table-cell office:value-type="float" office:value="240.848443">
            <text:p>240.848443</text:p>
          </table:table-cell>
          <table:table-cell table:formula="of:=[.B1250]-[.C1250]" office:value-type="float" office:value="-19.378927">
            <text:p>-19.378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60726">
            <text:p>96.60726</text:p>
          </table:table-cell>
          <table:table-cell office:value-type="float" office:value="108.00578">
            <text:p>108.00578</text:p>
          </table:table-cell>
          <table:table-cell table:formula="of:=[.B1251]-[.C1251]" office:value-type="float" office:value="-11.39852">
            <text:p>-11.39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238017">
            <text:p>112.238017</text:p>
          </table:table-cell>
          <table:table-cell office:value-type="float" office:value="123.260727">
            <text:p>123.260727</text:p>
          </table:table-cell>
          <table:table-cell table:formula="of:=[.B1252]-[.C1252]" office:value-type="float" office:value="-11.02271">
            <text:p>-11.02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547875">
            <text:p>100.547875</text:p>
          </table:table-cell>
          <table:table-cell office:value-type="float" office:value="111.546093">
            <text:p>111.546093</text:p>
          </table:table-cell>
          <table:table-cell table:formula="of:=[.B1253]-[.C1253]" office:value-type="float" office:value="-10.998218">
            <text:p>-10.998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24495">
            <text:p>77.224495</text:p>
          </table:table-cell>
          <table:table-cell office:value-type="float" office:value="81.077655">
            <text:p>81.077655</text:p>
          </table:table-cell>
          <table:table-cell table:formula="of:=[.B1254]-[.C1254]" office:value-type="float" office:value="-3.85315999999999">
            <text:p>-3.85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79797">
            <text:p>122.179797</text:p>
          </table:table-cell>
          <table:table-cell office:value-type="float" office:value="137.131284">
            <text:p>137.131284</text:p>
          </table:table-cell>
          <table:table-cell table:formula="of:=[.B1255]-[.C1255]" office:value-type="float" office:value="-14.951487">
            <text:p>-14.951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008142">
            <text:p>203.008142</text:p>
          </table:table-cell>
          <table:table-cell office:value-type="float" office:value="227.907141">
            <text:p>227.907141</text:p>
          </table:table-cell>
          <table:table-cell table:formula="of:=[.B1256]-[.C1256]" office:value-type="float" office:value="-24.898999">
            <text:p>-24.898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404553">
            <text:p>234.404553</text:p>
          </table:table-cell>
          <table:table-cell office:value-type="float" office:value="249.629555">
            <text:p>249.629555</text:p>
          </table:table-cell>
          <table:table-cell table:formula="of:=[.B1257]-[.C1257]" office:value-type="float" office:value="-15.225002">
            <text:p>-15.225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71799">
            <text:p>70.771799</text:p>
          </table:table-cell>
          <table:table-cell office:value-type="float" office:value="75.233701">
            <text:p>75.233701</text:p>
          </table:table-cell>
          <table:table-cell table:formula="of:=[.B1258]-[.C1258]" office:value-type="float" office:value="-4.461902">
            <text:p>-4.461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794051">
            <text:p>73.794051</text:p>
          </table:table-cell>
          <table:table-cell office:value-type="float" office:value="79.631489">
            <text:p>79.631489</text:p>
          </table:table-cell>
          <table:table-cell table:formula="of:=[.B1259]-[.C1259]" office:value-type="float" office:value="-5.83743800000001">
            <text:p>-5.837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40906">
            <text:p>110.140906</text:p>
          </table:table-cell>
          <table:table-cell office:value-type="float" office:value="123.771427">
            <text:p>123.771427</text:p>
          </table:table-cell>
          <table:table-cell table:formula="of:=[.B1260]-[.C1260]" office:value-type="float" office:value="-13.630521">
            <text:p>-13.630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177404">
            <text:p>128.177404</text:p>
          </table:table-cell>
          <table:table-cell office:value-type="float" office:value="145.799198">
            <text:p>145.799198</text:p>
          </table:table-cell>
          <table:table-cell table:formula="of:=[.B1261]-[.C1261]" office:value-type="float" office:value="-17.621794">
            <text:p>-17.621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12849">
            <text:p>80.012849</text:p>
          </table:table-cell>
          <table:table-cell office:value-type="float" office:value="90.676198">
            <text:p>90.676198</text:p>
          </table:table-cell>
          <table:table-cell table:formula="of:=[.B1262]-[.C1262]" office:value-type="float" office:value="-10.663349">
            <text:p>-10.663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9152">
            <text:p>85.89152</text:p>
          </table:table-cell>
          <table:table-cell office:value-type="float" office:value="94.791265">
            <text:p>94.791265</text:p>
          </table:table-cell>
          <table:table-cell table:formula="of:=[.B1263]-[.C1263]" office:value-type="float" office:value="-8.899745">
            <text:p>-8.899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698151">
            <text:p>125.698151</text:p>
          </table:table-cell>
          <table:table-cell office:value-type="float" office:value="141.700313">
            <text:p>141.700313</text:p>
          </table:table-cell>
          <table:table-cell table:formula="of:=[.B1264]-[.C1264]" office:value-type="float" office:value="-16.002162">
            <text:p>-16.002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067795">
            <text:p>176.067795</text:p>
          </table:table-cell>
          <table:table-cell office:value-type="float" office:value="197.025732">
            <text:p>197.025732</text:p>
          </table:table-cell>
          <table:table-cell table:formula="of:=[.B1265]-[.C1265]" office:value-type="float" office:value="-20.957937">
            <text:p>-20.957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56137">
            <text:p>75.656137</text:p>
          </table:table-cell>
          <table:table-cell office:value-type="float" office:value="83.195871">
            <text:p>83.195871</text:p>
          </table:table-cell>
          <table:table-cell table:formula="of:=[.B1266]-[.C1266]" office:value-type="float" office:value="-7.539734">
            <text:p>-7.539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035558">
            <text:p>71.035558</text:p>
          </table:table-cell>
          <table:table-cell office:value-type="float" office:value="79.773845">
            <text:p>79.773845</text:p>
          </table:table-cell>
          <table:table-cell table:formula="of:=[.B1267]-[.C1267]" office:value-type="float" office:value="-8.738287">
            <text:p>-8.738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846622">
            <text:p>125.846622</text:p>
          </table:table-cell>
          <table:table-cell office:value-type="float" office:value="138.548866">
            <text:p>138.548866</text:p>
          </table:table-cell>
          <table:table-cell table:formula="of:=[.B1268]-[.C1268]" office:value-type="float" office:value="-12.702244">
            <text:p>-12.702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574438">
            <text:p>76.574438</text:p>
          </table:table-cell>
          <table:table-cell office:value-type="float" office:value="84.513357">
            <text:p>84.513357</text:p>
          </table:table-cell>
          <table:table-cell table:formula="of:=[.B1269]-[.C1269]" office:value-type="float" office:value="-7.938919">
            <text:p>-7.938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160954">
            <text:p>139.160954</text:p>
          </table:table-cell>
          <table:table-cell office:value-type="float" office:value="148.41276">
            <text:p>148.41276</text:p>
          </table:table-cell>
          <table:table-cell table:formula="of:=[.B1270]-[.C1270]" office:value-type="float" office:value="-9.25180599999999">
            <text:p>-9.251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391">
            <text:p>164.391</text:p>
          </table:table-cell>
          <table:table-cell office:value-type="float" office:value="170.131899">
            <text:p>170.131899</text:p>
          </table:table-cell>
          <table:table-cell table:formula="of:=[.B1271]-[.C1271]" office:value-type="float" office:value="-5.74089900000001">
            <text:p>-5.740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779383">
            <text:p>64.779383</text:p>
          </table:table-cell>
          <table:table-cell office:value-type="float" office:value="69.318701">
            <text:p>69.318701</text:p>
          </table:table-cell>
          <table:table-cell table:formula="of:=[.B1272]-[.C1272]" office:value-type="float" office:value="-4.53931800000001">
            <text:p>-4.539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1261">
            <text:p>96.11261</text:p>
          </table:table-cell>
          <table:table-cell office:value-type="float" office:value="108.83778">
            <text:p>108.83778</text:p>
          </table:table-cell>
          <table:table-cell table:formula="of:=[.B1273]-[.C1273]" office:value-type="float" office:value="-12.72517">
            <text:p>-12.72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073827">
            <text:p>144.073827</text:p>
          </table:table-cell>
          <table:table-cell office:value-type="float" office:value="160.815873">
            <text:p>160.815873</text:p>
          </table:table-cell>
          <table:table-cell table:formula="of:=[.B1274]-[.C1274]" office:value-type="float" office:value="-16.742046">
            <text:p>-16.742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94919">
            <text:p>55.194919</text:p>
          </table:table-cell>
          <table:table-cell office:value-type="float" office:value="59.769473">
            <text:p>59.769473</text:p>
          </table:table-cell>
          <table:table-cell table:formula="of:=[.B1275]-[.C1275]" office:value-type="float" office:value="-4.574554">
            <text:p>-4.574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376324">
            <text:p>61.376324</text:p>
          </table:table-cell>
          <table:table-cell office:value-type="float" office:value="67.612665">
            <text:p>67.612665</text:p>
          </table:table-cell>
          <table:table-cell table:formula="of:=[.B1276]-[.C1276]" office:value-type="float" office:value="-6.23634100000001">
            <text:p>-6.236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694069">
            <text:p>36.694069</text:p>
          </table:table-cell>
          <table:table-cell office:value-type="float" office:value="38.850482">
            <text:p>38.850482</text:p>
          </table:table-cell>
          <table:table-cell table:formula="of:=[.B1277]-[.C1277]" office:value-type="float" office:value="-2.156413">
            <text:p>-2.156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75802">
            <text:p>71.175802</text:p>
          </table:table-cell>
          <table:table-cell office:value-type="float" office:value="81.336878">
            <text:p>81.336878</text:p>
          </table:table-cell>
          <table:table-cell table:formula="of:=[.B1278]-[.C1278]" office:value-type="float" office:value="-10.161076">
            <text:p>-10.1610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27835">
            <text:p>83.527835</text:p>
          </table:table-cell>
          <table:table-cell office:value-type="float" office:value="91.875511">
            <text:p>91.875511</text:p>
          </table:table-cell>
          <table:table-cell table:formula="of:=[.B1279]-[.C1279]" office:value-type="float" office:value="-8.34767600000001">
            <text:p>-8.347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491385">
            <text:p>78.491385</text:p>
          </table:table-cell>
          <table:table-cell office:value-type="float" office:value="88.083485">
            <text:p>88.083485</text:p>
          </table:table-cell>
          <table:table-cell table:formula="of:=[.B1280]-[.C1280]" office:value-type="float" office:value="-9.5921">
            <text:p>-9.5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07505">
            <text:p>89.307505</text:p>
          </table:table-cell>
          <table:table-cell office:value-type="float" office:value="96.228204">
            <text:p>96.228204</text:p>
          </table:table-cell>
          <table:table-cell table:formula="of:=[.B1281]-[.C1281]" office:value-type="float" office:value="-6.920699">
            <text:p>-6.920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090404">
            <text:p>61.090404</text:p>
          </table:table-cell>
          <table:table-cell office:value-type="float" office:value="69.443024">
            <text:p>69.443024</text:p>
          </table:table-cell>
          <table:table-cell table:formula="of:=[.B1282]-[.C1282]" office:value-type="float" office:value="-8.35261999999999">
            <text:p>-8.35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51409">
            <text:p>88.351409</text:p>
          </table:table-cell>
          <table:table-cell office:value-type="float" office:value="102.994334">
            <text:p>102.994334</text:p>
          </table:table-cell>
          <table:table-cell table:formula="of:=[.B1283]-[.C1283]" office:value-type="float" office:value="-14.642925">
            <text:p>-14.642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59129">
            <text:p>138.59129</text:p>
          </table:table-cell>
          <table:table-cell office:value-type="float" office:value="157.101095">
            <text:p>157.101095</text:p>
          </table:table-cell>
          <table:table-cell table:formula="of:=[.B1284]-[.C1284]" office:value-type="float" office:value="-18.509805">
            <text:p>-18.509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46411">
            <text:p>65.046411</text:p>
          </table:table-cell>
          <table:table-cell office:value-type="float" office:value="72.746157">
            <text:p>72.746157</text:p>
          </table:table-cell>
          <table:table-cell table:formula="of:=[.B1285]-[.C1285]" office:value-type="float" office:value="-7.69974599999999">
            <text:p>-7.699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96397">
            <text:p>59.196397</text:p>
          </table:table-cell>
          <table:table-cell office:value-type="float" office:value="68.081644">
            <text:p>68.081644</text:p>
          </table:table-cell>
          <table:table-cell table:formula="of:=[.B1286]-[.C1286]" office:value-type="float" office:value="-8.885247">
            <text:p>-8.885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31791">
            <text:p>82.31791</text:p>
          </table:table-cell>
          <table:table-cell office:value-type="float" office:value="90.600817">
            <text:p>90.600817</text:p>
          </table:table-cell>
          <table:table-cell table:formula="of:=[.B1287]-[.C1287]" office:value-type="float" office:value="-8.28290700000001">
            <text:p>-8.282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62052">
            <text:p>126.562052</text:p>
          </table:table-cell>
          <table:table-cell office:value-type="float" office:value="138.135598">
            <text:p>138.135598</text:p>
          </table:table-cell>
          <table:table-cell table:formula="of:=[.B1288]-[.C1288]" office:value-type="float" office:value="-11.573546">
            <text:p>-11.573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102365">
            <text:p>258.102365</text:p>
          </table:table-cell>
          <table:table-cell office:value-type="float" office:value="286.916697">
            <text:p>286.916697</text:p>
          </table:table-cell>
          <table:table-cell table:formula="of:=[.B1289]-[.C1289]" office:value-type="float" office:value="-28.814332">
            <text:p>-28.814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72849">
            <text:p>93.672849</text:p>
          </table:table-cell>
          <table:table-cell office:value-type="float" office:value="105.677687">
            <text:p>105.677687</text:p>
          </table:table-cell>
          <table:table-cell table:formula="of:=[.B1290]-[.C1290]" office:value-type="float" office:value="-12.004838">
            <text:p>-12.004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711033">
            <text:p>151.711033</text:p>
          </table:table-cell>
          <table:table-cell office:value-type="float" office:value="179.661589">
            <text:p>179.661589</text:p>
          </table:table-cell>
          <table:table-cell table:formula="of:=[.B1291]-[.C1291]" office:value-type="float" office:value="-27.950556">
            <text:p>-27.950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967158">
            <text:p>41.967158</text:p>
          </table:table-cell>
          <table:table-cell office:value-type="float" office:value="49.578796">
            <text:p>49.578796</text:p>
          </table:table-cell>
          <table:table-cell table:formula="of:=[.B1292]-[.C1292]" office:value-type="float" office:value="-7.611638">
            <text:p>-7.611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395754">
            <text:p>172.395754</text:p>
          </table:table-cell>
          <table:table-cell office:value-type="float" office:value="194.026084">
            <text:p>194.026084</text:p>
          </table:table-cell>
          <table:table-cell table:formula="of:=[.B1293]-[.C1293]" office:value-type="float" office:value="-21.63033">
            <text:p>-21.63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91558">
            <text:p>60.291558</text:p>
          </table:table-cell>
          <table:table-cell office:value-type="float" office:value="71.717563">
            <text:p>71.717563</text:p>
          </table:table-cell>
          <table:table-cell table:formula="of:=[.B1294]-[.C1294]" office:value-type="float" office:value="-11.426005">
            <text:p>-11.426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046119">
            <text:p>70.046119</text:p>
          </table:table-cell>
          <table:table-cell office:value-type="float" office:value="80.515211">
            <text:p>80.515211</text:p>
          </table:table-cell>
          <table:table-cell table:formula="of:=[.B1295]-[.C1295]" office:value-type="float" office:value="-10.469092">
            <text:p>-10.469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161623">
            <text:p>105.161623</text:p>
          </table:table-cell>
          <table:table-cell office:value-type="float" office:value="124.977261">
            <text:p>124.977261</text:p>
          </table:table-cell>
          <table:table-cell table:formula="of:=[.B1296]-[.C1296]" office:value-type="float" office:value="-19.815638">
            <text:p>-19.815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76729">
            <text:p>102.176729</text:p>
          </table:table-cell>
          <table:table-cell office:value-type="float" office:value="117.776899">
            <text:p>117.776899</text:p>
          </table:table-cell>
          <table:table-cell table:formula="of:=[.B1297]-[.C1297]" office:value-type="float" office:value="-15.60017">
            <text:p>-15.60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67451">
            <text:p>59.467451</text:p>
          </table:table-cell>
          <table:table-cell office:value-type="float" office:value="70.141762">
            <text:p>70.141762</text:p>
          </table:table-cell>
          <table:table-cell table:formula="of:=[.B1298]-[.C1298]" office:value-type="float" office:value="-10.674311">
            <text:p>-10.674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74744">
            <text:p>54.74744</text:p>
          </table:table-cell>
          <table:table-cell office:value-type="float" office:value="63.170104">
            <text:p>63.170104</text:p>
          </table:table-cell>
          <table:table-cell table:formula="of:=[.B1299]-[.C1299]" office:value-type="float" office:value="-8.422664">
            <text:p>-8.422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18617">
            <text:p>87.118617</text:p>
          </table:table-cell>
          <table:table-cell office:value-type="float" office:value="99.457741">
            <text:p>99.457741</text:p>
          </table:table-cell>
          <table:table-cell table:formula="of:=[.B1300]-[.C1300]" office:value-type="float" office:value="-12.339124">
            <text:p>-12.339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086397">
            <text:p>116.086397</text:p>
          </table:table-cell>
          <table:table-cell office:value-type="float" office:value="133.983326">
            <text:p>133.983326</text:p>
          </table:table-cell>
          <table:table-cell table:formula="of:=[.B1301]-[.C1301]" office:value-type="float" office:value="-17.896929">
            <text:p>-17.896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7105">
            <text:p>88.57105</text:p>
          </table:table-cell>
          <table:table-cell office:value-type="float" office:value="104.524727">
            <text:p>104.524727</text:p>
          </table:table-cell>
          <table:table-cell table:formula="of:=[.B1302]-[.C1302]" office:value-type="float" office:value="-15.953677">
            <text:p>-15.953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860252">
            <text:p>102.860252</text:p>
          </table:table-cell>
          <table:table-cell office:value-type="float" office:value="121.389248">
            <text:p>121.389248</text:p>
          </table:table-cell>
          <table:table-cell table:formula="of:=[.B1303]-[.C1303]" office:value-type="float" office:value="-18.528996">
            <text:p>-18.52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214202">
            <text:p>113.214202</text:p>
          </table:table-cell>
          <table:table-cell office:value-type="float" office:value="127.463528">
            <text:p>127.463528</text:p>
          </table:table-cell>
          <table:table-cell table:formula="of:=[.B1304]-[.C1304]" office:value-type="float" office:value="-14.249326">
            <text:p>-14.249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09861">
            <text:p>79.209861</text:p>
          </table:table-cell>
          <table:table-cell office:value-type="float" office:value="88.364734">
            <text:p>88.364734</text:p>
          </table:table-cell>
          <table:table-cell table:formula="of:=[.B1305]-[.C1305]" office:value-type="float" office:value="-9.154873">
            <text:p>-9.154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216041">
            <text:p>66.216041</text:p>
          </table:table-cell>
          <table:table-cell office:value-type="float" office:value="76.272417">
            <text:p>76.272417</text:p>
          </table:table-cell>
          <table:table-cell table:formula="of:=[.B1306]-[.C1306]" office:value-type="float" office:value="-10.056376">
            <text:p>-10.056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299054">
            <text:p>121.299054</text:p>
          </table:table-cell>
          <table:table-cell office:value-type="float" office:value="139.133171">
            <text:p>139.133171</text:p>
          </table:table-cell>
          <table:table-cell table:formula="of:=[.B1307]-[.C1307]" office:value-type="float" office:value="-17.834117">
            <text:p>-17.834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763582">
            <text:p>98.763582</text:p>
          </table:table-cell>
          <table:table-cell office:value-type="float" office:value="115.498126">
            <text:p>115.498126</text:p>
          </table:table-cell>
          <table:table-cell table:formula="of:=[.B1308]-[.C1308]" office:value-type="float" office:value="-16.734544">
            <text:p>-16.734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9.698759">
            <text:p>499.698759</text:p>
          </table:table-cell>
          <table:table-cell office:value-type="float" office:value="568.903744">
            <text:p>568.903744</text:p>
          </table:table-cell>
          <table:table-cell table:formula="of:=[.B1309]-[.C1309]" office:value-type="float" office:value="-69.204985">
            <text:p>-69.204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90699">
            <text:p>60.90699</text:p>
          </table:table-cell>
          <table:table-cell office:value-type="float" office:value="68.615634">
            <text:p>68.615634</text:p>
          </table:table-cell>
          <table:table-cell table:formula="of:=[.B1310]-[.C1310]" office:value-type="float" office:value="-7.708644">
            <text:p>-7.708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208734">
            <text:p>130.208734</text:p>
          </table:table-cell>
          <table:table-cell office:value-type="float" office:value="156.109124">
            <text:p>156.109124</text:p>
          </table:table-cell>
          <table:table-cell table:formula="of:=[.B1311]-[.C1311]" office:value-type="float" office:value="-25.90039">
            <text:p>-25.90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918924">
            <text:p>109.918924</text:p>
          </table:table-cell>
          <table:table-cell office:value-type="float" office:value="126.915339">
            <text:p>126.915339</text:p>
          </table:table-cell>
          <table:table-cell table:formula="of:=[.B1312]-[.C1312]" office:value-type="float" office:value="-16.996415">
            <text:p>-16.996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04057">
            <text:p>119.404057</text:p>
          </table:table-cell>
          <table:table-cell office:value-type="float" office:value="137.806002">
            <text:p>137.806002</text:p>
          </table:table-cell>
          <table:table-cell table:formula="of:=[.B1313]-[.C1313]" office:value-type="float" office:value="-18.401945">
            <text:p>-18.401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75998">
            <text:p>118.075998</text:p>
          </table:table-cell>
          <table:table-cell office:value-type="float" office:value="136.26697">
            <text:p>136.26697</text:p>
          </table:table-cell>
          <table:table-cell table:formula="of:=[.B1314]-[.C1314]" office:value-type="float" office:value="-18.190972">
            <text:p>-18.190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89144">
            <text:p>101.889144</text:p>
          </table:table-cell>
          <table:table-cell office:value-type="float" office:value="120.89981">
            <text:p>120.89981</text:p>
          </table:table-cell>
          <table:table-cell table:formula="of:=[.B1315]-[.C1315]" office:value-type="float" office:value="-19.010666">
            <text:p>-19.010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273321">
            <text:p>28.273321</text:p>
          </table:table-cell>
          <table:table-cell office:value-type="float" office:value="32.679189">
            <text:p>32.679189</text:p>
          </table:table-cell>
          <table:table-cell table:formula="of:=[.B1316]-[.C1316]" office:value-type="float" office:value="-4.405868">
            <text:p>-4.405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056965">
            <text:p>39.056965</text:p>
          </table:table-cell>
          <table:table-cell office:value-type="float" office:value="44.54934">
            <text:p>44.54934</text:p>
          </table:table-cell>
          <table:table-cell table:formula="of:=[.B1317]-[.C1317]" office:value-type="float" office:value="-5.492375">
            <text:p>-5.492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656079">
            <text:p>131.656079</text:p>
          </table:table-cell>
          <table:table-cell office:value-type="float" office:value="148.517066">
            <text:p>148.517066</text:p>
          </table:table-cell>
          <table:table-cell table:formula="of:=[.B1318]-[.C1318]" office:value-type="float" office:value="-16.860987">
            <text:p>-16.860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083659">
            <text:p>61.083659</text:p>
          </table:table-cell>
          <table:table-cell office:value-type="float" office:value="67.825328">
            <text:p>67.825328</text:p>
          </table:table-cell>
          <table:table-cell table:formula="of:=[.B1319]-[.C1319]" office:value-type="float" office:value="-6.741669">
            <text:p>-6.741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161936">
            <text:p>85.161936</text:p>
          </table:table-cell>
          <table:table-cell office:value-type="float" office:value="95.964129">
            <text:p>95.964129</text:p>
          </table:table-cell>
          <table:table-cell table:formula="of:=[.B1320]-[.C1320]" office:value-type="float" office:value="-10.802193">
            <text:p>-10.802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89673">
            <text:p>54.689673</text:p>
          </table:table-cell>
          <table:table-cell office:value-type="float" office:value="63.407077">
            <text:p>63.407077</text:p>
          </table:table-cell>
          <table:table-cell table:formula="of:=[.B1321]-[.C1321]" office:value-type="float" office:value="-8.717404">
            <text:p>-8.717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824484">
            <text:p>188.824484</text:p>
          </table:table-cell>
          <table:table-cell office:value-type="float" office:value="218.324732">
            <text:p>218.324732</text:p>
          </table:table-cell>
          <table:table-cell table:formula="of:=[.B1322]-[.C1322]" office:value-type="float" office:value="-29.500248">
            <text:p>-29.500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161122">
            <text:p>121.161122</text:p>
          </table:table-cell>
          <table:table-cell office:value-type="float" office:value="135.423572">
            <text:p>135.423572</text:p>
          </table:table-cell>
          <table:table-cell table:formula="of:=[.B1323]-[.C1323]" office:value-type="float" office:value="-14.26245">
            <text:p>-14.26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011712">
            <text:p>35.011712</text:p>
          </table:table-cell>
          <table:table-cell office:value-type="float" office:value="38.925714">
            <text:p>38.925714</text:p>
          </table:table-cell>
          <table:table-cell table:formula="of:=[.B1324]-[.C1324]" office:value-type="float" office:value="-3.914002">
            <text:p>-3.914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083322">
            <text:p>99.083322</text:p>
          </table:table-cell>
          <table:table-cell office:value-type="float" office:value="112.814213">
            <text:p>112.814213</text:p>
          </table:table-cell>
          <table:table-cell table:formula="of:=[.B1325]-[.C1325]" office:value-type="float" office:value="-13.730891">
            <text:p>-13.730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783581">
            <text:p>35.783581</text:p>
          </table:table-cell>
          <table:table-cell office:value-type="float" office:value="41.080346">
            <text:p>41.080346</text:p>
          </table:table-cell>
          <table:table-cell table:formula="of:=[.B1326]-[.C1326]" office:value-type="float" office:value="-5.296765">
            <text:p>-5.296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321839">
            <text:p>113.321839</text:p>
          </table:table-cell>
          <table:table-cell office:value-type="float" office:value="128.357284">
            <text:p>128.357284</text:p>
          </table:table-cell>
          <table:table-cell table:formula="of:=[.B1327]-[.C1327]" office:value-type="float" office:value="-15.035445">
            <text:p>-15.035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17373">
            <text:p>120.617373</text:p>
          </table:table-cell>
          <table:table-cell office:value-type="float" office:value="137.422571">
            <text:p>137.422571</text:p>
          </table:table-cell>
          <table:table-cell table:formula="of:=[.B1328]-[.C1328]" office:value-type="float" office:value="-16.805198">
            <text:p>-16.805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63019">
            <text:p>80.263019</text:p>
          </table:table-cell>
          <table:table-cell office:value-type="float" office:value="91.07342">
            <text:p>91.07342</text:p>
          </table:table-cell>
          <table:table-cell table:formula="of:=[.B1329]-[.C1329]" office:value-type="float" office:value="-10.810401">
            <text:p>-10.810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102977">
            <text:p>108.102977</text:p>
          </table:table-cell>
          <table:table-cell office:value-type="float" office:value="119.767987">
            <text:p>119.767987</text:p>
          </table:table-cell>
          <table:table-cell table:formula="of:=[.B1330]-[.C1330]" office:value-type="float" office:value="-11.66501">
            <text:p>-11.66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92153">
            <text:p>118.892153</text:p>
          </table:table-cell>
          <table:table-cell office:value-type="float" office:value="133.258675">
            <text:p>133.258675</text:p>
          </table:table-cell>
          <table:table-cell table:formula="of:=[.B1331]-[.C1331]" office:value-type="float" office:value="-14.366522">
            <text:p>-14.366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453157">
            <text:p>121.453157</text:p>
          </table:table-cell>
          <table:table-cell office:value-type="float" office:value="141.670663">
            <text:p>141.670663</text:p>
          </table:table-cell>
          <table:table-cell table:formula="of:=[.B1332]-[.C1332]" office:value-type="float" office:value="-20.217506">
            <text:p>-20.217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09188">
            <text:p>119.409188</text:p>
          </table:table-cell>
          <table:table-cell office:value-type="float" office:value="138.411792">
            <text:p>138.411792</text:p>
          </table:table-cell>
          <table:table-cell table:formula="of:=[.B1333]-[.C1333]" office:value-type="float" office:value="-19.002604">
            <text:p>-19.002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345379">
            <text:p>62.345379</text:p>
          </table:table-cell>
          <table:table-cell office:value-type="float" office:value="70.150123">
            <text:p>70.150123</text:p>
          </table:table-cell>
          <table:table-cell table:formula="of:=[.B1334]-[.C1334]" office:value-type="float" office:value="-7.80474399999999">
            <text:p>-7.804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47118">
            <text:p>135.347118</text:p>
          </table:table-cell>
          <table:table-cell office:value-type="float" office:value="158.988914">
            <text:p>158.988914</text:p>
          </table:table-cell>
          <table:table-cell table:formula="of:=[.B1335]-[.C1335]" office:value-type="float" office:value="-23.641796">
            <text:p>-23.641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377109">
            <text:p>100.377109</text:p>
          </table:table-cell>
          <table:table-cell office:value-type="float" office:value="118.785378">
            <text:p>118.785378</text:p>
          </table:table-cell>
          <table:table-cell table:formula="of:=[.B1336]-[.C1336]" office:value-type="float" office:value="-18.408269">
            <text:p>-18.408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778266">
            <text:p>282.778266</text:p>
          </table:table-cell>
          <table:table-cell office:value-type="float" office:value="317.510833">
            <text:p>317.510833</text:p>
          </table:table-cell>
          <table:table-cell table:formula="of:=[.B1337]-[.C1337]" office:value-type="float" office:value="-34.732567">
            <text:p>-34.732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82383">
            <text:p>55.182383</text:p>
          </table:table-cell>
          <table:table-cell office:value-type="float" office:value="65.022347">
            <text:p>65.022347</text:p>
          </table:table-cell>
          <table:table-cell table:formula="of:=[.B1338]-[.C1338]" office:value-type="float" office:value="-9.839964">
            <text:p>-9.839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997996">
            <text:p>168.997996</text:p>
          </table:table-cell>
          <table:table-cell office:value-type="float" office:value="196.170969">
            <text:p>196.170969</text:p>
          </table:table-cell>
          <table:table-cell table:formula="of:=[.B1339]-[.C1339]" office:value-type="float" office:value="-27.172973">
            <text:p>-27.172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308702">
            <text:p>91.308702</text:p>
          </table:table-cell>
          <table:table-cell office:value-type="float" office:value="105.12942">
            <text:p>105.12942</text:p>
          </table:table-cell>
          <table:table-cell table:formula="of:=[.B1340]-[.C1340]" office:value-type="float" office:value="-13.820718">
            <text:p>-13.820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570199">
            <text:p>123.570199</text:p>
          </table:table-cell>
          <table:table-cell office:value-type="float" office:value="139.762006">
            <text:p>139.762006</text:p>
          </table:table-cell>
          <table:table-cell table:formula="of:=[.B1341]-[.C1341]" office:value-type="float" office:value="-16.191807">
            <text:p>-16.191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356815">
            <text:p>75.356815</text:p>
          </table:table-cell>
          <table:table-cell office:value-type="float" office:value="85.191598">
            <text:p>85.191598</text:p>
          </table:table-cell>
          <table:table-cell table:formula="of:=[.B1342]-[.C1342]" office:value-type="float" office:value="-9.834783">
            <text:p>-9.834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992109">
            <text:p>53.992109</text:p>
          </table:table-cell>
          <table:table-cell office:value-type="float" office:value="62.312098">
            <text:p>62.312098</text:p>
          </table:table-cell>
          <table:table-cell table:formula="of:=[.B1343]-[.C1343]" office:value-type="float" office:value="-8.319989">
            <text:p>-8.3199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17822">
            <text:p>88.017822</text:p>
          </table:table-cell>
          <table:table-cell office:value-type="float" office:value="97.036463">
            <text:p>97.036463</text:p>
          </table:table-cell>
          <table:table-cell table:formula="of:=[.B1344]-[.C1344]" office:value-type="float" office:value="-9.018641">
            <text:p>-9.018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18371">
            <text:p>84.18371</text:p>
          </table:table-cell>
          <table:table-cell office:value-type="float" office:value="98.423863">
            <text:p>98.423863</text:p>
          </table:table-cell>
          <table:table-cell table:formula="of:=[.B1345]-[.C1345]" office:value-type="float" office:value="-14.240153">
            <text:p>-14.240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360957">
            <text:p>243.360957</text:p>
          </table:table-cell>
          <table:table-cell office:value-type="float" office:value="273.300112">
            <text:p>273.300112</text:p>
          </table:table-cell>
          <table:table-cell table:formula="of:=[.B1346]-[.C1346]" office:value-type="float" office:value="-29.939155">
            <text:p>-29.939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20001">
            <text:p>113.20001</text:p>
          </table:table-cell>
          <table:table-cell office:value-type="float" office:value="134.506176">
            <text:p>134.506176</text:p>
          </table:table-cell>
          <table:table-cell table:formula="of:=[.B1347]-[.C1347]" office:value-type="float" office:value="-21.306166">
            <text:p>-21.306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21199">
            <text:p>198.21199</text:p>
          </table:table-cell>
          <table:table-cell office:value-type="float" office:value="230.924429">
            <text:p>230.924429</text:p>
          </table:table-cell>
          <table:table-cell table:formula="of:=[.B1348]-[.C1348]" office:value-type="float" office:value="-32.712439">
            <text:p>-32.712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233791">
            <text:p>53.233791</text:p>
          </table:table-cell>
          <table:table-cell office:value-type="float" office:value="58.996717">
            <text:p>58.996717</text:p>
          </table:table-cell>
          <table:table-cell table:formula="of:=[.B1349]-[.C1349]" office:value-type="float" office:value="-5.762926">
            <text:p>-5.762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23392">
            <text:p>91.923392</text:p>
          </table:table-cell>
          <table:table-cell office:value-type="float" office:value="107.276291">
            <text:p>107.276291</text:p>
          </table:table-cell>
          <table:table-cell table:formula="of:=[.B1350]-[.C1350]" office:value-type="float" office:value="-15.352899">
            <text:p>-15.352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766484">
            <text:p>85.766484</text:p>
          </table:table-cell>
          <table:table-cell office:value-type="float" office:value="101.098605">
            <text:p>101.098605</text:p>
          </table:table-cell>
          <table:table-cell table:formula="of:=[.B1351]-[.C1351]" office:value-type="float" office:value="-15.332121">
            <text:p>-15.332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080381">
            <text:p>171.080381</text:p>
          </table:table-cell>
          <table:table-cell office:value-type="float" office:value="199.401614">
            <text:p>199.401614</text:p>
          </table:table-cell>
          <table:table-cell table:formula="of:=[.B1352]-[.C1352]" office:value-type="float" office:value="-28.321233">
            <text:p>-28.321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52859">
            <text:p>88.352859</text:p>
          </table:table-cell>
          <table:table-cell office:value-type="float" office:value="103.581389">
            <text:p>103.581389</text:p>
          </table:table-cell>
          <table:table-cell table:formula="of:=[.B1353]-[.C1353]" office:value-type="float" office:value="-15.22853">
            <text:p>-15.22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051408">
            <text:p>64.051408</text:p>
          </table:table-cell>
          <table:table-cell office:value-type="float" office:value="72.268936">
            <text:p>72.268936</text:p>
          </table:table-cell>
          <table:table-cell table:formula="of:=[.B1354]-[.C1354]" office:value-type="float" office:value="-8.217528">
            <text:p>-8.217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04317">
            <text:p>231.04317</text:p>
          </table:table-cell>
          <table:table-cell office:value-type="float" office:value="269.222085">
            <text:p>269.222085</text:p>
          </table:table-cell>
          <table:table-cell table:formula="of:=[.B1355]-[.C1355]" office:value-type="float" office:value="-38.178915">
            <text:p>-38.178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736761">
            <text:p>28.736761</text:p>
          </table:table-cell>
          <table:table-cell office:value-type="float" office:value="34.099218">
            <text:p>34.099218</text:p>
          </table:table-cell>
          <table:table-cell table:formula="of:=[.B1356]-[.C1356]" office:value-type="float" office:value="-5.362457">
            <text:p>-5.362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327758">
            <text:p>103.327758</text:p>
          </table:table-cell>
          <table:table-cell office:value-type="float" office:value="116.75171">
            <text:p>116.75171</text:p>
          </table:table-cell>
          <table:table-cell table:formula="of:=[.B1357]-[.C1357]" office:value-type="float" office:value="-13.423952">
            <text:p>-13.423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09534">
            <text:p>101.009534</text:p>
          </table:table-cell>
          <table:table-cell office:value-type="float" office:value="115.764182">
            <text:p>115.764182</text:p>
          </table:table-cell>
          <table:table-cell table:formula="of:=[.B1358]-[.C1358]" office:value-type="float" office:value="-14.754648">
            <text:p>-14.754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443002">
            <text:p>102.443002</text:p>
          </table:table-cell>
          <table:table-cell office:value-type="float" office:value="115.739536">
            <text:p>115.739536</text:p>
          </table:table-cell>
          <table:table-cell table:formula="of:=[.B1359]-[.C1359]" office:value-type="float" office:value="-13.296534">
            <text:p>-13.296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49542">
            <text:p>97.349542</text:p>
          </table:table-cell>
          <table:table-cell office:value-type="float" office:value="112.354585">
            <text:p>112.354585</text:p>
          </table:table-cell>
          <table:table-cell table:formula="of:=[.B1360]-[.C1360]" office:value-type="float" office:value="-15.005043">
            <text:p>-15.005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74495">
            <text:p>173.474495</text:p>
          </table:table-cell>
          <table:table-cell office:value-type="float" office:value="196.586789">
            <text:p>196.586789</text:p>
          </table:table-cell>
          <table:table-cell table:formula="of:=[.B1361]-[.C1361]" office:value-type="float" office:value="-23.112294">
            <text:p>-23.112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152167">
            <text:p>78.152167</text:p>
          </table:table-cell>
          <table:table-cell office:value-type="float" office:value="92.216398">
            <text:p>92.216398</text:p>
          </table:table-cell>
          <table:table-cell table:formula="of:=[.B1362]-[.C1362]" office:value-type="float" office:value="-14.064231">
            <text:p>-14.064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15991">
            <text:p>56.515991</text:p>
          </table:table-cell>
          <table:table-cell office:value-type="float" office:value="66.705435">
            <text:p>66.705435</text:p>
          </table:table-cell>
          <table:table-cell table:formula="of:=[.B1363]-[.C1363]" office:value-type="float" office:value="-10.189444">
            <text:p>-10.189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560431">
            <text:p>99.560431</text:p>
          </table:table-cell>
          <table:table-cell office:value-type="float" office:value="114.106811">
            <text:p>114.106811</text:p>
          </table:table-cell>
          <table:table-cell table:formula="of:=[.B1364]-[.C1364]" office:value-type="float" office:value="-14.54638">
            <text:p>-14.54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066635">
            <text:p>258.066635</text:p>
          </table:table-cell>
          <table:table-cell office:value-type="float" office:value="289.588433">
            <text:p>289.588433</text:p>
          </table:table-cell>
          <table:table-cell table:formula="of:=[.B1365]-[.C1365]" office:value-type="float" office:value="-31.521798">
            <text:p>-31.521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080882">
            <text:p>169.080882</text:p>
          </table:table-cell>
          <table:table-cell office:value-type="float" office:value="188.924873">
            <text:p>188.924873</text:p>
          </table:table-cell>
          <table:table-cell table:formula="of:=[.B1366]-[.C1366]" office:value-type="float" office:value="-19.843991">
            <text:p>-19.843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54749">
            <text:p>105.54749</text:p>
          </table:table-cell>
          <table:table-cell office:value-type="float" office:value="126.799672">
            <text:p>126.799672</text:p>
          </table:table-cell>
          <table:table-cell table:formula="of:=[.B1367]-[.C1367]" office:value-type="float" office:value="-21.252182">
            <text:p>-21.252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90324">
            <text:p>193.90324</text:p>
          </table:table-cell>
          <table:table-cell office:value-type="float" office:value="214.41268">
            <text:p>214.41268</text:p>
          </table:table-cell>
          <table:table-cell table:formula="of:=[.B1368]-[.C1368]" office:value-type="float" office:value="-20.50944">
            <text:p>-20.50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50739">
            <text:p>108.350739</text:p>
          </table:table-cell>
          <table:table-cell office:value-type="float" office:value="123.658303">
            <text:p>123.658303</text:p>
          </table:table-cell>
          <table:table-cell table:formula="of:=[.B1369]-[.C1369]" office:value-type="float" office:value="-15.307564">
            <text:p>-15.307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295844">
            <text:p>237.295844</text:p>
          </table:table-cell>
          <table:table-cell office:value-type="float" office:value="269.340878">
            <text:p>269.340878</text:p>
          </table:table-cell>
          <table:table-cell table:formula="of:=[.B1370]-[.C1370]" office:value-type="float" office:value="-32.045034">
            <text:p>-32.045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46222">
            <text:p>80.746222</text:p>
          </table:table-cell>
          <table:table-cell office:value-type="float" office:value="94.441689">
            <text:p>94.441689</text:p>
          </table:table-cell>
          <table:table-cell table:formula="of:=[.B1371]-[.C1371]" office:value-type="float" office:value="-13.695467">
            <text:p>-13.695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442378">
            <text:p>238.442378</text:p>
          </table:table-cell>
          <table:table-cell office:value-type="float" office:value="268.524521">
            <text:p>268.524521</text:p>
          </table:table-cell>
          <table:table-cell table:formula="of:=[.B1372]-[.C1372]" office:value-type="float" office:value="-30.082143">
            <text:p>-30.082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22945">
            <text:p>93.522945</text:p>
          </table:table-cell>
          <table:table-cell office:value-type="float" office:value="108.260012">
            <text:p>108.260012</text:p>
          </table:table-cell>
          <table:table-cell table:formula="of:=[.B1373]-[.C1373]" office:value-type="float" office:value="-14.737067">
            <text:p>-14.737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17809">
            <text:p>120.517809</text:p>
          </table:table-cell>
          <table:table-cell office:value-type="float" office:value="143.590056">
            <text:p>143.590056</text:p>
          </table:table-cell>
          <table:table-cell table:formula="of:=[.B1374]-[.C1374]" office:value-type="float" office:value="-23.072247">
            <text:p>-23.072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28823">
            <text:p>100.928823</text:p>
          </table:table-cell>
          <table:table-cell office:value-type="float" office:value="117.474001">
            <text:p>117.474001</text:p>
          </table:table-cell>
          <table:table-cell table:formula="of:=[.B1375]-[.C1375]" office:value-type="float" office:value="-16.545178">
            <text:p>-16.545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875586">
            <text:p>66.875586</text:p>
          </table:table-cell>
          <table:table-cell office:value-type="float" office:value="77.629181">
            <text:p>77.629181</text:p>
          </table:table-cell>
          <table:table-cell table:formula="of:=[.B1376]-[.C1376]" office:value-type="float" office:value="-10.753595">
            <text:p>-10.753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5884">
            <text:p>78.75884</text:p>
          </table:table-cell>
          <table:table-cell office:value-type="float" office:value="87.386688">
            <text:p>87.386688</text:p>
          </table:table-cell>
          <table:table-cell table:formula="of:=[.B1377]-[.C1377]" office:value-type="float" office:value="-8.627848">
            <text:p>-8.627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76755">
            <text:p>82.476755</text:p>
          </table:table-cell>
          <table:table-cell office:value-type="float" office:value="93.023248">
            <text:p>93.023248</text:p>
          </table:table-cell>
          <table:table-cell table:formula="of:=[.B1378]-[.C1378]" office:value-type="float" office:value="-10.546493">
            <text:p>-10.546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07525">
            <text:p>79.107525</text:p>
          </table:table-cell>
          <table:table-cell office:value-type="float" office:value="92.702952">
            <text:p>92.702952</text:p>
          </table:table-cell>
          <table:table-cell table:formula="of:=[.B1379]-[.C1379]" office:value-type="float" office:value="-13.595427">
            <text:p>-13.595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55705">
            <text:p>63.555705</text:p>
          </table:table-cell>
          <table:table-cell office:value-type="float" office:value="73.649518">
            <text:p>73.649518</text:p>
          </table:table-cell>
          <table:table-cell table:formula="of:=[.B1380]-[.C1380]" office:value-type="float" office:value="-10.093813">
            <text:p>-10.093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488048">
            <text:p>53.488048</text:p>
          </table:table-cell>
          <table:table-cell office:value-type="float" office:value="62.021758">
            <text:p>62.021758</text:p>
          </table:table-cell>
          <table:table-cell table:formula="of:=[.B1381]-[.C1381]" office:value-type="float" office:value="-8.53371">
            <text:p>-8.53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90107">
            <text:p>77.890107</text:p>
          </table:table-cell>
          <table:table-cell office:value-type="float" office:value="90.881237">
            <text:p>90.881237</text:p>
          </table:table-cell>
          <table:table-cell table:formula="of:=[.B1382]-[.C1382]" office:value-type="float" office:value="-12.99113">
            <text:p>-12.99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96057">
            <text:p>85.096057</text:p>
          </table:table-cell>
          <table:table-cell office:value-type="float" office:value="100.314239">
            <text:p>100.314239</text:p>
          </table:table-cell>
          <table:table-cell table:formula="of:=[.B1383]-[.C1383]" office:value-type="float" office:value="-15.218182">
            <text:p>-15.218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367933">
            <text:p>85.367933</text:p>
          </table:table-cell>
          <table:table-cell office:value-type="float" office:value="98.072146">
            <text:p>98.072146</text:p>
          </table:table-cell>
          <table:table-cell table:formula="of:=[.B1384]-[.C1384]" office:value-type="float" office:value="-12.704213">
            <text:p>-12.704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202408">
            <text:p>51.202408</text:p>
          </table:table-cell>
          <table:table-cell office:value-type="float" office:value="58.920756">
            <text:p>58.920756</text:p>
          </table:table-cell>
          <table:table-cell table:formula="of:=[.B1385]-[.C1385]" office:value-type="float" office:value="-7.718348">
            <text:p>-7.718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73597">
            <text:p>114.73597</text:p>
          </table:table-cell>
          <table:table-cell office:value-type="float" office:value="129.819387">
            <text:p>129.819387</text:p>
          </table:table-cell>
          <table:table-cell table:formula="of:=[.B1386]-[.C1386]" office:value-type="float" office:value="-15.083417">
            <text:p>-15.083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519841">
            <text:p>57.519841</text:p>
          </table:table-cell>
          <table:table-cell office:value-type="float" office:value="63.53071">
            <text:p>63.53071</text:p>
          </table:table-cell>
          <table:table-cell table:formula="of:=[.B1387]-[.C1387]" office:value-type="float" office:value="-6.010869">
            <text:p>-6.010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0152">
            <text:p>82.70152</text:p>
          </table:table-cell>
          <table:table-cell office:value-type="float" office:value="93.912426">
            <text:p>93.912426</text:p>
          </table:table-cell>
          <table:table-cell table:formula="of:=[.B1388]-[.C1388]" office:value-type="float" office:value="-11.210906">
            <text:p>-11.210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7059">
            <text:p>79.17059</text:p>
          </table:table-cell>
          <table:table-cell office:value-type="float" office:value="90.744271">
            <text:p>90.744271</text:p>
          </table:table-cell>
          <table:table-cell table:formula="of:=[.B1389]-[.C1389]" office:value-type="float" office:value="-11.573681">
            <text:p>-11.573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186953">
            <text:p>74.186953</text:p>
          </table:table-cell>
          <table:table-cell office:value-type="float" office:value="85.842255">
            <text:p>85.842255</text:p>
          </table:table-cell>
          <table:table-cell table:formula="of:=[.B1390]-[.C1390]" office:value-type="float" office:value="-11.655302">
            <text:p>-11.655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747614">
            <text:p>205.747614</text:p>
          </table:table-cell>
          <table:table-cell office:value-type="float" office:value="237.700026">
            <text:p>237.700026</text:p>
          </table:table-cell>
          <table:table-cell table:formula="of:=[.B1391]-[.C1391]" office:value-type="float" office:value="-31.952412">
            <text:p>-31.952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418666">
            <text:p>112.418666</text:p>
          </table:table-cell>
          <table:table-cell office:value-type="float" office:value="132.856905">
            <text:p>132.856905</text:p>
          </table:table-cell>
          <table:table-cell table:formula="of:=[.B1392]-[.C1392]" office:value-type="float" office:value="-20.438239">
            <text:p>-20.438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911927">
            <text:p>138.911927</text:p>
          </table:table-cell>
          <table:table-cell office:value-type="float" office:value="157.767422">
            <text:p>157.767422</text:p>
          </table:table-cell>
          <table:table-cell table:formula="of:=[.B1393]-[.C1393]" office:value-type="float" office:value="-18.855495">
            <text:p>-18.855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369565">
            <text:p>68.369565</text:p>
          </table:table-cell>
          <table:table-cell office:value-type="float" office:value="78.807095">
            <text:p>78.807095</text:p>
          </table:table-cell>
          <table:table-cell table:formula="of:=[.B1394]-[.C1394]" office:value-type="float" office:value="-10.43753">
            <text:p>-10.43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843535">
            <text:p>44.843535</text:p>
          </table:table-cell>
          <table:table-cell office:value-type="float" office:value="50.529094">
            <text:p>50.529094</text:p>
          </table:table-cell>
          <table:table-cell table:formula="of:=[.B1395]-[.C1395]" office:value-type="float" office:value="-5.685559">
            <text:p>-5.685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520785">
            <text:p>154.520785</text:p>
          </table:table-cell>
          <table:table-cell office:value-type="float" office:value="179.38662">
            <text:p>179.38662</text:p>
          </table:table-cell>
          <table:table-cell table:formula="of:=[.B1396]-[.C1396]" office:value-type="float" office:value="-24.865835">
            <text:p>-24.865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793384">
            <text:p>74.793384</text:p>
          </table:table-cell>
          <table:table-cell office:value-type="float" office:value="83.595139">
            <text:p>83.595139</text:p>
          </table:table-cell>
          <table:table-cell table:formula="of:=[.B1397]-[.C1397]" office:value-type="float" office:value="-8.801755">
            <text:p>-8.801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848566">
            <text:p>83.848566</text:p>
          </table:table-cell>
          <table:table-cell office:value-type="float" office:value="95.725365">
            <text:p>95.725365</text:p>
          </table:table-cell>
          <table:table-cell table:formula="of:=[.B1398]-[.C1398]" office:value-type="float" office:value="-11.876799">
            <text:p>-11.876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77074">
            <text:p>80.077074</text:p>
          </table:table-cell>
          <table:table-cell office:value-type="float" office:value="90.772363">
            <text:p>90.772363</text:p>
          </table:table-cell>
          <table:table-cell table:formula="of:=[.B1399]-[.C1399]" office:value-type="float" office:value="-10.695289">
            <text:p>-10.695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44799">
            <text:p>72.44799</text:p>
          </table:table-cell>
          <table:table-cell office:value-type="float" office:value="84.419583">
            <text:p>84.419583</text:p>
          </table:table-cell>
          <table:table-cell table:formula="of:=[.B1400]-[.C1400]" office:value-type="float" office:value="-11.971593">
            <text:p>-11.971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515549">
            <text:p>135.515549</text:p>
          </table:table-cell>
          <table:table-cell office:value-type="float" office:value="158.248202">
            <text:p>158.248202</text:p>
          </table:table-cell>
          <table:table-cell table:formula="of:=[.B1401]-[.C1401]" office:value-type="float" office:value="-22.732653">
            <text:p>-22.732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31303">
            <text:p>108.031303</text:p>
          </table:table-cell>
          <table:table-cell office:value-type="float" office:value="124.865225">
            <text:p>124.865225</text:p>
          </table:table-cell>
          <table:table-cell table:formula="of:=[.B1402]-[.C1402]" office:value-type="float" office:value="-16.833922">
            <text:p>-16.833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634897">
            <text:p>100.634897</text:p>
          </table:table-cell>
          <table:table-cell office:value-type="float" office:value="116.49703">
            <text:p>116.49703</text:p>
          </table:table-cell>
          <table:table-cell table:formula="of:=[.B1403]-[.C1403]" office:value-type="float" office:value="-15.862133">
            <text:p>-15.862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075671">
            <text:p>60.075671</text:p>
          </table:table-cell>
          <table:table-cell office:value-type="float" office:value="69.795526">
            <text:p>69.795526</text:p>
          </table:table-cell>
          <table:table-cell table:formula="of:=[.B1404]-[.C1404]" office:value-type="float" office:value="-9.719855">
            <text:p>-9.719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514054">
            <text:p>61.514054</text:p>
          </table:table-cell>
          <table:table-cell office:value-type="float" office:value="69.821992">
            <text:p>69.821992</text:p>
          </table:table-cell>
          <table:table-cell table:formula="of:=[.B1405]-[.C1405]" office:value-type="float" office:value="-8.30793799999999">
            <text:p>-8.307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5016">
            <text:p>72.75016</text:p>
          </table:table-cell>
          <table:table-cell office:value-type="float" office:value="83.75986">
            <text:p>83.75986</text:p>
          </table:table-cell>
          <table:table-cell table:formula="of:=[.B1406]-[.C1406]" office:value-type="float" office:value="-11.0097">
            <text:p>-11.0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819833">
            <text:p>145.819833</text:p>
          </table:table-cell>
          <table:table-cell office:value-type="float" office:value="159.112453">
            <text:p>159.112453</text:p>
          </table:table-cell>
          <table:table-cell table:formula="of:=[.B1407]-[.C1407]" office:value-type="float" office:value="-13.29262">
            <text:p>-13.29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032367">
            <text:p>92.032367</text:p>
          </table:table-cell>
          <table:table-cell office:value-type="float" office:value="106.280392">
            <text:p>106.280392</text:p>
          </table:table-cell>
          <table:table-cell table:formula="of:=[.B1408]-[.C1408]" office:value-type="float" office:value="-14.248025">
            <text:p>-14.248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071448">
            <text:p>44.071448</text:p>
          </table:table-cell>
          <table:table-cell office:value-type="float" office:value="49.50188">
            <text:p>49.50188</text:p>
          </table:table-cell>
          <table:table-cell table:formula="of:=[.B1409]-[.C1409]" office:value-type="float" office:value="-5.430432">
            <text:p>-5.430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022302">
            <text:p>52.022302</text:p>
          </table:table-cell>
          <table:table-cell office:value-type="float" office:value="58.93799">
            <text:p>58.93799</text:p>
          </table:table-cell>
          <table:table-cell table:formula="of:=[.B1410]-[.C1410]" office:value-type="float" office:value="-6.915688">
            <text:p>-6.915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61189">
            <text:p>143.61189</text:p>
          </table:table-cell>
          <table:table-cell office:value-type="float" office:value="168.912107">
            <text:p>168.912107</text:p>
          </table:table-cell>
          <table:table-cell table:formula="of:=[.B1411]-[.C1411]" office:value-type="float" office:value="-25.300217">
            <text:p>-25.300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6.30216">
            <text:p>436.30216</text:p>
          </table:table-cell>
          <table:table-cell office:value-type="float" office:value="485.754431">
            <text:p>485.754431</text:p>
          </table:table-cell>
          <table:table-cell table:formula="of:=[.B1412]-[.C1412]" office:value-type="float" office:value="-49.452271">
            <text:p>-49.452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2857">
            <text:p>67.22857</text:p>
          </table:table-cell>
          <table:table-cell office:value-type="float" office:value="80.352821">
            <text:p>80.352821</text:p>
          </table:table-cell>
          <table:table-cell table:formula="of:=[.B1413]-[.C1413]" office:value-type="float" office:value="-13.124251">
            <text:p>-13.124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2895">
            <text:p>100.12895</text:p>
          </table:table-cell>
          <table:table-cell office:value-type="float" office:value="115.483417">
            <text:p>115.483417</text:p>
          </table:table-cell>
          <table:table-cell table:formula="of:=[.B1414]-[.C1414]" office:value-type="float" office:value="-15.354467">
            <text:p>-15.354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36795">
            <text:p>97.236795</text:p>
          </table:table-cell>
          <table:table-cell office:value-type="float" office:value="114.705243">
            <text:p>114.705243</text:p>
          </table:table-cell>
          <table:table-cell table:formula="of:=[.B1415]-[.C1415]" office:value-type="float" office:value="-17.468448">
            <text:p>-17.468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964782">
            <text:p>62.964782</text:p>
          </table:table-cell>
          <table:table-cell office:value-type="float" office:value="72.182542">
            <text:p>72.182542</text:p>
          </table:table-cell>
          <table:table-cell table:formula="of:=[.B1416]-[.C1416]" office:value-type="float" office:value="-9.21776">
            <text:p>-9.217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08521">
            <text:p>68.208521</text:p>
          </table:table-cell>
          <table:table-cell office:value-type="float" office:value="79.27816">
            <text:p>79.27816</text:p>
          </table:table-cell>
          <table:table-cell table:formula="of:=[.B1417]-[.C1417]" office:value-type="float" office:value="-11.069639">
            <text:p>-11.069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375223">
            <text:p>139.375223</text:p>
          </table:table-cell>
          <table:table-cell office:value-type="float" office:value="157.334502">
            <text:p>157.334502</text:p>
          </table:table-cell>
          <table:table-cell table:formula="of:=[.B1418]-[.C1418]" office:value-type="float" office:value="-17.959279">
            <text:p>-17.959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1.042589">
            <text:p>321.042589</text:p>
          </table:table-cell>
          <table:table-cell office:value-type="float" office:value="363.982095">
            <text:p>363.982095</text:p>
          </table:table-cell>
          <table:table-cell table:formula="of:=[.B1419]-[.C1419]" office:value-type="float" office:value="-42.939506">
            <text:p>-42.93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239351">
            <text:p>238.239351</text:p>
          </table:table-cell>
          <table:table-cell office:value-type="float" office:value="279.375464">
            <text:p>279.375464</text:p>
          </table:table-cell>
          <table:table-cell table:formula="of:=[.B1420]-[.C1420]" office:value-type="float" office:value="-41.136113">
            <text:p>-41.136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542607">
            <text:p>243.542607</text:p>
          </table:table-cell>
          <table:table-cell office:value-type="float" office:value="278.910139">
            <text:p>278.910139</text:p>
          </table:table-cell>
          <table:table-cell table:formula="of:=[.B1421]-[.C1421]" office:value-type="float" office:value="-35.367532">
            <text:p>-35.367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179998">
            <text:p>89.179998</text:p>
          </table:table-cell>
          <table:table-cell office:value-type="float" office:value="104.374483">
            <text:p>104.374483</text:p>
          </table:table-cell>
          <table:table-cell table:formula="of:=[.B1422]-[.C1422]" office:value-type="float" office:value="-15.194485">
            <text:p>-15.194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843317">
            <text:p>102.843317</text:p>
          </table:table-cell>
          <table:table-cell office:value-type="float" office:value="118.47945">
            <text:p>118.47945</text:p>
          </table:table-cell>
          <table:table-cell table:formula="of:=[.B1423]-[.C1423]" office:value-type="float" office:value="-15.636133">
            <text:p>-15.636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19047">
            <text:p>73.19047</text:p>
          </table:table-cell>
          <table:table-cell office:value-type="float" office:value="81.044848">
            <text:p>81.044848</text:p>
          </table:table-cell>
          <table:table-cell table:formula="of:=[.B1424]-[.C1424]" office:value-type="float" office:value="-7.854378">
            <text:p>-7.854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733638">
            <text:p>132.733638</text:p>
          </table:table-cell>
          <table:table-cell office:value-type="float" office:value="157.408316">
            <text:p>157.408316</text:p>
          </table:table-cell>
          <table:table-cell table:formula="of:=[.B1425]-[.C1425]" office:value-type="float" office:value="-24.674678">
            <text:p>-24.674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.50406">
            <text:p>291.50406</text:p>
          </table:table-cell>
          <table:table-cell office:value-type="float" office:value="330.801977">
            <text:p>330.801977</text:p>
          </table:table-cell>
          <table:table-cell table:formula="of:=[.B1426]-[.C1426]" office:value-type="float" office:value="-39.297917">
            <text:p>-39.297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10736">
            <text:p>88.110736</text:p>
          </table:table-cell>
          <table:table-cell office:value-type="float" office:value="99.196465">
            <text:p>99.196465</text:p>
          </table:table-cell>
          <table:table-cell table:formula="of:=[.B1427]-[.C1427]" office:value-type="float" office:value="-11.085729">
            <text:p>-11.085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271305">
            <text:p>141.271305</text:p>
          </table:table-cell>
          <table:table-cell office:value-type="float" office:value="160.705353">
            <text:p>160.705353</text:p>
          </table:table-cell>
          <table:table-cell table:formula="of:=[.B1428]-[.C1428]" office:value-type="float" office:value="-19.434048">
            <text:p>-19.434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788712">
            <text:p>35.788712</text:p>
          </table:table-cell>
          <table:table-cell office:value-type="float" office:value="42.445649">
            <text:p>42.445649</text:p>
          </table:table-cell>
          <table:table-cell table:formula="of:=[.B1429]-[.C1429]" office:value-type="float" office:value="-6.65693700000001">
            <text:p>-6.656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26885">
            <text:p>53.826885</text:p>
          </table:table-cell>
          <table:table-cell office:value-type="float" office:value="64.4596">
            <text:p>64.4596</text:p>
          </table:table-cell>
          <table:table-cell table:formula="of:=[.B1430]-[.C1430]" office:value-type="float" office:value="-10.632715">
            <text:p>-10.632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84034">
            <text:p>75.184034</text:p>
          </table:table-cell>
          <table:table-cell office:value-type="float" office:value="88.104684">
            <text:p>88.104684</text:p>
          </table:table-cell>
          <table:table-cell table:formula="of:=[.B1431]-[.C1431]" office:value-type="float" office:value="-12.92065">
            <text:p>-12.92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090415">
            <text:p>256.090415</text:p>
          </table:table-cell>
          <table:table-cell office:value-type="float" office:value="284.764782">
            <text:p>284.764782</text:p>
          </table:table-cell>
          <table:table-cell table:formula="of:=[.B1432]-[.C1432]" office:value-type="float" office:value="-28.674367">
            <text:p>-28.674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58934">
            <text:p>92.658934</text:p>
          </table:table-cell>
          <table:table-cell office:value-type="float" office:value="109.985653">
            <text:p>109.985653</text:p>
          </table:table-cell>
          <table:table-cell table:formula="of:=[.B1433]-[.C1433]" office:value-type="float" office:value="-17.326719">
            <text:p>-17.326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5343">
            <text:p>115.65343</text:p>
          </table:table-cell>
          <table:table-cell office:value-type="float" office:value="130.66217">
            <text:p>130.66217</text:p>
          </table:table-cell>
          <table:table-cell table:formula="of:=[.B1434]-[.C1434]" office:value-type="float" office:value="-15.00874">
            <text:p>-15.00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80524">
            <text:p>57.380524</text:p>
          </table:table-cell>
          <table:table-cell office:value-type="float" office:value="67.179782">
            <text:p>67.179782</text:p>
          </table:table-cell>
          <table:table-cell table:formula="of:=[.B1435]-[.C1435]" office:value-type="float" office:value="-9.799258">
            <text:p>-9.799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63754">
            <text:p>84.263754</text:p>
          </table:table-cell>
          <table:table-cell office:value-type="float" office:value="92.632589">
            <text:p>92.632589</text:p>
          </table:table-cell>
          <table:table-cell table:formula="of:=[.B1436]-[.C1436]" office:value-type="float" office:value="-8.36883499999999">
            <text:p>-8.368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168347">
            <text:p>149.168347</text:p>
          </table:table-cell>
          <table:table-cell office:value-type="float" office:value="169.219595">
            <text:p>169.219595</text:p>
          </table:table-cell>
          <table:table-cell table:formula="of:=[.B1437]-[.C1437]" office:value-type="float" office:value="-20.051248">
            <text:p>-20.051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761927">
            <text:p>52.761927</text:p>
          </table:table-cell>
          <table:table-cell office:value-type="float" office:value="59.085839">
            <text:p>59.085839</text:p>
          </table:table-cell>
          <table:table-cell table:formula="of:=[.B1438]-[.C1438]" office:value-type="float" office:value="-6.323912">
            <text:p>-6.323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11175">
            <text:p>99.811175</text:p>
          </table:table-cell>
          <table:table-cell office:value-type="float" office:value="114.296281">
            <text:p>114.296281</text:p>
          </table:table-cell>
          <table:table-cell table:formula="of:=[.B1439]-[.C1439]" office:value-type="float" office:value="-14.485106">
            <text:p>-14.485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764046">
            <text:p>107.764046</text:p>
          </table:table-cell>
          <table:table-cell office:value-type="float" office:value="123.870486">
            <text:p>123.870486</text:p>
          </table:table-cell>
          <table:table-cell table:formula="of:=[.B1440]-[.C1440]" office:value-type="float" office:value="-16.10644">
            <text:p>-16.10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54267">
            <text:p>84.954267</text:p>
          </table:table-cell>
          <table:table-cell office:value-type="float" office:value="95.414194">
            <text:p>95.414194</text:p>
          </table:table-cell>
          <table:table-cell table:formula="of:=[.B1441]-[.C1441]" office:value-type="float" office:value="-10.459927">
            <text:p>-10.459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72898">
            <text:p>94.172898</text:p>
          </table:table-cell>
          <table:table-cell office:value-type="float" office:value="104.919143">
            <text:p>104.919143</text:p>
          </table:table-cell>
          <table:table-cell table:formula="of:=[.B1442]-[.C1442]" office:value-type="float" office:value="-10.746245">
            <text:p>-10.746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.794256">
            <text:p>381.794256</text:p>
          </table:table-cell>
          <table:table-cell office:value-type="float" office:value="430.590364">
            <text:p>430.590364</text:p>
          </table:table-cell>
          <table:table-cell table:formula="of:=[.B1443]-[.C1443]" office:value-type="float" office:value="-48.796108">
            <text:p>-48.796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647603">
            <text:p>109.647603</text:p>
          </table:table-cell>
          <table:table-cell office:value-type="float" office:value="124.422125">
            <text:p>124.422125</text:p>
          </table:table-cell>
          <table:table-cell table:formula="of:=[.B1444]-[.C1444]" office:value-type="float" office:value="-14.774522">
            <text:p>-14.774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097954">
            <text:p>97.097954</text:p>
          </table:table-cell>
          <table:table-cell office:value-type="float" office:value="116.162203">
            <text:p>116.162203</text:p>
          </table:table-cell>
          <table:table-cell table:formula="of:=[.B1445]-[.C1445]" office:value-type="float" office:value="-19.064249">
            <text:p>-19.064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601916">
            <text:p>65.601916</text:p>
          </table:table-cell>
          <table:table-cell office:value-type="float" office:value="73.949694">
            <text:p>73.949694</text:p>
          </table:table-cell>
          <table:table-cell table:formula="of:=[.B1446]-[.C1446]" office:value-type="float" office:value="-8.34777799999999">
            <text:p>-8.347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617117">
            <text:p>69.617117</text:p>
          </table:table-cell>
          <table:table-cell office:value-type="float" office:value="80.562227">
            <text:p>80.562227</text:p>
          </table:table-cell>
          <table:table-cell table:formula="of:=[.B1447]-[.C1447]" office:value-type="float" office:value="-10.94511">
            <text:p>-10.94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15964">
            <text:p>69.315964</text:p>
          </table:table-cell>
          <table:table-cell office:value-type="float" office:value="83.749001">
            <text:p>83.749001</text:p>
          </table:table-cell>
          <table:table-cell table:formula="of:=[.B1448]-[.C1448]" office:value-type="float" office:value="-14.433037">
            <text:p>-14.433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95762">
            <text:p>65.595762</text:p>
          </table:table-cell>
          <table:table-cell office:value-type="float" office:value="74.382002">
            <text:p>74.382002</text:p>
          </table:table-cell>
          <table:table-cell table:formula="of:=[.B1449]-[.C1449]" office:value-type="float" office:value="-8.78624000000001">
            <text:p>-8.78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223198">
            <text:p>48.223198</text:p>
          </table:table-cell>
          <table:table-cell office:value-type="float" office:value="57.053365">
            <text:p>57.053365</text:p>
          </table:table-cell>
          <table:table-cell table:formula="of:=[.B1450]-[.C1450]" office:value-type="float" office:value="-8.830167">
            <text:p>-8.830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14573">
            <text:p>77.814573</text:p>
          </table:table-cell>
          <table:table-cell office:value-type="float" office:value="86.440854">
            <text:p>86.440854</text:p>
          </table:table-cell>
          <table:table-cell table:formula="of:=[.B1451]-[.C1451]" office:value-type="float" office:value="-8.62628100000001">
            <text:p>-8.626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51681">
            <text:p>71.451681</text:p>
          </table:table-cell>
          <table:table-cell office:value-type="float" office:value="82.592104">
            <text:p>82.592104</text:p>
          </table:table-cell>
          <table:table-cell table:formula="of:=[.B1452]-[.C1452]" office:value-type="float" office:value="-11.140423">
            <text:p>-11.140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230874">
            <text:p>99.230874</text:p>
          </table:table-cell>
          <table:table-cell office:value-type="float" office:value="113.452998">
            <text:p>113.452998</text:p>
          </table:table-cell>
          <table:table-cell table:formula="of:=[.B1453]-[.C1453]" office:value-type="float" office:value="-14.222124">
            <text:p>-14.222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947258">
            <text:p>78.947258</text:p>
          </table:table-cell>
          <table:table-cell office:value-type="float" office:value="87.870889">
            <text:p>87.870889</text:p>
          </table:table-cell>
          <table:table-cell table:formula="of:=[.B1454]-[.C1454]" office:value-type="float" office:value="-8.923631">
            <text:p>-8.923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80714">
            <text:p>78.680714</text:p>
          </table:table-cell>
          <table:table-cell office:value-type="float" office:value="88.157466">
            <text:p>88.157466</text:p>
          </table:table-cell>
          <table:table-cell table:formula="of:=[.B1455]-[.C1455]" office:value-type="float" office:value="-9.47675200000001">
            <text:p>-9.476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2.891082">
            <text:p>502.891082</text:p>
          </table:table-cell>
          <table:table-cell office:value-type="float" office:value="554.37409">
            <text:p>554.37409</text:p>
          </table:table-cell>
          <table:table-cell table:formula="of:=[.B1456]-[.C1456]" office:value-type="float" office:value="-51.483008">
            <text:p>-51.483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64711">
            <text:p>57.364711</text:p>
          </table:table-cell>
          <table:table-cell office:value-type="float" office:value="65.085716">
            <text:p>65.085716</text:p>
          </table:table-cell>
          <table:table-cell table:formula="of:=[.B1457]-[.C1457]" office:value-type="float" office:value="-7.72100500000001">
            <text:p>-7.721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55681">
            <text:p>74.255681</text:p>
          </table:table-cell>
          <table:table-cell office:value-type="float" office:value="85.426802">
            <text:p>85.426802</text:p>
          </table:table-cell>
          <table:table-cell table:formula="of:=[.B1458]-[.C1458]" office:value-type="float" office:value="-11.171121">
            <text:p>-11.171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28626">
            <text:p>93.228626</text:p>
          </table:table-cell>
          <table:table-cell office:value-type="float" office:value="105.708317">
            <text:p>105.708317</text:p>
          </table:table-cell>
          <table:table-cell table:formula="of:=[.B1459]-[.C1459]" office:value-type="float" office:value="-12.479691">
            <text:p>-12.479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527537">
            <text:p>37.527537</text:p>
          </table:table-cell>
          <table:table-cell office:value-type="float" office:value="43.920819">
            <text:p>43.920819</text:p>
          </table:table-cell>
          <table:table-cell table:formula="of:=[.B1460]-[.C1460]" office:value-type="float" office:value="-6.393282">
            <text:p>-6.393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197319">
            <text:p>89.197319</text:p>
          </table:table-cell>
          <table:table-cell office:value-type="float" office:value="102.654658">
            <text:p>102.654658</text:p>
          </table:table-cell>
          <table:table-cell table:formula="of:=[.B1461]-[.C1461]" office:value-type="float" office:value="-13.457339">
            <text:p>-13.457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75505">
            <text:p>87.375505</text:p>
          </table:table-cell>
          <table:table-cell office:value-type="float" office:value="105.545958">
            <text:p>105.545958</text:p>
          </table:table-cell>
          <table:table-cell table:formula="of:=[.B1462]-[.C1462]" office:value-type="float" office:value="-18.170453">
            <text:p>-18.170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51159">
            <text:p>101.851159</text:p>
          </table:table-cell>
          <table:table-cell office:value-type="float" office:value="115.579236">
            <text:p>115.579236</text:p>
          </table:table-cell>
          <table:table-cell table:formula="of:=[.B1463]-[.C1463]" office:value-type="float" office:value="-13.728077">
            <text:p>-13.728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225">
            <text:p>107.4225</text:p>
          </table:table-cell>
          <table:table-cell office:value-type="float" office:value="124.021937">
            <text:p>124.021937</text:p>
          </table:table-cell>
          <table:table-cell table:formula="of:=[.B1464]-[.C1464]" office:value-type="float" office:value="-16.599437">
            <text:p>-16.599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672308">
            <text:p>207.672308</text:p>
          </table:table-cell>
          <table:table-cell office:value-type="float" office:value="232.58693">
            <text:p>232.58693</text:p>
          </table:table-cell>
          <table:table-cell table:formula="of:=[.B1465]-[.C1465]" office:value-type="float" office:value="-24.914622">
            <text:p>-24.914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069277">
            <text:p>59.069277</text:p>
          </table:table-cell>
          <table:table-cell office:value-type="float" office:value="68.528653">
            <text:p>68.528653</text:p>
          </table:table-cell>
          <table:table-cell table:formula="of:=[.B1466]-[.C1466]" office:value-type="float" office:value="-9.45937600000001">
            <text:p>-9.459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981147">
            <text:p>92.981147</text:p>
          </table:table-cell>
          <table:table-cell office:value-type="float" office:value="98.958624">
            <text:p>98.958624</text:p>
          </table:table-cell>
          <table:table-cell table:formula="of:=[.B1467]-[.C1467]" office:value-type="float" office:value="-5.97747700000001">
            <text:p>-5.977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477143">
            <text:p>122.477143</text:p>
          </table:table-cell>
          <table:table-cell office:value-type="float" office:value="127.197384">
            <text:p>127.197384</text:p>
          </table:table-cell>
          <table:table-cell table:formula="of:=[.B1468]-[.C1468]" office:value-type="float" office:value="-4.720241">
            <text:p>-4.720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41118">
            <text:p>65.741118</text:p>
          </table:table-cell>
          <table:table-cell office:value-type="float" office:value="70.253765">
            <text:p>70.253765</text:p>
          </table:table-cell>
          <table:table-cell table:formula="of:=[.B1469]-[.C1469]" office:value-type="float" office:value="-4.512647">
            <text:p>-4.512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072363">
            <text:p>177.072363</text:p>
          </table:table-cell>
          <table:table-cell office:value-type="float" office:value="181.771335">
            <text:p>181.771335</text:p>
          </table:table-cell>
          <table:table-cell table:formula="of:=[.B1470]-[.C1470]" office:value-type="float" office:value="-4.698972">
            <text:p>-4.698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84962">
            <text:p>67.084962</text:p>
          </table:table-cell>
          <table:table-cell office:value-type="float" office:value="72.839232">
            <text:p>72.839232</text:p>
          </table:table-cell>
          <table:table-cell table:formula="of:=[.B1471]-[.C1471]" office:value-type="float" office:value="-5.75426999999999">
            <text:p>-5.75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660447">
            <text:p>28.660447</text:p>
          </table:table-cell>
          <table:table-cell office:value-type="float" office:value="28.492653">
            <text:p>28.492653</text:p>
          </table:table-cell>
          <table:table-cell table:formula="of:=[.B1472]-[.C1472]" office:value-type="float" office:value="0.167794000000001">
            <text:p>0.167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80678">
            <text:p>120.680678</text:p>
          </table:table-cell>
          <table:table-cell office:value-type="float" office:value="125.264031">
            <text:p>125.264031</text:p>
          </table:table-cell>
          <table:table-cell table:formula="of:=[.B1473]-[.C1473]" office:value-type="float" office:value="-4.583353">
            <text:p>-4.583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931265">
            <text:p>32.931265</text:p>
          </table:table-cell>
          <table:table-cell office:value-type="float" office:value="33.817356">
            <text:p>33.817356</text:p>
          </table:table-cell>
          <table:table-cell table:formula="of:=[.B1474]-[.C1474]" office:value-type="float" office:value="-0.886090999999993">
            <text:p>-0.886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127351">
            <text:p>121.127351</text:p>
          </table:table-cell>
          <table:table-cell office:value-type="float" office:value="123.52764">
            <text:p>123.52764</text:p>
          </table:table-cell>
          <table:table-cell table:formula="of:=[.B1475]-[.C1475]" office:value-type="float" office:value="-2.400289">
            <text:p>-2.400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89396">
            <text:p>80.89396</text:p>
          </table:table-cell>
          <table:table-cell office:value-type="float" office:value="83.380263">
            <text:p>83.380263</text:p>
          </table:table-cell>
          <table:table-cell table:formula="of:=[.B1476]-[.C1476]" office:value-type="float" office:value="-2.48630299999999">
            <text:p>-2.486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0777">
            <text:p>165.0777</text:p>
          </table:table-cell>
          <table:table-cell office:value-type="float" office:value="174.404046">
            <text:p>174.404046</text:p>
          </table:table-cell>
          <table:table-cell table:formula="of:=[.B1477]-[.C1477]" office:value-type="float" office:value="-9.326346">
            <text:p>-9.326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3586">
            <text:p>143.3586</text:p>
          </table:table-cell>
          <table:table-cell office:value-type="float" office:value="146.255574">
            <text:p>146.255574</text:p>
          </table:table-cell>
          <table:table-cell table:formula="of:=[.B1478]-[.C1478]" office:value-type="float" office:value="-2.896974">
            <text:p>-2.896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7.828396">
            <text:p>657.828396</text:p>
          </table:table-cell>
          <table:table-cell office:value-type="float" office:value="790.631528">
            <text:p>790.631528</text:p>
          </table:table-cell>
          <table:table-cell table:formula="of:=[.B1479]-[.C1479]" office:value-type="float" office:value="-132.803132">
            <text:p>-132.803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788466">
            <text:p>108.788466</text:p>
          </table:table-cell>
          <table:table-cell office:value-type="float" office:value="118.450015">
            <text:p>118.450015</text:p>
          </table:table-cell>
          <table:table-cell table:formula="of:=[.B1480]-[.C1480]" office:value-type="float" office:value="-9.66154899999999">
            <text:p>-9.661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093842">
            <text:p>23.093842</text:p>
          </table:table-cell>
          <table:table-cell office:value-type="float" office:value="24.822087">
            <text:p>24.822087</text:p>
          </table:table-cell>
          <table:table-cell table:formula="of:=[.B1481]-[.C1481]" office:value-type="float" office:value="-1.728245">
            <text:p>-1.728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616021">
            <text:p>112.616021</text:p>
          </table:table-cell>
          <table:table-cell office:value-type="float" office:value="117.324412">
            <text:p>117.324412</text:p>
          </table:table-cell>
          <table:table-cell table:formula="of:=[.B1482]-[.C1482]" office:value-type="float" office:value="-4.70839099999999">
            <text:p>-4.708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7.751227">
            <text:p>427.751227</text:p>
          </table:table-cell>
          <table:table-cell office:value-type="float" office:value="479.438705">
            <text:p>479.438705</text:p>
          </table:table-cell>
          <table:table-cell table:formula="of:=[.B1483]-[.C1483]" office:value-type="float" office:value="-51.6874780000001">
            <text:p>-51.687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6.807694">
            <text:p>306.807694</text:p>
          </table:table-cell>
          <table:table-cell office:value-type="float" office:value="304.395962">
            <text:p>304.395962</text:p>
          </table:table-cell>
          <table:table-cell table:formula="of:=[.B1484]-[.C1484]" office:value-type="float" office:value="2.41173200000003">
            <text:p>2.411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279006">
            <text:p>95.279006</text:p>
          </table:table-cell>
          <table:table-cell office:value-type="float" office:value="104.266856">
            <text:p>104.266856</text:p>
          </table:table-cell>
          <table:table-cell table:formula="of:=[.B1485]-[.C1485]" office:value-type="float" office:value="-8.98785000000001">
            <text:p>-8.98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446939">
            <text:p>174.446939</text:p>
          </table:table-cell>
          <table:table-cell office:value-type="float" office:value="180.875176">
            <text:p>180.875176</text:p>
          </table:table-cell>
          <table:table-cell table:formula="of:=[.B1486]-[.C1486]" office:value-type="float" office:value="-6.42823700000002">
            <text:p>-6.428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467395">
            <text:p>121.467395</text:p>
          </table:table-cell>
          <table:table-cell office:value-type="float" office:value="127.171437">
            <text:p>127.171437</text:p>
          </table:table-cell>
          <table:table-cell table:formula="of:=[.B1487]-[.C1487]" office:value-type="float" office:value="-5.704042">
            <text:p>-5.704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925444">
            <text:p>210.925444</text:p>
          </table:table-cell>
          <table:table-cell office:value-type="float" office:value="231.124412">
            <text:p>231.124412</text:p>
          </table:table-cell>
          <table:table-cell table:formula="of:=[.B1488]-[.C1488]" office:value-type="float" office:value="-20.198968">
            <text:p>-20.198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16415">
            <text:p>55.316415</text:p>
          </table:table-cell>
          <table:table-cell office:value-type="float" office:value="56.953583">
            <text:p>56.953583</text:p>
          </table:table-cell>
          <table:table-cell table:formula="of:=[.B1489]-[.C1489]" office:value-type="float" office:value="-1.637168">
            <text:p>-1.637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373708">
            <text:p>36.373708</text:p>
          </table:table-cell>
          <table:table-cell office:value-type="float" office:value="37.195645">
            <text:p>37.195645</text:p>
          </table:table-cell>
          <table:table-cell table:formula="of:=[.B1490]-[.C1490]" office:value-type="float" office:value="-0.821936999999998">
            <text:p>-0.821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93118">
            <text:p>233.93118</text:p>
          </table:table-cell>
          <table:table-cell office:value-type="float" office:value="240.788971">
            <text:p>240.788971</text:p>
          </table:table-cell>
          <table:table-cell table:formula="of:=[.B1491]-[.C1491]" office:value-type="float" office:value="-6.85779099999999">
            <text:p>-6.857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288595">
            <text:p>182.288595</text:p>
          </table:table-cell>
          <table:table-cell office:value-type="float" office:value="194.724256">
            <text:p>194.724256</text:p>
          </table:table-cell>
          <table:table-cell table:formula="of:=[.B1492]-[.C1492]" office:value-type="float" office:value="-12.435661">
            <text:p>-12.435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529867">
            <text:p>128.529867</text:p>
          </table:table-cell>
          <table:table-cell office:value-type="float" office:value="134.44983">
            <text:p>134.44983</text:p>
          </table:table-cell>
          <table:table-cell table:formula="of:=[.B1493]-[.C1493]" office:value-type="float" office:value="-5.919963">
            <text:p>-5.919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963291">
            <text:p>152.963291</text:p>
          </table:table-cell>
          <table:table-cell office:value-type="float" office:value="162.488444">
            <text:p>162.488444</text:p>
          </table:table-cell>
          <table:table-cell table:formula="of:=[.B1494]-[.C1494]" office:value-type="float" office:value="-9.52515299999999">
            <text:p>-9.525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745488">
            <text:p>57.745488</text:p>
          </table:table-cell>
          <table:table-cell office:value-type="float" office:value="56.907079">
            <text:p>56.907079</text:p>
          </table:table-cell>
          <table:table-cell table:formula="of:=[.B1495]-[.C1495]" office:value-type="float" office:value="0.838408999999999">
            <text:p>0.838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789055">
            <text:p>89.789055</text:p>
          </table:table-cell>
          <table:table-cell office:value-type="float" office:value="95.661541">
            <text:p>95.661541</text:p>
          </table:table-cell>
          <table:table-cell table:formula="of:=[.B1496]-[.C1496]" office:value-type="float" office:value="-5.872486">
            <text:p>-5.872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097685">
            <text:p>225.097685</text:p>
          </table:table-cell>
          <table:table-cell office:value-type="float" office:value="245.256666">
            <text:p>245.256666</text:p>
          </table:table-cell>
          <table:table-cell table:formula="of:=[.B1497]-[.C1497]" office:value-type="float" office:value="-20.158981">
            <text:p>-20.158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24456">
            <text:p>76.924456</text:p>
          </table:table-cell>
          <table:table-cell office:value-type="float" office:value="81.059235">
            <text:p>81.059235</text:p>
          </table:table-cell>
          <table:table-cell table:formula="of:=[.B1498]-[.C1498]" office:value-type="float" office:value="-4.13477899999999">
            <text:p>-4.134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916026">
            <text:p>147.916026</text:p>
          </table:table-cell>
          <table:table-cell office:value-type="float" office:value="154.205822">
            <text:p>154.205822</text:p>
          </table:table-cell>
          <table:table-cell table:formula="of:=[.B1499]-[.C1499]" office:value-type="float" office:value="-6.28979600000002">
            <text:p>-6.289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.196908">
            <text:p>302.196908</text:p>
          </table:table-cell>
          <table:table-cell office:value-type="float" office:value="329.122186">
            <text:p>329.122186</text:p>
          </table:table-cell>
          <table:table-cell table:formula="of:=[.B1500]-[.C1500]" office:value-type="float" office:value="-26.925278">
            <text:p>-26.925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05498">
            <text:p>70.205498</text:p>
          </table:table-cell>
          <table:table-cell office:value-type="float" office:value="73.076483">
            <text:p>73.076483</text:p>
          </table:table-cell>
          <table:table-cell table:formula="of:=[.B1501]-[.C1501]" office:value-type="float" office:value="-2.87098499999999">
            <text:p>-2.870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69501">
            <text:p>88.069501</text:p>
          </table:table-cell>
          <table:table-cell office:value-type="float" office:value="93.172351">
            <text:p>93.172351</text:p>
          </table:table-cell>
          <table:table-cell table:formula="of:=[.B1502]-[.C1502]" office:value-type="float" office:value="-5.10285">
            <text:p>-5.10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616668">
            <text:p>41.616668</text:p>
          </table:table-cell>
          <table:table-cell office:value-type="float" office:value="43.08916">
            <text:p>43.08916</text:p>
          </table:table-cell>
          <table:table-cell table:formula="of:=[.B1503]-[.C1503]" office:value-type="float" office:value="-1.472492">
            <text:p>-1.472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22483">
            <text:p>65.522483</text:p>
          </table:table-cell>
          <table:table-cell office:value-type="float" office:value="67.870038">
            <text:p>67.870038</text:p>
          </table:table-cell>
          <table:table-cell table:formula="of:=[.B1504]-[.C1504]" office:value-type="float" office:value="-2.347555">
            <text:p>-2.3475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248946">
            <text:p>107.248946</text:p>
          </table:table-cell>
          <table:table-cell office:value-type="float" office:value="112.485193">
            <text:p>112.485193</text:p>
          </table:table-cell>
          <table:table-cell table:formula="of:=[.B1505]-[.C1505]" office:value-type="float" office:value="-5.23624699999999">
            <text:p>-5.236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444215">
            <text:p>84.444215</text:p>
          </table:table-cell>
          <table:table-cell office:value-type="float" office:value="87.924948">
            <text:p>87.924948</text:p>
          </table:table-cell>
          <table:table-cell table:formula="of:=[.B1506]-[.C1506]" office:value-type="float" office:value="-3.480733">
            <text:p>-3.480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191387">
            <text:p>25.191387</text:p>
          </table:table-cell>
          <table:table-cell office:value-type="float" office:value="26.190721">
            <text:p>26.190721</text:p>
          </table:table-cell>
          <table:table-cell table:formula="of:=[.B1507]-[.C1507]" office:value-type="float" office:value="-0.999334000000001">
            <text:p>-0.999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99217">
            <text:p>83.499217</text:p>
          </table:table-cell>
          <table:table-cell office:value-type="float" office:value="84.870134">
            <text:p>84.870134</text:p>
          </table:table-cell>
          <table:table-cell table:formula="of:=[.B1508]-[.C1508]" office:value-type="float" office:value="-1.37091699999999">
            <text:p>-1.370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674363">
            <text:p>97.674363</text:p>
          </table:table-cell>
          <table:table-cell office:value-type="float" office:value="100.9663">
            <text:p>100.9663</text:p>
          </table:table-cell>
          <table:table-cell table:formula="of:=[.B1509]-[.C1509]" office:value-type="float" office:value="-3.291937">
            <text:p>-3.291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9.617485">
            <text:p>349.617485</text:p>
          </table:table-cell>
          <table:table-cell office:value-type="float" office:value="362.331856">
            <text:p>362.331856</text:p>
          </table:table-cell>
          <table:table-cell table:formula="of:=[.B1510]-[.C1510]" office:value-type="float" office:value="-12.714371">
            <text:p>-12.714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723463">
            <text:p>132.723463</text:p>
          </table:table-cell>
          <table:table-cell office:value-type="float" office:value="138.378977">
            <text:p>138.378977</text:p>
          </table:table-cell>
          <table:table-cell table:formula="of:=[.B1511]-[.C1511]" office:value-type="float" office:value="-5.65551399999998">
            <text:p>-5.655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423601">
            <text:p>241.423601</text:p>
          </table:table-cell>
          <table:table-cell office:value-type="float" office:value="253.38692">
            <text:p>253.38692</text:p>
          </table:table-cell>
          <table:table-cell table:formula="of:=[.B1512]-[.C1512]" office:value-type="float" office:value="-11.963319">
            <text:p>-11.963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683403">
            <text:p>130.683403</text:p>
          </table:table-cell>
          <table:table-cell office:value-type="float" office:value="141.673021">
            <text:p>141.673021</text:p>
          </table:table-cell>
          <table:table-cell table:formula="of:=[.B1513]-[.C1513]" office:value-type="float" office:value="-10.989618">
            <text:p>-10.989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655731">
            <text:p>262.655731</text:p>
          </table:table-cell>
          <table:table-cell office:value-type="float" office:value="273.992281">
            <text:p>273.992281</text:p>
          </table:table-cell>
          <table:table-cell table:formula="of:=[.B1514]-[.C1514]" office:value-type="float" office:value="-11.33655">
            <text:p>-11.33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270113">
            <text:p>48.270113</text:p>
          </table:table-cell>
          <table:table-cell office:value-type="float" office:value="50.007381">
            <text:p>50.007381</text:p>
          </table:table-cell>
          <table:table-cell table:formula="of:=[.B1515]-[.C1515]" office:value-type="float" office:value="-1.737268">
            <text:p>-1.737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551887">
            <text:p>181.551887</text:p>
          </table:table-cell>
          <table:table-cell office:value-type="float" office:value="194.916528">
            <text:p>194.916528</text:p>
          </table:table-cell>
          <table:table-cell table:formula="of:=[.B1516]-[.C1516]" office:value-type="float" office:value="-13.364641">
            <text:p>-13.364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21116">
            <text:p>91.221116</text:p>
          </table:table-cell>
          <table:table-cell office:value-type="float" office:value="95.702734">
            <text:p>95.702734</text:p>
          </table:table-cell>
          <table:table-cell table:formula="of:=[.B1517]-[.C1517]" office:value-type="float" office:value="-4.48161800000001">
            <text:p>-4.481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252224">
            <text:p>41.252224</text:p>
          </table:table-cell>
          <table:table-cell office:value-type="float" office:value="43.6014">
            <text:p>43.6014</text:p>
          </table:table-cell>
          <table:table-cell table:formula="of:=[.B1518]-[.C1518]" office:value-type="float" office:value="-2.349176">
            <text:p>-2.349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261408">
            <text:p>139.261408</text:p>
          </table:table-cell>
          <table:table-cell office:value-type="float" office:value="145.874253">
            <text:p>145.874253</text:p>
          </table:table-cell>
          <table:table-cell table:formula="of:=[.B1519]-[.C1519]" office:value-type="float" office:value="-6.61284500000002">
            <text:p>-6.6128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11307">
            <text:p>166.11307</text:p>
          </table:table-cell>
          <table:table-cell office:value-type="float" office:value="172.453331">
            <text:p>172.453331</text:p>
          </table:table-cell>
          <table:table-cell table:formula="of:=[.B1520]-[.C1520]" office:value-type="float" office:value="-6.340261">
            <text:p>-6.340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116023">
            <text:p>144.116023</text:p>
          </table:table-cell>
          <table:table-cell office:value-type="float" office:value="151.125687">
            <text:p>151.125687</text:p>
          </table:table-cell>
          <table:table-cell table:formula="of:=[.B1521]-[.C1521]" office:value-type="float" office:value="-7.00966399999999">
            <text:p>-7.009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1631">
            <text:p>36.1631</text:p>
          </table:table-cell>
          <table:table-cell office:value-type="float" office:value="39.138684">
            <text:p>39.138684</text:p>
          </table:table-cell>
          <table:table-cell table:formula="of:=[.B1522]-[.C1522]" office:value-type="float" office:value="-2.975584">
            <text:p>-2.975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89646">
            <text:p>78.789646</text:p>
          </table:table-cell>
          <table:table-cell office:value-type="float" office:value="81.580404">
            <text:p>81.580404</text:p>
          </table:table-cell>
          <table:table-cell table:formula="of:=[.B1523]-[.C1523]" office:value-type="float" office:value="-2.790758">
            <text:p>-2.790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1974">
            <text:p>65.51974</text:p>
          </table:table-cell>
          <table:table-cell office:value-type="float" office:value="67.453477">
            <text:p>67.453477</text:p>
          </table:table-cell>
          <table:table-cell table:formula="of:=[.B1524]-[.C1524]" office:value-type="float" office:value="-1.93373700000001">
            <text:p>-1.9337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010409">
            <text:p>42.010409</text:p>
          </table:table-cell>
          <table:table-cell office:value-type="float" office:value="42.42242">
            <text:p>42.42242</text:p>
          </table:table-cell>
          <table:table-cell table:formula="of:=[.B1525]-[.C1525]" office:value-type="float" office:value="-0.412011">
            <text:p>-0.412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698489">
            <text:p>85.698489</text:p>
          </table:table-cell>
          <table:table-cell office:value-type="float" office:value="87.555336">
            <text:p>87.555336</text:p>
          </table:table-cell>
          <table:table-cell table:formula="of:=[.B1526]-[.C1526]" office:value-type="float" office:value="-1.856847">
            <text:p>-1.856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1.980788">
            <text:p>341.980788</text:p>
          </table:table-cell>
          <table:table-cell office:value-type="float" office:value="382.144838">
            <text:p>382.144838</text:p>
          </table:table-cell>
          <table:table-cell table:formula="of:=[.B1527]-[.C1527]" office:value-type="float" office:value="-40.16405">
            <text:p>-40.16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549447">
            <text:p>103.549447</text:p>
          </table:table-cell>
          <table:table-cell office:value-type="float" office:value="109.779933">
            <text:p>109.779933</text:p>
          </table:table-cell>
          <table:table-cell table:formula="of:=[.B1528]-[.C1528]" office:value-type="float" office:value="-6.230486">
            <text:p>-6.230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946466">
            <text:p>149.946466</text:p>
          </table:table-cell>
          <table:table-cell office:value-type="float" office:value="156.675444">
            <text:p>156.675444</text:p>
          </table:table-cell>
          <table:table-cell table:formula="of:=[.B1529]-[.C1529]" office:value-type="float" office:value="-6.72897800000001">
            <text:p>-6.728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94745">
            <text:p>52.594745</text:p>
          </table:table-cell>
          <table:table-cell office:value-type="float" office:value="55.308988">
            <text:p>55.308988</text:p>
          </table:table-cell>
          <table:table-cell table:formula="of:=[.B1530]-[.C1530]" office:value-type="float" office:value="-2.714243">
            <text:p>-2.714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8249">
            <text:p>83.08249</text:p>
          </table:table-cell>
          <table:table-cell office:value-type="float" office:value="84.83792">
            <text:p>84.83792</text:p>
          </table:table-cell>
          <table:table-cell table:formula="of:=[.B1531]-[.C1531]" office:value-type="float" office:value="-1.75542999999999">
            <text:p>-1.75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845861">
            <text:p>195.845861</text:p>
          </table:table-cell>
          <table:table-cell office:value-type="float" office:value="207.707106">
            <text:p>207.707106</text:p>
          </table:table-cell>
          <table:table-cell table:formula="of:=[.B1532]-[.C1532]" office:value-type="float" office:value="-11.861245">
            <text:p>-11.861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264042">
            <text:p>134.264042</text:p>
          </table:table-cell>
          <table:table-cell office:value-type="float" office:value="140.003648">
            <text:p>140.003648</text:p>
          </table:table-cell>
          <table:table-cell table:formula="of:=[.B1533]-[.C1533]" office:value-type="float" office:value="-5.73960600000001">
            <text:p>-5.7396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53367">
            <text:p>179.53367</text:p>
          </table:table-cell>
          <table:table-cell office:value-type="float" office:value="187.748906">
            <text:p>187.748906</text:p>
          </table:table-cell>
          <table:table-cell table:formula="of:=[.B1534]-[.C1534]" office:value-type="float" office:value="-8.215236">
            <text:p>-8.215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510354">
            <text:p>35.510354</text:p>
          </table:table-cell>
          <table:table-cell office:value-type="float" office:value="36.242361">
            <text:p>36.242361</text:p>
          </table:table-cell>
          <table:table-cell table:formula="of:=[.B1535]-[.C1535]" office:value-type="float" office:value="-0.732007000000003">
            <text:p>-0.732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6.773072">
            <text:p>366.773072</text:p>
          </table:table-cell>
          <table:table-cell office:value-type="float" office:value="388.906535">
            <text:p>388.906535</text:p>
          </table:table-cell>
          <table:table-cell table:formula="of:=[.B1536]-[.C1536]" office:value-type="float" office:value="-22.133463">
            <text:p>-22.133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15206">
            <text:p>58.215206</text:p>
          </table:table-cell>
          <table:table-cell office:value-type="float" office:value="60.155131">
            <text:p>60.155131</text:p>
          </table:table-cell>
          <table:table-cell table:formula="of:=[.B1537]-[.C1537]" office:value-type="float" office:value="-1.939925">
            <text:p>-1.939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540721">
            <text:p>89.540721</text:p>
          </table:table-cell>
          <table:table-cell office:value-type="float" office:value="94.888376">
            <text:p>94.888376</text:p>
          </table:table-cell>
          <table:table-cell table:formula="of:=[.B1538]-[.C1538]" office:value-type="float" office:value="-5.34765499999999">
            <text:p>-5.347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202199">
            <text:p>205.202199</text:p>
          </table:table-cell>
          <table:table-cell office:value-type="float" office:value="210.666111">
            <text:p>210.666111</text:p>
          </table:table-cell>
          <table:table-cell table:formula="of:=[.B1539]-[.C1539]" office:value-type="float" office:value="-5.46391199999999">
            <text:p>-5.463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33383">
            <text:p>78.33383</text:p>
          </table:table-cell>
          <table:table-cell office:value-type="float" office:value="83.159238">
            <text:p>83.159238</text:p>
          </table:table-cell>
          <table:table-cell table:formula="of:=[.B1540]-[.C1540]" office:value-type="float" office:value="-4.825408">
            <text:p>-4.825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883766">
            <text:p>105.883766</text:p>
          </table:table-cell>
          <table:table-cell office:value-type="float" office:value="108.361313">
            <text:p>108.361313</text:p>
          </table:table-cell>
          <table:table-cell table:formula="of:=[.B1541]-[.C1541]" office:value-type="float" office:value="-2.477547">
            <text:p>-2.477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364599">
            <text:p>250.364599</text:p>
          </table:table-cell>
          <table:table-cell office:value-type="float" office:value="264.023287">
            <text:p>264.023287</text:p>
          </table:table-cell>
          <table:table-cell table:formula="of:=[.B1542]-[.C1542]" office:value-type="float" office:value="-13.658688">
            <text:p>-13.658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01288">
            <text:p>45.01288</text:p>
          </table:table-cell>
          <table:table-cell office:value-type="float" office:value="50.703647">
            <text:p>50.703647</text:p>
          </table:table-cell>
          <table:table-cell table:formula="of:=[.B1543]-[.C1543]" office:value-type="float" office:value="-5.69076699999999">
            <text:p>-5.690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596214">
            <text:p>132.596214</text:p>
          </table:table-cell>
          <table:table-cell office:value-type="float" office:value="140.017317">
            <text:p>140.017317</text:p>
          </table:table-cell>
          <table:table-cell table:formula="of:=[.B1544]-[.C1544]" office:value-type="float" office:value="-7.42110299999999">
            <text:p>-7.421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78645">
            <text:p>58.278645</text:p>
          </table:table-cell>
          <table:table-cell office:value-type="float" office:value="61.367945">
            <text:p>61.367945</text:p>
          </table:table-cell>
          <table:table-cell table:formula="of:=[.B1545]-[.C1545]" office:value-type="float" office:value="-3.0893">
            <text:p>-3.0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291545">
            <text:p>107.291545</text:p>
          </table:table-cell>
          <table:table-cell office:value-type="float" office:value="112.855814">
            <text:p>112.855814</text:p>
          </table:table-cell>
          <table:table-cell table:formula="of:=[.B1546]-[.C1546]" office:value-type="float" office:value="-5.564269">
            <text:p>-5.564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973656">
            <text:p>33.973656</text:p>
          </table:table-cell>
          <table:table-cell office:value-type="float" office:value="33.139893">
            <text:p>33.139893</text:p>
          </table:table-cell>
          <table:table-cell table:formula="of:=[.B1547]-[.C1547]" office:value-type="float" office:value="0.833762999999998">
            <text:p>0.833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157673">
            <text:p>143.157673</text:p>
          </table:table-cell>
          <table:table-cell office:value-type="float" office:value="145.743883">
            <text:p>145.743883</text:p>
          </table:table-cell>
          <table:table-cell table:formula="of:=[.B1548]-[.C1548]" office:value-type="float" office:value="-2.58621000000002">
            <text:p>-2.58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27877">
            <text:p>59.127877</text:p>
          </table:table-cell>
          <table:table-cell office:value-type="float" office:value="60.701251">
            <text:p>60.701251</text:p>
          </table:table-cell>
          <table:table-cell table:formula="of:=[.B1549]-[.C1549]" office:value-type="float" office:value="-1.573374">
            <text:p>-1.573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927863">
            <text:p>244.927863</text:p>
          </table:table-cell>
          <table:table-cell office:value-type="float" office:value="256.038494">
            <text:p>256.038494</text:p>
          </table:table-cell>
          <table:table-cell table:formula="of:=[.B1550]-[.C1550]" office:value-type="float" office:value="-11.110631">
            <text:p>-11.110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378584">
            <text:p>25.378584</text:p>
          </table:table-cell>
          <table:table-cell office:value-type="float" office:value="27.146446">
            <text:p>27.146446</text:p>
          </table:table-cell>
          <table:table-cell table:formula="of:=[.B1551]-[.C1551]" office:value-type="float" office:value="-1.767862">
            <text:p>-1.767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680635">
            <text:p>88.680635</text:p>
          </table:table-cell>
          <table:table-cell office:value-type="float" office:value="90.266485">
            <text:p>90.266485</text:p>
          </table:table-cell>
          <table:table-cell table:formula="of:=[.B1552]-[.C1552]" office:value-type="float" office:value="-1.58585000000001">
            <text:p>-1.58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121561">
            <text:p>83.121561</text:p>
          </table:table-cell>
          <table:table-cell office:value-type="float" office:value="88.62432">
            <text:p>88.62432</text:p>
          </table:table-cell>
          <table:table-cell table:formula="of:=[.B1553]-[.C1553]" office:value-type="float" office:value="-5.502759">
            <text:p>-5.502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264157">
            <text:p>133.264157</text:p>
          </table:table-cell>
          <table:table-cell office:value-type="float" office:value="138.805887">
            <text:p>138.805887</text:p>
          </table:table-cell>
          <table:table-cell table:formula="of:=[.B1554]-[.C1554]" office:value-type="float" office:value="-5.54173">
            <text:p>-5.54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55508">
            <text:p>71.855508</text:p>
          </table:table-cell>
          <table:table-cell office:value-type="float" office:value="74.553242">
            <text:p>74.553242</text:p>
          </table:table-cell>
          <table:table-cell table:formula="of:=[.B1555]-[.C1555]" office:value-type="float" office:value="-2.697734">
            <text:p>-2.697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16991">
            <text:p>90.516991</text:p>
          </table:table-cell>
          <table:table-cell office:value-type="float" office:value="93.310438">
            <text:p>93.310438</text:p>
          </table:table-cell>
          <table:table-cell table:formula="of:=[.B1556]-[.C1556]" office:value-type="float" office:value="-2.793447">
            <text:p>-2.793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202626">
            <text:p>35.202626</text:p>
          </table:table-cell>
          <table:table-cell office:value-type="float" office:value="36.66711">
            <text:p>36.66711</text:p>
          </table:table-cell>
          <table:table-cell table:formula="of:=[.B1557]-[.C1557]" office:value-type="float" office:value="-1.464484">
            <text:p>-1.464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292778">
            <text:p>27.292778</text:p>
          </table:table-cell>
          <table:table-cell office:value-type="float" office:value="29.179485">
            <text:p>29.179485</text:p>
          </table:table-cell>
          <table:table-cell table:formula="of:=[.B1558]-[.C1558]" office:value-type="float" office:value="-1.886707">
            <text:p>-1.886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962223">
            <text:p>52.962223</text:p>
          </table:table-cell>
          <table:table-cell office:value-type="float" office:value="55.019253">
            <text:p>55.019253</text:p>
          </table:table-cell>
          <table:table-cell table:formula="of:=[.B1559]-[.C1559]" office:value-type="float" office:value="-2.05703">
            <text:p>-2.05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41227">
            <text:p>75.641227</text:p>
          </table:table-cell>
          <table:table-cell office:value-type="float" office:value="77.365288">
            <text:p>77.365288</text:p>
          </table:table-cell>
          <table:table-cell table:formula="of:=[.B1560]-[.C1560]" office:value-type="float" office:value="-1.72406100000001">
            <text:p>-1.724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974337">
            <text:p>104.974337</text:p>
          </table:table-cell>
          <table:table-cell office:value-type="float" office:value="108.144397">
            <text:p>108.144397</text:p>
          </table:table-cell>
          <table:table-cell table:formula="of:=[.B1561]-[.C1561]" office:value-type="float" office:value="-3.17005999999999">
            <text:p>-3.17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743404">
            <text:p>91.743404</text:p>
          </table:table-cell>
          <table:table-cell office:value-type="float" office:value="95.370365">
            <text:p>95.370365</text:p>
          </table:table-cell>
          <table:table-cell table:formula="of:=[.B1562]-[.C1562]" office:value-type="float" office:value="-3.62696100000001">
            <text:p>-3.626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962084">
            <text:p>41.962084</text:p>
          </table:table-cell>
          <table:table-cell office:value-type="float" office:value="44.453368">
            <text:p>44.453368</text:p>
          </table:table-cell>
          <table:table-cell table:formula="of:=[.B1563]-[.C1563]" office:value-type="float" office:value="-2.491284">
            <text:p>-2.491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694213">
            <text:p>175.694213</text:p>
          </table:table-cell>
          <table:table-cell office:value-type="float" office:value="184.099092">
            <text:p>184.099092</text:p>
          </table:table-cell>
          <table:table-cell table:formula="of:=[.B1564]-[.C1564]" office:value-type="float" office:value="-8.40487900000002">
            <text:p>-8.404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1.610168">
            <text:p>341.610168</text:p>
          </table:table-cell>
          <table:table-cell office:value-type="float" office:value="343.380591">
            <text:p>343.380591</text:p>
          </table:table-cell>
          <table:table-cell table:formula="of:=[.B1565]-[.C1565]" office:value-type="float" office:value="-1.77042299999999">
            <text:p>-1.770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392747">
            <text:p>61.392747</text:p>
          </table:table-cell>
          <table:table-cell office:value-type="float" office:value="62.356096">
            <text:p>62.356096</text:p>
          </table:table-cell>
          <table:table-cell table:formula="of:=[.B1566]-[.C1566]" office:value-type="float" office:value="-0.963349000000001">
            <text:p>-0.963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25337">
            <text:p>80.225337</text:p>
          </table:table-cell>
          <table:table-cell office:value-type="float" office:value="83.47219">
            <text:p>83.47219</text:p>
          </table:table-cell>
          <table:table-cell table:formula="of:=[.B1567]-[.C1567]" office:value-type="float" office:value="-3.246853">
            <text:p>-3.246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759253">
            <text:p>134.759253</text:p>
          </table:table-cell>
          <table:table-cell office:value-type="float" office:value="140.270022">
            <text:p>140.270022</text:p>
          </table:table-cell>
          <table:table-cell table:formula="of:=[.B1568]-[.C1568]" office:value-type="float" office:value="-5.51076900000001">
            <text:p>-5.510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82314">
            <text:p>86.182314</text:p>
          </table:table-cell>
          <table:table-cell office:value-type="float" office:value="92.976633">
            <text:p>92.976633</text:p>
          </table:table-cell>
          <table:table-cell table:formula="of:=[.B1569]-[.C1569]" office:value-type="float" office:value="-6.794319">
            <text:p>-6.794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599559">
            <text:p>40.599559</text:p>
          </table:table-cell>
          <table:table-cell office:value-type="float" office:value="41.223963">
            <text:p>41.223963</text:p>
          </table:table-cell>
          <table:table-cell table:formula="of:=[.B1570]-[.C1570]" office:value-type="float" office:value="-0.624403999999998">
            <text:p>-0.624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.388787">
            <text:p>275.388787</text:p>
          </table:table-cell>
          <table:table-cell office:value-type="float" office:value="285.828934">
            <text:p>285.828934</text:p>
          </table:table-cell>
          <table:table-cell table:formula="of:=[.B1571]-[.C1571]" office:value-type="float" office:value="-10.440147">
            <text:p>-10.440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039692">
            <text:p>148.039692</text:p>
          </table:table-cell>
          <table:table-cell office:value-type="float" office:value="154.416904">
            <text:p>154.416904</text:p>
          </table:table-cell>
          <table:table-cell table:formula="of:=[.B1572]-[.C1572]" office:value-type="float" office:value="-6.37721199999999">
            <text:p>-6.377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789206">
            <text:p>132.789206</text:p>
          </table:table-cell>
          <table:table-cell office:value-type="float" office:value="136.248596">
            <text:p>136.248596</text:p>
          </table:table-cell>
          <table:table-cell table:formula="of:=[.B1573]-[.C1573]" office:value-type="float" office:value="-3.45938999999998">
            <text:p>-3.45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630693">
            <text:p>140.630693</text:p>
          </table:table-cell>
          <table:table-cell office:value-type="float" office:value="144.706396">
            <text:p>144.706396</text:p>
          </table:table-cell>
          <table:table-cell table:formula="of:=[.B1574]-[.C1574]" office:value-type="float" office:value="-4.075703">
            <text:p>-4.075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001493">
            <text:p>112.001493</text:p>
          </table:table-cell>
          <table:table-cell office:value-type="float" office:value="115.942911">
            <text:p>115.942911</text:p>
          </table:table-cell>
          <table:table-cell table:formula="of:=[.B1575]-[.C1575]" office:value-type="float" office:value="-3.941418">
            <text:p>-3.9414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304721">
            <text:p>232.304721</text:p>
          </table:table-cell>
          <table:table-cell office:value-type="float" office:value="239.014183">
            <text:p>239.014183</text:p>
          </table:table-cell>
          <table:table-cell table:formula="of:=[.B1576]-[.C1576]" office:value-type="float" office:value="-6.709462">
            <text:p>-6.709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19188">
            <text:p>75.119188</text:p>
          </table:table-cell>
          <table:table-cell office:value-type="float" office:value="78.903728">
            <text:p>78.903728</text:p>
          </table:table-cell>
          <table:table-cell table:formula="of:=[.B1577]-[.C1577]" office:value-type="float" office:value="-3.78454000000001">
            <text:p>-3.78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55706">
            <text:p>145.455706</text:p>
          </table:table-cell>
          <table:table-cell office:value-type="float" office:value="161.162996">
            <text:p>161.162996</text:p>
          </table:table-cell>
          <table:table-cell table:formula="of:=[.B1578]-[.C1578]" office:value-type="float" office:value="-15.70729">
            <text:p>-15.70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907368">
            <text:p>58.907368</text:p>
          </table:table-cell>
          <table:table-cell office:value-type="float" office:value="61.600039">
            <text:p>61.600039</text:p>
          </table:table-cell>
          <table:table-cell table:formula="of:=[.B1579]-[.C1579]" office:value-type="float" office:value="-2.692671">
            <text:p>-2.692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720848">
            <text:p>37.720848</text:p>
          </table:table-cell>
          <table:table-cell office:value-type="float" office:value="39.059502">
            <text:p>39.059502</text:p>
          </table:table-cell>
          <table:table-cell table:formula="of:=[.B1580]-[.C1580]" office:value-type="float" office:value="-1.33865400000001">
            <text:p>-1.338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87517">
            <text:p>65.987517</text:p>
          </table:table-cell>
          <table:table-cell office:value-type="float" office:value="69.468214">
            <text:p>69.468214</text:p>
          </table:table-cell>
          <table:table-cell table:formula="of:=[.B1581]-[.C1581]" office:value-type="float" office:value="-3.48069700000001">
            <text:p>-3.480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6.740988">
            <text:p>346.740988</text:p>
          </table:table-cell>
          <table:table-cell office:value-type="float" office:value="364.987558">
            <text:p>364.987558</text:p>
          </table:table-cell>
          <table:table-cell table:formula="of:=[.B1582]-[.C1582]" office:value-type="float" office:value="-18.24657">
            <text:p>-18.24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767408">
            <text:p>20.767408</text:p>
          </table:table-cell>
          <table:table-cell office:value-type="float" office:value="20.695588">
            <text:p>20.695588</text:p>
          </table:table-cell>
          <table:table-cell table:formula="of:=[.B1583]-[.C1583]" office:value-type="float" office:value="0.0718199999999989">
            <text:p>0.07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256152">
            <text:p>90.256152</text:p>
          </table:table-cell>
          <table:table-cell office:value-type="float" office:value="92.67668">
            <text:p>92.67668</text:p>
          </table:table-cell>
          <table:table-cell table:formula="of:=[.B1584]-[.C1584]" office:value-type="float" office:value="-2.420528">
            <text:p>-2.420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6.89481">
            <text:p>556.89481</text:p>
          </table:table-cell>
          <table:table-cell office:value-type="float" office:value="608.940815">
            <text:p>608.940815</text:p>
          </table:table-cell>
          <table:table-cell table:formula="of:=[.B1585]-[.C1585]" office:value-type="float" office:value="-52.046005">
            <text:p>-52.046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85309">
            <text:p>96.485309</text:p>
          </table:table-cell>
          <table:table-cell office:value-type="float" office:value="104.689041">
            <text:p>104.689041</text:p>
          </table:table-cell>
          <table:table-cell table:formula="of:=[.B1586]-[.C1586]" office:value-type="float" office:value="-8.203732">
            <text:p>-8.203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547429">
            <text:p>102.547429</text:p>
          </table:table-cell>
          <table:table-cell office:value-type="float" office:value="112.21085">
            <text:p>112.21085</text:p>
          </table:table-cell>
          <table:table-cell table:formula="of:=[.B1587]-[.C1587]" office:value-type="float" office:value="-9.663421">
            <text:p>-9.663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27303">
            <text:p>82.227303</text:p>
          </table:table-cell>
          <table:table-cell office:value-type="float" office:value="90.723511">
            <text:p>90.723511</text:p>
          </table:table-cell>
          <table:table-cell table:formula="of:=[.B1588]-[.C1588]" office:value-type="float" office:value="-8.496208">
            <text:p>-8.496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566309">
            <text:p>207.566309</text:p>
          </table:table-cell>
          <table:table-cell office:value-type="float" office:value="218.699992">
            <text:p>218.699992</text:p>
          </table:table-cell>
          <table:table-cell table:formula="of:=[.B1589]-[.C1589]" office:value-type="float" office:value="-11.133683">
            <text:p>-11.1336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06753">
            <text:p>67.706753</text:p>
          </table:table-cell>
          <table:table-cell office:value-type="float" office:value="69.225739">
            <text:p>69.225739</text:p>
          </table:table-cell>
          <table:table-cell table:formula="of:=[.B1590]-[.C1590]" office:value-type="float" office:value="-1.518986">
            <text:p>-1.518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87543">
            <text:p>75.287543</text:p>
          </table:table-cell>
          <table:table-cell office:value-type="float" office:value="81.069688">
            <text:p>81.069688</text:p>
          </table:table-cell>
          <table:table-cell table:formula="of:=[.B1591]-[.C1591]" office:value-type="float" office:value="-5.782145">
            <text:p>-5.782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708313">
            <text:p>138.708313</text:p>
          </table:table-cell>
          <table:table-cell office:value-type="float" office:value="144.303879">
            <text:p>144.303879</text:p>
          </table:table-cell>
          <table:table-cell table:formula="of:=[.B1592]-[.C1592]" office:value-type="float" office:value="-5.59556599999999">
            <text:p>-5.595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723103">
            <text:p>51.723103</text:p>
          </table:table-cell>
          <table:table-cell office:value-type="float" office:value="52.832517">
            <text:p>52.832517</text:p>
          </table:table-cell>
          <table:table-cell table:formula="of:=[.B1593]-[.C1593]" office:value-type="float" office:value="-1.109414">
            <text:p>-1.109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209621">
            <text:p>19.209621</text:p>
          </table:table-cell>
          <table:table-cell office:value-type="float" office:value="19.87739">
            <text:p>19.87739</text:p>
          </table:table-cell>
          <table:table-cell table:formula="of:=[.B1594]-[.C1594]" office:value-type="float" office:value="-0.667769">
            <text:p>-0.667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69506">
            <text:p>67.269506</text:p>
          </table:table-cell>
          <table:table-cell office:value-type="float" office:value="65.262144">
            <text:p>65.262144</text:p>
          </table:table-cell>
          <table:table-cell table:formula="of:=[.B1595]-[.C1595]" office:value-type="float" office:value="2.007362">
            <text:p>2.007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707484">
            <text:p>50.707484</text:p>
          </table:table-cell>
          <table:table-cell office:value-type="float" office:value="53.537767">
            <text:p>53.537767</text:p>
          </table:table-cell>
          <table:table-cell table:formula="of:=[.B1596]-[.C1596]" office:value-type="float" office:value="-2.830283">
            <text:p>-2.830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906091">
            <text:p>254.906091</text:p>
          </table:table-cell>
          <table:table-cell office:value-type="float" office:value="263.919462">
            <text:p>263.919462</text:p>
          </table:table-cell>
          <table:table-cell table:formula="of:=[.B1597]-[.C1597]" office:value-type="float" office:value="-9.01337100000001">
            <text:p>-9.013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271681">
            <text:p>92.271681</text:p>
          </table:table-cell>
          <table:table-cell office:value-type="float" office:value="97.113004">
            <text:p>97.113004</text:p>
          </table:table-cell>
          <table:table-cell table:formula="of:=[.B1598]-[.C1598]" office:value-type="float" office:value="-4.841323">
            <text:p>-4.841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47143">
            <text:p>67.547143</text:p>
          </table:table-cell>
          <table:table-cell office:value-type="float" office:value="71.091422">
            <text:p>71.091422</text:p>
          </table:table-cell>
          <table:table-cell table:formula="of:=[.B1599]-[.C1599]" office:value-type="float" office:value="-3.54427899999999">
            <text:p>-3.544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15121">
            <text:p>111.215121</text:p>
          </table:table-cell>
          <table:table-cell office:value-type="float" office:value="111.914573">
            <text:p>111.914573</text:p>
          </table:table-cell>
          <table:table-cell table:formula="of:=[.B1600]-[.C1600]" office:value-type="float" office:value="-0.699452000000008">
            <text:p>-0.699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.523478">
            <text:p>280.523478</text:p>
          </table:table-cell>
          <table:table-cell office:value-type="float" office:value="298.769263">
            <text:p>298.769263</text:p>
          </table:table-cell>
          <table:table-cell table:formula="of:=[.B1601]-[.C1601]" office:value-type="float" office:value="-18.245785">
            <text:p>-18.245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438578">
            <text:p>84.438578</text:p>
          </table:table-cell>
          <table:table-cell office:value-type="float" office:value="88.225921">
            <text:p>88.225921</text:p>
          </table:table-cell>
          <table:table-cell table:formula="of:=[.B1602]-[.C1602]" office:value-type="float" office:value="-3.78734299999999">
            <text:p>-3.787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8.369724">
            <text:p>428.369724</text:p>
          </table:table-cell>
          <table:table-cell office:value-type="float" office:value="459.52062">
            <text:p>459.52062</text:p>
          </table:table-cell>
          <table:table-cell table:formula="of:=[.B1603]-[.C1603]" office:value-type="float" office:value="-31.150896">
            <text:p>-31.150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59363">
            <text:p>71.159363</text:p>
          </table:table-cell>
          <table:table-cell office:value-type="float" office:value="72.270832">
            <text:p>72.270832</text:p>
          </table:table-cell>
          <table:table-cell table:formula="of:=[.B1604]-[.C1604]" office:value-type="float" office:value="-1.111469">
            <text:p>-1.111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462516">
            <text:p>118.462516</text:p>
          </table:table-cell>
          <table:table-cell office:value-type="float" office:value="125.401278">
            <text:p>125.401278</text:p>
          </table:table-cell>
          <table:table-cell table:formula="of:=[.B1605]-[.C1605]" office:value-type="float" office:value="-6.93876200000001">
            <text:p>-6.938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13636">
            <text:p>70.713636</text:p>
          </table:table-cell>
          <table:table-cell office:value-type="float" office:value="73.222793">
            <text:p>73.222793</text:p>
          </table:table-cell>
          <table:table-cell table:formula="of:=[.B1606]-[.C1606]" office:value-type="float" office:value="-2.509157">
            <text:p>-2.509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1619">
            <text:p>92.61619</text:p>
          </table:table-cell>
          <table:table-cell office:value-type="float" office:value="95.137184">
            <text:p>95.137184</text:p>
          </table:table-cell>
          <table:table-cell table:formula="of:=[.B1607]-[.C1607]" office:value-type="float" office:value="-2.520994">
            <text:p>-2.520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863008">
            <text:p>39.863008</text:p>
          </table:table-cell>
          <table:table-cell office:value-type="float" office:value="41.071821">
            <text:p>41.071821</text:p>
          </table:table-cell>
          <table:table-cell table:formula="of:=[.B1608]-[.C1608]" office:value-type="float" office:value="-1.208813">
            <text:p>-1.208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870632">
            <text:p>55.870632</text:p>
          </table:table-cell>
          <table:table-cell office:value-type="float" office:value="58.778999">
            <text:p>58.778999</text:p>
          </table:table-cell>
          <table:table-cell table:formula="of:=[.B1609]-[.C1609]" office:value-type="float" office:value="-2.908367">
            <text:p>-2.908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5.385469">
            <text:p>315.385469</text:p>
          </table:table-cell>
          <table:table-cell office:value-type="float" office:value="332.03559">
            <text:p>332.03559</text:p>
          </table:table-cell>
          <table:table-cell table:formula="of:=[.B1610]-[.C1610]" office:value-type="float" office:value="-16.650121">
            <text:p>-16.650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4.195646">
            <text:p>454.195646</text:p>
          </table:table-cell>
          <table:table-cell office:value-type="float" office:value="474.804494">
            <text:p>474.804494</text:p>
          </table:table-cell>
          <table:table-cell table:formula="of:=[.B1611]-[.C1611]" office:value-type="float" office:value="-20.608848">
            <text:p>-20.608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147313">
            <text:p>78.147313</text:p>
          </table:table-cell>
          <table:table-cell office:value-type="float" office:value="82.642932">
            <text:p>82.642932</text:p>
          </table:table-cell>
          <table:table-cell table:formula="of:=[.B1612]-[.C1612]" office:value-type="float" office:value="-4.49561900000001">
            <text:p>-4.495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96411">
            <text:p>128.696411</text:p>
          </table:table-cell>
          <table:table-cell office:value-type="float" office:value="133.721597">
            <text:p>133.721597</text:p>
          </table:table-cell>
          <table:table-cell table:formula="of:=[.B1613]-[.C1613]" office:value-type="float" office:value="-5.02518599999999">
            <text:p>-5.025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259887">
            <text:p>72.259887</text:p>
          </table:table-cell>
          <table:table-cell office:value-type="float" office:value="73.607357">
            <text:p>73.607357</text:p>
          </table:table-cell>
          <table:table-cell table:formula="of:=[.B1614]-[.C1614]" office:value-type="float" office:value="-1.34746999999999">
            <text:p>-1.34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327895">
            <text:p>99.327895</text:p>
          </table:table-cell>
          <table:table-cell office:value-type="float" office:value="103.574919">
            <text:p>103.574919</text:p>
          </table:table-cell>
          <table:table-cell table:formula="of:=[.B1615]-[.C1615]" office:value-type="float" office:value="-4.247024">
            <text:p>-4.247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987537">
            <text:p>21.987537</text:p>
          </table:table-cell>
          <table:table-cell office:value-type="float" office:value="23.128096">
            <text:p>23.128096</text:p>
          </table:table-cell>
          <table:table-cell table:formula="of:=[.B1616]-[.C1616]" office:value-type="float" office:value="-1.140559">
            <text:p>-1.140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730965">
            <text:p>77.730965</text:p>
          </table:table-cell>
          <table:table-cell office:value-type="float" office:value="81.341784">
            <text:p>81.341784</text:p>
          </table:table-cell>
          <table:table-cell table:formula="of:=[.B1617]-[.C1617]" office:value-type="float" office:value="-3.61081900000001">
            <text:p>-3.610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56295">
            <text:p>91.656295</text:p>
          </table:table-cell>
          <table:table-cell office:value-type="float" office:value="97.826145">
            <text:p>97.826145</text:p>
          </table:table-cell>
          <table:table-cell table:formula="of:=[.B1618]-[.C1618]" office:value-type="float" office:value="-6.16985">
            <text:p>-6.16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.136526">
            <text:p>303.136526</text:p>
          </table:table-cell>
          <table:table-cell office:value-type="float" office:value="325.353653">
            <text:p>325.353653</text:p>
          </table:table-cell>
          <table:table-cell table:formula="of:=[.B1619]-[.C1619]" office:value-type="float" office:value="-22.217127">
            <text:p>-22.217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5961">
            <text:p>82.25961</text:p>
          </table:table-cell>
          <table:table-cell office:value-type="float" office:value="89.483368">
            <text:p>89.483368</text:p>
          </table:table-cell>
          <table:table-cell table:formula="of:=[.B1620]-[.C1620]" office:value-type="float" office:value="-7.223758">
            <text:p>-7.223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1.533218">
            <text:p>571.533218</text:p>
          </table:table-cell>
          <table:table-cell office:value-type="float" office:value="633.531057">
            <text:p>633.531057</text:p>
          </table:table-cell>
          <table:table-cell table:formula="of:=[.B1621]-[.C1621]" office:value-type="float" office:value="-61.997839">
            <text:p>-61.997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121034">
            <text:p>106.121034</text:p>
          </table:table-cell>
          <table:table-cell office:value-type="float" office:value="110.912974">
            <text:p>110.912974</text:p>
          </table:table-cell>
          <table:table-cell table:formula="of:=[.B1622]-[.C1622]" office:value-type="float" office:value="-4.79194000000001">
            <text:p>-4.79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45665">
            <text:p>51.45665</text:p>
          </table:table-cell>
          <table:table-cell office:value-type="float" office:value="53.595255">
            <text:p>53.595255</text:p>
          </table:table-cell>
          <table:table-cell table:formula="of:=[.B1623]-[.C1623]" office:value-type="float" office:value="-2.138605">
            <text:p>-2.138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46424">
            <text:p>82.446424</text:p>
          </table:table-cell>
          <table:table-cell office:value-type="float" office:value="85.934892">
            <text:p>85.934892</text:p>
          </table:table-cell>
          <table:table-cell table:formula="of:=[.B1624]-[.C1624]" office:value-type="float" office:value="-3.48846800000001">
            <text:p>-3.488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65528">
            <text:p>89.465528</text:p>
          </table:table-cell>
          <table:table-cell office:value-type="float" office:value="96.388156">
            <text:p>96.388156</text:p>
          </table:table-cell>
          <table:table-cell table:formula="of:=[.B1625]-[.C1625]" office:value-type="float" office:value="-6.92262799999999">
            <text:p>-6.922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35101">
            <text:p>70.335101</text:p>
          </table:table-cell>
          <table:table-cell office:value-type="float" office:value="73.583883">
            <text:p>73.583883</text:p>
          </table:table-cell>
          <table:table-cell table:formula="of:=[.B1626]-[.C1626]" office:value-type="float" office:value="-3.24878200000001">
            <text:p>-3.248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610955">
            <text:p>134.610955</text:p>
          </table:table-cell>
          <table:table-cell office:value-type="float" office:value="141.776356">
            <text:p>141.776356</text:p>
          </table:table-cell>
          <table:table-cell table:formula="of:=[.B1627]-[.C1627]" office:value-type="float" office:value="-7.165401">
            <text:p>-7.165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83314">
            <text:p>104.083314</text:p>
          </table:table-cell>
          <table:table-cell office:value-type="float" office:value="107.412432">
            <text:p>107.412432</text:p>
          </table:table-cell>
          <table:table-cell table:formula="of:=[.B1628]-[.C1628]" office:value-type="float" office:value="-3.32911799999999">
            <text:p>-3.329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08477">
            <text:p>70.708477</text:p>
          </table:table-cell>
          <table:table-cell office:value-type="float" office:value="74.061346">
            <text:p>74.061346</text:p>
          </table:table-cell>
          <table:table-cell table:formula="of:=[.B1629]-[.C1629]" office:value-type="float" office:value="-3.352869">
            <text:p>-3.352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0.036024">
            <text:p>480.036024</text:p>
          </table:table-cell>
          <table:table-cell office:value-type="float" office:value="523.985659">
            <text:p>523.985659</text:p>
          </table:table-cell>
          <table:table-cell table:formula="of:=[.B1630]-[.C1630]" office:value-type="float" office:value="-43.9496350000001">
            <text:p>-43.949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337344">
            <text:p>138.337344</text:p>
          </table:table-cell>
          <table:table-cell office:value-type="float" office:value="144.367097">
            <text:p>144.367097</text:p>
          </table:table-cell>
          <table:table-cell table:formula="of:=[.B1631]-[.C1631]" office:value-type="float" office:value="-6.029753">
            <text:p>-6.029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282078">
            <text:p>101.282078</text:p>
          </table:table-cell>
          <table:table-cell office:value-type="float" office:value="107.380666">
            <text:p>107.380666</text:p>
          </table:table-cell>
          <table:table-cell table:formula="of:=[.B1632]-[.C1632]" office:value-type="float" office:value="-6.09858800000001">
            <text:p>-6.098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756595">
            <text:p>118.756595</text:p>
          </table:table-cell>
          <table:table-cell office:value-type="float" office:value="123.262424">
            <text:p>123.262424</text:p>
          </table:table-cell>
          <table:table-cell table:formula="of:=[.B1633]-[.C1633]" office:value-type="float" office:value="-4.50582899999999">
            <text:p>-4.505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233017">
            <text:p>197.233017</text:p>
          </table:table-cell>
          <table:table-cell office:value-type="float" office:value="208.841155">
            <text:p>208.841155</text:p>
          </table:table-cell>
          <table:table-cell table:formula="of:=[.B1634]-[.C1634]" office:value-type="float" office:value="-11.608138">
            <text:p>-11.608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78987">
            <text:p>87.378987</text:p>
          </table:table-cell>
          <table:table-cell office:value-type="float" office:value="92.633655">
            <text:p>92.633655</text:p>
          </table:table-cell>
          <table:table-cell table:formula="of:=[.B1635]-[.C1635]" office:value-type="float" office:value="-5.25466800000001">
            <text:p>-5.254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451778">
            <text:p>81.451778</text:p>
          </table:table-cell>
          <table:table-cell office:value-type="float" office:value="83.078866">
            <text:p>83.078866</text:p>
          </table:table-cell>
          <table:table-cell table:formula="of:=[.B1636]-[.C1636]" office:value-type="float" office:value="-1.627088">
            <text:p>-1.627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33056">
            <text:p>123.133056</text:p>
          </table:table-cell>
          <table:table-cell office:value-type="float" office:value="127.210438">
            <text:p>127.210438</text:p>
          </table:table-cell>
          <table:table-cell table:formula="of:=[.B1637]-[.C1637]" office:value-type="float" office:value="-4.077382">
            <text:p>-4.077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291893">
            <text:p>21.291893</text:p>
          </table:table-cell>
          <table:table-cell office:value-type="float" office:value="21.975949">
            <text:p>21.975949</text:p>
          </table:table-cell>
          <table:table-cell table:formula="of:=[.B1638]-[.C1638]" office:value-type="float" office:value="-0.684055999999998">
            <text:p>-0.684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551369">
            <text:p>64.551369</text:p>
          </table:table-cell>
          <table:table-cell office:value-type="float" office:value="65.736777">
            <text:p>65.736777</text:p>
          </table:table-cell>
          <table:table-cell table:formula="of:=[.B1639]-[.C1639]" office:value-type="float" office:value="-1.18540800000001">
            <text:p>-1.185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342213">
            <text:p>156.342213</text:p>
          </table:table-cell>
          <table:table-cell office:value-type="float" office:value="163.8623">
            <text:p>163.8623</text:p>
          </table:table-cell>
          <table:table-cell table:formula="of:=[.B1640]-[.C1640]" office:value-type="float" office:value="-7.52008700000002">
            <text:p>-7.520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42746">
            <text:p>83.542746</text:p>
          </table:table-cell>
          <table:table-cell office:value-type="float" office:value="87.059918">
            <text:p>87.059918</text:p>
          </table:table-cell>
          <table:table-cell table:formula="of:=[.B1641]-[.C1641]" office:value-type="float" office:value="-3.517172">
            <text:p>-3.517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034641">
            <text:p>50.034641</text:p>
          </table:table-cell>
          <table:table-cell office:value-type="float" office:value="50.526964">
            <text:p>50.526964</text:p>
          </table:table-cell>
          <table:table-cell table:formula="of:=[.B1642]-[.C1642]" office:value-type="float" office:value="-0.492322999999999">
            <text:p>-0.492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791316">
            <text:p>71.791316</text:p>
          </table:table-cell>
          <table:table-cell office:value-type="float" office:value="73.750627">
            <text:p>73.750627</text:p>
          </table:table-cell>
          <table:table-cell table:formula="of:=[.B1643]-[.C1643]" office:value-type="float" office:value="-1.959311">
            <text:p>-1.959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980075">
            <text:p>151.980075</text:p>
          </table:table-cell>
          <table:table-cell office:value-type="float" office:value="156.913752">
            <text:p>156.913752</text:p>
          </table:table-cell>
          <table:table-cell table:formula="of:=[.B1644]-[.C1644]" office:value-type="float" office:value="-4.93367699999999">
            <text:p>-4.933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758655">
            <text:p>124.758655</text:p>
          </table:table-cell>
          <table:table-cell office:value-type="float" office:value="129.385174">
            <text:p>129.385174</text:p>
          </table:table-cell>
          <table:table-cell table:formula="of:=[.B1645]-[.C1645]" office:value-type="float" office:value="-4.626519">
            <text:p>-4.626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222451">
            <text:p>194.222451</text:p>
          </table:table-cell>
          <table:table-cell office:value-type="float" office:value="201.207537">
            <text:p>201.207537</text:p>
          </table:table-cell>
          <table:table-cell table:formula="of:=[.B1646]-[.C1646]" office:value-type="float" office:value="-6.985086">
            <text:p>-6.985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18927">
            <text:p>77.18927</text:p>
          </table:table-cell>
          <table:table-cell office:value-type="float" office:value="80.25905">
            <text:p>80.25905</text:p>
          </table:table-cell>
          <table:table-cell table:formula="of:=[.B1647]-[.C1647]" office:value-type="float" office:value="-3.06978000000001">
            <text:p>-3.06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507403">
            <text:p>159.507403</text:p>
          </table:table-cell>
          <table:table-cell office:value-type="float" office:value="161.158933">
            <text:p>161.158933</text:p>
          </table:table-cell>
          <table:table-cell table:formula="of:=[.B1648]-[.C1648]" office:value-type="float" office:value="-1.65152999999998">
            <text:p>-1.65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995903">
            <text:p>222.995903</text:p>
          </table:table-cell>
          <table:table-cell office:value-type="float" office:value="234.228549">
            <text:p>234.228549</text:p>
          </table:table-cell>
          <table:table-cell table:formula="of:=[.B1649]-[.C1649]" office:value-type="float" office:value="-11.232646">
            <text:p>-11.232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934693">
            <text:p>118.934693</text:p>
          </table:table-cell>
          <table:table-cell office:value-type="float" office:value="123.582095">
            <text:p>123.582095</text:p>
          </table:table-cell>
          <table:table-cell table:formula="of:=[.B1650]-[.C1650]" office:value-type="float" office:value="-4.647402">
            <text:p>-4.647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723414">
            <text:p>62.723414</text:p>
          </table:table-cell>
          <table:table-cell office:value-type="float" office:value="63.776558">
            <text:p>63.776558</text:p>
          </table:table-cell>
          <table:table-cell table:formula="of:=[.B1651]-[.C1651]" office:value-type="float" office:value="-1.053144">
            <text:p>-1.053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62867">
            <text:p>77.862867</text:p>
          </table:table-cell>
          <table:table-cell office:value-type="float" office:value="79.821819">
            <text:p>79.821819</text:p>
          </table:table-cell>
          <table:table-cell table:formula="of:=[.B1652]-[.C1652]" office:value-type="float" office:value="-1.95895200000001">
            <text:p>-1.958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477079">
            <text:p>87.477079</text:p>
          </table:table-cell>
          <table:table-cell office:value-type="float" office:value="90.632482">
            <text:p>90.632482</text:p>
          </table:table-cell>
          <table:table-cell table:formula="of:=[.B1653]-[.C1653]" office:value-type="float" office:value="-3.15540299999999">
            <text:p>-3.155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94137">
            <text:p>61.94137</text:p>
          </table:table-cell>
          <table:table-cell office:value-type="float" office:value="64.60777">
            <text:p>64.60777</text:p>
          </table:table-cell>
          <table:table-cell table:formula="of:=[.B1654]-[.C1654]" office:value-type="float" office:value="-2.6664">
            <text:p>-2.6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551813">
            <text:p>252.551813</text:p>
          </table:table-cell>
          <table:table-cell office:value-type="float" office:value="266.107109">
            <text:p>266.107109</text:p>
          </table:table-cell>
          <table:table-cell table:formula="of:=[.B1655]-[.C1655]" office:value-type="float" office:value="-13.555296">
            <text:p>-13.555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.568577">
            <text:p>313.568577</text:p>
          </table:table-cell>
          <table:table-cell office:value-type="float" office:value="320.090484">
            <text:p>320.090484</text:p>
          </table:table-cell>
          <table:table-cell table:formula="of:=[.B1656]-[.C1656]" office:value-type="float" office:value="-6.521907">
            <text:p>-6.521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363437">
            <text:p>121.363437</text:p>
          </table:table-cell>
          <table:table-cell office:value-type="float" office:value="124.313798">
            <text:p>124.313798</text:p>
          </table:table-cell>
          <table:table-cell table:formula="of:=[.B1657]-[.C1657]" office:value-type="float" office:value="-2.950361">
            <text:p>-2.950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5059">
            <text:p>107.05059</text:p>
          </table:table-cell>
          <table:table-cell office:value-type="float" office:value="106.542283">
            <text:p>106.542283</text:p>
          </table:table-cell>
          <table:table-cell table:formula="of:=[.B1658]-[.C1658]" office:value-type="float" office:value="0.508307000000002">
            <text:p>0.508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91038">
            <text:p>68.291038</text:p>
          </table:table-cell>
          <table:table-cell office:value-type="float" office:value="68.727347">
            <text:p>68.727347</text:p>
          </table:table-cell>
          <table:table-cell table:formula="of:=[.B1659]-[.C1659]" office:value-type="float" office:value="-0.436308999999994">
            <text:p>-0.436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026536">
            <text:p>198.026536</text:p>
          </table:table-cell>
          <table:table-cell office:value-type="float" office:value="205.156155">
            <text:p>205.156155</text:p>
          </table:table-cell>
          <table:table-cell table:formula="of:=[.B1660]-[.C1660]" office:value-type="float" office:value="-7.12961900000002">
            <text:p>-7.129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89179">
            <text:p>79.389179</text:p>
          </table:table-cell>
          <table:table-cell office:value-type="float" office:value="82.01747">
            <text:p>82.01747</text:p>
          </table:table-cell>
          <table:table-cell table:formula="of:=[.B1661]-[.C1661]" office:value-type="float" office:value="-2.628291">
            <text:p>-2.628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.159957">
            <text:p>408.159957</text:p>
          </table:table-cell>
          <table:table-cell office:value-type="float" office:value="423.139145">
            <text:p>423.139145</text:p>
          </table:table-cell>
          <table:table-cell table:formula="of:=[.B1662]-[.C1662]" office:value-type="float" office:value="-14.979188">
            <text:p>-14.979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6755">
            <text:p>169.96755</text:p>
          </table:table-cell>
          <table:table-cell office:value-type="float" office:value="176.933805">
            <text:p>176.933805</text:p>
          </table:table-cell>
          <table:table-cell table:formula="of:=[.B1663]-[.C1663]" office:value-type="float" office:value="-6.96625500000002">
            <text:p>-6.966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933132">
            <text:p>251.933132</text:p>
          </table:table-cell>
          <table:table-cell office:value-type="float" office:value="257.93071">
            <text:p>257.93071</text:p>
          </table:table-cell>
          <table:table-cell table:formula="of:=[.B1664]-[.C1664]" office:value-type="float" office:value="-5.99757799999998">
            <text:p>-5.997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602015">
            <text:p>132.602015</text:p>
          </table:table-cell>
          <table:table-cell office:value-type="float" office:value="139.47688">
            <text:p>139.47688</text:p>
          </table:table-cell>
          <table:table-cell table:formula="of:=[.B1665]-[.C1665]" office:value-type="float" office:value="-6.874865">
            <text:p>-6.874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29168">
            <text:p>89.029168</text:p>
          </table:table-cell>
          <table:table-cell office:value-type="float" office:value="92.096408">
            <text:p>92.096408</text:p>
          </table:table-cell>
          <table:table-cell table:formula="of:=[.B1666]-[.C1666]" office:value-type="float" office:value="-3.06724">
            <text:p>-3.06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91616">
            <text:p>104.091616</text:p>
          </table:table-cell>
          <table:table-cell office:value-type="float" office:value="106.461789">
            <text:p>106.461789</text:p>
          </table:table-cell>
          <table:table-cell table:formula="of:=[.B1667]-[.C1667]" office:value-type="float" office:value="-2.37017299999999">
            <text:p>-2.370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028542">
            <text:p>93.028542</text:p>
          </table:table-cell>
          <table:table-cell office:value-type="float" office:value="93.686607">
            <text:p>93.686607</text:p>
          </table:table-cell>
          <table:table-cell table:formula="of:=[.B1668]-[.C1668]" office:value-type="float" office:value="-0.658064999999993">
            <text:p>-0.658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455587">
            <text:p>254.455587</text:p>
          </table:table-cell>
          <table:table-cell office:value-type="float" office:value="262.747404">
            <text:p>262.747404</text:p>
          </table:table-cell>
          <table:table-cell table:formula="of:=[.B1669]-[.C1669]" office:value-type="float" office:value="-8.29181700000001">
            <text:p>-8.2918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73839">
            <text:p>57.373839</text:p>
          </table:table-cell>
          <table:table-cell office:value-type="float" office:value="56.002287">
            <text:p>56.002287</text:p>
          </table:table-cell>
          <table:table-cell table:formula="of:=[.B1670]-[.C1670]" office:value-type="float" office:value="1.37155199999999">
            <text:p>1.371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363702">
            <text:p>240.363702</text:p>
          </table:table-cell>
          <table:table-cell office:value-type="float" office:value="263.598686">
            <text:p>263.598686</text:p>
          </table:table-cell>
          <table:table-cell table:formula="of:=[.B1671]-[.C1671]" office:value-type="float" office:value="-23.234984">
            <text:p>-23.234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993938">
            <text:p>202.993938</text:p>
          </table:table-cell>
          <table:table-cell office:value-type="float" office:value="210.354387">
            <text:p>210.354387</text:p>
          </table:table-cell>
          <table:table-cell table:formula="of:=[.B1672]-[.C1672]" office:value-type="float" office:value="-7.36044899999999">
            <text:p>-7.360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341074">
            <text:p>154.341074</text:p>
          </table:table-cell>
          <table:table-cell office:value-type="float" office:value="161.075219">
            <text:p>161.075219</text:p>
          </table:table-cell>
          <table:table-cell table:formula="of:=[.B1673]-[.C1673]" office:value-type="float" office:value="-6.73414500000001">
            <text:p>-6.734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16491">
            <text:p>156.16491</text:p>
          </table:table-cell>
          <table:table-cell office:value-type="float" office:value="161.885958">
            <text:p>161.885958</text:p>
          </table:table-cell>
          <table:table-cell table:formula="of:=[.B1674]-[.C1674]" office:value-type="float" office:value="-5.721048">
            <text:p>-5.721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757772">
            <text:p>194.757772</text:p>
          </table:table-cell>
          <table:table-cell office:value-type="float" office:value="205.473063">
            <text:p>205.473063</text:p>
          </table:table-cell>
          <table:table-cell table:formula="of:=[.B1675]-[.C1675]" office:value-type="float" office:value="-10.715291">
            <text:p>-10.715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004323">
            <text:p>79.004323</text:p>
          </table:table-cell>
          <table:table-cell office:value-type="float" office:value="82.1879">
            <text:p>82.1879</text:p>
          </table:table-cell>
          <table:table-cell table:formula="of:=[.B1676]-[.C1676]" office:value-type="float" office:value="-3.183577">
            <text:p>-3.183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08775">
            <text:p>98.908775</text:p>
          </table:table-cell>
          <table:table-cell office:value-type="float" office:value="98.29607">
            <text:p>98.29607</text:p>
          </table:table-cell>
          <table:table-cell table:formula="of:=[.B1677]-[.C1677]" office:value-type="float" office:value="0.612705000000005">
            <text:p>0.612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3.191789">
            <text:p>343.191789</text:p>
          </table:table-cell>
          <table:table-cell office:value-type="float" office:value="348.044371">
            <text:p>348.044371</text:p>
          </table:table-cell>
          <table:table-cell table:formula="of:=[.B1678]-[.C1678]" office:value-type="float" office:value="-4.85258200000004">
            <text:p>-4.852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55392">
            <text:p>80.355392</text:p>
          </table:table-cell>
          <table:table-cell office:value-type="float" office:value="82.275633">
            <text:p>82.275633</text:p>
          </table:table-cell>
          <table:table-cell table:formula="of:=[.B1679]-[.C1679]" office:value-type="float" office:value="-1.920241">
            <text:p>-1.920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81098">
            <text:p>64.281098</text:p>
          </table:table-cell>
          <table:table-cell office:value-type="float" office:value="66.588459">
            <text:p>66.588459</text:p>
          </table:table-cell>
          <table:table-cell table:formula="of:=[.B1680]-[.C1680]" office:value-type="float" office:value="-2.307361">
            <text:p>-2.307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9.281452">
            <text:p>389.281452</text:p>
          </table:table-cell>
          <table:table-cell office:value-type="float" office:value="402.404971">
            <text:p>402.404971</text:p>
          </table:table-cell>
          <table:table-cell table:formula="of:=[.B1681]-[.C1681]" office:value-type="float" office:value="-13.123519">
            <text:p>-13.123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274055">
            <text:p>56.274055</text:p>
          </table:table-cell>
          <table:table-cell office:value-type="float" office:value="58.378147">
            <text:p>58.378147</text:p>
          </table:table-cell>
          <table:table-cell table:formula="of:=[.B1682]-[.C1682]" office:value-type="float" office:value="-2.104092">
            <text:p>-2.104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630907">
            <text:p>45.630907</text:p>
          </table:table-cell>
          <table:table-cell office:value-type="float" office:value="46.189663">
            <text:p>46.189663</text:p>
          </table:table-cell>
          <table:table-cell table:formula="of:=[.B1683]-[.C1683]" office:value-type="float" office:value="-0.558756000000003">
            <text:p>-0.558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043185">
            <text:p>139.043185</text:p>
          </table:table-cell>
          <table:table-cell office:value-type="float" office:value="144.058365">
            <text:p>144.058365</text:p>
          </table:table-cell>
          <table:table-cell table:formula="of:=[.B1684]-[.C1684]" office:value-type="float" office:value="-5.01518000000002">
            <text:p>-5.01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9.351125">
            <text:p>339.351125</text:p>
          </table:table-cell>
          <table:table-cell office:value-type="float" office:value="341.357196">
            <text:p>341.357196</text:p>
          </table:table-cell>
          <table:table-cell table:formula="of:=[.B1685]-[.C1685]" office:value-type="float" office:value="-2.00607099999996">
            <text:p>-2.006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50752">
            <text:p>84.950752</text:p>
          </table:table-cell>
          <table:table-cell office:value-type="float" office:value="86.908277">
            <text:p>86.908277</text:p>
          </table:table-cell>
          <table:table-cell table:formula="of:=[.B1686]-[.C1686]" office:value-type="float" office:value="-1.957525">
            <text:p>-1.957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6.5659">
            <text:p>566.5659</text:p>
          </table:table-cell>
          <table:table-cell office:value-type="float" office:value="629.12336">
            <text:p>629.12336</text:p>
          </table:table-cell>
          <table:table-cell table:formula="of:=[.B1687]-[.C1687]" office:value-type="float" office:value="-62.55746">
            <text:p>-62.55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392694">
            <text:p>115.392694</text:p>
          </table:table-cell>
          <table:table-cell office:value-type="float" office:value="116.839515">
            <text:p>116.839515</text:p>
          </table:table-cell>
          <table:table-cell table:formula="of:=[.B1688]-[.C1688]" office:value-type="float" office:value="-1.446821">
            <text:p>-1.446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604077">
            <text:p>170.604077</text:p>
          </table:table-cell>
          <table:table-cell office:value-type="float" office:value="173.986001">
            <text:p>173.986001</text:p>
          </table:table-cell>
          <table:table-cell table:formula="of:=[.B1689]-[.C1689]" office:value-type="float" office:value="-3.381924">
            <text:p>-3.3819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211278">
            <text:p>43.211278</text:p>
          </table:table-cell>
          <table:table-cell office:value-type="float" office:value="40.627122">
            <text:p>40.627122</text:p>
          </table:table-cell>
          <table:table-cell table:formula="of:=[.B1690]-[.C1690]" office:value-type="float" office:value="2.584156">
            <text:p>2.584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802849">
            <text:p>174.802849</text:p>
          </table:table-cell>
          <table:table-cell office:value-type="float" office:value="181.173317">
            <text:p>181.173317</text:p>
          </table:table-cell>
          <table:table-cell table:formula="of:=[.B1691]-[.C1691]" office:value-type="float" office:value="-6.37046799999999">
            <text:p>-6.370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455009">
            <text:p>270.455009</text:p>
          </table:table-cell>
          <table:table-cell office:value-type="float" office:value="270.711904">
            <text:p>270.711904</text:p>
          </table:table-cell>
          <table:table-cell table:formula="of:=[.B1692]-[.C1692]" office:value-type="float" office:value="-0.256894999999986">
            <text:p>-0.256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515411">
            <text:p>196.515411</text:p>
          </table:table-cell>
          <table:table-cell office:value-type="float" office:value="211.201068">
            <text:p>211.201068</text:p>
          </table:table-cell>
          <table:table-cell table:formula="of:=[.B1693]-[.C1693]" office:value-type="float" office:value="-14.685657">
            <text:p>-14.685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583344">
            <text:p>273.583344</text:p>
          </table:table-cell>
          <table:table-cell office:value-type="float" office:value="291.484996">
            <text:p>291.484996</text:p>
          </table:table-cell>
          <table:table-cell table:formula="of:=[.B1694]-[.C1694]" office:value-type="float" office:value="-17.901652">
            <text:p>-17.901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.948416">
            <text:p>277.948416</text:p>
          </table:table-cell>
          <table:table-cell office:value-type="float" office:value="288.760502">
            <text:p>288.760502</text:p>
          </table:table-cell>
          <table:table-cell table:formula="of:=[.B1695]-[.C1695]" office:value-type="float" office:value="-10.812086">
            <text:p>-10.812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07365">
            <text:p>58.407365</text:p>
          </table:table-cell>
          <table:table-cell office:value-type="float" office:value="59.482387">
            <text:p>59.482387</text:p>
          </table:table-cell>
          <table:table-cell table:formula="of:=[.B1696]-[.C1696]" office:value-type="float" office:value="-1.075022">
            <text:p>-1.075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105997">
            <text:p>41.105997</text:p>
          </table:table-cell>
          <table:table-cell office:value-type="float" office:value="42.050085">
            <text:p>42.050085</text:p>
          </table:table-cell>
          <table:table-cell table:formula="of:=[.B1697]-[.C1697]" office:value-type="float" office:value="-0.944088000000001">
            <text:p>-0.944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4.982187">
            <text:p>474.982187</text:p>
          </table:table-cell>
          <table:table-cell office:value-type="float" office:value="548.94479">
            <text:p>548.94479</text:p>
          </table:table-cell>
          <table:table-cell table:formula="of:=[.B1698]-[.C1698]" office:value-type="float" office:value="-73.962603">
            <text:p>-73.962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9.123988">
            <text:p>529.123988</text:p>
          </table:table-cell>
          <table:table-cell office:value-type="float" office:value="533.586998">
            <text:p>533.586998</text:p>
          </table:table-cell>
          <table:table-cell table:formula="of:=[.B1699]-[.C1699]" office:value-type="float" office:value="-4.46300999999994">
            <text:p>-4.46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264917">
            <text:p>159.264917</text:p>
          </table:table-cell>
          <table:table-cell office:value-type="float" office:value="171.386924">
            <text:p>171.386924</text:p>
          </table:table-cell>
          <table:table-cell table:formula="of:=[.B1700]-[.C1700]" office:value-type="float" office:value="-12.122007">
            <text:p>-12.122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32757">
            <text:p>72.532757</text:p>
          </table:table-cell>
          <table:table-cell office:value-type="float" office:value="75.293295">
            <text:p>75.293295</text:p>
          </table:table-cell>
          <table:table-cell table:formula="of:=[.B1701]-[.C1701]" office:value-type="float" office:value="-2.760538">
            <text:p>-2.760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1.72545">
            <text:p>441.72545</text:p>
          </table:table-cell>
          <table:table-cell office:value-type="float" office:value="469.109229">
            <text:p>469.109229</text:p>
          </table:table-cell>
          <table:table-cell table:formula="of:=[.B1702]-[.C1702]" office:value-type="float" office:value="-27.383779">
            <text:p>-27.383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377273">
            <text:p>188.377273</text:p>
          </table:table-cell>
          <table:table-cell office:value-type="float" office:value="200.225978">
            <text:p>200.225978</text:p>
          </table:table-cell>
          <table:table-cell table:formula="of:=[.B1703]-[.C1703]" office:value-type="float" office:value="-11.848705">
            <text:p>-11.848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97288">
            <text:p>62.697288</text:p>
          </table:table-cell>
          <table:table-cell office:value-type="float" office:value="65.266351">
            <text:p>65.266351</text:p>
          </table:table-cell>
          <table:table-cell table:formula="of:=[.B1704]-[.C1704]" office:value-type="float" office:value="-2.569063">
            <text:p>-2.569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29174">
            <text:p>80.729174</text:p>
          </table:table-cell>
          <table:table-cell office:value-type="float" office:value="84.837752">
            <text:p>84.837752</text:p>
          </table:table-cell>
          <table:table-cell table:formula="of:=[.B1705]-[.C1705]" office:value-type="float" office:value="-4.10857799999999">
            <text:p>-4.108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.921712">
            <text:p>512.921712</text:p>
          </table:table-cell>
          <table:table-cell office:value-type="float" office:value="560.44465">
            <text:p>560.44465</text:p>
          </table:table-cell>
          <table:table-cell table:formula="of:=[.B1706]-[.C1706]" office:value-type="float" office:value="-47.5229380000001">
            <text:p>-47.522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.903862">
            <text:p>307.903862</text:p>
          </table:table-cell>
          <table:table-cell office:value-type="float" office:value="318.662336">
            <text:p>318.662336</text:p>
          </table:table-cell>
          <table:table-cell table:formula="of:=[.B1707]-[.C1707]" office:value-type="float" office:value="-10.758474">
            <text:p>-10.758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01406">
            <text:p>72.601406</text:p>
          </table:table-cell>
          <table:table-cell office:value-type="float" office:value="75.685802">
            <text:p>75.685802</text:p>
          </table:table-cell>
          <table:table-cell table:formula="of:=[.B1708]-[.C1708]" office:value-type="float" office:value="-3.084396">
            <text:p>-3.084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649864">
            <text:p>87.649864</text:p>
          </table:table-cell>
          <table:table-cell office:value-type="float" office:value="90.992979">
            <text:p>90.992979</text:p>
          </table:table-cell>
          <table:table-cell table:formula="of:=[.B1709]-[.C1709]" office:value-type="float" office:value="-3.34311500000001">
            <text:p>-3.343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284223">
            <text:p>245.284223</text:p>
          </table:table-cell>
          <table:table-cell office:value-type="float" office:value="253.171557">
            <text:p>253.171557</text:p>
          </table:table-cell>
          <table:table-cell table:formula="of:=[.B1710]-[.C1710]" office:value-type="float" office:value="-7.88733400000001">
            <text:p>-7.887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526211">
            <text:p>143.526211</text:p>
          </table:table-cell>
          <table:table-cell office:value-type="float" office:value="142.264057">
            <text:p>142.264057</text:p>
          </table:table-cell>
          <table:table-cell table:formula="of:=[.B1711]-[.C1711]" office:value-type="float" office:value="1.26215399999998">
            <text:p>1.262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61908">
            <text:p>59.161908</text:p>
          </table:table-cell>
          <table:table-cell office:value-type="float" office:value="60.840331">
            <text:p>60.840331</text:p>
          </table:table-cell>
          <table:table-cell table:formula="of:=[.B1712]-[.C1712]" office:value-type="float" office:value="-1.678423">
            <text:p>-1.678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45208">
            <text:p>67.645208</text:p>
          </table:table-cell>
          <table:table-cell office:value-type="float" office:value="69.459501">
            <text:p>69.459501</text:p>
          </table:table-cell>
          <table:table-cell table:formula="of:=[.B1713]-[.C1713]" office:value-type="float" office:value="-1.81429300000001">
            <text:p>-1.814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478766">
            <text:p>139.478766</text:p>
          </table:table-cell>
          <table:table-cell office:value-type="float" office:value="145.559225">
            <text:p>145.559225</text:p>
          </table:table-cell>
          <table:table-cell table:formula="of:=[.B1714]-[.C1714]" office:value-type="float" office:value="-6.08045899999999">
            <text:p>-6.080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645366">
            <text:p>191.645366</text:p>
          </table:table-cell>
          <table:table-cell office:value-type="float" office:value="197.527824">
            <text:p>197.527824</text:p>
          </table:table-cell>
          <table:table-cell table:formula="of:=[.B1715]-[.C1715]" office:value-type="float" office:value="-5.88245800000001">
            <text:p>-5.882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40793">
            <text:p>169.940793</text:p>
          </table:table-cell>
          <table:table-cell office:value-type="float" office:value="175.66212">
            <text:p>175.66212</text:p>
          </table:table-cell>
          <table:table-cell table:formula="of:=[.B1716]-[.C1716]" office:value-type="float" office:value="-5.72132699999997">
            <text:p>-5.721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.75059">
            <text:p>281.75059</text:p>
          </table:table-cell>
          <table:table-cell office:value-type="float" office:value="294.45195">
            <text:p>294.45195</text:p>
          </table:table-cell>
          <table:table-cell table:formula="of:=[.B1717]-[.C1717]" office:value-type="float" office:value="-12.70136">
            <text:p>-12.70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530798">
            <text:p>92.530798</text:p>
          </table:table-cell>
          <table:table-cell office:value-type="float" office:value="95.027497">
            <text:p>95.027497</text:p>
          </table:table-cell>
          <table:table-cell table:formula="of:=[.B1718]-[.C1718]" office:value-type="float" office:value="-2.49669899999999">
            <text:p>-2.496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89803">
            <text:p>101.189803</text:p>
          </table:table-cell>
          <table:table-cell office:value-type="float" office:value="104.61517">
            <text:p>104.61517</text:p>
          </table:table-cell>
          <table:table-cell table:formula="of:=[.B1719]-[.C1719]" office:value-type="float" office:value="-3.42536700000001">
            <text:p>-3.425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604151">
            <text:p>87.604151</text:p>
          </table:table-cell>
          <table:table-cell office:value-type="float" office:value="90.60626">
            <text:p>90.60626</text:p>
          </table:table-cell>
          <table:table-cell table:formula="of:=[.B1720]-[.C1720]" office:value-type="float" office:value="-3.002109">
            <text:p>-3.002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932655">
            <text:p>94.932655</text:p>
          </table:table-cell>
          <table:table-cell office:value-type="float" office:value="99.16223">
            <text:p>99.16223</text:p>
          </table:table-cell>
          <table:table-cell table:formula="of:=[.B1721]-[.C1721]" office:value-type="float" office:value="-4.229575">
            <text:p>-4.229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236348">
            <text:p>157.236348</text:p>
          </table:table-cell>
          <table:table-cell office:value-type="float" office:value="159.859519">
            <text:p>159.859519</text:p>
          </table:table-cell>
          <table:table-cell table:formula="of:=[.B1722]-[.C1722]" office:value-type="float" office:value="-2.62317100000001">
            <text:p>-2.623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2.419875">
            <text:p>412.419875</text:p>
          </table:table-cell>
          <table:table-cell office:value-type="float" office:value="423.593995">
            <text:p>423.593995</text:p>
          </table:table-cell>
          <table:table-cell table:formula="of:=[.B1723]-[.C1723]" office:value-type="float" office:value="-11.17412">
            <text:p>-11.17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025782">
            <text:p>158.025782</text:p>
          </table:table-cell>
          <table:table-cell office:value-type="float" office:value="158.722297">
            <text:p>158.722297</text:p>
          </table:table-cell>
          <table:table-cell table:formula="of:=[.B1724]-[.C1724]" office:value-type="float" office:value="-0.696515000000005">
            <text:p>-0.696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471389">
            <text:p>262.471389</text:p>
          </table:table-cell>
          <table:table-cell office:value-type="float" office:value="270.654189">
            <text:p>270.654189</text:p>
          </table:table-cell>
          <table:table-cell table:formula="of:=[.B1725]-[.C1725]" office:value-type="float" office:value="-8.18279999999999">
            <text:p>-8.1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331237">
            <text:p>32.331237</text:p>
          </table:table-cell>
          <table:table-cell office:value-type="float" office:value="32.266873">
            <text:p>32.266873</text:p>
          </table:table-cell>
          <table:table-cell table:formula="of:=[.B1726]-[.C1726]" office:value-type="float" office:value="0.0643640000000048">
            <text:p>0.064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568763">
            <text:p>135.568763</text:p>
          </table:table-cell>
          <table:table-cell office:value-type="float" office:value="138.522907">
            <text:p>138.522907</text:p>
          </table:table-cell>
          <table:table-cell table:formula="of:=[.B1727]-[.C1727]" office:value-type="float" office:value="-2.95414400000001">
            <text:p>-2.954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2526">
            <text:p>72.72526</text:p>
          </table:table-cell>
          <table:table-cell office:value-type="float" office:value="73.057089">
            <text:p>73.057089</text:p>
          </table:table-cell>
          <table:table-cell table:formula="of:=[.B1728]-[.C1728]" office:value-type="float" office:value="-0.331828999999999">
            <text:p>-0.331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39132">
            <text:p>108.339132</text:p>
          </table:table-cell>
          <table:table-cell office:value-type="float" office:value="110.177716">
            <text:p>110.177716</text:p>
          </table:table-cell>
          <table:table-cell table:formula="of:=[.B1729]-[.C1729]" office:value-type="float" office:value="-1.838584">
            <text:p>-1.838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277539">
            <text:p>61.277539</text:p>
          </table:table-cell>
          <table:table-cell office:value-type="float" office:value="60.82405">
            <text:p>60.82405</text:p>
          </table:table-cell>
          <table:table-cell table:formula="of:=[.B1730]-[.C1730]" office:value-type="float" office:value="0.453488999999998">
            <text:p>0.453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723068">
            <text:p>53.723068</text:p>
          </table:table-cell>
          <table:table-cell office:value-type="float" office:value="53.248151">
            <text:p>53.248151</text:p>
          </table:table-cell>
          <table:table-cell table:formula="of:=[.B1731]-[.C1731]" office:value-type="float" office:value="0.474916999999998">
            <text:p>0.474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57268">
            <text:p>79.357268</text:p>
          </table:table-cell>
          <table:table-cell office:value-type="float" office:value="82.566497">
            <text:p>82.566497</text:p>
          </table:table-cell>
          <table:table-cell table:formula="of:=[.B1732]-[.C1732]" office:value-type="float" office:value="-3.20922899999999">
            <text:p>-3.209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827528">
            <text:p>103.827528</text:p>
          </table:table-cell>
          <table:table-cell office:value-type="float" office:value="106.852093">
            <text:p>106.852093</text:p>
          </table:table-cell>
          <table:table-cell table:formula="of:=[.B1733]-[.C1733]" office:value-type="float" office:value="-3.024565">
            <text:p>-3.024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632461">
            <text:p>146.632461</text:p>
          </table:table-cell>
          <table:table-cell office:value-type="float" office:value="152.303378">
            <text:p>152.303378</text:p>
          </table:table-cell>
          <table:table-cell table:formula="of:=[.B1734]-[.C1734]" office:value-type="float" office:value="-5.670917">
            <text:p>-5.670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597493">
            <text:p>217.597493</text:p>
          </table:table-cell>
          <table:table-cell office:value-type="float" office:value="221.275536">
            <text:p>221.275536</text:p>
          </table:table-cell>
          <table:table-cell table:formula="of:=[.B1735]-[.C1735]" office:value-type="float" office:value="-3.678043">
            <text:p>-3.678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735945">
            <text:p>49.735945</text:p>
          </table:table-cell>
          <table:table-cell office:value-type="float" office:value="51.101943">
            <text:p>51.101943</text:p>
          </table:table-cell>
          <table:table-cell table:formula="of:=[.B1736]-[.C1736]" office:value-type="float" office:value="-1.365998">
            <text:p>-1.365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433912">
            <text:p>232.433912</text:p>
          </table:table-cell>
          <table:table-cell office:value-type="float" office:value="242.424092">
            <text:p>242.424092</text:p>
          </table:table-cell>
          <table:table-cell table:formula="of:=[.B1737]-[.C1737]" office:value-type="float" office:value="-9.99018000000001">
            <text:p>-9.99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179285">
            <text:p>158.179285</text:p>
          </table:table-cell>
          <table:table-cell office:value-type="float" office:value="163.128075">
            <text:p>163.128075</text:p>
          </table:table-cell>
          <table:table-cell table:formula="of:=[.B1738]-[.C1738]" office:value-type="float" office:value="-4.94879">
            <text:p>-4.94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8.195598">
            <text:p>498.195598</text:p>
          </table:table-cell>
          <table:table-cell office:value-type="float" office:value="547.195004">
            <text:p>547.195004</text:p>
          </table:table-cell>
          <table:table-cell table:formula="of:=[.B1739]-[.C1739]" office:value-type="float" office:value="-48.999406">
            <text:p>-48.999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937544">
            <text:p>210.937544</text:p>
          </table:table-cell>
          <table:table-cell office:value-type="float" office:value="216.537812">
            <text:p>216.537812</text:p>
          </table:table-cell>
          <table:table-cell table:formula="of:=[.B1740]-[.C1740]" office:value-type="float" office:value="-5.600268">
            <text:p>-5.600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181572">
            <text:p>208.181572</text:p>
          </table:table-cell>
          <table:table-cell office:value-type="float" office:value="215.815634">
            <text:p>215.815634</text:p>
          </table:table-cell>
          <table:table-cell table:formula="of:=[.B1741]-[.C1741]" office:value-type="float" office:value="-7.634062">
            <text:p>-7.634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91677">
            <text:p>135.791677</text:p>
          </table:table-cell>
          <table:table-cell office:value-type="float" office:value="139.769609">
            <text:p>139.769609</text:p>
          </table:table-cell>
          <table:table-cell table:formula="of:=[.B1742]-[.C1742]" office:value-type="float" office:value="-3.97793200000001">
            <text:p>-3.977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595439">
            <text:p>108.595439</text:p>
          </table:table-cell>
          <table:table-cell office:value-type="float" office:value="111.061815">
            <text:p>111.061815</text:p>
          </table:table-cell>
          <table:table-cell table:formula="of:=[.B1743]-[.C1743]" office:value-type="float" office:value="-2.466376">
            <text:p>-2.466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98763">
            <text:p>113.598763</text:p>
          </table:table-cell>
          <table:table-cell office:value-type="float" office:value="112.902771">
            <text:p>112.902771</text:p>
          </table:table-cell>
          <table:table-cell table:formula="of:=[.B1744]-[.C1744]" office:value-type="float" office:value="0.695992000000004">
            <text:p>0.695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733321">
            <text:p>133.733321</text:p>
          </table:table-cell>
          <table:table-cell office:value-type="float" office:value="143.018554">
            <text:p>143.018554</text:p>
          </table:table-cell>
          <table:table-cell table:formula="of:=[.B1745]-[.C1745]" office:value-type="float" office:value="-9.28523300000001">
            <text:p>-9.285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930675">
            <text:p>147.930675</text:p>
          </table:table-cell>
          <table:table-cell office:value-type="float" office:value="154.758516">
            <text:p>154.758516</text:p>
          </table:table-cell>
          <table:table-cell table:formula="of:=[.B1746]-[.C1746]" office:value-type="float" office:value="-6.82784099999998">
            <text:p>-6.827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8.163369">
            <text:p>568.163369</text:p>
          </table:table-cell>
          <table:table-cell office:value-type="float" office:value="592.89269">
            <text:p>592.89269</text:p>
          </table:table-cell>
          <table:table-cell table:formula="of:=[.B1747]-[.C1747]" office:value-type="float" office:value="-24.729321">
            <text:p>-24.729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497344">
            <text:p>125.497344</text:p>
          </table:table-cell>
          <table:table-cell office:value-type="float" office:value="130.828713">
            <text:p>130.828713</text:p>
          </table:table-cell>
          <table:table-cell table:formula="of:=[.B1748]-[.C1748]" office:value-type="float" office:value="-5.331369">
            <text:p>-5.331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03274">
            <text:p>105.003274</text:p>
          </table:table-cell>
          <table:table-cell office:value-type="float" office:value="107.554373">
            <text:p>107.554373</text:p>
          </table:table-cell>
          <table:table-cell table:formula="of:=[.B1749]-[.C1749]" office:value-type="float" office:value="-2.55109899999999">
            <text:p>-2.551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794282">
            <text:p>147.794282</text:p>
          </table:table-cell>
          <table:table-cell office:value-type="float" office:value="154.0302">
            <text:p>154.0302</text:p>
          </table:table-cell>
          <table:table-cell table:formula="of:=[.B1750]-[.C1750]" office:value-type="float" office:value="-6.235918">
            <text:p>-6.235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094615">
            <text:p>235.094615</text:p>
          </table:table-cell>
          <table:table-cell office:value-type="float" office:value="244.241326">
            <text:p>244.241326</text:p>
          </table:table-cell>
          <table:table-cell table:formula="of:=[.B1751]-[.C1751]" office:value-type="float" office:value="-9.14671099999998">
            <text:p>-9.146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413913">
            <text:p>142.413913</text:p>
          </table:table-cell>
          <table:table-cell office:value-type="float" office:value="149.992029">
            <text:p>149.992029</text:p>
          </table:table-cell>
          <table:table-cell table:formula="of:=[.B1752]-[.C1752]" office:value-type="float" office:value="-7.57811599999999">
            <text:p>-7.578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328745">
            <text:p>164.328745</text:p>
          </table:table-cell>
          <table:table-cell office:value-type="float" office:value="175.597195">
            <text:p>175.597195</text:p>
          </table:table-cell>
          <table:table-cell table:formula="of:=[.B1753]-[.C1753]" office:value-type="float" office:value="-11.26845">
            <text:p>-11.268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614409">
            <text:p>77.614409</text:p>
          </table:table-cell>
          <table:table-cell office:value-type="float" office:value="78.474528">
            <text:p>78.474528</text:p>
          </table:table-cell>
          <table:table-cell table:formula="of:=[.B1754]-[.C1754]" office:value-type="float" office:value="-0.860119000000012">
            <text:p>-0.860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0.680242">
            <text:p>390.680242</text:p>
          </table:table-cell>
          <table:table-cell office:value-type="float" office:value="405.369497">
            <text:p>405.369497</text:p>
          </table:table-cell>
          <table:table-cell table:formula="of:=[.B1755]-[.C1755]" office:value-type="float" office:value="-14.689255">
            <text:p>-14.689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042767">
            <text:p>204.042767</text:p>
          </table:table-cell>
          <table:table-cell office:value-type="float" office:value="210.603453">
            <text:p>210.603453</text:p>
          </table:table-cell>
          <table:table-cell table:formula="of:=[.B1756]-[.C1756]" office:value-type="float" office:value="-6.560686">
            <text:p>-6.560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8.949955">
            <text:p>508.949955</text:p>
          </table:table-cell>
          <table:table-cell office:value-type="float" office:value="536.559534">
            <text:p>536.559534</text:p>
          </table:table-cell>
          <table:table-cell table:formula="of:=[.B1757]-[.C1757]" office:value-type="float" office:value="-27.609579">
            <text:p>-27.609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277521">
            <text:p>144.277521</text:p>
          </table:table-cell>
          <table:table-cell office:value-type="float" office:value="151.361996">
            <text:p>151.361996</text:p>
          </table:table-cell>
          <table:table-cell table:formula="of:=[.B1758]-[.C1758]" office:value-type="float" office:value="-7.084475">
            <text:p>-7.084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831487">
            <text:p>170.831487</text:p>
          </table:table-cell>
          <table:table-cell office:value-type="float" office:value="179.475568">
            <text:p>179.475568</text:p>
          </table:table-cell>
          <table:table-cell table:formula="of:=[.B1759]-[.C1759]" office:value-type="float" office:value="-8.644081">
            <text:p>-8.644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614854">
            <text:p>230.614854</text:p>
          </table:table-cell>
          <table:table-cell office:value-type="float" office:value="244.968835">
            <text:p>244.968835</text:p>
          </table:table-cell>
          <table:table-cell table:formula="of:=[.B1760]-[.C1760]" office:value-type="float" office:value="-14.353981">
            <text:p>-14.353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510652">
            <text:p>148.510652</text:p>
          </table:table-cell>
          <table:table-cell office:value-type="float" office:value="154.58427">
            <text:p>154.58427</text:p>
          </table:table-cell>
          <table:table-cell table:formula="of:=[.B1761]-[.C1761]" office:value-type="float" office:value="-6.07361800000001">
            <text:p>-6.073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5.346625">
            <text:p>365.346625</text:p>
          </table:table-cell>
          <table:table-cell office:value-type="float" office:value="378.327585">
            <text:p>378.327585</text:p>
          </table:table-cell>
          <table:table-cell table:formula="of:=[.B1762]-[.C1762]" office:value-type="float" office:value="-12.98096">
            <text:p>-12.98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861961">
            <text:p>123.861961</text:p>
          </table:table-cell>
          <table:table-cell office:value-type="float" office:value="126.668183">
            <text:p>126.668183</text:p>
          </table:table-cell>
          <table:table-cell table:formula="of:=[.B1763]-[.C1763]" office:value-type="float" office:value="-2.80622200000001">
            <text:p>-2.806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777657">
            <text:p>103.777657</text:p>
          </table:table-cell>
          <table:table-cell office:value-type="float" office:value="105.631175">
            <text:p>105.631175</text:p>
          </table:table-cell>
          <table:table-cell table:formula="of:=[.B1764]-[.C1764]" office:value-type="float" office:value="-1.85351799999999">
            <text:p>-1.853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631977">
            <text:p>201.631977</text:p>
          </table:table-cell>
          <table:table-cell office:value-type="float" office:value="215.422165">
            <text:p>215.422165</text:p>
          </table:table-cell>
          <table:table-cell table:formula="of:=[.B1765]-[.C1765]" office:value-type="float" office:value="-13.790188">
            <text:p>-13.790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.361019">
            <text:p>266.361019</text:p>
          </table:table-cell>
          <table:table-cell office:value-type="float" office:value="278.055783">
            <text:p>278.055783</text:p>
          </table:table-cell>
          <table:table-cell table:formula="of:=[.B1766]-[.C1766]" office:value-type="float" office:value="-11.694764">
            <text:p>-11.694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2276">
            <text:p>176.2276</text:p>
          </table:table-cell>
          <table:table-cell office:value-type="float" office:value="204.73434">
            <text:p>204.73434</text:p>
          </table:table-cell>
          <table:table-cell table:formula="of:=[.B1767]-[.C1767]" office:value-type="float" office:value="-28.50674">
            <text:p>-28.50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78684">
            <text:p>105.078684</text:p>
          </table:table-cell>
          <table:table-cell office:value-type="float" office:value="119.716464">
            <text:p>119.716464</text:p>
          </table:table-cell>
          <table:table-cell table:formula="of:=[.B1768]-[.C1768]" office:value-type="float" office:value="-14.63778">
            <text:p>-14.63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907878">
            <text:p>78.907878</text:p>
          </table:table-cell>
          <table:table-cell office:value-type="float" office:value="91.182436">
            <text:p>91.182436</text:p>
          </table:table-cell>
          <table:table-cell table:formula="of:=[.B1769]-[.C1769]" office:value-type="float" office:value="-12.274558">
            <text:p>-12.274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127482">
            <text:p>172.127482</text:p>
          </table:table-cell>
          <table:table-cell office:value-type="float" office:value="200.86459">
            <text:p>200.86459</text:p>
          </table:table-cell>
          <table:table-cell table:formula="of:=[.B1770]-[.C1770]" office:value-type="float" office:value="-28.737108">
            <text:p>-28.737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16976">
            <text:p>97.216976</text:p>
          </table:table-cell>
          <table:table-cell office:value-type="float" office:value="112.952996">
            <text:p>112.952996</text:p>
          </table:table-cell>
          <table:table-cell table:formula="of:=[.B1771]-[.C1771]" office:value-type="float" office:value="-15.73602">
            <text:p>-15.73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061878">
            <text:p>158.061878</text:p>
          </table:table-cell>
          <table:table-cell office:value-type="float" office:value="193.591625">
            <text:p>193.591625</text:p>
          </table:table-cell>
          <table:table-cell table:formula="of:=[.B1772]-[.C1772]" office:value-type="float" office:value="-35.529747">
            <text:p>-35.529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41985">
            <text:p>147.41985</text:p>
          </table:table-cell>
          <table:table-cell office:value-type="float" office:value="174.708048">
            <text:p>174.708048</text:p>
          </table:table-cell>
          <table:table-cell table:formula="of:=[.B1773]-[.C1773]" office:value-type="float" office:value="-27.288198">
            <text:p>-27.288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086339">
            <text:p>99.086339</text:p>
          </table:table-cell>
          <table:table-cell office:value-type="float" office:value="119.248962">
            <text:p>119.248962</text:p>
          </table:table-cell>
          <table:table-cell table:formula="of:=[.B1774]-[.C1774]" office:value-type="float" office:value="-20.162623">
            <text:p>-20.162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985543">
            <text:p>157.985543</text:p>
          </table:table-cell>
          <table:table-cell office:value-type="float" office:value="192.396634">
            <text:p>192.396634</text:p>
          </table:table-cell>
          <table:table-cell table:formula="of:=[.B1775]-[.C1775]" office:value-type="float" office:value="-34.411091">
            <text:p>-34.411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853525">
            <text:p>58.853525</text:p>
          </table:table-cell>
          <table:table-cell office:value-type="float" office:value="70.336769">
            <text:p>70.336769</text:p>
          </table:table-cell>
          <table:table-cell table:formula="of:=[.B1776]-[.C1776]" office:value-type="float" office:value="-11.483244">
            <text:p>-11.483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764072">
            <text:p>110.764072</text:p>
          </table:table-cell>
          <table:table-cell office:value-type="float" office:value="134.538899">
            <text:p>134.538899</text:p>
          </table:table-cell>
          <table:table-cell table:formula="of:=[.B1777]-[.C1777]" office:value-type="float" office:value="-23.774827">
            <text:p>-23.774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246886">
            <text:p>55.246886</text:p>
          </table:table-cell>
          <table:table-cell office:value-type="float" office:value="65.899577">
            <text:p>65.899577</text:p>
          </table:table-cell>
          <table:table-cell table:formula="of:=[.B1778]-[.C1778]" office:value-type="float" office:value="-10.652691">
            <text:p>-10.652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756462">
            <text:p>43.756462</text:p>
          </table:table-cell>
          <table:table-cell office:value-type="float" office:value="49.064807">
            <text:p>49.064807</text:p>
          </table:table-cell>
          <table:table-cell table:formula="of:=[.B1779]-[.C1779]" office:value-type="float" office:value="-5.308345">
            <text:p>-5.308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274281">
            <text:p>210.274281</text:p>
          </table:table-cell>
          <table:table-cell office:value-type="float" office:value="247.315598">
            <text:p>247.315598</text:p>
          </table:table-cell>
          <table:table-cell table:formula="of:=[.B1780]-[.C1780]" office:value-type="float" office:value="-37.041317">
            <text:p>-37.041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658497">
            <text:p>109.658497</text:p>
          </table:table-cell>
          <table:table-cell office:value-type="float" office:value="127.963927">
            <text:p>127.963927</text:p>
          </table:table-cell>
          <table:table-cell table:formula="of:=[.B1781]-[.C1781]" office:value-type="float" office:value="-18.30543">
            <text:p>-18.30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737637">
            <text:p>128.737637</text:p>
          </table:table-cell>
          <table:table-cell office:value-type="float" office:value="152.863147">
            <text:p>152.863147</text:p>
          </table:table-cell>
          <table:table-cell table:formula="of:=[.B1782]-[.C1782]" office:value-type="float" office:value="-24.12551">
            <text:p>-24.12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282556">
            <text:p>230.282556</text:p>
          </table:table-cell>
          <table:table-cell office:value-type="float" office:value="267.006871">
            <text:p>267.006871</text:p>
          </table:table-cell>
          <table:table-cell table:formula="of:=[.B1783]-[.C1783]" office:value-type="float" office:value="-36.724315">
            <text:p>-36.724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678926">
            <text:p>230.678926</text:p>
          </table:table-cell>
          <table:table-cell office:value-type="float" office:value="276.271693">
            <text:p>276.271693</text:p>
          </table:table-cell>
          <table:table-cell table:formula="of:=[.B1784]-[.C1784]" office:value-type="float" office:value="-45.592767">
            <text:p>-45.592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214454">
            <text:p>110.214454</text:p>
          </table:table-cell>
          <table:table-cell office:value-type="float" office:value="126.795187">
            <text:p>126.795187</text:p>
          </table:table-cell>
          <table:table-cell table:formula="of:=[.B1785]-[.C1785]" office:value-type="float" office:value="-16.580733">
            <text:p>-16.580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183119">
            <text:p>90.183119</text:p>
          </table:table-cell>
          <table:table-cell office:value-type="float" office:value="104.782842">
            <text:p>104.782842</text:p>
          </table:table-cell>
          <table:table-cell table:formula="of:=[.B1786]-[.C1786]" office:value-type="float" office:value="-14.599723">
            <text:p>-14.599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202117">
            <text:p>239.202117</text:p>
          </table:table-cell>
          <table:table-cell office:value-type="float" office:value="287.206481">
            <text:p>287.206481</text:p>
          </table:table-cell>
          <table:table-cell table:formula="of:=[.B1787]-[.C1787]" office:value-type="float" office:value="-48.004364">
            <text:p>-48.004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90569">
            <text:p>113.190569</text:p>
          </table:table-cell>
          <table:table-cell office:value-type="float" office:value="136.651482">
            <text:p>136.651482</text:p>
          </table:table-cell>
          <table:table-cell table:formula="of:=[.B1788]-[.C1788]" office:value-type="float" office:value="-23.460913">
            <text:p>-23.460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91524">
            <text:p>67.291524</text:p>
          </table:table-cell>
          <table:table-cell office:value-type="float" office:value="80.374132">
            <text:p>80.374132</text:p>
          </table:table-cell>
          <table:table-cell table:formula="of:=[.B1789]-[.C1789]" office:value-type="float" office:value="-13.082608">
            <text:p>-13.082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288814">
            <text:p>298.288814</text:p>
          </table:table-cell>
          <table:table-cell office:value-type="float" office:value="347.599063">
            <text:p>347.599063</text:p>
          </table:table-cell>
          <table:table-cell table:formula="of:=[.B1790]-[.C1790]" office:value-type="float" office:value="-49.310249">
            <text:p>-49.310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156834">
            <text:p>136.156834</text:p>
          </table:table-cell>
          <table:table-cell office:value-type="float" office:value="163.663422">
            <text:p>163.663422</text:p>
          </table:table-cell>
          <table:table-cell table:formula="of:=[.B1791]-[.C1791]" office:value-type="float" office:value="-27.506588">
            <text:p>-27.506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0.105631">
            <text:p>340.105631</text:p>
          </table:table-cell>
          <table:table-cell office:value-type="float" office:value="388.953259">
            <text:p>388.953259</text:p>
          </table:table-cell>
          <table:table-cell table:formula="of:=[.B1792]-[.C1792]" office:value-type="float" office:value="-48.847628">
            <text:p>-48.847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6.198262">
            <text:p>316.198262</text:p>
          </table:table-cell>
          <table:table-cell office:value-type="float" office:value="366.505895">
            <text:p>366.505895</text:p>
          </table:table-cell>
          <table:table-cell table:formula="of:=[.B1793]-[.C1793]" office:value-type="float" office:value="-50.307633">
            <text:p>-50.307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52497">
            <text:p>131.552497</text:p>
          </table:table-cell>
          <table:table-cell office:value-type="float" office:value="160.146928">
            <text:p>160.146928</text:p>
          </table:table-cell>
          <table:table-cell table:formula="of:=[.B1794]-[.C1794]" office:value-type="float" office:value="-28.594431">
            <text:p>-28.594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401957">
            <text:p>61.401957</text:p>
          </table:table-cell>
          <table:table-cell office:value-type="float" office:value="76.77941">
            <text:p>76.77941</text:p>
          </table:table-cell>
          <table:table-cell table:formula="of:=[.B1795]-[.C1795]" office:value-type="float" office:value="-15.377453">
            <text:p>-15.377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8605">
            <text:p>98.38605</text:p>
          </table:table-cell>
          <table:table-cell office:value-type="float" office:value="118.658369">
            <text:p>118.658369</text:p>
          </table:table-cell>
          <table:table-cell table:formula="of:=[.B1796]-[.C1796]" office:value-type="float" office:value="-20.272319">
            <text:p>-20.272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1595">
            <text:p>50.21595</text:p>
          </table:table-cell>
          <table:table-cell office:value-type="float" office:value="62.045415">
            <text:p>62.045415</text:p>
          </table:table-cell>
          <table:table-cell table:formula="of:=[.B1797]-[.C1797]" office:value-type="float" office:value="-11.829465">
            <text:p>-11.829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202595">
            <text:p>53.202595</text:p>
          </table:table-cell>
          <table:table-cell office:value-type="float" office:value="64.458087">
            <text:p>64.458087</text:p>
          </table:table-cell>
          <table:table-cell table:formula="of:=[.B1798]-[.C1798]" office:value-type="float" office:value="-11.255492">
            <text:p>-11.255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629835">
            <text:p>77.629835</text:p>
          </table:table-cell>
          <table:table-cell office:value-type="float" office:value="93.0962">
            <text:p>93.0962</text:p>
          </table:table-cell>
          <table:table-cell table:formula="of:=[.B1799]-[.C1799]" office:value-type="float" office:value="-15.466365">
            <text:p>-15.466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681303">
            <text:p>222.681303</text:p>
          </table:table-cell>
          <table:table-cell office:value-type="float" office:value="266.915838">
            <text:p>266.915838</text:p>
          </table:table-cell>
          <table:table-cell table:formula="of:=[.B1800]-[.C1800]" office:value-type="float" office:value="-44.234535">
            <text:p>-44.234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804998">
            <text:p>153.804998</text:p>
          </table:table-cell>
          <table:table-cell office:value-type="float" office:value="180.549977">
            <text:p>180.549977</text:p>
          </table:table-cell>
          <table:table-cell table:formula="of:=[.B1801]-[.C1801]" office:value-type="float" office:value="-26.744979">
            <text:p>-26.744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259942">
            <text:p>246.259942</text:p>
          </table:table-cell>
          <table:table-cell office:value-type="float" office:value="292.833621">
            <text:p>292.833621</text:p>
          </table:table-cell>
          <table:table-cell table:formula="of:=[.B1802]-[.C1802]" office:value-type="float" office:value="-46.573679">
            <text:p>-46.573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333816">
            <text:p>64.333816</text:p>
          </table:table-cell>
          <table:table-cell office:value-type="float" office:value="72.867054">
            <text:p>72.867054</text:p>
          </table:table-cell>
          <table:table-cell table:formula="of:=[.B1803]-[.C1803]" office:value-type="float" office:value="-8.533238">
            <text:p>-8.533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86792">
            <text:p>152.086792</text:p>
          </table:table-cell>
          <table:table-cell office:value-type="float" office:value="180.070736">
            <text:p>180.070736</text:p>
          </table:table-cell>
          <table:table-cell table:formula="of:=[.B1804]-[.C1804]" office:value-type="float" office:value="-27.983944">
            <text:p>-27.983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46972">
            <text:p>107.846972</text:p>
          </table:table-cell>
          <table:table-cell office:value-type="float" office:value="126.959462">
            <text:p>126.959462</text:p>
          </table:table-cell>
          <table:table-cell table:formula="of:=[.B1805]-[.C1805]" office:value-type="float" office:value="-19.11249">
            <text:p>-19.11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048274">
            <text:p>38.048274</text:p>
          </table:table-cell>
          <table:table-cell office:value-type="float" office:value="43.76655">
            <text:p>43.76655</text:p>
          </table:table-cell>
          <table:table-cell table:formula="of:=[.B1806]-[.C1806]" office:value-type="float" office:value="-5.718276">
            <text:p>-5.718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27115">
            <text:p>110.327115</text:p>
          </table:table-cell>
          <table:table-cell office:value-type="float" office:value="131.624819">
            <text:p>131.624819</text:p>
          </table:table-cell>
          <table:table-cell table:formula="of:=[.B1807]-[.C1807]" office:value-type="float" office:value="-21.297704">
            <text:p>-21.297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5.685065">
            <text:p>485.685065</text:p>
          </table:table-cell>
          <table:table-cell office:value-type="float" office:value="547.88303">
            <text:p>547.88303</text:p>
          </table:table-cell>
          <table:table-cell table:formula="of:=[.B1808]-[.C1808]" office:value-type="float" office:value="-62.197965">
            <text:p>-62.197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61554">
            <text:p>50.261554</text:p>
          </table:table-cell>
          <table:table-cell office:value-type="float" office:value="59.168197">
            <text:p>59.168197</text:p>
          </table:table-cell>
          <table:table-cell table:formula="of:=[.B1809]-[.C1809]" office:value-type="float" office:value="-8.906643">
            <text:p>-8.906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733475">
            <text:p>52.733475</text:p>
          </table:table-cell>
          <table:table-cell office:value-type="float" office:value="61.496206">
            <text:p>61.496206</text:p>
          </table:table-cell>
          <table:table-cell table:formula="of:=[.B1810]-[.C1810]" office:value-type="float" office:value="-8.762731">
            <text:p>-8.762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85087">
            <text:p>111.785087</text:p>
          </table:table-cell>
          <table:table-cell office:value-type="float" office:value="131.429826">
            <text:p>131.429826</text:p>
          </table:table-cell>
          <table:table-cell table:formula="of:=[.B1811]-[.C1811]" office:value-type="float" office:value="-19.644739">
            <text:p>-19.644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116048">
            <text:p>183.116048</text:p>
          </table:table-cell>
          <table:table-cell office:value-type="float" office:value="215.951553">
            <text:p>215.951553</text:p>
          </table:table-cell>
          <table:table-cell table:formula="of:=[.B1812]-[.C1812]" office:value-type="float" office:value="-32.835505">
            <text:p>-32.835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70079">
            <text:p>123.170079</text:p>
          </table:table-cell>
          <table:table-cell office:value-type="float" office:value="142.571577">
            <text:p>142.571577</text:p>
          </table:table-cell>
          <table:table-cell table:formula="of:=[.B1813]-[.C1813]" office:value-type="float" office:value="-19.401498">
            <text:p>-19.401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37763">
            <text:p>79.137763</text:p>
          </table:table-cell>
          <table:table-cell office:value-type="float" office:value="95.076986">
            <text:p>95.076986</text:p>
          </table:table-cell>
          <table:table-cell table:formula="of:=[.B1814]-[.C1814]" office:value-type="float" office:value="-15.939223">
            <text:p>-15.939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727626">
            <text:p>90.727626</text:p>
          </table:table-cell>
          <table:table-cell office:value-type="float" office:value="111.225579">
            <text:p>111.225579</text:p>
          </table:table-cell>
          <table:table-cell table:formula="of:=[.B1815]-[.C1815]" office:value-type="float" office:value="-20.497953">
            <text:p>-20.4979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437161">
            <text:p>49.437161</text:p>
          </table:table-cell>
          <table:table-cell office:value-type="float" office:value="58.676942">
            <text:p>58.676942</text:p>
          </table:table-cell>
          <table:table-cell table:formula="of:=[.B1816]-[.C1816]" office:value-type="float" office:value="-9.23978099999999">
            <text:p>-9.239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280823">
            <text:p>222.280823</text:p>
          </table:table-cell>
          <table:table-cell office:value-type="float" office:value="260.740683">
            <text:p>260.740683</text:p>
          </table:table-cell>
          <table:table-cell table:formula="of:=[.B1817]-[.C1817]" office:value-type="float" office:value="-38.45986">
            <text:p>-38.45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052675">
            <text:p>94.052675</text:p>
          </table:table-cell>
          <table:table-cell office:value-type="float" office:value="111.490202">
            <text:p>111.490202</text:p>
          </table:table-cell>
          <table:table-cell table:formula="of:=[.B1818]-[.C1818]" office:value-type="float" office:value="-17.437527">
            <text:p>-17.437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25326">
            <text:p>65.525326</text:p>
          </table:table-cell>
          <table:table-cell office:value-type="float" office:value="76.739244">
            <text:p>76.739244</text:p>
          </table:table-cell>
          <table:table-cell table:formula="of:=[.B1819]-[.C1819]" office:value-type="float" office:value="-11.213918">
            <text:p>-11.213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57021">
            <text:p>103.057021</text:p>
          </table:table-cell>
          <table:table-cell office:value-type="float" office:value="123.071365">
            <text:p>123.071365</text:p>
          </table:table-cell>
          <table:table-cell table:formula="of:=[.B1820]-[.C1820]" office:value-type="float" office:value="-20.014344">
            <text:p>-20.014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052117">
            <text:p>73.052117</text:p>
          </table:table-cell>
          <table:table-cell office:value-type="float" office:value="89.46554">
            <text:p>89.46554</text:p>
          </table:table-cell>
          <table:table-cell table:formula="of:=[.B1821]-[.C1821]" office:value-type="float" office:value="-16.413423">
            <text:p>-16.413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631321">
            <text:p>124.631321</text:p>
          </table:table-cell>
          <table:table-cell office:value-type="float" office:value="147.08233">
            <text:p>147.08233</text:p>
          </table:table-cell>
          <table:table-cell table:formula="of:=[.B1822]-[.C1822]" office:value-type="float" office:value="-22.451009">
            <text:p>-22.451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5.192721">
            <text:p>325.192721</text:p>
          </table:table-cell>
          <table:table-cell office:value-type="float" office:value="387.999047">
            <text:p>387.999047</text:p>
          </table:table-cell>
          <table:table-cell table:formula="of:=[.B1823]-[.C1823]" office:value-type="float" office:value="-62.806326">
            <text:p>-62.806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774547">
            <text:p>233.774547</text:p>
          </table:table-cell>
          <table:table-cell office:value-type="float" office:value="268.644538">
            <text:p>268.644538</text:p>
          </table:table-cell>
          <table:table-cell table:formula="of:=[.B1824]-[.C1824]" office:value-type="float" office:value="-34.869991">
            <text:p>-34.869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549365">
            <text:p>151.549365</text:p>
          </table:table-cell>
          <table:table-cell office:value-type="float" office:value="185.592812">
            <text:p>185.592812</text:p>
          </table:table-cell>
          <table:table-cell table:formula="of:=[.B1825]-[.C1825]" office:value-type="float" office:value="-34.043447">
            <text:p>-34.043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9.181318">
            <text:p>389.181318</text:p>
          </table:table-cell>
          <table:table-cell office:value-type="float" office:value="453.905814">
            <text:p>453.905814</text:p>
          </table:table-cell>
          <table:table-cell table:formula="of:=[.B1826]-[.C1826]" office:value-type="float" office:value="-64.724496">
            <text:p>-64.724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31406">
            <text:p>62.631406</text:p>
          </table:table-cell>
          <table:table-cell office:value-type="float" office:value="75.125245">
            <text:p>75.125245</text:p>
          </table:table-cell>
          <table:table-cell table:formula="of:=[.B1827]-[.C1827]" office:value-type="float" office:value="-12.493839">
            <text:p>-12.493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173248">
            <text:p>119.173248</text:p>
          </table:table-cell>
          <table:table-cell office:value-type="float" office:value="141.868869">
            <text:p>141.868869</text:p>
          </table:table-cell>
          <table:table-cell table:formula="of:=[.B1828]-[.C1828]" office:value-type="float" office:value="-22.695621">
            <text:p>-22.695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58638">
            <text:p>113.158638</text:p>
          </table:table-cell>
          <table:table-cell office:value-type="float" office:value="130.619602">
            <text:p>130.619602</text:p>
          </table:table-cell>
          <table:table-cell table:formula="of:=[.B1829]-[.C1829]" office:value-type="float" office:value="-17.460964">
            <text:p>-17.460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297712">
            <text:p>33.297712</text:p>
          </table:table-cell>
          <table:table-cell office:value-type="float" office:value="38.858504">
            <text:p>38.858504</text:p>
          </table:table-cell>
          <table:table-cell table:formula="of:=[.B1830]-[.C1830]" office:value-type="float" office:value="-5.560792">
            <text:p>-5.560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33796">
            <text:p>65.933796</text:p>
          </table:table-cell>
          <table:table-cell office:value-type="float" office:value="78.722679">
            <text:p>78.722679</text:p>
          </table:table-cell>
          <table:table-cell table:formula="of:=[.B1831]-[.C1831]" office:value-type="float" office:value="-12.788883">
            <text:p>-12.788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033862">
            <text:p>115.033862</text:p>
          </table:table-cell>
          <table:table-cell office:value-type="float" office:value="136.373463">
            <text:p>136.373463</text:p>
          </table:table-cell>
          <table:table-cell table:formula="of:=[.B1832]-[.C1832]" office:value-type="float" office:value="-21.339601">
            <text:p>-21.339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040286">
            <text:p>116.040286</text:p>
          </table:table-cell>
          <table:table-cell office:value-type="float" office:value="136.084973">
            <text:p>136.084973</text:p>
          </table:table-cell>
          <table:table-cell table:formula="of:=[.B1833]-[.C1833]" office:value-type="float" office:value="-20.044687">
            <text:p>-20.044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231934">
            <text:p>193.231934</text:p>
          </table:table-cell>
          <table:table-cell office:value-type="float" office:value="234.656929">
            <text:p>234.656929</text:p>
          </table:table-cell>
          <table:table-cell table:formula="of:=[.B1834]-[.C1834]" office:value-type="float" office:value="-41.424995">
            <text:p>-41.424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571133">
            <text:p>39.571133</text:p>
          </table:table-cell>
          <table:table-cell office:value-type="float" office:value="48.761606">
            <text:p>48.761606</text:p>
          </table:table-cell>
          <table:table-cell table:formula="of:=[.B1835]-[.C1835]" office:value-type="float" office:value="-9.190473">
            <text:p>-9.190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699345">
            <text:p>183.699345</text:p>
          </table:table-cell>
          <table:table-cell office:value-type="float" office:value="218.570532">
            <text:p>218.570532</text:p>
          </table:table-cell>
          <table:table-cell table:formula="of:=[.B1836]-[.C1836]" office:value-type="float" office:value="-34.871187">
            <text:p>-34.871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678501">
            <text:p>65.678501</text:p>
          </table:table-cell>
          <table:table-cell office:value-type="float" office:value="81.112821">
            <text:p>81.112821</text:p>
          </table:table-cell>
          <table:table-cell table:formula="of:=[.B1837]-[.C1837]" office:value-type="float" office:value="-15.43432">
            <text:p>-15.43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605319">
            <text:p>157.605319</text:p>
          </table:table-cell>
          <table:table-cell office:value-type="float" office:value="182.539028">
            <text:p>182.539028</text:p>
          </table:table-cell>
          <table:table-cell table:formula="of:=[.B1838]-[.C1838]" office:value-type="float" office:value="-24.933709">
            <text:p>-24.933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933498">
            <text:p>103.933498</text:p>
          </table:table-cell>
          <table:table-cell office:value-type="float" office:value="124.562495">
            <text:p>124.562495</text:p>
          </table:table-cell>
          <table:table-cell table:formula="of:=[.B1839]-[.C1839]" office:value-type="float" office:value="-20.628997">
            <text:p>-20.628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712417">
            <text:p>171.712417</text:p>
          </table:table-cell>
          <table:table-cell office:value-type="float" office:value="195.852159">
            <text:p>195.852159</text:p>
          </table:table-cell>
          <table:table-cell table:formula="of:=[.B1840]-[.C1840]" office:value-type="float" office:value="-24.139742">
            <text:p>-24.139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97982">
            <text:p>107.097982</text:p>
          </table:table-cell>
          <table:table-cell office:value-type="float" office:value="127.94285">
            <text:p>127.94285</text:p>
          </table:table-cell>
          <table:table-cell table:formula="of:=[.B1841]-[.C1841]" office:value-type="float" office:value="-20.844868">
            <text:p>-20.844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353478">
            <text:p>141.353478</text:p>
          </table:table-cell>
          <table:table-cell office:value-type="float" office:value="166.719268">
            <text:p>166.719268</text:p>
          </table:table-cell>
          <table:table-cell table:formula="of:=[.B1842]-[.C1842]" office:value-type="float" office:value="-25.36579">
            <text:p>-25.36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970023">
            <text:p>94.970023</text:p>
          </table:table-cell>
          <table:table-cell office:value-type="float" office:value="117.082394">
            <text:p>117.082394</text:p>
          </table:table-cell>
          <table:table-cell table:formula="of:=[.B1843]-[.C1843]" office:value-type="float" office:value="-22.112371">
            <text:p>-22.112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980623">
            <text:p>83.980623</text:p>
          </table:table-cell>
          <table:table-cell office:value-type="float" office:value="100.540538">
            <text:p>100.540538</text:p>
          </table:table-cell>
          <table:table-cell table:formula="of:=[.B1844]-[.C1844]" office:value-type="float" office:value="-16.559915">
            <text:p>-16.559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62004">
            <text:p>118.862004</text:p>
          </table:table-cell>
          <table:table-cell office:value-type="float" office:value="141.935808">
            <text:p>141.935808</text:p>
          </table:table-cell>
          <table:table-cell table:formula="of:=[.B1845]-[.C1845]" office:value-type="float" office:value="-23.073804">
            <text:p>-23.073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.102721">
            <text:p>253.102721</text:p>
          </table:table-cell>
          <table:table-cell office:value-type="float" office:value="292.188545">
            <text:p>292.188545</text:p>
          </table:table-cell>
          <table:table-cell table:formula="of:=[.B1846]-[.C1846]" office:value-type="float" office:value="-39.085824">
            <text:p>-39.085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310923">
            <text:p>111.310923</text:p>
          </table:table-cell>
          <table:table-cell office:value-type="float" office:value="133.306378">
            <text:p>133.306378</text:p>
          </table:table-cell>
          <table:table-cell table:formula="of:=[.B1847]-[.C1847]" office:value-type="float" office:value="-21.995455">
            <text:p>-21.995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8.673833">
            <text:p>308.673833</text:p>
          </table:table-cell>
          <table:table-cell office:value-type="float" office:value="345.478949">
            <text:p>345.478949</text:p>
          </table:table-cell>
          <table:table-cell table:formula="of:=[.B1848]-[.C1848]" office:value-type="float" office:value="-36.805116">
            <text:p>-36.805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74239">
            <text:p>120.74239</text:p>
          </table:table-cell>
          <table:table-cell office:value-type="float" office:value="141.762567">
            <text:p>141.762567</text:p>
          </table:table-cell>
          <table:table-cell table:formula="of:=[.B1849]-[.C1849]" office:value-type="float" office:value="-21.020177">
            <text:p>-21.020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514704">
            <text:p>115.514704</text:p>
          </table:table-cell>
          <table:table-cell office:value-type="float" office:value="137.158689">
            <text:p>137.158689</text:p>
          </table:table-cell>
          <table:table-cell table:formula="of:=[.B1850]-[.C1850]" office:value-type="float" office:value="-21.643985">
            <text:p>-21.643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073955">
            <text:p>71.073955</text:p>
          </table:table-cell>
          <table:table-cell office:value-type="float" office:value="81.77792">
            <text:p>81.77792</text:p>
          </table:table-cell>
          <table:table-cell table:formula="of:=[.B1851]-[.C1851]" office:value-type="float" office:value="-10.703965">
            <text:p>-10.703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285955">
            <text:p>45.285955</text:p>
          </table:table-cell>
          <table:table-cell office:value-type="float" office:value="54.293329">
            <text:p>54.293329</text:p>
          </table:table-cell>
          <table:table-cell table:formula="of:=[.B1852]-[.C1852]" office:value-type="float" office:value="-9.007374">
            <text:p>-9.007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220152">
            <text:p>215.220152</text:p>
          </table:table-cell>
          <table:table-cell office:value-type="float" office:value="241.502224">
            <text:p>241.502224</text:p>
          </table:table-cell>
          <table:table-cell table:formula="of:=[.B1853]-[.C1853]" office:value-type="float" office:value="-26.282072">
            <text:p>-26.282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080901">
            <text:p>93.080901</text:p>
          </table:table-cell>
          <table:table-cell office:value-type="float" office:value="110.076872">
            <text:p>110.076872</text:p>
          </table:table-cell>
          <table:table-cell table:formula="of:=[.B1854]-[.C1854]" office:value-type="float" office:value="-16.995971">
            <text:p>-16.995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15655">
            <text:p>42.15655</text:p>
          </table:table-cell>
          <table:table-cell office:value-type="float" office:value="49.095267">
            <text:p>49.095267</text:p>
          </table:table-cell>
          <table:table-cell table:formula="of:=[.B1855]-[.C1855]" office:value-type="float" office:value="-6.938717">
            <text:p>-6.938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77437">
            <text:p>47.677437</text:p>
          </table:table-cell>
          <table:table-cell office:value-type="float" office:value="55.783736">
            <text:p>55.783736</text:p>
          </table:table-cell>
          <table:table-cell table:formula="of:=[.B1856]-[.C1856]" office:value-type="float" office:value="-8.106299">
            <text:p>-8.106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18028">
            <text:p>97.918028</text:p>
          </table:table-cell>
          <table:table-cell office:value-type="float" office:value="117.560524">
            <text:p>117.560524</text:p>
          </table:table-cell>
          <table:table-cell table:formula="of:=[.B1857]-[.C1857]" office:value-type="float" office:value="-19.642496">
            <text:p>-19.642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37614">
            <text:p>104.037614</text:p>
          </table:table-cell>
          <table:table-cell office:value-type="float" office:value="124.161351">
            <text:p>124.161351</text:p>
          </table:table-cell>
          <table:table-cell table:formula="of:=[.B1858]-[.C1858]" office:value-type="float" office:value="-20.123737">
            <text:p>-20.1237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09033">
            <text:p>96.709033</text:p>
          </table:table-cell>
          <table:table-cell office:value-type="float" office:value="115.164182">
            <text:p>115.164182</text:p>
          </table:table-cell>
          <table:table-cell table:formula="of:=[.B1859]-[.C1859]" office:value-type="float" office:value="-18.455149">
            <text:p>-18.455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01228">
            <text:p>102.01228</text:p>
          </table:table-cell>
          <table:table-cell office:value-type="float" office:value="119.307547">
            <text:p>119.307547</text:p>
          </table:table-cell>
          <table:table-cell table:formula="of:=[.B1860]-[.C1860]" office:value-type="float" office:value="-17.295267">
            <text:p>-17.295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523045">
            <text:p>96.523045</text:p>
          </table:table-cell>
          <table:table-cell office:value-type="float" office:value="112.269874">
            <text:p>112.269874</text:p>
          </table:table-cell>
          <table:table-cell table:formula="of:=[.B1861]-[.C1861]" office:value-type="float" office:value="-15.746829">
            <text:p>-15.746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84151">
            <text:p>62.684151</text:p>
          </table:table-cell>
          <table:table-cell office:value-type="float" office:value="73.473266">
            <text:p>73.473266</text:p>
          </table:table-cell>
          <table:table-cell table:formula="of:=[.B1862]-[.C1862]" office:value-type="float" office:value="-10.789115">
            <text:p>-10.789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4022">
            <text:p>86.24022</text:p>
          </table:table-cell>
          <table:table-cell office:value-type="float" office:value="102.358651">
            <text:p>102.358651</text:p>
          </table:table-cell>
          <table:table-cell table:formula="of:=[.B1863]-[.C1863]" office:value-type="float" office:value="-16.118431">
            <text:p>-16.118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45548">
            <text:p>60.245548</text:p>
          </table:table-cell>
          <table:table-cell office:value-type="float" office:value="72.963096">
            <text:p>72.963096</text:p>
          </table:table-cell>
          <table:table-cell table:formula="of:=[.B1864]-[.C1864]" office:value-type="float" office:value="-12.717548">
            <text:p>-12.717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2.390394">
            <text:p>322.390394</text:p>
          </table:table-cell>
          <table:table-cell office:value-type="float" office:value="375.207583">
            <text:p>375.207583</text:p>
          </table:table-cell>
          <table:table-cell table:formula="of:=[.B1865]-[.C1865]" office:value-type="float" office:value="-52.817189">
            <text:p>-52.817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34167">
            <text:p>103.634167</text:p>
          </table:table-cell>
          <table:table-cell office:value-type="float" office:value="123.045562">
            <text:p>123.045562</text:p>
          </table:table-cell>
          <table:table-cell table:formula="of:=[.B1866]-[.C1866]" office:value-type="float" office:value="-19.411395">
            <text:p>-19.411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841809">
            <text:p>55.841809</text:p>
          </table:table-cell>
          <table:table-cell office:value-type="float" office:value="68.026535">
            <text:p>68.026535</text:p>
          </table:table-cell>
          <table:table-cell table:formula="of:=[.B1867]-[.C1867]" office:value-type="float" office:value="-12.184726">
            <text:p>-12.184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80762">
            <text:p>61.780762</text:p>
          </table:table-cell>
          <table:table-cell office:value-type="float" office:value="74.886151">
            <text:p>74.886151</text:p>
          </table:table-cell>
          <table:table-cell table:formula="of:=[.B1868]-[.C1868]" office:value-type="float" office:value="-13.105389">
            <text:p>-13.105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74958">
            <text:p>63.374958</text:p>
          </table:table-cell>
          <table:table-cell office:value-type="float" office:value="72.659841">
            <text:p>72.659841</text:p>
          </table:table-cell>
          <table:table-cell table:formula="of:=[.B1869]-[.C1869]" office:value-type="float" office:value="-9.284883">
            <text:p>-9.284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916206">
            <text:p>163.916206</text:p>
          </table:table-cell>
          <table:table-cell office:value-type="float" office:value="191.923432">
            <text:p>191.923432</text:p>
          </table:table-cell>
          <table:table-cell table:formula="of:=[.B1870]-[.C1870]" office:value-type="float" office:value="-28.007226">
            <text:p>-28.007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02523">
            <text:p>57.802523</text:p>
          </table:table-cell>
          <table:table-cell office:value-type="float" office:value="68.473358">
            <text:p>68.473358</text:p>
          </table:table-cell>
          <table:table-cell table:formula="of:=[.B1871]-[.C1871]" office:value-type="float" office:value="-10.670835">
            <text:p>-10.670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906391">
            <text:p>125.906391</text:p>
          </table:table-cell>
          <table:table-cell office:value-type="float" office:value="142.553073">
            <text:p>142.553073</text:p>
          </table:table-cell>
          <table:table-cell table:formula="of:=[.B1872]-[.C1872]" office:value-type="float" office:value="-16.646682">
            <text:p>-16.646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336538">
            <text:p>75.336538</text:p>
          </table:table-cell>
          <table:table-cell office:value-type="float" office:value="91.599616">
            <text:p>91.599616</text:p>
          </table:table-cell>
          <table:table-cell table:formula="of:=[.B1873]-[.C1873]" office:value-type="float" office:value="-16.263078">
            <text:p>-16.263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.137738">
            <text:p>299.137738</text:p>
          </table:table-cell>
          <table:table-cell office:value-type="float" office:value="350.602628">
            <text:p>350.602628</text:p>
          </table:table-cell>
          <table:table-cell table:formula="of:=[.B1874]-[.C1874]" office:value-type="float" office:value="-51.46489">
            <text:p>-51.46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159569">
            <text:p>136.159569</text:p>
          </table:table-cell>
          <table:table-cell office:value-type="float" office:value="164.138446">
            <text:p>164.138446</text:p>
          </table:table-cell>
          <table:table-cell table:formula="of:=[.B1875]-[.C1875]" office:value-type="float" office:value="-27.978877">
            <text:p>-27.978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18139">
            <text:p>141.618139</text:p>
          </table:table-cell>
          <table:table-cell office:value-type="float" office:value="166.141347">
            <text:p>166.141347</text:p>
          </table:table-cell>
          <table:table-cell table:formula="of:=[.B1876]-[.C1876]" office:value-type="float" office:value="-24.523208">
            <text:p>-24.523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1.078007">
            <text:p>431.078007</text:p>
          </table:table-cell>
          <table:table-cell office:value-type="float" office:value="497.420991">
            <text:p>497.420991</text:p>
          </table:table-cell>
          <table:table-cell table:formula="of:=[.B1877]-[.C1877]" office:value-type="float" office:value="-66.342984">
            <text:p>-66.342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27256">
            <text:p>99.27256</text:p>
          </table:table-cell>
          <table:table-cell office:value-type="float" office:value="116.624541">
            <text:p>116.624541</text:p>
          </table:table-cell>
          <table:table-cell table:formula="of:=[.B1878]-[.C1878]" office:value-type="float" office:value="-17.351981">
            <text:p>-17.351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31318">
            <text:p>75.531318</text:p>
          </table:table-cell>
          <table:table-cell office:value-type="float" office:value="92.046594">
            <text:p>92.046594</text:p>
          </table:table-cell>
          <table:table-cell table:formula="of:=[.B1879]-[.C1879]" office:value-type="float" office:value="-16.515276">
            <text:p>-16.515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417183">
            <text:p>237.417183</text:p>
          </table:table-cell>
          <table:table-cell office:value-type="float" office:value="274.982368">
            <text:p>274.982368</text:p>
          </table:table-cell>
          <table:table-cell table:formula="of:=[.B1880]-[.C1880]" office:value-type="float" office:value="-37.565185">
            <text:p>-37.565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88995">
            <text:p>101.088995</text:p>
          </table:table-cell>
          <table:table-cell office:value-type="float" office:value="118.425114">
            <text:p>118.425114</text:p>
          </table:table-cell>
          <table:table-cell table:formula="of:=[.B1881]-[.C1881]" office:value-type="float" office:value="-17.336119">
            <text:p>-17.336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962613">
            <text:p>57.962613</text:p>
          </table:table-cell>
          <table:table-cell office:value-type="float" office:value="67.646254">
            <text:p>67.646254</text:p>
          </table:table-cell>
          <table:table-cell table:formula="of:=[.B1882]-[.C1882]" office:value-type="float" office:value="-9.683641">
            <text:p>-9.683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25823">
            <text:p>67.025823</text:p>
          </table:table-cell>
          <table:table-cell office:value-type="float" office:value="81.0263">
            <text:p>81.0263</text:p>
          </table:table-cell>
          <table:table-cell table:formula="of:=[.B1883]-[.C1883]" office:value-type="float" office:value="-14.000477">
            <text:p>-14.000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341792">
            <text:p>111.341792</text:p>
          </table:table-cell>
          <table:table-cell office:value-type="float" office:value="130.759019">
            <text:p>130.759019</text:p>
          </table:table-cell>
          <table:table-cell table:formula="of:=[.B1884]-[.C1884]" office:value-type="float" office:value="-19.417227">
            <text:p>-19.417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02192">
            <text:p>49.02192</text:p>
          </table:table-cell>
          <table:table-cell office:value-type="float" office:value="60.239142">
            <text:p>60.239142</text:p>
          </table:table-cell>
          <table:table-cell table:formula="of:=[.B1885]-[.C1885]" office:value-type="float" office:value="-11.217222">
            <text:p>-11.217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731603">
            <text:p>59.731603</text:p>
          </table:table-cell>
          <table:table-cell office:value-type="float" office:value="72.611662">
            <text:p>72.611662</text:p>
          </table:table-cell>
          <table:table-cell table:formula="of:=[.B1886]-[.C1886]" office:value-type="float" office:value="-12.880059">
            <text:p>-12.880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577748">
            <text:p>198.577748</text:p>
          </table:table-cell>
          <table:table-cell office:value-type="float" office:value="236.210154">
            <text:p>236.210154</text:p>
          </table:table-cell>
          <table:table-cell table:formula="of:=[.B1887]-[.C1887]" office:value-type="float" office:value="-37.632406">
            <text:p>-37.632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142708">
            <text:p>233.142708</text:p>
          </table:table-cell>
          <table:table-cell office:value-type="float" office:value="272.46096">
            <text:p>272.46096</text:p>
          </table:table-cell>
          <table:table-cell table:formula="of:=[.B1888]-[.C1888]" office:value-type="float" office:value="-39.318252">
            <text:p>-39.318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31584">
            <text:p>92.431584</text:p>
          </table:table-cell>
          <table:table-cell office:value-type="float" office:value="112.837451">
            <text:p>112.837451</text:p>
          </table:table-cell>
          <table:table-cell table:formula="of:=[.B1889]-[.C1889]" office:value-type="float" office:value="-20.405867">
            <text:p>-20.405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138804">
            <text:p>232.138804</text:p>
          </table:table-cell>
          <table:table-cell office:value-type="float" office:value="273.191908">
            <text:p>273.191908</text:p>
          </table:table-cell>
          <table:table-cell table:formula="of:=[.B1890]-[.C1890]" office:value-type="float" office:value="-41.053104">
            <text:p>-41.053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.016304">
            <text:p>400.016304</text:p>
          </table:table-cell>
          <table:table-cell office:value-type="float" office:value="463.713091">
            <text:p>463.713091</text:p>
          </table:table-cell>
          <table:table-cell table:formula="of:=[.B1891]-[.C1891]" office:value-type="float" office:value="-63.696787">
            <text:p>-63.696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651136">
            <text:p>156.651136</text:p>
          </table:table-cell>
          <table:table-cell office:value-type="float" office:value="176.800449">
            <text:p>176.800449</text:p>
          </table:table-cell>
          <table:table-cell table:formula="of:=[.B1892]-[.C1892]" office:value-type="float" office:value="-20.149313">
            <text:p>-20.149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706808">
            <text:p>52.706808</text:p>
          </table:table-cell>
          <table:table-cell office:value-type="float" office:value="63.246385">
            <text:p>63.246385</text:p>
          </table:table-cell>
          <table:table-cell table:formula="of:=[.B1893]-[.C1893]" office:value-type="float" office:value="-10.539577">
            <text:p>-10.539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96947">
            <text:p>108.996947</text:p>
          </table:table-cell>
          <table:table-cell office:value-type="float" office:value="128.243564">
            <text:p>128.243564</text:p>
          </table:table-cell>
          <table:table-cell table:formula="of:=[.B1894]-[.C1894]" office:value-type="float" office:value="-19.246617">
            <text:p>-19.246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10019">
            <text:p>110.110019</text:p>
          </table:table-cell>
          <table:table-cell office:value-type="float" office:value="131.108538">
            <text:p>131.108538</text:p>
          </table:table-cell>
          <table:table-cell table:formula="of:=[.B1895]-[.C1895]" office:value-type="float" office:value="-20.998519">
            <text:p>-20.998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560945">
            <text:p>261.560945</text:p>
          </table:table-cell>
          <table:table-cell office:value-type="float" office:value="295.366747">
            <text:p>295.366747</text:p>
          </table:table-cell>
          <table:table-cell table:formula="of:=[.B1896]-[.C1896]" office:value-type="float" office:value="-33.805802">
            <text:p>-33.805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2.67099">
            <text:p>362.67099</text:p>
          </table:table-cell>
          <table:table-cell office:value-type="float" office:value="421.124587">
            <text:p>421.124587</text:p>
          </table:table-cell>
          <table:table-cell table:formula="of:=[.B1897]-[.C1897]" office:value-type="float" office:value="-58.453597">
            <text:p>-58.453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13954">
            <text:p>119.13954</text:p>
          </table:table-cell>
          <table:table-cell office:value-type="float" office:value="138.184522">
            <text:p>138.184522</text:p>
          </table:table-cell>
          <table:table-cell table:formula="of:=[.B1898]-[.C1898]" office:value-type="float" office:value="-19.044982">
            <text:p>-19.044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256143">
            <text:p>255.256143</text:p>
          </table:table-cell>
          <table:table-cell office:value-type="float" office:value="305.223202">
            <text:p>305.223202</text:p>
          </table:table-cell>
          <table:table-cell table:formula="of:=[.B1899]-[.C1899]" office:value-type="float" office:value="-49.967059">
            <text:p>-49.967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302614">
            <text:p>111.302614</text:p>
          </table:table-cell>
          <table:table-cell office:value-type="float" office:value="133.088812">
            <text:p>133.088812</text:p>
          </table:table-cell>
          <table:table-cell table:formula="of:=[.B1900]-[.C1900]" office:value-type="float" office:value="-21.786198">
            <text:p>-21.786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615309">
            <text:p>122.615309</text:p>
          </table:table-cell>
          <table:table-cell office:value-type="float" office:value="144.259331">
            <text:p>144.259331</text:p>
          </table:table-cell>
          <table:table-cell table:formula="of:=[.B1901]-[.C1901]" office:value-type="float" office:value="-21.644022">
            <text:p>-21.644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46754">
            <text:p>94.646754</text:p>
          </table:table-cell>
          <table:table-cell office:value-type="float" office:value="110.807968">
            <text:p>110.807968</text:p>
          </table:table-cell>
          <table:table-cell table:formula="of:=[.B1902]-[.C1902]" office:value-type="float" office:value="-16.161214">
            <text:p>-16.161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091315">
            <text:p>40.091315</text:p>
          </table:table-cell>
          <table:table-cell office:value-type="float" office:value="47.757158">
            <text:p>47.757158</text:p>
          </table:table-cell>
          <table:table-cell table:formula="of:=[.B1903]-[.C1903]" office:value-type="float" office:value="-7.665843">
            <text:p>-7.665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70152">
            <text:p>71.170152</text:p>
          </table:table-cell>
          <table:table-cell office:value-type="float" office:value="85.189399">
            <text:p>85.189399</text:p>
          </table:table-cell>
          <table:table-cell table:formula="of:=[.B1904]-[.C1904]" office:value-type="float" office:value="-14.019247">
            <text:p>-14.019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82331">
            <text:p>76.982331</text:p>
          </table:table-cell>
          <table:table-cell office:value-type="float" office:value="92.954852">
            <text:p>92.954852</text:p>
          </table:table-cell>
          <table:table-cell table:formula="of:=[.B1905]-[.C1905]" office:value-type="float" office:value="-15.972521">
            <text:p>-15.972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4.585307">
            <text:p>334.585307</text:p>
          </table:table-cell>
          <table:table-cell office:value-type="float" office:value="386.137941">
            <text:p>386.137941</text:p>
          </table:table-cell>
          <table:table-cell table:formula="of:=[.B1906]-[.C1906]" office:value-type="float" office:value="-51.552634">
            <text:p>-51.552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93645">
            <text:p>98.093645</text:p>
          </table:table-cell>
          <table:table-cell office:value-type="float" office:value="119.101857">
            <text:p>119.101857</text:p>
          </table:table-cell>
          <table:table-cell table:formula="of:=[.B1907]-[.C1907]" office:value-type="float" office:value="-21.008212">
            <text:p>-21.008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66162">
            <text:p>44.466162</text:p>
          </table:table-cell>
          <table:table-cell office:value-type="float" office:value="53.524966">
            <text:p>53.524966</text:p>
          </table:table-cell>
          <table:table-cell table:formula="of:=[.B1908]-[.C1908]" office:value-type="float" office:value="-9.058804">
            <text:p>-9.058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665346">
            <text:p>69.665346</text:p>
          </table:table-cell>
          <table:table-cell office:value-type="float" office:value="83.829117">
            <text:p>83.829117</text:p>
          </table:table-cell>
          <table:table-cell table:formula="of:=[.B1909]-[.C1909]" office:value-type="float" office:value="-14.163771">
            <text:p>-14.163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126002">
            <text:p>121.126002</text:p>
          </table:table-cell>
          <table:table-cell office:value-type="float" office:value="141.146115">
            <text:p>141.146115</text:p>
          </table:table-cell>
          <table:table-cell table:formula="of:=[.B1910]-[.C1910]" office:value-type="float" office:value="-20.020113">
            <text:p>-20.020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51524">
            <text:p>71.951524</text:p>
          </table:table-cell>
          <table:table-cell office:value-type="float" office:value="87.510789">
            <text:p>87.510789</text:p>
          </table:table-cell>
          <table:table-cell table:formula="of:=[.B1911]-[.C1911]" office:value-type="float" office:value="-15.559265">
            <text:p>-15.559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24015">
            <text:p>108.824015</text:p>
          </table:table-cell>
          <table:table-cell office:value-type="float" office:value="134.578468">
            <text:p>134.578468</text:p>
          </table:table-cell>
          <table:table-cell table:formula="of:=[.B1912]-[.C1912]" office:value-type="float" office:value="-25.754453">
            <text:p>-25.754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937092">
            <text:p>116.937092</text:p>
          </table:table-cell>
          <table:table-cell office:value-type="float" office:value="140.306334">
            <text:p>140.306334</text:p>
          </table:table-cell>
          <table:table-cell table:formula="of:=[.B1913]-[.C1913]" office:value-type="float" office:value="-23.369242">
            <text:p>-23.369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406801">
            <text:p>162.406801</text:p>
          </table:table-cell>
          <table:table-cell office:value-type="float" office:value="196.685765">
            <text:p>196.685765</text:p>
          </table:table-cell>
          <table:table-cell table:formula="of:=[.B1914]-[.C1914]" office:value-type="float" office:value="-34.278964">
            <text:p>-34.278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59696">
            <text:p>70.759696</text:p>
          </table:table-cell>
          <table:table-cell office:value-type="float" office:value="83.614829">
            <text:p>83.614829</text:p>
          </table:table-cell>
          <table:table-cell table:formula="of:=[.B1915]-[.C1915]" office:value-type="float" office:value="-12.855133">
            <text:p>-12.855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965481">
            <text:p>33.965481</text:p>
          </table:table-cell>
          <table:table-cell office:value-type="float" office:value="39.160524">
            <text:p>39.160524</text:p>
          </table:table-cell>
          <table:table-cell table:formula="of:=[.B1916]-[.C1916]" office:value-type="float" office:value="-5.19504300000001">
            <text:p>-5.195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3.682749">
            <text:p>453.682749</text:p>
          </table:table-cell>
          <table:table-cell office:value-type="float" office:value="526.255404">
            <text:p>526.255404</text:p>
          </table:table-cell>
          <table:table-cell table:formula="of:=[.B1917]-[.C1917]" office:value-type="float" office:value="-72.572655">
            <text:p>-72.572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030945">
            <text:p>238.030945</text:p>
          </table:table-cell>
          <table:table-cell office:value-type="float" office:value="277.736314">
            <text:p>277.736314</text:p>
          </table:table-cell>
          <table:table-cell table:formula="of:=[.B1918]-[.C1918]" office:value-type="float" office:value="-39.705369">
            <text:p>-39.705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352781">
            <text:p>59.352781</text:p>
          </table:table-cell>
          <table:table-cell office:value-type="float" office:value="66.047042">
            <text:p>66.047042</text:p>
          </table:table-cell>
          <table:table-cell table:formula="of:=[.B1919]-[.C1919]" office:value-type="float" office:value="-6.694261">
            <text:p>-6.694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589313">
            <text:p>44.589313</text:p>
          </table:table-cell>
          <table:table-cell office:value-type="float" office:value="49.885967">
            <text:p>49.885967</text:p>
          </table:table-cell>
          <table:table-cell table:formula="of:=[.B1920]-[.C1920]" office:value-type="float" office:value="-5.296654">
            <text:p>-5.296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084044">
            <text:p>59.084044</text:p>
          </table:table-cell>
          <table:table-cell office:value-type="float" office:value="66.962903">
            <text:p>66.962903</text:p>
          </table:table-cell>
          <table:table-cell table:formula="of:=[.B1921]-[.C1921]" office:value-type="float" office:value="-7.878859">
            <text:p>-7.878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612663">
            <text:p>36.612663</text:p>
          </table:table-cell>
          <table:table-cell office:value-type="float" office:value="42.484249">
            <text:p>42.484249</text:p>
          </table:table-cell>
          <table:table-cell table:formula="of:=[.B1922]-[.C1922]" office:value-type="float" office:value="-5.871586">
            <text:p>-5.871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8074">
            <text:p>71.18074</text:p>
          </table:table-cell>
          <table:table-cell office:value-type="float" office:value="78.650939">
            <text:p>78.650939</text:p>
          </table:table-cell>
          <table:table-cell table:formula="of:=[.B1923]-[.C1923]" office:value-type="float" office:value="-7.47019899999999">
            <text:p>-7.470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579761">
            <text:p>154.579761</text:p>
          </table:table-cell>
          <table:table-cell office:value-type="float" office:value="174.271875">
            <text:p>174.271875</text:p>
          </table:table-cell>
          <table:table-cell table:formula="of:=[.B1924]-[.C1924]" office:value-type="float" office:value="-19.692114">
            <text:p>-19.692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325923">
            <text:p>60.325923</text:p>
          </table:table-cell>
          <table:table-cell office:value-type="float" office:value="64.790981">
            <text:p>64.790981</text:p>
          </table:table-cell>
          <table:table-cell table:formula="of:=[.B1925]-[.C1925]" office:value-type="float" office:value="-4.465058">
            <text:p>-4.465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2.148042">
            <text:p>322.148042</text:p>
          </table:table-cell>
          <table:table-cell office:value-type="float" office:value="363.456388">
            <text:p>363.456388</text:p>
          </table:table-cell>
          <table:table-cell table:formula="of:=[.B1926]-[.C1926]" office:value-type="float" office:value="-41.308346">
            <text:p>-41.308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44338">
            <text:p>96.344338</text:p>
          </table:table-cell>
          <table:table-cell office:value-type="float" office:value="107.996914">
            <text:p>107.996914</text:p>
          </table:table-cell>
          <table:table-cell table:formula="of:=[.B1927]-[.C1927]" office:value-type="float" office:value="-11.652576">
            <text:p>-11.652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125043">
            <text:p>160.125043</text:p>
          </table:table-cell>
          <table:table-cell office:value-type="float" office:value="182.62854">
            <text:p>182.62854</text:p>
          </table:table-cell>
          <table:table-cell table:formula="of:=[.B1928]-[.C1928]" office:value-type="float" office:value="-22.503497">
            <text:p>-22.503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368096">
            <text:p>91.368096</text:p>
          </table:table-cell>
          <table:table-cell office:value-type="float" office:value="97.077935">
            <text:p>97.077935</text:p>
          </table:table-cell>
          <table:table-cell table:formula="of:=[.B1929]-[.C1929]" office:value-type="float" office:value="-5.709839">
            <text:p>-5.709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1.214519">
            <text:p>371.214519</text:p>
          </table:table-cell>
          <table:table-cell office:value-type="float" office:value="414.508447">
            <text:p>414.508447</text:p>
          </table:table-cell>
          <table:table-cell table:formula="of:=[.B1930]-[.C1930]" office:value-type="float" office:value="-43.293928">
            <text:p>-43.293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386888">
            <text:p>144.386888</text:p>
          </table:table-cell>
          <table:table-cell office:value-type="float" office:value="155.235398">
            <text:p>155.235398</text:p>
          </table:table-cell>
          <table:table-cell table:formula="of:=[.B1931]-[.C1931]" office:value-type="float" office:value="-10.84851">
            <text:p>-10.84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6.144465">
            <text:p>556.144465</text:p>
          </table:table-cell>
          <table:table-cell office:value-type="float" office:value="546.598878">
            <text:p>546.598878</text:p>
          </table:table-cell>
          <table:table-cell table:formula="of:=[.B1932]-[.C1932]" office:value-type="float" office:value="9.54558699999996">
            <text:p>9.545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.224879">
            <text:p>263.224879</text:p>
          </table:table-cell>
          <table:table-cell office:value-type="float" office:value="294.822411">
            <text:p>294.822411</text:p>
          </table:table-cell>
          <table:table-cell table:formula="of:=[.B1933]-[.C1933]" office:value-type="float" office:value="-31.597532">
            <text:p>-31.597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4.275591">
            <text:p>394.275591</text:p>
          </table:table-cell>
          <table:table-cell office:value-type="float" office:value="427.592105">
            <text:p>427.592105</text:p>
          </table:table-cell>
          <table:table-cell table:formula="of:=[.B1934]-[.C1934]" office:value-type="float" office:value="-33.316514">
            <text:p>-33.316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352717">
            <text:p>208.352717</text:p>
          </table:table-cell>
          <table:table-cell office:value-type="float" office:value="240.330898">
            <text:p>240.330898</text:p>
          </table:table-cell>
          <table:table-cell table:formula="of:=[.B1935]-[.C1935]" office:value-type="float" office:value="-31.978181">
            <text:p>-31.978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842103">
            <text:p>148.842103</text:p>
          </table:table-cell>
          <table:table-cell office:value-type="float" office:value="163.592041">
            <text:p>163.592041</text:p>
          </table:table-cell>
          <table:table-cell table:formula="of:=[.B1936]-[.C1936]" office:value-type="float" office:value="-14.749938">
            <text:p>-14.749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417708">
            <text:p>179.417708</text:p>
          </table:table-cell>
          <table:table-cell office:value-type="float" office:value="190.186296">
            <text:p>190.186296</text:p>
          </table:table-cell>
          <table:table-cell table:formula="of:=[.B1937]-[.C1937]" office:value-type="float" office:value="-10.768588">
            <text:p>-10.768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65265">
            <text:p>116.65265</text:p>
          </table:table-cell>
          <table:table-cell office:value-type="float" office:value="128.659659">
            <text:p>128.659659</text:p>
          </table:table-cell>
          <table:table-cell table:formula="of:=[.B1938]-[.C1938]" office:value-type="float" office:value="-12.007009">
            <text:p>-12.007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857538">
            <text:p>51.857538</text:p>
          </table:table-cell>
          <table:table-cell office:value-type="float" office:value="58.551777">
            <text:p>58.551777</text:p>
          </table:table-cell>
          <table:table-cell table:formula="of:=[.B1939]-[.C1939]" office:value-type="float" office:value="-6.694239">
            <text:p>-6.694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3.884328">
            <text:p>653.884328</text:p>
          </table:table-cell>
          <table:table-cell office:value-type="float" office:value="819.107324">
            <text:p>819.107324</text:p>
          </table:table-cell>
          <table:table-cell table:formula="of:=[.B1940]-[.C1940]" office:value-type="float" office:value="-165.222996">
            <text:p>-165.222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993248">
            <text:p>42.993248</text:p>
          </table:table-cell>
          <table:table-cell office:value-type="float" office:value="46.730989">
            <text:p>46.730989</text:p>
          </table:table-cell>
          <table:table-cell table:formula="of:=[.B1941]-[.C1941]" office:value-type="float" office:value="-3.737741">
            <text:p>-3.737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51398">
            <text:p>119.451398</text:p>
          </table:table-cell>
          <table:table-cell office:value-type="float" office:value="134.185583">
            <text:p>134.185583</text:p>
          </table:table-cell>
          <table:table-cell table:formula="of:=[.B1942]-[.C1942]" office:value-type="float" office:value="-14.734185">
            <text:p>-14.734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168092">
            <text:p>128.168092</text:p>
          </table:table-cell>
          <table:table-cell office:value-type="float" office:value="142.76697">
            <text:p>142.76697</text:p>
          </table:table-cell>
          <table:table-cell table:formula="of:=[.B1943]-[.C1943]" office:value-type="float" office:value="-14.598878">
            <text:p>-14.598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56055">
            <text:p>132.456055</text:p>
          </table:table-cell>
          <table:table-cell office:value-type="float" office:value="143.566127">
            <text:p>143.566127</text:p>
          </table:table-cell>
          <table:table-cell table:formula="of:=[.B1944]-[.C1944]" office:value-type="float" office:value="-11.110072">
            <text:p>-11.110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4.256241">
            <text:p>404.256241</text:p>
          </table:table-cell>
          <table:table-cell office:value-type="float" office:value="458.915729">
            <text:p>458.915729</text:p>
          </table:table-cell>
          <table:table-cell table:formula="of:=[.B1945]-[.C1945]" office:value-type="float" office:value="-54.659488">
            <text:p>-54.659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547834">
            <text:p>74.547834</text:p>
          </table:table-cell>
          <table:table-cell office:value-type="float" office:value="81.689184">
            <text:p>81.689184</text:p>
          </table:table-cell>
          <table:table-cell table:formula="of:=[.B1946]-[.C1946]" office:value-type="float" office:value="-7.14135">
            <text:p>-7.14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099286">
            <text:p>121.099286</text:p>
          </table:table-cell>
          <table:table-cell office:value-type="float" office:value="135.783621">
            <text:p>135.783621</text:p>
          </table:table-cell>
          <table:table-cell table:formula="of:=[.B1947]-[.C1947]" office:value-type="float" office:value="-14.684335">
            <text:p>-14.684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979267">
            <text:p>205.979267</text:p>
          </table:table-cell>
          <table:table-cell office:value-type="float" office:value="226.07542">
            <text:p>226.07542</text:p>
          </table:table-cell>
          <table:table-cell table:formula="of:=[.B1948]-[.C1948]" office:value-type="float" office:value="-20.096153">
            <text:p>-20.096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29276">
            <text:p>75.629276</text:p>
          </table:table-cell>
          <table:table-cell office:value-type="float" office:value="79.475032">
            <text:p>79.475032</text:p>
          </table:table-cell>
          <table:table-cell table:formula="of:=[.B1949]-[.C1949]" office:value-type="float" office:value="-3.84575599999999">
            <text:p>-3.845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279261">
            <text:p>130.279261</text:p>
          </table:table-cell>
          <table:table-cell office:value-type="float" office:value="141.507016">
            <text:p>141.507016</text:p>
          </table:table-cell>
          <table:table-cell table:formula="of:=[.B1950]-[.C1950]" office:value-type="float" office:value="-11.227755">
            <text:p>-11.227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562462">
            <text:p>208.562462</text:p>
          </table:table-cell>
          <table:table-cell office:value-type="float" office:value="234.175874">
            <text:p>234.175874</text:p>
          </table:table-cell>
          <table:table-cell table:formula="of:=[.B1951]-[.C1951]" office:value-type="float" office:value="-25.613412">
            <text:p>-25.613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988686">
            <text:p>89.988686</text:p>
          </table:table-cell>
          <table:table-cell office:value-type="float" office:value="94.000685">
            <text:p>94.000685</text:p>
          </table:table-cell>
          <table:table-cell table:formula="of:=[.B1952]-[.C1952]" office:value-type="float" office:value="-4.011999">
            <text:p>-4.011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.888145">
            <text:p>280.888145</text:p>
          </table:table-cell>
          <table:table-cell office:value-type="float" office:value="329.039495">
            <text:p>329.039495</text:p>
          </table:table-cell>
          <table:table-cell table:formula="of:=[.B1953]-[.C1953]" office:value-type="float" office:value="-48.15135">
            <text:p>-48.15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940401">
            <text:p>144.940401</text:p>
          </table:table-cell>
          <table:table-cell office:value-type="float" office:value="164.211618">
            <text:p>164.211618</text:p>
          </table:table-cell>
          <table:table-cell table:formula="of:=[.B1954]-[.C1954]" office:value-type="float" office:value="-19.271217">
            <text:p>-19.271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.155183">
            <text:p>303.155183</text:p>
          </table:table-cell>
          <table:table-cell office:value-type="float" office:value="348.391798">
            <text:p>348.391798</text:p>
          </table:table-cell>
          <table:table-cell table:formula="of:=[.B1955]-[.C1955]" office:value-type="float" office:value="-45.236615">
            <text:p>-45.236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126234">
            <text:p>144.126234</text:p>
          </table:table-cell>
          <table:table-cell office:value-type="float" office:value="153.543907">
            <text:p>153.543907</text:p>
          </table:table-cell>
          <table:table-cell table:formula="of:=[.B1956]-[.C1956]" office:value-type="float" office:value="-9.41767299999998">
            <text:p>-9.417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59058">
            <text:p>90.959058</text:p>
          </table:table-cell>
          <table:table-cell office:value-type="float" office:value="99.340829">
            <text:p>99.340829</text:p>
          </table:table-cell>
          <table:table-cell table:formula="of:=[.B1957]-[.C1957]" office:value-type="float" office:value="-8.381771">
            <text:p>-8.381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19234">
            <text:p>80.619234</text:p>
          </table:table-cell>
          <table:table-cell office:value-type="float" office:value="87.758549">
            <text:p>87.758549</text:p>
          </table:table-cell>
          <table:table-cell table:formula="of:=[.B1958]-[.C1958]" office:value-type="float" office:value="-7.139315">
            <text:p>-7.139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852496">
            <text:p>184.852496</text:p>
          </table:table-cell>
          <table:table-cell office:value-type="float" office:value="203.408249">
            <text:p>203.408249</text:p>
          </table:table-cell>
          <table:table-cell table:formula="of:=[.B1959]-[.C1959]" office:value-type="float" office:value="-18.555753">
            <text:p>-18.555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335718">
            <text:p>177.335718</text:p>
          </table:table-cell>
          <table:table-cell office:value-type="float" office:value="193.617518">
            <text:p>193.617518</text:p>
          </table:table-cell>
          <table:table-cell table:formula="of:=[.B1960]-[.C1960]" office:value-type="float" office:value="-16.2818">
            <text:p>-16.28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8.502935">
            <text:p>498.502935</text:p>
          </table:table-cell>
          <table:table-cell office:value-type="float" office:value="560.250977">
            <text:p>560.250977</text:p>
          </table:table-cell>
          <table:table-cell table:formula="of:=[.B1961]-[.C1961]" office:value-type="float" office:value="-61.7480420000001">
            <text:p>-61.748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80724">
            <text:p>68.280724</text:p>
          </table:table-cell>
          <table:table-cell office:value-type="float" office:value="72.289446">
            <text:p>72.289446</text:p>
          </table:table-cell>
          <table:table-cell table:formula="of:=[.B1962]-[.C1962]" office:value-type="float" office:value="-4.00872199999999">
            <text:p>-4.008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.408709">
            <text:p>259.408709</text:p>
          </table:table-cell>
          <table:table-cell office:value-type="float" office:value="282.019615">
            <text:p>282.019615</text:p>
          </table:table-cell>
          <table:table-cell table:formula="of:=[.B1963]-[.C1963]" office:value-type="float" office:value="-22.610906">
            <text:p>-22.610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16355">
            <text:p>119.416355</text:p>
          </table:table-cell>
          <table:table-cell office:value-type="float" office:value="132.101225">
            <text:p>132.101225</text:p>
          </table:table-cell>
          <table:table-cell table:formula="of:=[.B1964]-[.C1964]" office:value-type="float" office:value="-12.68487">
            <text:p>-12.68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391657">
            <text:p>102.391657</text:p>
          </table:table-cell>
          <table:table-cell office:value-type="float" office:value="115.647436">
            <text:p>115.647436</text:p>
          </table:table-cell>
          <table:table-cell table:formula="of:=[.B1965]-[.C1965]" office:value-type="float" office:value="-13.255779">
            <text:p>-13.255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033441">
            <text:p>42.033441</text:p>
          </table:table-cell>
          <table:table-cell office:value-type="float" office:value="44.471063">
            <text:p>44.471063</text:p>
          </table:table-cell>
          <table:table-cell table:formula="of:=[.B1966]-[.C1966]" office:value-type="float" office:value="-2.437622">
            <text:p>-2.437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4.10864">
            <text:p>434.10864</text:p>
          </table:table-cell>
          <table:table-cell office:value-type="float" office:value="491.210114">
            <text:p>491.210114</text:p>
          </table:table-cell>
          <table:table-cell table:formula="of:=[.B1967]-[.C1967]" office:value-type="float" office:value="-57.101474">
            <text:p>-57.101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015">
            <text:p>92.3015</text:p>
          </table:table-cell>
          <table:table-cell office:value-type="float" office:value="98.423528">
            <text:p>98.423528</text:p>
          </table:table-cell>
          <table:table-cell table:formula="of:=[.B1968]-[.C1968]" office:value-type="float" office:value="-6.122028">
            <text:p>-6.122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28178">
            <text:p>90.028178</text:p>
          </table:table-cell>
          <table:table-cell office:value-type="float" office:value="99.59148">
            <text:p>99.59148</text:p>
          </table:table-cell>
          <table:table-cell table:formula="of:=[.B1969]-[.C1969]" office:value-type="float" office:value="-9.56330200000001">
            <text:p>-9.563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077209">
            <text:p>217.077209</text:p>
          </table:table-cell>
          <table:table-cell office:value-type="float" office:value="243.160746">
            <text:p>243.160746</text:p>
          </table:table-cell>
          <table:table-cell table:formula="of:=[.B1970]-[.C1970]" office:value-type="float" office:value="-26.083537">
            <text:p>-26.083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4246">
            <text:p>144.4246</text:p>
          </table:table-cell>
          <table:table-cell office:value-type="float" office:value="154.784137">
            <text:p>154.784137</text:p>
          </table:table-cell>
          <table:table-cell table:formula="of:=[.B1971]-[.C1971]" office:value-type="float" office:value="-10.359537">
            <text:p>-10.359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6.882457">
            <text:p>516.882457</text:p>
          </table:table-cell>
          <table:table-cell office:value-type="float" office:value="546.766685">
            <text:p>546.766685</text:p>
          </table:table-cell>
          <table:table-cell table:formula="of:=[.B1972]-[.C1972]" office:value-type="float" office:value="-29.884228">
            <text:p>-29.884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852254">
            <text:p>209.852254</text:p>
          </table:table-cell>
          <table:table-cell office:value-type="float" office:value="234.986746">
            <text:p>234.986746</text:p>
          </table:table-cell>
          <table:table-cell table:formula="of:=[.B1973]-[.C1973]" office:value-type="float" office:value="-25.134492">
            <text:p>-25.134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87087">
            <text:p>126.787087</text:p>
          </table:table-cell>
          <table:table-cell office:value-type="float" office:value="138.356472">
            <text:p>138.356472</text:p>
          </table:table-cell>
          <table:table-cell table:formula="of:=[.B1974]-[.C1974]" office:value-type="float" office:value="-11.569385">
            <text:p>-11.569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192335">
            <text:p>202.192335</text:p>
          </table:table-cell>
          <table:table-cell office:value-type="float" office:value="229.801699">
            <text:p>229.801699</text:p>
          </table:table-cell>
          <table:table-cell table:formula="of:=[.B1975]-[.C1975]" office:value-type="float" office:value="-27.609364">
            <text:p>-27.609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248463">
            <text:p>39.248463</text:p>
          </table:table-cell>
          <table:table-cell office:value-type="float" office:value="44.469169">
            <text:p>44.469169</text:p>
          </table:table-cell>
          <table:table-cell table:formula="of:=[.B1976]-[.C1976]" office:value-type="float" office:value="-5.220706">
            <text:p>-5.220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27568">
            <text:p>58.227568</text:p>
          </table:table-cell>
          <table:table-cell office:value-type="float" office:value="63.831058">
            <text:p>63.831058</text:p>
          </table:table-cell>
          <table:table-cell table:formula="of:=[.B1977]-[.C1977]" office:value-type="float" office:value="-5.60349">
            <text:p>-5.60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373749">
            <text:p>114.373749</text:p>
          </table:table-cell>
          <table:table-cell office:value-type="float" office:value="124.948124">
            <text:p>124.948124</text:p>
          </table:table-cell>
          <table:table-cell table:formula="of:=[.B1978]-[.C1978]" office:value-type="float" office:value="-10.574375">
            <text:p>-10.574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391563">
            <text:p>202.391563</text:p>
          </table:table-cell>
          <table:table-cell office:value-type="float" office:value="222.693538">
            <text:p>222.693538</text:p>
          </table:table-cell>
          <table:table-cell table:formula="of:=[.B1979]-[.C1979]" office:value-type="float" office:value="-20.301975">
            <text:p>-20.301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06559">
            <text:p>51.06559</text:p>
          </table:table-cell>
          <table:table-cell office:value-type="float" office:value="54.989991">
            <text:p>54.989991</text:p>
          </table:table-cell>
          <table:table-cell table:formula="of:=[.B1980]-[.C1980]" office:value-type="float" office:value="-3.924401">
            <text:p>-3.924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316575">
            <text:p>226.316575</text:p>
          </table:table-cell>
          <table:table-cell office:value-type="float" office:value="248.834221">
            <text:p>248.834221</text:p>
          </table:table-cell>
          <table:table-cell table:formula="of:=[.B1981]-[.C1981]" office:value-type="float" office:value="-22.517646">
            <text:p>-22.517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278129">
            <text:p>357.278129</text:p>
          </table:table-cell>
          <table:table-cell office:value-type="float" office:value="401.470304">
            <text:p>401.470304</text:p>
          </table:table-cell>
          <table:table-cell table:formula="of:=[.B1982]-[.C1982]" office:value-type="float" office:value="-44.192175">
            <text:p>-44.192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08269">
            <text:p>101.908269</text:p>
          </table:table-cell>
          <table:table-cell office:value-type="float" office:value="109.986581">
            <text:p>109.986581</text:p>
          </table:table-cell>
          <table:table-cell table:formula="of:=[.B1983]-[.C1983]" office:value-type="float" office:value="-8.078312">
            <text:p>-8.078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874936">
            <text:p>104.874936</text:p>
          </table:table-cell>
          <table:table-cell office:value-type="float" office:value="116.554183">
            <text:p>116.554183</text:p>
          </table:table-cell>
          <table:table-cell table:formula="of:=[.B1984]-[.C1984]" office:value-type="float" office:value="-11.679247">
            <text:p>-11.679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253089">
            <text:p>51.253089</text:p>
          </table:table-cell>
          <table:table-cell office:value-type="float" office:value="56.670323">
            <text:p>56.670323</text:p>
          </table:table-cell>
          <table:table-cell table:formula="of:=[.B1985]-[.C1985]" office:value-type="float" office:value="-5.417234">
            <text:p>-5.417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7.508045">
            <text:p>577.508045</text:p>
          </table:table-cell>
          <table:table-cell office:value-type="float" office:value="658.570474">
            <text:p>658.570474</text:p>
          </table:table-cell>
          <table:table-cell table:formula="of:=[.B1986]-[.C1986]" office:value-type="float" office:value="-81.0624289999999">
            <text:p>-81.062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343014">
            <text:p>142.343014</text:p>
          </table:table-cell>
          <table:table-cell office:value-type="float" office:value="153.868616">
            <text:p>153.868616</text:p>
          </table:table-cell>
          <table:table-cell table:formula="of:=[.B1987]-[.C1987]" office:value-type="float" office:value="-11.525602">
            <text:p>-11.525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40717">
            <text:p>68.740717</text:p>
          </table:table-cell>
          <table:table-cell office:value-type="float" office:value="74.564444">
            <text:p>74.564444</text:p>
          </table:table-cell>
          <table:table-cell table:formula="of:=[.B1988]-[.C1988]" office:value-type="float" office:value="-5.82372699999999">
            <text:p>-5.823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64543">
            <text:p>101.664543</text:p>
          </table:table-cell>
          <table:table-cell office:value-type="float" office:value="109.121466">
            <text:p>109.121466</text:p>
          </table:table-cell>
          <table:table-cell table:formula="of:=[.B1989]-[.C1989]" office:value-type="float" office:value="-7.456923">
            <text:p>-7.456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990995">
            <text:p>228.990995</text:p>
          </table:table-cell>
          <table:table-cell office:value-type="float" office:value="245.385035">
            <text:p>245.385035</text:p>
          </table:table-cell>
          <table:table-cell table:formula="of:=[.B1990]-[.C1990]" office:value-type="float" office:value="-16.39404">
            <text:p>-16.39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57635">
            <text:p>55.57635</text:p>
          </table:table-cell>
          <table:table-cell office:value-type="float" office:value="61.798745">
            <text:p>61.798745</text:p>
          </table:table-cell>
          <table:table-cell table:formula="of:=[.B1991]-[.C1991]" office:value-type="float" office:value="-6.222395">
            <text:p>-6.222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740393">
            <text:p>295.740393</text:p>
          </table:table-cell>
          <table:table-cell office:value-type="float" office:value="348.129736">
            <text:p>348.129736</text:p>
          </table:table-cell>
          <table:table-cell table:formula="of:=[.B1992]-[.C1992]" office:value-type="float" office:value="-52.389343">
            <text:p>-52.389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99004">
            <text:p>131.599004</text:p>
          </table:table-cell>
          <table:table-cell office:value-type="float" office:value="148.44622">
            <text:p>148.44622</text:p>
          </table:table-cell>
          <table:table-cell table:formula="of:=[.B1993]-[.C1993]" office:value-type="float" office:value="-16.847216">
            <text:p>-16.847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47507">
            <text:p>57.347507</text:p>
          </table:table-cell>
          <table:table-cell office:value-type="float" office:value="60.794737">
            <text:p>60.794737</text:p>
          </table:table-cell>
          <table:table-cell table:formula="of:=[.B1994]-[.C1994]" office:value-type="float" office:value="-3.44723">
            <text:p>-3.44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092748">
            <text:p>231.092748</text:p>
          </table:table-cell>
          <table:table-cell office:value-type="float" office:value="256.856669">
            <text:p>256.856669</text:p>
          </table:table-cell>
          <table:table-cell table:formula="of:=[.B1995]-[.C1995]" office:value-type="float" office:value="-25.763921">
            <text:p>-25.763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63543">
            <text:p>47.763543</text:p>
          </table:table-cell>
          <table:table-cell office:value-type="float" office:value="53.794891">
            <text:p>53.794891</text:p>
          </table:table-cell>
          <table:table-cell table:formula="of:=[.B1996]-[.C1996]" office:value-type="float" office:value="-6.031348">
            <text:p>-6.031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968639">
            <text:p>183.968639</text:p>
          </table:table-cell>
          <table:table-cell office:value-type="float" office:value="203.834083">
            <text:p>203.834083</text:p>
          </table:table-cell>
          <table:table-cell table:formula="of:=[.B1997]-[.C1997]" office:value-type="float" office:value="-19.865444">
            <text:p>-19.865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48571">
            <text:p>107.048571</text:p>
          </table:table-cell>
          <table:table-cell office:value-type="float" office:value="114.566765">
            <text:p>114.566765</text:p>
          </table:table-cell>
          <table:table-cell table:formula="of:=[.B1998]-[.C1998]" office:value-type="float" office:value="-7.51819400000001">
            <text:p>-7.518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342081">
            <text:p>114.342081</text:p>
          </table:table-cell>
          <table:table-cell office:value-type="float" office:value="130.116382">
            <text:p>130.116382</text:p>
          </table:table-cell>
          <table:table-cell table:formula="of:=[.B1999]-[.C1999]" office:value-type="float" office:value="-15.774301">
            <text:p>-15.774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7.563892">
            <text:p>717.563892</text:p>
          </table:table-cell>
          <table:table-cell office:value-type="float" office:value="865.762127">
            <text:p>865.762127</text:p>
          </table:table-cell>
          <table:table-cell table:formula="of:=[.B2000]-[.C2000]" office:value-type="float" office:value="-148.198235">
            <text:p>-148.198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370079">
            <text:p>71.370079</text:p>
          </table:table-cell>
          <table:table-cell office:value-type="float" office:value="77.611837">
            <text:p>77.611837</text:p>
          </table:table-cell>
          <table:table-cell table:formula="of:=[.B2001]-[.C2001]" office:value-type="float" office:value="-6.24175799999999">
            <text:p>-6.241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818437">
            <text:p>198.818437</text:p>
          </table:table-cell>
          <table:table-cell office:value-type="float" office:value="228.63823">
            <text:p>228.63823</text:p>
          </table:table-cell>
          <table:table-cell table:formula="of:=[.B2002]-[.C2002]" office:value-type="float" office:value="-29.819793">
            <text:p>-29.819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966909">
            <text:p>199.966909</text:p>
          </table:table-cell>
          <table:table-cell office:value-type="float" office:value="225.234437">
            <text:p>225.234437</text:p>
          </table:table-cell>
          <table:table-cell table:formula="of:=[.B2003]-[.C2003]" office:value-type="float" office:value="-25.267528">
            <text:p>-25.267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713959">
            <text:p>127.713959</text:p>
          </table:table-cell>
          <table:table-cell office:value-type="float" office:value="138.986902">
            <text:p>138.986902</text:p>
          </table:table-cell>
          <table:table-cell table:formula="of:=[.B2004]-[.C2004]" office:value-type="float" office:value="-11.272943">
            <text:p>-11.272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821206">
            <text:p>43.821206</text:p>
          </table:table-cell>
          <table:table-cell office:value-type="float" office:value="46.689068">
            <text:p>46.689068</text:p>
          </table:table-cell>
          <table:table-cell table:formula="of:=[.B2005]-[.C2005]" office:value-type="float" office:value="-2.867862">
            <text:p>-2.867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982618">
            <text:p>142.982618</text:p>
          </table:table-cell>
          <table:table-cell office:value-type="float" office:value="161.400209">
            <text:p>161.400209</text:p>
          </table:table-cell>
          <table:table-cell table:formula="of:=[.B2006]-[.C2006]" office:value-type="float" office:value="-18.417591">
            <text:p>-18.4175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7.552843">
            <text:p>887.552843</text:p>
          </table:table-cell>
          <table:table-cell office:value-type="float" office:value="1056.724294">
            <text:p>1056.724294</text:p>
          </table:table-cell>
          <table:table-cell table:formula="of:=[.B2007]-[.C2007]" office:value-type="float" office:value="-169.171451">
            <text:p>-169.171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703485">
            <text:p>89.703485</text:p>
          </table:table-cell>
          <table:table-cell office:value-type="float" office:value="101.480899">
            <text:p>101.480899</text:p>
          </table:table-cell>
          <table:table-cell table:formula="of:=[.B2008]-[.C2008]" office:value-type="float" office:value="-11.777414">
            <text:p>-11.777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529156">
            <text:p>115.529156</text:p>
          </table:table-cell>
          <table:table-cell office:value-type="float" office:value="128.289447">
            <text:p>128.289447</text:p>
          </table:table-cell>
          <table:table-cell table:formula="of:=[.B2009]-[.C2009]" office:value-type="float" office:value="-12.760291">
            <text:p>-12.760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17828">
            <text:p>55.317828</text:p>
          </table:table-cell>
          <table:table-cell office:value-type="float" office:value="60.979381">
            <text:p>60.979381</text:p>
          </table:table-cell>
          <table:table-cell table:formula="of:=[.B2010]-[.C2010]" office:value-type="float" office:value="-5.661553">
            <text:p>-5.661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0.427744">
            <text:p>380.427744</text:p>
          </table:table-cell>
          <table:table-cell office:value-type="float" office:value="420.115274">
            <text:p>420.115274</text:p>
          </table:table-cell>
          <table:table-cell table:formula="of:=[.B2011]-[.C2011]" office:value-type="float" office:value="-39.68753">
            <text:p>-39.68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98828">
            <text:p>71.498828</text:p>
          </table:table-cell>
          <table:table-cell office:value-type="float" office:value="77.434213">
            <text:p>77.434213</text:p>
          </table:table-cell>
          <table:table-cell table:formula="of:=[.B2012]-[.C2012]" office:value-type="float" office:value="-5.935385">
            <text:p>-5.935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764408">
            <text:p>113.764408</text:p>
          </table:table-cell>
          <table:table-cell office:value-type="float" office:value="124.097582">
            <text:p>124.097582</text:p>
          </table:table-cell>
          <table:table-cell table:formula="of:=[.B2013]-[.C2013]" office:value-type="float" office:value="-10.333174">
            <text:p>-10.333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270547">
            <text:p>76.270547</text:p>
          </table:table-cell>
          <table:table-cell office:value-type="float" office:value="80.828001">
            <text:p>80.828001</text:p>
          </table:table-cell>
          <table:table-cell table:formula="of:=[.B2014]-[.C2014]" office:value-type="float" office:value="-4.55745400000001">
            <text:p>-4.557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308163">
            <text:p>196.308163</text:p>
          </table:table-cell>
          <table:table-cell office:value-type="float" office:value="211.170602">
            <text:p>211.170602</text:p>
          </table:table-cell>
          <table:table-cell table:formula="of:=[.B2015]-[.C2015]" office:value-type="float" office:value="-14.862439">
            <text:p>-14.862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42528">
            <text:p>38.42528</text:p>
          </table:table-cell>
          <table:table-cell office:value-type="float" office:value="46.979909">
            <text:p>46.979909</text:p>
          </table:table-cell>
          <table:table-cell table:formula="of:=[.B2016]-[.C2016]" office:value-type="float" office:value="-8.554629">
            <text:p>-8.554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996123">
            <text:p>104.996123</text:p>
          </table:table-cell>
          <table:table-cell office:value-type="float" office:value="134.311667">
            <text:p>134.311667</text:p>
          </table:table-cell>
          <table:table-cell table:formula="of:=[.B2017]-[.C2017]" office:value-type="float" office:value="-29.315544">
            <text:p>-29.315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65487">
            <text:p>60.565487</text:p>
          </table:table-cell>
          <table:table-cell office:value-type="float" office:value="76.827243">
            <text:p>76.827243</text:p>
          </table:table-cell>
          <table:table-cell table:formula="of:=[.B2018]-[.C2018]" office:value-type="float" office:value="-16.261756">
            <text:p>-16.261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89999">
            <text:p>102.989999</text:p>
          </table:table-cell>
          <table:table-cell office:value-type="float" office:value="126.443449">
            <text:p>126.443449</text:p>
          </table:table-cell>
          <table:table-cell table:formula="of:=[.B2019]-[.C2019]" office:value-type="float" office:value="-23.45345">
            <text:p>-23.45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577928">
            <text:p>180.577928</text:p>
          </table:table-cell>
          <table:table-cell office:value-type="float" office:value="225.956066">
            <text:p>225.956066</text:p>
          </table:table-cell>
          <table:table-cell table:formula="of:=[.B2020]-[.C2020]" office:value-type="float" office:value="-45.378138">
            <text:p>-45.378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79629">
            <text:p>68.779629</text:p>
          </table:table-cell>
          <table:table-cell office:value-type="float" office:value="89.165575">
            <text:p>89.165575</text:p>
          </table:table-cell>
          <table:table-cell table:formula="of:=[.B2021]-[.C2021]" office:value-type="float" office:value="-20.385946">
            <text:p>-20.385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526318">
            <text:p>146.526318</text:p>
          </table:table-cell>
          <table:table-cell office:value-type="float" office:value="180.998385">
            <text:p>180.998385</text:p>
          </table:table-cell>
          <table:table-cell table:formula="of:=[.B2022]-[.C2022]" office:value-type="float" office:value="-34.472067">
            <text:p>-34.472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6.383891">
            <text:p>906.383891</text:p>
          </table:table-cell>
          <table:table-cell office:value-type="float" office:value="1060.57026">
            <text:p>1060.57026</text:p>
          </table:table-cell>
          <table:table-cell table:formula="of:=[.B2023]-[.C2023]" office:value-type="float" office:value="-154.186369">
            <text:p>-154.186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59177">
            <text:p>158.59177</text:p>
          </table:table-cell>
          <table:table-cell office:value-type="float" office:value="204.634243">
            <text:p>204.634243</text:p>
          </table:table-cell>
          <table:table-cell table:formula="of:=[.B2024]-[.C2024]" office:value-type="float" office:value="-46.042473">
            <text:p>-46.042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970073">
            <text:p>63.970073</text:p>
          </table:table-cell>
          <table:table-cell office:value-type="float" office:value="78.575488">
            <text:p>78.575488</text:p>
          </table:table-cell>
          <table:table-cell table:formula="of:=[.B2025]-[.C2025]" office:value-type="float" office:value="-14.605415">
            <text:p>-14.605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31549">
            <text:p>74.031549</text:p>
          </table:table-cell>
          <table:table-cell office:value-type="float" office:value="89.294881">
            <text:p>89.294881</text:p>
          </table:table-cell>
          <table:table-cell table:formula="of:=[.B2026]-[.C2026]" office:value-type="float" office:value="-15.263332">
            <text:p>-15.263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5468">
            <text:p>77.05468</text:p>
          </table:table-cell>
          <table:table-cell office:value-type="float" office:value="96.854396">
            <text:p>96.854396</text:p>
          </table:table-cell>
          <table:table-cell table:formula="of:=[.B2027]-[.C2027]" office:value-type="float" office:value="-19.799716">
            <text:p>-19.799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700357">
            <text:p>222.700357</text:p>
          </table:table-cell>
          <table:table-cell office:value-type="float" office:value="279.670392">
            <text:p>279.670392</text:p>
          </table:table-cell>
          <table:table-cell table:formula="of:=[.B2028]-[.C2028]" office:value-type="float" office:value="-56.970035">
            <text:p>-56.970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94566">
            <text:p>88.194566</text:p>
          </table:table-cell>
          <table:table-cell office:value-type="float" office:value="112.836591">
            <text:p>112.836591</text:p>
          </table:table-cell>
          <table:table-cell table:formula="of:=[.B2029]-[.C2029]" office:value-type="float" office:value="-24.642025">
            <text:p>-24.642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7.172644">
            <text:p>457.172644</text:p>
          </table:table-cell>
          <table:table-cell office:value-type="float" office:value="560.103859">
            <text:p>560.103859</text:p>
          </table:table-cell>
          <table:table-cell table:formula="of:=[.B2030]-[.C2030]" office:value-type="float" office:value="-102.931215">
            <text:p>-102.931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00012">
            <text:p>109.000012</text:p>
          </table:table-cell>
          <table:table-cell office:value-type="float" office:value="139.467055">
            <text:p>139.467055</text:p>
          </table:table-cell>
          <table:table-cell table:formula="of:=[.B2031]-[.C2031]" office:value-type="float" office:value="-30.467043">
            <text:p>-30.467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95716">
            <text:p>88.95716</text:p>
          </table:table-cell>
          <table:table-cell office:value-type="float" office:value="113.026948">
            <text:p>113.026948</text:p>
          </table:table-cell>
          <table:table-cell table:formula="of:=[.B2032]-[.C2032]" office:value-type="float" office:value="-24.069788">
            <text:p>-24.069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474747">
            <text:p>232.474747</text:p>
          </table:table-cell>
          <table:table-cell office:value-type="float" office:value="286.944312">
            <text:p>286.944312</text:p>
          </table:table-cell>
          <table:table-cell table:formula="of:=[.B2033]-[.C2033]" office:value-type="float" office:value="-54.469565">
            <text:p>-54.469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33318">
            <text:p>75.133318</text:p>
          </table:table-cell>
          <table:table-cell office:value-type="float" office:value="90.464382">
            <text:p>90.464382</text:p>
          </table:table-cell>
          <table:table-cell table:formula="of:=[.B2034]-[.C2034]" office:value-type="float" office:value="-15.331064">
            <text:p>-15.331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233816">
            <text:p>104.233816</text:p>
          </table:table-cell>
          <table:table-cell office:value-type="float" office:value="134.410698">
            <text:p>134.410698</text:p>
          </table:table-cell>
          <table:table-cell table:formula="of:=[.B2035]-[.C2035]" office:value-type="float" office:value="-30.176882">
            <text:p>-30.176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6.327244">
            <text:p>376.327244</text:p>
          </table:table-cell>
          <table:table-cell office:value-type="float" office:value="460.817494">
            <text:p>460.817494</text:p>
          </table:table-cell>
          <table:table-cell table:formula="of:=[.B2036]-[.C2036]" office:value-type="float" office:value="-84.49025">
            <text:p>-84.49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979883">
            <text:p>144.979883</text:p>
          </table:table-cell>
          <table:table-cell office:value-type="float" office:value="185.597006">
            <text:p>185.597006</text:p>
          </table:table-cell>
          <table:table-cell table:formula="of:=[.B2037]-[.C2037]" office:value-type="float" office:value="-40.617123">
            <text:p>-40.617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757227">
            <text:p>153.757227</text:p>
          </table:table-cell>
          <table:table-cell office:value-type="float" office:value="191.123103">
            <text:p>191.123103</text:p>
          </table:table-cell>
          <table:table-cell table:formula="of:=[.B2038]-[.C2038]" office:value-type="float" office:value="-37.365876">
            <text:p>-37.365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439108">
            <text:p>287.439108</text:p>
          </table:table-cell>
          <table:table-cell office:value-type="float" office:value="351.957473">
            <text:p>351.957473</text:p>
          </table:table-cell>
          <table:table-cell table:formula="of:=[.B2039]-[.C2039]" office:value-type="float" office:value="-64.518365">
            <text:p>-64.518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095519">
            <text:p>36.095519</text:p>
          </table:table-cell>
          <table:table-cell office:value-type="float" office:value="45.543553">
            <text:p>45.543553</text:p>
          </table:table-cell>
          <table:table-cell table:formula="of:=[.B2040]-[.C2040]" office:value-type="float" office:value="-9.448034">
            <text:p>-9.448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812866">
            <text:p>172.812866</text:p>
          </table:table-cell>
          <table:table-cell office:value-type="float" office:value="213.471079">
            <text:p>213.471079</text:p>
          </table:table-cell>
          <table:table-cell table:formula="of:=[.B2041]-[.C2041]" office:value-type="float" office:value="-40.658213">
            <text:p>-40.658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40632">
            <text:p>91.940632</text:p>
          </table:table-cell>
          <table:table-cell office:value-type="float" office:value="111.922805">
            <text:p>111.922805</text:p>
          </table:table-cell>
          <table:table-cell table:formula="of:=[.B2042]-[.C2042]" office:value-type="float" office:value="-19.982173">
            <text:p>-19.982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245029">
            <text:p>210.245029</text:p>
          </table:table-cell>
          <table:table-cell office:value-type="float" office:value="256.517633">
            <text:p>256.517633</text:p>
          </table:table-cell>
          <table:table-cell table:formula="of:=[.B2043]-[.C2043]" office:value-type="float" office:value="-46.272604">
            <text:p>-46.272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07401">
            <text:p>124.07401</text:p>
          </table:table-cell>
          <table:table-cell office:value-type="float" office:value="160.988178">
            <text:p>160.988178</text:p>
          </table:table-cell>
          <table:table-cell table:formula="of:=[.B2044]-[.C2044]" office:value-type="float" office:value="-36.914168">
            <text:p>-36.914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0991">
            <text:p>112.90991</text:p>
          </table:table-cell>
          <table:table-cell office:value-type="float" office:value="140.136177">
            <text:p>140.136177</text:p>
          </table:table-cell>
          <table:table-cell table:formula="of:=[.B2045]-[.C2045]" office:value-type="float" office:value="-27.226267">
            <text:p>-27.226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942114">
            <text:p>77.942114</text:p>
          </table:table-cell>
          <table:table-cell office:value-type="float" office:value="96.875862">
            <text:p>96.875862</text:p>
          </table:table-cell>
          <table:table-cell table:formula="of:=[.B2046]-[.C2046]" office:value-type="float" office:value="-18.933748">
            <text:p>-18.933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080621">
            <text:p>117.080621</text:p>
          </table:table-cell>
          <table:table-cell office:value-type="float" office:value="150.058135">
            <text:p>150.058135</text:p>
          </table:table-cell>
          <table:table-cell table:formula="of:=[.B2047]-[.C2047]" office:value-type="float" office:value="-32.977514">
            <text:p>-32.977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599893">
            <text:p>213.599893</text:p>
          </table:table-cell>
          <table:table-cell office:value-type="float" office:value="273.990911">
            <text:p>273.990911</text:p>
          </table:table-cell>
          <table:table-cell table:formula="of:=[.B2048]-[.C2048]" office:value-type="float" office:value="-60.391018">
            <text:p>-60.391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244739">
            <text:p>191.244739</text:p>
          </table:table-cell>
          <table:table-cell office:value-type="float" office:value="228.68065">
            <text:p>228.68065</text:p>
          </table:table-cell>
          <table:table-cell table:formula="of:=[.B2049]-[.C2049]" office:value-type="float" office:value="-37.435911">
            <text:p>-37.435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56774">
            <text:p>109.56774</text:p>
          </table:table-cell>
          <table:table-cell office:value-type="float" office:value="134.415565">
            <text:p>134.415565</text:p>
          </table:table-cell>
          <table:table-cell table:formula="of:=[.B2050]-[.C2050]" office:value-type="float" office:value="-24.847825">
            <text:p>-24.847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20903">
            <text:p>152.820903</text:p>
          </table:table-cell>
          <table:table-cell office:value-type="float" office:value="195.381432">
            <text:p>195.381432</text:p>
          </table:table-cell>
          <table:table-cell table:formula="of:=[.B2051]-[.C2051]" office:value-type="float" office:value="-42.560529">
            <text:p>-42.560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868279">
            <text:p>93.868279</text:p>
          </table:table-cell>
          <table:table-cell office:value-type="float" office:value="117.922675">
            <text:p>117.922675</text:p>
          </table:table-cell>
          <table:table-cell table:formula="of:=[.B2052]-[.C2052]" office:value-type="float" office:value="-24.054396">
            <text:p>-24.054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37845">
            <text:p>121.837845</text:p>
          </table:table-cell>
          <table:table-cell office:value-type="float" office:value="148.021136">
            <text:p>148.021136</text:p>
          </table:table-cell>
          <table:table-cell table:formula="of:=[.B2053]-[.C2053]" office:value-type="float" office:value="-26.183291">
            <text:p>-26.183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688009">
            <text:p>212.688009</text:p>
          </table:table-cell>
          <table:table-cell office:value-type="float" office:value="266.059685">
            <text:p>266.059685</text:p>
          </table:table-cell>
          <table:table-cell table:formula="of:=[.B2054]-[.C2054]" office:value-type="float" office:value="-53.371676">
            <text:p>-53.371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952457">
            <text:p>249.952457</text:p>
          </table:table-cell>
          <table:table-cell office:value-type="float" office:value="296.359246">
            <text:p>296.359246</text:p>
          </table:table-cell>
          <table:table-cell table:formula="of:=[.B2055]-[.C2055]" office:value-type="float" office:value="-46.406789">
            <text:p>-46.406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68027">
            <text:p>90.068027</text:p>
          </table:table-cell>
          <table:table-cell office:value-type="float" office:value="111.935644">
            <text:p>111.935644</text:p>
          </table:table-cell>
          <table:table-cell table:formula="of:=[.B2056]-[.C2056]" office:value-type="float" office:value="-21.867617">
            <text:p>-21.867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703742">
            <text:p>87.703742</text:p>
          </table:table-cell>
          <table:table-cell office:value-type="float" office:value="110.379798">
            <text:p>110.379798</text:p>
          </table:table-cell>
          <table:table-cell table:formula="of:=[.B2057]-[.C2057]" office:value-type="float" office:value="-22.676056">
            <text:p>-22.676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42086">
            <text:p>83.542086</text:p>
          </table:table-cell>
          <table:table-cell office:value-type="float" office:value="104.791735">
            <text:p>104.791735</text:p>
          </table:table-cell>
          <table:table-cell table:formula="of:=[.B2058]-[.C2058]" office:value-type="float" office:value="-21.249649">
            <text:p>-21.249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35908">
            <text:p>112.935908</text:p>
          </table:table-cell>
          <table:table-cell office:value-type="float" office:value="134.731558">
            <text:p>134.731558</text:p>
          </table:table-cell>
          <table:table-cell table:formula="of:=[.B2059]-[.C2059]" office:value-type="float" office:value="-21.79565">
            <text:p>-21.79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92153">
            <text:p>103.192153</text:p>
          </table:table-cell>
          <table:table-cell office:value-type="float" office:value="132.82562">
            <text:p>132.82562</text:p>
          </table:table-cell>
          <table:table-cell table:formula="of:=[.B2060]-[.C2060]" office:value-type="float" office:value="-29.633467">
            <text:p>-29.633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.787769">
            <text:p>300.787769</text:p>
          </table:table-cell>
          <table:table-cell office:value-type="float" office:value="375.950791">
            <text:p>375.950791</text:p>
          </table:table-cell>
          <table:table-cell table:formula="of:=[.B2061]-[.C2061]" office:value-type="float" office:value="-75.163022">
            <text:p>-75.163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544638">
            <text:p>205.544638</text:p>
          </table:table-cell>
          <table:table-cell office:value-type="float" office:value="260.640106">
            <text:p>260.640106</text:p>
          </table:table-cell>
          <table:table-cell table:formula="of:=[.B2062]-[.C2062]" office:value-type="float" office:value="-55.095468">
            <text:p>-55.095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983209">
            <text:p>111.983209</text:p>
          </table:table-cell>
          <table:table-cell office:value-type="float" office:value="143.424123">
            <text:p>143.424123</text:p>
          </table:table-cell>
          <table:table-cell table:formula="of:=[.B2063]-[.C2063]" office:value-type="float" office:value="-31.440914">
            <text:p>-31.440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08008">
            <text:p>158.08008</text:p>
          </table:table-cell>
          <table:table-cell office:value-type="float" office:value="193.062864">
            <text:p>193.062864</text:p>
          </table:table-cell>
          <table:table-cell table:formula="of:=[.B2064]-[.C2064]" office:value-type="float" office:value="-34.982784">
            <text:p>-34.982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493634">
            <text:p>126.493634</text:p>
          </table:table-cell>
          <table:table-cell office:value-type="float" office:value="160.263431">
            <text:p>160.263431</text:p>
          </table:table-cell>
          <table:table-cell table:formula="of:=[.B2065]-[.C2065]" office:value-type="float" office:value="-33.769797">
            <text:p>-33.769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19598">
            <text:p>72.919598</text:p>
          </table:table-cell>
          <table:table-cell office:value-type="float" office:value="90.594905">
            <text:p>90.594905</text:p>
          </table:table-cell>
          <table:table-cell table:formula="of:=[.B2066]-[.C2066]" office:value-type="float" office:value="-17.675307">
            <text:p>-17.675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229617">
            <text:p>63.229617</text:p>
          </table:table-cell>
          <table:table-cell office:value-type="float" office:value="80.1298">
            <text:p>80.1298</text:p>
          </table:table-cell>
          <table:table-cell table:formula="of:=[.B2067]-[.C2067]" office:value-type="float" office:value="-16.900183">
            <text:p>-16.900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93544">
            <text:p>61.93544</text:p>
          </table:table-cell>
          <table:table-cell office:value-type="float" office:value="74.689478">
            <text:p>74.689478</text:p>
          </table:table-cell>
          <table:table-cell table:formula="of:=[.B2068]-[.C2068]" office:value-type="float" office:value="-12.754038">
            <text:p>-12.754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946358">
            <text:p>66.946358</text:p>
          </table:table-cell>
          <table:table-cell office:value-type="float" office:value="83.061502">
            <text:p>83.061502</text:p>
          </table:table-cell>
          <table:table-cell table:formula="of:=[.B2069]-[.C2069]" office:value-type="float" office:value="-16.115144">
            <text:p>-16.115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353341">
            <text:p>227.353341</text:p>
          </table:table-cell>
          <table:table-cell office:value-type="float" office:value="285.166375">
            <text:p>285.166375</text:p>
          </table:table-cell>
          <table:table-cell table:formula="of:=[.B2070]-[.C2070]" office:value-type="float" office:value="-57.813034">
            <text:p>-57.813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134023">
            <text:p>142.134023</text:p>
          </table:table-cell>
          <table:table-cell office:value-type="float" office:value="179.305015">
            <text:p>179.305015</text:p>
          </table:table-cell>
          <table:table-cell table:formula="of:=[.B2071]-[.C2071]" office:value-type="float" office:value="-37.170992">
            <text:p>-37.170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51219">
            <text:p>59.151219</text:p>
          </table:table-cell>
          <table:table-cell office:value-type="float" office:value="78.893681">
            <text:p>78.893681</text:p>
          </table:table-cell>
          <table:table-cell table:formula="of:=[.B2072]-[.C2072]" office:value-type="float" office:value="-19.742462">
            <text:p>-19.742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995791">
            <text:p>142.995791</text:p>
          </table:table-cell>
          <table:table-cell office:value-type="float" office:value="176.1522">
            <text:p>176.1522</text:p>
          </table:table-cell>
          <table:table-cell table:formula="of:=[.B2073]-[.C2073]" office:value-type="float" office:value="-33.156409">
            <text:p>-33.156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8.548261">
            <text:p>498.548261</text:p>
          </table:table-cell>
          <table:table-cell office:value-type="float" office:value="605.39437">
            <text:p>605.39437</text:p>
          </table:table-cell>
          <table:table-cell table:formula="of:=[.B2074]-[.C2074]" office:value-type="float" office:value="-106.846109">
            <text:p>-106.846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.178168">
            <text:p>363.178168</text:p>
          </table:table-cell>
          <table:table-cell office:value-type="float" office:value="441.512365">
            <text:p>441.512365</text:p>
          </table:table-cell>
          <table:table-cell table:formula="of:=[.B2075]-[.C2075]" office:value-type="float" office:value="-78.334197">
            <text:p>-78.334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902359">
            <text:p>129.902359</text:p>
          </table:table-cell>
          <table:table-cell office:value-type="float" office:value="166.155438">
            <text:p>166.155438</text:p>
          </table:table-cell>
          <table:table-cell table:formula="of:=[.B2076]-[.C2076]" office:value-type="float" office:value="-36.253079">
            <text:p>-36.253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713">
            <text:p>70.2713</text:p>
          </table:table-cell>
          <table:table-cell office:value-type="float" office:value="92.297373">
            <text:p>92.297373</text:p>
          </table:table-cell>
          <table:table-cell table:formula="of:=[.B2077]-[.C2077]" office:value-type="float" office:value="-22.026073">
            <text:p>-22.026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771798">
            <text:p>109.771798</text:p>
          </table:table-cell>
          <table:table-cell office:value-type="float" office:value="138.890413">
            <text:p>138.890413</text:p>
          </table:table-cell>
          <table:table-cell table:formula="of:=[.B2078]-[.C2078]" office:value-type="float" office:value="-29.118615">
            <text:p>-29.118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268861">
            <text:p>130.268861</text:p>
          </table:table-cell>
          <table:table-cell office:value-type="float" office:value="164.326734">
            <text:p>164.326734</text:p>
          </table:table-cell>
          <table:table-cell table:formula="of:=[.B2079]-[.C2079]" office:value-type="float" office:value="-34.057873">
            <text:p>-34.057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423786">
            <text:p>193.423786</text:p>
          </table:table-cell>
          <table:table-cell office:value-type="float" office:value="240.100227">
            <text:p>240.100227</text:p>
          </table:table-cell>
          <table:table-cell table:formula="of:=[.B2080]-[.C2080]" office:value-type="float" office:value="-46.676441">
            <text:p>-46.676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336688">
            <text:p>216.336688</text:p>
          </table:table-cell>
          <table:table-cell office:value-type="float" office:value="269.51879">
            <text:p>269.51879</text:p>
          </table:table-cell>
          <table:table-cell table:formula="of:=[.B2081]-[.C2081]" office:value-type="float" office:value="-53.182102">
            <text:p>-53.182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930949">
            <text:p>52.930949</text:p>
          </table:table-cell>
          <table:table-cell office:value-type="float" office:value="71.053119">
            <text:p>71.053119</text:p>
          </table:table-cell>
          <table:table-cell table:formula="of:=[.B2082]-[.C2082]" office:value-type="float" office:value="-18.12217">
            <text:p>-18.12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205997">
            <text:p>245.205997</text:p>
          </table:table-cell>
          <table:table-cell office:value-type="float" office:value="303.844054">
            <text:p>303.844054</text:p>
          </table:table-cell>
          <table:table-cell table:formula="of:=[.B2083]-[.C2083]" office:value-type="float" office:value="-58.638057">
            <text:p>-58.6380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890319">
            <text:p>177.890319</text:p>
          </table:table-cell>
          <table:table-cell office:value-type="float" office:value="238.577762">
            <text:p>238.577762</text:p>
          </table:table-cell>
          <table:table-cell table:formula="of:=[.B2084]-[.C2084]" office:value-type="float" office:value="-60.687443">
            <text:p>-60.687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15577">
            <text:p>99.615577</text:p>
          </table:table-cell>
          <table:table-cell office:value-type="float" office:value="122.269191">
            <text:p>122.269191</text:p>
          </table:table-cell>
          <table:table-cell table:formula="of:=[.B2085]-[.C2085]" office:value-type="float" office:value="-22.653614">
            <text:p>-22.653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373165">
            <text:p>81.373165</text:p>
          </table:table-cell>
          <table:table-cell office:value-type="float" office:value="100.609602">
            <text:p>100.609602</text:p>
          </table:table-cell>
          <table:table-cell table:formula="of:=[.B2086]-[.C2086]" office:value-type="float" office:value="-19.236437">
            <text:p>-19.236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288203">
            <text:p>258.288203</text:p>
          </table:table-cell>
          <table:table-cell office:value-type="float" office:value="307.00332">
            <text:p>307.00332</text:p>
          </table:table-cell>
          <table:table-cell table:formula="of:=[.B2087]-[.C2087]" office:value-type="float" office:value="-48.715117">
            <text:p>-48.715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19109">
            <text:p>122.119109</text:p>
          </table:table-cell>
          <table:table-cell office:value-type="float" office:value="160.61128">
            <text:p>160.61128</text:p>
          </table:table-cell>
          <table:table-cell table:formula="of:=[.B2088]-[.C2088]" office:value-type="float" office:value="-38.492171">
            <text:p>-38.492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40738">
            <text:p>74.240738</text:p>
          </table:table-cell>
          <table:table-cell office:value-type="float" office:value="91.437055">
            <text:p>91.437055</text:p>
          </table:table-cell>
          <table:table-cell table:formula="of:=[.B2089]-[.C2089]" office:value-type="float" office:value="-17.196317">
            <text:p>-17.196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815352">
            <text:p>76.815352</text:p>
          </table:table-cell>
          <table:table-cell office:value-type="float" office:value="100.233603">
            <text:p>100.233603</text:p>
          </table:table-cell>
          <table:table-cell table:formula="of:=[.B2090]-[.C2090]" office:value-type="float" office:value="-23.418251">
            <text:p>-23.418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94063">
            <text:p>70.494063</text:p>
          </table:table-cell>
          <table:table-cell office:value-type="float" office:value="86.927168">
            <text:p>86.927168</text:p>
          </table:table-cell>
          <table:table-cell table:formula="of:=[.B2091]-[.C2091]" office:value-type="float" office:value="-16.433105">
            <text:p>-16.433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831416">
            <text:p>251.831416</text:p>
          </table:table-cell>
          <table:table-cell office:value-type="float" office:value="311.67103">
            <text:p>311.67103</text:p>
          </table:table-cell>
          <table:table-cell table:formula="of:=[.B2092]-[.C2092]" office:value-type="float" office:value="-59.839614">
            <text:p>-59.839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97449">
            <text:p>65.597449</text:p>
          </table:table-cell>
          <table:table-cell office:value-type="float" office:value="85.748909">
            <text:p>85.748909</text:p>
          </table:table-cell>
          <table:table-cell table:formula="of:=[.B2093]-[.C2093]" office:value-type="float" office:value="-20.15146">
            <text:p>-20.15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979028">
            <text:p>105.979028</text:p>
          </table:table-cell>
          <table:table-cell office:value-type="float" office:value="135.981336">
            <text:p>135.981336</text:p>
          </table:table-cell>
          <table:table-cell table:formula="of:=[.B2094]-[.C2094]" office:value-type="float" office:value="-30.002308">
            <text:p>-30.002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043346">
            <text:p>153.043346</text:p>
          </table:table-cell>
          <table:table-cell office:value-type="float" office:value="192.916439">
            <text:p>192.916439</text:p>
          </table:table-cell>
          <table:table-cell table:formula="of:=[.B2095]-[.C2095]" office:value-type="float" office:value="-39.873093">
            <text:p>-39.873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312738">
            <text:p>64.312738</text:p>
          </table:table-cell>
          <table:table-cell office:value-type="float" office:value="79.72742">
            <text:p>79.72742</text:p>
          </table:table-cell>
          <table:table-cell table:formula="of:=[.B2096]-[.C2096]" office:value-type="float" office:value="-15.414682">
            <text:p>-15.414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503518">
            <text:p>61.503518</text:p>
          </table:table-cell>
          <table:table-cell office:value-type="float" office:value="78.719881">
            <text:p>78.719881</text:p>
          </table:table-cell>
          <table:table-cell table:formula="of:=[.B2097]-[.C2097]" office:value-type="float" office:value="-17.216363">
            <text:p>-17.216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506536">
            <text:p>162.506536</text:p>
          </table:table-cell>
          <table:table-cell office:value-type="float" office:value="200.158431">
            <text:p>200.158431</text:p>
          </table:table-cell>
          <table:table-cell table:formula="of:=[.B2098]-[.C2098]" office:value-type="float" office:value="-37.651895">
            <text:p>-37.651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02079">
            <text:p>73.902079</text:p>
          </table:table-cell>
          <table:table-cell office:value-type="float" office:value="94.828591">
            <text:p>94.828591</text:p>
          </table:table-cell>
          <table:table-cell table:formula="of:=[.B2099]-[.C2099]" office:value-type="float" office:value="-20.926512">
            <text:p>-20.926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05641">
            <text:p>79.05641</text:p>
          </table:table-cell>
          <table:table-cell office:value-type="float" office:value="101.845055">
            <text:p>101.845055</text:p>
          </table:table-cell>
          <table:table-cell table:formula="of:=[.B2100]-[.C2100]" office:value-type="float" office:value="-22.788645">
            <text:p>-22.788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50052">
            <text:p>109.50052</text:p>
          </table:table-cell>
          <table:table-cell office:value-type="float" office:value="146.853903">
            <text:p>146.853903</text:p>
          </table:table-cell>
          <table:table-cell table:formula="of:=[.B2101]-[.C2101]" office:value-type="float" office:value="-37.353383">
            <text:p>-37.353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689965">
            <text:p>105.689965</text:p>
          </table:table-cell>
          <table:table-cell office:value-type="float" office:value="130.554737">
            <text:p>130.554737</text:p>
          </table:table-cell>
          <table:table-cell table:formula="of:=[.B2102]-[.C2102]" office:value-type="float" office:value="-24.864772">
            <text:p>-24.864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95376">
            <text:p>83.695376</text:p>
          </table:table-cell>
          <table:table-cell office:value-type="float" office:value="102.814157">
            <text:p>102.814157</text:p>
          </table:table-cell>
          <table:table-cell table:formula="of:=[.B2103]-[.C2103]" office:value-type="float" office:value="-19.118781">
            <text:p>-19.118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0.752257">
            <text:p>430.752257</text:p>
          </table:table-cell>
          <table:table-cell office:value-type="float" office:value="513.556982">
            <text:p>513.556982</text:p>
          </table:table-cell>
          <table:table-cell table:formula="of:=[.B2104]-[.C2104]" office:value-type="float" office:value="-82.804725">
            <text:p>-82.804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60765">
            <text:p>98.360765</text:p>
          </table:table-cell>
          <table:table-cell office:value-type="float" office:value="111.89021">
            <text:p>111.89021</text:p>
          </table:table-cell>
          <table:table-cell table:formula="of:=[.B2105]-[.C2105]" office:value-type="float" office:value="-13.529445">
            <text:p>-13.529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301554">
            <text:p>261.301554</text:p>
          </table:table-cell>
          <table:table-cell office:value-type="float" office:value="318.4914">
            <text:p>318.4914</text:p>
          </table:table-cell>
          <table:table-cell table:formula="of:=[.B2106]-[.C2106]" office:value-type="float" office:value="-57.189846">
            <text:p>-57.189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10212">
            <text:p>100.110212</text:p>
          </table:table-cell>
          <table:table-cell office:value-type="float" office:value="119.901449">
            <text:p>119.901449</text:p>
          </table:table-cell>
          <table:table-cell table:formula="of:=[.B2107]-[.C2107]" office:value-type="float" office:value="-19.791237">
            <text:p>-19.791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905684">
            <text:p>196.905684</text:p>
          </table:table-cell>
          <table:table-cell office:value-type="float" office:value="246.27533">
            <text:p>246.27533</text:p>
          </table:table-cell>
          <table:table-cell table:formula="of:=[.B2108]-[.C2108]" office:value-type="float" office:value="-49.369646">
            <text:p>-49.369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121862">
            <text:p>186.121862</text:p>
          </table:table-cell>
          <table:table-cell office:value-type="float" office:value="232.926083">
            <text:p>232.926083</text:p>
          </table:table-cell>
          <table:table-cell table:formula="of:=[.B2109]-[.C2109]" office:value-type="float" office:value="-46.804221">
            <text:p>-46.804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831789">
            <text:p>46.831789</text:p>
          </table:table-cell>
          <table:table-cell office:value-type="float" office:value="58.455669">
            <text:p>58.455669</text:p>
          </table:table-cell>
          <table:table-cell table:formula="of:=[.B2110]-[.C2110]" office:value-type="float" office:value="-11.62388">
            <text:p>-11.62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568322">
            <text:p>201.568322</text:p>
          </table:table-cell>
          <table:table-cell office:value-type="float" office:value="249.376942">
            <text:p>249.376942</text:p>
          </table:table-cell>
          <table:table-cell table:formula="of:=[.B2111]-[.C2111]" office:value-type="float" office:value="-47.80862">
            <text:p>-47.80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06937">
            <text:p>128.606937</text:p>
          </table:table-cell>
          <table:table-cell office:value-type="float" office:value="163.622749">
            <text:p>163.622749</text:p>
          </table:table-cell>
          <table:table-cell table:formula="of:=[.B2112]-[.C2112]" office:value-type="float" office:value="-35.015812">
            <text:p>-35.015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543493">
            <text:p>121.543493</text:p>
          </table:table-cell>
          <table:table-cell office:value-type="float" office:value="150.450684">
            <text:p>150.450684</text:p>
          </table:table-cell>
          <table:table-cell table:formula="of:=[.B2113]-[.C2113]" office:value-type="float" office:value="-28.907191">
            <text:p>-28.907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88827">
            <text:p>141.688827</text:p>
          </table:table-cell>
          <table:table-cell office:value-type="float" office:value="176.845631">
            <text:p>176.845631</text:p>
          </table:table-cell>
          <table:table-cell table:formula="of:=[.B2114]-[.C2114]" office:value-type="float" office:value="-35.156804">
            <text:p>-35.156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395057">
            <text:p>78.395057</text:p>
          </table:table-cell>
          <table:table-cell office:value-type="float" office:value="105.17693">
            <text:p>105.17693</text:p>
          </table:table-cell>
          <table:table-cell table:formula="of:=[.B2115]-[.C2115]" office:value-type="float" office:value="-26.781873">
            <text:p>-26.781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104375">
            <text:p>121.104375</text:p>
          </table:table-cell>
          <table:table-cell office:value-type="float" office:value="147.058338">
            <text:p>147.058338</text:p>
          </table:table-cell>
          <table:table-cell table:formula="of:=[.B2116]-[.C2116]" office:value-type="float" office:value="-25.953963">
            <text:p>-25.953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573565">
            <text:p>124.573565</text:p>
          </table:table-cell>
          <table:table-cell office:value-type="float" office:value="159.964522">
            <text:p>159.964522</text:p>
          </table:table-cell>
          <table:table-cell table:formula="of:=[.B2117]-[.C2117]" office:value-type="float" office:value="-35.390957">
            <text:p>-35.3909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899368">
            <text:p>46.899368</text:p>
          </table:table-cell>
          <table:table-cell office:value-type="float" office:value="59.297606">
            <text:p>59.297606</text:p>
          </table:table-cell>
          <table:table-cell table:formula="of:=[.B2118]-[.C2118]" office:value-type="float" office:value="-12.398238">
            <text:p>-12.398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92057">
            <text:p>72.092057</text:p>
          </table:table-cell>
          <table:table-cell office:value-type="float" office:value="90.193297">
            <text:p>90.193297</text:p>
          </table:table-cell>
          <table:table-cell table:formula="of:=[.B2119]-[.C2119]" office:value-type="float" office:value="-18.10124">
            <text:p>-18.10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98168">
            <text:p>106.598168</text:p>
          </table:table-cell>
          <table:table-cell office:value-type="float" office:value="135.679464">
            <text:p>135.679464</text:p>
          </table:table-cell>
          <table:table-cell table:formula="of:=[.B2120]-[.C2120]" office:value-type="float" office:value="-29.081296">
            <text:p>-29.081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74846">
            <text:p>108.974846</text:p>
          </table:table-cell>
          <table:table-cell office:value-type="float" office:value="140.803989">
            <text:p>140.803989</text:p>
          </table:table-cell>
          <table:table-cell table:formula="of:=[.B2121]-[.C2121]" office:value-type="float" office:value="-31.829143">
            <text:p>-31.829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168136">
            <text:p>85.168136</text:p>
          </table:table-cell>
          <table:table-cell office:value-type="float" office:value="113.079157">
            <text:p>113.079157</text:p>
          </table:table-cell>
          <table:table-cell table:formula="of:=[.B2122]-[.C2122]" office:value-type="float" office:value="-27.911021">
            <text:p>-27.911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595827">
            <text:p>127.595827</text:p>
          </table:table-cell>
          <table:table-cell office:value-type="float" office:value="167.086849">
            <text:p>167.086849</text:p>
          </table:table-cell>
          <table:table-cell table:formula="of:=[.B2123]-[.C2123]" office:value-type="float" office:value="-39.491022">
            <text:p>-39.491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03841">
            <text:p>84.903841</text:p>
          </table:table-cell>
          <table:table-cell office:value-type="float" office:value="101.149055">
            <text:p>101.149055</text:p>
          </table:table-cell>
          <table:table-cell table:formula="of:=[.B2124]-[.C2124]" office:value-type="float" office:value="-16.245214">
            <text:p>-16.245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339419">
            <text:p>100.339419</text:p>
          </table:table-cell>
          <table:table-cell office:value-type="float" office:value="133.387517">
            <text:p>133.387517</text:p>
          </table:table-cell>
          <table:table-cell table:formula="of:=[.B2125]-[.C2125]" office:value-type="float" office:value="-33.048098">
            <text:p>-33.048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043692">
            <text:p>178.043692</text:p>
          </table:table-cell>
          <table:table-cell office:value-type="float" office:value="227.819687">
            <text:p>227.819687</text:p>
          </table:table-cell>
          <table:table-cell table:formula="of:=[.B2126]-[.C2126]" office:value-type="float" office:value="-49.775995">
            <text:p>-49.775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450208">
            <text:p>140.450208</text:p>
          </table:table-cell>
          <table:table-cell office:value-type="float" office:value="175.628706">
            <text:p>175.628706</text:p>
          </table:table-cell>
          <table:table-cell table:formula="of:=[.B2127]-[.C2127]" office:value-type="float" office:value="-35.178498">
            <text:p>-35.178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696482">
            <text:p>186.696482</text:p>
          </table:table-cell>
          <table:table-cell office:value-type="float" office:value="230.047762">
            <text:p>230.047762</text:p>
          </table:table-cell>
          <table:table-cell table:formula="of:=[.B2128]-[.C2128]" office:value-type="float" office:value="-43.35128">
            <text:p>-43.35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8.89009">
            <text:p>308.89009</text:p>
          </table:table-cell>
          <table:table-cell office:value-type="float" office:value="387.903119">
            <text:p>387.903119</text:p>
          </table:table-cell>
          <table:table-cell table:formula="of:=[.B2129]-[.C2129]" office:value-type="float" office:value="-79.013029">
            <text:p>-79.013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39793">
            <text:p>112.939793</text:p>
          </table:table-cell>
          <table:table-cell office:value-type="float" office:value="139.617443">
            <text:p>139.617443</text:p>
          </table:table-cell>
          <table:table-cell table:formula="of:=[.B2130]-[.C2130]" office:value-type="float" office:value="-26.67765">
            <text:p>-26.67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102261">
            <text:p>70.102261</text:p>
          </table:table-cell>
          <table:table-cell office:value-type="float" office:value="87.012376">
            <text:p>87.012376</text:p>
          </table:table-cell>
          <table:table-cell table:formula="of:=[.B2131]-[.C2131]" office:value-type="float" office:value="-16.910115">
            <text:p>-16.910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44316">
            <text:p>109.044316</text:p>
          </table:table-cell>
          <table:table-cell office:value-type="float" office:value="137.451818">
            <text:p>137.451818</text:p>
          </table:table-cell>
          <table:table-cell table:formula="of:=[.B2132]-[.C2132]" office:value-type="float" office:value="-28.407502">
            <text:p>-28.407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20573">
            <text:p>60.820573</text:p>
          </table:table-cell>
          <table:table-cell office:value-type="float" office:value="75.841512">
            <text:p>75.841512</text:p>
          </table:table-cell>
          <table:table-cell table:formula="of:=[.B2133]-[.C2133]" office:value-type="float" office:value="-15.020939">
            <text:p>-15.020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59222">
            <text:p>88.259222</text:p>
          </table:table-cell>
          <table:table-cell office:value-type="float" office:value="108.263501">
            <text:p>108.263501</text:p>
          </table:table-cell>
          <table:table-cell table:formula="of:=[.B2134]-[.C2134]" office:value-type="float" office:value="-20.004279">
            <text:p>-20.004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744926">
            <text:p>140.744926</text:p>
          </table:table-cell>
          <table:table-cell office:value-type="float" office:value="173.274291">
            <text:p>173.274291</text:p>
          </table:table-cell>
          <table:table-cell table:formula="of:=[.B2135]-[.C2135]" office:value-type="float" office:value="-32.529365">
            <text:p>-32.529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01797">
            <text:p>66.101797</text:p>
          </table:table-cell>
          <table:table-cell office:value-type="float" office:value="86.478146">
            <text:p>86.478146</text:p>
          </table:table-cell>
          <table:table-cell table:formula="of:=[.B2136]-[.C2136]" office:value-type="float" office:value="-20.376349">
            <text:p>-20.376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2.976339">
            <text:p>342.976339</text:p>
          </table:table-cell>
          <table:table-cell office:value-type="float" office:value="426.75701">
            <text:p>426.75701</text:p>
          </table:table-cell>
          <table:table-cell table:formula="of:=[.B2137]-[.C2137]" office:value-type="float" office:value="-83.780671">
            <text:p>-83.780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75803">
            <text:p>77.275803</text:p>
          </table:table-cell>
          <table:table-cell office:value-type="float" office:value="96.385958">
            <text:p>96.385958</text:p>
          </table:table-cell>
          <table:table-cell table:formula="of:=[.B2138]-[.C2138]" office:value-type="float" office:value="-19.110155">
            <text:p>-19.110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438261">
            <text:p>67.438261</text:p>
          </table:table-cell>
          <table:table-cell office:value-type="float" office:value="88.80094">
            <text:p>88.80094</text:p>
          </table:table-cell>
          <table:table-cell table:formula="of:=[.B2139]-[.C2139]" office:value-type="float" office:value="-21.362679">
            <text:p>-21.362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458238">
            <text:p>66.458238</text:p>
          </table:table-cell>
          <table:table-cell office:value-type="float" office:value="80.955321">
            <text:p>80.955321</text:p>
          </table:table-cell>
          <table:table-cell table:formula="of:=[.B2140]-[.C2140]" office:value-type="float" office:value="-14.497083">
            <text:p>-14.497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25311">
            <text:p>110.325311</text:p>
          </table:table-cell>
          <table:table-cell office:value-type="float" office:value="140.91325">
            <text:p>140.91325</text:p>
          </table:table-cell>
          <table:table-cell table:formula="of:=[.B2141]-[.C2141]" office:value-type="float" office:value="-30.587939">
            <text:p>-30.587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423884">
            <text:p>115.423884</text:p>
          </table:table-cell>
          <table:table-cell office:value-type="float" office:value="142.996075">
            <text:p>142.996075</text:p>
          </table:table-cell>
          <table:table-cell table:formula="of:=[.B2142]-[.C2142]" office:value-type="float" office:value="-27.572191">
            <text:p>-27.572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366599">
            <text:p>180.366599</text:p>
          </table:table-cell>
          <table:table-cell office:value-type="float" office:value="225.004541">
            <text:p>225.004541</text:p>
          </table:table-cell>
          <table:table-cell table:formula="of:=[.B2143]-[.C2143]" office:value-type="float" office:value="-44.637942">
            <text:p>-44.637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94314">
            <text:p>40.94314</text:p>
          </table:table-cell>
          <table:table-cell office:value-type="float" office:value="51.806496">
            <text:p>51.806496</text:p>
          </table:table-cell>
          <table:table-cell table:formula="of:=[.B2144]-[.C2144]" office:value-type="float" office:value="-10.863356">
            <text:p>-10.863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700693">
            <text:p>81.700693</text:p>
          </table:table-cell>
          <table:table-cell office:value-type="float" office:value="98.240657">
            <text:p>98.240657</text:p>
          </table:table-cell>
          <table:table-cell table:formula="of:=[.B2145]-[.C2145]" office:value-type="float" office:value="-16.539964">
            <text:p>-16.539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265693">
            <text:p>128.265693</text:p>
          </table:table-cell>
          <table:table-cell office:value-type="float" office:value="156.73928">
            <text:p>156.73928</text:p>
          </table:table-cell>
          <table:table-cell table:formula="of:=[.B2146]-[.C2146]" office:value-type="float" office:value="-28.473587">
            <text:p>-28.473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2.322896">
            <text:p>372.322896</text:p>
          </table:table-cell>
          <table:table-cell office:value-type="float" office:value="442.209326">
            <text:p>442.209326</text:p>
          </table:table-cell>
          <table:table-cell table:formula="of:=[.B2147]-[.C2147]" office:value-type="float" office:value="-69.88643">
            <text:p>-69.88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178507">
            <text:p>65.178507</text:p>
          </table:table-cell>
          <table:table-cell office:value-type="float" office:value="82.859514">
            <text:p>82.859514</text:p>
          </table:table-cell>
          <table:table-cell table:formula="of:=[.B2148]-[.C2148]" office:value-type="float" office:value="-17.681007">
            <text:p>-17.681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224737">
            <text:p>138.224737</text:p>
          </table:table-cell>
          <table:table-cell office:value-type="float" office:value="177.413439">
            <text:p>177.413439</text:p>
          </table:table-cell>
          <table:table-cell table:formula="of:=[.B2149]-[.C2149]" office:value-type="float" office:value="-39.188702">
            <text:p>-39.188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06611">
            <text:p>46.606611</text:p>
          </table:table-cell>
          <table:table-cell office:value-type="float" office:value="61.220723">
            <text:p>61.220723</text:p>
          </table:table-cell>
          <table:table-cell table:formula="of:=[.B2150]-[.C2150]" office:value-type="float" office:value="-14.614112">
            <text:p>-14.614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5.004052">
            <text:p>485.004052</text:p>
          </table:table-cell>
          <table:table-cell office:value-type="float" office:value="597.427157">
            <text:p>597.427157</text:p>
          </table:table-cell>
          <table:table-cell table:formula="of:=[.B2151]-[.C2151]" office:value-type="float" office:value="-112.423105">
            <text:p>-112.423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790855">
            <text:p>120.790855</text:p>
          </table:table-cell>
          <table:table-cell office:value-type="float" office:value="147.390628">
            <text:p>147.390628</text:p>
          </table:table-cell>
          <table:table-cell table:formula="of:=[.B2152]-[.C2152]" office:value-type="float" office:value="-26.599773">
            <text:p>-26.599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811476">
            <text:p>95.811476</text:p>
          </table:table-cell>
          <table:table-cell office:value-type="float" office:value="123.98918">
            <text:p>123.98918</text:p>
          </table:table-cell>
          <table:table-cell table:formula="of:=[.B2153]-[.C2153]" office:value-type="float" office:value="-28.177704">
            <text:p>-28.177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102958">
            <text:p>178.102958</text:p>
          </table:table-cell>
          <table:table-cell office:value-type="float" office:value="222.653646">
            <text:p>222.653646</text:p>
          </table:table-cell>
          <table:table-cell table:formula="of:=[.B2154]-[.C2154]" office:value-type="float" office:value="-44.550688">
            <text:p>-44.550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076808">
            <text:p>93.076808</text:p>
          </table:table-cell>
          <table:table-cell office:value-type="float" office:value="118.801726">
            <text:p>118.801726</text:p>
          </table:table-cell>
          <table:table-cell table:formula="of:=[.B2155]-[.C2155]" office:value-type="float" office:value="-25.724918">
            <text:p>-25.724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19232">
            <text:p>110.519232</text:p>
          </table:table-cell>
          <table:table-cell office:value-type="float" office:value="136.385045">
            <text:p>136.385045</text:p>
          </table:table-cell>
          <table:table-cell table:formula="of:=[.B2156]-[.C2156]" office:value-type="float" office:value="-25.865813">
            <text:p>-25.865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9.507394">
            <text:p>349.507394</text:p>
          </table:table-cell>
          <table:table-cell office:value-type="float" office:value="426.2722">
            <text:p>426.2722</text:p>
          </table:table-cell>
          <table:table-cell table:formula="of:=[.B2157]-[.C2157]" office:value-type="float" office:value="-76.764806">
            <text:p>-76.764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212538">
            <text:p>98.212538</text:p>
          </table:table-cell>
          <table:table-cell office:value-type="float" office:value="123.579044">
            <text:p>123.579044</text:p>
          </table:table-cell>
          <table:table-cell table:formula="of:=[.B2158]-[.C2158]" office:value-type="float" office:value="-25.366506">
            <text:p>-25.366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92701">
            <text:p>89.892701</text:p>
          </table:table-cell>
          <table:table-cell office:value-type="float" office:value="116.032893">
            <text:p>116.032893</text:p>
          </table:table-cell>
          <table:table-cell table:formula="of:=[.B2159]-[.C2159]" office:value-type="float" office:value="-26.140192">
            <text:p>-26.140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2664">
            <text:p>135.32664</text:p>
          </table:table-cell>
          <table:table-cell office:value-type="float" office:value="163.524432">
            <text:p>163.524432</text:p>
          </table:table-cell>
          <table:table-cell table:formula="of:=[.B2160]-[.C2160]" office:value-type="float" office:value="-28.197792">
            <text:p>-28.197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470928">
            <text:p>50.470928</text:p>
          </table:table-cell>
          <table:table-cell office:value-type="float" office:value="64.600842">
            <text:p>64.600842</text:p>
          </table:table-cell>
          <table:table-cell table:formula="of:=[.B2161]-[.C2161]" office:value-type="float" office:value="-14.129914">
            <text:p>-14.129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944075">
            <text:p>104.944075</text:p>
          </table:table-cell>
          <table:table-cell office:value-type="float" office:value="133.174217">
            <text:p>133.174217</text:p>
          </table:table-cell>
          <table:table-cell table:formula="of:=[.B2162]-[.C2162]" office:value-type="float" office:value="-28.230142">
            <text:p>-28.230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189995">
            <text:p>168.189995</text:p>
          </table:table-cell>
          <table:table-cell office:value-type="float" office:value="203.477297">
            <text:p>203.477297</text:p>
          </table:table-cell>
          <table:table-cell table:formula="of:=[.B2163]-[.C2163]" office:value-type="float" office:value="-35.287302">
            <text:p>-35.287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823447">
            <text:p>131.823447</text:p>
          </table:table-cell>
          <table:table-cell office:value-type="float" office:value="167.586642">
            <text:p>167.586642</text:p>
          </table:table-cell>
          <table:table-cell table:formula="of:=[.B2164]-[.C2164]" office:value-type="float" office:value="-35.763195">
            <text:p>-35.763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60366">
            <text:p>72.660366</text:p>
          </table:table-cell>
          <table:table-cell office:value-type="float" office:value="85.88608">
            <text:p>85.88608</text:p>
          </table:table-cell>
          <table:table-cell table:formula="of:=[.B2165]-[.C2165]" office:value-type="float" office:value="-13.225714">
            <text:p>-13.2257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91672">
            <text:p>87.91672</text:p>
          </table:table-cell>
          <table:table-cell office:value-type="float" office:value="108.966756">
            <text:p>108.966756</text:p>
          </table:table-cell>
          <table:table-cell table:formula="of:=[.B2166]-[.C2166]" office:value-type="float" office:value="-21.050036">
            <text:p>-21.050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60259">
            <text:p>68.660259</text:p>
          </table:table-cell>
          <table:table-cell office:value-type="float" office:value="86.139402">
            <text:p>86.139402</text:p>
          </table:table-cell>
          <table:table-cell table:formula="of:=[.B2167]-[.C2167]" office:value-type="float" office:value="-17.479143">
            <text:p>-17.479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973388">
            <text:p>129.973388</text:p>
          </table:table-cell>
          <table:table-cell office:value-type="float" office:value="159.923394">
            <text:p>159.923394</text:p>
          </table:table-cell>
          <table:table-cell table:formula="of:=[.B2168]-[.C2168]" office:value-type="float" office:value="-29.950006">
            <text:p>-29.950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87198">
            <text:p>48.487198</text:p>
          </table:table-cell>
          <table:table-cell office:value-type="float" office:value="62.421905">
            <text:p>62.421905</text:p>
          </table:table-cell>
          <table:table-cell table:formula="of:=[.B2169]-[.C2169]" office:value-type="float" office:value="-13.934707">
            <text:p>-13.934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916869">
            <text:p>118.916869</text:p>
          </table:table-cell>
          <table:table-cell office:value-type="float" office:value="144.864843">
            <text:p>144.864843</text:p>
          </table:table-cell>
          <table:table-cell table:formula="of:=[.B2170]-[.C2170]" office:value-type="float" office:value="-25.947974">
            <text:p>-25.947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53412">
            <text:p>108.953412</text:p>
          </table:table-cell>
          <table:table-cell office:value-type="float" office:value="144.081275">
            <text:p>144.081275</text:p>
          </table:table-cell>
          <table:table-cell table:formula="of:=[.B2171]-[.C2171]" office:value-type="float" office:value="-35.127863">
            <text:p>-35.127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8718">
            <text:p>123.18718</text:p>
          </table:table-cell>
          <table:table-cell office:value-type="float" office:value="150.958773">
            <text:p>150.958773</text:p>
          </table:table-cell>
          <table:table-cell table:formula="of:=[.B2172]-[.C2172]" office:value-type="float" office:value="-27.771593">
            <text:p>-27.771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149456">
            <text:p>150.149456</text:p>
          </table:table-cell>
          <table:table-cell office:value-type="float" office:value="185.424064">
            <text:p>185.424064</text:p>
          </table:table-cell>
          <table:table-cell table:formula="of:=[.B2173]-[.C2173]" office:value-type="float" office:value="-35.274608">
            <text:p>-35.274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586391">
            <text:p>185.586391</text:p>
          </table:table-cell>
          <table:table-cell office:value-type="float" office:value="230.107464">
            <text:p>230.107464</text:p>
          </table:table-cell>
          <table:table-cell table:formula="of:=[.B2174]-[.C2174]" office:value-type="float" office:value="-44.521073">
            <text:p>-44.521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661381">
            <text:p>108.661381</text:p>
          </table:table-cell>
          <table:table-cell office:value-type="float" office:value="144.8048">
            <text:p>144.8048</text:p>
          </table:table-cell>
          <table:table-cell table:formula="of:=[.B2175]-[.C2175]" office:value-type="float" office:value="-36.143419">
            <text:p>-36.143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461851">
            <text:p>222.461851</text:p>
          </table:table-cell>
          <table:table-cell office:value-type="float" office:value="288.528509">
            <text:p>288.528509</text:p>
          </table:table-cell>
          <table:table-cell table:formula="of:=[.B2176]-[.C2176]" office:value-type="float" office:value="-66.066658">
            <text:p>-66.066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711331">
            <text:p>94.711331</text:p>
          </table:table-cell>
          <table:table-cell office:value-type="float" office:value="125.623934">
            <text:p>125.623934</text:p>
          </table:table-cell>
          <table:table-cell table:formula="of:=[.B2177]-[.C2177]" office:value-type="float" office:value="-30.912603">
            <text:p>-30.912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6.529051">
            <text:p>436.529051</text:p>
          </table:table-cell>
          <table:table-cell office:value-type="float" office:value="526.198879">
            <text:p>526.198879</text:p>
          </table:table-cell>
          <table:table-cell table:formula="of:=[.B2178]-[.C2178]" office:value-type="float" office:value="-89.6698280000001">
            <text:p>-89.66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929853">
            <text:p>177.929853</text:p>
          </table:table-cell>
          <table:table-cell office:value-type="float" office:value="229.347934">
            <text:p>229.347934</text:p>
          </table:table-cell>
          <table:table-cell table:formula="of:=[.B2179]-[.C2179]" office:value-type="float" office:value="-51.418081">
            <text:p>-51.418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685309">
            <text:p>151.685309</text:p>
          </table:table-cell>
          <table:table-cell office:value-type="float" office:value="193.537006">
            <text:p>193.537006</text:p>
          </table:table-cell>
          <table:table-cell table:formula="of:=[.B2180]-[.C2180]" office:value-type="float" office:value="-41.851697">
            <text:p>-41.851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5.58372">
            <text:p>365.58372</text:p>
          </table:table-cell>
          <table:table-cell office:value-type="float" office:value="445.968293">
            <text:p>445.968293</text:p>
          </table:table-cell>
          <table:table-cell table:formula="of:=[.B2181]-[.C2181]" office:value-type="float" office:value="-80.384573">
            <text:p>-80.384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719104">
            <text:p>164.719104</text:p>
          </table:table-cell>
          <table:table-cell office:value-type="float" office:value="214.999194">
            <text:p>214.999194</text:p>
          </table:table-cell>
          <table:table-cell table:formula="of:=[.B2182]-[.C2182]" office:value-type="float" office:value="-50.28009">
            <text:p>-50.28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64715">
            <text:p>93.264715</text:p>
          </table:table-cell>
          <table:table-cell office:value-type="float" office:value="118.83694">
            <text:p>118.83694</text:p>
          </table:table-cell>
          <table:table-cell table:formula="of:=[.B2183]-[.C2183]" office:value-type="float" office:value="-25.572225">
            <text:p>-25.572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23358">
            <text:p>102.923358</text:p>
          </table:table-cell>
          <table:table-cell office:value-type="float" office:value="130.902815">
            <text:p>130.902815</text:p>
          </table:table-cell>
          <table:table-cell table:formula="of:=[.B2184]-[.C2184]" office:value-type="float" office:value="-27.979457">
            <text:p>-27.979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939408">
            <text:p>87.939408</text:p>
          </table:table-cell>
          <table:table-cell office:value-type="float" office:value="111.690663">
            <text:p>111.690663</text:p>
          </table:table-cell>
          <table:table-cell table:formula="of:=[.B2185]-[.C2185]" office:value-type="float" office:value="-23.751255">
            <text:p>-23.751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30156">
            <text:p>107.430156</text:p>
          </table:table-cell>
          <table:table-cell office:value-type="float" office:value="137.12336">
            <text:p>137.12336</text:p>
          </table:table-cell>
          <table:table-cell table:formula="of:=[.B2186]-[.C2186]" office:value-type="float" office:value="-29.693204">
            <text:p>-29.693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439877">
            <text:p>69.439877</text:p>
          </table:table-cell>
          <table:table-cell office:value-type="float" office:value="80.596059">
            <text:p>80.596059</text:p>
          </table:table-cell>
          <table:table-cell table:formula="of:=[.B2187]-[.C2187]" office:value-type="float" office:value="-11.156182">
            <text:p>-11.156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927578">
            <text:p>121.927578</text:p>
          </table:table-cell>
          <table:table-cell office:value-type="float" office:value="155.638236">
            <text:p>155.638236</text:p>
          </table:table-cell>
          <table:table-cell table:formula="of:=[.B2188]-[.C2188]" office:value-type="float" office:value="-33.710658">
            <text:p>-33.710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646843">
            <text:p>100.646843</text:p>
          </table:table-cell>
          <table:table-cell office:value-type="float" office:value="137.153773">
            <text:p>137.153773</text:p>
          </table:table-cell>
          <table:table-cell table:formula="of:=[.B2189]-[.C2189]" office:value-type="float" office:value="-36.50693">
            <text:p>-36.50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521795">
            <text:p>116.521795</text:p>
          </table:table-cell>
          <table:table-cell office:value-type="float" office:value="146.519783">
            <text:p>146.519783</text:p>
          </table:table-cell>
          <table:table-cell table:formula="of:=[.B2190]-[.C2190]" office:value-type="float" office:value="-29.997988">
            <text:p>-29.997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450583">
            <text:p>168.450583</text:p>
          </table:table-cell>
          <table:table-cell office:value-type="float" office:value="208.075435">
            <text:p>208.075435</text:p>
          </table:table-cell>
          <table:table-cell table:formula="of:=[.B2191]-[.C2191]" office:value-type="float" office:value="-39.624852">
            <text:p>-39.624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818561">
            <text:p>65.818561</text:p>
          </table:table-cell>
          <table:table-cell office:value-type="float" office:value="83.335997">
            <text:p>83.335997</text:p>
          </table:table-cell>
          <table:table-cell table:formula="of:=[.B2192]-[.C2192]" office:value-type="float" office:value="-17.517436">
            <text:p>-17.517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357554">
            <text:p>40.357554</text:p>
          </table:table-cell>
          <table:table-cell office:value-type="float" office:value="51.886771">
            <text:p>51.886771</text:p>
          </table:table-cell>
          <table:table-cell table:formula="of:=[.B2193]-[.C2193]" office:value-type="float" office:value="-11.529217">
            <text:p>-11.529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202655">
            <text:p>83.202655</text:p>
          </table:table-cell>
          <table:table-cell office:value-type="float" office:value="110.275566">
            <text:p>110.275566</text:p>
          </table:table-cell>
          <table:table-cell table:formula="of:=[.B2194]-[.C2194]" office:value-type="float" office:value="-27.072911">
            <text:p>-27.072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92506">
            <text:p>116.192506</text:p>
          </table:table-cell>
          <table:table-cell office:value-type="float" office:value="148.578821">
            <text:p>148.578821</text:p>
          </table:table-cell>
          <table:table-cell table:formula="of:=[.B2195]-[.C2195]" office:value-type="float" office:value="-32.386315">
            <text:p>-32.386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90087">
            <text:p>152.890087</text:p>
          </table:table-cell>
          <table:table-cell office:value-type="float" office:value="208.049845">
            <text:p>208.049845</text:p>
          </table:table-cell>
          <table:table-cell table:formula="of:=[.B2196]-[.C2196]" office:value-type="float" office:value="-55.159758">
            <text:p>-55.159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01837">
            <text:p>79.201837</text:p>
          </table:table-cell>
          <table:table-cell office:value-type="float" office:value="96.926595">
            <text:p>96.926595</text:p>
          </table:table-cell>
          <table:table-cell table:formula="of:=[.B2197]-[.C2197]" office:value-type="float" office:value="-17.724758">
            <text:p>-17.724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544691">
            <text:p>27.544691</text:p>
          </table:table-cell>
          <table:table-cell office:value-type="float" office:value="33.236211">
            <text:p>33.236211</text:p>
          </table:table-cell>
          <table:table-cell table:formula="of:=[.B2198]-[.C2198]" office:value-type="float" office:value="-5.69152">
            <text:p>-5.69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714152">
            <text:p>183.714152</text:p>
          </table:table-cell>
          <table:table-cell office:value-type="float" office:value="214.168843">
            <text:p>214.168843</text:p>
          </table:table-cell>
          <table:table-cell table:formula="of:=[.B2199]-[.C2199]" office:value-type="float" office:value="-30.454691">
            <text:p>-30.454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73679">
            <text:p>70.273679</text:p>
          </table:table-cell>
          <table:table-cell office:value-type="float" office:value="93.208348">
            <text:p>93.208348</text:p>
          </table:table-cell>
          <table:table-cell table:formula="of:=[.B2200]-[.C2200]" office:value-type="float" office:value="-22.934669">
            <text:p>-22.934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303769">
            <text:p>82.303769</text:p>
          </table:table-cell>
          <table:table-cell office:value-type="float" office:value="100.611267">
            <text:p>100.611267</text:p>
          </table:table-cell>
          <table:table-cell table:formula="of:=[.B2201]-[.C2201]" office:value-type="float" office:value="-18.307498">
            <text:p>-18.307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987054">
            <text:p>67.987054</text:p>
          </table:table-cell>
          <table:table-cell office:value-type="float" office:value="84.032933">
            <text:p>84.032933</text:p>
          </table:table-cell>
          <table:table-cell table:formula="of:=[.B2202]-[.C2202]" office:value-type="float" office:value="-16.045879">
            <text:p>-16.045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019328">
            <text:p>94.019328</text:p>
          </table:table-cell>
          <table:table-cell office:value-type="float" office:value="120.535417">
            <text:p>120.535417</text:p>
          </table:table-cell>
          <table:table-cell table:formula="of:=[.B2203]-[.C2203]" office:value-type="float" office:value="-26.516089">
            <text:p>-26.516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878114">
            <text:p>167.878114</text:p>
          </table:table-cell>
          <table:table-cell office:value-type="float" office:value="205.753105">
            <text:p>205.753105</text:p>
          </table:table-cell>
          <table:table-cell table:formula="of:=[.B2204]-[.C2204]" office:value-type="float" office:value="-37.874991">
            <text:p>-37.874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18751">
            <text:p>233.18751</text:p>
          </table:table-cell>
          <table:table-cell office:value-type="float" office:value="282.767406">
            <text:p>282.767406</text:p>
          </table:table-cell>
          <table:table-cell table:formula="of:=[.B2205]-[.C2205]" office:value-type="float" office:value="-49.579896">
            <text:p>-49.579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936737">
            <text:p>135.936737</text:p>
          </table:table-cell>
          <table:table-cell office:value-type="float" office:value="175.334956">
            <text:p>175.334956</text:p>
          </table:table-cell>
          <table:table-cell table:formula="of:=[.B2206]-[.C2206]" office:value-type="float" office:value="-39.398219">
            <text:p>-39.398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47207">
            <text:p>230.47207</text:p>
          </table:table-cell>
          <table:table-cell office:value-type="float" office:value="296.349518">
            <text:p>296.349518</text:p>
          </table:table-cell>
          <table:table-cell table:formula="of:=[.B2207]-[.C2207]" office:value-type="float" office:value="-65.877448">
            <text:p>-65.877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41835">
            <text:p>55.41835</text:p>
          </table:table-cell>
          <table:table-cell office:value-type="float" office:value="67.646157">
            <text:p>67.646157</text:p>
          </table:table-cell>
          <table:table-cell table:formula="of:=[.B2208]-[.C2208]" office:value-type="float" office:value="-12.227807">
            <text:p>-12.227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058454">
            <text:p>217.058454</text:p>
          </table:table-cell>
          <table:table-cell office:value-type="float" office:value="248.425105">
            <text:p>248.425105</text:p>
          </table:table-cell>
          <table:table-cell table:formula="of:=[.B2209]-[.C2209]" office:value-type="float" office:value="-31.366651">
            <text:p>-31.3666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518107">
            <text:p>20.518107</text:p>
          </table:table-cell>
          <table:table-cell office:value-type="float" office:value="24.720978">
            <text:p>24.720978</text:p>
          </table:table-cell>
          <table:table-cell table:formula="of:=[.B2210]-[.C2210]" office:value-type="float" office:value="-4.202871">
            <text:p>-4.202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840535">
            <text:p>156.840535</text:p>
          </table:table-cell>
          <table:table-cell office:value-type="float" office:value="162.218346">
            <text:p>162.218346</text:p>
          </table:table-cell>
          <table:table-cell table:formula="of:=[.B2211]-[.C2211]" office:value-type="float" office:value="-5.37781100000001">
            <text:p>-5.377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00524">
            <text:p>114.000524</text:p>
          </table:table-cell>
          <table:table-cell office:value-type="float" office:value="138.360981">
            <text:p>138.360981</text:p>
          </table:table-cell>
          <table:table-cell table:formula="of:=[.B2212]-[.C2212]" office:value-type="float" office:value="-24.360457">
            <text:p>-24.360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696285">
            <text:p>55.696285</text:p>
          </table:table-cell>
          <table:table-cell office:value-type="float" office:value="70.159556">
            <text:p>70.159556</text:p>
          </table:table-cell>
          <table:table-cell table:formula="of:=[.B2213]-[.C2213]" office:value-type="float" office:value="-14.463271">
            <text:p>-14.463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249714">
            <text:p>110.249714</text:p>
          </table:table-cell>
          <table:table-cell office:value-type="float" office:value="128.974362">
            <text:p>128.974362</text:p>
          </table:table-cell>
          <table:table-cell table:formula="of:=[.B2214]-[.C2214]" office:value-type="float" office:value="-18.724648">
            <text:p>-18.724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352419">
            <text:p>116.352419</text:p>
          </table:table-cell>
          <table:table-cell office:value-type="float" office:value="133.982457">
            <text:p>133.982457</text:p>
          </table:table-cell>
          <table:table-cell table:formula="of:=[.B2215]-[.C2215]" office:value-type="float" office:value="-17.630038">
            <text:p>-17.630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991431">
            <text:p>181.991431</text:p>
          </table:table-cell>
          <table:table-cell office:value-type="float" office:value="240.584857">
            <text:p>240.584857</text:p>
          </table:table-cell>
          <table:table-cell table:formula="of:=[.B2216]-[.C2216]" office:value-type="float" office:value="-58.593426">
            <text:p>-58.593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516722">
            <text:p>48.516722</text:p>
          </table:table-cell>
          <table:table-cell office:value-type="float" office:value="54.665976">
            <text:p>54.665976</text:p>
          </table:table-cell>
          <table:table-cell table:formula="of:=[.B2217]-[.C2217]" office:value-type="float" office:value="-6.149254">
            <text:p>-6.149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246551">
            <text:p>125.246551</text:p>
          </table:table-cell>
          <table:table-cell office:value-type="float" office:value="143.285526">
            <text:p>143.285526</text:p>
          </table:table-cell>
          <table:table-cell table:formula="of:=[.B2218]-[.C2218]" office:value-type="float" office:value="-18.038975">
            <text:p>-18.038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422323">
            <text:p>37.422323</text:p>
          </table:table-cell>
          <table:table-cell office:value-type="float" office:value="43.391595">
            <text:p>43.391595</text:p>
          </table:table-cell>
          <table:table-cell table:formula="of:=[.B2219]-[.C2219]" office:value-type="float" office:value="-5.969272">
            <text:p>-5.969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87216">
            <text:p>85.087216</text:p>
          </table:table-cell>
          <table:table-cell office:value-type="float" office:value="98.732185">
            <text:p>98.732185</text:p>
          </table:table-cell>
          <table:table-cell table:formula="of:=[.B2220]-[.C2220]" office:value-type="float" office:value="-13.644969">
            <text:p>-13.644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66602">
            <text:p>85.466602</text:p>
          </table:table-cell>
          <table:table-cell office:value-type="float" office:value="101.462032">
            <text:p>101.462032</text:p>
          </table:table-cell>
          <table:table-cell table:formula="of:=[.B2221]-[.C2221]" office:value-type="float" office:value="-15.99543">
            <text:p>-15.99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714656">
            <text:p>140.714656</text:p>
          </table:table-cell>
          <table:table-cell office:value-type="float" office:value="170.312143">
            <text:p>170.312143</text:p>
          </table:table-cell>
          <table:table-cell table:formula="of:=[.B2222]-[.C2222]" office:value-type="float" office:value="-29.597487">
            <text:p>-29.597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480748">
            <text:p>61.480748</text:p>
          </table:table-cell>
          <table:table-cell office:value-type="float" office:value="73.957748">
            <text:p>73.957748</text:p>
          </table:table-cell>
          <table:table-cell table:formula="of:=[.B2223]-[.C2223]" office:value-type="float" office:value="-12.477">
            <text:p>-12.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714055">
            <text:p>156.714055</text:p>
          </table:table-cell>
          <table:table-cell office:value-type="float" office:value="179.553291">
            <text:p>179.553291</text:p>
          </table:table-cell>
          <table:table-cell table:formula="of:=[.B2224]-[.C2224]" office:value-type="float" office:value="-22.839236">
            <text:p>-22.839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9082">
            <text:p>100.99082</text:p>
          </table:table-cell>
          <table:table-cell office:value-type="float" office:value="123.317627">
            <text:p>123.317627</text:p>
          </table:table-cell>
          <table:table-cell table:formula="of:=[.B2225]-[.C2225]" office:value-type="float" office:value="-22.326807">
            <text:p>-22.326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456036">
            <text:p>80.456036</text:p>
          </table:table-cell>
          <table:table-cell office:value-type="float" office:value="94.023266">
            <text:p>94.023266</text:p>
          </table:table-cell>
          <table:table-cell table:formula="of:=[.B2226]-[.C2226]" office:value-type="float" office:value="-13.56723">
            <text:p>-13.56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803041">
            <text:p>86.803041</text:p>
          </table:table-cell>
          <table:table-cell office:value-type="float" office:value="98.638555">
            <text:p>98.638555</text:p>
          </table:table-cell>
          <table:table-cell table:formula="of:=[.B2227]-[.C2227]" office:value-type="float" office:value="-11.835514">
            <text:p>-11.835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55325">
            <text:p>122.155325</text:p>
          </table:table-cell>
          <table:table-cell office:value-type="float" office:value="152.363486">
            <text:p>152.363486</text:p>
          </table:table-cell>
          <table:table-cell table:formula="of:=[.B2228]-[.C2228]" office:value-type="float" office:value="-30.208161">
            <text:p>-30.208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29943">
            <text:p>60.829943</text:p>
          </table:table-cell>
          <table:table-cell office:value-type="float" office:value="75.087651">
            <text:p>75.087651</text:p>
          </table:table-cell>
          <table:table-cell table:formula="of:=[.B2229]-[.C2229]" office:value-type="float" office:value="-14.257708">
            <text:p>-14.257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220567">
            <text:p>110.220567</text:p>
          </table:table-cell>
          <table:table-cell office:value-type="float" office:value="123.001248">
            <text:p>123.001248</text:p>
          </table:table-cell>
          <table:table-cell table:formula="of:=[.B2230]-[.C2230]" office:value-type="float" office:value="-12.780681">
            <text:p>-12.780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919266">
            <text:p>77.919266</text:p>
          </table:table-cell>
          <table:table-cell office:value-type="float" office:value="88.065436">
            <text:p>88.065436</text:p>
          </table:table-cell>
          <table:table-cell table:formula="of:=[.B2231]-[.C2231]" office:value-type="float" office:value="-10.14617">
            <text:p>-10.14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213583">
            <text:p>95.213583</text:p>
          </table:table-cell>
          <table:table-cell office:value-type="float" office:value="120.447204">
            <text:p>120.447204</text:p>
          </table:table-cell>
          <table:table-cell table:formula="of:=[.B2232]-[.C2232]" office:value-type="float" office:value="-25.233621">
            <text:p>-25.233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850745">
            <text:p>102.850745</text:p>
          </table:table-cell>
          <table:table-cell office:value-type="float" office:value="131.724044">
            <text:p>131.724044</text:p>
          </table:table-cell>
          <table:table-cell table:formula="of:=[.B2233]-[.C2233]" office:value-type="float" office:value="-28.873299">
            <text:p>-28.873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766443">
            <text:p>108.766443</text:p>
          </table:table-cell>
          <table:table-cell office:value-type="float" office:value="134.283321">
            <text:p>134.283321</text:p>
          </table:table-cell>
          <table:table-cell table:formula="of:=[.B2234]-[.C2234]" office:value-type="float" office:value="-25.516878">
            <text:p>-25.516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250189">
            <text:p>40.250189</text:p>
          </table:table-cell>
          <table:table-cell office:value-type="float" office:value="48.034207">
            <text:p>48.034207</text:p>
          </table:table-cell>
          <table:table-cell table:formula="of:=[.B2235]-[.C2235]" office:value-type="float" office:value="-7.784018">
            <text:p>-7.784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68966">
            <text:p>97.968966</text:p>
          </table:table-cell>
          <table:table-cell office:value-type="float" office:value="115.873456">
            <text:p>115.873456</text:p>
          </table:table-cell>
          <table:table-cell table:formula="of:=[.B2236]-[.C2236]" office:value-type="float" office:value="-17.90449">
            <text:p>-17.90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69151">
            <text:p>74.869151</text:p>
          </table:table-cell>
          <table:table-cell office:value-type="float" office:value="89.919123">
            <text:p>89.919123</text:p>
          </table:table-cell>
          <table:table-cell table:formula="of:=[.B2237]-[.C2237]" office:value-type="float" office:value="-15.049972">
            <text:p>-15.049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15692">
            <text:p>164.15692</text:p>
          </table:table-cell>
          <table:table-cell office:value-type="float" office:value="198.880504">
            <text:p>198.880504</text:p>
          </table:table-cell>
          <table:table-cell table:formula="of:=[.B2238]-[.C2238]" office:value-type="float" office:value="-34.723584">
            <text:p>-34.723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861318">
            <text:p>84.861318</text:p>
          </table:table-cell>
          <table:table-cell office:value-type="float" office:value="98.472596">
            <text:p>98.472596</text:p>
          </table:table-cell>
          <table:table-cell table:formula="of:=[.B2239]-[.C2239]" office:value-type="float" office:value="-13.611278">
            <text:p>-13.611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92502">
            <text:p>64.292502</text:p>
          </table:table-cell>
          <table:table-cell office:value-type="float" office:value="74.764987">
            <text:p>74.764987</text:p>
          </table:table-cell>
          <table:table-cell table:formula="of:=[.B2240]-[.C2240]" office:value-type="float" office:value="-10.472485">
            <text:p>-10.472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015172">
            <text:p>56.015172</text:p>
          </table:table-cell>
          <table:table-cell office:value-type="float" office:value="68.205726">
            <text:p>68.205726</text:p>
          </table:table-cell>
          <table:table-cell table:formula="of:=[.B2241]-[.C2241]" office:value-type="float" office:value="-12.190554">
            <text:p>-12.190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809906">
            <text:p>70.809906</text:p>
          </table:table-cell>
          <table:table-cell office:value-type="float" office:value="86.659448">
            <text:p>86.659448</text:p>
          </table:table-cell>
          <table:table-cell table:formula="of:=[.B2242]-[.C2242]" office:value-type="float" office:value="-15.849542">
            <text:p>-15.849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166104">
            <text:p>42.166104</text:p>
          </table:table-cell>
          <table:table-cell office:value-type="float" office:value="51.007943">
            <text:p>51.007943</text:p>
          </table:table-cell>
          <table:table-cell table:formula="of:=[.B2243]-[.C2243]" office:value-type="float" office:value="-8.841839">
            <text:p>-8.841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224527">
            <text:p>52.224527</text:p>
          </table:table-cell>
          <table:table-cell office:value-type="float" office:value="61.739957">
            <text:p>61.739957</text:p>
          </table:table-cell>
          <table:table-cell table:formula="of:=[.B2244]-[.C2244]" office:value-type="float" office:value="-9.51543">
            <text:p>-9.51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736518">
            <text:p>31.736518</text:p>
          </table:table-cell>
          <table:table-cell office:value-type="float" office:value="39.815338">
            <text:p>39.815338</text:p>
          </table:table-cell>
          <table:table-cell table:formula="of:=[.B2245]-[.C2245]" office:value-type="float" office:value="-8.07882">
            <text:p>-8.07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540117">
            <text:p>19.540117</text:p>
          </table:table-cell>
          <table:table-cell office:value-type="float" office:value="23.648454">
            <text:p>23.648454</text:p>
          </table:table-cell>
          <table:table-cell table:formula="of:=[.B2246]-[.C2246]" office:value-type="float" office:value="-4.108337">
            <text:p>-4.108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14667">
            <text:p>35.14667</text:p>
          </table:table-cell>
          <table:table-cell office:value-type="float" office:value="43.470873">
            <text:p>43.470873</text:p>
          </table:table-cell>
          <table:table-cell table:formula="of:=[.B2247]-[.C2247]" office:value-type="float" office:value="-8.324203">
            <text:p>-8.324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552621">
            <text:p>20.552621</text:p>
          </table:table-cell>
          <table:table-cell office:value-type="float" office:value="24.98147">
            <text:p>24.98147</text:p>
          </table:table-cell>
          <table:table-cell table:formula="of:=[.B2248]-[.C2248]" office:value-type="float" office:value="-4.428849">
            <text:p>-4.428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373759">
            <text:p>133.373759</text:p>
          </table:table-cell>
          <table:table-cell office:value-type="float" office:value="153.21622">
            <text:p>153.21622</text:p>
          </table:table-cell>
          <table:table-cell table:formula="of:=[.B2249]-[.C2249]" office:value-type="float" office:value="-19.842461">
            <text:p>-19.842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.374626">
            <text:p>276.374626</text:p>
          </table:table-cell>
          <table:table-cell office:value-type="float" office:value="306.870991">
            <text:p>306.870991</text:p>
          </table:table-cell>
          <table:table-cell table:formula="of:=[.B2250]-[.C2250]" office:value-type="float" office:value="-30.496365">
            <text:p>-30.496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102832">
            <text:p>169.102832</text:p>
          </table:table-cell>
          <table:table-cell office:value-type="float" office:value="199.09019">
            <text:p>199.09019</text:p>
          </table:table-cell>
          <table:table-cell table:formula="of:=[.B2251]-[.C2251]" office:value-type="float" office:value="-29.987358">
            <text:p>-29.987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03525">
            <text:p>59.403525</text:p>
          </table:table-cell>
          <table:table-cell office:value-type="float" office:value="70.519935">
            <text:p>70.519935</text:p>
          </table:table-cell>
          <table:table-cell table:formula="of:=[.B2252]-[.C2252]" office:value-type="float" office:value="-11.11641">
            <text:p>-11.11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14587">
            <text:p>65.514587</text:p>
          </table:table-cell>
          <table:table-cell office:value-type="float" office:value="79.576645">
            <text:p>79.576645</text:p>
          </table:table-cell>
          <table:table-cell table:formula="of:=[.B2253]-[.C2253]" office:value-type="float" office:value="-14.062058">
            <text:p>-14.062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504903">
            <text:p>122.504903</text:p>
          </table:table-cell>
          <table:table-cell office:value-type="float" office:value="149.910627">
            <text:p>149.910627</text:p>
          </table:table-cell>
          <table:table-cell table:formula="of:=[.B2254]-[.C2254]" office:value-type="float" office:value="-27.405724">
            <text:p>-27.405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502939">
            <text:p>55.502939</text:p>
          </table:table-cell>
          <table:table-cell office:value-type="float" office:value="69.104996">
            <text:p>69.104996</text:p>
          </table:table-cell>
          <table:table-cell table:formula="of:=[.B2255]-[.C2255]" office:value-type="float" office:value="-13.602057">
            <text:p>-13.6020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24505">
            <text:p>74.824505</text:p>
          </table:table-cell>
          <table:table-cell office:value-type="float" office:value="93.339436">
            <text:p>93.339436</text:p>
          </table:table-cell>
          <table:table-cell table:formula="of:=[.B2256]-[.C2256]" office:value-type="float" office:value="-18.514931">
            <text:p>-18.514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770004">
            <text:p>129.770004</text:p>
          </table:table-cell>
          <table:table-cell office:value-type="float" office:value="148.947067">
            <text:p>148.947067</text:p>
          </table:table-cell>
          <table:table-cell table:formula="of:=[.B2257]-[.C2257]" office:value-type="float" office:value="-19.177063">
            <text:p>-19.177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06999">
            <text:p>92.306999</text:p>
          </table:table-cell>
          <table:table-cell office:value-type="float" office:value="113.026865">
            <text:p>113.026865</text:p>
          </table:table-cell>
          <table:table-cell table:formula="of:=[.B2258]-[.C2258]" office:value-type="float" office:value="-20.719866">
            <text:p>-20.719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234737">
            <text:p>51.234737</text:p>
          </table:table-cell>
          <table:table-cell office:value-type="float" office:value="60.205501">
            <text:p>60.205501</text:p>
          </table:table-cell>
          <table:table-cell table:formula="of:=[.B2259]-[.C2259]" office:value-type="float" office:value="-8.970764">
            <text:p>-8.970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609584">
            <text:p>170.609584</text:p>
          </table:table-cell>
          <table:table-cell office:value-type="float" office:value="187.293192">
            <text:p>187.293192</text:p>
          </table:table-cell>
          <table:table-cell table:formula="of:=[.B2260]-[.C2260]" office:value-type="float" office:value="-16.683608">
            <text:p>-16.683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536772">
            <text:p>8.536772</text:p>
          </table:table-cell>
          <table:table-cell office:value-type="float" office:value="9.8515">
            <text:p>9.8515</text:p>
          </table:table-cell>
          <table:table-cell table:formula="of:=[.B2261]-[.C2261]" office:value-type="float" office:value="-1.314728">
            <text:p>-1.314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77735">
            <text:p>54.77735</text:p>
          </table:table-cell>
          <table:table-cell office:value-type="float" office:value="67.494998">
            <text:p>67.494998</text:p>
          </table:table-cell>
          <table:table-cell table:formula="of:=[.B2262]-[.C2262]" office:value-type="float" office:value="-12.717648">
            <text:p>-12.717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411851">
            <text:p>101.411851</text:p>
          </table:table-cell>
          <table:table-cell office:value-type="float" office:value="111.509665">
            <text:p>111.509665</text:p>
          </table:table-cell>
          <table:table-cell table:formula="of:=[.B2263]-[.C2263]" office:value-type="float" office:value="-10.097814">
            <text:p>-10.097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506708">
            <text:p>33.506708</text:p>
          </table:table-cell>
          <table:table-cell office:value-type="float" office:value="41.754627">
            <text:p>41.754627</text:p>
          </table:table-cell>
          <table:table-cell table:formula="of:=[.B2264]-[.C2264]" office:value-type="float" office:value="-8.247919">
            <text:p>-8.247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32216">
            <text:p>102.232216</text:p>
          </table:table-cell>
          <table:table-cell office:value-type="float" office:value="125.11087">
            <text:p>125.11087</text:p>
          </table:table-cell>
          <table:table-cell table:formula="of:=[.B2265]-[.C2265]" office:value-type="float" office:value="-22.878654">
            <text:p>-22.878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50433">
            <text:p>74.450433</text:p>
          </table:table-cell>
          <table:table-cell office:value-type="float" office:value="88.843865">
            <text:p>88.843865</text:p>
          </table:table-cell>
          <table:table-cell table:formula="of:=[.B2266]-[.C2266]" office:value-type="float" office:value="-14.393432">
            <text:p>-14.393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355886">
            <text:p>40.355886</text:p>
          </table:table-cell>
          <table:table-cell office:value-type="float" office:value="49.417135">
            <text:p>49.417135</text:p>
          </table:table-cell>
          <table:table-cell table:formula="of:=[.B2267]-[.C2267]" office:value-type="float" office:value="-9.061249">
            <text:p>-9.061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061">
            <text:p>101.6061</text:p>
          </table:table-cell>
          <table:table-cell office:value-type="float" office:value="123.919483">
            <text:p>123.919483</text:p>
          </table:table-cell>
          <table:table-cell table:formula="of:=[.B2268]-[.C2268]" office:value-type="float" office:value="-22.313383">
            <text:p>-22.313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11064">
            <text:p>64.811064</text:p>
          </table:table-cell>
          <table:table-cell office:value-type="float" office:value="78.170601">
            <text:p>78.170601</text:p>
          </table:table-cell>
          <table:table-cell table:formula="of:=[.B2269]-[.C2269]" office:value-type="float" office:value="-13.359537">
            <text:p>-13.359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794423">
            <text:p>103.794423</text:p>
          </table:table-cell>
          <table:table-cell office:value-type="float" office:value="121.154205">
            <text:p>121.154205</text:p>
          </table:table-cell>
          <table:table-cell table:formula="of:=[.B2270]-[.C2270]" office:value-type="float" office:value="-17.359782">
            <text:p>-17.359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37576">
            <text:p>74.437576</text:p>
          </table:table-cell>
          <table:table-cell office:value-type="float" office:value="90.510332">
            <text:p>90.510332</text:p>
          </table:table-cell>
          <table:table-cell table:formula="of:=[.B2271]-[.C2271]" office:value-type="float" office:value="-16.072756">
            <text:p>-16.072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81191">
            <text:p>77.881191</text:p>
          </table:table-cell>
          <table:table-cell office:value-type="float" office:value="92.253762">
            <text:p>92.253762</text:p>
          </table:table-cell>
          <table:table-cell table:formula="of:=[.B2272]-[.C2272]" office:value-type="float" office:value="-14.372571">
            <text:p>-14.372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660833">
            <text:p>273.660833</text:p>
          </table:table-cell>
          <table:table-cell office:value-type="float" office:value="301.630869">
            <text:p>301.630869</text:p>
          </table:table-cell>
          <table:table-cell table:formula="of:=[.B2273]-[.C2273]" office:value-type="float" office:value="-27.970036">
            <text:p>-27.970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03196">
            <text:p>67.703196</text:p>
          </table:table-cell>
          <table:table-cell office:value-type="float" office:value="81.239598">
            <text:p>81.239598</text:p>
          </table:table-cell>
          <table:table-cell table:formula="of:=[.B2274]-[.C2274]" office:value-type="float" office:value="-13.536402">
            <text:p>-13.536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18513">
            <text:p>52.618513</text:p>
          </table:table-cell>
          <table:table-cell office:value-type="float" office:value="65.52828">
            <text:p>65.52828</text:p>
          </table:table-cell>
          <table:table-cell table:formula="of:=[.B2275]-[.C2275]" office:value-type="float" office:value="-12.909767">
            <text:p>-12.909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426">
            <text:p>58.2426</text:p>
          </table:table-cell>
          <table:table-cell office:value-type="float" office:value="71.112194">
            <text:p>71.112194</text:p>
          </table:table-cell>
          <table:table-cell table:formula="of:=[.B2276]-[.C2276]" office:value-type="float" office:value="-12.869594">
            <text:p>-12.869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977161">
            <text:p>35.977161</text:p>
          </table:table-cell>
          <table:table-cell office:value-type="float" office:value="41.931402">
            <text:p>41.931402</text:p>
          </table:table-cell>
          <table:table-cell table:formula="of:=[.B2277]-[.C2277]" office:value-type="float" office:value="-5.954241">
            <text:p>-5.954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32261">
            <text:p>143.32261</text:p>
          </table:table-cell>
          <table:table-cell office:value-type="float" office:value="168.539746">
            <text:p>168.539746</text:p>
          </table:table-cell>
          <table:table-cell table:formula="of:=[.B2278]-[.C2278]" office:value-type="float" office:value="-25.217136">
            <text:p>-25.217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954305">
            <text:p>131.954305</text:p>
          </table:table-cell>
          <table:table-cell office:value-type="float" office:value="150.015845">
            <text:p>150.015845</text:p>
          </table:table-cell>
          <table:table-cell table:formula="of:=[.B2279]-[.C2279]" office:value-type="float" office:value="-18.06154">
            <text:p>-18.06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902014">
            <text:p>30.902014</text:p>
          </table:table-cell>
          <table:table-cell office:value-type="float" office:value="37.452578">
            <text:p>37.452578</text:p>
          </table:table-cell>
          <table:table-cell table:formula="of:=[.B2280]-[.C2280]" office:value-type="float" office:value="-6.550564">
            <text:p>-6.550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97907">
            <text:p>48.497907</text:p>
          </table:table-cell>
          <table:table-cell office:value-type="float" office:value="60.375092">
            <text:p>60.375092</text:p>
          </table:table-cell>
          <table:table-cell table:formula="of:=[.B2281]-[.C2281]" office:value-type="float" office:value="-11.877185">
            <text:p>-11.877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674515">
            <text:p>124.674515</text:p>
          </table:table-cell>
          <table:table-cell office:value-type="float" office:value="146.942082">
            <text:p>146.942082</text:p>
          </table:table-cell>
          <table:table-cell table:formula="of:=[.B2282]-[.C2282]" office:value-type="float" office:value="-22.267567">
            <text:p>-22.267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2986">
            <text:p>74.82986</text:p>
          </table:table-cell>
          <table:table-cell office:value-type="float" office:value="84.715834">
            <text:p>84.715834</text:p>
          </table:table-cell>
          <table:table-cell table:formula="of:=[.B2283]-[.C2283]" office:value-type="float" office:value="-9.885974">
            <text:p>-9.885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594908">
            <text:p>57.594908</text:p>
          </table:table-cell>
          <table:table-cell office:value-type="float" office:value="70.279302">
            <text:p>70.279302</text:p>
          </table:table-cell>
          <table:table-cell table:formula="of:=[.B2284]-[.C2284]" office:value-type="float" office:value="-12.684394">
            <text:p>-12.684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816765">
            <text:p>67.816765</text:p>
          </table:table-cell>
          <table:table-cell office:value-type="float" office:value="83.96669">
            <text:p>83.96669</text:p>
          </table:table-cell>
          <table:table-cell table:formula="of:=[.B2285]-[.C2285]" office:value-type="float" office:value="-16.149925">
            <text:p>-16.149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370483">
            <text:p>47.370483</text:p>
          </table:table-cell>
          <table:table-cell office:value-type="float" office:value="56.072344">
            <text:p>56.072344</text:p>
          </table:table-cell>
          <table:table-cell table:formula="of:=[.B2286]-[.C2286]" office:value-type="float" office:value="-8.701861">
            <text:p>-8.701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53153">
            <text:p>88.253153</text:p>
          </table:table-cell>
          <table:table-cell office:value-type="float" office:value="102.385612">
            <text:p>102.385612</text:p>
          </table:table-cell>
          <table:table-cell table:formula="of:=[.B2287]-[.C2287]" office:value-type="float" office:value="-14.132459">
            <text:p>-14.132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78883">
            <text:p>51.78883</text:p>
          </table:table-cell>
          <table:table-cell office:value-type="float" office:value="61.813541">
            <text:p>61.813541</text:p>
          </table:table-cell>
          <table:table-cell table:formula="of:=[.B2288]-[.C2288]" office:value-type="float" office:value="-10.024711">
            <text:p>-10.024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440759">
            <text:p>39.440759</text:p>
          </table:table-cell>
          <table:table-cell office:value-type="float" office:value="49.091989">
            <text:p>49.091989</text:p>
          </table:table-cell>
          <table:table-cell table:formula="of:=[.B2289]-[.C2289]" office:value-type="float" office:value="-9.65123">
            <text:p>-9.65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552012">
            <text:p>108.552012</text:p>
          </table:table-cell>
          <table:table-cell office:value-type="float" office:value="133.901355">
            <text:p>133.901355</text:p>
          </table:table-cell>
          <table:table-cell table:formula="of:=[.B2290]-[.C2290]" office:value-type="float" office:value="-25.349343">
            <text:p>-25.349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972363">
            <text:p>63.972363</text:p>
          </table:table-cell>
          <table:table-cell office:value-type="float" office:value="69.877009">
            <text:p>69.877009</text:p>
          </table:table-cell>
          <table:table-cell table:formula="of:=[.B2291]-[.C2291]" office:value-type="float" office:value="-5.904646">
            <text:p>-5.904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958205">
            <text:p>107.958205</text:p>
          </table:table-cell>
          <table:table-cell office:value-type="float" office:value="128.808348">
            <text:p>128.808348</text:p>
          </table:table-cell>
          <table:table-cell table:formula="of:=[.B2292]-[.C2292]" office:value-type="float" office:value="-20.850143">
            <text:p>-20.850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87887">
            <text:p>61.787887</text:p>
          </table:table-cell>
          <table:table-cell office:value-type="float" office:value="76.570495">
            <text:p>76.570495</text:p>
          </table:table-cell>
          <table:table-cell table:formula="of:=[.B2293]-[.C2293]" office:value-type="float" office:value="-14.782608">
            <text:p>-14.782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22998">
            <text:p>107.022998</text:p>
          </table:table-cell>
          <table:table-cell office:value-type="float" office:value="127.17214">
            <text:p>127.17214</text:p>
          </table:table-cell>
          <table:table-cell table:formula="of:=[.B2294]-[.C2294]" office:value-type="float" office:value="-20.149142">
            <text:p>-20.149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606805">
            <text:p>60.606805</text:p>
          </table:table-cell>
          <table:table-cell office:value-type="float" office:value="72.727223">
            <text:p>72.727223</text:p>
          </table:table-cell>
          <table:table-cell table:formula="of:=[.B2295]-[.C2295]" office:value-type="float" office:value="-12.120418">
            <text:p>-12.1204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7273">
            <text:p>64.27273</text:p>
          </table:table-cell>
          <table:table-cell office:value-type="float" office:value="77.16098">
            <text:p>77.16098</text:p>
          </table:table-cell>
          <table:table-cell table:formula="of:=[.B2296]-[.C2296]" office:value-type="float" office:value="-12.88825">
            <text:p>-12.88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473733">
            <text:p>101.473733</text:p>
          </table:table-cell>
          <table:table-cell office:value-type="float" office:value="128.78348">
            <text:p>128.78348</text:p>
          </table:table-cell>
          <table:table-cell table:formula="of:=[.B2297]-[.C2297]" office:value-type="float" office:value="-27.309747">
            <text:p>-27.309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791419">
            <text:p>136.791419</text:p>
          </table:table-cell>
          <table:table-cell office:value-type="float" office:value="162.498067">
            <text:p>162.498067</text:p>
          </table:table-cell>
          <table:table-cell table:formula="of:=[.B2298]-[.C2298]" office:value-type="float" office:value="-25.706648">
            <text:p>-25.706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49329">
            <text:p>103.149329</text:p>
          </table:table-cell>
          <table:table-cell office:value-type="float" office:value="122.70578">
            <text:p>122.70578</text:p>
          </table:table-cell>
          <table:table-cell table:formula="of:=[.B2299]-[.C2299]" office:value-type="float" office:value="-19.556451">
            <text:p>-19.556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777501">
            <text:p>60.777501</text:p>
          </table:table-cell>
          <table:table-cell office:value-type="float" office:value="72.715217">
            <text:p>72.715217</text:p>
          </table:table-cell>
          <table:table-cell table:formula="of:=[.B2300]-[.C2300]" office:value-type="float" office:value="-11.937716">
            <text:p>-11.937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049963">
            <text:p>44.049963</text:p>
          </table:table-cell>
          <table:table-cell office:value-type="float" office:value="57.062729">
            <text:p>57.062729</text:p>
          </table:table-cell>
          <table:table-cell table:formula="of:=[.B2301]-[.C2301]" office:value-type="float" office:value="-13.012766">
            <text:p>-13.012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891644">
            <text:p>72.891644</text:p>
          </table:table-cell>
          <table:table-cell office:value-type="float" office:value="90.508639">
            <text:p>90.508639</text:p>
          </table:table-cell>
          <table:table-cell table:formula="of:=[.B2302]-[.C2302]" office:value-type="float" office:value="-17.616995">
            <text:p>-17.616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009997">
            <text:p>37.009997</text:p>
          </table:table-cell>
          <table:table-cell office:value-type="float" office:value="46.340163">
            <text:p>46.340163</text:p>
          </table:table-cell>
          <table:table-cell table:formula="of:=[.B2303]-[.C2303]" office:value-type="float" office:value="-9.330166">
            <text:p>-9.330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98125">
            <text:p>60.298125</text:p>
          </table:table-cell>
          <table:table-cell office:value-type="float" office:value="73.615044">
            <text:p>73.615044</text:p>
          </table:table-cell>
          <table:table-cell table:formula="of:=[.B2304]-[.C2304]" office:value-type="float" office:value="-13.316919">
            <text:p>-13.316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418465">
            <text:p>67.418465</text:p>
          </table:table-cell>
          <table:table-cell office:value-type="float" office:value="86.979884">
            <text:p>86.979884</text:p>
          </table:table-cell>
          <table:table-cell table:formula="of:=[.B2305]-[.C2305]" office:value-type="float" office:value="-19.561419">
            <text:p>-19.561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368628">
            <text:p>102.368628</text:p>
          </table:table-cell>
          <table:table-cell office:value-type="float" office:value="119.82116">
            <text:p>119.82116</text:p>
          </table:table-cell>
          <table:table-cell table:formula="of:=[.B2306]-[.C2306]" office:value-type="float" office:value="-17.452532">
            <text:p>-17.452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75086">
            <text:p>49.75086</text:p>
          </table:table-cell>
          <table:table-cell office:value-type="float" office:value="59.6704">
            <text:p>59.6704</text:p>
          </table:table-cell>
          <table:table-cell table:formula="of:=[.B2307]-[.C2307]" office:value-type="float" office:value="-9.91954">
            <text:p>-9.91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854023">
            <text:p>86.854023</text:p>
          </table:table-cell>
          <table:table-cell office:value-type="float" office:value="105.044426">
            <text:p>105.044426</text:p>
          </table:table-cell>
          <table:table-cell table:formula="of:=[.B2308]-[.C2308]" office:value-type="float" office:value="-18.190403">
            <text:p>-18.190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75398">
            <text:p>74.675398</text:p>
          </table:table-cell>
          <table:table-cell office:value-type="float" office:value="89.81448">
            <text:p>89.81448</text:p>
          </table:table-cell>
          <table:table-cell table:formula="of:=[.B2309]-[.C2309]" office:value-type="float" office:value="-15.139082">
            <text:p>-15.1390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73685">
            <text:p>77.573685</text:p>
          </table:table-cell>
          <table:table-cell office:value-type="float" office:value="99.89503">
            <text:p>99.89503</text:p>
          </table:table-cell>
          <table:table-cell table:formula="of:=[.B2310]-[.C2310]" office:value-type="float" office:value="-22.321345">
            <text:p>-22.321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681674">
            <text:p>139.681674</text:p>
          </table:table-cell>
          <table:table-cell office:value-type="float" office:value="161.359119">
            <text:p>161.359119</text:p>
          </table:table-cell>
          <table:table-cell table:formula="of:=[.B2311]-[.C2311]" office:value-type="float" office:value="-21.677445">
            <text:p>-21.677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733795">
            <text:p>76.733795</text:p>
          </table:table-cell>
          <table:table-cell office:value-type="float" office:value="90.355715">
            <text:p>90.355715</text:p>
          </table:table-cell>
          <table:table-cell table:formula="of:=[.B2312]-[.C2312]" office:value-type="float" office:value="-13.62192">
            <text:p>-13.62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98811">
            <text:p>73.298811</text:p>
          </table:table-cell>
          <table:table-cell office:value-type="float" office:value="94.876738">
            <text:p>94.876738</text:p>
          </table:table-cell>
          <table:table-cell table:formula="of:=[.B2313]-[.C2313]" office:value-type="float" office:value="-21.577927">
            <text:p>-21.577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05054">
            <text:p>196.05054</text:p>
          </table:table-cell>
          <table:table-cell office:value-type="float" office:value="195.452989">
            <text:p>195.452989</text:p>
          </table:table-cell>
          <table:table-cell table:formula="of:=[.B2314]-[.C2314]" office:value-type="float" office:value="0.59755100000001">
            <text:p>0.597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419588">
            <text:p>43.419588</text:p>
          </table:table-cell>
          <table:table-cell office:value-type="float" office:value="53.437333">
            <text:p>53.437333</text:p>
          </table:table-cell>
          <table:table-cell table:formula="of:=[.B2315]-[.C2315]" office:value-type="float" office:value="-10.017745">
            <text:p>-10.017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913666">
            <text:p>231.913666</text:p>
          </table:table-cell>
          <table:table-cell office:value-type="float" office:value="273.091609">
            <text:p>273.091609</text:p>
          </table:table-cell>
          <table:table-cell table:formula="of:=[.B2316]-[.C2316]" office:value-type="float" office:value="-41.177943">
            <text:p>-41.177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076446">
            <text:p>46.076446</text:p>
          </table:table-cell>
          <table:table-cell office:value-type="float" office:value="55.543303">
            <text:p>55.543303</text:p>
          </table:table-cell>
          <table:table-cell table:formula="of:=[.B2317]-[.C2317]" office:value-type="float" office:value="-9.466857">
            <text:p>-9.466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70337">
            <text:p>83.070337</text:p>
          </table:table-cell>
          <table:table-cell office:value-type="float" office:value="100.683738">
            <text:p>100.683738</text:p>
          </table:table-cell>
          <table:table-cell table:formula="of:=[.B2318]-[.C2318]" office:value-type="float" office:value="-17.613401">
            <text:p>-17.613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249544">
            <text:p>211.249544</text:p>
          </table:table-cell>
          <table:table-cell office:value-type="float" office:value="250.34535">
            <text:p>250.34535</text:p>
          </table:table-cell>
          <table:table-cell table:formula="of:=[.B2319]-[.C2319]" office:value-type="float" office:value="-39.095806">
            <text:p>-39.095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411208">
            <text:p>144.411208</text:p>
          </table:table-cell>
          <table:table-cell office:value-type="float" office:value="167.993972">
            <text:p>167.993972</text:p>
          </table:table-cell>
          <table:table-cell table:formula="of:=[.B2320]-[.C2320]" office:value-type="float" office:value="-23.582764">
            <text:p>-23.582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29892">
            <text:p>68.229892</text:p>
          </table:table-cell>
          <table:table-cell office:value-type="float" office:value="86.491633">
            <text:p>86.491633</text:p>
          </table:table-cell>
          <table:table-cell table:formula="of:=[.B2321]-[.C2321]" office:value-type="float" office:value="-18.261741">
            <text:p>-18.261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.632217">
            <text:p>301.632217</text:p>
          </table:table-cell>
          <table:table-cell office:value-type="float" office:value="346.227244">
            <text:p>346.227244</text:p>
          </table:table-cell>
          <table:table-cell table:formula="of:=[.B2322]-[.C2322]" office:value-type="float" office:value="-44.595027">
            <text:p>-44.595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694204">
            <text:p>61.694204</text:p>
          </table:table-cell>
          <table:table-cell office:value-type="float" office:value="80.668963">
            <text:p>80.668963</text:p>
          </table:table-cell>
          <table:table-cell table:formula="of:=[.B2323]-[.C2323]" office:value-type="float" office:value="-18.974759">
            <text:p>-18.974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063613">
            <text:p>61.063613</text:p>
          </table:table-cell>
          <table:table-cell office:value-type="float" office:value="79.565398">
            <text:p>79.565398</text:p>
          </table:table-cell>
          <table:table-cell table:formula="of:=[.B2324]-[.C2324]" office:value-type="float" office:value="-18.501785">
            <text:p>-18.501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359947">
            <text:p>54.359947</text:p>
          </table:table-cell>
          <table:table-cell office:value-type="float" office:value="68.822238">
            <text:p>68.822238</text:p>
          </table:table-cell>
          <table:table-cell table:formula="of:=[.B2325]-[.C2325]" office:value-type="float" office:value="-14.462291">
            <text:p>-14.462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1.944614">
            <text:p>311.944614</text:p>
          </table:table-cell>
          <table:table-cell office:value-type="float" office:value="339.775608">
            <text:p>339.775608</text:p>
          </table:table-cell>
          <table:table-cell table:formula="of:=[.B2326]-[.C2326]" office:value-type="float" office:value="-27.830994">
            <text:p>-27.830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415525">
            <text:p>129.415525</text:p>
          </table:table-cell>
          <table:table-cell office:value-type="float" office:value="142.408677">
            <text:p>142.408677</text:p>
          </table:table-cell>
          <table:table-cell table:formula="of:=[.B2327]-[.C2327]" office:value-type="float" office:value="-12.993152">
            <text:p>-12.993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338236">
            <text:p>68.338236</text:p>
          </table:table-cell>
          <table:table-cell office:value-type="float" office:value="80.288923">
            <text:p>80.288923</text:p>
          </table:table-cell>
          <table:table-cell table:formula="of:=[.B2328]-[.C2328]" office:value-type="float" office:value="-11.950687">
            <text:p>-11.950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71325">
            <text:p>60.871325</text:p>
          </table:table-cell>
          <table:table-cell office:value-type="float" office:value="75.64776">
            <text:p>75.64776</text:p>
          </table:table-cell>
          <table:table-cell table:formula="of:=[.B2329]-[.C2329]" office:value-type="float" office:value="-14.776435">
            <text:p>-14.776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881741">
            <text:p>34.881741</text:p>
          </table:table-cell>
          <table:table-cell office:value-type="float" office:value="41.669621">
            <text:p>41.669621</text:p>
          </table:table-cell>
          <table:table-cell table:formula="of:=[.B2330]-[.C2330]" office:value-type="float" office:value="-6.78788">
            <text:p>-6.78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606694">
            <text:p>57.606694</text:p>
          </table:table-cell>
          <table:table-cell office:value-type="float" office:value="69.530954">
            <text:p>69.530954</text:p>
          </table:table-cell>
          <table:table-cell table:formula="of:=[.B2331]-[.C2331]" office:value-type="float" office:value="-11.92426">
            <text:p>-11.92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963529">
            <text:p>68.963529</text:p>
          </table:table-cell>
          <table:table-cell office:value-type="float" office:value="85.342363">
            <text:p>85.342363</text:p>
          </table:table-cell>
          <table:table-cell table:formula="of:=[.B2332]-[.C2332]" office:value-type="float" office:value="-16.378834">
            <text:p>-16.378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045667">
            <text:p>63.045667</text:p>
          </table:table-cell>
          <table:table-cell office:value-type="float" office:value="80.268091">
            <text:p>80.268091</text:p>
          </table:table-cell>
          <table:table-cell table:formula="of:=[.B2333]-[.C2333]" office:value-type="float" office:value="-17.222424">
            <text:p>-17.222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484567">
            <text:p>31.484567</text:p>
          </table:table-cell>
          <table:table-cell office:value-type="float" office:value="37.99577">
            <text:p>37.99577</text:p>
          </table:table-cell>
          <table:table-cell table:formula="of:=[.B2334]-[.C2334]" office:value-type="float" office:value="-6.511203">
            <text:p>-6.511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782838">
            <text:p>33.782838</text:p>
          </table:table-cell>
          <table:table-cell office:value-type="float" office:value="41.545692">
            <text:p>41.545692</text:p>
          </table:table-cell>
          <table:table-cell table:formula="of:=[.B2335]-[.C2335]" office:value-type="float" office:value="-7.762854">
            <text:p>-7.762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8856">
            <text:p>106.8856</text:p>
          </table:table-cell>
          <table:table-cell office:value-type="float" office:value="126.659756">
            <text:p>126.659756</text:p>
          </table:table-cell>
          <table:table-cell table:formula="of:=[.B2336]-[.C2336]" office:value-type="float" office:value="-19.774156">
            <text:p>-19.774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196575">
            <text:p>44.196575</text:p>
          </table:table-cell>
          <table:table-cell office:value-type="float" office:value="56.885562">
            <text:p>56.885562</text:p>
          </table:table-cell>
          <table:table-cell table:formula="of:=[.B2337]-[.C2337]" office:value-type="float" office:value="-12.688987">
            <text:p>-12.688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44878">
            <text:p>106.544878</text:p>
          </table:table-cell>
          <table:table-cell office:value-type="float" office:value="129.406974">
            <text:p>129.406974</text:p>
          </table:table-cell>
          <table:table-cell table:formula="of:=[.B2338]-[.C2338]" office:value-type="float" office:value="-22.862096">
            <text:p>-22.862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722785">
            <text:p>36.722785</text:p>
          </table:table-cell>
          <table:table-cell office:value-type="float" office:value="45.5607">
            <text:p>45.5607</text:p>
          </table:table-cell>
          <table:table-cell table:formula="of:=[.B2339]-[.C2339]" office:value-type="float" office:value="-8.837915">
            <text:p>-8.837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50701">
            <text:p>112.50701</text:p>
          </table:table-cell>
          <table:table-cell office:value-type="float" office:value="139.985435">
            <text:p>139.985435</text:p>
          </table:table-cell>
          <table:table-cell table:formula="of:=[.B2340]-[.C2340]" office:value-type="float" office:value="-27.478425">
            <text:p>-27.478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22516">
            <text:p>21.22516</text:p>
          </table:table-cell>
          <table:table-cell office:value-type="float" office:value="24.174223">
            <text:p>24.174223</text:p>
          </table:table-cell>
          <table:table-cell table:formula="of:=[.B2341]-[.C2341]" office:value-type="float" office:value="-2.949063">
            <text:p>-2.949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72184">
            <text:p>61.772184</text:p>
          </table:table-cell>
          <table:table-cell office:value-type="float" office:value="72.808136">
            <text:p>72.808136</text:p>
          </table:table-cell>
          <table:table-cell table:formula="of:=[.B2342]-[.C2342]" office:value-type="float" office:value="-11.035952">
            <text:p>-11.035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786233">
            <text:p>119.786233</text:p>
          </table:table-cell>
          <table:table-cell office:value-type="float" office:value="140.878232">
            <text:p>140.878232</text:p>
          </table:table-cell>
          <table:table-cell table:formula="of:=[.B2343]-[.C2343]" office:value-type="float" office:value="-21.091999">
            <text:p>-21.091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826437">
            <text:p>59.826437</text:p>
          </table:table-cell>
          <table:table-cell office:value-type="float" office:value="71.284714">
            <text:p>71.284714</text:p>
          </table:table-cell>
          <table:table-cell table:formula="of:=[.B2344]-[.C2344]" office:value-type="float" office:value="-11.458277">
            <text:p>-11.458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939556">
            <text:p>39.939556</text:p>
          </table:table-cell>
          <table:table-cell office:value-type="float" office:value="51.605297">
            <text:p>51.605297</text:p>
          </table:table-cell>
          <table:table-cell table:formula="of:=[.B2345]-[.C2345]" office:value-type="float" office:value="-11.665741">
            <text:p>-11.665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79896">
            <text:p>110.579896</text:p>
          </table:table-cell>
          <table:table-cell office:value-type="float" office:value="130.211195">
            <text:p>130.211195</text:p>
          </table:table-cell>
          <table:table-cell table:formula="of:=[.B2346]-[.C2346]" office:value-type="float" office:value="-19.631299">
            <text:p>-19.631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45819">
            <text:p>107.445819</text:p>
          </table:table-cell>
          <table:table-cell office:value-type="float" office:value="132.960593">
            <text:p>132.960593</text:p>
          </table:table-cell>
          <table:table-cell table:formula="of:=[.B2347]-[.C2347]" office:value-type="float" office:value="-25.514774">
            <text:p>-25.514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2.645302">
            <text:p>952.645302</text:p>
          </table:table-cell>
          <table:table-cell office:value-type="float" office:value="905.968962">
            <text:p>905.968962</text:p>
          </table:table-cell>
          <table:table-cell table:formula="of:=[.B2348]-[.C2348]" office:value-type="float" office:value="46.67634">
            <text:p>46.67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88105">
            <text:p>76.688105</text:p>
          </table:table-cell>
          <table:table-cell office:value-type="float" office:value="89.246667">
            <text:p>89.246667</text:p>
          </table:table-cell>
          <table:table-cell table:formula="of:=[.B2349]-[.C2349]" office:value-type="float" office:value="-12.558562">
            <text:p>-12.558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484009">
            <text:p>129.484009</text:p>
          </table:table-cell>
          <table:table-cell office:value-type="float" office:value="151.827846">
            <text:p>151.827846</text:p>
          </table:table-cell>
          <table:table-cell table:formula="of:=[.B2350]-[.C2350]" office:value-type="float" office:value="-22.343837">
            <text:p>-22.343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0534">
            <text:p>55.10534</text:p>
          </table:table-cell>
          <table:table-cell office:value-type="float" office:value="64.809358">
            <text:p>64.809358</text:p>
          </table:table-cell>
          <table:table-cell table:formula="of:=[.B2351]-[.C2351]" office:value-type="float" office:value="-9.70401800000001">
            <text:p>-9.704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106">
            <text:p>99.6106</text:p>
          </table:table-cell>
          <table:table-cell office:value-type="float" office:value="108.505409">
            <text:p>108.505409</text:p>
          </table:table-cell>
          <table:table-cell table:formula="of:=[.B2352]-[.C2352]" office:value-type="float" office:value="-8.894809">
            <text:p>-8.894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39347">
            <text:p>70.739347</text:p>
          </table:table-cell>
          <table:table-cell office:value-type="float" office:value="85.067172">
            <text:p>85.067172</text:p>
          </table:table-cell>
          <table:table-cell table:formula="of:=[.B2353]-[.C2353]" office:value-type="float" office:value="-14.327825">
            <text:p>-14.327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83556">
            <text:p>131.583556</text:p>
          </table:table-cell>
          <table:table-cell office:value-type="float" office:value="151.058235">
            <text:p>151.058235</text:p>
          </table:table-cell>
          <table:table-cell table:formula="of:=[.B2354]-[.C2354]" office:value-type="float" office:value="-19.474679">
            <text:p>-19.474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04991">
            <text:p>89.404991</text:p>
          </table:table-cell>
          <table:table-cell office:value-type="float" office:value="115.320341">
            <text:p>115.320341</text:p>
          </table:table-cell>
          <table:table-cell table:formula="of:=[.B2355]-[.C2355]" office:value-type="float" office:value="-25.91535">
            <text:p>-25.91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8012">
            <text:p>62.68012</text:p>
          </table:table-cell>
          <table:table-cell office:value-type="float" office:value="75.668153">
            <text:p>75.668153</text:p>
          </table:table-cell>
          <table:table-cell table:formula="of:=[.B2356]-[.C2356]" office:value-type="float" office:value="-12.988033">
            <text:p>-12.988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882332">
            <text:p>222.882332</text:p>
          </table:table-cell>
          <table:table-cell office:value-type="float" office:value="265.044718">
            <text:p>265.044718</text:p>
          </table:table-cell>
          <table:table-cell table:formula="of:=[.B2357]-[.C2357]" office:value-type="float" office:value="-42.162386">
            <text:p>-42.162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480602">
            <text:p>15.480602</text:p>
          </table:table-cell>
          <table:table-cell office:value-type="float" office:value="17.193722">
            <text:p>17.193722</text:p>
          </table:table-cell>
          <table:table-cell table:formula="of:=[.B2358]-[.C2358]" office:value-type="float" office:value="-1.71312">
            <text:p>-1.71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30387">
            <text:p>75.130387</text:p>
          </table:table-cell>
          <table:table-cell office:value-type="float" office:value="91.756289">
            <text:p>91.756289</text:p>
          </table:table-cell>
          <table:table-cell table:formula="of:=[.B2359]-[.C2359]" office:value-type="float" office:value="-16.625902">
            <text:p>-16.625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826578">
            <text:p>73.826578</text:p>
          </table:table-cell>
          <table:table-cell office:value-type="float" office:value="88.336464">
            <text:p>88.336464</text:p>
          </table:table-cell>
          <table:table-cell table:formula="of:=[.B2360]-[.C2360]" office:value-type="float" office:value="-14.509886">
            <text:p>-14.509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959065">
            <text:p>82.959065</text:p>
          </table:table-cell>
          <table:table-cell office:value-type="float" office:value="101.412412">
            <text:p>101.412412</text:p>
          </table:table-cell>
          <table:table-cell table:formula="of:=[.B2361]-[.C2361]" office:value-type="float" office:value="-18.453347">
            <text:p>-18.453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271587">
            <text:p>44.271587</text:p>
          </table:table-cell>
          <table:table-cell office:value-type="float" office:value="54.676774">
            <text:p>54.676774</text:p>
          </table:table-cell>
          <table:table-cell table:formula="of:=[.B2362]-[.C2362]" office:value-type="float" office:value="-10.405187">
            <text:p>-10.405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820563">
            <text:p>70.820563</text:p>
          </table:table-cell>
          <table:table-cell office:value-type="float" office:value="84.20574">
            <text:p>84.20574</text:p>
          </table:table-cell>
          <table:table-cell table:formula="of:=[.B2363]-[.C2363]" office:value-type="float" office:value="-13.385177">
            <text:p>-13.385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635385">
            <text:p>35.635385</text:p>
          </table:table-cell>
          <table:table-cell office:value-type="float" office:value="42.369299">
            <text:p>42.369299</text:p>
          </table:table-cell>
          <table:table-cell table:formula="of:=[.B2364]-[.C2364]" office:value-type="float" office:value="-6.733914">
            <text:p>-6.733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58168">
            <text:p>123.158168</text:p>
          </table:table-cell>
          <table:table-cell office:value-type="float" office:value="153.385199">
            <text:p>153.385199</text:p>
          </table:table-cell>
          <table:table-cell table:formula="of:=[.B2365]-[.C2365]" office:value-type="float" office:value="-30.227031">
            <text:p>-30.227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829013">
            <text:p>65.829013</text:p>
          </table:table-cell>
          <table:table-cell office:value-type="float" office:value="81.411207">
            <text:p>81.411207</text:p>
          </table:table-cell>
          <table:table-cell table:formula="of:=[.B2366]-[.C2366]" office:value-type="float" office:value="-15.582194">
            <text:p>-15.582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73888">
            <text:p>65.773888</text:p>
          </table:table-cell>
          <table:table-cell office:value-type="float" office:value="82.578792">
            <text:p>82.578792</text:p>
          </table:table-cell>
          <table:table-cell table:formula="of:=[.B2367]-[.C2367]" office:value-type="float" office:value="-16.804904">
            <text:p>-16.804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56202">
            <text:p>108.56202</text:p>
          </table:table-cell>
          <table:table-cell office:value-type="float" office:value="128.352217">
            <text:p>128.352217</text:p>
          </table:table-cell>
          <table:table-cell table:formula="of:=[.B2368]-[.C2368]" office:value-type="float" office:value="-19.790197">
            <text:p>-19.790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78799">
            <text:p>57.178799</text:p>
          </table:table-cell>
          <table:table-cell office:value-type="float" office:value="69.368306">
            <text:p>69.368306</text:p>
          </table:table-cell>
          <table:table-cell table:formula="of:=[.B2369]-[.C2369]" office:value-type="float" office:value="-12.189507">
            <text:p>-12.189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423205">
            <text:p>67.423205</text:p>
          </table:table-cell>
          <table:table-cell office:value-type="float" office:value="83.814803">
            <text:p>83.814803</text:p>
          </table:table-cell>
          <table:table-cell table:formula="of:=[.B2370]-[.C2370]" office:value-type="float" office:value="-16.391598">
            <text:p>-16.391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606479">
            <text:p>123.606479</text:p>
          </table:table-cell>
          <table:table-cell office:value-type="float" office:value="150.78804">
            <text:p>150.78804</text:p>
          </table:table-cell>
          <table:table-cell table:formula="of:=[.B2371]-[.C2371]" office:value-type="float" office:value="-27.181561">
            <text:p>-27.181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35626">
            <text:p>94.635626</text:p>
          </table:table-cell>
          <table:table-cell office:value-type="float" office:value="113.2289">
            <text:p>113.2289</text:p>
          </table:table-cell>
          <table:table-cell table:formula="of:=[.B2372]-[.C2372]" office:value-type="float" office:value="-18.593274">
            <text:p>-18.593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465256">
            <text:p>109.465256</text:p>
          </table:table-cell>
          <table:table-cell office:value-type="float" office:value="129.845352">
            <text:p>129.845352</text:p>
          </table:table-cell>
          <table:table-cell table:formula="of:=[.B2373]-[.C2373]" office:value-type="float" office:value="-20.380096">
            <text:p>-20.380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87148">
            <text:p>123.187148</text:p>
          </table:table-cell>
          <table:table-cell office:value-type="float" office:value="145.381959">
            <text:p>145.381959</text:p>
          </table:table-cell>
          <table:table-cell table:formula="of:=[.B2374]-[.C2374]" office:value-type="float" office:value="-22.194811">
            <text:p>-22.194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930879">
            <text:p>254.930879</text:p>
          </table:table-cell>
          <table:table-cell office:value-type="float" office:value="279.157622">
            <text:p>279.157622</text:p>
          </table:table-cell>
          <table:table-cell table:formula="of:=[.B2375]-[.C2375]" office:value-type="float" office:value="-24.226743">
            <text:p>-24.226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95189">
            <text:p>101.695189</text:p>
          </table:table-cell>
          <table:table-cell office:value-type="float" office:value="123.234217">
            <text:p>123.234217</text:p>
          </table:table-cell>
          <table:table-cell table:formula="of:=[.B2376]-[.C2376]" office:value-type="float" office:value="-21.539028">
            <text:p>-21.539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8903">
            <text:p>89.48903</text:p>
          </table:table-cell>
          <table:table-cell office:value-type="float" office:value="111.670664">
            <text:p>111.670664</text:p>
          </table:table-cell>
          <table:table-cell table:formula="of:=[.B2377]-[.C2377]" office:value-type="float" office:value="-22.181634">
            <text:p>-22.181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33937">
            <text:p>73.933937</text:p>
          </table:table-cell>
          <table:table-cell office:value-type="float" office:value="88.591947">
            <text:p>88.591947</text:p>
          </table:table-cell>
          <table:table-cell table:formula="of:=[.B2378]-[.C2378]" office:value-type="float" office:value="-14.65801">
            <text:p>-14.65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162414">
            <text:p>92.162414</text:p>
          </table:table-cell>
          <table:table-cell office:value-type="float" office:value="109.343031">
            <text:p>109.343031</text:p>
          </table:table-cell>
          <table:table-cell table:formula="of:=[.B2379]-[.C2379]" office:value-type="float" office:value="-17.180617">
            <text:p>-17.180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07284">
            <text:p>81.607284</text:p>
          </table:table-cell>
          <table:table-cell office:value-type="float" office:value="98.262446">
            <text:p>98.262446</text:p>
          </table:table-cell>
          <table:table-cell table:formula="of:=[.B2380]-[.C2380]" office:value-type="float" office:value="-16.655162">
            <text:p>-16.655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74026">
            <text:p>97.274026</text:p>
          </table:table-cell>
          <table:table-cell office:value-type="float" office:value="117.853019">
            <text:p>117.853019</text:p>
          </table:table-cell>
          <table:table-cell table:formula="of:=[.B2381]-[.C2381]" office:value-type="float" office:value="-20.578993">
            <text:p>-20.578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351003">
            <text:p>37.351003</text:p>
          </table:table-cell>
          <table:table-cell office:value-type="float" office:value="45.704151">
            <text:p>45.704151</text:p>
          </table:table-cell>
          <table:table-cell table:formula="of:=[.B2382]-[.C2382]" office:value-type="float" office:value="-8.353148">
            <text:p>-8.353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984161">
            <text:p>99.984161</text:p>
          </table:table-cell>
          <table:table-cell office:value-type="float" office:value="117.780545">
            <text:p>117.780545</text:p>
          </table:table-cell>
          <table:table-cell table:formula="of:=[.B2383]-[.C2383]" office:value-type="float" office:value="-17.796384">
            <text:p>-17.796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691278">
            <text:p>190.691278</text:p>
          </table:table-cell>
          <table:table-cell office:value-type="float" office:value="230.626013">
            <text:p>230.626013</text:p>
          </table:table-cell>
          <table:table-cell table:formula="of:=[.B2384]-[.C2384]" office:value-type="float" office:value="-39.934735">
            <text:p>-39.9347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62386">
            <text:p>95.062386</text:p>
          </table:table-cell>
          <table:table-cell office:value-type="float" office:value="108.516922">
            <text:p>108.516922</text:p>
          </table:table-cell>
          <table:table-cell table:formula="of:=[.B2385]-[.C2385]" office:value-type="float" office:value="-13.454536">
            <text:p>-13.454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520645">
            <text:p>54.520645</text:p>
          </table:table-cell>
          <table:table-cell office:value-type="float" office:value="66.639256">
            <text:p>66.639256</text:p>
          </table:table-cell>
          <table:table-cell table:formula="of:=[.B2386]-[.C2386]" office:value-type="float" office:value="-12.118611">
            <text:p>-12.118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564892">
            <text:p>35.564892</text:p>
          </table:table-cell>
          <table:table-cell office:value-type="float" office:value="46.818939">
            <text:p>46.818939</text:p>
          </table:table-cell>
          <table:table-cell table:formula="of:=[.B2387]-[.C2387]" office:value-type="float" office:value="-11.254047">
            <text:p>-11.254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71864">
            <text:p>89.071864</text:p>
          </table:table-cell>
          <table:table-cell office:value-type="float" office:value="107.3768">
            <text:p>107.3768</text:p>
          </table:table-cell>
          <table:table-cell table:formula="of:=[.B2388]-[.C2388]" office:value-type="float" office:value="-18.304936">
            <text:p>-18.304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153861">
            <text:p>65.153861</text:p>
          </table:table-cell>
          <table:table-cell office:value-type="float" office:value="77.568951">
            <text:p>77.568951</text:p>
          </table:table-cell>
          <table:table-cell table:formula="of:=[.B2389]-[.C2389]" office:value-type="float" office:value="-12.41509">
            <text:p>-12.41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500775">
            <text:p>46.500775</text:p>
          </table:table-cell>
          <table:table-cell office:value-type="float" office:value="53.909759">
            <text:p>53.909759</text:p>
          </table:table-cell>
          <table:table-cell table:formula="of:=[.B2390]-[.C2390]" office:value-type="float" office:value="-7.408984">
            <text:p>-7.408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635105">
            <text:p>123.635105</text:p>
          </table:table-cell>
          <table:table-cell office:value-type="float" office:value="139.536995">
            <text:p>139.536995</text:p>
          </table:table-cell>
          <table:table-cell table:formula="of:=[.B2391]-[.C2391]" office:value-type="float" office:value="-15.90189">
            <text:p>-15.90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701337">
            <text:p>45.701337</text:p>
          </table:table-cell>
          <table:table-cell office:value-type="float" office:value="57.856068">
            <text:p>57.856068</text:p>
          </table:table-cell>
          <table:table-cell table:formula="of:=[.B2392]-[.C2392]" office:value-type="float" office:value="-12.154731">
            <text:p>-12.154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750048">
            <text:p>93.750048</text:p>
          </table:table-cell>
          <table:table-cell office:value-type="float" office:value="120.323826">
            <text:p>120.323826</text:p>
          </table:table-cell>
          <table:table-cell table:formula="of:=[.B2393]-[.C2393]" office:value-type="float" office:value="-26.573778">
            <text:p>-26.573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258538">
            <text:p>202.258538</text:p>
          </table:table-cell>
          <table:table-cell office:value-type="float" office:value="246.13955">
            <text:p>246.13955</text:p>
          </table:table-cell>
          <table:table-cell table:formula="of:=[.B2394]-[.C2394]" office:value-type="float" office:value="-43.881012">
            <text:p>-43.881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11641">
            <text:p>57.111641</text:p>
          </table:table-cell>
          <table:table-cell office:value-type="float" office:value="69.108568">
            <text:p>69.108568</text:p>
          </table:table-cell>
          <table:table-cell table:formula="of:=[.B2395]-[.C2395]" office:value-type="float" office:value="-11.996927">
            <text:p>-11.996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821337">
            <text:p>51.821337</text:p>
          </table:table-cell>
          <table:table-cell office:value-type="float" office:value="64.279603">
            <text:p>64.279603</text:p>
          </table:table-cell>
          <table:table-cell table:formula="of:=[.B2396]-[.C2396]" office:value-type="float" office:value="-12.458266">
            <text:p>-12.458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66173">
            <text:p>71.166173</text:p>
          </table:table-cell>
          <table:table-cell office:value-type="float" office:value="85.027976">
            <text:p>85.027976</text:p>
          </table:table-cell>
          <table:table-cell table:formula="of:=[.B2397]-[.C2397]" office:value-type="float" office:value="-13.861803">
            <text:p>-13.861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40569">
            <text:p>99.140569</text:p>
          </table:table-cell>
          <table:table-cell office:value-type="float" office:value="123.097691">
            <text:p>123.097691</text:p>
          </table:table-cell>
          <table:table-cell table:formula="of:=[.B2398]-[.C2398]" office:value-type="float" office:value="-23.957122">
            <text:p>-23.957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45585">
            <text:p>60.545585</text:p>
          </table:table-cell>
          <table:table-cell office:value-type="float" office:value="72.782542">
            <text:p>72.782542</text:p>
          </table:table-cell>
          <table:table-cell table:formula="of:=[.B2399]-[.C2399]" office:value-type="float" office:value="-12.236957">
            <text:p>-12.2369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7833">
            <text:p>84.07833</text:p>
          </table:table-cell>
          <table:table-cell office:value-type="float" office:value="110.146025">
            <text:p>110.146025</text:p>
          </table:table-cell>
          <table:table-cell table:formula="of:=[.B2400]-[.C2400]" office:value-type="float" office:value="-26.067695">
            <text:p>-26.0676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739771">
            <text:p>214.739771</text:p>
          </table:table-cell>
          <table:table-cell office:value-type="float" office:value="230.833236">
            <text:p>230.833236</text:p>
          </table:table-cell>
          <table:table-cell table:formula="of:=[.B2401]-[.C2401]" office:value-type="float" office:value="-16.093465">
            <text:p>-16.093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01395">
            <text:p>97.901395</text:p>
          </table:table-cell>
          <table:table-cell office:value-type="float" office:value="101.092536">
            <text:p>101.092536</text:p>
          </table:table-cell>
          <table:table-cell table:formula="of:=[.B2402]-[.C2402]" office:value-type="float" office:value="-3.191141">
            <text:p>-3.191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755733">
            <text:p>139.755733</text:p>
          </table:table-cell>
          <table:table-cell office:value-type="float" office:value="142.685737">
            <text:p>142.685737</text:p>
          </table:table-cell>
          <table:table-cell table:formula="of:=[.B2403]-[.C2403]" office:value-type="float" office:value="-2.930004">
            <text:p>-2.930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714387">
            <text:p>33.714387</text:p>
          </table:table-cell>
          <table:table-cell office:value-type="float" office:value="34.152323">
            <text:p>34.152323</text:p>
          </table:table-cell>
          <table:table-cell table:formula="of:=[.B2404]-[.C2404]" office:value-type="float" office:value="-0.437936000000001">
            <text:p>-0.437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561951">
            <text:p>100.561951</text:p>
          </table:table-cell>
          <table:table-cell office:value-type="float" office:value="102.945063">
            <text:p>102.945063</text:p>
          </table:table-cell>
          <table:table-cell table:formula="of:=[.B2405]-[.C2405]" office:value-type="float" office:value="-2.38311200000001">
            <text:p>-2.383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71903">
            <text:p>46.671903</text:p>
          </table:table-cell>
          <table:table-cell office:value-type="float" office:value="47.88699">
            <text:p>47.88699</text:p>
          </table:table-cell>
          <table:table-cell table:formula="of:=[.B2406]-[.C2406]" office:value-type="float" office:value="-1.215087">
            <text:p>-1.215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4824">
            <text:p>191.4824</text:p>
          </table:table-cell>
          <table:table-cell office:value-type="float" office:value="200.095946">
            <text:p>200.095946</text:p>
          </table:table-cell>
          <table:table-cell table:formula="of:=[.B2407]-[.C2407]" office:value-type="float" office:value="-8.61354599999999">
            <text:p>-8.613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97007">
            <text:p>212.97007</text:p>
          </table:table-cell>
          <table:table-cell office:value-type="float" office:value="222.425831">
            <text:p>222.425831</text:p>
          </table:table-cell>
          <table:table-cell table:formula="of:=[.B2408]-[.C2408]" office:value-type="float" office:value="-9.455761">
            <text:p>-9.455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304178">
            <text:p>56.304178</text:p>
          </table:table-cell>
          <table:table-cell office:value-type="float" office:value="57.016222">
            <text:p>57.016222</text:p>
          </table:table-cell>
          <table:table-cell table:formula="of:=[.B2409]-[.C2409]" office:value-type="float" office:value="-0.712043999999999">
            <text:p>-0.712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265151">
            <text:p>101.265151</text:p>
          </table:table-cell>
          <table:table-cell office:value-type="float" office:value="105.350112">
            <text:p>105.350112</text:p>
          </table:table-cell>
          <table:table-cell table:formula="of:=[.B2410]-[.C2410]" office:value-type="float" office:value="-4.08496099999999">
            <text:p>-4.084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578272">
            <text:p>180.578272</text:p>
          </table:table-cell>
          <table:table-cell office:value-type="float" office:value="187.333096">
            <text:p>187.333096</text:p>
          </table:table-cell>
          <table:table-cell table:formula="of:=[.B2411]-[.C2411]" office:value-type="float" office:value="-6.75482400000001">
            <text:p>-6.754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20545">
            <text:p>135.20545</text:p>
          </table:table-cell>
          <table:table-cell office:value-type="float" office:value="140.490492">
            <text:p>140.490492</text:p>
          </table:table-cell>
          <table:table-cell table:formula="of:=[.B2412]-[.C2412]" office:value-type="float" office:value="-5.28504199999998">
            <text:p>-5.285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36945">
            <text:p>95.536945</text:p>
          </table:table-cell>
          <table:table-cell office:value-type="float" office:value="100.381032">
            <text:p>100.381032</text:p>
          </table:table-cell>
          <table:table-cell table:formula="of:=[.B2413]-[.C2413]" office:value-type="float" office:value="-4.844087">
            <text:p>-4.844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055979">
            <text:p>223.055979</text:p>
          </table:table-cell>
          <table:table-cell office:value-type="float" office:value="234.217235">
            <text:p>234.217235</text:p>
          </table:table-cell>
          <table:table-cell table:formula="of:=[.B2414]-[.C2414]" office:value-type="float" office:value="-11.161256">
            <text:p>-11.161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.845934">
            <text:p>275.845934</text:p>
          </table:table-cell>
          <table:table-cell office:value-type="float" office:value="288.998345">
            <text:p>288.998345</text:p>
          </table:table-cell>
          <table:table-cell table:formula="of:=[.B2415]-[.C2415]" office:value-type="float" office:value="-13.152411">
            <text:p>-13.152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182388">
            <text:p>30.182388</text:p>
          </table:table-cell>
          <table:table-cell office:value-type="float" office:value="30.910628">
            <text:p>30.910628</text:p>
          </table:table-cell>
          <table:table-cell table:formula="of:=[.B2416]-[.C2416]" office:value-type="float" office:value="-0.72824">
            <text:p>-0.72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98435">
            <text:p>88.798435</text:p>
          </table:table-cell>
          <table:table-cell office:value-type="float" office:value="92.130678">
            <text:p>92.130678</text:p>
          </table:table-cell>
          <table:table-cell table:formula="of:=[.B2417]-[.C2417]" office:value-type="float" office:value="-3.33224300000001">
            <text:p>-3.332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.249152">
            <text:p>267.249152</text:p>
          </table:table-cell>
          <table:table-cell office:value-type="float" office:value="278.52107">
            <text:p>278.52107</text:p>
          </table:table-cell>
          <table:table-cell table:formula="of:=[.B2418]-[.C2418]" office:value-type="float" office:value="-11.271918">
            <text:p>-11.271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017661">
            <text:p>129.017661</text:p>
          </table:table-cell>
          <table:table-cell office:value-type="float" office:value="134.096292">
            <text:p>134.096292</text:p>
          </table:table-cell>
          <table:table-cell table:formula="of:=[.B2419]-[.C2419]" office:value-type="float" office:value="-5.078631">
            <text:p>-5.078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430374">
            <text:p>102.430374</text:p>
          </table:table-cell>
          <table:table-cell office:value-type="float" office:value="105.748159">
            <text:p>105.748159</text:p>
          </table:table-cell>
          <table:table-cell table:formula="of:=[.B2420]-[.C2420]" office:value-type="float" office:value="-3.317785">
            <text:p>-3.317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229075">
            <text:p>224.229075</text:p>
          </table:table-cell>
          <table:table-cell office:value-type="float" office:value="233.060773">
            <text:p>233.060773</text:p>
          </table:table-cell>
          <table:table-cell table:formula="of:=[.B2421]-[.C2421]" office:value-type="float" office:value="-8.83169800000002">
            <text:p>-8.831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96912">
            <text:p>83.596912</text:p>
          </table:table-cell>
          <table:table-cell office:value-type="float" office:value="89.09389">
            <text:p>89.09389</text:p>
          </table:table-cell>
          <table:table-cell table:formula="of:=[.B2422]-[.C2422]" office:value-type="float" office:value="-5.496978">
            <text:p>-5.496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97813">
            <text:p>90.097813</text:p>
          </table:table-cell>
          <table:table-cell office:value-type="float" office:value="91.899195">
            <text:p>91.899195</text:p>
          </table:table-cell>
          <table:table-cell table:formula="of:=[.B2423]-[.C2423]" office:value-type="float" office:value="-1.801382">
            <text:p>-1.801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708944">
            <text:p>34.708944</text:p>
          </table:table-cell>
          <table:table-cell office:value-type="float" office:value="36.571545">
            <text:p>36.571545</text:p>
          </table:table-cell>
          <table:table-cell table:formula="of:=[.B2424]-[.C2424]" office:value-type="float" office:value="-1.862601">
            <text:p>-1.862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718941">
            <text:p>40.718941</text:p>
          </table:table-cell>
          <table:table-cell office:value-type="float" office:value="42.834058">
            <text:p>42.834058</text:p>
          </table:table-cell>
          <table:table-cell table:formula="of:=[.B2425]-[.C2425]" office:value-type="float" office:value="-2.115117">
            <text:p>-2.115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29396">
            <text:p>78.729396</text:p>
          </table:table-cell>
          <table:table-cell office:value-type="float" office:value="81.99191">
            <text:p>81.99191</text:p>
          </table:table-cell>
          <table:table-cell table:formula="of:=[.B2426]-[.C2426]" office:value-type="float" office:value="-3.26251400000001">
            <text:p>-3.262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713361">
            <text:p>55.713361</text:p>
          </table:table-cell>
          <table:table-cell office:value-type="float" office:value="56.893918">
            <text:p>56.893918</text:p>
          </table:table-cell>
          <table:table-cell table:formula="of:=[.B2427]-[.C2427]" office:value-type="float" office:value="-1.180557">
            <text:p>-1.180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4134">
            <text:p>132.44134</text:p>
          </table:table-cell>
          <table:table-cell office:value-type="float" office:value="138.792818">
            <text:p>138.792818</text:p>
          </table:table-cell>
          <table:table-cell table:formula="of:=[.B2428]-[.C2428]" office:value-type="float" office:value="-6.35147800000001">
            <text:p>-6.351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730761">
            <text:p>57.730761</text:p>
          </table:table-cell>
          <table:table-cell office:value-type="float" office:value="60.645953">
            <text:p>60.645953</text:p>
          </table:table-cell>
          <table:table-cell table:formula="of:=[.B2429]-[.C2429]" office:value-type="float" office:value="-2.915192">
            <text:p>-2.915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522936">
            <text:p>119.522936</text:p>
          </table:table-cell>
          <table:table-cell office:value-type="float" office:value="122.491942">
            <text:p>122.491942</text:p>
          </table:table-cell>
          <table:table-cell table:formula="of:=[.B2430]-[.C2430]" office:value-type="float" office:value="-2.96900599999999">
            <text:p>-2.969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03574">
            <text:p>136.803574</text:p>
          </table:table-cell>
          <table:table-cell office:value-type="float" office:value="143.009859">
            <text:p>143.009859</text:p>
          </table:table-cell>
          <table:table-cell table:formula="of:=[.B2431]-[.C2431]" office:value-type="float" office:value="-6.20628500000001">
            <text:p>-6.206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98901">
            <text:p>110.998901</text:p>
          </table:table-cell>
          <table:table-cell office:value-type="float" office:value="114.116126">
            <text:p>114.116126</text:p>
          </table:table-cell>
          <table:table-cell table:formula="of:=[.B2432]-[.C2432]" office:value-type="float" office:value="-3.11722499999999">
            <text:p>-3.117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289122">
            <text:p>45.289122</text:p>
          </table:table-cell>
          <table:table-cell office:value-type="float" office:value="46.545813">
            <text:p>46.545813</text:p>
          </table:table-cell>
          <table:table-cell table:formula="of:=[.B2433]-[.C2433]" office:value-type="float" office:value="-1.256691">
            <text:p>-1.256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474882">
            <text:p>69.474882</text:p>
          </table:table-cell>
          <table:table-cell office:value-type="float" office:value="71.687526">
            <text:p>71.687526</text:p>
          </table:table-cell>
          <table:table-cell table:formula="of:=[.B2434]-[.C2434]" office:value-type="float" office:value="-2.21264400000001">
            <text:p>-2.212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83809">
            <text:p>43.83809</text:p>
          </table:table-cell>
          <table:table-cell office:value-type="float" office:value="46.452992">
            <text:p>46.452992</text:p>
          </table:table-cell>
          <table:table-cell table:formula="of:=[.B2435]-[.C2435]" office:value-type="float" office:value="-2.614902">
            <text:p>-2.614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56615">
            <text:p>50.56615</text:p>
          </table:table-cell>
          <table:table-cell office:value-type="float" office:value="51.497999">
            <text:p>51.497999</text:p>
          </table:table-cell>
          <table:table-cell table:formula="of:=[.B2436]-[.C2436]" office:value-type="float" office:value="-0.931849">
            <text:p>-0.931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71956">
            <text:p>64.971956</text:p>
          </table:table-cell>
          <table:table-cell office:value-type="float" office:value="67.518353">
            <text:p>67.518353</text:p>
          </table:table-cell>
          <table:table-cell table:formula="of:=[.B2437]-[.C2437]" office:value-type="float" office:value="-2.546397">
            <text:p>-2.546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73931">
            <text:p>118.73931</text:p>
          </table:table-cell>
          <table:table-cell office:value-type="float" office:value="124.836046">
            <text:p>124.836046</text:p>
          </table:table-cell>
          <table:table-cell table:formula="of:=[.B2438]-[.C2438]" office:value-type="float" office:value="-6.09673599999999">
            <text:p>-6.096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30928">
            <text:p>49.30928</text:p>
          </table:table-cell>
          <table:table-cell office:value-type="float" office:value="50.892661">
            <text:p>50.892661</text:p>
          </table:table-cell>
          <table:table-cell table:formula="of:=[.B2439]-[.C2439]" office:value-type="float" office:value="-1.583381">
            <text:p>-1.583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428936">
            <text:p>50.428936</text:p>
          </table:table-cell>
          <table:table-cell office:value-type="float" office:value="51.604716">
            <text:p>51.604716</text:p>
          </table:table-cell>
          <table:table-cell table:formula="of:=[.B2440]-[.C2440]" office:value-type="float" office:value="-1.17578">
            <text:p>-1.17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876792">
            <text:p>43.876792</text:p>
          </table:table-cell>
          <table:table-cell office:value-type="float" office:value="45.613119">
            <text:p>45.613119</text:p>
          </table:table-cell>
          <table:table-cell table:formula="of:=[.B2441]-[.C2441]" office:value-type="float" office:value="-1.736327">
            <text:p>-1.736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081311">
            <text:p>62.081311</text:p>
          </table:table-cell>
          <table:table-cell office:value-type="float" office:value="64.539826">
            <text:p>64.539826</text:p>
          </table:table-cell>
          <table:table-cell table:formula="of:=[.B2442]-[.C2442]" office:value-type="float" office:value="-2.45851500000001">
            <text:p>-2.458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858354">
            <text:p>292.858354</text:p>
          </table:table-cell>
          <table:table-cell office:value-type="float" office:value="308.500801">
            <text:p>308.500801</text:p>
          </table:table-cell>
          <table:table-cell table:formula="of:=[.B2443]-[.C2443]" office:value-type="float" office:value="-15.642447">
            <text:p>-15.642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864152">
            <text:p>109.864152</text:p>
          </table:table-cell>
          <table:table-cell office:value-type="float" office:value="114.27478">
            <text:p>114.27478</text:p>
          </table:table-cell>
          <table:table-cell table:formula="of:=[.B2444]-[.C2444]" office:value-type="float" office:value="-4.410628">
            <text:p>-4.410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55868">
            <text:p>181.55868</text:p>
          </table:table-cell>
          <table:table-cell office:value-type="float" office:value="191.654093">
            <text:p>191.654093</text:p>
          </table:table-cell>
          <table:table-cell table:formula="of:=[.B2445]-[.C2445]" office:value-type="float" office:value="-10.095413">
            <text:p>-10.095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559602">
            <text:p>160.559602</text:p>
          </table:table-cell>
          <table:table-cell office:value-type="float" office:value="163.031288">
            <text:p>163.031288</text:p>
          </table:table-cell>
          <table:table-cell table:formula="of:=[.B2446]-[.C2446]" office:value-type="float" office:value="-2.47168599999998">
            <text:p>-2.471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635002">
            <text:p>144.635002</text:p>
          </table:table-cell>
          <table:table-cell office:value-type="float" office:value="149.166984">
            <text:p>149.166984</text:p>
          </table:table-cell>
          <table:table-cell table:formula="of:=[.B2447]-[.C2447]" office:value-type="float" office:value="-4.53198200000003">
            <text:p>-4.531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204293">
            <text:p>61.204293</text:p>
          </table:table-cell>
          <table:table-cell office:value-type="float" office:value="62.333053">
            <text:p>62.333053</text:p>
          </table:table-cell>
          <table:table-cell table:formula="of:=[.B2448]-[.C2448]" office:value-type="float" office:value="-1.12876">
            <text:p>-1.12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922616">
            <text:p>82.922616</text:p>
          </table:table-cell>
          <table:table-cell office:value-type="float" office:value="86.76828">
            <text:p>86.76828</text:p>
          </table:table-cell>
          <table:table-cell table:formula="of:=[.B2449]-[.C2449]" office:value-type="float" office:value="-3.845664">
            <text:p>-3.845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915062">
            <text:p>62.915062</text:p>
          </table:table-cell>
          <table:table-cell office:value-type="float" office:value="65.297247">
            <text:p>65.297247</text:p>
          </table:table-cell>
          <table:table-cell table:formula="of:=[.B2450]-[.C2450]" office:value-type="float" office:value="-2.382185">
            <text:p>-2.382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182855">
            <text:p>140.182855</text:p>
          </table:table-cell>
          <table:table-cell office:value-type="float" office:value="146.12117">
            <text:p>146.12117</text:p>
          </table:table-cell>
          <table:table-cell table:formula="of:=[.B2451]-[.C2451]" office:value-type="float" office:value="-5.93831500000002">
            <text:p>-5.938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355033">
            <text:p>129.355033</text:p>
          </table:table-cell>
          <table:table-cell office:value-type="float" office:value="137.145301">
            <text:p>137.145301</text:p>
          </table:table-cell>
          <table:table-cell table:formula="of:=[.B2452]-[.C2452]" office:value-type="float" office:value="-7.790268">
            <text:p>-7.790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54548">
            <text:p>105.054548</text:p>
          </table:table-cell>
          <table:table-cell office:value-type="float" office:value="112.477856">
            <text:p>112.477856</text:p>
          </table:table-cell>
          <table:table-cell table:formula="of:=[.B2453]-[.C2453]" office:value-type="float" office:value="-7.42330800000001">
            <text:p>-7.423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617694">
            <text:p>154.617694</text:p>
          </table:table-cell>
          <table:table-cell office:value-type="float" office:value="162.499807">
            <text:p>162.499807</text:p>
          </table:table-cell>
          <table:table-cell table:formula="of:=[.B2454]-[.C2454]" office:value-type="float" office:value="-7.882113">
            <text:p>-7.882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842388">
            <text:p>56.842388</text:p>
          </table:table-cell>
          <table:table-cell office:value-type="float" office:value="58.474287">
            <text:p>58.474287</text:p>
          </table:table-cell>
          <table:table-cell table:formula="of:=[.B2455]-[.C2455]" office:value-type="float" office:value="-1.631899">
            <text:p>-1.631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081051">
            <text:p>224.081051</text:p>
          </table:table-cell>
          <table:table-cell office:value-type="float" office:value="235.951324">
            <text:p>235.951324</text:p>
          </table:table-cell>
          <table:table-cell table:formula="of:=[.B2456]-[.C2456]" office:value-type="float" office:value="-11.870273">
            <text:p>-11.870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498096">
            <text:p>120.498096</text:p>
          </table:table-cell>
          <table:table-cell office:value-type="float" office:value="126.477846">
            <text:p>126.477846</text:p>
          </table:table-cell>
          <table:table-cell table:formula="of:=[.B2457]-[.C2457]" office:value-type="float" office:value="-5.97975">
            <text:p>-5.97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58437">
            <text:p>257.58437</text:p>
          </table:table-cell>
          <table:table-cell office:value-type="float" office:value="265.536806">
            <text:p>265.536806</text:p>
          </table:table-cell>
          <table:table-cell table:formula="of:=[.B2458]-[.C2458]" office:value-type="float" office:value="-7.95243600000003">
            <text:p>-7.952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536221">
            <text:p>163.536221</text:p>
          </table:table-cell>
          <table:table-cell office:value-type="float" office:value="171.032778">
            <text:p>171.032778</text:p>
          </table:table-cell>
          <table:table-cell table:formula="of:=[.B2459]-[.C2459]" office:value-type="float" office:value="-7.496557">
            <text:p>-7.496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989132">
            <text:p>56.989132</text:p>
          </table:table-cell>
          <table:table-cell office:value-type="float" office:value="59.042111">
            <text:p>59.042111</text:p>
          </table:table-cell>
          <table:table-cell table:formula="of:=[.B2460]-[.C2460]" office:value-type="float" office:value="-2.052979">
            <text:p>-2.052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634397">
            <text:p>113.634397</text:p>
          </table:table-cell>
          <table:table-cell office:value-type="float" office:value="117.28629">
            <text:p>117.28629</text:p>
          </table:table-cell>
          <table:table-cell table:formula="of:=[.B2461]-[.C2461]" office:value-type="float" office:value="-3.65189299999999">
            <text:p>-3.651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841691">
            <text:p>81.841691</text:p>
          </table:table-cell>
          <table:table-cell office:value-type="float" office:value="81.017617">
            <text:p>81.017617</text:p>
          </table:table-cell>
          <table:table-cell table:formula="of:=[.B2462]-[.C2462]" office:value-type="float" office:value="0.824073999999996">
            <text:p>0.824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650666">
            <text:p>184.650666</text:p>
          </table:table-cell>
          <table:table-cell office:value-type="float" office:value="190.501364">
            <text:p>190.501364</text:p>
          </table:table-cell>
          <table:table-cell table:formula="of:=[.B2463]-[.C2463]" office:value-type="float" office:value="-5.85069799999999">
            <text:p>-5.850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50311">
            <text:p>78.650311</text:p>
          </table:table-cell>
          <table:table-cell office:value-type="float" office:value="80.233347">
            <text:p>80.233347</text:p>
          </table:table-cell>
          <table:table-cell table:formula="of:=[.B2464]-[.C2464]" office:value-type="float" office:value="-1.58303599999999">
            <text:p>-1.583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.94379">
            <text:p>265.94379</text:p>
          </table:table-cell>
          <table:table-cell office:value-type="float" office:value="277.100457">
            <text:p>277.100457</text:p>
          </table:table-cell>
          <table:table-cell table:formula="of:=[.B2465]-[.C2465]" office:value-type="float" office:value="-11.156667">
            <text:p>-11.15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089943">
            <text:p>174.089943</text:p>
          </table:table-cell>
          <table:table-cell office:value-type="float" office:value="182.34138">
            <text:p>182.34138</text:p>
          </table:table-cell>
          <table:table-cell table:formula="of:=[.B2466]-[.C2466]" office:value-type="float" office:value="-8.25143699999998">
            <text:p>-8.251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890812">
            <text:p>68.890812</text:p>
          </table:table-cell>
          <table:table-cell office:value-type="float" office:value="72.512508">
            <text:p>72.512508</text:p>
          </table:table-cell>
          <table:table-cell table:formula="of:=[.B2467]-[.C2467]" office:value-type="float" office:value="-3.621696">
            <text:p>-3.621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94251">
            <text:p>74.694251</text:p>
          </table:table-cell>
          <table:table-cell office:value-type="float" office:value="77.979408">
            <text:p>77.979408</text:p>
          </table:table-cell>
          <table:table-cell table:formula="of:=[.B2468]-[.C2468]" office:value-type="float" office:value="-3.28515700000001">
            <text:p>-3.285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315631">
            <text:p>65.315631</text:p>
          </table:table-cell>
          <table:table-cell office:value-type="float" office:value="68.264252">
            <text:p>68.264252</text:p>
          </table:table-cell>
          <table:table-cell table:formula="of:=[.B2469]-[.C2469]" office:value-type="float" office:value="-2.948621">
            <text:p>-2.948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779931">
            <text:p>191.779931</text:p>
          </table:table-cell>
          <table:table-cell office:value-type="float" office:value="198.118857">
            <text:p>198.118857</text:p>
          </table:table-cell>
          <table:table-cell table:formula="of:=[.B2470]-[.C2470]" office:value-type="float" office:value="-6.33892599999999">
            <text:p>-6.338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763899">
            <text:p>158.763899</text:p>
          </table:table-cell>
          <table:table-cell office:value-type="float" office:value="167.607975">
            <text:p>167.607975</text:p>
          </table:table-cell>
          <table:table-cell table:formula="of:=[.B2471]-[.C2471]" office:value-type="float" office:value="-8.844076">
            <text:p>-8.8440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497225">
            <text:p>61.497225</text:p>
          </table:table-cell>
          <table:table-cell office:value-type="float" office:value="62.694613">
            <text:p>62.694613</text:p>
          </table:table-cell>
          <table:table-cell table:formula="of:=[.B2472]-[.C2472]" office:value-type="float" office:value="-1.197388">
            <text:p>-1.197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960247">
            <text:p>96.960247</text:p>
          </table:table-cell>
          <table:table-cell office:value-type="float" office:value="99.140015">
            <text:p>99.140015</text:p>
          </table:table-cell>
          <table:table-cell table:formula="of:=[.B2473]-[.C2473]" office:value-type="float" office:value="-2.17976800000001">
            <text:p>-2.179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069556">
            <text:p>38.069556</text:p>
          </table:table-cell>
          <table:table-cell office:value-type="float" office:value="39.467926">
            <text:p>39.467926</text:p>
          </table:table-cell>
          <table:table-cell table:formula="of:=[.B2474]-[.C2474]" office:value-type="float" office:value="-1.39837">
            <text:p>-1.39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524961">
            <text:p>195.524961</text:p>
          </table:table-cell>
          <table:table-cell office:value-type="float" office:value="204.039074">
            <text:p>204.039074</text:p>
          </table:table-cell>
          <table:table-cell table:formula="of:=[.B2475]-[.C2475]" office:value-type="float" office:value="-8.51411300000001">
            <text:p>-8.514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8303">
            <text:p>43.58303</text:p>
          </table:table-cell>
          <table:table-cell office:value-type="float" office:value="43.501426">
            <text:p>43.501426</text:p>
          </table:table-cell>
          <table:table-cell table:formula="of:=[.B2476]-[.C2476]" office:value-type="float" office:value="0.0816039999999987">
            <text:p>0.081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065974">
            <text:p>57.065974</text:p>
          </table:table-cell>
          <table:table-cell office:value-type="float" office:value="59.801577">
            <text:p>59.801577</text:p>
          </table:table-cell>
          <table:table-cell table:formula="of:=[.B2477]-[.C2477]" office:value-type="float" office:value="-2.735603">
            <text:p>-2.735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958966">
            <text:p>37.958966</text:p>
          </table:table-cell>
          <table:table-cell office:value-type="float" office:value="40.087733">
            <text:p>40.087733</text:p>
          </table:table-cell>
          <table:table-cell table:formula="of:=[.B2478]-[.C2478]" office:value-type="float" office:value="-2.128767">
            <text:p>-2.128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310865">
            <text:p>186.310865</text:p>
          </table:table-cell>
          <table:table-cell office:value-type="float" office:value="197.420452">
            <text:p>197.420452</text:p>
          </table:table-cell>
          <table:table-cell table:formula="of:=[.B2479]-[.C2479]" office:value-type="float" office:value="-11.109587">
            <text:p>-11.109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404823">
            <text:p>171.404823</text:p>
          </table:table-cell>
          <table:table-cell office:value-type="float" office:value="176.935759">
            <text:p>176.935759</text:p>
          </table:table-cell>
          <table:table-cell table:formula="of:=[.B2480]-[.C2480]" office:value-type="float" office:value="-5.530936">
            <text:p>-5.530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48728">
            <text:p>51.48728</text:p>
          </table:table-cell>
          <table:table-cell office:value-type="float" office:value="52.762431">
            <text:p>52.762431</text:p>
          </table:table-cell>
          <table:table-cell table:formula="of:=[.B2481]-[.C2481]" office:value-type="float" office:value="-1.275151">
            <text:p>-1.275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204798">
            <text:p>174.204798</text:p>
          </table:table-cell>
          <table:table-cell office:value-type="float" office:value="182.363465">
            <text:p>182.363465</text:p>
          </table:table-cell>
          <table:table-cell table:formula="of:=[.B2482]-[.C2482]" office:value-type="float" office:value="-8.15866699999998">
            <text:p>-8.158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65715">
            <text:p>238.65715</text:p>
          </table:table-cell>
          <table:table-cell office:value-type="float" office:value="251.417972">
            <text:p>251.417972</text:p>
          </table:table-cell>
          <table:table-cell table:formula="of:=[.B2483]-[.C2483]" office:value-type="float" office:value="-12.760822">
            <text:p>-12.7608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760683">
            <text:p>87.760683</text:p>
          </table:table-cell>
          <table:table-cell office:value-type="float" office:value="91.809349">
            <text:p>91.809349</text:p>
          </table:table-cell>
          <table:table-cell table:formula="of:=[.B2484]-[.C2484]" office:value-type="float" office:value="-4.048666">
            <text:p>-4.048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555345">
            <text:p>104.555345</text:p>
          </table:table-cell>
          <table:table-cell office:value-type="float" office:value="107.257866">
            <text:p>107.257866</text:p>
          </table:table-cell>
          <table:table-cell table:formula="of:=[.B2485]-[.C2485]" office:value-type="float" office:value="-2.702521">
            <text:p>-2.702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223691">
            <text:p>66.223691</text:p>
          </table:table-cell>
          <table:table-cell office:value-type="float" office:value="67.3448">
            <text:p>67.3448</text:p>
          </table:table-cell>
          <table:table-cell table:formula="of:=[.B2486]-[.C2486]" office:value-type="float" office:value="-1.121109">
            <text:p>-1.121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38932">
            <text:p>45.838932</text:p>
          </table:table-cell>
          <table:table-cell office:value-type="float" office:value="46.672228">
            <text:p>46.672228</text:p>
          </table:table-cell>
          <table:table-cell table:formula="of:=[.B2487]-[.C2487]" office:value-type="float" office:value="-0.833295999999997">
            <text:p>-0.833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501329">
            <text:p>124.501329</text:p>
          </table:table-cell>
          <table:table-cell office:value-type="float" office:value="130.108243">
            <text:p>130.108243</text:p>
          </table:table-cell>
          <table:table-cell table:formula="of:=[.B2488]-[.C2488]" office:value-type="float" office:value="-5.60691399999999">
            <text:p>-5.606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035099">
            <text:p>128.035099</text:p>
          </table:table-cell>
          <table:table-cell office:value-type="float" office:value="134.055886">
            <text:p>134.055886</text:p>
          </table:table-cell>
          <table:table-cell table:formula="of:=[.B2489]-[.C2489]" office:value-type="float" office:value="-6.02078699999998">
            <text:p>-6.020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676964">
            <text:p>127.676964</text:p>
          </table:table-cell>
          <table:table-cell office:value-type="float" office:value="136.368356">
            <text:p>136.368356</text:p>
          </table:table-cell>
          <table:table-cell table:formula="of:=[.B2490]-[.C2490]" office:value-type="float" office:value="-8.69139200000001">
            <text:p>-8.691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101622">
            <text:p>155.101622</text:p>
          </table:table-cell>
          <table:table-cell office:value-type="float" office:value="192.295839">
            <text:p>192.295839</text:p>
          </table:table-cell>
          <table:table-cell table:formula="of:=[.B2491]-[.C2491]" office:value-type="float" office:value="-37.194217">
            <text:p>-37.194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38324">
            <text:p>72.738324</text:p>
          </table:table-cell>
          <table:table-cell office:value-type="float" office:value="89.383439">
            <text:p>89.383439</text:p>
          </table:table-cell>
          <table:table-cell table:formula="of:=[.B2492]-[.C2492]" office:value-type="float" office:value="-16.645115">
            <text:p>-16.645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363447">
            <text:p>167.363447</text:p>
          </table:table-cell>
          <table:table-cell office:value-type="float" office:value="196.048335">
            <text:p>196.048335</text:p>
          </table:table-cell>
          <table:table-cell table:formula="of:=[.B2493]-[.C2493]" office:value-type="float" office:value="-28.684888">
            <text:p>-28.684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859201">
            <text:p>25.859201</text:p>
          </table:table-cell>
          <table:table-cell office:value-type="float" office:value="35.412815">
            <text:p>35.412815</text:p>
          </table:table-cell>
          <table:table-cell table:formula="of:=[.B2494]-[.C2494]" office:value-type="float" office:value="-9.553614">
            <text:p>-9.553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013935">
            <text:p>96.013935</text:p>
          </table:table-cell>
          <table:table-cell office:value-type="float" office:value="125.52352">
            <text:p>125.52352</text:p>
          </table:table-cell>
          <table:table-cell table:formula="of:=[.B2495]-[.C2495]" office:value-type="float" office:value="-29.509585">
            <text:p>-29.509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38716">
            <text:p>152.838716</text:p>
          </table:table-cell>
          <table:table-cell office:value-type="float" office:value="187.984973">
            <text:p>187.984973</text:p>
          </table:table-cell>
          <table:table-cell table:formula="of:=[.B2496]-[.C2496]" office:value-type="float" office:value="-35.146257">
            <text:p>-35.146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365183">
            <text:p>153.365183</text:p>
          </table:table-cell>
          <table:table-cell office:value-type="float" office:value="183.613625">
            <text:p>183.613625</text:p>
          </table:table-cell>
          <table:table-cell table:formula="of:=[.B2497]-[.C2497]" office:value-type="float" office:value="-30.248442">
            <text:p>-30.248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493918">
            <text:p>52.493918</text:p>
          </table:table-cell>
          <table:table-cell office:value-type="float" office:value="67.793096">
            <text:p>67.793096</text:p>
          </table:table-cell>
          <table:table-cell table:formula="of:=[.B2498]-[.C2498]" office:value-type="float" office:value="-15.299178">
            <text:p>-15.299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86067">
            <text:p>90.586067</text:p>
          </table:table-cell>
          <table:table-cell office:value-type="float" office:value="110.377676">
            <text:p>110.377676</text:p>
          </table:table-cell>
          <table:table-cell table:formula="of:=[.B2499]-[.C2499]" office:value-type="float" office:value="-19.791609">
            <text:p>-19.791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7288">
            <text:p>67.27288</text:p>
          </table:table-cell>
          <table:table-cell office:value-type="float" office:value="83.520619">
            <text:p>83.520619</text:p>
          </table:table-cell>
          <table:table-cell table:formula="of:=[.B2500]-[.C2500]" office:value-type="float" office:value="-16.247739">
            <text:p>-16.247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445261">
            <text:p>80.445261</text:p>
          </table:table-cell>
          <table:table-cell office:value-type="float" office:value="99.209392">
            <text:p>99.209392</text:p>
          </table:table-cell>
          <table:table-cell table:formula="of:=[.B2501]-[.C2501]" office:value-type="float" office:value="-18.764131">
            <text:p>-18.764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67245">
            <text:p>88.167245</text:p>
          </table:table-cell>
          <table:table-cell office:value-type="float" office:value="109.413332">
            <text:p>109.413332</text:p>
          </table:table-cell>
          <table:table-cell table:formula="of:=[.B2502]-[.C2502]" office:value-type="float" office:value="-21.246087">
            <text:p>-21.246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847621">
            <text:p>39.847621</text:p>
          </table:table-cell>
          <table:table-cell office:value-type="float" office:value="54.147904">
            <text:p>54.147904</text:p>
          </table:table-cell>
          <table:table-cell table:formula="of:=[.B2503]-[.C2503]" office:value-type="float" office:value="-14.300283">
            <text:p>-14.300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336589">
            <text:p>33.336589</text:p>
          </table:table-cell>
          <table:table-cell office:value-type="float" office:value="44.029757">
            <text:p>44.029757</text:p>
          </table:table-cell>
          <table:table-cell table:formula="of:=[.B2504]-[.C2504]" office:value-type="float" office:value="-10.693168">
            <text:p>-10.693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832251">
            <text:p>37.832251</text:p>
          </table:table-cell>
          <table:table-cell office:value-type="float" office:value="49.182586">
            <text:p>49.182586</text:p>
          </table:table-cell>
          <table:table-cell table:formula="of:=[.B2505]-[.C2505]" office:value-type="float" office:value="-11.350335">
            <text:p>-11.350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470787">
            <text:p>54.470787</text:p>
          </table:table-cell>
          <table:table-cell office:value-type="float" office:value="65.330197">
            <text:p>65.330197</text:p>
          </table:table-cell>
          <table:table-cell table:formula="of:=[.B2506]-[.C2506]" office:value-type="float" office:value="-10.85941">
            <text:p>-10.85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733533">
            <text:p>39.733533</text:p>
          </table:table-cell>
          <table:table-cell office:value-type="float" office:value="56.883446">
            <text:p>56.883446</text:p>
          </table:table-cell>
          <table:table-cell table:formula="of:=[.B2507]-[.C2507]" office:value-type="float" office:value="-17.149913">
            <text:p>-17.149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363846">
            <text:p>49.363846</text:p>
          </table:table-cell>
          <table:table-cell office:value-type="float" office:value="62.312606">
            <text:p>62.312606</text:p>
          </table:table-cell>
          <table:table-cell table:formula="of:=[.B2508]-[.C2508]" office:value-type="float" office:value="-12.94876">
            <text:p>-12.94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13795">
            <text:p>38.13795</text:p>
          </table:table-cell>
          <table:table-cell office:value-type="float" office:value="48.407496">
            <text:p>48.407496</text:p>
          </table:table-cell>
          <table:table-cell table:formula="of:=[.B2509]-[.C2509]" office:value-type="float" office:value="-10.269546">
            <text:p>-10.269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054555">
            <text:p>142.054555</text:p>
          </table:table-cell>
          <table:table-cell office:value-type="float" office:value="176.190651">
            <text:p>176.190651</text:p>
          </table:table-cell>
          <table:table-cell table:formula="of:=[.B2510]-[.C2510]" office:value-type="float" office:value="-34.136096">
            <text:p>-34.136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619597">
            <text:p>136.619597</text:p>
          </table:table-cell>
          <table:table-cell office:value-type="float" office:value="184.852259">
            <text:p>184.852259</text:p>
          </table:table-cell>
          <table:table-cell table:formula="of:=[.B2511]-[.C2511]" office:value-type="float" office:value="-48.232662">
            <text:p>-48.232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54015">
            <text:p>72.054015</text:p>
          </table:table-cell>
          <table:table-cell office:value-type="float" office:value="84.614398">
            <text:p>84.614398</text:p>
          </table:table-cell>
          <table:table-cell table:formula="of:=[.B2512]-[.C2512]" office:value-type="float" office:value="-12.560383">
            <text:p>-12.560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59726">
            <text:p>44.759726</text:p>
          </table:table-cell>
          <table:table-cell office:value-type="float" office:value="55.381545">
            <text:p>55.381545</text:p>
          </table:table-cell>
          <table:table-cell table:formula="of:=[.B2513]-[.C2513]" office:value-type="float" office:value="-10.621819">
            <text:p>-10.621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778692">
            <text:p>73.778692</text:p>
          </table:table-cell>
          <table:table-cell office:value-type="float" office:value="93.43038">
            <text:p>93.43038</text:p>
          </table:table-cell>
          <table:table-cell table:formula="of:=[.B2514]-[.C2514]" office:value-type="float" office:value="-19.651688">
            <text:p>-19.651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629994">
            <text:p>131.629994</text:p>
          </table:table-cell>
          <table:table-cell office:value-type="float" office:value="170.138695">
            <text:p>170.138695</text:p>
          </table:table-cell>
          <table:table-cell table:formula="of:=[.B2515]-[.C2515]" office:value-type="float" office:value="-38.508701">
            <text:p>-38.508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704094">
            <text:p>103.704094</text:p>
          </table:table-cell>
          <table:table-cell office:value-type="float" office:value="133.34297">
            <text:p>133.34297</text:p>
          </table:table-cell>
          <table:table-cell table:formula="of:=[.B2516]-[.C2516]" office:value-type="float" office:value="-29.638876">
            <text:p>-29.638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605904">
            <text:p>58.605904</text:p>
          </table:table-cell>
          <table:table-cell office:value-type="float" office:value="75.894154">
            <text:p>75.894154</text:p>
          </table:table-cell>
          <table:table-cell table:formula="of:=[.B2517]-[.C2517]" office:value-type="float" office:value="-17.28825">
            <text:p>-17.28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21914">
            <text:p>45.121914</text:p>
          </table:table-cell>
          <table:table-cell office:value-type="float" office:value="54.888874">
            <text:p>54.888874</text:p>
          </table:table-cell>
          <table:table-cell table:formula="of:=[.B2518]-[.C2518]" office:value-type="float" office:value="-9.76696">
            <text:p>-9.76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143922">
            <text:p>43.143922</text:p>
          </table:table-cell>
          <table:table-cell office:value-type="float" office:value="54.008364">
            <text:p>54.008364</text:p>
          </table:table-cell>
          <table:table-cell table:formula="of:=[.B2519]-[.C2519]" office:value-type="float" office:value="-10.864442">
            <text:p>-10.864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20173">
            <text:p>134.520173</text:p>
          </table:table-cell>
          <table:table-cell office:value-type="float" office:value="170.752206">
            <text:p>170.752206</text:p>
          </table:table-cell>
          <table:table-cell table:formula="of:=[.B2520]-[.C2520]" office:value-type="float" office:value="-36.232033">
            <text:p>-36.232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110914">
            <text:p>145.110914</text:p>
          </table:table-cell>
          <table:table-cell office:value-type="float" office:value="175.731444">
            <text:p>175.731444</text:p>
          </table:table-cell>
          <table:table-cell table:formula="of:=[.B2521]-[.C2521]" office:value-type="float" office:value="-30.62053">
            <text:p>-30.62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892885">
            <text:p>41.892885</text:p>
          </table:table-cell>
          <table:table-cell office:value-type="float" office:value="52.969334">
            <text:p>52.969334</text:p>
          </table:table-cell>
          <table:table-cell table:formula="of:=[.B2522]-[.C2522]" office:value-type="float" office:value="-11.076449">
            <text:p>-11.076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384455">
            <text:p>44.384455</text:p>
          </table:table-cell>
          <table:table-cell office:value-type="float" office:value="54.32834">
            <text:p>54.32834</text:p>
          </table:table-cell>
          <table:table-cell table:formula="of:=[.B2523]-[.C2523]" office:value-type="float" office:value="-9.94388499999999">
            <text:p>-9.943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22588">
            <text:p>113.22588</text:p>
          </table:table-cell>
          <table:table-cell office:value-type="float" office:value="150.228807">
            <text:p>150.228807</text:p>
          </table:table-cell>
          <table:table-cell table:formula="of:=[.B2524]-[.C2524]" office:value-type="float" office:value="-37.002927">
            <text:p>-37.002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58179">
            <text:p>86.158179</text:p>
          </table:table-cell>
          <table:table-cell office:value-type="float" office:value="107.860204">
            <text:p>107.860204</text:p>
          </table:table-cell>
          <table:table-cell table:formula="of:=[.B2525]-[.C2525]" office:value-type="float" office:value="-21.702025">
            <text:p>-21.702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32109">
            <text:p>47.732109</text:p>
          </table:table-cell>
          <table:table-cell office:value-type="float" office:value="59.945238">
            <text:p>59.945238</text:p>
          </table:table-cell>
          <table:table-cell table:formula="of:=[.B2526]-[.C2526]" office:value-type="float" office:value="-12.213129">
            <text:p>-12.213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215556">
            <text:p>128.215556</text:p>
          </table:table-cell>
          <table:table-cell office:value-type="float" office:value="157.667621">
            <text:p>157.667621</text:p>
          </table:table-cell>
          <table:table-cell table:formula="of:=[.B2527]-[.C2527]" office:value-type="float" office:value="-29.452065">
            <text:p>-29.452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099226">
            <text:p>48.099226</text:p>
          </table:table-cell>
          <table:table-cell office:value-type="float" office:value="67.683831">
            <text:p>67.683831</text:p>
          </table:table-cell>
          <table:table-cell table:formula="of:=[.B2528]-[.C2528]" office:value-type="float" office:value="-19.584605">
            <text:p>-19.584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367103">
            <text:p>43.367103</text:p>
          </table:table-cell>
          <table:table-cell office:value-type="float" office:value="49.928259">
            <text:p>49.928259</text:p>
          </table:table-cell>
          <table:table-cell table:formula="of:=[.B2529]-[.C2529]" office:value-type="float" office:value="-6.561156">
            <text:p>-6.561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34037">
            <text:p>90.834037</text:p>
          </table:table-cell>
          <table:table-cell office:value-type="float" office:value="114.769903">
            <text:p>114.769903</text:p>
          </table:table-cell>
          <table:table-cell table:formula="of:=[.B2530]-[.C2530]" office:value-type="float" office:value="-23.935866">
            <text:p>-23.935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89621">
            <text:p>155.89621</text:p>
          </table:table-cell>
          <table:table-cell office:value-type="float" office:value="190.474558">
            <text:p>190.474558</text:p>
          </table:table-cell>
          <table:table-cell table:formula="of:=[.B2531]-[.C2531]" office:value-type="float" office:value="-34.578348">
            <text:p>-34.578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55987">
            <text:p>132.455987</text:p>
          </table:table-cell>
          <table:table-cell office:value-type="float" office:value="166.074712">
            <text:p>166.074712</text:p>
          </table:table-cell>
          <table:table-cell table:formula="of:=[.B2532]-[.C2532]" office:value-type="float" office:value="-33.618725">
            <text:p>-33.618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876624">
            <text:p>83.876624</text:p>
          </table:table-cell>
          <table:table-cell office:value-type="float" office:value="101.730475">
            <text:p>101.730475</text:p>
          </table:table-cell>
          <table:table-cell table:formula="of:=[.B2533]-[.C2533]" office:value-type="float" office:value="-17.853851">
            <text:p>-17.853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177967">
            <text:p>91.177967</text:p>
          </table:table-cell>
          <table:table-cell office:value-type="float" office:value="104.691643">
            <text:p>104.691643</text:p>
          </table:table-cell>
          <table:table-cell table:formula="of:=[.B2534]-[.C2534]" office:value-type="float" office:value="-13.513676">
            <text:p>-13.513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548749">
            <text:p>54.548749</text:p>
          </table:table-cell>
          <table:table-cell office:value-type="float" office:value="72.232591">
            <text:p>72.232591</text:p>
          </table:table-cell>
          <table:table-cell table:formula="of:=[.B2535]-[.C2535]" office:value-type="float" office:value="-17.683842">
            <text:p>-17.683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950084">
            <text:p>94.950084</text:p>
          </table:table-cell>
          <table:table-cell office:value-type="float" office:value="118.863189">
            <text:p>118.863189</text:p>
          </table:table-cell>
          <table:table-cell table:formula="of:=[.B2536]-[.C2536]" office:value-type="float" office:value="-23.913105">
            <text:p>-23.913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830159">
            <text:p>199.830159</text:p>
          </table:table-cell>
          <table:table-cell office:value-type="float" office:value="251.029251">
            <text:p>251.029251</text:p>
          </table:table-cell>
          <table:table-cell table:formula="of:=[.B2537]-[.C2537]" office:value-type="float" office:value="-51.199092">
            <text:p>-51.199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36071">
            <text:p>82.236071</text:p>
          </table:table-cell>
          <table:table-cell office:value-type="float" office:value="99.475886">
            <text:p>99.475886</text:p>
          </table:table-cell>
          <table:table-cell table:formula="of:=[.B2538]-[.C2538]" office:value-type="float" office:value="-17.239815">
            <text:p>-17.239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45039">
            <text:p>91.645039</text:p>
          </table:table-cell>
          <table:table-cell office:value-type="float" office:value="113.211064">
            <text:p>113.211064</text:p>
          </table:table-cell>
          <table:table-cell table:formula="of:=[.B2539]-[.C2539]" office:value-type="float" office:value="-21.566025">
            <text:p>-21.566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443831">
            <text:p>98.443831</text:p>
          </table:table-cell>
          <table:table-cell office:value-type="float" office:value="119.511262">
            <text:p>119.511262</text:p>
          </table:table-cell>
          <table:table-cell table:formula="of:=[.B2540]-[.C2540]" office:value-type="float" office:value="-21.067431">
            <text:p>-21.067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.592941">
            <text:p>219.592941</text:p>
          </table:table-cell>
          <table:table-cell office:value-type="float" office:value="282.778111">
            <text:p>282.778111</text:p>
          </table:table-cell>
          <table:table-cell table:formula="of:=[.B2541]-[.C2541]" office:value-type="float" office:value="-63.18517">
            <text:p>-63.18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0739">
            <text:p>50.60739</text:p>
          </table:table-cell>
          <table:table-cell office:value-type="float" office:value="67.406137">
            <text:p>67.406137</text:p>
          </table:table-cell>
          <table:table-cell table:formula="of:=[.B2542]-[.C2542]" office:value-type="float" office:value="-16.798747">
            <text:p>-16.798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955322">
            <text:p>30.955322</text:p>
          </table:table-cell>
          <table:table-cell office:value-type="float" office:value="38.712624">
            <text:p>38.712624</text:p>
          </table:table-cell>
          <table:table-cell table:formula="of:=[.B2543]-[.C2543]" office:value-type="float" office:value="-7.757302">
            <text:p>-7.757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190031">
            <text:p>42.190031</text:p>
          </table:table-cell>
          <table:table-cell office:value-type="float" office:value="56.751096">
            <text:p>56.751096</text:p>
          </table:table-cell>
          <table:table-cell table:formula="of:=[.B2544]-[.C2544]" office:value-type="float" office:value="-14.561065">
            <text:p>-14.561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183011">
            <text:p>93.183011</text:p>
          </table:table-cell>
          <table:table-cell office:value-type="float" office:value="125.629984">
            <text:p>125.629984</text:p>
          </table:table-cell>
          <table:table-cell table:formula="of:=[.B2545]-[.C2545]" office:value-type="float" office:value="-32.446973">
            <text:p>-32.446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9.836716">
            <text:p>369.836716</text:p>
          </table:table-cell>
          <table:table-cell office:value-type="float" office:value="465.508013">
            <text:p>465.508013</text:p>
          </table:table-cell>
          <table:table-cell table:formula="of:=[.B2546]-[.C2546]" office:value-type="float" office:value="-95.671297">
            <text:p>-95.671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101584">
            <text:p>187.101584</text:p>
          </table:table-cell>
          <table:table-cell office:value-type="float" office:value="227.339372">
            <text:p>227.339372</text:p>
          </table:table-cell>
          <table:table-cell table:formula="of:=[.B2547]-[.C2547]" office:value-type="float" office:value="-40.237788">
            <text:p>-40.237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469718">
            <text:p>124.469718</text:p>
          </table:table-cell>
          <table:table-cell office:value-type="float" office:value="155.303606">
            <text:p>155.303606</text:p>
          </table:table-cell>
          <table:table-cell table:formula="of:=[.B2548]-[.C2548]" office:value-type="float" office:value="-30.833888">
            <text:p>-30.833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106186">
            <text:p>117.106186</text:p>
          </table:table-cell>
          <table:table-cell office:value-type="float" office:value="147.602487">
            <text:p>147.602487</text:p>
          </table:table-cell>
          <table:table-cell table:formula="of:=[.B2549]-[.C2549]" office:value-type="float" office:value="-30.496301">
            <text:p>-30.496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1.973178">
            <text:p>311.973178</text:p>
          </table:table-cell>
          <table:table-cell office:value-type="float" office:value="355.2198">
            <text:p>355.2198</text:p>
          </table:table-cell>
          <table:table-cell table:formula="of:=[.B2550]-[.C2550]" office:value-type="float" office:value="-43.246622">
            <text:p>-43.246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17453">
            <text:p>204.517453</text:p>
          </table:table-cell>
          <table:table-cell office:value-type="float" office:value="256.509691">
            <text:p>256.509691</text:p>
          </table:table-cell>
          <table:table-cell table:formula="of:=[.B2551]-[.C2551]" office:value-type="float" office:value="-51.992238">
            <text:p>-51.992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48972">
            <text:p>55.148972</text:p>
          </table:table-cell>
          <table:table-cell office:value-type="float" office:value="70.644216">
            <text:p>70.644216</text:p>
          </table:table-cell>
          <table:table-cell table:formula="of:=[.B2552]-[.C2552]" office:value-type="float" office:value="-15.495244">
            <text:p>-15.495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93852">
            <text:p>94.193852</text:p>
          </table:table-cell>
          <table:table-cell office:value-type="float" office:value="118.266986">
            <text:p>118.266986</text:p>
          </table:table-cell>
          <table:table-cell table:formula="of:=[.B2553]-[.C2553]" office:value-type="float" office:value="-24.073134">
            <text:p>-24.073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604236">
            <text:p>39.604236</text:p>
          </table:table-cell>
          <table:table-cell office:value-type="float" office:value="50.868489">
            <text:p>50.868489</text:p>
          </table:table-cell>
          <table:table-cell table:formula="of:=[.B2554]-[.C2554]" office:value-type="float" office:value="-11.264253">
            <text:p>-11.264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066279">
            <text:p>27.066279</text:p>
          </table:table-cell>
          <table:table-cell office:value-type="float" office:value="34.930769">
            <text:p>34.930769</text:p>
          </table:table-cell>
          <table:table-cell table:formula="of:=[.B2555]-[.C2555]" office:value-type="float" office:value="-7.86449">
            <text:p>-7.86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53261">
            <text:p>74.853261</text:p>
          </table:table-cell>
          <table:table-cell office:value-type="float" office:value="89.330503">
            <text:p>89.330503</text:p>
          </table:table-cell>
          <table:table-cell table:formula="of:=[.B2556]-[.C2556]" office:value-type="float" office:value="-14.477242">
            <text:p>-14.477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212975">
            <text:p>61.212975</text:p>
          </table:table-cell>
          <table:table-cell office:value-type="float" office:value="82.212322">
            <text:p>82.212322</text:p>
          </table:table-cell>
          <table:table-cell table:formula="of:=[.B2557]-[.C2557]" office:value-type="float" office:value="-20.999347">
            <text:p>-20.999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89729">
            <text:p>79.389729</text:p>
          </table:table-cell>
          <table:table-cell office:value-type="float" office:value="103.688667">
            <text:p>103.688667</text:p>
          </table:table-cell>
          <table:table-cell table:formula="of:=[.B2558]-[.C2558]" office:value-type="float" office:value="-24.298938">
            <text:p>-24.298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17599">
            <text:p>43.17599</text:p>
          </table:table-cell>
          <table:table-cell office:value-type="float" office:value="57.038781">
            <text:p>57.038781</text:p>
          </table:table-cell>
          <table:table-cell table:formula="of:=[.B2559]-[.C2559]" office:value-type="float" office:value="-13.862791">
            <text:p>-13.862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380767">
            <text:p>50.380767</text:p>
          </table:table-cell>
          <table:table-cell office:value-type="float" office:value="64.036614">
            <text:p>64.036614</text:p>
          </table:table-cell>
          <table:table-cell table:formula="of:=[.B2560]-[.C2560]" office:value-type="float" office:value="-13.655847">
            <text:p>-13.655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128485">
            <text:p>128.128485</text:p>
          </table:table-cell>
          <table:table-cell office:value-type="float" office:value="155.841143">
            <text:p>155.841143</text:p>
          </table:table-cell>
          <table:table-cell table:formula="of:=[.B2561]-[.C2561]" office:value-type="float" office:value="-27.712658">
            <text:p>-27.712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096762">
            <text:p>73.096762</text:p>
          </table:table-cell>
          <table:table-cell office:value-type="float" office:value="90.060544">
            <text:p>90.060544</text:p>
          </table:table-cell>
          <table:table-cell table:formula="of:=[.B2562]-[.C2562]" office:value-type="float" office:value="-16.963782">
            <text:p>-16.963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03606">
            <text:p>42.03606</text:p>
          </table:table-cell>
          <table:table-cell office:value-type="float" office:value="48.613734">
            <text:p>48.613734</text:p>
          </table:table-cell>
          <table:table-cell table:formula="of:=[.B2563]-[.C2563]" office:value-type="float" office:value="-6.577674">
            <text:p>-6.577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4655">
            <text:p>73.54655</text:p>
          </table:table-cell>
          <table:table-cell office:value-type="float" office:value="90.124848">
            <text:p>90.124848</text:p>
          </table:table-cell>
          <table:table-cell table:formula="of:=[.B2564]-[.C2564]" office:value-type="float" office:value="-16.578298">
            <text:p>-16.578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703403">
            <text:p>119.703403</text:p>
          </table:table-cell>
          <table:table-cell office:value-type="float" office:value="141.665593">
            <text:p>141.665593</text:p>
          </table:table-cell>
          <table:table-cell table:formula="of:=[.B2565]-[.C2565]" office:value-type="float" office:value="-21.96219">
            <text:p>-21.96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962211">
            <text:p>236.962211</text:p>
          </table:table-cell>
          <table:table-cell office:value-type="float" office:value="275.96814">
            <text:p>275.96814</text:p>
          </table:table-cell>
          <table:table-cell table:formula="of:=[.B2566]-[.C2566]" office:value-type="float" office:value="-39.005929">
            <text:p>-39.005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29312">
            <text:p>90.329312</text:p>
          </table:table-cell>
          <table:table-cell office:value-type="float" office:value="109.799926">
            <text:p>109.799926</text:p>
          </table:table-cell>
          <table:table-cell table:formula="of:=[.B2567]-[.C2567]" office:value-type="float" office:value="-19.470614">
            <text:p>-19.470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382942">
            <text:p>49.382942</text:p>
          </table:table-cell>
          <table:table-cell office:value-type="float" office:value="60.053089">
            <text:p>60.053089</text:p>
          </table:table-cell>
          <table:table-cell table:formula="of:=[.B2568]-[.C2568]" office:value-type="float" office:value="-10.670147">
            <text:p>-10.670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226266">
            <text:p>116.226266</text:p>
          </table:table-cell>
          <table:table-cell office:value-type="float" office:value="143.22955">
            <text:p>143.22955</text:p>
          </table:table-cell>
          <table:table-cell table:formula="of:=[.B2569]-[.C2569]" office:value-type="float" office:value="-27.003284">
            <text:p>-27.003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425624">
            <text:p>20.425624</text:p>
          </table:table-cell>
          <table:table-cell office:value-type="float" office:value="25.412543">
            <text:p>25.412543</text:p>
          </table:table-cell>
          <table:table-cell table:formula="of:=[.B2570]-[.C2570]" office:value-type="float" office:value="-4.986919">
            <text:p>-4.986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635688">
            <text:p>87.635688</text:p>
          </table:table-cell>
          <table:table-cell office:value-type="float" office:value="108.067691">
            <text:p>108.067691</text:p>
          </table:table-cell>
          <table:table-cell table:formula="of:=[.B2571]-[.C2571]" office:value-type="float" office:value="-20.432003">
            <text:p>-20.432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05621">
            <text:p>58.405621</text:p>
          </table:table-cell>
          <table:table-cell office:value-type="float" office:value="76.637836">
            <text:p>76.637836</text:p>
          </table:table-cell>
          <table:table-cell table:formula="of:=[.B2572]-[.C2572]" office:value-type="float" office:value="-18.232215">
            <text:p>-18.232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570247">
            <text:p>74.570247</text:p>
          </table:table-cell>
          <table:table-cell office:value-type="float" office:value="94.16909">
            <text:p>94.16909</text:p>
          </table:table-cell>
          <table:table-cell table:formula="of:=[.B2573]-[.C2573]" office:value-type="float" office:value="-19.598843">
            <text:p>-19.598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28838">
            <text:p>48.428838</text:p>
          </table:table-cell>
          <table:table-cell office:value-type="float" office:value="64.012104">
            <text:p>64.012104</text:p>
          </table:table-cell>
          <table:table-cell table:formula="of:=[.B2574]-[.C2574]" office:value-type="float" office:value="-15.583266">
            <text:p>-15.583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362895">
            <text:p>71.362895</text:p>
          </table:table-cell>
          <table:table-cell office:value-type="float" office:value="87.303244">
            <text:p>87.303244</text:p>
          </table:table-cell>
          <table:table-cell table:formula="of:=[.B2575]-[.C2575]" office:value-type="float" office:value="-15.940349">
            <text:p>-15.940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603005">
            <text:p>197.603005</text:p>
          </table:table-cell>
          <table:table-cell office:value-type="float" office:value="247.760804">
            <text:p>247.760804</text:p>
          </table:table-cell>
          <table:table-cell table:formula="of:=[.B2576]-[.C2576]" office:value-type="float" office:value="-50.157799">
            <text:p>-50.157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17995">
            <text:p>80.317995</text:p>
          </table:table-cell>
          <table:table-cell office:value-type="float" office:value="98.183082">
            <text:p>98.183082</text:p>
          </table:table-cell>
          <table:table-cell table:formula="of:=[.B2577]-[.C2577]" office:value-type="float" office:value="-17.865087">
            <text:p>-17.865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48799">
            <text:p>77.248799</text:p>
          </table:table-cell>
          <table:table-cell office:value-type="float" office:value="98.672524">
            <text:p>98.672524</text:p>
          </table:table-cell>
          <table:table-cell table:formula="of:=[.B2578]-[.C2578]" office:value-type="float" office:value="-21.423725">
            <text:p>-21.423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425801">
            <text:p>69.425801</text:p>
          </table:table-cell>
          <table:table-cell office:value-type="float" office:value="90.870798">
            <text:p>90.870798</text:p>
          </table:table-cell>
          <table:table-cell table:formula="of:=[.B2579]-[.C2579]" office:value-type="float" office:value="-21.444997">
            <text:p>-21.444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31079">
            <text:p>69.031079</text:p>
          </table:table-cell>
          <table:table-cell office:value-type="float" office:value="86.147206">
            <text:p>86.147206</text:p>
          </table:table-cell>
          <table:table-cell table:formula="of:=[.B2580]-[.C2580]" office:value-type="float" office:value="-17.116127">
            <text:p>-17.116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80325">
            <text:p>107.680325</text:p>
          </table:table-cell>
          <table:table-cell office:value-type="float" office:value="125.046644">
            <text:p>125.046644</text:p>
          </table:table-cell>
          <table:table-cell table:formula="of:=[.B2581]-[.C2581]" office:value-type="float" office:value="-17.366319">
            <text:p>-17.366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320357">
            <text:p>31.320357</text:p>
          </table:table-cell>
          <table:table-cell office:value-type="float" office:value="36.119172">
            <text:p>36.119172</text:p>
          </table:table-cell>
          <table:table-cell table:formula="of:=[.B2582]-[.C2582]" office:value-type="float" office:value="-4.798815">
            <text:p>-4.798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532013">
            <text:p>114.532013</text:p>
          </table:table-cell>
          <table:table-cell office:value-type="float" office:value="130.949231">
            <text:p>130.949231</text:p>
          </table:table-cell>
          <table:table-cell table:formula="of:=[.B2583]-[.C2583]" office:value-type="float" office:value="-16.417218">
            <text:p>-16.417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75426">
            <text:p>44.775426</text:p>
          </table:table-cell>
          <table:table-cell office:value-type="float" office:value="60.015632">
            <text:p>60.015632</text:p>
          </table:table-cell>
          <table:table-cell table:formula="of:=[.B2584]-[.C2584]" office:value-type="float" office:value="-15.240206">
            <text:p>-15.240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39938">
            <text:p>110.339938</text:p>
          </table:table-cell>
          <table:table-cell office:value-type="float" office:value="130.357084">
            <text:p>130.357084</text:p>
          </table:table-cell>
          <table:table-cell table:formula="of:=[.B2585]-[.C2585]" office:value-type="float" office:value="-20.017146">
            <text:p>-20.017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458809">
            <text:p>163.458809</text:p>
          </table:table-cell>
          <table:table-cell office:value-type="float" office:value="207.014646">
            <text:p>207.014646</text:p>
          </table:table-cell>
          <table:table-cell table:formula="of:=[.B2586]-[.C2586]" office:value-type="float" office:value="-43.555837">
            <text:p>-43.555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95548">
            <text:p>74.695548</text:p>
          </table:table-cell>
          <table:table-cell office:value-type="float" office:value="81.089444">
            <text:p>81.089444</text:p>
          </table:table-cell>
          <table:table-cell table:formula="of:=[.B2587]-[.C2587]" office:value-type="float" office:value="-6.393896">
            <text:p>-6.393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953179">
            <text:p>30.953179</text:p>
          </table:table-cell>
          <table:table-cell office:value-type="float" office:value="38.060085">
            <text:p>38.060085</text:p>
          </table:table-cell>
          <table:table-cell table:formula="of:=[.B2588]-[.C2588]" office:value-type="float" office:value="-7.106906">
            <text:p>-7.106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093592">
            <text:p>56.093592</text:p>
          </table:table-cell>
          <table:table-cell office:value-type="float" office:value="64.935461">
            <text:p>64.935461</text:p>
          </table:table-cell>
          <table:table-cell table:formula="of:=[.B2589]-[.C2589]" office:value-type="float" office:value="-8.841869">
            <text:p>-8.841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28395">
            <text:p>47.528395</text:p>
          </table:table-cell>
          <table:table-cell office:value-type="float" office:value="60.155258">
            <text:p>60.155258</text:p>
          </table:table-cell>
          <table:table-cell table:formula="of:=[.B2590]-[.C2590]" office:value-type="float" office:value="-12.626863">
            <text:p>-12.626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7.997701">
            <text:p>377.997701</text:p>
          </table:table-cell>
          <table:table-cell office:value-type="float" office:value="472.842691">
            <text:p>472.842691</text:p>
          </table:table-cell>
          <table:table-cell table:formula="of:=[.B2591]-[.C2591]" office:value-type="float" office:value="-94.84499">
            <text:p>-94.84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591396">
            <text:p>69.591396</text:p>
          </table:table-cell>
          <table:table-cell office:value-type="float" office:value="85.575429">
            <text:p>85.575429</text:p>
          </table:table-cell>
          <table:table-cell table:formula="of:=[.B2592]-[.C2592]" office:value-type="float" office:value="-15.984033">
            <text:p>-15.984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287122">
            <text:p>89.287122</text:p>
          </table:table-cell>
          <table:table-cell office:value-type="float" office:value="91.468995">
            <text:p>91.468995</text:p>
          </table:table-cell>
          <table:table-cell table:formula="of:=[.B2593]-[.C2593]" office:value-type="float" office:value="-2.18187300000001">
            <text:p>-2.181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262158">
            <text:p>209.262158</text:p>
          </table:table-cell>
          <table:table-cell office:value-type="float" office:value="212.978339">
            <text:p>212.978339</text:p>
          </table:table-cell>
          <table:table-cell table:formula="of:=[.B2594]-[.C2594]" office:value-type="float" office:value="-3.71618100000001">
            <text:p>-3.716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221583">
            <text:p>150.221583</text:p>
          </table:table-cell>
          <table:table-cell office:value-type="float" office:value="151.798222">
            <text:p>151.798222</text:p>
          </table:table-cell>
          <table:table-cell table:formula="of:=[.B2595]-[.C2595]" office:value-type="float" office:value="-1.576639">
            <text:p>-1.576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453706">
            <text:p>122.453706</text:p>
          </table:table-cell>
          <table:table-cell office:value-type="float" office:value="127.328248">
            <text:p>127.328248</text:p>
          </table:table-cell>
          <table:table-cell table:formula="of:=[.B2596]-[.C2596]" office:value-type="float" office:value="-4.87454200000001">
            <text:p>-4.874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79586">
            <text:p>119.479586</text:p>
          </table:table-cell>
          <table:table-cell office:value-type="float" office:value="123.236068">
            <text:p>123.236068</text:p>
          </table:table-cell>
          <table:table-cell table:formula="of:=[.B2597]-[.C2597]" office:value-type="float" office:value="-3.75648200000001">
            <text:p>-3.756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843346">
            <text:p>73.843346</text:p>
          </table:table-cell>
          <table:table-cell office:value-type="float" office:value="78.64484">
            <text:p>78.64484</text:p>
          </table:table-cell>
          <table:table-cell table:formula="of:=[.B2598]-[.C2598]" office:value-type="float" office:value="-4.80149400000001">
            <text:p>-4.801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738187">
            <text:p>150.738187</text:p>
          </table:table-cell>
          <table:table-cell office:value-type="float" office:value="156.465231">
            <text:p>156.465231</text:p>
          </table:table-cell>
          <table:table-cell table:formula="of:=[.B2599]-[.C2599]" office:value-type="float" office:value="-5.72704399999998">
            <text:p>-5.727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701782">
            <text:p>139.701782</text:p>
          </table:table-cell>
          <table:table-cell office:value-type="float" office:value="142.729367">
            <text:p>142.729367</text:p>
          </table:table-cell>
          <table:table-cell table:formula="of:=[.B2600]-[.C2600]" office:value-type="float" office:value="-3.02758499999999">
            <text:p>-3.027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516656">
            <text:p>96.516656</text:p>
          </table:table-cell>
          <table:table-cell office:value-type="float" office:value="103.768483">
            <text:p>103.768483</text:p>
          </table:table-cell>
          <table:table-cell table:formula="of:=[.B2601]-[.C2601]" office:value-type="float" office:value="-7.25182700000001">
            <text:p>-7.251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44125">
            <text:p>75.844125</text:p>
          </table:table-cell>
          <table:table-cell office:value-type="float" office:value="78.796591">
            <text:p>78.796591</text:p>
          </table:table-cell>
          <table:table-cell table:formula="of:=[.B2602]-[.C2602]" office:value-type="float" office:value="-2.952466">
            <text:p>-2.952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112187">
            <text:p>161.112187</text:p>
          </table:table-cell>
          <table:table-cell office:value-type="float" office:value="164.454566">
            <text:p>164.454566</text:p>
          </table:table-cell>
          <table:table-cell table:formula="of:=[.B2603]-[.C2603]" office:value-type="float" office:value="-3.34237899999999">
            <text:p>-3.342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69204">
            <text:p>83.469204</text:p>
          </table:table-cell>
          <table:table-cell office:value-type="float" office:value="86.112445">
            <text:p>86.112445</text:p>
          </table:table-cell>
          <table:table-cell table:formula="of:=[.B2604]-[.C2604]" office:value-type="float" office:value="-2.64324099999999">
            <text:p>-2.643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93742">
            <text:p>71.193742</text:p>
          </table:table-cell>
          <table:table-cell office:value-type="float" office:value="76.126238">
            <text:p>76.126238</text:p>
          </table:table-cell>
          <table:table-cell table:formula="of:=[.B2605]-[.C2605]" office:value-type="float" office:value="-4.932496">
            <text:p>-4.932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372601">
            <text:p>206.372601</text:p>
          </table:table-cell>
          <table:table-cell office:value-type="float" office:value="217.1464">
            <text:p>217.1464</text:p>
          </table:table-cell>
          <table:table-cell table:formula="of:=[.B2606]-[.C2606]" office:value-type="float" office:value="-10.773799">
            <text:p>-10.773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851701">
            <text:p>117.851701</text:p>
          </table:table-cell>
          <table:table-cell office:value-type="float" office:value="119.667284">
            <text:p>119.667284</text:p>
          </table:table-cell>
          <table:table-cell table:formula="of:=[.B2607]-[.C2607]" office:value-type="float" office:value="-1.81558299999999">
            <text:p>-1.8155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57841">
            <text:p>79.257841</text:p>
          </table:table-cell>
          <table:table-cell office:value-type="float" office:value="83.958948">
            <text:p>83.958948</text:p>
          </table:table-cell>
          <table:table-cell table:formula="of:=[.B2608]-[.C2608]" office:value-type="float" office:value="-4.70110700000001">
            <text:p>-4.701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941087">
            <text:p>209.941087</text:p>
          </table:table-cell>
          <table:table-cell office:value-type="float" office:value="214.517453">
            <text:p>214.517453</text:p>
          </table:table-cell>
          <table:table-cell table:formula="of:=[.B2609]-[.C2609]" office:value-type="float" office:value="-4.57636599999998">
            <text:p>-4.576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95194">
            <text:p>69.095194</text:p>
          </table:table-cell>
          <table:table-cell office:value-type="float" office:value="69.82558">
            <text:p>69.82558</text:p>
          </table:table-cell>
          <table:table-cell table:formula="of:=[.B2610]-[.C2610]" office:value-type="float" office:value="-0.730385999999996">
            <text:p>-0.730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423712">
            <text:p>156.423712</text:p>
          </table:table-cell>
          <table:table-cell office:value-type="float" office:value="166.481865">
            <text:p>166.481865</text:p>
          </table:table-cell>
          <table:table-cell table:formula="of:=[.B2611]-[.C2611]" office:value-type="float" office:value="-10.058153">
            <text:p>-10.058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16126">
            <text:p>74.616126</text:p>
          </table:table-cell>
          <table:table-cell office:value-type="float" office:value="78.185364">
            <text:p>78.185364</text:p>
          </table:table-cell>
          <table:table-cell table:formula="of:=[.B2612]-[.C2612]" office:value-type="float" office:value="-3.56923800000001">
            <text:p>-3.569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904633">
            <text:p>159.904633</text:p>
          </table:table-cell>
          <table:table-cell office:value-type="float" office:value="165.191148">
            <text:p>165.191148</text:p>
          </table:table-cell>
          <table:table-cell table:formula="of:=[.B2613]-[.C2613]" office:value-type="float" office:value="-5.28651500000001">
            <text:p>-5.286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83659">
            <text:p>92.483659</text:p>
          </table:table-cell>
          <table:table-cell office:value-type="float" office:value="95.384071">
            <text:p>95.384071</text:p>
          </table:table-cell>
          <table:table-cell table:formula="of:=[.B2614]-[.C2614]" office:value-type="float" office:value="-2.900412">
            <text:p>-2.900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714805">
            <text:p>114.714805</text:p>
          </table:table-cell>
          <table:table-cell office:value-type="float" office:value="121.373375">
            <text:p>121.373375</text:p>
          </table:table-cell>
          <table:table-cell table:formula="of:=[.B2615]-[.C2615]" office:value-type="float" office:value="-6.65857">
            <text:p>-6.65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29726">
            <text:p>90.929726</text:p>
          </table:table-cell>
          <table:table-cell office:value-type="float" office:value="94.706585">
            <text:p>94.706585</text:p>
          </table:table-cell>
          <table:table-cell table:formula="of:=[.B2616]-[.C2616]" office:value-type="float" office:value="-3.776859">
            <text:p>-3.776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928028">
            <text:p>123.928028</text:p>
          </table:table-cell>
          <table:table-cell office:value-type="float" office:value="134.037341">
            <text:p>134.037341</text:p>
          </table:table-cell>
          <table:table-cell table:formula="of:=[.B2617]-[.C2617]" office:value-type="float" office:value="-10.109313">
            <text:p>-10.109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255662">
            <text:p>157.255662</text:p>
          </table:table-cell>
          <table:table-cell office:value-type="float" office:value="165.354742">
            <text:p>165.354742</text:p>
          </table:table-cell>
          <table:table-cell table:formula="of:=[.B2618]-[.C2618]" office:value-type="float" office:value="-8.09907999999999">
            <text:p>-8.09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39705">
            <text:p>85.239705</text:p>
          </table:table-cell>
          <table:table-cell office:value-type="float" office:value="86.641202">
            <text:p>86.641202</text:p>
          </table:table-cell>
          <table:table-cell table:formula="of:=[.B2619]-[.C2619]" office:value-type="float" office:value="-1.40149700000001">
            <text:p>-1.401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8105">
            <text:p>77.88105</text:p>
          </table:table-cell>
          <table:table-cell office:value-type="float" office:value="82.651875">
            <text:p>82.651875</text:p>
          </table:table-cell>
          <table:table-cell table:formula="of:=[.B2620]-[.C2620]" office:value-type="float" office:value="-4.770825">
            <text:p>-4.770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67455">
            <text:p>96.167455</text:p>
          </table:table-cell>
          <table:table-cell office:value-type="float" office:value="97.115888">
            <text:p>97.115888</text:p>
          </table:table-cell>
          <table:table-cell table:formula="of:=[.B2621]-[.C2621]" office:value-type="float" office:value="-0.948432999999994">
            <text:p>-0.94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752048">
            <text:p>248.752048</text:p>
          </table:table-cell>
          <table:table-cell office:value-type="float" office:value="250.234898">
            <text:p>250.234898</text:p>
          </table:table-cell>
          <table:table-cell table:formula="of:=[.B2622]-[.C2622]" office:value-type="float" office:value="-1.48284999999999">
            <text:p>-1.48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97703">
            <text:p>47.997703</text:p>
          </table:table-cell>
          <table:table-cell office:value-type="float" office:value="48.64251">
            <text:p>48.64251</text:p>
          </table:table-cell>
          <table:table-cell table:formula="of:=[.B2623]-[.C2623]" office:value-type="float" office:value="-0.644807">
            <text:p>-0.644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886982">
            <text:p>126.886982</text:p>
          </table:table-cell>
          <table:table-cell office:value-type="float" office:value="134.827925">
            <text:p>134.827925</text:p>
          </table:table-cell>
          <table:table-cell table:formula="of:=[.B2624]-[.C2624]" office:value-type="float" office:value="-7.94094299999999">
            <text:p>-7.94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086822">
            <text:p>79.086822</text:p>
          </table:table-cell>
          <table:table-cell office:value-type="float" office:value="83.679874">
            <text:p>83.679874</text:p>
          </table:table-cell>
          <table:table-cell table:formula="of:=[.B2625]-[.C2625]" office:value-type="float" office:value="-4.593052">
            <text:p>-4.593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991621">
            <text:p>69.991621</text:p>
          </table:table-cell>
          <table:table-cell office:value-type="float" office:value="70.542514">
            <text:p>70.542514</text:p>
          </table:table-cell>
          <table:table-cell table:formula="of:=[.B2626]-[.C2626]" office:value-type="float" office:value="-0.550893000000002">
            <text:p>-0.550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48898">
            <text:p>76.648898</text:p>
          </table:table-cell>
          <table:table-cell office:value-type="float" office:value="79.06831">
            <text:p>79.06831</text:p>
          </table:table-cell>
          <table:table-cell table:formula="of:=[.B2627]-[.C2627]" office:value-type="float" office:value="-2.41941199999999">
            <text:p>-2.419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836483">
            <text:p>167.836483</text:p>
          </table:table-cell>
          <table:table-cell office:value-type="float" office:value="177.756319">
            <text:p>177.756319</text:p>
          </table:table-cell>
          <table:table-cell table:formula="of:=[.B2628]-[.C2628]" office:value-type="float" office:value="-9.919836">
            <text:p>-9.9198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595155">
            <text:p>138.595155</text:p>
          </table:table-cell>
          <table:table-cell office:value-type="float" office:value="138.571039">
            <text:p>138.571039</text:p>
          </table:table-cell>
          <table:table-cell table:formula="of:=[.B2629]-[.C2629]" office:value-type="float" office:value="0.0241159999999923">
            <text:p>0.024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487278">
            <text:p>80.487278</text:p>
          </table:table-cell>
          <table:table-cell office:value-type="float" office:value="84.600419">
            <text:p>84.600419</text:p>
          </table:table-cell>
          <table:table-cell table:formula="of:=[.B2630]-[.C2630]" office:value-type="float" office:value="-4.113141">
            <text:p>-4.113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768104">
            <text:p>86.768104</text:p>
          </table:table-cell>
          <table:table-cell office:value-type="float" office:value="92.690103">
            <text:p>92.690103</text:p>
          </table:table-cell>
          <table:table-cell table:formula="of:=[.B2631]-[.C2631]" office:value-type="float" office:value="-5.921999">
            <text:p>-5.921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93745">
            <text:p>66.193745</text:p>
          </table:table-cell>
          <table:table-cell office:value-type="float" office:value="69.537432">
            <text:p>69.537432</text:p>
          </table:table-cell>
          <table:table-cell table:formula="of:=[.B2632]-[.C2632]" office:value-type="float" office:value="-3.34368699999999">
            <text:p>-3.343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13391">
            <text:p>96.413391</text:p>
          </table:table-cell>
          <table:table-cell office:value-type="float" office:value="102.029217">
            <text:p>102.029217</text:p>
          </table:table-cell>
          <table:table-cell table:formula="of:=[.B2633]-[.C2633]" office:value-type="float" office:value="-5.615826">
            <text:p>-5.615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36545">
            <text:p>90.336545</text:p>
          </table:table-cell>
          <table:table-cell office:value-type="float" office:value="96.380854">
            <text:p>96.380854</text:p>
          </table:table-cell>
          <table:table-cell table:formula="of:=[.B2634]-[.C2634]" office:value-type="float" office:value="-6.044309">
            <text:p>-6.044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333471">
            <text:p>75.333471</text:p>
          </table:table-cell>
          <table:table-cell office:value-type="float" office:value="78.086188">
            <text:p>78.086188</text:p>
          </table:table-cell>
          <table:table-cell table:formula="of:=[.B2635]-[.C2635]" office:value-type="float" office:value="-2.752717">
            <text:p>-2.752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074826">
            <text:p>162.074826</text:p>
          </table:table-cell>
          <table:table-cell office:value-type="float" office:value="157.573452">
            <text:p>157.573452</text:p>
          </table:table-cell>
          <table:table-cell table:formula="of:=[.B2636]-[.C2636]" office:value-type="float" office:value="4.501374">
            <text:p>4.501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491539">
            <text:p>55.491539</text:p>
          </table:table-cell>
          <table:table-cell office:value-type="float" office:value="57.57007">
            <text:p>57.57007</text:p>
          </table:table-cell>
          <table:table-cell table:formula="of:=[.B2637]-[.C2637]" office:value-type="float" office:value="-2.078531">
            <text:p>-2.078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552584">
            <text:p>172.552584</text:p>
          </table:table-cell>
          <table:table-cell office:value-type="float" office:value="180.499312">
            <text:p>180.499312</text:p>
          </table:table-cell>
          <table:table-cell table:formula="of:=[.B2638]-[.C2638]" office:value-type="float" office:value="-7.94672800000001">
            <text:p>-7.946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.947488">
            <text:p>276.947488</text:p>
          </table:table-cell>
          <table:table-cell office:value-type="float" office:value="287.168019">
            <text:p>287.168019</text:p>
          </table:table-cell>
          <table:table-cell table:formula="of:=[.B2639]-[.C2639]" office:value-type="float" office:value="-10.220531">
            <text:p>-10.220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795737">
            <text:p>125.795737</text:p>
          </table:table-cell>
          <table:table-cell office:value-type="float" office:value="131.785604">
            <text:p>131.785604</text:p>
          </table:table-cell>
          <table:table-cell table:formula="of:=[.B2640]-[.C2640]" office:value-type="float" office:value="-5.989867">
            <text:p>-5.989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052334">
            <text:p>180.052334</text:p>
          </table:table-cell>
          <table:table-cell office:value-type="float" office:value="190.498178">
            <text:p>190.498178</text:p>
          </table:table-cell>
          <table:table-cell table:formula="of:=[.B2641]-[.C2641]" office:value-type="float" office:value="-10.445844">
            <text:p>-10.445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114974">
            <text:p>128.114974</text:p>
          </table:table-cell>
          <table:table-cell office:value-type="float" office:value="136.967802">
            <text:p>136.967802</text:p>
          </table:table-cell>
          <table:table-cell table:formula="of:=[.B2642]-[.C2642]" office:value-type="float" office:value="-8.85282800000002">
            <text:p>-8.852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652959">
            <text:p>270.652959</text:p>
          </table:table-cell>
          <table:table-cell office:value-type="float" office:value="273.482791">
            <text:p>273.482791</text:p>
          </table:table-cell>
          <table:table-cell table:formula="of:=[.B2643]-[.C2643]" office:value-type="float" office:value="-2.82983200000001">
            <text:p>-2.829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162804">
            <text:p>134.162804</text:p>
          </table:table-cell>
          <table:table-cell office:value-type="float" office:value="139.239048">
            <text:p>139.239048</text:p>
          </table:table-cell>
          <table:table-cell table:formula="of:=[.B2644]-[.C2644]" office:value-type="float" office:value="-5.076244">
            <text:p>-5.076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869268">
            <text:p>61.869268</text:p>
          </table:table-cell>
          <table:table-cell office:value-type="float" office:value="66.180526">
            <text:p>66.180526</text:p>
          </table:table-cell>
          <table:table-cell table:formula="of:=[.B2645]-[.C2645]" office:value-type="float" office:value="-4.311258">
            <text:p>-4.311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628646">
            <text:p>111.628646</text:p>
          </table:table-cell>
          <table:table-cell office:value-type="float" office:value="116.252457">
            <text:p>116.252457</text:p>
          </table:table-cell>
          <table:table-cell table:formula="of:=[.B2646]-[.C2646]" office:value-type="float" office:value="-4.623811">
            <text:p>-4.623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5.060903">
            <text:p>335.060903</text:p>
          </table:table-cell>
          <table:table-cell office:value-type="float" office:value="333.90526">
            <text:p>333.90526</text:p>
          </table:table-cell>
          <table:table-cell table:formula="of:=[.B2647]-[.C2647]" office:value-type="float" office:value="1.155643">
            <text:p>1.155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474083">
            <text:p>126.474083</text:p>
          </table:table-cell>
          <table:table-cell office:value-type="float" office:value="132.53608">
            <text:p>132.53608</text:p>
          </table:table-cell>
          <table:table-cell table:formula="of:=[.B2648]-[.C2648]" office:value-type="float" office:value="-6.06199700000001">
            <text:p>-6.061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637843">
            <text:p>70.637843</text:p>
          </table:table-cell>
          <table:table-cell office:value-type="float" office:value="71.980655">
            <text:p>71.980655</text:p>
          </table:table-cell>
          <table:table-cell table:formula="of:=[.B2649]-[.C2649]" office:value-type="float" office:value="-1.342812">
            <text:p>-1.342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802435">
            <text:p>62.802435</text:p>
          </table:table-cell>
          <table:table-cell office:value-type="float" office:value="65.165637">
            <text:p>65.165637</text:p>
          </table:table-cell>
          <table:table-cell table:formula="of:=[.B2650]-[.C2650]" office:value-type="float" office:value="-2.363202">
            <text:p>-2.363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010865">
            <text:p>45.010865</text:p>
          </table:table-cell>
          <table:table-cell office:value-type="float" office:value="48.255075">
            <text:p>48.255075</text:p>
          </table:table-cell>
          <table:table-cell table:formula="of:=[.B2651]-[.C2651]" office:value-type="float" office:value="-3.24421">
            <text:p>-3.24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9585">
            <text:p>188.9585</text:p>
          </table:table-cell>
          <table:table-cell office:value-type="float" office:value="190.878594">
            <text:p>190.878594</text:p>
          </table:table-cell>
          <table:table-cell table:formula="of:=[.B2652]-[.C2652]" office:value-type="float" office:value="-1.92009400000001">
            <text:p>-1.920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63939">
            <text:p>98.863939</text:p>
          </table:table-cell>
          <table:table-cell office:value-type="float" office:value="105.500487">
            <text:p>105.500487</text:p>
          </table:table-cell>
          <table:table-cell table:formula="of:=[.B2653]-[.C2653]" office:value-type="float" office:value="-6.63654800000001">
            <text:p>-6.636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875184">
            <text:p>103.875184</text:p>
          </table:table-cell>
          <table:table-cell office:value-type="float" office:value="104.027864">
            <text:p>104.027864</text:p>
          </table:table-cell>
          <table:table-cell table:formula="of:=[.B2654]-[.C2654]" office:value-type="float" office:value="-0.15267999999999">
            <text:p>-0.15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435814">
            <text:p>114.435814</text:p>
          </table:table-cell>
          <table:table-cell office:value-type="float" office:value="119.283265">
            <text:p>119.283265</text:p>
          </table:table-cell>
          <table:table-cell table:formula="of:=[.B2655]-[.C2655]" office:value-type="float" office:value="-4.84745100000001">
            <text:p>-4.847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911789">
            <text:p>113.911789</text:p>
          </table:table-cell>
          <table:table-cell office:value-type="float" office:value="118.636356">
            <text:p>118.636356</text:p>
          </table:table-cell>
          <table:table-cell table:formula="of:=[.B2656]-[.C2656]" office:value-type="float" office:value="-4.72456700000001">
            <text:p>-4.724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101709">
            <text:p>131.101709</text:p>
          </table:table-cell>
          <table:table-cell office:value-type="float" office:value="135.892125">
            <text:p>135.892125</text:p>
          </table:table-cell>
          <table:table-cell table:formula="of:=[.B2657]-[.C2657]" office:value-type="float" office:value="-4.79041599999999">
            <text:p>-4.790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703691">
            <text:p>156.703691</text:p>
          </table:table-cell>
          <table:table-cell office:value-type="float" office:value="153.972179">
            <text:p>153.972179</text:p>
          </table:table-cell>
          <table:table-cell table:formula="of:=[.B2658]-[.C2658]" office:value-type="float" office:value="2.73151199999998">
            <text:p>2.731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696512">
            <text:p>169.696512</text:p>
          </table:table-cell>
          <table:table-cell office:value-type="float" office:value="181.020673">
            <text:p>181.020673</text:p>
          </table:table-cell>
          <table:table-cell table:formula="of:=[.B2659]-[.C2659]" office:value-type="float" office:value="-11.324161">
            <text:p>-11.324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57415">
            <text:p>160.57415</text:p>
          </table:table-cell>
          <table:table-cell office:value-type="float" office:value="167.746467">
            <text:p>167.746467</text:p>
          </table:table-cell>
          <table:table-cell table:formula="of:=[.B2660]-[.C2660]" office:value-type="float" office:value="-7.17231699999999">
            <text:p>-7.172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32043">
            <text:p>76.332043</text:p>
          </table:table-cell>
          <table:table-cell office:value-type="float" office:value="78.394153">
            <text:p>78.394153</text:p>
          </table:table-cell>
          <table:table-cell table:formula="of:=[.B2661]-[.C2661]" office:value-type="float" office:value="-2.06211">
            <text:p>-2.06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37441">
            <text:p>86.437441</text:p>
          </table:table-cell>
          <table:table-cell office:value-type="float" office:value="92.404041">
            <text:p>92.404041</text:p>
          </table:table-cell>
          <table:table-cell table:formula="of:=[.B2662]-[.C2662]" office:value-type="float" office:value="-5.9666">
            <text:p>-5.9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905609">
            <text:p>162.905609</text:p>
          </table:table-cell>
          <table:table-cell office:value-type="float" office:value="170.41892">
            <text:p>170.41892</text:p>
          </table:table-cell>
          <table:table-cell table:formula="of:=[.B2663]-[.C2663]" office:value-type="float" office:value="-7.51331100000002">
            <text:p>-7.513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08033">
            <text:p>137.008033</text:p>
          </table:table-cell>
          <table:table-cell office:value-type="float" office:value="143.42191">
            <text:p>143.42191</text:p>
          </table:table-cell>
          <table:table-cell table:formula="of:=[.B2664]-[.C2664]" office:value-type="float" office:value="-6.41387699999999">
            <text:p>-6.413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137466">
            <text:p>252.137466</text:p>
          </table:table-cell>
          <table:table-cell office:value-type="float" office:value="271.780067">
            <text:p>271.780067</text:p>
          </table:table-cell>
          <table:table-cell table:formula="of:=[.B2665]-[.C2665]" office:value-type="float" office:value="-19.642601">
            <text:p>-19.642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277111">
            <text:p>158.277111</text:p>
          </table:table-cell>
          <table:table-cell office:value-type="float" office:value="164.87044">
            <text:p>164.87044</text:p>
          </table:table-cell>
          <table:table-cell table:formula="of:=[.B2666]-[.C2666]" office:value-type="float" office:value="-6.59332900000001">
            <text:p>-6.593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334684">
            <text:p>94.334684</text:p>
          </table:table-cell>
          <table:table-cell office:value-type="float" office:value="98.395176">
            <text:p>98.395176</text:p>
          </table:table-cell>
          <table:table-cell table:formula="of:=[.B2667]-[.C2667]" office:value-type="float" office:value="-4.06049200000001">
            <text:p>-4.060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943047">
            <text:p>156.943047</text:p>
          </table:table-cell>
          <table:table-cell office:value-type="float" office:value="163.176098">
            <text:p>163.176098</text:p>
          </table:table-cell>
          <table:table-cell table:formula="of:=[.B2668]-[.C2668]" office:value-type="float" office:value="-6.23305099999999">
            <text:p>-6.233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97641">
            <text:p>99.697641</text:p>
          </table:table-cell>
          <table:table-cell office:value-type="float" office:value="103.731745">
            <text:p>103.731745</text:p>
          </table:table-cell>
          <table:table-cell table:formula="of:=[.B2669]-[.C2669]" office:value-type="float" office:value="-4.034104">
            <text:p>-4.034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017977">
            <text:p>58.017977</text:p>
          </table:table-cell>
          <table:table-cell office:value-type="float" office:value="61.04487">
            <text:p>61.04487</text:p>
          </table:table-cell>
          <table:table-cell table:formula="of:=[.B2670]-[.C2670]" office:value-type="float" office:value="-3.026893">
            <text:p>-3.026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130999">
            <text:p>166.130999</text:p>
          </table:table-cell>
          <table:table-cell office:value-type="float" office:value="176.492199">
            <text:p>176.492199</text:p>
          </table:table-cell>
          <table:table-cell table:formula="of:=[.B2671]-[.C2671]" office:value-type="float" office:value="-10.3612">
            <text:p>-10.3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78215">
            <text:p>28.78215</text:p>
          </table:table-cell>
          <table:table-cell office:value-type="float" office:value="29.610445">
            <text:p>29.610445</text:p>
          </table:table-cell>
          <table:table-cell table:formula="of:=[.B2672]-[.C2672]" office:value-type="float" office:value="-0.828294999999997">
            <text:p>-0.828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77117">
            <text:p>74.477117</text:p>
          </table:table-cell>
          <table:table-cell office:value-type="float" office:value="79.146778">
            <text:p>79.146778</text:p>
          </table:table-cell>
          <table:table-cell table:formula="of:=[.B2673]-[.C2673]" office:value-type="float" office:value="-4.66966099999999">
            <text:p>-4.669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765136">
            <text:p>112.765136</text:p>
          </table:table-cell>
          <table:table-cell office:value-type="float" office:value="116.453982">
            <text:p>116.453982</text:p>
          </table:table-cell>
          <table:table-cell table:formula="of:=[.B2674]-[.C2674]" office:value-type="float" office:value="-3.688846">
            <text:p>-3.688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532155">
            <text:p>36.532155</text:p>
          </table:table-cell>
          <table:table-cell office:value-type="float" office:value="38.5749">
            <text:p>38.5749</text:p>
          </table:table-cell>
          <table:table-cell table:formula="of:=[.B2675]-[.C2675]" office:value-type="float" office:value="-2.042745">
            <text:p>-2.042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65514">
            <text:p>43.065514</text:p>
          </table:table-cell>
          <table:table-cell office:value-type="float" office:value="43.687006">
            <text:p>43.687006</text:p>
          </table:table-cell>
          <table:table-cell table:formula="of:=[.B2676]-[.C2676]" office:value-type="float" office:value="-0.621491999999996">
            <text:p>-0.621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91546">
            <text:p>86.391546</text:p>
          </table:table-cell>
          <table:table-cell office:value-type="float" office:value="89.840161">
            <text:p>89.840161</text:p>
          </table:table-cell>
          <table:table-cell table:formula="of:=[.B2677]-[.C2677]" office:value-type="float" office:value="-3.44861499999999">
            <text:p>-3.448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960375">
            <text:p>75.960375</text:p>
          </table:table-cell>
          <table:table-cell office:value-type="float" office:value="79.92812">
            <text:p>79.92812</text:p>
          </table:table-cell>
          <table:table-cell table:formula="of:=[.B2678]-[.C2678]" office:value-type="float" office:value="-3.96774500000001">
            <text:p>-3.967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82024">
            <text:p>254.82024</text:p>
          </table:table-cell>
          <table:table-cell office:value-type="float" office:value="269.546336">
            <text:p>269.546336</text:p>
          </table:table-cell>
          <table:table-cell table:formula="of:=[.B2679]-[.C2679]" office:value-type="float" office:value="-14.726096">
            <text:p>-14.726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42746">
            <text:p>83.042746</text:p>
          </table:table-cell>
          <table:table-cell office:value-type="float" office:value="86.499221">
            <text:p>86.499221</text:p>
          </table:table-cell>
          <table:table-cell table:formula="of:=[.B2680]-[.C2680]" office:value-type="float" office:value="-3.45647500000001">
            <text:p>-3.456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0646">
            <text:p>90.30646</text:p>
          </table:table-cell>
          <table:table-cell office:value-type="float" office:value="91.854038">
            <text:p>91.854038</text:p>
          </table:table-cell>
          <table:table-cell table:formula="of:=[.B2681]-[.C2681]" office:value-type="float" office:value="-1.547578">
            <text:p>-1.547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981912">
            <text:p>121.981912</text:p>
          </table:table-cell>
          <table:table-cell office:value-type="float" office:value="124.742655">
            <text:p>124.742655</text:p>
          </table:table-cell>
          <table:table-cell table:formula="of:=[.B2682]-[.C2682]" office:value-type="float" office:value="-2.760743">
            <text:p>-2.760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617754">
            <text:p>117.617754</text:p>
          </table:table-cell>
          <table:table-cell office:value-type="float" office:value="126.635239">
            <text:p>126.635239</text:p>
          </table:table-cell>
          <table:table-cell table:formula="of:=[.B2683]-[.C2683]" office:value-type="float" office:value="-9.01748499999999">
            <text:p>-9.017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04968">
            <text:p>125.04968</text:p>
          </table:table-cell>
          <table:table-cell office:value-type="float" office:value="133.161626">
            <text:p>133.161626</text:p>
          </table:table-cell>
          <table:table-cell table:formula="of:=[.B2684]-[.C2684]" office:value-type="float" office:value="-8.11194600000002">
            <text:p>-8.111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25197">
            <text:p>79.825197</text:p>
          </table:table-cell>
          <table:table-cell office:value-type="float" office:value="82.475124">
            <text:p>82.475124</text:p>
          </table:table-cell>
          <table:table-cell table:formula="of:=[.B2685]-[.C2685]" office:value-type="float" office:value="-2.64992699999999">
            <text:p>-2.649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942459">
            <text:p>133.942459</text:p>
          </table:table-cell>
          <table:table-cell office:value-type="float" office:value="142.741398">
            <text:p>142.741398</text:p>
          </table:table-cell>
          <table:table-cell table:formula="of:=[.B2686]-[.C2686]" office:value-type="float" office:value="-8.79893899999999">
            <text:p>-8.798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007288">
            <text:p>255.007288</text:p>
          </table:table-cell>
          <table:table-cell office:value-type="float" office:value="269.008034">
            <text:p>269.008034</text:p>
          </table:table-cell>
          <table:table-cell table:formula="of:=[.B2687]-[.C2687]" office:value-type="float" office:value="-14.000746">
            <text:p>-14.000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93226">
            <text:p>85.93226</text:p>
          </table:table-cell>
          <table:table-cell office:value-type="float" office:value="90.448977">
            <text:p>90.448977</text:p>
          </table:table-cell>
          <table:table-cell table:formula="of:=[.B2688]-[.C2688]" office:value-type="float" office:value="-4.516717">
            <text:p>-4.516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280096">
            <text:p>131.280096</text:p>
          </table:table-cell>
          <table:table-cell office:value-type="float" office:value="139.013586">
            <text:p>139.013586</text:p>
          </table:table-cell>
          <table:table-cell table:formula="of:=[.B2689]-[.C2689]" office:value-type="float" office:value="-7.73349000000002">
            <text:p>-7.73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56793">
            <text:p>141.56793</text:p>
          </table:table-cell>
          <table:table-cell office:value-type="float" office:value="145.915658">
            <text:p>145.915658</text:p>
          </table:table-cell>
          <table:table-cell table:formula="of:=[.B2690]-[.C2690]" office:value-type="float" office:value="-4.34772800000002">
            <text:p>-4.347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286278">
            <text:p>146.286278</text:p>
          </table:table-cell>
          <table:table-cell office:value-type="float" office:value="149.13315">
            <text:p>149.13315</text:p>
          </table:table-cell>
          <table:table-cell table:formula="of:=[.B2691]-[.C2691]" office:value-type="float" office:value="-2.84687199999999">
            <text:p>-2.846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160675">
            <text:p>98.160675</text:p>
          </table:table-cell>
          <table:table-cell office:value-type="float" office:value="100.710413">
            <text:p>100.710413</text:p>
          </table:table-cell>
          <table:table-cell table:formula="of:=[.B2692]-[.C2692]" office:value-type="float" office:value="-2.549738">
            <text:p>-2.549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86018">
            <text:p>137.086018</text:p>
          </table:table-cell>
          <table:table-cell office:value-type="float" office:value="142.199653">
            <text:p>142.199653</text:p>
          </table:table-cell>
          <table:table-cell table:formula="of:=[.B2693]-[.C2693]" office:value-type="float" office:value="-5.11363500000002">
            <text:p>-5.113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30029">
            <text:p>72.630029</text:p>
          </table:table-cell>
          <table:table-cell office:value-type="float" office:value="74.652785">
            <text:p>74.652785</text:p>
          </table:table-cell>
          <table:table-cell table:formula="of:=[.B2694]-[.C2694]" office:value-type="float" office:value="-2.022756">
            <text:p>-2.022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3802">
            <text:p>54.63802</text:p>
          </table:table-cell>
          <table:table-cell office:value-type="float" office:value="55.403071">
            <text:p>55.403071</text:p>
          </table:table-cell>
          <table:table-cell table:formula="of:=[.B2695]-[.C2695]" office:value-type="float" office:value="-0.765051">
            <text:p>-0.765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71206">
            <text:p>71.271206</text:p>
          </table:table-cell>
          <table:table-cell office:value-type="float" office:value="74.816891">
            <text:p>74.816891</text:p>
          </table:table-cell>
          <table:table-cell table:formula="of:=[.B2696]-[.C2696]" office:value-type="float" office:value="-3.54568499999999">
            <text:p>-3.545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43246">
            <text:p>152.043246</text:p>
          </table:table-cell>
          <table:table-cell office:value-type="float" office:value="155.280482">
            <text:p>155.280482</text:p>
          </table:table-cell>
          <table:table-cell table:formula="of:=[.B2697]-[.C2697]" office:value-type="float" office:value="-3.237236">
            <text:p>-3.237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451452">
            <text:p>148.451452</text:p>
          </table:table-cell>
          <table:table-cell office:value-type="float" office:value="155.443675">
            <text:p>155.443675</text:p>
          </table:table-cell>
          <table:table-cell table:formula="of:=[.B2698]-[.C2698]" office:value-type="float" office:value="-6.99222300000002">
            <text:p>-6.992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405659">
            <text:p>63.405659</text:p>
          </table:table-cell>
          <table:table-cell office:value-type="float" office:value="67.079849">
            <text:p>67.079849</text:p>
          </table:table-cell>
          <table:table-cell table:formula="of:=[.B2699]-[.C2699]" office:value-type="float" office:value="-3.67419">
            <text:p>-3.67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309587">
            <text:p>224.309587</text:p>
          </table:table-cell>
          <table:table-cell office:value-type="float" office:value="237.414767">
            <text:p>237.414767</text:p>
          </table:table-cell>
          <table:table-cell table:formula="of:=[.B2700]-[.C2700]" office:value-type="float" office:value="-13.10518">
            <text:p>-13.10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607356">
            <text:p>49.607356</text:p>
          </table:table-cell>
          <table:table-cell office:value-type="float" office:value="49.678875">
            <text:p>49.678875</text:p>
          </table:table-cell>
          <table:table-cell table:formula="of:=[.B2701]-[.C2701]" office:value-type="float" office:value="-0.071518999999995">
            <text:p>-0.071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927236">
            <text:p>40.927236</text:p>
          </table:table-cell>
          <table:table-cell office:value-type="float" office:value="41.270101">
            <text:p>41.270101</text:p>
          </table:table-cell>
          <table:table-cell table:formula="of:=[.B2702]-[.C2702]" office:value-type="float" office:value="-0.342864999999996">
            <text:p>-0.342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9561">
            <text:p>87.39561</text:p>
          </table:table-cell>
          <table:table-cell office:value-type="float" office:value="92.096912">
            <text:p>92.096912</text:p>
          </table:table-cell>
          <table:table-cell table:formula="of:=[.B2703]-[.C2703]" office:value-type="float" office:value="-4.701302">
            <text:p>-4.701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6037">
            <text:p>56.6037</text:p>
          </table:table-cell>
          <table:table-cell office:value-type="float" office:value="59.812716">
            <text:p>59.812716</text:p>
          </table:table-cell>
          <table:table-cell table:formula="of:=[.B2704]-[.C2704]" office:value-type="float" office:value="-3.209016">
            <text:p>-3.209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171359">
            <text:p>69.171359</text:p>
          </table:table-cell>
          <table:table-cell office:value-type="float" office:value="74.653196">
            <text:p>74.653196</text:p>
          </table:table-cell>
          <table:table-cell table:formula="of:=[.B2705]-[.C2705]" office:value-type="float" office:value="-5.481837">
            <text:p>-5.481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83791">
            <text:p>101.983791</text:p>
          </table:table-cell>
          <table:table-cell office:value-type="float" office:value="105.115728">
            <text:p>105.115728</text:p>
          </table:table-cell>
          <table:table-cell table:formula="of:=[.B2706]-[.C2706]" office:value-type="float" office:value="-3.13193700000001">
            <text:p>-3.131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82547">
            <text:p>86.382547</text:p>
          </table:table-cell>
          <table:table-cell office:value-type="float" office:value="89.244546">
            <text:p>89.244546</text:p>
          </table:table-cell>
          <table:table-cell table:formula="of:=[.B2707]-[.C2707]" office:value-type="float" office:value="-2.861999">
            <text:p>-2.861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1558">
            <text:p>87.11558</text:p>
          </table:table-cell>
          <table:table-cell office:value-type="float" office:value="86.332531">
            <text:p>86.332531</text:p>
          </table:table-cell>
          <table:table-cell table:formula="of:=[.B2708]-[.C2708]" office:value-type="float" office:value="0.783048999999991">
            <text:p>0.783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18468">
            <text:p>105.018468</text:p>
          </table:table-cell>
          <table:table-cell office:value-type="float" office:value="108.828199">
            <text:p>108.828199</text:p>
          </table:table-cell>
          <table:table-cell table:formula="of:=[.B2709]-[.C2709]" office:value-type="float" office:value="-3.809731">
            <text:p>-3.809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5391">
            <text:p>70.95391</text:p>
          </table:table-cell>
          <table:table-cell office:value-type="float" office:value="73.081479">
            <text:p>73.081479</text:p>
          </table:table-cell>
          <table:table-cell table:formula="of:=[.B2710]-[.C2710]" office:value-type="float" office:value="-2.12756900000001">
            <text:p>-2.127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0088">
            <text:p>103.10088</text:p>
          </table:table-cell>
          <table:table-cell office:value-type="float" office:value="104.698302">
            <text:p>104.698302</text:p>
          </table:table-cell>
          <table:table-cell table:formula="of:=[.B2711]-[.C2711]" office:value-type="float" office:value="-1.59742199999999">
            <text:p>-1.597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58615">
            <text:p>114.58615</text:p>
          </table:table-cell>
          <table:table-cell office:value-type="float" office:value="115.554664">
            <text:p>115.554664</text:p>
          </table:table-cell>
          <table:table-cell table:formula="of:=[.B2712]-[.C2712]" office:value-type="float" office:value="-0.968513999999999">
            <text:p>-0.968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787662">
            <text:p>284.787662</text:p>
          </table:table-cell>
          <table:table-cell office:value-type="float" office:value="296.878132">
            <text:p>296.878132</text:p>
          </table:table-cell>
          <table:table-cell table:formula="of:=[.B2713]-[.C2713]" office:value-type="float" office:value="-12.09047">
            <text:p>-12.09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50026">
            <text:p>80.250026</text:p>
          </table:table-cell>
          <table:table-cell office:value-type="float" office:value="84.358349">
            <text:p>84.358349</text:p>
          </table:table-cell>
          <table:table-cell table:formula="of:=[.B2714]-[.C2714]" office:value-type="float" office:value="-4.108323">
            <text:p>-4.108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03327">
            <text:p>81.603327</text:p>
          </table:table-cell>
          <table:table-cell office:value-type="float" office:value="83.016465">
            <text:p>83.016465</text:p>
          </table:table-cell>
          <table:table-cell table:formula="of:=[.B2715]-[.C2715]" office:value-type="float" office:value="-1.413138">
            <text:p>-1.413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596756">
            <text:p>139.596756</text:p>
          </table:table-cell>
          <table:table-cell office:value-type="float" office:value="149.837094">
            <text:p>149.837094</text:p>
          </table:table-cell>
          <table:table-cell table:formula="of:=[.B2716]-[.C2716]" office:value-type="float" office:value="-10.240338">
            <text:p>-10.240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736787">
            <text:p>71.736787</text:p>
          </table:table-cell>
          <table:table-cell office:value-type="float" office:value="74.096779">
            <text:p>74.096779</text:p>
          </table:table-cell>
          <table:table-cell table:formula="of:=[.B2717]-[.C2717]" office:value-type="float" office:value="-2.35999199999999">
            <text:p>-2.359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453193">
            <text:p>180.453193</text:p>
          </table:table-cell>
          <table:table-cell office:value-type="float" office:value="187.603188">
            <text:p>187.603188</text:p>
          </table:table-cell>
          <table:table-cell table:formula="of:=[.B2718]-[.C2718]" office:value-type="float" office:value="-7.14999499999999">
            <text:p>-7.149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27495">
            <text:p>132.427495</text:p>
          </table:table-cell>
          <table:table-cell office:value-type="float" office:value="132.887166">
            <text:p>132.887166</text:p>
          </table:table-cell>
          <table:table-cell table:formula="of:=[.B2719]-[.C2719]" office:value-type="float" office:value="-0.459671000000014">
            <text:p>-0.459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202628">
            <text:p>175.202628</text:p>
          </table:table-cell>
          <table:table-cell office:value-type="float" office:value="188.533501">
            <text:p>188.533501</text:p>
          </table:table-cell>
          <table:table-cell table:formula="of:=[.B2720]-[.C2720]" office:value-type="float" office:value="-13.330873">
            <text:p>-13.330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47453">
            <text:p>100.147453</text:p>
          </table:table-cell>
          <table:table-cell office:value-type="float" office:value="105.428266">
            <text:p>105.428266</text:p>
          </table:table-cell>
          <table:table-cell table:formula="of:=[.B2721]-[.C2721]" office:value-type="float" office:value="-5.280813">
            <text:p>-5.280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919808">
            <text:p>104.919808</text:p>
          </table:table-cell>
          <table:table-cell office:value-type="float" office:value="105.663061">
            <text:p>105.663061</text:p>
          </table:table-cell>
          <table:table-cell table:formula="of:=[.B2722]-[.C2722]" office:value-type="float" office:value="-0.743252999999996">
            <text:p>-0.743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30528">
            <text:p>126.530528</text:p>
          </table:table-cell>
          <table:table-cell office:value-type="float" office:value="131.625755">
            <text:p>131.625755</text:p>
          </table:table-cell>
          <table:table-cell table:formula="of:=[.B2723]-[.C2723]" office:value-type="float" office:value="-5.09522699999999">
            <text:p>-5.095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601044">
            <text:p>49.601044</text:p>
          </table:table-cell>
          <table:table-cell office:value-type="float" office:value="49.779414">
            <text:p>49.779414</text:p>
          </table:table-cell>
          <table:table-cell table:formula="of:=[.B2724]-[.C2724]" office:value-type="float" office:value="-0.178370000000001">
            <text:p>-0.17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361385">
            <text:p>68.361385</text:p>
          </table:table-cell>
          <table:table-cell office:value-type="float" office:value="66.442535">
            <text:p>66.442535</text:p>
          </table:table-cell>
          <table:table-cell table:formula="of:=[.B2725]-[.C2725]" office:value-type="float" office:value="1.91884999999999">
            <text:p>1.91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229266">
            <text:p>89.229266</text:p>
          </table:table-cell>
          <table:table-cell office:value-type="float" office:value="93.994581">
            <text:p>93.994581</text:p>
          </table:table-cell>
          <table:table-cell table:formula="of:=[.B2726]-[.C2726]" office:value-type="float" office:value="-4.765315">
            <text:p>-4.765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16678">
            <text:p>88.116678</text:p>
          </table:table-cell>
          <table:table-cell office:value-type="float" office:value="92.386857">
            <text:p>92.386857</text:p>
          </table:table-cell>
          <table:table-cell table:formula="of:=[.B2727]-[.C2727]" office:value-type="float" office:value="-4.27017900000001">
            <text:p>-4.270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124317">
            <text:p>50.124317</text:p>
          </table:table-cell>
          <table:table-cell office:value-type="float" office:value="50.60496">
            <text:p>50.60496</text:p>
          </table:table-cell>
          <table:table-cell table:formula="of:=[.B2728]-[.C2728]" office:value-type="float" office:value="-0.480643000000001">
            <text:p>-0.480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79324">
            <text:p>104.079324</text:p>
          </table:table-cell>
          <table:table-cell office:value-type="float" office:value="110.374895">
            <text:p>110.374895</text:p>
          </table:table-cell>
          <table:table-cell table:formula="of:=[.B2729]-[.C2729]" office:value-type="float" office:value="-6.295571">
            <text:p>-6.295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280014">
            <text:p>114.280014</text:p>
          </table:table-cell>
          <table:table-cell office:value-type="float" office:value="118.680835">
            <text:p>118.680835</text:p>
          </table:table-cell>
          <table:table-cell table:formula="of:=[.B2730]-[.C2730]" office:value-type="float" office:value="-4.40082100000001">
            <text:p>-4.400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662626">
            <text:p>131.662626</text:p>
          </table:table-cell>
          <table:table-cell office:value-type="float" office:value="135.843292">
            <text:p>135.843292</text:p>
          </table:table-cell>
          <table:table-cell table:formula="of:=[.B2731]-[.C2731]" office:value-type="float" office:value="-4.180666">
            <text:p>-4.180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03286">
            <text:p>118.003286</text:p>
          </table:table-cell>
          <table:table-cell office:value-type="float" office:value="124.255808">
            <text:p>124.255808</text:p>
          </table:table-cell>
          <table:table-cell table:formula="of:=[.B2732]-[.C2732]" office:value-type="float" office:value="-6.252522">
            <text:p>-6.252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089046">
            <text:p>117.089046</text:p>
          </table:table-cell>
          <table:table-cell office:value-type="float" office:value="120.575532">
            <text:p>120.575532</text:p>
          </table:table-cell>
          <table:table-cell table:formula="of:=[.B2733]-[.C2733]" office:value-type="float" office:value="-3.486486">
            <text:p>-3.486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533011">
            <text:p>97.533011</text:p>
          </table:table-cell>
          <table:table-cell office:value-type="float" office:value="102.406272">
            <text:p>102.406272</text:p>
          </table:table-cell>
          <table:table-cell table:formula="of:=[.B2734]-[.C2734]" office:value-type="float" office:value="-4.873261">
            <text:p>-4.873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124977">
            <text:p>154.124977</text:p>
          </table:table-cell>
          <table:table-cell office:value-type="float" office:value="161.793111">
            <text:p>161.793111</text:p>
          </table:table-cell>
          <table:table-cell table:formula="of:=[.B2735]-[.C2735]" office:value-type="float" office:value="-7.66813400000001">
            <text:p>-7.668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08137">
            <text:p>63.08137</text:p>
          </table:table-cell>
          <table:table-cell office:value-type="float" office:value="66.168861">
            <text:p>66.168861</text:p>
          </table:table-cell>
          <table:table-cell table:formula="of:=[.B2736]-[.C2736]" office:value-type="float" office:value="-3.08749100000001">
            <text:p>-3.087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672664">
            <text:p>51.672664</text:p>
          </table:table-cell>
          <table:table-cell office:value-type="float" office:value="53.129292">
            <text:p>53.129292</text:p>
          </table:table-cell>
          <table:table-cell table:formula="of:=[.B2737]-[.C2737]" office:value-type="float" office:value="-1.456628">
            <text:p>-1.456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29798">
            <text:p>64.629798</text:p>
          </table:table-cell>
          <table:table-cell office:value-type="float" office:value="69.079356">
            <text:p>69.079356</text:p>
          </table:table-cell>
          <table:table-cell table:formula="of:=[.B2738]-[.C2738]" office:value-type="float" office:value="-4.44955800000001">
            <text:p>-4.449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82745">
            <text:p>71.982745</text:p>
          </table:table-cell>
          <table:table-cell office:value-type="float" office:value="73.78677">
            <text:p>73.78677</text:p>
          </table:table-cell>
          <table:table-cell table:formula="of:=[.B2739]-[.C2739]" office:value-type="float" office:value="-1.80402500000001">
            <text:p>-1.804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300003">
            <text:p>132.300003</text:p>
          </table:table-cell>
          <table:table-cell office:value-type="float" office:value="137.068377">
            <text:p>137.068377</text:p>
          </table:table-cell>
          <table:table-cell table:formula="of:=[.B2740]-[.C2740]" office:value-type="float" office:value="-4.76837399999999">
            <text:p>-4.768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66225">
            <text:p>87.166225</text:p>
          </table:table-cell>
          <table:table-cell office:value-type="float" office:value="90.035817">
            <text:p>90.035817</text:p>
          </table:table-cell>
          <table:table-cell table:formula="of:=[.B2741]-[.C2741]" office:value-type="float" office:value="-2.869592">
            <text:p>-2.869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410105">
            <text:p>141.410105</text:p>
          </table:table-cell>
          <table:table-cell office:value-type="float" office:value="146.241891">
            <text:p>146.241891</text:p>
          </table:table-cell>
          <table:table-cell table:formula="of:=[.B2742]-[.C2742]" office:value-type="float" office:value="-4.83178600000002">
            <text:p>-4.831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29004">
            <text:p>121.829004</text:p>
          </table:table-cell>
          <table:table-cell office:value-type="float" office:value="129.220621">
            <text:p>129.220621</text:p>
          </table:table-cell>
          <table:table-cell table:formula="of:=[.B2743]-[.C2743]" office:value-type="float" office:value="-7.391617">
            <text:p>-7.391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00325">
            <text:p>146.00325</text:p>
          </table:table-cell>
          <table:table-cell office:value-type="float" office:value="152.724079">
            <text:p>152.724079</text:p>
          </table:table-cell>
          <table:table-cell table:formula="of:=[.B2744]-[.C2744]" office:value-type="float" office:value="-6.72082899999998">
            <text:p>-6.720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5625">
            <text:p>289.5625</text:p>
          </table:table-cell>
          <table:table-cell office:value-type="float" office:value="311.853071">
            <text:p>311.853071</text:p>
          </table:table-cell>
          <table:table-cell table:formula="of:=[.B2745]-[.C2745]" office:value-type="float" office:value="-22.290571">
            <text:p>-22.290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260632">
            <text:p>57.260632</text:p>
          </table:table-cell>
          <table:table-cell office:value-type="float" office:value="59.415948">
            <text:p>59.415948</text:p>
          </table:table-cell>
          <table:table-cell table:formula="of:=[.B2746]-[.C2746]" office:value-type="float" office:value="-2.155316">
            <text:p>-2.155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646233">
            <text:p>140.646233</text:p>
          </table:table-cell>
          <table:table-cell office:value-type="float" office:value="148.091622">
            <text:p>148.091622</text:p>
          </table:table-cell>
          <table:table-cell table:formula="of:=[.B2747]-[.C2747]" office:value-type="float" office:value="-7.44538900000001">
            <text:p>-7.445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589967">
            <text:p>155.589967</text:p>
          </table:table-cell>
          <table:table-cell office:value-type="float" office:value="159.370417">
            <text:p>159.370417</text:p>
          </table:table-cell>
          <table:table-cell table:formula="of:=[.B2748]-[.C2748]" office:value-type="float" office:value="-3.78045">
            <text:p>-3.78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993636">
            <text:p>85.993636</text:p>
          </table:table-cell>
          <table:table-cell office:value-type="float" office:value="88.685863">
            <text:p>88.685863</text:p>
          </table:table-cell>
          <table:table-cell table:formula="of:=[.B2749]-[.C2749]" office:value-type="float" office:value="-2.692227">
            <text:p>-2.692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988999">
            <text:p>177.988999</text:p>
          </table:table-cell>
          <table:table-cell office:value-type="float" office:value="179.788808">
            <text:p>179.788808</text:p>
          </table:table-cell>
          <table:table-cell table:formula="of:=[.B2750]-[.C2750]" office:value-type="float" office:value="-1.79980899999998">
            <text:p>-1.799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636942">
            <text:p>151.636942</text:p>
          </table:table-cell>
          <table:table-cell office:value-type="float" office:value="161.057145">
            <text:p>161.057145</text:p>
          </table:table-cell>
          <table:table-cell table:formula="of:=[.B2751]-[.C2751]" office:value-type="float" office:value="-9.42020299999999">
            <text:p>-9.420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445567">
            <text:p>244.445567</text:p>
          </table:table-cell>
          <table:table-cell office:value-type="float" office:value="249.543354">
            <text:p>249.543354</text:p>
          </table:table-cell>
          <table:table-cell table:formula="of:=[.B2752]-[.C2752]" office:value-type="float" office:value="-5.09778699999998">
            <text:p>-5.097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097836">
            <text:p>49.097836</text:p>
          </table:table-cell>
          <table:table-cell office:value-type="float" office:value="51.308262">
            <text:p>51.308262</text:p>
          </table:table-cell>
          <table:table-cell table:formula="of:=[.B2753]-[.C2753]" office:value-type="float" office:value="-2.210426">
            <text:p>-2.210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37679">
            <text:p>72.037679</text:p>
          </table:table-cell>
          <table:table-cell office:value-type="float" office:value="74.505837">
            <text:p>74.505837</text:p>
          </table:table-cell>
          <table:table-cell table:formula="of:=[.B2754]-[.C2754]" office:value-type="float" office:value="-2.468158">
            <text:p>-2.468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326778">
            <text:p>120.326778</text:p>
          </table:table-cell>
          <table:table-cell office:value-type="float" office:value="126.861661">
            <text:p>126.861661</text:p>
          </table:table-cell>
          <table:table-cell table:formula="of:=[.B2755]-[.C2755]" office:value-type="float" office:value="-6.53488299999999">
            <text:p>-6.534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28948">
            <text:p>90.828948</text:p>
          </table:table-cell>
          <table:table-cell office:value-type="float" office:value="90.294815">
            <text:p>90.294815</text:p>
          </table:table-cell>
          <table:table-cell table:formula="of:=[.B2756]-[.C2756]" office:value-type="float" office:value="0.534132999999997">
            <text:p>0.534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404245">
            <text:p>109.404245</text:p>
          </table:table-cell>
          <table:table-cell office:value-type="float" office:value="112.332038">
            <text:p>112.332038</text:p>
          </table:table-cell>
          <table:table-cell table:formula="of:=[.B2757]-[.C2757]" office:value-type="float" office:value="-2.92779299999999">
            <text:p>-2.927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637593">
            <text:p>97.637593</text:p>
          </table:table-cell>
          <table:table-cell office:value-type="float" office:value="104.925436">
            <text:p>104.925436</text:p>
          </table:table-cell>
          <table:table-cell table:formula="of:=[.B2758]-[.C2758]" office:value-type="float" office:value="-7.28784300000001">
            <text:p>-7.287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885466">
            <text:p>94.885466</text:p>
          </table:table-cell>
          <table:table-cell office:value-type="float" office:value="100.919432">
            <text:p>100.919432</text:p>
          </table:table-cell>
          <table:table-cell table:formula="of:=[.B2759]-[.C2759]" office:value-type="float" office:value="-6.03396600000001">
            <text:p>-6.033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13063">
            <text:p>70.713063</text:p>
          </table:table-cell>
          <table:table-cell office:value-type="float" office:value="73.644763">
            <text:p>73.644763</text:p>
          </table:table-cell>
          <table:table-cell table:formula="of:=[.B2760]-[.C2760]" office:value-type="float" office:value="-2.93169999999999">
            <text:p>-2.9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051696">
            <text:p>141.051696</text:p>
          </table:table-cell>
          <table:table-cell office:value-type="float" office:value="144.041871">
            <text:p>144.041871</text:p>
          </table:table-cell>
          <table:table-cell table:formula="of:=[.B2761]-[.C2761]" office:value-type="float" office:value="-2.99017499999999">
            <text:p>-2.990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230209">
            <text:p>190.230209</text:p>
          </table:table-cell>
          <table:table-cell office:value-type="float" office:value="197.330326">
            <text:p>197.330326</text:p>
          </table:table-cell>
          <table:table-cell table:formula="of:=[.B2762]-[.C2762]" office:value-type="float" office:value="-7.10011700000001">
            <text:p>-7.100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764825">
            <text:p>132.764825</text:p>
          </table:table-cell>
          <table:table-cell office:value-type="float" office:value="140.142285">
            <text:p>140.142285</text:p>
          </table:table-cell>
          <table:table-cell table:formula="of:=[.B2763]-[.C2763]" office:value-type="float" office:value="-7.37745999999999">
            <text:p>-7.37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310846">
            <text:p>113.310846</text:p>
          </table:table-cell>
          <table:table-cell office:value-type="float" office:value="118.881142">
            <text:p>118.881142</text:p>
          </table:table-cell>
          <table:table-cell table:formula="of:=[.B2764]-[.C2764]" office:value-type="float" office:value="-5.570296">
            <text:p>-5.570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665033">
            <text:p>109.665033</text:p>
          </table:table-cell>
          <table:table-cell office:value-type="float" office:value="112.292251">
            <text:p>112.292251</text:p>
          </table:table-cell>
          <table:table-cell table:formula="of:=[.B2765]-[.C2765]" office:value-type="float" office:value="-2.627218">
            <text:p>-2.627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56037">
            <text:p>104.56037</text:p>
          </table:table-cell>
          <table:table-cell office:value-type="float" office:value="108.292387">
            <text:p>108.292387</text:p>
          </table:table-cell>
          <table:table-cell table:formula="of:=[.B2766]-[.C2766]" office:value-type="float" office:value="-3.732017">
            <text:p>-3.732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302166">
            <text:p>78.302166</text:p>
          </table:table-cell>
          <table:table-cell office:value-type="float" office:value="82.238442">
            <text:p>82.238442</text:p>
          </table:table-cell>
          <table:table-cell table:formula="of:=[.B2767]-[.C2767]" office:value-type="float" office:value="-3.93627600000001">
            <text:p>-3.936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498227">
            <text:p>143.498227</text:p>
          </table:table-cell>
          <table:table-cell office:value-type="float" office:value="147.973821">
            <text:p>147.973821</text:p>
          </table:table-cell>
          <table:table-cell table:formula="of:=[.B2768]-[.C2768]" office:value-type="float" office:value="-4.475594">
            <text:p>-4.475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583651">
            <text:p>118.583651</text:p>
          </table:table-cell>
          <table:table-cell office:value-type="float" office:value="125.795005">
            <text:p>125.795005</text:p>
          </table:table-cell>
          <table:table-cell table:formula="of:=[.B2769]-[.C2769]" office:value-type="float" office:value="-7.211354">
            <text:p>-7.211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4621">
            <text:p>113.14621</text:p>
          </table:table-cell>
          <table:table-cell office:value-type="float" office:value="120.227773">
            <text:p>120.227773</text:p>
          </table:table-cell>
          <table:table-cell table:formula="of:=[.B2770]-[.C2770]" office:value-type="float" office:value="-7.081563">
            <text:p>-7.081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451744">
            <text:p>35.451744</text:p>
          </table:table-cell>
          <table:table-cell office:value-type="float" office:value="36.759633">
            <text:p>36.759633</text:p>
          </table:table-cell>
          <table:table-cell table:formula="of:=[.B2771]-[.C2771]" office:value-type="float" office:value="-1.307889">
            <text:p>-1.307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09538">
            <text:p>100.209538</text:p>
          </table:table-cell>
          <table:table-cell office:value-type="float" office:value="105.297715">
            <text:p>105.297715</text:p>
          </table:table-cell>
          <table:table-cell table:formula="of:=[.B2772]-[.C2772]" office:value-type="float" office:value="-5.088177">
            <text:p>-5.088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548094">
            <text:p>40.548094</text:p>
          </table:table-cell>
          <table:table-cell office:value-type="float" office:value="43.813085">
            <text:p>43.813085</text:p>
          </table:table-cell>
          <table:table-cell table:formula="of:=[.B2773]-[.C2773]" office:value-type="float" office:value="-3.264991">
            <text:p>-3.264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195033">
            <text:p>160.195033</text:p>
          </table:table-cell>
          <table:table-cell office:value-type="float" office:value="163.37859">
            <text:p>163.37859</text:p>
          </table:table-cell>
          <table:table-cell table:formula="of:=[.B2774]-[.C2774]" office:value-type="float" office:value="-3.18355700000001">
            <text:p>-3.183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093435">
            <text:p>164.093435</text:p>
          </table:table-cell>
          <table:table-cell office:value-type="float" office:value="169.976147">
            <text:p>169.976147</text:p>
          </table:table-cell>
          <table:table-cell table:formula="of:=[.B2775]-[.C2775]" office:value-type="float" office:value="-5.882712">
            <text:p>-5.882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20062">
            <text:p>88.320062</text:p>
          </table:table-cell>
          <table:table-cell office:value-type="float" office:value="92.317498">
            <text:p>92.317498</text:p>
          </table:table-cell>
          <table:table-cell table:formula="of:=[.B2776]-[.C2776]" office:value-type="float" office:value="-3.99743600000001">
            <text:p>-3.997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00923">
            <text:p>91.200923</text:p>
          </table:table-cell>
          <table:table-cell office:value-type="float" office:value="93.622488">
            <text:p>93.622488</text:p>
          </table:table-cell>
          <table:table-cell table:formula="of:=[.B2777]-[.C2777]" office:value-type="float" office:value="-2.421565">
            <text:p>-2.421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792056">
            <text:p>168.792056</text:p>
          </table:table-cell>
          <table:table-cell office:value-type="float" office:value="175.353946">
            <text:p>175.353946</text:p>
          </table:table-cell>
          <table:table-cell table:formula="of:=[.B2778]-[.C2778]" office:value-type="float" office:value="-6.56189000000001">
            <text:p>-6.56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479302">
            <text:p>129.479302</text:p>
          </table:table-cell>
          <table:table-cell office:value-type="float" office:value="134.028162">
            <text:p>134.028162</text:p>
          </table:table-cell>
          <table:table-cell table:formula="of:=[.B2779]-[.C2779]" office:value-type="float" office:value="-4.54886000000002">
            <text:p>-4.54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033279">
            <text:p>113.033279</text:p>
          </table:table-cell>
          <table:table-cell office:value-type="float" office:value="117.379584">
            <text:p>117.379584</text:p>
          </table:table-cell>
          <table:table-cell table:formula="of:=[.B2780]-[.C2780]" office:value-type="float" office:value="-4.346305">
            <text:p>-4.346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131183">
            <text:p>243.131183</text:p>
          </table:table-cell>
          <table:table-cell office:value-type="float" office:value="255.171713">
            <text:p>255.171713</text:p>
          </table:table-cell>
          <table:table-cell table:formula="of:=[.B2781]-[.C2781]" office:value-type="float" office:value="-12.04053">
            <text:p>-12.04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73452">
            <text:p>139.73452</text:p>
          </table:table-cell>
          <table:table-cell office:value-type="float" office:value="149.248977">
            <text:p>149.248977</text:p>
          </table:table-cell>
          <table:table-cell table:formula="of:=[.B2782]-[.C2782]" office:value-type="float" office:value="-9.51445699999999">
            <text:p>-9.514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014964">
            <text:p>195.014964</text:p>
          </table:table-cell>
          <table:table-cell office:value-type="float" office:value="213.101595">
            <text:p>213.101595</text:p>
          </table:table-cell>
          <table:table-cell table:formula="of:=[.B2783]-[.C2783]" office:value-type="float" office:value="-18.086631">
            <text:p>-18.086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17358">
            <text:p>167.17358</text:p>
          </table:table-cell>
          <table:table-cell office:value-type="float" office:value="182.979107">
            <text:p>182.979107</text:p>
          </table:table-cell>
          <table:table-cell table:formula="of:=[.B2784]-[.C2784]" office:value-type="float" office:value="-15.805527">
            <text:p>-15.805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479939">
            <text:p>140.479939</text:p>
          </table:table-cell>
          <table:table-cell office:value-type="float" office:value="149.423481">
            <text:p>149.423481</text:p>
          </table:table-cell>
          <table:table-cell table:formula="of:=[.B2785]-[.C2785]" office:value-type="float" office:value="-8.94354200000001">
            <text:p>-8.943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27988">
            <text:p>56.527988</text:p>
          </table:table-cell>
          <table:table-cell office:value-type="float" office:value="59.401568">
            <text:p>59.401568</text:p>
          </table:table-cell>
          <table:table-cell table:formula="of:=[.B2786]-[.C2786]" office:value-type="float" office:value="-2.87358">
            <text:p>-2.87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066318">
            <text:p>117.066318</text:p>
          </table:table-cell>
          <table:table-cell office:value-type="float" office:value="122.955578">
            <text:p>122.955578</text:p>
          </table:table-cell>
          <table:table-cell table:formula="of:=[.B2787]-[.C2787]" office:value-type="float" office:value="-5.88926000000001">
            <text:p>-5.88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165843">
            <text:p>160.165843</text:p>
          </table:table-cell>
          <table:table-cell office:value-type="float" office:value="168.998718">
            <text:p>168.998718</text:p>
          </table:table-cell>
          <table:table-cell table:formula="of:=[.B2788]-[.C2788]" office:value-type="float" office:value="-8.832875">
            <text:p>-8.832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45338">
            <text:p>73.945338</text:p>
          </table:table-cell>
          <table:table-cell office:value-type="float" office:value="78.472654">
            <text:p>78.472654</text:p>
          </table:table-cell>
          <table:table-cell table:formula="of:=[.B2789]-[.C2789]" office:value-type="float" office:value="-4.527316">
            <text:p>-4.527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54394">
            <text:p>136.854394</text:p>
          </table:table-cell>
          <table:table-cell office:value-type="float" office:value="147.560509">
            <text:p>147.560509</text:p>
          </table:table-cell>
          <table:table-cell table:formula="of:=[.B2790]-[.C2790]" office:value-type="float" office:value="-10.706115">
            <text:p>-10.706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7.263389">
            <text:p>317.263389</text:p>
          </table:table-cell>
          <table:table-cell office:value-type="float" office:value="341.183979">
            <text:p>341.183979</text:p>
          </table:table-cell>
          <table:table-cell table:formula="of:=[.B2791]-[.C2791]" office:value-type="float" office:value="-23.92059">
            <text:p>-23.92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6.720555">
            <text:p>306.720555</text:p>
          </table:table-cell>
          <table:table-cell office:value-type="float" office:value="327.32592">
            <text:p>327.32592</text:p>
          </table:table-cell>
          <table:table-cell table:formula="of:=[.B2792]-[.C2792]" office:value-type="float" office:value="-20.605365">
            <text:p>-20.605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1.428861">
            <text:p>341.428861</text:p>
          </table:table-cell>
          <table:table-cell office:value-type="float" office:value="359.985303">
            <text:p>359.985303</text:p>
          </table:table-cell>
          <table:table-cell table:formula="of:=[.B2793]-[.C2793]" office:value-type="float" office:value="-18.556442">
            <text:p>-18.556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519458">
            <text:p>147.519458</text:p>
          </table:table-cell>
          <table:table-cell office:value-type="float" office:value="154.947086">
            <text:p>154.947086</text:p>
          </table:table-cell>
          <table:table-cell table:formula="of:=[.B2794]-[.C2794]" office:value-type="float" office:value="-7.42762800000003">
            <text:p>-7.427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442118">
            <text:p>142.442118</text:p>
          </table:table-cell>
          <table:table-cell office:value-type="float" office:value="153.224979">
            <text:p>153.224979</text:p>
          </table:table-cell>
          <table:table-cell table:formula="of:=[.B2795]-[.C2795]" office:value-type="float" office:value="-10.782861">
            <text:p>-10.782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48048">
            <text:p>97.248048</text:p>
          </table:table-cell>
          <table:table-cell office:value-type="float" office:value="104.968976">
            <text:p>104.968976</text:p>
          </table:table-cell>
          <table:table-cell table:formula="of:=[.B2796]-[.C2796]" office:value-type="float" office:value="-7.720928">
            <text:p>-7.720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70344">
            <text:p>229.70344</text:p>
          </table:table-cell>
          <table:table-cell office:value-type="float" office:value="247.050773">
            <text:p>247.050773</text:p>
          </table:table-cell>
          <table:table-cell table:formula="of:=[.B2797]-[.C2797]" office:value-type="float" office:value="-17.347333">
            <text:p>-17.347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187851">
            <text:p>138.187851</text:p>
          </table:table-cell>
          <table:table-cell office:value-type="float" office:value="149.618435">
            <text:p>149.618435</text:p>
          </table:table-cell>
          <table:table-cell table:formula="of:=[.B2798]-[.C2798]" office:value-type="float" office:value="-11.430584">
            <text:p>-11.430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855207">
            <text:p>48.855207</text:p>
          </table:table-cell>
          <table:table-cell office:value-type="float" office:value="52.262718">
            <text:p>52.262718</text:p>
          </table:table-cell>
          <table:table-cell table:formula="of:=[.B2799]-[.C2799]" office:value-type="float" office:value="-3.407511">
            <text:p>-3.407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734558">
            <text:p>165.734558</text:p>
          </table:table-cell>
          <table:table-cell office:value-type="float" office:value="174.283759">
            <text:p>174.283759</text:p>
          </table:table-cell>
          <table:table-cell table:formula="of:=[.B2800]-[.C2800]" office:value-type="float" office:value="-8.54920100000001">
            <text:p>-8.549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853506">
            <text:p>88.853506</text:p>
          </table:table-cell>
          <table:table-cell office:value-type="float" office:value="95.181619">
            <text:p>95.181619</text:p>
          </table:table-cell>
          <table:table-cell table:formula="of:=[.B2801]-[.C2801]" office:value-type="float" office:value="-6.328113">
            <text:p>-6.328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10929">
            <text:p>136.210929</text:p>
          </table:table-cell>
          <table:table-cell office:value-type="float" office:value="144.390412">
            <text:p>144.390412</text:p>
          </table:table-cell>
          <table:table-cell table:formula="of:=[.B2802]-[.C2802]" office:value-type="float" office:value="-8.17948300000001">
            <text:p>-8.179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611738">
            <text:p>85.611738</text:p>
          </table:table-cell>
          <table:table-cell office:value-type="float" office:value="86.444656">
            <text:p>86.444656</text:p>
          </table:table-cell>
          <table:table-cell table:formula="of:=[.B2803]-[.C2803]" office:value-type="float" office:value="-0.832917999999992">
            <text:p>-0.832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17587">
            <text:p>71.817587</text:p>
          </table:table-cell>
          <table:table-cell office:value-type="float" office:value="73.791852">
            <text:p>73.791852</text:p>
          </table:table-cell>
          <table:table-cell table:formula="of:=[.B2804]-[.C2804]" office:value-type="float" office:value="-1.974265">
            <text:p>-1.974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108343">
            <text:p>232.108343</text:p>
          </table:table-cell>
          <table:table-cell office:value-type="float" office:value="242.039909">
            <text:p>242.039909</text:p>
          </table:table-cell>
          <table:table-cell table:formula="of:=[.B2805]-[.C2805]" office:value-type="float" office:value="-9.931566">
            <text:p>-9.931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283055">
            <text:p>101.283055</text:p>
          </table:table-cell>
          <table:table-cell office:value-type="float" office:value="108.886465">
            <text:p>108.886465</text:p>
          </table:table-cell>
          <table:table-cell table:formula="of:=[.B2806]-[.C2806]" office:value-type="float" office:value="-7.60341">
            <text:p>-7.60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835448">
            <text:p>145.835448</text:p>
          </table:table-cell>
          <table:table-cell office:value-type="float" office:value="156.03597">
            <text:p>156.03597</text:p>
          </table:table-cell>
          <table:table-cell table:formula="of:=[.B2807]-[.C2807]" office:value-type="float" office:value="-10.200522">
            <text:p>-10.200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531772">
            <text:p>151.531772</text:p>
          </table:table-cell>
          <table:table-cell office:value-type="float" office:value="155.866698">
            <text:p>155.866698</text:p>
          </table:table-cell>
          <table:table-cell table:formula="of:=[.B2808]-[.C2808]" office:value-type="float" office:value="-4.33492600000002">
            <text:p>-4.334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911793">
            <text:p>140.911793</text:p>
          </table:table-cell>
          <table:table-cell office:value-type="float" office:value="154.700468">
            <text:p>154.700468</text:p>
          </table:table-cell>
          <table:table-cell table:formula="of:=[.B2809]-[.C2809]" office:value-type="float" office:value="-13.788675">
            <text:p>-13.788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875">
            <text:p>80.9875</text:p>
          </table:table-cell>
          <table:table-cell office:value-type="float" office:value="84.825094">
            <text:p>84.825094</text:p>
          </table:table-cell>
          <table:table-cell table:formula="of:=[.B2810]-[.C2810]" office:value-type="float" office:value="-3.83759400000001">
            <text:p>-3.837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55702">
            <text:p>73.955702</text:p>
          </table:table-cell>
          <table:table-cell office:value-type="float" office:value="76.652624">
            <text:p>76.652624</text:p>
          </table:table-cell>
          <table:table-cell table:formula="of:=[.B2811]-[.C2811]" office:value-type="float" office:value="-2.696922">
            <text:p>-2.696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745984">
            <text:p>124.745984</text:p>
          </table:table-cell>
          <table:table-cell office:value-type="float" office:value="137.648295">
            <text:p>137.648295</text:p>
          </table:table-cell>
          <table:table-cell table:formula="of:=[.B2812]-[.C2812]" office:value-type="float" office:value="-12.902311">
            <text:p>-12.902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35226">
            <text:p>97.735226</text:p>
          </table:table-cell>
          <table:table-cell office:value-type="float" office:value="100.386985">
            <text:p>100.386985</text:p>
          </table:table-cell>
          <table:table-cell table:formula="of:=[.B2813]-[.C2813]" office:value-type="float" office:value="-2.651759">
            <text:p>-2.651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953414">
            <text:p>209.953414</text:p>
          </table:table-cell>
          <table:table-cell office:value-type="float" office:value="225.925599">
            <text:p>225.925599</text:p>
          </table:table-cell>
          <table:table-cell table:formula="of:=[.B2814]-[.C2814]" office:value-type="float" office:value="-15.972185">
            <text:p>-15.972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938913">
            <text:p>171.938913</text:p>
          </table:table-cell>
          <table:table-cell office:value-type="float" office:value="184.953297">
            <text:p>184.953297</text:p>
          </table:table-cell>
          <table:table-cell table:formula="of:=[.B2815]-[.C2815]" office:value-type="float" office:value="-13.014384">
            <text:p>-13.014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227937">
            <text:p>168.227937</text:p>
          </table:table-cell>
          <table:table-cell office:value-type="float" office:value="175.613476">
            <text:p>175.613476</text:p>
          </table:table-cell>
          <table:table-cell table:formula="of:=[.B2816]-[.C2816]" office:value-type="float" office:value="-7.38553899999999">
            <text:p>-7.385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731229">
            <text:p>113.731229</text:p>
          </table:table-cell>
          <table:table-cell office:value-type="float" office:value="121.812479">
            <text:p>121.812479</text:p>
          </table:table-cell>
          <table:table-cell table:formula="of:=[.B2817]-[.C2817]" office:value-type="float" office:value="-8.08125">
            <text:p>-8.0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17864">
            <text:p>137.17864</text:p>
          </table:table-cell>
          <table:table-cell office:value-type="float" office:value="149.447679">
            <text:p>149.447679</text:p>
          </table:table-cell>
          <table:table-cell table:formula="of:=[.B2818]-[.C2818]" office:value-type="float" office:value="-12.269039">
            <text:p>-12.269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752747">
            <text:p>91.752747</text:p>
          </table:table-cell>
          <table:table-cell office:value-type="float" office:value="99.286189">
            <text:p>99.286189</text:p>
          </table:table-cell>
          <table:table-cell table:formula="of:=[.B2819]-[.C2819]" office:value-type="float" office:value="-7.53344199999999">
            <text:p>-7.533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894677">
            <text:p>140.894677</text:p>
          </table:table-cell>
          <table:table-cell office:value-type="float" office:value="155.09777">
            <text:p>155.09777</text:p>
          </table:table-cell>
          <table:table-cell table:formula="of:=[.B2820]-[.C2820]" office:value-type="float" office:value="-14.203093">
            <text:p>-14.203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65135">
            <text:p>96.165135</text:p>
          </table:table-cell>
          <table:table-cell office:value-type="float" office:value="101.018564">
            <text:p>101.018564</text:p>
          </table:table-cell>
          <table:table-cell table:formula="of:=[.B2821]-[.C2821]" office:value-type="float" office:value="-4.85342899999999">
            <text:p>-4.853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83036">
            <text:p>112.83036</text:p>
          </table:table-cell>
          <table:table-cell office:value-type="float" office:value="113.476272">
            <text:p>113.476272</text:p>
          </table:table-cell>
          <table:table-cell table:formula="of:=[.B2822]-[.C2822]" office:value-type="float" office:value="-0.645911999999996">
            <text:p>-0.645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321942">
            <text:p>147.321942</text:p>
          </table:table-cell>
          <table:table-cell office:value-type="float" office:value="159.156164">
            <text:p>159.156164</text:p>
          </table:table-cell>
          <table:table-cell table:formula="of:=[.B2823]-[.C2823]" office:value-type="float" office:value="-11.834222">
            <text:p>-11.834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980779">
            <text:p>190.980779</text:p>
          </table:table-cell>
          <table:table-cell office:value-type="float" office:value="198.558135">
            <text:p>198.558135</text:p>
          </table:table-cell>
          <table:table-cell table:formula="of:=[.B2824]-[.C2824]" office:value-type="float" office:value="-7.57735599999998">
            <text:p>-7.577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051794">
            <text:p>240.051794</text:p>
          </table:table-cell>
          <table:table-cell office:value-type="float" office:value="254.011526">
            <text:p>254.011526</text:p>
          </table:table-cell>
          <table:table-cell table:formula="of:=[.B2825]-[.C2825]" office:value-type="float" office:value="-13.959732">
            <text:p>-13.959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8.813252">
            <text:p>338.813252</text:p>
          </table:table-cell>
          <table:table-cell office:value-type="float" office:value="358.893669">
            <text:p>358.893669</text:p>
          </table:table-cell>
          <table:table-cell table:formula="of:=[.B2826]-[.C2826]" office:value-type="float" office:value="-20.080417">
            <text:p>-20.080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46572">
            <text:p>138.46572</text:p>
          </table:table-cell>
          <table:table-cell office:value-type="float" office:value="145.339579">
            <text:p>145.339579</text:p>
          </table:table-cell>
          <table:table-cell table:formula="of:=[.B2827]-[.C2827]" office:value-type="float" office:value="-6.87385899999998">
            <text:p>-6.873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16615">
            <text:p>98.816615</text:p>
          </table:table-cell>
          <table:table-cell office:value-type="float" office:value="103.76794">
            <text:p>103.76794</text:p>
          </table:table-cell>
          <table:table-cell table:formula="of:=[.B2828]-[.C2828]" office:value-type="float" office:value="-4.951325">
            <text:p>-4.9513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001006">
            <text:p>35.001006</text:p>
          </table:table-cell>
          <table:table-cell office:value-type="float" office:value="36.260575">
            <text:p>36.260575</text:p>
          </table:table-cell>
          <table:table-cell table:formula="of:=[.B2829]-[.C2829]" office:value-type="float" office:value="-1.25956900000001">
            <text:p>-1.259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467495">
            <text:p>225.467495</text:p>
          </table:table-cell>
          <table:table-cell office:value-type="float" office:value="244.553002">
            <text:p>244.553002</text:p>
          </table:table-cell>
          <table:table-cell table:formula="of:=[.B2830]-[.C2830]" office:value-type="float" office:value="-19.085507">
            <text:p>-19.08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668767">
            <text:p>61.668767</text:p>
          </table:table-cell>
          <table:table-cell office:value-type="float" office:value="69.267989">
            <text:p>69.267989</text:p>
          </table:table-cell>
          <table:table-cell table:formula="of:=[.B2831]-[.C2831]" office:value-type="float" office:value="-7.599222">
            <text:p>-7.599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382033">
            <text:p>81.382033</text:p>
          </table:table-cell>
          <table:table-cell office:value-type="float" office:value="88.94956">
            <text:p>88.94956</text:p>
          </table:table-cell>
          <table:table-cell table:formula="of:=[.B2832]-[.C2832]" office:value-type="float" office:value="-7.567527">
            <text:p>-7.567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527891">
            <text:p>230.527891</text:p>
          </table:table-cell>
          <table:table-cell office:value-type="float" office:value="238.04212">
            <text:p>238.04212</text:p>
          </table:table-cell>
          <table:table-cell table:formula="of:=[.B2833]-[.C2833]" office:value-type="float" office:value="-7.514229">
            <text:p>-7.514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228373">
            <text:p>131.228373</text:p>
          </table:table-cell>
          <table:table-cell office:value-type="float" office:value="140.45677">
            <text:p>140.45677</text:p>
          </table:table-cell>
          <table:table-cell table:formula="of:=[.B2834]-[.C2834]" office:value-type="float" office:value="-9.228397">
            <text:p>-9.228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537869">
            <text:p>107.537869</text:p>
          </table:table-cell>
          <table:table-cell office:value-type="float" office:value="112.159569">
            <text:p>112.159569</text:p>
          </table:table-cell>
          <table:table-cell table:formula="of:=[.B2835]-[.C2835]" office:value-type="float" office:value="-4.6217">
            <text:p>-4.6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185001">
            <text:p>184.185001</text:p>
          </table:table-cell>
          <table:table-cell office:value-type="float" office:value="201.101281">
            <text:p>201.101281</text:p>
          </table:table-cell>
          <table:table-cell table:formula="of:=[.B2836]-[.C2836]" office:value-type="float" office:value="-16.91628">
            <text:p>-16.91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79591">
            <text:p>79.279591</text:p>
          </table:table-cell>
          <table:table-cell office:value-type="float" office:value="84.205184">
            <text:p>84.205184</text:p>
          </table:table-cell>
          <table:table-cell table:formula="of:=[.B2837]-[.C2837]" office:value-type="float" office:value="-4.92559300000001">
            <text:p>-4.925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75356">
            <text:p>70.975356</text:p>
          </table:table-cell>
          <table:table-cell office:value-type="float" office:value="74.115225">
            <text:p>74.115225</text:p>
          </table:table-cell>
          <table:table-cell table:formula="of:=[.B2838]-[.C2838]" office:value-type="float" office:value="-3.13986899999999">
            <text:p>-3.139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456021">
            <text:p>61.456021</text:p>
          </table:table-cell>
          <table:table-cell office:value-type="float" office:value="66.255128">
            <text:p>66.255128</text:p>
          </table:table-cell>
          <table:table-cell table:formula="of:=[.B2839]-[.C2839]" office:value-type="float" office:value="-4.799107">
            <text:p>-4.799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38972">
            <text:p>71.838972</text:p>
          </table:table-cell>
          <table:table-cell office:value-type="float" office:value="75.581136">
            <text:p>75.581136</text:p>
          </table:table-cell>
          <table:table-cell table:formula="of:=[.B2840]-[.C2840]" office:value-type="float" office:value="-3.742164">
            <text:p>-3.742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070888">
            <text:p>237.070888</text:p>
          </table:table-cell>
          <table:table-cell office:value-type="float" office:value="252.497024">
            <text:p>252.497024</text:p>
          </table:table-cell>
          <table:table-cell table:formula="of:=[.B2841]-[.C2841]" office:value-type="float" office:value="-15.426136">
            <text:p>-15.426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425165">
            <text:p>144.425165</text:p>
          </table:table-cell>
          <table:table-cell office:value-type="float" office:value="151.944039">
            <text:p>151.944039</text:p>
          </table:table-cell>
          <table:table-cell table:formula="of:=[.B2842]-[.C2842]" office:value-type="float" office:value="-7.51887400000001">
            <text:p>-7.518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337712">
            <text:p>124.337712</text:p>
          </table:table-cell>
          <table:table-cell office:value-type="float" office:value="130.300522">
            <text:p>130.300522</text:p>
          </table:table-cell>
          <table:table-cell table:formula="of:=[.B2843]-[.C2843]" office:value-type="float" office:value="-5.96281">
            <text:p>-5.96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2432">
            <text:p>152.82432</text:p>
          </table:table-cell>
          <table:table-cell office:value-type="float" office:value="162.392491">
            <text:p>162.392491</text:p>
          </table:table-cell>
          <table:table-cell table:formula="of:=[.B2844]-[.C2844]" office:value-type="float" office:value="-9.56817100000001">
            <text:p>-9.568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778974">
            <text:p>77.778974</text:p>
          </table:table-cell>
          <table:table-cell office:value-type="float" office:value="86.330696">
            <text:p>86.330696</text:p>
          </table:table-cell>
          <table:table-cell table:formula="of:=[.B2845]-[.C2845]" office:value-type="float" office:value="-8.551722">
            <text:p>-8.551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5.472475">
            <text:p>495.472475</text:p>
          </table:table-cell>
          <table:table-cell office:value-type="float" office:value="523.417232">
            <text:p>523.417232</text:p>
          </table:table-cell>
          <table:table-cell table:formula="of:=[.B2846]-[.C2846]" office:value-type="float" office:value="-27.944757">
            <text:p>-27.944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568151">
            <text:p>74.568151</text:p>
          </table:table-cell>
          <table:table-cell office:value-type="float" office:value="79.21849">
            <text:p>79.21849</text:p>
          </table:table-cell>
          <table:table-cell table:formula="of:=[.B2847]-[.C2847]" office:value-type="float" office:value="-4.650339">
            <text:p>-4.650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977896">
            <text:p>99.977896</text:p>
          </table:table-cell>
          <table:table-cell office:value-type="float" office:value="106.706615">
            <text:p>106.706615</text:p>
          </table:table-cell>
          <table:table-cell table:formula="of:=[.B2848]-[.C2848]" office:value-type="float" office:value="-6.728719">
            <text:p>-6.728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503712">
            <text:p>80.503712</text:p>
          </table:table-cell>
          <table:table-cell office:value-type="float" office:value="84.788467">
            <text:p>84.788467</text:p>
          </table:table-cell>
          <table:table-cell table:formula="of:=[.B2849]-[.C2849]" office:value-type="float" office:value="-4.284755">
            <text:p>-4.284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71604">
            <text:p>152.71604</text:p>
          </table:table-cell>
          <table:table-cell office:value-type="float" office:value="167.660946">
            <text:p>167.660946</text:p>
          </table:table-cell>
          <table:table-cell table:formula="of:=[.B2850]-[.C2850]" office:value-type="float" office:value="-14.944906">
            <text:p>-14.944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075899">
            <text:p>251.075899</text:p>
          </table:table-cell>
          <table:table-cell office:value-type="float" office:value="269.847231">
            <text:p>269.847231</text:p>
          </table:table-cell>
          <table:table-cell table:formula="of:=[.B2851]-[.C2851]" office:value-type="float" office:value="-18.771332">
            <text:p>-18.771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30527">
            <text:p>120.930527</text:p>
          </table:table-cell>
          <table:table-cell office:value-type="float" office:value="128.893263">
            <text:p>128.893263</text:p>
          </table:table-cell>
          <table:table-cell table:formula="of:=[.B2852]-[.C2852]" office:value-type="float" office:value="-7.96273599999999">
            <text:p>-7.962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44465">
            <text:p>83.644465</text:p>
          </table:table-cell>
          <table:table-cell office:value-type="float" office:value="88.25516">
            <text:p>88.25516</text:p>
          </table:table-cell>
          <table:table-cell table:formula="of:=[.B2853]-[.C2853]" office:value-type="float" office:value="-4.61069500000001">
            <text:p>-4.6106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598817">
            <text:p>178.598817</text:p>
          </table:table-cell>
          <table:table-cell office:value-type="float" office:value="184.902411">
            <text:p>184.902411</text:p>
          </table:table-cell>
          <table:table-cell table:formula="of:=[.B2854]-[.C2854]" office:value-type="float" office:value="-6.303594">
            <text:p>-6.303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37292">
            <text:p>192.37292</text:p>
          </table:table-cell>
          <table:table-cell office:value-type="float" office:value="204.802966">
            <text:p>204.802966</text:p>
          </table:table-cell>
          <table:table-cell table:formula="of:=[.B2855]-[.C2855]" office:value-type="float" office:value="-12.430046">
            <text:p>-12.430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05189">
            <text:p>79.05189</text:p>
          </table:table-cell>
          <table:table-cell office:value-type="float" office:value="82.466146">
            <text:p>82.466146</text:p>
          </table:table-cell>
          <table:table-cell table:formula="of:=[.B2856]-[.C2856]" office:value-type="float" office:value="-3.41425599999999">
            <text:p>-3.414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687372">
            <text:p>104.687372</text:p>
          </table:table-cell>
          <table:table-cell office:value-type="float" office:value="110.437036">
            <text:p>110.437036</text:p>
          </table:table-cell>
          <table:table-cell table:formula="of:=[.B2857]-[.C2857]" office:value-type="float" office:value="-5.74966400000001">
            <text:p>-5.749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97809">
            <text:p>134.597809</text:p>
          </table:table-cell>
          <table:table-cell office:value-type="float" office:value="142.992558">
            <text:p>142.992558</text:p>
          </table:table-cell>
          <table:table-cell table:formula="of:=[.B2858]-[.C2858]" office:value-type="float" office:value="-8.39474899999999">
            <text:p>-8.394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529513">
            <text:p>105.529513</text:p>
          </table:table-cell>
          <table:table-cell office:value-type="float" office:value="111.046001">
            <text:p>111.046001</text:p>
          </table:table-cell>
          <table:table-cell table:formula="of:=[.B2859]-[.C2859]" office:value-type="float" office:value="-5.51648800000001">
            <text:p>-5.516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18575">
            <text:p>58.218575</text:p>
          </table:table-cell>
          <table:table-cell office:value-type="float" office:value="61.861994">
            <text:p>61.861994</text:p>
          </table:table-cell>
          <table:table-cell table:formula="of:=[.B2860]-[.C2860]" office:value-type="float" office:value="-3.643419">
            <text:p>-3.643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296224">
            <text:p>48.296224</text:p>
          </table:table-cell>
          <table:table-cell office:value-type="float" office:value="49.320792">
            <text:p>49.320792</text:p>
          </table:table-cell>
          <table:table-cell table:formula="of:=[.B2861]-[.C2861]" office:value-type="float" office:value="-1.024568">
            <text:p>-1.024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729267">
            <text:p>107.729267</text:p>
          </table:table-cell>
          <table:table-cell office:value-type="float" office:value="112.747686">
            <text:p>112.747686</text:p>
          </table:table-cell>
          <table:table-cell table:formula="of:=[.B2862]-[.C2862]" office:value-type="float" office:value="-5.01841900000001">
            <text:p>-5.018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850751">
            <text:p>58.850751</text:p>
          </table:table-cell>
          <table:table-cell office:value-type="float" office:value="61.483146">
            <text:p>61.483146</text:p>
          </table:table-cell>
          <table:table-cell table:formula="of:=[.B2863]-[.C2863]" office:value-type="float" office:value="-2.632395">
            <text:p>-2.632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909054">
            <text:p>171.909054</text:p>
          </table:table-cell>
          <table:table-cell office:value-type="float" office:value="183.387026">
            <text:p>183.387026</text:p>
          </table:table-cell>
          <table:table-cell table:formula="of:=[.B2864]-[.C2864]" office:value-type="float" office:value="-11.477972">
            <text:p>-11.477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80353">
            <text:p>113.580353</text:p>
          </table:table-cell>
          <table:table-cell office:value-type="float" office:value="122.913797">
            <text:p>122.913797</text:p>
          </table:table-cell>
          <table:table-cell table:formula="of:=[.B2865]-[.C2865]" office:value-type="float" office:value="-9.333444">
            <text:p>-9.333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53775">
            <text:p>102.953775</text:p>
          </table:table-cell>
          <table:table-cell office:value-type="float" office:value="108.071616">
            <text:p>108.071616</text:p>
          </table:table-cell>
          <table:table-cell table:formula="of:=[.B2866]-[.C2866]" office:value-type="float" office:value="-5.11784100000001">
            <text:p>-5.117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68234">
            <text:p>87.168234</text:p>
          </table:table-cell>
          <table:table-cell office:value-type="float" office:value="92.70273">
            <text:p>92.70273</text:p>
          </table:table-cell>
          <table:table-cell table:formula="of:=[.B2867]-[.C2867]" office:value-type="float" office:value="-5.534496">
            <text:p>-5.534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410686">
            <text:p>179.410686</text:p>
          </table:table-cell>
          <table:table-cell office:value-type="float" office:value="187.702548">
            <text:p>187.702548</text:p>
          </table:table-cell>
          <table:table-cell table:formula="of:=[.B2868]-[.C2868]" office:value-type="float" office:value="-8.29186200000001">
            <text:p>-8.291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292628">
            <text:p>189.292628</text:p>
          </table:table-cell>
          <table:table-cell office:value-type="float" office:value="195.038027">
            <text:p>195.038027</text:p>
          </table:table-cell>
          <table:table-cell table:formula="of:=[.B2869]-[.C2869]" office:value-type="float" office:value="-5.74539899999999">
            <text:p>-5.745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521437">
            <text:p>168.521437</text:p>
          </table:table-cell>
          <table:table-cell office:value-type="float" office:value="174.159744">
            <text:p>174.159744</text:p>
          </table:table-cell>
          <table:table-cell table:formula="of:=[.B2870]-[.C2870]" office:value-type="float" office:value="-5.638307">
            <text:p>-5.638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08339">
            <text:p>149.08339</text:p>
          </table:table-cell>
          <table:table-cell office:value-type="float" office:value="155.338249">
            <text:p>155.338249</text:p>
          </table:table-cell>
          <table:table-cell table:formula="of:=[.B2871]-[.C2871]" office:value-type="float" office:value="-6.25485899999998">
            <text:p>-6.254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756665">
            <text:p>229.756665</text:p>
          </table:table-cell>
          <table:table-cell office:value-type="float" office:value="250.998552">
            <text:p>250.998552</text:p>
          </table:table-cell>
          <table:table-cell table:formula="of:=[.B2872]-[.C2872]" office:value-type="float" office:value="-21.241887">
            <text:p>-21.24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.868869">
            <text:p>313.868869</text:p>
          </table:table-cell>
          <table:table-cell office:value-type="float" office:value="329.391878">
            <text:p>329.391878</text:p>
          </table:table-cell>
          <table:table-cell table:formula="of:=[.B2873]-[.C2873]" office:value-type="float" office:value="-15.523009">
            <text:p>-15.523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205776">
            <text:p>92.205776</text:p>
          </table:table-cell>
          <table:table-cell office:value-type="float" office:value="103.258107">
            <text:p>103.258107</text:p>
          </table:table-cell>
          <table:table-cell table:formula="of:=[.B2874]-[.C2874]" office:value-type="float" office:value="-11.052331">
            <text:p>-11.0523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76498">
            <text:p>122.76498</text:p>
          </table:table-cell>
          <table:table-cell office:value-type="float" office:value="128.832278">
            <text:p>128.832278</text:p>
          </table:table-cell>
          <table:table-cell table:formula="of:=[.B2875]-[.C2875]" office:value-type="float" office:value="-6.06729800000001">
            <text:p>-6.067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356556">
            <text:p>62.356556</text:p>
          </table:table-cell>
          <table:table-cell office:value-type="float" office:value="66.332304">
            <text:p>66.332304</text:p>
          </table:table-cell>
          <table:table-cell table:formula="of:=[.B2876]-[.C2876]" office:value-type="float" office:value="-3.975748">
            <text:p>-3.975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6.507152">
            <text:p>426.507152</text:p>
          </table:table-cell>
          <table:table-cell office:value-type="float" office:value="463.485894">
            <text:p>463.485894</text:p>
          </table:table-cell>
          <table:table-cell table:formula="of:=[.B2877]-[.C2877]" office:value-type="float" office:value="-36.978742">
            <text:p>-36.978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94318">
            <text:p>89.394318</text:p>
          </table:table-cell>
          <table:table-cell office:value-type="float" office:value="97.858999">
            <text:p>97.858999</text:p>
          </table:table-cell>
          <table:table-cell table:formula="of:=[.B2878]-[.C2878]" office:value-type="float" office:value="-8.464681">
            <text:p>-8.464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32054">
            <text:p>174.32054</text:p>
          </table:table-cell>
          <table:table-cell office:value-type="float" office:value="180.956847">
            <text:p>180.956847</text:p>
          </table:table-cell>
          <table:table-cell table:formula="of:=[.B2879]-[.C2879]" office:value-type="float" office:value="-6.63630700000002">
            <text:p>-6.636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448811">
            <text:p>94.448811</text:p>
          </table:table-cell>
          <table:table-cell office:value-type="float" office:value="103.209388">
            <text:p>103.209388</text:p>
          </table:table-cell>
          <table:table-cell table:formula="of:=[.B2880]-[.C2880]" office:value-type="float" office:value="-8.760577">
            <text:p>-8.760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70795">
            <text:p>85.470795</text:p>
          </table:table-cell>
          <table:table-cell office:value-type="float" office:value="89.549292">
            <text:p>89.549292</text:p>
          </table:table-cell>
          <table:table-cell table:formula="of:=[.B2881]-[.C2881]" office:value-type="float" office:value="-4.078497">
            <text:p>-4.078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131981">
            <text:p>130.131981</text:p>
          </table:table-cell>
          <table:table-cell office:value-type="float" office:value="133.847215">
            <text:p>133.847215</text:p>
          </table:table-cell>
          <table:table-cell table:formula="of:=[.B2882]-[.C2882]" office:value-type="float" office:value="-3.71523400000001">
            <text:p>-3.715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492526">
            <text:p>192.492526</text:p>
          </table:table-cell>
          <table:table-cell office:value-type="float" office:value="202.122415">
            <text:p>202.122415</text:p>
          </table:table-cell>
          <table:table-cell table:formula="of:=[.B2883]-[.C2883]" office:value-type="float" office:value="-9.62988899999999">
            <text:p>-9.629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643699">
            <text:p>88.643699</text:p>
          </table:table-cell>
          <table:table-cell office:value-type="float" office:value="94.14837">
            <text:p>94.14837</text:p>
          </table:table-cell>
          <table:table-cell table:formula="of:=[.B2884]-[.C2884]" office:value-type="float" office:value="-5.504671">
            <text:p>-5.504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23595">
            <text:p>141.23595</text:p>
          </table:table-cell>
          <table:table-cell office:value-type="float" office:value="146.490827">
            <text:p>146.490827</text:p>
          </table:table-cell>
          <table:table-cell table:formula="of:=[.B2885]-[.C2885]" office:value-type="float" office:value="-5.25487699999999">
            <text:p>-5.254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913287">
            <text:p>87.913287</text:p>
          </table:table-cell>
          <table:table-cell office:value-type="float" office:value="94.238055">
            <text:p>94.238055</text:p>
          </table:table-cell>
          <table:table-cell table:formula="of:=[.B2886]-[.C2886]" office:value-type="float" office:value="-6.32476800000001">
            <text:p>-6.324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53126">
            <text:p>108.953126</text:p>
          </table:table-cell>
          <table:table-cell office:value-type="float" office:value="112.775475">
            <text:p>112.775475</text:p>
          </table:table-cell>
          <table:table-cell table:formula="of:=[.B2887]-[.C2887]" office:value-type="float" office:value="-3.822349">
            <text:p>-3.822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086993">
            <text:p>182.086993</text:p>
          </table:table-cell>
          <table:table-cell office:value-type="float" office:value="189.730598">
            <text:p>189.730598</text:p>
          </table:table-cell>
          <table:table-cell table:formula="of:=[.B2888]-[.C2888]" office:value-type="float" office:value="-7.64360499999998">
            <text:p>-7.643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65639">
            <text:p>94.165639</text:p>
          </table:table-cell>
          <table:table-cell office:value-type="float" office:value="101.781525">
            <text:p>101.781525</text:p>
          </table:table-cell>
          <table:table-cell table:formula="of:=[.B2889]-[.C2889]" office:value-type="float" office:value="-7.615886">
            <text:p>-7.615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.318228">
            <text:p>330.318228</text:p>
          </table:table-cell>
          <table:table-cell office:value-type="float" office:value="339.911906">
            <text:p>339.911906</text:p>
          </table:table-cell>
          <table:table-cell table:formula="of:=[.B2890]-[.C2890]" office:value-type="float" office:value="-9.59367800000001">
            <text:p>-9.593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755737">
            <text:p>108.755737</text:p>
          </table:table-cell>
          <table:table-cell office:value-type="float" office:value="112.829238">
            <text:p>112.829238</text:p>
          </table:table-cell>
          <table:table-cell table:formula="of:=[.B2891]-[.C2891]" office:value-type="float" office:value="-4.07350100000001">
            <text:p>-4.073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11025">
            <text:p>108.811025</text:p>
          </table:table-cell>
          <table:table-cell office:value-type="float" office:value="113.870257">
            <text:p>113.870257</text:p>
          </table:table-cell>
          <table:table-cell table:formula="of:=[.B2892]-[.C2892]" office:value-type="float" office:value="-5.05923199999999">
            <text:p>-5.059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98751">
            <text:p>109.98751</text:p>
          </table:table-cell>
          <table:table-cell office:value-type="float" office:value="118.638954">
            <text:p>118.638954</text:p>
          </table:table-cell>
          <table:table-cell table:formula="of:=[.B2893]-[.C2893]" office:value-type="float" office:value="-8.651444">
            <text:p>-8.651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607137">
            <text:p>105.607137</text:p>
          </table:table-cell>
          <table:table-cell office:value-type="float" office:value="114.642873">
            <text:p>114.642873</text:p>
          </table:table-cell>
          <table:table-cell table:formula="of:=[.B2894]-[.C2894]" office:value-type="float" office:value="-9.035736">
            <text:p>-9.035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29027">
            <text:p>33.29027</text:p>
          </table:table-cell>
          <table:table-cell office:value-type="float" office:value="34.497091">
            <text:p>34.497091</text:p>
          </table:table-cell>
          <table:table-cell table:formula="of:=[.B2895]-[.C2895]" office:value-type="float" office:value="-1.206821">
            <text:p>-1.206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79051">
            <text:p>120.679051</text:p>
          </table:table-cell>
          <table:table-cell office:value-type="float" office:value="126.699282">
            <text:p>126.699282</text:p>
          </table:table-cell>
          <table:table-cell table:formula="of:=[.B2896]-[.C2896]" office:value-type="float" office:value="-6.020231">
            <text:p>-6.020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78442">
            <text:p>134.578442</text:p>
          </table:table-cell>
          <table:table-cell office:value-type="float" office:value="146.424056">
            <text:p>146.424056</text:p>
          </table:table-cell>
          <table:table-cell table:formula="of:=[.B2897]-[.C2897]" office:value-type="float" office:value="-11.845614">
            <text:p>-11.845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393016">
            <text:p>142.393016</text:p>
          </table:table-cell>
          <table:table-cell office:value-type="float" office:value="159.057971">
            <text:p>159.057971</text:p>
          </table:table-cell>
          <table:table-cell table:formula="of:=[.B2898]-[.C2898]" office:value-type="float" office:value="-16.664955">
            <text:p>-16.664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9444">
            <text:p>126.9444</text:p>
          </table:table-cell>
          <table:table-cell office:value-type="float" office:value="135.027265">
            <text:p>135.027265</text:p>
          </table:table-cell>
          <table:table-cell table:formula="of:=[.B2899]-[.C2899]" office:value-type="float" office:value="-8.082865">
            <text:p>-8.082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35708">
            <text:p>118.35708</text:p>
          </table:table-cell>
          <table:table-cell office:value-type="float" office:value="123.837236">
            <text:p>123.837236</text:p>
          </table:table-cell>
          <table:table-cell table:formula="of:=[.B2900]-[.C2900]" office:value-type="float" office:value="-5.48015600000001">
            <text:p>-5.480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4608">
            <text:p>114.04608</text:p>
          </table:table-cell>
          <table:table-cell office:value-type="float" office:value="122.867167">
            <text:p>122.867167</text:p>
          </table:table-cell>
          <table:table-cell table:formula="of:=[.B2901]-[.C2901]" office:value-type="float" office:value="-8.82108699999999">
            <text:p>-8.821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865279">
            <text:p>195.865279</text:p>
          </table:table-cell>
          <table:table-cell office:value-type="float" office:value="207.862235">
            <text:p>207.862235</text:p>
          </table:table-cell>
          <table:table-cell table:formula="of:=[.B2902]-[.C2902]" office:value-type="float" office:value="-11.996956">
            <text:p>-11.996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425808">
            <text:p>179.425808</text:p>
          </table:table-cell>
          <table:table-cell office:value-type="float" office:value="188.751216">
            <text:p>188.751216</text:p>
          </table:table-cell>
          <table:table-cell table:formula="of:=[.B2903]-[.C2903]" office:value-type="float" office:value="-9.32540800000001">
            <text:p>-9.325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8914">
            <text:p>100.28914</text:p>
          </table:table-cell>
          <table:table-cell office:value-type="float" office:value="101.222409">
            <text:p>101.222409</text:p>
          </table:table-cell>
          <table:table-cell table:formula="of:=[.B2904]-[.C2904]" office:value-type="float" office:value="-0.933268999999996">
            <text:p>-0.933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96681">
            <text:p>107.096681</text:p>
          </table:table-cell>
          <table:table-cell office:value-type="float" office:value="106.976523">
            <text:p>106.976523</text:p>
          </table:table-cell>
          <table:table-cell table:formula="of:=[.B2905]-[.C2905]" office:value-type="float" office:value="0.120158000000004">
            <text:p>0.120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830112">
            <text:p>150.830112</text:p>
          </table:table-cell>
          <table:table-cell office:value-type="float" office:value="155.794712">
            <text:p>155.794712</text:p>
          </table:table-cell>
          <table:table-cell table:formula="of:=[.B2906]-[.C2906]" office:value-type="float" office:value="-4.96459999999999">
            <text:p>-4.9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702647">
            <text:p>104.702647</text:p>
          </table:table-cell>
          <table:table-cell office:value-type="float" office:value="109.286067">
            <text:p>109.286067</text:p>
          </table:table-cell>
          <table:table-cell table:formula="of:=[.B2907]-[.C2907]" office:value-type="float" office:value="-4.58342">
            <text:p>-4.58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847122">
            <text:p>80.847122</text:p>
          </table:table-cell>
          <table:table-cell office:value-type="float" office:value="87.769512">
            <text:p>87.769512</text:p>
          </table:table-cell>
          <table:table-cell table:formula="of:=[.B2908]-[.C2908]" office:value-type="float" office:value="-6.92239000000001">
            <text:p>-6.92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62619">
            <text:p>96.62619</text:p>
          </table:table-cell>
          <table:table-cell office:value-type="float" office:value="98.362324">
            <text:p>98.362324</text:p>
          </table:table-cell>
          <table:table-cell table:formula="of:=[.B2909]-[.C2909]" office:value-type="float" office:value="-1.73613400000001">
            <text:p>-1.736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227768">
            <text:p>214.227768</text:p>
          </table:table-cell>
          <table:table-cell office:value-type="float" office:value="226.371998">
            <text:p>226.371998</text:p>
          </table:table-cell>
          <table:table-cell table:formula="of:=[.B2910]-[.C2910]" office:value-type="float" office:value="-12.14423">
            <text:p>-12.14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853519">
            <text:p>192.853519</text:p>
          </table:table-cell>
          <table:table-cell office:value-type="float" office:value="201.809578">
            <text:p>201.809578</text:p>
          </table:table-cell>
          <table:table-cell table:formula="of:=[.B2911]-[.C2911]" office:value-type="float" office:value="-8.95605899999998">
            <text:p>-8.956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8782">
            <text:p>96.88782</text:p>
          </table:table-cell>
          <table:table-cell office:value-type="float" office:value="107.032786">
            <text:p>107.032786</text:p>
          </table:table-cell>
          <table:table-cell table:formula="of:=[.B2912]-[.C2912]" office:value-type="float" office:value="-10.144966">
            <text:p>-10.144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380853">
            <text:p>75.380853</text:p>
          </table:table-cell>
          <table:table-cell office:value-type="float" office:value="78.992356">
            <text:p>78.992356</text:p>
          </table:table-cell>
          <table:table-cell table:formula="of:=[.B2913]-[.C2913]" office:value-type="float" office:value="-3.611503">
            <text:p>-3.611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153836">
            <text:p>167.153836</text:p>
          </table:table-cell>
          <table:table-cell office:value-type="float" office:value="179.026107">
            <text:p>179.026107</text:p>
          </table:table-cell>
          <table:table-cell table:formula="of:=[.B2914]-[.C2914]" office:value-type="float" office:value="-11.872271">
            <text:p>-11.872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89324">
            <text:p>123.189324</text:p>
          </table:table-cell>
          <table:table-cell office:value-type="float" office:value="134.437985">
            <text:p>134.437985</text:p>
          </table:table-cell>
          <table:table-cell table:formula="of:=[.B2915]-[.C2915]" office:value-type="float" office:value="-11.248661">
            <text:p>-11.248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242749">
            <text:p>44.242749</text:p>
          </table:table-cell>
          <table:table-cell office:value-type="float" office:value="46.144388">
            <text:p>46.144388</text:p>
          </table:table-cell>
          <table:table-cell table:formula="of:=[.B2916]-[.C2916]" office:value-type="float" office:value="-1.901639">
            <text:p>-1.901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681912">
            <text:p>129.681912</text:p>
          </table:table-cell>
          <table:table-cell office:value-type="float" office:value="135.464452">
            <text:p>135.464452</text:p>
          </table:table-cell>
          <table:table-cell table:formula="of:=[.B2917]-[.C2917]" office:value-type="float" office:value="-5.78253999999998">
            <text:p>-5.78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763192">
            <text:p>81.763192</text:p>
          </table:table-cell>
          <table:table-cell office:value-type="float" office:value="88.760258">
            <text:p>88.760258</text:p>
          </table:table-cell>
          <table:table-cell table:formula="of:=[.B2918]-[.C2918]" office:value-type="float" office:value="-6.99706599999999">
            <text:p>-6.997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934471">
            <text:p>171.934471</text:p>
          </table:table-cell>
          <table:table-cell office:value-type="float" office:value="187.708975">
            <text:p>187.708975</text:p>
          </table:table-cell>
          <table:table-cell table:formula="of:=[.B2919]-[.C2919]" office:value-type="float" office:value="-15.774504">
            <text:p>-15.774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128049">
            <text:p>97.128049</text:p>
          </table:table-cell>
          <table:table-cell office:value-type="float" office:value="103.525667">
            <text:p>103.525667</text:p>
          </table:table-cell>
          <table:table-cell table:formula="of:=[.B2920]-[.C2920]" office:value-type="float" office:value="-6.39761799999999">
            <text:p>-6.397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157347">
            <text:p>85.157347</text:p>
          </table:table-cell>
          <table:table-cell office:value-type="float" office:value="90.386584">
            <text:p>90.386584</text:p>
          </table:table-cell>
          <table:table-cell table:formula="of:=[.B2921]-[.C2921]" office:value-type="float" office:value="-5.229237">
            <text:p>-5.229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67716">
            <text:p>116.467716</text:p>
          </table:table-cell>
          <table:table-cell office:value-type="float" office:value="122.711645">
            <text:p>122.711645</text:p>
          </table:table-cell>
          <table:table-cell table:formula="of:=[.B2922]-[.C2922]" office:value-type="float" office:value="-6.24392900000001">
            <text:p>-6.243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85864">
            <text:p>57.185864</text:p>
          </table:table-cell>
          <table:table-cell office:value-type="float" office:value="59.006936">
            <text:p>59.006936</text:p>
          </table:table-cell>
          <table:table-cell table:formula="of:=[.B2923]-[.C2923]" office:value-type="float" office:value="-1.821072">
            <text:p>-1.821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86002">
            <text:p>81.686002</text:p>
          </table:table-cell>
          <table:table-cell office:value-type="float" office:value="83.992248">
            <text:p>83.992248</text:p>
          </table:table-cell>
          <table:table-cell table:formula="of:=[.B2924]-[.C2924]" office:value-type="float" office:value="-2.306246">
            <text:p>-2.306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95913">
            <text:p>96.795913</text:p>
          </table:table-cell>
          <table:table-cell office:value-type="float" office:value="104.37855">
            <text:p>104.37855</text:p>
          </table:table-cell>
          <table:table-cell table:formula="of:=[.B2925]-[.C2925]" office:value-type="float" office:value="-7.58263700000001">
            <text:p>-7.582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117548">
            <text:p>114.117548</text:p>
          </table:table-cell>
          <table:table-cell office:value-type="float" office:value="116.0743">
            <text:p>116.0743</text:p>
          </table:table-cell>
          <table:table-cell table:formula="of:=[.B2926]-[.C2926]" office:value-type="float" office:value="-1.95675199999999">
            <text:p>-1.956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93183">
            <text:p>84.093183</text:p>
          </table:table-cell>
          <table:table-cell office:value-type="float" office:value="88.517593">
            <text:p>88.517593</text:p>
          </table:table-cell>
          <table:table-cell table:formula="of:=[.B2927]-[.C2927]" office:value-type="float" office:value="-4.42441000000001">
            <text:p>-4.42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417502">
            <text:p>141.417502</text:p>
          </table:table-cell>
          <table:table-cell office:value-type="float" office:value="155.901445">
            <text:p>155.901445</text:p>
          </table:table-cell>
          <table:table-cell table:formula="of:=[.B2928]-[.C2928]" office:value-type="float" office:value="-14.483943">
            <text:p>-14.483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523558">
            <text:p>137.523558</text:p>
          </table:table-cell>
          <table:table-cell office:value-type="float" office:value="142.572496">
            <text:p>142.572496</text:p>
          </table:table-cell>
          <table:table-cell table:formula="of:=[.B2929]-[.C2929]" office:value-type="float" office:value="-5.04893799999999">
            <text:p>-5.048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71389">
            <text:p>72.071389</text:p>
          </table:table-cell>
          <table:table-cell office:value-type="float" office:value="76.129098">
            <text:p>76.129098</text:p>
          </table:table-cell>
          <table:table-cell table:formula="of:=[.B2930]-[.C2930]" office:value-type="float" office:value="-4.057709">
            <text:p>-4.057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858064">
            <text:p>54.858064</text:p>
          </table:table-cell>
          <table:table-cell office:value-type="float" office:value="56.43416">
            <text:p>56.43416</text:p>
          </table:table-cell>
          <table:table-cell table:formula="of:=[.B2931]-[.C2931]" office:value-type="float" office:value="-1.576096">
            <text:p>-1.576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41449">
            <text:p>113.141449</text:p>
          </table:table-cell>
          <table:table-cell office:value-type="float" office:value="121.551394">
            <text:p>121.551394</text:p>
          </table:table-cell>
          <table:table-cell table:formula="of:=[.B2932]-[.C2932]" office:value-type="float" office:value="-8.40994500000001">
            <text:p>-8.409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10088">
            <text:p>112.910088</text:p>
          </table:table-cell>
          <table:table-cell office:value-type="float" office:value="119.416359">
            <text:p>119.416359</text:p>
          </table:table-cell>
          <table:table-cell table:formula="of:=[.B2933]-[.C2933]" office:value-type="float" office:value="-6.506271">
            <text:p>-6.506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795716">
            <text:p>20.795716</text:p>
          </table:table-cell>
          <table:table-cell office:value-type="float" office:value="21.565271">
            <text:p>21.565271</text:p>
          </table:table-cell>
          <table:table-cell table:formula="of:=[.B2934]-[.C2934]" office:value-type="float" office:value="-0.769555">
            <text:p>-0.7695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647792">
            <text:p>127.647792</text:p>
          </table:table-cell>
          <table:table-cell office:value-type="float" office:value="137.261812">
            <text:p>137.261812</text:p>
          </table:table-cell>
          <table:table-cell table:formula="of:=[.B2935]-[.C2935]" office:value-type="float" office:value="-9.61402">
            <text:p>-9.61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0388">
            <text:p>106.040388</text:p>
          </table:table-cell>
          <table:table-cell office:value-type="float" office:value="113.759256">
            <text:p>113.759256</text:p>
          </table:table-cell>
          <table:table-cell table:formula="of:=[.B2936]-[.C2936]" office:value-type="float" office:value="-7.718868">
            <text:p>-7.718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56734">
            <text:p>118.856734</text:p>
          </table:table-cell>
          <table:table-cell office:value-type="float" office:value="125.206936">
            <text:p>125.206936</text:p>
          </table:table-cell>
          <table:table-cell table:formula="of:=[.B2937]-[.C2937]" office:value-type="float" office:value="-6.350202">
            <text:p>-6.350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751408">
            <text:p>120.751408</text:p>
          </table:table-cell>
          <table:table-cell office:value-type="float" office:value="126.501817">
            <text:p>126.501817</text:p>
          </table:table-cell>
          <table:table-cell table:formula="of:=[.B2938]-[.C2938]" office:value-type="float" office:value="-5.75040900000001">
            <text:p>-5.750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644684">
            <text:p>97.644684</text:p>
          </table:table-cell>
          <table:table-cell office:value-type="float" office:value="107.675635">
            <text:p>107.675635</text:p>
          </table:table-cell>
          <table:table-cell table:formula="of:=[.B2939]-[.C2939]" office:value-type="float" office:value="-10.030951">
            <text:p>-10.030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365755">
            <text:p>254.365755</text:p>
          </table:table-cell>
          <table:table-cell office:value-type="float" office:value="289.146411">
            <text:p>289.146411</text:p>
          </table:table-cell>
          <table:table-cell table:formula="of:=[.B2940]-[.C2940]" office:value-type="float" office:value="-34.780656">
            <text:p>-34.780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617118">
            <text:p>273.617118</text:p>
          </table:table-cell>
          <table:table-cell office:value-type="float" office:value="296.461317">
            <text:p>296.461317</text:p>
          </table:table-cell>
          <table:table-cell table:formula="of:=[.B2941]-[.C2941]" office:value-type="float" office:value="-22.844199">
            <text:p>-22.844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382054">
            <text:p>168.382054</text:p>
          </table:table-cell>
          <table:table-cell office:value-type="float" office:value="178.262862">
            <text:p>178.262862</text:p>
          </table:table-cell>
          <table:table-cell table:formula="of:=[.B2942]-[.C2942]" office:value-type="float" office:value="-9.880808">
            <text:p>-9.880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18667">
            <text:p>96.318667</text:p>
          </table:table-cell>
          <table:table-cell office:value-type="float" office:value="110.037039">
            <text:p>110.037039</text:p>
          </table:table-cell>
          <table:table-cell table:formula="of:=[.B2943]-[.C2943]" office:value-type="float" office:value="-13.718372">
            <text:p>-13.7183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209466">
            <text:p>62.209466</text:p>
          </table:table-cell>
          <table:table-cell office:value-type="float" office:value="66.31185">
            <text:p>66.31185</text:p>
          </table:table-cell>
          <table:table-cell table:formula="of:=[.B2944]-[.C2944]" office:value-type="float" office:value="-4.10238400000001">
            <text:p>-4.102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272142">
            <text:p>162.272142</text:p>
          </table:table-cell>
          <table:table-cell office:value-type="float" office:value="177.498593">
            <text:p>177.498593</text:p>
          </table:table-cell>
          <table:table-cell table:formula="of:=[.B2945]-[.C2945]" office:value-type="float" office:value="-15.226451">
            <text:p>-15.226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057117">
            <text:p>28.057117</text:p>
          </table:table-cell>
          <table:table-cell office:value-type="float" office:value="32.019036">
            <text:p>32.019036</text:p>
          </table:table-cell>
          <table:table-cell table:formula="of:=[.B2946]-[.C2946]" office:value-type="float" office:value="-3.961919">
            <text:p>-3.961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231259">
            <text:p>17.231259</text:p>
          </table:table-cell>
          <table:table-cell office:value-type="float" office:value="18.69873">
            <text:p>18.69873</text:p>
          </table:table-cell>
          <table:table-cell table:formula="of:=[.B2947]-[.C2947]" office:value-type="float" office:value="-1.467471">
            <text:p>-1.4674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384844">
            <text:p>103.384844</text:p>
          </table:table-cell>
          <table:table-cell office:value-type="float" office:value="115.075172">
            <text:p>115.075172</text:p>
          </table:table-cell>
          <table:table-cell table:formula="of:=[.B2948]-[.C2948]" office:value-type="float" office:value="-11.690328">
            <text:p>-11.690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48404">
            <text:p>66.148404</text:p>
          </table:table-cell>
          <table:table-cell office:value-type="float" office:value="73.150482">
            <text:p>73.150482</text:p>
          </table:table-cell>
          <table:table-cell table:formula="of:=[.B2949]-[.C2949]" office:value-type="float" office:value="-7.002078">
            <text:p>-7.002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04729">
            <text:p>59.404729</text:p>
          </table:table-cell>
          <table:table-cell office:value-type="float" office:value="66.051171">
            <text:p>66.051171</text:p>
          </table:table-cell>
          <table:table-cell table:formula="of:=[.B2950]-[.C2950]" office:value-type="float" office:value="-6.64644199999999">
            <text:p>-6.646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700114">
            <text:p>99.700114</text:p>
          </table:table-cell>
          <table:table-cell office:value-type="float" office:value="106.943974">
            <text:p>106.943974</text:p>
          </table:table-cell>
          <table:table-cell table:formula="of:=[.B2951]-[.C2951]" office:value-type="float" office:value="-7.24386">
            <text:p>-7.24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58335">
            <text:p>82.758335</text:p>
          </table:table-cell>
          <table:table-cell office:value-type="float" office:value="88.951137">
            <text:p>88.951137</text:p>
          </table:table-cell>
          <table:table-cell table:formula="of:=[.B2952]-[.C2952]" office:value-type="float" office:value="-6.192802">
            <text:p>-6.192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04316">
            <text:p>86.204316</text:p>
          </table:table-cell>
          <table:table-cell office:value-type="float" office:value="93.564611">
            <text:p>93.564611</text:p>
          </table:table-cell>
          <table:table-cell table:formula="of:=[.B2953]-[.C2953]" office:value-type="float" office:value="-7.36029499999999">
            <text:p>-7.360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21517">
            <text:p>82.021517</text:p>
          </table:table-cell>
          <table:table-cell office:value-type="float" office:value="90.201185">
            <text:p>90.201185</text:p>
          </table:table-cell>
          <table:table-cell table:formula="of:=[.B2954]-[.C2954]" office:value-type="float" office:value="-8.17966799999999">
            <text:p>-8.179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422868">
            <text:p>47.422868</text:p>
          </table:table-cell>
          <table:table-cell office:value-type="float" office:value="48.828113">
            <text:p>48.828113</text:p>
          </table:table-cell>
          <table:table-cell table:formula="of:=[.B2955]-[.C2955]" office:value-type="float" office:value="-1.405245">
            <text:p>-1.405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710755">
            <text:p>98.710755</text:p>
          </table:table-cell>
          <table:table-cell office:value-type="float" office:value="110.122919">
            <text:p>110.122919</text:p>
          </table:table-cell>
          <table:table-cell table:formula="of:=[.B2956]-[.C2956]" office:value-type="float" office:value="-11.412164">
            <text:p>-11.412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41864">
            <text:p>44.441864</text:p>
          </table:table-cell>
          <table:table-cell office:value-type="float" office:value="49.495905">
            <text:p>49.495905</text:p>
          </table:table-cell>
          <table:table-cell table:formula="of:=[.B2957]-[.C2957]" office:value-type="float" office:value="-5.054041">
            <text:p>-5.054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366444">
            <text:p>111.366444</text:p>
          </table:table-cell>
          <table:table-cell office:value-type="float" office:value="120.109373">
            <text:p>120.109373</text:p>
          </table:table-cell>
          <table:table-cell table:formula="of:=[.B2958]-[.C2958]" office:value-type="float" office:value="-8.742929">
            <text:p>-8.742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711313">
            <text:p>59.711313</text:p>
          </table:table-cell>
          <table:table-cell office:value-type="float" office:value="63.51512">
            <text:p>63.51512</text:p>
          </table:table-cell>
          <table:table-cell table:formula="of:=[.B2959]-[.C2959]" office:value-type="float" office:value="-3.80380700000001">
            <text:p>-3.803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755375">
            <text:p>142.755375</text:p>
          </table:table-cell>
          <table:table-cell office:value-type="float" office:value="158.493666">
            <text:p>158.493666</text:p>
          </table:table-cell>
          <table:table-cell table:formula="of:=[.B2960]-[.C2960]" office:value-type="float" office:value="-15.738291">
            <text:p>-15.738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463111">
            <text:p>157.463111</text:p>
          </table:table-cell>
          <table:table-cell office:value-type="float" office:value="173.303949">
            <text:p>173.303949</text:p>
          </table:table-cell>
          <table:table-cell table:formula="of:=[.B2961]-[.C2961]" office:value-type="float" office:value="-15.840838">
            <text:p>-15.840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078887">
            <text:p>61.078887</text:p>
          </table:table-cell>
          <table:table-cell office:value-type="float" office:value="65.066852">
            <text:p>65.066852</text:p>
          </table:table-cell>
          <table:table-cell table:formula="of:=[.B2962]-[.C2962]" office:value-type="float" office:value="-3.987965">
            <text:p>-3.987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71299">
            <text:p>121.71299</text:p>
          </table:table-cell>
          <table:table-cell office:value-type="float" office:value="134.74715">
            <text:p>134.74715</text:p>
          </table:table-cell>
          <table:table-cell table:formula="of:=[.B2963]-[.C2963]" office:value-type="float" office:value="-13.03416">
            <text:p>-13.03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653063">
            <text:p>151.653063</text:p>
          </table:table-cell>
          <table:table-cell office:value-type="float" office:value="163.069112">
            <text:p>163.069112</text:p>
          </table:table-cell>
          <table:table-cell table:formula="of:=[.B2964]-[.C2964]" office:value-type="float" office:value="-11.416049">
            <text:p>-11.416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32072">
            <text:p>26.32072</text:p>
          </table:table-cell>
          <table:table-cell office:value-type="float" office:value="29.002437">
            <text:p>29.002437</text:p>
          </table:table-cell>
          <table:table-cell table:formula="of:=[.B2965]-[.C2965]" office:value-type="float" office:value="-2.681717">
            <text:p>-2.681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76095">
            <text:p>65.076095</text:p>
          </table:table-cell>
          <table:table-cell office:value-type="float" office:value="70.648762">
            <text:p>70.648762</text:p>
          </table:table-cell>
          <table:table-cell table:formula="of:=[.B2966]-[.C2966]" office:value-type="float" office:value="-5.57266700000001">
            <text:p>-5.572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51089">
            <text:p>97.351089</text:p>
          </table:table-cell>
          <table:table-cell office:value-type="float" office:value="111.381089">
            <text:p>111.381089</text:p>
          </table:table-cell>
          <table:table-cell table:formula="of:=[.B2967]-[.C2967]" office:value-type="float" office:value="-14.03">
            <text:p>-14.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58315">
            <text:p>173.58315</text:p>
          </table:table-cell>
          <table:table-cell office:value-type="float" office:value="189.666981">
            <text:p>189.666981</text:p>
          </table:table-cell>
          <table:table-cell table:formula="of:=[.B2968]-[.C2968]" office:value-type="float" office:value="-16.083831">
            <text:p>-16.083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899524">
            <text:p>70.899524</text:p>
          </table:table-cell>
          <table:table-cell office:value-type="float" office:value="81.054517">
            <text:p>81.054517</text:p>
          </table:table-cell>
          <table:table-cell table:formula="of:=[.B2969]-[.C2969]" office:value-type="float" office:value="-10.154993">
            <text:p>-10.154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292252">
            <text:p>72.292252</text:p>
          </table:table-cell>
          <table:table-cell office:value-type="float" office:value="78.319041">
            <text:p>78.319041</text:p>
          </table:table-cell>
          <table:table-cell table:formula="of:=[.B2970]-[.C2970]" office:value-type="float" office:value="-6.02678899999999">
            <text:p>-6.026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34501">
            <text:p>76.334501</text:p>
          </table:table-cell>
          <table:table-cell office:value-type="float" office:value="88.519969">
            <text:p>88.519969</text:p>
          </table:table-cell>
          <table:table-cell table:formula="of:=[.B2971]-[.C2971]" office:value-type="float" office:value="-12.185468">
            <text:p>-12.185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093897">
            <text:p>190.093897</text:p>
          </table:table-cell>
          <table:table-cell office:value-type="float" office:value="191.765967">
            <text:p>191.765967</text:p>
          </table:table-cell>
          <table:table-cell table:formula="of:=[.B2972]-[.C2972]" office:value-type="float" office:value="-1.67206999999999">
            <text:p>-1.67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95829">
            <text:p>110.595829</text:p>
          </table:table-cell>
          <table:table-cell office:value-type="float" office:value="122.903058">
            <text:p>122.903058</text:p>
          </table:table-cell>
          <table:table-cell table:formula="of:=[.B2973]-[.C2973]" office:value-type="float" office:value="-12.307229">
            <text:p>-12.307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28326">
            <text:p>89.828326</text:p>
          </table:table-cell>
          <table:table-cell office:value-type="float" office:value="95.499163">
            <text:p>95.499163</text:p>
          </table:table-cell>
          <table:table-cell table:formula="of:=[.B2974]-[.C2974]" office:value-type="float" office:value="-5.67083699999999">
            <text:p>-5.670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526324">
            <text:p>152.526324</text:p>
          </table:table-cell>
          <table:table-cell office:value-type="float" office:value="165.793937">
            <text:p>165.793937</text:p>
          </table:table-cell>
          <table:table-cell table:formula="of:=[.B2975]-[.C2975]" office:value-type="float" office:value="-13.267613">
            <text:p>-13.267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54457">
            <text:p>67.054457</text:p>
          </table:table-cell>
          <table:table-cell office:value-type="float" office:value="73.153759">
            <text:p>73.153759</text:p>
          </table:table-cell>
          <table:table-cell table:formula="of:=[.B2976]-[.C2976]" office:value-type="float" office:value="-6.09930199999999">
            <text:p>-6.099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26544">
            <text:p>67.626544</text:p>
          </table:table-cell>
          <table:table-cell office:value-type="float" office:value="70.261011">
            <text:p>70.261011</text:p>
          </table:table-cell>
          <table:table-cell table:formula="of:=[.B2977]-[.C2977]" office:value-type="float" office:value="-2.634467">
            <text:p>-2.634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981489">
            <text:p>58.981489</text:p>
          </table:table-cell>
          <table:table-cell office:value-type="float" office:value="64.993714">
            <text:p>64.993714</text:p>
          </table:table-cell>
          <table:table-cell table:formula="of:=[.B2978]-[.C2978]" office:value-type="float" office:value="-6.01222499999999">
            <text:p>-6.012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03108">
            <text:p>116.103108</text:p>
          </table:table-cell>
          <table:table-cell office:value-type="float" office:value="128.876542">
            <text:p>128.876542</text:p>
          </table:table-cell>
          <table:table-cell table:formula="of:=[.B2979]-[.C2979]" office:value-type="float" office:value="-12.773434">
            <text:p>-12.773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612196">
            <text:p>57.612196</text:p>
          </table:table-cell>
          <table:table-cell office:value-type="float" office:value="64.084405">
            <text:p>64.084405</text:p>
          </table:table-cell>
          <table:table-cell table:formula="of:=[.B2980]-[.C2980]" office:value-type="float" office:value="-6.47220900000001">
            <text:p>-6.472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670369">
            <text:p>130.670369</text:p>
          </table:table-cell>
          <table:table-cell office:value-type="float" office:value="144.150607">
            <text:p>144.150607</text:p>
          </table:table-cell>
          <table:table-cell table:formula="of:=[.B2981]-[.C2981]" office:value-type="float" office:value="-13.480238">
            <text:p>-13.480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753778">
            <text:p>77.753778</text:p>
          </table:table-cell>
          <table:table-cell office:value-type="float" office:value="87.63477">
            <text:p>87.63477</text:p>
          </table:table-cell>
          <table:table-cell table:formula="of:=[.B2982]-[.C2982]" office:value-type="float" office:value="-9.88099200000001">
            <text:p>-9.880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241333">
            <text:p>230.241333</text:p>
          </table:table-cell>
          <table:table-cell office:value-type="float" office:value="254.186013">
            <text:p>254.186013</text:p>
          </table:table-cell>
          <table:table-cell table:formula="of:=[.B2983]-[.C2983]" office:value-type="float" office:value="-23.94468">
            <text:p>-23.94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884058">
            <text:p>117.884058</text:p>
          </table:table-cell>
          <table:table-cell office:value-type="float" office:value="130.480051">
            <text:p>130.480051</text:p>
          </table:table-cell>
          <table:table-cell table:formula="of:=[.B2984]-[.C2984]" office:value-type="float" office:value="-12.595993">
            <text:p>-12.595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505631">
            <text:p>246.505631</text:p>
          </table:table-cell>
          <table:table-cell office:value-type="float" office:value="263.245171">
            <text:p>263.245171</text:p>
          </table:table-cell>
          <table:table-cell table:formula="of:=[.B2985]-[.C2985]" office:value-type="float" office:value="-16.73954">
            <text:p>-16.73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333872">
            <text:p>120.333872</text:p>
          </table:table-cell>
          <table:table-cell office:value-type="float" office:value="130.504462">
            <text:p>130.504462</text:p>
          </table:table-cell>
          <table:table-cell table:formula="of:=[.B2986]-[.C2986]" office:value-type="float" office:value="-10.17059">
            <text:p>-10.17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922221">
            <text:p>160.922221</text:p>
          </table:table-cell>
          <table:table-cell office:value-type="float" office:value="182.405487">
            <text:p>182.405487</text:p>
          </table:table-cell>
          <table:table-cell table:formula="of:=[.B2987]-[.C2987]" office:value-type="float" office:value="-21.483266">
            <text:p>-21.483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9329">
            <text:p>41.49329</text:p>
          </table:table-cell>
          <table:table-cell office:value-type="float" office:value="43.028692">
            <text:p>43.028692</text:p>
          </table:table-cell>
          <table:table-cell table:formula="of:=[.B2988]-[.C2988]" office:value-type="float" office:value="-1.535402">
            <text:p>-1.535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214122">
            <text:p>116.214122</text:p>
          </table:table-cell>
          <table:table-cell office:value-type="float" office:value="128.12477">
            <text:p>128.12477</text:p>
          </table:table-cell>
          <table:table-cell table:formula="of:=[.B2989]-[.C2989]" office:value-type="float" office:value="-11.910648">
            <text:p>-11.910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47176">
            <text:p>59.147176</text:p>
          </table:table-cell>
          <table:table-cell office:value-type="float" office:value="65.574132">
            <text:p>65.574132</text:p>
          </table:table-cell>
          <table:table-cell table:formula="of:=[.B2990]-[.C2990]" office:value-type="float" office:value="-6.426956">
            <text:p>-6.426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4555">
            <text:p>126.4555</text:p>
          </table:table-cell>
          <table:table-cell office:value-type="float" office:value="139.824844">
            <text:p>139.824844</text:p>
          </table:table-cell>
          <table:table-cell table:formula="of:=[.B2991]-[.C2991]" office:value-type="float" office:value="-13.369344">
            <text:p>-13.369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180509">
            <text:p>95.180509</text:p>
          </table:table-cell>
          <table:table-cell office:value-type="float" office:value="103.388838">
            <text:p>103.388838</text:p>
          </table:table-cell>
          <table:table-cell table:formula="of:=[.B2992]-[.C2992]" office:value-type="float" office:value="-8.20832900000001">
            <text:p>-8.208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33759">
            <text:p>108.033759</text:p>
          </table:table-cell>
          <table:table-cell office:value-type="float" office:value="114.309286">
            <text:p>114.309286</text:p>
          </table:table-cell>
          <table:table-cell table:formula="of:=[.B2993]-[.C2993]" office:value-type="float" office:value="-6.275527">
            <text:p>-6.275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187947">
            <text:p>134.187947</text:p>
          </table:table-cell>
          <table:table-cell office:value-type="float" office:value="151.399594">
            <text:p>151.399594</text:p>
          </table:table-cell>
          <table:table-cell table:formula="of:=[.B2994]-[.C2994]" office:value-type="float" office:value="-17.211647">
            <text:p>-17.211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087067">
            <text:p>214.087067</text:p>
          </table:table-cell>
          <table:table-cell office:value-type="float" office:value="236.84499">
            <text:p>236.84499</text:p>
          </table:table-cell>
          <table:table-cell table:formula="of:=[.B2995]-[.C2995]" office:value-type="float" office:value="-22.757923">
            <text:p>-22.757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644005">
            <text:p>158.644005</text:p>
          </table:table-cell>
          <table:table-cell office:value-type="float" office:value="171.568861">
            <text:p>171.568861</text:p>
          </table:table-cell>
          <table:table-cell table:formula="of:=[.B2996]-[.C2996]" office:value-type="float" office:value="-12.924856">
            <text:p>-12.924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624522">
            <text:p>261.624522</text:p>
          </table:table-cell>
          <table:table-cell office:value-type="float" office:value="291.699795">
            <text:p>291.699795</text:p>
          </table:table-cell>
          <table:table-cell table:formula="of:=[.B2997]-[.C2997]" office:value-type="float" office:value="-30.075273">
            <text:p>-30.075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28794">
            <text:p>71.228794</text:p>
          </table:table-cell>
          <table:table-cell office:value-type="float" office:value="76.955122">
            <text:p>76.955122</text:p>
          </table:table-cell>
          <table:table-cell table:formula="of:=[.B2998]-[.C2998]" office:value-type="float" office:value="-5.72632800000001">
            <text:p>-5.726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091072">
            <text:p>96.091072</text:p>
          </table:table-cell>
          <table:table-cell office:value-type="float" office:value="109.368098">
            <text:p>109.368098</text:p>
          </table:table-cell>
          <table:table-cell table:formula="of:=[.B2999]-[.C2999]" office:value-type="float" office:value="-13.277026">
            <text:p>-13.277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9614">
            <text:p>76.49614</text:p>
          </table:table-cell>
          <table:table-cell office:value-type="float" office:value="79.521649">
            <text:p>79.521649</text:p>
          </table:table-cell>
          <table:table-cell table:formula="of:=[.B3000]-[.C3000]" office:value-type="float" office:value="-3.025509">
            <text:p>-3.025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418793">
            <text:p>284.418793</text:p>
          </table:table-cell>
          <table:table-cell office:value-type="float" office:value="305.32073">
            <text:p>305.32073</text:p>
          </table:table-cell>
          <table:table-cell table:formula="of:=[.B3001]-[.C3001]" office:value-type="float" office:value="-20.901937">
            <text:p>-20.901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007871">
            <text:p>216.007871</text:p>
          </table:table-cell>
          <table:table-cell office:value-type="float" office:value="235.738151">
            <text:p>235.738151</text:p>
          </table:table-cell>
          <table:table-cell table:formula="of:=[.B3002]-[.C3002]" office:value-type="float" office:value="-19.73028">
            <text:p>-19.73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999168">
            <text:p>43.999168</text:p>
          </table:table-cell>
          <table:table-cell office:value-type="float" office:value="49.666373">
            <text:p>49.666373</text:p>
          </table:table-cell>
          <table:table-cell table:formula="of:=[.B3003]-[.C3003]" office:value-type="float" office:value="-5.667205">
            <text:p>-5.667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4651">
            <text:p>105.4651</text:p>
          </table:table-cell>
          <table:table-cell office:value-type="float" office:value="113.706962">
            <text:p>113.706962</text:p>
          </table:table-cell>
          <table:table-cell table:formula="of:=[.B3004]-[.C3004]" office:value-type="float" office:value="-8.241862">
            <text:p>-8.241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752409">
            <text:p>34.752409</text:p>
          </table:table-cell>
          <table:table-cell office:value-type="float" office:value="39.738192">
            <text:p>39.738192</text:p>
          </table:table-cell>
          <table:table-cell table:formula="of:=[.B3005]-[.C3005]" office:value-type="float" office:value="-4.985783">
            <text:p>-4.985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20026">
            <text:p>59.420026</text:p>
          </table:table-cell>
          <table:table-cell office:value-type="float" office:value="64.237579">
            <text:p>64.237579</text:p>
          </table:table-cell>
          <table:table-cell table:formula="of:=[.B3006]-[.C3006]" office:value-type="float" office:value="-4.817553">
            <text:p>-4.817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435446">
            <text:p>181.435446</text:p>
          </table:table-cell>
          <table:table-cell office:value-type="float" office:value="201.967822">
            <text:p>201.967822</text:p>
          </table:table-cell>
          <table:table-cell table:formula="of:=[.B3007]-[.C3007]" office:value-type="float" office:value="-20.532376">
            <text:p>-20.532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529145">
            <text:p>62.529145</text:p>
          </table:table-cell>
          <table:table-cell office:value-type="float" office:value="69.349493">
            <text:p>69.349493</text:p>
          </table:table-cell>
          <table:table-cell table:formula="of:=[.B3008]-[.C3008]" office:value-type="float" office:value="-6.820348">
            <text:p>-6.820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98942">
            <text:p>134.598942</text:p>
          </table:table-cell>
          <table:table-cell office:value-type="float" office:value="145.760675">
            <text:p>145.760675</text:p>
          </table:table-cell>
          <table:table-cell table:formula="of:=[.B3009]-[.C3009]" office:value-type="float" office:value="-11.161733">
            <text:p>-11.161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721465">
            <text:p>162.721465</text:p>
          </table:table-cell>
          <table:table-cell office:value-type="float" office:value="182.903678">
            <text:p>182.903678</text:p>
          </table:table-cell>
          <table:table-cell table:formula="of:=[.B3010]-[.C3010]" office:value-type="float" office:value="-20.182213">
            <text:p>-20.182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31809">
            <text:p>45.131809</text:p>
          </table:table-cell>
          <table:table-cell office:value-type="float" office:value="48.704173">
            <text:p>48.704173</text:p>
          </table:table-cell>
          <table:table-cell table:formula="of:=[.B3011]-[.C3011]" office:value-type="float" office:value="-3.572364">
            <text:p>-3.572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823607">
            <text:p>59.823607</text:p>
          </table:table-cell>
          <table:table-cell office:value-type="float" office:value="65.018325">
            <text:p>65.018325</text:p>
          </table:table-cell>
          <table:table-cell table:formula="of:=[.B3012]-[.C3012]" office:value-type="float" office:value="-5.194718">
            <text:p>-5.194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361951">
            <text:p>39.361951</text:p>
          </table:table-cell>
          <table:table-cell office:value-type="float" office:value="43.65538">
            <text:p>43.65538</text:p>
          </table:table-cell>
          <table:table-cell table:formula="of:=[.B3013]-[.C3013]" office:value-type="float" office:value="-4.293429">
            <text:p>-4.293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80805">
            <text:p>73.580805</text:p>
          </table:table-cell>
          <table:table-cell office:value-type="float" office:value="79.835288">
            <text:p>79.835288</text:p>
          </table:table-cell>
          <table:table-cell table:formula="of:=[.B3014]-[.C3014]" office:value-type="float" office:value="-6.25448300000001">
            <text:p>-6.254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502482">
            <text:p>147.502482</text:p>
          </table:table-cell>
          <table:table-cell office:value-type="float" office:value="161.593252">
            <text:p>161.593252</text:p>
          </table:table-cell>
          <table:table-cell table:formula="of:=[.B3015]-[.C3015]" office:value-type="float" office:value="-14.09077">
            <text:p>-14.09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714917">
            <text:p>149.714917</text:p>
          </table:table-cell>
          <table:table-cell office:value-type="float" office:value="153.252207">
            <text:p>153.252207</text:p>
          </table:table-cell>
          <table:table-cell table:formula="of:=[.B3016]-[.C3016]" office:value-type="float" office:value="-3.53728999999998">
            <text:p>-3.53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887025">
            <text:p>157.887025</text:p>
          </table:table-cell>
          <table:table-cell office:value-type="float" office:value="171.364436">
            <text:p>171.364436</text:p>
          </table:table-cell>
          <table:table-cell table:formula="of:=[.B3017]-[.C3017]" office:value-type="float" office:value="-13.477411">
            <text:p>-13.477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66677">
            <text:p>63.666677</text:p>
          </table:table-cell>
          <table:table-cell office:value-type="float" office:value="70.133425">
            <text:p>70.133425</text:p>
          </table:table-cell>
          <table:table-cell table:formula="of:=[.B3018]-[.C3018]" office:value-type="float" office:value="-6.466748">
            <text:p>-6.466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209702">
            <text:p>106.209702</text:p>
          </table:table-cell>
          <table:table-cell office:value-type="float" office:value="111.940536">
            <text:p>111.940536</text:p>
          </table:table-cell>
          <table:table-cell table:formula="of:=[.B3019]-[.C3019]" office:value-type="float" office:value="-5.730834">
            <text:p>-5.730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.987927">
            <text:p>274.987927</text:p>
          </table:table-cell>
          <table:table-cell office:value-type="float" office:value="303.923933">
            <text:p>303.923933</text:p>
          </table:table-cell>
          <table:table-cell table:formula="of:=[.B3020]-[.C3020]" office:value-type="float" office:value="-28.936006">
            <text:p>-28.936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579513">
            <text:p>37.579513</text:p>
          </table:table-cell>
          <table:table-cell office:value-type="float" office:value="38.193685">
            <text:p>38.193685</text:p>
          </table:table-cell>
          <table:table-cell table:formula="of:=[.B3021]-[.C3021]" office:value-type="float" office:value="-0.614172000000004">
            <text:p>-0.614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27717">
            <text:p>76.027717</text:p>
          </table:table-cell>
          <table:table-cell office:value-type="float" office:value="81.828517">
            <text:p>81.828517</text:p>
          </table:table-cell>
          <table:table-cell table:formula="of:=[.B3022]-[.C3022]" office:value-type="float" office:value="-5.80080000000001">
            <text:p>-5.8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834816">
            <text:p>177.834816</text:p>
          </table:table-cell>
          <table:table-cell office:value-type="float" office:value="194.781205">
            <text:p>194.781205</text:p>
          </table:table-cell>
          <table:table-cell table:formula="of:=[.B3023]-[.C3023]" office:value-type="float" office:value="-16.946389">
            <text:p>-16.946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279279">
            <text:p>121.279279</text:p>
          </table:table-cell>
          <table:table-cell office:value-type="float" office:value="124.15954">
            <text:p>124.15954</text:p>
          </table:table-cell>
          <table:table-cell table:formula="of:=[.B3024]-[.C3024]" office:value-type="float" office:value="-2.880261">
            <text:p>-2.880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729944">
            <text:p>175.729944</text:p>
          </table:table-cell>
          <table:table-cell office:value-type="float" office:value="185.24806">
            <text:p>185.24806</text:p>
          </table:table-cell>
          <table:table-cell table:formula="of:=[.B3025]-[.C3025]" office:value-type="float" office:value="-9.51811600000002">
            <text:p>-9.518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118415">
            <text:p>70.118415</text:p>
          </table:table-cell>
          <table:table-cell office:value-type="float" office:value="77.68788">
            <text:p>77.68788</text:p>
          </table:table-cell>
          <table:table-cell table:formula="of:=[.B3026]-[.C3026]" office:value-type="float" office:value="-7.56946500000001">
            <text:p>-7.569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615739">
            <text:p>36.615739</text:p>
          </table:table-cell>
          <table:table-cell office:value-type="float" office:value="38.236685">
            <text:p>38.236685</text:p>
          </table:table-cell>
          <table:table-cell table:formula="of:=[.B3027]-[.C3027]" office:value-type="float" office:value="-1.620946">
            <text:p>-1.620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308818">
            <text:p>66.308818</text:p>
          </table:table-cell>
          <table:table-cell office:value-type="float" office:value="74.128977">
            <text:p>74.128977</text:p>
          </table:table-cell>
          <table:table-cell table:formula="of:=[.B3028]-[.C3028]" office:value-type="float" office:value="-7.820159">
            <text:p>-7.820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270453">
            <text:p>35.270453</text:p>
          </table:table-cell>
          <table:table-cell office:value-type="float" office:value="38.226094">
            <text:p>38.226094</text:p>
          </table:table-cell>
          <table:table-cell table:formula="of:=[.B3029]-[.C3029]" office:value-type="float" office:value="-2.955641">
            <text:p>-2.955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295921">
            <text:p>24.295921</text:p>
          </table:table-cell>
          <table:table-cell office:value-type="float" office:value="26.412857">
            <text:p>26.412857</text:p>
          </table:table-cell>
          <table:table-cell table:formula="of:=[.B3030]-[.C3030]" office:value-type="float" office:value="-2.116936">
            <text:p>-2.116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482732">
            <text:p>63.482732</text:p>
          </table:table-cell>
          <table:table-cell office:value-type="float" office:value="70.92195">
            <text:p>70.92195</text:p>
          </table:table-cell>
          <table:table-cell table:formula="of:=[.B3031]-[.C3031]" office:value-type="float" office:value="-7.439218">
            <text:p>-7.439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332347">
            <text:p>124.332347</text:p>
          </table:table-cell>
          <table:table-cell office:value-type="float" office:value="131.753526">
            <text:p>131.753526</text:p>
          </table:table-cell>
          <table:table-cell table:formula="of:=[.B3032]-[.C3032]" office:value-type="float" office:value="-7.421179">
            <text:p>-7.421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2056">
            <text:p>80.72056</text:p>
          </table:table-cell>
          <table:table-cell office:value-type="float" office:value="88.163199">
            <text:p>88.163199</text:p>
          </table:table-cell>
          <table:table-cell table:formula="of:=[.B3033]-[.C3033]" office:value-type="float" office:value="-7.442639">
            <text:p>-7.442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91849">
            <text:p>96.291849</text:p>
          </table:table-cell>
          <table:table-cell office:value-type="float" office:value="105.996405">
            <text:p>105.996405</text:p>
          </table:table-cell>
          <table:table-cell table:formula="of:=[.B3034]-[.C3034]" office:value-type="float" office:value="-9.704556">
            <text:p>-9.704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785674">
            <text:p>100.785674</text:p>
          </table:table-cell>
          <table:table-cell office:value-type="float" office:value="109.795662">
            <text:p>109.795662</text:p>
          </table:table-cell>
          <table:table-cell table:formula="of:=[.B3035]-[.C3035]" office:value-type="float" office:value="-9.00998799999999">
            <text:p>-9.009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68048">
            <text:p>93.268048</text:p>
          </table:table-cell>
          <table:table-cell office:value-type="float" office:value="99.876902">
            <text:p>99.876902</text:p>
          </table:table-cell>
          <table:table-cell table:formula="of:=[.B3036]-[.C3036]" office:value-type="float" office:value="-6.60885400000001">
            <text:p>-6.608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529148">
            <text:p>104.529148</text:p>
          </table:table-cell>
          <table:table-cell office:value-type="float" office:value="114.975429">
            <text:p>114.975429</text:p>
          </table:table-cell>
          <table:table-cell table:formula="of:=[.B3037]-[.C3037]" office:value-type="float" office:value="-10.446281">
            <text:p>-10.446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130344">
            <text:p>115.130344</text:p>
          </table:table-cell>
          <table:table-cell office:value-type="float" office:value="124.692308">
            <text:p>124.692308</text:p>
          </table:table-cell>
          <table:table-cell table:formula="of:=[.B3038]-[.C3038]" office:value-type="float" office:value="-9.561964">
            <text:p>-9.561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88846">
            <text:p>201.88846</text:p>
          </table:table-cell>
          <table:table-cell office:value-type="float" office:value="217.04043">
            <text:p>217.04043</text:p>
          </table:table-cell>
          <table:table-cell table:formula="of:=[.B3039]-[.C3039]" office:value-type="float" office:value="-15.15197">
            <text:p>-15.15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3411">
            <text:p>135.33411</text:p>
          </table:table-cell>
          <table:table-cell office:value-type="float" office:value="146.509204">
            <text:p>146.509204</text:p>
          </table:table-cell>
          <table:table-cell table:formula="of:=[.B3040]-[.C3040]" office:value-type="float" office:value="-11.175094">
            <text:p>-11.175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788384">
            <text:p>214.788384</text:p>
          </table:table-cell>
          <table:table-cell office:value-type="float" office:value="233.689437">
            <text:p>233.689437</text:p>
          </table:table-cell>
          <table:table-cell table:formula="of:=[.B3041]-[.C3041]" office:value-type="float" office:value="-18.901053">
            <text:p>-18.901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10643">
            <text:p>75.810643</text:p>
          </table:table-cell>
          <table:table-cell office:value-type="float" office:value="81.586321">
            <text:p>81.586321</text:p>
          </table:table-cell>
          <table:table-cell table:formula="of:=[.B3042]-[.C3042]" office:value-type="float" office:value="-5.775678">
            <text:p>-5.775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538881">
            <text:p>64.538881</text:p>
          </table:table-cell>
          <table:table-cell office:value-type="float" office:value="69.99166">
            <text:p>69.99166</text:p>
          </table:table-cell>
          <table:table-cell table:formula="of:=[.B3043]-[.C3043]" office:value-type="float" office:value="-5.45277899999999">
            <text:p>-5.452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65243">
            <text:p>119.465243</text:p>
          </table:table-cell>
          <table:table-cell office:value-type="float" office:value="133.307516">
            <text:p>133.307516</text:p>
          </table:table-cell>
          <table:table-cell table:formula="of:=[.B3044]-[.C3044]" office:value-type="float" office:value="-13.842273">
            <text:p>-13.842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699467">
            <text:p>150.699467</text:p>
          </table:table-cell>
          <table:table-cell office:value-type="float" office:value="160.334962">
            <text:p>160.334962</text:p>
          </table:table-cell>
          <table:table-cell table:formula="of:=[.B3045]-[.C3045]" office:value-type="float" office:value="-9.63549499999999">
            <text:p>-9.635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.434518">
            <text:p>275.434518</text:p>
          </table:table-cell>
          <table:table-cell office:value-type="float" office:value="296.435735">
            <text:p>296.435735</text:p>
          </table:table-cell>
          <table:table-cell table:formula="of:=[.B3046]-[.C3046]" office:value-type="float" office:value="-21.001217">
            <text:p>-21.001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576509">
            <text:p>69.576509</text:p>
          </table:table-cell>
          <table:table-cell office:value-type="float" office:value="74.067723">
            <text:p>74.067723</text:p>
          </table:table-cell>
          <table:table-cell table:formula="of:=[.B3047]-[.C3047]" office:value-type="float" office:value="-4.491214">
            <text:p>-4.491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66411">
            <text:p>151.66411</text:p>
          </table:table-cell>
          <table:table-cell office:value-type="float" office:value="166.764727">
            <text:p>166.764727</text:p>
          </table:table-cell>
          <table:table-cell table:formula="of:=[.B3048]-[.C3048]" office:value-type="float" office:value="-15.100617">
            <text:p>-15.100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133">
            <text:p>46.6133</text:p>
          </table:table-cell>
          <table:table-cell office:value-type="float" office:value="49.477378">
            <text:p>49.477378</text:p>
          </table:table-cell>
          <table:table-cell table:formula="of:=[.B3049]-[.C3049]" office:value-type="float" office:value="-2.864078">
            <text:p>-2.864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9.384467">
            <text:p>399.384467</text:p>
          </table:table-cell>
          <table:table-cell office:value-type="float" office:value="434.913784">
            <text:p>434.913784</text:p>
          </table:table-cell>
          <table:table-cell table:formula="of:=[.B3050]-[.C3050]" office:value-type="float" office:value="-35.529317">
            <text:p>-35.529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166313">
            <text:p>186.166313</text:p>
          </table:table-cell>
          <table:table-cell office:value-type="float" office:value="201.167689">
            <text:p>201.167689</text:p>
          </table:table-cell>
          <table:table-cell table:formula="of:=[.B3051]-[.C3051]" office:value-type="float" office:value="-15.001376">
            <text:p>-15.001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6.564489">
            <text:p>386.564489</text:p>
          </table:table-cell>
          <table:table-cell office:value-type="float" office:value="425.111386">
            <text:p>425.111386</text:p>
          </table:table-cell>
          <table:table-cell table:formula="of:=[.B3052]-[.C3052]" office:value-type="float" office:value="-38.546897">
            <text:p>-38.546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36398">
            <text:p>93.36398</text:p>
          </table:table-cell>
          <table:table-cell office:value-type="float" office:value="101.764254">
            <text:p>101.764254</text:p>
          </table:table-cell>
          <table:table-cell table:formula="of:=[.B3053]-[.C3053]" office:value-type="float" office:value="-8.400274">
            <text:p>-8.400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173802">
            <text:p>229.173802</text:p>
          </table:table-cell>
          <table:table-cell office:value-type="float" office:value="254.554083">
            <text:p>254.554083</text:p>
          </table:table-cell>
          <table:table-cell table:formula="of:=[.B3054]-[.C3054]" office:value-type="float" office:value="-25.380281">
            <text:p>-25.380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70605">
            <text:p>190.70605</text:p>
          </table:table-cell>
          <table:table-cell office:value-type="float" office:value="210.406299">
            <text:p>210.406299</text:p>
          </table:table-cell>
          <table:table-cell table:formula="of:=[.B3055]-[.C3055]" office:value-type="float" office:value="-19.700249">
            <text:p>-19.700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828">
            <text:p>169.828</text:p>
          </table:table-cell>
          <table:table-cell office:value-type="float" office:value="185.522747">
            <text:p>185.522747</text:p>
          </table:table-cell>
          <table:table-cell table:formula="of:=[.B3056]-[.C3056]" office:value-type="float" office:value="-15.694747">
            <text:p>-15.694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306528">
            <text:p>123.306528</text:p>
          </table:table-cell>
          <table:table-cell office:value-type="float" office:value="130.755753">
            <text:p>130.755753</text:p>
          </table:table-cell>
          <table:table-cell table:formula="of:=[.B3057]-[.C3057]" office:value-type="float" office:value="-7.449225">
            <text:p>-7.449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847799">
            <text:p>160.847799</text:p>
          </table:table-cell>
          <table:table-cell office:value-type="float" office:value="175.374119">
            <text:p>175.374119</text:p>
          </table:table-cell>
          <table:table-cell table:formula="of:=[.B3058]-[.C3058]" office:value-type="float" office:value="-14.52632">
            <text:p>-14.526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05458">
            <text:p>184.05458</text:p>
          </table:table-cell>
          <table:table-cell office:value-type="float" office:value="197.758116">
            <text:p>197.758116</text:p>
          </table:table-cell>
          <table:table-cell table:formula="of:=[.B3059]-[.C3059]" office:value-type="float" office:value="-13.703536">
            <text:p>-13.703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898061">
            <text:p>129.898061</text:p>
          </table:table-cell>
          <table:table-cell office:value-type="float" office:value="143.486178">
            <text:p>143.486178</text:p>
          </table:table-cell>
          <table:table-cell table:formula="of:=[.B3060]-[.C3060]" office:value-type="float" office:value="-13.588117">
            <text:p>-13.588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69822">
            <text:p>204.569822</text:p>
          </table:table-cell>
          <table:table-cell office:value-type="float" office:value="219.68663">
            <text:p>219.68663</text:p>
          </table:table-cell>
          <table:table-cell table:formula="of:=[.B3061]-[.C3061]" office:value-type="float" office:value="-15.116808">
            <text:p>-15.116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53277">
            <text:p>83.453277</text:p>
          </table:table-cell>
          <table:table-cell office:value-type="float" office:value="90.280428">
            <text:p>90.280428</text:p>
          </table:table-cell>
          <table:table-cell table:formula="of:=[.B3062]-[.C3062]" office:value-type="float" office:value="-6.827151">
            <text:p>-6.827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35865">
            <text:p>110.135865</text:p>
          </table:table-cell>
          <table:table-cell office:value-type="float" office:value="122.47052">
            <text:p>122.47052</text:p>
          </table:table-cell>
          <table:table-cell table:formula="of:=[.B3063]-[.C3063]" office:value-type="float" office:value="-12.334655">
            <text:p>-12.334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624889">
            <text:p>134.624889</text:p>
          </table:table-cell>
          <table:table-cell office:value-type="float" office:value="147.178191">
            <text:p>147.178191</text:p>
          </table:table-cell>
          <table:table-cell table:formula="of:=[.B3064]-[.C3064]" office:value-type="float" office:value="-12.553302">
            <text:p>-12.553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719565">
            <text:p>160.719565</text:p>
          </table:table-cell>
          <table:table-cell office:value-type="float" office:value="175.697915">
            <text:p>175.697915</text:p>
          </table:table-cell>
          <table:table-cell table:formula="of:=[.B3065]-[.C3065]" office:value-type="float" office:value="-14.97835">
            <text:p>-14.97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771484">
            <text:p>264.771484</text:p>
          </table:table-cell>
          <table:table-cell office:value-type="float" office:value="294.438904">
            <text:p>294.438904</text:p>
          </table:table-cell>
          <table:table-cell table:formula="of:=[.B3066]-[.C3066]" office:value-type="float" office:value="-29.66742">
            <text:p>-29.66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10465">
            <text:p>80.210465</text:p>
          </table:table-cell>
          <table:table-cell office:value-type="float" office:value="87.667139">
            <text:p>87.667139</text:p>
          </table:table-cell>
          <table:table-cell table:formula="of:=[.B3067]-[.C3067]" office:value-type="float" office:value="-7.45667400000001">
            <text:p>-7.456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691127">
            <text:p>180.691127</text:p>
          </table:table-cell>
          <table:table-cell office:value-type="float" office:value="197.700332">
            <text:p>197.700332</text:p>
          </table:table-cell>
          <table:table-cell table:formula="of:=[.B3068]-[.C3068]" office:value-type="float" office:value="-17.009205">
            <text:p>-17.009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303311">
            <text:p>190.303311</text:p>
          </table:table-cell>
          <table:table-cell office:value-type="float" office:value="208.320759">
            <text:p>208.320759</text:p>
          </table:table-cell>
          <table:table-cell table:formula="of:=[.B3069]-[.C3069]" office:value-type="float" office:value="-18.017448">
            <text:p>-18.017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286766">
            <text:p>180.286766</text:p>
          </table:table-cell>
          <table:table-cell office:value-type="float" office:value="198.059807">
            <text:p>198.059807</text:p>
          </table:table-cell>
          <table:table-cell table:formula="of:=[.B3070]-[.C3070]" office:value-type="float" office:value="-17.773041">
            <text:p>-17.773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78356">
            <text:p>74.078356</text:p>
          </table:table-cell>
          <table:table-cell office:value-type="float" office:value="81.502249">
            <text:p>81.502249</text:p>
          </table:table-cell>
          <table:table-cell table:formula="of:=[.B3071]-[.C3071]" office:value-type="float" office:value="-7.42389300000001">
            <text:p>-7.423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092772">
            <text:p>144.092772</text:p>
          </table:table-cell>
          <table:table-cell office:value-type="float" office:value="159.434986">
            <text:p>159.434986</text:p>
          </table:table-cell>
          <table:table-cell table:formula="of:=[.B3072]-[.C3072]" office:value-type="float" office:value="-15.342214">
            <text:p>-15.342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203875">
            <text:p>104.203875</text:p>
          </table:table-cell>
          <table:table-cell office:value-type="float" office:value="121.240748">
            <text:p>121.240748</text:p>
          </table:table-cell>
          <table:table-cell table:formula="of:=[.B3073]-[.C3073]" office:value-type="float" office:value="-17.036873">
            <text:p>-17.036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7883">
            <text:p>287.7883</text:p>
          </table:table-cell>
          <table:table-cell office:value-type="float" office:value="309.320532">
            <text:p>309.320532</text:p>
          </table:table-cell>
          <table:table-cell table:formula="of:=[.B3074]-[.C3074]" office:value-type="float" office:value="-21.532232">
            <text:p>-21.532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659536">
            <text:p>90.659536</text:p>
          </table:table-cell>
          <table:table-cell office:value-type="float" office:value="97.790376">
            <text:p>97.790376</text:p>
          </table:table-cell>
          <table:table-cell table:formula="of:=[.B3075]-[.C3075]" office:value-type="float" office:value="-7.13083999999999">
            <text:p>-7.13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140039">
            <text:p>49.140039</text:p>
          </table:table-cell>
          <table:table-cell office:value-type="float" office:value="54.527948">
            <text:p>54.527948</text:p>
          </table:table-cell>
          <table:table-cell table:formula="of:=[.B3076]-[.C3076]" office:value-type="float" office:value="-5.387909">
            <text:p>-5.387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820787">
            <text:p>155.820787</text:p>
          </table:table-cell>
          <table:table-cell office:value-type="float" office:value="174.580425">
            <text:p>174.580425</text:p>
          </table:table-cell>
          <table:table-cell table:formula="of:=[.B3077]-[.C3077]" office:value-type="float" office:value="-18.759638">
            <text:p>-18.759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173692">
            <text:p>185.173692</text:p>
          </table:table-cell>
          <table:table-cell office:value-type="float" office:value="205.337717">
            <text:p>205.337717</text:p>
          </table:table-cell>
          <table:table-cell table:formula="of:=[.B3078]-[.C3078]" office:value-type="float" office:value="-20.164025">
            <text:p>-20.164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1603">
            <text:p>289.1603</text:p>
          </table:table-cell>
          <table:table-cell office:value-type="float" office:value="308.795992">
            <text:p>308.795992</text:p>
          </table:table-cell>
          <table:table-cell table:formula="of:=[.B3079]-[.C3079]" office:value-type="float" office:value="-19.635692">
            <text:p>-19.635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17159">
            <text:p>111.517159</text:p>
          </table:table-cell>
          <table:table-cell office:value-type="float" office:value="123.526864">
            <text:p>123.526864</text:p>
          </table:table-cell>
          <table:table-cell table:formula="of:=[.B3080]-[.C3080]" office:value-type="float" office:value="-12.009705">
            <text:p>-12.009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60479">
            <text:p>126.260479</text:p>
          </table:table-cell>
          <table:table-cell office:value-type="float" office:value="141.839732">
            <text:p>141.839732</text:p>
          </table:table-cell>
          <table:table-cell table:formula="of:=[.B3081]-[.C3081]" office:value-type="float" office:value="-15.579253">
            <text:p>-15.579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993211">
            <text:p>87.993211</text:p>
          </table:table-cell>
          <table:table-cell office:value-type="float" office:value="101.793275">
            <text:p>101.793275</text:p>
          </table:table-cell>
          <table:table-cell table:formula="of:=[.B3082]-[.C3082]" office:value-type="float" office:value="-13.800064">
            <text:p>-13.800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93434">
            <text:p>135.793434</text:p>
          </table:table-cell>
          <table:table-cell office:value-type="float" office:value="148.447295">
            <text:p>148.447295</text:p>
          </table:table-cell>
          <table:table-cell table:formula="of:=[.B3083]-[.C3083]" office:value-type="float" office:value="-12.653861">
            <text:p>-12.653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964785">
            <text:p>160.964785</text:p>
          </table:table-cell>
          <table:table-cell office:value-type="float" office:value="186.505148">
            <text:p>186.505148</text:p>
          </table:table-cell>
          <table:table-cell table:formula="of:=[.B3084]-[.C3084]" office:value-type="float" office:value="-25.540363">
            <text:p>-25.540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31946">
            <text:p>88.531946</text:p>
          </table:table-cell>
          <table:table-cell office:value-type="float" office:value="95.578971">
            <text:p>95.578971</text:p>
          </table:table-cell>
          <table:table-cell table:formula="of:=[.B3085]-[.C3085]" office:value-type="float" office:value="-7.04702499999999">
            <text:p>-7.047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07395">
            <text:p>63.607395</text:p>
          </table:table-cell>
          <table:table-cell office:value-type="float" office:value="70.362103">
            <text:p>70.362103</text:p>
          </table:table-cell>
          <table:table-cell table:formula="of:=[.B3086]-[.C3086]" office:value-type="float" office:value="-6.75470800000001">
            <text:p>-6.754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698479">
            <text:p>36.698479</text:p>
          </table:table-cell>
          <table:table-cell office:value-type="float" office:value="41.215914">
            <text:p>41.215914</text:p>
          </table:table-cell>
          <table:table-cell table:formula="of:=[.B3087]-[.C3087]" office:value-type="float" office:value="-4.517435">
            <text:p>-4.517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03822">
            <text:p>100.03822</text:p>
          </table:table-cell>
          <table:table-cell office:value-type="float" office:value="108.323634">
            <text:p>108.323634</text:p>
          </table:table-cell>
          <table:table-cell table:formula="of:=[.B3088]-[.C3088]" office:value-type="float" office:value="-8.285414">
            <text:p>-8.285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221854">
            <text:p>172.221854</text:p>
          </table:table-cell>
          <table:table-cell office:value-type="float" office:value="186.441779">
            <text:p>186.441779</text:p>
          </table:table-cell>
          <table:table-cell table:formula="of:=[.B3089]-[.C3089]" office:value-type="float" office:value="-14.219925">
            <text:p>-14.219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4.784636">
            <text:p>344.784636</text:p>
          </table:table-cell>
          <table:table-cell office:value-type="float" office:value="376.015214">
            <text:p>376.015214</text:p>
          </table:table-cell>
          <table:table-cell table:formula="of:=[.B3090]-[.C3090]" office:value-type="float" office:value="-31.230578">
            <text:p>-31.230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029284">
            <text:p>191.029284</text:p>
          </table:table-cell>
          <table:table-cell office:value-type="float" office:value="198.873222">
            <text:p>198.873222</text:p>
          </table:table-cell>
          <table:table-cell table:formula="of:=[.B3091]-[.C3091]" office:value-type="float" office:value="-7.84393800000001">
            <text:p>-7.843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410479">
            <text:p>52.410479</text:p>
          </table:table-cell>
          <table:table-cell office:value-type="float" office:value="57.613319">
            <text:p>57.613319</text:p>
          </table:table-cell>
          <table:table-cell table:formula="of:=[.B3092]-[.C3092]" office:value-type="float" office:value="-5.20284">
            <text:p>-5.20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639641">
            <text:p>100.639641</text:p>
          </table:table-cell>
          <table:table-cell office:value-type="float" office:value="112.063598">
            <text:p>112.063598</text:p>
          </table:table-cell>
          <table:table-cell table:formula="of:=[.B3093]-[.C3093]" office:value-type="float" office:value="-11.423957">
            <text:p>-11.4239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1.336953">
            <text:p>351.336953</text:p>
          </table:table-cell>
          <table:table-cell office:value-type="float" office:value="391.966559">
            <text:p>391.966559</text:p>
          </table:table-cell>
          <table:table-cell table:formula="of:=[.B3094]-[.C3094]" office:value-type="float" office:value="-40.629606">
            <text:p>-40.6296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843898">
            <text:p>119.843898</text:p>
          </table:table-cell>
          <table:table-cell office:value-type="float" office:value="129.598736">
            <text:p>129.598736</text:p>
          </table:table-cell>
          <table:table-cell table:formula="of:=[.B3095]-[.C3095]" office:value-type="float" office:value="-9.75483800000001">
            <text:p>-9.754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150249">
            <text:p>149.150249</text:p>
          </table:table-cell>
          <table:table-cell office:value-type="float" office:value="164.607386">
            <text:p>164.607386</text:p>
          </table:table-cell>
          <table:table-cell table:formula="of:=[.B3096]-[.C3096]" office:value-type="float" office:value="-15.457137">
            <text:p>-15.457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703209">
            <text:p>89.703209</text:p>
          </table:table-cell>
          <table:table-cell office:value-type="float" office:value="97.55424">
            <text:p>97.55424</text:p>
          </table:table-cell>
          <table:table-cell table:formula="of:=[.B3097]-[.C3097]" office:value-type="float" office:value="-7.85103099999999">
            <text:p>-7.851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473425">
            <text:p>62.473425</text:p>
          </table:table-cell>
          <table:table-cell office:value-type="float" office:value="68.480771">
            <text:p>68.480771</text:p>
          </table:table-cell>
          <table:table-cell table:formula="of:=[.B3098]-[.C3098]" office:value-type="float" office:value="-6.00734600000001">
            <text:p>-6.007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126901">
            <text:p>149.126901</text:p>
          </table:table-cell>
          <table:table-cell office:value-type="float" office:value="162.325611">
            <text:p>162.325611</text:p>
          </table:table-cell>
          <table:table-cell table:formula="of:=[.B3099]-[.C3099]" office:value-type="float" office:value="-13.19871">
            <text:p>-13.19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09769">
            <text:p>169.909769</text:p>
          </table:table-cell>
          <table:table-cell office:value-type="float" office:value="184.883249">
            <text:p>184.883249</text:p>
          </table:table-cell>
          <table:table-cell table:formula="of:=[.B3100]-[.C3100]" office:value-type="float" office:value="-14.97348">
            <text:p>-14.97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921529">
            <text:p>115.921529</text:p>
          </table:table-cell>
          <table:table-cell office:value-type="float" office:value="129.463684">
            <text:p>129.463684</text:p>
          </table:table-cell>
          <table:table-cell table:formula="of:=[.B3101]-[.C3101]" office:value-type="float" office:value="-13.542155">
            <text:p>-13.542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101499">
            <text:p>125.101499</text:p>
          </table:table-cell>
          <table:table-cell office:value-type="float" office:value="137.191416">
            <text:p>137.191416</text:p>
          </table:table-cell>
          <table:table-cell table:formula="of:=[.B3102]-[.C3102]" office:value-type="float" office:value="-12.089917">
            <text:p>-12.089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613031">
            <text:p>89.613031</text:p>
          </table:table-cell>
          <table:table-cell office:value-type="float" office:value="98.36448">
            <text:p>98.36448</text:p>
          </table:table-cell>
          <table:table-cell table:formula="of:=[.B3103]-[.C3103]" office:value-type="float" office:value="-8.75144899999999">
            <text:p>-8.751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415338">
            <text:p>103.415338</text:p>
          </table:table-cell>
          <table:table-cell office:value-type="float" office:value="111.863237">
            <text:p>111.863237</text:p>
          </table:table-cell>
          <table:table-cell table:formula="of:=[.B3104]-[.C3104]" office:value-type="float" office:value="-8.44789899999999">
            <text:p>-8.447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423092">
            <text:p>153.423092</text:p>
          </table:table-cell>
          <table:table-cell office:value-type="float" office:value="168.025091">
            <text:p>168.025091</text:p>
          </table:table-cell>
          <table:table-cell table:formula="of:=[.B3105]-[.C3105]" office:value-type="float" office:value="-14.601999">
            <text:p>-14.601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23478">
            <text:p>136.223478</text:p>
          </table:table-cell>
          <table:table-cell office:value-type="float" office:value="153.141401">
            <text:p>153.141401</text:p>
          </table:table-cell>
          <table:table-cell table:formula="of:=[.B3106]-[.C3106]" office:value-type="float" office:value="-16.917923">
            <text:p>-16.917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25009">
            <text:p>96.725009</text:p>
          </table:table-cell>
          <table:table-cell office:value-type="float" office:value="105.625292">
            <text:p>105.625292</text:p>
          </table:table-cell>
          <table:table-cell table:formula="of:=[.B3107]-[.C3107]" office:value-type="float" office:value="-8.900283">
            <text:p>-8.900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67324">
            <text:p>135.067324</text:p>
          </table:table-cell>
          <table:table-cell office:value-type="float" office:value="152.275716">
            <text:p>152.275716</text:p>
          </table:table-cell>
          <table:table-cell table:formula="of:=[.B3108]-[.C3108]" office:value-type="float" office:value="-17.208392">
            <text:p>-17.208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54652">
            <text:p>115.754652</text:p>
          </table:table-cell>
          <table:table-cell office:value-type="float" office:value="128.270652">
            <text:p>128.270652</text:p>
          </table:table-cell>
          <table:table-cell table:formula="of:=[.B3109]-[.C3109]" office:value-type="float" office:value="-12.516">
            <text:p>-12.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855197">
            <text:p>135.855197</text:p>
          </table:table-cell>
          <table:table-cell office:value-type="float" office:value="150.575062">
            <text:p>150.575062</text:p>
          </table:table-cell>
          <table:table-cell table:formula="of:=[.B3110]-[.C3110]" office:value-type="float" office:value="-14.719865">
            <text:p>-14.719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21581">
            <text:p>142.21581</text:p>
          </table:table-cell>
          <table:table-cell office:value-type="float" office:value="154.793808">
            <text:p>154.793808</text:p>
          </table:table-cell>
          <table:table-cell table:formula="of:=[.B3111]-[.C3111]" office:value-type="float" office:value="-12.577998">
            <text:p>-12.577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662004">
            <text:p>164.662004</text:p>
          </table:table-cell>
          <table:table-cell office:value-type="float" office:value="179.956409">
            <text:p>179.956409</text:p>
          </table:table-cell>
          <table:table-cell table:formula="of:=[.B3112]-[.C3112]" office:value-type="float" office:value="-15.294405">
            <text:p>-15.294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895134">
            <text:p>234.895134</text:p>
          </table:table-cell>
          <table:table-cell office:value-type="float" office:value="253.746443">
            <text:p>253.746443</text:p>
          </table:table-cell>
          <table:table-cell table:formula="of:=[.B3113]-[.C3113]" office:value-type="float" office:value="-18.851309">
            <text:p>-18.851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.770813">
            <text:p>310.770813</text:p>
          </table:table-cell>
          <table:table-cell office:value-type="float" office:value="338.015116">
            <text:p>338.015116</text:p>
          </table:table-cell>
          <table:table-cell table:formula="of:=[.B3114]-[.C3114]" office:value-type="float" office:value="-27.244303">
            <text:p>-27.244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619057">
            <text:p>84.619057</text:p>
          </table:table-cell>
          <table:table-cell office:value-type="float" office:value="90.123541">
            <text:p>90.123541</text:p>
          </table:table-cell>
          <table:table-cell table:formula="of:=[.B3115]-[.C3115]" office:value-type="float" office:value="-5.50448400000001">
            <text:p>-5.504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907769">
            <text:p>127.907769</text:p>
          </table:table-cell>
          <table:table-cell office:value-type="float" office:value="142.063748">
            <text:p>142.063748</text:p>
          </table:table-cell>
          <table:table-cell table:formula="of:=[.B3116]-[.C3116]" office:value-type="float" office:value="-14.155979">
            <text:p>-14.155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02948">
            <text:p>88.202948</text:p>
          </table:table-cell>
          <table:table-cell office:value-type="float" office:value="95.548249">
            <text:p>95.548249</text:p>
          </table:table-cell>
          <table:table-cell table:formula="of:=[.B3117]-[.C3117]" office:value-type="float" office:value="-7.34530099999999">
            <text:p>-7.345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992034">
            <text:p>111.992034</text:p>
          </table:table-cell>
          <table:table-cell office:value-type="float" office:value="121.20226">
            <text:p>121.20226</text:p>
          </table:table-cell>
          <table:table-cell table:formula="of:=[.B3118]-[.C3118]" office:value-type="float" office:value="-9.21022599999999">
            <text:p>-9.210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136707">
            <text:p>140.136707</text:p>
          </table:table-cell>
          <table:table-cell office:value-type="float" office:value="158.00501">
            <text:p>158.00501</text:p>
          </table:table-cell>
          <table:table-cell table:formula="of:=[.B3119]-[.C3119]" office:value-type="float" office:value="-17.868303">
            <text:p>-17.868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6427">
            <text:p>80.16427</text:p>
          </table:table-cell>
          <table:table-cell office:value-type="float" office:value="86.272004">
            <text:p>86.272004</text:p>
          </table:table-cell>
          <table:table-cell table:formula="of:=[.B3120]-[.C3120]" office:value-type="float" office:value="-6.10773399999999">
            <text:p>-6.107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94465">
            <text:p>82.094465</text:p>
          </table:table-cell>
          <table:table-cell office:value-type="float" office:value="93.094105">
            <text:p>93.094105</text:p>
          </table:table-cell>
          <table:table-cell table:formula="of:=[.B3121]-[.C3121]" office:value-type="float" office:value="-10.99964">
            <text:p>-10.99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31534">
            <text:p>98.031534</text:p>
          </table:table-cell>
          <table:table-cell office:value-type="float" office:value="106.060018">
            <text:p>106.060018</text:p>
          </table:table-cell>
          <table:table-cell table:formula="of:=[.B3122]-[.C3122]" office:value-type="float" office:value="-8.02848400000001">
            <text:p>-8.028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144565">
            <text:p>215.144565</text:p>
          </table:table-cell>
          <table:table-cell office:value-type="float" office:value="231.309448">
            <text:p>231.309448</text:p>
          </table:table-cell>
          <table:table-cell table:formula="of:=[.B3123]-[.C3123]" office:value-type="float" office:value="-16.164883">
            <text:p>-16.164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972883">
            <text:p>173.972883</text:p>
          </table:table-cell>
          <table:table-cell office:value-type="float" office:value="195.282403">
            <text:p>195.282403</text:p>
          </table:table-cell>
          <table:table-cell table:formula="of:=[.B3124]-[.C3124]" office:value-type="float" office:value="-21.30952">
            <text:p>-21.30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88523">
            <text:p>134.588523</text:p>
          </table:table-cell>
          <table:table-cell office:value-type="float" office:value="146.044919">
            <text:p>146.044919</text:p>
          </table:table-cell>
          <table:table-cell table:formula="of:=[.B3125]-[.C3125]" office:value-type="float" office:value="-11.456396">
            <text:p>-11.456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916308">
            <text:p>184.916308</text:p>
          </table:table-cell>
          <table:table-cell office:value-type="float" office:value="203.714883">
            <text:p>203.714883</text:p>
          </table:table-cell>
          <table:table-cell table:formula="of:=[.B3126]-[.C3126]" office:value-type="float" office:value="-18.798575">
            <text:p>-18.798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830292">
            <text:p>46.830292</text:p>
          </table:table-cell>
          <table:table-cell office:value-type="float" office:value="49.548449">
            <text:p>49.548449</text:p>
          </table:table-cell>
          <table:table-cell table:formula="of:=[.B3127]-[.C3127]" office:value-type="float" office:value="-2.718157">
            <text:p>-2.718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0.055119">
            <text:p>460.055119</text:p>
          </table:table-cell>
          <table:table-cell office:value-type="float" office:value="499.006618">
            <text:p>499.006618</text:p>
          </table:table-cell>
          <table:table-cell table:formula="of:=[.B3128]-[.C3128]" office:value-type="float" office:value="-38.951499">
            <text:p>-38.951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440512">
            <text:p>109.440512</text:p>
          </table:table-cell>
          <table:table-cell office:value-type="float" office:value="121.123869">
            <text:p>121.123869</text:p>
          </table:table-cell>
          <table:table-cell table:formula="of:=[.B3129]-[.C3129]" office:value-type="float" office:value="-11.683357">
            <text:p>-11.683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27981">
            <text:p>72.527981</text:p>
          </table:table-cell>
          <table:table-cell office:value-type="float" office:value="78.588555">
            <text:p>78.588555</text:p>
          </table:table-cell>
          <table:table-cell table:formula="of:=[.B3130]-[.C3130]" office:value-type="float" office:value="-6.060574">
            <text:p>-6.060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138087">
            <text:p>165.138087</text:p>
          </table:table-cell>
          <table:table-cell office:value-type="float" office:value="177.348072">
            <text:p>177.348072</text:p>
          </table:table-cell>
          <table:table-cell table:formula="of:=[.B3131]-[.C3131]" office:value-type="float" office:value="-12.209985">
            <text:p>-12.209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366696">
            <text:p>201.366696</text:p>
          </table:table-cell>
          <table:table-cell office:value-type="float" office:value="217.595334">
            <text:p>217.595334</text:p>
          </table:table-cell>
          <table:table-cell table:formula="of:=[.B3132]-[.C3132]" office:value-type="float" office:value="-16.228638">
            <text:p>-16.228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407254">
            <text:p>139.407254</text:p>
          </table:table-cell>
          <table:table-cell office:value-type="float" office:value="157.512085">
            <text:p>157.512085</text:p>
          </table:table-cell>
          <table:table-cell table:formula="of:=[.B3133]-[.C3133]" office:value-type="float" office:value="-18.104831">
            <text:p>-18.104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423995">
            <text:p>127.423995</text:p>
          </table:table-cell>
          <table:table-cell office:value-type="float" office:value="144.215433">
            <text:p>144.215433</text:p>
          </table:table-cell>
          <table:table-cell table:formula="of:=[.B3134]-[.C3134]" office:value-type="float" office:value="-16.791438">
            <text:p>-16.791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902468">
            <text:p>228.902468</text:p>
          </table:table-cell>
          <table:table-cell office:value-type="float" office:value="246.940147">
            <text:p>246.940147</text:p>
          </table:table-cell>
          <table:table-cell table:formula="of:=[.B3135]-[.C3135]" office:value-type="float" office:value="-18.037679">
            <text:p>-18.037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212398">
            <text:p>166.212398</text:p>
          </table:table-cell>
          <table:table-cell office:value-type="float" office:value="188.733345">
            <text:p>188.733345</text:p>
          </table:table-cell>
          <table:table-cell table:formula="of:=[.B3136]-[.C3136]" office:value-type="float" office:value="-22.520947">
            <text:p>-22.520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08728">
            <text:p>45.508728</text:p>
          </table:table-cell>
          <table:table-cell office:value-type="float" office:value="49.608483">
            <text:p>49.608483</text:p>
          </table:table-cell>
          <table:table-cell table:formula="of:=[.B3137]-[.C3137]" office:value-type="float" office:value="-4.099755">
            <text:p>-4.099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009602">
            <text:p>203.009602</text:p>
          </table:table-cell>
          <table:table-cell office:value-type="float" office:value="223.991705">
            <text:p>223.991705</text:p>
          </table:table-cell>
          <table:table-cell table:formula="of:=[.B3138]-[.C3138]" office:value-type="float" office:value="-20.982103">
            <text:p>-20.982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39382">
            <text:p>108.339382</text:p>
          </table:table-cell>
          <table:table-cell office:value-type="float" office:value="118.630997">
            <text:p>118.630997</text:p>
          </table:table-cell>
          <table:table-cell table:formula="of:=[.B3139]-[.C3139]" office:value-type="float" office:value="-10.291615">
            <text:p>-10.291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619312">
            <text:p>161.619312</text:p>
          </table:table-cell>
          <table:table-cell office:value-type="float" office:value="179.52947">
            <text:p>179.52947</text:p>
          </table:table-cell>
          <table:table-cell table:formula="of:=[.B3140]-[.C3140]" office:value-type="float" office:value="-17.910158">
            <text:p>-17.910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942344">
            <text:p>128.942344</text:p>
          </table:table-cell>
          <table:table-cell office:value-type="float" office:value="139.450281">
            <text:p>139.450281</text:p>
          </table:table-cell>
          <table:table-cell table:formula="of:=[.B3141]-[.C3141]" office:value-type="float" office:value="-10.507937">
            <text:p>-10.507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.473475">
            <text:p>253.473475</text:p>
          </table:table-cell>
          <table:table-cell office:value-type="float" office:value="287.069117">
            <text:p>287.069117</text:p>
          </table:table-cell>
          <table:table-cell table:formula="of:=[.B3142]-[.C3142]" office:value-type="float" office:value="-33.595642">
            <text:p>-33.595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062033">
            <text:p>208.062033</text:p>
          </table:table-cell>
          <table:table-cell office:value-type="float" office:value="227.393083">
            <text:p>227.393083</text:p>
          </table:table-cell>
          <table:table-cell table:formula="of:=[.B3143]-[.C3143]" office:value-type="float" office:value="-19.33105">
            <text:p>-19.33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526081">
            <text:p>127.526081</text:p>
          </table:table-cell>
          <table:table-cell office:value-type="float" office:value="136.926247">
            <text:p>136.926247</text:p>
          </table:table-cell>
          <table:table-cell table:formula="of:=[.B3144]-[.C3144]" office:value-type="float" office:value="-9.40016599999998">
            <text:p>-9.400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092845">
            <text:p>133.092845</text:p>
          </table:table-cell>
          <table:table-cell office:value-type="float" office:value="147.484133">
            <text:p>147.484133</text:p>
          </table:table-cell>
          <table:table-cell table:formula="of:=[.B3145]-[.C3145]" office:value-type="float" office:value="-14.391288">
            <text:p>-14.391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05366">
            <text:p>97.905366</text:p>
          </table:table-cell>
          <table:table-cell office:value-type="float" office:value="106.641825">
            <text:p>106.641825</text:p>
          </table:table-cell>
          <table:table-cell table:formula="of:=[.B3146]-[.C3146]" office:value-type="float" office:value="-8.736459">
            <text:p>-8.736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099249">
            <text:p>87.099249</text:p>
          </table:table-cell>
          <table:table-cell office:value-type="float" office:value="92.389794">
            <text:p>92.389794</text:p>
          </table:table-cell>
          <table:table-cell table:formula="of:=[.B3147]-[.C3147]" office:value-type="float" office:value="-5.29054499999999">
            <text:p>-5.290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120859">
            <text:p>124.120859</text:p>
          </table:table-cell>
          <table:table-cell office:value-type="float" office:value="139.654907">
            <text:p>139.654907</text:p>
          </table:table-cell>
          <table:table-cell table:formula="of:=[.B3148]-[.C3148]" office:value-type="float" office:value="-15.534048">
            <text:p>-15.534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84506">
            <text:p>64.684506</text:p>
          </table:table-cell>
          <table:table-cell office:value-type="float" office:value="73.342061">
            <text:p>73.342061</text:p>
          </table:table-cell>
          <table:table-cell table:formula="of:=[.B3149]-[.C3149]" office:value-type="float" office:value="-8.657555">
            <text:p>-8.6575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844257">
            <text:p>120.844257</text:p>
          </table:table-cell>
          <table:table-cell office:value-type="float" office:value="134.231551">
            <text:p>134.231551</text:p>
          </table:table-cell>
          <table:table-cell table:formula="of:=[.B3150]-[.C3150]" office:value-type="float" office:value="-13.387294">
            <text:p>-13.387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62633">
            <text:p>125.62633</text:p>
          </table:table-cell>
          <table:table-cell office:value-type="float" office:value="131.319004">
            <text:p>131.319004</text:p>
          </table:table-cell>
          <table:table-cell table:formula="of:=[.B3151]-[.C3151]" office:value-type="float" office:value="-5.69267400000001">
            <text:p>-5.692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.034346">
            <text:p>310.034346</text:p>
          </table:table-cell>
          <table:table-cell office:value-type="float" office:value="346.483039">
            <text:p>346.483039</text:p>
          </table:table-cell>
          <table:table-cell table:formula="of:=[.B3152]-[.C3152]" office:value-type="float" office:value="-36.448693">
            <text:p>-36.448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42445">
            <text:p>75.642445</text:p>
          </table:table-cell>
          <table:table-cell office:value-type="float" office:value="84.465064">
            <text:p>84.465064</text:p>
          </table:table-cell>
          <table:table-cell table:formula="of:=[.B3153]-[.C3153]" office:value-type="float" office:value="-8.822619">
            <text:p>-8.822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234789">
            <text:p>123.234789</text:p>
          </table:table-cell>
          <table:table-cell office:value-type="float" office:value="138.937624">
            <text:p>138.937624</text:p>
          </table:table-cell>
          <table:table-cell table:formula="of:=[.B3154]-[.C3154]" office:value-type="float" office:value="-15.702835">
            <text:p>-15.702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598084">
            <text:p>102.598084</text:p>
          </table:table-cell>
          <table:table-cell office:value-type="float" office:value="114.305412">
            <text:p>114.305412</text:p>
          </table:table-cell>
          <table:table-cell table:formula="of:=[.B3155]-[.C3155]" office:value-type="float" office:value="-11.707328">
            <text:p>-11.707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2.939738">
            <text:p>372.939738</text:p>
          </table:table-cell>
          <table:table-cell office:value-type="float" office:value="411.212589">
            <text:p>411.212589</text:p>
          </table:table-cell>
          <table:table-cell table:formula="of:=[.B3156]-[.C3156]" office:value-type="float" office:value="-38.272851">
            <text:p>-38.272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432516">
            <text:p>143.432516</text:p>
          </table:table-cell>
          <table:table-cell office:value-type="float" office:value="149.795429">
            <text:p>149.795429</text:p>
          </table:table-cell>
          <table:table-cell table:formula="of:=[.B3157]-[.C3157]" office:value-type="float" office:value="-6.36291300000002">
            <text:p>-6.362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791373">
            <text:p>127.791373</text:p>
          </table:table-cell>
          <table:table-cell office:value-type="float" office:value="136.761571">
            <text:p>136.761571</text:p>
          </table:table-cell>
          <table:table-cell table:formula="of:=[.B3158]-[.C3158]" office:value-type="float" office:value="-8.97019800000001">
            <text:p>-8.970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107077">
            <text:p>49.107077</text:p>
          </table:table-cell>
          <table:table-cell office:value-type="float" office:value="53.345441">
            <text:p>53.345441</text:p>
          </table:table-cell>
          <table:table-cell table:formula="of:=[.B3159]-[.C3159]" office:value-type="float" office:value="-4.238364">
            <text:p>-4.238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2913">
            <text:p>23.2913</text:p>
          </table:table-cell>
          <table:table-cell office:value-type="float" office:value="25.065779">
            <text:p>25.065779</text:p>
          </table:table-cell>
          <table:table-cell table:formula="of:=[.B3160]-[.C3160]" office:value-type="float" office:value="-1.774479">
            <text:p>-1.774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.486286">
            <text:p>260.486286</text:p>
          </table:table-cell>
          <table:table-cell office:value-type="float" office:value="289.516789">
            <text:p>289.516789</text:p>
          </table:table-cell>
          <table:table-cell table:formula="of:=[.B3161]-[.C3161]" office:value-type="float" office:value="-29.030503">
            <text:p>-29.030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489276">
            <text:p>151.489276</text:p>
          </table:table-cell>
          <table:table-cell office:value-type="float" office:value="165.232702">
            <text:p>165.232702</text:p>
          </table:table-cell>
          <table:table-cell table:formula="of:=[.B3162]-[.C3162]" office:value-type="float" office:value="-13.743426">
            <text:p>-13.743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671398">
            <text:p>238.671398</text:p>
          </table:table-cell>
          <table:table-cell office:value-type="float" office:value="257.024557">
            <text:p>257.024557</text:p>
          </table:table-cell>
          <table:table-cell table:formula="of:=[.B3163]-[.C3163]" office:value-type="float" office:value="-18.353159">
            <text:p>-18.353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352268">
            <text:p>54.352268</text:p>
          </table:table-cell>
          <table:table-cell office:value-type="float" office:value="59.047236">
            <text:p>59.047236</text:p>
          </table:table-cell>
          <table:table-cell table:formula="of:=[.B3164]-[.C3164]" office:value-type="float" office:value="-4.694968">
            <text:p>-4.694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979222">
            <text:p>158.979222</text:p>
          </table:table-cell>
          <table:table-cell office:value-type="float" office:value="170.022599">
            <text:p>170.022599</text:p>
          </table:table-cell>
          <table:table-cell table:formula="of:=[.B3165]-[.C3165]" office:value-type="float" office:value="-11.043377">
            <text:p>-11.0433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268936">
            <text:p>161.268936</text:p>
          </table:table-cell>
          <table:table-cell office:value-type="float" office:value="172.870057">
            <text:p>172.870057</text:p>
          </table:table-cell>
          <table:table-cell table:formula="of:=[.B3166]-[.C3166]" office:value-type="float" office:value="-11.601121">
            <text:p>-11.601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916497">
            <text:p>171.916497</text:p>
          </table:table-cell>
          <table:table-cell office:value-type="float" office:value="189.259866">
            <text:p>189.259866</text:p>
          </table:table-cell>
          <table:table-cell table:formula="of:=[.B3167]-[.C3167]" office:value-type="float" office:value="-17.343369">
            <text:p>-17.343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790475">
            <text:p>150.790475</text:p>
          </table:table-cell>
          <table:table-cell office:value-type="float" office:value="163.551933">
            <text:p>163.551933</text:p>
          </table:table-cell>
          <table:table-cell table:formula="of:=[.B3168]-[.C3168]" office:value-type="float" office:value="-12.761458">
            <text:p>-12.761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88574">
            <text:p>106.588574</text:p>
          </table:table-cell>
          <table:table-cell office:value-type="float" office:value="116.664997">
            <text:p>116.664997</text:p>
          </table:table-cell>
          <table:table-cell table:formula="of:=[.B3169]-[.C3169]" office:value-type="float" office:value="-10.076423">
            <text:p>-10.076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204692">
            <text:p>172.204692</text:p>
          </table:table-cell>
          <table:table-cell office:value-type="float" office:value="179.314108">
            <text:p>179.314108</text:p>
          </table:table-cell>
          <table:table-cell table:formula="of:=[.B3170]-[.C3170]" office:value-type="float" office:value="-7.10941600000001">
            <text:p>-7.109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104761">
            <text:p>68.104761</text:p>
          </table:table-cell>
          <table:table-cell office:value-type="float" office:value="69.661252">
            <text:p>69.661252</text:p>
          </table:table-cell>
          <table:table-cell table:formula="of:=[.B3171]-[.C3171]" office:value-type="float" office:value="-1.55649100000001">
            <text:p>-1.556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499079">
            <text:p>95.499079</text:p>
          </table:table-cell>
          <table:table-cell office:value-type="float" office:value="100.203827">
            <text:p>100.203827</text:p>
          </table:table-cell>
          <table:table-cell table:formula="of:=[.B3172]-[.C3172]" office:value-type="float" office:value="-4.70474800000001">
            <text:p>-4.704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729396">
            <text:p>192.729396</text:p>
          </table:table-cell>
          <table:table-cell office:value-type="float" office:value="207.485827">
            <text:p>207.485827</text:p>
          </table:table-cell>
          <table:table-cell table:formula="of:=[.B3173]-[.C3173]" office:value-type="float" office:value="-14.756431">
            <text:p>-14.756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012022">
            <text:p>279.012022</text:p>
          </table:table-cell>
          <table:table-cell office:value-type="float" office:value="299.107112">
            <text:p>299.107112</text:p>
          </table:table-cell>
          <table:table-cell table:formula="of:=[.B3174]-[.C3174]" office:value-type="float" office:value="-20.09509">
            <text:p>-20.09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646213">
            <text:p>161.646213</text:p>
          </table:table-cell>
          <table:table-cell office:value-type="float" office:value="171.196394">
            <text:p>171.196394</text:p>
          </table:table-cell>
          <table:table-cell table:formula="of:=[.B3175]-[.C3175]" office:value-type="float" office:value="-9.55018100000001">
            <text:p>-9.550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9.049147">
            <text:p>479.049147</text:p>
          </table:table-cell>
          <table:table-cell office:value-type="float" office:value="517.417346">
            <text:p>517.417346</text:p>
          </table:table-cell>
          <table:table-cell table:formula="of:=[.B3176]-[.C3176]" office:value-type="float" office:value="-38.3681989999999">
            <text:p>-38.368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778346">
            <text:p>244.778346</text:p>
          </table:table-cell>
          <table:table-cell office:value-type="float" office:value="261.671997">
            <text:p>261.671997</text:p>
          </table:table-cell>
          <table:table-cell table:formula="of:=[.B3177]-[.C3177]" office:value-type="float" office:value="-16.893651">
            <text:p>-16.8936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648786">
            <text:p>251.648786</text:p>
          </table:table-cell>
          <table:table-cell office:value-type="float" office:value="266.387125">
            <text:p>266.387125</text:p>
          </table:table-cell>
          <table:table-cell table:formula="of:=[.B3178]-[.C3178]" office:value-type="float" office:value="-14.738339">
            <text:p>-14.738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872312">
            <text:p>142.872312</text:p>
          </table:table-cell>
          <table:table-cell office:value-type="float" office:value="150.134082">
            <text:p>150.134082</text:p>
          </table:table-cell>
          <table:table-cell table:formula="of:=[.B3179]-[.C3179]" office:value-type="float" office:value="-7.26177000000001">
            <text:p>-7.26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128126">
            <text:p>56.128126</text:p>
          </table:table-cell>
          <table:table-cell office:value-type="float" office:value="58.784171">
            <text:p>58.784171</text:p>
          </table:table-cell>
          <table:table-cell table:formula="of:=[.B3180]-[.C3180]" office:value-type="float" office:value="-2.656045">
            <text:p>-2.656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82372">
            <text:p>135.082372</text:p>
          </table:table-cell>
          <table:table-cell office:value-type="float" office:value="141.587677">
            <text:p>141.587677</text:p>
          </table:table-cell>
          <table:table-cell table:formula="of:=[.B3181]-[.C3181]" office:value-type="float" office:value="-6.50530500000002">
            <text:p>-6.505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45384">
            <text:p>116.145384</text:p>
          </table:table-cell>
          <table:table-cell office:value-type="float" office:value="119.75051">
            <text:p>119.75051</text:p>
          </table:table-cell>
          <table:table-cell table:formula="of:=[.B3182]-[.C3182]" office:value-type="float" office:value="-3.605126">
            <text:p>-3.605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558927">
            <text:p>148.558927</text:p>
          </table:table-cell>
          <table:table-cell office:value-type="float" office:value="158.222249">
            <text:p>158.222249</text:p>
          </table:table-cell>
          <table:table-cell table:formula="of:=[.B3183]-[.C3183]" office:value-type="float" office:value="-9.66332199999999">
            <text:p>-9.663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932167">
            <text:p>200.932167</text:p>
          </table:table-cell>
          <table:table-cell office:value-type="float" office:value="217.159513">
            <text:p>217.159513</text:p>
          </table:table-cell>
          <table:table-cell table:formula="of:=[.B3184]-[.C3184]" office:value-type="float" office:value="-16.227346">
            <text:p>-16.227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084582">
            <text:p>211.084582</text:p>
          </table:table-cell>
          <table:table-cell office:value-type="float" office:value="222.866911">
            <text:p>222.866911</text:p>
          </table:table-cell>
          <table:table-cell table:formula="of:=[.B3185]-[.C3185]" office:value-type="float" office:value="-11.782329">
            <text:p>-11.782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664953">
            <text:p>57.664953</text:p>
          </table:table-cell>
          <table:table-cell office:value-type="float" office:value="59.847283">
            <text:p>59.847283</text:p>
          </table:table-cell>
          <table:table-cell table:formula="of:=[.B3186]-[.C3186]" office:value-type="float" office:value="-2.18233">
            <text:p>-2.18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17856">
            <text:p>108.417856</text:p>
          </table:table-cell>
          <table:table-cell office:value-type="float" office:value="113.573644">
            <text:p>113.573644</text:p>
          </table:table-cell>
          <table:table-cell table:formula="of:=[.B3187]-[.C3187]" office:value-type="float" office:value="-5.155788">
            <text:p>-5.155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1717">
            <text:p>99.81717</text:p>
          </table:table-cell>
          <table:table-cell office:value-type="float" office:value="105.13461">
            <text:p>105.13461</text:p>
          </table:table-cell>
          <table:table-cell table:formula="of:=[.B3188]-[.C3188]" office:value-type="float" office:value="-5.31743999999999">
            <text:p>-5.31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873483">
            <text:p>104.873483</text:p>
          </table:table-cell>
          <table:table-cell office:value-type="float" office:value="109.63296">
            <text:p>109.63296</text:p>
          </table:table-cell>
          <table:table-cell table:formula="of:=[.B3189]-[.C3189]" office:value-type="float" office:value="-4.759477">
            <text:p>-4.759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182966">
            <text:p>139.182966</text:p>
          </table:table-cell>
          <table:table-cell office:value-type="float" office:value="147.5794">
            <text:p>147.5794</text:p>
          </table:table-cell>
          <table:table-cell table:formula="of:=[.B3190]-[.C3190]" office:value-type="float" office:value="-8.396434">
            <text:p>-8.396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886431">
            <text:p>156.886431</text:p>
          </table:table-cell>
          <table:table-cell office:value-type="float" office:value="165.842905">
            <text:p>165.842905</text:p>
          </table:table-cell>
          <table:table-cell table:formula="of:=[.B3191]-[.C3191]" office:value-type="float" office:value="-8.95647400000001">
            <text:p>-8.956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251762">
            <text:p>142.251762</text:p>
          </table:table-cell>
          <table:table-cell office:value-type="float" office:value="149.321506">
            <text:p>149.321506</text:p>
          </table:table-cell>
          <table:table-cell table:formula="of:=[.B3192]-[.C3192]" office:value-type="float" office:value="-7.06974399999999">
            <text:p>-7.069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008586">
            <text:p>160.008586</text:p>
          </table:table-cell>
          <table:table-cell office:value-type="float" office:value="166.337001">
            <text:p>166.337001</text:p>
          </table:table-cell>
          <table:table-cell table:formula="of:=[.B3193]-[.C3193]" office:value-type="float" office:value="-6.32841499999998">
            <text:p>-6.328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786199">
            <text:p>189.786199</text:p>
          </table:table-cell>
          <table:table-cell office:value-type="float" office:value="198.800569">
            <text:p>198.800569</text:p>
          </table:table-cell>
          <table:table-cell table:formula="of:=[.B3194]-[.C3194]" office:value-type="float" office:value="-9.01436999999999">
            <text:p>-9.01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.108486">
            <text:p>299.108486</text:p>
          </table:table-cell>
          <table:table-cell office:value-type="float" office:value="317.92244">
            <text:p>317.92244</text:p>
          </table:table-cell>
          <table:table-cell table:formula="of:=[.B3195]-[.C3195]" office:value-type="float" office:value="-18.813954">
            <text:p>-18.813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745536">
            <text:p>123.745536</text:p>
          </table:table-cell>
          <table:table-cell office:value-type="float" office:value="131.516991">
            <text:p>131.516991</text:p>
          </table:table-cell>
          <table:table-cell table:formula="of:=[.B3196]-[.C3196]" office:value-type="float" office:value="-7.77145499999999">
            <text:p>-7.771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824643">
            <text:p>112.824643</text:p>
          </table:table-cell>
          <table:table-cell office:value-type="float" office:value="118.295824">
            <text:p>118.295824</text:p>
          </table:table-cell>
          <table:table-cell table:formula="of:=[.B3197]-[.C3197]" office:value-type="float" office:value="-5.471181">
            <text:p>-5.471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.792406">
            <text:p>363.792406</text:p>
          </table:table-cell>
          <table:table-cell office:value-type="float" office:value="372.76169">
            <text:p>372.76169</text:p>
          </table:table-cell>
          <table:table-cell table:formula="of:=[.B3198]-[.C3198]" office:value-type="float" office:value="-8.96928399999996">
            <text:p>-8.969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846312">
            <text:p>155.846312</text:p>
          </table:table-cell>
          <table:table-cell office:value-type="float" office:value="163.700424">
            <text:p>163.700424</text:p>
          </table:table-cell>
          <table:table-cell table:formula="of:=[.B3199]-[.C3199]" office:value-type="float" office:value="-7.85411199999999">
            <text:p>-7.854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917384">
            <text:p>85.917384</text:p>
          </table:table-cell>
          <table:table-cell office:value-type="float" office:value="89.034037">
            <text:p>89.034037</text:p>
          </table:table-cell>
          <table:table-cell table:formula="of:=[.B3200]-[.C3200]" office:value-type="float" office:value="-3.116653">
            <text:p>-3.116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86711">
            <text:p>134.486711</text:p>
          </table:table-cell>
          <table:table-cell office:value-type="float" office:value="141.41424">
            <text:p>141.41424</text:p>
          </table:table-cell>
          <table:table-cell table:formula="of:=[.B3201]-[.C3201]" office:value-type="float" office:value="-6.92752899999999">
            <text:p>-6.927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548882">
            <text:p>125.548882</text:p>
          </table:table-cell>
          <table:table-cell office:value-type="float" office:value="132.148831">
            <text:p>132.148831</text:p>
          </table:table-cell>
          <table:table-cell table:formula="of:=[.B3202]-[.C3202]" office:value-type="float" office:value="-6.599949">
            <text:p>-6.599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770384">
            <text:p>148.770384</text:p>
          </table:table-cell>
          <table:table-cell office:value-type="float" office:value="158.192895">
            <text:p>158.192895</text:p>
          </table:table-cell>
          <table:table-cell table:formula="of:=[.B3203]-[.C3203]" office:value-type="float" office:value="-9.42251099999999">
            <text:p>-9.422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994039">
            <text:p>172.994039</text:p>
          </table:table-cell>
          <table:table-cell office:value-type="float" office:value="182.580345">
            <text:p>182.580345</text:p>
          </table:table-cell>
          <table:table-cell table:formula="of:=[.B3204]-[.C3204]" office:value-type="float" office:value="-9.58630600000001">
            <text:p>-9.586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6.771941">
            <text:p>326.771941</text:p>
          </table:table-cell>
          <table:table-cell office:value-type="float" office:value="346.379228">
            <text:p>346.379228</text:p>
          </table:table-cell>
          <table:table-cell table:formula="of:=[.B3205]-[.C3205]" office:value-type="float" office:value="-19.607287">
            <text:p>-19.607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796455">
            <text:p>99.796455</text:p>
          </table:table-cell>
          <table:table-cell office:value-type="float" office:value="103.365973">
            <text:p>103.365973</text:p>
          </table:table-cell>
          <table:table-cell table:formula="of:=[.B3206]-[.C3206]" office:value-type="float" office:value="-3.569518">
            <text:p>-3.569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273875">
            <text:p>182.273875</text:p>
          </table:table-cell>
          <table:table-cell office:value-type="float" office:value="189.941375">
            <text:p>189.941375</text:p>
          </table:table-cell>
          <table:table-cell table:formula="of:=[.B3207]-[.C3207]" office:value-type="float" office:value="-7.66749999999999">
            <text:p>-7.6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774152">
            <text:p>57.774152</text:p>
          </table:table-cell>
          <table:table-cell office:value-type="float" office:value="60.302644">
            <text:p>60.302644</text:p>
          </table:table-cell>
          <table:table-cell table:formula="of:=[.B3208]-[.C3208]" office:value-type="float" office:value="-2.528492">
            <text:p>-2.528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638537">
            <text:p>100.638537</text:p>
          </table:table-cell>
          <table:table-cell office:value-type="float" office:value="106.944689">
            <text:p>106.944689</text:p>
          </table:table-cell>
          <table:table-cell table:formula="of:=[.B3209]-[.C3209]" office:value-type="float" office:value="-6.306152">
            <text:p>-6.306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664605">
            <text:p>58.664605</text:p>
          </table:table-cell>
          <table:table-cell office:value-type="float" office:value="60.899391">
            <text:p>60.899391</text:p>
          </table:table-cell>
          <table:table-cell table:formula="of:=[.B3210]-[.C3210]" office:value-type="float" office:value="-2.234786">
            <text:p>-2.234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82182">
            <text:p>93.82182</text:p>
          </table:table-cell>
          <table:table-cell office:value-type="float" office:value="100.397984">
            <text:p>100.397984</text:p>
          </table:table-cell>
          <table:table-cell table:formula="of:=[.B3211]-[.C3211]" office:value-type="float" office:value="-6.57616399999999">
            <text:p>-6.576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1.342838">
            <text:p>641.342838</text:p>
          </table:table-cell>
          <table:table-cell office:value-type="float" office:value="668.873517">
            <text:p>668.873517</text:p>
          </table:table-cell>
          <table:table-cell table:formula="of:=[.B3212]-[.C3212]" office:value-type="float" office:value="-27.530679">
            <text:p>-27.530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722632">
            <text:p>129.722632</text:p>
          </table:table-cell>
          <table:table-cell office:value-type="float" office:value="137.033658">
            <text:p>137.033658</text:p>
          </table:table-cell>
          <table:table-cell table:formula="of:=[.B3213]-[.C3213]" office:value-type="float" office:value="-7.311026">
            <text:p>-7.311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24043">
            <text:p>115.624043</text:p>
          </table:table-cell>
          <table:table-cell office:value-type="float" office:value="121.179481">
            <text:p>121.179481</text:p>
          </table:table-cell>
          <table:table-cell table:formula="of:=[.B3214]-[.C3214]" office:value-type="float" office:value="-5.555438">
            <text:p>-5.555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052895">
            <text:p>79.052895</text:p>
          </table:table-cell>
          <table:table-cell office:value-type="float" office:value="80.725354">
            <text:p>80.725354</text:p>
          </table:table-cell>
          <table:table-cell table:formula="of:=[.B3215]-[.C3215]" office:value-type="float" office:value="-1.67245899999999">
            <text:p>-1.672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086374">
            <text:p>248.086374</text:p>
          </table:table-cell>
          <table:table-cell office:value-type="float" office:value="263.093454">
            <text:p>263.093454</text:p>
          </table:table-cell>
          <table:table-cell table:formula="of:=[.B3216]-[.C3216]" office:value-type="float" office:value="-15.00708">
            <text:p>-15.00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780023">
            <text:p>93.780023</text:p>
          </table:table-cell>
          <table:table-cell office:value-type="float" office:value="96.06325">
            <text:p>96.06325</text:p>
          </table:table-cell>
          <table:table-cell table:formula="of:=[.B3217]-[.C3217]" office:value-type="float" office:value="-2.283227">
            <text:p>-2.283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28918">
            <text:p>82.728918</text:p>
          </table:table-cell>
          <table:table-cell office:value-type="float" office:value="88.30496">
            <text:p>88.30496</text:p>
          </table:table-cell>
          <table:table-cell table:formula="of:=[.B3218]-[.C3218]" office:value-type="float" office:value="-5.576042">
            <text:p>-5.576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30734">
            <text:p>120.930734</text:p>
          </table:table-cell>
          <table:table-cell office:value-type="float" office:value="127.023196">
            <text:p>127.023196</text:p>
          </table:table-cell>
          <table:table-cell table:formula="of:=[.B3219]-[.C3219]" office:value-type="float" office:value="-6.092462">
            <text:p>-6.092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094161">
            <text:p>86.094161</text:p>
          </table:table-cell>
          <table:table-cell office:value-type="float" office:value="87.700012">
            <text:p>87.700012</text:p>
          </table:table-cell>
          <table:table-cell table:formula="of:=[.B3220]-[.C3220]" office:value-type="float" office:value="-1.605851">
            <text:p>-1.605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742121">
            <text:p>99.742121</text:p>
          </table:table-cell>
          <table:table-cell office:value-type="float" office:value="107.069894">
            <text:p>107.069894</text:p>
          </table:table-cell>
          <table:table-cell table:formula="of:=[.B3221]-[.C3221]" office:value-type="float" office:value="-7.32777300000001">
            <text:p>-7.327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878899">
            <text:p>86.878899</text:p>
          </table:table-cell>
          <table:table-cell office:value-type="float" office:value="94.675152">
            <text:p>94.675152</text:p>
          </table:table-cell>
          <table:table-cell table:formula="of:=[.B3222]-[.C3222]" office:value-type="float" office:value="-7.79625299999999">
            <text:p>-7.796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200563">
            <text:p>135.200563</text:p>
          </table:table-cell>
          <table:table-cell office:value-type="float" office:value="142.295152">
            <text:p>142.295152</text:p>
          </table:table-cell>
          <table:table-cell table:formula="of:=[.B3223]-[.C3223]" office:value-type="float" office:value="-7.09458900000001">
            <text:p>-7.0945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971671">
            <text:p>125.971671</text:p>
          </table:table-cell>
          <table:table-cell office:value-type="float" office:value="131.398472">
            <text:p>131.398472</text:p>
          </table:table-cell>
          <table:table-cell table:formula="of:=[.B3224]-[.C3224]" office:value-type="float" office:value="-5.426801">
            <text:p>-5.426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34278">
            <text:p>121.834278</text:p>
          </table:table-cell>
          <table:table-cell office:value-type="float" office:value="126.667299">
            <text:p>126.667299</text:p>
          </table:table-cell>
          <table:table-cell table:formula="of:=[.B3225]-[.C3225]" office:value-type="float" office:value="-4.833021">
            <text:p>-4.833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036546">
            <text:p>126.036546</text:p>
          </table:table-cell>
          <table:table-cell office:value-type="float" office:value="134.700931">
            <text:p>134.700931</text:p>
          </table:table-cell>
          <table:table-cell table:formula="of:=[.B3226]-[.C3226]" office:value-type="float" office:value="-8.664385">
            <text:p>-8.664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244835">
            <text:p>271.244835</text:p>
          </table:table-cell>
          <table:table-cell office:value-type="float" office:value="289.654946">
            <text:p>289.654946</text:p>
          </table:table-cell>
          <table:table-cell table:formula="of:=[.B3227]-[.C3227]" office:value-type="float" office:value="-18.410111">
            <text:p>-18.410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002073">
            <text:p>50.002073</text:p>
          </table:table-cell>
          <table:table-cell office:value-type="float" office:value="51.077206">
            <text:p>51.077206</text:p>
          </table:table-cell>
          <table:table-cell table:formula="of:=[.B3228]-[.C3228]" office:value-type="float" office:value="-1.07513299999999">
            <text:p>-1.075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573039">
            <text:p>135.573039</text:p>
          </table:table-cell>
          <table:table-cell office:value-type="float" office:value="144.208017">
            <text:p>144.208017</text:p>
          </table:table-cell>
          <table:table-cell table:formula="of:=[.B3229]-[.C3229]" office:value-type="float" office:value="-8.63497800000002">
            <text:p>-8.634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511843">
            <text:p>153.511843</text:p>
          </table:table-cell>
          <table:table-cell office:value-type="float" office:value="158.829827">
            <text:p>158.829827</text:p>
          </table:table-cell>
          <table:table-cell table:formula="of:=[.B3230]-[.C3230]" office:value-type="float" office:value="-5.317984">
            <text:p>-5.317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758678">
            <text:p>121.758678</text:p>
          </table:table-cell>
          <table:table-cell office:value-type="float" office:value="129.42554">
            <text:p>129.42554</text:p>
          </table:table-cell>
          <table:table-cell table:formula="of:=[.B3231]-[.C3231]" office:value-type="float" office:value="-7.66686200000001">
            <text:p>-7.666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710214">
            <text:p>241.710214</text:p>
          </table:table-cell>
          <table:table-cell office:value-type="float" office:value="249.679739">
            <text:p>249.679739</text:p>
          </table:table-cell>
          <table:table-cell table:formula="of:=[.B3232]-[.C3232]" office:value-type="float" office:value="-7.969525">
            <text:p>-7.969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20151">
            <text:p>96.220151</text:p>
          </table:table-cell>
          <table:table-cell office:value-type="float" office:value="98.441359">
            <text:p>98.441359</text:p>
          </table:table-cell>
          <table:table-cell table:formula="of:=[.B3233]-[.C3233]" office:value-type="float" office:value="-2.221208">
            <text:p>-2.221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07947">
            <text:p>67.507947</text:p>
          </table:table-cell>
          <table:table-cell office:value-type="float" office:value="73.277036">
            <text:p>73.277036</text:p>
          </table:table-cell>
          <table:table-cell table:formula="of:=[.B3234]-[.C3234]" office:value-type="float" office:value="-5.76908899999999">
            <text:p>-5.769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0088">
            <text:p>97.30088</text:p>
          </table:table-cell>
          <table:table-cell office:value-type="float" office:value="102.501972">
            <text:p>102.501972</text:p>
          </table:table-cell>
          <table:table-cell table:formula="of:=[.B3235]-[.C3235]" office:value-type="float" office:value="-5.20109199999999">
            <text:p>-5.201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061383">
            <text:p>182.061383</text:p>
          </table:table-cell>
          <table:table-cell office:value-type="float" office:value="194.517608">
            <text:p>194.517608</text:p>
          </table:table-cell>
          <table:table-cell table:formula="of:=[.B3236]-[.C3236]" office:value-type="float" office:value="-12.456225">
            <text:p>-12.456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507106">
            <text:p>84.507106</text:p>
          </table:table-cell>
          <table:table-cell office:value-type="float" office:value="87.241474">
            <text:p>87.241474</text:p>
          </table:table-cell>
          <table:table-cell table:formula="of:=[.B3237]-[.C3237]" office:value-type="float" office:value="-2.734368">
            <text:p>-2.7343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.504224">
            <text:p>253.504224</text:p>
          </table:table-cell>
          <table:table-cell office:value-type="float" office:value="260.254948">
            <text:p>260.254948</text:p>
          </table:table-cell>
          <table:table-cell table:formula="of:=[.B3238]-[.C3238]" office:value-type="float" office:value="-6.75072400000002">
            <text:p>-6.750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998271">
            <text:p>214.998271</text:p>
          </table:table-cell>
          <table:table-cell office:value-type="float" office:value="224.31218">
            <text:p>224.31218</text:p>
          </table:table-cell>
          <table:table-cell table:formula="of:=[.B3239]-[.C3239]" office:value-type="float" office:value="-9.31390900000002">
            <text:p>-9.313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9.441889">
            <text:p>399.441889</text:p>
          </table:table-cell>
          <table:table-cell office:value-type="float" office:value="429.627757">
            <text:p>429.627757</text:p>
          </table:table-cell>
          <table:table-cell table:formula="of:=[.B3240]-[.C3240]" office:value-type="float" office:value="-30.185868">
            <text:p>-30.185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139872">
            <text:p>83.139872</text:p>
          </table:table-cell>
          <table:table-cell office:value-type="float" office:value="85.339057">
            <text:p>85.339057</text:p>
          </table:table-cell>
          <table:table-cell table:formula="of:=[.B3241]-[.C3241]" office:value-type="float" office:value="-2.199185">
            <text:p>-2.199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440481">
            <text:p>56.440481</text:p>
          </table:table-cell>
          <table:table-cell office:value-type="float" office:value="58.639579">
            <text:p>58.639579</text:p>
          </table:table-cell>
          <table:table-cell table:formula="of:=[.B3242]-[.C3242]" office:value-type="float" office:value="-2.199098">
            <text:p>-2.199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767599">
            <text:p>205.767599</text:p>
          </table:table-cell>
          <table:table-cell office:value-type="float" office:value="209.881341">
            <text:p>209.881341</text:p>
          </table:table-cell>
          <table:table-cell table:formula="of:=[.B3243]-[.C3243]" office:value-type="float" office:value="-4.113742">
            <text:p>-4.11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910736">
            <text:p>245.910736</text:p>
          </table:table-cell>
          <table:table-cell office:value-type="float" office:value="252.522871">
            <text:p>252.522871</text:p>
          </table:table-cell>
          <table:table-cell table:formula="of:=[.B3244]-[.C3244]" office:value-type="float" office:value="-6.61213500000002">
            <text:p>-6.612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414167">
            <text:p>87.414167</text:p>
          </table:table-cell>
          <table:table-cell office:value-type="float" office:value="90.873827">
            <text:p>90.873827</text:p>
          </table:table-cell>
          <table:table-cell table:formula="of:=[.B3245]-[.C3245]" office:value-type="float" office:value="-3.45966">
            <text:p>-3.45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08856">
            <text:p>168.08856</text:p>
          </table:table-cell>
          <table:table-cell office:value-type="float" office:value="173.48068">
            <text:p>173.48068</text:p>
          </table:table-cell>
          <table:table-cell table:formula="of:=[.B3246]-[.C3246]" office:value-type="float" office:value="-5.39212000000001">
            <text:p>-5.39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236255">
            <text:p>146.236255</text:p>
          </table:table-cell>
          <table:table-cell office:value-type="float" office:value="154.504752">
            <text:p>154.504752</text:p>
          </table:table-cell>
          <table:table-cell table:formula="of:=[.B3247]-[.C3247]" office:value-type="float" office:value="-8.268497">
            <text:p>-8.268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896152">
            <text:p>88.896152</text:p>
          </table:table-cell>
          <table:table-cell office:value-type="float" office:value="94.002242">
            <text:p>94.002242</text:p>
          </table:table-cell>
          <table:table-cell table:formula="of:=[.B3248]-[.C3248]" office:value-type="float" office:value="-5.10609">
            <text:p>-5.10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196652">
            <text:p>215.196652</text:p>
          </table:table-cell>
          <table:table-cell office:value-type="float" office:value="226.543632">
            <text:p>226.543632</text:p>
          </table:table-cell>
          <table:table-cell table:formula="of:=[.B3249]-[.C3249]" office:value-type="float" office:value="-11.34698">
            <text:p>-11.34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939044">
            <text:p>213.939044</text:p>
          </table:table-cell>
          <table:table-cell office:value-type="float" office:value="227.483623">
            <text:p>227.483623</text:p>
          </table:table-cell>
          <table:table-cell table:formula="of:=[.B3250]-[.C3250]" office:value-type="float" office:value="-13.544579">
            <text:p>-13.544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426067">
            <text:p>113.426067</text:p>
          </table:table-cell>
          <table:table-cell office:value-type="float" office:value="116.937732">
            <text:p>116.937732</text:p>
          </table:table-cell>
          <table:table-cell table:formula="of:=[.B3251]-[.C3251]" office:value-type="float" office:value="-3.51166499999999">
            <text:p>-3.511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316903">
            <text:p>107.316903</text:p>
          </table:table-cell>
          <table:table-cell office:value-type="float" office:value="116.470455">
            <text:p>116.470455</text:p>
          </table:table-cell>
          <table:table-cell table:formula="of:=[.B3252]-[.C3252]" office:value-type="float" office:value="-9.15355200000001">
            <text:p>-9.153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.13133">
            <text:p>276.13133</text:p>
          </table:table-cell>
          <table:table-cell office:value-type="float" office:value="285.819547">
            <text:p>285.819547</text:p>
          </table:table-cell>
          <table:table-cell table:formula="of:=[.B3253]-[.C3253]" office:value-type="float" office:value="-9.68821700000001">
            <text:p>-9.688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564011">
            <text:p>261.564011</text:p>
          </table:table-cell>
          <table:table-cell office:value-type="float" office:value="283.720172">
            <text:p>283.720172</text:p>
          </table:table-cell>
          <table:table-cell table:formula="of:=[.B3254]-[.C3254]" office:value-type="float" office:value="-22.156161">
            <text:p>-22.156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030114">
            <text:p>111.030114</text:p>
          </table:table-cell>
          <table:table-cell office:value-type="float" office:value="119.819972">
            <text:p>119.819972</text:p>
          </table:table-cell>
          <table:table-cell table:formula="of:=[.B3255]-[.C3255]" office:value-type="float" office:value="-8.78985800000001">
            <text:p>-8.789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99004">
            <text:p>190.99004</text:p>
          </table:table-cell>
          <table:table-cell office:value-type="float" office:value="199.847235">
            <text:p>199.847235</text:p>
          </table:table-cell>
          <table:table-cell table:formula="of:=[.B3256]-[.C3256]" office:value-type="float" office:value="-8.85719500000002">
            <text:p>-8.857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57594">
            <text:p>164.57594</text:p>
          </table:table-cell>
          <table:table-cell office:value-type="float" office:value="174.656555">
            <text:p>174.656555</text:p>
          </table:table-cell>
          <table:table-cell table:formula="of:=[.B3257]-[.C3257]" office:value-type="float" office:value="-10.080615">
            <text:p>-10.080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98896">
            <text:p>83.098896</text:p>
          </table:table-cell>
          <table:table-cell office:value-type="float" office:value="87.99972">
            <text:p>87.99972</text:p>
          </table:table-cell>
          <table:table-cell table:formula="of:=[.B3258]-[.C3258]" office:value-type="float" office:value="-4.900824">
            <text:p>-4.900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195425">
            <text:p>127.195425</text:p>
          </table:table-cell>
          <table:table-cell office:value-type="float" office:value="134.995586">
            <text:p>134.995586</text:p>
          </table:table-cell>
          <table:table-cell table:formula="of:=[.B3259]-[.C3259]" office:value-type="float" office:value="-7.800161">
            <text:p>-7.800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361709">
            <text:p>288.361709</text:p>
          </table:table-cell>
          <table:table-cell office:value-type="float" office:value="295.608159">
            <text:p>295.608159</text:p>
          </table:table-cell>
          <table:table-cell table:formula="of:=[.B3260]-[.C3260]" office:value-type="float" office:value="-7.24644999999998">
            <text:p>-7.24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273617">
            <text:p>257.273617</text:p>
          </table:table-cell>
          <table:table-cell office:value-type="float" office:value="266.413537">
            <text:p>266.413537</text:p>
          </table:table-cell>
          <table:table-cell table:formula="of:=[.B3261]-[.C3261]" office:value-type="float" office:value="-9.13992000000002">
            <text:p>-9.13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15254">
            <text:p>229.15254</text:p>
          </table:table-cell>
          <table:table-cell office:value-type="float" office:value="244.201625">
            <text:p>244.201625</text:p>
          </table:table-cell>
          <table:table-cell table:formula="of:=[.B3262]-[.C3262]" office:value-type="float" office:value="-15.049085">
            <text:p>-15.049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401354">
            <text:p>57.401354</text:p>
          </table:table-cell>
          <table:table-cell office:value-type="float" office:value="60.610986">
            <text:p>60.610986</text:p>
          </table:table-cell>
          <table:table-cell table:formula="of:=[.B3263]-[.C3263]" office:value-type="float" office:value="-3.209632">
            <text:p>-3.2096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49019">
            <text:p>88.349019</text:p>
          </table:table-cell>
          <table:table-cell office:value-type="float" office:value="93.055446">
            <text:p>93.055446</text:p>
          </table:table-cell>
          <table:table-cell table:formula="of:=[.B3264]-[.C3264]" office:value-type="float" office:value="-4.70642700000001">
            <text:p>-4.706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18923">
            <text:p>87.818923</text:p>
          </table:table-cell>
          <table:table-cell office:value-type="float" office:value="91.994697">
            <text:p>91.994697</text:p>
          </table:table-cell>
          <table:table-cell table:formula="of:=[.B3265]-[.C3265]" office:value-type="float" office:value="-4.175774">
            <text:p>-4.175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92055">
            <text:p>117.392055</text:p>
          </table:table-cell>
          <table:table-cell office:value-type="float" office:value="122.723353">
            <text:p>122.723353</text:p>
          </table:table-cell>
          <table:table-cell table:formula="of:=[.B3266]-[.C3266]" office:value-type="float" office:value="-5.331298">
            <text:p>-5.331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91215">
            <text:p>87.191215</text:p>
          </table:table-cell>
          <table:table-cell office:value-type="float" office:value="89.912424">
            <text:p>89.912424</text:p>
          </table:table-cell>
          <table:table-cell table:formula="of:=[.B3267]-[.C3267]" office:value-type="float" office:value="-2.721209">
            <text:p>-2.721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390695">
            <text:p>264.390695</text:p>
          </table:table-cell>
          <table:table-cell office:value-type="float" office:value="278.859714">
            <text:p>278.859714</text:p>
          </table:table-cell>
          <table:table-cell table:formula="of:=[.B3268]-[.C3268]" office:value-type="float" office:value="-14.469019">
            <text:p>-14.469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82933">
            <text:p>83.482933</text:p>
          </table:table-cell>
          <table:table-cell office:value-type="float" office:value="86.225649">
            <text:p>86.225649</text:p>
          </table:table-cell>
          <table:table-cell table:formula="of:=[.B3269]-[.C3269]" office:value-type="float" office:value="-2.742716">
            <text:p>-2.742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43411">
            <text:p>66.143411</text:p>
          </table:table-cell>
          <table:table-cell office:value-type="float" office:value="67.819308">
            <text:p>67.819308</text:p>
          </table:table-cell>
          <table:table-cell table:formula="of:=[.B3270]-[.C3270]" office:value-type="float" office:value="-1.67589700000001">
            <text:p>-1.675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6.031811">
            <text:p>486.031811</text:p>
          </table:table-cell>
          <table:table-cell office:value-type="float" office:value="516.934372">
            <text:p>516.934372</text:p>
          </table:table-cell>
          <table:table-cell table:formula="of:=[.B3271]-[.C3271]" office:value-type="float" office:value="-30.902561">
            <text:p>-30.902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862178">
            <text:p>123.862178</text:p>
          </table:table-cell>
          <table:table-cell office:value-type="float" office:value="130.528338">
            <text:p>130.528338</text:p>
          </table:table-cell>
          <table:table-cell table:formula="of:=[.B3272]-[.C3272]" office:value-type="float" office:value="-6.66615999999999">
            <text:p>-6.66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114509">
            <text:p>106.114509</text:p>
          </table:table-cell>
          <table:table-cell office:value-type="float" office:value="112.531559">
            <text:p>112.531559</text:p>
          </table:table-cell>
          <table:table-cell table:formula="of:=[.B3273]-[.C3273]" office:value-type="float" office:value="-6.41705">
            <text:p>-6.41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004431">
            <text:p>256.004431</text:p>
          </table:table-cell>
          <table:table-cell office:value-type="float" office:value="264.931274">
            <text:p>264.931274</text:p>
          </table:table-cell>
          <table:table-cell table:formula="of:=[.B3274]-[.C3274]" office:value-type="float" office:value="-8.92684299999996">
            <text:p>-8.926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84827">
            <text:p>92.484827</text:p>
          </table:table-cell>
          <table:table-cell office:value-type="float" office:value="93.061339">
            <text:p>93.061339</text:p>
          </table:table-cell>
          <table:table-cell table:formula="of:=[.B3275]-[.C3275]" office:value-type="float" office:value="-0.576512000000008">
            <text:p>-0.576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420617">
            <text:p>93.420617</text:p>
          </table:table-cell>
          <table:table-cell office:value-type="float" office:value="95.997195">
            <text:p>95.997195</text:p>
          </table:table-cell>
          <table:table-cell table:formula="of:=[.B3276]-[.C3276]" office:value-type="float" office:value="-2.57657800000001">
            <text:p>-2.576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.497671">
            <text:p>267.497671</text:p>
          </table:table-cell>
          <table:table-cell office:value-type="float" office:value="284.090212">
            <text:p>284.090212</text:p>
          </table:table-cell>
          <table:table-cell table:formula="of:=[.B3277]-[.C3277]" office:value-type="float" office:value="-16.592541">
            <text:p>-16.592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33052">
            <text:p>55.933052</text:p>
          </table:table-cell>
          <table:table-cell office:value-type="float" office:value="60.416647">
            <text:p>60.416647</text:p>
          </table:table-cell>
          <table:table-cell table:formula="of:=[.B3278]-[.C3278]" office:value-type="float" office:value="-4.48359499999999">
            <text:p>-4.483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515197">
            <text:p>273.515197</text:p>
          </table:table-cell>
          <table:table-cell office:value-type="float" office:value="287.361608">
            <text:p>287.361608</text:p>
          </table:table-cell>
          <table:table-cell table:formula="of:=[.B3279]-[.C3279]" office:value-type="float" office:value="-13.846411">
            <text:p>-13.846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60692">
            <text:p>71.260692</text:p>
          </table:table-cell>
          <table:table-cell office:value-type="float" office:value="74.703159">
            <text:p>74.703159</text:p>
          </table:table-cell>
          <table:table-cell table:formula="of:=[.B3280]-[.C3280]" office:value-type="float" office:value="-3.44246699999999">
            <text:p>-3.442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426036">
            <text:p>159.426036</text:p>
          </table:table-cell>
          <table:table-cell office:value-type="float" office:value="162.106474">
            <text:p>162.106474</text:p>
          </table:table-cell>
          <table:table-cell table:formula="of:=[.B3281]-[.C3281]" office:value-type="float" office:value="-2.68043799999998">
            <text:p>-2.680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532403">
            <text:p>172.532403</text:p>
          </table:table-cell>
          <table:table-cell office:value-type="float" office:value="181.344779">
            <text:p>181.344779</text:p>
          </table:table-cell>
          <table:table-cell table:formula="of:=[.B3282]-[.C3282]" office:value-type="float" office:value="-8.812376">
            <text:p>-8.812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493">
            <text:p>80.7493</text:p>
          </table:table-cell>
          <table:table-cell office:value-type="float" office:value="82.967028">
            <text:p>82.967028</text:p>
          </table:table-cell>
          <table:table-cell table:formula="of:=[.B3283]-[.C3283]" office:value-type="float" office:value="-2.21772799999999">
            <text:p>-2.217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766051">
            <text:p>172.766051</text:p>
          </table:table-cell>
          <table:table-cell office:value-type="float" office:value="178.523014">
            <text:p>178.523014</text:p>
          </table:table-cell>
          <table:table-cell table:formula="of:=[.B3284]-[.C3284]" office:value-type="float" office:value="-5.75696299999999">
            <text:p>-5.756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241397">
            <text:p>148.241397</text:p>
          </table:table-cell>
          <table:table-cell office:value-type="float" office:value="156.00376">
            <text:p>156.00376</text:p>
          </table:table-cell>
          <table:table-cell table:formula="of:=[.B3285]-[.C3285]" office:value-type="float" office:value="-7.76236299999999">
            <text:p>-7.762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237945">
            <text:p>218.237945</text:p>
          </table:table-cell>
          <table:table-cell office:value-type="float" office:value="224.622979">
            <text:p>224.622979</text:p>
          </table:table-cell>
          <table:table-cell table:formula="of:=[.B3286]-[.C3286]" office:value-type="float" office:value="-6.38503399999999">
            <text:p>-6.385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833145">
            <text:p>126.833145</text:p>
          </table:table-cell>
          <table:table-cell office:value-type="float" office:value="132.601745">
            <text:p>132.601745</text:p>
          </table:table-cell>
          <table:table-cell table:formula="of:=[.B3287]-[.C3287]" office:value-type="float" office:value="-5.76859999999999">
            <text:p>-5.7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99172">
            <text:p>113.599172</text:p>
          </table:table-cell>
          <table:table-cell office:value-type="float" office:value="117.329741">
            <text:p>117.329741</text:p>
          </table:table-cell>
          <table:table-cell table:formula="of:=[.B3288]-[.C3288]" office:value-type="float" office:value="-3.730569">
            <text:p>-3.730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4.941605">
            <text:p>434.941605</text:p>
          </table:table-cell>
          <table:table-cell office:value-type="float" office:value="453.593324">
            <text:p>453.593324</text:p>
          </table:table-cell>
          <table:table-cell table:formula="of:=[.B3289]-[.C3289]" office:value-type="float" office:value="-18.651719">
            <text:p>-18.651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31078">
            <text:p>58.231078</text:p>
          </table:table-cell>
          <table:table-cell office:value-type="float" office:value="61.672475">
            <text:p>61.672475</text:p>
          </table:table-cell>
          <table:table-cell table:formula="of:=[.B3290]-[.C3290]" office:value-type="float" office:value="-3.441397">
            <text:p>-3.441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072611">
            <text:p>102.072611</text:p>
          </table:table-cell>
          <table:table-cell office:value-type="float" office:value="106.86684">
            <text:p>106.86684</text:p>
          </table:table-cell>
          <table:table-cell table:formula="of:=[.B3291]-[.C3291]" office:value-type="float" office:value="-4.794229">
            <text:p>-4.794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763769">
            <text:p>119.763769</text:p>
          </table:table-cell>
          <table:table-cell office:value-type="float" office:value="127.511957">
            <text:p>127.511957</text:p>
          </table:table-cell>
          <table:table-cell table:formula="of:=[.B3292]-[.C3292]" office:value-type="float" office:value="-7.748188">
            <text:p>-7.748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78112">
            <text:p>74.878112</text:p>
          </table:table-cell>
          <table:table-cell office:value-type="float" office:value="79.039702">
            <text:p>79.039702</text:p>
          </table:table-cell>
          <table:table-cell table:formula="of:=[.B3293]-[.C3293]" office:value-type="float" office:value="-4.16159">
            <text:p>-4.16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655643">
            <text:p>180.655643</text:p>
          </table:table-cell>
          <table:table-cell office:value-type="float" office:value="189.486299">
            <text:p>189.486299</text:p>
          </table:table-cell>
          <table:table-cell table:formula="of:=[.B3294]-[.C3294]" office:value-type="float" office:value="-8.83065600000001">
            <text:p>-8.830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952666">
            <text:p>105.952666</text:p>
          </table:table-cell>
          <table:table-cell office:value-type="float" office:value="113.859128">
            <text:p>113.859128</text:p>
          </table:table-cell>
          <table:table-cell table:formula="of:=[.B3295]-[.C3295]" office:value-type="float" office:value="-7.90646200000001">
            <text:p>-7.906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689985">
            <text:p>251.689985</text:p>
          </table:table-cell>
          <table:table-cell office:value-type="float" office:value="270.35041">
            <text:p>270.35041</text:p>
          </table:table-cell>
          <table:table-cell table:formula="of:=[.B3296]-[.C3296]" office:value-type="float" office:value="-18.660425">
            <text:p>-18.660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217909">
            <text:p>114.217909</text:p>
          </table:table-cell>
          <table:table-cell office:value-type="float" office:value="118.647303">
            <text:p>118.647303</text:p>
          </table:table-cell>
          <table:table-cell table:formula="of:=[.B3297]-[.C3297]" office:value-type="float" office:value="-4.42939399999999">
            <text:p>-4.429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83799">
            <text:p>86.383799</text:p>
          </table:table-cell>
          <table:table-cell office:value-type="float" office:value="91.544498">
            <text:p>91.544498</text:p>
          </table:table-cell>
          <table:table-cell table:formula="of:=[.B3298]-[.C3298]" office:value-type="float" office:value="-5.16069900000001">
            <text:p>-5.160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152858">
            <text:p>109.152858</text:p>
          </table:table-cell>
          <table:table-cell office:value-type="float" office:value="118.31401">
            <text:p>118.31401</text:p>
          </table:table-cell>
          <table:table-cell table:formula="of:=[.B3299]-[.C3299]" office:value-type="float" office:value="-9.161152">
            <text:p>-9.161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.894925">
            <text:p>275.894925</text:p>
          </table:table-cell>
          <table:table-cell office:value-type="float" office:value="293.889964">
            <text:p>293.889964</text:p>
          </table:table-cell>
          <table:table-cell table:formula="of:=[.B3300]-[.C3300]" office:value-type="float" office:value="-17.995039">
            <text:p>-17.995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810906">
            <text:p>172.810906</text:p>
          </table:table-cell>
          <table:table-cell office:value-type="float" office:value="179.661803">
            <text:p>179.661803</text:p>
          </table:table-cell>
          <table:table-cell table:formula="of:=[.B3301]-[.C3301]" office:value-type="float" office:value="-6.850897">
            <text:p>-6.850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207209">
            <text:p>199.207209</text:p>
          </table:table-cell>
          <table:table-cell office:value-type="float" office:value="211.394091">
            <text:p>211.394091</text:p>
          </table:table-cell>
          <table:table-cell table:formula="of:=[.B3302]-[.C3302]" office:value-type="float" office:value="-12.186882">
            <text:p>-12.186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358467">
            <text:p>184.358467</text:p>
          </table:table-cell>
          <table:table-cell office:value-type="float" office:value="190.66643">
            <text:p>190.66643</text:p>
          </table:table-cell>
          <table:table-cell table:formula="of:=[.B3303]-[.C3303]" office:value-type="float" office:value="-6.307963">
            <text:p>-6.307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.260576">
            <text:p>268.260576</text:p>
          </table:table-cell>
          <table:table-cell office:value-type="float" office:value="283.446214">
            <text:p>283.446214</text:p>
          </table:table-cell>
          <table:table-cell table:formula="of:=[.B3304]-[.C3304]" office:value-type="float" office:value="-15.185638">
            <text:p>-15.185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7.854845">
            <text:p>457.854845</text:p>
          </table:table-cell>
          <table:table-cell office:value-type="float" office:value="490.660313">
            <text:p>490.660313</text:p>
          </table:table-cell>
          <table:table-cell table:formula="of:=[.B3305]-[.C3305]" office:value-type="float" office:value="-32.805468">
            <text:p>-32.805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4.213059">
            <text:p>314.213059</text:p>
          </table:table-cell>
          <table:table-cell office:value-type="float" office:value="326.321661">
            <text:p>326.321661</text:p>
          </table:table-cell>
          <table:table-cell table:formula="of:=[.B3306]-[.C3306]" office:value-type="float" office:value="-12.108602">
            <text:p>-12.108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13402">
            <text:p>120.513402</text:p>
          </table:table-cell>
          <table:table-cell office:value-type="float" office:value="126.753345">
            <text:p>126.753345</text:p>
          </table:table-cell>
          <table:table-cell table:formula="of:=[.B3307]-[.C3307]" office:value-type="float" office:value="-6.239943">
            <text:p>-6.239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793415">
            <text:p>140.793415</text:p>
          </table:table-cell>
          <table:table-cell office:value-type="float" office:value="155.738516">
            <text:p>155.738516</text:p>
          </table:table-cell>
          <table:table-cell table:formula="of:=[.B3308]-[.C3308]" office:value-type="float" office:value="-14.945101">
            <text:p>-14.945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74499">
            <text:p>100.174499</text:p>
          </table:table-cell>
          <table:table-cell office:value-type="float" office:value="102.743383">
            <text:p>102.743383</text:p>
          </table:table-cell>
          <table:table-cell table:formula="of:=[.B3309]-[.C3309]" office:value-type="float" office:value="-2.568884">
            <text:p>-2.568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000231">
            <text:p>100.000231</text:p>
          </table:table-cell>
          <table:table-cell office:value-type="float" office:value="104.628718">
            <text:p>104.628718</text:p>
          </table:table-cell>
          <table:table-cell table:formula="of:=[.B3310]-[.C3310]" office:value-type="float" office:value="-4.62848700000001">
            <text:p>-4.628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757369">
            <text:p>121.757369</text:p>
          </table:table-cell>
          <table:table-cell office:value-type="float" office:value="129.190965">
            <text:p>129.190965</text:p>
          </table:table-cell>
          <table:table-cell table:formula="of:=[.B3311]-[.C3311]" office:value-type="float" office:value="-7.43359600000001">
            <text:p>-7.4335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8167">
            <text:p>86.18167</text:p>
          </table:table-cell>
          <table:table-cell office:value-type="float" office:value="89.703704">
            <text:p>89.703704</text:p>
          </table:table-cell>
          <table:table-cell table:formula="of:=[.B3312]-[.C3312]" office:value-type="float" office:value="-3.522034">
            <text:p>-3.522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322722">
            <text:p>120.322722</text:p>
          </table:table-cell>
          <table:table-cell office:value-type="float" office:value="155.864692">
            <text:p>155.864692</text:p>
          </table:table-cell>
          <table:table-cell table:formula="of:=[.B3313]-[.C3313]" office:value-type="float" office:value="-35.54197">
            <text:p>-35.54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23311">
            <text:p>42.23311</text:p>
          </table:table-cell>
          <table:table-cell office:value-type="float" office:value="57.974933">
            <text:p>57.974933</text:p>
          </table:table-cell>
          <table:table-cell table:formula="of:=[.B3314]-[.C3314]" office:value-type="float" office:value="-15.741823">
            <text:p>-15.741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01649">
            <text:p>102.01649</text:p>
          </table:table-cell>
          <table:table-cell office:value-type="float" office:value="124.23732">
            <text:p>124.23732</text:p>
          </table:table-cell>
          <table:table-cell table:formula="of:=[.B3315]-[.C3315]" office:value-type="float" office:value="-22.22083">
            <text:p>-22.22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6.43776">
            <text:p>346.43776</text:p>
          </table:table-cell>
          <table:table-cell office:value-type="float" office:value="435.432456">
            <text:p>435.432456</text:p>
          </table:table-cell>
          <table:table-cell table:formula="of:=[.B3316]-[.C3316]" office:value-type="float" office:value="-88.994696">
            <text:p>-88.994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242922">
            <text:p>63.242922</text:p>
          </table:table-cell>
          <table:table-cell office:value-type="float" office:value="82.5993">
            <text:p>82.5993</text:p>
          </table:table-cell>
          <table:table-cell table:formula="of:=[.B3317]-[.C3317]" office:value-type="float" office:value="-19.356378">
            <text:p>-19.356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52459">
            <text:p>111.752459</text:p>
          </table:table-cell>
          <table:table-cell office:value-type="float" office:value="146.632278">
            <text:p>146.632278</text:p>
          </table:table-cell>
          <table:table-cell table:formula="of:=[.B3318]-[.C3318]" office:value-type="float" office:value="-34.879819">
            <text:p>-34.879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49947">
            <text:p>89.049947</text:p>
          </table:table-cell>
          <table:table-cell office:value-type="float" office:value="114.160746">
            <text:p>114.160746</text:p>
          </table:table-cell>
          <table:table-cell table:formula="of:=[.B3319]-[.C3319]" office:value-type="float" office:value="-25.110799">
            <text:p>-25.110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163099">
            <text:p>39.163099</text:p>
          </table:table-cell>
          <table:table-cell office:value-type="float" office:value="51.521841">
            <text:p>51.521841</text:p>
          </table:table-cell>
          <table:table-cell table:formula="of:=[.B3320]-[.C3320]" office:value-type="float" office:value="-12.358742">
            <text:p>-12.358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592848">
            <text:p>192.592848</text:p>
          </table:table-cell>
          <table:table-cell office:value-type="float" office:value="247.43556">
            <text:p>247.43556</text:p>
          </table:table-cell>
          <table:table-cell table:formula="of:=[.B3321]-[.C3321]" office:value-type="float" office:value="-54.842712">
            <text:p>-54.842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379837">
            <text:p>178.379837</text:p>
          </table:table-cell>
          <table:table-cell office:value-type="float" office:value="221.574129">
            <text:p>221.574129</text:p>
          </table:table-cell>
          <table:table-cell table:formula="of:=[.B3322]-[.C3322]" office:value-type="float" office:value="-43.194292">
            <text:p>-43.194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22384">
            <text:p>97.222384</text:p>
          </table:table-cell>
          <table:table-cell office:value-type="float" office:value="130.834042">
            <text:p>130.834042</text:p>
          </table:table-cell>
          <table:table-cell table:formula="of:=[.B3323]-[.C3323]" office:value-type="float" office:value="-33.611658">
            <text:p>-33.611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986113">
            <text:p>99.986113</text:p>
          </table:table-cell>
          <table:table-cell office:value-type="float" office:value="127.176265">
            <text:p>127.176265</text:p>
          </table:table-cell>
          <table:table-cell table:formula="of:=[.B3324]-[.C3324]" office:value-type="float" office:value="-27.190152">
            <text:p>-27.190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10495">
            <text:p>64.910495</text:p>
          </table:table-cell>
          <table:table-cell office:value-type="float" office:value="82.173229">
            <text:p>82.173229</text:p>
          </table:table-cell>
          <table:table-cell table:formula="of:=[.B3325]-[.C3325]" office:value-type="float" office:value="-17.262734">
            <text:p>-17.262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034181">
            <text:p>144.034181</text:p>
          </table:table-cell>
          <table:table-cell office:value-type="float" office:value="181.861796">
            <text:p>181.861796</text:p>
          </table:table-cell>
          <table:table-cell table:formula="of:=[.B3326]-[.C3326]" office:value-type="float" office:value="-37.827615">
            <text:p>-37.827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110271">
            <text:p>203.110271</text:p>
          </table:table-cell>
          <table:table-cell office:value-type="float" office:value="245.619492">
            <text:p>245.619492</text:p>
          </table:table-cell>
          <table:table-cell table:formula="of:=[.B3327]-[.C3327]" office:value-type="float" office:value="-42.509221">
            <text:p>-42.509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06812">
            <text:p>75.206812</text:p>
          </table:table-cell>
          <table:table-cell office:value-type="float" office:value="92.657834">
            <text:p>92.657834</text:p>
          </table:table-cell>
          <table:table-cell table:formula="of:=[.B3328]-[.C3328]" office:value-type="float" office:value="-17.451022">
            <text:p>-17.451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68678">
            <text:p>72.768678</text:p>
          </table:table-cell>
          <table:table-cell office:value-type="float" office:value="95.013595">
            <text:p>95.013595</text:p>
          </table:table-cell>
          <table:table-cell table:formula="of:=[.B3329]-[.C3329]" office:value-type="float" office:value="-22.244917">
            <text:p>-22.244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21015">
            <text:p>108.021015</text:p>
          </table:table-cell>
          <table:table-cell office:value-type="float" office:value="139.060679">
            <text:p>139.060679</text:p>
          </table:table-cell>
          <table:table-cell table:formula="of:=[.B3330]-[.C3330]" office:value-type="float" office:value="-31.039664">
            <text:p>-31.039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08702">
            <text:p>131.508702</text:p>
          </table:table-cell>
          <table:table-cell office:value-type="float" office:value="172.18348">
            <text:p>172.18348</text:p>
          </table:table-cell>
          <table:table-cell table:formula="of:=[.B3331]-[.C3331]" office:value-type="float" office:value="-40.674778">
            <text:p>-40.674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85745">
            <text:p>101.885745</text:p>
          </table:table-cell>
          <table:table-cell office:value-type="float" office:value="125.407035">
            <text:p>125.407035</text:p>
          </table:table-cell>
          <table:table-cell table:formula="of:=[.B3332]-[.C3332]" office:value-type="float" office:value="-23.52129">
            <text:p>-23.52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188312">
            <text:p>226.188312</text:p>
          </table:table-cell>
          <table:table-cell office:value-type="float" office:value="299.254108">
            <text:p>299.254108</text:p>
          </table:table-cell>
          <table:table-cell table:formula="of:=[.B3333]-[.C3333]" office:value-type="float" office:value="-73.065796">
            <text:p>-73.065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398623">
            <text:p>83.398623</text:p>
          </table:table-cell>
          <table:table-cell office:value-type="float" office:value="102.491169">
            <text:p>102.491169</text:p>
          </table:table-cell>
          <table:table-cell table:formula="of:=[.B3334]-[.C3334]" office:value-type="float" office:value="-19.092546">
            <text:p>-19.092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260921">
            <text:p>59.260921</text:p>
          </table:table-cell>
          <table:table-cell office:value-type="float" office:value="77.318435">
            <text:p>77.318435</text:p>
          </table:table-cell>
          <table:table-cell table:formula="of:=[.B3335]-[.C3335]" office:value-type="float" office:value="-18.057514">
            <text:p>-18.057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841746">
            <text:p>109.841746</text:p>
          </table:table-cell>
          <table:table-cell office:value-type="float" office:value="139.208276">
            <text:p>139.208276</text:p>
          </table:table-cell>
          <table:table-cell table:formula="of:=[.B3336]-[.C3336]" office:value-type="float" office:value="-29.36653">
            <text:p>-29.36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621338">
            <text:p>221.621338</text:p>
          </table:table-cell>
          <table:table-cell office:value-type="float" office:value="270.744437">
            <text:p>270.744437</text:p>
          </table:table-cell>
          <table:table-cell table:formula="of:=[.B3337]-[.C3337]" office:value-type="float" office:value="-49.123099">
            <text:p>-49.123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320654">
            <text:p>116.320654</text:p>
          </table:table-cell>
          <table:table-cell office:value-type="float" office:value="142.231406">
            <text:p>142.231406</text:p>
          </table:table-cell>
          <table:table-cell table:formula="of:=[.B3338]-[.C3338]" office:value-type="float" office:value="-25.910752">
            <text:p>-25.910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522026">
            <text:p>28.522026</text:p>
          </table:table-cell>
          <table:table-cell office:value-type="float" office:value="37.480274">
            <text:p>37.480274</text:p>
          </table:table-cell>
          <table:table-cell table:formula="of:=[.B3339]-[.C3339]" office:value-type="float" office:value="-8.958248">
            <text:p>-8.958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715777">
            <text:p>104.715777</text:p>
          </table:table-cell>
          <table:table-cell office:value-type="float" office:value="139.440968">
            <text:p>139.440968</text:p>
          </table:table-cell>
          <table:table-cell table:formula="of:=[.B3340]-[.C3340]" office:value-type="float" office:value="-34.725191">
            <text:p>-34.725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792148">
            <text:p>143.792148</text:p>
          </table:table-cell>
          <table:table-cell office:value-type="float" office:value="173.264068">
            <text:p>173.264068</text:p>
          </table:table-cell>
          <table:table-cell table:formula="of:=[.B3341]-[.C3341]" office:value-type="float" office:value="-29.47192">
            <text:p>-29.47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86723">
            <text:p>96.386723</text:p>
          </table:table-cell>
          <table:table-cell office:value-type="float" office:value="122.228669">
            <text:p>122.228669</text:p>
          </table:table-cell>
          <table:table-cell table:formula="of:=[.B3342]-[.C3342]" office:value-type="float" office:value="-25.841946">
            <text:p>-25.841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743808">
            <text:p>42.743808</text:p>
          </table:table-cell>
          <table:table-cell office:value-type="float" office:value="60.209767">
            <text:p>60.209767</text:p>
          </table:table-cell>
          <table:table-cell table:formula="of:=[.B3343]-[.C3343]" office:value-type="float" office:value="-17.465959">
            <text:p>-17.465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240655">
            <text:p>120.240655</text:p>
          </table:table-cell>
          <table:table-cell office:value-type="float" office:value="132.966078">
            <text:p>132.966078</text:p>
          </table:table-cell>
          <table:table-cell table:formula="of:=[.B3344]-[.C3344]" office:value-type="float" office:value="-12.725423">
            <text:p>-12.725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96351">
            <text:p>76.496351</text:p>
          </table:table-cell>
          <table:table-cell office:value-type="float" office:value="95.729591">
            <text:p>95.729591</text:p>
          </table:table-cell>
          <table:table-cell table:formula="of:=[.B3345]-[.C3345]" office:value-type="float" office:value="-19.23324">
            <text:p>-19.233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606739">
            <text:p>57.606739</text:p>
          </table:table-cell>
          <table:table-cell office:value-type="float" office:value="73.106785">
            <text:p>73.106785</text:p>
          </table:table-cell>
          <table:table-cell table:formula="of:=[.B3346]-[.C3346]" office:value-type="float" office:value="-15.500046">
            <text:p>-15.500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783724">
            <text:p>144.783724</text:p>
          </table:table-cell>
          <table:table-cell office:value-type="float" office:value="187.642115">
            <text:p>187.642115</text:p>
          </table:table-cell>
          <table:table-cell table:formula="of:=[.B3347]-[.C3347]" office:value-type="float" office:value="-42.858391">
            <text:p>-42.858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52886">
            <text:p>76.452886</text:p>
          </table:table-cell>
          <table:table-cell office:value-type="float" office:value="92.279462">
            <text:p>92.279462</text:p>
          </table:table-cell>
          <table:table-cell table:formula="of:=[.B3348]-[.C3348]" office:value-type="float" office:value="-15.826576">
            <text:p>-15.826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04744">
            <text:p>65.004744</text:p>
          </table:table-cell>
          <table:table-cell office:value-type="float" office:value="83.856854">
            <text:p>83.856854</text:p>
          </table:table-cell>
          <table:table-cell table:formula="of:=[.B3349]-[.C3349]" office:value-type="float" office:value="-18.85211">
            <text:p>-18.85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036637">
            <text:p>215.036637</text:p>
          </table:table-cell>
          <table:table-cell office:value-type="float" office:value="276.571445">
            <text:p>276.571445</text:p>
          </table:table-cell>
          <table:table-cell table:formula="of:=[.B3350]-[.C3350]" office:value-type="float" office:value="-61.534808">
            <text:p>-61.534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6296">
            <text:p>122.16296</text:p>
          </table:table-cell>
          <table:table-cell office:value-type="float" office:value="161.205278">
            <text:p>161.205278</text:p>
          </table:table-cell>
          <table:table-cell table:formula="of:=[.B3351]-[.C3351]" office:value-type="float" office:value="-39.042318">
            <text:p>-39.042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243018">
            <text:p>94.243018</text:p>
          </table:table-cell>
          <table:table-cell office:value-type="float" office:value="118.320384">
            <text:p>118.320384</text:p>
          </table:table-cell>
          <table:table-cell table:formula="of:=[.B3352]-[.C3352]" office:value-type="float" office:value="-24.077366">
            <text:p>-24.077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559197">
            <text:p>98.559197</text:p>
          </table:table-cell>
          <table:table-cell office:value-type="float" office:value="126.694729">
            <text:p>126.694729</text:p>
          </table:table-cell>
          <table:table-cell table:formula="of:=[.B3353]-[.C3353]" office:value-type="float" office:value="-28.135532">
            <text:p>-28.135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379852">
            <text:p>123.379852</text:p>
          </table:table-cell>
          <table:table-cell office:value-type="float" office:value="159.46405">
            <text:p>159.46405</text:p>
          </table:table-cell>
          <table:table-cell table:formula="of:=[.B3354]-[.C3354]" office:value-type="float" office:value="-36.084198">
            <text:p>-36.084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937063">
            <text:p>85.937063</text:p>
          </table:table-cell>
          <table:table-cell office:value-type="float" office:value="107.76219">
            <text:p>107.76219</text:p>
          </table:table-cell>
          <table:table-cell table:formula="of:=[.B3355]-[.C3355]" office:value-type="float" office:value="-21.825127">
            <text:p>-21.825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68465">
            <text:p>55.68465</text:p>
          </table:table-cell>
          <table:table-cell office:value-type="float" office:value="73.906618">
            <text:p>73.906618</text:p>
          </table:table-cell>
          <table:table-cell table:formula="of:=[.B3356]-[.C3356]" office:value-type="float" office:value="-18.221968">
            <text:p>-18.221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096134">
            <text:p>150.096134</text:p>
          </table:table-cell>
          <table:table-cell office:value-type="float" office:value="194.039902">
            <text:p>194.039902</text:p>
          </table:table-cell>
          <table:table-cell table:formula="of:=[.B3357]-[.C3357]" office:value-type="float" office:value="-43.943768">
            <text:p>-43.943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80718">
            <text:p>71.280718</text:p>
          </table:table-cell>
          <table:table-cell office:value-type="float" office:value="92.727252">
            <text:p>92.727252</text:p>
          </table:table-cell>
          <table:table-cell table:formula="of:=[.B3358]-[.C3358]" office:value-type="float" office:value="-21.446534">
            <text:p>-21.446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829887">
            <text:p>159.829887</text:p>
          </table:table-cell>
          <table:table-cell office:value-type="float" office:value="204.123535">
            <text:p>204.123535</text:p>
          </table:table-cell>
          <table:table-cell table:formula="of:=[.B3359]-[.C3359]" office:value-type="float" office:value="-44.293648">
            <text:p>-44.293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.237357">
            <text:p>381.237357</text:p>
          </table:table-cell>
          <table:table-cell office:value-type="float" office:value="462.334647">
            <text:p>462.334647</text:p>
          </table:table-cell>
          <table:table-cell table:formula="of:=[.B3360]-[.C3360]" office:value-type="float" office:value="-81.0972900000001">
            <text:p>-81.09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841557">
            <text:p>142.841557</text:p>
          </table:table-cell>
          <table:table-cell office:value-type="float" office:value="173.861658">
            <text:p>173.861658</text:p>
          </table:table-cell>
          <table:table-cell table:formula="of:=[.B3361]-[.C3361]" office:value-type="float" office:value="-31.020101">
            <text:p>-31.020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526497">
            <text:p>187.526497</text:p>
          </table:table-cell>
          <table:table-cell office:value-type="float" office:value="232.500998">
            <text:p>232.500998</text:p>
          </table:table-cell>
          <table:table-cell table:formula="of:=[.B3362]-[.C3362]" office:value-type="float" office:value="-44.974501">
            <text:p>-44.974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9798">
            <text:p>77.29798</text:p>
          </table:table-cell>
          <table:table-cell office:value-type="float" office:value="97.633565">
            <text:p>97.633565</text:p>
          </table:table-cell>
          <table:table-cell table:formula="of:=[.B3363]-[.C3363]" office:value-type="float" office:value="-20.335585">
            <text:p>-20.335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160795">
            <text:p>47.160795</text:p>
          </table:table-cell>
          <table:table-cell office:value-type="float" office:value="62.199121">
            <text:p>62.199121</text:p>
          </table:table-cell>
          <table:table-cell table:formula="of:=[.B3364]-[.C3364]" office:value-type="float" office:value="-15.038326">
            <text:p>-15.038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870033">
            <text:p>51.870033</text:p>
          </table:table-cell>
          <table:table-cell office:value-type="float" office:value="65.844701">
            <text:p>65.844701</text:p>
          </table:table-cell>
          <table:table-cell table:formula="of:=[.B3365]-[.C3365]" office:value-type="float" office:value="-13.974668">
            <text:p>-13.974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18047">
            <text:p>74.18047</text:p>
          </table:table-cell>
          <table:table-cell office:value-type="float" office:value="95.096705">
            <text:p>95.096705</text:p>
          </table:table-cell>
          <table:table-cell table:formula="of:=[.B3366]-[.C3366]" office:value-type="float" office:value="-20.916235">
            <text:p>-20.916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496048">
            <text:p>99.496048</text:p>
          </table:table-cell>
          <table:table-cell office:value-type="float" office:value="122.375792">
            <text:p>122.375792</text:p>
          </table:table-cell>
          <table:table-cell table:formula="of:=[.B3367]-[.C3367]" office:value-type="float" office:value="-22.879744">
            <text:p>-22.879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555498">
            <text:p>103.555498</text:p>
          </table:table-cell>
          <table:table-cell office:value-type="float" office:value="132.855328">
            <text:p>132.855328</text:p>
          </table:table-cell>
          <table:table-cell table:formula="of:=[.B3368]-[.C3368]" office:value-type="float" office:value="-29.29983">
            <text:p>-29.29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345932">
            <text:p>104.345932</text:p>
          </table:table-cell>
          <table:table-cell office:value-type="float" office:value="135.548695">
            <text:p>135.548695</text:p>
          </table:table-cell>
          <table:table-cell table:formula="of:=[.B3369]-[.C3369]" office:value-type="float" office:value="-31.202763">
            <text:p>-31.202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781338">
            <text:p>151.781338</text:p>
          </table:table-cell>
          <table:table-cell office:value-type="float" office:value="189.580354">
            <text:p>189.580354</text:p>
          </table:table-cell>
          <table:table-cell table:formula="of:=[.B3370]-[.C3370]" office:value-type="float" office:value="-37.799016">
            <text:p>-37.799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033866">
            <text:p>121.033866</text:p>
          </table:table-cell>
          <table:table-cell office:value-type="float" office:value="158.595293">
            <text:p>158.595293</text:p>
          </table:table-cell>
          <table:table-cell table:formula="of:=[.B3371]-[.C3371]" office:value-type="float" office:value="-37.561427">
            <text:p>-37.561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06923">
            <text:p>70.706923</text:p>
          </table:table-cell>
          <table:table-cell office:value-type="float" office:value="90.997884">
            <text:p>90.997884</text:p>
          </table:table-cell>
          <table:table-cell table:formula="of:=[.B3372]-[.C3372]" office:value-type="float" office:value="-20.290961">
            <text:p>-20.290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060572">
            <text:p>120.060572</text:p>
          </table:table-cell>
          <table:table-cell office:value-type="float" office:value="150.600182">
            <text:p>150.600182</text:p>
          </table:table-cell>
          <table:table-cell table:formula="of:=[.B3373]-[.C3373]" office:value-type="float" office:value="-30.53961">
            <text:p>-30.53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724303">
            <text:p>52.724303</text:p>
          </table:table-cell>
          <table:table-cell office:value-type="float" office:value="64.432577">
            <text:p>64.432577</text:p>
          </table:table-cell>
          <table:table-cell table:formula="of:=[.B3374]-[.C3374]" office:value-type="float" office:value="-11.708274">
            <text:p>-11.708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879881">
            <text:p>182.879881</text:p>
          </table:table-cell>
          <table:table-cell office:value-type="float" office:value="232.962225">
            <text:p>232.962225</text:p>
          </table:table-cell>
          <table:table-cell table:formula="of:=[.B3375]-[.C3375]" office:value-type="float" office:value="-50.082344">
            <text:p>-50.082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768505">
            <text:p>107.768505</text:p>
          </table:table-cell>
          <table:table-cell office:value-type="float" office:value="136.739714">
            <text:p>136.739714</text:p>
          </table:table-cell>
          <table:table-cell table:formula="of:=[.B3376]-[.C3376]" office:value-type="float" office:value="-28.971209">
            <text:p>-28.971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431485">
            <text:p>133.431485</text:p>
          </table:table-cell>
          <table:table-cell office:value-type="float" office:value="162.055365">
            <text:p>162.055365</text:p>
          </table:table-cell>
          <table:table-cell table:formula="of:=[.B3377]-[.C3377]" office:value-type="float" office:value="-28.62388">
            <text:p>-28.62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775169">
            <text:p>57.775169</text:p>
          </table:table-cell>
          <table:table-cell office:value-type="float" office:value="73.777684">
            <text:p>73.777684</text:p>
          </table:table-cell>
          <table:table-cell table:formula="of:=[.B3378]-[.C3378]" office:value-type="float" office:value="-16.002515">
            <text:p>-16.002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87411">
            <text:p>89.087411</text:p>
          </table:table-cell>
          <table:table-cell office:value-type="float" office:value="113.338274">
            <text:p>113.338274</text:p>
          </table:table-cell>
          <table:table-cell table:formula="of:=[.B3379]-[.C3379]" office:value-type="float" office:value="-24.250863">
            <text:p>-24.250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32487">
            <text:p>43.532487</text:p>
          </table:table-cell>
          <table:table-cell office:value-type="float" office:value="54.059586">
            <text:p>54.059586</text:p>
          </table:table-cell>
          <table:table-cell table:formula="of:=[.B3380]-[.C3380]" office:value-type="float" office:value="-10.527099">
            <text:p>-10.527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9.082916">
            <text:p>599.082916</text:p>
          </table:table-cell>
          <table:table-cell office:value-type="float" office:value="745.842227">
            <text:p>745.842227</text:p>
          </table:table-cell>
          <table:table-cell table:formula="of:=[.B3381]-[.C3381]" office:value-type="float" office:value="-146.759311">
            <text:p>-146.759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97662">
            <text:p>134.497662</text:p>
          </table:table-cell>
          <table:table-cell office:value-type="float" office:value="170.391807">
            <text:p>170.391807</text:p>
          </table:table-cell>
          <table:table-cell table:formula="of:=[.B3382]-[.C3382]" office:value-type="float" office:value="-35.894145">
            <text:p>-35.894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55426">
            <text:p>75.855426</text:p>
          </table:table-cell>
          <table:table-cell office:value-type="float" office:value="93.113118">
            <text:p>93.113118</text:p>
          </table:table-cell>
          <table:table-cell table:formula="of:=[.B3383]-[.C3383]" office:value-type="float" office:value="-17.257692">
            <text:p>-17.257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66248">
            <text:p>118.066248</text:p>
          </table:table-cell>
          <table:table-cell office:value-type="float" office:value="142.48303">
            <text:p>142.48303</text:p>
          </table:table-cell>
          <table:table-cell table:formula="of:=[.B3384]-[.C3384]" office:value-type="float" office:value="-24.416782">
            <text:p>-24.416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19741">
            <text:p>58.19741</text:p>
          </table:table-cell>
          <table:table-cell office:value-type="float" office:value="74.065085">
            <text:p>74.065085</text:p>
          </table:table-cell>
          <table:table-cell table:formula="of:=[.B3385]-[.C3385]" office:value-type="float" office:value="-15.867675">
            <text:p>-15.867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950549">
            <text:p>74.950549</text:p>
          </table:table-cell>
          <table:table-cell office:value-type="float" office:value="94.404158">
            <text:p>94.404158</text:p>
          </table:table-cell>
          <table:table-cell table:formula="of:=[.B3386]-[.C3386]" office:value-type="float" office:value="-19.453609">
            <text:p>-19.453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798603">
            <text:p>31.798603</text:p>
          </table:table-cell>
          <table:table-cell office:value-type="float" office:value="36.491373">
            <text:p>36.491373</text:p>
          </table:table-cell>
          <table:table-cell table:formula="of:=[.B3387]-[.C3387]" office:value-type="float" office:value="-4.69277">
            <text:p>-4.69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385457">
            <text:p>295.385457</text:p>
          </table:table-cell>
          <table:table-cell office:value-type="float" office:value="339.848426">
            <text:p>339.848426</text:p>
          </table:table-cell>
          <table:table-cell table:formula="of:=[.B3388]-[.C3388]" office:value-type="float" office:value="-44.462969">
            <text:p>-44.462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121543">
            <text:p>104.121543</text:p>
          </table:table-cell>
          <table:table-cell office:value-type="float" office:value="133.034942">
            <text:p>133.034942</text:p>
          </table:table-cell>
          <table:table-cell table:formula="of:=[.B3389]-[.C3389]" office:value-type="float" office:value="-28.913399">
            <text:p>-28.913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84771">
            <text:p>69.384771</text:p>
          </table:table-cell>
          <table:table-cell office:value-type="float" office:value="93.286921">
            <text:p>93.286921</text:p>
          </table:table-cell>
          <table:table-cell table:formula="of:=[.B3390]-[.C3390]" office:value-type="float" office:value="-23.90215">
            <text:p>-23.90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800641">
            <text:p>115.800641</text:p>
          </table:table-cell>
          <table:table-cell office:value-type="float" office:value="153.656398">
            <text:p>153.656398</text:p>
          </table:table-cell>
          <table:table-cell table:formula="of:=[.B3391]-[.C3391]" office:value-type="float" office:value="-37.855757">
            <text:p>-37.855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630653">
            <text:p>51.630653</text:p>
          </table:table-cell>
          <table:table-cell office:value-type="float" office:value="67.384614">
            <text:p>67.384614</text:p>
          </table:table-cell>
          <table:table-cell table:formula="of:=[.B3392]-[.C3392]" office:value-type="float" office:value="-15.753961">
            <text:p>-15.753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715249">
            <text:p>63.715249</text:p>
          </table:table-cell>
          <table:table-cell office:value-type="float" office:value="80.212275">
            <text:p>80.212275</text:p>
          </table:table-cell>
          <table:table-cell table:formula="of:=[.B3393]-[.C3393]" office:value-type="float" office:value="-16.497026">
            <text:p>-16.497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717755">
            <text:p>143.717755</text:p>
          </table:table-cell>
          <table:table-cell office:value-type="float" office:value="186.289918">
            <text:p>186.289918</text:p>
          </table:table-cell>
          <table:table-cell table:formula="of:=[.B3394]-[.C3394]" office:value-type="float" office:value="-42.572163">
            <text:p>-42.5721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025746">
            <text:p>49.025746</text:p>
          </table:table-cell>
          <table:table-cell office:value-type="float" office:value="60.826261">
            <text:p>60.826261</text:p>
          </table:table-cell>
          <table:table-cell table:formula="of:=[.B3395]-[.C3395]" office:value-type="float" office:value="-11.800515">
            <text:p>-11.800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490015">
            <text:p>126.490015</text:p>
          </table:table-cell>
          <table:table-cell office:value-type="float" office:value="157.046018">
            <text:p>157.046018</text:p>
          </table:table-cell>
          <table:table-cell table:formula="of:=[.B3396]-[.C3396]" office:value-type="float" office:value="-30.556003">
            <text:p>-30.556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71276">
            <text:p>67.171276</text:p>
          </table:table-cell>
          <table:table-cell office:value-type="float" office:value="86.314926">
            <text:p>86.314926</text:p>
          </table:table-cell>
          <table:table-cell table:formula="of:=[.B3397]-[.C3397]" office:value-type="float" office:value="-19.14365">
            <text:p>-19.14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52857">
            <text:p>102.152857</text:p>
          </table:table-cell>
          <table:table-cell office:value-type="float" office:value="133.201998">
            <text:p>133.201998</text:p>
          </table:table-cell>
          <table:table-cell table:formula="of:=[.B3398]-[.C3398]" office:value-type="float" office:value="-31.049141">
            <text:p>-31.049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45981">
            <text:p>93.645981</text:p>
          </table:table-cell>
          <table:table-cell office:value-type="float" office:value="124.67871">
            <text:p>124.67871</text:p>
          </table:table-cell>
          <table:table-cell table:formula="of:=[.B3399]-[.C3399]" office:value-type="float" office:value="-31.032729">
            <text:p>-31.032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93867">
            <text:p>67.693867</text:p>
          </table:table-cell>
          <table:table-cell office:value-type="float" office:value="88.114339">
            <text:p>88.114339</text:p>
          </table:table-cell>
          <table:table-cell table:formula="of:=[.B3400]-[.C3400]" office:value-type="float" office:value="-20.420472">
            <text:p>-20.42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716829">
            <text:p>107.716829</text:p>
          </table:table-cell>
          <table:table-cell office:value-type="float" office:value="138.902051">
            <text:p>138.902051</text:p>
          </table:table-cell>
          <table:table-cell table:formula="of:=[.B3401]-[.C3401]" office:value-type="float" office:value="-31.185222">
            <text:p>-31.185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51181">
            <text:p>98.951181</text:p>
          </table:table-cell>
          <table:table-cell office:value-type="float" office:value="124.458292">
            <text:p>124.458292</text:p>
          </table:table-cell>
          <table:table-cell table:formula="of:=[.B3402]-[.C3402]" office:value-type="float" office:value="-25.507111">
            <text:p>-25.507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17315">
            <text:p>73.217315</text:p>
          </table:table-cell>
          <table:table-cell office:value-type="float" office:value="98.538381">
            <text:p>98.538381</text:p>
          </table:table-cell>
          <table:table-cell table:formula="of:=[.B3403]-[.C3403]" office:value-type="float" office:value="-25.321066">
            <text:p>-25.321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06368">
            <text:p>85.406368</text:p>
          </table:table-cell>
          <table:table-cell office:value-type="float" office:value="103.105238">
            <text:p>103.105238</text:p>
          </table:table-cell>
          <table:table-cell table:formula="of:=[.B3404]-[.C3404]" office:value-type="float" office:value="-17.69887">
            <text:p>-17.69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069582">
            <text:p>78.069582</text:p>
          </table:table-cell>
          <table:table-cell office:value-type="float" office:value="104.546082">
            <text:p>104.546082</text:p>
          </table:table-cell>
          <table:table-cell table:formula="of:=[.B3405]-[.C3405]" office:value-type="float" office:value="-26.4765">
            <text:p>-26.4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548346">
            <text:p>114.548346</text:p>
          </table:table-cell>
          <table:table-cell office:value-type="float" office:value="145.125234">
            <text:p>145.125234</text:p>
          </table:table-cell>
          <table:table-cell table:formula="of:=[.B3406]-[.C3406]" office:value-type="float" office:value="-30.576888">
            <text:p>-30.576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467338">
            <text:p>203.467338</text:p>
          </table:table-cell>
          <table:table-cell office:value-type="float" office:value="251.8583">
            <text:p>251.8583</text:p>
          </table:table-cell>
          <table:table-cell table:formula="of:=[.B3407]-[.C3407]" office:value-type="float" office:value="-48.390962">
            <text:p>-48.390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993097">
            <text:p>136.993097</text:p>
          </table:table-cell>
          <table:table-cell office:value-type="float" office:value="180.495421">
            <text:p>180.495421</text:p>
          </table:table-cell>
          <table:table-cell table:formula="of:=[.B3408]-[.C3408]" office:value-type="float" office:value="-43.502324">
            <text:p>-43.5023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289786">
            <text:p>157.289786</text:p>
          </table:table-cell>
          <table:table-cell office:value-type="float" office:value="196.79236">
            <text:p>196.79236</text:p>
          </table:table-cell>
          <table:table-cell table:formula="of:=[.B3409]-[.C3409]" office:value-type="float" office:value="-39.502574">
            <text:p>-39.502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35263">
            <text:p>82.235263</text:p>
          </table:table-cell>
          <table:table-cell office:value-type="float" office:value="106.791491">
            <text:p>106.791491</text:p>
          </table:table-cell>
          <table:table-cell table:formula="of:=[.B3410]-[.C3410]" office:value-type="float" office:value="-24.556228">
            <text:p>-24.556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293432">
            <text:p>198.293432</text:p>
          </table:table-cell>
          <table:table-cell office:value-type="float" office:value="248.517">
            <text:p>248.517</text:p>
          </table:table-cell>
          <table:table-cell table:formula="of:=[.B3411]-[.C3411]" office:value-type="float" office:value="-50.223568">
            <text:p>-50.223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12844">
            <text:p>135.712844</text:p>
          </table:table-cell>
          <table:table-cell office:value-type="float" office:value="179.147928">
            <text:p>179.147928</text:p>
          </table:table-cell>
          <table:table-cell table:formula="of:=[.B3412]-[.C3412]" office:value-type="float" office:value="-43.435084">
            <text:p>-43.435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538062">
            <text:p>28.538062</text:p>
          </table:table-cell>
          <table:table-cell office:value-type="float" office:value="36.122931">
            <text:p>36.122931</text:p>
          </table:table-cell>
          <table:table-cell table:formula="of:=[.B3413]-[.C3413]" office:value-type="float" office:value="-7.584869">
            <text:p>-7.584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244789">
            <text:p>92.244789</text:p>
          </table:table-cell>
          <table:table-cell office:value-type="float" office:value="116.019284">
            <text:p>116.019284</text:p>
          </table:table-cell>
          <table:table-cell table:formula="of:=[.B3414]-[.C3414]" office:value-type="float" office:value="-23.774495">
            <text:p>-23.774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340649">
            <text:p>59.340649</text:p>
          </table:table-cell>
          <table:table-cell office:value-type="float" office:value="72.510503">
            <text:p>72.510503</text:p>
          </table:table-cell>
          <table:table-cell table:formula="of:=[.B3415]-[.C3415]" office:value-type="float" office:value="-13.169854">
            <text:p>-13.169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613349">
            <text:p>71.613349</text:p>
          </table:table-cell>
          <table:table-cell office:value-type="float" office:value="95.609747">
            <text:p>95.609747</text:p>
          </table:table-cell>
          <table:table-cell table:formula="of:=[.B3416]-[.C3416]" office:value-type="float" office:value="-23.996398">
            <text:p>-23.996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44817">
            <text:p>120.944817</text:p>
          </table:table-cell>
          <table:table-cell office:value-type="float" office:value="151.896619">
            <text:p>151.896619</text:p>
          </table:table-cell>
          <table:table-cell table:formula="of:=[.B3417]-[.C3417]" office:value-type="float" office:value="-30.951802">
            <text:p>-30.951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098184">
            <text:p>158.098184</text:p>
          </table:table-cell>
          <table:table-cell office:value-type="float" office:value="191.296789">
            <text:p>191.296789</text:p>
          </table:table-cell>
          <table:table-cell table:formula="of:=[.B3418]-[.C3418]" office:value-type="float" office:value="-33.198605">
            <text:p>-33.198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30909">
            <text:p>79.330909</text:p>
          </table:table-cell>
          <table:table-cell office:value-type="float" office:value="102.539273">
            <text:p>102.539273</text:p>
          </table:table-cell>
          <table:table-cell table:formula="of:=[.B3419]-[.C3419]" office:value-type="float" office:value="-23.208364">
            <text:p>-23.208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226546">
            <text:p>183.226546</text:p>
          </table:table-cell>
          <table:table-cell office:value-type="float" office:value="229.963293">
            <text:p>229.963293</text:p>
          </table:table-cell>
          <table:table-cell table:formula="of:=[.B3420]-[.C3420]" office:value-type="float" office:value="-46.736747">
            <text:p>-46.736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216343">
            <text:p>209.216343</text:p>
          </table:table-cell>
          <table:table-cell office:value-type="float" office:value="270.026094">
            <text:p>270.026094</text:p>
          </table:table-cell>
          <table:table-cell table:formula="of:=[.B3421]-[.C3421]" office:value-type="float" office:value="-60.809751">
            <text:p>-60.809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486024">
            <text:p>66.486024</text:p>
          </table:table-cell>
          <table:table-cell office:value-type="float" office:value="84.854389">
            <text:p>84.854389</text:p>
          </table:table-cell>
          <table:table-cell table:formula="of:=[.B3422]-[.C3422]" office:value-type="float" office:value="-18.368365">
            <text:p>-18.368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505433">
            <text:p>70.505433</text:p>
          </table:table-cell>
          <table:table-cell office:value-type="float" office:value="88.735589">
            <text:p>88.735589</text:p>
          </table:table-cell>
          <table:table-cell table:formula="of:=[.B3423]-[.C3423]" office:value-type="float" office:value="-18.230156">
            <text:p>-18.230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901281">
            <text:p>99.901281</text:p>
          </table:table-cell>
          <table:table-cell office:value-type="float" office:value="125.730609">
            <text:p>125.730609</text:p>
          </table:table-cell>
          <table:table-cell table:formula="of:=[.B3424]-[.C3424]" office:value-type="float" office:value="-25.829328">
            <text:p>-25.829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77986">
            <text:p>97.277986</text:p>
          </table:table-cell>
          <table:table-cell office:value-type="float" office:value="119.933943">
            <text:p>119.933943</text:p>
          </table:table-cell>
          <table:table-cell table:formula="of:=[.B3425]-[.C3425]" office:value-type="float" office:value="-22.655957">
            <text:p>-22.6559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32134">
            <text:p>131.32134</text:p>
          </table:table-cell>
          <table:table-cell office:value-type="float" office:value="166.172306">
            <text:p>166.172306</text:p>
          </table:table-cell>
          <table:table-cell table:formula="of:=[.B3426]-[.C3426]" office:value-type="float" office:value="-34.850966">
            <text:p>-34.850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23106">
            <text:p>77.823106</text:p>
          </table:table-cell>
          <table:table-cell office:value-type="float" office:value="91.307204">
            <text:p>91.307204</text:p>
          </table:table-cell>
          <table:table-cell table:formula="of:=[.B3427]-[.C3427]" office:value-type="float" office:value="-13.484098">
            <text:p>-13.484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769206">
            <text:p>28.769206</text:p>
          </table:table-cell>
          <table:table-cell office:value-type="float" office:value="35.839797">
            <text:p>35.839797</text:p>
          </table:table-cell>
          <table:table-cell table:formula="of:=[.B3428]-[.C3428]" office:value-type="float" office:value="-7.070591">
            <text:p>-7.0705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455618">
            <text:p>68.455618</text:p>
          </table:table-cell>
          <table:table-cell office:value-type="float" office:value="86.906943">
            <text:p>86.906943</text:p>
          </table:table-cell>
          <table:table-cell table:formula="of:=[.B3429]-[.C3429]" office:value-type="float" office:value="-18.451325">
            <text:p>-18.4513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17809">
            <text:p>72.517809</text:p>
          </table:table-cell>
          <table:table-cell office:value-type="float" office:value="94.98154">
            <text:p>94.98154</text:p>
          </table:table-cell>
          <table:table-cell table:formula="of:=[.B3430]-[.C3430]" office:value-type="float" office:value="-22.463731">
            <text:p>-22.463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318412">
            <text:p>164.318412</text:p>
          </table:table-cell>
          <table:table-cell office:value-type="float" office:value="213.663993">
            <text:p>213.663993</text:p>
          </table:table-cell>
          <table:table-cell table:formula="of:=[.B3431]-[.C3431]" office:value-type="float" office:value="-49.345581">
            <text:p>-49.345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52418">
            <text:p>126.652418</text:p>
          </table:table-cell>
          <table:table-cell office:value-type="float" office:value="163.55851">
            <text:p>163.55851</text:p>
          </table:table-cell>
          <table:table-cell table:formula="of:=[.B3432]-[.C3432]" office:value-type="float" office:value="-36.906092">
            <text:p>-36.906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7.368186">
            <text:p>387.368186</text:p>
          </table:table-cell>
          <table:table-cell office:value-type="float" office:value="482.194448">
            <text:p>482.194448</text:p>
          </table:table-cell>
          <table:table-cell table:formula="of:=[.B3433]-[.C3433]" office:value-type="float" office:value="-94.826262">
            <text:p>-94.826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867445">
            <text:p>36.867445</text:p>
          </table:table-cell>
          <table:table-cell office:value-type="float" office:value="47.144255">
            <text:p>47.144255</text:p>
          </table:table-cell>
          <table:table-cell table:formula="of:=[.B3434]-[.C3434]" office:value-type="float" office:value="-10.27681">
            <text:p>-10.27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23336">
            <text:p>79.323336</text:p>
          </table:table-cell>
          <table:table-cell office:value-type="float" office:value="103.315304">
            <text:p>103.315304</text:p>
          </table:table-cell>
          <table:table-cell table:formula="of:=[.B3435]-[.C3435]" office:value-type="float" office:value="-23.991968">
            <text:p>-23.991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698395">
            <text:p>168.698395</text:p>
          </table:table-cell>
          <table:table-cell office:value-type="float" office:value="208.025666">
            <text:p>208.025666</text:p>
          </table:table-cell>
          <table:table-cell table:formula="of:=[.B3436]-[.C3436]" office:value-type="float" office:value="-39.327271">
            <text:p>-39.327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27651">
            <text:p>86.427651</text:p>
          </table:table-cell>
          <table:table-cell office:value-type="float" office:value="107.503782">
            <text:p>107.503782</text:p>
          </table:table-cell>
          <table:table-cell table:formula="of:=[.B3437]-[.C3437]" office:value-type="float" office:value="-21.076131">
            <text:p>-21.076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83083">
            <text:p>101.083083</text:p>
          </table:table-cell>
          <table:table-cell office:value-type="float" office:value="129.17174">
            <text:p>129.17174</text:p>
          </table:table-cell>
          <table:table-cell table:formula="of:=[.B3438]-[.C3438]" office:value-type="float" office:value="-28.088657">
            <text:p>-28.088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094892">
            <text:p>143.094892</text:p>
          </table:table-cell>
          <table:table-cell office:value-type="float" office:value="180.633227">
            <text:p>180.633227</text:p>
          </table:table-cell>
          <table:table-cell table:formula="of:=[.B3439]-[.C3439]" office:value-type="float" office:value="-37.538335">
            <text:p>-37.538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413446">
            <text:p>78.413446</text:p>
          </table:table-cell>
          <table:table-cell office:value-type="float" office:value="98.244789">
            <text:p>98.244789</text:p>
          </table:table-cell>
          <table:table-cell table:formula="of:=[.B3440]-[.C3440]" office:value-type="float" office:value="-19.831343">
            <text:p>-19.831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50248">
            <text:p>67.250248</text:p>
          </table:table-cell>
          <table:table-cell office:value-type="float" office:value="87.779472">
            <text:p>87.779472</text:p>
          </table:table-cell>
          <table:table-cell table:formula="of:=[.B3441]-[.C3441]" office:value-type="float" office:value="-20.529224">
            <text:p>-20.529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47171">
            <text:p>90.947171</text:p>
          </table:table-cell>
          <table:table-cell office:value-type="float" office:value="117.07671">
            <text:p>117.07671</text:p>
          </table:table-cell>
          <table:table-cell table:formula="of:=[.B3442]-[.C3442]" office:value-type="float" office:value="-26.129539">
            <text:p>-26.129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54014">
            <text:p>86.454014</text:p>
          </table:table-cell>
          <table:table-cell office:value-type="float" office:value="105.611646">
            <text:p>105.611646</text:p>
          </table:table-cell>
          <table:table-cell table:formula="of:=[.B3443]-[.C3443]" office:value-type="float" office:value="-19.157632">
            <text:p>-19.1576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49662">
            <text:p>100.249662</text:p>
          </table:table-cell>
          <table:table-cell office:value-type="float" office:value="136.128751">
            <text:p>136.128751</text:p>
          </table:table-cell>
          <table:table-cell table:formula="of:=[.B3444]-[.C3444]" office:value-type="float" office:value="-35.879089">
            <text:p>-35.879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505737">
            <text:p>116.505737</text:p>
          </table:table-cell>
          <table:table-cell office:value-type="float" office:value="145.035555">
            <text:p>145.035555</text:p>
          </table:table-cell>
          <table:table-cell table:formula="of:=[.B3445]-[.C3445]" office:value-type="float" office:value="-28.529818">
            <text:p>-28.5298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76691">
            <text:p>76.176691</text:p>
          </table:table-cell>
          <table:table-cell office:value-type="float" office:value="102.469206">
            <text:p>102.469206</text:p>
          </table:table-cell>
          <table:table-cell table:formula="of:=[.B3446]-[.C3446]" office:value-type="float" office:value="-26.292515">
            <text:p>-26.292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445601">
            <text:p>50.445601</text:p>
          </table:table-cell>
          <table:table-cell office:value-type="float" office:value="68.034995">
            <text:p>68.034995</text:p>
          </table:table-cell>
          <table:table-cell table:formula="of:=[.B3447]-[.C3447]" office:value-type="float" office:value="-17.589394">
            <text:p>-17.589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907297">
            <text:p>93.907297</text:p>
          </table:table-cell>
          <table:table-cell office:value-type="float" office:value="115.653418">
            <text:p>115.653418</text:p>
          </table:table-cell>
          <table:table-cell table:formula="of:=[.B3448]-[.C3448]" office:value-type="float" office:value="-21.746121">
            <text:p>-21.746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8.479889">
            <text:p>418.479889</text:p>
          </table:table-cell>
          <table:table-cell office:value-type="float" office:value="519.020779">
            <text:p>519.020779</text:p>
          </table:table-cell>
          <table:table-cell table:formula="of:=[.B3449]-[.C3449]" office:value-type="float" office:value="-100.54089">
            <text:p>-100.54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378185">
            <text:p>91.378185</text:p>
          </table:table-cell>
          <table:table-cell office:value-type="float" office:value="117.37658">
            <text:p>117.37658</text:p>
          </table:table-cell>
          <table:table-cell table:formula="of:=[.B3450]-[.C3450]" office:value-type="float" office:value="-25.998395">
            <text:p>-25.998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72632">
            <text:p>102.272632</text:p>
          </table:table-cell>
          <table:table-cell office:value-type="float" office:value="131.860221">
            <text:p>131.860221</text:p>
          </table:table-cell>
          <table:table-cell table:formula="of:=[.B3451]-[.C3451]" office:value-type="float" office:value="-29.587589">
            <text:p>-29.5875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143149">
            <text:p>64.143149</text:p>
          </table:table-cell>
          <table:table-cell office:value-type="float" office:value="86.894194">
            <text:p>86.894194</text:p>
          </table:table-cell>
          <table:table-cell table:formula="of:=[.B3452]-[.C3452]" office:value-type="float" office:value="-22.751045">
            <text:p>-22.751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19836">
            <text:p>101.619836</text:p>
          </table:table-cell>
          <table:table-cell office:value-type="float" office:value="131.157505">
            <text:p>131.157505</text:p>
          </table:table-cell>
          <table:table-cell table:formula="of:=[.B3453]-[.C3453]" office:value-type="float" office:value="-29.537669">
            <text:p>-29.537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37238">
            <text:p>66.637238</text:p>
          </table:table-cell>
          <table:table-cell office:value-type="float" office:value="84.436577">
            <text:p>84.436577</text:p>
          </table:table-cell>
          <table:table-cell table:formula="of:=[.B3454]-[.C3454]" office:value-type="float" office:value="-17.799339">
            <text:p>-17.799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534554">
            <text:p>155.534554</text:p>
          </table:table-cell>
          <table:table-cell office:value-type="float" office:value="201.862202">
            <text:p>201.862202</text:p>
          </table:table-cell>
          <table:table-cell table:formula="of:=[.B3455]-[.C3455]" office:value-type="float" office:value="-46.327648">
            <text:p>-46.327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480368">
            <text:p>69.480368</text:p>
          </table:table-cell>
          <table:table-cell office:value-type="float" office:value="84.507027">
            <text:p>84.507027</text:p>
          </table:table-cell>
          <table:table-cell table:formula="of:=[.B3456]-[.C3456]" office:value-type="float" office:value="-15.026659">
            <text:p>-15.026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80445">
            <text:p>133.80445</text:p>
          </table:table-cell>
          <table:table-cell office:value-type="float" office:value="165.692383">
            <text:p>165.692383</text:p>
          </table:table-cell>
          <table:table-cell table:formula="of:=[.B3457]-[.C3457]" office:value-type="float" office:value="-31.887933">
            <text:p>-31.887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24596">
            <text:p>108.324596</text:p>
          </table:table-cell>
          <table:table-cell office:value-type="float" office:value="138.305289">
            <text:p>138.305289</text:p>
          </table:table-cell>
          <table:table-cell table:formula="of:=[.B3458]-[.C3458]" office:value-type="float" office:value="-29.980693">
            <text:p>-29.980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15784">
            <text:p>70.715784</text:p>
          </table:table-cell>
          <table:table-cell office:value-type="float" office:value="89.443083">
            <text:p>89.443083</text:p>
          </table:table-cell>
          <table:table-cell table:formula="of:=[.B3459]-[.C3459]" office:value-type="float" office:value="-18.727299">
            <text:p>-18.727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88245">
            <text:p>43.088245</text:p>
          </table:table-cell>
          <table:table-cell office:value-type="float" office:value="54.785161">
            <text:p>54.785161</text:p>
          </table:table-cell>
          <table:table-cell table:formula="of:=[.B3460]-[.C3460]" office:value-type="float" office:value="-11.696916">
            <text:p>-11.696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31341">
            <text:p>91.631341</text:p>
          </table:table-cell>
          <table:table-cell office:value-type="float" office:value="115.160416">
            <text:p>115.160416</text:p>
          </table:table-cell>
          <table:table-cell table:formula="of:=[.B3461]-[.C3461]" office:value-type="float" office:value="-23.529075">
            <text:p>-23.529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72777">
            <text:p>77.572777</text:p>
          </table:table-cell>
          <table:table-cell office:value-type="float" office:value="96.922213">
            <text:p>96.922213</text:p>
          </table:table-cell>
          <table:table-cell table:formula="of:=[.B3462]-[.C3462]" office:value-type="float" office:value="-19.349436">
            <text:p>-19.349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237425">
            <text:p>26.237425</text:p>
          </table:table-cell>
          <table:table-cell office:value-type="float" office:value="33.871942">
            <text:p>33.871942</text:p>
          </table:table-cell>
          <table:table-cell table:formula="of:=[.B3463]-[.C3463]" office:value-type="float" office:value="-7.634517">
            <text:p>-7.634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746708">
            <text:p>202.746708</text:p>
          </table:table-cell>
          <table:table-cell office:value-type="float" office:value="253.834054">
            <text:p>253.834054</text:p>
          </table:table-cell>
          <table:table-cell table:formula="of:=[.B3464]-[.C3464]" office:value-type="float" office:value="-51.087346">
            <text:p>-51.087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727106">
            <text:p>134.727106</text:p>
          </table:table-cell>
          <table:table-cell office:value-type="float" office:value="168.531684">
            <text:p>168.531684</text:p>
          </table:table-cell>
          <table:table-cell table:formula="of:=[.B3465]-[.C3465]" office:value-type="float" office:value="-33.804578">
            <text:p>-33.804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12647">
            <text:p>75.212647</text:p>
          </table:table-cell>
          <table:table-cell office:value-type="float" office:value="97.657444">
            <text:p>97.657444</text:p>
          </table:table-cell>
          <table:table-cell table:formula="of:=[.B3466]-[.C3466]" office:value-type="float" office:value="-22.444797">
            <text:p>-22.444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147523">
            <text:p>142.147523</text:p>
          </table:table-cell>
          <table:table-cell office:value-type="float" office:value="176.82475">
            <text:p>176.82475</text:p>
          </table:table-cell>
          <table:table-cell table:formula="of:=[.B3467]-[.C3467]" office:value-type="float" office:value="-34.677227">
            <text:p>-34.677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916">
            <text:p>102.1916</text:p>
          </table:table-cell>
          <table:table-cell office:value-type="float" office:value="128.840592">
            <text:p>128.840592</text:p>
          </table:table-cell>
          <table:table-cell table:formula="of:=[.B3468]-[.C3468]" office:value-type="float" office:value="-26.648992">
            <text:p>-26.648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69767">
            <text:p>45.569767</text:p>
          </table:table-cell>
          <table:table-cell office:value-type="float" office:value="58.135214">
            <text:p>58.135214</text:p>
          </table:table-cell>
          <table:table-cell table:formula="of:=[.B3469]-[.C3469]" office:value-type="float" office:value="-12.565447">
            <text:p>-12.565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53165">
            <text:p>200.53165</text:p>
          </table:table-cell>
          <table:table-cell office:value-type="float" office:value="247.511955">
            <text:p>247.511955</text:p>
          </table:table-cell>
          <table:table-cell table:formula="of:=[.B3470]-[.C3470]" office:value-type="float" office:value="-46.980305">
            <text:p>-46.980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291708">
            <text:p>158.291708</text:p>
          </table:table-cell>
          <table:table-cell office:value-type="float" office:value="200.034603">
            <text:p>200.034603</text:p>
          </table:table-cell>
          <table:table-cell table:formula="of:=[.B3471]-[.C3471]" office:value-type="float" office:value="-41.742895">
            <text:p>-41.742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41512">
            <text:p>87.341512</text:p>
          </table:table-cell>
          <table:table-cell office:value-type="float" office:value="115.047907">
            <text:p>115.047907</text:p>
          </table:table-cell>
          <table:table-cell table:formula="of:=[.B3472]-[.C3472]" office:value-type="float" office:value="-27.706395">
            <text:p>-27.706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648552">
            <text:p>41.648552</text:p>
          </table:table-cell>
          <table:table-cell office:value-type="float" office:value="53.581323">
            <text:p>53.581323</text:p>
          </table:table-cell>
          <table:table-cell table:formula="of:=[.B3473]-[.C3473]" office:value-type="float" office:value="-11.932771">
            <text:p>-11.932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903993">
            <text:p>87.903993</text:p>
          </table:table-cell>
          <table:table-cell office:value-type="float" office:value="113.956947">
            <text:p>113.956947</text:p>
          </table:table-cell>
          <table:table-cell table:formula="of:=[.B3474]-[.C3474]" office:value-type="float" office:value="-26.052954">
            <text:p>-26.052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202288">
            <text:p>99.202288</text:p>
          </table:table-cell>
          <table:table-cell office:value-type="float" office:value="126.92894">
            <text:p>126.92894</text:p>
          </table:table-cell>
          <table:table-cell table:formula="of:=[.B3475]-[.C3475]" office:value-type="float" office:value="-27.726652">
            <text:p>-27.726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45328">
            <text:p>32.45328</text:p>
          </table:table-cell>
          <table:table-cell office:value-type="float" office:value="42.534006">
            <text:p>42.534006</text:p>
          </table:table-cell>
          <table:table-cell table:formula="of:=[.B3476]-[.C3476]" office:value-type="float" office:value="-10.080726">
            <text:p>-10.080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223145">
            <text:p>173.223145</text:p>
          </table:table-cell>
          <table:table-cell office:value-type="float" office:value="211.432859">
            <text:p>211.432859</text:p>
          </table:table-cell>
          <table:table-cell table:formula="of:=[.B3477]-[.C3477]" office:value-type="float" office:value="-38.209714">
            <text:p>-38.2097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638568">
            <text:p>194.638568</text:p>
          </table:table-cell>
          <table:table-cell office:value-type="float" office:value="250.475357">
            <text:p>250.475357</text:p>
          </table:table-cell>
          <table:table-cell table:formula="of:=[.B3478]-[.C3478]" office:value-type="float" office:value="-55.836789">
            <text:p>-55.836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205">
            <text:p>145.4205</text:p>
          </table:table-cell>
          <table:table-cell office:value-type="float" office:value="180.863372">
            <text:p>180.863372</text:p>
          </table:table-cell>
          <table:table-cell table:formula="of:=[.B3479]-[.C3479]" office:value-type="float" office:value="-35.442872">
            <text:p>-35.442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096312">
            <text:p>279.096312</text:p>
          </table:table-cell>
          <table:table-cell office:value-type="float" office:value="330.241292">
            <text:p>330.241292</text:p>
          </table:table-cell>
          <table:table-cell table:formula="of:=[.B3480]-[.C3480]" office:value-type="float" office:value="-51.14498">
            <text:p>-51.14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560714">
            <text:p>162.560714</text:p>
          </table:table-cell>
          <table:table-cell office:value-type="float" office:value="205.059448">
            <text:p>205.059448</text:p>
          </table:table-cell>
          <table:table-cell table:formula="of:=[.B3481]-[.C3481]" office:value-type="float" office:value="-42.498734">
            <text:p>-42.498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996031">
            <text:p>23.996031</text:p>
          </table:table-cell>
          <table:table-cell office:value-type="float" office:value="29.057159">
            <text:p>29.057159</text:p>
          </table:table-cell>
          <table:table-cell table:formula="of:=[.B3482]-[.C3482]" office:value-type="float" office:value="-5.061128">
            <text:p>-5.061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760846">
            <text:p>193.760846</text:p>
          </table:table-cell>
          <table:table-cell office:value-type="float" office:value="247.849037">
            <text:p>247.849037</text:p>
          </table:table-cell>
          <table:table-cell table:formula="of:=[.B3483]-[.C3483]" office:value-type="float" office:value="-54.088191">
            <text:p>-54.088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173908">
            <text:p>25.173908</text:p>
          </table:table-cell>
          <table:table-cell office:value-type="float" office:value="32.068257">
            <text:p>32.068257</text:p>
          </table:table-cell>
          <table:table-cell table:formula="of:=[.B3484]-[.C3484]" office:value-type="float" office:value="-6.894349">
            <text:p>-6.894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874962">
            <text:p>88.874962</text:p>
          </table:table-cell>
          <table:table-cell office:value-type="float" office:value="115.192458">
            <text:p>115.192458</text:p>
          </table:table-cell>
          <table:table-cell table:formula="of:=[.B3485]-[.C3485]" office:value-type="float" office:value="-26.317496">
            <text:p>-26.317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649476">
            <text:p>209.649476</text:p>
          </table:table-cell>
          <table:table-cell office:value-type="float" office:value="254.869033">
            <text:p>254.869033</text:p>
          </table:table-cell>
          <table:table-cell table:formula="of:=[.B3486]-[.C3486]" office:value-type="float" office:value="-45.219557">
            <text:p>-45.219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080419">
            <text:p>110.080419</text:p>
          </table:table-cell>
          <table:table-cell office:value-type="float" office:value="137.481606">
            <text:p>137.481606</text:p>
          </table:table-cell>
          <table:table-cell table:formula="of:=[.B3487]-[.C3487]" office:value-type="float" office:value="-27.401187">
            <text:p>-27.401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9.86568">
            <text:p>319.86568</text:p>
          </table:table-cell>
          <table:table-cell office:value-type="float" office:value="383.346126">
            <text:p>383.346126</text:p>
          </table:table-cell>
          <table:table-cell table:formula="of:=[.B3488]-[.C3488]" office:value-type="float" office:value="-63.480446">
            <text:p>-63.480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646775">
            <text:p>59.646775</text:p>
          </table:table-cell>
          <table:table-cell office:value-type="float" office:value="77.53661">
            <text:p>77.53661</text:p>
          </table:table-cell>
          <table:table-cell table:formula="of:=[.B3489]-[.C3489]" office:value-type="float" office:value="-17.889835">
            <text:p>-17.889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42209">
            <text:p>79.842209</text:p>
          </table:table-cell>
          <table:table-cell office:value-type="float" office:value="100.20894">
            <text:p>100.20894</text:p>
          </table:table-cell>
          <table:table-cell table:formula="of:=[.B3490]-[.C3490]" office:value-type="float" office:value="-20.366731">
            <text:p>-20.366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92127">
            <text:p>88.792127</text:p>
          </table:table-cell>
          <table:table-cell office:value-type="float" office:value="113.824026">
            <text:p>113.824026</text:p>
          </table:table-cell>
          <table:table-cell table:formula="of:=[.B3491]-[.C3491]" office:value-type="float" office:value="-25.031899">
            <text:p>-25.031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929159">
            <text:p>77.929159</text:p>
          </table:table-cell>
          <table:table-cell office:value-type="float" office:value="97.194248">
            <text:p>97.194248</text:p>
          </table:table-cell>
          <table:table-cell table:formula="of:=[.B3492]-[.C3492]" office:value-type="float" office:value="-19.265089">
            <text:p>-19.265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291351">
            <text:p>157.291351</text:p>
          </table:table-cell>
          <table:table-cell office:value-type="float" office:value="203.834679">
            <text:p>203.834679</text:p>
          </table:table-cell>
          <table:table-cell table:formula="of:=[.B3493]-[.C3493]" office:value-type="float" office:value="-46.543328">
            <text:p>-46.543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.606478">
            <text:p>363.606478</text:p>
          </table:table-cell>
          <table:table-cell office:value-type="float" office:value="432.512022">
            <text:p>432.512022</text:p>
          </table:table-cell>
          <table:table-cell table:formula="of:=[.B3494]-[.C3494]" office:value-type="float" office:value="-68.905544">
            <text:p>-68.905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47978">
            <text:p>84.947978</text:p>
          </table:table-cell>
          <table:table-cell office:value-type="float" office:value="104.918607">
            <text:p>104.918607</text:p>
          </table:table-cell>
          <table:table-cell table:formula="of:=[.B3495]-[.C3495]" office:value-type="float" office:value="-19.970629">
            <text:p>-19.970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42735">
            <text:p>76.642735</text:p>
          </table:table-cell>
          <table:table-cell office:value-type="float" office:value="99.787369">
            <text:p>99.787369</text:p>
          </table:table-cell>
          <table:table-cell table:formula="of:=[.B3496]-[.C3496]" office:value-type="float" office:value="-23.144634">
            <text:p>-23.144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105798">
            <text:p>109.105798</text:p>
          </table:table-cell>
          <table:table-cell office:value-type="float" office:value="138.579509">
            <text:p>138.579509</text:p>
          </table:table-cell>
          <table:table-cell table:formula="of:=[.B3497]-[.C3497]" office:value-type="float" office:value="-29.473711">
            <text:p>-29.473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148928">
            <text:p>64.148928</text:p>
          </table:table-cell>
          <table:table-cell office:value-type="float" office:value="80.174134">
            <text:p>80.174134</text:p>
          </table:table-cell>
          <table:table-cell table:formula="of:=[.B3498]-[.C3498]" office:value-type="float" office:value="-16.025206">
            <text:p>-16.025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482276">
            <text:p>88.482276</text:p>
          </table:table-cell>
          <table:table-cell office:value-type="float" office:value="107.404958">
            <text:p>107.404958</text:p>
          </table:table-cell>
          <table:table-cell table:formula="of:=[.B3499]-[.C3499]" office:value-type="float" office:value="-18.922682">
            <text:p>-18.922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124">
            <text:p>106.5124</text:p>
          </table:table-cell>
          <table:table-cell office:value-type="float" office:value="130.583854">
            <text:p>130.583854</text:p>
          </table:table-cell>
          <table:table-cell table:formula="of:=[.B3500]-[.C3500]" office:value-type="float" office:value="-24.071454">
            <text:p>-24.071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943137">
            <text:p>262.943137</text:p>
          </table:table-cell>
          <table:table-cell office:value-type="float" office:value="316.912796">
            <text:p>316.912796</text:p>
          </table:table-cell>
          <table:table-cell table:formula="of:=[.B3501]-[.C3501]" office:value-type="float" office:value="-53.969659">
            <text:p>-53.969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117406">
            <text:p>117.117406</text:p>
          </table:table-cell>
          <table:table-cell office:value-type="float" office:value="145.942936">
            <text:p>145.942936</text:p>
          </table:table-cell>
          <table:table-cell table:formula="of:=[.B3502]-[.C3502]" office:value-type="float" office:value="-28.82553">
            <text:p>-28.82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317429">
            <text:p>173.317429</text:p>
          </table:table-cell>
          <table:table-cell office:value-type="float" office:value="215.732183">
            <text:p>215.732183</text:p>
          </table:table-cell>
          <table:table-cell table:formula="of:=[.B3503]-[.C3503]" office:value-type="float" office:value="-42.414754">
            <text:p>-42.414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137336">
            <text:p>188.137336</text:p>
          </table:table-cell>
          <table:table-cell office:value-type="float" office:value="227.301747">
            <text:p>227.301747</text:p>
          </table:table-cell>
          <table:table-cell table:formula="of:=[.B3504]-[.C3504]" office:value-type="float" office:value="-39.164411">
            <text:p>-39.164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2.199427">
            <text:p>312.199427</text:p>
          </table:table-cell>
          <table:table-cell office:value-type="float" office:value="373.706882">
            <text:p>373.706882</text:p>
          </table:table-cell>
          <table:table-cell table:formula="of:=[.B3505]-[.C3505]" office:value-type="float" office:value="-61.507455">
            <text:p>-61.507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85263">
            <text:p>132.085263</text:p>
          </table:table-cell>
          <table:table-cell office:value-type="float" office:value="169.300269">
            <text:p>169.300269</text:p>
          </table:table-cell>
          <table:table-cell table:formula="of:=[.B3506]-[.C3506]" office:value-type="float" office:value="-37.215006">
            <text:p>-37.215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6.965816">
            <text:p>396.965816</text:p>
          </table:table-cell>
          <table:table-cell office:value-type="float" office:value="478.017827">
            <text:p>478.017827</text:p>
          </table:table-cell>
          <table:table-cell table:formula="of:=[.B3507]-[.C3507]" office:value-type="float" office:value="-81.052011">
            <text:p>-81.052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40398">
            <text:p>52.640398</text:p>
          </table:table-cell>
          <table:table-cell office:value-type="float" office:value="67.222813">
            <text:p>67.222813</text:p>
          </table:table-cell>
          <table:table-cell table:formula="of:=[.B3508]-[.C3508]" office:value-type="float" office:value="-14.582415">
            <text:p>-14.582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874403">
            <text:p>188.874403</text:p>
          </table:table-cell>
          <table:table-cell office:value-type="float" office:value="228.84465">
            <text:p>228.84465</text:p>
          </table:table-cell>
          <table:table-cell table:formula="of:=[.B3509]-[.C3509]" office:value-type="float" office:value="-39.970247">
            <text:p>-39.970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58354">
            <text:p>80.158354</text:p>
          </table:table-cell>
          <table:table-cell office:value-type="float" office:value="101.112211">
            <text:p>101.112211</text:p>
          </table:table-cell>
          <table:table-cell table:formula="of:=[.B3510]-[.C3510]" office:value-type="float" office:value="-20.953857">
            <text:p>-20.953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.802354">
            <text:p>263.802354</text:p>
          </table:table-cell>
          <table:table-cell office:value-type="float" office:value="323.904069">
            <text:p>323.904069</text:p>
          </table:table-cell>
          <table:table-cell table:formula="of:=[.B3511]-[.C3511]" office:value-type="float" office:value="-60.101715">
            <text:p>-60.101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032281">
            <text:p>271.032281</text:p>
          </table:table-cell>
          <table:table-cell office:value-type="float" office:value="331.148796">
            <text:p>331.148796</text:p>
          </table:table-cell>
          <table:table-cell table:formula="of:=[.B3512]-[.C3512]" office:value-type="float" office:value="-60.116515">
            <text:p>-60.116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685369">
            <text:p>210.685369</text:p>
          </table:table-cell>
          <table:table-cell office:value-type="float" office:value="259.406085">
            <text:p>259.406085</text:p>
          </table:table-cell>
          <table:table-cell table:formula="of:=[.B3513]-[.C3513]" office:value-type="float" office:value="-48.720716">
            <text:p>-48.720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881046">
            <text:p>139.881046</text:p>
          </table:table-cell>
          <table:table-cell office:value-type="float" office:value="178.458712">
            <text:p>178.458712</text:p>
          </table:table-cell>
          <table:table-cell table:formula="of:=[.B3514]-[.C3514]" office:value-type="float" office:value="-38.577666">
            <text:p>-38.577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228888">
            <text:p>202.228888</text:p>
          </table:table-cell>
          <table:table-cell office:value-type="float" office:value="248.042489">
            <text:p>248.042489</text:p>
          </table:table-cell>
          <table:table-cell table:formula="of:=[.B3515]-[.C3515]" office:value-type="float" office:value="-45.813601">
            <text:p>-45.813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53206">
            <text:p>223.53206</text:p>
          </table:table-cell>
          <table:table-cell office:value-type="float" office:value="271.246682">
            <text:p>271.246682</text:p>
          </table:table-cell>
          <table:table-cell table:formula="of:=[.B3516]-[.C3516]" office:value-type="float" office:value="-47.714622">
            <text:p>-47.714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46761">
            <text:p>112.46761</text:p>
          </table:table-cell>
          <table:table-cell office:value-type="float" office:value="143.338647">
            <text:p>143.338647</text:p>
          </table:table-cell>
          <table:table-cell table:formula="of:=[.B3517]-[.C3517]" office:value-type="float" office:value="-30.871037">
            <text:p>-30.871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600265">
            <text:p>87.600265</text:p>
          </table:table-cell>
          <table:table-cell office:value-type="float" office:value="115.942349">
            <text:p>115.942349</text:p>
          </table:table-cell>
          <table:table-cell table:formula="of:=[.B3518]-[.C3518]" office:value-type="float" office:value="-28.342084">
            <text:p>-28.342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466176">
            <text:p>250.466176</text:p>
          </table:table-cell>
          <table:table-cell office:value-type="float" office:value="310.379465">
            <text:p>310.379465</text:p>
          </table:table-cell>
          <table:table-cell table:formula="of:=[.B3519]-[.C3519]" office:value-type="float" office:value="-59.913289">
            <text:p>-59.913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128512">
            <text:p>177.128512</text:p>
          </table:table-cell>
          <table:table-cell office:value-type="float" office:value="222.989815">
            <text:p>222.989815</text:p>
          </table:table-cell>
          <table:table-cell table:formula="of:=[.B3520]-[.C3520]" office:value-type="float" office:value="-45.861303">
            <text:p>-45.861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953438">
            <text:p>130.953438</text:p>
          </table:table-cell>
          <table:table-cell office:value-type="float" office:value="156.99652">
            <text:p>156.99652</text:p>
          </table:table-cell>
          <table:table-cell table:formula="of:=[.B3521]-[.C3521]" office:value-type="float" office:value="-26.043082">
            <text:p>-26.0430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67029">
            <text:p>107.667029</text:p>
          </table:table-cell>
          <table:table-cell office:value-type="float" office:value="138.977434">
            <text:p>138.977434</text:p>
          </table:table-cell>
          <table:table-cell table:formula="of:=[.B3522]-[.C3522]" office:value-type="float" office:value="-31.310405">
            <text:p>-31.310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708432">
            <text:p>79.708432</text:p>
          </table:table-cell>
          <table:table-cell office:value-type="float" office:value="94.79687">
            <text:p>94.79687</text:p>
          </table:table-cell>
          <table:table-cell table:formula="of:=[.B3523]-[.C3523]" office:value-type="float" office:value="-15.088438">
            <text:p>-15.088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16436">
            <text:p>80.216436</text:p>
          </table:table-cell>
          <table:table-cell office:value-type="float" office:value="101.139994">
            <text:p>101.139994</text:p>
          </table:table-cell>
          <table:table-cell table:formula="of:=[.B3524]-[.C3524]" office:value-type="float" office:value="-20.923558">
            <text:p>-20.923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550119">
            <text:p>208.550119</text:p>
          </table:table-cell>
          <table:table-cell office:value-type="float" office:value="263.483636">
            <text:p>263.483636</text:p>
          </table:table-cell>
          <table:table-cell table:formula="of:=[.B3525]-[.C3525]" office:value-type="float" office:value="-54.933517">
            <text:p>-54.933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.338093">
            <text:p>304.338093</text:p>
          </table:table-cell>
          <table:table-cell office:value-type="float" office:value="358.176099">
            <text:p>358.176099</text:p>
          </table:table-cell>
          <table:table-cell table:formula="of:=[.B3526]-[.C3526]" office:value-type="float" office:value="-53.838006">
            <text:p>-53.838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636972">
            <text:p>48.636972</text:p>
          </table:table-cell>
          <table:table-cell office:value-type="float" office:value="63.450392">
            <text:p>63.450392</text:p>
          </table:table-cell>
          <table:table-cell table:formula="of:=[.B3527]-[.C3527]" office:value-type="float" office:value="-14.81342">
            <text:p>-14.81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996228">
            <text:p>186.996228</text:p>
          </table:table-cell>
          <table:table-cell office:value-type="float" office:value="233.226448">
            <text:p>233.226448</text:p>
          </table:table-cell>
          <table:table-cell table:formula="of:=[.B3528]-[.C3528]" office:value-type="float" office:value="-46.23022">
            <text:p>-46.23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87328">
            <text:p>96.887328</text:p>
          </table:table-cell>
          <table:table-cell office:value-type="float" office:value="121.835842">
            <text:p>121.835842</text:p>
          </table:table-cell>
          <table:table-cell table:formula="of:=[.B3529]-[.C3529]" office:value-type="float" office:value="-24.948514">
            <text:p>-24.948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818973">
            <text:p>147.818973</text:p>
          </table:table-cell>
          <table:table-cell office:value-type="float" office:value="181.571293">
            <text:p>181.571293</text:p>
          </table:table-cell>
          <table:table-cell table:formula="of:=[.B3530]-[.C3530]" office:value-type="float" office:value="-33.75232">
            <text:p>-33.75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332264">
            <text:p>119.332264</text:p>
          </table:table-cell>
          <table:table-cell office:value-type="float" office:value="149.537956">
            <text:p>149.537956</text:p>
          </table:table-cell>
          <table:table-cell table:formula="of:=[.B3531]-[.C3531]" office:value-type="float" office:value="-30.205692">
            <text:p>-30.205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674832">
            <text:p>106.674832</text:p>
          </table:table-cell>
          <table:table-cell office:value-type="float" office:value="131.187124">
            <text:p>131.187124</text:p>
          </table:table-cell>
          <table:table-cell table:formula="of:=[.B3532]-[.C3532]" office:value-type="float" office:value="-24.512292">
            <text:p>-24.512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096784">
            <text:p>23.096784</text:p>
          </table:table-cell>
          <table:table-cell office:value-type="float" office:value="29.013013">
            <text:p>29.013013</text:p>
          </table:table-cell>
          <table:table-cell table:formula="of:=[.B3533]-[.C3533]" office:value-type="float" office:value="-5.916229">
            <text:p>-5.916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417877">
            <text:p>63.417877</text:p>
          </table:table-cell>
          <table:table-cell office:value-type="float" office:value="78.64278">
            <text:p>78.64278</text:p>
          </table:table-cell>
          <table:table-cell table:formula="of:=[.B3534]-[.C3534]" office:value-type="float" office:value="-15.224903">
            <text:p>-15.2249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97068">
            <text:p>96.397068</text:p>
          </table:table-cell>
          <table:table-cell office:value-type="float" office:value="125.067071">
            <text:p>125.067071</text:p>
          </table:table-cell>
          <table:table-cell table:formula="of:=[.B3535]-[.C3535]" office:value-type="float" office:value="-28.670003">
            <text:p>-28.670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.690927">
            <text:p>277.690927</text:p>
          </table:table-cell>
          <table:table-cell office:value-type="float" office:value="346.135907">
            <text:p>346.135907</text:p>
          </table:table-cell>
          <table:table-cell table:formula="of:=[.B3536]-[.C3536]" office:value-type="float" office:value="-68.44498">
            <text:p>-68.44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826789">
            <text:p>78.826789</text:p>
          </table:table-cell>
          <table:table-cell office:value-type="float" office:value="101.855296">
            <text:p>101.855296</text:p>
          </table:table-cell>
          <table:table-cell table:formula="of:=[.B3537]-[.C3537]" office:value-type="float" office:value="-23.028507">
            <text:p>-23.028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16899">
            <text:p>107.816899</text:p>
          </table:table-cell>
          <table:table-cell office:value-type="float" office:value="134.869728">
            <text:p>134.869728</text:p>
          </table:table-cell>
          <table:table-cell table:formula="of:=[.B3538]-[.C3538]" office:value-type="float" office:value="-27.052829">
            <text:p>-27.052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413131">
            <text:p>203.413131</text:p>
          </table:table-cell>
          <table:table-cell office:value-type="float" office:value="250.72838">
            <text:p>250.72838</text:p>
          </table:table-cell>
          <table:table-cell table:formula="of:=[.B3539]-[.C3539]" office:value-type="float" office:value="-47.315249">
            <text:p>-47.315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0.803873">
            <text:p>340.803873</text:p>
          </table:table-cell>
          <table:table-cell office:value-type="float" office:value="401.039343">
            <text:p>401.039343</text:p>
          </table:table-cell>
          <table:table-cell table:formula="of:=[.B3540]-[.C3540]" office:value-type="float" office:value="-60.23547">
            <text:p>-60.23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00797">
            <text:p>97.200797</text:p>
          </table:table-cell>
          <table:table-cell office:value-type="float" office:value="121.187665">
            <text:p>121.187665</text:p>
          </table:table-cell>
          <table:table-cell table:formula="of:=[.B3541]-[.C3541]" office:value-type="float" office:value="-23.986868">
            <text:p>-23.986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59887">
            <text:p>86.659887</text:p>
          </table:table-cell>
          <table:table-cell office:value-type="float" office:value="107.907571">
            <text:p>107.907571</text:p>
          </table:table-cell>
          <table:table-cell table:formula="of:=[.B3542]-[.C3542]" office:value-type="float" office:value="-21.247684">
            <text:p>-21.247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372023">
            <text:p>43.372023</text:p>
          </table:table-cell>
          <table:table-cell office:value-type="float" office:value="55.57384">
            <text:p>55.57384</text:p>
          </table:table-cell>
          <table:table-cell table:formula="of:=[.B3543]-[.C3543]" office:value-type="float" office:value="-12.201817">
            <text:p>-12.2018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023222">
            <text:p>111.023222</text:p>
          </table:table-cell>
          <table:table-cell office:value-type="float" office:value="141.18197">
            <text:p>141.18197</text:p>
          </table:table-cell>
          <table:table-cell table:formula="of:=[.B3544]-[.C3544]" office:value-type="float" office:value="-30.158748">
            <text:p>-30.158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380608">
            <text:p>179.380608</text:p>
          </table:table-cell>
          <table:table-cell office:value-type="float" office:value="214.844897">
            <text:p>214.844897</text:p>
          </table:table-cell>
          <table:table-cell table:formula="of:=[.B3545]-[.C3545]" office:value-type="float" office:value="-35.464289">
            <text:p>-35.464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799297">
            <text:p>247.799297</text:p>
          </table:table-cell>
          <table:table-cell office:value-type="float" office:value="292.680171">
            <text:p>292.680171</text:p>
          </table:table-cell>
          <table:table-cell table:formula="of:=[.B3546]-[.C3546]" office:value-type="float" office:value="-44.880874">
            <text:p>-44.880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476116">
            <text:p>181.476116</text:p>
          </table:table-cell>
          <table:table-cell office:value-type="float" office:value="222.456602">
            <text:p>222.456602</text:p>
          </table:table-cell>
          <table:table-cell table:formula="of:=[.B3547]-[.C3547]" office:value-type="float" office:value="-40.980486">
            <text:p>-40.980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628299">
            <text:p>193.628299</text:p>
          </table:table-cell>
          <table:table-cell office:value-type="float" office:value="243.449446">
            <text:p>243.449446</text:p>
          </table:table-cell>
          <table:table-cell table:formula="of:=[.B3548]-[.C3548]" office:value-type="float" office:value="-49.821147">
            <text:p>-49.821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190976">
            <text:p>175.190976</text:p>
          </table:table-cell>
          <table:table-cell office:value-type="float" office:value="214.703663">
            <text:p>214.703663</text:p>
          </table:table-cell>
          <table:table-cell table:formula="of:=[.B3549]-[.C3549]" office:value-type="float" office:value="-39.512687">
            <text:p>-39.512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2.48276">
            <text:p>382.48276</text:p>
          </table:table-cell>
          <table:table-cell office:value-type="float" office:value="393.972185">
            <text:p>393.972185</text:p>
          </table:table-cell>
          <table:table-cell table:formula="of:=[.B3550]-[.C3550]" office:value-type="float" office:value="-11.489425">
            <text:p>-11.489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481983">
            <text:p>192.481983</text:p>
          </table:table-cell>
          <table:table-cell office:value-type="float" office:value="238.516695">
            <text:p>238.516695</text:p>
          </table:table-cell>
          <table:table-cell table:formula="of:=[.B3551]-[.C3551]" office:value-type="float" office:value="-46.034712">
            <text:p>-46.034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314618">
            <text:p>208.314618</text:p>
          </table:table-cell>
          <table:table-cell office:value-type="float" office:value="247.772434">
            <text:p>247.772434</text:p>
          </table:table-cell>
          <table:table-cell table:formula="of:=[.B3552]-[.C3552]" office:value-type="float" office:value="-39.457816">
            <text:p>-39.4578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15484">
            <text:p>226.15484</text:p>
          </table:table-cell>
          <table:table-cell office:value-type="float" office:value="280.905727">
            <text:p>280.905727</text:p>
          </table:table-cell>
          <table:table-cell table:formula="of:=[.B3553]-[.C3553]" office:value-type="float" office:value="-54.750887">
            <text:p>-54.750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054241">
            <text:p>71.054241</text:p>
          </table:table-cell>
          <table:table-cell office:value-type="float" office:value="91.588964">
            <text:p>91.588964</text:p>
          </table:table-cell>
          <table:table-cell table:formula="of:=[.B3554]-[.C3554]" office:value-type="float" office:value="-20.534723">
            <text:p>-20.534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057225">
            <text:p>184.057225</text:p>
          </table:table-cell>
          <table:table-cell office:value-type="float" office:value="222.818122">
            <text:p>222.818122</text:p>
          </table:table-cell>
          <table:table-cell table:formula="of:=[.B3555]-[.C3555]" office:value-type="float" office:value="-38.760897">
            <text:p>-38.760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55173">
            <text:p>94.655173</text:p>
          </table:table-cell>
          <table:table-cell office:value-type="float" office:value="114.263622">
            <text:p>114.263622</text:p>
          </table:table-cell>
          <table:table-cell table:formula="of:=[.B3556]-[.C3556]" office:value-type="float" office:value="-19.608449">
            <text:p>-19.608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18282">
            <text:p>96.418282</text:p>
          </table:table-cell>
          <table:table-cell office:value-type="float" office:value="124.518265">
            <text:p>124.518265</text:p>
          </table:table-cell>
          <table:table-cell table:formula="of:=[.B3557]-[.C3557]" office:value-type="float" office:value="-28.099983">
            <text:p>-28.099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032014">
            <text:p>87.032014</text:p>
          </table:table-cell>
          <table:table-cell office:value-type="float" office:value="112.569196">
            <text:p>112.569196</text:p>
          </table:table-cell>
          <table:table-cell table:formula="of:=[.B3558]-[.C3558]" office:value-type="float" office:value="-25.537182">
            <text:p>-25.537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692364">
            <text:p>169.692364</text:p>
          </table:table-cell>
          <table:table-cell office:value-type="float" office:value="202.566556">
            <text:p>202.566556</text:p>
          </table:table-cell>
          <table:table-cell table:formula="of:=[.B3559]-[.C3559]" office:value-type="float" office:value="-32.874192">
            <text:p>-32.874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873948">
            <text:p>120.873948</text:p>
          </table:table-cell>
          <table:table-cell office:value-type="float" office:value="151.930959">
            <text:p>151.930959</text:p>
          </table:table-cell>
          <table:table-cell table:formula="of:=[.B3560]-[.C3560]" office:value-type="float" office:value="-31.057011">
            <text:p>-31.057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80795">
            <text:p>50.80795</text:p>
          </table:table-cell>
          <table:table-cell office:value-type="float" office:value="66.645007">
            <text:p>66.645007</text:p>
          </table:table-cell>
          <table:table-cell table:formula="of:=[.B3561]-[.C3561]" office:value-type="float" office:value="-15.837057">
            <text:p>-15.8370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77896">
            <text:p>98.877896</text:p>
          </table:table-cell>
          <table:table-cell office:value-type="float" office:value="124.767748">
            <text:p>124.767748</text:p>
          </table:table-cell>
          <table:table-cell table:formula="of:=[.B3562]-[.C3562]" office:value-type="float" office:value="-25.889852">
            <text:p>-25.889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112765">
            <text:p>131.112765</text:p>
          </table:table-cell>
          <table:table-cell office:value-type="float" office:value="165.258961">
            <text:p>165.258961</text:p>
          </table:table-cell>
          <table:table-cell table:formula="of:=[.B3563]-[.C3563]" office:value-type="float" office:value="-34.146196">
            <text:p>-34.146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502495">
            <text:p>150.502495</text:p>
          </table:table-cell>
          <table:table-cell office:value-type="float" office:value="188.624347">
            <text:p>188.624347</text:p>
          </table:table-cell>
          <table:table-cell table:formula="of:=[.B3564]-[.C3564]" office:value-type="float" office:value="-38.121852">
            <text:p>-38.121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047311">
            <text:p>125.047311</text:p>
          </table:table-cell>
          <table:table-cell office:value-type="float" office:value="157.203438">
            <text:p>157.203438</text:p>
          </table:table-cell>
          <table:table-cell table:formula="of:=[.B3565]-[.C3565]" office:value-type="float" office:value="-32.156127">
            <text:p>-32.156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220216">
            <text:p>107.220216</text:p>
          </table:table-cell>
          <table:table-cell office:value-type="float" office:value="133.574489">
            <text:p>133.574489</text:p>
          </table:table-cell>
          <table:table-cell table:formula="of:=[.B3566]-[.C3566]" office:value-type="float" office:value="-26.354273">
            <text:p>-26.354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59785">
            <text:p>101.859785</text:p>
          </table:table-cell>
          <table:table-cell office:value-type="float" office:value="125.897029">
            <text:p>125.897029</text:p>
          </table:table-cell>
          <table:table-cell table:formula="of:=[.B3567]-[.C3567]" office:value-type="float" office:value="-24.037244">
            <text:p>-24.037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284683">
            <text:p>122.284683</text:p>
          </table:table-cell>
          <table:table-cell office:value-type="float" office:value="153.484192">
            <text:p>153.484192</text:p>
          </table:table-cell>
          <table:table-cell table:formula="of:=[.B3568]-[.C3568]" office:value-type="float" office:value="-31.199509">
            <text:p>-31.199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46811">
            <text:p>93.246811</text:p>
          </table:table-cell>
          <table:table-cell office:value-type="float" office:value="115.287497">
            <text:p>115.287497</text:p>
          </table:table-cell>
          <table:table-cell table:formula="of:=[.B3569]-[.C3569]" office:value-type="float" office:value="-22.040686">
            <text:p>-22.040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6.598611">
            <text:p>506.598611</text:p>
          </table:table-cell>
          <table:table-cell office:value-type="float" office:value="565.305568">
            <text:p>565.305568</text:p>
          </table:table-cell>
          <table:table-cell table:formula="of:=[.B3570]-[.C3570]" office:value-type="float" office:value="-58.706957">
            <text:p>-58.7069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8146">
            <text:p>93.8146</text:p>
          </table:table-cell>
          <table:table-cell office:value-type="float" office:value="117.505718">
            <text:p>117.505718</text:p>
          </table:table-cell>
          <table:table-cell table:formula="of:=[.B3571]-[.C3571]" office:value-type="float" office:value="-23.691118">
            <text:p>-23.691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297536">
            <text:p>188.297536</text:p>
          </table:table-cell>
          <table:table-cell office:value-type="float" office:value="236.58676">
            <text:p>236.58676</text:p>
          </table:table-cell>
          <table:table-cell table:formula="of:=[.B3572]-[.C3572]" office:value-type="float" office:value="-48.289224">
            <text:p>-48.289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152163">
            <text:p>134.152163</text:p>
          </table:table-cell>
          <table:table-cell office:value-type="float" office:value="166.712084">
            <text:p>166.712084</text:p>
          </table:table-cell>
          <table:table-cell table:formula="of:=[.B3573]-[.C3573]" office:value-type="float" office:value="-32.559921">
            <text:p>-32.559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305052">
            <text:p>156.305052</text:p>
          </table:table-cell>
          <table:table-cell office:value-type="float" office:value="193.189154">
            <text:p>193.189154</text:p>
          </table:table-cell>
          <table:table-cell table:formula="of:=[.B3574]-[.C3574]" office:value-type="float" office:value="-36.884102">
            <text:p>-36.884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063613">
            <text:p>126.063613</text:p>
          </table:table-cell>
          <table:table-cell office:value-type="float" office:value="152.31456">
            <text:p>152.31456</text:p>
          </table:table-cell>
          <table:table-cell table:formula="of:=[.B3575]-[.C3575]" office:value-type="float" office:value="-26.250947">
            <text:p>-26.250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683079">
            <text:p>38.683079</text:p>
          </table:table-cell>
          <table:table-cell office:value-type="float" office:value="50.569494">
            <text:p>50.569494</text:p>
          </table:table-cell>
          <table:table-cell table:formula="of:=[.B3576]-[.C3576]" office:value-type="float" office:value="-11.886415">
            <text:p>-11.886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981362">
            <text:p>50.981362</text:p>
          </table:table-cell>
          <table:table-cell office:value-type="float" office:value="65.75206">
            <text:p>65.75206</text:p>
          </table:table-cell>
          <table:table-cell table:formula="of:=[.B3577]-[.C3577]" office:value-type="float" office:value="-14.770698">
            <text:p>-14.770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350762">
            <text:p>116.350762</text:p>
          </table:table-cell>
          <table:table-cell office:value-type="float" office:value="145.545874">
            <text:p>145.545874</text:p>
          </table:table-cell>
          <table:table-cell table:formula="of:=[.B3578]-[.C3578]" office:value-type="float" office:value="-29.195112">
            <text:p>-29.195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44572">
            <text:p>85.244572</text:p>
          </table:table-cell>
          <table:table-cell office:value-type="float" office:value="102.952714">
            <text:p>102.952714</text:p>
          </table:table-cell>
          <table:table-cell table:formula="of:=[.B3579]-[.C3579]" office:value-type="float" office:value="-17.708142">
            <text:p>-17.708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6.825427">
            <text:p>426.825427</text:p>
          </table:table-cell>
          <table:table-cell office:value-type="float" office:value="513.522174">
            <text:p>513.522174</text:p>
          </table:table-cell>
          <table:table-cell table:formula="of:=[.B3580]-[.C3580]" office:value-type="float" office:value="-86.696747">
            <text:p>-86.696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59187">
            <text:p>80.659187</text:p>
          </table:table-cell>
          <table:table-cell office:value-type="float" office:value="104.651845">
            <text:p>104.651845</text:p>
          </table:table-cell>
          <table:table-cell table:formula="of:=[.B3581]-[.C3581]" office:value-type="float" office:value="-23.992658">
            <text:p>-23.992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.542759">
            <text:p>260.542759</text:p>
          </table:table-cell>
          <table:table-cell office:value-type="float" office:value="329.283996">
            <text:p>329.283996</text:p>
          </table:table-cell>
          <table:table-cell table:formula="of:=[.B3582]-[.C3582]" office:value-type="float" office:value="-68.741237">
            <text:p>-68.741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071644">
            <text:p>211.071644</text:p>
          </table:table-cell>
          <table:table-cell office:value-type="float" office:value="257.592109">
            <text:p>257.592109</text:p>
          </table:table-cell>
          <table:table-cell table:formula="of:=[.B3583]-[.C3583]" office:value-type="float" office:value="-46.520465">
            <text:p>-46.520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508775">
            <text:p>225.508775</text:p>
          </table:table-cell>
          <table:table-cell office:value-type="float" office:value="279.454339">
            <text:p>279.454339</text:p>
          </table:table-cell>
          <table:table-cell table:formula="of:=[.B3584]-[.C3584]" office:value-type="float" office:value="-53.945564">
            <text:p>-53.945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57702">
            <text:p>43.057702</text:p>
          </table:table-cell>
          <table:table-cell office:value-type="float" office:value="56.667599">
            <text:p>56.667599</text:p>
          </table:table-cell>
          <table:table-cell table:formula="of:=[.B3585]-[.C3585]" office:value-type="float" office:value="-13.609897">
            <text:p>-13.609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.798322">
            <text:p>327.798322</text:p>
          </table:table-cell>
          <table:table-cell office:value-type="float" office:value="398.089942">
            <text:p>398.089942</text:p>
          </table:table-cell>
          <table:table-cell table:formula="of:=[.B3586]-[.C3586]" office:value-type="float" office:value="-70.29162">
            <text:p>-70.29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5.523469">
            <text:p>445.523469</text:p>
          </table:table-cell>
          <table:table-cell office:value-type="float" office:value="545.328122">
            <text:p>545.328122</text:p>
          </table:table-cell>
          <table:table-cell table:formula="of:=[.B3587]-[.C3587]" office:value-type="float" office:value="-99.804653">
            <text:p>-99.804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733422">
            <text:p>255.733422</text:p>
          </table:table-cell>
          <table:table-cell office:value-type="float" office:value="316.488999">
            <text:p>316.488999</text:p>
          </table:table-cell>
          <table:table-cell table:formula="of:=[.B3588]-[.C3588]" office:value-type="float" office:value="-60.755577">
            <text:p>-60.755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83496">
            <text:p>88.783496</text:p>
          </table:table-cell>
          <table:table-cell office:value-type="float" office:value="105.964534">
            <text:p>105.964534</text:p>
          </table:table-cell>
          <table:table-cell table:formula="of:=[.B3589]-[.C3589]" office:value-type="float" office:value="-17.181038">
            <text:p>-17.181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95995">
            <text:p>191.95995</text:p>
          </table:table-cell>
          <table:table-cell office:value-type="float" office:value="237.980937">
            <text:p>237.980937</text:p>
          </table:table-cell>
          <table:table-cell table:formula="of:=[.B3590]-[.C3590]" office:value-type="float" office:value="-46.020987">
            <text:p>-46.020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9.233883">
            <text:p>489.233883</text:p>
          </table:table-cell>
          <table:table-cell office:value-type="float" office:value="566.726286">
            <text:p>566.726286</text:p>
          </table:table-cell>
          <table:table-cell table:formula="of:=[.B3591]-[.C3591]" office:value-type="float" office:value="-77.492403">
            <text:p>-77.492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472645">
            <text:p>289.472645</text:p>
          </table:table-cell>
          <table:table-cell office:value-type="float" office:value="346.784962">
            <text:p>346.784962</text:p>
          </table:table-cell>
          <table:table-cell table:formula="of:=[.B3592]-[.C3592]" office:value-type="float" office:value="-57.312317">
            <text:p>-57.312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2493">
            <text:p>208.2493</text:p>
          </table:table-cell>
          <table:table-cell office:value-type="float" office:value="255.945956">
            <text:p>255.945956</text:p>
          </table:table-cell>
          <table:table-cell table:formula="of:=[.B3593]-[.C3593]" office:value-type="float" office:value="-47.696656">
            <text:p>-47.696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02076">
            <text:p>113.502076</text:p>
          </table:table-cell>
          <table:table-cell office:value-type="float" office:value="143.180405">
            <text:p>143.180405</text:p>
          </table:table-cell>
          <table:table-cell table:formula="of:=[.B3594]-[.C3594]" office:value-type="float" office:value="-29.678329">
            <text:p>-29.678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23415">
            <text:p>89.423415</text:p>
          </table:table-cell>
          <table:table-cell office:value-type="float" office:value="110.061788">
            <text:p>110.061788</text:p>
          </table:table-cell>
          <table:table-cell table:formula="of:=[.B3595]-[.C3595]" office:value-type="float" office:value="-20.638373">
            <text:p>-20.638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517767">
            <text:p>79.517767</text:p>
          </table:table-cell>
          <table:table-cell office:value-type="float" office:value="101.095446">
            <text:p>101.095446</text:p>
          </table:table-cell>
          <table:table-cell table:formula="of:=[.B3596]-[.C3596]" office:value-type="float" office:value="-21.577679">
            <text:p>-21.577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857384">
            <text:p>288.857384</text:p>
          </table:table-cell>
          <table:table-cell office:value-type="float" office:value="337.294968">
            <text:p>337.294968</text:p>
          </table:table-cell>
          <table:table-cell table:formula="of:=[.B3597]-[.C3597]" office:value-type="float" office:value="-48.437584">
            <text:p>-48.437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43151">
            <text:p>81.643151</text:p>
          </table:table-cell>
          <table:table-cell office:value-type="float" office:value="100.243085">
            <text:p>100.243085</text:p>
          </table:table-cell>
          <table:table-cell table:formula="of:=[.B3598]-[.C3598]" office:value-type="float" office:value="-18.599934">
            <text:p>-18.599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900655">
            <text:p>239.900655</text:p>
          </table:table-cell>
          <table:table-cell office:value-type="float" office:value="287.597107">
            <text:p>287.597107</text:p>
          </table:table-cell>
          <table:table-cell table:formula="of:=[.B3599]-[.C3599]" office:value-type="float" office:value="-47.696452">
            <text:p>-47.696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51515">
            <text:p>47.551515</text:p>
          </table:table-cell>
          <table:table-cell office:value-type="float" office:value="59.253626">
            <text:p>59.253626</text:p>
          </table:table-cell>
          <table:table-cell table:formula="of:=[.B3600]-[.C3600]" office:value-type="float" office:value="-11.702111">
            <text:p>-11.702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646753">
            <text:p>43.646753</text:p>
          </table:table-cell>
          <table:table-cell office:value-type="float" office:value="56.446003">
            <text:p>56.446003</text:p>
          </table:table-cell>
          <table:table-cell table:formula="of:=[.B3601]-[.C3601]" office:value-type="float" office:value="-12.79925">
            <text:p>-12.79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517501">
            <text:p>94.517501</text:p>
          </table:table-cell>
          <table:table-cell office:value-type="float" office:value="120.923472">
            <text:p>120.923472</text:p>
          </table:table-cell>
          <table:table-cell table:formula="of:=[.B3602]-[.C3602]" office:value-type="float" office:value="-26.405971">
            <text:p>-26.405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6936">
            <text:p>80.96936</text:p>
          </table:table-cell>
          <table:table-cell office:value-type="float" office:value="102.728208">
            <text:p>102.728208</text:p>
          </table:table-cell>
          <table:table-cell table:formula="of:=[.B3603]-[.C3603]" office:value-type="float" office:value="-21.758848">
            <text:p>-21.758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739991">
            <text:p>207.739991</text:p>
          </table:table-cell>
          <table:table-cell office:value-type="float" office:value="258.487128">
            <text:p>258.487128</text:p>
          </table:table-cell>
          <table:table-cell table:formula="of:=[.B3604]-[.C3604]" office:value-type="float" office:value="-50.747137">
            <text:p>-50.747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354873">
            <text:p>243.354873</text:p>
          </table:table-cell>
          <table:table-cell office:value-type="float" office:value="302.992576">
            <text:p>302.992576</text:p>
          </table:table-cell>
          <table:table-cell table:formula="of:=[.B3605]-[.C3605]" office:value-type="float" office:value="-59.637703">
            <text:p>-59.637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76891">
            <text:p>59.76891</text:p>
          </table:table-cell>
          <table:table-cell office:value-type="float" office:value="70.004169">
            <text:p>70.004169</text:p>
          </table:table-cell>
          <table:table-cell table:formula="of:=[.B3606]-[.C3606]" office:value-type="float" office:value="-10.235259">
            <text:p>-10.235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.630997">
            <text:p>299.630997</text:p>
          </table:table-cell>
          <table:table-cell office:value-type="float" office:value="352.795642">
            <text:p>352.795642</text:p>
          </table:table-cell>
          <table:table-cell table:formula="of:=[.B3607]-[.C3607]" office:value-type="float" office:value="-53.164645">
            <text:p>-53.164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02496">
            <text:p>83.702496</text:p>
          </table:table-cell>
          <table:table-cell office:value-type="float" office:value="107.55032">
            <text:p>107.55032</text:p>
          </table:table-cell>
          <table:table-cell table:formula="of:=[.B3608]-[.C3608]" office:value-type="float" office:value="-23.847824">
            <text:p>-23.847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800605">
            <text:p>146.800605</text:p>
          </table:table-cell>
          <table:table-cell office:value-type="float" office:value="179.877602">
            <text:p>179.877602</text:p>
          </table:table-cell>
          <table:table-cell table:formula="of:=[.B3609]-[.C3609]" office:value-type="float" office:value="-33.076997">
            <text:p>-33.076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707648">
            <text:p>84.707648</text:p>
          </table:table-cell>
          <table:table-cell office:value-type="float" office:value="103.437089">
            <text:p>103.437089</text:p>
          </table:table-cell>
          <table:table-cell table:formula="of:=[.B3610]-[.C3610]" office:value-type="float" office:value="-18.729441">
            <text:p>-18.729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409083">
            <text:p>184.409083</text:p>
          </table:table-cell>
          <table:table-cell office:value-type="float" office:value="227.607879">
            <text:p>227.607879</text:p>
          </table:table-cell>
          <table:table-cell table:formula="of:=[.B3611]-[.C3611]" office:value-type="float" office:value="-43.198796">
            <text:p>-43.198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044044">
            <text:p>136.044044</text:p>
          </table:table-cell>
          <table:table-cell office:value-type="float" office:value="167.543253">
            <text:p>167.543253</text:p>
          </table:table-cell>
          <table:table-cell table:formula="of:=[.B3612]-[.C3612]" office:value-type="float" office:value="-31.499209">
            <text:p>-31.499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74856">
            <text:p>79.674856</text:p>
          </table:table-cell>
          <table:table-cell office:value-type="float" office:value="102.651721">
            <text:p>102.651721</text:p>
          </table:table-cell>
          <table:table-cell table:formula="of:=[.B3613]-[.C3613]" office:value-type="float" office:value="-22.976865">
            <text:p>-22.976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420859">
            <text:p>177.420859</text:p>
          </table:table-cell>
          <table:table-cell office:value-type="float" office:value="217.320006">
            <text:p>217.320006</text:p>
          </table:table-cell>
          <table:table-cell table:formula="of:=[.B3614]-[.C3614]" office:value-type="float" office:value="-39.899147">
            <text:p>-39.899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.79311">
            <text:p>276.79311</text:p>
          </table:table-cell>
          <table:table-cell office:value-type="float" office:value="336.718249">
            <text:p>336.718249</text:p>
          </table:table-cell>
          <table:table-cell table:formula="of:=[.B3615]-[.C3615]" office:value-type="float" office:value="-59.925139">
            <text:p>-59.925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41735">
            <text:p>117.341735</text:p>
          </table:table-cell>
          <table:table-cell office:value-type="float" office:value="148.782879">
            <text:p>148.782879</text:p>
          </table:table-cell>
          <table:table-cell table:formula="of:=[.B3616]-[.C3616]" office:value-type="float" office:value="-31.441144">
            <text:p>-31.441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277848">
            <text:p>147.277848</text:p>
          </table:table-cell>
          <table:table-cell office:value-type="float" office:value="184.565495">
            <text:p>184.565495</text:p>
          </table:table-cell>
          <table:table-cell table:formula="of:=[.B3617]-[.C3617]" office:value-type="float" office:value="-37.287647">
            <text:p>-37.287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362863">
            <text:p>95.362863</text:p>
          </table:table-cell>
          <table:table-cell office:value-type="float" office:value="117.733399">
            <text:p>117.733399</text:p>
          </table:table-cell>
          <table:table-cell table:formula="of:=[.B3618]-[.C3618]" office:value-type="float" office:value="-22.370536">
            <text:p>-22.370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62841">
            <text:p>140.62841</text:p>
          </table:table-cell>
          <table:table-cell office:value-type="float" office:value="177.579747">
            <text:p>177.579747</text:p>
          </table:table-cell>
          <table:table-cell table:formula="of:=[.B3619]-[.C3619]" office:value-type="float" office:value="-36.951337">
            <text:p>-36.951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.307465">
            <text:p>304.307465</text:p>
          </table:table-cell>
          <table:table-cell office:value-type="float" office:value="366.16966">
            <text:p>366.16966</text:p>
          </table:table-cell>
          <table:table-cell table:formula="of:=[.B3620]-[.C3620]" office:value-type="float" office:value="-61.862195">
            <text:p>-61.862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87739">
            <text:p>108.887739</text:p>
          </table:table-cell>
          <table:table-cell office:value-type="float" office:value="141.334934">
            <text:p>141.334934</text:p>
          </table:table-cell>
          <table:table-cell table:formula="of:=[.B3621]-[.C3621]" office:value-type="float" office:value="-32.447195">
            <text:p>-32.447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77067">
            <text:p>70.977067</text:p>
          </table:table-cell>
          <table:table-cell office:value-type="float" office:value="93.098229">
            <text:p>93.098229</text:p>
          </table:table-cell>
          <table:table-cell table:formula="of:=[.B3622]-[.C3622]" office:value-type="float" office:value="-22.121162">
            <text:p>-22.121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98608">
            <text:p>113.198608</text:p>
          </table:table-cell>
          <table:table-cell office:value-type="float" office:value="147.848679">
            <text:p>147.848679</text:p>
          </table:table-cell>
          <table:table-cell table:formula="of:=[.B3623]-[.C3623]" office:value-type="float" office:value="-34.650071">
            <text:p>-34.650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103149">
            <text:p>24.103149</text:p>
          </table:table-cell>
          <table:table-cell office:value-type="float" office:value="32.749507">
            <text:p>32.749507</text:p>
          </table:table-cell>
          <table:table-cell table:formula="of:=[.B3624]-[.C3624]" office:value-type="float" office:value="-8.646358">
            <text:p>-8.646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84875">
            <text:p>41.484875</text:p>
          </table:table-cell>
          <table:table-cell office:value-type="float" office:value="52.129873">
            <text:p>52.129873</text:p>
          </table:table-cell>
          <table:table-cell table:formula="of:=[.B3625]-[.C3625]" office:value-type="float" office:value="-10.644998">
            <text:p>-10.644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794031">
            <text:p>131.794031</text:p>
          </table:table-cell>
          <table:table-cell office:value-type="float" office:value="163.264523">
            <text:p>163.264523</text:p>
          </table:table-cell>
          <table:table-cell table:formula="of:=[.B3626]-[.C3626]" office:value-type="float" office:value="-31.470492">
            <text:p>-31.470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19467">
            <text:p>50.619467</text:p>
          </table:table-cell>
          <table:table-cell office:value-type="float" office:value="64.526799">
            <text:p>64.526799</text:p>
          </table:table-cell>
          <table:table-cell table:formula="of:=[.B3627]-[.C3627]" office:value-type="float" office:value="-13.907332">
            <text:p>-13.907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64">
            <text:p>95.964</text:p>
          </table:table-cell>
          <table:table-cell office:value-type="float" office:value="124.436404">
            <text:p>124.436404</text:p>
          </table:table-cell>
          <table:table-cell table:formula="of:=[.B3628]-[.C3628]" office:value-type="float" office:value="-28.472404">
            <text:p>-28.472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204834">
            <text:p>262.204834</text:p>
          </table:table-cell>
          <table:table-cell office:value-type="float" office:value="323.656917">
            <text:p>323.656917</text:p>
          </table:table-cell>
          <table:table-cell table:formula="of:=[.B3629]-[.C3629]" office:value-type="float" office:value="-61.452083">
            <text:p>-61.452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879056">
            <text:p>28.879056</text:p>
          </table:table-cell>
          <table:table-cell office:value-type="float" office:value="38.346259">
            <text:p>38.346259</text:p>
          </table:table-cell>
          <table:table-cell table:formula="of:=[.B3630]-[.C3630]" office:value-type="float" office:value="-9.46720300000001">
            <text:p>-9.467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399426">
            <text:p>214.399426</text:p>
          </table:table-cell>
          <table:table-cell office:value-type="float" office:value="259.97487">
            <text:p>259.97487</text:p>
          </table:table-cell>
          <table:table-cell table:formula="of:=[.B3631]-[.C3631]" office:value-type="float" office:value="-45.575444">
            <text:p>-45.575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.028159">
            <text:p>519.028159</text:p>
          </table:table-cell>
          <table:table-cell office:value-type="float" office:value="592.158153">
            <text:p>592.158153</text:p>
          </table:table-cell>
          <table:table-cell table:formula="of:=[.B3632]-[.C3632]" office:value-type="float" office:value="-73.129994">
            <text:p>-73.129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54456">
            <text:p>102.254456</text:p>
          </table:table-cell>
          <table:table-cell office:value-type="float" office:value="128.232168">
            <text:p>128.232168</text:p>
          </table:table-cell>
          <table:table-cell table:formula="of:=[.B3633]-[.C3633]" office:value-type="float" office:value="-25.977712">
            <text:p>-25.977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80506">
            <text:p>111.580506</text:p>
          </table:table-cell>
          <table:table-cell office:value-type="float" office:value="141.535028">
            <text:p>141.535028</text:p>
          </table:table-cell>
          <table:table-cell table:formula="of:=[.B3634]-[.C3634]" office:value-type="float" office:value="-29.954522">
            <text:p>-29.954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69685">
            <text:p>85.69685</text:p>
          </table:table-cell>
          <table:table-cell office:value-type="float" office:value="115.704438">
            <text:p>115.704438</text:p>
          </table:table-cell>
          <table:table-cell table:formula="of:=[.B3635]-[.C3635]" office:value-type="float" office:value="-30.007588">
            <text:p>-30.007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424885">
            <text:p>118.424885</text:p>
          </table:table-cell>
          <table:table-cell office:value-type="float" office:value="143.768501">
            <text:p>143.768501</text:p>
          </table:table-cell>
          <table:table-cell table:formula="of:=[.B3636]-[.C3636]" office:value-type="float" office:value="-25.343616">
            <text:p>-25.343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8.220098">
            <text:p>398.220098</text:p>
          </table:table-cell>
          <table:table-cell office:value-type="float" office:value="442.147431">
            <text:p>442.147431</text:p>
          </table:table-cell>
          <table:table-cell table:formula="of:=[.B3637]-[.C3637]" office:value-type="float" office:value="-43.927333">
            <text:p>-43.927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309337">
            <text:p>136.309337</text:p>
          </table:table-cell>
          <table:table-cell office:value-type="float" office:value="170.821663">
            <text:p>170.821663</text:p>
          </table:table-cell>
          <table:table-cell table:formula="of:=[.B3638]-[.C3638]" office:value-type="float" office:value="-34.512326">
            <text:p>-34.512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61159">
            <text:p>138.661159</text:p>
          </table:table-cell>
          <table:table-cell office:value-type="float" office:value="170.043875">
            <text:p>170.043875</text:p>
          </table:table-cell>
          <table:table-cell table:formula="of:=[.B3639]-[.C3639]" office:value-type="float" office:value="-31.382716">
            <text:p>-31.382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094143">
            <text:p>233.094143</text:p>
          </table:table-cell>
          <table:table-cell office:value-type="float" office:value="282.191621">
            <text:p>282.191621</text:p>
          </table:table-cell>
          <table:table-cell table:formula="of:=[.B3640]-[.C3640]" office:value-type="float" office:value="-49.097478">
            <text:p>-49.097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009315">
            <text:p>212.009315</text:p>
          </table:table-cell>
          <table:table-cell office:value-type="float" office:value="257.189043">
            <text:p>257.189043</text:p>
          </table:table-cell>
          <table:table-cell table:formula="of:=[.B3641]-[.C3641]" office:value-type="float" office:value="-45.179728">
            <text:p>-45.179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832082">
            <text:p>94.832082</text:p>
          </table:table-cell>
          <table:table-cell office:value-type="float" office:value="121.440416">
            <text:p>121.440416</text:p>
          </table:table-cell>
          <table:table-cell table:formula="of:=[.B3642]-[.C3642]" office:value-type="float" office:value="-26.608334">
            <text:p>-26.608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.710723">
            <text:p>307.710723</text:p>
          </table:table-cell>
          <table:table-cell office:value-type="float" office:value="364.380073">
            <text:p>364.380073</text:p>
          </table:table-cell>
          <table:table-cell table:formula="of:=[.B3643]-[.C3643]" office:value-type="float" office:value="-56.66935">
            <text:p>-56.66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2.685852">
            <text:p>362.685852</text:p>
          </table:table-cell>
          <table:table-cell office:value-type="float" office:value="457.577789">
            <text:p>457.577789</text:p>
          </table:table-cell>
          <table:table-cell table:formula="of:=[.B3644]-[.C3644]" office:value-type="float" office:value="-94.891937">
            <text:p>-94.891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706773">
            <text:p>133.706773</text:p>
          </table:table-cell>
          <table:table-cell office:value-type="float" office:value="161.370102">
            <text:p>161.370102</text:p>
          </table:table-cell>
          <table:table-cell table:formula="of:=[.B3645]-[.C3645]" office:value-type="float" office:value="-27.663329">
            <text:p>-27.663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031355">
            <text:p>55.031355</text:p>
          </table:table-cell>
          <table:table-cell office:value-type="float" office:value="69.417602">
            <text:p>69.417602</text:p>
          </table:table-cell>
          <table:table-cell table:formula="of:=[.B3646]-[.C3646]" office:value-type="float" office:value="-14.386247">
            <text:p>-14.386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115547">
            <text:p>56.115547</text:p>
          </table:table-cell>
          <table:table-cell office:value-type="float" office:value="75.578968">
            <text:p>75.578968</text:p>
          </table:table-cell>
          <table:table-cell table:formula="of:=[.B3647]-[.C3647]" office:value-type="float" office:value="-19.463421">
            <text:p>-19.463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4.041147">
            <text:p>334.041147</text:p>
          </table:table-cell>
          <table:table-cell office:value-type="float" office:value="406.204719">
            <text:p>406.204719</text:p>
          </table:table-cell>
          <table:table-cell table:formula="of:=[.B3648]-[.C3648]" office:value-type="float" office:value="-72.163572">
            <text:p>-72.163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631802">
            <text:p>98.631802</text:p>
          </table:table-cell>
          <table:table-cell office:value-type="float" office:value="125.056372">
            <text:p>125.056372</text:p>
          </table:table-cell>
          <table:table-cell table:formula="of:=[.B3649]-[.C3649]" office:value-type="float" office:value="-26.42457">
            <text:p>-26.42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75397">
            <text:p>19.75397</text:p>
          </table:table-cell>
          <table:table-cell office:value-type="float" office:value="26.157783">
            <text:p>26.157783</text:p>
          </table:table-cell>
          <table:table-cell table:formula="of:=[.B3650]-[.C3650]" office:value-type="float" office:value="-6.403813">
            <text:p>-6.403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213562">
            <text:p>167.213562</text:p>
          </table:table-cell>
          <table:table-cell office:value-type="float" office:value="213.214391">
            <text:p>213.214391</text:p>
          </table:table-cell>
          <table:table-cell table:formula="of:=[.B3651]-[.C3651]" office:value-type="float" office:value="-46.000829">
            <text:p>-46.000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41957">
            <text:p>54.41957</text:p>
          </table:table-cell>
          <table:table-cell office:value-type="float" office:value="67.138499">
            <text:p>67.138499</text:p>
          </table:table-cell>
          <table:table-cell table:formula="of:=[.B3652]-[.C3652]" office:value-type="float" office:value="-12.718929">
            <text:p>-12.718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191166">
            <text:p>133.191166</text:p>
          </table:table-cell>
          <table:table-cell office:value-type="float" office:value="167.637204">
            <text:p>167.637204</text:p>
          </table:table-cell>
          <table:table-cell table:formula="of:=[.B3653]-[.C3653]" office:value-type="float" office:value="-34.446038">
            <text:p>-34.446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739386">
            <text:p>147.739386</text:p>
          </table:table-cell>
          <table:table-cell office:value-type="float" office:value="188.669907">
            <text:p>188.669907</text:p>
          </table:table-cell>
          <table:table-cell table:formula="of:=[.B3654]-[.C3654]" office:value-type="float" office:value="-40.930521">
            <text:p>-40.930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314411">
            <text:p>84.314411</text:p>
          </table:table-cell>
          <table:table-cell office:value-type="float" office:value="109.507643">
            <text:p>109.507643</text:p>
          </table:table-cell>
          <table:table-cell table:formula="of:=[.B3655]-[.C3655]" office:value-type="float" office:value="-25.193232">
            <text:p>-25.193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93915">
            <text:p>56.93915</text:p>
          </table:table-cell>
          <table:table-cell office:value-type="float" office:value="74.329389">
            <text:p>74.329389</text:p>
          </table:table-cell>
          <table:table-cell table:formula="of:=[.B3656]-[.C3656]" office:value-type="float" office:value="-17.390239">
            <text:p>-17.390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802619">
            <text:p>73.802619</text:p>
          </table:table-cell>
          <table:table-cell office:value-type="float" office:value="94.0336">
            <text:p>94.0336</text:p>
          </table:table-cell>
          <table:table-cell table:formula="of:=[.B3657]-[.C3657]" office:value-type="float" office:value="-20.230981">
            <text:p>-20.230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80185">
            <text:p>116.180185</text:p>
          </table:table-cell>
          <table:table-cell office:value-type="float" office:value="149.774751">
            <text:p>149.774751</text:p>
          </table:table-cell>
          <table:table-cell table:formula="of:=[.B3658]-[.C3658]" office:value-type="float" office:value="-33.594566">
            <text:p>-33.594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53753">
            <text:p>114.53753</text:p>
          </table:table-cell>
          <table:table-cell office:value-type="float" office:value="144.845958">
            <text:p>144.845958</text:p>
          </table:table-cell>
          <table:table-cell table:formula="of:=[.B3659]-[.C3659]" office:value-type="float" office:value="-30.308428">
            <text:p>-30.3084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60736">
            <text:p>105.760736</text:p>
          </table:table-cell>
          <table:table-cell office:value-type="float" office:value="129.276115">
            <text:p>129.276115</text:p>
          </table:table-cell>
          <table:table-cell table:formula="of:=[.B3660]-[.C3660]" office:value-type="float" office:value="-23.515379">
            <text:p>-23.515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7033">
            <text:p>90.87033</text:p>
          </table:table-cell>
          <table:table-cell office:value-type="float" office:value="109.61589">
            <text:p>109.61589</text:p>
          </table:table-cell>
          <table:table-cell table:formula="of:=[.B3661]-[.C3661]" office:value-type="float" office:value="-18.74556">
            <text:p>-18.74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45339">
            <text:p>146.45339</text:p>
          </table:table-cell>
          <table:table-cell office:value-type="float" office:value="167.11099">
            <text:p>167.11099</text:p>
          </table:table-cell>
          <table:table-cell table:formula="of:=[.B3662]-[.C3662]" office:value-type="float" office:value="-20.6576">
            <text:p>-20.6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387197">
            <text:p>58.387197</text:p>
          </table:table-cell>
          <table:table-cell office:value-type="float" office:value="69.249458">
            <text:p>69.249458</text:p>
          </table:table-cell>
          <table:table-cell table:formula="of:=[.B3663]-[.C3663]" office:value-type="float" office:value="-10.862261">
            <text:p>-10.862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04373">
            <text:p>65.704373</text:p>
          </table:table-cell>
          <table:table-cell office:value-type="float" office:value="79.278695">
            <text:p>79.278695</text:p>
          </table:table-cell>
          <table:table-cell table:formula="of:=[.B3664]-[.C3664]" office:value-type="float" office:value="-13.574322">
            <text:p>-13.574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691781">
            <text:p>73.691781</text:p>
          </table:table-cell>
          <table:table-cell office:value-type="float" office:value="89.233061">
            <text:p>89.233061</text:p>
          </table:table-cell>
          <table:table-cell table:formula="of:=[.B3665]-[.C3665]" office:value-type="float" office:value="-15.54128">
            <text:p>-15.54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06351">
            <text:p>103.006351</text:p>
          </table:table-cell>
          <table:table-cell office:value-type="float" office:value="117.601572">
            <text:p>117.601572</text:p>
          </table:table-cell>
          <table:table-cell table:formula="of:=[.B3666]-[.C3666]" office:value-type="float" office:value="-14.595221">
            <text:p>-14.595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683471">
            <text:p>140.683471</text:p>
          </table:table-cell>
          <table:table-cell office:value-type="float" office:value="165.281997">
            <text:p>165.281997</text:p>
          </table:table-cell>
          <table:table-cell table:formula="of:=[.B3667]-[.C3667]" office:value-type="float" office:value="-24.598526">
            <text:p>-24.598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1.863564">
            <text:p>441.863564</text:p>
          </table:table-cell>
          <table:table-cell office:value-type="float" office:value="505.436833">
            <text:p>505.436833</text:p>
          </table:table-cell>
          <table:table-cell table:formula="of:=[.B3668]-[.C3668]" office:value-type="float" office:value="-63.573269">
            <text:p>-63.573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051228">
            <text:p>125.051228</text:p>
          </table:table-cell>
          <table:table-cell office:value-type="float" office:value="146.181938">
            <text:p>146.181938</text:p>
          </table:table-cell>
          <table:table-cell table:formula="of:=[.B3669]-[.C3669]" office:value-type="float" office:value="-21.13071">
            <text:p>-21.13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266521">
            <text:p>214.266521</text:p>
          </table:table-cell>
          <table:table-cell office:value-type="float" office:value="258.699593">
            <text:p>258.699593</text:p>
          </table:table-cell>
          <table:table-cell table:formula="of:=[.B3670]-[.C3670]" office:value-type="float" office:value="-44.433072">
            <text:p>-44.433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658107">
            <text:p>117.658107</text:p>
          </table:table-cell>
          <table:table-cell office:value-type="float" office:value="139.45632">
            <text:p>139.45632</text:p>
          </table:table-cell>
          <table:table-cell table:formula="of:=[.B3671]-[.C3671]" office:value-type="float" office:value="-21.798213">
            <text:p>-21.798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3928">
            <text:p>76.03928</text:p>
          </table:table-cell>
          <table:table-cell office:value-type="float" office:value="91.03291">
            <text:p>91.03291</text:p>
          </table:table-cell>
          <table:table-cell table:formula="of:=[.B3672]-[.C3672]" office:value-type="float" office:value="-14.99363">
            <text:p>-14.99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626291">
            <text:p>49.626291</text:p>
          </table:table-cell>
          <table:table-cell office:value-type="float" office:value="60.580941">
            <text:p>60.580941</text:p>
          </table:table-cell>
          <table:table-cell table:formula="of:=[.B3673]-[.C3673]" office:value-type="float" office:value="-10.95465">
            <text:p>-10.95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13061">
            <text:p>91.913061</text:p>
          </table:table-cell>
          <table:table-cell office:value-type="float" office:value="108.33067">
            <text:p>108.33067</text:p>
          </table:table-cell>
          <table:table-cell table:formula="of:=[.B3674]-[.C3674]" office:value-type="float" office:value="-16.417609">
            <text:p>-16.417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839806">
            <text:p>155.839806</text:p>
          </table:table-cell>
          <table:table-cell office:value-type="float" office:value="180.09094">
            <text:p>180.09094</text:p>
          </table:table-cell>
          <table:table-cell table:formula="of:=[.B3675]-[.C3675]" office:value-type="float" office:value="-24.251134">
            <text:p>-24.251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57738">
            <text:p>82.257738</text:p>
          </table:table-cell>
          <table:table-cell office:value-type="float" office:value="97.189802">
            <text:p>97.189802</text:p>
          </table:table-cell>
          <table:table-cell table:formula="of:=[.B3676]-[.C3676]" office:value-type="float" office:value="-14.932064">
            <text:p>-14.932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85385">
            <text:p>94.185385</text:p>
          </table:table-cell>
          <table:table-cell office:value-type="float" office:value="110.814826">
            <text:p>110.814826</text:p>
          </table:table-cell>
          <table:table-cell table:formula="of:=[.B3677]-[.C3677]" office:value-type="float" office:value="-16.629441">
            <text:p>-16.629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447736">
            <text:p>211.447736</text:p>
          </table:table-cell>
          <table:table-cell office:value-type="float" office:value="240.638461">
            <text:p>240.638461</text:p>
          </table:table-cell>
          <table:table-cell table:formula="of:=[.B3678]-[.C3678]" office:value-type="float" office:value="-29.190725">
            <text:p>-29.190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422312">
            <text:p>80.422312</text:p>
          </table:table-cell>
          <table:table-cell office:value-type="float" office:value="99.992342">
            <text:p>99.992342</text:p>
          </table:table-cell>
          <table:table-cell table:formula="of:=[.B3679]-[.C3679]" office:value-type="float" office:value="-19.57003">
            <text:p>-19.57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498399">
            <text:p>209.498399</text:p>
          </table:table-cell>
          <table:table-cell office:value-type="float" office:value="240.152877">
            <text:p>240.152877</text:p>
          </table:table-cell>
          <table:table-cell table:formula="of:=[.B3680]-[.C3680]" office:value-type="float" office:value="-30.654478">
            <text:p>-30.654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2.887703">
            <text:p>322.887703</text:p>
          </table:table-cell>
          <table:table-cell office:value-type="float" office:value="362.167173">
            <text:p>362.167173</text:p>
          </table:table-cell>
          <table:table-cell table:formula="of:=[.B3681]-[.C3681]" office:value-type="float" office:value="-39.27947">
            <text:p>-39.27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07355">
            <text:p>108.407355</text:p>
          </table:table-cell>
          <table:table-cell office:value-type="float" office:value="125.707696">
            <text:p>125.707696</text:p>
          </table:table-cell>
          <table:table-cell table:formula="of:=[.B3682]-[.C3682]" office:value-type="float" office:value="-17.300341">
            <text:p>-17.300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0.758031">
            <text:p>320.758031</text:p>
          </table:table-cell>
          <table:table-cell office:value-type="float" office:value="374.747572">
            <text:p>374.747572</text:p>
          </table:table-cell>
          <table:table-cell table:formula="of:=[.B3683]-[.C3683]" office:value-type="float" office:value="-53.989541">
            <text:p>-53.989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162049">
            <text:p>60.162049</text:p>
          </table:table-cell>
          <table:table-cell office:value-type="float" office:value="73.52295">
            <text:p>73.52295</text:p>
          </table:table-cell>
          <table:table-cell table:formula="of:=[.B3684]-[.C3684]" office:value-type="float" office:value="-13.360901">
            <text:p>-13.360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17193">
            <text:p>100.917193</text:p>
          </table:table-cell>
          <table:table-cell office:value-type="float" office:value="119.731341">
            <text:p>119.731341</text:p>
          </table:table-cell>
          <table:table-cell table:formula="of:=[.B3685]-[.C3685]" office:value-type="float" office:value="-18.814148">
            <text:p>-18.814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03235">
            <text:p>55.103235</text:p>
          </table:table-cell>
          <table:table-cell office:value-type="float" office:value="63.392139">
            <text:p>63.392139</text:p>
          </table:table-cell>
          <table:table-cell table:formula="of:=[.B3686]-[.C3686]" office:value-type="float" office:value="-8.288904">
            <text:p>-8.288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0.118678">
            <text:p>420.118678</text:p>
          </table:table-cell>
          <table:table-cell office:value-type="float" office:value="486.612558">
            <text:p>486.612558</text:p>
          </table:table-cell>
          <table:table-cell table:formula="of:=[.B3687]-[.C3687]" office:value-type="float" office:value="-66.49388">
            <text:p>-66.49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189477">
            <text:p>221.189477</text:p>
          </table:table-cell>
          <table:table-cell office:value-type="float" office:value="255.596873">
            <text:p>255.596873</text:p>
          </table:table-cell>
          <table:table-cell table:formula="of:=[.B3688]-[.C3688]" office:value-type="float" office:value="-34.407396">
            <text:p>-34.407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40412">
            <text:p>73.240412</text:p>
          </table:table-cell>
          <table:table-cell office:value-type="float" office:value="89.739363">
            <text:p>89.739363</text:p>
          </table:table-cell>
          <table:table-cell table:formula="of:=[.B3689]-[.C3689]" office:value-type="float" office:value="-16.498951">
            <text:p>-16.498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816867">
            <text:p>135.816867</text:p>
          </table:table-cell>
          <table:table-cell office:value-type="float" office:value="162.980225">
            <text:p>162.980225</text:p>
          </table:table-cell>
          <table:table-cell table:formula="of:=[.B3690]-[.C3690]" office:value-type="float" office:value="-27.163358">
            <text:p>-27.163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171936">
            <text:p>124.171936</text:p>
          </table:table-cell>
          <table:table-cell office:value-type="float" office:value="148.022828">
            <text:p>148.022828</text:p>
          </table:table-cell>
          <table:table-cell table:formula="of:=[.B3691]-[.C3691]" office:value-type="float" office:value="-23.850892">
            <text:p>-23.850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529665">
            <text:p>144.529665</text:p>
          </table:table-cell>
          <table:table-cell office:value-type="float" office:value="174.728887">
            <text:p>174.728887</text:p>
          </table:table-cell>
          <table:table-cell table:formula="of:=[.B3692]-[.C3692]" office:value-type="float" office:value="-30.199222">
            <text:p>-30.199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10192">
            <text:p>121.810192</text:p>
          </table:table-cell>
          <table:table-cell office:value-type="float" office:value="142.794031">
            <text:p>142.794031</text:p>
          </table:table-cell>
          <table:table-cell table:formula="of:=[.B3693]-[.C3693]" office:value-type="float" office:value="-20.983839">
            <text:p>-20.983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774354">
            <text:p>92.774354</text:p>
          </table:table-cell>
          <table:table-cell office:value-type="float" office:value="110.787556">
            <text:p>110.787556</text:p>
          </table:table-cell>
          <table:table-cell table:formula="of:=[.B3694]-[.C3694]" office:value-type="float" office:value="-18.013202">
            <text:p>-18.013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496593">
            <text:p>84.496593</text:p>
          </table:table-cell>
          <table:table-cell office:value-type="float" office:value="97.769719">
            <text:p>97.769719</text:p>
          </table:table-cell>
          <table:table-cell table:formula="of:=[.B3695]-[.C3695]" office:value-type="float" office:value="-13.273126">
            <text:p>-13.273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129678">
            <text:p>114.129678</text:p>
          </table:table-cell>
          <table:table-cell office:value-type="float" office:value="134.885958">
            <text:p>134.885958</text:p>
          </table:table-cell>
          <table:table-cell table:formula="of:=[.B3696]-[.C3696]" office:value-type="float" office:value="-20.75628">
            <text:p>-20.75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230277">
            <text:p>114.230277</text:p>
          </table:table-cell>
          <table:table-cell office:value-type="float" office:value="136.736413">
            <text:p>136.736413</text:p>
          </table:table-cell>
          <table:table-cell table:formula="of:=[.B3697]-[.C3697]" office:value-type="float" office:value="-22.506136">
            <text:p>-22.506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776446">
            <text:p>153.776446</text:p>
          </table:table-cell>
          <table:table-cell office:value-type="float" office:value="176.210886">
            <text:p>176.210886</text:p>
          </table:table-cell>
          <table:table-cell table:formula="of:=[.B3698]-[.C3698]" office:value-type="float" office:value="-22.43444">
            <text:p>-22.43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8873">
            <text:p>98.08873</text:p>
          </table:table-cell>
          <table:table-cell office:value-type="float" office:value="109.638027">
            <text:p>109.638027</text:p>
          </table:table-cell>
          <table:table-cell table:formula="of:=[.B3699]-[.C3699]" office:value-type="float" office:value="-11.549297">
            <text:p>-11.549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586785">
            <text:p>78.586785</text:p>
          </table:table-cell>
          <table:table-cell office:value-type="float" office:value="92.706614">
            <text:p>92.706614</text:p>
          </table:table-cell>
          <table:table-cell table:formula="of:=[.B3700]-[.C3700]" office:value-type="float" office:value="-14.119829">
            <text:p>-14.119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14154">
            <text:p>155.14154</text:p>
          </table:table-cell>
          <table:table-cell office:value-type="float" office:value="175.743862">
            <text:p>175.743862</text:p>
          </table:table-cell>
          <table:table-cell table:formula="of:=[.B3701]-[.C3701]" office:value-type="float" office:value="-20.602322">
            <text:p>-20.602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10648">
            <text:p>60.510648</text:p>
          </table:table-cell>
          <table:table-cell office:value-type="float" office:value="74.114063">
            <text:p>74.114063</text:p>
          </table:table-cell>
          <table:table-cell table:formula="of:=[.B3702]-[.C3702]" office:value-type="float" office:value="-13.603415">
            <text:p>-13.603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939471">
            <text:p>144.939471</text:p>
          </table:table-cell>
          <table:table-cell office:value-type="float" office:value="167.960662">
            <text:p>167.960662</text:p>
          </table:table-cell>
          <table:table-cell table:formula="of:=[.B3703]-[.C3703]" office:value-type="float" office:value="-23.021191">
            <text:p>-23.021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753158">
            <text:p>85.753158</text:p>
          </table:table-cell>
          <table:table-cell office:value-type="float" office:value="99.485764">
            <text:p>99.485764</text:p>
          </table:table-cell>
          <table:table-cell table:formula="of:=[.B3704]-[.C3704]" office:value-type="float" office:value="-13.732606">
            <text:p>-13.7326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6783">
            <text:p>87.56783</text:p>
          </table:table-cell>
          <table:table-cell office:value-type="float" office:value="104.879939">
            <text:p>104.879939</text:p>
          </table:table-cell>
          <table:table-cell table:formula="of:=[.B3705]-[.C3705]" office:value-type="float" office:value="-17.312109">
            <text:p>-17.312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089804">
            <text:p>86.089804</text:p>
          </table:table-cell>
          <table:table-cell office:value-type="float" office:value="99.606841">
            <text:p>99.606841</text:p>
          </table:table-cell>
          <table:table-cell table:formula="of:=[.B3706]-[.C3706]" office:value-type="float" office:value="-13.517037">
            <text:p>-13.517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063915">
            <text:p>127.063915</text:p>
          </table:table-cell>
          <table:table-cell office:value-type="float" office:value="151.132203">
            <text:p>151.132203</text:p>
          </table:table-cell>
          <table:table-cell table:formula="of:=[.B3707]-[.C3707]" office:value-type="float" office:value="-24.068288">
            <text:p>-24.068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.253049">
            <text:p>303.253049</text:p>
          </table:table-cell>
          <table:table-cell office:value-type="float" office:value="340.245206">
            <text:p>340.245206</text:p>
          </table:table-cell>
          <table:table-cell table:formula="of:=[.B3708]-[.C3708]" office:value-type="float" office:value="-36.992157">
            <text:p>-36.992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558719">
            <text:p>48.558719</text:p>
          </table:table-cell>
          <table:table-cell office:value-type="float" office:value="57.641059">
            <text:p>57.641059</text:p>
          </table:table-cell>
          <table:table-cell table:formula="of:=[.B3709]-[.C3709]" office:value-type="float" office:value="-9.08234">
            <text:p>-9.08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876027">
            <text:p>55.876027</text:p>
          </table:table-cell>
          <table:table-cell office:value-type="float" office:value="66.497267">
            <text:p>66.497267</text:p>
          </table:table-cell>
          <table:table-cell table:formula="of:=[.B3710]-[.C3710]" office:value-type="float" office:value="-10.62124">
            <text:p>-10.62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97438">
            <text:p>76.097438</text:p>
          </table:table-cell>
          <table:table-cell office:value-type="float" office:value="86.843033">
            <text:p>86.843033</text:p>
          </table:table-cell>
          <table:table-cell table:formula="of:=[.B3711]-[.C3711]" office:value-type="float" office:value="-10.745595">
            <text:p>-10.745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883063">
            <text:p>88.883063</text:p>
          </table:table-cell>
          <table:table-cell office:value-type="float" office:value="108.017525">
            <text:p>108.017525</text:p>
          </table:table-cell>
          <table:table-cell table:formula="of:=[.B3712]-[.C3712]" office:value-type="float" office:value="-19.134462">
            <text:p>-19.134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3873">
            <text:p>94.63873</text:p>
          </table:table-cell>
          <table:table-cell office:value-type="float" office:value="114.495838">
            <text:p>114.495838</text:p>
          </table:table-cell>
          <table:table-cell table:formula="of:=[.B3713]-[.C3713]" office:value-type="float" office:value="-19.857108">
            <text:p>-19.857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94685">
            <text:p>105.094685</text:p>
          </table:table-cell>
          <table:table-cell office:value-type="float" office:value="122.630136">
            <text:p>122.630136</text:p>
          </table:table-cell>
          <table:table-cell table:formula="of:=[.B3714]-[.C3714]" office:value-type="float" office:value="-17.535451">
            <text:p>-17.535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09845">
            <text:p>81.09845</text:p>
          </table:table-cell>
          <table:table-cell office:value-type="float" office:value="97.202552">
            <text:p>97.202552</text:p>
          </table:table-cell>
          <table:table-cell table:formula="of:=[.B3715]-[.C3715]" office:value-type="float" office:value="-16.104102">
            <text:p>-16.104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212713">
            <text:p>212.212713</text:p>
          </table:table-cell>
          <table:table-cell office:value-type="float" office:value="238.918792">
            <text:p>238.918792</text:p>
          </table:table-cell>
          <table:table-cell table:formula="of:=[.B3716]-[.C3716]" office:value-type="float" office:value="-26.706079">
            <text:p>-26.706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47522">
            <text:p>138.647522</text:p>
          </table:table-cell>
          <table:table-cell office:value-type="float" office:value="163.325162">
            <text:p>163.325162</text:p>
          </table:table-cell>
          <table:table-cell table:formula="of:=[.B3717]-[.C3717]" office:value-type="float" office:value="-24.67764">
            <text:p>-24.67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216687">
            <text:p>52.216687</text:p>
          </table:table-cell>
          <table:table-cell office:value-type="float" office:value="60.677131">
            <text:p>60.677131</text:p>
          </table:table-cell>
          <table:table-cell table:formula="of:=[.B3718]-[.C3718]" office:value-type="float" office:value="-8.460444">
            <text:p>-8.460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77358">
            <text:p>117.377358</text:p>
          </table:table-cell>
          <table:table-cell office:value-type="float" office:value="131.782494">
            <text:p>131.782494</text:p>
          </table:table-cell>
          <table:table-cell table:formula="of:=[.B3719]-[.C3719]" office:value-type="float" office:value="-14.405136">
            <text:p>-14.405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583061">
            <text:p>177.583061</text:p>
          </table:table-cell>
          <table:table-cell office:value-type="float" office:value="203.712482">
            <text:p>203.712482</text:p>
          </table:table-cell>
          <table:table-cell table:formula="of:=[.B3720]-[.C3720]" office:value-type="float" office:value="-26.129421">
            <text:p>-26.129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933763">
            <text:p>46.933763</text:p>
          </table:table-cell>
          <table:table-cell office:value-type="float" office:value="55.854112">
            <text:p>55.854112</text:p>
          </table:table-cell>
          <table:table-cell table:formula="of:=[.B3721]-[.C3721]" office:value-type="float" office:value="-8.920349">
            <text:p>-8.920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315036">
            <text:p>249.315036</text:p>
          </table:table-cell>
          <table:table-cell office:value-type="float" office:value="285.673004">
            <text:p>285.673004</text:p>
          </table:table-cell>
          <table:table-cell table:formula="of:=[.B3722]-[.C3722]" office:value-type="float" office:value="-36.357968">
            <text:p>-36.357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935598">
            <text:p>94.935598</text:p>
          </table:table-cell>
          <table:table-cell office:value-type="float" office:value="110.777238">
            <text:p>110.777238</text:p>
          </table:table-cell>
          <table:table-cell table:formula="of:=[.B3723]-[.C3723]" office:value-type="float" office:value="-15.84164">
            <text:p>-15.84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739313">
            <text:p>39.739313</text:p>
          </table:table-cell>
          <table:table-cell office:value-type="float" office:value="47.285894">
            <text:p>47.285894</text:p>
          </table:table-cell>
          <table:table-cell table:formula="of:=[.B3724]-[.C3724]" office:value-type="float" office:value="-7.546581">
            <text:p>-7.546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426016">
            <text:p>130.426016</text:p>
          </table:table-cell>
          <table:table-cell office:value-type="float" office:value="150.782438">
            <text:p>150.782438</text:p>
          </table:table-cell>
          <table:table-cell table:formula="of:=[.B3725]-[.C3725]" office:value-type="float" office:value="-20.356422">
            <text:p>-20.356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359451">
            <text:p>123.359451</text:p>
          </table:table-cell>
          <table:table-cell office:value-type="float" office:value="139.057765">
            <text:p>139.057765</text:p>
          </table:table-cell>
          <table:table-cell table:formula="of:=[.B3726]-[.C3726]" office:value-type="float" office:value="-15.698314">
            <text:p>-15.698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015465">
            <text:p>42.015465</text:p>
          </table:table-cell>
          <table:table-cell office:value-type="float" office:value="52.347788">
            <text:p>52.347788</text:p>
          </table:table-cell>
          <table:table-cell table:formula="of:=[.B3727]-[.C3727]" office:value-type="float" office:value="-10.332323">
            <text:p>-10.332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77456">
            <text:p>72.577456</text:p>
          </table:table-cell>
          <table:table-cell office:value-type="float" office:value="84.921352">
            <text:p>84.921352</text:p>
          </table:table-cell>
          <table:table-cell table:formula="of:=[.B3728]-[.C3728]" office:value-type="float" office:value="-12.343896">
            <text:p>-12.343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58198">
            <text:p>222.58198</text:p>
          </table:table-cell>
          <table:table-cell office:value-type="float" office:value="266.808234">
            <text:p>266.808234</text:p>
          </table:table-cell>
          <table:table-cell table:formula="of:=[.B3729]-[.C3729]" office:value-type="float" office:value="-44.226254">
            <text:p>-44.226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79062">
            <text:p>331.79062</text:p>
          </table:table-cell>
          <table:table-cell office:value-type="float" office:value="362.899539">
            <text:p>362.899539</text:p>
          </table:table-cell>
          <table:table-cell table:formula="of:=[.B3730]-[.C3730]" office:value-type="float" office:value="-31.108919">
            <text:p>-31.108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87946">
            <text:p>85.087946</text:p>
          </table:table-cell>
          <table:table-cell office:value-type="float" office:value="103.904375">
            <text:p>103.904375</text:p>
          </table:table-cell>
          <table:table-cell table:formula="of:=[.B3731]-[.C3731]" office:value-type="float" office:value="-18.816429">
            <text:p>-18.816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07179">
            <text:p>80.107179</text:p>
          </table:table-cell>
          <table:table-cell office:value-type="float" office:value="99.473052">
            <text:p>99.473052</text:p>
          </table:table-cell>
          <table:table-cell table:formula="of:=[.B3732]-[.C3732]" office:value-type="float" office:value="-19.365873">
            <text:p>-19.365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928393">
            <text:p>63.928393</text:p>
          </table:table-cell>
          <table:table-cell office:value-type="float" office:value="81.097599">
            <text:p>81.097599</text:p>
          </table:table-cell>
          <table:table-cell table:formula="of:=[.B3733]-[.C3733]" office:value-type="float" office:value="-17.169206">
            <text:p>-17.169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97999">
            <text:p>179.97999</text:p>
          </table:table-cell>
          <table:table-cell office:value-type="float" office:value="216.835727">
            <text:p>216.835727</text:p>
          </table:table-cell>
          <table:table-cell table:formula="of:=[.B3734]-[.C3734]" office:value-type="float" office:value="-36.855737">
            <text:p>-36.8557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641942">
            <text:p>90.641942</text:p>
          </table:table-cell>
          <table:table-cell office:value-type="float" office:value="106.575901">
            <text:p>106.575901</text:p>
          </table:table-cell>
          <table:table-cell table:formula="of:=[.B3735]-[.C3735]" office:value-type="float" office:value="-15.933959">
            <text:p>-15.933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400971">
            <text:p>27.400971</text:p>
          </table:table-cell>
          <table:table-cell office:value-type="float" office:value="32.353023">
            <text:p>32.353023</text:p>
          </table:table-cell>
          <table:table-cell table:formula="of:=[.B3736]-[.C3736]" office:value-type="float" office:value="-4.952052">
            <text:p>-4.952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55551">
            <text:p>91.55551</text:p>
          </table:table-cell>
          <table:table-cell office:value-type="float" office:value="105.435752">
            <text:p>105.435752</text:p>
          </table:table-cell>
          <table:table-cell table:formula="of:=[.B3737]-[.C3737]" office:value-type="float" office:value="-13.880242">
            <text:p>-13.880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253202">
            <text:p>83.253202</text:p>
          </table:table-cell>
          <table:table-cell office:value-type="float" office:value="100.743764">
            <text:p>100.743764</text:p>
          </table:table-cell>
          <table:table-cell table:formula="of:=[.B3738]-[.C3738]" office:value-type="float" office:value="-17.490562">
            <text:p>-17.490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418343">
            <text:p>186.418343</text:p>
          </table:table-cell>
          <table:table-cell office:value-type="float" office:value="207.661537">
            <text:p>207.661537</text:p>
          </table:table-cell>
          <table:table-cell table:formula="of:=[.B3739]-[.C3739]" office:value-type="float" office:value="-21.243194">
            <text:p>-21.243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8.495569">
            <text:p>478.495569</text:p>
          </table:table-cell>
          <table:table-cell office:value-type="float" office:value="518.999826">
            <text:p>518.999826</text:p>
          </table:table-cell>
          <table:table-cell table:formula="of:=[.B3740]-[.C3740]" office:value-type="float" office:value="-40.504257">
            <text:p>-40.504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80406">
            <text:p>98.880406</text:p>
          </table:table-cell>
          <table:table-cell office:value-type="float" office:value="117.730918">
            <text:p>117.730918</text:p>
          </table:table-cell>
          <table:table-cell table:formula="of:=[.B3741]-[.C3741]" office:value-type="float" office:value="-18.850512">
            <text:p>-18.850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625361">
            <text:p>148.625361</text:p>
          </table:table-cell>
          <table:table-cell office:value-type="float" office:value="167.585589">
            <text:p>167.585589</text:p>
          </table:table-cell>
          <table:table-cell table:formula="of:=[.B3742]-[.C3742]" office:value-type="float" office:value="-18.960228">
            <text:p>-18.960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807714">
            <text:p>80.807714</text:p>
          </table:table-cell>
          <table:table-cell office:value-type="float" office:value="92.481931">
            <text:p>92.481931</text:p>
          </table:table-cell>
          <table:table-cell table:formula="of:=[.B3743]-[.C3743]" office:value-type="float" office:value="-11.674217">
            <text:p>-11.674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806592">
            <text:p>117.806592</text:p>
          </table:table-cell>
          <table:table-cell office:value-type="float" office:value="136.917828">
            <text:p>136.917828</text:p>
          </table:table-cell>
          <table:table-cell table:formula="of:=[.B3744]-[.C3744]" office:value-type="float" office:value="-19.111236">
            <text:p>-19.111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404528">
            <text:p>98.404528</text:p>
          </table:table-cell>
          <table:table-cell office:value-type="float" office:value="117.572549">
            <text:p>117.572549</text:p>
          </table:table-cell>
          <table:table-cell table:formula="of:=[.B3745]-[.C3745]" office:value-type="float" office:value="-19.168021">
            <text:p>-19.168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744832">
            <text:p>73.744832</text:p>
          </table:table-cell>
          <table:table-cell office:value-type="float" office:value="86.451178">
            <text:p>86.451178</text:p>
          </table:table-cell>
          <table:table-cell table:formula="of:=[.B3746]-[.C3746]" office:value-type="float" office:value="-12.706346">
            <text:p>-12.706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917906">
            <text:p>191.917906</text:p>
          </table:table-cell>
          <table:table-cell office:value-type="float" office:value="215.416137">
            <text:p>215.416137</text:p>
          </table:table-cell>
          <table:table-cell table:formula="of:=[.B3747]-[.C3747]" office:value-type="float" office:value="-23.498231">
            <text:p>-23.498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712625">
            <text:p>149.712625</text:p>
          </table:table-cell>
          <table:table-cell office:value-type="float" office:value="171.782655">
            <text:p>171.782655</text:p>
          </table:table-cell>
          <table:table-cell table:formula="of:=[.B3748]-[.C3748]" office:value-type="float" office:value="-22.07003">
            <text:p>-22.07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3939">
            <text:p>55.93939</text:p>
          </table:table-cell>
          <table:table-cell office:value-type="float" office:value="68.114746">
            <text:p>68.114746</text:p>
          </table:table-cell>
          <table:table-cell table:formula="of:=[.B3749]-[.C3749]" office:value-type="float" office:value="-12.175356">
            <text:p>-12.175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38851">
            <text:p>64.938851</text:p>
          </table:table-cell>
          <table:table-cell office:value-type="float" office:value="76.536846">
            <text:p>76.536846</text:p>
          </table:table-cell>
          <table:table-cell table:formula="of:=[.B3750]-[.C3750]" office:value-type="float" office:value="-11.597995">
            <text:p>-11.597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080931">
            <text:p>130.080931</text:p>
          </table:table-cell>
          <table:table-cell office:value-type="float" office:value="154.359592">
            <text:p>154.359592</text:p>
          </table:table-cell>
          <table:table-cell table:formula="of:=[.B3751]-[.C3751]" office:value-type="float" office:value="-24.278661">
            <text:p>-24.278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6852">
            <text:p>77.56852</text:p>
          </table:table-cell>
          <table:table-cell office:value-type="float" office:value="92.167151">
            <text:p>92.167151</text:p>
          </table:table-cell>
          <table:table-cell table:formula="of:=[.B3752]-[.C3752]" office:value-type="float" office:value="-14.598631">
            <text:p>-14.598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6.005705">
            <text:p>426.005705</text:p>
          </table:table-cell>
          <table:table-cell office:value-type="float" office:value="501.131417">
            <text:p>501.131417</text:p>
          </table:table-cell>
          <table:table-cell table:formula="of:=[.B3753]-[.C3753]" office:value-type="float" office:value="-75.125712">
            <text:p>-75.125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79393">
            <text:p>79.679393</text:p>
          </table:table-cell>
          <table:table-cell office:value-type="float" office:value="89.226787">
            <text:p>89.226787</text:p>
          </table:table-cell>
          <table:table-cell table:formula="of:=[.B3754]-[.C3754]" office:value-type="float" office:value="-9.547394">
            <text:p>-9.547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0.861114">
            <text:p>440.861114</text:p>
          </table:table-cell>
          <table:table-cell office:value-type="float" office:value="488.445521">
            <text:p>488.445521</text:p>
          </table:table-cell>
          <table:table-cell table:formula="of:=[.B3755]-[.C3755]" office:value-type="float" office:value="-47.584407">
            <text:p>-47.584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030752">
            <text:p>122.030752</text:p>
          </table:table-cell>
          <table:table-cell office:value-type="float" office:value="145.600655">
            <text:p>145.600655</text:p>
          </table:table-cell>
          <table:table-cell table:formula="of:=[.B3756]-[.C3756]" office:value-type="float" office:value="-23.569903">
            <text:p>-23.5699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55094">
            <text:p>67.155094</text:p>
          </table:table-cell>
          <table:table-cell office:value-type="float" office:value="82.261058">
            <text:p>82.261058</text:p>
          </table:table-cell>
          <table:table-cell table:formula="of:=[.B3757]-[.C3757]" office:value-type="float" office:value="-15.105964">
            <text:p>-15.105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231741">
            <text:p>27.231741</text:p>
          </table:table-cell>
          <table:table-cell office:value-type="float" office:value="32.176751">
            <text:p>32.176751</text:p>
          </table:table-cell>
          <table:table-cell table:formula="of:=[.B3758]-[.C3758]" office:value-type="float" office:value="-4.94501">
            <text:p>-4.94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568552">
            <text:p>205.568552</text:p>
          </table:table-cell>
          <table:table-cell office:value-type="float" office:value="234.504208">
            <text:p>234.504208</text:p>
          </table:table-cell>
          <table:table-cell table:formula="of:=[.B3759]-[.C3759]" office:value-type="float" office:value="-28.935656">
            <text:p>-28.935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697921">
            <text:p>357.697921</text:p>
          </table:table-cell>
          <table:table-cell office:value-type="float" office:value="436.276829">
            <text:p>436.276829</text:p>
          </table:table-cell>
          <table:table-cell table:formula="of:=[.B3760]-[.C3760]" office:value-type="float" office:value="-78.578908">
            <text:p>-78.578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45897">
            <text:p>67.745897</text:p>
          </table:table-cell>
          <table:table-cell office:value-type="float" office:value="80.044406">
            <text:p>80.044406</text:p>
          </table:table-cell>
          <table:table-cell table:formula="of:=[.B3761]-[.C3761]" office:value-type="float" office:value="-12.298509">
            <text:p>-12.298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367408">
            <text:p>91.367408</text:p>
          </table:table-cell>
          <table:table-cell office:value-type="float" office:value="109.103337">
            <text:p>109.103337</text:p>
          </table:table-cell>
          <table:table-cell table:formula="of:=[.B3762]-[.C3762]" office:value-type="float" office:value="-17.735929">
            <text:p>-17.735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2.374247">
            <text:p>422.374247</text:p>
          </table:table-cell>
          <table:table-cell office:value-type="float" office:value="501.278454">
            <text:p>501.278454</text:p>
          </table:table-cell>
          <table:table-cell table:formula="of:=[.B3763]-[.C3763]" office:value-type="float" office:value="-78.904207">
            <text:p>-78.904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31391">
            <text:p>74.231391</text:p>
          </table:table-cell>
          <table:table-cell office:value-type="float" office:value="86.210445">
            <text:p>86.210445</text:p>
          </table:table-cell>
          <table:table-cell table:formula="of:=[.B3764]-[.C3764]" office:value-type="float" office:value="-11.979054">
            <text:p>-11.9790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582844">
            <text:p>91.582844</text:p>
          </table:table-cell>
          <table:table-cell office:value-type="float" office:value="109.668458">
            <text:p>109.668458</text:p>
          </table:table-cell>
          <table:table-cell table:formula="of:=[.B3765]-[.C3765]" office:value-type="float" office:value="-18.085614">
            <text:p>-18.085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967883">
            <text:p>157.967883</text:p>
          </table:table-cell>
          <table:table-cell office:value-type="float" office:value="178.947089">
            <text:p>178.947089</text:p>
          </table:table-cell>
          <table:table-cell table:formula="of:=[.B3766]-[.C3766]" office:value-type="float" office:value="-20.979206">
            <text:p>-20.979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879348">
            <text:p>17.879348</text:p>
          </table:table-cell>
          <table:table-cell office:value-type="float" office:value="21.735007">
            <text:p>21.735007</text:p>
          </table:table-cell>
          <table:table-cell table:formula="of:=[.B3767]-[.C3767]" office:value-type="float" office:value="-3.855659">
            <text:p>-3.855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286696">
            <text:p>149.286696</text:p>
          </table:table-cell>
          <table:table-cell office:value-type="float" office:value="176.939445">
            <text:p>176.939445</text:p>
          </table:table-cell>
          <table:table-cell table:formula="of:=[.B3768]-[.C3768]" office:value-type="float" office:value="-27.652749">
            <text:p>-27.652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15712">
            <text:p>88.715712</text:p>
          </table:table-cell>
          <table:table-cell office:value-type="float" office:value="106.028026">
            <text:p>106.028026</text:p>
          </table:table-cell>
          <table:table-cell table:formula="of:=[.B3769]-[.C3769]" office:value-type="float" office:value="-17.312314">
            <text:p>-17.312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705024">
            <text:p>113.705024</text:p>
          </table:table-cell>
          <table:table-cell office:value-type="float" office:value="129.88226">
            <text:p>129.88226</text:p>
          </table:table-cell>
          <table:table-cell table:formula="of:=[.B3770]-[.C3770]" office:value-type="float" office:value="-16.177236">
            <text:p>-16.177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4259">
            <text:p>77.24259</text:p>
          </table:table-cell>
          <table:table-cell office:value-type="float" office:value="91.963137">
            <text:p>91.963137</text:p>
          </table:table-cell>
          <table:table-cell table:formula="of:=[.B3771]-[.C3771]" office:value-type="float" office:value="-14.720547">
            <text:p>-14.720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388526">
            <text:p>77.388526</text:p>
          </table:table-cell>
          <table:table-cell office:value-type="float" office:value="90.6198">
            <text:p>90.6198</text:p>
          </table:table-cell>
          <table:table-cell table:formula="of:=[.B3772]-[.C3772]" office:value-type="float" office:value="-13.231274">
            <text:p>-13.231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61439">
            <text:p>65.061439</text:p>
          </table:table-cell>
          <table:table-cell office:value-type="float" office:value="77.941105">
            <text:p>77.941105</text:p>
          </table:table-cell>
          <table:table-cell table:formula="of:=[.B3773]-[.C3773]" office:value-type="float" office:value="-12.879666">
            <text:p>-12.879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893633">
            <text:p>142.893633</text:p>
          </table:table-cell>
          <table:table-cell office:value-type="float" office:value="170.629627">
            <text:p>170.629627</text:p>
          </table:table-cell>
          <table:table-cell table:formula="of:=[.B3774]-[.C3774]" office:value-type="float" office:value="-27.735994">
            <text:p>-27.735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231334">
            <text:p>83.231334</text:p>
          </table:table-cell>
          <table:table-cell office:value-type="float" office:value="98.519756">
            <text:p>98.519756</text:p>
          </table:table-cell>
          <table:table-cell table:formula="of:=[.B3775]-[.C3775]" office:value-type="float" office:value="-15.288422">
            <text:p>-15.288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678693">
            <text:p>180.678693</text:p>
          </table:table-cell>
          <table:table-cell office:value-type="float" office:value="213.884718">
            <text:p>213.884718</text:p>
          </table:table-cell>
          <table:table-cell table:formula="of:=[.B3776]-[.C3776]" office:value-type="float" office:value="-33.206025">
            <text:p>-33.206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8085">
            <text:p>93.68085</text:p>
          </table:table-cell>
          <table:table-cell office:value-type="float" office:value="112.022712">
            <text:p>112.022712</text:p>
          </table:table-cell>
          <table:table-cell table:formula="of:=[.B3777]-[.C3777]" office:value-type="float" office:value="-18.341862">
            <text:p>-18.341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177056">
            <text:p>114.177056</text:p>
          </table:table-cell>
          <table:table-cell office:value-type="float" office:value="134.706889">
            <text:p>134.706889</text:p>
          </table:table-cell>
          <table:table-cell table:formula="of:=[.B3778]-[.C3778]" office:value-type="float" office:value="-20.529833">
            <text:p>-20.529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982264">
            <text:p>136.982264</text:p>
          </table:table-cell>
          <table:table-cell office:value-type="float" office:value="157.811432">
            <text:p>157.811432</text:p>
          </table:table-cell>
          <table:table-cell table:formula="of:=[.B3779]-[.C3779]" office:value-type="float" office:value="-20.829168">
            <text:p>-20.829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247747">
            <text:p>63.247747</text:p>
          </table:table-cell>
          <table:table-cell office:value-type="float" office:value="75.355488">
            <text:p>75.355488</text:p>
          </table:table-cell>
          <table:table-cell table:formula="of:=[.B3780]-[.C3780]" office:value-type="float" office:value="-12.107741">
            <text:p>-12.107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39241">
            <text:p>77.539241</text:p>
          </table:table-cell>
          <table:table-cell office:value-type="float" office:value="94.335722">
            <text:p>94.335722</text:p>
          </table:table-cell>
          <table:table-cell table:formula="of:=[.B3781]-[.C3781]" office:value-type="float" office:value="-16.796481">
            <text:p>-16.796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47335">
            <text:p>106.947335</text:p>
          </table:table-cell>
          <table:table-cell office:value-type="float" office:value="126.198624">
            <text:p>126.198624</text:p>
          </table:table-cell>
          <table:table-cell table:formula="of:=[.B3782]-[.C3782]" office:value-type="float" office:value="-19.251289">
            <text:p>-19.251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782679">
            <text:p>77.782679</text:p>
          </table:table-cell>
          <table:table-cell office:value-type="float" office:value="95.303335">
            <text:p>95.303335</text:p>
          </table:table-cell>
          <table:table-cell table:formula="of:=[.B3783]-[.C3783]" office:value-type="float" office:value="-17.520656">
            <text:p>-17.520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26099">
            <text:p>131.526099</text:p>
          </table:table-cell>
          <table:table-cell office:value-type="float" office:value="154.316778">
            <text:p>154.316778</text:p>
          </table:table-cell>
          <table:table-cell table:formula="of:=[.B3784]-[.C3784]" office:value-type="float" office:value="-22.790679">
            <text:p>-22.790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47418">
            <text:p>65.747418</text:p>
          </table:table-cell>
          <table:table-cell office:value-type="float" office:value="78.364853">
            <text:p>78.364853</text:p>
          </table:table-cell>
          <table:table-cell table:formula="of:=[.B3785]-[.C3785]" office:value-type="float" office:value="-12.617435">
            <text:p>-12.617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137537">
            <text:p>142.137537</text:p>
          </table:table-cell>
          <table:table-cell office:value-type="float" office:value="161.621122">
            <text:p>161.621122</text:p>
          </table:table-cell>
          <table:table-cell table:formula="of:=[.B3786]-[.C3786]" office:value-type="float" office:value="-19.483585">
            <text:p>-19.483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931336">
            <text:p>233.931336</text:p>
          </table:table-cell>
          <table:table-cell office:value-type="float" office:value="273.462658">
            <text:p>273.462658</text:p>
          </table:table-cell>
          <table:table-cell table:formula="of:=[.B3787]-[.C3787]" office:value-type="float" office:value="-39.531322">
            <text:p>-39.531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27328">
            <text:p>107.427328</text:p>
          </table:table-cell>
          <table:table-cell office:value-type="float" office:value="125.36767">
            <text:p>125.36767</text:p>
          </table:table-cell>
          <table:table-cell table:formula="of:=[.B3788]-[.C3788]" office:value-type="float" office:value="-17.940342">
            <text:p>-17.940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73118">
            <text:p>61.773118</text:p>
          </table:table-cell>
          <table:table-cell office:value-type="float" office:value="74.096174">
            <text:p>74.096174</text:p>
          </table:table-cell>
          <table:table-cell table:formula="of:=[.B3789]-[.C3789]" office:value-type="float" office:value="-12.323056">
            <text:p>-12.323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74572">
            <text:p>74.874572</text:p>
          </table:table-cell>
          <table:table-cell office:value-type="float" office:value="86.446653">
            <text:p>86.446653</text:p>
          </table:table-cell>
          <table:table-cell table:formula="of:=[.B3790]-[.C3790]" office:value-type="float" office:value="-11.572081">
            <text:p>-11.572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716683">
            <text:p>215.716683</text:p>
          </table:table-cell>
          <table:table-cell office:value-type="float" office:value="247.213406">
            <text:p>247.213406</text:p>
          </table:table-cell>
          <table:table-cell table:formula="of:=[.B3791]-[.C3791]" office:value-type="float" office:value="-31.496723">
            <text:p>-31.496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086348">
            <text:p>130.086348</text:p>
          </table:table-cell>
          <table:table-cell office:value-type="float" office:value="145.823342">
            <text:p>145.823342</text:p>
          </table:table-cell>
          <table:table-cell table:formula="of:=[.B3792]-[.C3792]" office:value-type="float" office:value="-15.736994">
            <text:p>-15.736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830892">
            <text:p>160.830892</text:p>
          </table:table-cell>
          <table:table-cell office:value-type="float" office:value="189.632511">
            <text:p>189.632511</text:p>
          </table:table-cell>
          <table:table-cell table:formula="of:=[.B3793]-[.C3793]" office:value-type="float" office:value="-28.801619">
            <text:p>-28.801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387615">
            <text:p>150.387615</text:p>
          </table:table-cell>
          <table:table-cell office:value-type="float" office:value="176.010413">
            <text:p>176.010413</text:p>
          </table:table-cell>
          <table:table-cell table:formula="of:=[.B3794]-[.C3794]" office:value-type="float" office:value="-25.622798">
            <text:p>-25.622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384738">
            <text:p>85.384738</text:p>
          </table:table-cell>
          <table:table-cell office:value-type="float" office:value="99.369927">
            <text:p>99.369927</text:p>
          </table:table-cell>
          <table:table-cell table:formula="of:=[.B3795]-[.C3795]" office:value-type="float" office:value="-13.985189">
            <text:p>-13.985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047469">
            <text:p>179.047469</text:p>
          </table:table-cell>
          <table:table-cell office:value-type="float" office:value="207.00977">
            <text:p>207.00977</text:p>
          </table:table-cell>
          <table:table-cell table:formula="of:=[.B3796]-[.C3796]" office:value-type="float" office:value="-27.962301">
            <text:p>-27.962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98584">
            <text:p>287.98584</text:p>
          </table:table-cell>
          <table:table-cell office:value-type="float" office:value="327.456425">
            <text:p>327.456425</text:p>
          </table:table-cell>
          <table:table-cell table:formula="of:=[.B3797]-[.C3797]" office:value-type="float" office:value="-39.470585">
            <text:p>-39.470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021001">
            <text:p>156.021001</text:p>
          </table:table-cell>
          <table:table-cell office:value-type="float" office:value="181.670561">
            <text:p>181.670561</text:p>
          </table:table-cell>
          <table:table-cell table:formula="of:=[.B3798]-[.C3798]" office:value-type="float" office:value="-25.64956">
            <text:p>-25.64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941947">
            <text:p>38.941947</text:p>
          </table:table-cell>
          <table:table-cell office:value-type="float" office:value="48.100603">
            <text:p>48.100603</text:p>
          </table:table-cell>
          <table:table-cell table:formula="of:=[.B3799]-[.C3799]" office:value-type="float" office:value="-9.158656">
            <text:p>-9.158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806941">
            <text:p>100.806941</text:p>
          </table:table-cell>
          <table:table-cell office:value-type="float" office:value="120.282354">
            <text:p>120.282354</text:p>
          </table:table-cell>
          <table:table-cell table:formula="of:=[.B3800]-[.C3800]" office:value-type="float" office:value="-19.475413">
            <text:p>-19.475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764603">
            <text:p>56.764603</text:p>
          </table:table-cell>
          <table:table-cell office:value-type="float" office:value="69.518786">
            <text:p>69.518786</text:p>
          </table:table-cell>
          <table:table-cell table:formula="of:=[.B3801]-[.C3801]" office:value-type="float" office:value="-12.754183">
            <text:p>-12.754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229324">
            <text:p>45.229324</text:p>
          </table:table-cell>
          <table:table-cell office:value-type="float" office:value="51.315358">
            <text:p>51.315358</text:p>
          </table:table-cell>
          <table:table-cell table:formula="of:=[.B3802]-[.C3802]" office:value-type="float" office:value="-6.08603400000001">
            <text:p>-6.086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039">
            <text:p>101.0039</text:p>
          </table:table-cell>
          <table:table-cell office:value-type="float" office:value="116.712238">
            <text:p>116.712238</text:p>
          </table:table-cell>
          <table:table-cell table:formula="of:=[.B3803]-[.C3803]" office:value-type="float" office:value="-15.708338">
            <text:p>-15.708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4.755343">
            <text:p>494.755343</text:p>
          </table:table-cell>
          <table:table-cell office:value-type="float" office:value="551.836969">
            <text:p>551.836969</text:p>
          </table:table-cell>
          <table:table-cell table:formula="of:=[.B3804]-[.C3804]" office:value-type="float" office:value="-57.081626">
            <text:p>-57.081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146427">
            <text:p>124.146427</text:p>
          </table:table-cell>
          <table:table-cell office:value-type="float" office:value="145.73699">
            <text:p>145.73699</text:p>
          </table:table-cell>
          <table:table-cell table:formula="of:=[.B3805]-[.C3805]" office:value-type="float" office:value="-21.590563">
            <text:p>-21.590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09861">
            <text:p>87.809861</text:p>
          </table:table-cell>
          <table:table-cell office:value-type="float" office:value="97.90453">
            <text:p>97.90453</text:p>
          </table:table-cell>
          <table:table-cell table:formula="of:=[.B3806]-[.C3806]" office:value-type="float" office:value="-10.094669">
            <text:p>-10.094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300482">
            <text:p>169.300482</text:p>
          </table:table-cell>
          <table:table-cell office:value-type="float" office:value="197.068709">
            <text:p>197.068709</text:p>
          </table:table-cell>
          <table:table-cell table:formula="of:=[.B3807]-[.C3807]" office:value-type="float" office:value="-27.768227">
            <text:p>-27.768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484035">
            <text:p>147.484035</text:p>
          </table:table-cell>
          <table:table-cell office:value-type="float" office:value="177.227153">
            <text:p>177.227153</text:p>
          </table:table-cell>
          <table:table-cell table:formula="of:=[.B3808]-[.C3808]" office:value-type="float" office:value="-29.743118">
            <text:p>-29.743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76707">
            <text:p>86.376707</text:p>
          </table:table-cell>
          <table:table-cell office:value-type="float" office:value="99.655173">
            <text:p>99.655173</text:p>
          </table:table-cell>
          <table:table-cell table:formula="of:=[.B3809]-[.C3809]" office:value-type="float" office:value="-13.278466">
            <text:p>-13.278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523097">
            <text:p>118.523097</text:p>
          </table:table-cell>
          <table:table-cell office:value-type="float" office:value="139.855564">
            <text:p>139.855564</text:p>
          </table:table-cell>
          <table:table-cell table:formula="of:=[.B3810]-[.C3810]" office:value-type="float" office:value="-21.332467">
            <text:p>-21.332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223626">
            <text:p>187.223626</text:p>
          </table:table-cell>
          <table:table-cell office:value-type="float" office:value="211.668612">
            <text:p>211.668612</text:p>
          </table:table-cell>
          <table:table-cell table:formula="of:=[.B3811]-[.C3811]" office:value-type="float" office:value="-24.444986">
            <text:p>-24.444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28545">
            <text:p>126.628545</text:p>
          </table:table-cell>
          <table:table-cell office:value-type="float" office:value="145.231604">
            <text:p>145.231604</text:p>
          </table:table-cell>
          <table:table-cell table:formula="of:=[.B3812]-[.C3812]" office:value-type="float" office:value="-18.603059">
            <text:p>-18.603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660881">
            <text:p>127.660881</text:p>
          </table:table-cell>
          <table:table-cell office:value-type="float" office:value="150.022902">
            <text:p>150.022902</text:p>
          </table:table-cell>
          <table:table-cell table:formula="of:=[.B3813]-[.C3813]" office:value-type="float" office:value="-22.362021">
            <text:p>-22.362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617896">
            <text:p>172.617896</text:p>
          </table:table-cell>
          <table:table-cell office:value-type="float" office:value="206.438214">
            <text:p>206.438214</text:p>
          </table:table-cell>
          <table:table-cell table:formula="of:=[.B3814]-[.C3814]" office:value-type="float" office:value="-33.820318">
            <text:p>-33.820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92833">
            <text:p>93.592833</text:p>
          </table:table-cell>
          <table:table-cell office:value-type="float" office:value="110.980429">
            <text:p>110.980429</text:p>
          </table:table-cell>
          <table:table-cell table:formula="of:=[.B3815]-[.C3815]" office:value-type="float" office:value="-17.387596">
            <text:p>-17.3875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486549">
            <text:p>149.486549</text:p>
          </table:table-cell>
          <table:table-cell office:value-type="float" office:value="178.841541">
            <text:p>178.841541</text:p>
          </table:table-cell>
          <table:table-cell table:formula="of:=[.B3816]-[.C3816]" office:value-type="float" office:value="-29.354992">
            <text:p>-29.354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488343">
            <text:p>197.488343</text:p>
          </table:table-cell>
          <table:table-cell office:value-type="float" office:value="233.491643">
            <text:p>233.491643</text:p>
          </table:table-cell>
          <table:table-cell table:formula="of:=[.B3817]-[.C3817]" office:value-type="float" office:value="-36.0033">
            <text:p>-36.0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82732">
            <text:p>83.482732</text:p>
          </table:table-cell>
          <table:table-cell office:value-type="float" office:value="100.642298">
            <text:p>100.642298</text:p>
          </table:table-cell>
          <table:table-cell table:formula="of:=[.B3818]-[.C3818]" office:value-type="float" office:value="-17.159566">
            <text:p>-17.159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503226">
            <text:p>183.503226</text:p>
          </table:table-cell>
          <table:table-cell office:value-type="float" office:value="212.918105">
            <text:p>212.918105</text:p>
          </table:table-cell>
          <table:table-cell table:formula="of:=[.B3819]-[.C3819]" office:value-type="float" office:value="-29.414879">
            <text:p>-29.414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.082202">
            <text:p>313.082202</text:p>
          </table:table-cell>
          <table:table-cell office:value-type="float" office:value="356.375132">
            <text:p>356.375132</text:p>
          </table:table-cell>
          <table:table-cell table:formula="of:=[.B3820]-[.C3820]" office:value-type="float" office:value="-43.29293">
            <text:p>-43.29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788134">
            <text:p>114.788134</text:p>
          </table:table-cell>
          <table:table-cell office:value-type="float" office:value="135.593693">
            <text:p>135.593693</text:p>
          </table:table-cell>
          <table:table-cell table:formula="of:=[.B3821]-[.C3821]" office:value-type="float" office:value="-20.805559">
            <text:p>-20.805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00997">
            <text:p>84.000997</text:p>
          </table:table-cell>
          <table:table-cell office:value-type="float" office:value="99.19922">
            <text:p>99.19922</text:p>
          </table:table-cell>
          <table:table-cell table:formula="of:=[.B3822]-[.C3822]" office:value-type="float" office:value="-15.198223">
            <text:p>-15.198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490523">
            <text:p>151.490523</text:p>
          </table:table-cell>
          <table:table-cell office:value-type="float" office:value="181.389018">
            <text:p>181.389018</text:p>
          </table:table-cell>
          <table:table-cell table:formula="of:=[.B3823]-[.C3823]" office:value-type="float" office:value="-29.898495">
            <text:p>-29.898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198867">
            <text:p>85.198867</text:p>
          </table:table-cell>
          <table:table-cell office:value-type="float" office:value="99.309391">
            <text:p>99.309391</text:p>
          </table:table-cell>
          <table:table-cell table:formula="of:=[.B3824]-[.C3824]" office:value-type="float" office:value="-14.110524">
            <text:p>-14.110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435376">
            <text:p>39.435376</text:p>
          </table:table-cell>
          <table:table-cell office:value-type="float" office:value="46.748724">
            <text:p>46.748724</text:p>
          </table:table-cell>
          <table:table-cell table:formula="of:=[.B3825]-[.C3825]" office:value-type="float" office:value="-7.31334800000001">
            <text:p>-7.313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861224">
            <text:p>240.861224</text:p>
          </table:table-cell>
          <table:table-cell office:value-type="float" office:value="287.487868">
            <text:p>287.487868</text:p>
          </table:table-cell>
          <table:table-cell table:formula="of:=[.B3826]-[.C3826]" office:value-type="float" office:value="-46.626644">
            <text:p>-46.626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614873">
            <text:p>69.614873</text:p>
          </table:table-cell>
          <table:table-cell office:value-type="float" office:value="82.944616">
            <text:p>82.944616</text:p>
          </table:table-cell>
          <table:table-cell table:formula="of:=[.B3827]-[.C3827]" office:value-type="float" office:value="-13.329743">
            <text:p>-13.329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92583">
            <text:p>80.992583</text:p>
          </table:table-cell>
          <table:table-cell office:value-type="float" office:value="96.962985">
            <text:p>96.962985</text:p>
          </table:table-cell>
          <table:table-cell table:formula="of:=[.B3828]-[.C3828]" office:value-type="float" office:value="-15.970402">
            <text:p>-15.970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61645">
            <text:p>82.261645</text:p>
          </table:table-cell>
          <table:table-cell office:value-type="float" office:value="100.740176">
            <text:p>100.740176</text:p>
          </table:table-cell>
          <table:table-cell table:formula="of:=[.B3829]-[.C3829]" office:value-type="float" office:value="-18.478531">
            <text:p>-18.478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918236">
            <text:p>235.918236</text:p>
          </table:table-cell>
          <table:table-cell office:value-type="float" office:value="274.984621">
            <text:p>274.984621</text:p>
          </table:table-cell>
          <table:table-cell table:formula="of:=[.B3830]-[.C3830]" office:value-type="float" office:value="-39.066385">
            <text:p>-39.066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2.768634">
            <text:p>332.768634</text:p>
          </table:table-cell>
          <table:table-cell office:value-type="float" office:value="371.969031">
            <text:p>371.969031</text:p>
          </table:table-cell>
          <table:table-cell table:formula="of:=[.B3831]-[.C3831]" office:value-type="float" office:value="-39.200397">
            <text:p>-39.200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463716">
            <text:p>185.463716</text:p>
          </table:table-cell>
          <table:table-cell office:value-type="float" office:value="213.003751">
            <text:p>213.003751</text:p>
          </table:table-cell>
          <table:table-cell table:formula="of:=[.B3832]-[.C3832]" office:value-type="float" office:value="-27.540035">
            <text:p>-27.540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04611">
            <text:p>105.704611</text:p>
          </table:table-cell>
          <table:table-cell office:value-type="float" office:value="127.247452">
            <text:p>127.247452</text:p>
          </table:table-cell>
          <table:table-cell table:formula="of:=[.B3833]-[.C3833]" office:value-type="float" office:value="-21.542841">
            <text:p>-21.542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565873">
            <text:p>59.565873</text:p>
          </table:table-cell>
          <table:table-cell office:value-type="float" office:value="68.447626">
            <text:p>68.447626</text:p>
          </table:table-cell>
          <table:table-cell table:formula="of:=[.B3834]-[.C3834]" office:value-type="float" office:value="-8.881753">
            <text:p>-8.881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10662">
            <text:p>77.010662</text:p>
          </table:table-cell>
          <table:table-cell office:value-type="float" office:value="89.365993">
            <text:p>89.365993</text:p>
          </table:table-cell>
          <table:table-cell table:formula="of:=[.B3835]-[.C3835]" office:value-type="float" office:value="-12.355331">
            <text:p>-12.3553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35454">
            <text:p>101.035454</text:p>
          </table:table-cell>
          <table:table-cell office:value-type="float" office:value="116.848723">
            <text:p>116.848723</text:p>
          </table:table-cell>
          <table:table-cell table:formula="of:=[.B3836]-[.C3836]" office:value-type="float" office:value="-15.813269">
            <text:p>-15.813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5443">
            <text:p>126.75443</text:p>
          </table:table-cell>
          <table:table-cell office:value-type="float" office:value="149.707597">
            <text:p>149.707597</text:p>
          </table:table-cell>
          <table:table-cell table:formula="of:=[.B3837]-[.C3837]" office:value-type="float" office:value="-22.953167">
            <text:p>-22.953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911456">
            <text:p>88.911456</text:p>
          </table:table-cell>
          <table:table-cell office:value-type="float" office:value="105.659251">
            <text:p>105.659251</text:p>
          </table:table-cell>
          <table:table-cell table:formula="of:=[.B3838]-[.C3838]" office:value-type="float" office:value="-16.747795">
            <text:p>-16.747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95795">
            <text:p>74.295795</text:p>
          </table:table-cell>
          <table:table-cell office:value-type="float" office:value="87.746637">
            <text:p>87.746637</text:p>
          </table:table-cell>
          <table:table-cell table:formula="of:=[.B3839]-[.C3839]" office:value-type="float" office:value="-13.450842">
            <text:p>-13.450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.154884">
            <text:p>286.154884</text:p>
          </table:table-cell>
          <table:table-cell office:value-type="float" office:value="322.914441">
            <text:p>322.914441</text:p>
          </table:table-cell>
          <table:table-cell table:formula="of:=[.B3840]-[.C3840]" office:value-type="float" office:value="-36.759557">
            <text:p>-36.759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26119">
            <text:p>54.626119</text:p>
          </table:table-cell>
          <table:table-cell office:value-type="float" office:value="65.538154">
            <text:p>65.538154</text:p>
          </table:table-cell>
          <table:table-cell table:formula="of:=[.B3841]-[.C3841]" office:value-type="float" office:value="-10.912035">
            <text:p>-10.912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65615">
            <text:p>73.65615</text:p>
          </table:table-cell>
          <table:table-cell office:value-type="float" office:value="87.979925">
            <text:p>87.979925</text:p>
          </table:table-cell>
          <table:table-cell table:formula="of:=[.B3842]-[.C3842]" office:value-type="float" office:value="-14.323775">
            <text:p>-14.323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6.798488">
            <text:p>346.798488</text:p>
          </table:table-cell>
          <table:table-cell office:value-type="float" office:value="387.740161">
            <text:p>387.740161</text:p>
          </table:table-cell>
          <table:table-cell table:formula="of:=[.B3843]-[.C3843]" office:value-type="float" office:value="-40.941673">
            <text:p>-40.941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302378">
            <text:p>85.302378</text:p>
          </table:table-cell>
          <table:table-cell office:value-type="float" office:value="101.499353">
            <text:p>101.499353</text:p>
          </table:table-cell>
          <table:table-cell table:formula="of:=[.B3844]-[.C3844]" office:value-type="float" office:value="-16.196975">
            <text:p>-16.196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625676">
            <text:p>108.625676</text:p>
          </table:table-cell>
          <table:table-cell office:value-type="float" office:value="129.093672">
            <text:p>129.093672</text:p>
          </table:table-cell>
          <table:table-cell table:formula="of:=[.B3845]-[.C3845]" office:value-type="float" office:value="-20.467996">
            <text:p>-20.467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195386">
            <text:p>119.195386</text:p>
          </table:table-cell>
          <table:table-cell office:value-type="float" office:value="139.717177">
            <text:p>139.717177</text:p>
          </table:table-cell>
          <table:table-cell table:formula="of:=[.B3846]-[.C3846]" office:value-type="float" office:value="-20.521791">
            <text:p>-20.521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972524">
            <text:p>77.972524</text:p>
          </table:table-cell>
          <table:table-cell office:value-type="float" office:value="93.789314">
            <text:p>93.789314</text:p>
          </table:table-cell>
          <table:table-cell table:formula="of:=[.B3847]-[.C3847]" office:value-type="float" office:value="-15.81679">
            <text:p>-15.81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28437">
            <text:p>76.628437</text:p>
          </table:table-cell>
          <table:table-cell office:value-type="float" office:value="92.305638">
            <text:p>92.305638</text:p>
          </table:table-cell>
          <table:table-cell table:formula="of:=[.B3848]-[.C3848]" office:value-type="float" office:value="-15.677201">
            <text:p>-15.677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23254">
            <text:p>95.923254</text:p>
          </table:table-cell>
          <table:table-cell office:value-type="float" office:value="109.744558">
            <text:p>109.744558</text:p>
          </table:table-cell>
          <table:table-cell table:formula="of:=[.B3849]-[.C3849]" office:value-type="float" office:value="-13.821304">
            <text:p>-13.821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772368">
            <text:p>85.772368</text:p>
          </table:table-cell>
          <table:table-cell office:value-type="float" office:value="102.590264">
            <text:p>102.590264</text:p>
          </table:table-cell>
          <table:table-cell table:formula="of:=[.B3850]-[.C3850]" office:value-type="float" office:value="-16.817896">
            <text:p>-16.817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43604">
            <text:p>86.643604</text:p>
          </table:table-cell>
          <table:table-cell office:value-type="float" office:value="101.17958">
            <text:p>101.17958</text:p>
          </table:table-cell>
          <table:table-cell table:formula="of:=[.B3851]-[.C3851]" office:value-type="float" office:value="-14.535976">
            <text:p>-14.535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308079">
            <text:p>66.308079</text:p>
          </table:table-cell>
          <table:table-cell office:value-type="float" office:value="76.810054">
            <text:p>76.810054</text:p>
          </table:table-cell>
          <table:table-cell table:formula="of:=[.B3852]-[.C3852]" office:value-type="float" office:value="-10.501975">
            <text:p>-10.501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802702">
            <text:p>55.802702</text:p>
          </table:table-cell>
          <table:table-cell office:value-type="float" office:value="64.199557">
            <text:p>64.199557</text:p>
          </table:table-cell>
          <table:table-cell table:formula="of:=[.B3853]-[.C3853]" office:value-type="float" office:value="-8.396855">
            <text:p>-8.396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552825">
            <text:p>115.552825</text:p>
          </table:table-cell>
          <table:table-cell office:value-type="float" office:value="136.239162">
            <text:p>136.239162</text:p>
          </table:table-cell>
          <table:table-cell table:formula="of:=[.B3854]-[.C3854]" office:value-type="float" office:value="-20.686337">
            <text:p>-20.686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722135">
            <text:p>209.722135</text:p>
          </table:table-cell>
          <table:table-cell office:value-type="float" office:value="247.202541">
            <text:p>247.202541</text:p>
          </table:table-cell>
          <table:table-cell table:formula="of:=[.B3855]-[.C3855]" office:value-type="float" office:value="-37.480406">
            <text:p>-37.480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83483">
            <text:p>108.483483</text:p>
          </table:table-cell>
          <table:table-cell office:value-type="float" office:value="118.684333">
            <text:p>118.684333</text:p>
          </table:table-cell>
          <table:table-cell table:formula="of:=[.B3856]-[.C3856]" office:value-type="float" office:value="-10.20085">
            <text:p>-10.20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099646">
            <text:p>139.099646</text:p>
          </table:table-cell>
          <table:table-cell office:value-type="float" office:value="151.864258">
            <text:p>151.864258</text:p>
          </table:table-cell>
          <table:table-cell table:formula="of:=[.B3857]-[.C3857]" office:value-type="float" office:value="-12.764612">
            <text:p>-12.764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342621">
            <text:p>121.342621</text:p>
          </table:table-cell>
          <table:table-cell office:value-type="float" office:value="128.142355">
            <text:p>128.142355</text:p>
          </table:table-cell>
          <table:table-cell table:formula="of:=[.B3858]-[.C3858]" office:value-type="float" office:value="-6.79973400000002">
            <text:p>-6.799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87199">
            <text:p>101.887199</text:p>
          </table:table-cell>
          <table:table-cell office:value-type="float" office:value="108.0402">
            <text:p>108.0402</text:p>
          </table:table-cell>
          <table:table-cell table:formula="of:=[.B3859]-[.C3859]" office:value-type="float" office:value="-6.153001">
            <text:p>-6.153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760278">
            <text:p>62.760278</text:p>
          </table:table-cell>
          <table:table-cell office:value-type="float" office:value="66.782341">
            <text:p>66.782341</text:p>
          </table:table-cell>
          <table:table-cell table:formula="of:=[.B3860]-[.C3860]" office:value-type="float" office:value="-4.022063">
            <text:p>-4.022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975346">
            <text:p>35.975346</text:p>
          </table:table-cell>
          <table:table-cell office:value-type="float" office:value="42.184627">
            <text:p>42.184627</text:p>
          </table:table-cell>
          <table:table-cell table:formula="of:=[.B3861]-[.C3861]" office:value-type="float" office:value="-6.209281">
            <text:p>-6.209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374931">
            <text:p>174.374931</text:p>
          </table:table-cell>
          <table:table-cell office:value-type="float" office:value="197.989479">
            <text:p>197.989479</text:p>
          </table:table-cell>
          <table:table-cell table:formula="of:=[.B3862]-[.C3862]" office:value-type="float" office:value="-23.614548">
            <text:p>-23.614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812914">
            <text:p>179.812914</text:p>
          </table:table-cell>
          <table:table-cell office:value-type="float" office:value="194.689269">
            <text:p>194.689269</text:p>
          </table:table-cell>
          <table:table-cell table:formula="of:=[.B3863]-[.C3863]" office:value-type="float" office:value="-14.876355">
            <text:p>-14.876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644884">
            <text:p>179.644884</text:p>
          </table:table-cell>
          <table:table-cell office:value-type="float" office:value="191.603988">
            <text:p>191.603988</text:p>
          </table:table-cell>
          <table:table-cell table:formula="of:=[.B3864]-[.C3864]" office:value-type="float" office:value="-11.959104">
            <text:p>-11.959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904085">
            <text:p>52.904085</text:p>
          </table:table-cell>
          <table:table-cell office:value-type="float" office:value="55.38118">
            <text:p>55.38118</text:p>
          </table:table-cell>
          <table:table-cell table:formula="of:=[.B3865]-[.C3865]" office:value-type="float" office:value="-2.477095">
            <text:p>-2.477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09039">
            <text:p>101.909039</text:p>
          </table:table-cell>
          <table:table-cell office:value-type="float" office:value="107.103043">
            <text:p>107.103043</text:p>
          </table:table-cell>
          <table:table-cell table:formula="of:=[.B3866]-[.C3866]" office:value-type="float" office:value="-5.19400399999999">
            <text:p>-5.194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33274">
            <text:p>41.033274</text:p>
          </table:table-cell>
          <table:table-cell office:value-type="float" office:value="43.690719">
            <text:p>43.690719</text:p>
          </table:table-cell>
          <table:table-cell table:formula="of:=[.B3867]-[.C3867]" office:value-type="float" office:value="-2.657445">
            <text:p>-2.657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509386">
            <text:p>203.509386</text:p>
          </table:table-cell>
          <table:table-cell office:value-type="float" office:value="214.972516">
            <text:p>214.972516</text:p>
          </table:table-cell>
          <table:table-cell table:formula="of:=[.B3868]-[.C3868]" office:value-type="float" office:value="-11.46313">
            <text:p>-11.46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77607">
            <text:p>83.677607</text:p>
          </table:table-cell>
          <table:table-cell office:value-type="float" office:value="86.134552">
            <text:p>86.134552</text:p>
          </table:table-cell>
          <table:table-cell table:formula="of:=[.B3869]-[.C3869]" office:value-type="float" office:value="-2.456945">
            <text:p>-2.456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5635">
            <text:p>96.15635</text:p>
          </table:table-cell>
          <table:table-cell office:value-type="float" office:value="113.802414">
            <text:p>113.802414</text:p>
          </table:table-cell>
          <table:table-cell table:formula="of:=[.B3870]-[.C3870]" office:value-type="float" office:value="-17.646064">
            <text:p>-17.646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831616">
            <text:p>146.831616</text:p>
          </table:table-cell>
          <table:table-cell office:value-type="float" office:value="155.431907">
            <text:p>155.431907</text:p>
          </table:table-cell>
          <table:table-cell table:formula="of:=[.B3871]-[.C3871]" office:value-type="float" office:value="-8.600291">
            <text:p>-8.600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.489049">
            <text:p>277.489049</text:p>
          </table:table-cell>
          <table:table-cell office:value-type="float" office:value="314.123756">
            <text:p>314.123756</text:p>
          </table:table-cell>
          <table:table-cell table:formula="of:=[.B3872]-[.C3872]" office:value-type="float" office:value="-36.634707">
            <text:p>-36.634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248648">
            <text:p>208.248648</text:p>
          </table:table-cell>
          <table:table-cell office:value-type="float" office:value="225.962512">
            <text:p>225.962512</text:p>
          </table:table-cell>
          <table:table-cell table:formula="of:=[.B3873]-[.C3873]" office:value-type="float" office:value="-17.713864">
            <text:p>-17.713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235002">
            <text:p>51.235002</text:p>
          </table:table-cell>
          <table:table-cell office:value-type="float" office:value="58.04929">
            <text:p>58.04929</text:p>
          </table:table-cell>
          <table:table-cell table:formula="of:=[.B3874]-[.C3874]" office:value-type="float" office:value="-6.814288">
            <text:p>-6.814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76471">
            <text:p>169.76471</text:p>
          </table:table-cell>
          <table:table-cell office:value-type="float" office:value="185.450223">
            <text:p>185.450223</text:p>
          </table:table-cell>
          <table:table-cell table:formula="of:=[.B3875]-[.C3875]" office:value-type="float" office:value="-15.685513">
            <text:p>-15.6855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53737">
            <text:p>134.453737</text:p>
          </table:table-cell>
          <table:table-cell office:value-type="float" office:value="147.01549">
            <text:p>147.01549</text:p>
          </table:table-cell>
          <table:table-cell table:formula="of:=[.B3876]-[.C3876]" office:value-type="float" office:value="-12.561753">
            <text:p>-12.561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825973">
            <text:p>39.825973</text:p>
          </table:table-cell>
          <table:table-cell office:value-type="float" office:value="44.006784">
            <text:p>44.006784</text:p>
          </table:table-cell>
          <table:table-cell table:formula="of:=[.B3877]-[.C3877]" office:value-type="float" office:value="-4.18081100000001">
            <text:p>-4.180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766913">
            <text:p>50.766913</text:p>
          </table:table-cell>
          <table:table-cell office:value-type="float" office:value="57.090916">
            <text:p>57.090916</text:p>
          </table:table-cell>
          <table:table-cell table:formula="of:=[.B3878]-[.C3878]" office:value-type="float" office:value="-6.324003">
            <text:p>-6.324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155964">
            <text:p>243.155964</text:p>
          </table:table-cell>
          <table:table-cell office:value-type="float" office:value="296.831079">
            <text:p>296.831079</text:p>
          </table:table-cell>
          <table:table-cell table:formula="of:=[.B3879]-[.C3879]" office:value-type="float" office:value="-53.675115">
            <text:p>-53.675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665827">
            <text:p>22.665827</text:p>
          </table:table-cell>
          <table:table-cell office:value-type="float" office:value="24.017815">
            <text:p>24.017815</text:p>
          </table:table-cell>
          <table:table-cell table:formula="of:=[.B3880]-[.C3880]" office:value-type="float" office:value="-1.351988">
            <text:p>-1.351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66207">
            <text:p>72.366207</text:p>
          </table:table-cell>
          <table:table-cell office:value-type="float" office:value="75.452827">
            <text:p>75.452827</text:p>
          </table:table-cell>
          <table:table-cell table:formula="of:=[.B3881]-[.C3881]" office:value-type="float" office:value="-3.08662">
            <text:p>-3.08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74284">
            <text:p>68.274284</text:p>
          </table:table-cell>
          <table:table-cell office:value-type="float" office:value="73.99898">
            <text:p>73.99898</text:p>
          </table:table-cell>
          <table:table-cell table:formula="of:=[.B3882]-[.C3882]" office:value-type="float" office:value="-5.72469600000001">
            <text:p>-5.724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357854">
            <text:p>66.357854</text:p>
          </table:table-cell>
          <table:table-cell office:value-type="float" office:value="70.124657">
            <text:p>70.124657</text:p>
          </table:table-cell>
          <table:table-cell table:formula="of:=[.B3883]-[.C3883]" office:value-type="float" office:value="-3.766803">
            <text:p>-3.766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030112">
            <text:p>87.030112</text:p>
          </table:table-cell>
          <table:table-cell office:value-type="float" office:value="93.48806">
            <text:p>93.48806</text:p>
          </table:table-cell>
          <table:table-cell table:formula="of:=[.B3884]-[.C3884]" office:value-type="float" office:value="-6.457948">
            <text:p>-6.457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3.837213">
            <text:p>493.837213</text:p>
          </table:table-cell>
          <table:table-cell office:value-type="float" office:value="465.11808">
            <text:p>465.11808</text:p>
          </table:table-cell>
          <table:table-cell table:formula="of:=[.B3885]-[.C3885]" office:value-type="float" office:value="28.719133">
            <text:p>28.719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633381">
            <text:p>218.633381</text:p>
          </table:table-cell>
          <table:table-cell office:value-type="float" office:value="241.586968">
            <text:p>241.586968</text:p>
          </table:table-cell>
          <table:table-cell table:formula="of:=[.B3886]-[.C3886]" office:value-type="float" office:value="-22.953587">
            <text:p>-22.953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898315">
            <text:p>142.898315</text:p>
          </table:table-cell>
          <table:table-cell office:value-type="float" office:value="161.944345">
            <text:p>161.944345</text:p>
          </table:table-cell>
          <table:table-cell table:formula="of:=[.B3887]-[.C3887]" office:value-type="float" office:value="-19.04603">
            <text:p>-19.04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19168">
            <text:p>57.319168</text:p>
          </table:table-cell>
          <table:table-cell office:value-type="float" office:value="61.289563">
            <text:p>61.289563</text:p>
          </table:table-cell>
          <table:table-cell table:formula="of:=[.B3888]-[.C3888]" office:value-type="float" office:value="-3.970395">
            <text:p>-3.970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176339">
            <text:p>60.176339</text:p>
          </table:table-cell>
          <table:table-cell office:value-type="float" office:value="65.368577">
            <text:p>65.368577</text:p>
          </table:table-cell>
          <table:table-cell table:formula="of:=[.B3889]-[.C3889]" office:value-type="float" office:value="-5.192238">
            <text:p>-5.192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23096">
            <text:p>134.23096</text:p>
          </table:table-cell>
          <table:table-cell office:value-type="float" office:value="138.183583">
            <text:p>138.183583</text:p>
          </table:table-cell>
          <table:table-cell table:formula="of:=[.B3890]-[.C3890]" office:value-type="float" office:value="-3.95262299999999">
            <text:p>-3.952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664538">
            <text:p>216.664538</text:p>
          </table:table-cell>
          <table:table-cell office:value-type="float" office:value="229.666881">
            <text:p>229.666881</text:p>
          </table:table-cell>
          <table:table-cell table:formula="of:=[.B3891]-[.C3891]" office:value-type="float" office:value="-13.002343">
            <text:p>-13.002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88317">
            <text:p>75.688317</text:p>
          </table:table-cell>
          <table:table-cell office:value-type="float" office:value="79.562897">
            <text:p>79.562897</text:p>
          </table:table-cell>
          <table:table-cell table:formula="of:=[.B3892]-[.C3892]" office:value-type="float" office:value="-3.87458000000001">
            <text:p>-3.87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597105">
            <text:p>251.597105</text:p>
          </table:table-cell>
          <table:table-cell office:value-type="float" office:value="276.191123">
            <text:p>276.191123</text:p>
          </table:table-cell>
          <table:table-cell table:formula="of:=[.B3893]-[.C3893]" office:value-type="float" office:value="-24.594018">
            <text:p>-24.594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430379">
            <text:p>51.430379</text:p>
          </table:table-cell>
          <table:table-cell office:value-type="float" office:value="55.000967">
            <text:p>55.000967</text:p>
          </table:table-cell>
          <table:table-cell table:formula="of:=[.B3894]-[.C3894]" office:value-type="float" office:value="-3.570588">
            <text:p>-3.570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931956">
            <text:p>54.931956</text:p>
          </table:table-cell>
          <table:table-cell office:value-type="float" office:value="61.406403">
            <text:p>61.406403</text:p>
          </table:table-cell>
          <table:table-cell table:formula="of:=[.B3895]-[.C3895]" office:value-type="float" office:value="-6.474447">
            <text:p>-6.474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597609">
            <text:p>154.597609</text:p>
          </table:table-cell>
          <table:table-cell office:value-type="float" office:value="170.51276">
            <text:p>170.51276</text:p>
          </table:table-cell>
          <table:table-cell table:formula="of:=[.B3896]-[.C3896]" office:value-type="float" office:value="-15.915151">
            <text:p>-15.915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26215">
            <text:p>42.26215</text:p>
          </table:table-cell>
          <table:table-cell office:value-type="float" office:value="44.352914">
            <text:p>44.352914</text:p>
          </table:table-cell>
          <table:table-cell table:formula="of:=[.B3897]-[.C3897]" office:value-type="float" office:value="-2.090764">
            <text:p>-2.090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480915">
            <text:p>117.480915</text:p>
          </table:table-cell>
          <table:table-cell office:value-type="float" office:value="123.49387">
            <text:p>123.49387</text:p>
          </table:table-cell>
          <table:table-cell table:formula="of:=[.B3898]-[.C3898]" office:value-type="float" office:value="-6.01295500000001">
            <text:p>-6.012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07043">
            <text:p>75.607043</text:p>
          </table:table-cell>
          <table:table-cell office:value-type="float" office:value="81.511564">
            <text:p>81.511564</text:p>
          </table:table-cell>
          <table:table-cell table:formula="of:=[.B3899]-[.C3899]" office:value-type="float" office:value="-5.904521">
            <text:p>-5.904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71147">
            <text:p>82.471147</text:p>
          </table:table-cell>
          <table:table-cell office:value-type="float" office:value="89.661576">
            <text:p>89.661576</text:p>
          </table:table-cell>
          <table:table-cell table:formula="of:=[.B3900]-[.C3900]" office:value-type="float" office:value="-7.19042899999999">
            <text:p>-7.190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729585">
            <text:p>43.729585</text:p>
          </table:table-cell>
          <table:table-cell office:value-type="float" office:value="47.451675">
            <text:p>47.451675</text:p>
          </table:table-cell>
          <table:table-cell table:formula="of:=[.B3901]-[.C3901]" office:value-type="float" office:value="-3.72209">
            <text:p>-3.72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570197">
            <text:p>167.570197</text:p>
          </table:table-cell>
          <table:table-cell office:value-type="float" office:value="198.508803">
            <text:p>198.508803</text:p>
          </table:table-cell>
          <table:table-cell table:formula="of:=[.B3902]-[.C3902]" office:value-type="float" office:value="-30.938606">
            <text:p>-30.9386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181201">
            <text:p>65.181201</text:p>
          </table:table-cell>
          <table:table-cell office:value-type="float" office:value="69.767182">
            <text:p>69.767182</text:p>
          </table:table-cell>
          <table:table-cell table:formula="of:=[.B3903]-[.C3903]" office:value-type="float" office:value="-4.585981">
            <text:p>-4.585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67052">
            <text:p>65.967052</text:p>
          </table:table-cell>
          <table:table-cell office:value-type="float" office:value="71.922068">
            <text:p>71.922068</text:p>
          </table:table-cell>
          <table:table-cell table:formula="of:=[.B3904]-[.C3904]" office:value-type="float" office:value="-5.955016">
            <text:p>-5.955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08271">
            <text:p>102.908271</text:p>
          </table:table-cell>
          <table:table-cell office:value-type="float" office:value="109.742164">
            <text:p>109.742164</text:p>
          </table:table-cell>
          <table:table-cell table:formula="of:=[.B3905]-[.C3905]" office:value-type="float" office:value="-6.833893">
            <text:p>-6.833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923106">
            <text:p>31.923106</text:p>
          </table:table-cell>
          <table:table-cell office:value-type="float" office:value="33.632988">
            <text:p>33.632988</text:p>
          </table:table-cell>
          <table:table-cell table:formula="of:=[.B3906]-[.C3906]" office:value-type="float" office:value="-1.709882">
            <text:p>-1.709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.108047">
            <text:p>313.108047</text:p>
          </table:table-cell>
          <table:table-cell office:value-type="float" office:value="369.646289">
            <text:p>369.646289</text:p>
          </table:table-cell>
          <table:table-cell table:formula="of:=[.B3907]-[.C3907]" office:value-type="float" office:value="-56.538242">
            <text:p>-56.538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720007">
            <text:p>127.720007</text:p>
          </table:table-cell>
          <table:table-cell office:value-type="float" office:value="136.374388">
            <text:p>136.374388</text:p>
          </table:table-cell>
          <table:table-cell table:formula="of:=[.B3908]-[.C3908]" office:value-type="float" office:value="-8.65438100000002">
            <text:p>-8.654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500893">
            <text:p>234.500893</text:p>
          </table:table-cell>
          <table:table-cell office:value-type="float" office:value="281.491895">
            <text:p>281.491895</text:p>
          </table:table-cell>
          <table:table-cell table:formula="of:=[.B3909]-[.C3909]" office:value-type="float" office:value="-46.991002">
            <text:p>-46.991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857147">
            <text:p>212.857147</text:p>
          </table:table-cell>
          <table:table-cell office:value-type="float" office:value="232.874894">
            <text:p>232.874894</text:p>
          </table:table-cell>
          <table:table-cell table:formula="of:=[.B3910]-[.C3910]" office:value-type="float" office:value="-20.017747">
            <text:p>-20.017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40467">
            <text:p>164.40467</text:p>
          </table:table-cell>
          <table:table-cell office:value-type="float" office:value="179.547262">
            <text:p>179.547262</text:p>
          </table:table-cell>
          <table:table-cell table:formula="of:=[.B3911]-[.C3911]" office:value-type="float" office:value="-15.142592">
            <text:p>-15.142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033526">
            <text:p>120.033526</text:p>
          </table:table-cell>
          <table:table-cell office:value-type="float" office:value="136.567029">
            <text:p>136.567029</text:p>
          </table:table-cell>
          <table:table-cell table:formula="of:=[.B3912]-[.C3912]" office:value-type="float" office:value="-16.533503">
            <text:p>-16.533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9036">
            <text:p>55.99036</text:p>
          </table:table-cell>
          <table:table-cell office:value-type="float" office:value="59.674723">
            <text:p>59.674723</text:p>
          </table:table-cell>
          <table:table-cell table:formula="of:=[.B3913]-[.C3913]" office:value-type="float" office:value="-3.684363">
            <text:p>-3.684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166411">
            <text:p>48.166411</text:p>
          </table:table-cell>
          <table:table-cell office:value-type="float" office:value="49.531857">
            <text:p>49.531857</text:p>
          </table:table-cell>
          <table:table-cell table:formula="of:=[.B3914]-[.C3914]" office:value-type="float" office:value="-1.36544600000001">
            <text:p>-1.365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.666036">
            <text:p>491.666036</text:p>
          </table:table-cell>
          <table:table-cell office:value-type="float" office:value="451.29177">
            <text:p>451.29177</text:p>
          </table:table-cell>
          <table:table-cell table:formula="of:=[.B3915]-[.C3915]" office:value-type="float" office:value="40.374266">
            <text:p>40.374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719487">
            <text:p>41.719487</text:p>
          </table:table-cell>
          <table:table-cell office:value-type="float" office:value="46.904665">
            <text:p>46.904665</text:p>
          </table:table-cell>
          <table:table-cell table:formula="of:=[.B3916]-[.C3916]" office:value-type="float" office:value="-5.185178">
            <text:p>-5.185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092676">
            <text:p>169.092676</text:p>
          </table:table-cell>
          <table:table-cell office:value-type="float" office:value="184.915191">
            <text:p>184.915191</text:p>
          </table:table-cell>
          <table:table-cell table:formula="of:=[.B3917]-[.C3917]" office:value-type="float" office:value="-15.822515">
            <text:p>-15.822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49337">
            <text:p>93.249337</text:p>
          </table:table-cell>
          <table:table-cell office:value-type="float" office:value="102.355036">
            <text:p>102.355036</text:p>
          </table:table-cell>
          <table:table-cell table:formula="of:=[.B3918]-[.C3918]" office:value-type="float" office:value="-9.105699">
            <text:p>-9.105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507873">
            <text:p>70.507873</text:p>
          </table:table-cell>
          <table:table-cell office:value-type="float" office:value="75.672358">
            <text:p>75.672358</text:p>
          </table:table-cell>
          <table:table-cell table:formula="of:=[.B3919]-[.C3919]" office:value-type="float" office:value="-5.164485">
            <text:p>-5.164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962903">
            <text:p>115.962903</text:p>
          </table:table-cell>
          <table:table-cell office:value-type="float" office:value="134.342664">
            <text:p>134.342664</text:p>
          </table:table-cell>
          <table:table-cell table:formula="of:=[.B3920]-[.C3920]" office:value-type="float" office:value="-18.379761">
            <text:p>-18.379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725509">
            <text:p>150.725509</text:p>
          </table:table-cell>
          <table:table-cell office:value-type="float" office:value="166.666674">
            <text:p>166.666674</text:p>
          </table:table-cell>
          <table:table-cell table:formula="of:=[.B3921]-[.C3921]" office:value-type="float" office:value="-15.941165">
            <text:p>-15.941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06238">
            <text:p>80.206238</text:p>
          </table:table-cell>
          <table:table-cell office:value-type="float" office:value="86.290944">
            <text:p>86.290944</text:p>
          </table:table-cell>
          <table:table-cell table:formula="of:=[.B3922]-[.C3922]" office:value-type="float" office:value="-6.084706">
            <text:p>-6.084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641102">
            <text:p>278.641102</text:p>
          </table:table-cell>
          <table:table-cell office:value-type="float" office:value="300.257291">
            <text:p>300.257291</text:p>
          </table:table-cell>
          <table:table-cell table:formula="of:=[.B3923]-[.C3923]" office:value-type="float" office:value="-21.616189">
            <text:p>-21.616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835154">
            <text:p>82.835154</text:p>
          </table:table-cell>
          <table:table-cell office:value-type="float" office:value="92.340278">
            <text:p>92.340278</text:p>
          </table:table-cell>
          <table:table-cell table:formula="of:=[.B3924]-[.C3924]" office:value-type="float" office:value="-9.505124">
            <text:p>-9.505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87951">
            <text:p>112.987951</text:p>
          </table:table-cell>
          <table:table-cell office:value-type="float" office:value="125.424932">
            <text:p>125.424932</text:p>
          </table:table-cell>
          <table:table-cell table:formula="of:=[.B3925]-[.C3925]" office:value-type="float" office:value="-12.436981">
            <text:p>-12.436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7.261848">
            <text:p>317.261848</text:p>
          </table:table-cell>
          <table:table-cell office:value-type="float" office:value="353.610832">
            <text:p>353.610832</text:p>
          </table:table-cell>
          <table:table-cell table:formula="of:=[.B3926]-[.C3926]" office:value-type="float" office:value="-36.348984">
            <text:p>-36.348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967752">
            <text:p>104.967752</text:p>
          </table:table-cell>
          <table:table-cell office:value-type="float" office:value="120.760957">
            <text:p>120.760957</text:p>
          </table:table-cell>
          <table:table-cell table:formula="of:=[.B3927]-[.C3927]" office:value-type="float" office:value="-15.793205">
            <text:p>-15.793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855844">
            <text:p>80.855844</text:p>
          </table:table-cell>
          <table:table-cell office:value-type="float" office:value="90.779383">
            <text:p>90.779383</text:p>
          </table:table-cell>
          <table:table-cell table:formula="of:=[.B3928]-[.C3928]" office:value-type="float" office:value="-9.92353899999999">
            <text:p>-9.923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72053">
            <text:p>99.672053</text:p>
          </table:table-cell>
          <table:table-cell office:value-type="float" office:value="107.925625">
            <text:p>107.925625</text:p>
          </table:table-cell>
          <table:table-cell table:formula="of:=[.B3929]-[.C3929]" office:value-type="float" office:value="-8.25357199999999">
            <text:p>-8.253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786421">
            <text:p>157.786421</text:p>
          </table:table-cell>
          <table:table-cell office:value-type="float" office:value="163.966255">
            <text:p>163.966255</text:p>
          </table:table-cell>
          <table:table-cell table:formula="of:=[.B3930]-[.C3930]" office:value-type="float" office:value="-6.179834">
            <text:p>-6.179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2.960143">
            <text:p>422.960143</text:p>
          </table:table-cell>
          <table:table-cell office:value-type="float" office:value="561.27142">
            <text:p>561.27142</text:p>
          </table:table-cell>
          <table:table-cell table:formula="of:=[.B3931]-[.C3931]" office:value-type="float" office:value="-138.311277">
            <text:p>-138.311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229171">
            <text:p>117.229171</text:p>
          </table:table-cell>
          <table:table-cell office:value-type="float" office:value="128.818818">
            <text:p>128.818818</text:p>
          </table:table-cell>
          <table:table-cell table:formula="of:=[.B3932]-[.C3932]" office:value-type="float" office:value="-11.589647">
            <text:p>-11.589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761261">
            <text:p>62.761261</text:p>
          </table:table-cell>
          <table:table-cell office:value-type="float" office:value="66.360099">
            <text:p>66.360099</text:p>
          </table:table-cell>
          <table:table-cell table:formula="of:=[.B3933]-[.C3933]" office:value-type="float" office:value="-3.59883800000001">
            <text:p>-3.598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773414">
            <text:p>103.773414</text:p>
          </table:table-cell>
          <table:table-cell office:value-type="float" office:value="107.258609">
            <text:p>107.258609</text:p>
          </table:table-cell>
          <table:table-cell table:formula="of:=[.B3934]-[.C3934]" office:value-type="float" office:value="-3.485195">
            <text:p>-3.485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85936">
            <text:p>81.585936</text:p>
          </table:table-cell>
          <table:table-cell office:value-type="float" office:value="94.002064">
            <text:p>94.002064</text:p>
          </table:table-cell>
          <table:table-cell table:formula="of:=[.B3935]-[.C3935]" office:value-type="float" office:value="-12.416128">
            <text:p>-12.416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407457">
            <text:p>180.407457</text:p>
          </table:table-cell>
          <table:table-cell office:value-type="float" office:value="191.413414">
            <text:p>191.413414</text:p>
          </table:table-cell>
          <table:table-cell table:formula="of:=[.B3936]-[.C3936]" office:value-type="float" office:value="-11.005957">
            <text:p>-11.0059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534671">
            <text:p>117.534671</text:p>
          </table:table-cell>
          <table:table-cell office:value-type="float" office:value="137.442911">
            <text:p>137.442911</text:p>
          </table:table-cell>
          <table:table-cell table:formula="of:=[.B3937]-[.C3937]" office:value-type="float" office:value="-19.90824">
            <text:p>-19.90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537612">
            <text:p>139.537612</text:p>
          </table:table-cell>
          <table:table-cell office:value-type="float" office:value="169.926531">
            <text:p>169.926531</text:p>
          </table:table-cell>
          <table:table-cell table:formula="of:=[.B3938]-[.C3938]" office:value-type="float" office:value="-30.388919">
            <text:p>-30.388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681527">
            <text:p>164.681527</text:p>
          </table:table-cell>
          <table:table-cell office:value-type="float" office:value="201.310261">
            <text:p>201.310261</text:p>
          </table:table-cell>
          <table:table-cell table:formula="of:=[.B3939]-[.C3939]" office:value-type="float" office:value="-36.628734">
            <text:p>-36.628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825756">
            <text:p>103.825756</text:p>
          </table:table-cell>
          <table:table-cell office:value-type="float" office:value="127.869866">
            <text:p>127.869866</text:p>
          </table:table-cell>
          <table:table-cell table:formula="of:=[.B3940]-[.C3940]" office:value-type="float" office:value="-24.04411">
            <text:p>-24.04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67358">
            <text:p>27.67358</text:p>
          </table:table-cell>
          <table:table-cell office:value-type="float" office:value="31.618774">
            <text:p>31.618774</text:p>
          </table:table-cell>
          <table:table-cell table:formula="of:=[.B3941]-[.C3941]" office:value-type="float" office:value="-3.945194">
            <text:p>-3.945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724282">
            <text:p>109.724282</text:p>
          </table:table-cell>
          <table:table-cell office:value-type="float" office:value="137.365821">
            <text:p>137.365821</text:p>
          </table:table-cell>
          <table:table-cell table:formula="of:=[.B3942]-[.C3942]" office:value-type="float" office:value="-27.641539">
            <text:p>-27.641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75897">
            <text:p>90.375897</text:p>
          </table:table-cell>
          <table:table-cell office:value-type="float" office:value="116.80158">
            <text:p>116.80158</text:p>
          </table:table-cell>
          <table:table-cell table:formula="of:=[.B3943]-[.C3943]" office:value-type="float" office:value="-26.425683">
            <text:p>-26.4256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620237">
            <text:p>43.620237</text:p>
          </table:table-cell>
          <table:table-cell office:value-type="float" office:value="53.927241">
            <text:p>53.927241</text:p>
          </table:table-cell>
          <table:table-cell table:formula="of:=[.B3944]-[.C3944]" office:value-type="float" office:value="-10.307004">
            <text:p>-10.307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378662">
            <text:p>187.378662</text:p>
          </table:table-cell>
          <table:table-cell office:value-type="float" office:value="222.595792">
            <text:p>222.595792</text:p>
          </table:table-cell>
          <table:table-cell table:formula="of:=[.B3945]-[.C3945]" office:value-type="float" office:value="-35.21713">
            <text:p>-35.21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62514">
            <text:p>116.462514</text:p>
          </table:table-cell>
          <table:table-cell office:value-type="float" office:value="139.559506">
            <text:p>139.559506</text:p>
          </table:table-cell>
          <table:table-cell table:formula="of:=[.B3946]-[.C3946]" office:value-type="float" office:value="-23.096992">
            <text:p>-23.096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370461">
            <text:p>171.370461</text:p>
          </table:table-cell>
          <table:table-cell office:value-type="float" office:value="210.432495">
            <text:p>210.432495</text:p>
          </table:table-cell>
          <table:table-cell table:formula="of:=[.B3947]-[.C3947]" office:value-type="float" office:value="-39.062034">
            <text:p>-39.062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804577">
            <text:p>59.804577</text:p>
          </table:table-cell>
          <table:table-cell office:value-type="float" office:value="77.932133">
            <text:p>77.932133</text:p>
          </table:table-cell>
          <table:table-cell table:formula="of:=[.B3948]-[.C3948]" office:value-type="float" office:value="-18.127556">
            <text:p>-18.127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962601">
            <text:p>174.962601</text:p>
          </table:table-cell>
          <table:table-cell office:value-type="float" office:value="207.294327">
            <text:p>207.294327</text:p>
          </table:table-cell>
          <table:table-cell table:formula="of:=[.B3949]-[.C3949]" office:value-type="float" office:value="-32.331726">
            <text:p>-32.331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979718">
            <text:p>31.979718</text:p>
          </table:table-cell>
          <table:table-cell office:value-type="float" office:value="39.603541">
            <text:p>39.603541</text:p>
          </table:table-cell>
          <table:table-cell table:formula="of:=[.B3950]-[.C3950]" office:value-type="float" office:value="-7.623823">
            <text:p>-7.623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73969">
            <text:p>73.273969</text:p>
          </table:table-cell>
          <table:table-cell office:value-type="float" office:value="86.413542">
            <text:p>86.413542</text:p>
          </table:table-cell>
          <table:table-cell table:formula="of:=[.B3951]-[.C3951]" office:value-type="float" office:value="-13.139573">
            <text:p>-13.139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337828">
            <text:p>254.337828</text:p>
          </table:table-cell>
          <table:table-cell office:value-type="float" office:value="286.792825">
            <text:p>286.792825</text:p>
          </table:table-cell>
          <table:table-cell table:formula="of:=[.B3952]-[.C3952]" office:value-type="float" office:value="-32.454997">
            <text:p>-32.454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294545">
            <text:p>134.294545</text:p>
          </table:table-cell>
          <table:table-cell office:value-type="float" office:value="167.508938">
            <text:p>167.508938</text:p>
          </table:table-cell>
          <table:table-cell table:formula="of:=[.B3953]-[.C3953]" office:value-type="float" office:value="-33.214393">
            <text:p>-33.214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94822">
            <text:p>58.494822</text:p>
          </table:table-cell>
          <table:table-cell office:value-type="float" office:value="72.234906">
            <text:p>72.234906</text:p>
          </table:table-cell>
          <table:table-cell table:formula="of:=[.B3954]-[.C3954]" office:value-type="float" office:value="-13.740084">
            <text:p>-13.740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8843">
            <text:p>55.18843</text:p>
          </table:table-cell>
          <table:table-cell office:value-type="float" office:value="70.877944">
            <text:p>70.877944</text:p>
          </table:table-cell>
          <table:table-cell table:formula="of:=[.B3955]-[.C3955]" office:value-type="float" office:value="-15.689514">
            <text:p>-15.689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280939">
            <text:p>27.280939</text:p>
          </table:table-cell>
          <table:table-cell office:value-type="float" office:value="35.937083">
            <text:p>35.937083</text:p>
          </table:table-cell>
          <table:table-cell table:formula="of:=[.B3956]-[.C3956]" office:value-type="float" office:value="-8.656144">
            <text:p>-8.656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296287">
            <text:p>101.296287</text:p>
          </table:table-cell>
          <table:table-cell office:value-type="float" office:value="101.425933">
            <text:p>101.425933</text:p>
          </table:table-cell>
          <table:table-cell table:formula="of:=[.B3957]-[.C3957]" office:value-type="float" office:value="-0.129645999999994">
            <text:p>-0.129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842898">
            <text:p>92.842898</text:p>
          </table:table-cell>
          <table:table-cell office:value-type="float" office:value="113.518356">
            <text:p>113.518356</text:p>
          </table:table-cell>
          <table:table-cell table:formula="of:=[.B3958]-[.C3958]" office:value-type="float" office:value="-20.675458">
            <text:p>-20.675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684967">
            <text:p>88.684967</text:p>
          </table:table-cell>
          <table:table-cell office:value-type="float" office:value="104.542162">
            <text:p>104.542162</text:p>
          </table:table-cell>
          <table:table-cell table:formula="of:=[.B3959]-[.C3959]" office:value-type="float" office:value="-15.857195">
            <text:p>-15.857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887449">
            <text:p>295.887449</text:p>
          </table:table-cell>
          <table:table-cell office:value-type="float" office:value="328.218573">
            <text:p>328.218573</text:p>
          </table:table-cell>
          <table:table-cell table:formula="of:=[.B3960]-[.C3960]" office:value-type="float" office:value="-32.331124">
            <text:p>-32.331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41818">
            <text:p>47.541818</text:p>
          </table:table-cell>
          <table:table-cell office:value-type="float" office:value="61.614988">
            <text:p>61.614988</text:p>
          </table:table-cell>
          <table:table-cell table:formula="of:=[.B3961]-[.C3961]" office:value-type="float" office:value="-14.07317">
            <text:p>-14.07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.18909">
            <text:p>294.18909</text:p>
          </table:table-cell>
          <table:table-cell office:value-type="float" office:value="346.343095">
            <text:p>346.343095</text:p>
          </table:table-cell>
          <table:table-cell table:formula="of:=[.B3962]-[.C3962]" office:value-type="float" office:value="-52.154005">
            <text:p>-52.154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711187">
            <text:p>48.711187</text:p>
          </table:table-cell>
          <table:table-cell office:value-type="float" office:value="61.455522">
            <text:p>61.455522</text:p>
          </table:table-cell>
          <table:table-cell table:formula="of:=[.B3963]-[.C3963]" office:value-type="float" office:value="-12.744335">
            <text:p>-12.744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409218">
            <text:p>144.409218</text:p>
          </table:table-cell>
          <table:table-cell office:value-type="float" office:value="180.688526">
            <text:p>180.688526</text:p>
          </table:table-cell>
          <table:table-cell table:formula="of:=[.B3964]-[.C3964]" office:value-type="float" office:value="-36.279308">
            <text:p>-36.279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630662">
            <text:p>184.630662</text:p>
          </table:table-cell>
          <table:table-cell office:value-type="float" office:value="215.952303">
            <text:p>215.952303</text:p>
          </table:table-cell>
          <table:table-cell table:formula="of:=[.B3965]-[.C3965]" office:value-type="float" office:value="-31.321641">
            <text:p>-31.321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46137">
            <text:p>88.046137</text:p>
          </table:table-cell>
          <table:table-cell office:value-type="float" office:value="112.505406">
            <text:p>112.505406</text:p>
          </table:table-cell>
          <table:table-cell table:formula="of:=[.B3966]-[.C3966]" office:value-type="float" office:value="-24.459269">
            <text:p>-24.459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886773">
            <text:p>192.886773</text:p>
          </table:table-cell>
          <table:table-cell office:value-type="float" office:value="235.718489">
            <text:p>235.718489</text:p>
          </table:table-cell>
          <table:table-cell table:formula="of:=[.B3967]-[.C3967]" office:value-type="float" office:value="-42.831716">
            <text:p>-42.831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6.86559">
            <text:p>316.86559</text:p>
          </table:table-cell>
          <table:table-cell office:value-type="float" office:value="364.110947">
            <text:p>364.110947</text:p>
          </table:table-cell>
          <table:table-cell table:formula="of:=[.B3968]-[.C3968]" office:value-type="float" office:value="-47.245357">
            <text:p>-47.245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651065">
            <text:p>188.651065</text:p>
          </table:table-cell>
          <table:table-cell office:value-type="float" office:value="236.795954">
            <text:p>236.795954</text:p>
          </table:table-cell>
          <table:table-cell table:formula="of:=[.B3969]-[.C3969]" office:value-type="float" office:value="-48.144889">
            <text:p>-48.144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792195">
            <text:p>124.792195</text:p>
          </table:table-cell>
          <table:table-cell office:value-type="float" office:value="156.280643">
            <text:p>156.280643</text:p>
          </table:table-cell>
          <table:table-cell table:formula="of:=[.B3970]-[.C3970]" office:value-type="float" office:value="-31.488448">
            <text:p>-31.488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6.784321">
            <text:p>406.784321</text:p>
          </table:table-cell>
          <table:table-cell office:value-type="float" office:value="488.087705">
            <text:p>488.087705</text:p>
          </table:table-cell>
          <table:table-cell table:formula="of:=[.B3971]-[.C3971]" office:value-type="float" office:value="-81.3033840000001">
            <text:p>-81.303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86142">
            <text:p>115.786142</text:p>
          </table:table-cell>
          <table:table-cell office:value-type="float" office:value="144.37079">
            <text:p>144.37079</text:p>
          </table:table-cell>
          <table:table-cell table:formula="of:=[.B3972]-[.C3972]" office:value-type="float" office:value="-28.584648">
            <text:p>-28.584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175524">
            <text:p>125.175524</text:p>
          </table:table-cell>
          <table:table-cell office:value-type="float" office:value="149.965395">
            <text:p>149.965395</text:p>
          </table:table-cell>
          <table:table-cell table:formula="of:=[.B3973]-[.C3973]" office:value-type="float" office:value="-24.789871">
            <text:p>-24.789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938818">
            <text:p>126.938818</text:p>
          </table:table-cell>
          <table:table-cell office:value-type="float" office:value="148.380938">
            <text:p>148.380938</text:p>
          </table:table-cell>
          <table:table-cell table:formula="of:=[.B3974]-[.C3974]" office:value-type="float" office:value="-21.44212">
            <text:p>-21.44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962947">
            <text:p>103.962947</text:p>
          </table:table-cell>
          <table:table-cell office:value-type="float" office:value="125.14984">
            <text:p>125.14984</text:p>
          </table:table-cell>
          <table:table-cell table:formula="of:=[.B3975]-[.C3975]" office:value-type="float" office:value="-21.186893">
            <text:p>-21.186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454072">
            <text:p>196.454072</text:p>
          </table:table-cell>
          <table:table-cell office:value-type="float" office:value="230.452178">
            <text:p>230.452178</text:p>
          </table:table-cell>
          <table:table-cell table:formula="of:=[.B3976]-[.C3976]" office:value-type="float" office:value="-33.998106">
            <text:p>-33.998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347958">
            <text:p>141.347958</text:p>
          </table:table-cell>
          <table:table-cell office:value-type="float" office:value="181.369151">
            <text:p>181.369151</text:p>
          </table:table-cell>
          <table:table-cell table:formula="of:=[.B3977]-[.C3977]" office:value-type="float" office:value="-40.021193">
            <text:p>-40.021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597217">
            <text:p>89.597217</text:p>
          </table:table-cell>
          <table:table-cell office:value-type="float" office:value="113.640942">
            <text:p>113.640942</text:p>
          </table:table-cell>
          <table:table-cell table:formula="of:=[.B3978]-[.C3978]" office:value-type="float" office:value="-24.043725">
            <text:p>-24.043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958432">
            <text:p>122.958432</text:p>
          </table:table-cell>
          <table:table-cell office:value-type="float" office:value="147.447566">
            <text:p>147.447566</text:p>
          </table:table-cell>
          <table:table-cell table:formula="of:=[.B3979]-[.C3979]" office:value-type="float" office:value="-24.489134">
            <text:p>-24.489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287115">
            <text:p>30.287115</text:p>
          </table:table-cell>
          <table:table-cell office:value-type="float" office:value="40.793665">
            <text:p>40.793665</text:p>
          </table:table-cell>
          <table:table-cell table:formula="of:=[.B3980]-[.C3980]" office:value-type="float" office:value="-10.50655">
            <text:p>-10.50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767213">
            <text:p>100.767213</text:p>
          </table:table-cell>
          <table:table-cell office:value-type="float" office:value="124.285319">
            <text:p>124.285319</text:p>
          </table:table-cell>
          <table:table-cell table:formula="of:=[.B3981]-[.C3981]" office:value-type="float" office:value="-23.518106">
            <text:p>-23.518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855549">
            <text:p>36.855549</text:p>
          </table:table-cell>
          <table:table-cell office:value-type="float" office:value="46.355529">
            <text:p>46.355529</text:p>
          </table:table-cell>
          <table:table-cell table:formula="of:=[.B3982]-[.C3982]" office:value-type="float" office:value="-9.49997999999999">
            <text:p>-9.49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314127">
            <text:p>229.314127</text:p>
          </table:table-cell>
          <table:table-cell office:value-type="float" office:value="279.496501">
            <text:p>279.496501</text:p>
          </table:table-cell>
          <table:table-cell table:formula="of:=[.B3983]-[.C3983]" office:value-type="float" office:value="-50.182374">
            <text:p>-50.182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886801">
            <text:p>40.886801</text:p>
          </table:table-cell>
          <table:table-cell office:value-type="float" office:value="50.782031">
            <text:p>50.782031</text:p>
          </table:table-cell>
          <table:table-cell table:formula="of:=[.B3984]-[.C3984]" office:value-type="float" office:value="-9.89523000000001">
            <text:p>-9.89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306589">
            <text:p>25.306589</text:p>
          </table:table-cell>
          <table:table-cell office:value-type="float" office:value="32.905435">
            <text:p>32.905435</text:p>
          </table:table-cell>
          <table:table-cell table:formula="of:=[.B3985]-[.C3985]" office:value-type="float" office:value="-7.598846">
            <text:p>-7.598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20818">
            <text:p>80.220818</text:p>
          </table:table-cell>
          <table:table-cell office:value-type="float" office:value="93.990138">
            <text:p>93.990138</text:p>
          </table:table-cell>
          <table:table-cell table:formula="of:=[.B3986]-[.C3986]" office:value-type="float" office:value="-13.76932">
            <text:p>-13.76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436065">
            <text:p>135.436065</text:p>
          </table:table-cell>
          <table:table-cell office:value-type="float" office:value="164.392596">
            <text:p>164.392596</text:p>
          </table:table-cell>
          <table:table-cell table:formula="of:=[.B3987]-[.C3987]" office:value-type="float" office:value="-28.956531">
            <text:p>-28.956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530684">
            <text:p>114.530684</text:p>
          </table:table-cell>
          <table:table-cell office:value-type="float" office:value="142.491091">
            <text:p>142.491091</text:p>
          </table:table-cell>
          <table:table-cell table:formula="of:=[.B3988]-[.C3988]" office:value-type="float" office:value="-27.960407">
            <text:p>-27.960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005724">
            <text:p>215.005724</text:p>
          </table:table-cell>
          <table:table-cell office:value-type="float" office:value="255.288236">
            <text:p>255.288236</text:p>
          </table:table-cell>
          <table:table-cell table:formula="of:=[.B3989]-[.C3989]" office:value-type="float" office:value="-40.282512">
            <text:p>-40.282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816564">
            <text:p>40.816564</text:p>
          </table:table-cell>
          <table:table-cell office:value-type="float" office:value="52.567474">
            <text:p>52.567474</text:p>
          </table:table-cell>
          <table:table-cell table:formula="of:=[.B3990]-[.C3990]" office:value-type="float" office:value="-11.75091">
            <text:p>-11.75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289795">
            <text:p>160.289795</text:p>
          </table:table-cell>
          <table:table-cell office:value-type="float" office:value="185.694859">
            <text:p>185.694859</text:p>
          </table:table-cell>
          <table:table-cell table:formula="of:=[.B3991]-[.C3991]" office:value-type="float" office:value="-25.405064">
            <text:p>-25.405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317454">
            <text:p>212.317454</text:p>
          </table:table-cell>
          <table:table-cell office:value-type="float" office:value="245.063479">
            <text:p>245.063479</text:p>
          </table:table-cell>
          <table:table-cell table:formula="of:=[.B3992]-[.C3992]" office:value-type="float" office:value="-32.746025">
            <text:p>-32.746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56622">
            <text:p>70.456622</text:p>
          </table:table-cell>
          <table:table-cell office:value-type="float" office:value="92.762339">
            <text:p>92.762339</text:p>
          </table:table-cell>
          <table:table-cell table:formula="of:=[.B3993]-[.C3993]" office:value-type="float" office:value="-22.305717">
            <text:p>-22.305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81158">
            <text:p>88.381158</text:p>
          </table:table-cell>
          <table:table-cell office:value-type="float" office:value="116.370026">
            <text:p>116.370026</text:p>
          </table:table-cell>
          <table:table-cell table:formula="of:=[.B3994]-[.C3994]" office:value-type="float" office:value="-27.988868">
            <text:p>-27.988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97313">
            <text:p>63.597313</text:p>
          </table:table-cell>
          <table:table-cell office:value-type="float" office:value="75.812168">
            <text:p>75.812168</text:p>
          </table:table-cell>
          <table:table-cell table:formula="of:=[.B3995]-[.C3995]" office:value-type="float" office:value="-12.214855">
            <text:p>-12.214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12587">
            <text:p>62.612587</text:p>
          </table:table-cell>
          <table:table-cell office:value-type="float" office:value="80.756533">
            <text:p>80.756533</text:p>
          </table:table-cell>
          <table:table-cell table:formula="of:=[.B3996]-[.C3996]" office:value-type="float" office:value="-18.143946">
            <text:p>-18.143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22637">
            <text:p>100.922637</text:p>
          </table:table-cell>
          <table:table-cell office:value-type="float" office:value="124.727606">
            <text:p>124.727606</text:p>
          </table:table-cell>
          <table:table-cell table:formula="of:=[.B3997]-[.C3997]" office:value-type="float" office:value="-23.804969">
            <text:p>-23.804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28465">
            <text:p>137.028465</text:p>
          </table:table-cell>
          <table:table-cell office:value-type="float" office:value="170.025058">
            <text:p>170.025058</text:p>
          </table:table-cell>
          <table:table-cell table:formula="of:=[.B3998]-[.C3998]" office:value-type="float" office:value="-32.996593">
            <text:p>-32.996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829113">
            <text:p>186.829113</text:p>
          </table:table-cell>
          <table:table-cell office:value-type="float" office:value="222.944032">
            <text:p>222.944032</text:p>
          </table:table-cell>
          <table:table-cell table:formula="of:=[.B3999]-[.C3999]" office:value-type="float" office:value="-36.114919">
            <text:p>-36.114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155115">
            <text:p>112.155115</text:p>
          </table:table-cell>
          <table:table-cell office:value-type="float" office:value="140.410772">
            <text:p>140.410772</text:p>
          </table:table-cell>
          <table:table-cell table:formula="of:=[.B4000]-[.C4000]" office:value-type="float" office:value="-28.255657">
            <text:p>-28.255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72853">
            <text:p>157.372853</text:p>
          </table:table-cell>
          <table:table-cell office:value-type="float" office:value="194.796297">
            <text:p>194.796297</text:p>
          </table:table-cell>
          <table:table-cell table:formula="of:=[.B4001]-[.C4001]" office:value-type="float" office:value="-37.423444">
            <text:p>-37.423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057712">
            <text:p>250.057712</text:p>
          </table:table-cell>
          <table:table-cell office:value-type="float" office:value="301.675124">
            <text:p>301.675124</text:p>
          </table:table-cell>
          <table:table-cell table:formula="of:=[.B4002]-[.C4002]" office:value-type="float" office:value="-51.617412">
            <text:p>-51.617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779516">
            <text:p>93.779516</text:p>
          </table:table-cell>
          <table:table-cell office:value-type="float" office:value="114.993127">
            <text:p>114.993127</text:p>
          </table:table-cell>
          <table:table-cell table:formula="of:=[.B4003]-[.C4003]" office:value-type="float" office:value="-21.213611">
            <text:p>-21.213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03843">
            <text:p>135.003843</text:p>
          </table:table-cell>
          <table:table-cell office:value-type="float" office:value="161.124022">
            <text:p>161.124022</text:p>
          </table:table-cell>
          <table:table-cell table:formula="of:=[.B4004]-[.C4004]" office:value-type="float" office:value="-26.120179">
            <text:p>-26.120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530874">
            <text:p>175.530874</text:p>
          </table:table-cell>
          <table:table-cell office:value-type="float" office:value="222.592991">
            <text:p>222.592991</text:p>
          </table:table-cell>
          <table:table-cell table:formula="of:=[.B4005]-[.C4005]" office:value-type="float" office:value="-47.062117">
            <text:p>-47.062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940718">
            <text:p>45.940718</text:p>
          </table:table-cell>
          <table:table-cell office:value-type="float" office:value="59.953172">
            <text:p>59.953172</text:p>
          </table:table-cell>
          <table:table-cell table:formula="of:=[.B4006]-[.C4006]" office:value-type="float" office:value="-14.012454">
            <text:p>-14.012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020636">
            <text:p>128.020636</text:p>
          </table:table-cell>
          <table:table-cell office:value-type="float" office:value="162.900474">
            <text:p>162.900474</text:p>
          </table:table-cell>
          <table:table-cell table:formula="of:=[.B4007]-[.C4007]" office:value-type="float" office:value="-34.879838">
            <text:p>-34.879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57362">
            <text:p>105.57362</text:p>
          </table:table-cell>
          <table:table-cell office:value-type="float" office:value="117.884001">
            <text:p>117.884001</text:p>
          </table:table-cell>
          <table:table-cell table:formula="of:=[.B4008]-[.C4008]" office:value-type="float" office:value="-12.310381">
            <text:p>-12.310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643067">
            <text:p>211.643067</text:p>
          </table:table-cell>
          <table:table-cell office:value-type="float" office:value="249.390006">
            <text:p>249.390006</text:p>
          </table:table-cell>
          <table:table-cell table:formula="of:=[.B4009]-[.C4009]" office:value-type="float" office:value="-37.746939">
            <text:p>-37.746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578053">
            <text:p>54.578053</text:p>
          </table:table-cell>
          <table:table-cell office:value-type="float" office:value="72.799066">
            <text:p>72.799066</text:p>
          </table:table-cell>
          <table:table-cell table:formula="of:=[.B4010]-[.C4010]" office:value-type="float" office:value="-18.221013">
            <text:p>-18.221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37105">
            <text:p>107.37105</text:p>
          </table:table-cell>
          <table:table-cell office:value-type="float" office:value="133.272053">
            <text:p>133.272053</text:p>
          </table:table-cell>
          <table:table-cell table:formula="of:=[.B4011]-[.C4011]" office:value-type="float" office:value="-25.901003">
            <text:p>-25.901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492277">
            <text:p>112.492277</text:p>
          </table:table-cell>
          <table:table-cell office:value-type="float" office:value="138.653288">
            <text:p>138.653288</text:p>
          </table:table-cell>
          <table:table-cell table:formula="of:=[.B4012]-[.C4012]" office:value-type="float" office:value="-26.161011">
            <text:p>-26.161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4943">
            <text:p>135.34943</text:p>
          </table:table-cell>
          <table:table-cell office:value-type="float" office:value="165.884044">
            <text:p>165.884044</text:p>
          </table:table-cell>
          <table:table-cell table:formula="of:=[.B4013]-[.C4013]" office:value-type="float" office:value="-30.534614">
            <text:p>-30.534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937815">
            <text:p>217.937815</text:p>
          </table:table-cell>
          <table:table-cell office:value-type="float" office:value="266.833084">
            <text:p>266.833084</text:p>
          </table:table-cell>
          <table:table-cell table:formula="of:=[.B4014]-[.C4014]" office:value-type="float" office:value="-48.895269">
            <text:p>-48.895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238727">
            <text:p>62.238727</text:p>
          </table:table-cell>
          <table:table-cell office:value-type="float" office:value="78.635262">
            <text:p>78.635262</text:p>
          </table:table-cell>
          <table:table-cell table:formula="of:=[.B4015]-[.C4015]" office:value-type="float" office:value="-16.396535">
            <text:p>-16.396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014644">
            <text:p>40.014644</text:p>
          </table:table-cell>
          <table:table-cell office:value-type="float" office:value="52.696607">
            <text:p>52.696607</text:p>
          </table:table-cell>
          <table:table-cell table:formula="of:=[.B4016]-[.C4016]" office:value-type="float" office:value="-12.681963">
            <text:p>-12.681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040654">
            <text:p>264.040654</text:p>
          </table:table-cell>
          <table:table-cell office:value-type="float" office:value="346.27515">
            <text:p>346.27515</text:p>
          </table:table-cell>
          <table:table-cell table:formula="of:=[.B4017]-[.C4017]" office:value-type="float" office:value="-82.234496">
            <text:p>-82.234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64098">
            <text:p>95.064098</text:p>
          </table:table-cell>
          <table:table-cell office:value-type="float" office:value="120.212349">
            <text:p>120.212349</text:p>
          </table:table-cell>
          <table:table-cell table:formula="of:=[.B4018]-[.C4018]" office:value-type="float" office:value="-25.148251">
            <text:p>-25.148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98743">
            <text:p>94.698743</text:p>
          </table:table-cell>
          <table:table-cell office:value-type="float" office:value="116.013236">
            <text:p>116.013236</text:p>
          </table:table-cell>
          <table:table-cell table:formula="of:=[.B4019]-[.C4019]" office:value-type="float" office:value="-21.314493">
            <text:p>-21.314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732204">
            <text:p>151.732204</text:p>
          </table:table-cell>
          <table:table-cell office:value-type="float" office:value="183.818215">
            <text:p>183.818215</text:p>
          </table:table-cell>
          <table:table-cell table:formula="of:=[.B4020]-[.C4020]" office:value-type="float" office:value="-32.086011">
            <text:p>-32.086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330694">
            <text:p>109.330694</text:p>
          </table:table-cell>
          <table:table-cell office:value-type="float" office:value="130.79311">
            <text:p>130.79311</text:p>
          </table:table-cell>
          <table:table-cell table:formula="of:=[.B4021]-[.C4021]" office:value-type="float" office:value="-21.462416">
            <text:p>-21.462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0126">
            <text:p>60.80126</text:p>
          </table:table-cell>
          <table:table-cell office:value-type="float" office:value="73.886771">
            <text:p>73.886771</text:p>
          </table:table-cell>
          <table:table-cell table:formula="of:=[.B4022]-[.C4022]" office:value-type="float" office:value="-13.085511">
            <text:p>-13.085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2686">
            <text:p>65.02686</text:p>
          </table:table-cell>
          <table:table-cell office:value-type="float" office:value="78.842004">
            <text:p>78.842004</text:p>
          </table:table-cell>
          <table:table-cell table:formula="of:=[.B4023]-[.C4023]" office:value-type="float" office:value="-13.815144">
            <text:p>-13.815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84725">
            <text:p>126.684725</text:p>
          </table:table-cell>
          <table:table-cell office:value-type="float" office:value="154.348601">
            <text:p>154.348601</text:p>
          </table:table-cell>
          <table:table-cell table:formula="of:=[.B4024]-[.C4024]" office:value-type="float" office:value="-27.663876">
            <text:p>-27.663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43946">
            <text:p>127.43946</text:p>
          </table:table-cell>
          <table:table-cell office:value-type="float" office:value="162.03468">
            <text:p>162.03468</text:p>
          </table:table-cell>
          <table:table-cell table:formula="of:=[.B4025]-[.C4025]" office:value-type="float" office:value="-34.59522">
            <text:p>-34.59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542502">
            <text:p>118.542502</text:p>
          </table:table-cell>
          <table:table-cell office:value-type="float" office:value="149.623596">
            <text:p>149.623596</text:p>
          </table:table-cell>
          <table:table-cell table:formula="of:=[.B4026]-[.C4026]" office:value-type="float" office:value="-31.081094">
            <text:p>-31.081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994054">
            <text:p>49.994054</text:p>
          </table:table-cell>
          <table:table-cell office:value-type="float" office:value="63.409654">
            <text:p>63.409654</text:p>
          </table:table-cell>
          <table:table-cell table:formula="of:=[.B4027]-[.C4027]" office:value-type="float" office:value="-13.4156">
            <text:p>-13.4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602108">
            <text:p>59.602108</text:p>
          </table:table-cell>
          <table:table-cell office:value-type="float" office:value="74.942539">
            <text:p>74.942539</text:p>
          </table:table-cell>
          <table:table-cell table:formula="of:=[.B4028]-[.C4028]" office:value-type="float" office:value="-15.340431">
            <text:p>-15.340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98448">
            <text:p>45.598448</text:p>
          </table:table-cell>
          <table:table-cell office:value-type="float" office:value="61.289542">
            <text:p>61.289542</text:p>
          </table:table-cell>
          <table:table-cell table:formula="of:=[.B4029]-[.C4029]" office:value-type="float" office:value="-15.691094">
            <text:p>-15.691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384484">
            <text:p>84.384484</text:p>
          </table:table-cell>
          <table:table-cell office:value-type="float" office:value="109.216869">
            <text:p>109.216869</text:p>
          </table:table-cell>
          <table:table-cell table:formula="of:=[.B4030]-[.C4030]" office:value-type="float" office:value="-24.832385">
            <text:p>-24.832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142159">
            <text:p>38.142159</text:p>
          </table:table-cell>
          <table:table-cell office:value-type="float" office:value="49.125975">
            <text:p>49.125975</text:p>
          </table:table-cell>
          <table:table-cell table:formula="of:=[.B4031]-[.C4031]" office:value-type="float" office:value="-10.983816">
            <text:p>-10.9838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710952">
            <text:p>155.710952</text:p>
          </table:table-cell>
          <table:table-cell office:value-type="float" office:value="188.229138">
            <text:p>188.229138</text:p>
          </table:table-cell>
          <table:table-cell table:formula="of:=[.B4032]-[.C4032]" office:value-type="float" office:value="-32.518186">
            <text:p>-32.518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24936">
            <text:p>63.24936</text:p>
          </table:table-cell>
          <table:table-cell office:value-type="float" office:value="78.256533">
            <text:p>78.256533</text:p>
          </table:table-cell>
          <table:table-cell table:formula="of:=[.B4033]-[.C4033]" office:value-type="float" office:value="-15.007173">
            <text:p>-15.007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89556">
            <text:p>100.989556</text:p>
          </table:table-cell>
          <table:table-cell office:value-type="float" office:value="121.470967">
            <text:p>121.470967</text:p>
          </table:table-cell>
          <table:table-cell table:formula="of:=[.B4034]-[.C4034]" office:value-type="float" office:value="-20.481411">
            <text:p>-20.481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814709">
            <text:p>67.814709</text:p>
          </table:table-cell>
          <table:table-cell office:value-type="float" office:value="88.040363">
            <text:p>88.040363</text:p>
          </table:table-cell>
          <table:table-cell table:formula="of:=[.B4035]-[.C4035]" office:value-type="float" office:value="-20.225654">
            <text:p>-20.225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67391">
            <text:p>57.167391</text:p>
          </table:table-cell>
          <table:table-cell office:value-type="float" office:value="72.019986">
            <text:p>72.019986</text:p>
          </table:table-cell>
          <table:table-cell table:formula="of:=[.B4036]-[.C4036]" office:value-type="float" office:value="-14.852595">
            <text:p>-14.852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50815">
            <text:p>135.50815</text:p>
          </table:table-cell>
          <table:table-cell office:value-type="float" office:value="167.255162">
            <text:p>167.255162</text:p>
          </table:table-cell>
          <table:table-cell table:formula="of:=[.B4037]-[.C4037]" office:value-type="float" office:value="-31.747012">
            <text:p>-31.747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045966">
            <text:p>46.045966</text:p>
          </table:table-cell>
          <table:table-cell office:value-type="float" office:value="57.147552">
            <text:p>57.147552</text:p>
          </table:table-cell>
          <table:table-cell table:formula="of:=[.B4038]-[.C4038]" office:value-type="float" office:value="-11.101586">
            <text:p>-11.101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851421">
            <text:p>209.851421</text:p>
          </table:table-cell>
          <table:table-cell office:value-type="float" office:value="254.587773">
            <text:p>254.587773</text:p>
          </table:table-cell>
          <table:table-cell table:formula="of:=[.B4039]-[.C4039]" office:value-type="float" office:value="-44.736352">
            <text:p>-44.736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121478">
            <text:p>112.121478</text:p>
          </table:table-cell>
          <table:table-cell office:value-type="float" office:value="149.087436">
            <text:p>149.087436</text:p>
          </table:table-cell>
          <table:table-cell table:formula="of:=[.B4040]-[.C4040]" office:value-type="float" office:value="-36.965958">
            <text:p>-36.965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541767">
            <text:p>211.541767</text:p>
          </table:table-cell>
          <table:table-cell office:value-type="float" office:value="264.144349">
            <text:p>264.144349</text:p>
          </table:table-cell>
          <table:table-cell table:formula="of:=[.B4041]-[.C4041]" office:value-type="float" office:value="-52.602582">
            <text:p>-52.602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330455">
            <text:p>217.330455</text:p>
          </table:table-cell>
          <table:table-cell office:value-type="float" office:value="281.258161">
            <text:p>281.258161</text:p>
          </table:table-cell>
          <table:table-cell table:formula="of:=[.B4042]-[.C4042]" office:value-type="float" office:value="-63.927706">
            <text:p>-63.927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5896">
            <text:p>77.25896</text:p>
          </table:table-cell>
          <table:table-cell office:value-type="float" office:value="91.942013">
            <text:p>91.942013</text:p>
          </table:table-cell>
          <table:table-cell table:formula="of:=[.B4043]-[.C4043]" office:value-type="float" office:value="-14.683053">
            <text:p>-14.683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022774">
            <text:p>147.022774</text:p>
          </table:table-cell>
          <table:table-cell office:value-type="float" office:value="177.04649">
            <text:p>177.04649</text:p>
          </table:table-cell>
          <table:table-cell table:formula="of:=[.B4044]-[.C4044]" office:value-type="float" office:value="-30.023716">
            <text:p>-30.023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449321">
            <text:p>225.449321</text:p>
          </table:table-cell>
          <table:table-cell office:value-type="float" office:value="267.996903">
            <text:p>267.996903</text:p>
          </table:table-cell>
          <table:table-cell table:formula="of:=[.B4045]-[.C4045]" office:value-type="float" office:value="-42.547582">
            <text:p>-42.547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51456">
            <text:p>71.951456</text:p>
          </table:table-cell>
          <table:table-cell office:value-type="float" office:value="88.114658">
            <text:p>88.114658</text:p>
          </table:table-cell>
          <table:table-cell table:formula="of:=[.B4046]-[.C4046]" office:value-type="float" office:value="-16.163202">
            <text:p>-16.163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504676">
            <text:p>98.504676</text:p>
          </table:table-cell>
          <table:table-cell office:value-type="float" office:value="119.757418">
            <text:p>119.757418</text:p>
          </table:table-cell>
          <table:table-cell table:formula="of:=[.B4047]-[.C4047]" office:value-type="float" office:value="-21.252742">
            <text:p>-21.252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052154">
            <text:p>60.052154</text:p>
          </table:table-cell>
          <table:table-cell office:value-type="float" office:value="73.350629">
            <text:p>73.350629</text:p>
          </table:table-cell>
          <table:table-cell table:formula="of:=[.B4048]-[.C4048]" office:value-type="float" office:value="-13.298475">
            <text:p>-13.298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31694">
            <text:p>71.231694</text:p>
          </table:table-cell>
          <table:table-cell office:value-type="float" office:value="89.503002">
            <text:p>89.503002</text:p>
          </table:table-cell>
          <table:table-cell table:formula="of:=[.B4049]-[.C4049]" office:value-type="float" office:value="-18.271308">
            <text:p>-18.271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58509">
            <text:p>77.558509</text:p>
          </table:table-cell>
          <table:table-cell office:value-type="float" office:value="96.422998">
            <text:p>96.422998</text:p>
          </table:table-cell>
          <table:table-cell table:formula="of:=[.B4050]-[.C4050]" office:value-type="float" office:value="-18.864489">
            <text:p>-18.864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109032">
            <text:p>77.109032</text:p>
          </table:table-cell>
          <table:table-cell office:value-type="float" office:value="99.394896">
            <text:p>99.394896</text:p>
          </table:table-cell>
          <table:table-cell table:formula="of:=[.B4051]-[.C4051]" office:value-type="float" office:value="-22.285864">
            <text:p>-22.285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704128">
            <text:p>55.704128</text:p>
          </table:table-cell>
          <table:table-cell office:value-type="float" office:value="72.287435">
            <text:p>72.287435</text:p>
          </table:table-cell>
          <table:table-cell table:formula="of:=[.B4052]-[.C4052]" office:value-type="float" office:value="-16.583307">
            <text:p>-16.583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980061">
            <text:p>162.980061</text:p>
          </table:table-cell>
          <table:table-cell office:value-type="float" office:value="195.097874">
            <text:p>195.097874</text:p>
          </table:table-cell>
          <table:table-cell table:formula="of:=[.B4053]-[.C4053]" office:value-type="float" office:value="-32.117813">
            <text:p>-32.117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193941">
            <text:p>91.193941</text:p>
          </table:table-cell>
          <table:table-cell office:value-type="float" office:value="111.717569">
            <text:p>111.717569</text:p>
          </table:table-cell>
          <table:table-cell table:formula="of:=[.B4054]-[.C4054]" office:value-type="float" office:value="-20.523628">
            <text:p>-20.523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874731">
            <text:p>82.874731</text:p>
          </table:table-cell>
          <table:table-cell office:value-type="float" office:value="108.470801">
            <text:p>108.470801</text:p>
          </table:table-cell>
          <table:table-cell table:formula="of:=[.B4055]-[.C4055]" office:value-type="float" office:value="-25.59607">
            <text:p>-25.59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8.37437">
            <text:p>458.37437</text:p>
          </table:table-cell>
          <table:table-cell office:value-type="float" office:value="514.111202">
            <text:p>514.111202</text:p>
          </table:table-cell>
          <table:table-cell table:formula="of:=[.B4056]-[.C4056]" office:value-type="float" office:value="-55.7368320000001">
            <text:p>-55.736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458898">
            <text:p>203.458898</text:p>
          </table:table-cell>
          <table:table-cell office:value-type="float" office:value="237.620416">
            <text:p>237.620416</text:p>
          </table:table-cell>
          <table:table-cell table:formula="of:=[.B4057]-[.C4057]" office:value-type="float" office:value="-34.161518">
            <text:p>-34.161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221964">
            <text:p>72.221964</text:p>
          </table:table-cell>
          <table:table-cell office:value-type="float" office:value="90.14163">
            <text:p>90.14163</text:p>
          </table:table-cell>
          <table:table-cell table:formula="of:=[.B4058]-[.C4058]" office:value-type="float" office:value="-17.919666">
            <text:p>-17.919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252827">
            <text:p>132.252827</text:p>
          </table:table-cell>
          <table:table-cell office:value-type="float" office:value="159.83244">
            <text:p>159.83244</text:p>
          </table:table-cell>
          <table:table-cell table:formula="of:=[.B4059]-[.C4059]" office:value-type="float" office:value="-27.579613">
            <text:p>-27.579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83807">
            <text:p>62.83807</text:p>
          </table:table-cell>
          <table:table-cell office:value-type="float" office:value="78.860426">
            <text:p>78.860426</text:p>
          </table:table-cell>
          <table:table-cell table:formula="of:=[.B4060]-[.C4060]" office:value-type="float" office:value="-16.022356">
            <text:p>-16.022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698913">
            <text:p>158.698913</text:p>
          </table:table-cell>
          <table:table-cell office:value-type="float" office:value="194.309198">
            <text:p>194.309198</text:p>
          </table:table-cell>
          <table:table-cell table:formula="of:=[.B4061]-[.C4061]" office:value-type="float" office:value="-35.610285">
            <text:p>-35.610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541289">
            <text:p>35.541289</text:p>
          </table:table-cell>
          <table:table-cell office:value-type="float" office:value="44.514259">
            <text:p>44.514259</text:p>
          </table:table-cell>
          <table:table-cell table:formula="of:=[.B4062]-[.C4062]" office:value-type="float" office:value="-8.97297">
            <text:p>-8.97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987556">
            <text:p>82.987556</text:p>
          </table:table-cell>
          <table:table-cell office:value-type="float" office:value="101.572328">
            <text:p>101.572328</text:p>
          </table:table-cell>
          <table:table-cell table:formula="of:=[.B4063]-[.C4063]" office:value-type="float" office:value="-18.584772">
            <text:p>-18.584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264785">
            <text:p>151.264785</text:p>
          </table:table-cell>
          <table:table-cell office:value-type="float" office:value="184.646139">
            <text:p>184.646139</text:p>
          </table:table-cell>
          <table:table-cell table:formula="of:=[.B4064]-[.C4064]" office:value-type="float" office:value="-33.381354">
            <text:p>-33.381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.736142">
            <text:p>259.736142</text:p>
          </table:table-cell>
          <table:table-cell office:value-type="float" office:value="304.98453">
            <text:p>304.98453</text:p>
          </table:table-cell>
          <table:table-cell table:formula="of:=[.B4065]-[.C4065]" office:value-type="float" office:value="-45.248388">
            <text:p>-45.248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35843">
            <text:p>236.35843</text:p>
          </table:table-cell>
          <table:table-cell office:value-type="float" office:value="298.370782">
            <text:p>298.370782</text:p>
          </table:table-cell>
          <table:table-cell table:formula="of:=[.B4066]-[.C4066]" office:value-type="float" office:value="-62.012352">
            <text:p>-62.012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46425">
            <text:p>90.846425</text:p>
          </table:table-cell>
          <table:table-cell office:value-type="float" office:value="105.489532">
            <text:p>105.489532</text:p>
          </table:table-cell>
          <table:table-cell table:formula="of:=[.B4067]-[.C4067]" office:value-type="float" office:value="-14.643107">
            <text:p>-14.643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93691">
            <text:p>74.093691</text:p>
          </table:table-cell>
          <table:table-cell office:value-type="float" office:value="92.783057">
            <text:p>92.783057</text:p>
          </table:table-cell>
          <table:table-cell table:formula="of:=[.B4068]-[.C4068]" office:value-type="float" office:value="-18.689366">
            <text:p>-18.689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2592">
            <text:p>133.2592</text:p>
          </table:table-cell>
          <table:table-cell office:value-type="float" office:value="163.947195">
            <text:p>163.947195</text:p>
          </table:table-cell>
          <table:table-cell table:formula="of:=[.B4069]-[.C4069]" office:value-type="float" office:value="-30.687995">
            <text:p>-30.687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840605">
            <text:p>237.840605</text:p>
          </table:table-cell>
          <table:table-cell office:value-type="float" office:value="305.326488">
            <text:p>305.326488</text:p>
          </table:table-cell>
          <table:table-cell table:formula="of:=[.B4070]-[.C4070]" office:value-type="float" office:value="-67.485883">
            <text:p>-67.485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831581">
            <text:p>159.831581</text:p>
          </table:table-cell>
          <table:table-cell office:value-type="float" office:value="190.812368">
            <text:p>190.812368</text:p>
          </table:table-cell>
          <table:table-cell table:formula="of:=[.B4071]-[.C4071]" office:value-type="float" office:value="-30.980787">
            <text:p>-30.980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640147">
            <text:p>33.640147</text:p>
          </table:table-cell>
          <table:table-cell office:value-type="float" office:value="44.136177">
            <text:p>44.136177</text:p>
          </table:table-cell>
          <table:table-cell table:formula="of:=[.B4072]-[.C4072]" office:value-type="float" office:value="-10.49603">
            <text:p>-10.49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86325">
            <text:p>63.386325</text:p>
          </table:table-cell>
          <table:table-cell office:value-type="float" office:value="79.389782">
            <text:p>79.389782</text:p>
          </table:table-cell>
          <table:table-cell table:formula="of:=[.B4073]-[.C4073]" office:value-type="float" office:value="-16.003457">
            <text:p>-16.003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26095">
            <text:p>84.926095</text:p>
          </table:table-cell>
          <table:table-cell office:value-type="float" office:value="103.031133">
            <text:p>103.031133</text:p>
          </table:table-cell>
          <table:table-cell table:formula="of:=[.B4074]-[.C4074]" office:value-type="float" office:value="-18.105038">
            <text:p>-18.105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055802">
            <text:p>39.055802</text:p>
          </table:table-cell>
          <table:table-cell office:value-type="float" office:value="50.454641">
            <text:p>50.454641</text:p>
          </table:table-cell>
          <table:table-cell table:formula="of:=[.B4075]-[.C4075]" office:value-type="float" office:value="-11.398839">
            <text:p>-11.398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18019">
            <text:p>57.318019</text:p>
          </table:table-cell>
          <table:table-cell office:value-type="float" office:value="70.75975">
            <text:p>70.75975</text:p>
          </table:table-cell>
          <table:table-cell table:formula="of:=[.B4076]-[.C4076]" office:value-type="float" office:value="-13.441731">
            <text:p>-13.441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.527536">
            <text:p>293.527536</text:p>
          </table:table-cell>
          <table:table-cell office:value-type="float" office:value="355.159267">
            <text:p>355.159267</text:p>
          </table:table-cell>
          <table:table-cell table:formula="of:=[.B4077]-[.C4077]" office:value-type="float" office:value="-61.631731">
            <text:p>-61.631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55439">
            <text:p>91.55439</text:p>
          </table:table-cell>
          <table:table-cell office:value-type="float" office:value="112.32117">
            <text:p>112.32117</text:p>
          </table:table-cell>
          <table:table-cell table:formula="of:=[.B4078]-[.C4078]" office:value-type="float" office:value="-20.76678">
            <text:p>-20.76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65253">
            <text:p>58.65253</text:p>
          </table:table-cell>
          <table:table-cell office:value-type="float" office:value="73.639204">
            <text:p>73.639204</text:p>
          </table:table-cell>
          <table:table-cell table:formula="of:=[.B4079]-[.C4079]" office:value-type="float" office:value="-14.986674">
            <text:p>-14.986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554688">
            <text:p>278.554688</text:p>
          </table:table-cell>
          <table:table-cell office:value-type="float" office:value="323.911085">
            <text:p>323.911085</text:p>
          </table:table-cell>
          <table:table-cell table:formula="of:=[.B4080]-[.C4080]" office:value-type="float" office:value="-45.356397">
            <text:p>-45.356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883252">
            <text:p>168.883252</text:p>
          </table:table-cell>
          <table:table-cell office:value-type="float" office:value="201.77001">
            <text:p>201.77001</text:p>
          </table:table-cell>
          <table:table-cell table:formula="of:=[.B4081]-[.C4081]" office:value-type="float" office:value="-32.886758">
            <text:p>-32.886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.008301">
            <text:p>293.008301</text:p>
          </table:table-cell>
          <table:table-cell office:value-type="float" office:value="359.815642">
            <text:p>359.815642</text:p>
          </table:table-cell>
          <table:table-cell table:formula="of:=[.B4082]-[.C4082]" office:value-type="float" office:value="-66.807341">
            <text:p>-66.807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.682561">
            <text:p>263.682561</text:p>
          </table:table-cell>
          <table:table-cell office:value-type="float" office:value="326.014025">
            <text:p>326.014025</text:p>
          </table:table-cell>
          <table:table-cell table:formula="of:=[.B4083]-[.C4083]" office:value-type="float" office:value="-62.331464">
            <text:p>-62.331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85501">
            <text:p>60.585501</text:p>
          </table:table-cell>
          <table:table-cell office:value-type="float" office:value="72.2749">
            <text:p>72.2749</text:p>
          </table:table-cell>
          <table:table-cell table:formula="of:=[.B4084]-[.C4084]" office:value-type="float" office:value="-11.689399">
            <text:p>-11.689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036159">
            <text:p>125.036159</text:p>
          </table:table-cell>
          <table:table-cell office:value-type="float" office:value="153.472397">
            <text:p>153.472397</text:p>
          </table:table-cell>
          <table:table-cell table:formula="of:=[.B4085]-[.C4085]" office:value-type="float" office:value="-28.436238">
            <text:p>-28.436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068243">
            <text:p>36.068243</text:p>
          </table:table-cell>
          <table:table-cell office:value-type="float" office:value="46.235277">
            <text:p>46.235277</text:p>
          </table:table-cell>
          <table:table-cell table:formula="of:=[.B4086]-[.C4086]" office:value-type="float" office:value="-10.167034">
            <text:p>-10.167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374526">
            <text:p>83.374526</text:p>
          </table:table-cell>
          <table:table-cell office:value-type="float" office:value="101.967265">
            <text:p>101.967265</text:p>
          </table:table-cell>
          <table:table-cell table:formula="of:=[.B4087]-[.C4087]" office:value-type="float" office:value="-18.592739">
            <text:p>-18.592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08885">
            <text:p>108.908885</text:p>
          </table:table-cell>
          <table:table-cell office:value-type="float" office:value="138.545401">
            <text:p>138.545401</text:p>
          </table:table-cell>
          <table:table-cell table:formula="of:=[.B4088]-[.C4088]" office:value-type="float" office:value="-29.636516">
            <text:p>-29.636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139825">
            <text:p>63.139825</text:p>
          </table:table-cell>
          <table:table-cell office:value-type="float" office:value="74.07822">
            <text:p>74.07822</text:p>
          </table:table-cell>
          <table:table-cell table:formula="of:=[.B4089]-[.C4089]" office:value-type="float" office:value="-10.938395">
            <text:p>-10.938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54993">
            <text:p>171.54993</text:p>
          </table:table-cell>
          <table:table-cell office:value-type="float" office:value="211.574371">
            <text:p>211.574371</text:p>
          </table:table-cell>
          <table:table-cell table:formula="of:=[.B4090]-[.C4090]" office:value-type="float" office:value="-40.024441">
            <text:p>-40.024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046934">
            <text:p>170.046934</text:p>
          </table:table-cell>
          <table:table-cell office:value-type="float" office:value="210.514735">
            <text:p>210.514735</text:p>
          </table:table-cell>
          <table:table-cell table:formula="of:=[.B4091]-[.C4091]" office:value-type="float" office:value="-40.467801">
            <text:p>-40.467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683093">
            <text:p>40.683093</text:p>
          </table:table-cell>
          <table:table-cell office:value-type="float" office:value="48.130545">
            <text:p>48.130545</text:p>
          </table:table-cell>
          <table:table-cell table:formula="of:=[.B4092]-[.C4092]" office:value-type="float" office:value="-7.447452">
            <text:p>-7.447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07031">
            <text:p>120.507031</text:p>
          </table:table-cell>
          <table:table-cell office:value-type="float" office:value="149.791076">
            <text:p>149.791076</text:p>
          </table:table-cell>
          <table:table-cell table:formula="of:=[.B4093]-[.C4093]" office:value-type="float" office:value="-29.284045">
            <text:p>-29.284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381389">
            <text:p>49.381389</text:p>
          </table:table-cell>
          <table:table-cell office:value-type="float" office:value="60.113815">
            <text:p>60.113815</text:p>
          </table:table-cell>
          <table:table-cell table:formula="of:=[.B4094]-[.C4094]" office:value-type="float" office:value="-10.732426">
            <text:p>-10.732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675257">
            <text:p>180.675257</text:p>
          </table:table-cell>
          <table:table-cell office:value-type="float" office:value="212.125315">
            <text:p>212.125315</text:p>
          </table:table-cell>
          <table:table-cell table:formula="of:=[.B4095]-[.C4095]" office:value-type="float" office:value="-31.450058">
            <text:p>-31.450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089422">
            <text:p>116.089422</text:p>
          </table:table-cell>
          <table:table-cell office:value-type="float" office:value="146.42212">
            <text:p>146.42212</text:p>
          </table:table-cell>
          <table:table-cell table:formula="of:=[.B4096]-[.C4096]" office:value-type="float" office:value="-30.332698">
            <text:p>-30.332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2607">
            <text:p>86.12607</text:p>
          </table:table-cell>
          <table:table-cell office:value-type="float" office:value="108.115675">
            <text:p>108.115675</text:p>
          </table:table-cell>
          <table:table-cell table:formula="of:=[.B4097]-[.C4097]" office:value-type="float" office:value="-21.989605">
            <text:p>-21.989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418613">
            <text:p>160.418613</text:p>
          </table:table-cell>
          <table:table-cell office:value-type="float" office:value="192.309172">
            <text:p>192.309172</text:p>
          </table:table-cell>
          <table:table-cell table:formula="of:=[.B4098]-[.C4098]" office:value-type="float" office:value="-31.890559">
            <text:p>-31.890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67171">
            <text:p>96.267171</text:p>
          </table:table-cell>
          <table:table-cell office:value-type="float" office:value="118.128252">
            <text:p>118.128252</text:p>
          </table:table-cell>
          <table:table-cell table:formula="of:=[.B4099]-[.C4099]" office:value-type="float" office:value="-21.861081">
            <text:p>-21.861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177817">
            <text:p>72.177817</text:p>
          </table:table-cell>
          <table:table-cell office:value-type="float" office:value="87.419375">
            <text:p>87.419375</text:p>
          </table:table-cell>
          <table:table-cell table:formula="of:=[.B4100]-[.C4100]" office:value-type="float" office:value="-15.241558">
            <text:p>-15.241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09228">
            <text:p>125.09228</text:p>
          </table:table-cell>
          <table:table-cell office:value-type="float" office:value="149.904512">
            <text:p>149.904512</text:p>
          </table:table-cell>
          <table:table-cell table:formula="of:=[.B4101]-[.C4101]" office:value-type="float" office:value="-24.812232">
            <text:p>-24.812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429791">
            <text:p>38.429791</text:p>
          </table:table-cell>
          <table:table-cell office:value-type="float" office:value="48.012137">
            <text:p>48.012137</text:p>
          </table:table-cell>
          <table:table-cell table:formula="of:=[.B4102]-[.C4102]" office:value-type="float" office:value="-9.582346">
            <text:p>-9.582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500877">
            <text:p>184.500877</text:p>
          </table:table-cell>
          <table:table-cell office:value-type="float" office:value="224.691831">
            <text:p>224.691831</text:p>
          </table:table-cell>
          <table:table-cell table:formula="of:=[.B4103]-[.C4103]" office:value-type="float" office:value="-40.190954">
            <text:p>-40.190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3261">
            <text:p>158.3261</text:p>
          </table:table-cell>
          <table:table-cell office:value-type="float" office:value="188.972437">
            <text:p>188.972437</text:p>
          </table:table-cell>
          <table:table-cell table:formula="of:=[.B4104]-[.C4104]" office:value-type="float" office:value="-30.646337">
            <text:p>-30.646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20412">
            <text:p>73.920412</text:p>
          </table:table-cell>
          <table:table-cell office:value-type="float" office:value="91.009938">
            <text:p>91.009938</text:p>
          </table:table-cell>
          <table:table-cell table:formula="of:=[.B4105]-[.C4105]" office:value-type="float" office:value="-17.089526">
            <text:p>-17.089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921402">
            <text:p>63.921402</text:p>
          </table:table-cell>
          <table:table-cell office:value-type="float" office:value="82.752829">
            <text:p>82.752829</text:p>
          </table:table-cell>
          <table:table-cell table:formula="of:=[.B4106]-[.C4106]" office:value-type="float" office:value="-18.831427">
            <text:p>-18.831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780387">
            <text:p>194.780387</text:p>
          </table:table-cell>
          <table:table-cell office:value-type="float" office:value="235.362093">
            <text:p>235.362093</text:p>
          </table:table-cell>
          <table:table-cell table:formula="of:=[.B4107]-[.C4107]" office:value-type="float" office:value="-40.581706">
            <text:p>-40.581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32343">
            <text:p>36.32343</text:p>
          </table:table-cell>
          <table:table-cell office:value-type="float" office:value="44.89025">
            <text:p>44.89025</text:p>
          </table:table-cell>
          <table:table-cell table:formula="of:=[.B4108]-[.C4108]" office:value-type="float" office:value="-8.56682">
            <text:p>-8.56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7.552002">
            <text:p>487.552002</text:p>
          </table:table-cell>
          <table:table-cell office:value-type="float" office:value="580.148605">
            <text:p>580.148605</text:p>
          </table:table-cell>
          <table:table-cell table:formula="of:=[.B4109]-[.C4109]" office:value-type="float" office:value="-92.596603">
            <text:p>-92.596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799032">
            <text:p>14.799032</text:p>
          </table:table-cell>
          <table:table-cell office:value-type="float" office:value="18.838888">
            <text:p>18.838888</text:p>
          </table:table-cell>
          <table:table-cell table:formula="of:=[.B4110]-[.C4110]" office:value-type="float" office:value="-4.039856">
            <text:p>-4.039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351826">
            <text:p>36.351826</text:p>
          </table:table-cell>
          <table:table-cell office:value-type="float" office:value="43.737109">
            <text:p>43.737109</text:p>
          </table:table-cell>
          <table:table-cell table:formula="of:=[.B4111]-[.C4111]" office:value-type="float" office:value="-7.38528299999999">
            <text:p>-7.385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187537">
            <text:p>172.187537</text:p>
          </table:table-cell>
          <table:table-cell office:value-type="float" office:value="202.903886">
            <text:p>202.903886</text:p>
          </table:table-cell>
          <table:table-cell table:formula="of:=[.B4112]-[.C4112]" office:value-type="float" office:value="-30.716349">
            <text:p>-30.716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99688">
            <text:p>136.899688</text:p>
          </table:table-cell>
          <table:table-cell office:value-type="float" office:value="167.367409">
            <text:p>167.367409</text:p>
          </table:table-cell>
          <table:table-cell table:formula="of:=[.B4113]-[.C4113]" office:value-type="float" office:value="-30.467721">
            <text:p>-30.467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480892">
            <text:p>102.480892</text:p>
          </table:table-cell>
          <table:table-cell office:value-type="float" office:value="126.314148">
            <text:p>126.314148</text:p>
          </table:table-cell>
          <table:table-cell table:formula="of:=[.B4114]-[.C4114]" office:value-type="float" office:value="-23.833256">
            <text:p>-23.833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414711">
            <text:p>97.414711</text:p>
          </table:table-cell>
          <table:table-cell office:value-type="float" office:value="115.775935">
            <text:p>115.775935</text:p>
          </table:table-cell>
          <table:table-cell table:formula="of:=[.B4115]-[.C4115]" office:value-type="float" office:value="-18.361224">
            <text:p>-18.361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0.871903">
            <text:p>410.871903</text:p>
          </table:table-cell>
          <table:table-cell office:value-type="float" office:value="485.718261">
            <text:p>485.718261</text:p>
          </table:table-cell>
          <table:table-cell table:formula="of:=[.B4116]-[.C4116]" office:value-type="float" office:value="-74.846358">
            <text:p>-74.846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405056">
            <text:p>228.405056</text:p>
          </table:table-cell>
          <table:table-cell office:value-type="float" office:value="266.868854">
            <text:p>266.868854</text:p>
          </table:table-cell>
          <table:table-cell table:formula="of:=[.B4117]-[.C4117]" office:value-type="float" office:value="-38.463798">
            <text:p>-38.463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78164">
            <text:p>111.278164</text:p>
          </table:table-cell>
          <table:table-cell office:value-type="float" office:value="132.43225">
            <text:p>132.43225</text:p>
          </table:table-cell>
          <table:table-cell table:formula="of:=[.B4118]-[.C4118]" office:value-type="float" office:value="-21.154086">
            <text:p>-21.154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80965">
            <text:p>70.280965</text:p>
          </table:table-cell>
          <table:table-cell office:value-type="float" office:value="87.438154">
            <text:p>87.438154</text:p>
          </table:table-cell>
          <table:table-cell table:formula="of:=[.B4119]-[.C4119]" office:value-type="float" office:value="-17.157189">
            <text:p>-17.157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33938">
            <text:p>102.933938</text:p>
          </table:table-cell>
          <table:table-cell office:value-type="float" office:value="119.465708">
            <text:p>119.465708</text:p>
          </table:table-cell>
          <table:table-cell table:formula="of:=[.B4120]-[.C4120]" office:value-type="float" office:value="-16.53177">
            <text:p>-16.53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785662">
            <text:p>58.785662</text:p>
          </table:table-cell>
          <table:table-cell office:value-type="float" office:value="71.056084">
            <text:p>71.056084</text:p>
          </table:table-cell>
          <table:table-cell table:formula="of:=[.B4121]-[.C4121]" office:value-type="float" office:value="-12.270422">
            <text:p>-12.270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96126">
            <text:p>63.696126</text:p>
          </table:table-cell>
          <table:table-cell office:value-type="float" office:value="80.119662">
            <text:p>80.119662</text:p>
          </table:table-cell>
          <table:table-cell table:formula="of:=[.B4122]-[.C4122]" office:value-type="float" office:value="-16.423536">
            <text:p>-16.423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82599">
            <text:p>80.982599</text:p>
          </table:table-cell>
          <table:table-cell office:value-type="float" office:value="101.995792">
            <text:p>101.995792</text:p>
          </table:table-cell>
          <table:table-cell table:formula="of:=[.B4123]-[.C4123]" office:value-type="float" office:value="-21.013193">
            <text:p>-21.013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094155">
            <text:p>38.094155</text:p>
          </table:table-cell>
          <table:table-cell office:value-type="float" office:value="47.010794">
            <text:p>47.010794</text:p>
          </table:table-cell>
          <table:table-cell table:formula="of:=[.B4124]-[.C4124]" office:value-type="float" office:value="-8.916639">
            <text:p>-8.916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45496">
            <text:p>54.45496</text:p>
          </table:table-cell>
          <table:table-cell office:value-type="float" office:value="64.160114">
            <text:p>64.160114</text:p>
          </table:table-cell>
          <table:table-cell table:formula="of:=[.B4125]-[.C4125]" office:value-type="float" office:value="-9.70515399999999">
            <text:p>-9.705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454583">
            <text:p>98.454583</text:p>
          </table:table-cell>
          <table:table-cell office:value-type="float" office:value="117.924876">
            <text:p>117.924876</text:p>
          </table:table-cell>
          <table:table-cell table:formula="of:=[.B4126]-[.C4126]" office:value-type="float" office:value="-19.470293">
            <text:p>-19.470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714686">
            <text:p>148.714686</text:p>
          </table:table-cell>
          <table:table-cell office:value-type="float" office:value="176.207085">
            <text:p>176.207085</text:p>
          </table:table-cell>
          <table:table-cell table:formula="of:=[.B4127]-[.C4127]" office:value-type="float" office:value="-27.492399">
            <text:p>-27.492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55689">
            <text:p>83.055689</text:p>
          </table:table-cell>
          <table:table-cell office:value-type="float" office:value="99.035099">
            <text:p>99.035099</text:p>
          </table:table-cell>
          <table:table-cell table:formula="of:=[.B4128]-[.C4128]" office:value-type="float" office:value="-15.97941">
            <text:p>-15.97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343938">
            <text:p>112.343938</text:p>
          </table:table-cell>
          <table:table-cell office:value-type="float" office:value="138.142905">
            <text:p>138.142905</text:p>
          </table:table-cell>
          <table:table-cell table:formula="of:=[.B4129]-[.C4129]" office:value-type="float" office:value="-25.798967">
            <text:p>-25.798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450682">
            <text:p>111.450682</text:p>
          </table:table-cell>
          <table:table-cell office:value-type="float" office:value="134.358494">
            <text:p>134.358494</text:p>
          </table:table-cell>
          <table:table-cell table:formula="of:=[.B4130]-[.C4130]" office:value-type="float" office:value="-22.907812">
            <text:p>-22.907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209007">
            <text:p>237.209007</text:p>
          </table:table-cell>
          <table:table-cell office:value-type="float" office:value="273.884709">
            <text:p>273.884709</text:p>
          </table:table-cell>
          <table:table-cell table:formula="of:=[.B4131]-[.C4131]" office:value-type="float" office:value="-36.675702">
            <text:p>-36.675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400984">
            <text:p>51.400984</text:p>
          </table:table-cell>
          <table:table-cell office:value-type="float" office:value="60.901165">
            <text:p>60.901165</text:p>
          </table:table-cell>
          <table:table-cell table:formula="of:=[.B4132]-[.C4132]" office:value-type="float" office:value="-9.500181">
            <text:p>-9.500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475171">
            <text:p>64.475171</text:p>
          </table:table-cell>
          <table:table-cell office:value-type="float" office:value="74.172662">
            <text:p>74.172662</text:p>
          </table:table-cell>
          <table:table-cell table:formula="of:=[.B4133]-[.C4133]" office:value-type="float" office:value="-9.697491">
            <text:p>-9.697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450144">
            <text:p>56.450144</text:p>
          </table:table-cell>
          <table:table-cell office:value-type="float" office:value="65.263668">
            <text:p>65.263668</text:p>
          </table:table-cell>
          <table:table-cell table:formula="of:=[.B4134]-[.C4134]" office:value-type="float" office:value="-8.81352399999999">
            <text:p>-8.813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32577">
            <text:p>86.132577</text:p>
          </table:table-cell>
          <table:table-cell office:value-type="float" office:value="102.480595">
            <text:p>102.480595</text:p>
          </table:table-cell>
          <table:table-cell table:formula="of:=[.B4135]-[.C4135]" office:value-type="float" office:value="-16.348018">
            <text:p>-16.348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978929">
            <text:p>58.978929</text:p>
          </table:table-cell>
          <table:table-cell office:value-type="float" office:value="70.732062">
            <text:p>70.732062</text:p>
          </table:table-cell>
          <table:table-cell table:formula="of:=[.B4136]-[.C4136]" office:value-type="float" office:value="-11.753133">
            <text:p>-11.753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697682">
            <text:p>41.697682</text:p>
          </table:table-cell>
          <table:table-cell office:value-type="float" office:value="49.100581">
            <text:p>49.100581</text:p>
          </table:table-cell>
          <table:table-cell table:formula="of:=[.B4137]-[.C4137]" office:value-type="float" office:value="-7.402899">
            <text:p>-7.402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441827">
            <text:p>47.441827</text:p>
          </table:table-cell>
          <table:table-cell office:value-type="float" office:value="59.631034">
            <text:p>59.631034</text:p>
          </table:table-cell>
          <table:table-cell table:formula="of:=[.B4138]-[.C4138]" office:value-type="float" office:value="-12.189207">
            <text:p>-12.189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980373">
            <text:p>62.980373</text:p>
          </table:table-cell>
          <table:table-cell office:value-type="float" office:value="75.085073">
            <text:p>75.085073</text:p>
          </table:table-cell>
          <table:table-cell table:formula="of:=[.B4139]-[.C4139]" office:value-type="float" office:value="-12.1047">
            <text:p>-12.1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711997">
            <text:p>120.711997</text:p>
          </table:table-cell>
          <table:table-cell office:value-type="float" office:value="144.960346">
            <text:p>144.960346</text:p>
          </table:table-cell>
          <table:table-cell table:formula="of:=[.B4140]-[.C4140]" office:value-type="float" office:value="-24.248349">
            <text:p>-24.248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2.531333">
            <text:p>732.531333</text:p>
          </table:table-cell>
          <table:table-cell office:value-type="float" office:value="728.375568">
            <text:p>728.375568</text:p>
          </table:table-cell>
          <table:table-cell table:formula="of:=[.B4141]-[.C4141]" office:value-type="float" office:value="4.15576499999997">
            <text:p>4.155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33414">
            <text:p>46.633414</text:p>
          </table:table-cell>
          <table:table-cell office:value-type="float" office:value="58.098113">
            <text:p>58.098113</text:p>
          </table:table-cell>
          <table:table-cell table:formula="of:=[.B4142]-[.C4142]" office:value-type="float" office:value="-11.464699">
            <text:p>-11.464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914097">
            <text:p>75.914097</text:p>
          </table:table-cell>
          <table:table-cell office:value-type="float" office:value="92.67881">
            <text:p>92.67881</text:p>
          </table:table-cell>
          <table:table-cell table:formula="of:=[.B4143]-[.C4143]" office:value-type="float" office:value="-16.764713">
            <text:p>-16.764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514688">
            <text:p>187.514688</text:p>
          </table:table-cell>
          <table:table-cell office:value-type="float" office:value="229.773829">
            <text:p>229.773829</text:p>
          </table:table-cell>
          <table:table-cell table:formula="of:=[.B4144]-[.C4144]" office:value-type="float" office:value="-42.259141">
            <text:p>-42.259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77996">
            <text:p>90.077996</text:p>
          </table:table-cell>
          <table:table-cell office:value-type="float" office:value="99.744196">
            <text:p>99.744196</text:p>
          </table:table-cell>
          <table:table-cell table:formula="of:=[.B4145]-[.C4145]" office:value-type="float" office:value="-9.6662">
            <text:p>-9.6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895395">
            <text:p>184.895395</text:p>
          </table:table-cell>
          <table:table-cell office:value-type="float" office:value="219.472669">
            <text:p>219.472669</text:p>
          </table:table-cell>
          <table:table-cell table:formula="of:=[.B4146]-[.C4146]" office:value-type="float" office:value="-34.577274">
            <text:p>-34.577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36558">
            <text:p>97.736558</text:p>
          </table:table-cell>
          <table:table-cell office:value-type="float" office:value="118.462486">
            <text:p>118.462486</text:p>
          </table:table-cell>
          <table:table-cell table:formula="of:=[.B4147]-[.C4147]" office:value-type="float" office:value="-20.725928">
            <text:p>-20.725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65032">
            <text:p>81.665032</text:p>
          </table:table-cell>
          <table:table-cell office:value-type="float" office:value="101.900289">
            <text:p>101.900289</text:p>
          </table:table-cell>
          <table:table-cell table:formula="of:=[.B4148]-[.C4148]" office:value-type="float" office:value="-20.235257">
            <text:p>-20.235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868313">
            <text:p>191.868313</text:p>
          </table:table-cell>
          <table:table-cell office:value-type="float" office:value="227.610646">
            <text:p>227.610646</text:p>
          </table:table-cell>
          <table:table-cell table:formula="of:=[.B4149]-[.C4149]" office:value-type="float" office:value="-35.742333">
            <text:p>-35.742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622517">
            <text:p>175.622517</text:p>
          </table:table-cell>
          <table:table-cell office:value-type="float" office:value="209.699888">
            <text:p>209.699888</text:p>
          </table:table-cell>
          <table:table-cell table:formula="of:=[.B4150]-[.C4150]" office:value-type="float" office:value="-34.077371">
            <text:p>-34.077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3.977921">
            <text:p>663.977921</text:p>
          </table:table-cell>
          <table:table-cell office:value-type="float" office:value="757.93422">
            <text:p>757.93422</text:p>
          </table:table-cell>
          <table:table-cell table:formula="of:=[.B4151]-[.C4151]" office:value-type="float" office:value="-93.9562989999999">
            <text:p>-93.956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474876">
            <text:p>66.474876</text:p>
          </table:table-cell>
          <table:table-cell office:value-type="float" office:value="79.992974">
            <text:p>79.992974</text:p>
          </table:table-cell>
          <table:table-cell table:formula="of:=[.B4152]-[.C4152]" office:value-type="float" office:value="-13.518098">
            <text:p>-13.518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021386">
            <text:p>116.021386</text:p>
          </table:table-cell>
          <table:table-cell office:value-type="float" office:value="141.285545">
            <text:p>141.285545</text:p>
          </table:table-cell>
          <table:table-cell table:formula="of:=[.B4153]-[.C4153]" office:value-type="float" office:value="-25.264159">
            <text:p>-25.264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784864">
            <text:p>223.784864</text:p>
          </table:table-cell>
          <table:table-cell office:value-type="float" office:value="253.753845">
            <text:p>253.753845</text:p>
          </table:table-cell>
          <table:table-cell table:formula="of:=[.B4154]-[.C4154]" office:value-type="float" office:value="-29.968981">
            <text:p>-29.968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67165">
            <text:p>168.67165</text:p>
          </table:table-cell>
          <table:table-cell office:value-type="float" office:value="206.676919">
            <text:p>206.676919</text:p>
          </table:table-cell>
          <table:table-cell table:formula="of:=[.B4155]-[.C4155]" office:value-type="float" office:value="-38.005269">
            <text:p>-38.005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.351887">
            <text:p>285.351887</text:p>
          </table:table-cell>
          <table:table-cell office:value-type="float" office:value="334.274774">
            <text:p>334.274774</text:p>
          </table:table-cell>
          <table:table-cell table:formula="of:=[.B4156]-[.C4156]" office:value-type="float" office:value="-48.922887">
            <text:p>-48.922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8.703132">
            <text:p>458.703132</text:p>
          </table:table-cell>
          <table:table-cell office:value-type="float" office:value="542.772528">
            <text:p>542.772528</text:p>
          </table:table-cell>
          <table:table-cell table:formula="of:=[.B4157]-[.C4157]" office:value-type="float" office:value="-84.069396">
            <text:p>-84.069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810872">
            <text:p>48.810872</text:p>
          </table:table-cell>
          <table:table-cell office:value-type="float" office:value="60.39472">
            <text:p>60.39472</text:p>
          </table:table-cell>
          <table:table-cell table:formula="of:=[.B4158]-[.C4158]" office:value-type="float" office:value="-11.583848">
            <text:p>-11.583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7.125838">
            <text:p>407.125838</text:p>
          </table:table-cell>
          <table:table-cell office:value-type="float" office:value="467.735251">
            <text:p>467.735251</text:p>
          </table:table-cell>
          <table:table-cell table:formula="of:=[.B4159]-[.C4159]" office:value-type="float" office:value="-60.609413">
            <text:p>-60.609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8.753594">
            <text:p>398.753594</text:p>
          </table:table-cell>
          <table:table-cell office:value-type="float" office:value="463.945859">
            <text:p>463.945859</text:p>
          </table:table-cell>
          <table:table-cell table:formula="of:=[.B4160]-[.C4160]" office:value-type="float" office:value="-65.192265">
            <text:p>-65.192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538959">
            <text:p>262.538959</text:p>
          </table:table-cell>
          <table:table-cell office:value-type="float" office:value="312.963455">
            <text:p>312.963455</text:p>
          </table:table-cell>
          <table:table-cell table:formula="of:=[.B4161]-[.C4161]" office:value-type="float" office:value="-50.424496">
            <text:p>-50.424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012333">
            <text:p>38.012333</text:p>
          </table:table-cell>
          <table:table-cell office:value-type="float" office:value="47.037093">
            <text:p>47.037093</text:p>
          </table:table-cell>
          <table:table-cell table:formula="of:=[.B4162]-[.C4162]" office:value-type="float" office:value="-9.02476">
            <text:p>-9.02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271806">
            <text:p>203.271806</text:p>
          </table:table-cell>
          <table:table-cell office:value-type="float" office:value="237.197891">
            <text:p>237.197891</text:p>
          </table:table-cell>
          <table:table-cell table:formula="of:=[.B4163]-[.C4163]" office:value-type="float" office:value="-33.926085">
            <text:p>-33.926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614063">
            <text:p>129.614063</text:p>
          </table:table-cell>
          <table:table-cell office:value-type="float" office:value="152.250324">
            <text:p>152.250324</text:p>
          </table:table-cell>
          <table:table-cell table:formula="of:=[.B4164]-[.C4164]" office:value-type="float" office:value="-22.636261">
            <text:p>-22.636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1468">
            <text:p>83.71468</text:p>
          </table:table-cell>
          <table:table-cell office:value-type="float" office:value="100.232468">
            <text:p>100.232468</text:p>
          </table:table-cell>
          <table:table-cell table:formula="of:=[.B4165]-[.C4165]" office:value-type="float" office:value="-16.517788">
            <text:p>-16.517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293032">
            <text:p>53.293032</text:p>
          </table:table-cell>
          <table:table-cell office:value-type="float" office:value="64.250503">
            <text:p>64.250503</text:p>
          </table:table-cell>
          <table:table-cell table:formula="of:=[.B4166]-[.C4166]" office:value-type="float" office:value="-10.957471">
            <text:p>-10.9574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493088">
            <text:p>66.493088</text:p>
          </table:table-cell>
          <table:table-cell office:value-type="float" office:value="81.024534">
            <text:p>81.024534</text:p>
          </table:table-cell>
          <table:table-cell table:formula="of:=[.B4167]-[.C4167]" office:value-type="float" office:value="-14.531446">
            <text:p>-14.531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654099">
            <text:p>108.654099</text:p>
          </table:table-cell>
          <table:table-cell office:value-type="float" office:value="135.226814">
            <text:p>135.226814</text:p>
          </table:table-cell>
          <table:table-cell table:formula="of:=[.B4168]-[.C4168]" office:value-type="float" office:value="-26.572715">
            <text:p>-26.572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2.032038">
            <text:p>362.032038</text:p>
          </table:table-cell>
          <table:table-cell office:value-type="float" office:value="426.047339">
            <text:p>426.047339</text:p>
          </table:table-cell>
          <table:table-cell table:formula="of:=[.B4169]-[.C4169]" office:value-type="float" office:value="-64.015301">
            <text:p>-64.015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107764">
            <text:p>157.107764</text:p>
          </table:table-cell>
          <table:table-cell office:value-type="float" office:value="195.16226">
            <text:p>195.16226</text:p>
          </table:table-cell>
          <table:table-cell table:formula="of:=[.B4170]-[.C4170]" office:value-type="float" office:value="-38.054496">
            <text:p>-38.054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560887">
            <text:p>116.560887</text:p>
          </table:table-cell>
          <table:table-cell office:value-type="float" office:value="149.649814">
            <text:p>149.649814</text:p>
          </table:table-cell>
          <table:table-cell table:formula="of:=[.B4171]-[.C4171]" office:value-type="float" office:value="-33.088927">
            <text:p>-33.088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186957">
            <text:p>135.186957</text:p>
          </table:table-cell>
          <table:table-cell office:value-type="float" office:value="164.452146">
            <text:p>164.452146</text:p>
          </table:table-cell>
          <table:table-cell table:formula="of:=[.B4172]-[.C4172]" office:value-type="float" office:value="-29.265189">
            <text:p>-29.265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15134">
            <text:p>58.415134</text:p>
          </table:table-cell>
          <table:table-cell office:value-type="float" office:value="72.485388">
            <text:p>72.485388</text:p>
          </table:table-cell>
          <table:table-cell table:formula="of:=[.B4173]-[.C4173]" office:value-type="float" office:value="-14.070254">
            <text:p>-14.070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01092">
            <text:p>77.401092</text:p>
          </table:table-cell>
          <table:table-cell office:value-type="float" office:value="96.001224">
            <text:p>96.001224</text:p>
          </table:table-cell>
          <table:table-cell table:formula="of:=[.B4174]-[.C4174]" office:value-type="float" office:value="-18.600132">
            <text:p>-18.600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22631">
            <text:p>102.122631</text:p>
          </table:table-cell>
          <table:table-cell office:value-type="float" office:value="125.998162">
            <text:p>125.998162</text:p>
          </table:table-cell>
          <table:table-cell table:formula="of:=[.B4175]-[.C4175]" office:value-type="float" office:value="-23.875531">
            <text:p>-23.875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001939">
            <text:p>87.001939</text:p>
          </table:table-cell>
          <table:table-cell office:value-type="float" office:value="107.916286">
            <text:p>107.916286</text:p>
          </table:table-cell>
          <table:table-cell table:formula="of:=[.B4176]-[.C4176]" office:value-type="float" office:value="-20.914347">
            <text:p>-20.914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049652">
            <text:p>324.049652</text:p>
          </table:table-cell>
          <table:table-cell office:value-type="float" office:value="413.227965">
            <text:p>413.227965</text:p>
          </table:table-cell>
          <table:table-cell table:formula="of:=[.B4177]-[.C4177]" office:value-type="float" office:value="-89.178313">
            <text:p>-89.178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912536">
            <text:p>133.912536</text:p>
          </table:table-cell>
          <table:table-cell office:value-type="float" office:value="159.09712">
            <text:p>159.09712</text:p>
          </table:table-cell>
          <table:table-cell table:formula="of:=[.B4178]-[.C4178]" office:value-type="float" office:value="-25.184584">
            <text:p>-25.184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20895">
            <text:p>68.220895</text:p>
          </table:table-cell>
          <table:table-cell office:value-type="float" office:value="83.40132">
            <text:p>83.40132</text:p>
          </table:table-cell>
          <table:table-cell table:formula="of:=[.B4179]-[.C4179]" office:value-type="float" office:value="-15.180425">
            <text:p>-15.180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856015">
            <text:p>124.856015</text:p>
          </table:table-cell>
          <table:table-cell office:value-type="float" office:value="154.706469">
            <text:p>154.706469</text:p>
          </table:table-cell>
          <table:table-cell table:formula="of:=[.B4180]-[.C4180]" office:value-type="float" office:value="-29.850454">
            <text:p>-29.850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57257">
            <text:p>86.57257</text:p>
          </table:table-cell>
          <table:table-cell office:value-type="float" office:value="102.450297">
            <text:p>102.450297</text:p>
          </table:table-cell>
          <table:table-cell table:formula="of:=[.B4181]-[.C4181]" office:value-type="float" office:value="-15.877727">
            <text:p>-15.877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9174">
            <text:p>52.69174</text:p>
          </table:table-cell>
          <table:table-cell office:value-type="float" office:value="64.315426">
            <text:p>64.315426</text:p>
          </table:table-cell>
          <table:table-cell table:formula="of:=[.B4182]-[.C4182]" office:value-type="float" office:value="-11.623686">
            <text:p>-11.623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380048">
            <text:p>154.380048</text:p>
          </table:table-cell>
          <table:table-cell office:value-type="float" office:value="188.064587">
            <text:p>188.064587</text:p>
          </table:table-cell>
          <table:table-cell table:formula="of:=[.B4183]-[.C4183]" office:value-type="float" office:value="-33.684539">
            <text:p>-33.684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4.336555">
            <text:p>414.336555</text:p>
          </table:table-cell>
          <table:table-cell office:value-type="float" office:value="473.431822">
            <text:p>473.431822</text:p>
          </table:table-cell>
          <table:table-cell table:formula="of:=[.B4184]-[.C4184]" office:value-type="float" office:value="-59.095267">
            <text:p>-59.095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27697">
            <text:p>110.527697</text:p>
          </table:table-cell>
          <table:table-cell office:value-type="float" office:value="131.888849">
            <text:p>131.888849</text:p>
          </table:table-cell>
          <table:table-cell table:formula="of:=[.B4185]-[.C4185]" office:value-type="float" office:value="-21.361152">
            <text:p>-21.361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371001">
            <text:p>238.371001</text:p>
          </table:table-cell>
          <table:table-cell office:value-type="float" office:value="287.058928">
            <text:p>287.058928</text:p>
          </table:table-cell>
          <table:table-cell table:formula="of:=[.B4186]-[.C4186]" office:value-type="float" office:value="-48.687927">
            <text:p>-48.687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15648">
            <text:p>80.615648</text:p>
          </table:table-cell>
          <table:table-cell office:value-type="float" office:value="100.77334">
            <text:p>100.77334</text:p>
          </table:table-cell>
          <table:table-cell table:formula="of:=[.B4187]-[.C4187]" office:value-type="float" office:value="-20.157692">
            <text:p>-20.157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92075">
            <text:p>118.892075</text:p>
          </table:table-cell>
          <table:table-cell office:value-type="float" office:value="143.049847">
            <text:p>143.049847</text:p>
          </table:table-cell>
          <table:table-cell table:formula="of:=[.B4188]-[.C4188]" office:value-type="float" office:value="-24.157772">
            <text:p>-24.157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77246">
            <text:p>73.277246</text:p>
          </table:table-cell>
          <table:table-cell office:value-type="float" office:value="95.586185">
            <text:p>95.586185</text:p>
          </table:table-cell>
          <table:table-cell table:formula="of:=[.B4189]-[.C4189]" office:value-type="float" office:value="-22.308939">
            <text:p>-22.308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18504">
            <text:p>62.618504</text:p>
          </table:table-cell>
          <table:table-cell office:value-type="float" office:value="76.110869">
            <text:p>76.110869</text:p>
          </table:table-cell>
          <table:table-cell table:formula="of:=[.B4190]-[.C4190]" office:value-type="float" office:value="-13.492365">
            <text:p>-13.492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270959">
            <text:p>174.270959</text:p>
          </table:table-cell>
          <table:table-cell office:value-type="float" office:value="217.359462">
            <text:p>217.359462</text:p>
          </table:table-cell>
          <table:table-cell table:formula="of:=[.B4191]-[.C4191]" office:value-type="float" office:value="-43.088503">
            <text:p>-43.088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476352">
            <text:p>88.476352</text:p>
          </table:table-cell>
          <table:table-cell office:value-type="float" office:value="107.46223">
            <text:p>107.46223</text:p>
          </table:table-cell>
          <table:table-cell table:formula="of:=[.B4192]-[.C4192]" office:value-type="float" office:value="-18.985878">
            <text:p>-18.985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501927">
            <text:p>129.501927</text:p>
          </table:table-cell>
          <table:table-cell office:value-type="float" office:value="158.73302">
            <text:p>158.73302</text:p>
          </table:table-cell>
          <table:table-cell table:formula="of:=[.B4193]-[.C4193]" office:value-type="float" office:value="-29.231093">
            <text:p>-29.231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2763">
            <text:p>107.42763</text:p>
          </table:table-cell>
          <table:table-cell office:value-type="float" office:value="129.940159">
            <text:p>129.940159</text:p>
          </table:table-cell>
          <table:table-cell table:formula="of:=[.B4194]-[.C4194]" office:value-type="float" office:value="-22.512529">
            <text:p>-22.512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25922">
            <text:p>44.425922</text:p>
          </table:table-cell>
          <table:table-cell office:value-type="float" office:value="54.597113">
            <text:p>54.597113</text:p>
          </table:table-cell>
          <table:table-cell table:formula="of:=[.B4195]-[.C4195]" office:value-type="float" office:value="-10.171191">
            <text:p>-10.171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908032">
            <text:p>164.908032</text:p>
          </table:table-cell>
          <table:table-cell office:value-type="float" office:value="194.214144">
            <text:p>194.214144</text:p>
          </table:table-cell>
          <table:table-cell table:formula="of:=[.B4196]-[.C4196]" office:value-type="float" office:value="-29.306112">
            <text:p>-29.306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777331">
            <text:p>101.777331</text:p>
          </table:table-cell>
          <table:table-cell office:value-type="float" office:value="127.867993">
            <text:p>127.867993</text:p>
          </table:table-cell>
          <table:table-cell table:formula="of:=[.B4197]-[.C4197]" office:value-type="float" office:value="-26.090662">
            <text:p>-26.090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022138">
            <text:p>230.022138</text:p>
          </table:table-cell>
          <table:table-cell office:value-type="float" office:value="283.048433">
            <text:p>283.048433</text:p>
          </table:table-cell>
          <table:table-cell table:formula="of:=[.B4198]-[.C4198]" office:value-type="float" office:value="-53.026295">
            <text:p>-53.026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1.972949">
            <text:p>631.972949</text:p>
          </table:table-cell>
          <table:table-cell office:value-type="float" office:value="732.991584">
            <text:p>732.991584</text:p>
          </table:table-cell>
          <table:table-cell table:formula="of:=[.B4199]-[.C4199]" office:value-type="float" office:value="-101.018635">
            <text:p>-101.018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803547">
            <text:p>56.803547</text:p>
          </table:table-cell>
          <table:table-cell office:value-type="float" office:value="77.065728">
            <text:p>77.065728</text:p>
          </table:table-cell>
          <table:table-cell table:formula="of:=[.B4200]-[.C4200]" office:value-type="float" office:value="-20.262181">
            <text:p>-20.262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224034">
            <text:p>57.224034</text:p>
          </table:table-cell>
          <table:table-cell office:value-type="float" office:value="73.046577">
            <text:p>73.046577</text:p>
          </table:table-cell>
          <table:table-cell table:formula="of:=[.B4201]-[.C4201]" office:value-type="float" office:value="-15.822543">
            <text:p>-15.822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53854">
            <text:p>67.153854</text:p>
          </table:table-cell>
          <table:table-cell office:value-type="float" office:value="94.757127">
            <text:p>94.757127</text:p>
          </table:table-cell>
          <table:table-cell table:formula="of:=[.B4202]-[.C4202]" office:value-type="float" office:value="-27.603273">
            <text:p>-27.603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147724">
            <text:p>78.147724</text:p>
          </table:table-cell>
          <table:table-cell office:value-type="float" office:value="101.944847">
            <text:p>101.944847</text:p>
          </table:table-cell>
          <table:table-cell table:formula="of:=[.B4203]-[.C4203]" office:value-type="float" office:value="-23.797123">
            <text:p>-23.797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561979">
            <text:p>136.561979</text:p>
          </table:table-cell>
          <table:table-cell office:value-type="float" office:value="190.564589">
            <text:p>190.564589</text:p>
          </table:table-cell>
          <table:table-cell table:formula="of:=[.B4204]-[.C4204]" office:value-type="float" office:value="-54.00261">
            <text:p>-54.00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14466">
            <text:p>72.614466</text:p>
          </table:table-cell>
          <table:table-cell office:value-type="float" office:value="89.231912">
            <text:p>89.231912</text:p>
          </table:table-cell>
          <table:table-cell table:formula="of:=[.B4205]-[.C4205]" office:value-type="float" office:value="-16.617446">
            <text:p>-16.617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96939">
            <text:p>72.396939</text:p>
          </table:table-cell>
          <table:table-cell office:value-type="float" office:value="100.081004">
            <text:p>100.081004</text:p>
          </table:table-cell>
          <table:table-cell table:formula="of:=[.B4206]-[.C4206]" office:value-type="float" office:value="-27.684065">
            <text:p>-27.684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11233">
            <text:p>88.211233</text:p>
          </table:table-cell>
          <table:table-cell office:value-type="float" office:value="109.391406">
            <text:p>109.391406</text:p>
          </table:table-cell>
          <table:table-cell table:formula="of:=[.B4207]-[.C4207]" office:value-type="float" office:value="-21.180173">
            <text:p>-21.180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419577">
            <text:p>30.419577</text:p>
          </table:table-cell>
          <table:table-cell office:value-type="float" office:value="41.046967">
            <text:p>41.046967</text:p>
          </table:table-cell>
          <table:table-cell table:formula="of:=[.B4208]-[.C4208]" office:value-type="float" office:value="-10.62739">
            <text:p>-10.62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95542">
            <text:p>77.895542</text:p>
          </table:table-cell>
          <table:table-cell office:value-type="float" office:value="108.178656">
            <text:p>108.178656</text:p>
          </table:table-cell>
          <table:table-cell table:formula="of:=[.B4209]-[.C4209]" office:value-type="float" office:value="-30.283114">
            <text:p>-30.283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719652">
            <text:p>66.719652</text:p>
          </table:table-cell>
          <table:table-cell office:value-type="float" office:value="93.97077">
            <text:p>93.97077</text:p>
          </table:table-cell>
          <table:table-cell table:formula="of:=[.B4210]-[.C4210]" office:value-type="float" office:value="-27.251118">
            <text:p>-27.251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061565">
            <text:p>58.061565</text:p>
          </table:table-cell>
          <table:table-cell office:value-type="float" office:value="77.744854">
            <text:p>77.744854</text:p>
          </table:table-cell>
          <table:table-cell table:formula="of:=[.B4211]-[.C4211]" office:value-type="float" office:value="-19.683289">
            <text:p>-19.683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13898">
            <text:p>82.013898</text:p>
          </table:table-cell>
          <table:table-cell office:value-type="float" office:value="113.640459">
            <text:p>113.640459</text:p>
          </table:table-cell>
          <table:table-cell table:formula="of:=[.B4212]-[.C4212]" office:value-type="float" office:value="-31.626561">
            <text:p>-31.626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99784">
            <text:p>62.699784</text:p>
          </table:table-cell>
          <table:table-cell office:value-type="float" office:value="82.212356">
            <text:p>82.212356</text:p>
          </table:table-cell>
          <table:table-cell table:formula="of:=[.B4213]-[.C4213]" office:value-type="float" office:value="-19.512572">
            <text:p>-19.512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935521">
            <text:p>83.935521</text:p>
          </table:table-cell>
          <table:table-cell office:value-type="float" office:value="103.23095">
            <text:p>103.23095</text:p>
          </table:table-cell>
          <table:table-cell table:formula="of:=[.B4214]-[.C4214]" office:value-type="float" office:value="-19.295429">
            <text:p>-19.295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531791">
            <text:p>97.531791</text:p>
          </table:table-cell>
          <table:table-cell office:value-type="float" office:value="134.352175">
            <text:p>134.352175</text:p>
          </table:table-cell>
          <table:table-cell table:formula="of:=[.B4215]-[.C4215]" office:value-type="float" office:value="-36.820384">
            <text:p>-36.820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502895">
            <text:p>69.502895</text:p>
          </table:table-cell>
          <table:table-cell office:value-type="float" office:value="92.877339">
            <text:p>92.877339</text:p>
          </table:table-cell>
          <table:table-cell table:formula="of:=[.B4216]-[.C4216]" office:value-type="float" office:value="-23.374444">
            <text:p>-23.374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22619">
            <text:p>55.122619</text:p>
          </table:table-cell>
          <table:table-cell office:value-type="float" office:value="72.07055">
            <text:p>72.07055</text:p>
          </table:table-cell>
          <table:table-cell table:formula="of:=[.B4217]-[.C4217]" office:value-type="float" office:value="-16.947931">
            <text:p>-16.947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957667">
            <text:p>123.957667</text:p>
          </table:table-cell>
          <table:table-cell office:value-type="float" office:value="152.125524">
            <text:p>152.125524</text:p>
          </table:table-cell>
          <table:table-cell table:formula="of:=[.B4218]-[.C4218]" office:value-type="float" office:value="-28.167857">
            <text:p>-28.167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84026">
            <text:p>47.984026</text:p>
          </table:table-cell>
          <table:table-cell office:value-type="float" office:value="66.826551">
            <text:p>66.826551</text:p>
          </table:table-cell>
          <table:table-cell table:formula="of:=[.B4219]-[.C4219]" office:value-type="float" office:value="-18.842525">
            <text:p>-18.842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133553">
            <text:p>176.133553</text:p>
          </table:table-cell>
          <table:table-cell office:value-type="float" office:value="231.796386">
            <text:p>231.796386</text:p>
          </table:table-cell>
          <table:table-cell table:formula="of:=[.B4220]-[.C4220]" office:value-type="float" office:value="-55.662833">
            <text:p>-55.662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234636">
            <text:p>92.234636</text:p>
          </table:table-cell>
          <table:table-cell office:value-type="float" office:value="119.189602">
            <text:p>119.189602</text:p>
          </table:table-cell>
          <table:table-cell table:formula="of:=[.B4221]-[.C4221]" office:value-type="float" office:value="-26.954966">
            <text:p>-26.954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226607">
            <text:p>49.226607</text:p>
          </table:table-cell>
          <table:table-cell office:value-type="float" office:value="65.553434">
            <text:p>65.553434</text:p>
          </table:table-cell>
          <table:table-cell table:formula="of:=[.B4222]-[.C4222]" office:value-type="float" office:value="-16.326827">
            <text:p>-16.326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12481">
            <text:p>78.12481</text:p>
          </table:table-cell>
          <table:table-cell office:value-type="float" office:value="98.15385">
            <text:p>98.15385</text:p>
          </table:table-cell>
          <table:table-cell table:formula="of:=[.B4223]-[.C4223]" office:value-type="float" office:value="-20.02904">
            <text:p>-20.02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609367">
            <text:p>82.609367</text:p>
          </table:table-cell>
          <table:table-cell office:value-type="float" office:value="112.774439">
            <text:p>112.774439</text:p>
          </table:table-cell>
          <table:table-cell table:formula="of:=[.B4224]-[.C4224]" office:value-type="float" office:value="-30.165072">
            <text:p>-30.165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17111">
            <text:p>132.17111</text:p>
          </table:table-cell>
          <table:table-cell office:value-type="float" office:value="167.486513">
            <text:p>167.486513</text:p>
          </table:table-cell>
          <table:table-cell table:formula="of:=[.B4225]-[.C4225]" office:value-type="float" office:value="-35.315403">
            <text:p>-35.315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24533">
            <text:p>63.324533</text:p>
          </table:table-cell>
          <table:table-cell office:value-type="float" office:value="87.953097">
            <text:p>87.953097</text:p>
          </table:table-cell>
          <table:table-cell table:formula="of:=[.B4226]-[.C4226]" office:value-type="float" office:value="-24.628564">
            <text:p>-24.628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65265">
            <text:p>75.565265</text:p>
          </table:table-cell>
          <table:table-cell office:value-type="float" office:value="98.842935">
            <text:p>98.842935</text:p>
          </table:table-cell>
          <table:table-cell table:formula="of:=[.B4227]-[.C4227]" office:value-type="float" office:value="-23.27767">
            <text:p>-23.27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569765">
            <text:p>55.569765</text:p>
          </table:table-cell>
          <table:table-cell office:value-type="float" office:value="75.455981">
            <text:p>75.455981</text:p>
          </table:table-cell>
          <table:table-cell table:formula="of:=[.B4228]-[.C4228]" office:value-type="float" office:value="-19.886216">
            <text:p>-19.886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17979">
            <text:p>24.17979</text:p>
          </table:table-cell>
          <table:table-cell office:value-type="float" office:value="32.854197">
            <text:p>32.854197</text:p>
          </table:table-cell>
          <table:table-cell table:formula="of:=[.B4229]-[.C4229]" office:value-type="float" office:value="-8.674407">
            <text:p>-8.674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713219">
            <text:p>117.713219</text:p>
          </table:table-cell>
          <table:table-cell office:value-type="float" office:value="163.658436">
            <text:p>163.658436</text:p>
          </table:table-cell>
          <table:table-cell table:formula="of:=[.B4230]-[.C4230]" office:value-type="float" office:value="-45.945217">
            <text:p>-45.945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555336">
            <text:p>129.555336</text:p>
          </table:table-cell>
          <table:table-cell office:value-type="float" office:value="164.081605">
            <text:p>164.081605</text:p>
          </table:table-cell>
          <table:table-cell table:formula="of:=[.B4231]-[.C4231]" office:value-type="float" office:value="-34.526269">
            <text:p>-34.526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546952">
            <text:p>53.546952</text:p>
          </table:table-cell>
          <table:table-cell office:value-type="float" office:value="74.265263">
            <text:p>74.265263</text:p>
          </table:table-cell>
          <table:table-cell table:formula="of:=[.B4232]-[.C4232]" office:value-type="float" office:value="-20.718311">
            <text:p>-20.718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506363">
            <text:p>58.506363</text:p>
          </table:table-cell>
          <table:table-cell office:value-type="float" office:value="74.237972">
            <text:p>74.237972</text:p>
          </table:table-cell>
          <table:table-cell table:formula="of:=[.B4233]-[.C4233]" office:value-type="float" office:value="-15.731609">
            <text:p>-15.731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14473">
            <text:p>41.414473</text:p>
          </table:table-cell>
          <table:table-cell office:value-type="float" office:value="59.003442">
            <text:p>59.003442</text:p>
          </table:table-cell>
          <table:table-cell table:formula="of:=[.B4234]-[.C4234]" office:value-type="float" office:value="-17.588969">
            <text:p>-17.588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78602">
            <text:p>130.78602</text:p>
          </table:table-cell>
          <table:table-cell office:value-type="float" office:value="180.878392">
            <text:p>180.878392</text:p>
          </table:table-cell>
          <table:table-cell table:formula="of:=[.B4235]-[.C4235]" office:value-type="float" office:value="-50.092372">
            <text:p>-50.0923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19532">
            <text:p>73.219532</text:p>
          </table:table-cell>
          <table:table-cell office:value-type="float" office:value="101.194248">
            <text:p>101.194248</text:p>
          </table:table-cell>
          <table:table-cell table:formula="of:=[.B4236]-[.C4236]" office:value-type="float" office:value="-27.974716">
            <text:p>-27.974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659415">
            <text:p>71.659415</text:p>
          </table:table-cell>
          <table:table-cell office:value-type="float" office:value="103.090832">
            <text:p>103.090832</text:p>
          </table:table-cell>
          <table:table-cell table:formula="of:=[.B4237]-[.C4237]" office:value-type="float" office:value="-31.431417">
            <text:p>-31.431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23556">
            <text:p>56.23556</text:p>
          </table:table-cell>
          <table:table-cell office:value-type="float" office:value="77.617005">
            <text:p>77.617005</text:p>
          </table:table-cell>
          <table:table-cell table:formula="of:=[.B4238]-[.C4238]" office:value-type="float" office:value="-21.381445">
            <text:p>-21.381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27062">
            <text:p>56.527062</text:p>
          </table:table-cell>
          <table:table-cell office:value-type="float" office:value="79.978014">
            <text:p>79.978014</text:p>
          </table:table-cell>
          <table:table-cell table:formula="of:=[.B4239]-[.C4239]" office:value-type="float" office:value="-23.450952">
            <text:p>-23.450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76408">
            <text:p>83.776408</text:p>
          </table:table-cell>
          <table:table-cell office:value-type="float" office:value="117.352491">
            <text:p>117.352491</text:p>
          </table:table-cell>
          <table:table-cell table:formula="of:=[.B4240]-[.C4240]" office:value-type="float" office:value="-33.576083">
            <text:p>-33.576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731157">
            <text:p>134.731157</text:p>
          </table:table-cell>
          <table:table-cell office:value-type="float" office:value="175.881288">
            <text:p>175.881288</text:p>
          </table:table-cell>
          <table:table-cell table:formula="of:=[.B4241]-[.C4241]" office:value-type="float" office:value="-41.150131">
            <text:p>-41.150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643997">
            <text:p>198.643997</text:p>
          </table:table-cell>
          <table:table-cell office:value-type="float" office:value="257.612329">
            <text:p>257.612329</text:p>
          </table:table-cell>
          <table:table-cell table:formula="of:=[.B4242]-[.C4242]" office:value-type="float" office:value="-58.968332">
            <text:p>-58.968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101922">
            <text:p>85.101922</text:p>
          </table:table-cell>
          <table:table-cell office:value-type="float" office:value="111.554221">
            <text:p>111.554221</text:p>
          </table:table-cell>
          <table:table-cell table:formula="of:=[.B4243]-[.C4243]" office:value-type="float" office:value="-26.452299">
            <text:p>-26.452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274137">
            <text:p>132.274137</text:p>
          </table:table-cell>
          <table:table-cell office:value-type="float" office:value="172.632018">
            <text:p>172.632018</text:p>
          </table:table-cell>
          <table:table-cell table:formula="of:=[.B4244]-[.C4244]" office:value-type="float" office:value="-40.357881">
            <text:p>-40.357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837032">
            <text:p>66.837032</text:p>
          </table:table-cell>
          <table:table-cell office:value-type="float" office:value="87.546219">
            <text:p>87.546219</text:p>
          </table:table-cell>
          <table:table-cell table:formula="of:=[.B4245]-[.C4245]" office:value-type="float" office:value="-20.709187">
            <text:p>-20.709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267022">
            <text:p>151.267022</text:p>
          </table:table-cell>
          <table:table-cell office:value-type="float" office:value="204.87189">
            <text:p>204.87189</text:p>
          </table:table-cell>
          <table:table-cell table:formula="of:=[.B4246]-[.C4246]" office:value-type="float" office:value="-53.604868">
            <text:p>-53.604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127437">
            <text:p>92.127437</text:p>
          </table:table-cell>
          <table:table-cell office:value-type="float" office:value="123.343216">
            <text:p>123.343216</text:p>
          </table:table-cell>
          <table:table-cell table:formula="of:=[.B4247]-[.C4247]" office:value-type="float" office:value="-31.215779">
            <text:p>-31.215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258417">
            <text:p>56.258417</text:p>
          </table:table-cell>
          <table:table-cell office:value-type="float" office:value="75.654037">
            <text:p>75.654037</text:p>
          </table:table-cell>
          <table:table-cell table:formula="of:=[.B4248]-[.C4248]" office:value-type="float" office:value="-19.39562">
            <text:p>-19.39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12176">
            <text:p>95.512176</text:p>
          </table:table-cell>
          <table:table-cell office:value-type="float" office:value="125.992536">
            <text:p>125.992536</text:p>
          </table:table-cell>
          <table:table-cell table:formula="of:=[.B4249]-[.C4249]" office:value-type="float" office:value="-30.48036">
            <text:p>-30.48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623393">
            <text:p>70.623393</text:p>
          </table:table-cell>
          <table:table-cell office:value-type="float" office:value="95.483192">
            <text:p>95.483192</text:p>
          </table:table-cell>
          <table:table-cell table:formula="of:=[.B4250]-[.C4250]" office:value-type="float" office:value="-24.859799">
            <text:p>-24.859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71579">
            <text:p>67.771579</text:p>
          </table:table-cell>
          <table:table-cell office:value-type="float" office:value="90.706106">
            <text:p>90.706106</text:p>
          </table:table-cell>
          <table:table-cell table:formula="of:=[.B4251]-[.C4251]" office:value-type="float" office:value="-22.934527">
            <text:p>-22.934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525134">
            <text:p>119.525134</text:p>
          </table:table-cell>
          <table:table-cell office:value-type="float" office:value="141.950279">
            <text:p>141.950279</text:p>
          </table:table-cell>
          <table:table-cell table:formula="of:=[.B4252]-[.C4252]" office:value-type="float" office:value="-22.425145">
            <text:p>-22.425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03633">
            <text:p>67.003633</text:p>
          </table:table-cell>
          <table:table-cell office:value-type="float" office:value="92.406528">
            <text:p>92.406528</text:p>
          </table:table-cell>
          <table:table-cell table:formula="of:=[.B4253]-[.C4253]" office:value-type="float" office:value="-25.402895">
            <text:p>-25.402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432145">
            <text:p>60.432145</text:p>
          </table:table-cell>
          <table:table-cell office:value-type="float" office:value="83.558656">
            <text:p>83.558656</text:p>
          </table:table-cell>
          <table:table-cell table:formula="of:=[.B4254]-[.C4254]" office:value-type="float" office:value="-23.126511">
            <text:p>-23.126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2124">
            <text:p>68.72124</text:p>
          </table:table-cell>
          <table:table-cell office:value-type="float" office:value="90.170227">
            <text:p>90.170227</text:p>
          </table:table-cell>
          <table:table-cell table:formula="of:=[.B4255]-[.C4255]" office:value-type="float" office:value="-21.448987">
            <text:p>-21.448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532091">
            <text:p>58.532091</text:p>
          </table:table-cell>
          <table:table-cell office:value-type="float" office:value="75.723099">
            <text:p>75.723099</text:p>
          </table:table-cell>
          <table:table-cell table:formula="of:=[.B4256]-[.C4256]" office:value-type="float" office:value="-17.191008">
            <text:p>-17.191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165034">
            <text:p>65.165034</text:p>
          </table:table-cell>
          <table:table-cell office:value-type="float" office:value="90.41283">
            <text:p>90.41283</text:p>
          </table:table-cell>
          <table:table-cell table:formula="of:=[.B4257]-[.C4257]" office:value-type="float" office:value="-25.247796">
            <text:p>-25.247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512156">
            <text:p>51.512156</text:p>
          </table:table-cell>
          <table:table-cell office:value-type="float" office:value="69.854499">
            <text:p>69.854499</text:p>
          </table:table-cell>
          <table:table-cell table:formula="of:=[.B4258]-[.C4258]" office:value-type="float" office:value="-18.342343">
            <text:p>-18.342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831395">
            <text:p>19.831395</text:p>
          </table:table-cell>
          <table:table-cell office:value-type="float" office:value="26.134825">
            <text:p>26.134825</text:p>
          </table:table-cell>
          <table:table-cell table:formula="of:=[.B4259]-[.C4259]" office:value-type="float" office:value="-6.30343">
            <text:p>-6.30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87153">
            <text:p>43.087153</text:p>
          </table:table-cell>
          <table:table-cell office:value-type="float" office:value="59.931395">
            <text:p>59.931395</text:p>
          </table:table-cell>
          <table:table-cell table:formula="of:=[.B4260]-[.C4260]" office:value-type="float" office:value="-16.844242">
            <text:p>-16.844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87849">
            <text:p>46.287849</text:p>
          </table:table-cell>
          <table:table-cell office:value-type="float" office:value="63.04056">
            <text:p>63.04056</text:p>
          </table:table-cell>
          <table:table-cell table:formula="of:=[.B4261]-[.C4261]" office:value-type="float" office:value="-16.752711">
            <text:p>-16.752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6912">
            <text:p>82.6912</text:p>
          </table:table-cell>
          <table:table-cell office:value-type="float" office:value="107.2225">
            <text:p>107.2225</text:p>
          </table:table-cell>
          <table:table-cell table:formula="of:=[.B4262]-[.C4262]" office:value-type="float" office:value="-24.5313">
            <text:p>-24.5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979704">
            <text:p>99.979704</text:p>
          </table:table-cell>
          <table:table-cell office:value-type="float" office:value="127.752959">
            <text:p>127.752959</text:p>
          </table:table-cell>
          <table:table-cell table:formula="of:=[.B4263]-[.C4263]" office:value-type="float" office:value="-27.773255">
            <text:p>-27.773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938297">
            <text:p>49.938297</text:p>
          </table:table-cell>
          <table:table-cell office:value-type="float" office:value="67.986052">
            <text:p>67.986052</text:p>
          </table:table-cell>
          <table:table-cell table:formula="of:=[.B4264]-[.C4264]" office:value-type="float" office:value="-18.047755">
            <text:p>-18.047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021925">
            <text:p>110.021925</text:p>
          </table:table-cell>
          <table:table-cell office:value-type="float" office:value="143.2573">
            <text:p>143.2573</text:p>
          </table:table-cell>
          <table:table-cell table:formula="of:=[.B4265]-[.C4265]" office:value-type="float" office:value="-33.235375">
            <text:p>-33.235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049873">
            <text:p>56.049873</text:p>
          </table:table-cell>
          <table:table-cell office:value-type="float" office:value="72.494474">
            <text:p>72.494474</text:p>
          </table:table-cell>
          <table:table-cell table:formula="of:=[.B4266]-[.C4266]" office:value-type="float" office:value="-16.444601">
            <text:p>-16.444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710053">
            <text:p>143.710053</text:p>
          </table:table-cell>
          <table:table-cell office:value-type="float" office:value="185.89496">
            <text:p>185.89496</text:p>
          </table:table-cell>
          <table:table-cell table:formula="of:=[.B4267]-[.C4267]" office:value-type="float" office:value="-42.184907">
            <text:p>-42.184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86873">
            <text:p>84.986873</text:p>
          </table:table-cell>
          <table:table-cell office:value-type="float" office:value="112.520816">
            <text:p>112.520816</text:p>
          </table:table-cell>
          <table:table-cell table:formula="of:=[.B4268]-[.C4268]" office:value-type="float" office:value="-27.533943">
            <text:p>-27.533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63543">
            <text:p>108.463543</text:p>
          </table:table-cell>
          <table:table-cell office:value-type="float" office:value="147.648688">
            <text:p>147.648688</text:p>
          </table:table-cell>
          <table:table-cell table:formula="of:=[.B4269]-[.C4269]" office:value-type="float" office:value="-39.185145">
            <text:p>-39.185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084306">
            <text:p>55.084306</text:p>
          </table:table-cell>
          <table:table-cell office:value-type="float" office:value="74.629668">
            <text:p>74.629668</text:p>
          </table:table-cell>
          <table:table-cell table:formula="of:=[.B4270]-[.C4270]" office:value-type="float" office:value="-19.545362">
            <text:p>-19.545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71877">
            <text:p>85.471877</text:p>
          </table:table-cell>
          <table:table-cell office:value-type="float" office:value="111.320282">
            <text:p>111.320282</text:p>
          </table:table-cell>
          <table:table-cell table:formula="of:=[.B4271]-[.C4271]" office:value-type="float" office:value="-25.848405">
            <text:p>-25.848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904438">
            <text:p>114.904438</text:p>
          </table:table-cell>
          <table:table-cell office:value-type="float" office:value="149.53713">
            <text:p>149.53713</text:p>
          </table:table-cell>
          <table:table-cell table:formula="of:=[.B4272]-[.C4272]" office:value-type="float" office:value="-34.632692">
            <text:p>-34.632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351282">
            <text:p>68.351282</text:p>
          </table:table-cell>
          <table:table-cell office:value-type="float" office:value="91.705318">
            <text:p>91.705318</text:p>
          </table:table-cell>
          <table:table-cell table:formula="of:=[.B4273]-[.C4273]" office:value-type="float" office:value="-23.354036">
            <text:p>-23.354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624173">
            <text:p>157.624173</text:p>
          </table:table-cell>
          <table:table-cell office:value-type="float" office:value="198.504324">
            <text:p>198.504324</text:p>
          </table:table-cell>
          <table:table-cell table:formula="of:=[.B4274]-[.C4274]" office:value-type="float" office:value="-40.880151">
            <text:p>-40.880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685317">
            <text:p>71.685317</text:p>
          </table:table-cell>
          <table:table-cell office:value-type="float" office:value="97.182579">
            <text:p>97.182579</text:p>
          </table:table-cell>
          <table:table-cell table:formula="of:=[.B4275]-[.C4275]" office:value-type="float" office:value="-25.497262">
            <text:p>-25.497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342582">
            <text:p>49.342582</text:p>
          </table:table-cell>
          <table:table-cell office:value-type="float" office:value="70.072811">
            <text:p>70.072811</text:p>
          </table:table-cell>
          <table:table-cell table:formula="of:=[.B4276]-[.C4276]" office:value-type="float" office:value="-20.730229">
            <text:p>-20.730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24838">
            <text:p>63.324838</text:p>
          </table:table-cell>
          <table:table-cell office:value-type="float" office:value="84.765352">
            <text:p>84.765352</text:p>
          </table:table-cell>
          <table:table-cell table:formula="of:=[.B4277]-[.C4277]" office:value-type="float" office:value="-21.440514">
            <text:p>-21.440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239697">
            <text:p>159.239697</text:p>
          </table:table-cell>
          <table:table-cell office:value-type="float" office:value="204.237886">
            <text:p>204.237886</text:p>
          </table:table-cell>
          <table:table-cell table:formula="of:=[.B4278]-[.C4278]" office:value-type="float" office:value="-44.998189">
            <text:p>-44.998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510284">
            <text:p>324.510284</text:p>
          </table:table-cell>
          <table:table-cell office:value-type="float" office:value="387.768585">
            <text:p>387.768585</text:p>
          </table:table-cell>
          <table:table-cell table:formula="of:=[.B4279]-[.C4279]" office:value-type="float" office:value="-63.258301">
            <text:p>-63.258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58082">
            <text:p>58.58082</text:p>
          </table:table-cell>
          <table:table-cell office:value-type="float" office:value="80.293419">
            <text:p>80.293419</text:p>
          </table:table-cell>
          <table:table-cell table:formula="of:=[.B4280]-[.C4280]" office:value-type="float" office:value="-21.712599">
            <text:p>-21.712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569979">
            <text:p>89.569979</text:p>
          </table:table-cell>
          <table:table-cell office:value-type="float" office:value="120.962009">
            <text:p>120.962009</text:p>
          </table:table-cell>
          <table:table-cell table:formula="of:=[.B4281]-[.C4281]" office:value-type="float" office:value="-31.39203">
            <text:p>-31.39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761655">
            <text:p>34.761655</text:p>
          </table:table-cell>
          <table:table-cell office:value-type="float" office:value="49.845219">
            <text:p>49.845219</text:p>
          </table:table-cell>
          <table:table-cell table:formula="of:=[.B4282]-[.C4282]" office:value-type="float" office:value="-15.083564">
            <text:p>-15.083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475797">
            <text:p>56.475797</text:p>
          </table:table-cell>
          <table:table-cell office:value-type="float" office:value="75.501603">
            <text:p>75.501603</text:p>
          </table:table-cell>
          <table:table-cell table:formula="of:=[.B4283]-[.C4283]" office:value-type="float" office:value="-19.025806">
            <text:p>-19.025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621309">
            <text:p>42.621309</text:p>
          </table:table-cell>
          <table:table-cell office:value-type="float" office:value="51.890356">
            <text:p>51.890356</text:p>
          </table:table-cell>
          <table:table-cell table:formula="of:=[.B4284]-[.C4284]" office:value-type="float" office:value="-9.269047">
            <text:p>-9.269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302521">
            <text:p>94.302521</text:p>
          </table:table-cell>
          <table:table-cell office:value-type="float" office:value="124.229948">
            <text:p>124.229948</text:p>
          </table:table-cell>
          <table:table-cell table:formula="of:=[.B4285]-[.C4285]" office:value-type="float" office:value="-29.927427">
            <text:p>-29.927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40032">
            <text:p>65.540032</text:p>
          </table:table-cell>
          <table:table-cell office:value-type="float" office:value="80.047526">
            <text:p>80.047526</text:p>
          </table:table-cell>
          <table:table-cell table:formula="of:=[.B4286]-[.C4286]" office:value-type="float" office:value="-14.507494">
            <text:p>-14.507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925376">
            <text:p>118.925376</text:p>
          </table:table-cell>
          <table:table-cell office:value-type="float" office:value="169.646119">
            <text:p>169.646119</text:p>
          </table:table-cell>
          <table:table-cell table:formula="of:=[.B4287]-[.C4287]" office:value-type="float" office:value="-50.720743">
            <text:p>-50.720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779277">
            <text:p>36.779277</text:p>
          </table:table-cell>
          <table:table-cell office:value-type="float" office:value="47.041335">
            <text:p>47.041335</text:p>
          </table:table-cell>
          <table:table-cell table:formula="of:=[.B4288]-[.C4288]" office:value-type="float" office:value="-10.262058">
            <text:p>-10.262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665157">
            <text:p>87.665157</text:p>
          </table:table-cell>
          <table:table-cell office:value-type="float" office:value="115.711983">
            <text:p>115.711983</text:p>
          </table:table-cell>
          <table:table-cell table:formula="of:=[.B4289]-[.C4289]" office:value-type="float" office:value="-28.046826">
            <text:p>-28.046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307395">
            <text:p>83.307395</text:p>
          </table:table-cell>
          <table:table-cell office:value-type="float" office:value="116.77929">
            <text:p>116.77929</text:p>
          </table:table-cell>
          <table:table-cell table:formula="of:=[.B4290]-[.C4290]" office:value-type="float" office:value="-33.471895">
            <text:p>-33.471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856265">
            <text:p>84.856265</text:p>
          </table:table-cell>
          <table:table-cell office:value-type="float" office:value="117.154457">
            <text:p>117.154457</text:p>
          </table:table-cell>
          <table:table-cell table:formula="of:=[.B4291]-[.C4291]" office:value-type="float" office:value="-32.298192">
            <text:p>-32.298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601812">
            <text:p>43.601812</text:p>
          </table:table-cell>
          <table:table-cell office:value-type="float" office:value="59.262925">
            <text:p>59.262925</text:p>
          </table:table-cell>
          <table:table-cell table:formula="of:=[.B4292]-[.C4292]" office:value-type="float" office:value="-15.661113">
            <text:p>-15.661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003772">
            <text:p>22.003772</text:p>
          </table:table-cell>
          <table:table-cell office:value-type="float" office:value="29.172524">
            <text:p>29.172524</text:p>
          </table:table-cell>
          <table:table-cell table:formula="of:=[.B4293]-[.C4293]" office:value-type="float" office:value="-7.168752">
            <text:p>-7.168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191384">
            <text:p>47.191384</text:p>
          </table:table-cell>
          <table:table-cell office:value-type="float" office:value="63.919759">
            <text:p>63.919759</text:p>
          </table:table-cell>
          <table:table-cell table:formula="of:=[.B4294]-[.C4294]" office:value-type="float" office:value="-16.728375">
            <text:p>-16.728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980096">
            <text:p>66.980096</text:p>
          </table:table-cell>
          <table:table-cell office:value-type="float" office:value="88.278146">
            <text:p>88.278146</text:p>
          </table:table-cell>
          <table:table-cell table:formula="of:=[.B4295]-[.C4295]" office:value-type="float" office:value="-21.29805">
            <text:p>-21.29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582834">
            <text:p>79.582834</text:p>
          </table:table-cell>
          <table:table-cell office:value-type="float" office:value="109.294743">
            <text:p>109.294743</text:p>
          </table:table-cell>
          <table:table-cell table:formula="of:=[.B4296]-[.C4296]" office:value-type="float" office:value="-29.711909">
            <text:p>-29.711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746667">
            <text:p>94.746667</text:p>
          </table:table-cell>
          <table:table-cell office:value-type="float" office:value="128.872774">
            <text:p>128.872774</text:p>
          </table:table-cell>
          <table:table-cell table:formula="of:=[.B4297]-[.C4297]" office:value-type="float" office:value="-34.126107">
            <text:p>-34.126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936254">
            <text:p>49.936254</text:p>
          </table:table-cell>
          <table:table-cell office:value-type="float" office:value="69.006917">
            <text:p>69.006917</text:p>
          </table:table-cell>
          <table:table-cell table:formula="of:=[.B4298]-[.C4298]" office:value-type="float" office:value="-19.070663">
            <text:p>-19.0706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826992">
            <text:p>180.826992</text:p>
          </table:table-cell>
          <table:table-cell office:value-type="float" office:value="231.027734">
            <text:p>231.027734</text:p>
          </table:table-cell>
          <table:table-cell table:formula="of:=[.B4299]-[.C4299]" office:value-type="float" office:value="-50.200742">
            <text:p>-50.200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523684">
            <text:p>150.523684</text:p>
          </table:table-cell>
          <table:table-cell office:value-type="float" office:value="203.349816">
            <text:p>203.349816</text:p>
          </table:table-cell>
          <table:table-cell table:formula="of:=[.B4300]-[.C4300]" office:value-type="float" office:value="-52.826132">
            <text:p>-52.826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24975">
            <text:p>72.324975</text:p>
          </table:table-cell>
          <table:table-cell office:value-type="float" office:value="95.305052">
            <text:p>95.305052</text:p>
          </table:table-cell>
          <table:table-cell table:formula="of:=[.B4301]-[.C4301]" office:value-type="float" office:value="-22.980077">
            <text:p>-22.980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395153">
            <text:p>73.395153</text:p>
          </table:table-cell>
          <table:table-cell office:value-type="float" office:value="104.582112">
            <text:p>104.582112</text:p>
          </table:table-cell>
          <table:table-cell table:formula="of:=[.B4302]-[.C4302]" office:value-type="float" office:value="-31.186959">
            <text:p>-31.186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87006">
            <text:p>59.187006</text:p>
          </table:table-cell>
          <table:table-cell office:value-type="float" office:value="83.054717">
            <text:p>83.054717</text:p>
          </table:table-cell>
          <table:table-cell table:formula="of:=[.B4303]-[.C4303]" office:value-type="float" office:value="-23.867711">
            <text:p>-23.867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074973">
            <text:p>55.074973</text:p>
          </table:table-cell>
          <table:table-cell office:value-type="float" office:value="72.043738">
            <text:p>72.043738</text:p>
          </table:table-cell>
          <table:table-cell table:formula="of:=[.B4304]-[.C4304]" office:value-type="float" office:value="-16.968765">
            <text:p>-16.968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86558">
            <text:p>60.286558</text:p>
          </table:table-cell>
          <table:table-cell office:value-type="float" office:value="79.404895">
            <text:p>79.404895</text:p>
          </table:table-cell>
          <table:table-cell table:formula="of:=[.B4305]-[.C4305]" office:value-type="float" office:value="-19.118337">
            <text:p>-19.118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486456">
            <text:p>73.486456</text:p>
          </table:table-cell>
          <table:table-cell office:value-type="float" office:value="98.249222">
            <text:p>98.249222</text:p>
          </table:table-cell>
          <table:table-cell table:formula="of:=[.B4306]-[.C4306]" office:value-type="float" office:value="-24.762766">
            <text:p>-24.762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473679">
            <text:p>45.473679</text:p>
          </table:table-cell>
          <table:table-cell office:value-type="float" office:value="60.750651">
            <text:p>60.750651</text:p>
          </table:table-cell>
          <table:table-cell table:formula="of:=[.B4307]-[.C4307]" office:value-type="float" office:value="-15.276972">
            <text:p>-15.276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686842">
            <text:p>73.686842</text:p>
          </table:table-cell>
          <table:table-cell office:value-type="float" office:value="97.669727">
            <text:p>97.669727</text:p>
          </table:table-cell>
          <table:table-cell table:formula="of:=[.B4308]-[.C4308]" office:value-type="float" office:value="-23.982885">
            <text:p>-23.982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783764">
            <text:p>51.783764</text:p>
          </table:table-cell>
          <table:table-cell office:value-type="float" office:value="71.515137">
            <text:p>71.515137</text:p>
          </table:table-cell>
          <table:table-cell table:formula="of:=[.B4309]-[.C4309]" office:value-type="float" office:value="-19.731373">
            <text:p>-19.731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187031">
            <text:p>89.187031</text:p>
          </table:table-cell>
          <table:table-cell office:value-type="float" office:value="117.205961">
            <text:p>117.205961</text:p>
          </table:table-cell>
          <table:table-cell table:formula="of:=[.B4310]-[.C4310]" office:value-type="float" office:value="-28.01893">
            <text:p>-28.01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529904">
            <text:p>146.529904</text:p>
          </table:table-cell>
          <table:table-cell office:value-type="float" office:value="200.893718">
            <text:p>200.893718</text:p>
          </table:table-cell>
          <table:table-cell table:formula="of:=[.B4311]-[.C4311]" office:value-type="float" office:value="-54.363814">
            <text:p>-54.363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1618">
            <text:p>88.31618</text:p>
          </table:table-cell>
          <table:table-cell office:value-type="float" office:value="120.434102">
            <text:p>120.434102</text:p>
          </table:table-cell>
          <table:table-cell table:formula="of:=[.B4312]-[.C4312]" office:value-type="float" office:value="-32.117922">
            <text:p>-32.117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8506">
            <text:p>47.58506</text:p>
          </table:table-cell>
          <table:table-cell office:value-type="float" office:value="64.457092">
            <text:p>64.457092</text:p>
          </table:table-cell>
          <table:table-cell table:formula="of:=[.B4313]-[.C4313]" office:value-type="float" office:value="-16.872032">
            <text:p>-16.872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373727">
            <text:p>53.373727</text:p>
          </table:table-cell>
          <table:table-cell office:value-type="float" office:value="71.238556">
            <text:p>71.238556</text:p>
          </table:table-cell>
          <table:table-cell table:formula="of:=[.B4314]-[.C4314]" office:value-type="float" office:value="-17.864829">
            <text:p>-17.864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950985">
            <text:p>44.950985</text:p>
          </table:table-cell>
          <table:table-cell office:value-type="float" office:value="64.550851">
            <text:p>64.550851</text:p>
          </table:table-cell>
          <table:table-cell table:formula="of:=[.B4315]-[.C4315]" office:value-type="float" office:value="-19.599866">
            <text:p>-19.599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02095">
            <text:p>117.302095</text:p>
          </table:table-cell>
          <table:table-cell office:value-type="float" office:value="152.892385">
            <text:p>152.892385</text:p>
          </table:table-cell>
          <table:table-cell table:formula="of:=[.B4316]-[.C4316]" office:value-type="float" office:value="-35.59029">
            <text:p>-35.59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682593">
            <text:p>116.682593</text:p>
          </table:table-cell>
          <table:table-cell office:value-type="float" office:value="145.608">
            <text:p>145.608</text:p>
          </table:table-cell>
          <table:table-cell table:formula="of:=[.B4317]-[.C4317]" office:value-type="float" office:value="-28.925407">
            <text:p>-28.925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96326">
            <text:p>69.096326</text:p>
          </table:table-cell>
          <table:table-cell office:value-type="float" office:value="87.875626">
            <text:p>87.875626</text:p>
          </table:table-cell>
          <table:table-cell table:formula="of:=[.B4318]-[.C4318]" office:value-type="float" office:value="-18.7793">
            <text:p>-18.7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941166">
            <text:p>22.941166</text:p>
          </table:table-cell>
          <table:table-cell office:value-type="float" office:value="32.00896">
            <text:p>32.00896</text:p>
          </table:table-cell>
          <table:table-cell table:formula="of:=[.B4319]-[.C4319]" office:value-type="float" office:value="-9.067794">
            <text:p>-9.067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286898">
            <text:p>105.286898</text:p>
          </table:table-cell>
          <table:table-cell office:value-type="float" office:value="140.601279">
            <text:p>140.601279</text:p>
          </table:table-cell>
          <table:table-cell table:formula="of:=[.B4320]-[.C4320]" office:value-type="float" office:value="-35.314381">
            <text:p>-35.314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35787">
            <text:p>80.235787</text:p>
          </table:table-cell>
          <table:table-cell office:value-type="float" office:value="105.201973">
            <text:p>105.201973</text:p>
          </table:table-cell>
          <table:table-cell table:formula="of:=[.B4321]-[.C4321]" office:value-type="float" office:value="-24.966186">
            <text:p>-24.966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47439">
            <text:p>98.047439</text:p>
          </table:table-cell>
          <table:table-cell office:value-type="float" office:value="125.519127">
            <text:p>125.519127</text:p>
          </table:table-cell>
          <table:table-cell table:formula="of:=[.B4322]-[.C4322]" office:value-type="float" office:value="-27.471688">
            <text:p>-27.471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099253">
            <text:p>66.099253</text:p>
          </table:table-cell>
          <table:table-cell office:value-type="float" office:value="93.699623">
            <text:p>93.699623</text:p>
          </table:table-cell>
          <table:table-cell table:formula="of:=[.B4323]-[.C4323]" office:value-type="float" office:value="-27.60037">
            <text:p>-27.6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66196">
            <text:p>53.866196</text:p>
          </table:table-cell>
          <table:table-cell office:value-type="float" office:value="71.032685">
            <text:p>71.032685</text:p>
          </table:table-cell>
          <table:table-cell table:formula="of:=[.B4324]-[.C4324]" office:value-type="float" office:value="-17.166489">
            <text:p>-17.166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66309">
            <text:p>92.466309</text:p>
          </table:table-cell>
          <table:table-cell office:value-type="float" office:value="117.880389">
            <text:p>117.880389</text:p>
          </table:table-cell>
          <table:table-cell table:formula="of:=[.B4325]-[.C4325]" office:value-type="float" office:value="-25.41408">
            <text:p>-25.41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434083">
            <text:p>84.434083</text:p>
          </table:table-cell>
          <table:table-cell office:value-type="float" office:value="119.915375">
            <text:p>119.915375</text:p>
          </table:table-cell>
          <table:table-cell table:formula="of:=[.B4326]-[.C4326]" office:value-type="float" office:value="-35.481292">
            <text:p>-35.481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874191">
            <text:p>84.874191</text:p>
          </table:table-cell>
          <table:table-cell office:value-type="float" office:value="115.111536">
            <text:p>115.111536</text:p>
          </table:table-cell>
          <table:table-cell table:formula="of:=[.B4327]-[.C4327]" office:value-type="float" office:value="-30.237345">
            <text:p>-30.237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654256">
            <text:p>37.654256</text:p>
          </table:table-cell>
          <table:table-cell office:value-type="float" office:value="50.784284">
            <text:p>50.784284</text:p>
          </table:table-cell>
          <table:table-cell table:formula="of:=[.B4328]-[.C4328]" office:value-type="float" office:value="-13.130028">
            <text:p>-13.130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999239">
            <text:p>93.999239</text:p>
          </table:table-cell>
          <table:table-cell office:value-type="float" office:value="128.539624">
            <text:p>128.539624</text:p>
          </table:table-cell>
          <table:table-cell table:formula="of:=[.B4329]-[.C4329]" office:value-type="float" office:value="-34.540385">
            <text:p>-34.540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991222">
            <text:p>75.991222</text:p>
          </table:table-cell>
          <table:table-cell office:value-type="float" office:value="98.14243">
            <text:p>98.14243</text:p>
          </table:table-cell>
          <table:table-cell table:formula="of:=[.B4330]-[.C4330]" office:value-type="float" office:value="-22.151208">
            <text:p>-22.151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4853">
            <text:p>57.14853</text:p>
          </table:table-cell>
          <table:table-cell office:value-type="float" office:value="66.356795">
            <text:p>66.356795</text:p>
          </table:table-cell>
          <table:table-cell table:formula="of:=[.B4331]-[.C4331]" office:value-type="float" office:value="-9.208265">
            <text:p>-9.208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39576">
            <text:p>81.539576</text:p>
          </table:table-cell>
          <table:table-cell office:value-type="float" office:value="106.967441">
            <text:p>106.967441</text:p>
          </table:table-cell>
          <table:table-cell table:formula="of:=[.B4332]-[.C4332]" office:value-type="float" office:value="-25.427865">
            <text:p>-25.427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97973">
            <text:p>81.697973</text:p>
          </table:table-cell>
          <table:table-cell office:value-type="float" office:value="112.650543">
            <text:p>112.650543</text:p>
          </table:table-cell>
          <table:table-cell table:formula="of:=[.B4333]-[.C4333]" office:value-type="float" office:value="-30.95257">
            <text:p>-30.95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914697">
            <text:p>68.914697</text:p>
          </table:table-cell>
          <table:table-cell office:value-type="float" office:value="89.974731">
            <text:p>89.974731</text:p>
          </table:table-cell>
          <table:table-cell table:formula="of:=[.B4334]-[.C4334]" office:value-type="float" office:value="-21.060034">
            <text:p>-21.060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256295">
            <text:p>99.256295</text:p>
          </table:table-cell>
          <table:table-cell office:value-type="float" office:value="132.017641">
            <text:p>132.017641</text:p>
          </table:table-cell>
          <table:table-cell table:formula="of:=[.B4335]-[.C4335]" office:value-type="float" office:value="-32.761346">
            <text:p>-32.761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605502">
            <text:p>131.605502</text:p>
          </table:table-cell>
          <table:table-cell office:value-type="float" office:value="184.184333">
            <text:p>184.184333</text:p>
          </table:table-cell>
          <table:table-cell table:formula="of:=[.B4336]-[.C4336]" office:value-type="float" office:value="-52.578831">
            <text:p>-52.578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934233">
            <text:p>48.934233</text:p>
          </table:table-cell>
          <table:table-cell office:value-type="float" office:value="61.557523">
            <text:p>61.557523</text:p>
          </table:table-cell>
          <table:table-cell table:formula="of:=[.B4337]-[.C4337]" office:value-type="float" office:value="-12.62329">
            <text:p>-12.62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51327">
            <text:p>55.151327</text:p>
          </table:table-cell>
          <table:table-cell office:value-type="float" office:value="75.25837">
            <text:p>75.25837</text:p>
          </table:table-cell>
          <table:table-cell table:formula="of:=[.B4338]-[.C4338]" office:value-type="float" office:value="-20.107043">
            <text:p>-20.107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79745">
            <text:p>103.179745</text:p>
          </table:table-cell>
          <table:table-cell office:value-type="float" office:value="120.327249">
            <text:p>120.327249</text:p>
          </table:table-cell>
          <table:table-cell table:formula="of:=[.B4339]-[.C4339]" office:value-type="float" office:value="-17.147504">
            <text:p>-17.147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45714">
            <text:p>99.645714</text:p>
          </table:table-cell>
          <table:table-cell office:value-type="float" office:value="110.715605">
            <text:p>110.715605</text:p>
          </table:table-cell>
          <table:table-cell table:formula="of:=[.B4340]-[.C4340]" office:value-type="float" office:value="-11.069891">
            <text:p>-11.069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435362">
            <text:p>80.435362</text:p>
          </table:table-cell>
          <table:table-cell office:value-type="float" office:value="85.410942">
            <text:p>85.410942</text:p>
          </table:table-cell>
          <table:table-cell table:formula="of:=[.B4341]-[.C4341]" office:value-type="float" office:value="-4.97558000000001">
            <text:p>-4.97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801375">
            <text:p>86.801375</text:p>
          </table:table-cell>
          <table:table-cell office:value-type="float" office:value="96.919293">
            <text:p>96.919293</text:p>
          </table:table-cell>
          <table:table-cell table:formula="of:=[.B4342]-[.C4342]" office:value-type="float" office:value="-10.117918">
            <text:p>-10.117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90285">
            <text:p>82.090285</text:p>
          </table:table-cell>
          <table:table-cell office:value-type="float" office:value="90.420749">
            <text:p>90.420749</text:p>
          </table:table-cell>
          <table:table-cell table:formula="of:=[.B4343]-[.C4343]" office:value-type="float" office:value="-8.33046400000001">
            <text:p>-8.330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336126">
            <text:p>101.336126</text:p>
          </table:table-cell>
          <table:table-cell office:value-type="float" office:value="106.266959">
            <text:p>106.266959</text:p>
          </table:table-cell>
          <table:table-cell table:formula="of:=[.B4344]-[.C4344]" office:value-type="float" office:value="-4.93083300000001">
            <text:p>-4.930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051267">
            <text:p>113.051267</text:p>
          </table:table-cell>
          <table:table-cell office:value-type="float" office:value="124.419885">
            <text:p>124.419885</text:p>
          </table:table-cell>
          <table:table-cell table:formula="of:=[.B4345]-[.C4345]" office:value-type="float" office:value="-11.368618">
            <text:p>-11.368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978938">
            <text:p>113.978938</text:p>
          </table:table-cell>
          <table:table-cell office:value-type="float" office:value="124.892044">
            <text:p>124.892044</text:p>
          </table:table-cell>
          <table:table-cell table:formula="of:=[.B4346]-[.C4346]" office:value-type="float" office:value="-10.913106">
            <text:p>-10.913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88967">
            <text:p>95.988967</text:p>
          </table:table-cell>
          <table:table-cell office:value-type="float" office:value="109.375276">
            <text:p>109.375276</text:p>
          </table:table-cell>
          <table:table-cell table:formula="of:=[.B4347]-[.C4347]" office:value-type="float" office:value="-13.386309">
            <text:p>-13.386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433442">
            <text:p>110.433442</text:p>
          </table:table-cell>
          <table:table-cell office:value-type="float" office:value="125.378316">
            <text:p>125.378316</text:p>
          </table:table-cell>
          <table:table-cell table:formula="of:=[.B4348]-[.C4348]" office:value-type="float" office:value="-14.944874">
            <text:p>-14.944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969933">
            <text:p>139.969933</text:p>
          </table:table-cell>
          <table:table-cell office:value-type="float" office:value="154.132245">
            <text:p>154.132245</text:p>
          </table:table-cell>
          <table:table-cell table:formula="of:=[.B4349]-[.C4349]" office:value-type="float" office:value="-14.162312">
            <text:p>-14.162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78617">
            <text:p>108.878617</text:p>
          </table:table-cell>
          <table:table-cell office:value-type="float" office:value="121.217987">
            <text:p>121.217987</text:p>
          </table:table-cell>
          <table:table-cell table:formula="of:=[.B4350]-[.C4350]" office:value-type="float" office:value="-12.33937">
            <text:p>-12.33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07375">
            <text:p>88.007375</text:p>
          </table:table-cell>
          <table:table-cell office:value-type="float" office:value="98.063407">
            <text:p>98.063407</text:p>
          </table:table-cell>
          <table:table-cell table:formula="of:=[.B4351]-[.C4351]" office:value-type="float" office:value="-10.056032">
            <text:p>-10.056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14678">
            <text:p>93.614678</text:p>
          </table:table-cell>
          <table:table-cell office:value-type="float" office:value="105.818825">
            <text:p>105.818825</text:p>
          </table:table-cell>
          <table:table-cell table:formula="of:=[.B4352]-[.C4352]" office:value-type="float" office:value="-12.204147">
            <text:p>-12.204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402796">
            <text:p>133.402796</text:p>
          </table:table-cell>
          <table:table-cell office:value-type="float" office:value="157.351698">
            <text:p>157.351698</text:p>
          </table:table-cell>
          <table:table-cell table:formula="of:=[.B4353]-[.C4353]" office:value-type="float" office:value="-23.948902">
            <text:p>-23.948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67411">
            <text:p>118.667411</text:p>
          </table:table-cell>
          <table:table-cell office:value-type="float" office:value="129.34631">
            <text:p>129.34631</text:p>
          </table:table-cell>
          <table:table-cell table:formula="of:=[.B4354]-[.C4354]" office:value-type="float" office:value="-10.678899">
            <text:p>-10.678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053982">
            <text:p>34.053982</text:p>
          </table:table-cell>
          <table:table-cell office:value-type="float" office:value="38.547409">
            <text:p>38.547409</text:p>
          </table:table-cell>
          <table:table-cell table:formula="of:=[.B4355]-[.C4355]" office:value-type="float" office:value="-4.493427">
            <text:p>-4.493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20372">
            <text:p>72.520372</text:p>
          </table:table-cell>
          <table:table-cell office:value-type="float" office:value="77.451432">
            <text:p>77.451432</text:p>
          </table:table-cell>
          <table:table-cell table:formula="of:=[.B4356]-[.C4356]" office:value-type="float" office:value="-4.93106">
            <text:p>-4.93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291577">
            <text:p>244.291577</text:p>
          </table:table-cell>
          <table:table-cell office:value-type="float" office:value="267.521326">
            <text:p>267.521326</text:p>
          </table:table-cell>
          <table:table-cell table:formula="of:=[.B4357]-[.C4357]" office:value-type="float" office:value="-23.229749">
            <text:p>-23.229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578548">
            <text:p>76.578548</text:p>
          </table:table-cell>
          <table:table-cell office:value-type="float" office:value="91.484156">
            <text:p>91.484156</text:p>
          </table:table-cell>
          <table:table-cell table:formula="of:=[.B4358]-[.C4358]" office:value-type="float" office:value="-14.905608">
            <text:p>-14.905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139869">
            <text:p>82.139869</text:p>
          </table:table-cell>
          <table:table-cell office:value-type="float" office:value="88.090255">
            <text:p>88.090255</text:p>
          </table:table-cell>
          <table:table-cell table:formula="of:=[.B4359]-[.C4359]" office:value-type="float" office:value="-5.95038599999999">
            <text:p>-5.950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68664">
            <text:p>79.268664</text:p>
          </table:table-cell>
          <table:table-cell office:value-type="float" office:value="90.876042">
            <text:p>90.876042</text:p>
          </table:table-cell>
          <table:table-cell table:formula="of:=[.B4360]-[.C4360]" office:value-type="float" office:value="-11.607378">
            <text:p>-11.607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98158">
            <text:p>118.898158</text:p>
          </table:table-cell>
          <table:table-cell office:value-type="float" office:value="134.367347">
            <text:p>134.367347</text:p>
          </table:table-cell>
          <table:table-cell table:formula="of:=[.B4361]-[.C4361]" office:value-type="float" office:value="-15.469189">
            <text:p>-15.469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625096">
            <text:p>109.625096</text:p>
          </table:table-cell>
          <table:table-cell office:value-type="float" office:value="119.360593">
            <text:p>119.360593</text:p>
          </table:table-cell>
          <table:table-cell table:formula="of:=[.B4362]-[.C4362]" office:value-type="float" office:value="-9.735497">
            <text:p>-9.735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07104">
            <text:p>68.207104</text:p>
          </table:table-cell>
          <table:table-cell office:value-type="float" office:value="74.399133">
            <text:p>74.399133</text:p>
          </table:table-cell>
          <table:table-cell table:formula="of:=[.B4363]-[.C4363]" office:value-type="float" office:value="-6.19202900000001">
            <text:p>-6.192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085608">
            <text:p>86.085608</text:p>
          </table:table-cell>
          <table:table-cell office:value-type="float" office:value="96.657741">
            <text:p>96.657741</text:p>
          </table:table-cell>
          <table:table-cell table:formula="of:=[.B4364]-[.C4364]" office:value-type="float" office:value="-10.572133">
            <text:p>-10.572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978619">
            <text:p>119.978619</text:p>
          </table:table-cell>
          <table:table-cell office:value-type="float" office:value="128.739581">
            <text:p>128.739581</text:p>
          </table:table-cell>
          <table:table-cell table:formula="of:=[.B4365]-[.C4365]" office:value-type="float" office:value="-8.76096199999999">
            <text:p>-8.760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08297">
            <text:p>47.608297</text:p>
          </table:table-cell>
          <table:table-cell office:value-type="float" office:value="52.802087">
            <text:p>52.802087</text:p>
          </table:table-cell>
          <table:table-cell table:formula="of:=[.B4366]-[.C4366]" office:value-type="float" office:value="-5.19379">
            <text:p>-5.19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22412">
            <text:p>95.022412</text:p>
          </table:table-cell>
          <table:table-cell office:value-type="float" office:value="112.284931">
            <text:p>112.284931</text:p>
          </table:table-cell>
          <table:table-cell table:formula="of:=[.B4367]-[.C4367]" office:value-type="float" office:value="-17.262519">
            <text:p>-17.262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729239">
            <text:p>84.729239</text:p>
          </table:table-cell>
          <table:table-cell office:value-type="float" office:value="91.478893">
            <text:p>91.478893</text:p>
          </table:table-cell>
          <table:table-cell table:formula="of:=[.B4368]-[.C4368]" office:value-type="float" office:value="-6.74965399999999">
            <text:p>-6.749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879363">
            <text:p>100.879363</text:p>
          </table:table-cell>
          <table:table-cell office:value-type="float" office:value="110.983786">
            <text:p>110.983786</text:p>
          </table:table-cell>
          <table:table-cell table:formula="of:=[.B4369]-[.C4369]" office:value-type="float" office:value="-10.104423">
            <text:p>-10.104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888217">
            <text:p>72.888217</text:p>
          </table:table-cell>
          <table:table-cell office:value-type="float" office:value="81.432992">
            <text:p>81.432992</text:p>
          </table:table-cell>
          <table:table-cell table:formula="of:=[.B4370]-[.C4370]" office:value-type="float" office:value="-8.544775">
            <text:p>-8.544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760619">
            <text:p>73.760619</text:p>
          </table:table-cell>
          <table:table-cell office:value-type="float" office:value="81.607096">
            <text:p>81.607096</text:p>
          </table:table-cell>
          <table:table-cell table:formula="of:=[.B4371]-[.C4371]" office:value-type="float" office:value="-7.84647699999999">
            <text:p>-7.846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44601">
            <text:p>63.644601</text:p>
          </table:table-cell>
          <table:table-cell office:value-type="float" office:value="72.058376">
            <text:p>72.058376</text:p>
          </table:table-cell>
          <table:table-cell table:formula="of:=[.B4372]-[.C4372]" office:value-type="float" office:value="-8.41377499999999">
            <text:p>-8.413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8836">
            <text:p>99.68836</text:p>
          </table:table-cell>
          <table:table-cell office:value-type="float" office:value="110.589421">
            <text:p>110.589421</text:p>
          </table:table-cell>
          <table:table-cell table:formula="of:=[.B4373]-[.C4373]" office:value-type="float" office:value="-10.901061">
            <text:p>-10.901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122391">
            <text:p>83.122391</text:p>
          </table:table-cell>
          <table:table-cell office:value-type="float" office:value="91.483842">
            <text:p>91.483842</text:p>
          </table:table-cell>
          <table:table-cell table:formula="of:=[.B4374]-[.C4374]" office:value-type="float" office:value="-8.361451">
            <text:p>-8.361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643121">
            <text:p>250.643121</text:p>
          </table:table-cell>
          <table:table-cell office:value-type="float" office:value="281.371954">
            <text:p>281.371954</text:p>
          </table:table-cell>
          <table:table-cell table:formula="of:=[.B4375]-[.C4375]" office:value-type="float" office:value="-30.728833">
            <text:p>-30.728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381479">
            <text:p>204.381479</text:p>
          </table:table-cell>
          <table:table-cell office:value-type="float" office:value="232.276143">
            <text:p>232.276143</text:p>
          </table:table-cell>
          <table:table-cell table:formula="of:=[.B4376]-[.C4376]" office:value-type="float" office:value="-27.894664">
            <text:p>-27.894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.196526">
            <text:p>266.196526</text:p>
          </table:table-cell>
          <table:table-cell office:value-type="float" office:value="299.636908">
            <text:p>299.636908</text:p>
          </table:table-cell>
          <table:table-cell table:formula="of:=[.B4377]-[.C4377]" office:value-type="float" office:value="-33.440382">
            <text:p>-33.440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22694">
            <text:p>90.022694</text:p>
          </table:table-cell>
          <table:table-cell office:value-type="float" office:value="100.672032">
            <text:p>100.672032</text:p>
          </table:table-cell>
          <table:table-cell table:formula="of:=[.B4378]-[.C4378]" office:value-type="float" office:value="-10.649338">
            <text:p>-10.649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101957">
            <text:p>121.101957</text:p>
          </table:table-cell>
          <table:table-cell office:value-type="float" office:value="138.575208">
            <text:p>138.575208</text:p>
          </table:table-cell>
          <table:table-cell table:formula="of:=[.B4379]-[.C4379]" office:value-type="float" office:value="-17.473251">
            <text:p>-17.473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850042">
            <text:p>61.850042</text:p>
          </table:table-cell>
          <table:table-cell office:value-type="float" office:value="65.946879">
            <text:p>65.946879</text:p>
          </table:table-cell>
          <table:table-cell table:formula="of:=[.B4380]-[.C4380]" office:value-type="float" office:value="-4.09683699999999">
            <text:p>-4.096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103184">
            <text:p>78.103184</text:p>
          </table:table-cell>
          <table:table-cell office:value-type="float" office:value="88.009483">
            <text:p>88.009483</text:p>
          </table:table-cell>
          <table:table-cell table:formula="of:=[.B4381]-[.C4381]" office:value-type="float" office:value="-9.906299">
            <text:p>-9.906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472031">
            <text:p>55.472031</text:p>
          </table:table-cell>
          <table:table-cell office:value-type="float" office:value="61.158716">
            <text:p>61.158716</text:p>
          </table:table-cell>
          <table:table-cell table:formula="of:=[.B4382]-[.C4382]" office:value-type="float" office:value="-5.686685">
            <text:p>-5.686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25342">
            <text:p>99.825342</text:p>
          </table:table-cell>
          <table:table-cell office:value-type="float" office:value="111.441742">
            <text:p>111.441742</text:p>
          </table:table-cell>
          <table:table-cell table:formula="of:=[.B4383]-[.C4383]" office:value-type="float" office:value="-11.6164">
            <text:p>-11.6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025198">
            <text:p>64.025198</text:p>
          </table:table-cell>
          <table:table-cell office:value-type="float" office:value="69.145569">
            <text:p>69.145569</text:p>
          </table:table-cell>
          <table:table-cell table:formula="of:=[.B4384]-[.C4384]" office:value-type="float" office:value="-5.12037099999999">
            <text:p>-5.120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065898">
            <text:p>138.065898</text:p>
          </table:table-cell>
          <table:table-cell office:value-type="float" office:value="155.543023">
            <text:p>155.543023</text:p>
          </table:table-cell>
          <table:table-cell table:formula="of:=[.B4385]-[.C4385]" office:value-type="float" office:value="-17.477125">
            <text:p>-17.477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29046">
            <text:p>80.729046</text:p>
          </table:table-cell>
          <table:table-cell office:value-type="float" office:value="87.777925">
            <text:p>87.777925</text:p>
          </table:table-cell>
          <table:table-cell table:formula="of:=[.B4386]-[.C4386]" office:value-type="float" office:value="-7.048879">
            <text:p>-7.048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402853">
            <text:p>111.402853</text:p>
          </table:table-cell>
          <table:table-cell office:value-type="float" office:value="127.216173">
            <text:p>127.216173</text:p>
          </table:table-cell>
          <table:table-cell table:formula="of:=[.B4387]-[.C4387]" office:value-type="float" office:value="-15.81332">
            <text:p>-15.81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57461">
            <text:p>122.157461</text:p>
          </table:table-cell>
          <table:table-cell office:value-type="float" office:value="136.97183">
            <text:p>136.97183</text:p>
          </table:table-cell>
          <table:table-cell table:formula="of:=[.B4388]-[.C4388]" office:value-type="float" office:value="-14.814369">
            <text:p>-14.814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345722">
            <text:p>152.345722</text:p>
          </table:table-cell>
          <table:table-cell office:value-type="float" office:value="171.16298">
            <text:p>171.16298</text:p>
          </table:table-cell>
          <table:table-cell table:formula="of:=[.B4389]-[.C4389]" office:value-type="float" office:value="-18.817258">
            <text:p>-18.817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080938">
            <text:p>279.080938</text:p>
          </table:table-cell>
          <table:table-cell office:value-type="float" office:value="312.470416">
            <text:p>312.470416</text:p>
          </table:table-cell>
          <table:table-cell table:formula="of:=[.B4390]-[.C4390]" office:value-type="float" office:value="-33.389478">
            <text:p>-33.389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48624">
            <text:p>93.648624</text:p>
          </table:table-cell>
          <table:table-cell office:value-type="float" office:value="106.857582">
            <text:p>106.857582</text:p>
          </table:table-cell>
          <table:table-cell table:formula="of:=[.B4391]-[.C4391]" office:value-type="float" office:value="-13.208958">
            <text:p>-13.208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3482">
            <text:p>103.63482</text:p>
          </table:table-cell>
          <table:table-cell office:value-type="float" office:value="115.780625">
            <text:p>115.780625</text:p>
          </table:table-cell>
          <table:table-cell table:formula="of:=[.B4392]-[.C4392]" office:value-type="float" office:value="-12.145805">
            <text:p>-12.145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121306">
            <text:p>264.121306</text:p>
          </table:table-cell>
          <table:table-cell office:value-type="float" office:value="282.239149">
            <text:p>282.239149</text:p>
          </table:table-cell>
          <table:table-cell table:formula="of:=[.B4393]-[.C4393]" office:value-type="float" office:value="-18.117843">
            <text:p>-18.117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824503">
            <text:p>173.824503</text:p>
          </table:table-cell>
          <table:table-cell office:value-type="float" office:value="181.92638">
            <text:p>181.92638</text:p>
          </table:table-cell>
          <table:table-cell table:formula="of:=[.B4394]-[.C4394]" office:value-type="float" office:value="-8.101877">
            <text:p>-8.101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531729">
            <text:p>162.531729</text:p>
          </table:table-cell>
          <table:table-cell office:value-type="float" office:value="178.778579">
            <text:p>178.778579</text:p>
          </table:table-cell>
          <table:table-cell table:formula="of:=[.B4395]-[.C4395]" office:value-type="float" office:value="-16.24685">
            <text:p>-16.24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150207">
            <text:p>135.150207</text:p>
          </table:table-cell>
          <table:table-cell office:value-type="float" office:value="147.036098">
            <text:p>147.036098</text:p>
          </table:table-cell>
          <table:table-cell table:formula="of:=[.B4396]-[.C4396]" office:value-type="float" office:value="-11.885891">
            <text:p>-11.885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85801">
            <text:p>70.785801</text:p>
          </table:table-cell>
          <table:table-cell office:value-type="float" office:value="78.073271">
            <text:p>78.073271</text:p>
          </table:table-cell>
          <table:table-cell table:formula="of:=[.B4397]-[.C4397]" office:value-type="float" office:value="-7.28747">
            <text:p>-7.28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4183">
            <text:p>76.44183</text:p>
          </table:table-cell>
          <table:table-cell office:value-type="float" office:value="84.612026">
            <text:p>84.612026</text:p>
          </table:table-cell>
          <table:table-cell table:formula="of:=[.B4398]-[.C4398]" office:value-type="float" office:value="-8.170196">
            <text:p>-8.170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4.322078">
            <text:p>464.322078</text:p>
          </table:table-cell>
          <table:table-cell office:value-type="float" office:value="530.797373">
            <text:p>530.797373</text:p>
          </table:table-cell>
          <table:table-cell table:formula="of:=[.B4399]-[.C4399]" office:value-type="float" office:value="-66.475295">
            <text:p>-66.475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60374">
            <text:p>35.60374</text:p>
          </table:table-cell>
          <table:table-cell office:value-type="float" office:value="39.592489">
            <text:p>39.592489</text:p>
          </table:table-cell>
          <table:table-cell table:formula="of:=[.B4400]-[.C4400]" office:value-type="float" office:value="-3.988749">
            <text:p>-3.988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510604">
            <text:p>249.510604</text:p>
          </table:table-cell>
          <table:table-cell office:value-type="float" office:value="274.485569">
            <text:p>274.485569</text:p>
          </table:table-cell>
          <table:table-cell table:formula="of:=[.B4401]-[.C4401]" office:value-type="float" office:value="-24.974965">
            <text:p>-24.974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78283">
            <text:p>114.078283</text:p>
          </table:table-cell>
          <table:table-cell office:value-type="float" office:value="131.199528">
            <text:p>131.199528</text:p>
          </table:table-cell>
          <table:table-cell table:formula="of:=[.B4402]-[.C4402]" office:value-type="float" office:value="-17.121245">
            <text:p>-17.121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722758">
            <text:p>51.722758</text:p>
          </table:table-cell>
          <table:table-cell office:value-type="float" office:value="57.786898">
            <text:p>57.786898</text:p>
          </table:table-cell>
          <table:table-cell table:formula="of:=[.B4403]-[.C4403]" office:value-type="float" office:value="-6.06414">
            <text:p>-6.06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752926">
            <text:p>122.752926</text:p>
          </table:table-cell>
          <table:table-cell office:value-type="float" office:value="140.540667">
            <text:p>140.540667</text:p>
          </table:table-cell>
          <table:table-cell table:formula="of:=[.B4404]-[.C4404]" office:value-type="float" office:value="-17.787741">
            <text:p>-17.787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39314">
            <text:p>77.839314</text:p>
          </table:table-cell>
          <table:table-cell office:value-type="float" office:value="90.969357">
            <text:p>90.969357</text:p>
          </table:table-cell>
          <table:table-cell table:formula="of:=[.B4405]-[.C4405]" office:value-type="float" office:value="-13.130043">
            <text:p>-13.130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84071">
            <text:p>115.684071</text:p>
          </table:table-cell>
          <table:table-cell office:value-type="float" office:value="130.974339">
            <text:p>130.974339</text:p>
          </table:table-cell>
          <table:table-cell table:formula="of:=[.B4406]-[.C4406]" office:value-type="float" office:value="-15.290268">
            <text:p>-15.290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958457">
            <text:p>173.958457</text:p>
          </table:table-cell>
          <table:table-cell office:value-type="float" office:value="193.829851">
            <text:p>193.829851</text:p>
          </table:table-cell>
          <table:table-cell table:formula="of:=[.B4407]-[.C4407]" office:value-type="float" office:value="-19.871394">
            <text:p>-19.871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19718">
            <text:p>107.419718</text:p>
          </table:table-cell>
          <table:table-cell office:value-type="float" office:value="119.102398">
            <text:p>119.102398</text:p>
          </table:table-cell>
          <table:table-cell table:formula="of:=[.B4408]-[.C4408]" office:value-type="float" office:value="-11.68268">
            <text:p>-11.68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793248">
            <text:p>101.793248</text:p>
          </table:table-cell>
          <table:table-cell office:value-type="float" office:value="116.05477">
            <text:p>116.05477</text:p>
          </table:table-cell>
          <table:table-cell table:formula="of:=[.B4409]-[.C4409]" office:value-type="float" office:value="-14.261522">
            <text:p>-14.261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54169">
            <text:p>107.854169</text:p>
          </table:table-cell>
          <table:table-cell office:value-type="float" office:value="122.384702">
            <text:p>122.384702</text:p>
          </table:table-cell>
          <table:table-cell table:formula="of:=[.B4410]-[.C4410]" office:value-type="float" office:value="-14.530533">
            <text:p>-14.530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429554">
            <text:p>127.429554</text:p>
          </table:table-cell>
          <table:table-cell office:value-type="float" office:value="136.687394">
            <text:p>136.687394</text:p>
          </table:table-cell>
          <table:table-cell table:formula="of:=[.B4411]-[.C4411]" office:value-type="float" office:value="-9.25784000000002">
            <text:p>-9.25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5727">
            <text:p>101.95727</text:p>
          </table:table-cell>
          <table:table-cell office:value-type="float" office:value="114.529166">
            <text:p>114.529166</text:p>
          </table:table-cell>
          <table:table-cell table:formula="of:=[.B4412]-[.C4412]" office:value-type="float" office:value="-12.571896">
            <text:p>-12.571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541957">
            <text:p>78.541957</text:p>
          </table:table-cell>
          <table:table-cell office:value-type="float" office:value="90.915502">
            <text:p>90.915502</text:p>
          </table:table-cell>
          <table:table-cell table:formula="of:=[.B4413]-[.C4413]" office:value-type="float" office:value="-12.373545">
            <text:p>-12.373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715051">
            <text:p>179.715051</text:p>
          </table:table-cell>
          <table:table-cell office:value-type="float" office:value="214.72918">
            <text:p>214.72918</text:p>
          </table:table-cell>
          <table:table-cell table:formula="of:=[.B4414]-[.C4414]" office:value-type="float" office:value="-35.014129">
            <text:p>-35.014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226776">
            <text:p>95.226776</text:p>
          </table:table-cell>
          <table:table-cell office:value-type="float" office:value="108.97264">
            <text:p>108.97264</text:p>
          </table:table-cell>
          <table:table-cell table:formula="of:=[.B4415]-[.C4415]" office:value-type="float" office:value="-13.745864">
            <text:p>-13.745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266092">
            <text:p>169.266092</text:p>
          </table:table-cell>
          <table:table-cell office:value-type="float" office:value="185.770015">
            <text:p>185.770015</text:p>
          </table:table-cell>
          <table:table-cell table:formula="of:=[.B4416]-[.C4416]" office:value-type="float" office:value="-16.503923">
            <text:p>-16.503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678244">
            <text:p>109.678244</text:p>
          </table:table-cell>
          <table:table-cell office:value-type="float" office:value="122.088292">
            <text:p>122.088292</text:p>
          </table:table-cell>
          <table:table-cell table:formula="of:=[.B4417]-[.C4417]" office:value-type="float" office:value="-12.410048">
            <text:p>-12.410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144229">
            <text:p>89.144229</text:p>
          </table:table-cell>
          <table:table-cell office:value-type="float" office:value="100.949427">
            <text:p>100.949427</text:p>
          </table:table-cell>
          <table:table-cell table:formula="of:=[.B4418]-[.C4418]" office:value-type="float" office:value="-11.805198">
            <text:p>-11.805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981988">
            <text:p>85.981988</text:p>
          </table:table-cell>
          <table:table-cell office:value-type="float" office:value="95.040972">
            <text:p>95.040972</text:p>
          </table:table-cell>
          <table:table-cell table:formula="of:=[.B4419]-[.C4419]" office:value-type="float" office:value="-9.058984">
            <text:p>-9.058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419321">
            <text:p>205.419321</text:p>
          </table:table-cell>
          <table:table-cell office:value-type="float" office:value="218.586492">
            <text:p>218.586492</text:p>
          </table:table-cell>
          <table:table-cell table:formula="of:=[.B4420]-[.C4420]" office:value-type="float" office:value="-13.167171">
            <text:p>-13.167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33778">
            <text:p>94.633778</text:p>
          </table:table-cell>
          <table:table-cell office:value-type="float" office:value="104.488402">
            <text:p>104.488402</text:p>
          </table:table-cell>
          <table:table-cell table:formula="of:=[.B4421]-[.C4421]" office:value-type="float" office:value="-9.85462399999999">
            <text:p>-9.854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66955">
            <text:p>118.866955</text:p>
          </table:table-cell>
          <table:table-cell office:value-type="float" office:value="133.99511">
            <text:p>133.99511</text:p>
          </table:table-cell>
          <table:table-cell table:formula="of:=[.B4422]-[.C4422]" office:value-type="float" office:value="-15.128155">
            <text:p>-15.128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44721">
            <text:p>61.744721</text:p>
          </table:table-cell>
          <table:table-cell office:value-type="float" office:value="69.990851">
            <text:p>69.990851</text:p>
          </table:table-cell>
          <table:table-cell table:formula="of:=[.B4423]-[.C4423]" office:value-type="float" office:value="-8.24613000000001">
            <text:p>-8.24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124894">
            <text:p>98.124894</text:p>
          </table:table-cell>
          <table:table-cell office:value-type="float" office:value="113.588858">
            <text:p>113.588858</text:p>
          </table:table-cell>
          <table:table-cell table:formula="of:=[.B4424]-[.C4424]" office:value-type="float" office:value="-15.463964">
            <text:p>-15.463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34489">
            <text:p>116.434489</text:p>
          </table:table-cell>
          <table:table-cell office:value-type="float" office:value="128.353331">
            <text:p>128.353331</text:p>
          </table:table-cell>
          <table:table-cell table:formula="of:=[.B4425]-[.C4425]" office:value-type="float" office:value="-11.918842">
            <text:p>-11.918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242534">
            <text:p>205.242534</text:p>
          </table:table-cell>
          <table:table-cell office:value-type="float" office:value="237.739508">
            <text:p>237.739508</text:p>
          </table:table-cell>
          <table:table-cell table:formula="of:=[.B4426]-[.C4426]" office:value-type="float" office:value="-32.496974">
            <text:p>-32.496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620987">
            <text:p>179.620987</text:p>
          </table:table-cell>
          <table:table-cell office:value-type="float" office:value="196.383504">
            <text:p>196.383504</text:p>
          </table:table-cell>
          <table:table-cell table:formula="of:=[.B4427]-[.C4427]" office:value-type="float" office:value="-16.762517">
            <text:p>-16.762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57109">
            <text:p>77.857109</text:p>
          </table:table-cell>
          <table:table-cell office:value-type="float" office:value="86.036968">
            <text:p>86.036968</text:p>
          </table:table-cell>
          <table:table-cell table:formula="of:=[.B4428]-[.C4428]" office:value-type="float" office:value="-8.17985900000001">
            <text:p>-8.179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00037">
            <text:p>106.500037</text:p>
          </table:table-cell>
          <table:table-cell office:value-type="float" office:value="123.066482">
            <text:p>123.066482</text:p>
          </table:table-cell>
          <table:table-cell table:formula="of:=[.B4429]-[.C4429]" office:value-type="float" office:value="-16.566445">
            <text:p>-16.566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158162">
            <text:p>61.158162</text:p>
          </table:table-cell>
          <table:table-cell office:value-type="float" office:value="70.157651">
            <text:p>70.157651</text:p>
          </table:table-cell>
          <table:table-cell table:formula="of:=[.B4430]-[.C4430]" office:value-type="float" office:value="-8.999489">
            <text:p>-8.999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987531">
            <text:p>226.987531</text:p>
          </table:table-cell>
          <table:table-cell office:value-type="float" office:value="247.546434">
            <text:p>247.546434</text:p>
          </table:table-cell>
          <table:table-cell table:formula="of:=[.B4431]-[.C4431]" office:value-type="float" office:value="-20.558903">
            <text:p>-20.5589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304396">
            <text:p>156.304396</text:p>
          </table:table-cell>
          <table:table-cell office:value-type="float" office:value="178.468003">
            <text:p>178.468003</text:p>
          </table:table-cell>
          <table:table-cell table:formula="of:=[.B4432]-[.C4432]" office:value-type="float" office:value="-22.163607">
            <text:p>-22.163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51718">
            <text:p>173.51718</text:p>
          </table:table-cell>
          <table:table-cell office:value-type="float" office:value="190.113079">
            <text:p>190.113079</text:p>
          </table:table-cell>
          <table:table-cell table:formula="of:=[.B4433]-[.C4433]" office:value-type="float" office:value="-16.595899">
            <text:p>-16.595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350693">
            <text:p>324.350693</text:p>
          </table:table-cell>
          <table:table-cell office:value-type="float" office:value="347.890165">
            <text:p>347.890165</text:p>
          </table:table-cell>
          <table:table-cell table:formula="of:=[.B4434]-[.C4434]" office:value-type="float" office:value="-23.539472">
            <text:p>-23.539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88624">
            <text:p>105.788624</text:p>
          </table:table-cell>
          <table:table-cell office:value-type="float" office:value="115.552906">
            <text:p>115.552906</text:p>
          </table:table-cell>
          <table:table-cell table:formula="of:=[.B4435]-[.C4435]" office:value-type="float" office:value="-9.76428199999999">
            <text:p>-9.764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002815">
            <text:p>123.002815</text:p>
          </table:table-cell>
          <table:table-cell office:value-type="float" office:value="134.809049">
            <text:p>134.809049</text:p>
          </table:table-cell>
          <table:table-cell table:formula="of:=[.B4436]-[.C4436]" office:value-type="float" office:value="-11.806234">
            <text:p>-11.806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7172">
            <text:p>91.7172</text:p>
          </table:table-cell>
          <table:table-cell office:value-type="float" office:value="98.441538">
            <text:p>98.441538</text:p>
          </table:table-cell>
          <table:table-cell table:formula="of:=[.B4437]-[.C4437]" office:value-type="float" office:value="-6.72433799999999">
            <text:p>-6.724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355939">
            <text:p>56.355939</text:p>
          </table:table-cell>
          <table:table-cell office:value-type="float" office:value="65.719453">
            <text:p>65.719453</text:p>
          </table:table-cell>
          <table:table-cell table:formula="of:=[.B4438]-[.C4438]" office:value-type="float" office:value="-9.363514">
            <text:p>-9.363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092767">
            <text:p>115.092767</text:p>
          </table:table-cell>
          <table:table-cell office:value-type="float" office:value="132.511211">
            <text:p>132.511211</text:p>
          </table:table-cell>
          <table:table-cell table:formula="of:=[.B4439]-[.C4439]" office:value-type="float" office:value="-17.418444">
            <text:p>-17.418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911693">
            <text:p>89.911693</text:p>
          </table:table-cell>
          <table:table-cell office:value-type="float" office:value="103.255561">
            <text:p>103.255561</text:p>
          </table:table-cell>
          <table:table-cell table:formula="of:=[.B4440]-[.C4440]" office:value-type="float" office:value="-13.343868">
            <text:p>-13.343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97567">
            <text:p>61.797567</text:p>
          </table:table-cell>
          <table:table-cell office:value-type="float" office:value="68.550814">
            <text:p>68.550814</text:p>
          </table:table-cell>
          <table:table-cell table:formula="of:=[.B4441]-[.C4441]" office:value-type="float" office:value="-6.753247">
            <text:p>-6.753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65442">
            <text:p>93.265442</text:p>
          </table:table-cell>
          <table:table-cell office:value-type="float" office:value="104.767066">
            <text:p>104.767066</text:p>
          </table:table-cell>
          <table:table-cell table:formula="of:=[.B4442]-[.C4442]" office:value-type="float" office:value="-11.501624">
            <text:p>-11.501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9191">
            <text:p>99.9191</text:p>
          </table:table-cell>
          <table:table-cell office:value-type="float" office:value="114.130269">
            <text:p>114.130269</text:p>
          </table:table-cell>
          <table:table-cell table:formula="of:=[.B4443]-[.C4443]" office:value-type="float" office:value="-14.211169">
            <text:p>-14.211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46803">
            <text:p>43.046803</text:p>
          </table:table-cell>
          <table:table-cell office:value-type="float" office:value="47.262604">
            <text:p>47.262604</text:p>
          </table:table-cell>
          <table:table-cell table:formula="of:=[.B4444]-[.C4444]" office:value-type="float" office:value="-4.21580100000001">
            <text:p>-4.215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36345">
            <text:p>57.836345</text:p>
          </table:table-cell>
          <table:table-cell office:value-type="float" office:value="65.765703">
            <text:p>65.765703</text:p>
          </table:table-cell>
          <table:table-cell table:formula="of:=[.B4445]-[.C4445]" office:value-type="float" office:value="-7.929358">
            <text:p>-7.929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57316">
            <text:p>82.257316</text:p>
          </table:table-cell>
          <table:table-cell office:value-type="float" office:value="91.334132">
            <text:p>91.334132</text:p>
          </table:table-cell>
          <table:table-cell table:formula="of:=[.B4446]-[.C4446]" office:value-type="float" office:value="-9.07681599999999">
            <text:p>-9.0768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47095">
            <text:p>54.647095</text:p>
          </table:table-cell>
          <table:table-cell office:value-type="float" office:value="55.749617">
            <text:p>55.749617</text:p>
          </table:table-cell>
          <table:table-cell table:formula="of:=[.B4447]-[.C4447]" office:value-type="float" office:value="-1.102522">
            <text:p>-1.102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661548">
            <text:p>279.661548</text:p>
          </table:table-cell>
          <table:table-cell office:value-type="float" office:value="314.049809">
            <text:p>314.049809</text:p>
          </table:table-cell>
          <table:table-cell table:formula="of:=[.B4448]-[.C4448]" office:value-type="float" office:value="-34.388261">
            <text:p>-34.388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517706">
            <text:p>180.517706</text:p>
          </table:table-cell>
          <table:table-cell office:value-type="float" office:value="211.119748">
            <text:p>211.119748</text:p>
          </table:table-cell>
          <table:table-cell table:formula="of:=[.B4449]-[.C4449]" office:value-type="float" office:value="-30.602042">
            <text:p>-30.602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501347">
            <text:p>270.501347</text:p>
          </table:table-cell>
          <table:table-cell office:value-type="float" office:value="306.230726">
            <text:p>306.230726</text:p>
          </table:table-cell>
          <table:table-cell table:formula="of:=[.B4450]-[.C4450]" office:value-type="float" office:value="-35.729379">
            <text:p>-35.729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701049">
            <text:p>37.701049</text:p>
          </table:table-cell>
          <table:table-cell office:value-type="float" office:value="40.06428">
            <text:p>40.06428</text:p>
          </table:table-cell>
          <table:table-cell table:formula="of:=[.B4451]-[.C4451]" office:value-type="float" office:value="-2.363231">
            <text:p>-2.363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39782">
            <text:p>46.339782</text:p>
          </table:table-cell>
          <table:table-cell office:value-type="float" office:value="52.442895">
            <text:p>52.442895</text:p>
          </table:table-cell>
          <table:table-cell table:formula="of:=[.B4452]-[.C4452]" office:value-type="float" office:value="-6.103113">
            <text:p>-6.103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768899">
            <text:p>247.768899</text:p>
          </table:table-cell>
          <table:table-cell office:value-type="float" office:value="270.836075">
            <text:p>270.836075</text:p>
          </table:table-cell>
          <table:table-cell table:formula="of:=[.B4453]-[.C4453]" office:value-type="float" office:value="-23.067176">
            <text:p>-23.067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39723">
            <text:p>161.39723</text:p>
          </table:table-cell>
          <table:table-cell office:value-type="float" office:value="184.091314">
            <text:p>184.091314</text:p>
          </table:table-cell>
          <table:table-cell table:formula="of:=[.B4454]-[.C4454]" office:value-type="float" office:value="-22.694084">
            <text:p>-22.694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814793">
            <text:p>17.814793</text:p>
          </table:table-cell>
          <table:table-cell office:value-type="float" office:value="19.421384">
            <text:p>19.421384</text:p>
          </table:table-cell>
          <table:table-cell table:formula="of:=[.B4455]-[.C4455]" office:value-type="float" office:value="-1.606591">
            <text:p>-1.6065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340135">
            <text:p>74.340135</text:p>
          </table:table-cell>
          <table:table-cell office:value-type="float" office:value="82.893454">
            <text:p>82.893454</text:p>
          </table:table-cell>
          <table:table-cell table:formula="of:=[.B4456]-[.C4456]" office:value-type="float" office:value="-8.553319">
            <text:p>-8.553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487784">
            <text:p>103.487784</text:p>
          </table:table-cell>
          <table:table-cell office:value-type="float" office:value="117.54889">
            <text:p>117.54889</text:p>
          </table:table-cell>
          <table:table-cell table:formula="of:=[.B4457]-[.C4457]" office:value-type="float" office:value="-14.061106">
            <text:p>-14.061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798646">
            <text:p>117.798646</text:p>
          </table:table-cell>
          <table:table-cell office:value-type="float" office:value="132.28621">
            <text:p>132.28621</text:p>
          </table:table-cell>
          <table:table-cell table:formula="of:=[.B4458]-[.C4458]" office:value-type="float" office:value="-14.487564">
            <text:p>-14.487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909415">
            <text:p>298.909415</text:p>
          </table:table-cell>
          <table:table-cell office:value-type="float" office:value="335.31162">
            <text:p>335.31162</text:p>
          </table:table-cell>
          <table:table-cell table:formula="of:=[.B4459]-[.C4459]" office:value-type="float" office:value="-36.402205">
            <text:p>-36.402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774643">
            <text:p>31.774643</text:p>
          </table:table-cell>
          <table:table-cell office:value-type="float" office:value="35.886885">
            <text:p>35.886885</text:p>
          </table:table-cell>
          <table:table-cell table:formula="of:=[.B4460]-[.C4460]" office:value-type="float" office:value="-4.112242">
            <text:p>-4.112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65652">
            <text:p>102.965652</text:p>
          </table:table-cell>
          <table:table-cell office:value-type="float" office:value="118.61927">
            <text:p>118.61927</text:p>
          </table:table-cell>
          <table:table-cell table:formula="of:=[.B4461]-[.C4461]" office:value-type="float" office:value="-15.653618">
            <text:p>-15.653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948102">
            <text:p>132.948102</text:p>
          </table:table-cell>
          <table:table-cell office:value-type="float" office:value="147.211731">
            <text:p>147.211731</text:p>
          </table:table-cell>
          <table:table-cell table:formula="of:=[.B4462]-[.C4462]" office:value-type="float" office:value="-14.263629">
            <text:p>-14.263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653395">
            <text:p>193.653395</text:p>
          </table:table-cell>
          <table:table-cell office:value-type="float" office:value="228.507195">
            <text:p>228.507195</text:p>
          </table:table-cell>
          <table:table-cell table:formula="of:=[.B4463]-[.C4463]" office:value-type="float" office:value="-34.8538">
            <text:p>-34.8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216542">
            <text:p>239.216542</text:p>
          </table:table-cell>
          <table:table-cell office:value-type="float" office:value="261.216786">
            <text:p>261.216786</text:p>
          </table:table-cell>
          <table:table-cell table:formula="of:=[.B4464]-[.C4464]" office:value-type="float" office:value="-22.000244">
            <text:p>-22.000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98329">
            <text:p>126.298329</text:p>
          </table:table-cell>
          <table:table-cell office:value-type="float" office:value="139.318046">
            <text:p>139.318046</text:p>
          </table:table-cell>
          <table:table-cell table:formula="of:=[.B4465]-[.C4465]" office:value-type="float" office:value="-13.019717">
            <text:p>-13.019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73855">
            <text:p>87.573855</text:p>
          </table:table-cell>
          <table:table-cell office:value-type="float" office:value="100.09816">
            <text:p>100.09816</text:p>
          </table:table-cell>
          <table:table-cell table:formula="of:=[.B4466]-[.C4466]" office:value-type="float" office:value="-12.524305">
            <text:p>-12.524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974607">
            <text:p>199.974607</text:p>
          </table:table-cell>
          <table:table-cell office:value-type="float" office:value="223.044009">
            <text:p>223.044009</text:p>
          </table:table-cell>
          <table:table-cell table:formula="of:=[.B4467]-[.C4467]" office:value-type="float" office:value="-23.069402">
            <text:p>-23.069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75743">
            <text:p>71.75743</text:p>
          </table:table-cell>
          <table:table-cell office:value-type="float" office:value="82.325926">
            <text:p>82.325926</text:p>
          </table:table-cell>
          <table:table-cell table:formula="of:=[.B4468]-[.C4468]" office:value-type="float" office:value="-10.568496">
            <text:p>-10.568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114">
            <text:p>89.3114</text:p>
          </table:table-cell>
          <table:table-cell office:value-type="float" office:value="100.151433">
            <text:p>100.151433</text:p>
          </table:table-cell>
          <table:table-cell table:formula="of:=[.B4469]-[.C4469]" office:value-type="float" office:value="-10.840033">
            <text:p>-10.840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149537">
            <text:p>192.149537</text:p>
          </table:table-cell>
          <table:table-cell office:value-type="float" office:value="218.395936">
            <text:p>218.395936</text:p>
          </table:table-cell>
          <table:table-cell table:formula="of:=[.B4470]-[.C4470]" office:value-type="float" office:value="-26.246399">
            <text:p>-26.246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887901">
            <text:p>72.887901</text:p>
          </table:table-cell>
          <table:table-cell office:value-type="float" office:value="80.990808">
            <text:p>80.990808</text:p>
          </table:table-cell>
          <table:table-cell table:formula="of:=[.B4471]-[.C4471]" office:value-type="float" office:value="-8.102907">
            <text:p>-8.102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191495">
            <text:p>153.191495</text:p>
          </table:table-cell>
          <table:table-cell office:value-type="float" office:value="175.02987">
            <text:p>175.02987</text:p>
          </table:table-cell>
          <table:table-cell table:formula="of:=[.B4472]-[.C4472]" office:value-type="float" office:value="-21.838375">
            <text:p>-21.838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649781">
            <text:p>241.649781</text:p>
          </table:table-cell>
          <table:table-cell office:value-type="float" office:value="273.524875">
            <text:p>273.524875</text:p>
          </table:table-cell>
          <table:table-cell table:formula="of:=[.B4473]-[.C4473]" office:value-type="float" office:value="-31.875094">
            <text:p>-31.875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237093">
            <text:p>59.237093</text:p>
          </table:table-cell>
          <table:table-cell office:value-type="float" office:value="62.733352">
            <text:p>62.733352</text:p>
          </table:table-cell>
          <table:table-cell table:formula="of:=[.B4474]-[.C4474]" office:value-type="float" office:value="-3.49625899999999">
            <text:p>-3.496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552625">
            <text:p>80.552625</text:p>
          </table:table-cell>
          <table:table-cell office:value-type="float" office:value="90.062177">
            <text:p>90.062177</text:p>
          </table:table-cell>
          <table:table-cell table:formula="of:=[.B4475]-[.C4475]" office:value-type="float" office:value="-9.509552">
            <text:p>-9.509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765513">
            <text:p>36.765513</text:p>
          </table:table-cell>
          <table:table-cell office:value-type="float" office:value="41.427153">
            <text:p>41.427153</text:p>
          </table:table-cell>
          <table:table-cell table:formula="of:=[.B4476]-[.C4476]" office:value-type="float" office:value="-4.66164">
            <text:p>-4.66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543274">
            <text:p>18.543274</text:p>
          </table:table-cell>
          <table:table-cell office:value-type="float" office:value="21.092783">
            <text:p>21.092783</text:p>
          </table:table-cell>
          <table:table-cell table:formula="of:=[.B4477]-[.C4477]" office:value-type="float" office:value="-2.549509">
            <text:p>-2.549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291965">
            <text:p>61.291965</text:p>
          </table:table-cell>
          <table:table-cell office:value-type="float" office:value="71.036876">
            <text:p>71.036876</text:p>
          </table:table-cell>
          <table:table-cell table:formula="of:=[.B4478]-[.C4478]" office:value-type="float" office:value="-9.74491100000001">
            <text:p>-9.744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035678">
            <text:p>51.035678</text:p>
          </table:table-cell>
          <table:table-cell office:value-type="float" office:value="56.820688">
            <text:p>56.820688</text:p>
          </table:table-cell>
          <table:table-cell table:formula="of:=[.B4479]-[.C4479]" office:value-type="float" office:value="-5.78501">
            <text:p>-5.78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587415">
            <text:p>39.587415</text:p>
          </table:table-cell>
          <table:table-cell office:value-type="float" office:value="45.655976">
            <text:p>45.655976</text:p>
          </table:table-cell>
          <table:table-cell table:formula="of:=[.B4480]-[.C4480]" office:value-type="float" office:value="-6.068561">
            <text:p>-6.068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5453">
            <text:p>80.35453</text:p>
          </table:table-cell>
          <table:table-cell office:value-type="float" office:value="90.421565">
            <text:p>90.421565</text:p>
          </table:table-cell>
          <table:table-cell table:formula="of:=[.B4481]-[.C4481]" office:value-type="float" office:value="-10.067035">
            <text:p>-10.067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26895">
            <text:p>203.26895</text:p>
          </table:table-cell>
          <table:table-cell office:value-type="float" office:value="226.699951">
            <text:p>226.699951</text:p>
          </table:table-cell>
          <table:table-cell table:formula="of:=[.B4482]-[.C4482]" office:value-type="float" office:value="-23.431001">
            <text:p>-23.431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437766">
            <text:p>117.437766</text:p>
          </table:table-cell>
          <table:table-cell office:value-type="float" office:value="129.032952">
            <text:p>129.032952</text:p>
          </table:table-cell>
          <table:table-cell table:formula="of:=[.B4483]-[.C4483]" office:value-type="float" office:value="-11.595186">
            <text:p>-11.595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797342">
            <text:p>134.797342</text:p>
          </table:table-cell>
          <table:table-cell office:value-type="float" office:value="150.602851">
            <text:p>150.602851</text:p>
          </table:table-cell>
          <table:table-cell table:formula="of:=[.B4484]-[.C4484]" office:value-type="float" office:value="-15.805509">
            <text:p>-15.805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48455">
            <text:p>74.048455</text:p>
          </table:table-cell>
          <table:table-cell office:value-type="float" office:value="78.532669">
            <text:p>78.532669</text:p>
          </table:table-cell>
          <table:table-cell table:formula="of:=[.B4485]-[.C4485]" office:value-type="float" office:value="-4.48421399999999">
            <text:p>-4.484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19314">
            <text:p>123.19314</text:p>
          </table:table-cell>
          <table:table-cell office:value-type="float" office:value="137.74644">
            <text:p>137.74644</text:p>
          </table:table-cell>
          <table:table-cell table:formula="of:=[.B4486]-[.C4486]" office:value-type="float" office:value="-14.5533">
            <text:p>-14.5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026831">
            <text:p>44.026831</text:p>
          </table:table-cell>
          <table:table-cell office:value-type="float" office:value="50.771136">
            <text:p>50.771136</text:p>
          </table:table-cell>
          <table:table-cell table:formula="of:=[.B4487]-[.C4487]" office:value-type="float" office:value="-6.744305">
            <text:p>-6.744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450018">
            <text:p>14.450018</text:p>
          </table:table-cell>
          <table:table-cell office:value-type="float" office:value="15.988497">
            <text:p>15.988497</text:p>
          </table:table-cell>
          <table:table-cell table:formula="of:=[.B4488]-[.C4488]" office:value-type="float" office:value="-1.538479">
            <text:p>-1.538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642084">
            <text:p>174.642084</text:p>
          </table:table-cell>
          <table:table-cell office:value-type="float" office:value="195.93947">
            <text:p>195.93947</text:p>
          </table:table-cell>
          <table:table-cell table:formula="of:=[.B4489]-[.C4489]" office:value-type="float" office:value="-21.297386">
            <text:p>-21.297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947949">
            <text:p>52.947949</text:p>
          </table:table-cell>
          <table:table-cell office:value-type="float" office:value="58.591392">
            <text:p>58.591392</text:p>
          </table:table-cell>
          <table:table-cell table:formula="of:=[.B4490]-[.C4490]" office:value-type="float" office:value="-5.643443">
            <text:p>-5.643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11948">
            <text:p>48.11948</text:p>
          </table:table-cell>
          <table:table-cell office:value-type="float" office:value="54.820063">
            <text:p>54.820063</text:p>
          </table:table-cell>
          <table:table-cell table:formula="of:=[.B4491]-[.C4491]" office:value-type="float" office:value="-6.70058299999999">
            <text:p>-6.7005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522625">
            <text:p>212.522625</text:p>
          </table:table-cell>
          <table:table-cell office:value-type="float" office:value="245.561503">
            <text:p>245.561503</text:p>
          </table:table-cell>
          <table:table-cell table:formula="of:=[.B4492]-[.C4492]" office:value-type="float" office:value="-33.038878">
            <text:p>-33.038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505159">
            <text:p>118.505159</text:p>
          </table:table-cell>
          <table:table-cell office:value-type="float" office:value="131.06948">
            <text:p>131.06948</text:p>
          </table:table-cell>
          <table:table-cell table:formula="of:=[.B4493]-[.C4493]" office:value-type="float" office:value="-12.564321">
            <text:p>-12.564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758088">
            <text:p>159.758088</text:p>
          </table:table-cell>
          <table:table-cell office:value-type="float" office:value="177.421542">
            <text:p>177.421542</text:p>
          </table:table-cell>
          <table:table-cell table:formula="of:=[.B4494]-[.C4494]" office:value-type="float" office:value="-17.663454">
            <text:p>-17.663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596797">
            <text:p>98.596797</text:p>
          </table:table-cell>
          <table:table-cell office:value-type="float" office:value="106.619941">
            <text:p>106.619941</text:p>
          </table:table-cell>
          <table:table-cell table:formula="of:=[.B4495]-[.C4495]" office:value-type="float" office:value="-8.023144">
            <text:p>-8.023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516073">
            <text:p>59.516073</text:p>
          </table:table-cell>
          <table:table-cell office:value-type="float" office:value="69.378158">
            <text:p>69.378158</text:p>
          </table:table-cell>
          <table:table-cell table:formula="of:=[.B4496]-[.C4496]" office:value-type="float" office:value="-9.862085">
            <text:p>-9.862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99792">
            <text:p>135.399792</text:p>
          </table:table-cell>
          <table:table-cell office:value-type="float" office:value="149.852796">
            <text:p>149.852796</text:p>
          </table:table-cell>
          <table:table-cell table:formula="of:=[.B4497]-[.C4497]" office:value-type="float" office:value="-14.453004">
            <text:p>-14.453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12568">
            <text:p>47.512568</text:p>
          </table:table-cell>
          <table:table-cell office:value-type="float" office:value="54.182877">
            <text:p>54.182877</text:p>
          </table:table-cell>
          <table:table-cell table:formula="of:=[.B4498]-[.C4498]" office:value-type="float" office:value="-6.670309">
            <text:p>-6.670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026704">
            <text:p>47.026704</text:p>
          </table:table-cell>
          <table:table-cell office:value-type="float" office:value="52.354893">
            <text:p>52.354893</text:p>
          </table:table-cell>
          <table:table-cell table:formula="of:=[.B4499]-[.C4499]" office:value-type="float" office:value="-5.328189">
            <text:p>-5.328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593896">
            <text:p>132.593896</text:p>
          </table:table-cell>
          <table:table-cell office:value-type="float" office:value="149.421538">
            <text:p>149.421538</text:p>
          </table:table-cell>
          <table:table-cell table:formula="of:=[.B4500]-[.C4500]" office:value-type="float" office:value="-16.827642">
            <text:p>-16.827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452093">
            <text:p>50.452093</text:p>
          </table:table-cell>
          <table:table-cell office:value-type="float" office:value="56.851045">
            <text:p>56.851045</text:p>
          </table:table-cell>
          <table:table-cell table:formula="of:=[.B4501]-[.C4501]" office:value-type="float" office:value="-6.398952">
            <text:p>-6.398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91813">
            <text:p>45.91813</text:p>
          </table:table-cell>
          <table:table-cell office:value-type="float" office:value="51.544662">
            <text:p>51.544662</text:p>
          </table:table-cell>
          <table:table-cell table:formula="of:=[.B4502]-[.C4502]" office:value-type="float" office:value="-5.626532">
            <text:p>-5.626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6729">
            <text:p>117.36729</text:p>
          </table:table-cell>
          <table:table-cell office:value-type="float" office:value="132.278558">
            <text:p>132.278558</text:p>
          </table:table-cell>
          <table:table-cell table:formula="of:=[.B4503]-[.C4503]" office:value-type="float" office:value="-14.911268">
            <text:p>-14.911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125576">
            <text:p>56.125576</text:p>
          </table:table-cell>
          <table:table-cell office:value-type="float" office:value="64.672306">
            <text:p>64.672306</text:p>
          </table:table-cell>
          <table:table-cell table:formula="of:=[.B4504]-[.C4504]" office:value-type="float" office:value="-8.54673">
            <text:p>-8.54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041699">
            <text:p>59.041699</text:p>
          </table:table-cell>
          <table:table-cell office:value-type="float" office:value="67.997007">
            <text:p>67.997007</text:p>
          </table:table-cell>
          <table:table-cell table:formula="of:=[.B4505]-[.C4505]" office:value-type="float" office:value="-8.955308">
            <text:p>-8.955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260461">
            <text:p>183.260461</text:p>
          </table:table-cell>
          <table:table-cell office:value-type="float" office:value="211.054126">
            <text:p>211.054126</text:p>
          </table:table-cell>
          <table:table-cell table:formula="of:=[.B4506]-[.C4506]" office:value-type="float" office:value="-27.793665">
            <text:p>-27.793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537367">
            <text:p>85.537367</text:p>
          </table:table-cell>
          <table:table-cell office:value-type="float" office:value="95.226643">
            <text:p>95.226643</text:p>
          </table:table-cell>
          <table:table-cell table:formula="of:=[.B4507]-[.C4507]" office:value-type="float" office:value="-9.68927599999999">
            <text:p>-9.689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695557">
            <text:p>160.695557</text:p>
          </table:table-cell>
          <table:table-cell office:value-type="float" office:value="183.624484">
            <text:p>183.624484</text:p>
          </table:table-cell>
          <table:table-cell table:formula="of:=[.B4508]-[.C4508]" office:value-type="float" office:value="-22.928927">
            <text:p>-22.928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93453">
            <text:p>138.693453</text:p>
          </table:table-cell>
          <table:table-cell office:value-type="float" office:value="148.865599">
            <text:p>148.865599</text:p>
          </table:table-cell>
          <table:table-cell table:formula="of:=[.B4509]-[.C4509]" office:value-type="float" office:value="-10.172146">
            <text:p>-10.172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627452">
            <text:p>60.627452</text:p>
          </table:table-cell>
          <table:table-cell office:value-type="float" office:value="70.800766">
            <text:p>70.800766</text:p>
          </table:table-cell>
          <table:table-cell table:formula="of:=[.B4510]-[.C4510]" office:value-type="float" office:value="-10.173314">
            <text:p>-10.173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225084">
            <text:p>189.225084</text:p>
          </table:table-cell>
          <table:table-cell office:value-type="float" office:value="215.870502">
            <text:p>215.870502</text:p>
          </table:table-cell>
          <table:table-cell table:formula="of:=[.B4511]-[.C4511]" office:value-type="float" office:value="-26.645418">
            <text:p>-26.6454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234332">
            <text:p>127.234332</text:p>
          </table:table-cell>
          <table:table-cell office:value-type="float" office:value="141.644835">
            <text:p>141.644835</text:p>
          </table:table-cell>
          <table:table-cell table:formula="of:=[.B4512]-[.C4512]" office:value-type="float" office:value="-14.410503">
            <text:p>-14.410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82851">
            <text:p>61.782851</text:p>
          </table:table-cell>
          <table:table-cell office:value-type="float" office:value="70.770712">
            <text:p>70.770712</text:p>
          </table:table-cell>
          <table:table-cell table:formula="of:=[.B4513]-[.C4513]" office:value-type="float" office:value="-8.987861">
            <text:p>-8.987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25679">
            <text:p>70.225679</text:p>
          </table:table-cell>
          <table:table-cell office:value-type="float" office:value="78.211164">
            <text:p>78.211164</text:p>
          </table:table-cell>
          <table:table-cell table:formula="of:=[.B4514]-[.C4514]" office:value-type="float" office:value="-7.985485">
            <text:p>-7.985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030852">
            <text:p>159.030852</text:p>
          </table:table-cell>
          <table:table-cell office:value-type="float" office:value="181.908864">
            <text:p>181.908864</text:p>
          </table:table-cell>
          <table:table-cell table:formula="of:=[.B4515]-[.C4515]" office:value-type="float" office:value="-22.878012">
            <text:p>-22.878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56732">
            <text:p>45.856732</text:p>
          </table:table-cell>
          <table:table-cell office:value-type="float" office:value="51.869353">
            <text:p>51.869353</text:p>
          </table:table-cell>
          <table:table-cell table:formula="of:=[.B4516]-[.C4516]" office:value-type="float" office:value="-6.012621">
            <text:p>-6.012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824">
            <text:p>162.388824</text:p>
          </table:table-cell>
          <table:table-cell office:value-type="float" office:value="181.422551">
            <text:p>181.422551</text:p>
          </table:table-cell>
          <table:table-cell table:formula="of:=[.B4517]-[.C4517]" office:value-type="float" office:value="-19.033727">
            <text:p>-19.033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72452">
            <text:p>116.872452</text:p>
          </table:table-cell>
          <table:table-cell office:value-type="float" office:value="132.34648">
            <text:p>132.34648</text:p>
          </table:table-cell>
          <table:table-cell table:formula="of:=[.B4518]-[.C4518]" office:value-type="float" office:value="-15.474028">
            <text:p>-15.474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535951">
            <text:p>137.535951</text:p>
          </table:table-cell>
          <table:table-cell office:value-type="float" office:value="154.013847">
            <text:p>154.013847</text:p>
          </table:table-cell>
          <table:table-cell table:formula="of:=[.B4519]-[.C4519]" office:value-type="float" office:value="-16.477896">
            <text:p>-16.477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61384">
            <text:p>61.761384</text:p>
          </table:table-cell>
          <table:table-cell office:value-type="float" office:value="67.950037">
            <text:p>67.950037</text:p>
          </table:table-cell>
          <table:table-cell table:formula="of:=[.B4520]-[.C4520]" office:value-type="float" office:value="-6.188653">
            <text:p>-6.188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492854">
            <text:p>182.492854</text:p>
          </table:table-cell>
          <table:table-cell office:value-type="float" office:value="207.228872">
            <text:p>207.228872</text:p>
          </table:table-cell>
          <table:table-cell table:formula="of:=[.B4521]-[.C4521]" office:value-type="float" office:value="-24.736018">
            <text:p>-24.736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26415">
            <text:p>86.326415</text:p>
          </table:table-cell>
          <table:table-cell office:value-type="float" office:value="96.38749">
            <text:p>96.38749</text:p>
          </table:table-cell>
          <table:table-cell table:formula="of:=[.B4522]-[.C4522]" office:value-type="float" office:value="-10.061075">
            <text:p>-10.061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27153">
            <text:p>93.227153</text:p>
          </table:table-cell>
          <table:table-cell office:value-type="float" office:value="104.065272">
            <text:p>104.065272</text:p>
          </table:table-cell>
          <table:table-cell table:formula="of:=[.B4523]-[.C4523]" office:value-type="float" office:value="-10.838119">
            <text:p>-10.838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437194">
            <text:p>157.437194</text:p>
          </table:table-cell>
          <table:table-cell office:value-type="float" office:value="174.902394">
            <text:p>174.902394</text:p>
          </table:table-cell>
          <table:table-cell table:formula="of:=[.B4524]-[.C4524]" office:value-type="float" office:value="-17.4652">
            <text:p>-17.4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141383">
            <text:p>83.141383</text:p>
          </table:table-cell>
          <table:table-cell office:value-type="float" office:value="94.195284">
            <text:p>94.195284</text:p>
          </table:table-cell>
          <table:table-cell table:formula="of:=[.B4525]-[.C4525]" office:value-type="float" office:value="-11.053901">
            <text:p>-11.053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336518">
            <text:p>34.336518</text:p>
          </table:table-cell>
          <table:table-cell office:value-type="float" office:value="38.596456">
            <text:p>38.596456</text:p>
          </table:table-cell>
          <table:table-cell table:formula="of:=[.B4526]-[.C4526]" office:value-type="float" office:value="-4.25993800000001">
            <text:p>-4.259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050849">
            <text:p>35.050849</text:p>
          </table:table-cell>
          <table:table-cell office:value-type="float" office:value="42.608042">
            <text:p>42.608042</text:p>
          </table:table-cell>
          <table:table-cell table:formula="of:=[.B4527]-[.C4527]" office:value-type="float" office:value="-7.557193">
            <text:p>-7.557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983275">
            <text:p>88.983275</text:p>
          </table:table-cell>
          <table:table-cell office:value-type="float" office:value="105.889893">
            <text:p>105.889893</text:p>
          </table:table-cell>
          <table:table-cell table:formula="of:=[.B4528]-[.C4528]" office:value-type="float" office:value="-16.906618">
            <text:p>-16.906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720082">
            <text:p>52.720082</text:p>
          </table:table-cell>
          <table:table-cell office:value-type="float" office:value="63.774719">
            <text:p>63.774719</text:p>
          </table:table-cell>
          <table:table-cell table:formula="of:=[.B4529]-[.C4529]" office:value-type="float" office:value="-11.054637">
            <text:p>-11.054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50341">
            <text:p>77.550341</text:p>
          </table:table-cell>
          <table:table-cell office:value-type="float" office:value="94.140123">
            <text:p>94.140123</text:p>
          </table:table-cell>
          <table:table-cell table:formula="of:=[.B4530]-[.C4530]" office:value-type="float" office:value="-16.589782">
            <text:p>-16.589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459175">
            <text:p>206.459175</text:p>
          </table:table-cell>
          <table:table-cell office:value-type="float" office:value="241.77348">
            <text:p>241.77348</text:p>
          </table:table-cell>
          <table:table-cell table:formula="of:=[.B4531]-[.C4531]" office:value-type="float" office:value="-35.314305">
            <text:p>-35.314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690267">
            <text:p>56.690267</text:p>
          </table:table-cell>
          <table:table-cell office:value-type="float" office:value="68.475517">
            <text:p>68.475517</text:p>
          </table:table-cell>
          <table:table-cell table:formula="of:=[.B4532]-[.C4532]" office:value-type="float" office:value="-11.78525">
            <text:p>-11.78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312245">
            <text:p>56.312245</text:p>
          </table:table-cell>
          <table:table-cell office:value-type="float" office:value="67.024342">
            <text:p>67.024342</text:p>
          </table:table-cell>
          <table:table-cell table:formula="of:=[.B4533]-[.C4533]" office:value-type="float" office:value="-10.712097">
            <text:p>-10.712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696521">
            <text:p>43.696521</text:p>
          </table:table-cell>
          <table:table-cell office:value-type="float" office:value="50.762625">
            <text:p>50.762625</text:p>
          </table:table-cell>
          <table:table-cell table:formula="of:=[.B4534]-[.C4534]" office:value-type="float" office:value="-7.066104">
            <text:p>-7.066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020433">
            <text:p>34.020433</text:p>
          </table:table-cell>
          <table:table-cell office:value-type="float" office:value="40.331925">
            <text:p>40.331925</text:p>
          </table:table-cell>
          <table:table-cell table:formula="of:=[.B4535]-[.C4535]" office:value-type="float" office:value="-6.311492">
            <text:p>-6.311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740938">
            <text:p>216.740938</text:p>
          </table:table-cell>
          <table:table-cell office:value-type="float" office:value="251.799301">
            <text:p>251.799301</text:p>
          </table:table-cell>
          <table:table-cell table:formula="of:=[.B4536]-[.C4536]" office:value-type="float" office:value="-35.058363">
            <text:p>-35.058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283233">
            <text:p>98.283233</text:p>
          </table:table-cell>
          <table:table-cell office:value-type="float" office:value="109.783627">
            <text:p>109.783627</text:p>
          </table:table-cell>
          <table:table-cell table:formula="of:=[.B4537]-[.C4537]" office:value-type="float" office:value="-11.500394">
            <text:p>-11.500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751408">
            <text:p>204.751408</text:p>
          </table:table-cell>
          <table:table-cell office:value-type="float" office:value="247.453158">
            <text:p>247.453158</text:p>
          </table:table-cell>
          <table:table-cell table:formula="of:=[.B4538]-[.C4538]" office:value-type="float" office:value="-42.70175">
            <text:p>-42.70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753445">
            <text:p>59.753445</text:p>
          </table:table-cell>
          <table:table-cell office:value-type="float" office:value="68.681061">
            <text:p>68.681061</text:p>
          </table:table-cell>
          <table:table-cell table:formula="of:=[.B4539]-[.C4539]" office:value-type="float" office:value="-8.927616">
            <text:p>-8.927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00465">
            <text:p>86.600465</text:p>
          </table:table-cell>
          <table:table-cell office:value-type="float" office:value="104.553271">
            <text:p>104.553271</text:p>
          </table:table-cell>
          <table:table-cell table:formula="of:=[.B4540]-[.C4540]" office:value-type="float" office:value="-17.952806">
            <text:p>-17.952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736365">
            <text:p>63.736365</text:p>
          </table:table-cell>
          <table:table-cell office:value-type="float" office:value="76.567876">
            <text:p>76.567876</text:p>
          </table:table-cell>
          <table:table-cell table:formula="of:=[.B4541]-[.C4541]" office:value-type="float" office:value="-12.831511">
            <text:p>-12.831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8.905588">
            <text:p>308.905588</text:p>
          </table:table-cell>
          <table:table-cell office:value-type="float" office:value="404.594908">
            <text:p>404.594908</text:p>
          </table:table-cell>
          <table:table-cell table:formula="of:=[.B4542]-[.C4542]" office:value-type="float" office:value="-95.68932">
            <text:p>-95.68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93421">
            <text:p>69.393421</text:p>
          </table:table-cell>
          <table:table-cell office:value-type="float" office:value="82.871405">
            <text:p>82.871405</text:p>
          </table:table-cell>
          <table:table-cell table:formula="of:=[.B4543]-[.C4543]" office:value-type="float" office:value="-13.477984">
            <text:p>-13.477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7419">
            <text:p>98.07419</text:p>
          </table:table-cell>
          <table:table-cell office:value-type="float" office:value="119.32168">
            <text:p>119.32168</text:p>
          </table:table-cell>
          <table:table-cell table:formula="of:=[.B4544]-[.C4544]" office:value-type="float" office:value="-21.24749">
            <text:p>-21.24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434545">
            <text:p>180.434545</text:p>
          </table:table-cell>
          <table:table-cell office:value-type="float" office:value="210.61745">
            <text:p>210.61745</text:p>
          </table:table-cell>
          <table:table-cell table:formula="of:=[.B4545]-[.C4545]" office:value-type="float" office:value="-30.182905">
            <text:p>-30.1829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58647">
            <text:p>107.458647</text:p>
          </table:table-cell>
          <table:table-cell office:value-type="float" office:value="125.192517">
            <text:p>125.192517</text:p>
          </table:table-cell>
          <table:table-cell table:formula="of:=[.B4546]-[.C4546]" office:value-type="float" office:value="-17.73387">
            <text:p>-17.73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879234">
            <text:p>191.879234</text:p>
          </table:table-cell>
          <table:table-cell office:value-type="float" office:value="236.941449">
            <text:p>236.941449</text:p>
          </table:table-cell>
          <table:table-cell table:formula="of:=[.B4547]-[.C4547]" office:value-type="float" office:value="-45.062215">
            <text:p>-45.062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59362">
            <text:p>63.559362</text:p>
          </table:table-cell>
          <table:table-cell office:value-type="float" office:value="74.147203">
            <text:p>74.147203</text:p>
          </table:table-cell>
          <table:table-cell table:formula="of:=[.B4548]-[.C4548]" office:value-type="float" office:value="-10.587841">
            <text:p>-10.587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2837">
            <text:p>68.22837</text:p>
          </table:table-cell>
          <table:table-cell office:value-type="float" office:value="79.09138">
            <text:p>79.09138</text:p>
          </table:table-cell>
          <table:table-cell table:formula="of:=[.B4549]-[.C4549]" office:value-type="float" office:value="-10.86301">
            <text:p>-10.86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229206">
            <text:p>87.229206</text:p>
          </table:table-cell>
          <table:table-cell office:value-type="float" office:value="101.455349">
            <text:p>101.455349</text:p>
          </table:table-cell>
          <table:table-cell table:formula="of:=[.B4550]-[.C4550]" office:value-type="float" office:value="-14.226143">
            <text:p>-14.226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870249">
            <text:p>240.870249</text:p>
          </table:table-cell>
          <table:table-cell office:value-type="float" office:value="299.363772">
            <text:p>299.363772</text:p>
          </table:table-cell>
          <table:table-cell table:formula="of:=[.B4551]-[.C4551]" office:value-type="float" office:value="-58.493523">
            <text:p>-58.493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924271">
            <text:p>51.924271</text:p>
          </table:table-cell>
          <table:table-cell office:value-type="float" office:value="62.823028">
            <text:p>62.823028</text:p>
          </table:table-cell>
          <table:table-cell table:formula="of:=[.B4552]-[.C4552]" office:value-type="float" office:value="-10.898757">
            <text:p>-10.898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733511">
            <text:p>56.733511</text:p>
          </table:table-cell>
          <table:table-cell office:value-type="float" office:value="68.966434">
            <text:p>68.966434</text:p>
          </table:table-cell>
          <table:table-cell table:formula="of:=[.B4553]-[.C4553]" office:value-type="float" office:value="-12.232923">
            <text:p>-12.232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89693">
            <text:p>47.989693</text:p>
          </table:table-cell>
          <table:table-cell office:value-type="float" office:value="58.43551">
            <text:p>58.43551</text:p>
          </table:table-cell>
          <table:table-cell table:formula="of:=[.B4554]-[.C4554]" office:value-type="float" office:value="-10.445817">
            <text:p>-10.4458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38273">
            <text:p>59.438273</text:p>
          </table:table-cell>
          <table:table-cell office:value-type="float" office:value="73.189832">
            <text:p>73.189832</text:p>
          </table:table-cell>
          <table:table-cell table:formula="of:=[.B4555]-[.C4555]" office:value-type="float" office:value="-13.751559">
            <text:p>-13.751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44728">
            <text:p>96.244728</text:p>
          </table:table-cell>
          <table:table-cell office:value-type="float" office:value="116.865123">
            <text:p>116.865123</text:p>
          </table:table-cell>
          <table:table-cell table:formula="of:=[.B4556]-[.C4556]" office:value-type="float" office:value="-20.620395">
            <text:p>-20.620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243276">
            <text:p>78.243276</text:p>
          </table:table-cell>
          <table:table-cell office:value-type="float" office:value="94.007463">
            <text:p>94.007463</text:p>
          </table:table-cell>
          <table:table-cell table:formula="of:=[.B4557]-[.C4557]" office:value-type="float" office:value="-15.764187">
            <text:p>-15.764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94643">
            <text:p>168.94643</text:p>
          </table:table-cell>
          <table:table-cell office:value-type="float" office:value="197.663705">
            <text:p>197.663705</text:p>
          </table:table-cell>
          <table:table-cell table:formula="of:=[.B4558]-[.C4558]" office:value-type="float" office:value="-28.717275">
            <text:p>-28.717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863804">
            <text:p>178.863804</text:p>
          </table:table-cell>
          <table:table-cell office:value-type="float" office:value="207.303577">
            <text:p>207.303577</text:p>
          </table:table-cell>
          <table:table-cell table:formula="of:=[.B4559]-[.C4559]" office:value-type="float" office:value="-28.439773">
            <text:p>-28.439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996349">
            <text:p>58.996349</text:p>
          </table:table-cell>
          <table:table-cell office:value-type="float" office:value="71.818974">
            <text:p>71.818974</text:p>
          </table:table-cell>
          <table:table-cell table:formula="of:=[.B4560]-[.C4560]" office:value-type="float" office:value="-12.822625">
            <text:p>-12.822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937074">
            <text:p>45.937074</text:p>
          </table:table-cell>
          <table:table-cell office:value-type="float" office:value="58.644076">
            <text:p>58.644076</text:p>
          </table:table-cell>
          <table:table-cell table:formula="of:=[.B4561]-[.C4561]" office:value-type="float" office:value="-12.707002">
            <text:p>-12.707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665316">
            <text:p>34.665316</text:p>
          </table:table-cell>
          <table:table-cell office:value-type="float" office:value="43.611228">
            <text:p>43.611228</text:p>
          </table:table-cell>
          <table:table-cell table:formula="of:=[.B4562]-[.C4562]" office:value-type="float" office:value="-8.945912">
            <text:p>-8.945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908713">
            <text:p>52.908713</text:p>
          </table:table-cell>
          <table:table-cell office:value-type="float" office:value="64.761803">
            <text:p>64.761803</text:p>
          </table:table-cell>
          <table:table-cell table:formula="of:=[.B4563]-[.C4563]" office:value-type="float" office:value="-11.85309">
            <text:p>-11.85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28981">
            <text:p>65.28981</text:p>
          </table:table-cell>
          <table:table-cell office:value-type="float" office:value="81.273816">
            <text:p>81.273816</text:p>
          </table:table-cell>
          <table:table-cell table:formula="of:=[.B4564]-[.C4564]" office:value-type="float" office:value="-15.984006">
            <text:p>-15.984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861137">
            <text:p>43.861137</text:p>
          </table:table-cell>
          <table:table-cell office:value-type="float" office:value="55.494193">
            <text:p>55.494193</text:p>
          </table:table-cell>
          <table:table-cell table:formula="of:=[.B4565]-[.C4565]" office:value-type="float" office:value="-11.633056">
            <text:p>-11.633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411391">
            <text:p>206.411391</text:p>
          </table:table-cell>
          <table:table-cell office:value-type="float" office:value="247.080642">
            <text:p>247.080642</text:p>
          </table:table-cell>
          <table:table-cell table:formula="of:=[.B4566]-[.C4566]" office:value-type="float" office:value="-40.669251">
            <text:p>-40.669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315441">
            <text:p>49.315441</text:p>
          </table:table-cell>
          <table:table-cell office:value-type="float" office:value="61.625646">
            <text:p>61.625646</text:p>
          </table:table-cell>
          <table:table-cell table:formula="of:=[.B4567]-[.C4567]" office:value-type="float" office:value="-12.310205">
            <text:p>-12.310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525564">
            <text:p>200.525564</text:p>
          </table:table-cell>
          <table:table-cell office:value-type="float" office:value="233.629253">
            <text:p>233.629253</text:p>
          </table:table-cell>
          <table:table-cell table:formula="of:=[.B4568]-[.C4568]" office:value-type="float" office:value="-33.103689">
            <text:p>-33.103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38004">
            <text:p>79.138004</text:p>
          </table:table-cell>
          <table:table-cell office:value-type="float" office:value="94.68333">
            <text:p>94.68333</text:p>
          </table:table-cell>
          <table:table-cell table:formula="of:=[.B4569]-[.C4569]" office:value-type="float" office:value="-15.545326">
            <text:p>-15.545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5068">
            <text:p>52.65068</text:p>
          </table:table-cell>
          <table:table-cell office:value-type="float" office:value="65.739094">
            <text:p>65.739094</text:p>
          </table:table-cell>
          <table:table-cell table:formula="of:=[.B4570]-[.C4570]" office:value-type="float" office:value="-13.088414">
            <text:p>-13.088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296121">
            <text:p>127.296121</text:p>
          </table:table-cell>
          <table:table-cell office:value-type="float" office:value="149.192531">
            <text:p>149.192531</text:p>
          </table:table-cell>
          <table:table-cell table:formula="of:=[.B4571]-[.C4571]" office:value-type="float" office:value="-21.89641">
            <text:p>-21.89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102205">
            <text:p>39.102205</text:p>
          </table:table-cell>
          <table:table-cell office:value-type="float" office:value="47.771698">
            <text:p>47.771698</text:p>
          </table:table-cell>
          <table:table-cell table:formula="of:=[.B4572]-[.C4572]" office:value-type="float" office:value="-8.669493">
            <text:p>-8.669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10231">
            <text:p>78.610231</text:p>
          </table:table-cell>
          <table:table-cell office:value-type="float" office:value="94.931576">
            <text:p>94.931576</text:p>
          </table:table-cell>
          <table:table-cell table:formula="of:=[.B4573]-[.C4573]" office:value-type="float" office:value="-16.321345">
            <text:p>-16.321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980719">
            <text:p>141.980719</text:p>
          </table:table-cell>
          <table:table-cell office:value-type="float" office:value="177.753695">
            <text:p>177.753695</text:p>
          </table:table-cell>
          <table:table-cell table:formula="of:=[.B4574]-[.C4574]" office:value-type="float" office:value="-35.772976">
            <text:p>-35.772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162208">
            <text:p>105.162208</text:p>
          </table:table-cell>
          <table:table-cell office:value-type="float" office:value="123.365135">
            <text:p>123.365135</text:p>
          </table:table-cell>
          <table:table-cell table:formula="of:=[.B4575]-[.C4575]" office:value-type="float" office:value="-18.202927">
            <text:p>-18.202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078001">
            <text:p>38.078001</text:p>
          </table:table-cell>
          <table:table-cell office:value-type="float" office:value="43.344736">
            <text:p>43.344736</text:p>
          </table:table-cell>
          <table:table-cell table:formula="of:=[.B4576]-[.C4576]" office:value-type="float" office:value="-5.266735">
            <text:p>-5.2667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48776">
            <text:p>67.48776</text:p>
          </table:table-cell>
          <table:table-cell office:value-type="float" office:value="80.89666">
            <text:p>80.89666</text:p>
          </table:table-cell>
          <table:table-cell table:formula="of:=[.B4577]-[.C4577]" office:value-type="float" office:value="-13.4089">
            <text:p>-13.4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094062">
            <text:p>49.094062</text:p>
          </table:table-cell>
          <table:table-cell office:value-type="float" office:value="60.21022">
            <text:p>60.21022</text:p>
          </table:table-cell>
          <table:table-cell table:formula="of:=[.B4578]-[.C4578]" office:value-type="float" office:value="-11.116158">
            <text:p>-11.116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2581">
            <text:p>82.02581</text:p>
          </table:table-cell>
          <table:table-cell office:value-type="float" office:value="97.289017">
            <text:p>97.289017</text:p>
          </table:table-cell>
          <table:table-cell table:formula="of:=[.B4579]-[.C4579]" office:value-type="float" office:value="-15.263207">
            <text:p>-15.263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091179">
            <text:p>59.091179</text:p>
          </table:table-cell>
          <table:table-cell office:value-type="float" office:value="71.455603">
            <text:p>71.455603</text:p>
          </table:table-cell>
          <table:table-cell table:formula="of:=[.B4580]-[.C4580]" office:value-type="float" office:value="-12.364424">
            <text:p>-12.364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979182">
            <text:p>111.979182</text:p>
          </table:table-cell>
          <table:table-cell office:value-type="float" office:value="137.629065">
            <text:p>137.629065</text:p>
          </table:table-cell>
          <table:table-cell table:formula="of:=[.B4581]-[.C4581]" office:value-type="float" office:value="-25.649883">
            <text:p>-25.649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36369">
            <text:p>36.36369</text:p>
          </table:table-cell>
          <table:table-cell office:value-type="float" office:value="42.673466">
            <text:p>42.673466</text:p>
          </table:table-cell>
          <table:table-cell table:formula="of:=[.B4582]-[.C4582]" office:value-type="float" office:value="-6.309776">
            <text:p>-6.3097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148663">
            <text:p>72.148663</text:p>
          </table:table-cell>
          <table:table-cell office:value-type="float" office:value="87.779423">
            <text:p>87.779423</text:p>
          </table:table-cell>
          <table:table-cell table:formula="of:=[.B4583]-[.C4583]" office:value-type="float" office:value="-15.63076">
            <text:p>-15.630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858679">
            <text:p>73.858679</text:p>
          </table:table-cell>
          <table:table-cell office:value-type="float" office:value="90.502084">
            <text:p>90.502084</text:p>
          </table:table-cell>
          <table:table-cell table:formula="of:=[.B4584]-[.C4584]" office:value-type="float" office:value="-16.643405">
            <text:p>-16.643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72895">
            <text:p>114.072895</text:p>
          </table:table-cell>
          <table:table-cell office:value-type="float" office:value="134.947557">
            <text:p>134.947557</text:p>
          </table:table-cell>
          <table:table-cell table:formula="of:=[.B4585]-[.C4585]" office:value-type="float" office:value="-20.874662">
            <text:p>-20.874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660571">
            <text:p>70.660571</text:p>
          </table:table-cell>
          <table:table-cell office:value-type="float" office:value="81.650744">
            <text:p>81.650744</text:p>
          </table:table-cell>
          <table:table-cell table:formula="of:=[.B4586]-[.C4586]" office:value-type="float" office:value="-10.990173">
            <text:p>-10.990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369484">
            <text:p>54.369484</text:p>
          </table:table-cell>
          <table:table-cell office:value-type="float" office:value="64.682444">
            <text:p>64.682444</text:p>
          </table:table-cell>
          <table:table-cell table:formula="of:=[.B4587]-[.C4587]" office:value-type="float" office:value="-10.31296">
            <text:p>-10.31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257318">
            <text:p>144.257318</text:p>
          </table:table-cell>
          <table:table-cell office:value-type="float" office:value="169.865365">
            <text:p>169.865365</text:p>
          </table:table-cell>
          <table:table-cell table:formula="of:=[.B4588]-[.C4588]" office:value-type="float" office:value="-25.608047">
            <text:p>-25.608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159199">
            <text:p>53.159199</text:p>
          </table:table-cell>
          <table:table-cell office:value-type="float" office:value="65.622198">
            <text:p>65.622198</text:p>
          </table:table-cell>
          <table:table-cell table:formula="of:=[.B4589]-[.C4589]" office:value-type="float" office:value="-12.462999">
            <text:p>-12.462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.385046">
            <text:p>307.385046</text:p>
          </table:table-cell>
          <table:table-cell office:value-type="float" office:value="386.546176">
            <text:p>386.546176</text:p>
          </table:table-cell>
          <table:table-cell table:formula="of:=[.B4590]-[.C4590]" office:value-type="float" office:value="-79.16113">
            <text:p>-79.16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182191">
            <text:p>46.182191</text:p>
          </table:table-cell>
          <table:table-cell office:value-type="float" office:value="54.352777">
            <text:p>54.352777</text:p>
          </table:table-cell>
          <table:table-cell table:formula="of:=[.B4591]-[.C4591]" office:value-type="float" office:value="-8.170586">
            <text:p>-8.170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38883">
            <text:p>45.838883</text:p>
          </table:table-cell>
          <table:table-cell office:value-type="float" office:value="53.438971">
            <text:p>53.438971</text:p>
          </table:table-cell>
          <table:table-cell table:formula="of:=[.B4592]-[.C4592]" office:value-type="float" office:value="-7.600088">
            <text:p>-7.600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33638">
            <text:p>58.433638</text:p>
          </table:table-cell>
          <table:table-cell office:value-type="float" office:value="72.03422">
            <text:p>72.03422</text:p>
          </table:table-cell>
          <table:table-cell table:formula="of:=[.B4593]-[.C4593]" office:value-type="float" office:value="-13.600582">
            <text:p>-13.600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4.893575">
            <text:p>314.893575</text:p>
          </table:table-cell>
          <table:table-cell office:value-type="float" office:value="381.290218">
            <text:p>381.290218</text:p>
          </table:table-cell>
          <table:table-cell table:formula="of:=[.B4594]-[.C4594]" office:value-type="float" office:value="-66.396643">
            <text:p>-66.396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90616">
            <text:p>96.390616</text:p>
          </table:table-cell>
          <table:table-cell office:value-type="float" office:value="114.740906">
            <text:p>114.740906</text:p>
          </table:table-cell>
          <table:table-cell table:formula="of:=[.B4595]-[.C4595]" office:value-type="float" office:value="-18.35029">
            <text:p>-18.35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854712">
            <text:p>72.854712</text:p>
          </table:table-cell>
          <table:table-cell office:value-type="float" office:value="85.62998">
            <text:p>85.62998</text:p>
          </table:table-cell>
          <table:table-cell table:formula="of:=[.B4596]-[.C4596]" office:value-type="float" office:value="-12.775268">
            <text:p>-12.775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2.060384">
            <text:p>342.060384</text:p>
          </table:table-cell>
          <table:table-cell office:value-type="float" office:value="427.511909">
            <text:p>427.511909</text:p>
          </table:table-cell>
          <table:table-cell table:formula="of:=[.B4597]-[.C4597]" office:value-type="float" office:value="-85.451525">
            <text:p>-85.451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135874">
            <text:p>40.135874</text:p>
          </table:table-cell>
          <table:table-cell office:value-type="float" office:value="47.907376">
            <text:p>47.907376</text:p>
          </table:table-cell>
          <table:table-cell table:formula="of:=[.B4598]-[.C4598]" office:value-type="float" office:value="-7.771502">
            <text:p>-7.771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5953">
            <text:p>55.95953</text:p>
          </table:table-cell>
          <table:table-cell office:value-type="float" office:value="66.278609">
            <text:p>66.278609</text:p>
          </table:table-cell>
          <table:table-cell table:formula="of:=[.B4599]-[.C4599]" office:value-type="float" office:value="-10.319079">
            <text:p>-10.319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133281">
            <text:p>174.133281</text:p>
          </table:table-cell>
          <table:table-cell office:value-type="float" office:value="208.591227">
            <text:p>208.591227</text:p>
          </table:table-cell>
          <table:table-cell table:formula="of:=[.B4600]-[.C4600]" office:value-type="float" office:value="-34.457946">
            <text:p>-34.457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5.811467">
            <text:p>605.811467</text:p>
          </table:table-cell>
          <table:table-cell office:value-type="float" office:value="749.602102">
            <text:p>749.602102</text:p>
          </table:table-cell>
          <table:table-cell table:formula="of:=[.B4601]-[.C4601]" office:value-type="float" office:value="-143.790635">
            <text:p>-143.790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129515">
            <text:p>24.129515</text:p>
          </table:table-cell>
          <table:table-cell office:value-type="float" office:value="31.148758">
            <text:p>31.148758</text:p>
          </table:table-cell>
          <table:table-cell table:formula="of:=[.B4602]-[.C4602]" office:value-type="float" office:value="-7.019243">
            <text:p>-7.019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568299">
            <text:p>55.568299</text:p>
          </table:table-cell>
          <table:table-cell office:value-type="float" office:value="65.062155">
            <text:p>65.062155</text:p>
          </table:table-cell>
          <table:table-cell table:formula="of:=[.B4603]-[.C4603]" office:value-type="float" office:value="-9.493856">
            <text:p>-9.493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24934">
            <text:p>168.24934</text:p>
          </table:table-cell>
          <table:table-cell office:value-type="float" office:value="196.932151">
            <text:p>196.932151</text:p>
          </table:table-cell>
          <table:table-cell table:formula="of:=[.B4604]-[.C4604]" office:value-type="float" office:value="-28.682811">
            <text:p>-28.682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45391">
            <text:p>58.245391</text:p>
          </table:table-cell>
          <table:table-cell office:value-type="float" office:value="66.428576">
            <text:p>66.428576</text:p>
          </table:table-cell>
          <table:table-cell table:formula="of:=[.B4605]-[.C4605]" office:value-type="float" office:value="-8.18318500000001">
            <text:p>-8.183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682027">
            <text:p>15.682027</text:p>
          </table:table-cell>
          <table:table-cell office:value-type="float" office:value="19.301829">
            <text:p>19.301829</text:p>
          </table:table-cell>
          <table:table-cell table:formula="of:=[.B4606]-[.C4606]" office:value-type="float" office:value="-3.619802">
            <text:p>-3.619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483928">
            <text:p>127.483928</text:p>
          </table:table-cell>
          <table:table-cell office:value-type="float" office:value="150.756566">
            <text:p>150.756566</text:p>
          </table:table-cell>
          <table:table-cell table:formula="of:=[.B4607]-[.C4607]" office:value-type="float" office:value="-23.272638">
            <text:p>-23.272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531582">
            <text:p>44.531582</text:p>
          </table:table-cell>
          <table:table-cell office:value-type="float" office:value="50.52062">
            <text:p>50.52062</text:p>
          </table:table-cell>
          <table:table-cell table:formula="of:=[.B4608]-[.C4608]" office:value-type="float" office:value="-5.989038">
            <text:p>-5.989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731692">
            <text:p>56.731692</text:p>
          </table:table-cell>
          <table:table-cell office:value-type="float" office:value="69.109817">
            <text:p>69.109817</text:p>
          </table:table-cell>
          <table:table-cell table:formula="of:=[.B4609]-[.C4609]" office:value-type="float" office:value="-12.378125">
            <text:p>-12.37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661373">
            <text:p>51.661373</text:p>
          </table:table-cell>
          <table:table-cell office:value-type="float" office:value="62.519701">
            <text:p>62.519701</text:p>
          </table:table-cell>
          <table:table-cell table:formula="of:=[.B4610]-[.C4610]" office:value-type="float" office:value="-10.858328">
            <text:p>-10.858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91508">
            <text:p>86.91508</text:p>
          </table:table-cell>
          <table:table-cell office:value-type="float" office:value="103.791851">
            <text:p>103.791851</text:p>
          </table:table-cell>
          <table:table-cell table:formula="of:=[.B4611]-[.C4611]" office:value-type="float" office:value="-16.876771">
            <text:p>-16.876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682459">
            <text:p>70.682459</text:p>
          </table:table-cell>
          <table:table-cell office:value-type="float" office:value="82.596715">
            <text:p>82.596715</text:p>
          </table:table-cell>
          <table:table-cell table:formula="of:=[.B4612]-[.C4612]" office:value-type="float" office:value="-11.914256">
            <text:p>-11.914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283845">
            <text:p>69.283845</text:p>
          </table:table-cell>
          <table:table-cell office:value-type="float" office:value="83.067463">
            <text:p>83.067463</text:p>
          </table:table-cell>
          <table:table-cell table:formula="of:=[.B4613]-[.C4613]" office:value-type="float" office:value="-13.783618">
            <text:p>-13.783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45979">
            <text:p>88.145979</text:p>
          </table:table-cell>
          <table:table-cell office:value-type="float" office:value="106.00821">
            <text:p>106.00821</text:p>
          </table:table-cell>
          <table:table-cell table:formula="of:=[.B4614]-[.C4614]" office:value-type="float" office:value="-17.862231">
            <text:p>-17.862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681692">
            <text:p>82.681692</text:p>
          </table:table-cell>
          <table:table-cell office:value-type="float" office:value="102.503166">
            <text:p>102.503166</text:p>
          </table:table-cell>
          <table:table-cell table:formula="of:=[.B4615]-[.C4615]" office:value-type="float" office:value="-19.821474">
            <text:p>-19.821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681353">
            <text:p>38.681353</text:p>
          </table:table-cell>
          <table:table-cell office:value-type="float" office:value="48.325652">
            <text:p>48.325652</text:p>
          </table:table-cell>
          <table:table-cell table:formula="of:=[.B4616]-[.C4616]" office:value-type="float" office:value="-9.644299">
            <text:p>-9.644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11925">
            <text:p>95.11925</text:p>
          </table:table-cell>
          <table:table-cell office:value-type="float" office:value="115.048478">
            <text:p>115.048478</text:p>
          </table:table-cell>
          <table:table-cell table:formula="of:=[.B4617]-[.C4617]" office:value-type="float" office:value="-19.929228">
            <text:p>-19.929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23049">
            <text:p>91.223049</text:p>
          </table:table-cell>
          <table:table-cell office:value-type="float" office:value="109.952795">
            <text:p>109.952795</text:p>
          </table:table-cell>
          <table:table-cell table:formula="of:=[.B4618]-[.C4618]" office:value-type="float" office:value="-18.729746">
            <text:p>-18.729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868046">
            <text:p>48.868046</text:p>
          </table:table-cell>
          <table:table-cell office:value-type="float" office:value="59.587117">
            <text:p>59.587117</text:p>
          </table:table-cell>
          <table:table-cell table:formula="of:=[.B4619]-[.C4619]" office:value-type="float" office:value="-10.719071">
            <text:p>-10.719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597736">
            <text:p>23.597736</text:p>
          </table:table-cell>
          <table:table-cell office:value-type="float" office:value="28.856848">
            <text:p>28.856848</text:p>
          </table:table-cell>
          <table:table-cell table:formula="of:=[.B4620]-[.C4620]" office:value-type="float" office:value="-5.259112">
            <text:p>-5.259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702474">
            <text:p>79.702474</text:p>
          </table:table-cell>
          <table:table-cell office:value-type="float" office:value="94.707571">
            <text:p>94.707571</text:p>
          </table:table-cell>
          <table:table-cell table:formula="of:=[.B4621]-[.C4621]" office:value-type="float" office:value="-15.005097">
            <text:p>-15.005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028622">
            <text:p>54.028622</text:p>
          </table:table-cell>
          <table:table-cell office:value-type="float" office:value="65.945399">
            <text:p>65.945399</text:p>
          </table:table-cell>
          <table:table-cell table:formula="of:=[.B4622]-[.C4622]" office:value-type="float" office:value="-11.916777">
            <text:p>-11.916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955872">
            <text:p>62.955872</text:p>
          </table:table-cell>
          <table:table-cell office:value-type="float" office:value="78.602101">
            <text:p>78.602101</text:p>
          </table:table-cell>
          <table:table-cell table:formula="of:=[.B4623]-[.C4623]" office:value-type="float" office:value="-15.646229">
            <text:p>-15.646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017008">
            <text:p>197.017008</text:p>
          </table:table-cell>
          <table:table-cell office:value-type="float" office:value="232.708073">
            <text:p>232.708073</text:p>
          </table:table-cell>
          <table:table-cell table:formula="of:=[.B4624]-[.C4624]" office:value-type="float" office:value="-35.691065">
            <text:p>-35.691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54653">
            <text:p>91.954653</text:p>
          </table:table-cell>
          <table:table-cell office:value-type="float" office:value="115.931275">
            <text:p>115.931275</text:p>
          </table:table-cell>
          <table:table-cell table:formula="of:=[.B4625]-[.C4625]" office:value-type="float" office:value="-23.976622">
            <text:p>-23.976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98106">
            <text:p>57.898106</text:p>
          </table:table-cell>
          <table:table-cell office:value-type="float" office:value="68.654309">
            <text:p>68.654309</text:p>
          </table:table-cell>
          <table:table-cell table:formula="of:=[.B4626]-[.C4626]" office:value-type="float" office:value="-10.756203">
            <text:p>-10.756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936297">
            <text:p>212.936297</text:p>
          </table:table-cell>
          <table:table-cell office:value-type="float" office:value="224.219433">
            <text:p>224.219433</text:p>
          </table:table-cell>
          <table:table-cell table:formula="of:=[.B4627]-[.C4627]" office:value-type="float" office:value="-11.283136">
            <text:p>-11.283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471433">
            <text:p>247.471433</text:p>
          </table:table-cell>
          <table:table-cell office:value-type="float" office:value="258.974426">
            <text:p>258.974426</text:p>
          </table:table-cell>
          <table:table-cell table:formula="of:=[.B4628]-[.C4628]" office:value-type="float" office:value="-11.502993">
            <text:p>-11.502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755294">
            <text:p>102.755294</text:p>
          </table:table-cell>
          <table:table-cell office:value-type="float" office:value="106.240741">
            <text:p>106.240741</text:p>
          </table:table-cell>
          <table:table-cell table:formula="of:=[.B4629]-[.C4629]" office:value-type="float" office:value="-3.48544699999999">
            <text:p>-3.485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249501">
            <text:p>236.249501</text:p>
          </table:table-cell>
          <table:table-cell office:value-type="float" office:value="247.525669">
            <text:p>247.525669</text:p>
          </table:table-cell>
          <table:table-cell table:formula="of:=[.B4630]-[.C4630]" office:value-type="float" office:value="-11.276168">
            <text:p>-11.276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600032">
            <text:p>171.600032</text:p>
          </table:table-cell>
          <table:table-cell office:value-type="float" office:value="173.466054">
            <text:p>173.466054</text:p>
          </table:table-cell>
          <table:table-cell table:formula="of:=[.B4631]-[.C4631]" office:value-type="float" office:value="-1.86602200000002">
            <text:p>-1.866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035497">
            <text:p>174.035497</text:p>
          </table:table-cell>
          <table:table-cell office:value-type="float" office:value="180.240495">
            <text:p>180.240495</text:p>
          </table:table-cell>
          <table:table-cell table:formula="of:=[.B4632]-[.C4632]" office:value-type="float" office:value="-6.20499800000002">
            <text:p>-6.204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989798">
            <text:p>118.989798</text:p>
          </table:table-cell>
          <table:table-cell office:value-type="float" office:value="123.565232">
            <text:p>123.565232</text:p>
          </table:table-cell>
          <table:table-cell table:formula="of:=[.B4633]-[.C4633]" office:value-type="float" office:value="-4.575434">
            <text:p>-4.575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33979">
            <text:p>50.233979</text:p>
          </table:table-cell>
          <table:table-cell office:value-type="float" office:value="50.776358">
            <text:p>50.776358</text:p>
          </table:table-cell>
          <table:table-cell table:formula="of:=[.B4634]-[.C4634]" office:value-type="float" office:value="-0.542379000000004">
            <text:p>-0.542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271909">
            <text:p>206.271909</text:p>
          </table:table-cell>
          <table:table-cell office:value-type="float" office:value="216.673768">
            <text:p>216.673768</text:p>
          </table:table-cell>
          <table:table-cell table:formula="of:=[.B4635]-[.C4635]" office:value-type="float" office:value="-10.401859">
            <text:p>-10.401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28798">
            <text:p>52.28798</text:p>
          </table:table-cell>
          <table:table-cell office:value-type="float" office:value="53.880107">
            <text:p>53.880107</text:p>
          </table:table-cell>
          <table:table-cell table:formula="of:=[.B4636]-[.C4636]" office:value-type="float" office:value="-1.59212700000001">
            <text:p>-1.592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254619">
            <text:p>295.254619</text:p>
          </table:table-cell>
          <table:table-cell office:value-type="float" office:value="316.002952">
            <text:p>316.002952</text:p>
          </table:table-cell>
          <table:table-cell table:formula="of:=[.B4637]-[.C4637]" office:value-type="float" office:value="-20.748333">
            <text:p>-20.748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82982">
            <text:p>177.82982</text:p>
          </table:table-cell>
          <table:table-cell office:value-type="float" office:value="192.834871">
            <text:p>192.834871</text:p>
          </table:table-cell>
          <table:table-cell table:formula="of:=[.B4638]-[.C4638]" office:value-type="float" office:value="-15.005051">
            <text:p>-15.005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69351">
            <text:p>116.169351</text:p>
          </table:table-cell>
          <table:table-cell office:value-type="float" office:value="120.488444">
            <text:p>120.488444</text:p>
          </table:table-cell>
          <table:table-cell table:formula="of:=[.B4639]-[.C4639]" office:value-type="float" office:value="-4.319093">
            <text:p>-4.319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1824">
            <text:p>89.31824</text:p>
          </table:table-cell>
          <table:table-cell office:value-type="float" office:value="92.770566">
            <text:p>92.770566</text:p>
          </table:table-cell>
          <table:table-cell table:formula="of:=[.B4640]-[.C4640]" office:value-type="float" office:value="-3.452326">
            <text:p>-3.452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662808">
            <text:p>171.662808</text:p>
          </table:table-cell>
          <table:table-cell office:value-type="float" office:value="178.339013">
            <text:p>178.339013</text:p>
          </table:table-cell>
          <table:table-cell table:formula="of:=[.B4641]-[.C4641]" office:value-type="float" office:value="-6.67620499999998">
            <text:p>-6.676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945146">
            <text:p>135.945146</text:p>
          </table:table-cell>
          <table:table-cell office:value-type="float" office:value="141.784723">
            <text:p>141.784723</text:p>
          </table:table-cell>
          <table:table-cell table:formula="of:=[.B4642]-[.C4642]" office:value-type="float" office:value="-5.83957700000002">
            <text:p>-5.839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688772">
            <text:p>201.688772</text:p>
          </table:table-cell>
          <table:table-cell office:value-type="float" office:value="201.676311">
            <text:p>201.676311</text:p>
          </table:table-cell>
          <table:table-cell table:formula="of:=[.B4643]-[.C4643]" office:value-type="float" office:value="0.0124610000000018">
            <text:p>0.012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226883">
            <text:p>36.226883</text:p>
          </table:table-cell>
          <table:table-cell office:value-type="float" office:value="37.775351">
            <text:p>37.775351</text:p>
          </table:table-cell>
          <table:table-cell table:formula="of:=[.B4644]-[.C4644]" office:value-type="float" office:value="-1.548468">
            <text:p>-1.548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78012">
            <text:p>79.978012</text:p>
          </table:table-cell>
          <table:table-cell office:value-type="float" office:value="83.44946">
            <text:p>83.44946</text:p>
          </table:table-cell>
          <table:table-cell table:formula="of:=[.B4645]-[.C4645]" office:value-type="float" office:value="-3.471448">
            <text:p>-3.471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27929">
            <text:p>108.327929</text:p>
          </table:table-cell>
          <table:table-cell office:value-type="float" office:value="114.635268">
            <text:p>114.635268</text:p>
          </table:table-cell>
          <table:table-cell table:formula="of:=[.B4646]-[.C4646]" office:value-type="float" office:value="-6.307339">
            <text:p>-6.307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944828">
            <text:p>94.944828</text:p>
          </table:table-cell>
          <table:table-cell office:value-type="float" office:value="98.770014">
            <text:p>98.770014</text:p>
          </table:table-cell>
          <table:table-cell table:formula="of:=[.B4647]-[.C4647]" office:value-type="float" office:value="-3.825186">
            <text:p>-3.825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008582">
            <text:p>63.008582</text:p>
          </table:table-cell>
          <table:table-cell office:value-type="float" office:value="68.114617">
            <text:p>68.114617</text:p>
          </table:table-cell>
          <table:table-cell table:formula="of:=[.B4648]-[.C4648]" office:value-type="float" office:value="-5.106035">
            <text:p>-5.106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386927">
            <text:p>195.386927</text:p>
          </table:table-cell>
          <table:table-cell office:value-type="float" office:value="194.25112">
            <text:p>194.25112</text:p>
          </table:table-cell>
          <table:table-cell table:formula="of:=[.B4649]-[.C4649]" office:value-type="float" office:value="1.135807">
            <text:p>1.135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654666">
            <text:p>34.654666</text:p>
          </table:table-cell>
          <table:table-cell office:value-type="float" office:value="35.222232">
            <text:p>35.222232</text:p>
          </table:table-cell>
          <table:table-cell table:formula="of:=[.B4650]-[.C4650]" office:value-type="float" office:value="-0.567565999999999">
            <text:p>-0.567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073365">
            <text:p>119.073365</text:p>
          </table:table-cell>
          <table:table-cell office:value-type="float" office:value="124.421692">
            <text:p>124.421692</text:p>
          </table:table-cell>
          <table:table-cell table:formula="of:=[.B4651]-[.C4651]" office:value-type="float" office:value="-5.348327">
            <text:p>-5.348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28455">
            <text:p>85.228455</text:p>
          </table:table-cell>
          <table:table-cell office:value-type="float" office:value="89.629227">
            <text:p>89.629227</text:p>
          </table:table-cell>
          <table:table-cell table:formula="of:=[.B4652]-[.C4652]" office:value-type="float" office:value="-4.400772">
            <text:p>-4.400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945142">
            <text:p>142.945142</text:p>
          </table:table-cell>
          <table:table-cell office:value-type="float" office:value="150.767874">
            <text:p>150.767874</text:p>
          </table:table-cell>
          <table:table-cell table:formula="of:=[.B4653]-[.C4653]" office:value-type="float" office:value="-7.822732">
            <text:p>-7.822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761157">
            <text:p>121.761157</text:p>
          </table:table-cell>
          <table:table-cell office:value-type="float" office:value="128.76214">
            <text:p>128.76214</text:p>
          </table:table-cell>
          <table:table-cell table:formula="of:=[.B4654]-[.C4654]" office:value-type="float" office:value="-7.00098299999999">
            <text:p>-7.000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566582">
            <text:p>69.566582</text:p>
          </table:table-cell>
          <table:table-cell office:value-type="float" office:value="70.378682">
            <text:p>70.378682</text:p>
          </table:table-cell>
          <table:table-cell table:formula="of:=[.B4655]-[.C4655]" office:value-type="float" office:value="-0.812100000000001">
            <text:p>-0.8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295134">
            <text:p>201.295134</text:p>
          </table:table-cell>
          <table:table-cell office:value-type="float" office:value="209.539246">
            <text:p>209.539246</text:p>
          </table:table-cell>
          <table:table-cell table:formula="of:=[.B4656]-[.C4656]" office:value-type="float" office:value="-8.244112">
            <text:p>-8.244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854732">
            <text:p>128.854732</text:p>
          </table:table-cell>
          <table:table-cell office:value-type="float" office:value="134.820857">
            <text:p>134.820857</text:p>
          </table:table-cell>
          <table:table-cell table:formula="of:=[.B4657]-[.C4657]" office:value-type="float" office:value="-5.96612499999998">
            <text:p>-5.966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567462">
            <text:p>69.567462</text:p>
          </table:table-cell>
          <table:table-cell office:value-type="float" office:value="71.459431">
            <text:p>71.459431</text:p>
          </table:table-cell>
          <table:table-cell table:formula="of:=[.B4658]-[.C4658]" office:value-type="float" office:value="-1.89196899999999">
            <text:p>-1.891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49164">
            <text:p>68.249164</text:p>
          </table:table-cell>
          <table:table-cell office:value-type="float" office:value="73.403829">
            <text:p>73.403829</text:p>
          </table:table-cell>
          <table:table-cell table:formula="of:=[.B4659]-[.C4659]" office:value-type="float" office:value="-5.15466500000001">
            <text:p>-5.154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86559">
            <text:p>83.786559</text:p>
          </table:table-cell>
          <table:table-cell office:value-type="float" office:value="86.982821">
            <text:p>86.982821</text:p>
          </table:table-cell>
          <table:table-cell table:formula="of:=[.B4660]-[.C4660]" office:value-type="float" office:value="-3.196262">
            <text:p>-3.196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6925">
            <text:p>81.56925</text:p>
          </table:table-cell>
          <table:table-cell office:value-type="float" office:value="83.519099">
            <text:p>83.519099</text:p>
          </table:table-cell>
          <table:table-cell table:formula="of:=[.B4661]-[.C4661]" office:value-type="float" office:value="-1.949849">
            <text:p>-1.949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49951">
            <text:p>98.049951</text:p>
          </table:table-cell>
          <table:table-cell office:value-type="float" office:value="100.960254">
            <text:p>100.960254</text:p>
          </table:table-cell>
          <table:table-cell table:formula="of:=[.B4662]-[.C4662]" office:value-type="float" office:value="-2.91030300000001">
            <text:p>-2.910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29747">
            <text:p>53.829747</text:p>
          </table:table-cell>
          <table:table-cell office:value-type="float" office:value="55.546841">
            <text:p>55.546841</text:p>
          </table:table-cell>
          <table:table-cell table:formula="of:=[.B4663]-[.C4663]" office:value-type="float" office:value="-1.717094">
            <text:p>-1.717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665762">
            <text:p>39.665762</text:p>
          </table:table-cell>
          <table:table-cell office:value-type="float" office:value="42.463647">
            <text:p>42.463647</text:p>
          </table:table-cell>
          <table:table-cell table:formula="of:=[.B4664]-[.C4664]" office:value-type="float" office:value="-2.797885">
            <text:p>-2.797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779691">
            <text:p>87.779691</text:p>
          </table:table-cell>
          <table:table-cell office:value-type="float" office:value="98.917764">
            <text:p>98.917764</text:p>
          </table:table-cell>
          <table:table-cell table:formula="of:=[.B4665]-[.C4665]" office:value-type="float" office:value="-11.138073">
            <text:p>-11.138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265261">
            <text:p>118.265261</text:p>
          </table:table-cell>
          <table:table-cell office:value-type="float" office:value="121.610177">
            <text:p>121.610177</text:p>
          </table:table-cell>
          <table:table-cell table:formula="of:=[.B4666]-[.C4666]" office:value-type="float" office:value="-3.344916">
            <text:p>-3.344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576841">
            <text:p>254.576841</text:p>
          </table:table-cell>
          <table:table-cell office:value-type="float" office:value="255.037756">
            <text:p>255.037756</text:p>
          </table:table-cell>
          <table:table-cell table:formula="of:=[.B4667]-[.C4667]" office:value-type="float" office:value="-0.460915">
            <text:p>-0.460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970095">
            <text:p>150.970095</text:p>
          </table:table-cell>
          <table:table-cell office:value-type="float" office:value="159.609502">
            <text:p>159.609502</text:p>
          </table:table-cell>
          <table:table-cell table:formula="of:=[.B4668]-[.C4668]" office:value-type="float" office:value="-8.63940700000001">
            <text:p>-8.639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6265">
            <text:p>88.56265</text:p>
          </table:table-cell>
          <table:table-cell office:value-type="float" office:value="92.111907">
            <text:p>92.111907</text:p>
          </table:table-cell>
          <table:table-cell table:formula="of:=[.B4669]-[.C4669]" office:value-type="float" office:value="-3.549257">
            <text:p>-3.549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913796">
            <text:p>107.913796</text:p>
          </table:table-cell>
          <table:table-cell office:value-type="float" office:value="117.783573">
            <text:p>117.783573</text:p>
          </table:table-cell>
          <table:table-cell table:formula="of:=[.B4670]-[.C4670]" office:value-type="float" office:value="-9.869777">
            <text:p>-9.869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864052">
            <text:p>150.864052</text:p>
          </table:table-cell>
          <table:table-cell office:value-type="float" office:value="158.260156">
            <text:p>158.260156</text:p>
          </table:table-cell>
          <table:table-cell table:formula="of:=[.B4671]-[.C4671]" office:value-type="float" office:value="-7.39610400000001">
            <text:p>-7.396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160279">
            <text:p>125.160279</text:p>
          </table:table-cell>
          <table:table-cell office:value-type="float" office:value="133.061527">
            <text:p>133.061527</text:p>
          </table:table-cell>
          <table:table-cell table:formula="of:=[.B4672]-[.C4672]" office:value-type="float" office:value="-7.90124800000001">
            <text:p>-7.901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757735">
            <text:p>243.757735</text:p>
          </table:table-cell>
          <table:table-cell office:value-type="float" office:value="252.530918">
            <text:p>252.530918</text:p>
          </table:table-cell>
          <table:table-cell table:formula="of:=[.B4673]-[.C4673]" office:value-type="float" office:value="-8.77318300000002">
            <text:p>-8.773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99445">
            <text:p>122.199445</text:p>
          </table:table-cell>
          <table:table-cell office:value-type="float" office:value="126.950073">
            <text:p>126.950073</text:p>
          </table:table-cell>
          <table:table-cell table:formula="of:=[.B4674]-[.C4674]" office:value-type="float" office:value="-4.75062800000001">
            <text:p>-4.750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327494">
            <text:p>114.327494</text:p>
          </table:table-cell>
          <table:table-cell office:value-type="float" office:value="115.697475">
            <text:p>115.697475</text:p>
          </table:table-cell>
          <table:table-cell table:formula="of:=[.B4675]-[.C4675]" office:value-type="float" office:value="-1.369981">
            <text:p>-1.369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442672">
            <text:p>73.442672</text:p>
          </table:table-cell>
          <table:table-cell office:value-type="float" office:value="77.333803">
            <text:p>77.333803</text:p>
          </table:table-cell>
          <table:table-cell table:formula="of:=[.B4676]-[.C4676]" office:value-type="float" office:value="-3.891131">
            <text:p>-3.891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820474">
            <text:p>119.820474</text:p>
          </table:table-cell>
          <table:table-cell office:value-type="float" office:value="123.362221">
            <text:p>123.362221</text:p>
          </table:table-cell>
          <table:table-cell table:formula="of:=[.B4677]-[.C4677]" office:value-type="float" office:value="-3.541747">
            <text:p>-3.541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03436">
            <text:p>45.503436</text:p>
          </table:table-cell>
          <table:table-cell office:value-type="float" office:value="46.860925">
            <text:p>46.860925</text:p>
          </table:table-cell>
          <table:table-cell table:formula="of:=[.B4678]-[.C4678]" office:value-type="float" office:value="-1.357489">
            <text:p>-1.357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32122">
            <text:p>108.432122</text:p>
          </table:table-cell>
          <table:table-cell office:value-type="float" office:value="116.068056">
            <text:p>116.068056</text:p>
          </table:table-cell>
          <table:table-cell table:formula="of:=[.B4679]-[.C4679]" office:value-type="float" office:value="-7.63593399999999">
            <text:p>-7.635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253152">
            <text:p>54.253152</text:p>
          </table:table-cell>
          <table:table-cell office:value-type="float" office:value="56.4752">
            <text:p>56.4752</text:p>
          </table:table-cell>
          <table:table-cell table:formula="of:=[.B4680]-[.C4680]" office:value-type="float" office:value="-2.222048">
            <text:p>-2.222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913604">
            <text:p>75.913604</text:p>
          </table:table-cell>
          <table:table-cell office:value-type="float" office:value="80.33572">
            <text:p>80.33572</text:p>
          </table:table-cell>
          <table:table-cell table:formula="of:=[.B4681]-[.C4681]" office:value-type="float" office:value="-4.42211599999999">
            <text:p>-4.422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42438">
            <text:p>113.142438</text:p>
          </table:table-cell>
          <table:table-cell office:value-type="float" office:value="116.84373">
            <text:p>116.84373</text:p>
          </table:table-cell>
          <table:table-cell table:formula="of:=[.B4682]-[.C4682]" office:value-type="float" office:value="-3.701292">
            <text:p>-3.701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.694991">
            <text:p>274.694991</text:p>
          </table:table-cell>
          <table:table-cell office:value-type="float" office:value="280.855642">
            <text:p>280.855642</text:p>
          </table:table-cell>
          <table:table-cell table:formula="of:=[.B4683]-[.C4683]" office:value-type="float" office:value="-6.16065099999997">
            <text:p>-6.1606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427457">
            <text:p>135.427457</text:p>
          </table:table-cell>
          <table:table-cell office:value-type="float" office:value="142.474611">
            <text:p>142.474611</text:p>
          </table:table-cell>
          <table:table-cell table:formula="of:=[.B4684]-[.C4684]" office:value-type="float" office:value="-7.04715400000001">
            <text:p>-7.047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22597">
            <text:p>76.122597</text:p>
          </table:table-cell>
          <table:table-cell office:value-type="float" office:value="76.943154">
            <text:p>76.943154</text:p>
          </table:table-cell>
          <table:table-cell table:formula="of:=[.B4685]-[.C4685]" office:value-type="float" office:value="-0.820557000000008">
            <text:p>-0.820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784495">
            <text:p>39.784495</text:p>
          </table:table-cell>
          <table:table-cell office:value-type="float" office:value="40.103318">
            <text:p>40.103318</text:p>
          </table:table-cell>
          <table:table-cell table:formula="of:=[.B4686]-[.C4686]" office:value-type="float" office:value="-0.318823000000002">
            <text:p>-0.318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79222">
            <text:p>67.579222</text:p>
          </table:table-cell>
          <table:table-cell office:value-type="float" office:value="70.162056">
            <text:p>70.162056</text:p>
          </table:table-cell>
          <table:table-cell table:formula="of:=[.B4687]-[.C4687]" office:value-type="float" office:value="-2.58283400000001">
            <text:p>-2.582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340192">
            <text:p>137.340192</text:p>
          </table:table-cell>
          <table:table-cell office:value-type="float" office:value="142.921964">
            <text:p>142.921964</text:p>
          </table:table-cell>
          <table:table-cell table:formula="of:=[.B4688]-[.C4688]" office:value-type="float" office:value="-5.581772">
            <text:p>-5.581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141304">
            <text:p>257.141304</text:p>
          </table:table-cell>
          <table:table-cell office:value-type="float" office:value="267.798551">
            <text:p>267.798551</text:p>
          </table:table-cell>
          <table:table-cell table:formula="of:=[.B4689]-[.C4689]" office:value-type="float" office:value="-10.657247">
            <text:p>-10.657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729236">
            <text:p>39.729236</text:p>
          </table:table-cell>
          <table:table-cell office:value-type="float" office:value="39.985958">
            <text:p>39.985958</text:p>
          </table:table-cell>
          <table:table-cell table:formula="of:=[.B4690]-[.C4690]" office:value-type="float" office:value="-0.256721999999996">
            <text:p>-0.256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805925">
            <text:p>58.805925</text:p>
          </table:table-cell>
          <table:table-cell office:value-type="float" office:value="59.345511">
            <text:p>59.345511</text:p>
          </table:table-cell>
          <table:table-cell table:formula="of:=[.B4691]-[.C4691]" office:value-type="float" office:value="-0.539586">
            <text:p>-0.539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81683">
            <text:p>87.181683</text:p>
          </table:table-cell>
          <table:table-cell office:value-type="float" office:value="92.317619">
            <text:p>92.317619</text:p>
          </table:table-cell>
          <table:table-cell table:formula="of:=[.B4692]-[.C4692]" office:value-type="float" office:value="-5.13593599999999">
            <text:p>-5.135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92476">
            <text:p>47.692476</text:p>
          </table:table-cell>
          <table:table-cell office:value-type="float" office:value="49.435695">
            <text:p>49.435695</text:p>
          </table:table-cell>
          <table:table-cell table:formula="of:=[.B4693]-[.C4693]" office:value-type="float" office:value="-1.743219">
            <text:p>-1.743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647738">
            <text:p>65.647738</text:p>
          </table:table-cell>
          <table:table-cell office:value-type="float" office:value="66.496074">
            <text:p>66.496074</text:p>
          </table:table-cell>
          <table:table-cell table:formula="of:=[.B4694]-[.C4694]" office:value-type="float" office:value="-0.848335999999989">
            <text:p>-0.848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973677">
            <text:p>113.973677</text:p>
          </table:table-cell>
          <table:table-cell office:value-type="float" office:value="118.904631">
            <text:p>118.904631</text:p>
          </table:table-cell>
          <table:table-cell table:formula="of:=[.B4695]-[.C4695]" office:value-type="float" office:value="-4.930954">
            <text:p>-4.930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952258">
            <text:p>142.952258</text:p>
          </table:table-cell>
          <table:table-cell office:value-type="float" office:value="149.441836">
            <text:p>149.441836</text:p>
          </table:table-cell>
          <table:table-cell table:formula="of:=[.B4696]-[.C4696]" office:value-type="float" office:value="-6.48957799999999">
            <text:p>-6.489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7594">
            <text:p>75.07594</text:p>
          </table:table-cell>
          <table:table-cell office:value-type="float" office:value="79.417573">
            <text:p>79.417573</text:p>
          </table:table-cell>
          <table:table-cell table:formula="of:=[.B4697]-[.C4697]" office:value-type="float" office:value="-4.341633">
            <text:p>-4.341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874213">
            <text:p>216.874213</text:p>
          </table:table-cell>
          <table:table-cell office:value-type="float" office:value="227.066187">
            <text:p>227.066187</text:p>
          </table:table-cell>
          <table:table-cell table:formula="of:=[.B4698]-[.C4698]" office:value-type="float" office:value="-10.191974">
            <text:p>-10.191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075599">
            <text:p>201.075599</text:p>
          </table:table-cell>
          <table:table-cell office:value-type="float" office:value="208.018019">
            <text:p>208.018019</text:p>
          </table:table-cell>
          <table:table-cell table:formula="of:=[.B4699]-[.C4699]" office:value-type="float" office:value="-6.94242">
            <text:p>-6.94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72063">
            <text:p>88.372063</text:p>
          </table:table-cell>
          <table:table-cell office:value-type="float" office:value="91.626383">
            <text:p>91.626383</text:p>
          </table:table-cell>
          <table:table-cell table:formula="of:=[.B4700]-[.C4700]" office:value-type="float" office:value="-3.25432000000001">
            <text:p>-3.25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774269">
            <text:p>75.774269</text:p>
          </table:table-cell>
          <table:table-cell office:value-type="float" office:value="81.879438">
            <text:p>81.879438</text:p>
          </table:table-cell>
          <table:table-cell table:formula="of:=[.B4701]-[.C4701]" office:value-type="float" office:value="-6.10516899999999">
            <text:p>-6.105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946367">
            <text:p>93.946367</text:p>
          </table:table-cell>
          <table:table-cell office:value-type="float" office:value="97.98508">
            <text:p>97.98508</text:p>
          </table:table-cell>
          <table:table-cell table:formula="of:=[.B4702]-[.C4702]" office:value-type="float" office:value="-4.038713">
            <text:p>-4.038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48568">
            <text:p>43.048568</text:p>
          </table:table-cell>
          <table:table-cell office:value-type="float" office:value="44.954423">
            <text:p>44.954423</text:p>
          </table:table-cell>
          <table:table-cell table:formula="of:=[.B4703]-[.C4703]" office:value-type="float" office:value="-1.905855">
            <text:p>-1.905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454527">
            <text:p>120.454527</text:p>
          </table:table-cell>
          <table:table-cell office:value-type="float" office:value="126.868675">
            <text:p>126.868675</text:p>
          </table:table-cell>
          <table:table-cell table:formula="of:=[.B4704]-[.C4704]" office:value-type="float" office:value="-6.414148">
            <text:p>-6.414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355973">
            <text:p>166.355973</text:p>
          </table:table-cell>
          <table:table-cell office:value-type="float" office:value="175.578442">
            <text:p>175.578442</text:p>
          </table:table-cell>
          <table:table-cell table:formula="of:=[.B4705]-[.C4705]" office:value-type="float" office:value="-9.22246899999999">
            <text:p>-9.222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89268">
            <text:p>83.089268</text:p>
          </table:table-cell>
          <table:table-cell office:value-type="float" office:value="91.113145">
            <text:p>91.113145</text:p>
          </table:table-cell>
          <table:table-cell table:formula="of:=[.B4706]-[.C4706]" office:value-type="float" office:value="-8.023877">
            <text:p>-8.023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351252">
            <text:p>172.351252</text:p>
          </table:table-cell>
          <table:table-cell office:value-type="float" office:value="178.697084">
            <text:p>178.697084</text:p>
          </table:table-cell>
          <table:table-cell table:formula="of:=[.B4707]-[.C4707]" office:value-type="float" office:value="-6.345832">
            <text:p>-6.345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36332">
            <text:p>84.236332</text:p>
          </table:table-cell>
          <table:table-cell office:value-type="float" office:value="86.060968">
            <text:p>86.060968</text:p>
          </table:table-cell>
          <table:table-cell table:formula="of:=[.B4708]-[.C4708]" office:value-type="float" office:value="-1.824636">
            <text:p>-1.824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645495">
            <text:p>169.645495</text:p>
          </table:table-cell>
          <table:table-cell office:value-type="float" office:value="180.911494">
            <text:p>180.911494</text:p>
          </table:table-cell>
          <table:table-cell table:formula="of:=[.B4709]-[.C4709]" office:value-type="float" office:value="-11.265999">
            <text:p>-11.265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7.711503">
            <text:p>527.711503</text:p>
          </table:table-cell>
          <table:table-cell office:value-type="float" office:value="563.173314">
            <text:p>563.173314</text:p>
          </table:table-cell>
          <table:table-cell table:formula="of:=[.B4710]-[.C4710]" office:value-type="float" office:value="-35.461811">
            <text:p>-35.461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284028">
            <text:p>52.284028</text:p>
          </table:table-cell>
          <table:table-cell office:value-type="float" office:value="55.154625">
            <text:p>55.154625</text:p>
          </table:table-cell>
          <table:table-cell table:formula="of:=[.B4711]-[.C4711]" office:value-type="float" office:value="-2.870597">
            <text:p>-2.870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550716">
            <text:p>167.550716</text:p>
          </table:table-cell>
          <table:table-cell office:value-type="float" office:value="176.779793">
            <text:p>176.779793</text:p>
          </table:table-cell>
          <table:table-cell table:formula="of:=[.B4712]-[.C4712]" office:value-type="float" office:value="-9.22907700000002">
            <text:p>-9.229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3553">
            <text:p>54.3553</text:p>
          </table:table-cell>
          <table:table-cell office:value-type="float" office:value="55.911237">
            <text:p>55.911237</text:p>
          </table:table-cell>
          <table:table-cell table:formula="of:=[.B4713]-[.C4713]" office:value-type="float" office:value="-1.555937">
            <text:p>-1.555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65863">
            <text:p>96.465863</text:p>
          </table:table-cell>
          <table:table-cell office:value-type="float" office:value="102.047833">
            <text:p>102.047833</text:p>
          </table:table-cell>
          <table:table-cell table:formula="of:=[.B4714]-[.C4714]" office:value-type="float" office:value="-5.58197">
            <text:p>-5.58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09338">
            <text:p>194.09338</text:p>
          </table:table-cell>
          <table:table-cell office:value-type="float" office:value="205.272398">
            <text:p>205.272398</text:p>
          </table:table-cell>
          <table:table-cell table:formula="of:=[.B4715]-[.C4715]" office:value-type="float" office:value="-11.179018">
            <text:p>-11.179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45185">
            <text:p>70.945185</text:p>
          </table:table-cell>
          <table:table-cell office:value-type="float" office:value="70.640155">
            <text:p>70.640155</text:p>
          </table:table-cell>
          <table:table-cell table:formula="of:=[.B4716]-[.C4716]" office:value-type="float" office:value="0.305030000000002">
            <text:p>0.30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08717">
            <text:p>44.408717</text:p>
          </table:table-cell>
          <table:table-cell office:value-type="float" office:value="45.363089">
            <text:p>45.363089</text:p>
          </table:table-cell>
          <table:table-cell table:formula="of:=[.B4717]-[.C4717]" office:value-type="float" office:value="-0.954371999999999">
            <text:p>-0.9543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08709">
            <text:p>116.08709</text:p>
          </table:table-cell>
          <table:table-cell office:value-type="float" office:value="121.891106">
            <text:p>121.891106</text:p>
          </table:table-cell>
          <table:table-cell table:formula="of:=[.B4718]-[.C4718]" office:value-type="float" office:value="-5.80401599999999">
            <text:p>-5.804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01752">
            <text:p>102.101752</text:p>
          </table:table-cell>
          <table:table-cell office:value-type="float" office:value="106.884329">
            <text:p>106.884329</text:p>
          </table:table-cell>
          <table:table-cell table:formula="of:=[.B4719]-[.C4719]" office:value-type="float" office:value="-4.78257699999999">
            <text:p>-4.782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222103">
            <text:p>51.222103</text:p>
          </table:table-cell>
          <table:table-cell office:value-type="float" office:value="54.81601">
            <text:p>54.81601</text:p>
          </table:table-cell>
          <table:table-cell table:formula="of:=[.B4720]-[.C4720]" office:value-type="float" office:value="-3.593907">
            <text:p>-3.593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790442">
            <text:p>153.790442</text:p>
          </table:table-cell>
          <table:table-cell office:value-type="float" office:value="162.038922">
            <text:p>162.038922</text:p>
          </table:table-cell>
          <table:table-cell table:formula="of:=[.B4721]-[.C4721]" office:value-type="float" office:value="-8.24848">
            <text:p>-8.24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.357847">
            <text:p>259.357847</text:p>
          </table:table-cell>
          <table:table-cell office:value-type="float" office:value="264.558848">
            <text:p>264.558848</text:p>
          </table:table-cell>
          <table:table-cell table:formula="of:=[.B4722]-[.C4722]" office:value-type="float" office:value="-5.20100100000002">
            <text:p>-5.201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124603">
            <text:p>143.124603</text:p>
          </table:table-cell>
          <table:table-cell office:value-type="float" office:value="145.78252">
            <text:p>145.78252</text:p>
          </table:table-cell>
          <table:table-cell table:formula="of:=[.B4723]-[.C4723]" office:value-type="float" office:value="-2.657917">
            <text:p>-2.657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192811">
            <text:p>120.192811</text:p>
          </table:table-cell>
          <table:table-cell office:value-type="float" office:value="126.549009">
            <text:p>126.549009</text:p>
          </table:table-cell>
          <table:table-cell table:formula="of:=[.B4724]-[.C4724]" office:value-type="float" office:value="-6.35619799999999">
            <text:p>-6.356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29571">
            <text:p>93.529571</text:p>
          </table:table-cell>
          <table:table-cell office:value-type="float" office:value="98.455099">
            <text:p>98.455099</text:p>
          </table:table-cell>
          <table:table-cell table:formula="of:=[.B4725]-[.C4725]" office:value-type="float" office:value="-4.925528">
            <text:p>-4.925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24974">
            <text:p>84.224974</text:p>
          </table:table-cell>
          <table:table-cell office:value-type="float" office:value="87.50749">
            <text:p>87.50749</text:p>
          </table:table-cell>
          <table:table-cell table:formula="of:=[.B4726]-[.C4726]" office:value-type="float" office:value="-3.282516">
            <text:p>-3.282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67974">
            <text:p>80.367974</text:p>
          </table:table-cell>
          <table:table-cell office:value-type="float" office:value="83.359802">
            <text:p>83.359802</text:p>
          </table:table-cell>
          <table:table-cell table:formula="of:=[.B4727]-[.C4727]" office:value-type="float" office:value="-2.991828">
            <text:p>-2.991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059671">
            <text:p>115.059671</text:p>
          </table:table-cell>
          <table:table-cell office:value-type="float" office:value="121.018215">
            <text:p>121.018215</text:p>
          </table:table-cell>
          <table:table-cell table:formula="of:=[.B4728]-[.C4728]" office:value-type="float" office:value="-5.958544">
            <text:p>-5.958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99722">
            <text:p>71.299722</text:p>
          </table:table-cell>
          <table:table-cell office:value-type="float" office:value="74.222996">
            <text:p>74.222996</text:p>
          </table:table-cell>
          <table:table-cell table:formula="of:=[.B4729]-[.C4729]" office:value-type="float" office:value="-2.92327399999999">
            <text:p>-2.923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9735">
            <text:p>152.09735</text:p>
          </table:table-cell>
          <table:table-cell office:value-type="float" office:value="159.646927">
            <text:p>159.646927</text:p>
          </table:table-cell>
          <table:table-cell table:formula="of:=[.B4730]-[.C4730]" office:value-type="float" office:value="-7.549577">
            <text:p>-7.549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84967">
            <text:p>89.884967</text:p>
          </table:table-cell>
          <table:table-cell office:value-type="float" office:value="92.670635">
            <text:p>92.670635</text:p>
          </table:table-cell>
          <table:table-cell table:formula="of:=[.B4731]-[.C4731]" office:value-type="float" office:value="-2.785668">
            <text:p>-2.785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38467">
            <text:p>110.338467</text:p>
          </table:table-cell>
          <table:table-cell office:value-type="float" office:value="114.822757">
            <text:p>114.822757</text:p>
          </table:table-cell>
          <table:table-cell table:formula="of:=[.B4732]-[.C4732]" office:value-type="float" office:value="-4.48429">
            <text:p>-4.48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12992">
            <text:p>53.12992</text:p>
          </table:table-cell>
          <table:table-cell office:value-type="float" office:value="52.763876">
            <text:p>52.763876</text:p>
          </table:table-cell>
          <table:table-cell table:formula="of:=[.B4733]-[.C4733]" office:value-type="float" office:value="0.366043999999995">
            <text:p>0.366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418357">
            <text:p>91.418357</text:p>
          </table:table-cell>
          <table:table-cell office:value-type="float" office:value="95.261324">
            <text:p>95.261324</text:p>
          </table:table-cell>
          <table:table-cell table:formula="of:=[.B4734]-[.C4734]" office:value-type="float" office:value="-3.842967">
            <text:p>-3.842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276251">
            <text:p>125.276251</text:p>
          </table:table-cell>
          <table:table-cell office:value-type="float" office:value="131.927257">
            <text:p>131.927257</text:p>
          </table:table-cell>
          <table:table-cell table:formula="of:=[.B4735]-[.C4735]" office:value-type="float" office:value="-6.651006">
            <text:p>-6.651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66124">
            <text:p>67.566124</text:p>
          </table:table-cell>
          <table:table-cell office:value-type="float" office:value="72.297809">
            <text:p>72.297809</text:p>
          </table:table-cell>
          <table:table-cell table:formula="of:=[.B4736]-[.C4736]" office:value-type="float" office:value="-4.731685">
            <text:p>-4.731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08355">
            <text:p>64.208355</text:p>
          </table:table-cell>
          <table:table-cell office:value-type="float" office:value="65.949936">
            <text:p>65.949936</text:p>
          </table:table-cell>
          <table:table-cell table:formula="of:=[.B4737]-[.C4737]" office:value-type="float" office:value="-1.741581">
            <text:p>-1.741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702999">
            <text:p>38.702999</text:p>
          </table:table-cell>
          <table:table-cell office:value-type="float" office:value="40.86517">
            <text:p>40.86517</text:p>
          </table:table-cell>
          <table:table-cell table:formula="of:=[.B4738]-[.C4738]" office:value-type="float" office:value="-2.162171">
            <text:p>-2.162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307657">
            <text:p>67.307657</text:p>
          </table:table-cell>
          <table:table-cell office:value-type="float" office:value="72.202752">
            <text:p>72.202752</text:p>
          </table:table-cell>
          <table:table-cell table:formula="of:=[.B4739]-[.C4739]" office:value-type="float" office:value="-4.895095">
            <text:p>-4.895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.909509">
            <text:p>381.909509</text:p>
          </table:table-cell>
          <table:table-cell office:value-type="float" office:value="390.564868">
            <text:p>390.564868</text:p>
          </table:table-cell>
          <table:table-cell table:formula="of:=[.B4740]-[.C4740]" office:value-type="float" office:value="-8.65535899999998">
            <text:p>-8.655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48606">
            <text:p>56.48606</text:p>
          </table:table-cell>
          <table:table-cell office:value-type="float" office:value="57.546564">
            <text:p>57.546564</text:p>
          </table:table-cell>
          <table:table-cell table:formula="of:=[.B4741]-[.C4741]" office:value-type="float" office:value="-1.06050399999999">
            <text:p>-1.060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795377">
            <text:p>141.795377</text:p>
          </table:table-cell>
          <table:table-cell office:value-type="float" office:value="150.67537">
            <text:p>150.67537</text:p>
          </table:table-cell>
          <table:table-cell table:formula="of:=[.B4742]-[.C4742]" office:value-type="float" office:value="-8.87999299999999">
            <text:p>-8.879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630007">
            <text:p>170.630007</text:p>
          </table:table-cell>
          <table:table-cell office:value-type="float" office:value="175.709923">
            <text:p>175.709923</text:p>
          </table:table-cell>
          <table:table-cell table:formula="of:=[.B4743]-[.C4743]" office:value-type="float" office:value="-5.079916">
            <text:p>-5.079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875912">
            <text:p>112.875912</text:p>
          </table:table-cell>
          <table:table-cell office:value-type="float" office:value="118.157547">
            <text:p>118.157547</text:p>
          </table:table-cell>
          <table:table-cell table:formula="of:=[.B4744]-[.C4744]" office:value-type="float" office:value="-5.28163499999999">
            <text:p>-5.281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443191">
            <text:p>89.443191</text:p>
          </table:table-cell>
          <table:table-cell office:value-type="float" office:value="93.779042">
            <text:p>93.779042</text:p>
          </table:table-cell>
          <table:table-cell table:formula="of:=[.B4745]-[.C4745]" office:value-type="float" office:value="-4.33585100000001">
            <text:p>-4.335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355949">
            <text:p>126.355949</text:p>
          </table:table-cell>
          <table:table-cell office:value-type="float" office:value="133.131857">
            <text:p>133.131857</text:p>
          </table:table-cell>
          <table:table-cell table:formula="of:=[.B4746]-[.C4746]" office:value-type="float" office:value="-6.775908">
            <text:p>-6.775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940998">
            <text:p>58.940998</text:p>
          </table:table-cell>
          <table:table-cell office:value-type="float" office:value="61.29325">
            <text:p>61.29325</text:p>
          </table:table-cell>
          <table:table-cell table:formula="of:=[.B4747]-[.C4747]" office:value-type="float" office:value="-2.352252">
            <text:p>-2.352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70394">
            <text:p>115.770394</text:p>
          </table:table-cell>
          <table:table-cell office:value-type="float" office:value="120.821111">
            <text:p>120.821111</text:p>
          </table:table-cell>
          <table:table-cell table:formula="of:=[.B4748]-[.C4748]" office:value-type="float" office:value="-5.05071700000001">
            <text:p>-5.050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528607">
            <text:p>121.528607</text:p>
          </table:table-cell>
          <table:table-cell office:value-type="float" office:value="122.880014">
            <text:p>122.880014</text:p>
          </table:table-cell>
          <table:table-cell table:formula="of:=[.B4749]-[.C4749]" office:value-type="float" office:value="-1.35140700000001">
            <text:p>-1.351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31893">
            <text:p>282.31893</text:p>
          </table:table-cell>
          <table:table-cell office:value-type="float" office:value="296.57593">
            <text:p>296.57593</text:p>
          </table:table-cell>
          <table:table-cell table:formula="of:=[.B4750]-[.C4750]" office:value-type="float" office:value="-14.257">
            <text:p>-14.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637139">
            <text:p>84.637139</text:p>
          </table:table-cell>
          <table:table-cell office:value-type="float" office:value="87.564201">
            <text:p>87.564201</text:p>
          </table:table-cell>
          <table:table-cell table:formula="of:=[.B4751]-[.C4751]" office:value-type="float" office:value="-2.92706199999999">
            <text:p>-2.927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86413">
            <text:p>102.986413</text:p>
          </table:table-cell>
          <table:table-cell office:value-type="float" office:value="106.627978">
            <text:p>106.627978</text:p>
          </table:table-cell>
          <table:table-cell table:formula="of:=[.B4752]-[.C4752]" office:value-type="float" office:value="-3.641565">
            <text:p>-3.641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68048">
            <text:p>93.568048</text:p>
          </table:table-cell>
          <table:table-cell office:value-type="float" office:value="97.180187">
            <text:p>97.180187</text:p>
          </table:table-cell>
          <table:table-cell table:formula="of:=[.B4753]-[.C4753]" office:value-type="float" office:value="-3.612139">
            <text:p>-3.612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67198">
            <text:p>69.067198</text:p>
          </table:table-cell>
          <table:table-cell office:value-type="float" office:value="71.193845">
            <text:p>71.193845</text:p>
          </table:table-cell>
          <table:table-cell table:formula="of:=[.B4754]-[.C4754]" office:value-type="float" office:value="-2.12664699999999">
            <text:p>-2.126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802858">
            <text:p>185.802858</text:p>
          </table:table-cell>
          <table:table-cell office:value-type="float" office:value="198.961886">
            <text:p>198.961886</text:p>
          </table:table-cell>
          <table:table-cell table:formula="of:=[.B4755]-[.C4755]" office:value-type="float" office:value="-13.159028">
            <text:p>-13.159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929706">
            <text:p>50.929706</text:p>
          </table:table-cell>
          <table:table-cell office:value-type="float" office:value="55.469993">
            <text:p>55.469993</text:p>
          </table:table-cell>
          <table:table-cell table:formula="of:=[.B4756]-[.C4756]" office:value-type="float" office:value="-4.540287">
            <text:p>-4.540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521957">
            <text:p>161.521957</text:p>
          </table:table-cell>
          <table:table-cell office:value-type="float" office:value="176.993925">
            <text:p>176.993925</text:p>
          </table:table-cell>
          <table:table-cell table:formula="of:=[.B4757]-[.C4757]" office:value-type="float" office:value="-15.471968">
            <text:p>-15.471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109317">
            <text:p>157.109317</text:p>
          </table:table-cell>
          <table:table-cell office:value-type="float" office:value="169.307477">
            <text:p>169.307477</text:p>
          </table:table-cell>
          <table:table-cell table:formula="of:=[.B4758]-[.C4758]" office:value-type="float" office:value="-12.19816">
            <text:p>-12.198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117755">
            <text:p>139.117755</text:p>
          </table:table-cell>
          <table:table-cell office:value-type="float" office:value="148.1788">
            <text:p>148.1788</text:p>
          </table:table-cell>
          <table:table-cell table:formula="of:=[.B4759]-[.C4759]" office:value-type="float" office:value="-9.06104500000001">
            <text:p>-9.061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140637">
            <text:p>227.140637</text:p>
          </table:table-cell>
          <table:table-cell office:value-type="float" office:value="249.782944">
            <text:p>249.782944</text:p>
          </table:table-cell>
          <table:table-cell table:formula="of:=[.B4760]-[.C4760]" office:value-type="float" office:value="-22.642307">
            <text:p>-22.642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653638">
            <text:p>208.653638</text:p>
          </table:table-cell>
          <table:table-cell office:value-type="float" office:value="225.775933">
            <text:p>225.775933</text:p>
          </table:table-cell>
          <table:table-cell table:formula="of:=[.B4761]-[.C4761]" office:value-type="float" office:value="-17.122295">
            <text:p>-17.122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501342">
            <text:p>145.501342</text:p>
          </table:table-cell>
          <table:table-cell office:value-type="float" office:value="156.124617">
            <text:p>156.124617</text:p>
          </table:table-cell>
          <table:table-cell table:formula="of:=[.B4762]-[.C4762]" office:value-type="float" office:value="-10.623275">
            <text:p>-10.623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080036">
            <text:p>165.080036</text:p>
          </table:table-cell>
          <table:table-cell office:value-type="float" office:value="177.852009">
            <text:p>177.852009</text:p>
          </table:table-cell>
          <table:table-cell table:formula="of:=[.B4763]-[.C4763]" office:value-type="float" office:value="-12.771973">
            <text:p>-12.771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.107907">
            <text:p>310.107907</text:p>
          </table:table-cell>
          <table:table-cell office:value-type="float" office:value="333.401135">
            <text:p>333.401135</text:p>
          </table:table-cell>
          <table:table-cell table:formula="of:=[.B4764]-[.C4764]" office:value-type="float" office:value="-23.293228">
            <text:p>-23.293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75634">
            <text:p>173.475634</text:p>
          </table:table-cell>
          <table:table-cell office:value-type="float" office:value="184.488198">
            <text:p>184.488198</text:p>
          </table:table-cell>
          <table:table-cell table:formula="of:=[.B4765]-[.C4765]" office:value-type="float" office:value="-11.012564">
            <text:p>-11.012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048477">
            <text:p>45.048477</text:p>
          </table:table-cell>
          <table:table-cell office:value-type="float" office:value="49.924044">
            <text:p>49.924044</text:p>
          </table:table-cell>
          <table:table-cell table:formula="of:=[.B4766]-[.C4766]" office:value-type="float" office:value="-4.875567">
            <text:p>-4.875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160487">
            <text:p>243.160487</text:p>
          </table:table-cell>
          <table:table-cell office:value-type="float" office:value="259.830952">
            <text:p>259.830952</text:p>
          </table:table-cell>
          <table:table-cell table:formula="of:=[.B4767]-[.C4767]" office:value-type="float" office:value="-16.670465">
            <text:p>-16.670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505829">
            <text:p>298.505829</text:p>
          </table:table-cell>
          <table:table-cell office:value-type="float" office:value="324.611228">
            <text:p>324.611228</text:p>
          </table:table-cell>
          <table:table-cell table:formula="of:=[.B4768]-[.C4768]" office:value-type="float" office:value="-26.105399">
            <text:p>-26.105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870064">
            <text:p>147.870064</text:p>
          </table:table-cell>
          <table:table-cell office:value-type="float" office:value="164.451696">
            <text:p>164.451696</text:p>
          </table:table-cell>
          <table:table-cell table:formula="of:=[.B4769]-[.C4769]" office:value-type="float" office:value="-16.581632">
            <text:p>-16.5816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946737">
            <text:p>192.946737</text:p>
          </table:table-cell>
          <table:table-cell office:value-type="float" office:value="205.667935">
            <text:p>205.667935</text:p>
          </table:table-cell>
          <table:table-cell table:formula="of:=[.B4770]-[.C4770]" office:value-type="float" office:value="-12.721198">
            <text:p>-12.721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425036">
            <text:p>105.425036</text:p>
          </table:table-cell>
          <table:table-cell office:value-type="float" office:value="112.865266">
            <text:p>112.865266</text:p>
          </table:table-cell>
          <table:table-cell table:formula="of:=[.B4771]-[.C4771]" office:value-type="float" office:value="-7.44023">
            <text:p>-7.440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094398">
            <text:p>215.094398</text:p>
          </table:table-cell>
          <table:table-cell office:value-type="float" office:value="245.268992">
            <text:p>245.268992</text:p>
          </table:table-cell>
          <table:table-cell table:formula="of:=[.B4772]-[.C4772]" office:value-type="float" office:value="-30.174594">
            <text:p>-30.174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7.105975">
            <text:p>377.105975</text:p>
          </table:table-cell>
          <table:table-cell office:value-type="float" office:value="419.079328">
            <text:p>419.079328</text:p>
          </table:table-cell>
          <table:table-cell table:formula="of:=[.B4773]-[.C4773]" office:value-type="float" office:value="-41.973353">
            <text:p>-41.973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66336">
            <text:p>75.666336</text:p>
          </table:table-cell>
          <table:table-cell office:value-type="float" office:value="78.904179">
            <text:p>78.904179</text:p>
          </table:table-cell>
          <table:table-cell table:formula="of:=[.B4774]-[.C4774]" office:value-type="float" office:value="-3.237843">
            <text:p>-3.237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7.237083">
            <text:p>367.237083</text:p>
          </table:table-cell>
          <table:table-cell office:value-type="float" office:value="403.623962">
            <text:p>403.623962</text:p>
          </table:table-cell>
          <table:table-cell table:formula="of:=[.B4775]-[.C4775]" office:value-type="float" office:value="-36.386879">
            <text:p>-36.386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914184">
            <text:p>287.914184</text:p>
          </table:table-cell>
          <table:table-cell office:value-type="float" office:value="310.293122">
            <text:p>310.293122</text:p>
          </table:table-cell>
          <table:table-cell table:formula="of:=[.B4776]-[.C4776]" office:value-type="float" office:value="-22.378938">
            <text:p>-22.378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6576">
            <text:p>183.6576</text:p>
          </table:table-cell>
          <table:table-cell office:value-type="float" office:value="194.854871">
            <text:p>194.854871</text:p>
          </table:table-cell>
          <table:table-cell table:formula="of:=[.B4777]-[.C4777]" office:value-type="float" office:value="-11.197271">
            <text:p>-11.197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64567">
            <text:p>107.864567</text:p>
          </table:table-cell>
          <table:table-cell office:value-type="float" office:value="114.815623">
            <text:p>114.815623</text:p>
          </table:table-cell>
          <table:table-cell table:formula="of:=[.B4778]-[.C4778]" office:value-type="float" office:value="-6.95105600000001">
            <text:p>-6.951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666342">
            <text:p>144.666342</text:p>
          </table:table-cell>
          <table:table-cell office:value-type="float" office:value="157.278461">
            <text:p>157.278461</text:p>
          </table:table-cell>
          <table:table-cell table:formula="of:=[.B4779]-[.C4779]" office:value-type="float" office:value="-12.612119">
            <text:p>-12.612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00446">
            <text:p>118.000446</text:p>
          </table:table-cell>
          <table:table-cell office:value-type="float" office:value="127.430076">
            <text:p>127.430076</text:p>
          </table:table-cell>
          <table:table-cell table:formula="of:=[.B4780]-[.C4780]" office:value-type="float" office:value="-9.42963">
            <text:p>-9.4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919865">
            <text:p>145.919865</text:p>
          </table:table-cell>
          <table:table-cell office:value-type="float" office:value="161.716091">
            <text:p>161.716091</text:p>
          </table:table-cell>
          <table:table-cell table:formula="of:=[.B4781]-[.C4781]" office:value-type="float" office:value="-15.796226">
            <text:p>-15.796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340482">
            <text:p>159.340482</text:p>
          </table:table-cell>
          <table:table-cell office:value-type="float" office:value="171.964955">
            <text:p>171.964955</text:p>
          </table:table-cell>
          <table:table-cell table:formula="of:=[.B4782]-[.C4782]" office:value-type="float" office:value="-12.624473">
            <text:p>-12.624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76594">
            <text:p>112.976594</text:p>
          </table:table-cell>
          <table:table-cell office:value-type="float" office:value="121.892822">
            <text:p>121.892822</text:p>
          </table:table-cell>
          <table:table-cell table:formula="of:=[.B4783]-[.C4783]" office:value-type="float" office:value="-8.91622799999999">
            <text:p>-8.916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44552">
            <text:p>53.44552</text:p>
          </table:table-cell>
          <table:table-cell office:value-type="float" office:value="56.822416">
            <text:p>56.822416</text:p>
          </table:table-cell>
          <table:table-cell table:formula="of:=[.B4784]-[.C4784]" office:value-type="float" office:value="-3.37689599999999">
            <text:p>-3.376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024797">
            <text:p>62.024797</text:p>
          </table:table-cell>
          <table:table-cell office:value-type="float" office:value="66.519951">
            <text:p>66.519951</text:p>
          </table:table-cell>
          <table:table-cell table:formula="of:=[.B4785]-[.C4785]" office:value-type="float" office:value="-4.49515400000001">
            <text:p>-4.495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800316">
            <text:p>209.800316</text:p>
          </table:table-cell>
          <table:table-cell office:value-type="float" office:value="222.915288">
            <text:p>222.915288</text:p>
          </table:table-cell>
          <table:table-cell table:formula="of:=[.B4786]-[.C4786]" office:value-type="float" office:value="-13.114972">
            <text:p>-13.114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579867">
            <text:p>195.579867</text:p>
          </table:table-cell>
          <table:table-cell office:value-type="float" office:value="210.090078">
            <text:p>210.090078</text:p>
          </table:table-cell>
          <table:table-cell table:formula="of:=[.B4787]-[.C4787]" office:value-type="float" office:value="-14.510211">
            <text:p>-14.510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158029">
            <text:p>120.158029</text:p>
          </table:table-cell>
          <table:table-cell office:value-type="float" office:value="131.863035">
            <text:p>131.863035</text:p>
          </table:table-cell>
          <table:table-cell table:formula="of:=[.B4788]-[.C4788]" office:value-type="float" office:value="-11.705006">
            <text:p>-11.705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027442">
            <text:p>146.027442</text:p>
          </table:table-cell>
          <table:table-cell office:value-type="float" office:value="155.376189">
            <text:p>155.376189</text:p>
          </table:table-cell>
          <table:table-cell table:formula="of:=[.B4789]-[.C4789]" office:value-type="float" office:value="-9.348747">
            <text:p>-9.348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497417">
            <text:p>154.497417</text:p>
          </table:table-cell>
          <table:table-cell office:value-type="float" office:value="175.447911">
            <text:p>175.447911</text:p>
          </table:table-cell>
          <table:table-cell table:formula="of:=[.B4790]-[.C4790]" office:value-type="float" office:value="-20.950494">
            <text:p>-20.950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90772">
            <text:p>55.390772</text:p>
          </table:table-cell>
          <table:table-cell office:value-type="float" office:value="61.167466">
            <text:p>61.167466</text:p>
          </table:table-cell>
          <table:table-cell table:formula="of:=[.B4791]-[.C4791]" office:value-type="float" office:value="-5.776694">
            <text:p>-5.776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87113">
            <text:p>162.87113</text:p>
          </table:table-cell>
          <table:table-cell office:value-type="float" office:value="175.726493">
            <text:p>175.726493</text:p>
          </table:table-cell>
          <table:table-cell table:formula="of:=[.B4792]-[.C4792]" office:value-type="float" office:value="-12.855363">
            <text:p>-12.855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256036">
            <text:p>164.256036</text:p>
          </table:table-cell>
          <table:table-cell office:value-type="float" office:value="180.614584">
            <text:p>180.614584</text:p>
          </table:table-cell>
          <table:table-cell table:formula="of:=[.B4793]-[.C4793]" office:value-type="float" office:value="-16.358548">
            <text:p>-16.358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413371">
            <text:p>229.413371</text:p>
          </table:table-cell>
          <table:table-cell office:value-type="float" office:value="242.277039">
            <text:p>242.277039</text:p>
          </table:table-cell>
          <table:table-cell table:formula="of:=[.B4794]-[.C4794]" office:value-type="float" office:value="-12.863668">
            <text:p>-12.863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73612">
            <text:p>80.173612</text:p>
          </table:table-cell>
          <table:table-cell office:value-type="float" office:value="88.29185">
            <text:p>88.29185</text:p>
          </table:table-cell>
          <table:table-cell table:formula="of:=[.B4795]-[.C4795]" office:value-type="float" office:value="-8.11823799999999">
            <text:p>-8.118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94005">
            <text:p>101.094005</text:p>
          </table:table-cell>
          <table:table-cell office:value-type="float" office:value="108.873022">
            <text:p>108.873022</text:p>
          </table:table-cell>
          <table:table-cell table:formula="of:=[.B4796]-[.C4796]" office:value-type="float" office:value="-7.77901700000001">
            <text:p>-7.779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.446533">
            <text:p>290.446533</text:p>
          </table:table-cell>
          <table:table-cell office:value-type="float" office:value="312.344768">
            <text:p>312.344768</text:p>
          </table:table-cell>
          <table:table-cell table:formula="of:=[.B4797]-[.C4797]" office:value-type="float" office:value="-21.898235">
            <text:p>-21.898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.113521">
            <text:p>269.113521</text:p>
          </table:table-cell>
          <table:table-cell office:value-type="float" office:value="278.796308">
            <text:p>278.796308</text:p>
          </table:table-cell>
          <table:table-cell table:formula="of:=[.B4798]-[.C4798]" office:value-type="float" office:value="-9.68278700000002">
            <text:p>-9.682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73676">
            <text:p>90.973676</text:p>
          </table:table-cell>
          <table:table-cell office:value-type="float" office:value="102.037111">
            <text:p>102.037111</text:p>
          </table:table-cell>
          <table:table-cell table:formula="of:=[.B4799]-[.C4799]" office:value-type="float" office:value="-11.063435">
            <text:p>-11.063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970026">
            <text:p>130.970026</text:p>
          </table:table-cell>
          <table:table-cell office:value-type="float" office:value="139.560316">
            <text:p>139.560316</text:p>
          </table:table-cell>
          <table:table-cell table:formula="of:=[.B4800]-[.C4800]" office:value-type="float" office:value="-8.59029000000001">
            <text:p>-8.59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.28876">
            <text:p>285.28876</text:p>
          </table:table-cell>
          <table:table-cell office:value-type="float" office:value="310.302851">
            <text:p>310.302851</text:p>
          </table:table-cell>
          <table:table-cell table:formula="of:=[.B4801]-[.C4801]" office:value-type="float" office:value="-25.014091">
            <text:p>-25.014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285195">
            <text:p>115.285195</text:p>
          </table:table-cell>
          <table:table-cell office:value-type="float" office:value="126.871613">
            <text:p>126.871613</text:p>
          </table:table-cell>
          <table:table-cell table:formula="of:=[.B4802]-[.C4802]" office:value-type="float" office:value="-11.586418">
            <text:p>-11.5864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121015">
            <text:p>224.121015</text:p>
          </table:table-cell>
          <table:table-cell office:value-type="float" office:value="245.376806">
            <text:p>245.376806</text:p>
          </table:table-cell>
          <table:table-cell table:formula="of:=[.B4803]-[.C4803]" office:value-type="float" office:value="-21.255791">
            <text:p>-21.255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133615">
            <text:p>69.133615</text:p>
          </table:table-cell>
          <table:table-cell office:value-type="float" office:value="74.656023">
            <text:p>74.656023</text:p>
          </table:table-cell>
          <table:table-cell table:formula="of:=[.B4804]-[.C4804]" office:value-type="float" office:value="-5.522408">
            <text:p>-5.522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9.325067">
            <text:p>319.325067</text:p>
          </table:table-cell>
          <table:table-cell office:value-type="float" office:value="341.03251">
            <text:p>341.03251</text:p>
          </table:table-cell>
          <table:table-cell table:formula="of:=[.B4805]-[.C4805]" office:value-type="float" office:value="-21.707443">
            <text:p>-21.707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031935">
            <text:p>233.031935</text:p>
          </table:table-cell>
          <table:table-cell office:value-type="float" office:value="250.457271">
            <text:p>250.457271</text:p>
          </table:table-cell>
          <table:table-cell table:formula="of:=[.B4806]-[.C4806]" office:value-type="float" office:value="-17.425336">
            <text:p>-17.425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27324">
            <text:p>101.927324</text:p>
          </table:table-cell>
          <table:table-cell office:value-type="float" office:value="109.701758">
            <text:p>109.701758</text:p>
          </table:table-cell>
          <table:table-cell table:formula="of:=[.B4807]-[.C4807]" office:value-type="float" office:value="-7.774434">
            <text:p>-7.774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4.833748">
            <text:p>354.833748</text:p>
          </table:table-cell>
          <table:table-cell office:value-type="float" office:value="374.911138">
            <text:p>374.911138</text:p>
          </table:table-cell>
          <table:table-cell table:formula="of:=[.B4808]-[.C4808]" office:value-type="float" office:value="-20.07739">
            <text:p>-20.07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1.797609">
            <text:p>511.797609</text:p>
          </table:table-cell>
          <table:table-cell office:value-type="float" office:value="565.5132">
            <text:p>565.5132</text:p>
          </table:table-cell>
          <table:table-cell table:formula="of:=[.B4809]-[.C4809]" office:value-type="float" office:value="-53.715591">
            <text:p>-53.7155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873334">
            <text:p>82.873334</text:p>
          </table:table-cell>
          <table:table-cell office:value-type="float" office:value="87.001933">
            <text:p>87.001933</text:p>
          </table:table-cell>
          <table:table-cell table:formula="of:=[.B4810]-[.C4810]" office:value-type="float" office:value="-4.12859899999999">
            <text:p>-4.128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409116">
            <text:p>232.409116</text:p>
          </table:table-cell>
          <table:table-cell office:value-type="float" office:value="259.062817">
            <text:p>259.062817</text:p>
          </table:table-cell>
          <table:table-cell table:formula="of:=[.B4811]-[.C4811]" office:value-type="float" office:value="-26.653701">
            <text:p>-26.653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540445">
            <text:p>116.540445</text:p>
          </table:table-cell>
          <table:table-cell office:value-type="float" office:value="128.546419">
            <text:p>128.546419</text:p>
          </table:table-cell>
          <table:table-cell table:formula="of:=[.B4812]-[.C4812]" office:value-type="float" office:value="-12.005974">
            <text:p>-12.005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735619">
            <text:p>221.735619</text:p>
          </table:table-cell>
          <table:table-cell office:value-type="float" office:value="239.104281">
            <text:p>239.104281</text:p>
          </table:table-cell>
          <table:table-cell table:formula="of:=[.B4813]-[.C4813]" office:value-type="float" office:value="-17.368662">
            <text:p>-17.368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05712">
            <text:p>71.805712</text:p>
          </table:table-cell>
          <table:table-cell office:value-type="float" office:value="75.830943">
            <text:p>75.830943</text:p>
          </table:table-cell>
          <table:table-cell table:formula="of:=[.B4814]-[.C4814]" office:value-type="float" office:value="-4.02523100000001">
            <text:p>-4.025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587153">
            <text:p>41.587153</text:p>
          </table:table-cell>
          <table:table-cell office:value-type="float" office:value="45.739953">
            <text:p>45.739953</text:p>
          </table:table-cell>
          <table:table-cell table:formula="of:=[.B4815]-[.C4815]" office:value-type="float" office:value="-4.1528">
            <text:p>-4.1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403534">
            <text:p>239.403534</text:p>
          </table:table-cell>
          <table:table-cell office:value-type="float" office:value="257.787336">
            <text:p>257.787336</text:p>
          </table:table-cell>
          <table:table-cell table:formula="of:=[.B4816]-[.C4816]" office:value-type="float" office:value="-18.383802">
            <text:p>-18.383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875091">
            <text:p>67.875091</text:p>
          </table:table-cell>
          <table:table-cell office:value-type="float" office:value="74.31916">
            <text:p>74.31916</text:p>
          </table:table-cell>
          <table:table-cell table:formula="of:=[.B4817]-[.C4817]" office:value-type="float" office:value="-6.444069">
            <text:p>-6.4440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315859">
            <text:p>163.315859</text:p>
          </table:table-cell>
          <table:table-cell office:value-type="float" office:value="175.198087">
            <text:p>175.198087</text:p>
          </table:table-cell>
          <table:table-cell table:formula="of:=[.B4818]-[.C4818]" office:value-type="float" office:value="-11.882228">
            <text:p>-11.882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531136">
            <text:p>59.531136</text:p>
          </table:table-cell>
          <table:table-cell office:value-type="float" office:value="66.354995">
            <text:p>66.354995</text:p>
          </table:table-cell>
          <table:table-cell table:formula="of:=[.B4819]-[.C4819]" office:value-type="float" office:value="-6.82385900000001">
            <text:p>-6.823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010017">
            <text:p>187.010017</text:p>
          </table:table-cell>
          <table:table-cell office:value-type="float" office:value="203.577855">
            <text:p>203.577855</text:p>
          </table:table-cell>
          <table:table-cell table:formula="of:=[.B4820]-[.C4820]" office:value-type="float" office:value="-16.567838">
            <text:p>-16.567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21513">
            <text:p>76.921513</text:p>
          </table:table-cell>
          <table:table-cell office:value-type="float" office:value="87.030073">
            <text:p>87.030073</text:p>
          </table:table-cell>
          <table:table-cell table:formula="of:=[.B4821]-[.C4821]" office:value-type="float" office:value="-10.10856">
            <text:p>-10.10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.982523">
            <text:p>286.982523</text:p>
          </table:table-cell>
          <table:table-cell office:value-type="float" office:value="307.084296">
            <text:p>307.084296</text:p>
          </table:table-cell>
          <table:table-cell table:formula="of:=[.B4822]-[.C4822]" office:value-type="float" office:value="-20.101773">
            <text:p>-20.101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.719487">
            <text:p>277.719487</text:p>
          </table:table-cell>
          <table:table-cell office:value-type="float" office:value="304.487596">
            <text:p>304.487596</text:p>
          </table:table-cell>
          <table:table-cell table:formula="of:=[.B4823]-[.C4823]" office:value-type="float" office:value="-26.768109">
            <text:p>-26.768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06432">
            <text:p>122.106432</text:p>
          </table:table-cell>
          <table:table-cell office:value-type="float" office:value="131.155936">
            <text:p>131.155936</text:p>
          </table:table-cell>
          <table:table-cell table:formula="of:=[.B4824]-[.C4824]" office:value-type="float" office:value="-9.049504">
            <text:p>-9.049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788601">
            <text:p>31.788601</text:p>
          </table:table-cell>
          <table:table-cell office:value-type="float" office:value="33.30197">
            <text:p>33.30197</text:p>
          </table:table-cell>
          <table:table-cell table:formula="of:=[.B4825]-[.C4825]" office:value-type="float" office:value="-1.513369">
            <text:p>-1.513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638305">
            <text:p>169.638305</text:p>
          </table:table-cell>
          <table:table-cell office:value-type="float" office:value="187.072039">
            <text:p>187.072039</text:p>
          </table:table-cell>
          <table:table-cell table:formula="of:=[.B4826]-[.C4826]" office:value-type="float" office:value="-17.433734">
            <text:p>-17.433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686118">
            <text:p>201.686118</text:p>
          </table:table-cell>
          <table:table-cell office:value-type="float" office:value="219.224522">
            <text:p>219.224522</text:p>
          </table:table-cell>
          <table:table-cell table:formula="of:=[.B4827]-[.C4827]" office:value-type="float" office:value="-17.538404">
            <text:p>-17.538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090849">
            <text:p>48.090849</text:p>
          </table:table-cell>
          <table:table-cell office:value-type="float" office:value="50.583833">
            <text:p>50.583833</text:p>
          </table:table-cell>
          <table:table-cell table:formula="of:=[.B4828]-[.C4828]" office:value-type="float" office:value="-2.492984">
            <text:p>-2.492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5.034424">
            <text:p>465.034424</text:p>
          </table:table-cell>
          <table:table-cell office:value-type="float" office:value="505.552365">
            <text:p>505.552365</text:p>
          </table:table-cell>
          <table:table-cell table:formula="of:=[.B4829]-[.C4829]" office:value-type="float" office:value="-40.517941">
            <text:p>-40.517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92976">
            <text:p>111.292976</text:p>
          </table:table-cell>
          <table:table-cell office:value-type="float" office:value="116.678555">
            <text:p>116.678555</text:p>
          </table:table-cell>
          <table:table-cell table:formula="of:=[.B4830]-[.C4830]" office:value-type="float" office:value="-5.38557900000001">
            <text:p>-5.385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647894">
            <text:p>218.647894</text:p>
          </table:table-cell>
          <table:table-cell office:value-type="float" office:value="237.860746">
            <text:p>237.860746</text:p>
          </table:table-cell>
          <table:table-cell table:formula="of:=[.B4831]-[.C4831]" office:value-type="float" office:value="-19.212852">
            <text:p>-19.212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7317">
            <text:p>45.87317</text:p>
          </table:table-cell>
          <table:table-cell office:value-type="float" office:value="50.356751">
            <text:p>50.356751</text:p>
          </table:table-cell>
          <table:table-cell table:formula="of:=[.B4832]-[.C4832]" office:value-type="float" office:value="-4.483581">
            <text:p>-4.483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727314">
            <text:p>32.727314</text:p>
          </table:table-cell>
          <table:table-cell office:value-type="float" office:value="35.61087">
            <text:p>35.61087</text:p>
          </table:table-cell>
          <table:table-cell table:formula="of:=[.B4833]-[.C4833]" office:value-type="float" office:value="-2.883556">
            <text:p>-2.883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6.811277">
            <text:p>446.811277</text:p>
          </table:table-cell>
          <table:table-cell office:value-type="float" office:value="474.693808">
            <text:p>474.693808</text:p>
          </table:table-cell>
          <table:table-cell table:formula="of:=[.B4834]-[.C4834]" office:value-type="float" office:value="-27.882531">
            <text:p>-27.882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556816">
            <text:p>100.556816</text:p>
          </table:table-cell>
          <table:table-cell office:value-type="float" office:value="109.110131">
            <text:p>109.110131</text:p>
          </table:table-cell>
          <table:table-cell table:formula="of:=[.B4835]-[.C4835]" office:value-type="float" office:value="-8.553315">
            <text:p>-8.553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240916">
            <text:p>89.240916</text:p>
          </table:table-cell>
          <table:table-cell office:value-type="float" office:value="97.549465">
            <text:p>97.549465</text:p>
          </table:table-cell>
          <table:table-cell table:formula="of:=[.B4836]-[.C4836]" office:value-type="float" office:value="-8.308549">
            <text:p>-8.308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062556">
            <text:p>231.062556</text:p>
          </table:table-cell>
          <table:table-cell office:value-type="float" office:value="253.926969">
            <text:p>253.926969</text:p>
          </table:table-cell>
          <table:table-cell table:formula="of:=[.B4837]-[.C4837]" office:value-type="float" office:value="-22.864413">
            <text:p>-22.864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.010471">
            <text:p>313.010471</text:p>
          </table:table-cell>
          <table:table-cell office:value-type="float" office:value="335.483055">
            <text:p>335.483055</text:p>
          </table:table-cell>
          <table:table-cell table:formula="of:=[.B4838]-[.C4838]" office:value-type="float" office:value="-22.472584">
            <text:p>-22.472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731105">
            <text:p>108.731105</text:p>
          </table:table-cell>
          <table:table-cell office:value-type="float" office:value="114.55792">
            <text:p>114.55792</text:p>
          </table:table-cell>
          <table:table-cell table:formula="of:=[.B4839]-[.C4839]" office:value-type="float" office:value="-5.826815">
            <text:p>-5.826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07252">
            <text:p>173.07252</text:p>
          </table:table-cell>
          <table:table-cell office:value-type="float" office:value="185.743622">
            <text:p>185.743622</text:p>
          </table:table-cell>
          <table:table-cell table:formula="of:=[.B4840]-[.C4840]" office:value-type="float" office:value="-12.671102">
            <text:p>-12.671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43833">
            <text:p>85.043833</text:p>
          </table:table-cell>
          <table:table-cell office:value-type="float" office:value="89.345409">
            <text:p>89.345409</text:p>
          </table:table-cell>
          <table:table-cell table:formula="of:=[.B4841]-[.C4841]" office:value-type="float" office:value="-4.301576">
            <text:p>-4.301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768208">
            <text:p>156.768208</text:p>
          </table:table-cell>
          <table:table-cell office:value-type="float" office:value="172.633243">
            <text:p>172.633243</text:p>
          </table:table-cell>
          <table:table-cell table:formula="of:=[.B4842]-[.C4842]" office:value-type="float" office:value="-15.865035">
            <text:p>-15.865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597065">
            <text:p>40.597065</text:p>
          </table:table-cell>
          <table:table-cell office:value-type="float" office:value="42.259266">
            <text:p>42.259266</text:p>
          </table:table-cell>
          <table:table-cell table:formula="of:=[.B4843]-[.C4843]" office:value-type="float" office:value="-1.662201">
            <text:p>-1.662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52944">
            <text:p>86.652944</text:p>
          </table:table-cell>
          <table:table-cell office:value-type="float" office:value="91.2434">
            <text:p>91.2434</text:p>
          </table:table-cell>
          <table:table-cell table:formula="of:=[.B4844]-[.C4844]" office:value-type="float" office:value="-4.59045599999999">
            <text:p>-4.590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98182">
            <text:p>128.698182</text:p>
          </table:table-cell>
          <table:table-cell office:value-type="float" office:value="136.247994">
            <text:p>136.247994</text:p>
          </table:table-cell>
          <table:table-cell table:formula="of:=[.B4845]-[.C4845]" office:value-type="float" office:value="-7.549812">
            <text:p>-7.549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438666">
            <text:p>103.438666</text:p>
          </table:table-cell>
          <table:table-cell office:value-type="float" office:value="110.688204">
            <text:p>110.688204</text:p>
          </table:table-cell>
          <table:table-cell table:formula="of:=[.B4846]-[.C4846]" office:value-type="float" office:value="-7.249538">
            <text:p>-7.249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550806">
            <text:p>262.550806</text:p>
          </table:table-cell>
          <table:table-cell office:value-type="float" office:value="276.785588">
            <text:p>276.785588</text:p>
          </table:table-cell>
          <table:table-cell table:formula="of:=[.B4847]-[.C4847]" office:value-type="float" office:value="-14.234782">
            <text:p>-14.234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437658">
            <text:p>177.437658</text:p>
          </table:table-cell>
          <table:table-cell office:value-type="float" office:value="196.599765">
            <text:p>196.599765</text:p>
          </table:table-cell>
          <table:table-cell table:formula="of:=[.B4848]-[.C4848]" office:value-type="float" office:value="-19.162107">
            <text:p>-19.162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090611">
            <text:p>87.090611</text:p>
          </table:table-cell>
          <table:table-cell office:value-type="float" office:value="90.68647">
            <text:p>90.68647</text:p>
          </table:table-cell>
          <table:table-cell table:formula="of:=[.B4849]-[.C4849]" office:value-type="float" office:value="-3.595859">
            <text:p>-3.595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236262">
            <text:p>151.236262</text:p>
          </table:table-cell>
          <table:table-cell office:value-type="float" office:value="162.801193">
            <text:p>162.801193</text:p>
          </table:table-cell>
          <table:table-cell table:formula="of:=[.B4850]-[.C4850]" office:value-type="float" office:value="-11.564931">
            <text:p>-11.564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986923">
            <text:p>134.986923</text:p>
          </table:table-cell>
          <table:table-cell office:value-type="float" office:value="144.382984">
            <text:p>144.382984</text:p>
          </table:table-cell>
          <table:table-cell table:formula="of:=[.B4851]-[.C4851]" office:value-type="float" office:value="-9.396061">
            <text:p>-9.396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354367">
            <text:p>151.354367</text:p>
          </table:table-cell>
          <table:table-cell office:value-type="float" office:value="166.436071">
            <text:p>166.436071</text:p>
          </table:table-cell>
          <table:table-cell table:formula="of:=[.B4852]-[.C4852]" office:value-type="float" office:value="-15.081704">
            <text:p>-15.081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765272">
            <text:p>182.765272</text:p>
          </table:table-cell>
          <table:table-cell office:value-type="float" office:value="197.319952">
            <text:p>197.319952</text:p>
          </table:table-cell>
          <table:table-cell table:formula="of:=[.B4853]-[.C4853]" office:value-type="float" office:value="-14.55468">
            <text:p>-14.55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460868">
            <text:p>165.460868</text:p>
          </table:table-cell>
          <table:table-cell office:value-type="float" office:value="178.484729">
            <text:p>178.484729</text:p>
          </table:table-cell>
          <table:table-cell table:formula="of:=[.B4854]-[.C4854]" office:value-type="float" office:value="-13.023861">
            <text:p>-13.023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62478">
            <text:p>241.62478</text:p>
          </table:table-cell>
          <table:table-cell office:value-type="float" office:value="249.459307">
            <text:p>249.459307</text:p>
          </table:table-cell>
          <table:table-cell table:formula="of:=[.B4855]-[.C4855]" office:value-type="float" office:value="-7.83452700000001">
            <text:p>-7.834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667151">
            <text:p>173.667151</text:p>
          </table:table-cell>
          <table:table-cell office:value-type="float" office:value="190.65471">
            <text:p>190.65471</text:p>
          </table:table-cell>
          <table:table-cell table:formula="of:=[.B4856]-[.C4856]" office:value-type="float" office:value="-16.987559">
            <text:p>-16.987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584542">
            <text:p>357.584542</text:p>
          </table:table-cell>
          <table:table-cell office:value-type="float" office:value="394.83523">
            <text:p>394.83523</text:p>
          </table:table-cell>
          <table:table-cell table:formula="of:=[.B4857]-[.C4857]" office:value-type="float" office:value="-37.250688">
            <text:p>-37.250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851848">
            <text:p>61.851848</text:p>
          </table:table-cell>
          <table:table-cell office:value-type="float" office:value="65.835708">
            <text:p>65.835708</text:p>
          </table:table-cell>
          <table:table-cell table:formula="of:=[.B4858]-[.C4858]" office:value-type="float" office:value="-3.98386">
            <text:p>-3.98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559615">
            <text:p>154.559615</text:p>
          </table:table-cell>
          <table:table-cell office:value-type="float" office:value="168.322922">
            <text:p>168.322922</text:p>
          </table:table-cell>
          <table:table-cell table:formula="of:=[.B4859]-[.C4859]" office:value-type="float" office:value="-13.763307">
            <text:p>-13.763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494325">
            <text:p>124.494325</text:p>
          </table:table-cell>
          <table:table-cell office:value-type="float" office:value="131.996212">
            <text:p>131.996212</text:p>
          </table:table-cell>
          <table:table-cell table:formula="of:=[.B4860]-[.C4860]" office:value-type="float" office:value="-7.50188700000001">
            <text:p>-7.50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494727">
            <text:p>149.494727</text:p>
          </table:table-cell>
          <table:table-cell office:value-type="float" office:value="161.682676">
            <text:p>161.682676</text:p>
          </table:table-cell>
          <table:table-cell table:formula="of:=[.B4861]-[.C4861]" office:value-type="float" office:value="-12.187949">
            <text:p>-12.187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150848">
            <text:p>119.150848</text:p>
          </table:table-cell>
          <table:table-cell office:value-type="float" office:value="132.162034">
            <text:p>132.162034</text:p>
          </table:table-cell>
          <table:table-cell table:formula="of:=[.B4862]-[.C4862]" office:value-type="float" office:value="-13.011186">
            <text:p>-13.011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205982">
            <text:p>191.205982</text:p>
          </table:table-cell>
          <table:table-cell office:value-type="float" office:value="202.967185">
            <text:p>202.967185</text:p>
          </table:table-cell>
          <table:table-cell table:formula="of:=[.B4863]-[.C4863]" office:value-type="float" office:value="-11.761203">
            <text:p>-11.761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857406">
            <text:p>159.857406</text:p>
          </table:table-cell>
          <table:table-cell office:value-type="float" office:value="169.8242">
            <text:p>169.8242</text:p>
          </table:table-cell>
          <table:table-cell table:formula="of:=[.B4864]-[.C4864]" office:value-type="float" office:value="-9.96679399999999">
            <text:p>-9.966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73472">
            <text:p>106.73472</text:p>
          </table:table-cell>
          <table:table-cell office:value-type="float" office:value="115.262153">
            <text:p>115.262153</text:p>
          </table:table-cell>
          <table:table-cell table:formula="of:=[.B4865]-[.C4865]" office:value-type="float" office:value="-8.527433">
            <text:p>-8.527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0.900229">
            <text:p>420.900229</text:p>
          </table:table-cell>
          <table:table-cell office:value-type="float" office:value="449.755841">
            <text:p>449.755841</text:p>
          </table:table-cell>
          <table:table-cell table:formula="of:=[.B4866]-[.C4866]" office:value-type="float" office:value="-28.855612">
            <text:p>-28.855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906403">
            <text:p>87.906403</text:p>
          </table:table-cell>
          <table:table-cell office:value-type="float" office:value="98.602056">
            <text:p>98.602056</text:p>
          </table:table-cell>
          <table:table-cell table:formula="of:=[.B4867]-[.C4867]" office:value-type="float" office:value="-10.695653">
            <text:p>-10.695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799176">
            <text:p>46.799176</text:p>
          </table:table-cell>
          <table:table-cell office:value-type="float" office:value="50.457548">
            <text:p>50.457548</text:p>
          </table:table-cell>
          <table:table-cell table:formula="of:=[.B4868]-[.C4868]" office:value-type="float" office:value="-3.658372">
            <text:p>-3.6583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420874">
            <text:p>32.420874</text:p>
          </table:table-cell>
          <table:table-cell office:value-type="float" office:value="34.749884">
            <text:p>34.749884</text:p>
          </table:table-cell>
          <table:table-cell table:formula="of:=[.B4869]-[.C4869]" office:value-type="float" office:value="-2.32901">
            <text:p>-2.32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.847893">
            <text:p>242.847893</text:p>
          </table:table-cell>
          <table:table-cell office:value-type="float" office:value="262.889825">
            <text:p>262.889825</text:p>
          </table:table-cell>
          <table:table-cell table:formula="of:=[.B4870]-[.C4870]" office:value-type="float" office:value="-20.041932">
            <text:p>-20.041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329477">
            <text:p>35.329477</text:p>
          </table:table-cell>
          <table:table-cell office:value-type="float" office:value="37.539987">
            <text:p>37.539987</text:p>
          </table:table-cell>
          <table:table-cell table:formula="of:=[.B4871]-[.C4871]" office:value-type="float" office:value="-2.21051">
            <text:p>-2.21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833808">
            <text:p>295.833808</text:p>
          </table:table-cell>
          <table:table-cell office:value-type="float" office:value="314.545503">
            <text:p>314.545503</text:p>
          </table:table-cell>
          <table:table-cell table:formula="of:=[.B4872]-[.C4872]" office:value-type="float" office:value="-18.711695">
            <text:p>-18.7116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674368">
            <text:p>181.674368</text:p>
          </table:table-cell>
          <table:table-cell office:value-type="float" office:value="199.842945">
            <text:p>199.842945</text:p>
          </table:table-cell>
          <table:table-cell table:formula="of:=[.B4873]-[.C4873]" office:value-type="float" office:value="-18.168577">
            <text:p>-18.168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713847">
            <text:p>89.713847</text:p>
          </table:table-cell>
          <table:table-cell office:value-type="float" office:value="96.090212">
            <text:p>96.090212</text:p>
          </table:table-cell>
          <table:table-cell table:formula="of:=[.B4874]-[.C4874]" office:value-type="float" office:value="-6.37636499999999">
            <text:p>-6.376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924277">
            <text:p>30.924277</text:p>
          </table:table-cell>
          <table:table-cell office:value-type="float" office:value="33.182507">
            <text:p>33.182507</text:p>
          </table:table-cell>
          <table:table-cell table:formula="of:=[.B4875]-[.C4875]" office:value-type="float" office:value="-2.25823">
            <text:p>-2.25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743724">
            <text:p>94.743724</text:p>
          </table:table-cell>
          <table:table-cell office:value-type="float" office:value="110.865025">
            <text:p>110.865025</text:p>
          </table:table-cell>
          <table:table-cell table:formula="of:=[.B4876]-[.C4876]" office:value-type="float" office:value="-16.121301">
            <text:p>-16.121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760974">
            <text:p>264.760974</text:p>
          </table:table-cell>
          <table:table-cell office:value-type="float" office:value="285.212129">
            <text:p>285.212129</text:p>
          </table:table-cell>
          <table:table-cell table:formula="of:=[.B4877]-[.C4877]" office:value-type="float" office:value="-20.451155">
            <text:p>-20.451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632365">
            <text:p>288.632365</text:p>
          </table:table-cell>
          <table:table-cell office:value-type="float" office:value="301.232537">
            <text:p>301.232537</text:p>
          </table:table-cell>
          <table:table-cell table:formula="of:=[.B4878]-[.C4878]" office:value-type="float" office:value="-12.600172">
            <text:p>-12.600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674117">
            <text:p>226.674117</text:p>
          </table:table-cell>
          <table:table-cell office:value-type="float" office:value="242.100111">
            <text:p>242.100111</text:p>
          </table:table-cell>
          <table:table-cell table:formula="of:=[.B4879]-[.C4879]" office:value-type="float" office:value="-15.425994">
            <text:p>-15.425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357991">
            <text:p>65.357991</text:p>
          </table:table-cell>
          <table:table-cell office:value-type="float" office:value="69.898019">
            <text:p>69.898019</text:p>
          </table:table-cell>
          <table:table-cell table:formula="of:=[.B4880]-[.C4880]" office:value-type="float" office:value="-4.54002800000001">
            <text:p>-4.540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093715">
            <text:p>42.093715</text:p>
          </table:table-cell>
          <table:table-cell office:value-type="float" office:value="44.284709">
            <text:p>44.284709</text:p>
          </table:table-cell>
          <table:table-cell table:formula="of:=[.B4881]-[.C4881]" office:value-type="float" office:value="-2.190994">
            <text:p>-2.190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553761">
            <text:p>160.553761</text:p>
          </table:table-cell>
          <table:table-cell office:value-type="float" office:value="173.862029">
            <text:p>173.862029</text:p>
          </table:table-cell>
          <table:table-cell table:formula="of:=[.B4882]-[.C4882]" office:value-type="float" office:value="-13.308268">
            <text:p>-13.308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394222">
            <text:p>272.394222</text:p>
          </table:table-cell>
          <table:table-cell office:value-type="float" office:value="298.429484">
            <text:p>298.429484</text:p>
          </table:table-cell>
          <table:table-cell table:formula="of:=[.B4883]-[.C4883]" office:value-type="float" office:value="-26.035262">
            <text:p>-26.035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14046">
            <text:p>84.214046</text:p>
          </table:table-cell>
          <table:table-cell office:value-type="float" office:value="87.588277">
            <text:p>87.588277</text:p>
          </table:table-cell>
          <table:table-cell table:formula="of:=[.B4884]-[.C4884]" office:value-type="float" office:value="-3.37423100000001">
            <text:p>-3.374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239038">
            <text:p>109.239038</text:p>
          </table:table-cell>
          <table:table-cell office:value-type="float" office:value="116.038523">
            <text:p>116.038523</text:p>
          </table:table-cell>
          <table:table-cell table:formula="of:=[.B4885]-[.C4885]" office:value-type="float" office:value="-6.799485">
            <text:p>-6.799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151693">
            <text:p>195.151693</text:p>
          </table:table-cell>
          <table:table-cell office:value-type="float" office:value="207.266468">
            <text:p>207.266468</text:p>
          </table:table-cell>
          <table:table-cell table:formula="of:=[.B4886]-[.C4886]" office:value-type="float" office:value="-12.114775">
            <text:p>-12.114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248769">
            <text:p>167.248769</text:p>
          </table:table-cell>
          <table:table-cell office:value-type="float" office:value="174.247117">
            <text:p>174.247117</text:p>
          </table:table-cell>
          <table:table-cell table:formula="of:=[.B4887]-[.C4887]" office:value-type="float" office:value="-6.99834799999999">
            <text:p>-6.998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547245">
            <text:p>66.547245</text:p>
          </table:table-cell>
          <table:table-cell office:value-type="float" office:value="71.923773">
            <text:p>71.923773</text:p>
          </table:table-cell>
          <table:table-cell table:formula="of:=[.B4888]-[.C4888]" office:value-type="float" office:value="-5.37652799999999">
            <text:p>-5.376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439405">
            <text:p>205.439405</text:p>
          </table:table-cell>
          <table:table-cell office:value-type="float" office:value="222.010276">
            <text:p>222.010276</text:p>
          </table:table-cell>
          <table:table-cell table:formula="of:=[.B4889]-[.C4889]" office:value-type="float" office:value="-16.570871">
            <text:p>-16.570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903659">
            <text:p>229.903659</text:p>
          </table:table-cell>
          <table:table-cell office:value-type="float" office:value="255.73284">
            <text:p>255.73284</text:p>
          </table:table-cell>
          <table:table-cell table:formula="of:=[.B4890]-[.C4890]" office:value-type="float" office:value="-25.829181">
            <text:p>-25.829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508691">
            <text:p>86.508691</text:p>
          </table:table-cell>
          <table:table-cell office:value-type="float" office:value="93.371598">
            <text:p>93.371598</text:p>
          </table:table-cell>
          <table:table-cell table:formula="of:=[.B4891]-[.C4891]" office:value-type="float" office:value="-6.86290700000001">
            <text:p>-6.862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063721">
            <text:p>147.063721</text:p>
          </table:table-cell>
          <table:table-cell office:value-type="float" office:value="157.570871">
            <text:p>157.570871</text:p>
          </table:table-cell>
          <table:table-cell table:formula="of:=[.B4892]-[.C4892]" office:value-type="float" office:value="-10.50715">
            <text:p>-10.50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028124">
            <text:p>112.028124</text:p>
          </table:table-cell>
          <table:table-cell office:value-type="float" office:value="123.416585">
            <text:p>123.416585</text:p>
          </table:table-cell>
          <table:table-cell table:formula="of:=[.B4893]-[.C4893]" office:value-type="float" office:value="-11.388461">
            <text:p>-11.388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7.926102">
            <text:p>337.926102</text:p>
          </table:table-cell>
          <table:table-cell office:value-type="float" office:value="358.264225">
            <text:p>358.264225</text:p>
          </table:table-cell>
          <table:table-cell table:formula="of:=[.B4894]-[.C4894]" office:value-type="float" office:value="-20.338123">
            <text:p>-20.338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72901">
            <text:p>87.172901</text:p>
          </table:table-cell>
          <table:table-cell office:value-type="float" office:value="93.53312">
            <text:p>93.53312</text:p>
          </table:table-cell>
          <table:table-cell table:formula="of:=[.B4895]-[.C4895]" office:value-type="float" office:value="-6.360219">
            <text:p>-6.360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594688">
            <text:p>69.594688</text:p>
          </table:table-cell>
          <table:table-cell office:value-type="float" office:value="76.70047">
            <text:p>76.70047</text:p>
          </table:table-cell>
          <table:table-cell table:formula="of:=[.B4896]-[.C4896]" office:value-type="float" office:value="-7.10578199999999">
            <text:p>-7.105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954254">
            <text:p>99.954254</text:p>
          </table:table-cell>
          <table:table-cell office:value-type="float" office:value="109.435182">
            <text:p>109.435182</text:p>
          </table:table-cell>
          <table:table-cell table:formula="of:=[.B4897]-[.C4897]" office:value-type="float" office:value="-9.48092799999999">
            <text:p>-9.480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547241">
            <text:p>103.547241</text:p>
          </table:table-cell>
          <table:table-cell office:value-type="float" office:value="114.50763">
            <text:p>114.50763</text:p>
          </table:table-cell>
          <table:table-cell table:formula="of:=[.B4898]-[.C4898]" office:value-type="float" office:value="-10.960389">
            <text:p>-10.960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0.603625">
            <text:p>340.603625</text:p>
          </table:table-cell>
          <table:table-cell office:value-type="float" office:value="369.279488">
            <text:p>369.279488</text:p>
          </table:table-cell>
          <table:table-cell table:formula="of:=[.B4899]-[.C4899]" office:value-type="float" office:value="-28.675863">
            <text:p>-28.675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16918">
            <text:p>67.516918</text:p>
          </table:table-cell>
          <table:table-cell office:value-type="float" office:value="69.914953">
            <text:p>69.914953</text:p>
          </table:table-cell>
          <table:table-cell table:formula="of:=[.B4900]-[.C4900]" office:value-type="float" office:value="-2.39803499999999">
            <text:p>-2.398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333988">
            <text:p>56.333988</text:p>
          </table:table-cell>
          <table:table-cell office:value-type="float" office:value="60.343819">
            <text:p>60.343819</text:p>
          </table:table-cell>
          <table:table-cell table:formula="of:=[.B4901]-[.C4901]" office:value-type="float" office:value="-4.00983100000001">
            <text:p>-4.009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425628">
            <text:p>125.425628</text:p>
          </table:table-cell>
          <table:table-cell office:value-type="float" office:value="136.117955">
            <text:p>136.117955</text:p>
          </table:table-cell>
          <table:table-cell table:formula="of:=[.B4902]-[.C4902]" office:value-type="float" office:value="-10.692327">
            <text:p>-10.692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.718804">
            <text:p>330.718804</text:p>
          </table:table-cell>
          <table:table-cell office:value-type="float" office:value="384.084065">
            <text:p>384.084065</text:p>
          </table:table-cell>
          <table:table-cell table:formula="of:=[.B4903]-[.C4903]" office:value-type="float" office:value="-53.365261">
            <text:p>-53.365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0.42699">
            <text:p>410.42699</text:p>
          </table:table-cell>
          <table:table-cell office:value-type="float" office:value="444.691853">
            <text:p>444.691853</text:p>
          </table:table-cell>
          <table:table-cell table:formula="of:=[.B4904]-[.C4904]" office:value-type="float" office:value="-34.264863">
            <text:p>-34.264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283534">
            <text:p>189.283534</text:p>
          </table:table-cell>
          <table:table-cell office:value-type="float" office:value="204.486358">
            <text:p>204.486358</text:p>
          </table:table-cell>
          <table:table-cell table:formula="of:=[.B4905]-[.C4905]" office:value-type="float" office:value="-15.202824">
            <text:p>-15.202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503449">
            <text:p>258.503449</text:p>
          </table:table-cell>
          <table:table-cell office:value-type="float" office:value="281.89265">
            <text:p>281.89265</text:p>
          </table:table-cell>
          <table:table-cell table:formula="of:=[.B4906]-[.C4906]" office:value-type="float" office:value="-23.389201">
            <text:p>-23.389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054381">
            <text:p>129.054381</text:p>
          </table:table-cell>
          <table:table-cell office:value-type="float" office:value="140.48548">
            <text:p>140.48548</text:p>
          </table:table-cell>
          <table:table-cell table:formula="of:=[.B4907]-[.C4907]" office:value-type="float" office:value="-11.431099">
            <text:p>-11.431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0063">
            <text:p>141.60063</text:p>
          </table:table-cell>
          <table:table-cell office:value-type="float" office:value="150.114012">
            <text:p>150.114012</text:p>
          </table:table-cell>
          <table:table-cell table:formula="of:=[.B4908]-[.C4908]" office:value-type="float" office:value="-8.51338200000001">
            <text:p>-8.513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9.614333">
            <text:p>379.614333</text:p>
          </table:table-cell>
          <table:table-cell office:value-type="float" office:value="395.933851">
            <text:p>395.933851</text:p>
          </table:table-cell>
          <table:table-cell table:formula="of:=[.B4909]-[.C4909]" office:value-type="float" office:value="-16.319518">
            <text:p>-16.319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874755">
            <text:p>287.874755</text:p>
          </table:table-cell>
          <table:table-cell office:value-type="float" office:value="308.751253">
            <text:p>308.751253</text:p>
          </table:table-cell>
          <table:table-cell table:formula="of:=[.B4910]-[.C4910]" office:value-type="float" office:value="-20.876498">
            <text:p>-20.876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719532">
            <text:p>159.719532</text:p>
          </table:table-cell>
          <table:table-cell office:value-type="float" office:value="172.56762">
            <text:p>172.56762</text:p>
          </table:table-cell>
          <table:table-cell table:formula="of:=[.B4911]-[.C4911]" office:value-type="float" office:value="-12.848088">
            <text:p>-12.848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700575">
            <text:p>129.700575</text:p>
          </table:table-cell>
          <table:table-cell office:value-type="float" office:value="138.906516">
            <text:p>138.906516</text:p>
          </table:table-cell>
          <table:table-cell table:formula="of:=[.B4912]-[.C4912]" office:value-type="float" office:value="-9.20594100000002">
            <text:p>-9.205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2.972283">
            <text:p>362.972283</text:p>
          </table:table-cell>
          <table:table-cell office:value-type="float" office:value="388.900502">
            <text:p>388.900502</text:p>
          </table:table-cell>
          <table:table-cell table:formula="of:=[.B4913]-[.C4913]" office:value-type="float" office:value="-25.928219">
            <text:p>-25.928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78307">
            <text:p>144.78307</text:p>
          </table:table-cell>
          <table:table-cell office:value-type="float" office:value="152.872711">
            <text:p>152.872711</text:p>
          </table:table-cell>
          <table:table-cell table:formula="of:=[.B4914]-[.C4914]" office:value-type="float" office:value="-8.089641">
            <text:p>-8.089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434666">
            <text:p>143.434666</text:p>
          </table:table-cell>
          <table:table-cell office:value-type="float" office:value="150.7625">
            <text:p>150.7625</text:p>
          </table:table-cell>
          <table:table-cell table:formula="of:=[.B4915]-[.C4915]" office:value-type="float" office:value="-7.327834">
            <text:p>-7.327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731681">
            <text:p>206.731681</text:p>
          </table:table-cell>
          <table:table-cell office:value-type="float" office:value="230.86313">
            <text:p>230.86313</text:p>
          </table:table-cell>
          <table:table-cell table:formula="of:=[.B4916]-[.C4916]" office:value-type="float" office:value="-24.131449">
            <text:p>-24.131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000744">
            <text:p>264.000744</text:p>
          </table:table-cell>
          <table:table-cell office:value-type="float" office:value="291.519371">
            <text:p>291.519371</text:p>
          </table:table-cell>
          <table:table-cell table:formula="of:=[.B4917]-[.C4917]" office:value-type="float" office:value="-27.518627">
            <text:p>-27.518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.296987">
            <text:p>405.296987</text:p>
          </table:table-cell>
          <table:table-cell office:value-type="float" office:value="454.050222">
            <text:p>454.050222</text:p>
          </table:table-cell>
          <table:table-cell table:formula="of:=[.B4918]-[.C4918]" office:value-type="float" office:value="-48.753235">
            <text:p>-48.753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332605">
            <text:p>240.332605</text:p>
          </table:table-cell>
          <table:table-cell office:value-type="float" office:value="252.987068">
            <text:p>252.987068</text:p>
          </table:table-cell>
          <table:table-cell table:formula="of:=[.B4919]-[.C4919]" office:value-type="float" office:value="-12.654463">
            <text:p>-12.654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806133">
            <text:p>93.806133</text:p>
          </table:table-cell>
          <table:table-cell office:value-type="float" office:value="103.820826">
            <text:p>103.820826</text:p>
          </table:table-cell>
          <table:table-cell table:formula="of:=[.B4920]-[.C4920]" office:value-type="float" office:value="-10.014693">
            <text:p>-10.014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4.732861">
            <text:p>334.732861</text:p>
          </table:table-cell>
          <table:table-cell office:value-type="float" office:value="362.973632">
            <text:p>362.973632</text:p>
          </table:table-cell>
          <table:table-cell table:formula="of:=[.B4921]-[.C4921]" office:value-type="float" office:value="-28.240771">
            <text:p>-28.240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1.042785">
            <text:p>571.042785</text:p>
          </table:table-cell>
          <table:table-cell office:value-type="float" office:value="597.759317">
            <text:p>597.759317</text:p>
          </table:table-cell>
          <table:table-cell table:formula="of:=[.B4922]-[.C4922]" office:value-type="float" office:value="-26.716532">
            <text:p>-26.716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05885">
            <text:p>111.705885</text:p>
          </table:table-cell>
          <table:table-cell office:value-type="float" office:value="119.893691">
            <text:p>119.893691</text:p>
          </table:table-cell>
          <table:table-cell table:formula="of:=[.B4923]-[.C4923]" office:value-type="float" office:value="-8.18780600000001">
            <text:p>-8.187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730396">
            <text:p>284.730396</text:p>
          </table:table-cell>
          <table:table-cell office:value-type="float" office:value="307.424523">
            <text:p>307.424523</text:p>
          </table:table-cell>
          <table:table-cell table:formula="of:=[.B4924]-[.C4924]" office:value-type="float" office:value="-22.694127">
            <text:p>-22.694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596585">
            <text:p>198.596585</text:p>
          </table:table-cell>
          <table:table-cell office:value-type="float" office:value="210.464088">
            <text:p>210.464088</text:p>
          </table:table-cell>
          <table:table-cell table:formula="of:=[.B4925]-[.C4925]" office:value-type="float" office:value="-11.867503">
            <text:p>-11.867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96829">
            <text:p>93.296829</text:p>
          </table:table-cell>
          <table:table-cell office:value-type="float" office:value="99.189194">
            <text:p>99.189194</text:p>
          </table:table-cell>
          <table:table-cell table:formula="of:=[.B4926]-[.C4926]" office:value-type="float" office:value="-5.892365">
            <text:p>-5.892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59338">
            <text:p>251.59338</text:p>
          </table:table-cell>
          <table:table-cell office:value-type="float" office:value="269.084274">
            <text:p>269.084274</text:p>
          </table:table-cell>
          <table:table-cell table:formula="of:=[.B4927]-[.C4927]" office:value-type="float" office:value="-17.490894">
            <text:p>-17.4908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735447">
            <text:p>138.735447</text:p>
          </table:table-cell>
          <table:table-cell office:value-type="float" office:value="154.169214">
            <text:p>154.169214</text:p>
          </table:table-cell>
          <table:table-cell table:formula="of:=[.B4928]-[.C4928]" office:value-type="float" office:value="-15.433767">
            <text:p>-15.433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63888">
            <text:p>98.363888</text:p>
          </table:table-cell>
          <table:table-cell office:value-type="float" office:value="100.198083">
            <text:p>100.198083</text:p>
          </table:table-cell>
          <table:table-cell table:formula="of:=[.B4929]-[.C4929]" office:value-type="float" office:value="-1.83419499999999">
            <text:p>-1.834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082795">
            <text:p>62.082795</text:p>
          </table:table-cell>
          <table:table-cell office:value-type="float" office:value="66.305861">
            <text:p>66.305861</text:p>
          </table:table-cell>
          <table:table-cell table:formula="of:=[.B4930]-[.C4930]" office:value-type="float" office:value="-4.223066">
            <text:p>-4.223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291123">
            <text:p>357.291123</text:p>
          </table:table-cell>
          <table:table-cell office:value-type="float" office:value="394.432238">
            <text:p>394.432238</text:p>
          </table:table-cell>
          <table:table-cell table:formula="of:=[.B4931]-[.C4931]" office:value-type="float" office:value="-37.141115">
            <text:p>-37.141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301316">
            <text:p>141.301316</text:p>
          </table:table-cell>
          <table:table-cell office:value-type="float" office:value="152.429045">
            <text:p>152.429045</text:p>
          </table:table-cell>
          <table:table-cell table:formula="of:=[.B4932]-[.C4932]" office:value-type="float" office:value="-11.127729">
            <text:p>-11.127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530203">
            <text:p>202.530203</text:p>
          </table:table-cell>
          <table:table-cell office:value-type="float" office:value="226.556989">
            <text:p>226.556989</text:p>
          </table:table-cell>
          <table:table-cell table:formula="of:=[.B4933]-[.C4933]" office:value-type="float" office:value="-24.026786">
            <text:p>-24.026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9661">
            <text:p>64.29661</text:p>
          </table:table-cell>
          <table:table-cell office:value-type="float" office:value="69.178207">
            <text:p>69.178207</text:p>
          </table:table-cell>
          <table:table-cell table:formula="of:=[.B4934]-[.C4934]" office:value-type="float" office:value="-4.881597">
            <text:p>-4.881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981946">
            <text:p>31.981946</text:p>
          </table:table-cell>
          <table:table-cell office:value-type="float" office:value="34.827858">
            <text:p>34.827858</text:p>
          </table:table-cell>
          <table:table-cell table:formula="of:=[.B4935]-[.C4935]" office:value-type="float" office:value="-2.845912">
            <text:p>-2.845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749726">
            <text:p>236.749726</text:p>
          </table:table-cell>
          <table:table-cell office:value-type="float" office:value="252.480298">
            <text:p>252.480298</text:p>
          </table:table-cell>
          <table:table-cell table:formula="of:=[.B4936]-[.C4936]" office:value-type="float" office:value="-15.730572">
            <text:p>-15.730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144726">
            <text:p>283.144726</text:p>
          </table:table-cell>
          <table:table-cell office:value-type="float" office:value="293.303441">
            <text:p>293.303441</text:p>
          </table:table-cell>
          <table:table-cell table:formula="of:=[.B4937]-[.C4937]" office:value-type="float" office:value="-10.158715">
            <text:p>-10.158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0.613458">
            <text:p>580.613458</text:p>
          </table:table-cell>
          <table:table-cell office:value-type="float" office:value="615.784482">
            <text:p>615.784482</text:p>
          </table:table-cell>
          <table:table-cell table:formula="of:=[.B4938]-[.C4938]" office:value-type="float" office:value="-35.171024">
            <text:p>-35.171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112052">
            <text:p>166.112052</text:p>
          </table:table-cell>
          <table:table-cell office:value-type="float" office:value="176.656374">
            <text:p>176.656374</text:p>
          </table:table-cell>
          <table:table-cell table:formula="of:=[.B4939]-[.C4939]" office:value-type="float" office:value="-10.544322">
            <text:p>-10.544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537115">
            <text:p>287.537115</text:p>
          </table:table-cell>
          <table:table-cell office:value-type="float" office:value="309.664498">
            <text:p>309.664498</text:p>
          </table:table-cell>
          <table:table-cell table:formula="of:=[.B4940]-[.C4940]" office:value-type="float" office:value="-22.127383">
            <text:p>-22.127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903927">
            <text:p>206.903927</text:p>
          </table:table-cell>
          <table:table-cell office:value-type="float" office:value="226.270363">
            <text:p>226.270363</text:p>
          </table:table-cell>
          <table:table-cell table:formula="of:=[.B4941]-[.C4941]" office:value-type="float" office:value="-19.366436">
            <text:p>-19.366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50225">
            <text:p>59.450225</text:p>
          </table:table-cell>
          <table:table-cell office:value-type="float" office:value="65.318133">
            <text:p>65.318133</text:p>
          </table:table-cell>
          <table:table-cell table:formula="of:=[.B4942]-[.C4942]" office:value-type="float" office:value="-5.867908">
            <text:p>-5.867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815549">
            <text:p>47.815549</text:p>
          </table:table-cell>
          <table:table-cell office:value-type="float" office:value="53.136866">
            <text:p>53.136866</text:p>
          </table:table-cell>
          <table:table-cell table:formula="of:=[.B4943]-[.C4943]" office:value-type="float" office:value="-5.321317">
            <text:p>-5.321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008568">
            <text:p>129.008568</text:p>
          </table:table-cell>
          <table:table-cell office:value-type="float" office:value="139.738153">
            <text:p>139.738153</text:p>
          </table:table-cell>
          <table:table-cell table:formula="of:=[.B4944]-[.C4944]" office:value-type="float" office:value="-10.729585">
            <text:p>-10.729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912678">
            <text:p>198.912678</text:p>
          </table:table-cell>
          <table:table-cell office:value-type="float" office:value="217.269692">
            <text:p>217.269692</text:p>
          </table:table-cell>
          <table:table-cell table:formula="of:=[.B4945]-[.C4945]" office:value-type="float" office:value="-18.357014">
            <text:p>-18.357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081032">
            <text:p>78.081032</text:p>
          </table:table-cell>
          <table:table-cell office:value-type="float" office:value="84.146044">
            <text:p>84.146044</text:p>
          </table:table-cell>
          <table:table-cell table:formula="of:=[.B4946]-[.C4946]" office:value-type="float" office:value="-6.06501200000001">
            <text:p>-6.065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405027">
            <text:p>91.405027</text:p>
          </table:table-cell>
          <table:table-cell office:value-type="float" office:value="107.17897">
            <text:p>107.17897</text:p>
          </table:table-cell>
          <table:table-cell table:formula="of:=[.B4947]-[.C4947]" office:value-type="float" office:value="-15.773943">
            <text:p>-15.773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885825">
            <text:p>95.885825</text:p>
          </table:table-cell>
          <table:table-cell office:value-type="float" office:value="110.787414">
            <text:p>110.787414</text:p>
          </table:table-cell>
          <table:table-cell table:formula="of:=[.B4948]-[.C4948]" office:value-type="float" office:value="-14.901589">
            <text:p>-14.9015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136275">
            <text:p>82.136275</text:p>
          </table:table-cell>
          <table:table-cell office:value-type="float" office:value="84.939552">
            <text:p>84.939552</text:p>
          </table:table-cell>
          <table:table-cell table:formula="of:=[.B4949]-[.C4949]" office:value-type="float" office:value="-2.80327700000001">
            <text:p>-2.803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59741">
            <text:p>128.659741</text:p>
          </table:table-cell>
          <table:table-cell office:value-type="float" office:value="151.450432">
            <text:p>151.450432</text:p>
          </table:table-cell>
          <table:table-cell table:formula="of:=[.B4950]-[.C4950]" office:value-type="float" office:value="-22.790691">
            <text:p>-22.790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91056">
            <text:p>47.591056</text:p>
          </table:table-cell>
          <table:table-cell office:value-type="float" office:value="59.779019">
            <text:p>59.779019</text:p>
          </table:table-cell>
          <table:table-cell table:formula="of:=[.B4951]-[.C4951]" office:value-type="float" office:value="-12.187963">
            <text:p>-12.187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034741">
            <text:p>60.034741</text:p>
          </table:table-cell>
          <table:table-cell office:value-type="float" office:value="72.379495">
            <text:p>72.379495</text:p>
          </table:table-cell>
          <table:table-cell table:formula="of:=[.B4952]-[.C4952]" office:value-type="float" office:value="-12.344754">
            <text:p>-12.344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36116">
            <text:p>72.336116</text:p>
          </table:table-cell>
          <table:table-cell office:value-type="float" office:value="89.648334">
            <text:p>89.648334</text:p>
          </table:table-cell>
          <table:table-cell table:formula="of:=[.B4953]-[.C4953]" office:value-type="float" office:value="-17.312218">
            <text:p>-17.312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990662">
            <text:p>92.990662</text:p>
          </table:table-cell>
          <table:table-cell office:value-type="float" office:value="109.605864">
            <text:p>109.605864</text:p>
          </table:table-cell>
          <table:table-cell table:formula="of:=[.B4954]-[.C4954]" office:value-type="float" office:value="-16.615202">
            <text:p>-16.615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76571">
            <text:p>47.976571</text:p>
          </table:table-cell>
          <table:table-cell office:value-type="float" office:value="61.329734">
            <text:p>61.329734</text:p>
          </table:table-cell>
          <table:table-cell table:formula="of:=[.B4955]-[.C4955]" office:value-type="float" office:value="-13.353163">
            <text:p>-13.3531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169719">
            <text:p>58.169719</text:p>
          </table:table-cell>
          <table:table-cell office:value-type="float" office:value="67.832999">
            <text:p>67.832999</text:p>
          </table:table-cell>
          <table:table-cell table:formula="of:=[.B4956]-[.C4956]" office:value-type="float" office:value="-9.66328">
            <text:p>-9.66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273721">
            <text:p>89.273721</text:p>
          </table:table-cell>
          <table:table-cell office:value-type="float" office:value="106.120897">
            <text:p>106.120897</text:p>
          </table:table-cell>
          <table:table-cell table:formula="of:=[.B4957]-[.C4957]" office:value-type="float" office:value="-16.847176">
            <text:p>-16.847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26642">
            <text:p>71.226642</text:p>
          </table:table-cell>
          <table:table-cell office:value-type="float" office:value="85.923019">
            <text:p>85.923019</text:p>
          </table:table-cell>
          <table:table-cell table:formula="of:=[.B4958]-[.C4958]" office:value-type="float" office:value="-14.696377">
            <text:p>-14.6963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95357">
            <text:p>66.195357</text:p>
          </table:table-cell>
          <table:table-cell office:value-type="float" office:value="82.578479">
            <text:p>82.578479</text:p>
          </table:table-cell>
          <table:table-cell table:formula="of:=[.B4959]-[.C4959]" office:value-type="float" office:value="-16.383122">
            <text:p>-16.383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233808">
            <text:p>57.233808</text:p>
          </table:table-cell>
          <table:table-cell office:value-type="float" office:value="69.692862">
            <text:p>69.692862</text:p>
          </table:table-cell>
          <table:table-cell table:formula="of:=[.B4960]-[.C4960]" office:value-type="float" office:value="-12.459054">
            <text:p>-12.4590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30256">
            <text:p>90.330256</text:p>
          </table:table-cell>
          <table:table-cell office:value-type="float" office:value="109.853338">
            <text:p>109.853338</text:p>
          </table:table-cell>
          <table:table-cell table:formula="of:=[.B4961]-[.C4961]" office:value-type="float" office:value="-19.523082">
            <text:p>-19.5230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539701">
            <text:p>71.539701</text:p>
          </table:table-cell>
          <table:table-cell office:value-type="float" office:value="88.099633">
            <text:p>88.099633</text:p>
          </table:table-cell>
          <table:table-cell table:formula="of:=[.B4962]-[.C4962]" office:value-type="float" office:value="-16.559932">
            <text:p>-16.559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068204">
            <text:p>60.068204</text:p>
          </table:table-cell>
          <table:table-cell office:value-type="float" office:value="72.897639">
            <text:p>72.897639</text:p>
          </table:table-cell>
          <table:table-cell table:formula="of:=[.B4963]-[.C4963]" office:value-type="float" office:value="-12.829435">
            <text:p>-12.829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747513">
            <text:p>48.747513</text:p>
          </table:table-cell>
          <table:table-cell office:value-type="float" office:value="61.67629">
            <text:p>61.67629</text:p>
          </table:table-cell>
          <table:table-cell table:formula="of:=[.B4964]-[.C4964]" office:value-type="float" office:value="-12.928777">
            <text:p>-12.928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27134">
            <text:p>40.27134</text:p>
          </table:table-cell>
          <table:table-cell office:value-type="float" office:value="49.489033">
            <text:p>49.489033</text:p>
          </table:table-cell>
          <table:table-cell table:formula="of:=[.B4965]-[.C4965]" office:value-type="float" office:value="-9.217693">
            <text:p>-9.217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339197">
            <text:p>103.339197</text:p>
          </table:table-cell>
          <table:table-cell office:value-type="float" office:value="120.938115">
            <text:p>120.938115</text:p>
          </table:table-cell>
          <table:table-cell table:formula="of:=[.B4966]-[.C4966]" office:value-type="float" office:value="-17.598918">
            <text:p>-17.598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615429">
            <text:p>88.615429</text:p>
          </table:table-cell>
          <table:table-cell office:value-type="float" office:value="104.136075">
            <text:p>104.136075</text:p>
          </table:table-cell>
          <table:table-cell table:formula="of:=[.B4967]-[.C4967]" office:value-type="float" office:value="-15.520646">
            <text:p>-15.520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71044">
            <text:p>41.471044</text:p>
          </table:table-cell>
          <table:table-cell office:value-type="float" office:value="49.146746">
            <text:p>49.146746</text:p>
          </table:table-cell>
          <table:table-cell table:formula="of:=[.B4968]-[.C4968]" office:value-type="float" office:value="-7.675702">
            <text:p>-7.675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756202">
            <text:p>104.756202</text:p>
          </table:table-cell>
          <table:table-cell office:value-type="float" office:value="127.855058">
            <text:p>127.855058</text:p>
          </table:table-cell>
          <table:table-cell table:formula="of:=[.B4969]-[.C4969]" office:value-type="float" office:value="-23.098856">
            <text:p>-23.098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112649">
            <text:p>60.112649</text:p>
          </table:table-cell>
          <table:table-cell office:value-type="float" office:value="76.732707">
            <text:p>76.732707</text:p>
          </table:table-cell>
          <table:table-cell table:formula="of:=[.B4970]-[.C4970]" office:value-type="float" office:value="-16.620058">
            <text:p>-16.620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47722">
            <text:p>87.47722</text:p>
          </table:table-cell>
          <table:table-cell office:value-type="float" office:value="106.068696">
            <text:p>106.068696</text:p>
          </table:table-cell>
          <table:table-cell table:formula="of:=[.B4971]-[.C4971]" office:value-type="float" office:value="-18.591476">
            <text:p>-18.591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98654">
            <text:p>30.98654</text:p>
          </table:table-cell>
          <table:table-cell office:value-type="float" office:value="38.634022">
            <text:p>38.634022</text:p>
          </table:table-cell>
          <table:table-cell table:formula="of:=[.B4972]-[.C4972]" office:value-type="float" office:value="-7.647482">
            <text:p>-7.647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64237">
            <text:p>85.064237</text:p>
          </table:table-cell>
          <table:table-cell office:value-type="float" office:value="110.241381">
            <text:p>110.241381</text:p>
          </table:table-cell>
          <table:table-cell table:formula="of:=[.B4973]-[.C4973]" office:value-type="float" office:value="-25.177144">
            <text:p>-25.177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23964">
            <text:p>95.23964</text:p>
          </table:table-cell>
          <table:table-cell office:value-type="float" office:value="119.089746">
            <text:p>119.089746</text:p>
          </table:table-cell>
          <table:table-cell table:formula="of:=[.B4974]-[.C4974]" office:value-type="float" office:value="-23.850106">
            <text:p>-23.850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343869">
            <text:p>81.343869</text:p>
          </table:table-cell>
          <table:table-cell office:value-type="float" office:value="97.776663">
            <text:p>97.776663</text:p>
          </table:table-cell>
          <table:table-cell table:formula="of:=[.B4975]-[.C4975]" office:value-type="float" office:value="-16.432794">
            <text:p>-16.432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44066">
            <text:p>132.044066</text:p>
          </table:table-cell>
          <table:table-cell office:value-type="float" office:value="155.885933">
            <text:p>155.885933</text:p>
          </table:table-cell>
          <table:table-cell table:formula="of:=[.B4976]-[.C4976]" office:value-type="float" office:value="-23.841867">
            <text:p>-23.841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40436">
            <text:p>29.40436</text:p>
          </table:table-cell>
          <table:table-cell office:value-type="float" office:value="35.964611">
            <text:p>35.964611</text:p>
          </table:table-cell>
          <table:table-cell table:formula="of:=[.B4977]-[.C4977]" office:value-type="float" office:value="-6.560251">
            <text:p>-6.560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930684">
            <text:p>54.930684</text:p>
          </table:table-cell>
          <table:table-cell office:value-type="float" office:value="67.690521">
            <text:p>67.690521</text:p>
          </table:table-cell>
          <table:table-cell table:formula="of:=[.B4978]-[.C4978]" office:value-type="float" office:value="-12.759837">
            <text:p>-12.759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20277">
            <text:p>30.620277</text:p>
          </table:table-cell>
          <table:table-cell office:value-type="float" office:value="38.079574">
            <text:p>38.079574</text:p>
          </table:table-cell>
          <table:table-cell table:formula="of:=[.B4979]-[.C4979]" office:value-type="float" office:value="-7.459297">
            <text:p>-7.459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64584">
            <text:p>70.364584</text:p>
          </table:table-cell>
          <table:table-cell office:value-type="float" office:value="87.155347">
            <text:p>87.155347</text:p>
          </table:table-cell>
          <table:table-cell table:formula="of:=[.B4980]-[.C4980]" office:value-type="float" office:value="-16.790763">
            <text:p>-16.790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601633">
            <text:p>82.601633</text:p>
          </table:table-cell>
          <table:table-cell office:value-type="float" office:value="100.558434">
            <text:p>100.558434</text:p>
          </table:table-cell>
          <table:table-cell table:formula="of:=[.B4981]-[.C4981]" office:value-type="float" office:value="-17.956801">
            <text:p>-17.956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03201">
            <text:p>45.803201</text:p>
          </table:table-cell>
          <table:table-cell office:value-type="float" office:value="57.500731">
            <text:p>57.500731</text:p>
          </table:table-cell>
          <table:table-cell table:formula="of:=[.B4982]-[.C4982]" office:value-type="float" office:value="-11.69753">
            <text:p>-11.69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924175">
            <text:p>66.924175</text:p>
          </table:table-cell>
          <table:table-cell office:value-type="float" office:value="75.331273">
            <text:p>75.331273</text:p>
          </table:table-cell>
          <table:table-cell table:formula="of:=[.B4983]-[.C4983]" office:value-type="float" office:value="-8.40709799999999">
            <text:p>-8.407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057832">
            <text:p>31.057832</text:p>
          </table:table-cell>
          <table:table-cell office:value-type="float" office:value="38.238739">
            <text:p>38.238739</text:p>
          </table:table-cell>
          <table:table-cell table:formula="of:=[.B4984]-[.C4984]" office:value-type="float" office:value="-7.180907">
            <text:p>-7.180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926733">
            <text:p>24.926733</text:p>
          </table:table-cell>
          <table:table-cell office:value-type="float" office:value="31.549552">
            <text:p>31.549552</text:p>
          </table:table-cell>
          <table:table-cell table:formula="of:=[.B4985]-[.C4985]" office:value-type="float" office:value="-6.622819">
            <text:p>-6.622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242743">
            <text:p>152.242743</text:p>
          </table:table-cell>
          <table:table-cell office:value-type="float" office:value="179.76369">
            <text:p>179.76369</text:p>
          </table:table-cell>
          <table:table-cell table:formula="of:=[.B4986]-[.C4986]" office:value-type="float" office:value="-27.520947">
            <text:p>-27.520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463454">
            <text:p>99.463454</text:p>
          </table:table-cell>
          <table:table-cell office:value-type="float" office:value="123.47062">
            <text:p>123.47062</text:p>
          </table:table-cell>
          <table:table-cell table:formula="of:=[.B4987]-[.C4987]" office:value-type="float" office:value="-24.007166">
            <text:p>-24.007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11519">
            <text:p>80.011519</text:p>
          </table:table-cell>
          <table:table-cell office:value-type="float" office:value="95.612272">
            <text:p>95.612272</text:p>
          </table:table-cell>
          <table:table-cell table:formula="of:=[.B4988]-[.C4988]" office:value-type="float" office:value="-15.600753">
            <text:p>-15.600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504184">
            <text:p>124.504184</text:p>
          </table:table-cell>
          <table:table-cell office:value-type="float" office:value="155.268645">
            <text:p>155.268645</text:p>
          </table:table-cell>
          <table:table-cell table:formula="of:=[.B4989]-[.C4989]" office:value-type="float" office:value="-30.764461">
            <text:p>-30.764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77271">
            <text:p>67.677271</text:p>
          </table:table-cell>
          <table:table-cell office:value-type="float" office:value="81.15671">
            <text:p>81.15671</text:p>
          </table:table-cell>
          <table:table-cell table:formula="of:=[.B4990]-[.C4990]" office:value-type="float" office:value="-13.479439">
            <text:p>-13.479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050711">
            <text:p>44.050711</text:p>
          </table:table-cell>
          <table:table-cell office:value-type="float" office:value="53.287464">
            <text:p>53.287464</text:p>
          </table:table-cell>
          <table:table-cell table:formula="of:=[.B4991]-[.C4991]" office:value-type="float" office:value="-9.236753">
            <text:p>-9.236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478002">
            <text:p>87.478002</text:p>
          </table:table-cell>
          <table:table-cell office:value-type="float" office:value="106.969196">
            <text:p>106.969196</text:p>
          </table:table-cell>
          <table:table-cell table:formula="of:=[.B4992]-[.C4992]" office:value-type="float" office:value="-19.491194">
            <text:p>-19.491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335381">
            <text:p>155.335381</text:p>
          </table:table-cell>
          <table:table-cell office:value-type="float" office:value="188.740073">
            <text:p>188.740073</text:p>
          </table:table-cell>
          <table:table-cell table:formula="of:=[.B4993]-[.C4993]" office:value-type="float" office:value="-33.404692">
            <text:p>-33.404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835772">
            <text:p>47.835772</text:p>
          </table:table-cell>
          <table:table-cell office:value-type="float" office:value="60.759762">
            <text:p>60.759762</text:p>
          </table:table-cell>
          <table:table-cell table:formula="of:=[.B4994]-[.C4994]" office:value-type="float" office:value="-12.92399">
            <text:p>-12.92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733338">
            <text:p>102.733338</text:p>
          </table:table-cell>
          <table:table-cell office:value-type="float" office:value="125.858854">
            <text:p>125.858854</text:p>
          </table:table-cell>
          <table:table-cell table:formula="of:=[.B4995]-[.C4995]" office:value-type="float" office:value="-23.125516">
            <text:p>-23.125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147026">
            <text:p>68.147026</text:p>
          </table:table-cell>
          <table:table-cell office:value-type="float" office:value="83.604609">
            <text:p>83.604609</text:p>
          </table:table-cell>
          <table:table-cell table:formula="of:=[.B4996]-[.C4996]" office:value-type="float" office:value="-15.457583">
            <text:p>-15.4575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736307">
            <text:p>249.736307</text:p>
          </table:table-cell>
          <table:table-cell office:value-type="float" office:value="301.948202">
            <text:p>301.948202</text:p>
          </table:table-cell>
          <table:table-cell table:formula="of:=[.B4997]-[.C4997]" office:value-type="float" office:value="-52.211895">
            <text:p>-52.211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85426">
            <text:p>91.285426</text:p>
          </table:table-cell>
          <table:table-cell office:value-type="float" office:value="102.576301">
            <text:p>102.576301</text:p>
          </table:table-cell>
          <table:table-cell table:formula="of:=[.B4998]-[.C4998]" office:value-type="float" office:value="-11.290875">
            <text:p>-11.290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9111">
            <text:p>96.39111</text:p>
          </table:table-cell>
          <table:table-cell office:value-type="float" office:value="116.941428">
            <text:p>116.941428</text:p>
          </table:table-cell>
          <table:table-cell table:formula="of:=[.B4999]-[.C4999]" office:value-type="float" office:value="-20.550318">
            <text:p>-20.550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515215">
            <text:p>79.515215</text:p>
          </table:table-cell>
          <table:table-cell office:value-type="float" office:value="96.172793">
            <text:p>96.172793</text:p>
          </table:table-cell>
          <table:table-cell table:formula="of:=[.B5000]-[.C5000]" office:value-type="float" office:value="-16.657578">
            <text:p>-16.657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244969">
            <text:p>52.244969</text:p>
          </table:table-cell>
          <table:table-cell office:value-type="float" office:value="63.758398">
            <text:p>63.758398</text:p>
          </table:table-cell>
          <table:table-cell table:formula="of:=[.B5001]-[.C5001]" office:value-type="float" office:value="-11.513429">
            <text:p>-11.513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992208">
            <text:p>88.992208</text:p>
          </table:table-cell>
          <table:table-cell office:value-type="float" office:value="105.030991">
            <text:p>105.030991</text:p>
          </table:table-cell>
          <table:table-cell table:formula="of:=[.B5002]-[.C5002]" office:value-type="float" office:value="-16.038783">
            <text:p>-16.038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07194">
            <text:p>60.07194</text:p>
          </table:table-cell>
          <table:table-cell office:value-type="float" office:value="74.221726">
            <text:p>74.221726</text:p>
          </table:table-cell>
          <table:table-cell table:formula="of:=[.B5003]-[.C5003]" office:value-type="float" office:value="-14.149786">
            <text:p>-14.149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868792">
            <text:p>63.868792</text:p>
          </table:table-cell>
          <table:table-cell office:value-type="float" office:value="78.435531">
            <text:p>78.435531</text:p>
          </table:table-cell>
          <table:table-cell table:formula="of:=[.B5004]-[.C5004]" office:value-type="float" office:value="-14.566739">
            <text:p>-14.566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.601618">
            <text:p>280.601618</text:p>
          </table:table-cell>
          <table:table-cell office:value-type="float" office:value="311.233396">
            <text:p>311.233396</text:p>
          </table:table-cell>
          <table:table-cell table:formula="of:=[.B5005]-[.C5005]" office:value-type="float" office:value="-30.6317780000001">
            <text:p>-30.631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2143">
            <text:p>76.12143</text:p>
          </table:table-cell>
          <table:table-cell office:value-type="float" office:value="88.705087">
            <text:p>88.705087</text:p>
          </table:table-cell>
          <table:table-cell table:formula="of:=[.B5006]-[.C5006]" office:value-type="float" office:value="-12.583657">
            <text:p>-12.583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65223">
            <text:p>39.65223</text:p>
          </table:table-cell>
          <table:table-cell office:value-type="float" office:value="49.622575">
            <text:p>49.622575</text:p>
          </table:table-cell>
          <table:table-cell table:formula="of:=[.B5007]-[.C5007]" office:value-type="float" office:value="-9.970345">
            <text:p>-9.970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834362">
            <text:p>225.834362</text:p>
          </table:table-cell>
          <table:table-cell office:value-type="float" office:value="265.314433">
            <text:p>265.314433</text:p>
          </table:table-cell>
          <table:table-cell table:formula="of:=[.B5008]-[.C5008]" office:value-type="float" office:value="-39.480071">
            <text:p>-39.480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681439">
            <text:p>53.681439</text:p>
          </table:table-cell>
          <table:table-cell office:value-type="float" office:value="67.480588">
            <text:p>67.480588</text:p>
          </table:table-cell>
          <table:table-cell table:formula="of:=[.B5009]-[.C5009]" office:value-type="float" office:value="-13.799149">
            <text:p>-13.799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769715">
            <text:p>178.769715</text:p>
          </table:table-cell>
          <table:table-cell office:value-type="float" office:value="205.401321">
            <text:p>205.401321</text:p>
          </table:table-cell>
          <table:table-cell table:formula="of:=[.B5010]-[.C5010]" office:value-type="float" office:value="-26.631606">
            <text:p>-26.6316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317178">
            <text:p>116.317178</text:p>
          </table:table-cell>
          <table:table-cell office:value-type="float" office:value="147.321007">
            <text:p>147.321007</text:p>
          </table:table-cell>
          <table:table-cell table:formula="of:=[.B5011]-[.C5011]" office:value-type="float" office:value="-31.003829">
            <text:p>-31.003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06459">
            <text:p>82.206459</text:p>
          </table:table-cell>
          <table:table-cell office:value-type="float" office:value="103.668669">
            <text:p>103.668669</text:p>
          </table:table-cell>
          <table:table-cell table:formula="of:=[.B5012]-[.C5012]" office:value-type="float" office:value="-21.46221">
            <text:p>-21.46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190721">
            <text:p>68.190721</text:p>
          </table:table-cell>
          <table:table-cell office:value-type="float" office:value="85.826577">
            <text:p>85.826577</text:p>
          </table:table-cell>
          <table:table-cell table:formula="of:=[.B5013]-[.C5013]" office:value-type="float" office:value="-17.635856">
            <text:p>-17.635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750478">
            <text:p>159.750478</text:p>
          </table:table-cell>
          <table:table-cell office:value-type="float" office:value="190.479413">
            <text:p>190.479413</text:p>
          </table:table-cell>
          <table:table-cell table:formula="of:=[.B5014]-[.C5014]" office:value-type="float" office:value="-30.728935">
            <text:p>-30.728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50935">
            <text:p>98.050935</text:p>
          </table:table-cell>
          <table:table-cell office:value-type="float" office:value="117.657206">
            <text:p>117.657206</text:p>
          </table:table-cell>
          <table:table-cell table:formula="of:=[.B5015]-[.C5015]" office:value-type="float" office:value="-19.606271">
            <text:p>-19.606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855317">
            <text:p>78.855317</text:p>
          </table:table-cell>
          <table:table-cell office:value-type="float" office:value="100.771307">
            <text:p>100.771307</text:p>
          </table:table-cell>
          <table:table-cell table:formula="of:=[.B5016]-[.C5016]" office:value-type="float" office:value="-21.91599">
            <text:p>-21.91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67009">
            <text:p>110.567009</text:p>
          </table:table-cell>
          <table:table-cell office:value-type="float" office:value="134.791442">
            <text:p>134.791442</text:p>
          </table:table-cell>
          <table:table-cell table:formula="of:=[.B5017]-[.C5017]" office:value-type="float" office:value="-24.224433">
            <text:p>-24.224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772378">
            <text:p>41.772378</text:p>
          </table:table-cell>
          <table:table-cell office:value-type="float" office:value="53.011034">
            <text:p>53.011034</text:p>
          </table:table-cell>
          <table:table-cell table:formula="of:=[.B5018]-[.C5018]" office:value-type="float" office:value="-11.238656">
            <text:p>-11.238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4492">
            <text:p>66.64492</text:p>
          </table:table-cell>
          <table:table-cell office:value-type="float" office:value="79.057353">
            <text:p>79.057353</text:p>
          </table:table-cell>
          <table:table-cell table:formula="of:=[.B5019]-[.C5019]" office:value-type="float" office:value="-12.412433">
            <text:p>-12.412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885763">
            <text:p>158.885763</text:p>
          </table:table-cell>
          <table:table-cell office:value-type="float" office:value="198.256439">
            <text:p>198.256439</text:p>
          </table:table-cell>
          <table:table-cell table:formula="of:=[.B5020]-[.C5020]" office:value-type="float" office:value="-39.370676">
            <text:p>-39.370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69403">
            <text:p>68.669403</text:p>
          </table:table-cell>
          <table:table-cell office:value-type="float" office:value="85.680935">
            <text:p>85.680935</text:p>
          </table:table-cell>
          <table:table-cell table:formula="of:=[.B5021]-[.C5021]" office:value-type="float" office:value="-17.011532">
            <text:p>-17.011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160937">
            <text:p>134.160937</text:p>
          </table:table-cell>
          <table:table-cell office:value-type="float" office:value="163.611826">
            <text:p>163.611826</text:p>
          </table:table-cell>
          <table:table-cell table:formula="of:=[.B5022]-[.C5022]" office:value-type="float" office:value="-29.450889">
            <text:p>-29.450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80283">
            <text:p>78.780283</text:p>
          </table:table-cell>
          <table:table-cell office:value-type="float" office:value="98.66896">
            <text:p>98.66896</text:p>
          </table:table-cell>
          <table:table-cell table:formula="of:=[.B5023]-[.C5023]" office:value-type="float" office:value="-19.888677">
            <text:p>-19.888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822955">
            <text:p>93.822955</text:p>
          </table:table-cell>
          <table:table-cell office:value-type="float" office:value="116.972198">
            <text:p>116.972198</text:p>
          </table:table-cell>
          <table:table-cell table:formula="of:=[.B5024]-[.C5024]" office:value-type="float" office:value="-23.149243">
            <text:p>-23.149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457767">
            <text:p>79.457767</text:p>
          </table:table-cell>
          <table:table-cell office:value-type="float" office:value="90.655453">
            <text:p>90.655453</text:p>
          </table:table-cell>
          <table:table-cell table:formula="of:=[.B5025]-[.C5025]" office:value-type="float" office:value="-11.197686">
            <text:p>-11.197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42447">
            <text:p>79.942447</text:p>
          </table:table-cell>
          <table:table-cell office:value-type="float" office:value="99.571159">
            <text:p>99.571159</text:p>
          </table:table-cell>
          <table:table-cell table:formula="of:=[.B5026]-[.C5026]" office:value-type="float" office:value="-19.628712">
            <text:p>-19.628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958468">
            <text:p>48.958468</text:p>
          </table:table-cell>
          <table:table-cell office:value-type="float" office:value="62.038066">
            <text:p>62.038066</text:p>
          </table:table-cell>
          <table:table-cell table:formula="of:=[.B5027]-[.C5027]" office:value-type="float" office:value="-13.079598">
            <text:p>-13.079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691045">
            <text:p>45.691045</text:p>
          </table:table-cell>
          <table:table-cell office:value-type="float" office:value="51.274835">
            <text:p>51.274835</text:p>
          </table:table-cell>
          <table:table-cell table:formula="of:=[.B5028]-[.C5028]" office:value-type="float" office:value="-5.58379">
            <text:p>-5.58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748761">
            <text:p>69.748761</text:p>
          </table:table-cell>
          <table:table-cell office:value-type="float" office:value="78.99449">
            <text:p>78.99449</text:p>
          </table:table-cell>
          <table:table-cell table:formula="of:=[.B5029]-[.C5029]" office:value-type="float" office:value="-9.245729">
            <text:p>-9.245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307083">
            <text:p>199.307083</text:p>
          </table:table-cell>
          <table:table-cell office:value-type="float" office:value="226.016192">
            <text:p>226.016192</text:p>
          </table:table-cell>
          <table:table-cell table:formula="of:=[.B5030]-[.C5030]" office:value-type="float" office:value="-26.709109">
            <text:p>-26.709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2836">
            <text:p>77.42836</text:p>
          </table:table-cell>
          <table:table-cell office:value-type="float" office:value="86.591622">
            <text:p>86.591622</text:p>
          </table:table-cell>
          <table:table-cell table:formula="of:=[.B5031]-[.C5031]" office:value-type="float" office:value="-9.163262">
            <text:p>-9.163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032158">
            <text:p>217.032158</text:p>
          </table:table-cell>
          <table:table-cell office:value-type="float" office:value="238.373395">
            <text:p>238.373395</text:p>
          </table:table-cell>
          <table:table-cell table:formula="of:=[.B5032]-[.C5032]" office:value-type="float" office:value="-21.341237">
            <text:p>-21.341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863641">
            <text:p>155.863641</text:p>
          </table:table-cell>
          <table:table-cell office:value-type="float" office:value="172.317669">
            <text:p>172.317669</text:p>
          </table:table-cell>
          <table:table-cell table:formula="of:=[.B5033]-[.C5033]" office:value-type="float" office:value="-16.454028">
            <text:p>-16.454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116738">
            <text:p>60.116738</text:p>
          </table:table-cell>
          <table:table-cell office:value-type="float" office:value="66.640177">
            <text:p>66.640177</text:p>
          </table:table-cell>
          <table:table-cell table:formula="of:=[.B5034]-[.C5034]" office:value-type="float" office:value="-6.523439">
            <text:p>-6.523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87505">
            <text:p>111.587505</text:p>
          </table:table-cell>
          <table:table-cell office:value-type="float" office:value="126.46277">
            <text:p>126.46277</text:p>
          </table:table-cell>
          <table:table-cell table:formula="of:=[.B5035]-[.C5035]" office:value-type="float" office:value="-14.875265">
            <text:p>-14.875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58968">
            <text:p>76.058968</text:p>
          </table:table-cell>
          <table:table-cell office:value-type="float" office:value="82.197883">
            <text:p>82.197883</text:p>
          </table:table-cell>
          <table:table-cell table:formula="of:=[.B5036]-[.C5036]" office:value-type="float" office:value="-6.13891500000001">
            <text:p>-6.138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63784">
            <text:p>76.663784</text:p>
          </table:table-cell>
          <table:table-cell office:value-type="float" office:value="86.452162">
            <text:p>86.452162</text:p>
          </table:table-cell>
          <table:table-cell table:formula="of:=[.B5037]-[.C5037]" office:value-type="float" office:value="-9.78837799999999">
            <text:p>-9.788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49339">
            <text:p>103.49339</text:p>
          </table:table-cell>
          <table:table-cell office:value-type="float" office:value="111.619593">
            <text:p>111.619593</text:p>
          </table:table-cell>
          <table:table-cell table:formula="of:=[.B5038]-[.C5038]" office:value-type="float" office:value="-8.12620299999999">
            <text:p>-8.126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59807">
            <text:p>83.059807</text:p>
          </table:table-cell>
          <table:table-cell office:value-type="float" office:value="93.134914">
            <text:p>93.134914</text:p>
          </table:table-cell>
          <table:table-cell table:formula="of:=[.B5039]-[.C5039]" office:value-type="float" office:value="-10.075107">
            <text:p>-10.075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08697">
            <text:p>86.408697</text:p>
          </table:table-cell>
          <table:table-cell office:value-type="float" office:value="100.162934">
            <text:p>100.162934</text:p>
          </table:table-cell>
          <table:table-cell table:formula="of:=[.B5040]-[.C5040]" office:value-type="float" office:value="-13.754237">
            <text:p>-13.754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298177">
            <text:p>32.298177</text:p>
          </table:table-cell>
          <table:table-cell office:value-type="float" office:value="35.164149">
            <text:p>35.164149</text:p>
          </table:table-cell>
          <table:table-cell table:formula="of:=[.B5041]-[.C5041]" office:value-type="float" office:value="-2.865972">
            <text:p>-2.865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19582">
            <text:p>111.719582</text:p>
          </table:table-cell>
          <table:table-cell office:value-type="float" office:value="124.626417">
            <text:p>124.626417</text:p>
          </table:table-cell>
          <table:table-cell table:formula="of:=[.B5042]-[.C5042]" office:value-type="float" office:value="-12.906835">
            <text:p>-12.906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60001">
            <text:p>57.160001</text:p>
          </table:table-cell>
          <table:table-cell office:value-type="float" office:value="64.6351">
            <text:p>64.6351</text:p>
          </table:table-cell>
          <table:table-cell table:formula="of:=[.B5043]-[.C5043]" office:value-type="float" office:value="-7.47509899999999">
            <text:p>-7.475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74379">
            <text:p>53.74379</text:p>
          </table:table-cell>
          <table:table-cell office:value-type="float" office:value="57.87178">
            <text:p>57.87178</text:p>
          </table:table-cell>
          <table:table-cell table:formula="of:=[.B5044]-[.C5044]" office:value-type="float" office:value="-4.12799">
            <text:p>-4.12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644833">
            <text:p>117.644833</text:p>
          </table:table-cell>
          <table:table-cell office:value-type="float" office:value="136.12837">
            <text:p>136.12837</text:p>
          </table:table-cell>
          <table:table-cell table:formula="of:=[.B5045]-[.C5045]" office:value-type="float" office:value="-18.483537">
            <text:p>-18.483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71216">
            <text:p>91.71216</text:p>
          </table:table-cell>
          <table:table-cell office:value-type="float" office:value="105.54517">
            <text:p>105.54517</text:p>
          </table:table-cell>
          <table:table-cell table:formula="of:=[.B5046]-[.C5046]" office:value-type="float" office:value="-13.83301">
            <text:p>-13.83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684934">
            <text:p>37.684934</text:p>
          </table:table-cell>
          <table:table-cell office:value-type="float" office:value="41.624736">
            <text:p>41.624736</text:p>
          </table:table-cell>
          <table:table-cell table:formula="of:=[.B5047]-[.C5047]" office:value-type="float" office:value="-3.939802">
            <text:p>-3.939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221717">
            <text:p>184.221717</text:p>
          </table:table-cell>
          <table:table-cell office:value-type="float" office:value="202.554647">
            <text:p>202.554647</text:p>
          </table:table-cell>
          <table:table-cell table:formula="of:=[.B5048]-[.C5048]" office:value-type="float" office:value="-18.33293">
            <text:p>-18.33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10155">
            <text:p>64.910155</text:p>
          </table:table-cell>
          <table:table-cell office:value-type="float" office:value="72.2091">
            <text:p>72.2091</text:p>
          </table:table-cell>
          <table:table-cell table:formula="of:=[.B5049]-[.C5049]" office:value-type="float" office:value="-7.298945">
            <text:p>-7.298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59862">
            <text:p>91.59862</text:p>
          </table:table-cell>
          <table:table-cell office:value-type="float" office:value="100.10775">
            <text:p>100.10775</text:p>
          </table:table-cell>
          <table:table-cell table:formula="of:=[.B5050]-[.C5050]" office:value-type="float" office:value="-8.50913">
            <text:p>-8.50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111427">
            <text:p>149.111427</text:p>
          </table:table-cell>
          <table:table-cell office:value-type="float" office:value="170.331617">
            <text:p>170.331617</text:p>
          </table:table-cell>
          <table:table-cell table:formula="of:=[.B5051]-[.C5051]" office:value-type="float" office:value="-21.22019">
            <text:p>-21.22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340444">
            <text:p>127.340444</text:p>
          </table:table-cell>
          <table:table-cell office:value-type="float" office:value="142.926662">
            <text:p>142.926662</text:p>
          </table:table-cell>
          <table:table-cell table:formula="of:=[.B5052]-[.C5052]" office:value-type="float" office:value="-15.586218">
            <text:p>-15.586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.832283">
            <text:p>296.832283</text:p>
          </table:table-cell>
          <table:table-cell office:value-type="float" office:value="330.020805">
            <text:p>330.020805</text:p>
          </table:table-cell>
          <table:table-cell table:formula="of:=[.B5053]-[.C5053]" office:value-type="float" office:value="-33.188522">
            <text:p>-33.188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404838">
            <text:p>245.404838</text:p>
          </table:table-cell>
          <table:table-cell office:value-type="float" office:value="269.512383">
            <text:p>269.512383</text:p>
          </table:table-cell>
          <table:table-cell table:formula="of:=[.B5054]-[.C5054]" office:value-type="float" office:value="-24.107545">
            <text:p>-24.107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472051">
            <text:p>102.472051</text:p>
          </table:table-cell>
          <table:table-cell office:value-type="float" office:value="117.750903">
            <text:p>117.750903</text:p>
          </table:table-cell>
          <table:table-cell table:formula="of:=[.B5055]-[.C5055]" office:value-type="float" office:value="-15.278852">
            <text:p>-15.278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15143">
            <text:p>111.515143</text:p>
          </table:table-cell>
          <table:table-cell office:value-type="float" office:value="123.177907">
            <text:p>123.177907</text:p>
          </table:table-cell>
          <table:table-cell table:formula="of:=[.B5056]-[.C5056]" office:value-type="float" office:value="-11.662764">
            <text:p>-11.662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609669">
            <text:p>171.609669</text:p>
          </table:table-cell>
          <table:table-cell office:value-type="float" office:value="198.041849">
            <text:p>198.041849</text:p>
          </table:table-cell>
          <table:table-cell table:formula="of:=[.B5057]-[.C5057]" office:value-type="float" office:value="-26.43218">
            <text:p>-26.43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55176">
            <text:p>95.955176</text:p>
          </table:table-cell>
          <table:table-cell office:value-type="float" office:value="106.133855">
            <text:p>106.133855</text:p>
          </table:table-cell>
          <table:table-cell table:formula="of:=[.B5058]-[.C5058]" office:value-type="float" office:value="-10.178679">
            <text:p>-10.178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217452">
            <text:p>123.217452</text:p>
          </table:table-cell>
          <table:table-cell office:value-type="float" office:value="138.935261">
            <text:p>138.935261</text:p>
          </table:table-cell>
          <table:table-cell table:formula="of:=[.B5059]-[.C5059]" office:value-type="float" office:value="-15.717809">
            <text:p>-15.717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829409">
            <text:p>56.829409</text:p>
          </table:table-cell>
          <table:table-cell office:value-type="float" office:value="62.686525">
            <text:p>62.686525</text:p>
          </table:table-cell>
          <table:table-cell table:formula="of:=[.B5060]-[.C5060]" office:value-type="float" office:value="-5.85711600000001">
            <text:p>-5.857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936821">
            <text:p>66.936821</text:p>
          </table:table-cell>
          <table:table-cell office:value-type="float" office:value="77.31287">
            <text:p>77.31287</text:p>
          </table:table-cell>
          <table:table-cell table:formula="of:=[.B5061]-[.C5061]" office:value-type="float" office:value="-10.376049">
            <text:p>-10.376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97118">
            <text:p>80.197118</text:p>
          </table:table-cell>
          <table:table-cell office:value-type="float" office:value="89.683039">
            <text:p>89.683039</text:p>
          </table:table-cell>
          <table:table-cell table:formula="of:=[.B5062]-[.C5062]" office:value-type="float" office:value="-9.48592099999999">
            <text:p>-9.485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035649">
            <text:p>94.035649</text:p>
          </table:table-cell>
          <table:table-cell office:value-type="float" office:value="107.606556">
            <text:p>107.606556</text:p>
          </table:table-cell>
          <table:table-cell table:formula="of:=[.B5063]-[.C5063]" office:value-type="float" office:value="-13.570907">
            <text:p>-13.570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82814">
            <text:p>117.82814</text:p>
          </table:table-cell>
          <table:table-cell office:value-type="float" office:value="131.394311">
            <text:p>131.394311</text:p>
          </table:table-cell>
          <table:table-cell table:formula="of:=[.B5064]-[.C5064]" office:value-type="float" office:value="-13.566171">
            <text:p>-13.566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597773">
            <text:p>155.597773</text:p>
          </table:table-cell>
          <table:table-cell office:value-type="float" office:value="176.599063">
            <text:p>176.599063</text:p>
          </table:table-cell>
          <table:table-cell table:formula="of:=[.B5065]-[.C5065]" office:value-type="float" office:value="-21.00129">
            <text:p>-21.00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662309">
            <text:p>305.662309</text:p>
          </table:table-cell>
          <table:table-cell office:value-type="float" office:value="344.45312">
            <text:p>344.45312</text:p>
          </table:table-cell>
          <table:table-cell table:formula="of:=[.B5066]-[.C5066]" office:value-type="float" office:value="-38.790811">
            <text:p>-38.790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49654">
            <text:p>45.549654</text:p>
          </table:table-cell>
          <table:table-cell office:value-type="float" office:value="48.776424">
            <text:p>48.776424</text:p>
          </table:table-cell>
          <table:table-cell table:formula="of:=[.B5067]-[.C5067]" office:value-type="float" office:value="-3.22677">
            <text:p>-3.22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97331">
            <text:p>71.297331</text:p>
          </table:table-cell>
          <table:table-cell office:value-type="float" office:value="79.867218">
            <text:p>79.867218</text:p>
          </table:table-cell>
          <table:table-cell table:formula="of:=[.B5068]-[.C5068]" office:value-type="float" office:value="-8.56988699999999">
            <text:p>-8.569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34519">
            <text:p>88.134519</text:p>
          </table:table-cell>
          <table:table-cell office:value-type="float" office:value="95.919363">
            <text:p>95.919363</text:p>
          </table:table-cell>
          <table:table-cell table:formula="of:=[.B5069]-[.C5069]" office:value-type="float" office:value="-7.78484400000001">
            <text:p>-7.784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4399">
            <text:p>57.34399</text:p>
          </table:table-cell>
          <table:table-cell office:value-type="float" office:value="64.010782">
            <text:p>64.010782</text:p>
          </table:table-cell>
          <table:table-cell table:formula="of:=[.B5070]-[.C5070]" office:value-type="float" office:value="-6.66679200000001">
            <text:p>-6.666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803862">
            <text:p>148.803862</text:p>
          </table:table-cell>
          <table:table-cell office:value-type="float" office:value="164.837884">
            <text:p>164.837884</text:p>
          </table:table-cell>
          <table:table-cell table:formula="of:=[.B5071]-[.C5071]" office:value-type="float" office:value="-16.034022">
            <text:p>-16.034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28317">
            <text:p>88.528317</text:p>
          </table:table-cell>
          <table:table-cell office:value-type="float" office:value="97.649144">
            <text:p>97.649144</text:p>
          </table:table-cell>
          <table:table-cell table:formula="of:=[.B5072]-[.C5072]" office:value-type="float" office:value="-9.12082700000001">
            <text:p>-9.120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77261">
            <text:p>68.677261</text:p>
          </table:table-cell>
          <table:table-cell office:value-type="float" office:value="74.402203">
            <text:p>74.402203</text:p>
          </table:table-cell>
          <table:table-cell table:formula="of:=[.B5073]-[.C5073]" office:value-type="float" office:value="-5.724942">
            <text:p>-5.724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446085">
            <text:p>106.446085</text:p>
          </table:table-cell>
          <table:table-cell office:value-type="float" office:value="120.608787">
            <text:p>120.608787</text:p>
          </table:table-cell>
          <table:table-cell table:formula="of:=[.B5074]-[.C5074]" office:value-type="float" office:value="-14.162702">
            <text:p>-14.162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64868">
            <text:p>74.664868</text:p>
          </table:table-cell>
          <table:table-cell office:value-type="float" office:value="84.054485">
            <text:p>84.054485</text:p>
          </table:table-cell>
          <table:table-cell table:formula="of:=[.B5075]-[.C5075]" office:value-type="float" office:value="-9.389617">
            <text:p>-9.389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36122">
            <text:p>92.636122</text:p>
          </table:table-cell>
          <table:table-cell office:value-type="float" office:value="104.515892">
            <text:p>104.515892</text:p>
          </table:table-cell>
          <table:table-cell table:formula="of:=[.B5076]-[.C5076]" office:value-type="float" office:value="-11.87977">
            <text:p>-11.87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82937">
            <text:p>80.682937</text:p>
          </table:table-cell>
          <table:table-cell office:value-type="float" office:value="88.157642">
            <text:p>88.157642</text:p>
          </table:table-cell>
          <table:table-cell table:formula="of:=[.B5077]-[.C5077]" office:value-type="float" office:value="-7.474705">
            <text:p>-7.474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640737">
            <text:p>73.640737</text:p>
          </table:table-cell>
          <table:table-cell office:value-type="float" office:value="81.419134">
            <text:p>81.419134</text:p>
          </table:table-cell>
          <table:table-cell table:formula="of:=[.B5078]-[.C5078]" office:value-type="float" office:value="-7.778397">
            <text:p>-7.778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91867">
            <text:p>41.91867</text:p>
          </table:table-cell>
          <table:table-cell office:value-type="float" office:value="46.209098">
            <text:p>46.209098</text:p>
          </table:table-cell>
          <table:table-cell table:formula="of:=[.B5079]-[.C5079]" office:value-type="float" office:value="-4.290428">
            <text:p>-4.2904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594906">
            <text:p>89.594906</text:p>
          </table:table-cell>
          <table:table-cell office:value-type="float" office:value="99.753378">
            <text:p>99.753378</text:p>
          </table:table-cell>
          <table:table-cell table:formula="of:=[.B5080]-[.C5080]" office:value-type="float" office:value="-10.158472">
            <text:p>-10.158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82881">
            <text:p>79.682881</text:p>
          </table:table-cell>
          <table:table-cell office:value-type="float" office:value="89.502246">
            <text:p>89.502246</text:p>
          </table:table-cell>
          <table:table-cell table:formula="of:=[.B5081]-[.C5081]" office:value-type="float" office:value="-9.81936500000001">
            <text:p>-9.819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732246">
            <text:p>41.732246</text:p>
          </table:table-cell>
          <table:table-cell office:value-type="float" office:value="46.055644">
            <text:p>46.055644</text:p>
          </table:table-cell>
          <table:table-cell table:formula="of:=[.B5082]-[.C5082]" office:value-type="float" office:value="-4.323398">
            <text:p>-4.323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92656">
            <text:p>85.092656</text:p>
          </table:table-cell>
          <table:table-cell office:value-type="float" office:value="93.730227">
            <text:p>93.730227</text:p>
          </table:table-cell>
          <table:table-cell table:formula="of:=[.B5083]-[.C5083]" office:value-type="float" office:value="-8.63757099999999">
            <text:p>-8.637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29865">
            <text:p>110.529865</text:p>
          </table:table-cell>
          <table:table-cell office:value-type="float" office:value="126.077686">
            <text:p>126.077686</text:p>
          </table:table-cell>
          <table:table-cell table:formula="of:=[.B5084]-[.C5084]" office:value-type="float" office:value="-15.547821">
            <text:p>-15.547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635587">
            <text:p>77.635587</text:p>
          </table:table-cell>
          <table:table-cell office:value-type="float" office:value="87.623942">
            <text:p>87.623942</text:p>
          </table:table-cell>
          <table:table-cell table:formula="of:=[.B5085]-[.C5085]" office:value-type="float" office:value="-9.988355">
            <text:p>-9.988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317596">
            <text:p>62.317596</text:p>
          </table:table-cell>
          <table:table-cell office:value-type="float" office:value="69.101312">
            <text:p>69.101312</text:p>
          </table:table-cell>
          <table:table-cell table:formula="of:=[.B5086]-[.C5086]" office:value-type="float" office:value="-6.78371599999999">
            <text:p>-6.783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67053">
            <text:p>107.867053</text:p>
          </table:table-cell>
          <table:table-cell office:value-type="float" office:value="119.678628">
            <text:p>119.678628</text:p>
          </table:table-cell>
          <table:table-cell table:formula="of:=[.B5087]-[.C5087]" office:value-type="float" office:value="-11.811575">
            <text:p>-11.811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436317">
            <text:p>178.436317</text:p>
          </table:table-cell>
          <table:table-cell office:value-type="float" office:value="198.909944">
            <text:p>198.909944</text:p>
          </table:table-cell>
          <table:table-cell table:formula="of:=[.B5088]-[.C5088]" office:value-type="float" office:value="-20.473627">
            <text:p>-20.473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648028">
            <text:p>192.648028</text:p>
          </table:table-cell>
          <table:table-cell office:value-type="float" office:value="212.301086">
            <text:p>212.301086</text:p>
          </table:table-cell>
          <table:table-cell table:formula="of:=[.B5089]-[.C5089]" office:value-type="float" office:value="-19.653058">
            <text:p>-19.653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31256">
            <text:p>96.731256</text:p>
          </table:table-cell>
          <table:table-cell office:value-type="float" office:value="109.787228">
            <text:p>109.787228</text:p>
          </table:table-cell>
          <table:table-cell table:formula="of:=[.B5090]-[.C5090]" office:value-type="float" office:value="-13.055972">
            <text:p>-13.055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978764">
            <text:p>193.978764</text:p>
          </table:table-cell>
          <table:table-cell office:value-type="float" office:value="223.597127">
            <text:p>223.597127</text:p>
          </table:table-cell>
          <table:table-cell table:formula="of:=[.B5091]-[.C5091]" office:value-type="float" office:value="-29.618363">
            <text:p>-29.618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32168">
            <text:p>65.032168</text:p>
          </table:table-cell>
          <table:table-cell office:value-type="float" office:value="70.894695">
            <text:p>70.894695</text:p>
          </table:table-cell>
          <table:table-cell table:formula="of:=[.B5092]-[.C5092]" office:value-type="float" office:value="-5.862527">
            <text:p>-5.862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638093">
            <text:p>70.638093</text:p>
          </table:table-cell>
          <table:table-cell office:value-type="float" office:value="79.735913">
            <text:p>79.735913</text:p>
          </table:table-cell>
          <table:table-cell table:formula="of:=[.B5093]-[.C5093]" office:value-type="float" office:value="-9.09782">
            <text:p>-9.09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616706">
            <text:p>89.616706</text:p>
          </table:table-cell>
          <table:table-cell office:value-type="float" office:value="101.448697">
            <text:p>101.448697</text:p>
          </table:table-cell>
          <table:table-cell table:formula="of:=[.B5094]-[.C5094]" office:value-type="float" office:value="-11.831991">
            <text:p>-11.831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81261">
            <text:p>101.081261</text:p>
          </table:table-cell>
          <table:table-cell office:value-type="float" office:value="108.498729">
            <text:p>108.498729</text:p>
          </table:table-cell>
          <table:table-cell table:formula="of:=[.B5095]-[.C5095]" office:value-type="float" office:value="-7.417468">
            <text:p>-7.417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33781">
            <text:p>100.133781</text:p>
          </table:table-cell>
          <table:table-cell office:value-type="float" office:value="113.693634">
            <text:p>113.693634</text:p>
          </table:table-cell>
          <table:table-cell table:formula="of:=[.B5096]-[.C5096]" office:value-type="float" office:value="-13.559853">
            <text:p>-13.559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183543">
            <text:p>39.183543</text:p>
          </table:table-cell>
          <table:table-cell office:value-type="float" office:value="43.259345">
            <text:p>43.259345</text:p>
          </table:table-cell>
          <table:table-cell table:formula="of:=[.B5097]-[.C5097]" office:value-type="float" office:value="-4.075802">
            <text:p>-4.075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946095">
            <text:p>49.946095</text:p>
          </table:table-cell>
          <table:table-cell office:value-type="float" office:value="56.143132">
            <text:p>56.143132</text:p>
          </table:table-cell>
          <table:table-cell table:formula="of:=[.B5098]-[.C5098]" office:value-type="float" office:value="-6.197037">
            <text:p>-6.197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18108">
            <text:p>113.518108</text:p>
          </table:table-cell>
          <table:table-cell office:value-type="float" office:value="125.608901">
            <text:p>125.608901</text:p>
          </table:table-cell>
          <table:table-cell table:formula="of:=[.B5099]-[.C5099]" office:value-type="float" office:value="-12.090793">
            <text:p>-12.090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264722">
            <text:p>81.264722</text:p>
          </table:table-cell>
          <table:table-cell office:value-type="float" office:value="90.779725">
            <text:p>90.779725</text:p>
          </table:table-cell>
          <table:table-cell table:formula="of:=[.B5100]-[.C5100]" office:value-type="float" office:value="-9.51500299999999">
            <text:p>-9.515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51599">
            <text:p>59.151599</text:p>
          </table:table-cell>
          <table:table-cell office:value-type="float" office:value="64.528729">
            <text:p>64.528729</text:p>
          </table:table-cell>
          <table:table-cell table:formula="of:=[.B5101]-[.C5101]" office:value-type="float" office:value="-5.37713">
            <text:p>-5.37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265906">
            <text:p>90.265906</text:p>
          </table:table-cell>
          <table:table-cell office:value-type="float" office:value="100.629484">
            <text:p>100.629484</text:p>
          </table:table-cell>
          <table:table-cell table:formula="of:=[.B5102]-[.C5102]" office:value-type="float" office:value="-10.363578">
            <text:p>-10.363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81938">
            <text:p>111.281938</text:p>
          </table:table-cell>
          <table:table-cell office:value-type="float" office:value="122.384657">
            <text:p>122.384657</text:p>
          </table:table-cell>
          <table:table-cell table:formula="of:=[.B5103]-[.C5103]" office:value-type="float" office:value="-11.102719">
            <text:p>-11.102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186088">
            <text:p>212.186088</text:p>
          </table:table-cell>
          <table:table-cell office:value-type="float" office:value="236.14407">
            <text:p>236.14407</text:p>
          </table:table-cell>
          <table:table-cell table:formula="of:=[.B5104]-[.C5104]" office:value-type="float" office:value="-23.957982">
            <text:p>-23.957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545409">
            <text:p>175.545409</text:p>
          </table:table-cell>
          <table:table-cell office:value-type="float" office:value="192.58602">
            <text:p>192.58602</text:p>
          </table:table-cell>
          <table:table-cell table:formula="of:=[.B5105]-[.C5105]" office:value-type="float" office:value="-17.040611">
            <text:p>-17.040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257825">
            <text:p>138.257825</text:p>
          </table:table-cell>
          <table:table-cell office:value-type="float" office:value="154.795389">
            <text:p>154.795389</text:p>
          </table:table-cell>
          <table:table-cell table:formula="of:=[.B5106]-[.C5106]" office:value-type="float" office:value="-16.537564">
            <text:p>-16.537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268381">
            <text:p>48.268381</text:p>
          </table:table-cell>
          <table:table-cell office:value-type="float" office:value="55.089854">
            <text:p>55.089854</text:p>
          </table:table-cell>
          <table:table-cell table:formula="of:=[.B5107]-[.C5107]" office:value-type="float" office:value="-6.821473">
            <text:p>-6.821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541507">
            <text:p>107.541507</text:p>
          </table:table-cell>
          <table:table-cell office:value-type="float" office:value="123.544295">
            <text:p>123.544295</text:p>
          </table:table-cell>
          <table:table-cell table:formula="of:=[.B5108]-[.C5108]" office:value-type="float" office:value="-16.002788">
            <text:p>-16.002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93008">
            <text:p>131.593008</text:p>
          </table:table-cell>
          <table:table-cell office:value-type="float" office:value="149.598754">
            <text:p>149.598754</text:p>
          </table:table-cell>
          <table:table-cell table:formula="of:=[.B5109]-[.C5109]" office:value-type="float" office:value="-18.005746">
            <text:p>-18.005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468092">
            <text:p>52.468092</text:p>
          </table:table-cell>
          <table:table-cell office:value-type="float" office:value="57.511923">
            <text:p>57.511923</text:p>
          </table:table-cell>
          <table:table-cell table:formula="of:=[.B5110]-[.C5110]" office:value-type="float" office:value="-5.043831">
            <text:p>-5.043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27915">
            <text:p>134.427915</text:p>
          </table:table-cell>
          <table:table-cell office:value-type="float" office:value="151.116608">
            <text:p>151.116608</text:p>
          </table:table-cell>
          <table:table-cell table:formula="of:=[.B5111]-[.C5111]" office:value-type="float" office:value="-16.688693">
            <text:p>-16.688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545393">
            <text:p>167.545393</text:p>
          </table:table-cell>
          <table:table-cell office:value-type="float" office:value="192.159028">
            <text:p>192.159028</text:p>
          </table:table-cell>
          <table:table-cell table:formula="of:=[.B5112]-[.C5112]" office:value-type="float" office:value="-24.613635">
            <text:p>-24.613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926539">
            <text:p>114.926539</text:p>
          </table:table-cell>
          <table:table-cell office:value-type="float" office:value="125.488897">
            <text:p>125.488897</text:p>
          </table:table-cell>
          <table:table-cell table:formula="of:=[.B5113]-[.C5113]" office:value-type="float" office:value="-10.562358">
            <text:p>-10.562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02854">
            <text:p>77.002854</text:p>
          </table:table-cell>
          <table:table-cell office:value-type="float" office:value="85.722706">
            <text:p>85.722706</text:p>
          </table:table-cell>
          <table:table-cell table:formula="of:=[.B5114]-[.C5114]" office:value-type="float" office:value="-8.719852">
            <text:p>-8.719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85537">
            <text:p>125.85537</text:p>
          </table:table-cell>
          <table:table-cell office:value-type="float" office:value="141.99437">
            <text:p>141.99437</text:p>
          </table:table-cell>
          <table:table-cell table:formula="of:=[.B5115]-[.C5115]" office:value-type="float" office:value="-16.139">
            <text:p>-16.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748923">
            <text:p>133.748923</text:p>
          </table:table-cell>
          <table:table-cell office:value-type="float" office:value="149.461434">
            <text:p>149.461434</text:p>
          </table:table-cell>
          <table:table-cell table:formula="of:=[.B5116]-[.C5116]" office:value-type="float" office:value="-15.712511">
            <text:p>-15.712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64702">
            <text:p>64.664702</text:p>
          </table:table-cell>
          <table:table-cell office:value-type="float" office:value="74.089626">
            <text:p>74.089626</text:p>
          </table:table-cell>
          <table:table-cell table:formula="of:=[.B5117]-[.C5117]" office:value-type="float" office:value="-9.42492399999999">
            <text:p>-9.4249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87006">
            <text:p>118.887006</text:p>
          </table:table-cell>
          <table:table-cell office:value-type="float" office:value="132.683966">
            <text:p>132.683966</text:p>
          </table:table-cell>
          <table:table-cell table:formula="of:=[.B5118]-[.C5118]" office:value-type="float" office:value="-13.79696">
            <text:p>-13.79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75036">
            <text:p>52.75036</text:p>
          </table:table-cell>
          <table:table-cell office:value-type="float" office:value="56.438606">
            <text:p>56.438606</text:p>
          </table:table-cell>
          <table:table-cell table:formula="of:=[.B5119]-[.C5119]" office:value-type="float" office:value="-3.688246">
            <text:p>-3.688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6572">
            <text:p>103.06572</text:p>
          </table:table-cell>
          <table:table-cell office:value-type="float" office:value="117.804457">
            <text:p>117.804457</text:p>
          </table:table-cell>
          <table:table-cell table:formula="of:=[.B5120]-[.C5120]" office:value-type="float" office:value="-14.738737">
            <text:p>-14.7387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47198">
            <text:p>107.047198</text:p>
          </table:table-cell>
          <table:table-cell office:value-type="float" office:value="118.147256">
            <text:p>118.147256</text:p>
          </table:table-cell>
          <table:table-cell table:formula="of:=[.B5121]-[.C5121]" office:value-type="float" office:value="-11.100058">
            <text:p>-11.100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3674">
            <text:p>81.3674</text:p>
          </table:table-cell>
          <table:table-cell office:value-type="float" office:value="89.001004">
            <text:p>89.001004</text:p>
          </table:table-cell>
          <table:table-cell table:formula="of:=[.B5122]-[.C5122]" office:value-type="float" office:value="-7.63360399999999">
            <text:p>-7.633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000905">
            <text:p>37.000905</text:p>
          </table:table-cell>
          <table:table-cell office:value-type="float" office:value="41.869056">
            <text:p>41.869056</text:p>
          </table:table-cell>
          <table:table-cell table:formula="of:=[.B5123]-[.C5123]" office:value-type="float" office:value="-4.868151">
            <text:p>-4.868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62569">
            <text:p>120.662569</text:p>
          </table:table-cell>
          <table:table-cell office:value-type="float" office:value="133.853809">
            <text:p>133.853809</text:p>
          </table:table-cell>
          <table:table-cell table:formula="of:=[.B5124]-[.C5124]" office:value-type="float" office:value="-13.19124">
            <text:p>-13.19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.935363">
            <text:p>260.935363</text:p>
          </table:table-cell>
          <table:table-cell office:value-type="float" office:value="299.724459">
            <text:p>299.724459</text:p>
          </table:table-cell>
          <table:table-cell table:formula="of:=[.B5125]-[.C5125]" office:value-type="float" office:value="-38.789096">
            <text:p>-38.789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288421">
            <text:p>69.288421</text:p>
          </table:table-cell>
          <table:table-cell office:value-type="float" office:value="79.783646">
            <text:p>79.783646</text:p>
          </table:table-cell>
          <table:table-cell table:formula="of:=[.B5126]-[.C5126]" office:value-type="float" office:value="-10.495225">
            <text:p>-10.495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073131">
            <text:p>196.073131</text:p>
          </table:table-cell>
          <table:table-cell office:value-type="float" office:value="217.961063">
            <text:p>217.961063</text:p>
          </table:table-cell>
          <table:table-cell table:formula="of:=[.B5127]-[.C5127]" office:value-type="float" office:value="-21.887932">
            <text:p>-21.887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684946">
            <text:p>57.684946</text:p>
          </table:table-cell>
          <table:table-cell office:value-type="float" office:value="65.231684">
            <text:p>65.231684</text:p>
          </table:table-cell>
          <table:table-cell table:formula="of:=[.B5128]-[.C5128]" office:value-type="float" office:value="-7.54673800000001">
            <text:p>-7.546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459621">
            <text:p>251.459621</text:p>
          </table:table-cell>
          <table:table-cell office:value-type="float" office:value="280.370677">
            <text:p>280.370677</text:p>
          </table:table-cell>
          <table:table-cell table:formula="of:=[.B5129]-[.C5129]" office:value-type="float" office:value="-28.911056">
            <text:p>-28.911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.827543">
            <text:p>313.827543</text:p>
          </table:table-cell>
          <table:table-cell office:value-type="float" office:value="351.888911">
            <text:p>351.888911</text:p>
          </table:table-cell>
          <table:table-cell table:formula="of:=[.B5130]-[.C5130]" office:value-type="float" office:value="-38.061368">
            <text:p>-38.0613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32205">
            <text:p>110.532205</text:p>
          </table:table-cell>
          <table:table-cell office:value-type="float" office:value="124.833958">
            <text:p>124.833958</text:p>
          </table:table-cell>
          <table:table-cell table:formula="of:=[.B5131]-[.C5131]" office:value-type="float" office:value="-14.301753">
            <text:p>-14.301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582802">
            <text:p>76.582802</text:p>
          </table:table-cell>
          <table:table-cell office:value-type="float" office:value="83.222403">
            <text:p>83.222403</text:p>
          </table:table-cell>
          <table:table-cell table:formula="of:=[.B5132]-[.C5132]" office:value-type="float" office:value="-6.639601">
            <text:p>-6.639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981738">
            <text:p>96.981738</text:p>
          </table:table-cell>
          <table:table-cell office:value-type="float" office:value="109.20985">
            <text:p>109.20985</text:p>
          </table:table-cell>
          <table:table-cell table:formula="of:=[.B5133]-[.C5133]" office:value-type="float" office:value="-12.228112">
            <text:p>-12.228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68281">
            <text:p>102.68281</text:p>
          </table:table-cell>
          <table:table-cell office:value-type="float" office:value="112.1697">
            <text:p>112.1697</text:p>
          </table:table-cell>
          <table:table-cell table:formula="of:=[.B5134]-[.C5134]" office:value-type="float" office:value="-9.48689">
            <text:p>-9.48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53901">
            <text:p>58.53901</text:p>
          </table:table-cell>
          <table:table-cell office:value-type="float" office:value="63.630706">
            <text:p>63.630706</text:p>
          </table:table-cell>
          <table:table-cell table:formula="of:=[.B5135]-[.C5135]" office:value-type="float" office:value="-5.09169600000001">
            <text:p>-5.091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712163">
            <text:p>58.712163</text:p>
          </table:table-cell>
          <table:table-cell office:value-type="float" office:value="65.484116">
            <text:p>65.484116</text:p>
          </table:table-cell>
          <table:table-cell table:formula="of:=[.B5136]-[.C5136]" office:value-type="float" office:value="-6.771953">
            <text:p>-6.7719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38498">
            <text:p>136.38498</text:p>
          </table:table-cell>
          <table:table-cell office:value-type="float" office:value="154.830589">
            <text:p>154.830589</text:p>
          </table:table-cell>
          <table:table-cell table:formula="of:=[.B5137]-[.C5137]" office:value-type="float" office:value="-18.445609">
            <text:p>-18.445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97907">
            <text:p>87.597907</text:p>
          </table:table-cell>
          <table:table-cell office:value-type="float" office:value="97.273454">
            <text:p>97.273454</text:p>
          </table:table-cell>
          <table:table-cell table:formula="of:=[.B5138]-[.C5138]" office:value-type="float" office:value="-9.67554699999999">
            <text:p>-9.675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012804">
            <text:p>55.012804</text:p>
          </table:table-cell>
          <table:table-cell office:value-type="float" office:value="62.994188">
            <text:p>62.994188</text:p>
          </table:table-cell>
          <table:table-cell table:formula="of:=[.B5139]-[.C5139]" office:value-type="float" office:value="-7.981384">
            <text:p>-7.981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71043">
            <text:p>85.071043</text:p>
          </table:table-cell>
          <table:table-cell office:value-type="float" office:value="96.387959">
            <text:p>96.387959</text:p>
          </table:table-cell>
          <table:table-cell table:formula="of:=[.B5140]-[.C5140]" office:value-type="float" office:value="-11.316916">
            <text:p>-11.316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17195">
            <text:p>84.017195</text:p>
          </table:table-cell>
          <table:table-cell office:value-type="float" office:value="93.464455">
            <text:p>93.464455</text:p>
          </table:table-cell>
          <table:table-cell table:formula="of:=[.B5141]-[.C5141]" office:value-type="float" office:value="-9.44726">
            <text:p>-9.44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195871">
            <text:p>53.195871</text:p>
          </table:table-cell>
          <table:table-cell office:value-type="float" office:value="59.804431">
            <text:p>59.804431</text:p>
          </table:table-cell>
          <table:table-cell table:formula="of:=[.B5142]-[.C5142]" office:value-type="float" office:value="-6.60856">
            <text:p>-6.60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03332">
            <text:p>119.03332</text:p>
          </table:table-cell>
          <table:table-cell office:value-type="float" office:value="134.307341">
            <text:p>134.307341</text:p>
          </table:table-cell>
          <table:table-cell table:formula="of:=[.B5143]-[.C5143]" office:value-type="float" office:value="-15.274021">
            <text:p>-15.274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930138">
            <text:p>58.930138</text:p>
          </table:table-cell>
          <table:table-cell office:value-type="float" office:value="67.090453">
            <text:p>67.090453</text:p>
          </table:table-cell>
          <table:table-cell table:formula="of:=[.B5144]-[.C5144]" office:value-type="float" office:value="-8.160315">
            <text:p>-8.160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251213">
            <text:p>239.251213</text:p>
          </table:table-cell>
          <table:table-cell office:value-type="float" office:value="268.279104">
            <text:p>268.279104</text:p>
          </table:table-cell>
          <table:table-cell table:formula="of:=[.B5145]-[.C5145]" office:value-type="float" office:value="-29.027891">
            <text:p>-29.027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028716">
            <text:p>37.028716</text:p>
          </table:table-cell>
          <table:table-cell office:value-type="float" office:value="41.005577">
            <text:p>41.005577</text:p>
          </table:table-cell>
          <table:table-cell table:formula="of:=[.B5146]-[.C5146]" office:value-type="float" office:value="-3.976861">
            <text:p>-3.976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513646">
            <text:p>173.513646</text:p>
          </table:table-cell>
          <table:table-cell office:value-type="float" office:value="189.249829">
            <text:p>189.249829</text:p>
          </table:table-cell>
          <table:table-cell table:formula="of:=[.B5147]-[.C5147]" office:value-type="float" office:value="-15.736183">
            <text:p>-15.736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322503">
            <text:p>136.322503</text:p>
          </table:table-cell>
          <table:table-cell office:value-type="float" office:value="154.389216">
            <text:p>154.389216</text:p>
          </table:table-cell>
          <table:table-cell table:formula="of:=[.B5148]-[.C5148]" office:value-type="float" office:value="-18.066713">
            <text:p>-18.066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517613">
            <text:p>264.517613</text:p>
          </table:table-cell>
          <table:table-cell office:value-type="float" office:value="294.465737">
            <text:p>294.465737</text:p>
          </table:table-cell>
          <table:table-cell table:formula="of:=[.B5149]-[.C5149]" office:value-type="float" office:value="-29.948124">
            <text:p>-29.948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10227">
            <text:p>125.10227</text:p>
          </table:table-cell>
          <table:table-cell office:value-type="float" office:value="153.699333">
            <text:p>153.699333</text:p>
          </table:table-cell>
          <table:table-cell table:formula="of:=[.B5150]-[.C5150]" office:value-type="float" office:value="-28.597063">
            <text:p>-28.597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301378">
            <text:p>170.301378</text:p>
          </table:table-cell>
          <table:table-cell office:value-type="float" office:value="204.682727">
            <text:p>204.682727</text:p>
          </table:table-cell>
          <table:table-cell table:formula="of:=[.B5151]-[.C5151]" office:value-type="float" office:value="-34.381349">
            <text:p>-34.381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5135">
            <text:p>50.65135</text:p>
          </table:table-cell>
          <table:table-cell office:value-type="float" office:value="62.645723">
            <text:p>62.645723</text:p>
          </table:table-cell>
          <table:table-cell table:formula="of:=[.B5152]-[.C5152]" office:value-type="float" office:value="-11.994373">
            <text:p>-11.994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005616">
            <text:p>206.005616</text:p>
          </table:table-cell>
          <table:table-cell office:value-type="float" office:value="279.377862">
            <text:p>279.377862</text:p>
          </table:table-cell>
          <table:table-cell table:formula="of:=[.B5153]-[.C5153]" office:value-type="float" office:value="-73.372246">
            <text:p>-73.372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41717">
            <text:p>71.441717</text:p>
          </table:table-cell>
          <table:table-cell office:value-type="float" office:value="84.144315">
            <text:p>84.144315</text:p>
          </table:table-cell>
          <table:table-cell table:formula="of:=[.B5154]-[.C5154]" office:value-type="float" office:value="-12.702598">
            <text:p>-12.702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254094">
            <text:p>53.254094</text:p>
          </table:table-cell>
          <table:table-cell office:value-type="float" office:value="65.121732">
            <text:p>65.121732</text:p>
          </table:table-cell>
          <table:table-cell table:formula="of:=[.B5155]-[.C5155]" office:value-type="float" office:value="-11.867638">
            <text:p>-11.867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674262">
            <text:p>40.674262</text:p>
          </table:table-cell>
          <table:table-cell office:value-type="float" office:value="53.390899">
            <text:p>53.390899</text:p>
          </table:table-cell>
          <table:table-cell table:formula="of:=[.B5156]-[.C5156]" office:value-type="float" office:value="-12.716637">
            <text:p>-12.716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675832">
            <text:p>61.675832</text:p>
          </table:table-cell>
          <table:table-cell office:value-type="float" office:value="78.396356">
            <text:p>78.396356</text:p>
          </table:table-cell>
          <table:table-cell table:formula="of:=[.B5157]-[.C5157]" office:value-type="float" office:value="-16.720524">
            <text:p>-16.720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799849">
            <text:p>102.799849</text:p>
          </table:table-cell>
          <table:table-cell office:value-type="float" office:value="126.62956">
            <text:p>126.62956</text:p>
          </table:table-cell>
          <table:table-cell table:formula="of:=[.B5158]-[.C5158]" office:value-type="float" office:value="-23.829711">
            <text:p>-23.829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05577">
            <text:p>72.505577</text:p>
          </table:table-cell>
          <table:table-cell office:value-type="float" office:value="90.323564">
            <text:p>90.323564</text:p>
          </table:table-cell>
          <table:table-cell table:formula="of:=[.B5159]-[.C5159]" office:value-type="float" office:value="-17.817987">
            <text:p>-17.817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910039">
            <text:p>77.910039</text:p>
          </table:table-cell>
          <table:table-cell office:value-type="float" office:value="86.041676">
            <text:p>86.041676</text:p>
          </table:table-cell>
          <table:table-cell table:formula="of:=[.B5160]-[.C5160]" office:value-type="float" office:value="-8.131637">
            <text:p>-8.131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88406">
            <text:p>56.88406</text:p>
          </table:table-cell>
          <table:table-cell office:value-type="float" office:value="83.233732">
            <text:p>83.233732</text:p>
          </table:table-cell>
          <table:table-cell table:formula="of:=[.B5161]-[.C5161]" office:value-type="float" office:value="-26.349672">
            <text:p>-26.349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454092">
            <text:p>26.454092</text:p>
          </table:table-cell>
          <table:table-cell office:value-type="float" office:value="34.745473">
            <text:p>34.745473</text:p>
          </table:table-cell>
          <table:table-cell table:formula="of:=[.B5162]-[.C5162]" office:value-type="float" office:value="-8.291381">
            <text:p>-8.291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690459">
            <text:p>149.690459</text:p>
          </table:table-cell>
          <table:table-cell office:value-type="float" office:value="190.17726">
            <text:p>190.17726</text:p>
          </table:table-cell>
          <table:table-cell table:formula="of:=[.B5163]-[.C5163]" office:value-type="float" office:value="-40.486801">
            <text:p>-40.486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21323">
            <text:p>55.921323</text:p>
          </table:table-cell>
          <table:table-cell office:value-type="float" office:value="69.661745">
            <text:p>69.661745</text:p>
          </table:table-cell>
          <table:table-cell table:formula="of:=[.B5164]-[.C5164]" office:value-type="float" office:value="-13.740422">
            <text:p>-13.740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05411">
            <text:p>74.605411</text:p>
          </table:table-cell>
          <table:table-cell office:value-type="float" office:value="93.167698">
            <text:p>93.167698</text:p>
          </table:table-cell>
          <table:table-cell table:formula="of:=[.B5165]-[.C5165]" office:value-type="float" office:value="-18.562287">
            <text:p>-18.562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942542">
            <text:p>16.942542</text:p>
          </table:table-cell>
          <table:table-cell office:value-type="float" office:value="22.223546">
            <text:p>22.223546</text:p>
          </table:table-cell>
          <table:table-cell table:formula="of:=[.B5166]-[.C5166]" office:value-type="float" office:value="-5.281004">
            <text:p>-5.281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546144">
            <text:p>99.546144</text:p>
          </table:table-cell>
          <table:table-cell office:value-type="float" office:value="119.376111">
            <text:p>119.376111</text:p>
          </table:table-cell>
          <table:table-cell table:formula="of:=[.B5167]-[.C5167]" office:value-type="float" office:value="-19.829967">
            <text:p>-19.829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061663">
            <text:p>271.061663</text:p>
          </table:table-cell>
          <table:table-cell office:value-type="float" office:value="289.627139">
            <text:p>289.627139</text:p>
          </table:table-cell>
          <table:table-cell table:formula="of:=[.B5168]-[.C5168]" office:value-type="float" office:value="-18.565476">
            <text:p>-18.565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987365">
            <text:p>103.987365</text:p>
          </table:table-cell>
          <table:table-cell office:value-type="float" office:value="125.536163">
            <text:p>125.536163</text:p>
          </table:table-cell>
          <table:table-cell table:formula="of:=[.B5169]-[.C5169]" office:value-type="float" office:value="-21.548798">
            <text:p>-21.548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52455">
            <text:p>96.252455</text:p>
          </table:table-cell>
          <table:table-cell office:value-type="float" office:value="118.604548">
            <text:p>118.604548</text:p>
          </table:table-cell>
          <table:table-cell table:formula="of:=[.B5170]-[.C5170]" office:value-type="float" office:value="-22.352093">
            <text:p>-22.352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173654">
            <text:p>44.173654</text:p>
          </table:table-cell>
          <table:table-cell office:value-type="float" office:value="56.440253">
            <text:p>56.440253</text:p>
          </table:table-cell>
          <table:table-cell table:formula="of:=[.B5171]-[.C5171]" office:value-type="float" office:value="-12.266599">
            <text:p>-12.266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654181">
            <text:p>27.654181</text:p>
          </table:table-cell>
          <table:table-cell office:value-type="float" office:value="37.745019">
            <text:p>37.745019</text:p>
          </table:table-cell>
          <table:table-cell table:formula="of:=[.B5172]-[.C5172]" office:value-type="float" office:value="-10.090838">
            <text:p>-10.090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126597">
            <text:p>129.126597</text:p>
          </table:table-cell>
          <table:table-cell office:value-type="float" office:value="162.377219">
            <text:p>162.377219</text:p>
          </table:table-cell>
          <table:table-cell table:formula="of:=[.B5173]-[.C5173]" office:value-type="float" office:value="-33.250622">
            <text:p>-33.250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25933">
            <text:p>63.525933</text:p>
          </table:table-cell>
          <table:table-cell office:value-type="float" office:value="82.478338">
            <text:p>82.478338</text:p>
          </table:table-cell>
          <table:table-cell table:formula="of:=[.B5174]-[.C5174]" office:value-type="float" office:value="-18.952405">
            <text:p>-18.952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500673">
            <text:p>35.500673</text:p>
          </table:table-cell>
          <table:table-cell office:value-type="float" office:value="46.449222">
            <text:p>46.449222</text:p>
          </table:table-cell>
          <table:table-cell table:formula="of:=[.B5175]-[.C5175]" office:value-type="float" office:value="-10.948549">
            <text:p>-10.948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456581">
            <text:p>209.456581</text:p>
          </table:table-cell>
          <table:table-cell office:value-type="float" office:value="228.928846">
            <text:p>228.928846</text:p>
          </table:table-cell>
          <table:table-cell table:formula="of:=[.B5176]-[.C5176]" office:value-type="float" office:value="-19.472265">
            <text:p>-19.472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621799">
            <text:p>61.621799</text:p>
          </table:table-cell>
          <table:table-cell office:value-type="float" office:value="79.07273">
            <text:p>79.07273</text:p>
          </table:table-cell>
          <table:table-cell table:formula="of:=[.B5177]-[.C5177]" office:value-type="float" office:value="-17.450931">
            <text:p>-17.450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51711">
            <text:p>47.751711</text:p>
          </table:table-cell>
          <table:table-cell office:value-type="float" office:value="62.678436">
            <text:p>62.678436</text:p>
          </table:table-cell>
          <table:table-cell table:formula="of:=[.B5178]-[.C5178]" office:value-type="float" office:value="-14.926725">
            <text:p>-14.926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362808">
            <text:p>217.362808</text:p>
          </table:table-cell>
          <table:table-cell office:value-type="float" office:value="261.815568">
            <text:p>261.815568</text:p>
          </table:table-cell>
          <table:table-cell table:formula="of:=[.B5179]-[.C5179]" office:value-type="float" office:value="-44.45276">
            <text:p>-44.45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74914">
            <text:p>220.74914</text:p>
          </table:table-cell>
          <table:table-cell office:value-type="float" office:value="266.594853">
            <text:p>266.594853</text:p>
          </table:table-cell>
          <table:table-cell table:formula="of:=[.B5180]-[.C5180]" office:value-type="float" office:value="-45.845713">
            <text:p>-45.845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452392">
            <text:p>54.452392</text:p>
          </table:table-cell>
          <table:table-cell office:value-type="float" office:value="69.864167">
            <text:p>69.864167</text:p>
          </table:table-cell>
          <table:table-cell table:formula="of:=[.B5181]-[.C5181]" office:value-type="float" office:value="-15.411775">
            <text:p>-15.411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592072">
            <text:p>262.592072</text:p>
          </table:table-cell>
          <table:table-cell office:value-type="float" office:value="306.603618">
            <text:p>306.603618</text:p>
          </table:table-cell>
          <table:table-cell table:formula="of:=[.B5182]-[.C5182]" office:value-type="float" office:value="-44.011546">
            <text:p>-44.011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304062">
            <text:p>37.304062</text:p>
          </table:table-cell>
          <table:table-cell office:value-type="float" office:value="50.138755">
            <text:p>50.138755</text:p>
          </table:table-cell>
          <table:table-cell table:formula="of:=[.B5183]-[.C5183]" office:value-type="float" office:value="-12.834693">
            <text:p>-12.834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17419">
            <text:p>95.017419</text:p>
          </table:table-cell>
          <table:table-cell office:value-type="float" office:value="132.105251">
            <text:p>132.105251</text:p>
          </table:table-cell>
          <table:table-cell table:formula="of:=[.B5184]-[.C5184]" office:value-type="float" office:value="-37.087832">
            <text:p>-37.087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615361">
            <text:p>324.615361</text:p>
          </table:table-cell>
          <table:table-cell office:value-type="float" office:value="326.604731">
            <text:p>326.604731</text:p>
          </table:table-cell>
          <table:table-cell table:formula="of:=[.B5185]-[.C5185]" office:value-type="float" office:value="-1.98937000000001">
            <text:p>-1.98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785749">
            <text:p>237.785749</text:p>
          </table:table-cell>
          <table:table-cell office:value-type="float" office:value="295.063458">
            <text:p>295.063458</text:p>
          </table:table-cell>
          <table:table-cell table:formula="of:=[.B5186]-[.C5186]" office:value-type="float" office:value="-57.277709">
            <text:p>-57.277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64789">
            <text:p>60.864789</text:p>
          </table:table-cell>
          <table:table-cell office:value-type="float" office:value="73.315838">
            <text:p>73.315838</text:p>
          </table:table-cell>
          <table:table-cell table:formula="of:=[.B5187]-[.C5187]" office:value-type="float" office:value="-12.451049">
            <text:p>-12.451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484513">
            <text:p>182.484513</text:p>
          </table:table-cell>
          <table:table-cell office:value-type="float" office:value="210.076157">
            <text:p>210.076157</text:p>
          </table:table-cell>
          <table:table-cell table:formula="of:=[.B5188]-[.C5188]" office:value-type="float" office:value="-27.591644">
            <text:p>-27.591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947375">
            <text:p>174.947375</text:p>
          </table:table-cell>
          <table:table-cell office:value-type="float" office:value="214.491438">
            <text:p>214.491438</text:p>
          </table:table-cell>
          <table:table-cell table:formula="of:=[.B5189]-[.C5189]" office:value-type="float" office:value="-39.544063">
            <text:p>-39.544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8135">
            <text:p>120.8135</text:p>
          </table:table-cell>
          <table:table-cell office:value-type="float" office:value="155.770804">
            <text:p>155.770804</text:p>
          </table:table-cell>
          <table:table-cell table:formula="of:=[.B5190]-[.C5190]" office:value-type="float" office:value="-34.957304">
            <text:p>-34.957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113216">
            <text:p>130.113216</text:p>
          </table:table-cell>
          <table:table-cell office:value-type="float" office:value="163.5163">
            <text:p>163.5163</text:p>
          </table:table-cell>
          <table:table-cell table:formula="of:=[.B5191]-[.C5191]" office:value-type="float" office:value="-33.403084">
            <text:p>-33.403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460874">
            <text:p>180.460874</text:p>
          </table:table-cell>
          <table:table-cell office:value-type="float" office:value="216.552785">
            <text:p>216.552785</text:p>
          </table:table-cell>
          <table:table-cell table:formula="of:=[.B5192]-[.C5192]" office:value-type="float" office:value="-36.091911">
            <text:p>-36.091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657013">
            <text:p>130.657013</text:p>
          </table:table-cell>
          <table:table-cell office:value-type="float" office:value="160.28421">
            <text:p>160.28421</text:p>
          </table:table-cell>
          <table:table-cell table:formula="of:=[.B5193]-[.C5193]" office:value-type="float" office:value="-29.627197">
            <text:p>-29.627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656297">
            <text:p>95.656297</text:p>
          </table:table-cell>
          <table:table-cell office:value-type="float" office:value="121.016414">
            <text:p>121.016414</text:p>
          </table:table-cell>
          <table:table-cell table:formula="of:=[.B5194]-[.C5194]" office:value-type="float" office:value="-25.360117">
            <text:p>-25.360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945656">
            <text:p>156.945656</text:p>
          </table:table-cell>
          <table:table-cell office:value-type="float" office:value="191.642411">
            <text:p>191.642411</text:p>
          </table:table-cell>
          <table:table-cell table:formula="of:=[.B5195]-[.C5195]" office:value-type="float" office:value="-34.696755">
            <text:p>-34.696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250102">
            <text:p>104.250102</text:p>
          </table:table-cell>
          <table:table-cell office:value-type="float" office:value="137.678902">
            <text:p>137.678902</text:p>
          </table:table-cell>
          <table:table-cell table:formula="of:=[.B5196]-[.C5196]" office:value-type="float" office:value="-33.4288">
            <text:p>-33.4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684919">
            <text:p>153.684919</text:p>
          </table:table-cell>
          <table:table-cell office:value-type="float" office:value="202.435995">
            <text:p>202.435995</text:p>
          </table:table-cell>
          <table:table-cell table:formula="of:=[.B5197]-[.C5197]" office:value-type="float" office:value="-48.751076">
            <text:p>-48.7510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242323">
            <text:p>217.242323</text:p>
          </table:table-cell>
          <table:table-cell office:value-type="float" office:value="259.116536">
            <text:p>259.116536</text:p>
          </table:table-cell>
          <table:table-cell table:formula="of:=[.B5198]-[.C5198]" office:value-type="float" office:value="-41.874213">
            <text:p>-41.874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93204">
            <text:p>79.993204</text:p>
          </table:table-cell>
          <table:table-cell office:value-type="float" office:value="107.475355">
            <text:p>107.475355</text:p>
          </table:table-cell>
          <table:table-cell table:formula="of:=[.B5199]-[.C5199]" office:value-type="float" office:value="-27.482151">
            <text:p>-27.482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913507">
            <text:p>154.913507</text:p>
          </table:table-cell>
          <table:table-cell office:value-type="float" office:value="197.398088">
            <text:p>197.398088</text:p>
          </table:table-cell>
          <table:table-cell table:formula="of:=[.B5200]-[.C5200]" office:value-type="float" office:value="-42.484581">
            <text:p>-42.484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671241">
            <text:p>124.671241</text:p>
          </table:table-cell>
          <table:table-cell office:value-type="float" office:value="160.328099">
            <text:p>160.328099</text:p>
          </table:table-cell>
          <table:table-cell table:formula="of:=[.B5201]-[.C5201]" office:value-type="float" office:value="-35.656858">
            <text:p>-35.656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902588">
            <text:p>271.902588</text:p>
          </table:table-cell>
          <table:table-cell office:value-type="float" office:value="351.427212">
            <text:p>351.427212</text:p>
          </table:table-cell>
          <table:table-cell table:formula="of:=[.B5202]-[.C5202]" office:value-type="float" office:value="-79.524624">
            <text:p>-79.524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404249">
            <text:p>62.404249</text:p>
          </table:table-cell>
          <table:table-cell office:value-type="float" office:value="79.40539">
            <text:p>79.40539</text:p>
          </table:table-cell>
          <table:table-cell table:formula="of:=[.B5203]-[.C5203]" office:value-type="float" office:value="-17.001141">
            <text:p>-17.001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819192">
            <text:p>63.819192</text:p>
          </table:table-cell>
          <table:table-cell office:value-type="float" office:value="72.172812">
            <text:p>72.172812</text:p>
          </table:table-cell>
          <table:table-cell table:formula="of:=[.B5204]-[.C5204]" office:value-type="float" office:value="-8.35361999999999">
            <text:p>-8.35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25512">
            <text:p>100.225512</text:p>
          </table:table-cell>
          <table:table-cell office:value-type="float" office:value="125.826927">
            <text:p>125.826927</text:p>
          </table:table-cell>
          <table:table-cell table:formula="of:=[.B5205]-[.C5205]" office:value-type="float" office:value="-25.601415">
            <text:p>-25.601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503605">
            <text:p>54.503605</text:p>
          </table:table-cell>
          <table:table-cell office:value-type="float" office:value="67.401047">
            <text:p>67.401047</text:p>
          </table:table-cell>
          <table:table-cell table:formula="of:=[.B5206]-[.C5206]" office:value-type="float" office:value="-12.897442">
            <text:p>-12.897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970927">
            <text:p>56.970927</text:p>
          </table:table-cell>
          <table:table-cell office:value-type="float" office:value="62.144033">
            <text:p>62.144033</text:p>
          </table:table-cell>
          <table:table-cell table:formula="of:=[.B5207]-[.C5207]" office:value-type="float" office:value="-5.173106">
            <text:p>-5.173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109256">
            <text:p>258.109256</text:p>
          </table:table-cell>
          <table:table-cell office:value-type="float" office:value="299.509273">
            <text:p>299.509273</text:p>
          </table:table-cell>
          <table:table-cell table:formula="of:=[.B5208]-[.C5208]" office:value-type="float" office:value="-41.400017">
            <text:p>-41.400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907226">
            <text:p>77.907226</text:p>
          </table:table-cell>
          <table:table-cell office:value-type="float" office:value="103.903841">
            <text:p>103.903841</text:p>
          </table:table-cell>
          <table:table-cell table:formula="of:=[.B5209]-[.C5209]" office:value-type="float" office:value="-25.996615">
            <text:p>-25.996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565488">
            <text:p>25.565488</text:p>
          </table:table-cell>
          <table:table-cell office:value-type="float" office:value="32.313162">
            <text:p>32.313162</text:p>
          </table:table-cell>
          <table:table-cell table:formula="of:=[.B5210]-[.C5210]" office:value-type="float" office:value="-6.747674">
            <text:p>-6.747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05744">
            <text:p>41.005744</text:p>
          </table:table-cell>
          <table:table-cell office:value-type="float" office:value="47.482471">
            <text:p>47.482471</text:p>
          </table:table-cell>
          <table:table-cell table:formula="of:=[.B5211]-[.C5211]" office:value-type="float" office:value="-6.476727">
            <text:p>-6.476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800172">
            <text:p>17.800172</text:p>
          </table:table-cell>
          <table:table-cell office:value-type="float" office:value="20.181648">
            <text:p>20.181648</text:p>
          </table:table-cell>
          <table:table-cell table:formula="of:=[.B5212]-[.C5212]" office:value-type="float" office:value="-2.381476">
            <text:p>-2.381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277213">
            <text:p>78.277213</text:p>
          </table:table-cell>
          <table:table-cell office:value-type="float" office:value="100.528645">
            <text:p>100.528645</text:p>
          </table:table-cell>
          <table:table-cell table:formula="of:=[.B5213]-[.C5213]" office:value-type="float" office:value="-22.251432">
            <text:p>-22.251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340457">
            <text:p>171.340457</text:p>
          </table:table-cell>
          <table:table-cell office:value-type="float" office:value="234.251621">
            <text:p>234.251621</text:p>
          </table:table-cell>
          <table:table-cell table:formula="of:=[.B5214]-[.C5214]" office:value-type="float" office:value="-62.911164">
            <text:p>-62.911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55027">
            <text:p>46.255027</text:p>
          </table:table-cell>
          <table:table-cell office:value-type="float" office:value="58.855205">
            <text:p>58.855205</text:p>
          </table:table-cell>
          <table:table-cell table:formula="of:=[.B5215]-[.C5215]" office:value-type="float" office:value="-12.600178">
            <text:p>-12.600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69339">
            <text:p>89.869339</text:p>
          </table:table-cell>
          <table:table-cell office:value-type="float" office:value="104.218735">
            <text:p>104.218735</text:p>
          </table:table-cell>
          <table:table-cell table:formula="of:=[.B5216]-[.C5216]" office:value-type="float" office:value="-14.349396">
            <text:p>-14.349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306738">
            <text:p>292.306738</text:p>
          </table:table-cell>
          <table:table-cell office:value-type="float" office:value="344.872565">
            <text:p>344.872565</text:p>
          </table:table-cell>
          <table:table-cell table:formula="of:=[.B5217]-[.C5217]" office:value-type="float" office:value="-52.565827">
            <text:p>-52.565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98183">
            <text:p>121.898183</text:p>
          </table:table-cell>
          <table:table-cell office:value-type="float" office:value="152.746471">
            <text:p>152.746471</text:p>
          </table:table-cell>
          <table:table-cell table:formula="of:=[.B5218]-[.C5218]" office:value-type="float" office:value="-30.848288">
            <text:p>-30.848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544018">
            <text:p>39.544018</text:p>
          </table:table-cell>
          <table:table-cell office:value-type="float" office:value="54.231413">
            <text:p>54.231413</text:p>
          </table:table-cell>
          <table:table-cell table:formula="of:=[.B5219]-[.C5219]" office:value-type="float" office:value="-14.687395">
            <text:p>-14.687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634581">
            <text:p>134.634581</text:p>
          </table:table-cell>
          <table:table-cell office:value-type="float" office:value="155.741371">
            <text:p>155.741371</text:p>
          </table:table-cell>
          <table:table-cell table:formula="of:=[.B5220]-[.C5220]" office:value-type="float" office:value="-21.10679">
            <text:p>-21.10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63033">
            <text:p>66.163033</text:p>
          </table:table-cell>
          <table:table-cell office:value-type="float" office:value="83.874376">
            <text:p>83.874376</text:p>
          </table:table-cell>
          <table:table-cell table:formula="of:=[.B5221]-[.C5221]" office:value-type="float" office:value="-17.711343">
            <text:p>-17.711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934424">
            <text:p>67.934424</text:p>
          </table:table-cell>
          <table:table-cell office:value-type="float" office:value="80.105993">
            <text:p>80.105993</text:p>
          </table:table-cell>
          <table:table-cell table:formula="of:=[.B5222]-[.C5222]" office:value-type="float" office:value="-12.171569">
            <text:p>-12.171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731362">
            <text:p>60.731362</text:p>
          </table:table-cell>
          <table:table-cell office:value-type="float" office:value="74.179682">
            <text:p>74.179682</text:p>
          </table:table-cell>
          <table:table-cell table:formula="of:=[.B5223]-[.C5223]" office:value-type="float" office:value="-13.44832">
            <text:p>-13.44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538627">
            <text:p>153.538627</text:p>
          </table:table-cell>
          <table:table-cell office:value-type="float" office:value="168.6361">
            <text:p>168.6361</text:p>
          </table:table-cell>
          <table:table-cell table:formula="of:=[.B5224]-[.C5224]" office:value-type="float" office:value="-15.097473">
            <text:p>-15.097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686062">
            <text:p>151.686062</text:p>
          </table:table-cell>
          <table:table-cell office:value-type="float" office:value="184.479034">
            <text:p>184.479034</text:p>
          </table:table-cell>
          <table:table-cell table:formula="of:=[.B5225]-[.C5225]" office:value-type="float" office:value="-32.792972">
            <text:p>-32.792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56872">
            <text:p>59.456872</text:p>
          </table:table-cell>
          <table:table-cell office:value-type="float" office:value="75.661714">
            <text:p>75.661714</text:p>
          </table:table-cell>
          <table:table-cell table:formula="of:=[.B5226]-[.C5226]" office:value-type="float" office:value="-16.204842">
            <text:p>-16.204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678603">
            <text:p>195.678603</text:p>
          </table:table-cell>
          <table:table-cell office:value-type="float" office:value="242.846304">
            <text:p>242.846304</text:p>
          </table:table-cell>
          <table:table-cell table:formula="of:=[.B5227]-[.C5227]" office:value-type="float" office:value="-47.167701">
            <text:p>-47.167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05453">
            <text:p>35.05453</text:p>
          </table:table-cell>
          <table:table-cell office:value-type="float" office:value="44.659728">
            <text:p>44.659728</text:p>
          </table:table-cell>
          <table:table-cell table:formula="of:=[.B5228]-[.C5228]" office:value-type="float" office:value="-9.605198">
            <text:p>-9.605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515752">
            <text:p>150.515752</text:p>
          </table:table-cell>
          <table:table-cell office:value-type="float" office:value="187.646963">
            <text:p>187.646963</text:p>
          </table:table-cell>
          <table:table-cell table:formula="of:=[.B5229]-[.C5229]" office:value-type="float" office:value="-37.131211">
            <text:p>-37.131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198205">
            <text:p>40.198205</text:p>
          </table:table-cell>
          <table:table-cell office:value-type="float" office:value="54.313862">
            <text:p>54.313862</text:p>
          </table:table-cell>
          <table:table-cell table:formula="of:=[.B5230]-[.C5230]" office:value-type="float" office:value="-14.115657">
            <text:p>-14.115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7743">
            <text:p>50.7743</text:p>
          </table:table-cell>
          <table:table-cell office:value-type="float" office:value="64.754905">
            <text:p>64.754905</text:p>
          </table:table-cell>
          <table:table-cell table:formula="of:=[.B5231]-[.C5231]" office:value-type="float" office:value="-13.980605">
            <text:p>-13.980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222187">
            <text:p>43.222187</text:p>
          </table:table-cell>
          <table:table-cell office:value-type="float" office:value="48.347182">
            <text:p>48.347182</text:p>
          </table:table-cell>
          <table:table-cell table:formula="of:=[.B5232]-[.C5232]" office:value-type="float" office:value="-5.124995">
            <text:p>-5.124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39403">
            <text:p>63.539403</text:p>
          </table:table-cell>
          <table:table-cell office:value-type="float" office:value="75.484811">
            <text:p>75.484811</text:p>
          </table:table-cell>
          <table:table-cell table:formula="of:=[.B5233]-[.C5233]" office:value-type="float" office:value="-11.945408">
            <text:p>-11.945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148004">
            <text:p>82.148004</text:p>
          </table:table-cell>
          <table:table-cell office:value-type="float" office:value="104.202959">
            <text:p>104.202959</text:p>
          </table:table-cell>
          <table:table-cell table:formula="of:=[.B5234]-[.C5234]" office:value-type="float" office:value="-22.054955">
            <text:p>-22.054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917069">
            <text:p>133.917069</text:p>
          </table:table-cell>
          <table:table-cell office:value-type="float" office:value="162.728947">
            <text:p>162.728947</text:p>
          </table:table-cell>
          <table:table-cell table:formula="of:=[.B5235]-[.C5235]" office:value-type="float" office:value="-28.811878">
            <text:p>-28.811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41075">
            <text:p>46.41075</text:p>
          </table:table-cell>
          <table:table-cell office:value-type="float" office:value="57.650493">
            <text:p>57.650493</text:p>
          </table:table-cell>
          <table:table-cell table:formula="of:=[.B5236]-[.C5236]" office:value-type="float" office:value="-11.239743">
            <text:p>-11.239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588453">
            <text:p>51.588453</text:p>
          </table:table-cell>
          <table:table-cell office:value-type="float" office:value="69.120347">
            <text:p>69.120347</text:p>
          </table:table-cell>
          <table:table-cell table:formula="of:=[.B5237]-[.C5237]" office:value-type="float" office:value="-17.531894">
            <text:p>-17.5318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897313">
            <text:p>62.897313</text:p>
          </table:table-cell>
          <table:table-cell office:value-type="float" office:value="77.439153">
            <text:p>77.439153</text:p>
          </table:table-cell>
          <table:table-cell table:formula="of:=[.B5238]-[.C5238]" office:value-type="float" office:value="-14.54184">
            <text:p>-14.54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760147">
            <text:p>55.760147</text:p>
          </table:table-cell>
          <table:table-cell office:value-type="float" office:value="72.276116">
            <text:p>72.276116</text:p>
          </table:table-cell>
          <table:table-cell table:formula="of:=[.B5239]-[.C5239]" office:value-type="float" office:value="-16.515969">
            <text:p>-16.515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919009">
            <text:p>88.919009</text:p>
          </table:table-cell>
          <table:table-cell office:value-type="float" office:value="109.245675">
            <text:p>109.245675</text:p>
          </table:table-cell>
          <table:table-cell table:formula="of:=[.B5240]-[.C5240]" office:value-type="float" office:value="-20.326666">
            <text:p>-20.326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06684">
            <text:p>33.06684</text:p>
          </table:table-cell>
          <table:table-cell office:value-type="float" office:value="43.249593">
            <text:p>43.249593</text:p>
          </table:table-cell>
          <table:table-cell table:formula="of:=[.B5241]-[.C5241]" office:value-type="float" office:value="-10.182753">
            <text:p>-10.182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563867">
            <text:p>46.563867</text:p>
          </table:table-cell>
          <table:table-cell office:value-type="float" office:value="57.569442">
            <text:p>57.569442</text:p>
          </table:table-cell>
          <table:table-cell table:formula="of:=[.B5242]-[.C5242]" office:value-type="float" office:value="-11.005575">
            <text:p>-11.005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646729">
            <text:p>166.646729</text:p>
          </table:table-cell>
          <table:table-cell office:value-type="float" office:value="211.050952">
            <text:p>211.050952</text:p>
          </table:table-cell>
          <table:table-cell table:formula="of:=[.B5243]-[.C5243]" office:value-type="float" office:value="-44.404223">
            <text:p>-44.404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01199">
            <text:p>138.01199</text:p>
          </table:table-cell>
          <table:table-cell office:value-type="float" office:value="171.039354">
            <text:p>171.039354</text:p>
          </table:table-cell>
          <table:table-cell table:formula="of:=[.B5244]-[.C5244]" office:value-type="float" office:value="-33.027364">
            <text:p>-33.027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37093">
            <text:p>90.537093</text:p>
          </table:table-cell>
          <table:table-cell office:value-type="float" office:value="110.421657">
            <text:p>110.421657</text:p>
          </table:table-cell>
          <table:table-cell table:formula="of:=[.B5245]-[.C5245]" office:value-type="float" office:value="-19.884564">
            <text:p>-19.884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02939">
            <text:p>135.002939</text:p>
          </table:table-cell>
          <table:table-cell office:value-type="float" office:value="165.398062">
            <text:p>165.398062</text:p>
          </table:table-cell>
          <table:table-cell table:formula="of:=[.B5246]-[.C5246]" office:value-type="float" office:value="-30.395123">
            <text:p>-30.395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643232">
            <text:p>125.643232</text:p>
          </table:table-cell>
          <table:table-cell office:value-type="float" office:value="151.295961">
            <text:p>151.295961</text:p>
          </table:table-cell>
          <table:table-cell table:formula="of:=[.B5247]-[.C5247]" office:value-type="float" office:value="-25.652729">
            <text:p>-25.652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81358">
            <text:p>57.881358</text:p>
          </table:table-cell>
          <table:table-cell office:value-type="float" office:value="75.365836">
            <text:p>75.365836</text:p>
          </table:table-cell>
          <table:table-cell table:formula="of:=[.B5248]-[.C5248]" office:value-type="float" office:value="-17.484478">
            <text:p>-17.484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50984">
            <text:p>30.50984</text:p>
          </table:table-cell>
          <table:table-cell office:value-type="float" office:value="38.859747">
            <text:p>38.859747</text:p>
          </table:table-cell>
          <table:table-cell table:formula="of:=[.B5249]-[.C5249]" office:value-type="float" office:value="-8.349907">
            <text:p>-8.349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61431">
            <text:p>55.961431</text:p>
          </table:table-cell>
          <table:table-cell office:value-type="float" office:value="71.187572">
            <text:p>71.187572</text:p>
          </table:table-cell>
          <table:table-cell table:formula="of:=[.B5250]-[.C5250]" office:value-type="float" office:value="-15.226141">
            <text:p>-15.226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394666">
            <text:p>99.394666</text:p>
          </table:table-cell>
          <table:table-cell office:value-type="float" office:value="125.272546">
            <text:p>125.272546</text:p>
          </table:table-cell>
          <table:table-cell table:formula="of:=[.B5251]-[.C5251]" office:value-type="float" office:value="-25.87788">
            <text:p>-25.87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12139">
            <text:p>98.812139</text:p>
          </table:table-cell>
          <table:table-cell office:value-type="float" office:value="118.753515">
            <text:p>118.753515</text:p>
          </table:table-cell>
          <table:table-cell table:formula="of:=[.B5252]-[.C5252]" office:value-type="float" office:value="-19.941376">
            <text:p>-19.941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572228">
            <text:p>152.572228</text:p>
          </table:table-cell>
          <table:table-cell office:value-type="float" office:value="183.440893">
            <text:p>183.440893</text:p>
          </table:table-cell>
          <table:table-cell table:formula="of:=[.B5253]-[.C5253]" office:value-type="float" office:value="-30.868665">
            <text:p>-30.868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427482">
            <text:p>114.427482</text:p>
          </table:table-cell>
          <table:table-cell office:value-type="float" office:value="145.41124">
            <text:p>145.41124</text:p>
          </table:table-cell>
          <table:table-cell table:formula="of:=[.B5254]-[.C5254]" office:value-type="float" office:value="-30.983758">
            <text:p>-30.983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006654">
            <text:p>21.006654</text:p>
          </table:table-cell>
          <table:table-cell office:value-type="float" office:value="29.546344">
            <text:p>29.546344</text:p>
          </table:table-cell>
          <table:table-cell table:formula="of:=[.B5255]-[.C5255]" office:value-type="float" office:value="-8.53969">
            <text:p>-8.53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95492">
            <text:p>72.795492</text:p>
          </table:table-cell>
          <table:table-cell office:value-type="float" office:value="97.676112">
            <text:p>97.676112</text:p>
          </table:table-cell>
          <table:table-cell table:formula="of:=[.B5256]-[.C5256]" office:value-type="float" office:value="-24.88062">
            <text:p>-24.88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586105">
            <text:p>48.586105</text:p>
          </table:table-cell>
          <table:table-cell office:value-type="float" office:value="64.65199">
            <text:p>64.65199</text:p>
          </table:table-cell>
          <table:table-cell table:formula="of:=[.B5257]-[.C5257]" office:value-type="float" office:value="-16.065885">
            <text:p>-16.065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569616">
            <text:p>195.569616</text:p>
          </table:table-cell>
          <table:table-cell office:value-type="float" office:value="241.552774">
            <text:p>241.552774</text:p>
          </table:table-cell>
          <table:table-cell table:formula="of:=[.B5258]-[.C5258]" office:value-type="float" office:value="-45.983158">
            <text:p>-45.983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99938">
            <text:p>292.99938</text:p>
          </table:table-cell>
          <table:table-cell office:value-type="float" office:value="304.101346">
            <text:p>304.101346</text:p>
          </table:table-cell>
          <table:table-cell table:formula="of:=[.B5259]-[.C5259]" office:value-type="float" office:value="-11.101966">
            <text:p>-11.101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990813">
            <text:p>81.990813</text:p>
          </table:table-cell>
          <table:table-cell office:value-type="float" office:value="83.519876">
            <text:p>83.519876</text:p>
          </table:table-cell>
          <table:table-cell table:formula="of:=[.B5260]-[.C5260]" office:value-type="float" office:value="-1.52906299999999">
            <text:p>-1.529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51765">
            <text:p>116.851765</text:p>
          </table:table-cell>
          <table:table-cell office:value-type="float" office:value="122.680255">
            <text:p>122.680255</text:p>
          </table:table-cell>
          <table:table-cell table:formula="of:=[.B5261]-[.C5261]" office:value-type="float" office:value="-5.82849">
            <text:p>-5.82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577419">
            <text:p>25.577419</text:p>
          </table:table-cell>
          <table:table-cell office:value-type="float" office:value="26.975578">
            <text:p>26.975578</text:p>
          </table:table-cell>
          <table:table-cell table:formula="of:=[.B5262]-[.C5262]" office:value-type="float" office:value="-1.398159">
            <text:p>-1.398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178459">
            <text:p>92.178459</text:p>
          </table:table-cell>
          <table:table-cell office:value-type="float" office:value="102.049202">
            <text:p>102.049202</text:p>
          </table:table-cell>
          <table:table-cell table:formula="of:=[.B5263]-[.C5263]" office:value-type="float" office:value="-9.87074299999999">
            <text:p>-9.870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.474856">
            <text:p>291.474856</text:p>
          </table:table-cell>
          <table:table-cell office:value-type="float" office:value="302.432727">
            <text:p>302.432727</text:p>
          </table:table-cell>
          <table:table-cell table:formula="of:=[.B5264]-[.C5264]" office:value-type="float" office:value="-10.957871">
            <text:p>-10.957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376452">
            <text:p>16.376452</text:p>
          </table:table-cell>
          <table:table-cell office:value-type="float" office:value="17.044201">
            <text:p>17.044201</text:p>
          </table:table-cell>
          <table:table-cell table:formula="of:=[.B5265]-[.C5265]" office:value-type="float" office:value="-0.667749000000001">
            <text:p>-0.667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71806">
            <text:p>79.971806</text:p>
          </table:table-cell>
          <table:table-cell office:value-type="float" office:value="85.264139">
            <text:p>85.264139</text:p>
          </table:table-cell>
          <table:table-cell table:formula="of:=[.B5266]-[.C5266]" office:value-type="float" office:value="-5.292333">
            <text:p>-5.292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801862">
            <text:p>55.801862</text:p>
          </table:table-cell>
          <table:table-cell office:value-type="float" office:value="59.52605">
            <text:p>59.52605</text:p>
          </table:table-cell>
          <table:table-cell table:formula="of:=[.B5267]-[.C5267]" office:value-type="float" office:value="-3.724188">
            <text:p>-3.724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058501">
            <text:p>47.058501</text:p>
          </table:table-cell>
          <table:table-cell office:value-type="float" office:value="49.778022">
            <text:p>49.778022</text:p>
          </table:table-cell>
          <table:table-cell table:formula="of:=[.B5268]-[.C5268]" office:value-type="float" office:value="-2.719521">
            <text:p>-2.719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446752">
            <text:p>93.446752</text:p>
          </table:table-cell>
          <table:table-cell office:value-type="float" office:value="93.991835">
            <text:p>93.991835</text:p>
          </table:table-cell>
          <table:table-cell table:formula="of:=[.B5269]-[.C5269]" office:value-type="float" office:value="-0.545082999999991">
            <text:p>-0.545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873719">
            <text:p>209.873719</text:p>
          </table:table-cell>
          <table:table-cell office:value-type="float" office:value="214.327775">
            <text:p>214.327775</text:p>
          </table:table-cell>
          <table:table-cell table:formula="of:=[.B5270]-[.C5270]" office:value-type="float" office:value="-4.45405600000001">
            <text:p>-4.454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43252">
            <text:p>57.843252</text:p>
          </table:table-cell>
          <table:table-cell office:value-type="float" office:value="59.917603">
            <text:p>59.917603</text:p>
          </table:table-cell>
          <table:table-cell table:formula="of:=[.B5271]-[.C5271]" office:value-type="float" office:value="-2.074351">
            <text:p>-2.074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709072">
            <text:p>160.709072</text:p>
          </table:table-cell>
          <table:table-cell office:value-type="float" office:value="164.120001">
            <text:p>164.120001</text:p>
          </table:table-cell>
          <table:table-cell table:formula="of:=[.B5272]-[.C5272]" office:value-type="float" office:value="-3.41092900000001">
            <text:p>-3.410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986198">
            <text:p>140.986198</text:p>
          </table:table-cell>
          <table:table-cell office:value-type="float" office:value="143.406449">
            <text:p>143.406449</text:p>
          </table:table-cell>
          <table:table-cell table:formula="of:=[.B5273]-[.C5273]" office:value-type="float" office:value="-2.42025100000001">
            <text:p>-2.420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460821">
            <text:p>105.460821</text:p>
          </table:table-cell>
          <table:table-cell office:value-type="float" office:value="107.310876">
            <text:p>107.310876</text:p>
          </table:table-cell>
          <table:table-cell table:formula="of:=[.B5274]-[.C5274]" office:value-type="float" office:value="-1.850055">
            <text:p>-1.850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402422">
            <text:p>42.402422</text:p>
          </table:table-cell>
          <table:table-cell office:value-type="float" office:value="44.618875">
            <text:p>44.618875</text:p>
          </table:table-cell>
          <table:table-cell table:formula="of:=[.B5275]-[.C5275]" office:value-type="float" office:value="-2.216453">
            <text:p>-2.216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924274">
            <text:p>57.924274</text:p>
          </table:table-cell>
          <table:table-cell office:value-type="float" office:value="61.924303">
            <text:p>61.924303</text:p>
          </table:table-cell>
          <table:table-cell table:formula="of:=[.B5276]-[.C5276]" office:value-type="float" office:value="-4.00002900000001">
            <text:p>-4.000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208014">
            <text:p>175.208014</text:p>
          </table:table-cell>
          <table:table-cell office:value-type="float" office:value="177.295478">
            <text:p>177.295478</text:p>
          </table:table-cell>
          <table:table-cell table:formula="of:=[.B5277]-[.C5277]" office:value-type="float" office:value="-2.08746400000001">
            <text:p>-2.087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67651">
            <text:p>95.567651</text:p>
          </table:table-cell>
          <table:table-cell office:value-type="float" office:value="97.333726">
            <text:p>97.333726</text:p>
          </table:table-cell>
          <table:table-cell table:formula="of:=[.B5278]-[.C5278]" office:value-type="float" office:value="-1.766075">
            <text:p>-1.766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401358">
            <text:p>66.401358</text:p>
          </table:table-cell>
          <table:table-cell office:value-type="float" office:value="67.485817">
            <text:p>67.485817</text:p>
          </table:table-cell>
          <table:table-cell table:formula="of:=[.B5279]-[.C5279]" office:value-type="float" office:value="-1.084459">
            <text:p>-1.084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498263">
            <text:p>62.498263</text:p>
          </table:table-cell>
          <table:table-cell office:value-type="float" office:value="65.031268">
            <text:p>65.031268</text:p>
          </table:table-cell>
          <table:table-cell table:formula="of:=[.B5280]-[.C5280]" office:value-type="float" office:value="-2.533005">
            <text:p>-2.533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996892">
            <text:p>41.996892</text:p>
          </table:table-cell>
          <table:table-cell office:value-type="float" office:value="43.717115">
            <text:p>43.717115</text:p>
          </table:table-cell>
          <table:table-cell table:formula="of:=[.B5281]-[.C5281]" office:value-type="float" office:value="-1.720223">
            <text:p>-1.720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45365">
            <text:p>144.45365</text:p>
          </table:table-cell>
          <table:table-cell office:value-type="float" office:value="150.111079">
            <text:p>150.111079</text:p>
          </table:table-cell>
          <table:table-cell table:formula="of:=[.B5282]-[.C5282]" office:value-type="float" office:value="-5.65742899999998">
            <text:p>-5.657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761163">
            <text:p>37.761163</text:p>
          </table:table-cell>
          <table:table-cell office:value-type="float" office:value="38.267863">
            <text:p>38.267863</text:p>
          </table:table-cell>
          <table:table-cell table:formula="of:=[.B5283]-[.C5283]" office:value-type="float" office:value="-0.506699999999995">
            <text:p>-0.5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35681">
            <text:p>65.735681</text:p>
          </table:table-cell>
          <table:table-cell office:value-type="float" office:value="70.90655">
            <text:p>70.90655</text:p>
          </table:table-cell>
          <table:table-cell table:formula="of:=[.B5284]-[.C5284]" office:value-type="float" office:value="-5.170869">
            <text:p>-5.170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812104">
            <text:p>41.812104</text:p>
          </table:table-cell>
          <table:table-cell office:value-type="float" office:value="42.271891">
            <text:p>42.271891</text:p>
          </table:table-cell>
          <table:table-cell table:formula="of:=[.B5285]-[.C5285]" office:value-type="float" office:value="-0.459786999999999">
            <text:p>-0.459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14207">
            <text:p>73.214207</text:p>
          </table:table-cell>
          <table:table-cell office:value-type="float" office:value="76.967901">
            <text:p>76.967901</text:p>
          </table:table-cell>
          <table:table-cell table:formula="of:=[.B5286]-[.C5286]" office:value-type="float" office:value="-3.753694">
            <text:p>-3.753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338753">
            <text:p>77.338753</text:p>
          </table:table-cell>
          <table:table-cell office:value-type="float" office:value="78.128428">
            <text:p>78.128428</text:p>
          </table:table-cell>
          <table:table-cell table:formula="of:=[.B5287]-[.C5287]" office:value-type="float" office:value="-0.789675000000003">
            <text:p>-0.789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144287">
            <text:p>77.144287</text:p>
          </table:table-cell>
          <table:table-cell office:value-type="float" office:value="79.954679">
            <text:p>79.954679</text:p>
          </table:table-cell>
          <table:table-cell table:formula="of:=[.B5288]-[.C5288]" office:value-type="float" office:value="-2.81039199999999">
            <text:p>-2.810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80353">
            <text:p>118.080353</text:p>
          </table:table-cell>
          <table:table-cell office:value-type="float" office:value="123.590933">
            <text:p>123.590933</text:p>
          </table:table-cell>
          <table:table-cell table:formula="of:=[.B5289]-[.C5289]" office:value-type="float" office:value="-5.51058">
            <text:p>-5.51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15351">
            <text:p>46.615351</text:p>
          </table:table-cell>
          <table:table-cell office:value-type="float" office:value="47.369885">
            <text:p>47.369885</text:p>
          </table:table-cell>
          <table:table-cell table:formula="of:=[.B5290]-[.C5290]" office:value-type="float" office:value="-0.754534">
            <text:p>-0.754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170754">
            <text:p>48.170754</text:p>
          </table:table-cell>
          <table:table-cell office:value-type="float" office:value="51.032787">
            <text:p>51.032787</text:p>
          </table:table-cell>
          <table:table-cell table:formula="of:=[.B5291]-[.C5291]" office:value-type="float" office:value="-2.862033">
            <text:p>-2.862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095516">
            <text:p>36.095516</text:p>
          </table:table-cell>
          <table:table-cell office:value-type="float" office:value="37.636041">
            <text:p>37.636041</text:p>
          </table:table-cell>
          <table:table-cell table:formula="of:=[.B5292]-[.C5292]" office:value-type="float" office:value="-1.540525">
            <text:p>-1.540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551315">
            <text:p>84.551315</text:p>
          </table:table-cell>
          <table:table-cell office:value-type="float" office:value="89.763736">
            <text:p>89.763736</text:p>
          </table:table-cell>
          <table:table-cell table:formula="of:=[.B5293]-[.C5293]" office:value-type="float" office:value="-5.21242099999999">
            <text:p>-5.212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32774">
            <text:p>57.132774</text:p>
          </table:table-cell>
          <table:table-cell office:value-type="float" office:value="58.922934">
            <text:p>58.922934</text:p>
          </table:table-cell>
          <table:table-cell table:formula="of:=[.B5294]-[.C5294]" office:value-type="float" office:value="-1.79016">
            <text:p>-1.79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401753">
            <text:p>64.401753</text:p>
          </table:table-cell>
          <table:table-cell office:value-type="float" office:value="65.24992">
            <text:p>65.24992</text:p>
          </table:table-cell>
          <table:table-cell table:formula="of:=[.B5295]-[.C5295]" office:value-type="float" office:value="-0.848167000000004">
            <text:p>-0.848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494338">
            <text:p>205.494338</text:p>
          </table:table-cell>
          <table:table-cell office:value-type="float" office:value="214.545888">
            <text:p>214.545888</text:p>
          </table:table-cell>
          <table:table-cell table:formula="of:=[.B5296]-[.C5296]" office:value-type="float" office:value="-9.05154999999999">
            <text:p>-9.05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67506">
            <text:p>92.367506</text:p>
          </table:table-cell>
          <table:table-cell office:value-type="float" office:value="95.240277">
            <text:p>95.240277</text:p>
          </table:table-cell>
          <table:table-cell table:formula="of:=[.B5297]-[.C5297]" office:value-type="float" office:value="-2.872771">
            <text:p>-2.872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9945">
            <text:p>103.19945</text:p>
          </table:table-cell>
          <table:table-cell office:value-type="float" office:value="116.935725">
            <text:p>116.935725</text:p>
          </table:table-cell>
          <table:table-cell table:formula="of:=[.B5298]-[.C5298]" office:value-type="float" office:value="-13.736275">
            <text:p>-13.736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282221">
            <text:p>129.282221</text:p>
          </table:table-cell>
          <table:table-cell office:value-type="float" office:value="124.034001">
            <text:p>124.034001</text:p>
          </table:table-cell>
          <table:table-cell table:formula="of:=[.B5299]-[.C5299]" office:value-type="float" office:value="5.24821999999999">
            <text:p>5.248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87104">
            <text:p>25.87104</text:p>
          </table:table-cell>
          <table:table-cell office:value-type="float" office:value="27.805881">
            <text:p>27.805881</text:p>
          </table:table-cell>
          <table:table-cell table:formula="of:=[.B5300]-[.C5300]" office:value-type="float" office:value="-1.934841">
            <text:p>-1.934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685532">
            <text:p>160.685532</text:p>
          </table:table-cell>
          <table:table-cell office:value-type="float" office:value="170.868927">
            <text:p>170.868927</text:p>
          </table:table-cell>
          <table:table-cell table:formula="of:=[.B5301]-[.C5301]" office:value-type="float" office:value="-10.183395">
            <text:p>-10.183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843003">
            <text:p>62.843003</text:p>
          </table:table-cell>
          <table:table-cell office:value-type="float" office:value="69.683812">
            <text:p>69.683812</text:p>
          </table:table-cell>
          <table:table-cell table:formula="of:=[.B5302]-[.C5302]" office:value-type="float" office:value="-6.840809">
            <text:p>-6.840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34516">
            <text:p>63.534516</text:p>
          </table:table-cell>
          <table:table-cell office:value-type="float" office:value="68.197536">
            <text:p>68.197536</text:p>
          </table:table-cell>
          <table:table-cell table:formula="of:=[.B5303]-[.C5303]" office:value-type="float" office:value="-4.66302">
            <text:p>-4.66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77193">
            <text:p>67.777193</text:p>
          </table:table-cell>
          <table:table-cell office:value-type="float" office:value="70.57788">
            <text:p>70.57788</text:p>
          </table:table-cell>
          <table:table-cell table:formula="of:=[.B5304]-[.C5304]" office:value-type="float" office:value="-2.800687">
            <text:p>-2.800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62141">
            <text:p>113.162141</text:p>
          </table:table-cell>
          <table:table-cell office:value-type="float" office:value="123.212884">
            <text:p>123.212884</text:p>
          </table:table-cell>
          <table:table-cell table:formula="of:=[.B5305]-[.C5305]" office:value-type="float" office:value="-10.050743">
            <text:p>-10.050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.343378">
            <text:p>277.343378</text:p>
          </table:table-cell>
          <table:table-cell office:value-type="float" office:value="299.239087">
            <text:p>299.239087</text:p>
          </table:table-cell>
          <table:table-cell table:formula="of:=[.B5306]-[.C5306]" office:value-type="float" office:value="-21.895709">
            <text:p>-21.895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28914">
            <text:p>94.28914</text:p>
          </table:table-cell>
          <table:table-cell office:value-type="float" office:value="96.265433">
            <text:p>96.265433</text:p>
          </table:table-cell>
          <table:table-cell table:formula="of:=[.B5307]-[.C5307]" office:value-type="float" office:value="-1.976293">
            <text:p>-1.976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.446174">
            <text:p>294.446174</text:p>
          </table:table-cell>
          <table:table-cell office:value-type="float" office:value="327.582619">
            <text:p>327.582619</text:p>
          </table:table-cell>
          <table:table-cell table:formula="of:=[.B5308]-[.C5308]" office:value-type="float" office:value="-33.136445">
            <text:p>-33.136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107893">
            <text:p>35.107893</text:p>
          </table:table-cell>
          <table:table-cell office:value-type="float" office:value="37.274994">
            <text:p>37.274994</text:p>
          </table:table-cell>
          <table:table-cell table:formula="of:=[.B5309]-[.C5309]" office:value-type="float" office:value="-2.167101">
            <text:p>-2.167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035238">
            <text:p>113.035238</text:p>
          </table:table-cell>
          <table:table-cell office:value-type="float" office:value="120.534422">
            <text:p>120.534422</text:p>
          </table:table-cell>
          <table:table-cell table:formula="of:=[.B5310]-[.C5310]" office:value-type="float" office:value="-7.499184">
            <text:p>-7.499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510114">
            <text:p>118.510114</text:p>
          </table:table-cell>
          <table:table-cell office:value-type="float" office:value="125.767639">
            <text:p>125.767639</text:p>
          </table:table-cell>
          <table:table-cell table:formula="of:=[.B5311]-[.C5311]" office:value-type="float" office:value="-7.257525">
            <text:p>-7.257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9815">
            <text:p>120.99815</text:p>
          </table:table-cell>
          <table:table-cell office:value-type="float" office:value="127.662083">
            <text:p>127.662083</text:p>
          </table:table-cell>
          <table:table-cell table:formula="of:=[.B5312]-[.C5312]" office:value-type="float" office:value="-6.663933">
            <text:p>-6.663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329662">
            <text:p>35.329662</text:p>
          </table:table-cell>
          <table:table-cell office:value-type="float" office:value="35.95524">
            <text:p>35.95524</text:p>
          </table:table-cell>
          <table:table-cell table:formula="of:=[.B5313]-[.C5313]" office:value-type="float" office:value="-0.625578000000004">
            <text:p>-0.625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.564048">
            <text:p>296.564048</text:p>
          </table:table-cell>
          <table:table-cell office:value-type="float" office:value="322.942616">
            <text:p>322.942616</text:p>
          </table:table-cell>
          <table:table-cell table:formula="of:=[.B5314]-[.C5314]" office:value-type="float" office:value="-26.378568">
            <text:p>-26.378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531052">
            <text:p>48.531052</text:p>
          </table:table-cell>
          <table:table-cell office:value-type="float" office:value="50.10691">
            <text:p>50.10691</text:p>
          </table:table-cell>
          <table:table-cell table:formula="of:=[.B5315]-[.C5315]" office:value-type="float" office:value="-1.575858">
            <text:p>-1.575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06809">
            <text:p>178.06809</text:p>
          </table:table-cell>
          <table:table-cell office:value-type="float" office:value="188.481699">
            <text:p>188.481699</text:p>
          </table:table-cell>
          <table:table-cell table:formula="of:=[.B5316]-[.C5316]" office:value-type="float" office:value="-10.413609">
            <text:p>-10.413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792014">
            <text:p>118.792014</text:p>
          </table:table-cell>
          <table:table-cell office:value-type="float" office:value="125.847575">
            <text:p>125.847575</text:p>
          </table:table-cell>
          <table:table-cell table:formula="of:=[.B5317]-[.C5317]" office:value-type="float" office:value="-7.05556100000001">
            <text:p>-7.055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442648">
            <text:p>14.442648</text:p>
          </table:table-cell>
          <table:table-cell office:value-type="float" office:value="15.45331">
            <text:p>15.45331</text:p>
          </table:table-cell>
          <table:table-cell table:formula="of:=[.B5318]-[.C5318]" office:value-type="float" office:value="-1.010662">
            <text:p>-1.010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415482">
            <text:p>136.415482</text:p>
          </table:table-cell>
          <table:table-cell office:value-type="float" office:value="139.707945">
            <text:p>139.707945</text:p>
          </table:table-cell>
          <table:table-cell table:formula="of:=[.B5319]-[.C5319]" office:value-type="float" office:value="-3.292463">
            <text:p>-3.292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517253">
            <text:p>46.517253</text:p>
          </table:table-cell>
          <table:table-cell office:value-type="float" office:value="48.601367">
            <text:p>48.601367</text:p>
          </table:table-cell>
          <table:table-cell table:formula="of:=[.B5320]-[.C5320]" office:value-type="float" office:value="-2.08411400000001">
            <text:p>-2.084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003558">
            <text:p>200.003558</text:p>
          </table:table-cell>
          <table:table-cell office:value-type="float" office:value="207.99405">
            <text:p>207.99405</text:p>
          </table:table-cell>
          <table:table-cell table:formula="of:=[.B5321]-[.C5321]" office:value-type="float" office:value="-7.99049199999999">
            <text:p>-7.990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44994">
            <text:p>26.44994</text:p>
          </table:table-cell>
          <table:table-cell office:value-type="float" office:value="25.474404">
            <text:p>25.474404</text:p>
          </table:table-cell>
          <table:table-cell table:formula="of:=[.B5322]-[.C5322]" office:value-type="float" office:value="0.975536000000002">
            <text:p>0.975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896147">
            <text:p>162.896147</text:p>
          </table:table-cell>
          <table:table-cell office:value-type="float" office:value="170.75659">
            <text:p>170.75659</text:p>
          </table:table-cell>
          <table:table-cell table:formula="of:=[.B5323]-[.C5323]" office:value-type="float" office:value="-7.86044299999998">
            <text:p>-7.860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037209">
            <text:p>29.037209</text:p>
          </table:table-cell>
          <table:table-cell office:value-type="float" office:value="30.026998">
            <text:p>30.026998</text:p>
          </table:table-cell>
          <table:table-cell table:formula="of:=[.B5324]-[.C5324]" office:value-type="float" office:value="-0.989788999999998">
            <text:p>-0.989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823237">
            <text:p>23.823237</text:p>
          </table:table-cell>
          <table:table-cell office:value-type="float" office:value="25.870232">
            <text:p>25.870232</text:p>
          </table:table-cell>
          <table:table-cell table:formula="of:=[.B5325]-[.C5325]" office:value-type="float" office:value="-2.046995">
            <text:p>-2.046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453922">
            <text:p>63.453922</text:p>
          </table:table-cell>
          <table:table-cell office:value-type="float" office:value="69.480076">
            <text:p>69.480076</text:p>
          </table:table-cell>
          <table:table-cell table:formula="of:=[.B5326]-[.C5326]" office:value-type="float" office:value="-6.026154">
            <text:p>-6.026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101727">
            <text:p>54.101727</text:p>
          </table:table-cell>
          <table:table-cell office:value-type="float" office:value="57.606842">
            <text:p>57.606842</text:p>
          </table:table-cell>
          <table:table-cell table:formula="of:=[.B5327]-[.C5327]" office:value-type="float" office:value="-3.505115">
            <text:p>-3.505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486682">
            <text:p>101.486682</text:p>
          </table:table-cell>
          <table:table-cell office:value-type="float" office:value="106.229729">
            <text:p>106.229729</text:p>
          </table:table-cell>
          <table:table-cell table:formula="of:=[.B5328]-[.C5328]" office:value-type="float" office:value="-4.743047">
            <text:p>-4.743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96255">
            <text:p>26.96255</text:p>
          </table:table-cell>
          <table:table-cell office:value-type="float" office:value="27.553753">
            <text:p>27.553753</text:p>
          </table:table-cell>
          <table:table-cell table:formula="of:=[.B5329]-[.C5329]" office:value-type="float" office:value="-0.591203">
            <text:p>-0.591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323776">
            <text:p>27.323776</text:p>
          </table:table-cell>
          <table:table-cell office:value-type="float" office:value="27.660456">
            <text:p>27.660456</text:p>
          </table:table-cell>
          <table:table-cell table:formula="of:=[.B5330]-[.C5330]" office:value-type="float" office:value="-0.336680000000001">
            <text:p>-0.33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9.25883">
            <text:p>369.25883</text:p>
          </table:table-cell>
          <table:table-cell office:value-type="float" office:value="386.243433">
            <text:p>386.243433</text:p>
          </table:table-cell>
          <table:table-cell table:formula="of:=[.B5331]-[.C5331]" office:value-type="float" office:value="-16.984603">
            <text:p>-16.984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8.076379">
            <text:p>318.076379</text:p>
          </table:table-cell>
          <table:table-cell office:value-type="float" office:value="339.670478">
            <text:p>339.670478</text:p>
          </table:table-cell>
          <table:table-cell table:formula="of:=[.B5332]-[.C5332]" office:value-type="float" office:value="-21.594099">
            <text:p>-21.594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547966">
            <text:p>101.547966</text:p>
          </table:table-cell>
          <table:table-cell office:value-type="float" office:value="102.189388">
            <text:p>102.189388</text:p>
          </table:table-cell>
          <table:table-cell table:formula="of:=[.B5333]-[.C5333]" office:value-type="float" office:value="-0.641421999999992">
            <text:p>-0.641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548088">
            <text:p>79.548088</text:p>
          </table:table-cell>
          <table:table-cell office:value-type="float" office:value="87.234602">
            <text:p>87.234602</text:p>
          </table:table-cell>
          <table:table-cell table:formula="of:=[.B5334]-[.C5334]" office:value-type="float" office:value="-7.68651399999999">
            <text:p>-7.686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571373">
            <text:p>78.571373</text:p>
          </table:table-cell>
          <table:table-cell office:value-type="float" office:value="82.735479">
            <text:p>82.735479</text:p>
          </table:table-cell>
          <table:table-cell table:formula="of:=[.B5335]-[.C5335]" office:value-type="float" office:value="-4.164106">
            <text:p>-4.164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892916">
            <text:p>169.892916</text:p>
          </table:table-cell>
          <table:table-cell office:value-type="float" office:value="175.41834">
            <text:p>175.41834</text:p>
          </table:table-cell>
          <table:table-cell table:formula="of:=[.B5336]-[.C5336]" office:value-type="float" office:value="-5.52542399999999">
            <text:p>-5.525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207475">
            <text:p>171.207475</text:p>
          </table:table-cell>
          <table:table-cell office:value-type="float" office:value="181.910615">
            <text:p>181.910615</text:p>
          </table:table-cell>
          <table:table-cell table:formula="of:=[.B5337]-[.C5337]" office:value-type="float" office:value="-10.70314">
            <text:p>-10.70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09641">
            <text:p>61.709641</text:p>
          </table:table-cell>
          <table:table-cell office:value-type="float" office:value="64.069065">
            <text:p>64.069065</text:p>
          </table:table-cell>
          <table:table-cell table:formula="of:=[.B5338]-[.C5338]" office:value-type="float" office:value="-2.359424">
            <text:p>-2.359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90031">
            <text:p>96.290031</text:p>
          </table:table-cell>
          <table:table-cell office:value-type="float" office:value="99.399562">
            <text:p>99.399562</text:p>
          </table:table-cell>
          <table:table-cell table:formula="of:=[.B5339]-[.C5339]" office:value-type="float" office:value="-3.109531">
            <text:p>-3.109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051883">
            <text:p>150.051883</text:p>
          </table:table-cell>
          <table:table-cell office:value-type="float" office:value="157.856678">
            <text:p>157.856678</text:p>
          </table:table-cell>
          <table:table-cell table:formula="of:=[.B5340]-[.C5340]" office:value-type="float" office:value="-7.80479499999998">
            <text:p>-7.804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594369">
            <text:p>33.594369</text:p>
          </table:table-cell>
          <table:table-cell office:value-type="float" office:value="38.33978">
            <text:p>38.33978</text:p>
          </table:table-cell>
          <table:table-cell table:formula="of:=[.B5341]-[.C5341]" office:value-type="float" office:value="-4.745411">
            <text:p>-4.745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353667">
            <text:p>18.353667</text:p>
          </table:table-cell>
          <table:table-cell office:value-type="float" office:value="21.242959">
            <text:p>21.242959</text:p>
          </table:table-cell>
          <table:table-cell table:formula="of:=[.B5342]-[.C5342]" office:value-type="float" office:value="-2.889292">
            <text:p>-2.889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.780805">
            <text:p>263.780805</text:p>
          </table:table-cell>
          <table:table-cell office:value-type="float" office:value="282.771122">
            <text:p>282.771122</text:p>
          </table:table-cell>
          <table:table-cell table:formula="of:=[.B5343]-[.C5343]" office:value-type="float" office:value="-18.990317">
            <text:p>-18.990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74682">
            <text:p>84.074682</text:p>
          </table:table-cell>
          <table:table-cell office:value-type="float" office:value="97.339787">
            <text:p>97.339787</text:p>
          </table:table-cell>
          <table:table-cell table:formula="of:=[.B5344]-[.C5344]" office:value-type="float" office:value="-13.265105">
            <text:p>-13.265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84037">
            <text:p>64.684037</text:p>
          </table:table-cell>
          <table:table-cell office:value-type="float" office:value="74.255355">
            <text:p>74.255355</text:p>
          </table:table-cell>
          <table:table-cell table:formula="of:=[.B5345]-[.C5345]" office:value-type="float" office:value="-9.57131799999999">
            <text:p>-9.571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731423">
            <text:p>116.731423</text:p>
          </table:table-cell>
          <table:table-cell office:value-type="float" office:value="132.423115">
            <text:p>132.423115</text:p>
          </table:table-cell>
          <table:table-cell table:formula="of:=[.B5346]-[.C5346]" office:value-type="float" office:value="-15.691692">
            <text:p>-15.691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766904">
            <text:p>66.766904</text:p>
          </table:table-cell>
          <table:table-cell office:value-type="float" office:value="73.693013">
            <text:p>73.693013</text:p>
          </table:table-cell>
          <table:table-cell table:formula="of:=[.B5347]-[.C5347]" office:value-type="float" office:value="-6.926109">
            <text:p>-6.926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751907">
            <text:p>73.751907</text:p>
          </table:table-cell>
          <table:table-cell office:value-type="float" office:value="84.450244">
            <text:p>84.450244</text:p>
          </table:table-cell>
          <table:table-cell table:formula="of:=[.B5348]-[.C5348]" office:value-type="float" office:value="-10.698337">
            <text:p>-10.698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715233">
            <text:p>33.715233</text:p>
          </table:table-cell>
          <table:table-cell office:value-type="float" office:value="38.641111">
            <text:p>38.641111</text:p>
          </table:table-cell>
          <table:table-cell table:formula="of:=[.B5349]-[.C5349]" office:value-type="float" office:value="-4.925878">
            <text:p>-4.925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69663">
            <text:p>79.169663</text:p>
          </table:table-cell>
          <table:table-cell office:value-type="float" office:value="91.570487">
            <text:p>91.570487</text:p>
          </table:table-cell>
          <table:table-cell table:formula="of:=[.B5350]-[.C5350]" office:value-type="float" office:value="-12.400824">
            <text:p>-12.400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588079">
            <text:p>108.588079</text:p>
          </table:table-cell>
          <table:table-cell office:value-type="float" office:value="115.177918">
            <text:p>115.177918</text:p>
          </table:table-cell>
          <table:table-cell table:formula="of:=[.B5351]-[.C5351]" office:value-type="float" office:value="-6.58983900000001">
            <text:p>-6.589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6107">
            <text:p>46.36107</text:p>
          </table:table-cell>
          <table:table-cell office:value-type="float" office:value="54.268136">
            <text:p>54.268136</text:p>
          </table:table-cell>
          <table:table-cell table:formula="of:=[.B5352]-[.C5352]" office:value-type="float" office:value="-7.907066">
            <text:p>-7.907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509804">
            <text:p>32.509804</text:p>
          </table:table-cell>
          <table:table-cell office:value-type="float" office:value="37.067437">
            <text:p>37.067437</text:p>
          </table:table-cell>
          <table:table-cell table:formula="of:=[.B5353]-[.C5353]" office:value-type="float" office:value="-4.557633">
            <text:p>-4.557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849572">
            <text:p>54.849572</text:p>
          </table:table-cell>
          <table:table-cell office:value-type="float" office:value="62.100283">
            <text:p>62.100283</text:p>
          </table:table-cell>
          <table:table-cell table:formula="of:=[.B5354]-[.C5354]" office:value-type="float" office:value="-7.250711">
            <text:p>-7.250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176794">
            <text:p>24.176794</text:p>
          </table:table-cell>
          <table:table-cell office:value-type="float" office:value="27.922893">
            <text:p>27.922893</text:p>
          </table:table-cell>
          <table:table-cell table:formula="of:=[.B5355]-[.C5355]" office:value-type="float" office:value="-3.746099">
            <text:p>-3.746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66392">
            <text:p>90.566392</text:p>
          </table:table-cell>
          <table:table-cell office:value-type="float" office:value="106.491054">
            <text:p>106.491054</text:p>
          </table:table-cell>
          <table:table-cell table:formula="of:=[.B5356]-[.C5356]" office:value-type="float" office:value="-15.924662">
            <text:p>-15.924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201519">
            <text:p>235.201519</text:p>
          </table:table-cell>
          <table:table-cell office:value-type="float" office:value="265.922731">
            <text:p>265.922731</text:p>
          </table:table-cell>
          <table:table-cell table:formula="of:=[.B5357]-[.C5357]" office:value-type="float" office:value="-30.721212">
            <text:p>-30.721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272552">
            <text:p>87.272552</text:p>
          </table:table-cell>
          <table:table-cell office:value-type="float" office:value="94.050529">
            <text:p>94.050529</text:p>
          </table:table-cell>
          <table:table-cell table:formula="of:=[.B5358]-[.C5358]" office:value-type="float" office:value="-6.77797699999999">
            <text:p>-6.777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135851">
            <text:p>119.135851</text:p>
          </table:table-cell>
          <table:table-cell office:value-type="float" office:value="130.934842">
            <text:p>130.934842</text:p>
          </table:table-cell>
          <table:table-cell table:formula="of:=[.B5359]-[.C5359]" office:value-type="float" office:value="-11.798991">
            <text:p>-11.798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044679">
            <text:p>38.044679</text:p>
          </table:table-cell>
          <table:table-cell office:value-type="float" office:value="43.623423">
            <text:p>43.623423</text:p>
          </table:table-cell>
          <table:table-cell table:formula="of:=[.B5360]-[.C5360]" office:value-type="float" office:value="-5.578744">
            <text:p>-5.578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06091">
            <text:p>69.006091</text:p>
          </table:table-cell>
          <table:table-cell office:value-type="float" office:value="76.832157">
            <text:p>76.832157</text:p>
          </table:table-cell>
          <table:table-cell table:formula="of:=[.B5361]-[.C5361]" office:value-type="float" office:value="-7.826066">
            <text:p>-7.826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605368">
            <text:p>156.605368</text:p>
          </table:table-cell>
          <table:table-cell office:value-type="float" office:value="174.162943">
            <text:p>174.162943</text:p>
          </table:table-cell>
          <table:table-cell table:formula="of:=[.B5362]-[.C5362]" office:value-type="float" office:value="-17.557575">
            <text:p>-17.557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739728">
            <text:p>255.739728</text:p>
          </table:table-cell>
          <table:table-cell office:value-type="float" office:value="275.779409">
            <text:p>275.779409</text:p>
          </table:table-cell>
          <table:table-cell table:formula="of:=[.B5363]-[.C5363]" office:value-type="float" office:value="-20.039681">
            <text:p>-20.039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573876">
            <text:p>187.573876</text:p>
          </table:table-cell>
          <table:table-cell office:value-type="float" office:value="210.404586">
            <text:p>210.404586</text:p>
          </table:table-cell>
          <table:table-cell table:formula="of:=[.B5364]-[.C5364]" office:value-type="float" office:value="-22.83071">
            <text:p>-22.83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545054">
            <text:p>215.545054</text:p>
          </table:table-cell>
          <table:table-cell office:value-type="float" office:value="231.69995">
            <text:p>231.69995</text:p>
          </table:table-cell>
          <table:table-cell table:formula="of:=[.B5365]-[.C5365]" office:value-type="float" office:value="-16.154896">
            <text:p>-16.154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404503">
            <text:p>57.404503</text:p>
          </table:table-cell>
          <table:table-cell office:value-type="float" office:value="66.53838">
            <text:p>66.53838</text:p>
          </table:table-cell>
          <table:table-cell table:formula="of:=[.B5366]-[.C5366]" office:value-type="float" office:value="-9.13387700000001">
            <text:p>-9.133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880252">
            <text:p>119.880252</text:p>
          </table:table-cell>
          <table:table-cell office:value-type="float" office:value="135.494455">
            <text:p>135.494455</text:p>
          </table:table-cell>
          <table:table-cell table:formula="of:=[.B5367]-[.C5367]" office:value-type="float" office:value="-15.614203">
            <text:p>-15.614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31561">
            <text:p>110.331561</text:p>
          </table:table-cell>
          <table:table-cell office:value-type="float" office:value="121.825978">
            <text:p>121.825978</text:p>
          </table:table-cell>
          <table:table-cell table:formula="of:=[.B5368]-[.C5368]" office:value-type="float" office:value="-11.494417">
            <text:p>-11.494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803971">
            <text:p>95.803971</text:p>
          </table:table-cell>
          <table:table-cell office:value-type="float" office:value="114.010591">
            <text:p>114.010591</text:p>
          </table:table-cell>
          <table:table-cell table:formula="of:=[.B5369]-[.C5369]" office:value-type="float" office:value="-18.20662">
            <text:p>-18.20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161863">
            <text:p>73.161863</text:p>
          </table:table-cell>
          <table:table-cell office:value-type="float" office:value="85.654157">
            <text:p>85.654157</text:p>
          </table:table-cell>
          <table:table-cell table:formula="of:=[.B5370]-[.C5370]" office:value-type="float" office:value="-12.492294">
            <text:p>-12.492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166532">
            <text:p>61.166532</text:p>
          </table:table-cell>
          <table:table-cell office:value-type="float" office:value="69.72814">
            <text:p>69.72814</text:p>
          </table:table-cell>
          <table:table-cell table:formula="of:=[.B5371]-[.C5371]" office:value-type="float" office:value="-8.561608">
            <text:p>-8.561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10767">
            <text:p>77.410767</text:p>
          </table:table-cell>
          <table:table-cell office:value-type="float" office:value="87.914509">
            <text:p>87.914509</text:p>
          </table:table-cell>
          <table:table-cell table:formula="of:=[.B5372]-[.C5372]" office:value-type="float" office:value="-10.503742">
            <text:p>-10.50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885277">
            <text:p>76.885277</text:p>
          </table:table-cell>
          <table:table-cell office:value-type="float" office:value="87.14631">
            <text:p>87.14631</text:p>
          </table:table-cell>
          <table:table-cell table:formula="of:=[.B5373]-[.C5373]" office:value-type="float" office:value="-10.261033">
            <text:p>-10.261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482441">
            <text:p>51.482441</text:p>
          </table:table-cell>
          <table:table-cell office:value-type="float" office:value="60.145733">
            <text:p>60.145733</text:p>
          </table:table-cell>
          <table:table-cell table:formula="of:=[.B5374]-[.C5374]" office:value-type="float" office:value="-8.663292">
            <text:p>-8.663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130043">
            <text:p>42.130043</text:p>
          </table:table-cell>
          <table:table-cell office:value-type="float" office:value="48.623769">
            <text:p>48.623769</text:p>
          </table:table-cell>
          <table:table-cell table:formula="of:=[.B5375]-[.C5375]" office:value-type="float" office:value="-6.493726">
            <text:p>-6.493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989184">
            <text:p>63.989184</text:p>
          </table:table-cell>
          <table:table-cell office:value-type="float" office:value="73.988162">
            <text:p>73.988162</text:p>
          </table:table-cell>
          <table:table-cell table:formula="of:=[.B5376]-[.C5376]" office:value-type="float" office:value="-9.998978">
            <text:p>-9.998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46241">
            <text:p>55.46241</text:p>
          </table:table-cell>
          <table:table-cell office:value-type="float" office:value="62.903035">
            <text:p>62.903035</text:p>
          </table:table-cell>
          <table:table-cell table:formula="of:=[.B5377]-[.C5377]" office:value-type="float" office:value="-7.440625">
            <text:p>-7.440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321235">
            <text:p>78.321235</text:p>
          </table:table-cell>
          <table:table-cell office:value-type="float" office:value="84.420606">
            <text:p>84.420606</text:p>
          </table:table-cell>
          <table:table-cell table:formula="of:=[.B5378]-[.C5378]" office:value-type="float" office:value="-6.09937100000001">
            <text:p>-6.099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337322">
            <text:p>109.337322</text:p>
          </table:table-cell>
          <table:table-cell office:value-type="float" office:value="120.438472">
            <text:p>120.438472</text:p>
          </table:table-cell>
          <table:table-cell table:formula="of:=[.B5379]-[.C5379]" office:value-type="float" office:value="-11.10115">
            <text:p>-11.10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21084">
            <text:p>103.621084</text:p>
          </table:table-cell>
          <table:table-cell office:value-type="float" office:value="113.061178">
            <text:p>113.061178</text:p>
          </table:table-cell>
          <table:table-cell table:formula="of:=[.B5380]-[.C5380]" office:value-type="float" office:value="-9.440094">
            <text:p>-9.440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111617">
            <text:p>58.111617</text:p>
          </table:table-cell>
          <table:table-cell office:value-type="float" office:value="65.756773">
            <text:p>65.756773</text:p>
          </table:table-cell>
          <table:table-cell table:formula="of:=[.B5381]-[.C5381]" office:value-type="float" office:value="-7.64515599999999">
            <text:p>-7.645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130281">
            <text:p>85.130281</text:p>
          </table:table-cell>
          <table:table-cell office:value-type="float" office:value="94.276415">
            <text:p>94.276415</text:p>
          </table:table-cell>
          <table:table-cell table:formula="of:=[.B5382]-[.C5382]" office:value-type="float" office:value="-9.146134">
            <text:p>-9.146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788525">
            <text:p>153.788525</text:p>
          </table:table-cell>
          <table:table-cell office:value-type="float" office:value="173.028323">
            <text:p>173.028323</text:p>
          </table:table-cell>
          <table:table-cell table:formula="of:=[.B5383]-[.C5383]" office:value-type="float" office:value="-19.239798">
            <text:p>-19.239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716902">
            <text:p>157.716902</text:p>
          </table:table-cell>
          <table:table-cell office:value-type="float" office:value="177.180176">
            <text:p>177.180176</text:p>
          </table:table-cell>
          <table:table-cell table:formula="of:=[.B5384]-[.C5384]" office:value-type="float" office:value="-19.463274">
            <text:p>-19.463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212419">
            <text:p>42.212419</text:p>
          </table:table-cell>
          <table:table-cell office:value-type="float" office:value="48.88121">
            <text:p>48.88121</text:p>
          </table:table-cell>
          <table:table-cell table:formula="of:=[.B5385]-[.C5385]" office:value-type="float" office:value="-6.66879100000001">
            <text:p>-6.668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129947">
            <text:p>165.129947</text:p>
          </table:table-cell>
          <table:table-cell office:value-type="float" office:value="182.324822">
            <text:p>182.324822</text:p>
          </table:table-cell>
          <table:table-cell table:formula="of:=[.B5386]-[.C5386]" office:value-type="float" office:value="-17.194875">
            <text:p>-17.194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799057">
            <text:p>122.799057</text:p>
          </table:table-cell>
          <table:table-cell office:value-type="float" office:value="142.355166">
            <text:p>142.355166</text:p>
          </table:table-cell>
          <table:table-cell table:formula="of:=[.B5387]-[.C5387]" office:value-type="float" office:value="-19.556109">
            <text:p>-19.556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57042">
            <text:p>59.157042</text:p>
          </table:table-cell>
          <table:table-cell office:value-type="float" office:value="68.347006">
            <text:p>68.347006</text:p>
          </table:table-cell>
          <table:table-cell table:formula="of:=[.B5388]-[.C5388]" office:value-type="float" office:value="-9.189964">
            <text:p>-9.189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2251">
            <text:p>119.2251</text:p>
          </table:table-cell>
          <table:table-cell office:value-type="float" office:value="131.427797">
            <text:p>131.427797</text:p>
          </table:table-cell>
          <table:table-cell table:formula="of:=[.B5389]-[.C5389]" office:value-type="float" office:value="-12.202697">
            <text:p>-12.202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96123">
            <text:p>65.996123</text:p>
          </table:table-cell>
          <table:table-cell office:value-type="float" office:value="74.625473">
            <text:p>74.625473</text:p>
          </table:table-cell>
          <table:table-cell table:formula="of:=[.B5390]-[.C5390]" office:value-type="float" office:value="-8.62935">
            <text:p>-8.62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188957">
            <text:p>220.188957</text:p>
          </table:table-cell>
          <table:table-cell office:value-type="float" office:value="252.736834">
            <text:p>252.736834</text:p>
          </table:table-cell>
          <table:table-cell table:formula="of:=[.B5391]-[.C5391]" office:value-type="float" office:value="-32.547877">
            <text:p>-32.547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756489">
            <text:p>86.756489</text:p>
          </table:table-cell>
          <table:table-cell office:value-type="float" office:value="94.733516">
            <text:p>94.733516</text:p>
          </table:table-cell>
          <table:table-cell table:formula="of:=[.B5392]-[.C5392]" office:value-type="float" office:value="-7.97702699999999">
            <text:p>-7.977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310613">
            <text:p>65.310613</text:p>
          </table:table-cell>
          <table:table-cell office:value-type="float" office:value="74.063459">
            <text:p>74.063459</text:p>
          </table:table-cell>
          <table:table-cell table:formula="of:=[.B5393]-[.C5393]" office:value-type="float" office:value="-8.75284599999999">
            <text:p>-8.752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93919">
            <text:p>71.993919</text:p>
          </table:table-cell>
          <table:table-cell office:value-type="float" office:value="81.516777">
            <text:p>81.516777</text:p>
          </table:table-cell>
          <table:table-cell table:formula="of:=[.B5394]-[.C5394]" office:value-type="float" office:value="-9.522858">
            <text:p>-9.522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220015">
            <text:p>55.220015</text:p>
          </table:table-cell>
          <table:table-cell office:value-type="float" office:value="64.939312">
            <text:p>64.939312</text:p>
          </table:table-cell>
          <table:table-cell table:formula="of:=[.B5395]-[.C5395]" office:value-type="float" office:value="-9.719297">
            <text:p>-9.719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26885">
            <text:p>90.826885</text:p>
          </table:table-cell>
          <table:table-cell office:value-type="float" office:value="98.870069">
            <text:p>98.870069</text:p>
          </table:table-cell>
          <table:table-cell table:formula="of:=[.B5396]-[.C5396]" office:value-type="float" office:value="-8.043184">
            <text:p>-8.043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287515">
            <text:p>26.287515</text:p>
          </table:table-cell>
          <table:table-cell office:value-type="float" office:value="30.782654">
            <text:p>30.782654</text:p>
          </table:table-cell>
          <table:table-cell table:formula="of:=[.B5397]-[.C5397]" office:value-type="float" office:value="-4.495139">
            <text:p>-4.495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8.702899">
            <text:p>748.702899</text:p>
          </table:table-cell>
          <table:table-cell office:value-type="float" office:value="874.208912">
            <text:p>874.208912</text:p>
          </table:table-cell>
          <table:table-cell table:formula="of:=[.B5398]-[.C5398]" office:value-type="float" office:value="-125.506013">
            <text:p>-125.506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174979">
            <text:p>133.174979</text:p>
          </table:table-cell>
          <table:table-cell office:value-type="float" office:value="144.499012">
            <text:p>144.499012</text:p>
          </table:table-cell>
          <table:table-cell table:formula="of:=[.B5399]-[.C5399]" office:value-type="float" office:value="-11.324033">
            <text:p>-11.324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203131">
            <text:p>81.203131</text:p>
          </table:table-cell>
          <table:table-cell office:value-type="float" office:value="94.806458">
            <text:p>94.806458</text:p>
          </table:table-cell>
          <table:table-cell table:formula="of:=[.B5400]-[.C5400]" office:value-type="float" office:value="-13.603327">
            <text:p>-13.603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08561">
            <text:p>79.308561</text:p>
          </table:table-cell>
          <table:table-cell office:value-type="float" office:value="90.226884">
            <text:p>90.226884</text:p>
          </table:table-cell>
          <table:table-cell table:formula="of:=[.B5401]-[.C5401]" office:value-type="float" office:value="-10.918323">
            <text:p>-10.918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166673">
            <text:p>26.166673</text:p>
          </table:table-cell>
          <table:table-cell office:value-type="float" office:value="30.204799">
            <text:p>30.204799</text:p>
          </table:table-cell>
          <table:table-cell table:formula="of:=[.B5402]-[.C5402]" office:value-type="float" office:value="-4.038126">
            <text:p>-4.038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516192">
            <text:p>169.516192</text:p>
          </table:table-cell>
          <table:table-cell office:value-type="float" office:value="196.177805">
            <text:p>196.177805</text:p>
          </table:table-cell>
          <table:table-cell table:formula="of:=[.B5403]-[.C5403]" office:value-type="float" office:value="-26.661613">
            <text:p>-26.661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143481">
            <text:p>29.143481</text:p>
          </table:table-cell>
          <table:table-cell office:value-type="float" office:value="31.621305">
            <text:p>31.621305</text:p>
          </table:table-cell>
          <table:table-cell table:formula="of:=[.B5404]-[.C5404]" office:value-type="float" office:value="-2.477824">
            <text:p>-2.477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1.24202">
            <text:p>321.24202</text:p>
          </table:table-cell>
          <table:table-cell office:value-type="float" office:value="350.332327">
            <text:p>350.332327</text:p>
          </table:table-cell>
          <table:table-cell table:formula="of:=[.B5405]-[.C5405]" office:value-type="float" office:value="-29.090307">
            <text:p>-29.090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572211">
            <text:p>85.572211</text:p>
          </table:table-cell>
          <table:table-cell office:value-type="float" office:value="97.397479">
            <text:p>97.397479</text:p>
          </table:table-cell>
          <table:table-cell table:formula="of:=[.B5406]-[.C5406]" office:value-type="float" office:value="-11.825268">
            <text:p>-11.825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278237">
            <text:p>42.278237</text:p>
          </table:table-cell>
          <table:table-cell office:value-type="float" office:value="48.722292">
            <text:p>48.722292</text:p>
          </table:table-cell>
          <table:table-cell table:formula="of:=[.B5407]-[.C5407]" office:value-type="float" office:value="-6.44405500000001">
            <text:p>-6.444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440585">
            <text:p>90.440585</text:p>
          </table:table-cell>
          <table:table-cell office:value-type="float" office:value="103.876564">
            <text:p>103.876564</text:p>
          </table:table-cell>
          <table:table-cell table:formula="of:=[.B5408]-[.C5408]" office:value-type="float" office:value="-13.435979">
            <text:p>-13.435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317431">
            <text:p>101.317431</text:p>
          </table:table-cell>
          <table:table-cell office:value-type="float" office:value="110.570677">
            <text:p>110.570677</text:p>
          </table:table-cell>
          <table:table-cell table:formula="of:=[.B5409]-[.C5409]" office:value-type="float" office:value="-9.253246">
            <text:p>-9.253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905981">
            <text:p>61.905981</text:p>
          </table:table-cell>
          <table:table-cell office:value-type="float" office:value="69.570717">
            <text:p>69.570717</text:p>
          </table:table-cell>
          <table:table-cell table:formula="of:=[.B5410]-[.C5410]" office:value-type="float" office:value="-7.66473600000001">
            <text:p>-7.664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302089">
            <text:p>44.302089</text:p>
          </table:table-cell>
          <table:table-cell office:value-type="float" office:value="50.814914">
            <text:p>50.814914</text:p>
          </table:table-cell>
          <table:table-cell table:formula="of:=[.B5411]-[.C5411]" office:value-type="float" office:value="-6.512825">
            <text:p>-6.512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329469">
            <text:p>74.329469</text:p>
          </table:table-cell>
          <table:table-cell office:value-type="float" office:value="80.943978">
            <text:p>80.943978</text:p>
          </table:table-cell>
          <table:table-cell table:formula="of:=[.B5412]-[.C5412]" office:value-type="float" office:value="-6.614509">
            <text:p>-6.614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331205">
            <text:p>225.331205</text:p>
          </table:table-cell>
          <table:table-cell office:value-type="float" office:value="251.029329">
            <text:p>251.029329</text:p>
          </table:table-cell>
          <table:table-cell table:formula="of:=[.B5413]-[.C5413]" office:value-type="float" office:value="-25.698124">
            <text:p>-25.698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097882">
            <text:p>86.097882</text:p>
          </table:table-cell>
          <table:table-cell office:value-type="float" office:value="99.689081">
            <text:p>99.689081</text:p>
          </table:table-cell>
          <table:table-cell table:formula="of:=[.B5414]-[.C5414]" office:value-type="float" office:value="-13.591199">
            <text:p>-13.591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60818">
            <text:p>87.860818</text:p>
          </table:table-cell>
          <table:table-cell office:value-type="float" office:value="97.504728">
            <text:p>97.504728</text:p>
          </table:table-cell>
          <table:table-cell table:formula="of:=[.B5415]-[.C5415]" office:value-type="float" office:value="-9.64391000000001">
            <text:p>-9.64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77013">
            <text:p>66.177013</text:p>
          </table:table-cell>
          <table:table-cell office:value-type="float" office:value="74.580845">
            <text:p>74.580845</text:p>
          </table:table-cell>
          <table:table-cell table:formula="of:=[.B5416]-[.C5416]" office:value-type="float" office:value="-8.40383199999999">
            <text:p>-8.403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754807">
            <text:p>37.754807</text:p>
          </table:table-cell>
          <table:table-cell office:value-type="float" office:value="41.245477">
            <text:p>41.245477</text:p>
          </table:table-cell>
          <table:table-cell table:formula="of:=[.B5417]-[.C5417]" office:value-type="float" office:value="-3.49067">
            <text:p>-3.49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53321">
            <text:p>62.53321</text:p>
          </table:table-cell>
          <table:table-cell office:value-type="float" office:value="71.947779">
            <text:p>71.947779</text:p>
          </table:table-cell>
          <table:table-cell table:formula="of:=[.B5418]-[.C5418]" office:value-type="float" office:value="-9.414569">
            <text:p>-9.414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53187">
            <text:p>220.53187</text:p>
          </table:table-cell>
          <table:table-cell office:value-type="float" office:value="252.807481">
            <text:p>252.807481</text:p>
          </table:table-cell>
          <table:table-cell table:formula="of:=[.B5419]-[.C5419]" office:value-type="float" office:value="-32.275611">
            <text:p>-32.275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01295">
            <text:p>75.001295</text:p>
          </table:table-cell>
          <table:table-cell office:value-type="float" office:value="86.920327">
            <text:p>86.920327</text:p>
          </table:table-cell>
          <table:table-cell table:formula="of:=[.B5420]-[.C5420]" office:value-type="float" office:value="-11.919032">
            <text:p>-11.919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649831">
            <text:p>206.649831</text:p>
          </table:table-cell>
          <table:table-cell office:value-type="float" office:value="228.416717">
            <text:p>228.416717</text:p>
          </table:table-cell>
          <table:table-cell table:formula="of:=[.B5421]-[.C5421]" office:value-type="float" office:value="-21.766886">
            <text:p>-21.766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599551">
            <text:p>177.599551</text:p>
          </table:table-cell>
          <table:table-cell office:value-type="float" office:value="193.342474">
            <text:p>193.342474</text:p>
          </table:table-cell>
          <table:table-cell table:formula="of:=[.B5422]-[.C5422]" office:value-type="float" office:value="-15.742923">
            <text:p>-15.742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20065">
            <text:p>41.420065</text:p>
          </table:table-cell>
          <table:table-cell office:value-type="float" office:value="47.143687">
            <text:p>47.143687</text:p>
          </table:table-cell>
          <table:table-cell table:formula="of:=[.B5423]-[.C5423]" office:value-type="float" office:value="-5.723622">
            <text:p>-5.723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296049">
            <text:p>43.296049</text:p>
          </table:table-cell>
          <table:table-cell office:value-type="float" office:value="48.695127">
            <text:p>48.695127</text:p>
          </table:table-cell>
          <table:table-cell table:formula="of:=[.B5424]-[.C5424]" office:value-type="float" office:value="-5.399078">
            <text:p>-5.399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32648">
            <text:p>87.132648</text:p>
          </table:table-cell>
          <table:table-cell office:value-type="float" office:value="94.04781">
            <text:p>94.04781</text:p>
          </table:table-cell>
          <table:table-cell table:formula="of:=[.B5425]-[.C5425]" office:value-type="float" office:value="-6.915162">
            <text:p>-6.915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192385">
            <text:p>257.192385</text:p>
          </table:table-cell>
          <table:table-cell office:value-type="float" office:value="293.603702">
            <text:p>293.603702</text:p>
          </table:table-cell>
          <table:table-cell table:formula="of:=[.B5426]-[.C5426]" office:value-type="float" office:value="-36.411317">
            <text:p>-36.411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981702">
            <text:p>75.981702</text:p>
          </table:table-cell>
          <table:table-cell office:value-type="float" office:value="87.802486">
            <text:p>87.802486</text:p>
          </table:table-cell>
          <table:table-cell table:formula="of:=[.B5427]-[.C5427]" office:value-type="float" office:value="-11.820784">
            <text:p>-11.820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729682">
            <text:p>195.729682</text:p>
          </table:table-cell>
          <table:table-cell office:value-type="float" office:value="221.788803">
            <text:p>221.788803</text:p>
          </table:table-cell>
          <table:table-cell table:formula="of:=[.B5428]-[.C5428]" office:value-type="float" office:value="-26.059121">
            <text:p>-26.059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99254">
            <text:p>90.999254</text:p>
          </table:table-cell>
          <table:table-cell office:value-type="float" office:value="101.566762">
            <text:p>101.566762</text:p>
          </table:table-cell>
          <table:table-cell table:formula="of:=[.B5429]-[.C5429]" office:value-type="float" office:value="-10.567508">
            <text:p>-10.56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445339">
            <text:p>57.445339</text:p>
          </table:table-cell>
          <table:table-cell office:value-type="float" office:value="64.342653">
            <text:p>64.342653</text:p>
          </table:table-cell>
          <table:table-cell table:formula="of:=[.B5430]-[.C5430]" office:value-type="float" office:value="-6.897314">
            <text:p>-6.897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301783">
            <text:p>131.301783</text:p>
          </table:table-cell>
          <table:table-cell office:value-type="float" office:value="143.911111">
            <text:p>143.911111</text:p>
          </table:table-cell>
          <table:table-cell table:formula="of:=[.B5431]-[.C5431]" office:value-type="float" office:value="-12.609328">
            <text:p>-12.609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067585">
            <text:p>60.067585</text:p>
          </table:table-cell>
          <table:table-cell office:value-type="float" office:value="68.091518">
            <text:p>68.091518</text:p>
          </table:table-cell>
          <table:table-cell table:formula="of:=[.B5432]-[.C5432]" office:value-type="float" office:value="-8.02393299999999">
            <text:p>-8.023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53526">
            <text:p>79.353526</text:p>
          </table:table-cell>
          <table:table-cell office:value-type="float" office:value="87.687591">
            <text:p>87.687591</text:p>
          </table:table-cell>
          <table:table-cell table:formula="of:=[.B5433]-[.C5433]" office:value-type="float" office:value="-8.334065">
            <text:p>-8.334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928445">
            <text:p>173.928445</text:p>
          </table:table-cell>
          <table:table-cell office:value-type="float" office:value="198.803582">
            <text:p>198.803582</text:p>
          </table:table-cell>
          <table:table-cell table:formula="of:=[.B5434]-[.C5434]" office:value-type="float" office:value="-24.875137">
            <text:p>-24.875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578381">
            <text:p>127.578381</text:p>
          </table:table-cell>
          <table:table-cell office:value-type="float" office:value="136.645694">
            <text:p>136.645694</text:p>
          </table:table-cell>
          <table:table-cell table:formula="of:=[.B5435]-[.C5435]" office:value-type="float" office:value="-9.067313">
            <text:p>-9.067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24273">
            <text:p>120.524273</text:p>
          </table:table-cell>
          <table:table-cell office:value-type="float" office:value="136.714103">
            <text:p>136.714103</text:p>
          </table:table-cell>
          <table:table-cell table:formula="of:=[.B5436]-[.C5436]" office:value-type="float" office:value="-16.18983">
            <text:p>-16.18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230137">
            <text:p>157.230137</text:p>
          </table:table-cell>
          <table:table-cell office:value-type="float" office:value="177.961262">
            <text:p>177.961262</text:p>
          </table:table-cell>
          <table:table-cell table:formula="of:=[.B5437]-[.C5437]" office:value-type="float" office:value="-20.731125">
            <text:p>-20.731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928834">
            <text:p>161.928834</text:p>
          </table:table-cell>
          <table:table-cell office:value-type="float" office:value="175.444294">
            <text:p>175.444294</text:p>
          </table:table-cell>
          <table:table-cell table:formula="of:=[.B5438]-[.C5438]" office:value-type="float" office:value="-13.51546">
            <text:p>-13.51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19217">
            <text:p>101.019217</text:p>
          </table:table-cell>
          <table:table-cell office:value-type="float" office:value="117.297612">
            <text:p>117.297612</text:p>
          </table:table-cell>
          <table:table-cell table:formula="of:=[.B5439]-[.C5439]" office:value-type="float" office:value="-16.278395">
            <text:p>-16.278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617699">
            <text:p>56.617699</text:p>
          </table:table-cell>
          <table:table-cell office:value-type="float" office:value="64.743294">
            <text:p>64.743294</text:p>
          </table:table-cell>
          <table:table-cell table:formula="of:=[.B5440]-[.C5440]" office:value-type="float" office:value="-8.125595">
            <text:p>-8.125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569336">
            <text:p>64.569336</text:p>
          </table:table-cell>
          <table:table-cell office:value-type="float" office:value="73.821389">
            <text:p>73.821389</text:p>
          </table:table-cell>
          <table:table-cell table:formula="of:=[.B5441]-[.C5441]" office:value-type="float" office:value="-9.25205299999999">
            <text:p>-9.252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930424">
            <text:p>143.930424</text:p>
          </table:table-cell>
          <table:table-cell office:value-type="float" office:value="164.373717">
            <text:p>164.373717</text:p>
          </table:table-cell>
          <table:table-cell table:formula="of:=[.B5442]-[.C5442]" office:value-type="float" office:value="-20.443293">
            <text:p>-20.443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470051">
            <text:p>65.470051</text:p>
          </table:table-cell>
          <table:table-cell office:value-type="float" office:value="74.411512">
            <text:p>74.411512</text:p>
          </table:table-cell>
          <table:table-cell table:formula="of:=[.B5443]-[.C5443]" office:value-type="float" office:value="-8.941461">
            <text:p>-8.941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.178994">
            <text:p>299.178994</text:p>
          </table:table-cell>
          <table:table-cell office:value-type="float" office:value="324.246744">
            <text:p>324.246744</text:p>
          </table:table-cell>
          <table:table-cell table:formula="of:=[.B5444]-[.C5444]" office:value-type="float" office:value="-25.06775">
            <text:p>-25.06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07195">
            <text:p>46.07195</text:p>
          </table:table-cell>
          <table:table-cell office:value-type="float" office:value="52.025497">
            <text:p>52.025497</text:p>
          </table:table-cell>
          <table:table-cell table:formula="of:=[.B5445]-[.C5445]" office:value-type="float" office:value="-5.953547">
            <text:p>-5.953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2493">
            <text:p>108.82493</text:p>
          </table:table-cell>
          <table:table-cell office:value-type="float" office:value="124.97867">
            <text:p>124.97867</text:p>
          </table:table-cell>
          <table:table-cell table:formula="of:=[.B5446]-[.C5446]" office:value-type="float" office:value="-16.15374">
            <text:p>-16.15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067156">
            <text:p>96.067156</text:p>
          </table:table-cell>
          <table:table-cell office:value-type="float" office:value="109.206912">
            <text:p>109.206912</text:p>
          </table:table-cell>
          <table:table-cell table:formula="of:=[.B5447]-[.C5447]" office:value-type="float" office:value="-13.139756">
            <text:p>-13.139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46178">
            <text:p>113.146178</text:p>
          </table:table-cell>
          <table:table-cell office:value-type="float" office:value="126.498248">
            <text:p>126.498248</text:p>
          </table:table-cell>
          <table:table-cell table:formula="of:=[.B5448]-[.C5448]" office:value-type="float" office:value="-13.35207">
            <text:p>-13.35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076745">
            <text:p>37.076745</text:p>
          </table:table-cell>
          <table:table-cell office:value-type="float" office:value="42.146394">
            <text:p>42.146394</text:p>
          </table:table-cell>
          <table:table-cell table:formula="of:=[.B5449]-[.C5449]" office:value-type="float" office:value="-5.069649">
            <text:p>-5.069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108085">
            <text:p>83.108085</text:p>
          </table:table-cell>
          <table:table-cell office:value-type="float" office:value="91.141186">
            <text:p>91.141186</text:p>
          </table:table-cell>
          <table:table-cell table:formula="of:=[.B5450]-[.C5450]" office:value-type="float" office:value="-8.033101">
            <text:p>-8.033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72393">
            <text:p>78.672393</text:p>
          </table:table-cell>
          <table:table-cell office:value-type="float" office:value="89.481248">
            <text:p>89.481248</text:p>
          </table:table-cell>
          <table:table-cell table:formula="of:=[.B5451]-[.C5451]" office:value-type="float" office:value="-10.808855">
            <text:p>-10.808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909535">
            <text:p>69.909535</text:p>
          </table:table-cell>
          <table:table-cell office:value-type="float" office:value="82.46014">
            <text:p>82.46014</text:p>
          </table:table-cell>
          <table:table-cell table:formula="of:=[.B5452]-[.C5452]" office:value-type="float" office:value="-12.550605">
            <text:p>-12.550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65445">
            <text:p>71.165445</text:p>
          </table:table-cell>
          <table:table-cell office:value-type="float" office:value="77.550301">
            <text:p>77.550301</text:p>
          </table:table-cell>
          <table:table-cell table:formula="of:=[.B5453]-[.C5453]" office:value-type="float" office:value="-6.384856">
            <text:p>-6.384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466966">
            <text:p>53.466966</text:p>
          </table:table-cell>
          <table:table-cell office:value-type="float" office:value="62.566146">
            <text:p>62.566146</text:p>
          </table:table-cell>
          <table:table-cell table:formula="of:=[.B5454]-[.C5454]" office:value-type="float" office:value="-9.09918">
            <text:p>-9.0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662847">
            <text:p>82.662847</text:p>
          </table:table-cell>
          <table:table-cell office:value-type="float" office:value="95.364655">
            <text:p>95.364655</text:p>
          </table:table-cell>
          <table:table-cell table:formula="of:=[.B5455]-[.C5455]" office:value-type="float" office:value="-12.701808">
            <text:p>-12.701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846365">
            <text:p>114.846365</text:p>
          </table:table-cell>
          <table:table-cell office:value-type="float" office:value="133.804138">
            <text:p>133.804138</text:p>
          </table:table-cell>
          <table:table-cell table:formula="of:=[.B5456]-[.C5456]" office:value-type="float" office:value="-18.957773">
            <text:p>-18.957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850063">
            <text:p>122.850063</text:p>
          </table:table-cell>
          <table:table-cell office:value-type="float" office:value="138.495391">
            <text:p>138.495391</text:p>
          </table:table-cell>
          <table:table-cell table:formula="of:=[.B5457]-[.C5457]" office:value-type="float" office:value="-15.645328">
            <text:p>-15.645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62403">
            <text:p>66.162403</text:p>
          </table:table-cell>
          <table:table-cell office:value-type="float" office:value="76.685085">
            <text:p>76.685085</text:p>
          </table:table-cell>
          <table:table-cell table:formula="of:=[.B5458]-[.C5458]" office:value-type="float" office:value="-10.522682">
            <text:p>-10.522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437986">
            <text:p>137.437986</text:p>
          </table:table-cell>
          <table:table-cell office:value-type="float" office:value="155.981749">
            <text:p>155.981749</text:p>
          </table:table-cell>
          <table:table-cell table:formula="of:=[.B5459]-[.C5459]" office:value-type="float" office:value="-18.543763">
            <text:p>-18.543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08596">
            <text:p>42.08596</text:p>
          </table:table-cell>
          <table:table-cell office:value-type="float" office:value="48.502013">
            <text:p>48.502013</text:p>
          </table:table-cell>
          <table:table-cell table:formula="of:=[.B5460]-[.C5460]" office:value-type="float" office:value="-6.416053">
            <text:p>-6.416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542108">
            <text:p>160.542108</text:p>
          </table:table-cell>
          <table:table-cell office:value-type="float" office:value="179.629686">
            <text:p>179.629686</text:p>
          </table:table-cell>
          <table:table-cell table:formula="of:=[.B5461]-[.C5461]" office:value-type="float" office:value="-19.087578">
            <text:p>-19.087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244658">
            <text:p>49.244658</text:p>
          </table:table-cell>
          <table:table-cell office:value-type="float" office:value="56.454809">
            <text:p>56.454809</text:p>
          </table:table-cell>
          <table:table-cell table:formula="of:=[.B5462]-[.C5462]" office:value-type="float" office:value="-7.210151">
            <text:p>-7.210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577368">
            <text:p>144.577368</text:p>
          </table:table-cell>
          <table:table-cell office:value-type="float" office:value="164.908818">
            <text:p>164.908818</text:p>
          </table:table-cell>
          <table:table-cell table:formula="of:=[.B5463]-[.C5463]" office:value-type="float" office:value="-20.33145">
            <text:p>-20.33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433678">
            <text:p>91.433678</text:p>
          </table:table-cell>
          <table:table-cell office:value-type="float" office:value="103.92765">
            <text:p>103.92765</text:p>
          </table:table-cell>
          <table:table-cell table:formula="of:=[.B5464]-[.C5464]" office:value-type="float" office:value="-12.493972">
            <text:p>-12.493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583224">
            <text:p>62.583224</text:p>
          </table:table-cell>
          <table:table-cell office:value-type="float" office:value="71.60896">
            <text:p>71.60896</text:p>
          </table:table-cell>
          <table:table-cell table:formula="of:=[.B5465]-[.C5465]" office:value-type="float" office:value="-9.025736">
            <text:p>-9.025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142333">
            <text:p>81.142333</text:p>
          </table:table-cell>
          <table:table-cell office:value-type="float" office:value="90.87774">
            <text:p>90.87774</text:p>
          </table:table-cell>
          <table:table-cell table:formula="of:=[.B5466]-[.C5466]" office:value-type="float" office:value="-9.73540700000001">
            <text:p>-9.735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845754">
            <text:p>36.845754</text:p>
          </table:table-cell>
          <table:table-cell office:value-type="float" office:value="41.47594">
            <text:p>41.47594</text:p>
          </table:table-cell>
          <table:table-cell table:formula="of:=[.B5467]-[.C5467]" office:value-type="float" office:value="-4.630186">
            <text:p>-4.630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657603">
            <text:p>22.657603</text:p>
          </table:table-cell>
          <table:table-cell office:value-type="float" office:value="26.653988">
            <text:p>26.653988</text:p>
          </table:table-cell>
          <table:table-cell table:formula="of:=[.B5468]-[.C5468]" office:value-type="float" office:value="-3.996385">
            <text:p>-3.996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028981">
            <text:p>66.028981</text:p>
          </table:table-cell>
          <table:table-cell office:value-type="float" office:value="77.020007">
            <text:p>77.020007</text:p>
          </table:table-cell>
          <table:table-cell table:formula="of:=[.B5469]-[.C5469]" office:value-type="float" office:value="-10.991026">
            <text:p>-10.991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630935">
            <text:p>26.630935</text:p>
          </table:table-cell>
          <table:table-cell office:value-type="float" office:value="30.398376">
            <text:p>30.398376</text:p>
          </table:table-cell>
          <table:table-cell table:formula="of:=[.B5470]-[.C5470]" office:value-type="float" office:value="-3.767441">
            <text:p>-3.767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433619">
            <text:p>39.433619</text:p>
          </table:table-cell>
          <table:table-cell office:value-type="float" office:value="46.822636">
            <text:p>46.822636</text:p>
          </table:table-cell>
          <table:table-cell table:formula="of:=[.B5471]-[.C5471]" office:value-type="float" office:value="-7.389017">
            <text:p>-7.389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710207">
            <text:p>55.710207</text:p>
          </table:table-cell>
          <table:table-cell office:value-type="float" office:value="63.739971">
            <text:p>63.739971</text:p>
          </table:table-cell>
          <table:table-cell table:formula="of:=[.B5472]-[.C5472]" office:value-type="float" office:value="-8.029764">
            <text:p>-8.029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080769">
            <text:p>174.080769</text:p>
          </table:table-cell>
          <table:table-cell office:value-type="float" office:value="191.821159">
            <text:p>191.821159</text:p>
          </table:table-cell>
          <table:table-cell table:formula="of:=[.B5473]-[.C5473]" office:value-type="float" office:value="-17.74039">
            <text:p>-17.74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868483">
            <text:p>106.868483</text:p>
          </table:table-cell>
          <table:table-cell office:value-type="float" office:value="127.91175">
            <text:p>127.91175</text:p>
          </table:table-cell>
          <table:table-cell table:formula="of:=[.B5474]-[.C5474]" office:value-type="float" office:value="-21.043267">
            <text:p>-21.043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938007">
            <text:p>93.938007</text:p>
          </table:table-cell>
          <table:table-cell office:value-type="float" office:value="105.619959">
            <text:p>105.619959</text:p>
          </table:table-cell>
          <table:table-cell table:formula="of:=[.B5475]-[.C5475]" office:value-type="float" office:value="-11.681952">
            <text:p>-11.681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275173">
            <text:p>226.275173</text:p>
          </table:table-cell>
          <table:table-cell office:value-type="float" office:value="250.757283">
            <text:p>250.757283</text:p>
          </table:table-cell>
          <table:table-cell table:formula="of:=[.B5476]-[.C5476]" office:value-type="float" office:value="-24.48211">
            <text:p>-24.48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019095">
            <text:p>51.019095</text:p>
          </table:table-cell>
          <table:table-cell office:value-type="float" office:value="56.77861">
            <text:p>56.77861</text:p>
          </table:table-cell>
          <table:table-cell table:formula="of:=[.B5477]-[.C5477]" office:value-type="float" office:value="-5.759515">
            <text:p>-5.759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445848">
            <text:p>33.445848</text:p>
          </table:table-cell>
          <table:table-cell office:value-type="float" office:value="38.967337">
            <text:p>38.967337</text:p>
          </table:table-cell>
          <table:table-cell table:formula="of:=[.B5478]-[.C5478]" office:value-type="float" office:value="-5.521489">
            <text:p>-5.521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061119">
            <text:p>64.061119</text:p>
          </table:table-cell>
          <table:table-cell office:value-type="float" office:value="73.806265">
            <text:p>73.806265</text:p>
          </table:table-cell>
          <table:table-cell table:formula="of:=[.B5479]-[.C5479]" office:value-type="float" office:value="-9.74514599999999">
            <text:p>-9.745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673211">
            <text:p>71.673211</text:p>
          </table:table-cell>
          <table:table-cell office:value-type="float" office:value="81.944305">
            <text:p>81.944305</text:p>
          </table:table-cell>
          <table:table-cell table:formula="of:=[.B5480]-[.C5480]" office:value-type="float" office:value="-10.271094">
            <text:p>-10.271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454634">
            <text:p>46.454634</text:p>
          </table:table-cell>
          <table:table-cell office:value-type="float" office:value="54.002462">
            <text:p>54.002462</text:p>
          </table:table-cell>
          <table:table-cell table:formula="of:=[.B5481]-[.C5481]" office:value-type="float" office:value="-7.547828">
            <text:p>-7.547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230091">
            <text:p>29.230091</text:p>
          </table:table-cell>
          <table:table-cell office:value-type="float" office:value="33.176366">
            <text:p>33.176366</text:p>
          </table:table-cell>
          <table:table-cell table:formula="of:=[.B5482]-[.C5482]" office:value-type="float" office:value="-3.946275">
            <text:p>-3.946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162827">
            <text:p>52.162827</text:p>
          </table:table-cell>
          <table:table-cell office:value-type="float" office:value="61.938373">
            <text:p>61.938373</text:p>
          </table:table-cell>
          <table:table-cell table:formula="of:=[.B5483]-[.C5483]" office:value-type="float" office:value="-9.775546">
            <text:p>-9.775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715304">
            <text:p>79.715304</text:p>
          </table:table-cell>
          <table:table-cell office:value-type="float" office:value="89.553878">
            <text:p>89.553878</text:p>
          </table:table-cell>
          <table:table-cell table:formula="of:=[.B5484]-[.C5484]" office:value-type="float" office:value="-9.83857399999999">
            <text:p>-9.838574</text:p>
          </table:table-cell>
        </table:table-row>
        <table:table-row table:style-name="ro1" table:number-rows-repeated="104309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2:21:29</dc:date>
    <dc:creator>Syed Abidi</dc:creator>
    <meta:document-statistic meta:table-count="1" meta:cell-count="21936" meta:object-count="0"/>
    <meta:generator>LibreOffice/4.0.4.2$Linux_X86_64 LibreOffice_project/400m0$Build-2</meta:generator>
  </office:meta>
</office:document-meta>
</file>